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style style:name="P2" style:family="paragraph" style:parent-style-name="Text_20_body">
      <style:text-properties officeooo:rsid="03f6e0fb" officeooo:paragraph-rsid="03f6e0fb"/>
    </style:style>
    <style:style style:name="P3" style:family="paragraph" style:parent-style-name="Text_20_body">
      <style:text-properties officeooo:rsid="03f6e6af" officeooo:paragraph-rsid="03f6e6af"/>
    </style:style>
    <style:style style:name="P4" style:family="paragraph" style:parent-style-name="Math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3fcb5fc"/>
    </style:style>
    <style:style style:name="P6" style:family="paragraph" style:parent-style-name="Math">
      <style:paragraph-properties fo:text-align="center" style:justify-single-word="false"/>
      <style:text-properties officeooo:paragraph-rsid="04009f97"/>
    </style:style>
    <style:style style:name="P7" style:family="paragraph" style:parent-style-name="Text_20_body">
      <style:text-properties officeooo:rsid="03f20b75" officeooo:paragraph-rsid="03f20b75"/>
    </style:style>
    <style:style style:name="P8" style:family="paragraph" style:parent-style-name="Text_20_body">
      <style:paragraph-properties fo:text-align="center" style:justify-single-word="false"/>
      <style:text-properties officeooo:rsid="03f20b75" officeooo:paragraph-rsid="03f20b75" fo:background-color="transparent"/>
    </style:style>
    <style:style style:name="P9" style:family="paragraph" style:parent-style-name="Text_20_body">
      <style:text-properties fo:font-weight="bold" officeooo:rsid="03f20b75" officeooo:paragraph-rsid="03f20b75" style:font-weight-asian="bold" style:font-weight-complex="bold"/>
    </style:style>
    <style:style style:name="P10" style:family="paragraph" style:parent-style-name="Text_20_body">
      <style:text-properties fo:font-weight="bold" officeooo:rsid="03f47acc" officeooo:paragraph-rsid="03f47acc" style:font-weight-asian="bold" style:font-weight-complex="bold"/>
    </style:style>
    <style:style style:name="P11" style:family="paragraph" style:parent-style-name="Text_20_body">
      <style:text-properties fo:font-weight="bold" officeooo:rsid="03f4cfe5" officeooo:paragraph-rsid="03f4cfe5" style:font-weight-asian="bold" style:font-weight-complex="bold"/>
    </style:style>
    <style:style style:name="P12" style:family="paragraph" style:parent-style-name="Text_20_body">
      <style:text-properties fo:font-weight="bold" officeooo:rsid="03f4cfe5" officeooo:paragraph-rsid="03f62704" style:font-weight-asian="bold" style:font-weight-complex="bold"/>
    </style:style>
    <style:style style:name="P13" style:family="paragraph" style:parent-style-name="Text_20_body">
      <style:text-properties fo:font-weight="bold" officeooo:rsid="03f62704" officeooo:paragraph-rsid="03f62704" style:font-weight-asian="bold" style:font-weight-complex="bold"/>
    </style:style>
    <style:style style:name="P14" style:family="paragraph" style:parent-style-name="Text_20_body">
      <style:text-properties fo:font-weight="bold" officeooo:rsid="03f6e0fb" officeooo:paragraph-rsid="03f6e0fb" style:font-weight-asian="bold" style:font-weight-complex="bold"/>
    </style:style>
    <style:style style:name="P15" style:family="paragraph" style:parent-style-name="Text_20_body">
      <style:text-properties fo:font-weight="bold" officeooo:rsid="03f6e6af" officeooo:paragraph-rsid="03f6e6af" style:font-weight-asian="bold" style:font-weight-complex="bold"/>
    </style:style>
    <style:style style:name="P16" style:family="paragraph" style:parent-style-name="Text_20_body">
      <style:text-properties fo:font-weight="bold" officeooo:rsid="03f8e3a8" officeooo:paragraph-rsid="03f8e3a8" style:font-weight-asian="bold" style:font-weight-complex="bold"/>
    </style:style>
    <style:style style:name="P17" style:family="paragraph" style:parent-style-name="Text_20_body">
      <style:text-properties fo:font-weight="bold" officeooo:rsid="03fbb2a0" officeooo:paragraph-rsid="03fbb2a0" style:font-weight-asian="bold" style:font-weight-complex="bold"/>
    </style:style>
    <style:style style:name="P18" style:family="paragraph" style:parent-style-name="Text_20_body">
      <style:text-properties fo:font-weight="bold" officeooo:rsid="03fcb5fc" officeooo:paragraph-rsid="03fcb5fc" style:font-weight-asian="bold" style:font-weight-complex="bold"/>
    </style:style>
    <style:style style:name="P19" style:family="paragraph" style:parent-style-name="Text_20_body">
      <style:text-properties fo:font-weight="bold" officeooo:rsid="03fd41c8" officeooo:paragraph-rsid="03fd41c8" style:font-weight-asian="bold" style:font-weight-complex="bold"/>
    </style:style>
    <style:style style:name="P20" style:family="paragraph" style:parent-style-name="Text_20_body">
      <style:text-properties fo:font-weight="bold" officeooo:rsid="04026032" officeooo:paragraph-rsid="04026032" style:font-weight-asian="bold" style:font-weight-complex="bold"/>
    </style:style>
    <style:style style:name="P21" style:family="paragraph" style:parent-style-name="Text_20_body">
      <style:text-properties fo:font-weight="bold" officeooo:rsid="04028513" officeooo:paragraph-rsid="04028513" style:font-weight-asian="bold" style:font-weight-complex="bold"/>
    </style:style>
    <style:style style:name="P22" style:family="paragraph" style:parent-style-name="Text_20_body">
      <style:text-properties fo:font-weight="bold" officeooo:rsid="04057982" officeooo:paragraph-rsid="04057982" style:font-weight-asian="bold" style:font-weight-complex="bold"/>
    </style:style>
    <style:style style:name="P23" style:family="paragraph" style:parent-style-name="Text_20_body">
      <style:text-properties fo:font-weight="bold" officeooo:rsid="040a0819" officeooo:paragraph-rsid="040a0819" style:font-weight-asian="bold" style:font-weight-complex="bold"/>
    </style:style>
    <style:style style:name="P24" style:family="paragraph" style:parent-style-name="Text_20_body">
      <style:text-properties fo:font-weight="bold" officeooo:rsid="040a0819" officeooo:paragraph-rsid="040be85e" style:font-weight-asian="bold" style:font-weight-complex="bold"/>
    </style:style>
    <style:style style:name="P25" style:family="paragraph" style:parent-style-name="Text_20_body">
      <style:text-properties fo:font-weight="bold" officeooo:rsid="040be85e" officeooo:paragraph-rsid="040eec18" style:font-weight-asian="bold" style:font-weight-complex="bold"/>
    </style:style>
    <style:style style:name="P26" style:family="paragraph" style:parent-style-name="Text_20_body">
      <style:text-properties fo:font-weight="bold" officeooo:rsid="040be85e" officeooo:paragraph-rsid="0410edcd" style:font-weight-asian="bold" style:font-weight-complex="bold"/>
    </style:style>
    <style:style style:name="P27" style:family="paragraph" style:parent-style-name="Text_20_body">
      <style:paragraph-properties fo:text-align="center" style:justify-single-word="false" fo:break-before="page"/>
      <style:text-properties fo:font-weight="bold" officeooo:rsid="04146d6b" officeooo:paragraph-rsid="04146d6b" style:font-weight-asian="bold" style:font-weight-complex="bold"/>
    </style:style>
    <style:style style:name="P28" style:family="paragraph" style:parent-style-name="Text_20_body">
      <style:paragraph-properties fo:text-align="justify" style:justify-single-word="false" style:writing-mode="lr-tb"/>
    </style:style>
    <style:style style:name="P29" style:family="paragraph" style:parent-style-name="Text_20_body">
      <style:text-properties officeooo:rsid="03f2a2b9" officeooo:paragraph-rsid="03f47acc"/>
    </style:style>
    <style:style style:name="P30" style:family="paragraph" style:parent-style-name="Text_20_body">
      <style:paragraph-properties style:writing-mode="lr-tb"/>
      <style:text-properties officeooo:paragraph-rsid="03f47acc"/>
    </style:style>
    <style:style style:name="P31" style:family="paragraph" style:parent-style-name="Text_20_body">
      <style:text-properties officeooo:rsid="03fbb2a0" officeooo:paragraph-rsid="03fbb2a0"/>
    </style:style>
    <style:style style:name="P32" style:family="paragraph" style:parent-style-name="Text_20_body">
      <style:text-properties officeooo:rsid="03fcb5fc" officeooo:paragraph-rsid="03fcb5fc"/>
    </style:style>
    <style:style style:name="P33" style:family="paragraph" style:parent-style-name="Text_20_body">
      <style:text-properties officeooo:rsid="04084ff0" officeooo:paragraph-rsid="04084ff0"/>
    </style:style>
    <style:style style:name="P34" style:family="paragraph" style:parent-style-name="Text_20_body">
      <style:text-properties officeooo:rsid="03fd41c8" officeooo:paragraph-rsid="03fd41c8"/>
    </style:style>
    <style:style style:name="P35" style:family="paragraph" style:parent-style-name="Text_20_body">
      <style:text-properties officeooo:rsid="03fd41c8" officeooo:paragraph-rsid="04009f97"/>
    </style:style>
    <style:style style:name="P36" style:family="paragraph" style:parent-style-name="Math">
      <style:text-properties officeooo:paragraph-rsid="0410edcd"/>
    </style:style>
    <style:style style:name="P37" style:family="paragraph" style:parent-style-name="Text_20_body">
      <style:text-properties officeooo:rsid="04009f97" officeooo:paragraph-rsid="04009f97"/>
    </style:style>
    <style:style style:name="P38" style:family="paragraph" style:parent-style-name="Text_20_body">
      <style:text-properties officeooo:rsid="04009f97" officeooo:paragraph-rsid="04019329"/>
    </style:style>
    <style:style style:name="P39" style:family="paragraph" style:parent-style-name="Text_20_body">
      <style:text-properties officeooo:rsid="04028513" officeooo:paragraph-rsid="040297ef"/>
    </style:style>
    <style:style style:name="P40" style:family="paragraph" style:parent-style-name="Text_20_body">
      <style:text-properties officeooo:rsid="040297ef" officeooo:paragraph-rsid="040297ef"/>
    </style:style>
    <style:style style:name="P41" style:family="paragraph" style:parent-style-name="Text_20_body">
      <style:text-properties officeooo:rsid="040297ef" officeooo:paragraph-rsid="0403a6af"/>
    </style:style>
    <style:style style:name="P42" style:family="paragraph" style:parent-style-name="Text_20_body">
      <style:text-properties officeooo:paragraph-rsid="04057982"/>
    </style:style>
    <style:style style:name="P43" style:family="paragraph" style:parent-style-name="Text_20_body">
      <style:text-properties officeooo:rsid="04057982" officeooo:paragraph-rsid="04057982"/>
    </style:style>
    <style:style style:name="P44" style:family="paragraph" style:parent-style-name="Text_20_body">
      <style:text-properties officeooo:rsid="04057982" officeooo:paragraph-rsid="040631d7"/>
    </style:style>
    <style:style style:name="P45" style:family="paragraph" style:parent-style-name="Text_20_body">
      <style:text-properties officeooo:rsid="040631d7" officeooo:paragraph-rsid="040631d7"/>
    </style:style>
    <style:style style:name="P46" style:family="paragraph" style:parent-style-name="Text_20_body">
      <style:text-properties officeooo:rsid="03fac774" officeooo:paragraph-rsid="03fac774"/>
    </style:style>
    <style:style style:name="P47" style:family="paragraph" style:parent-style-name="Text_20_body">
      <style:text-properties officeooo:rsid="040a0819" officeooo:paragraph-rsid="040a0819"/>
    </style:style>
    <style:style style:name="P48" style:family="paragraph" style:parent-style-name="Text_20_body">
      <style:text-properties officeooo:rsid="040db0cc" officeooo:paragraph-rsid="04107e81"/>
    </style:style>
    <style:style style:name="P49" style:family="paragraph" style:parent-style-name="Text_20_body">
      <style:text-properties officeooo:rsid="0410edcd" officeooo:paragraph-rsid="0410edcd"/>
    </style:style>
    <style:style style:name="P50" style:family="paragraph" style:parent-style-name="Text_20_body">
      <style:text-properties officeooo:rsid="03f8e3a8" officeooo:paragraph-rsid="0417cc08"/>
    </style:style>
    <style:style style:name="P51" style:family="paragraph" style:parent-style-name="Heading_20_3">
      <style:text-properties officeooo:paragraph-rsid="03f20b75"/>
    </style:style>
    <style:style style:name="P52" style:family="paragraph" style:parent-style-name="Heading_20_3">
      <style:text-properties officeooo:paragraph-rsid="03f4cfe5"/>
    </style:style>
    <style:style style:name="P53" style:family="paragraph" style:parent-style-name="Heading_20_3">
      <style:text-properties officeooo:rsid="04026032" officeooo:paragraph-rsid="04026032"/>
    </style:style>
    <style:style style:name="P54" style:family="paragraph" style:parent-style-name="Heading_20_3">
      <style:text-properties officeooo:rsid="04084ff0" officeooo:paragraph-rsid="04084ff0"/>
    </style:style>
    <style:style style:name="P55" style:family="paragraph" style:parent-style-name="Heading_20_4">
      <style:text-properties officeooo:rsid="03f6e0fb" officeooo:paragraph-rsid="03f6e0fb"/>
    </style:style>
    <style:style style:name="P56" style:family="paragraph" style:parent-style-name="Heading_20_4">
      <style:text-properties officeooo:rsid="03f6e6af" officeooo:paragraph-rsid="03f6e6af"/>
    </style:style>
    <style:style style:name="P57" style:family="paragraph" style:parent-style-name="Heading_20_4">
      <style:text-properties officeooo:rsid="03f8e3a8" officeooo:paragraph-rsid="03f8e3a8"/>
    </style:style>
    <style:style style:name="P58" style:family="paragraph" style:parent-style-name="Heading_20_4">
      <style:text-properties officeooo:rsid="03fbb2a0" officeooo:paragraph-rsid="03fbb2a0"/>
    </style:style>
    <style:style style:name="P59" style:family="paragraph" style:parent-style-name="Heading_20_4">
      <style:text-properties officeooo:rsid="03fcb5fc" officeooo:paragraph-rsid="03fcb5fc"/>
    </style:style>
    <style:style style:name="P60" style:family="paragraph" style:parent-style-name="Heading_20_4">
      <style:text-properties officeooo:rsid="03fd41c8" officeooo:paragraph-rsid="03fd41c8"/>
    </style:style>
    <style:style style:name="P61" style:family="paragraph" style:parent-style-name="Text_20_body" style:list-style-name="L1">
      <style:text-properties fo:font-weight="bold" officeooo:rsid="03f20b75" officeooo:paragraph-rsid="03f20b75" style:font-weight-asian="bold" style:font-weight-complex="bold"/>
    </style:style>
    <style:style style:name="P62" style:family="paragraph" style:parent-style-name="Text_20_body" style:list-style-name="L2">
      <style:text-properties fo:font-weight="bold" officeooo:rsid="03f20b75" officeooo:paragraph-rsid="03f20b75" style:font-weight-asian="bold" style:font-weight-complex="bold"/>
    </style:style>
    <style:style style:name="P63" style:family="paragraph" style:parent-style-name="Text_20_body" style:list-style-name="L3">
      <style:text-properties fo:font-weight="bold" officeooo:rsid="03f47acc" officeooo:paragraph-rsid="03f47acc" style:font-weight-asian="bold" style:font-weight-complex="bold"/>
    </style:style>
    <style:style style:name="P64" style:family="paragraph" style:parent-style-name="Text_20_body" style:list-style-name="L3">
      <style:text-properties officeooo:paragraph-rsid="03f47acc"/>
    </style:style>
    <style:style style:name="P65" style:family="paragraph" style:parent-style-name="Text_20_body" style:list-style-name="L4">
      <style:text-properties officeooo:rsid="04057982" officeooo:paragraph-rsid="04057982"/>
    </style:style>
    <style:style style:name="P66" style:family="paragraph" style:parent-style-name="Text_20_body" style:list-style-name="L5">
      <style:text-properties officeooo:rsid="04107e81" officeooo:paragraph-rsid="0410edcd"/>
    </style:style>
    <style:style style:name="P67" style:family="paragraph" style:parent-style-name="Text_20_body" style:list-style-name="L5">
      <style:text-properties officeooo:rsid="0410edcd" officeooo:paragraph-rsid="0410edcd"/>
    </style:style>
    <style:style style:name="P6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4057982" style:font-weight-asian="bold" style:font-weight-complex="bold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410edcd"/>
    </style:style>
    <style:style style:name="T5" style:family="text">
      <style:text-properties fo:color="#c9211e" loext:opacity="100%" officeooo:rsid="0417cc0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3f47acc" style:font-weight-asian="normal" style:font-weight-complex="normal"/>
    </style:style>
    <style:style style:name="T8" style:family="text">
      <style:text-properties fo:font-weight="normal" officeooo:rsid="03f62704" style:font-weight-asian="normal" style:font-weight-complex="normal"/>
    </style:style>
    <style:style style:name="T9" style:family="text">
      <style:text-properties fo:font-weight="normal" officeooo:rsid="04057982" style:font-weight-asian="normal" style:font-weight-complex="normal"/>
    </style:style>
    <style:style style:name="T10" style:family="text">
      <style:text-properties fo:font-weight="normal" officeooo:rsid="040be85e" style:font-weight-asian="normal" style:font-weight-complex="normal"/>
    </style:style>
    <style:style style:name="T11" style:family="text">
      <style:text-properties fo:font-weight="normal" officeooo:rsid="040db0cc" style:font-weight-asian="normal" style:font-weight-complex="normal"/>
    </style:style>
    <style:style style:name="T12" style:family="text">
      <style:text-properties fo:font-weight="normal" officeooo:rsid="040eec18" style:font-weight-asian="normal" style:font-weight-complex="normal"/>
    </style:style>
    <style:style style:name="T13" style:family="text">
      <style:text-properties fo:font-weight="normal" officeooo:rsid="0410edcd" style:font-weight-asian="normal" style:font-weight-complex="normal"/>
    </style:style>
    <style:style style:name="T14" style:family="text">
      <style:text-properties fo:font-weight="normal" officeooo:rsid="04160ef5" style:font-weight-asian="normal" style:font-weight-complex="normal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3f47acc"/>
    </style:style>
    <style:style style:name="T17" style:family="text">
      <style:text-properties officeooo:rsid="03f6e6af"/>
    </style:style>
    <style:style style:name="T18" style:family="text">
      <style:text-properties officeooo:rsid="03fac774"/>
    </style:style>
    <style:style style:name="T19" style:family="text">
      <style:text-properties officeooo:rsid="04009f97"/>
    </style:style>
    <style:style style:name="T20" style:family="text">
      <style:text-properties officeooo:rsid="040297ef"/>
    </style:style>
    <style:style style:name="T21" style:family="text">
      <style:text-properties officeooo:rsid="0403a6af"/>
    </style:style>
    <style:style style:name="T22" style:family="text">
      <style:text-properties officeooo:rsid="040631d7"/>
    </style:style>
    <style:style style:name="T23" style:family="text">
      <style:text-properties officeooo:rsid="04107e81"/>
    </style:style>
    <style:style style:name="T24" style:family="text">
      <style:text-properties officeooo:rsid="0410edcd"/>
    </style:style>
    <style:style style:name="T25" style:family="text">
      <style:text-properties officeooo:rsid="0412da4b"/>
    </style:style>
    <style:style style:name="T26" style:family="text">
      <style:text-properties officeooo:rsid="0417cc0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Title">מתמטיקה בדידה <text:s/>– תרגיל בית 8 – שחר פרץ</text:p>
      <text:h text:style-name="Heading_20_2" text:outline-level="2">מידע כללי</text:h>
      <text:p text:style-name="P7">מגיש: שחר פרץ</text:p>
      <text:p text:style-name="P7">ת.ז.: 334558962</text:p>
      <text:p text:style-name="Text_20_body">תאריך הגשה: <text:span text:style-name="T24">5.1.2024 </text:span><text:span text:style-name="T25">(פעם ראשונה שאני מגיש לא ברביעי אחרי 23:00 lol)</text:span><text:span text:style-name="T15"/></text:p>
      <text:p text:style-name="P8">~~~ תרגיל בית 8 ~~~</text:p>
      <text:h text:style-name="Heading_20_2" text:outline-level="2">שאלה 1</text:h>
      <text:h text:style-name="Heading_20_3" text:outline-level="3">סעיף (א)</text:h>
      <text:p text:style-name="P7"><text:span text:style-name="T1">צ.ל.: </text:span>תהיה פונקציה <draw:g text:anchor-type="as-char" svg:y="-0.277cm" draw:z-index="0" draw:name="Shape1" draw:style-name="gr1"><svg:title>TexMaths</svg:title><svg:desc>11§display§f \colon A \to B§svg§600§FALSE§</svg:desc><draw:path draw:style-name="gr2" draw:text-style-name="P68" svg:width="1.651cm" svg:height="0.313cm" svg:x="0.001cm" svg:y="0.02cm" svg:viewBox="0 0 1652 314" svg:d="M0 0c551 0 1101 0 1652 0 0 104 0 210 0 314-551 0-1101 0-1652 0 0-104 0-210 0-314z"><text:p/></draw:path><draw:path draw:style-name="gr3" draw:text-style-name="P69" svg:width="0.191cm" svg:height="0.348cm" svg:x="0.002cm" svg:y="0.004cm" svg:viewBox="0 0 192 349" svg:d="M121 118c11 0 22 0 33 0 8 0 12 0 12-8 0-5-4-5-11-5-11 0-21 0-32 0 2-15 6-29 8-43 2-8 8-36 10-41 3-7 10-12 17-12 3 0 12 0 20 6-17 1-21 16-21 21 0 9 7 13 15 13 9 0 20-8 20-23 0-17-17-26-34-26-13 0-37 7-48 45-2 8-3 12-13 60-9 0-18 0-27 0-7 0-12 0-12 8 0 5 5 5 11 5 9 0 17 0 26 0-10 50-19 99-29 150-7 37-13 72-34 72-1 0-11 0-18-6 18-1 21-15 21-21 0-9-6-13-14-13-10 0-21 8-21 23 0 17 16 26 32 26 22 0 37-23 44-37 12-24 21-71 22-74 8-40 15-80 23-120z"><text:p/></draw:path><draw:path draw:style-name="gr3" draw:text-style-name="P69" svg:width="0.04cm" svg:height="0.165cm" svg:x="0.288cm" svg:y="0.11cm" svg:viewBox="0 0 41 166" svg:d="M41 21c0-12-9-21-20-21-12 0-21 9-21 21 0 11 9 20 21 20 11 0 20-9 20-20zM41 146c0-12-9-21-20-21-12 0-21 9-21 21 0 11 9 20 21 20 11 0 20-9 20-20z"><text:p/></draw:path><draw:path draw:style-name="gr3" draw:text-style-name="P69" svg:width="0.264cm" svg:height="0.274cm" svg:x="0.505cm" svg:y="0cm" svg:viewBox="0 0 265 275" svg:d="M55 231c-15 25-30 30-47 32-5 1-8 1-8 7 0 2 2 5 4 5 11 0 23-2 34-2 13 0 26 2 39 2 2 0 7 0 7-8 0-3-4-4-6-4-9 0-19-4-19-14 0-4 3-8 6-14 10-16 20-33 30-49 31 0 64 0 96 0 1 7 7 60 7 64 0 11-21 13-29 13-5 0-8 0-8 7 0 5 4 5 5 5 15 0 32-2 48-2 10 0 35 2 43 2 4 0 8 0 8-8 0-4-4-4-9-4-24 0-24-3-25-14-8-80-17-160-24-240 0-8 0-9-7-9-6 0-8 2-10 7-45 74-90 149-135 224zM102 175c26-43 51-86 76-128 5 42 8 85 12 128-29 0-58 0-88 0z"><text:p/></draw:path><draw:path draw:style-name="gr3" draw:text-style-name="P69" svg:width="0.342cm" svg:height="0.199cm" svg:x="0.909cm" svg:y="0.079cm" svg:viewBox="0 0 343 200" svg:d="M301 108c-22 16-32 33-35 37-17 26-21 49-21 51 0 4 6 4 8 4 7 0 8-1 9-8 9-36 32-69 76-87 4-1 5-3 5-5 0-3-2-3-3-3-17-7-64-27-78-92-1-4-2-5-9-5-2 0-8 0-8 4 0 1 4 26 20 51 8 12 19 25 36 37-95 0-191 0-287 0-7 0-14 0-14 8s7 8 14 8c96 0 192 0 287 0z"><text:p/></draw:path><draw:path draw:style-name="gr3" draw:text-style-name="P69" svg:width="0.275cm" svg:height="0.26cm" svg:x="1.397cm" svg:y="0.013cm" svg:viewBox="0 0 276 261" svg:d="M46 232c-4 14-5 17-35 17-7 0-11 0-11 8 0 4 3 4 11 4 46 0 91 0 137 0 62 0 107-45 107-83 0-26-22-48-59-53 39-7 80-36 80-72 0-29-25-53-71-53-43 0-87 0-130 0-8 0-12 0-12 8 0 3 4 3 11 3 1 0 8 0 15 1s10 1 10 7c0 1 0 2-1 6-18 69-34 139-52 207zM104 122c8-32 16-64 24-96 4-14 4-15 20-15 17 0 35 0 51 0 34 0 42 23 42 41 0 33-33 70-80 70-19 0-38 0-57 0zM87 249c-6 0-7 0-9 0-3 0-4-1-4-4 0-1 0-1 1-9 9-35 18-71 27-106 24 0 49 0 73 0 37 0 44 28 44 45 0 37-34 74-79 74-18 0-36 0-53 0z"><text:p/></draw:path></draw:g>, נוכיח <draw:g text:anchor-type="as-char" svg:y="-0.273cm" draw:z-index="2" draw:name="Shape2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text:s/>חח"ע אמ"מ <draw:g text:anchor-type="as-char" svg:y="-0.339cm" draw:z-index="1" draw:name="Shape3" draw:style-name="gr1"><svg:title>TexMaths</svg:title><svg:desc>11§display§f^{-1}§svg§600§FALSE§</svg:desc><draw:path draw:style-name="gr2" draw:text-style-name="P68" svg:width="0.558cm" svg:height="0.376cm" svg:x="0.001cm" svg:y="0.018cm" svg:viewBox="0 0 559 377" svg:d="M281 377c-94 0-187 0-281 0 0-126 0-252 0-377 186 0 373 0 559 0 0 125 0 251 0 377-92 0-186 0-278 0z"><text:p/></draw:path><draw:path draw:style-name="gr3" draw:text-style-name="P69" svg:width="0.192cm" svg:height="0.348cm" svg:x="0.002cm" svg:y="0.067cm" svg:viewBox="0 0 193 349" svg:d="M121 118c11 0 22 0 33 0 8 0 12 0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3" draw:text-style-name="P69" svg:width="0.182cm" svg:height="0.012cm" svg:x="0.241cm" svg:y="0.106cm" svg:viewBox="0 0 183 13" svg:d="M172 13c4 0 11 0 11-6 0-7-7-7-11-7-54 0-107 0-161 0-4 0-11 0-11 7 0 6 7 6 11 6 54 0 107 0 161 0z"><text:p/></draw:path><draw:path draw:style-name="gr3" draw:text-style-name="P69" svg:width="0.098cm" svg:height="0.178cm" svg:x="0.481cm" svg:y="0cm" svg:viewBox="0 0 99 179" svg:d="M62 8c0-8-1-8-8-8-18 18-42 18-54 18 0 3 0 6 0 9 7 0 25 0 40-7 0 46 0 91 0 137 0 9 0 12-27 12-3 0-7 0-11 0 0 3 0 7 0 10 6 0 39-1 49-1 7 0 41 1 48 1 0-3 0-7 0-10-3 0-8 0-11 0-26 0-26-3-26-12 0-50 0-100 0-149z"><text:p/></draw:path></draw:g><text:s/>יחס ח"ע.</text:p>
      <text:p text:style-name="P9">הוכחה: <text:span text:style-name="T6">נפצל שתי גרירות. </text:span></text:p>
      <text:list text:style-name="L1">
        <text:list-item>
          <text:p text:style-name="P61"><text:span text:style-name="T6">נניח </text:span><text:span text:style-name="T6"><draw:g text:anchor-type="as-char" svg:y="-0.273cm" draw:z-index="3" draw:name="Shape4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6"><text:s/>חח"ע, נוכיח </text:span><text:span text:style-name="T6"><draw:g text:anchor-type="as-char" svg:y="-0.339cm" draw:z-index="4" draw:name="Shape5" draw:style-name="gr1"><svg:title>TexMaths</svg:title><svg:desc>11§display§f^{-1}§svg§600§FALSE§</svg:desc><draw:path draw:style-name="gr2" draw:text-style-name="P68" svg:width="0.558cm" svg:height="0.376cm" svg:x="0.001cm" svg:y="0.018cm" svg:viewBox="0 0 559 377" svg:d="M281 377c-94 0-187 0-281 0 0-126 0-252 0-377 186 0 373 0 559 0 0 125 0 251 0 377-92 0-186 0-278 0z"><text:p/></draw:path><draw:path draw:style-name="gr3" draw:text-style-name="P69" svg:width="0.192cm" svg:height="0.348cm" svg:x="0.002cm" svg:y="0.067cm" svg:viewBox="0 0 193 349" svg:d="M121 118c11 0 22 0 33 0 8 0 12 0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3" draw:text-style-name="P69" svg:width="0.182cm" svg:height="0.012cm" svg:x="0.241cm" svg:y="0.106cm" svg:viewBox="0 0 183 13" svg:d="M172 13c4 0 11 0 11-6 0-7-7-7-11-7-54 0-107 0-161 0-4 0-11 0-11 7 0 6 7 6 11 6 54 0 107 0 161 0z"><text:p/></draw:path><draw:path draw:style-name="gr3" draw:text-style-name="P69" svg:width="0.098cm" svg:height="0.178cm" svg:x="0.481cm" svg:y="0cm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6"><text:s/>יחס ח"ע. יהי </text:span><text:span text:style-name="T6"><draw:g text:anchor-type="as-char" svg:y="-0.273cm" draw:z-index="5" draw:name="Shape6" draw:style-name="gr1"><svg:title>TexMaths</svg:title><svg:desc>11§display§a \in A§svg§600§FALSE§</svg:desc><draw:path draw:style-name="gr2" draw:text-style-name="P68" svg:width="0.913cm" svg:height="0.25cm" svg:x="0.006cm" svg:y="0.02cm" svg:viewBox="0 0 914 251" svg:d="M457 251c-152 0-304 0-457 0 0-84 0-167 0-251 305 0 609 0 914 0 0 84 0 167 0 251-152 0-305 0-457 0z"><text:p/></draw:path><draw:path draw:style-name="gr3" draw:text-style-name="P69" svg:width="0.176cm" svg:height="0.173cm" svg:x="0.001cm" svg:y="0.109cm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69" svg:width="0.192cm" svg:height="0.221cm" svg:x="0.329cm" svg:y="0.072cm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69" svg:width="0.264cm" svg:height="0.274cm" svg:x="0.674cm" svg:y="0cm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6">, ויהי </text:span><text:span text:style-name="T6"><draw:g text:anchor-type="as-char" svg:y="-0.266cm" draw:z-index="6" draw:name="Shape7" draw:style-name="gr1"><svg:title>TexMaths</svg:title><svg:desc>11§display§b_1, b_2 \in B§svg§600§FALSE§</svg:desc><draw:path draw:style-name="gr2" draw:text-style-name="P68" svg:width="1.573cm" svg:height="0.301cm" svg:x="0.002cm" svg:y="0.02cm" svg:viewBox="0 0 1574 302" svg:d="M787 302c-262 0-524 0-787 0 0-100 0-202 0-302 525 0 1049 0 1574 0 0 100 0 202 0 302-262 0-525 0-787 0z"><text:p/></draw:path><draw:path draw:style-name="gr3" draw:text-style-name="P69" svg:width="0.141cm" svg:height="0.27cm" svg:x="0.001cm" svg:y="0cm" svg:viewBox="0 0 142 271" svg:d="M74 4c-1-1 0-4-5-4-9 0-37 3-47 4-3 0-8 0-8 8 0 5 4 5 10 5 18 0 19 2 19 6 0 2-3 16-6 24-11 42-21 84-32 126-4 18-5 24-5 38 0 36 20 60 48 60 47 0 94-57 94-112 0-34-21-62-52-62-17 0-33 12-45 23 10-38 19-77 29-116zM37 150c3-8 3-9 6-13 20-26 36-31 47-31 13 0 24 12 24 36 0 23-13 66-19 81-14 26-31 39-47 39-13 0-25-9-25-38 0-8 0-14 6-38 3-12 5-24 8-36z"><text:p/></draw:path><draw:path draw:style-name="gr3" draw:text-style-name="P69" svg:width="0.097cm" svg:height="0.179cm" svg:x="0.178cm" svg:y="0.146cm" svg:viewBox="0 0 98 180" svg:d="M60 8c0-8 0-8-7-8-18 17-42 18-53 18 0 3 0 5 0 8 7 0 24 0 38-6 0 45 0 91 0 138 0 9 0 12-26 12-3 0-8 0-11 0 0 3 0 6 0 10 6 0 39-1 48-1s43 1 49 1c0-4 0-7 0-10-3 0-7 0-10 0-28 0-28-3-28-12 0-51 0-101 0-150z"><text:p/></draw:path><draw:path draw:style-name="gr3" draw:text-style-name="P69" svg:width="0.044cm" svg:height="0.115cm" svg:x="0.355cm" svg:y="0.229cm" svg:viewBox="0 0 45 116" svg:d="M45 41c0-26-10-41-25-41-12 0-20 10-20 21 0 10 8 20 20 20 5 0 10-1 14-5 1-1 1-1 1-1 1 0 1 0 1 6 0 28-13 52-26 64-5 4-5 5-5 6 0 3 3 5 5 5 4 0 35-30 35-75z"><text:p/></draw:path><draw:path draw:style-name="gr3" draw:text-style-name="P69" svg:width="0.141cm" svg:height="0.27cm" svg:x="0.511cm" svg:y="0cm" svg:viewBox="0 0 142 271" svg:d="M75 4c-2-1 0-4-6-4-9 0-37 3-47 4-3 0-8 0-8 8 0 5 5 5 10 5 19 0 19 2 19 6 0 2-3 16-5 24-11 42-20 84-31 126-5 18-7 24-7 38 0 36 21 60 49 60 46 0 93-57 93-112 0-34-20-62-51-62-17 0-34 12-45 23 10-38 19-77 29-116zM38 150c3-8 3-9 6-13 19-26 36-31 46-31 14 0 24 12 24 36 0 23-12 66-19 81-13 26-31 39-46 39-13 0-26-9-26-38 0-8 0-14 7-38 3-12 5-24 8-36z"><text:p/></draw:path><draw:path draw:style-name="gr3" draw:text-style-name="P69" svg:width="0.119cm" svg:height="0.179cm" svg:x="0.676cm" svg:y="0.146cm" svg:viewBox="0 0 120 180" svg:d="M120 130c-3 0-7 0-10 0-1 7-3 22-7 24-2 3-23 3-27 3-17 0-33 0-50 0 29-26 39-33 54-46 21-16 40-33 40-58 0-33-30-53-64-53-33 0-56 23-56 49 0 13 11 15 14 15 7 0 15-6 15-14 0-6-3-15-17-15 9-20 28-25 40-25 27 0 41 21 41 43 0 23-17 42-25 52-22 21-44 42-66 64-2 2-2 3-2 11 37 0 74 0 111 0 3-17 6-33 9-50z"><text:p/></draw:path><draw:path draw:style-name="gr3" draw:text-style-name="P69" svg:width="0.191cm" svg:height="0.222cm" svg:x="0.971cm" svg:y="0.059cm" svg:viewBox="0 0 192 223" svg:d="M179 120c7 0 13 0 13-8 0-7-6-7-13-7-55 0-109 0-164 0 5-52 50-90 104-90 20 0 40 0 60 0 7 0 13 0 13-7 0-8-6-8-13-8-21 0-40 0-61 0-66 0-118 51-118 112 0 62 52 111 118 111 21 0 40 0 61 0 7 0 13 0 13-8s-6-8-13-8c-20 0-40 0-60 0-54 0-99-35-104-87 55 0 109 0 164 0z"><text:p/></draw:path><draw:path draw:style-name="gr3" draw:text-style-name="P69" svg:width="0.275cm" svg:height="0.261cm" svg:x="1.32cm" svg:y="0.005cm" svg:viewBox="0 0 276 262" svg:d="M45 233c-3 15-4 17-35 17-6 0-10 0-10 8 0 4 3 4 10 4 46 0 92 0 138 0 61 0 107-45 107-81 0-29-23-51-60-55 40-7 81-36 81-73 0-29-25-53-73-53-42 0-86 0-129 0-7 0-11 0-11 8 0 4 3 4 11 4 1 0 7 0 14 1 8 0 11 1 11 6 0 2 0 3-1 7-18 69-35 138-53 207zM103 122c8-32 17-64 25-96 3-13 4-14 20-14 17 0 35 0 51 0 33 0 42 23 42 40 0 34-33 70-80 70-19 0-39 0-58 0zM87 250c-6 0-7 0-9 0-4 0-5-1-5-3s0-2 2-10c9-35 17-70 26-106 24 0 50 0 74 0 36 0 44 29 44 45 0 37-34 74-80 74-18 0-35 0-52 0z"><text:p/></draw:path></draw:g></text:span><text:span text:style-name="T6">, נניח </text:span><text:span text:style-name="T6"><draw:g text:anchor-type="as-char" svg:y="-0.337cm" draw:z-index="7" draw:name="Shape8" draw:style-name="gr1"><svg:title>TexMaths</svg:title><svg:desc>11§display§\la a, b_1 \ra, \la a, b_2 \ra \in f^{-1}§svg§600§FALSE§</svg:desc><draw:path draw:style-name="gr2" draw:text-style-name="P68" svg:width="3.236cm" svg:height="0.395cm" svg:x="0.001cm" svg:y="0.021cm" svg:viewBox="0 0 3237 396" svg:d="M1619 396c-540 0-1079 0-1619 0 0-132 0-264 0-396 1079 0 2157 0 3237 0 0 132 0 264 0 396-540 0-1079 0-1618 0z"><text:p/></draw:path><draw:path draw:style-name="gr3" draw:text-style-name="P69" svg:width="0.085cm" svg:height="0.385cm" svg:x="0.024cm" svg:y="0.051cm" svg:viewBox="0 0 86 386" svg:d="M84 14c2-4 2-4 2-6 0-5-3-8-8-8-3 0-5 2-9 9-22 59-45 118-67 177-1 3-2 5-2 7 0 1 0 2 2 7 22 58 45 118 67 176 3 4 4 10 9 10s8-3 8-8c0-1 0-2-2-6-23-60-45-119-69-179 24-60 46-119 69-179z"><text:p/></draw:path><draw:path draw:style-name="gr3" draw:text-style-name="P69" svg:width="0.176cm" svg:height="0.174cm" svg:x="0.147cm" svg:y="0.17cm" svg:viewBox="0 0 177 175" svg:d="M129 24c-7-13-19-24-35-24-47 0-94 57-94 114 0 36 21 61 52 61 7 0 26-1 49-28 4 15 17 28 35 28 15 0 24-8 29-21 7-14 12-37 12-38 0-5-3-5-4-5-5 0-5 3-6 8-6 25-14 48-29 48-10 0-13-10-13-18 0-9 2-11 6-29 4-16 5-20 9-34 4-19 9-36 13-55 3-10 3-11 3-12 0-7-4-11-11-11-10 0-15 9-16 16zM103 125c-2 7-2 7-7 14-17 22-33 28-44 28-19 0-24-21-24-37 0-19 12-66 20-85 13-22 30-36 46-36 25 0 30 32 30 34s-1 4-1 7c-6 25-13 49-20 75z"><text:p/></draw:path><draw:path draw:style-name="gr3" draw:text-style-name="P69" svg:width="0.044cm" svg:height="0.115cm" svg:x="0.37cm" svg:y="0.299cm" svg:viewBox="0 0 45 116" svg:d="M45 41c0-26-10-41-25-41-12 0-20 10-20 21 0 10 8 20 20 20 5 0 10-1 14-5 1-1 1-1 1-2 1 0 1 1 1 7 0 28-13 52-26 64-4 4-4 5-4 6 0 3 2 5 4 5 4 0 35-30 35-75z"><text:p/></draw:path><draw:path draw:style-name="gr3" draw:text-style-name="P69" svg:width="0.142cm" svg:height="0.27cm" svg:x="0.526cm" svg:y="0.073cm" svg:viewBox="0 0 143 271" svg:d="M75 4c0-1 0-4-6-4-8 0-37 2-47 3-3 1-7 1-7 8 0 4 4 4 9 4 19 0 20 4 20 7s-4 17-5 24c-11 42-21 84-32 126-5 20-7 26-7 40 0 35 21 59 50 59 45 0 93-56 93-112 0-35-21-62-52-62-17 0-34 11-45 23 10-38 19-77 29-116zM39 150c2-9 2-9 5-13 19-26 36-31 46-31 15 0 24 11 24 36 0 22-12 68-19 82-12 25-30 38-45 38-14 0-27-9-27-37 0-8 0-15 7-40 3-12 5-24 9-35z"><text:p/></draw:path><draw:path draw:style-name="gr3" draw:text-style-name="P69" svg:width="0.098cm" svg:height="0.179cm" svg:x="0.703cm" svg:y="0.219cm" svg:viewBox="0 0 99 180" svg:d="M62 8c0-8-1-8-8-8-18 17-43 17-54 17 0 3 0 6 0 9 7 0 24 0 40-7 0 46 0 92 0 139 0 9 0 12-28 12-3 0-6 0-10 0 0 3 0 6 0 10 6-1 39-1 49-1 7 0 41 0 48 1 0-4 0-7 0-10-3 0-7 0-10 0-27 0-27-3-27-12 0-51 0-101 0-150z"><text:p/></draw:path><draw:path draw:style-name="gr3" draw:text-style-name="P69" svg:width="0.086cm" svg:height="0.385cm" svg:x="0.868cm" svg:y="0.051cm" svg:viewBox="0 0 87 386" svg:d="M85 200c2-5 2-6 2-7s0-1-2-7c-22-59-45-118-67-177-4-7-6-9-9-9-5 0-9 3-9 8 0 1 0 2 2 6 23 60 45 119 68 179-23 58-45 118-68 177-2 5-2 6-2 8 0 5 4 8 9 8 4 0 5-4 8-8 23-59 45-119 68-178z"><text:p/></draw:path><draw:path draw:style-name="gr3" draw:text-style-name="P69" svg:width="0.044cm" svg:height="0.115cm" svg:x="1.031cm" svg:y="0.299cm" svg:viewBox="0 0 45 116" svg:d="M45 41c0-26-10-41-24-41-13 0-21 10-21 21 0 10 8 20 21 20 4 0 9-1 13-5 1-1 1-2 2-2 0 2 0 1 0 7 0 28-13 52-25 64-4 4-4 5-4 6 0 3 1 5 3 5 4 0 35-30 35-75z"><text:p/></draw:path><draw:path draw:style-name="gr3" draw:text-style-name="P69" svg:width="0.085cm" svg:height="0.385cm" svg:x="1.212cm" svg:y="0.051cm" svg:viewBox="0 0 86 386" svg:d="M84 14c2-4 2-4 2-6 0-5-3-8-8-8-3 0-6 2-9 9-23 59-45 118-68 177 0 3-1 5-1 7 0 1 0 2 1 7 23 58 45 118 68 176 1 4 4 10 9 10s8-3 8-8c0-1 0-2-2-6-23-60-45-119-69-179 24-60 46-119 69-179z"><text:p/></draw:path><draw:path draw:style-name="gr3" draw:text-style-name="P69" svg:width="0.176cm" svg:height="0.174cm" svg:x="1.336cm" svg:y="0.17cm" svg:viewBox="0 0 177 175" svg:d="M129 24c-8-13-19-24-37-24-45 0-92 57-92 114 0 36 21 61 51 61 7 0 27-1 50-28 4 15 17 28 35 28 14 0 22-8 29-21 7-14 12-37 12-38 0-5-4-5-5-5-4 0-4 3-6 8-6 25-13 48-28 48-11 0-13-10-13-18 0-9 2-11 6-29 4-16 4-20 9-34 4-19 9-36 13-55 3-10 3-11 3-12 0-7-5-11-12-11-9 0-14 9-15 16zM103 125c-2 7-2 7-7 14-18 22-33 28-44 28-19 0-24-21-24-37 0-19 12-66 20-85 13-22 30-36 46-36 25 0 29 32 29 34s0 4-1 7c-6 25-12 49-19 75z"><text:p/></draw:path><draw:path draw:style-name="gr3" draw:text-style-name="P69" svg:width="0.044cm" svg:height="0.115cm" svg:x="1.558cm" svg:y="0.299cm" svg:viewBox="0 0 45 116" svg:d="M45 41c0-26-10-41-25-41-12 0-20 10-20 21 0 10 8 20 20 20 4 0 10-1 13-5 2-1 1-1 2-2 1 0 1 1 1 7 0 28-13 52-26 64-4 4-4 5-4 6 0 3 2 5 4 5 4 0 35-30 35-75z"><text:p/></draw:path><draw:path draw:style-name="gr3" draw:text-style-name="P69" svg:width="0.141cm" svg:height="0.27cm" svg:x="1.713cm" svg:y="0.073cm" svg:viewBox="0 0 142 271" svg:d="M74 4c0-1 0-4-5-4-8 0-37 2-47 3-3 1-8 1-8 8 0 4 5 4 10 4 19 0 19 4 19 7s-3 17-6 24c-9 42-20 84-30 126-6 20-7 26-7 40 0 35 21 59 50 59 45 0 92-56 92-112 0-35-20-62-51-62-18 0-34 11-46 23 10-38 19-77 29-116zM37 150c4-9 4-9 7-13 19-26 36-31 46-31 15 0 24 11 24 36 0 22-13 68-19 82-12 25-31 38-45 38s-27-9-27-37c0-8 0-15 7-40 2-12 5-24 7-35z"><text:p/></draw:path><draw:path draw:style-name="gr3" draw:text-style-name="P69" svg:width="0.118cm" svg:height="0.179cm" svg:x="1.878cm" svg:y="0.219cm" svg:viewBox="0 0 119 180" svg:d="M119 130c-3 0-6 0-9 0-1 6-3 22-7 24-2 3-23 3-27 3-17 0-33 0-50 0 29-26 39-33 54-46 21-16 39-33 39-58 0-33-29-53-63-53s-56 23-56 49c0 13 11 14 14 14 7 0 15-5 15-14 0-5-3-15-17-15 9-19 28-24 40-24 27 0 42 21 42 43 0 23-18 42-26 52-22 21-44 42-66 64-2 2-2 3-2 11 37 0 74 0 111 0 2-17 6-33 8-50z"><text:p/></draw:path><draw:path draw:style-name="gr3" draw:text-style-name="P69" svg:width="0.086cm" svg:height="0.385cm" svg:x="2.055cm" svg:y="0.051cm" svg:viewBox="0 0 87 386" svg:d="M85 200c2-5 2-6 2-7s0-1-2-7c-23-59-45-118-68-177-3-7-5-9-9-9-5 0-8 3-8 8 0 1 0 2 2 6 23 60 45 119 68 179-23 58-45 118-68 177-2 5-2 6-2 8 0 5 3 8 8 8s6-4 9-8c23-59 45-119 68-178z"><text:p/></draw:path><draw:path draw:style-name="gr3" draw:text-style-name="P69" svg:width="0.193cm" svg:height="0.223cm" svg:x="2.324cm" svg:y="0.132cm" svg:viewBox="0 0 194 224" svg:d="M180 119c7 0 14 0 14-8 0-7-7-7-14-7-55 0-108 0-163 0 4-52 48-89 103-89 20 0 41 0 60 0 7 0 14 0 14-7 0-8-7-8-14-8-20 0-40 0-61 0-66 0-119 49-119 111s53 113 119 113c21 0 41 0 61 0 7 0 14 0 14-8s-7-8-14-8c-19 0-40 0-60 0-55 0-99-37-103-89 55 0 108 0 163 0z"><text:p/></draw:path><draw:path draw:style-name="gr3" draw:text-style-name="P69" svg:width="0.192cm" svg:height="0.35cm" svg:x="2.678cm" svg:y="0.069cm" svg:viewBox="0 0 193 351" svg:d="M121 118c11 0 22 0 33 0 8 0 12 0 12-8 0-4-4-4-11-4-11 0-21 0-32 0 2-16 6-30 8-44 2-8 8-36 10-41 3-7 10-12 17-12 3 0 13 0 20 6-17 2-21 15-21 21 0 9 7 14 15 14 10 0 21-9 21-24 0-17-18-26-35-26-13 0-37 7-48 45-2 8-3 12-13 61-9 0-18 0-27 0-7 0-12 0-12 8 0 4 5 4 11 4 9 0 17 0 26 0-10 51-19 101-29 151-7 38-13 73-34 73-1 0-11 0-18-7 18-1 21-15 21-21 0-9-6-13-14-13-10 0-21 8-21 23 0 18 17 27 32 27 22 0 37-24 44-38 12-24 22-72 22-74 8-39 15-80 23-121z"><text:p/></draw:path><draw:path draw:style-name="gr3" draw:text-style-name="P69" svg:width="0.183cm" svg:height="0.012cm" svg:x="2.916cm" svg:y="0.107cm" svg:viewBox="0 0 184 13" svg:d="M173 13c4 0 11 0 11-6 0-7-7-7-11-7-54 0-108 0-162 0-4 0-11 0-11 7 0 6 7 6 11 6 54 0 108 0 162 0z"><text:p/></draw:path><draw:path draw:style-name="gr3" draw:text-style-name="P69" svg:width="0.098cm" svg:height="0.179cm" svg:x="3.159cm" svg:y="0.001cm" svg:viewBox="0 0 99 180" svg:d="M62 8c0-8-1-8-9-8-17 18-42 18-53 18 0 3 0 6 0 10 7 0 24 0 40-8 0 46 0 91 0 138 0 9 0 12-28 12-3 0-6 0-10 0 0 3 0 6 0 10 5 0 39-1 49-1 7 0 41 1 48 1 0-4 0-7 0-10-3 0-8 0-11 0-26 0-26-3-26-12 0-51 0-101 0-150z"><text:p/></draw:path></draw:g></text:span><text:span text:style-name="T6"><text:s/>ונוכיח </text:span><text:span text:style-name="T6"><draw:g text:anchor-type="as-char" svg:y="-0.266cm" draw:z-index="8" draw:name="Shape9" draw:style-name="gr1"><svg:title>TexMaths</svg:title><svg:desc>11§display§b_1 = b_2§svg§600§FALSE§</svg:desc><draw:path draw:style-name="gr2" draw:text-style-name="P68" svg:width="1.116cm" svg:height="0.284cm" svg:x="0.002cm" svg:y="0.02cm" svg:viewBox="0 0 1117 285" svg:d="M559 285c-187 0-373 0-559 0 0-94 0-190 0-285 372 0 745 0 1117 0 0 95 0 191 0 285-186 0-372 0-558 0z"><text:p/></draw:path><draw:path draw:style-name="gr3" draw:text-style-name="P69" svg:width="0.141cm" svg:height="0.27cm" svg:x="0.001cm" svg:y="0cm" svg:viewBox="0 0 142 271" svg:d="M74 4c-1-1 0-4-5-4-8 0-37 3-47 4-3 0-8 0-8 8 0 5 4 5 10 5 18 0 19 2 19 6 0 2-3 16-6 24-11 42-20 84-31 126-5 18-6 24-6 37 0 37 20 61 48 61 47 0 94-57 94-112 0-34-21-62-52-62-17 0-33 12-45 23 10-38 19-77 29-116zM37 150c3-8 3-9 6-13 20-26 36-31 47-31 13 0 24 12 24 36 0 23-13 66-19 81-14 26-31 39-47 39-13 0-25-10-25-38 0-8 0-15 6-39 3-11 5-23 8-35z"><text:p/></draw:path><draw:path draw:style-name="gr3" draw:text-style-name="P69" svg:width="0.097cm" svg:height="0.177cm" svg:x="0.178cm" svg:y="0.146cm" svg:viewBox="0 0 98 178" svg:d="M61 8c0-8 0-8-8-8-18 17-42 18-53 18 0 3 0 6 0 10 7 0 24 0 39-8 0 45 0 91 0 138 0 8 0 12-27 12-3 0-8 0-11 0 0 3 0 6 0 8 6 0 39-1 49-1 8 0 42 1 48 1 0-2 0-5 0-8-3 0-7 0-10 0-27 0-27-4-27-12 0-51 0-101 0-150z"><text:p/></draw:path><draw:path draw:style-name="gr3" draw:text-style-name="P69" svg:width="0.255cm" svg:height="0.089cm" svg:x="0.451cm" svg:y="0.12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142cm" svg:height="0.27cm" svg:x="0.854cm" svg:y="0cm" svg:viewBox="0 0 143 271" svg:d="M75 4c-2-1 0-4-6-4-8 0-36 3-47 4-2 0-7 0-7 8 0 5 4 5 9 5 19 0 20 2 20 6 0 2-3 16-5 24-11 42-21 84-32 126-5 18-7 24-7 37 0 37 21 61 50 61 45 0 93-57 93-112 0-34-21-62-52-62-17 0-34 12-45 23 10-38 19-77 29-116zM39 150c2-8 2-9 5-13 19-26 36-31 46-31 15 0 24 12 24 36 0 23-12 66-19 81-12 26-30 39-45 39-14 0-27-10-27-38 0-8 0-15 7-39 3-11 5-23 9-35z"><text:p/></draw:path><draw:path draw:style-name="gr3" draw:text-style-name="P69" svg:width="0.119cm" svg:height="0.177cm" svg:x="1.019cm" svg:y="0.146cm" svg:viewBox="0 0 120 178" svg:d="M120 130c-3 0-7 0-10 0 0 7-3 22-7 25-2 1-23 1-26 1-16 0-34 0-51 0 29-25 39-33 55-45 20-16 39-33 39-58 0-33-29-53-64-53-33 0-56 23-56 48 0 14 12 16 14 16 7 0 15-6 15-14 0-6-3-15-16-15 8-20 27-25 40-25 26 0 41 21 41 43 0 23-17 42-26 52-22 21-43 42-65 64-3 2-3 3-3 9 37 0 74 0 111 0 3-15 6-31 9-48z"><text:p/></draw:path></draw:g></text:span><text:span text:style-name="T6">. ההנחה שקולה לטענה </text:span><text:span text:style-name="T6"><draw:g text:anchor-type="as-char" svg:y="-0.288cm" draw:z-index="9" draw:name="Shape10" draw:style-name="gr1"><svg:title>TexMaths</svg:title><svg:desc>11§display§\la b_1, a \ra, \la b_2, a \ra \in f§svg§600§FALSE§</svg:desc><draw:path draw:style-name="gr2" draw:text-style-name="P68" svg:width="2.848cm" svg:height="0.345cm" svg:x="0.001cm" svg:y="0.018cm" svg:viewBox="0 0 2849 346" svg:d="M1426 346c-475 0-951 0-1426 0 0-116 0-230 0-346 949 0 1900 0 2849 0 0 116 0 230 0 346-474 0-949 0-1423 0z"><text:p/></draw:path><draw:path draw:style-name="gr3" draw:text-style-name="P69" svg:width="0.085cm" svg:height="0.384cm" svg:x="0.024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9" svg:width="0.142cm" svg:height="0.27cm" svg:x="0.15cm" svg:y="0.018cm" svg:viewBox="0 0 143 271" svg:d="M75 4c0-1 0-4-6-4-8 0-36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3" draw:text-style-name="P69" svg:width="0.098cm" svg:height="0.178cm" svg:x="0.327cm" svg:y="0.168cm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3" draw:text-style-name="P69" svg:width="0.045cm" svg:height="0.115cm" svg:x="0.504cm" svg:y="0.247cm" svg:viewBox="0 0 46 116" svg:d="M46 41c0-26-10-41-25-41-13 0-21 10-21 21 0 10 8 20 21 20 4 0 10-1 13-5 1-1 1-1 2-1 0 2 1 0 1 6 0 28-13 51-26 64-4 4-4 5-4 6 0 2 2 5 4 5 3 0 35-30 35-75z"><text:p/></draw:path><draw:path draw:style-name="gr3" draw:text-style-name="P69" svg:width="0.176cm" svg:height="0.174cm" svg:x="0.658cm" svg:y="0.115cm" svg:viewBox="0 0 177 175" svg:d="M129 25c-7-14-18-25-35-25-46 0-94 57-94 113 0 37 22 62 52 62 7 0 27-1 50-29 4 16 17 29 36 29 13 0 22-9 28-21 7-14 11-37 11-38 0-4-3-4-4-4-4 0-5 1-6 7-6 25-13 47-28 47-11 0-12-10-12-17 0-9 1-11 5-29 3-17 4-20 8-34 4-18 10-36 14-54 2-11 2-12 2-13 0-7-4-11-11-11-9 0-14 9-16 17zM105 124c-3 8-3 8-8 15-18 22-33 27-44 27-20 0-25-21-25-36 0-19 13-66 22-84 12-23 28-37 44-37 25 0 30 32 30 34s0 4-1 7c-6 24-12 49-18 74z"><text:p/></draw:path><draw:path draw:style-name="gr3" draw:text-style-name="P69" svg:width="0.086cm" svg:height="0.384cm" svg:x="0.868cm" svg:y="0cm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69" svg:width="0.044cm" svg:height="0.115cm" svg:x="1.031cm" svg:y="0.247cm" svg:viewBox="0 0 45 116" svg:d="M45 41c0-26-10-41-24-41-13 0-21 10-21 21 0 10 8 20 21 20 4 0 9-1 13-5 1-1 1-1 2-1 0 2 0 0 0 6 0 28-13 51-26 64-3 4-3 5-3 6 0 2 1 5 3 5 4 0 35-30 35-75z"><text:p/></draw:path><draw:path draw:style-name="gr3" draw:text-style-name="P69" svg:width="0.085cm" svg:height="0.384cm" svg:x="1.212cm" svg:y="0cm" svg:viewBox="0 0 86 385" svg:d="M84 15c2-4 2-5 2-7 0-5-3-8-8-8-3 0-6 2-9 9-23 59-45 118-68 177 0 2-1 4-1 7 0 2 0 2 1 6 23 59 45 118 68 176 1 5 4 10 9 10s8-3 8-7c0-1 0-3-2-7-23-59-45-119-69-178 24-60 46-119 69-178z"><text:p/></draw:path><draw:path draw:style-name="gr3" draw:text-style-name="P69" svg:width="0.141cm" svg:height="0.27cm" svg:x="1.338cm" svg:y="0.018cm" svg:viewBox="0 0 142 271" svg:d="M75 4c0-1 0-4-6-4-8 0-37 3-47 3-3 1-8 1-8 8 0 6 5 6 10 6 19 0 19 2 19 6 0 2-3 16-6 23-9 42-20 84-30 127-6 19-7 25-7 37 0 37 21 61 50 61 45 0 92-57 92-112 0-36-20-62-51-62-18 0-34 11-45 23 10-39 19-77 29-116zM37 150c4-8 4-9 7-13 19-26 36-31 46-31 15 0 24 11 24 36 0 23-13 66-19 80-12 27-31 40-45 40s-27-10-27-38c0-8 0-15 7-39 2-12 5-24 7-35z"><text:p/></draw:path><draw:path draw:style-name="gr3" draw:text-style-name="P69" svg:width="0.119cm" svg:height="0.178cm" svg:x="1.502cm" svg:y="0.168cm" svg:viewBox="0 0 120 179" svg:d="M120 130c-3 0-7 0-10 0-1 5-3 22-7 24-2 2-23 2-27 2-17 0-33 0-50 0 29-25 39-33 54-45 21-16 40-33 40-58 0-33-30-53-64-53s-56 23-56 48c0 14 11 15 14 15 7 0 15-5 15-15 0-4-3-14-17-14 9-19 28-24 40-24 27 0 42 21 42 43 0 23-18 42-26 52-22 21-44 41-66 63-2 3-2 4-2 11 37 0 74 0 111 0 3-16 6-33 9-49z"><text:p/></draw:path><draw:path draw:style-name="gr3" draw:text-style-name="P69" svg:width="0.044cm" svg:height="0.115cm" svg:x="1.691cm" svg:y="0.247cm" svg:viewBox="0 0 45 116" svg:d="M45 41c0-26-10-41-24-41-13 0-21 10-21 21 0 10 8 20 21 20 4 0 10-1 13-5 1-1 1-1 2-1 0 2 1 0 1 6 0 28-14 51-26 64-4 4-4 5-4 6 0 2 2 5 3 5 4 0 35-30 35-75z"><text:p/></draw:path><draw:path draw:style-name="gr3" draw:text-style-name="P69" svg:width="0.176cm" svg:height="0.174cm" svg:x="1.845cm" svg:y="0.115cm" svg:viewBox="0 0 177 175" svg:d="M129 25c-7-14-18-25-35-25-46 0-94 57-94 113 0 37 21 62 52 62 7 0 26-1 50-29 3 16 17 29 36 29 13 0 22-9 28-21 6-14 11-37 11-38 0-4-3-4-4-4-5 0-5 1-6 7-6 25-13 47-29 47-10 0-11-10-11-17 0-9 0-11 4-29 4-17 5-20 9-34 4-18 10-36 14-54 2-11 2-12 2-13 0-7-4-11-11-11-10 0-15 9-16 17zM103 124c-1 8-1 8-7 15-17 22-33 27-43 27-20 0-25-21-25-36 0-19 12-66 20-84 13-23 30-37 46-37 25 0 30 32 30 34s-1 4-1 7c-6 24-13 49-20 74z"><text:p/></draw:path><draw:path draw:style-name="gr3" draw:text-style-name="P69" svg:width="0.085cm" svg:height="0.384cm" svg:x="2.055cm" svg:y="0cm" svg:viewBox="0 0 86 385" svg:d="M85 199c1-4 1-5 1-6 0-3 0-1-1-6-23-59-45-119-68-178-3-7-5-9-9-9-5 0-8 3-8 8 0 1 0 2 2 6 23 60 45 119 68 179-23 58-45 117-68 177-2 4-2 5-2 8 0 4 3 7 8 7s6-4 9-7c23-60 45-119 68-179z"><text:p/></draw:path><draw:path draw:style-name="gr3" draw:text-style-name="P69" svg:width="0.193cm" svg:height="0.221cm" svg:x="2.324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9" svg:width="0.193cm" svg:height="0.349cm" svg:x="2.677cm" svg:y="0.017cm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/draw:g></text:span><text:span text:style-name="T6">, ולפי הנתון חח"ע </text:span><text:span text:style-name="T6"><draw:g text:anchor-type="as-char" svg:y="-0.273cm" draw:z-index="11" draw:name="Shape11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נסיק </text:span><text:span text:style-name="T6"><draw:g text:anchor-type="as-char" svg:y="-0.266cm" draw:z-index="10" draw:name="Shape12" draw:style-name="gr1"><svg:title>TexMaths</svg:title><svg:desc>11§display§b_1 = b_2§svg§600§FALSE§</svg:desc><draw:path draw:style-name="gr2" draw:text-style-name="P68" svg:width="1.116cm" svg:height="0.284cm" svg:x="0.002cm" svg:y="0.02cm" svg:viewBox="0 0 1117 285" svg:d="M559 285c-187 0-373 0-559 0 0-94 0-190 0-285 372 0 745 0 1117 0 0 95 0 191 0 285-186 0-372 0-558 0z"><text:p/></draw:path><draw:path draw:style-name="gr3" draw:text-style-name="P69" svg:width="0.141cm" svg:height="0.27cm" svg:x="0.001cm" svg:y="0cm" svg:viewBox="0 0 142 271" svg:d="M74 4c-1-1 0-4-5-4-8 0-37 3-47 4-3 0-8 0-8 8 0 5 4 5 10 5 18 0 19 2 19 6 0 2-3 16-6 24-11 42-20 84-31 126-5 18-6 24-6 37 0 37 20 61 48 61 47 0 94-57 94-112 0-34-21-62-52-62-17 0-33 12-45 23 10-38 19-77 29-116zM37 150c3-8 3-9 6-13 20-26 36-31 47-31 13 0 24 12 24 36 0 23-13 66-19 81-14 26-31 39-47 39-13 0-25-10-25-38 0-8 0-15 6-39 3-11 5-23 8-35z"><text:p/></draw:path><draw:path draw:style-name="gr3" draw:text-style-name="P69" svg:width="0.097cm" svg:height="0.177cm" svg:x="0.178cm" svg:y="0.146cm" svg:viewBox="0 0 98 178" svg:d="M61 8c0-8 0-8-8-8-18 17-42 18-53 18 0 3 0 6 0 10 7 0 24 0 39-8 0 45 0 91 0 138 0 8 0 12-27 12-3 0-8 0-11 0 0 3 0 6 0 8 6 0 39-1 49-1 8 0 42 1 48 1 0-2 0-5 0-8-3 0-7 0-10 0-27 0-27-4-27-12 0-51 0-101 0-150z"><text:p/></draw:path><draw:path draw:style-name="gr3" draw:text-style-name="P69" svg:width="0.255cm" svg:height="0.089cm" svg:x="0.451cm" svg:y="0.12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142cm" svg:height="0.27cm" svg:x="0.854cm" svg:y="0cm" svg:viewBox="0 0 143 271" svg:d="M75 4c-2-1 0-4-6-4-8 0-36 3-47 4-2 0-7 0-7 8 0 5 4 5 9 5 19 0 20 2 20 6 0 2-3 16-5 24-11 42-21 84-32 126-5 18-7 24-7 37 0 37 21 61 50 61 45 0 93-57 93-112 0-34-21-62-52-62-17 0-34 12-45 23 10-38 19-77 29-116zM39 150c2-8 2-9 5-13 19-26 36-31 46-31 15 0 24 12 24 36 0 23-12 66-19 81-12 26-30 39-45 39-14 0-27-10-27-38 0-8 0-15 7-39 3-11 5-23 9-35z"><text:p/></draw:path><draw:path draw:style-name="gr3" draw:text-style-name="P69" svg:width="0.119cm" svg:height="0.177cm" svg:x="1.019cm" svg:y="0.146cm" svg:viewBox="0 0 120 178" svg:d="M120 130c-3 0-7 0-10 0 0 7-3 22-7 25-2 1-23 1-26 1-16 0-34 0-51 0 29-25 39-33 55-45 20-16 39-33 39-58 0-33-29-53-64-53-33 0-56 23-56 48 0 14 12 16 14 16 7 0 15-6 15-14 0-6-3-15-16-15 8-20 27-25 40-25 26 0 41 21 41 43 0 23-17 42-26 52-22 21-43 42-65 64-3 2-3 3-3 9 37 0 74 0 111 0 3-15 6-31 9-48z"><text:p/></draw:path></draw:g></text:span><text:span text:style-name="T6">. </text:span></text:p>
        </text:list-item>
        <text:list-item>
          <text:p text:style-name="P61"><text:span text:style-name="T6">נניח </text:span><text:span text:style-name="T6"><draw:g text:anchor-type="as-char" svg:y="-0.339cm" draw:z-index="12" draw:name="Shape13" draw:style-name="gr1"><svg:title>TexMaths</svg:title><svg:desc>11§display§f^{-1}§svg§600§FALSE§</svg:desc><draw:path draw:style-name="gr2" draw:text-style-name="P68" svg:width="0.558cm" svg:height="0.376cm" svg:x="0.001cm" svg:y="0.018cm" svg:viewBox="0 0 559 377" svg:d="M281 377c-94 0-187 0-281 0 0-126 0-252 0-377 186 0 373 0 559 0 0 125 0 251 0 377-92 0-186 0-278 0z"><text:p/></draw:path><draw:path draw:style-name="gr3" draw:text-style-name="P69" svg:width="0.192cm" svg:height="0.348cm" svg:x="0.002cm" svg:y="0.067cm" svg:viewBox="0 0 193 349" svg:d="M121 118c11 0 22 0 33 0 8 0 12-1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3" draw:text-style-name="P69" svg:width="0.182cm" svg:height="0.012cm" svg:x="0.241cm" svg:y="0.106cm" svg:viewBox="0 0 183 13" svg:d="M172 13c4 0 11 0 11-6 0-7-7-7-11-7-54 0-107 0-161 0-4 0-11 0-11 7 0 6 7 6 11 6 54 0 107 0 161 0z"><text:p/></draw:path><draw:path draw:style-name="gr3" draw:text-style-name="P69" svg:width="0.098cm" svg:height="0.178cm" svg:x="0.481cm" svg:y="0cm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6"><text:s/>ח"ע, נוכיח </text:span><text:span text:style-name="T6"><draw:g text:anchor-type="as-char" svg:y="-0.273cm" draw:z-index="13" draw:name="Shape14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6"><text:s/>חח"ע. כלומר, יהי </text:span><text:span text:style-name="T6"><draw:g text:anchor-type="as-char" svg:y="-0.272cm" draw:z-index="14" draw:name="Shape15" draw:style-name="gr1"><svg:title>TexMaths</svg:title><svg:desc>11§display§a_1, a_2 \in A§svg§600§FALSE§</svg:desc><draw:path draw:style-name="gr2" draw:text-style-name="P68" svg:width="1.638cm" svg:height="0.309cm" svg:x="0.006cm" svg:y="0.018cm" svg:viewBox="0 0 1639 310" svg:d="M820 310c-274 0-547 0-820 0 0-103 0-207 0-310 546 0 1093 0 1639 0 0 103 0 207 0 310-273 0-546 0-819 0z"><text:p/></draw:path><draw:path draw:style-name="gr3" draw:text-style-name="P69" svg:width="0.176cm" svg:height="0.174cm" svg:x="0.001cm" svg:y="0.105cm" svg:viewBox="0 0 177 175" svg:d="M129 25c-7-14-18-25-35-25-46 0-94 57-94 113 0 37 22 62 52 62 7 0 27-1 50-29 3 16 17 29 36 29 13 0 22-9 28-21 7-14 11-37 11-39 0-3-3-3-4-3-5 0-5 1-6 7-6 25-13 47-29 47-10 0-11-10-11-18s1-11 4-28c4-16 5-20 9-34 4-19 10-36 14-54 2-11 2-12 2-13 0-7-4-11-11-11-9 0-15 8-16 17zM103 124c-1 8-1 8-7 15-17 22-32 27-43 27-20 0-25-21-25-36 0-19 12-66 22-84 11-23 28-37 44-37 25 0 30 32 30 34s-1 4-1 6c-6 25-13 50-20 75z"><text:p/></draw:path><draw:path draw:style-name="gr3" draw:text-style-name="P69" svg:width="0.097cm" svg:height="0.178cm" svg:x="0.22cm" svg:y="0.152cm" svg:viewBox="0 0 98 179" svg:d="M61 8c0-8 0-8-8-8-18 17-42 18-53 18 0 3 0 5 0 8 7 0 24 0 39-7 0 46 0 92 0 138 0 9 0 12-27 12-3 0-8 0-11 0 0 4 0 7 0 10 6-1 39-1 49-1 8 0 42 0 48 1 0-3 0-6 0-10-3 0-7 0-10 0-27 0-27-3-27-12 0-50 0-100 0-149z"><text:p/></draw:path><draw:path draw:style-name="gr3" draw:text-style-name="P69" svg:width="0.044cm" svg:height="0.115cm" svg:x="0.397cm" svg:y="0.234cm" svg:viewBox="0 0 45 116" svg:d="M45 41c0-26-10-41-25-41-12 0-20 10-20 21 0 10 8 20 20 20 5 0 10-1 14-5 1-1 1-1 1-1 1 0 1 0 1 6 0 28-13 51-26 64-4 4-4 5-4 6 0 2 2 5 4 5 4 0 35-30 35-75z"><text:p/></draw:path><draw:path draw:style-name="gr3" draw:text-style-name="P69" svg:width="0.176cm" svg:height="0.174cm" svg:x="0.551cm" svg:y="0.105cm" svg:viewBox="0 0 177 175" svg:d="M129 25c-8-14-19-25-37-25-45 0-92 57-92 113 0 37 21 62 51 62 8 0 27-1 50-29 4 16 17 29 35 29 14 0 24-9 29-21 7-14 12-37 12-39 0-3-3-3-5-3-4 0-4 1-5 7-6 25-14 47-29 47-11 0-13-10-13-18s2-11 6-28c4-16 4-20 9-34 4-19 9-36 13-54 3-11 3-12 3-13 0-7-5-11-11-11-10 0-15 8-16 17zM103 124c-2 8-2 8-7 15-18 22-33 27-44 27-19 0-24-21-24-36 0-19 12-66 20-84 13-23 30-37 46-37 25 0 30 32 30 34s-1 4-2 6c-6 25-12 50-19 75z"><text:p/></draw:path><draw:path draw:style-name="gr3" draw:text-style-name="P69" svg:width="0.119cm" svg:height="0.178cm" svg:x="0.757cm" svg:y="0.152cm" svg:viewBox="0 0 120 179" svg:d="M120 130c-3 0-7 0-10 0 0 5-3 22-7 24-2 2-23 2-26 2-16 0-34 0-51 0 29-25 39-33 54-45 21-16 40-33 40-58 0-33-29-53-64-53-33 0-56 23-56 48 0 14 11 15 14 15 7 0 15-5 15-15 0-4-3-14-17-14 9-19 28-24 40-24 27 0 42 21 42 43 0 23-17 42-26 52-22 20-44 41-66 63-2 2-2 4-2 11 37 0 74 0 111 0 3-16 6-33 9-49z"><text:p/></draw:path><draw:path draw:style-name="gr3" draw:text-style-name="P69" svg:width="0.192cm" svg:height="0.221cm" svg:x="1.052cm" svg:y="0.068cm" svg:viewBox="0 0 193 222" svg:d="M179 120c7 0 14 0 14-8s-7-8-14-8c-55 0-109 0-164 0 5-51 50-89 104-89 20 0 41 0 60 0 7 0 14 0 14-7 0-8-7-8-14-8-19 0-40 0-60 0-66 0-119 49-119 112 0 62 53 110 119 110 20 0 41 0 60 0 7 0 14 0 14-8 0-7-7-7-14-7-19 0-40 0-60 0-54 0-99-35-104-87 55 0 109 0 164 0z"><text:p/></draw:path><draw:path draw:style-name="gr3" draw:text-style-name="P69" svg:width="0.264cm" svg:height="0.274cm" svg:x="1.399cm" svg:y="0cm" svg:viewBox="0 0 265 275" svg:d="M55 231c-15 25-30 31-47 32-5 1-8 1-8 8 0 2 2 4 4 4 11 0 24-1 35-1 12 0 25 1 38 1 2 0 7 0 7-8 0-3-4-4-6-4-9 0-19-3-19-13 0-5 3-9 6-15 10-16 20-33 30-48 32 0 65 0 96 0 2 8 7 59 7 64 0 11-21 12-29 12-5 0-8 0-8 8 0 4 4 4 5 4 16 0 32-1 49-1 9 0 34 1 43 1 3 0 7 0 7-8 0-4-4-4-9-4-24 0-24-2-25-13-8-79-16-160-24-240 0-8 0-10-7-10-6 0-7 3-10 7-45 74-90 149-135 224zM102 175c26-43 51-85 76-127 5 42 8 84 12 127-29 0-58 0-88 0z"><text:p/></draw:path></draw:g></text:span><text:span text:style-name="T6">, ונניח </text:span><text:span text:style-name="T6"><draw:g text:anchor-type="as-char" svg:y="-0.288cm" draw:z-index="15" draw:name="Shape16" draw:style-name="gr1"><svg:title>TexMaths</svg:title><svg:desc>11§display§f(a_1) = f(a_2)§svg§600§FALSE§</svg:desc><draw:path draw:style-name="gr2" draw:text-style-name="P68" svg:width="2.254cm" svg:height="0.344cm" svg:x="0.001cm" svg:y="0.018cm" svg:viewBox="0 0 2255 345" svg:d="M0 0c752 0 1504 0 2255 0 0 115 0 230 0 345-751 0-1503 0-2255 0 0-115 0-230 0-345z"><text:p/></draw:path><draw:path draw:style-name="gr3" draw:text-style-name="P69" svg:width="0.192cm" svg:height="0.348cm" svg:x="0.002cm" svg:y="0.018cm" svg:viewBox="0 0 193 349" svg:d="M121 118c11 0 22 0 33 0 8 0 12-1 12-9 0-3-4-3-11-3-11 0-21 0-32 0 2-16 6-30 8-44 2-9 8-36 10-41 3-7 10-13 18-13 2 0 12 0 19 7-17 2-21 15-21 21 0 9 7 14 15 14 10 0 21-9 21-24 0-17-18-26-34-26-14 0-38 7-49 45-2 8-3 12-13 61-9 0-18 0-27 0-7 0-12 0-12 6 0 5 5 6 11 6 9 0 17 0 26 0-10 50-19 100-29 151-7 37-13 72-34 72-1 0-11 0-18-7 18-1 21-15 21-21 0-9-6-14-14-14-10 0-21 9-21 24 0 17 17 26 32 26 22 0 37-22 44-37 12-25 21-71 22-74 8-40 15-81 23-120z"><text:p/></draw:path><draw:path draw:style-name="gr3" draw:text-style-name="P69" svg:width="0.088cm" svg:height="0.383cm" svg:x="0.251cm" svg:y="0cm" svg:viewBox="0 0 89 384" svg:d="M89 380c0-1 0-1-6-8-49-48-61-121-61-179 0-67 14-135 63-183 4-4 4-4 4-7 0-2-1-3-3-3-5 0-40 26-62 75-20 43-24 86-24 118 0 28 3 76 25 119 23 47 56 72 61 72 2 0 3-1 3-4z"><text:p/></draw:path><draw:path draw:style-name="gr3" draw:text-style-name="P69" svg:width="0.176cm" svg:height="0.173cm" svg:x="0.378cm" svg:y="0.115cm" svg:viewBox="0 0 177 174" svg:d="M129 24c-7-14-18-24-35-24-46 0-94 56-94 112 0 37 22 62 52 62 7 0 27-1 50-29 4 17 17 29 36 29 13 0 22-9 28-21 7-14 11-37 11-38 0-4-3-4-4-4-3 0-5 1-6 7-6 25-13 48-28 48-11 0-12-10-12-17 0-9 1-12 5-29 3-17 4-21 8-35 4-19 10-37 14-54 2-11 2-11 2-13 0-7-4-10-11-10-9 0-14 7-16 16zM105 124c-3 7-3 8-8 15-18 21-33 27-44 27-20 0-25-22-25-36 0-20 13-67 22-85 12-23 28-37 44-37 25 0 30 32 30 34s0 4-1 6c-6 26-12 51-18 76z"><text:p/></draw:path><draw:path draw:style-name="gr3" draw:text-style-name="P69" svg:width="0.097cm" svg:height="0.178cm" svg:x="0.597cm" svg:y="0.168cm" svg:viewBox="0 0 98 179" svg:d="M62 8c0-7-1-8-9-8-18 18-42 18-53 18 0 3 0 6 0 10 7 0 24 0 40-8 0 45 0 91 0 137 0 9 0 13-28 13-3 0-6 0-10 0 0 3 0 6 0 9 5 0 38-1 48-1 8 0 42 1 48 1 0-3 0-6 0-9-3 0-7 0-10 0-26 0-26-4-26-13 0-50 0-100 0-149z"><text:p/></draw:path><draw:path draw:style-name="gr3" draw:text-style-name="P69" svg:width="0.088cm" svg:height="0.383cm" svg:x="0.763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69" svg:width="0.255cm" svg:height="0.089cm" svg:x="1.02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193cm" svg:height="0.348cm" svg:x="1.426cm" svg:y="0.018cm" svg:viewBox="0 0 194 349" svg:d="M122 118c11 0 22 0 33 0 8 0 11-1 11-9 0-3-3-3-10-3-11 0-21 0-32 0 3-16 6-30 8-44 2-9 7-36 10-41 3-7 10-13 18-13 2 0 12 0 18 7-16 2-21 15-21 21 0 9 8 14 15 14 10 0 22-9 22-24 0-17-18-26-34-26-14 0-38 7-50 45-2 8-3 12-12 61-9 0-18 0-26 0s-13 0-13 6c0 5 4 6 11 6 9 0 17 0 26 0-10 50-19 100-29 151-8 37-14 72-34 72-1 0-11 0-19-7 19-1 22-15 22-21 0-9-7-14-14-14-10 0-22 9-22 24 0 17 18 26 33 26 22 0 37-22 44-37 12-25 21-71 22-74 8-40 15-81 23-120z"><text:p/></draw:path><draw:path draw:style-name="gr3" draw:text-style-name="P69" svg:width="0.089cm" svg:height="0.383cm" svg:x="1.674cm" svg:y="0cm" svg:viewBox="0 0 90 384" svg:d="M90 380c0-1 0-1-6-8-49-48-61-121-61-179 0-67 14-135 62-183 5-4 5-4 5-7 0-2-2-3-4-3-3 0-39 26-62 75-18 43-24 86-24 118 0 28 4 76 26 119 24 47 57 72 60 72 2 0 4-1 4-4z"><text:p/></draw:path><draw:path draw:style-name="gr3" draw:text-style-name="P69" svg:width="0.176cm" svg:height="0.173cm" svg:x="1.802cm" svg:y="0.115cm" svg:viewBox="0 0 177 174" svg:d="M129 24c-7-14-18-24-35-24-46 0-94 56-94 112 0 37 22 62 52 62 7 0 27-1 50-29 3 17 17 29 36 29 13 0 22-9 28-21 7-14 11-37 11-38 0-4-3-4-4-4-5 0-5 1-6 7-6 25-13 48-29 48-10 0-11-10-11-17 0-9 0-12 4-29s5-21 9-35c4-19 10-37 14-54 2-11 2-11 2-13 0-7-4-10-11-10-9 0-15 7-16 16zM103 124c-1 7-1 8-7 15-17 21-33 27-43 27-20 0-25-22-25-36 0-20 12-67 20-85 13-23 30-37 46-37 25 0 30 32 30 34s-1 4-1 6c-6 26-13 51-20 76z"><text:p/></draw:path><draw:path draw:style-name="gr3" draw:text-style-name="P69" svg:width="0.119cm" svg:height="0.178cm" svg:x="2.008cm" svg:y="0.168cm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69" svg:width="0.089cm" svg:height="0.383cm" svg:x="2.186cm" svg:y="0cm" svg:viewBox="0 0 90 384" svg:d="M90 193c0-30-4-77-25-120-23-48-56-73-61-73-2 0-4 1-4 3 0 3 0 3 8 10 38 38 60 99 60 180 0 65-14 132-62 181-6 5-6 5-6 6 0 3 2 4 4 4 5 0 39-26 62-75 20-43 24-85 24-116z"><text:p/></draw:path></draw:g></text:span><text:span text:style-name="T6">, נוכיח </text:span><text:span text:style-name="T6"><draw:g text:anchor-type="as-char" svg:y="-0.168cm" draw:z-index="16" draw:name="Shape17" draw:style-name="gr1"><svg:title>TexMaths</svg:title><svg:desc>11§display§a_1 = a_2§svg§600§FALSE§</svg:desc><draw:path draw:style-name="gr2" draw:text-style-name="P68" svg:width="1.193cm" svg:height="0.188cm" svg:x="0.006cm" svg:y="0.018cm" svg:viewBox="0 0 1194 189" svg:d="M598 189c-200 0-399 0-598 0 0-63 0-126 0-189 398 0 796 0 1194 0 0 63 0 126 0 189-199 0-398 0-596 0z"><text:p/></draw:path><draw:path draw:style-name="gr3" draw:text-style-name="P69" svg:width="0.176cm" svg:height="0.173cm" svg:x="0.001cm" svg:y="0cm" svg:viewBox="0 0 177 174" svg:d="M129 25c-7-14-18-25-35-25-46 0-94 57-94 114 0 35 22 60 52 60 7 0 27-1 50-28 3 15 17 28 36 28 13 0 22-9 28-21 7-14 11-36 11-37 0-4-3-4-4-4-5 0-5 2-6 7-6 24-13 46-29 46-10 0-11-10-11-17 0-9 1-11 4-28 4-15 5-20 9-34 4-19 10-36 14-54 2-11 2-12 2-13 0-7-4-11-11-11-9 0-15 9-16 17zM103 125c-1 6-1 6-7 13-17 22-32 27-43 27-20 0-25-21-25-36 0-18 12-65 22-83 11-23 28-37 44-37 25 0 30 32 30 34s-1 4-1 7c-6 24-13 49-20 75z"><text:p/></draw:path><draw:path draw:style-name="gr3" draw:text-style-name="P69" svg:width="0.097cm" svg:height="0.178cm" svg:x="0.22cm" svg:y="0.048cm" svg:viewBox="0 0 98 179" svg:d="M61 8c0-8 0-8-8-8-18 17-42 18-53 18 0 3 0 5 0 8 7 0 24 0 39-7 0 46 0 92 0 138 0 8 0 12-27 12-3 0-8 0-11 0 0 3 0 6 0 10 6 0 39-1 49-1 8 0 42 1 48 1 0-4 0-7 0-10-3 0-7 0-10 0-27 0-27-4-27-12 0-50 0-100 0-149z"><text:p/></draw:path><draw:path draw:style-name="gr3" draw:text-style-name="P69" svg:width="0.255cm" svg:height="0.089cm" svg:x="0.493cm" svg:y="0.02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176cm" svg:height="0.173cm" svg:x="0.894cm" svg:y="0cm" svg:viewBox="0 0 177 174" svg:d="M129 25c-7-14-19-25-35-25-46 0-94 57-94 114 0 35 21 60 52 60 7 0 26-1 49-28 4 15 17 28 35 28 15 0 24-9 29-21 7-14 12-36 12-37 0-4-3-4-4-4-5 0-5 2-6 7-6 24-14 46-29 46-10 0-13-10-13-17 0-9 2-11 6-28 4-15 5-20 9-34 4-19 9-36 13-54 3-11 3-12 3-13 0-7-4-11-11-11-10 0-15 9-16 17zM103 125c-2 6-2 6-7 13-17 22-33 27-44 27-19 0-24-21-24-36 0-18 12-65 20-83 13-23 30-37 46-37 25 0 30 32 30 34s-1 4-1 7c-6 24-13 49-20 75z"><text:p/></draw:path><draw:path draw:style-name="gr3" draw:text-style-name="P69" svg:width="0.119cm" svg:height="0.178cm" svg:x="1.099cm" svg:y="0.048cm" svg:viewBox="0 0 120 179" svg:d="M120 129c-3 0-7 0-10 0 0 7-3 22-7 24-2 2-23 2-26 2-16 0-34 0-51 0 29-25 39-32 55-44 20-16 39-33 39-58 0-33-29-53-64-53-33 0-56 23-56 49 0 13 12 14 14 14 7 0 15-5 15-14 0-5-3-15-16-15 8-19 27-24 40-24 26 0 41 21 41 43 0 23-17 42-26 52-22 21-43 42-65 63-3 2-3 3-3 11 37 0 74 0 111 0 3-17 6-33 9-50z"><text:p/></draw:path></draw:g></text:span><text:span text:style-name="T6">. נסמן </text:span><text:span text:style-name="T6"><draw:g text:anchor-type="as-char" svg:y="-0.288cm" draw:z-index="17" draw:name="Shape18" draw:style-name="gr1"><svg:title>TexMaths</svg:title><svg:desc>11§display§b = f(a_1)§svg§600§FALSE§</svg:desc><draw:path draw:style-name="gr2" draw:text-style-name="P68" svg:width="1.509cm" svg:height="0.344cm" svg:x="0.002cm" svg:y="0.018cm" svg:viewBox="0 0 1510 345" svg:d="M0 0c504 0 1007 0 1510 0 0 115 0 230 0 345-503 0-1006 0-1510 0 0-115 0-230 0-345z"><text:p/></draw:path><draw:path draw:style-name="gr3" draw:text-style-name="P69" svg:width="0.141cm" svg:height="0.269cm" svg:x="0.001cm" svg:y="0.018cm" svg:viewBox="0 0 142 270" svg:d="M74 3c-2-1 0-3-6-3-9 0-36 2-46 3-3 0-8 1-8 8 0 4 4 4 9 4 19 0 20 4 20 7s-3 17-6 24c-11 42-20 84-31 126-5 20-6 24-6 37 0 38 20 61 48 61 47 0 94-58 94-111 0-36-21-62-52-62-17 0-34 11-45 23 10-40 19-78 29-117zM37 150c3-9 3-10 6-15 19-24 36-30 46-30 14 0 24 12 24 36 0 23-12 66-18 81-14 26-31 40-47 40-13 0-25-11-25-40 0-6 0-14 6-37 3-12 5-24 8-35z"><text:p/></draw:path><draw:path draw:style-name="gr3" draw:text-style-name="P69" svg:width="0.255cm" svg:height="0.089cm" svg:x="0.277cm" svg:y="0.145cm" svg:viewBox="0 0 256 90" svg:d="M244 15c6 0 12 0 12-7 0-8-6-8-12-8-77 0-154 0-231 0-5 0-13 0-13 8 0 7 8 7 13 7 77 0 154 0 231 0zM244 90c6 0 12 0 12-7 0-8-6-8-12-8-77 0-154 0-231 0-5 0-13 0-13 8 0 7 8 7 13 7 77 0 154 0 231 0z"><text:p/></draw:path><draw:path draw:style-name="gr3" draw:text-style-name="P69" svg:width="0.192cm" svg:height="0.348cm" svg:x="0.684cm" svg:y="0.018cm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69" svg:width="0.088cm" svg:height="0.383cm" svg:x="0.932cm" svg:y="0cm" svg:viewBox="0 0 89 384" svg:d="M89 380c0-1 0-1-6-8-49-48-61-121-61-179 0-67 14-135 62-183 5-4 5-4 5-7 0-2-1-3-4-3-4 0-39 26-61 75-20 43-24 86-24 118 0 28 3 76 25 119 23 47 56 72 60 72 3 0 4-1 4-4z"><text:p/></draw:path><draw:path draw:style-name="gr3" draw:text-style-name="P69" svg:width="0.176cm" svg:height="0.173cm" svg:x="1.058cm" svg:y="0.115cm" svg:viewBox="0 0 177 174" svg:d="M129 24c-7-14-18-24-35-24-46 0-94 56-94 112 0 37 22 62 52 62 7 0 27-1 50-29 4 17 17 29 36 29 13 0 22-9 28-21 7-14 11-37 11-38 0-4-3-4-4-4-5 0-5 1-6 7-6 25-13 48-29 48-10 0-11-10-11-17 0-9 1-12 4-29 4-17 5-21 9-35 4-19 10-37 14-54 2-11 2-11 2-13 0-7-4-10-11-10-9 0-15 9-16 16zM103 124c-1 7-1 8-7 15-17 21-32 27-43 27-20 0-25-22-25-36 0-20 13-67 22-85 11-23 28-37 44-37 25 0 30 32 30 34s-1 4-1 6c-6 26-13 51-20 76z"><text:p/></draw:path><draw:path draw:style-name="gr3" draw:text-style-name="P69" svg:width="0.097cm" svg:height="0.178cm" svg:x="1.277cm" svg:y="0.168cm" svg:viewBox="0 0 98 179" svg:d="M61 8c0-7 0-8-8-8-18 18-42 18-53 18 0 3 0 6 0 10 7 0 24 0 39-8 0 45 0 91 0 137 0 9 0 13-27 13-3 0-8 0-11 0 0 3 0 6 0 9 6 0 39-1 49-1 8 0 42 1 48 1 0-3 0-6 0-9-3 0-7 0-10 0-27 0-27-4-27-13 0-50 0-100 0-149z"><text:p/></draw:path><draw:path draw:style-name="gr3" draw:text-style-name="P69" svg:width="0.088cm" svg:height="0.383cm" svg:x="1.443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6">, כלומר לפי טרנזיטיביות והגדרת סימון פונקציה נקבל </text:span><text:span text:style-name="T6"><draw:g text:anchor-type="as-char" svg:y="-0.288cm" draw:z-index="18" draw:name="Shape19" draw:style-name="gr1"><svg:title>TexMaths</svg:title><svg:desc>11§display§\la a_1, b \ra, \la a_2, b \ra \in f§svg§600§FALSE§</svg:desc><draw:path draw:style-name="gr2" draw:text-style-name="P68" svg:width="2.848cm" svg:height="0.345cm" svg:x="0.001cm" svg:y="0.018cm" svg:viewBox="0 0 2849 346" svg:d="M1426 346c-475 0-951 0-1426 0 0-116 0-230 0-346 949 0 1900 0 2849 0 0 116 0 230 0 346-474 0-949 0-1423 0z"><text:p/></draw:path><draw:path draw:style-name="gr3" draw:text-style-name="P69" svg:width="0.085cm" svg:height="0.384cm" svg:x="0.024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9" svg:width="0.176cm" svg:height="0.174cm" svg:x="0.147cm" svg:y="0.115cm" svg:viewBox="0 0 177 175" svg:d="M129 25c-7-14-19-25-35-25-47 0-94 57-94 113 0 37 21 62 52 62 7 0 26-1 49-29 4 16 17 29 35 29 15 0 24-9 29-21 7-14 12-37 12-38 0-4-3-4-4-4-5 0-5 1-6 7-6 25-14 47-29 47-10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9" svg:width="0.098cm" svg:height="0.178cm" svg:x="0.365cm" svg:y="0.168cm" svg:viewBox="0 0 99 179" svg:d="M62 8c0-8-1-8-8-8-18 17-43 17-54 17 0 3 0 6 0 9 7 0 25 0 40-7 0 46 0 92 0 138 0 9 0 13-28 13-3 0-6 0-10 0 0 3 0 6 0 9 6-1 39-1 49-1 8 0 41 0 48 1 0-3 0-6 0-9-3 0-7 0-10 0-27 0-27-4-27-13 0-50 0-100 0-149z"><text:p/></draw:path><draw:path draw:style-name="gr3" draw:text-style-name="P69" svg:width="0.045cm" svg:height="0.115cm" svg:x="0.542cm" svg:y="0.247cm" svg:viewBox="0 0 46 116" svg:d="M46 41c0-26-10-41-25-41-13 0-21 10-21 21 0 10 8 20 21 20 4 0 10-1 13-5 1-1 1-1 2-1 0 2 1 0 1 6 0 28-14 51-26 64-4 4-4 5-4 6 0 2 2 5 4 5 3 0 35-30 35-75z"><text:p/></draw:path><draw:path draw:style-name="gr3" draw:text-style-name="P69" svg:width="0.141cm" svg:height="0.27cm" svg:x="0.7cm" svg:y="0.018cm" svg:viewBox="0 0 142 271" svg:d="M74 4c0-1 0-4-5-4-8 0-37 3-47 3-3 1-8 1-8 8 0 6 4 6 10 6 18 0 19 2 19 6 0 2-3 16-6 23-11 42-20 84-31 127-5 19-6 25-6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3" draw:text-style-name="P69" svg:width="0.086cm" svg:height="0.384cm" svg:x="0.868cm" svg:y="0cm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69" svg:width="0.044cm" svg:height="0.115cm" svg:x="1.031cm" svg:y="0.247cm" svg:viewBox="0 0 45 116" svg:d="M45 41c0-26-10-41-24-41-13 0-21 10-21 21 0 10 8 20 21 20 4 0 9-1 13-5 1-1 1-1 2-1 0 2 0 0 0 6 0 28-13 51-26 64-3 4-3 5-3 6 0 2 1 5 3 5 4 0 35-30 35-75z"><text:p/></draw:path><draw:path draw:style-name="gr3" draw:text-style-name="P69" svg:width="0.085cm" svg:height="0.384cm" svg:x="1.212cm" svg:y="0cm" svg:viewBox="0 0 86 385" svg:d="M84 15c2-4 2-5 2-7 0-5-3-8-8-8-3 0-6 2-9 9-23 59-45 118-68 177 0 2-1 4-1 7 0 2 0 2 1 6 23 59 45 118 68 176 1 5 4 10 9 10s8-3 8-7c0-1 0-3-2-7-23-59-45-119-69-178 24-60 46-119 69-178z"><text:p/></draw:path><draw:path draw:style-name="gr3" draw:text-style-name="P69" svg:width="0.175cm" svg:height="0.174cm" svg:x="1.336cm" svg:y="0.115cm" svg:viewBox="0 0 176 175" svg:d="M129 25c-8-14-19-25-37-25-45 0-92 57-92 113 0 37 21 62 51 62 7 0 27-1 50-29 4 16 17 29 35 29 14 0 22-9 29-21 7-14 11-37 11-38 0-4-3-4-4-4-4 0-5 1-6 7-6 25-13 47-28 47-11 0-13-10-13-17 0-9 2-11 6-29 4-17 4-20 8-34 4-18 10-36 14-54 3-11 3-12 3-13 0-7-5-11-12-11-9 0-14 9-15 17zM103 124c-2 8-2 8-7 15-18 22-33 27-44 27-20 0-24-21-24-36 0-19 12-66 20-84 13-23 30-37 46-37 24 0 29 32 29 34s0 4-1 7c-6 24-12 49-19 74z"><text:p/></draw:path><draw:path draw:style-name="gr3" draw:text-style-name="P69" svg:width="0.118cm" svg:height="0.178cm" svg:x="1.54cm" svg:y="0.168cm" svg:viewBox="0 0 119 179" svg:d="M119 130c-3 0-6 0-9 0-1 5-3 22-7 24-2 2-23 2-27 2-17 0-33 0-50 0 29-25 39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69" svg:width="0.044cm" svg:height="0.115cm" svg:x="1.729cm" svg:y="0.247cm" svg:viewBox="0 0 45 116" svg:d="M45 41c0-26-10-41-24-41-13 0-21 10-21 21 0 10 8 20 21 20 4 0 9-1 13-5 1-1 1-1 2-1 0 2 0 0 0 6 0 28-13 51-25 64-4 4-4 5-4 6 0 2 1 5 3 5 4 0 35-30 35-75z"><text:p/></draw:path><draw:path draw:style-name="gr3" draw:text-style-name="P69" svg:width="0.141cm" svg:height="0.27cm" svg:x="1.887cm" svg:y="0.018cm" svg:viewBox="0 0 142 271" svg:d="M74 4c0-1 0-4-6-4-9 0-36 3-46 3-3 1-8 1-8 8 0 6 4 6 9 6 19 0 20 2 20 6 0 2-3 16-6 23-11 42-20 84-31 127-5 19-6 25-6 37 0 37 20 61 48 61 47 0 94-57 94-112 0-36-21-62-52-62-17 0-33 11-45 23 10-39 19-77 29-116zM37 150c3-8 3-9 6-13 19-26 36-31 46-31 14 0 25 11 25 36 0 23-13 66-19 80-14 27-31 40-47 40-13 0-25-10-25-38 0-8 0-15 6-39 3-12 5-24 8-35z"><text:p/></draw:path><draw:path draw:style-name="gr3" draw:text-style-name="P69" svg:width="0.085cm" svg:height="0.384cm" svg:x="2.055cm" svg:y="0cm" svg:viewBox="0 0 86 385" svg:d="M85 199c1-4 1-5 1-6 0-3 0-1-1-6-23-59-45-119-68-178-3-7-5-9-9-9-5 0-8 3-8 8 0 1 0 2 2 6 23 60 45 119 68 179-23 58-45 117-68 177-2 4-2 5-2 8 0 4 3 7 8 7s6-4 9-7c23-60 45-119 68-179z"><text:p/></draw:path><draw:path draw:style-name="gr3" draw:text-style-name="P69" svg:width="0.193cm" svg:height="0.221cm" svg:x="2.324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9" svg:width="0.193cm" svg:height="0.349cm" svg:x="2.677cm" svg:y="0.017cm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/draw:g></text:span><text:span text:style-name="T6">. נשתמש בהגדרת יחס הופכי, ונקבל </text:span><text:span text:style-name="T6"><draw:g text:anchor-type="as-char" svg:y="-0.337cm" draw:z-index="19" draw:name="Shape20" draw:style-name="gr1"><svg:title>TexMaths</svg:title><svg:desc>11§display§\la b, a_1 \ra, \la b, a_2 \ra \in f^{-1}§svg§600§FALSE§</svg:desc><draw:path draw:style-name="gr2" draw:text-style-name="P68" svg:width="3.236cm" svg:height="0.395cm" svg:x="0.001cm" svg:y="0.021cm" svg:viewBox="0 0 3237 396" svg:d="M1619 396c-540 0-1079 0-1619 0 0-132 0-264 0-396 1079 0 2157 0 3237 0 0 132 0 264 0 396-540 0-1079 0-1618 0z"><text:p/></draw:path><draw:path draw:style-name="gr3" draw:text-style-name="P69" svg:width="0.085cm" svg:height="0.385cm" svg:x="0.024cm" svg:y="0.051cm" svg:viewBox="0 0 86 386" svg:d="M84 14c2-4 2-4 2-6 0-5-3-8-8-8-3 0-5 2-9 9-22 59-45 118-67 177-1 3-2 5-2 7 0 1 0 2 2 7 22 58 45 118 67 176 3 4 4 10 9 10s8-3 8-8c0-1 0-2-2-6-23-60-45-119-69-179 24-60 46-119 69-179z"><text:p/></draw:path><draw:path draw:style-name="gr3" draw:text-style-name="P69" svg:width="0.142cm" svg:height="0.27cm" svg:x="0.15cm" svg:y="0.073cm" svg:viewBox="0 0 143 271" svg:d="M75 4c0-1 0-4-6-4-8 0-36 2-47 3-2 1-7 1-7 8 0 4 4 4 9 4 19 0 20 4 20 7s-3 17-5 24c-11 42-21 84-32 126-5 20-7 26-7 40 0 35 21 59 50 59 45 0 93-56 93-112 0-36-21-62-52-62-17 0-34 11-45 23 10-38 19-77 29-116zM39 150c2-9 2-9 5-13 19-26 36-31 46-31 15 0 24 11 24 36 0 22-12 68-19 82-12 25-30 38-45 38-14 0-27-9-27-37 0-8 0-15 7-40 3-12 5-24 9-35z"><text:p/></draw:path><draw:path draw:style-name="gr3" draw:text-style-name="P69" svg:width="0.044cm" svg:height="0.115cm" svg:x="0.331cm" svg:y="0.299cm" svg:viewBox="0 0 45 116" svg:d="M45 41c0-26-10-41-25-41-12 0-20 10-20 21 0 10 8 20 20 20 5 0 10-1 14-5 1-1 1-2 2-2 0 2 0 1 0 7 0 28-13 52-26 64-4 4-4 5-4 6 0 3 2 5 4 5 4 0 35-30 35-75z"><text:p/></draw:path><draw:path draw:style-name="gr3" draw:text-style-name="P69" svg:width="0.176cm" svg:height="0.174cm" svg:x="0.485cm" svg:y="0.17cm" svg:viewBox="0 0 177 175" svg:d="M129 24c-7-13-19-24-35-24-47 0-94 57-94 114 0 36 21 61 52 61 7 0 26-1 49-28 4 15 17 28 35 28 15 0 24-8 29-21 7-14 12-37 12-38 0-5-3-5-4-5-5 0-5 3-6 8-6 25-14 48-29 48-11 0-13-10-13-18 0-9 2-11 6-29 4-16 5-20 9-34 4-19 9-36 13-55 3-10 3-11 3-12 0-7-4-11-11-11-10 0-15 9-16 16zM103 125c-2 7-2 7-7 14-17 22-33 28-44 28-19 0-24-21-24-37 0-19 12-66 20-85 13-22 30-36 46-36 25 0 30 32 30 34s-1 4-1 7c-6 25-13 49-20 75z"><text:p/></draw:path><draw:path draw:style-name="gr3" draw:text-style-name="P69" svg:width="0.098cm" svg:height="0.179cm" svg:x="0.703cm" svg:y="0.219cm" svg:viewBox="0 0 99 180" svg:d="M62 8c0-8-1-8-8-8-18 17-43 17-54 17 0 3 0 6 0 9 7 0 24 0 40-7 0 46 0 92 0 139 0 9 0 12-28 12-3 0-6 0-10 0 0 3 0 6 0 10 6-1 39-1 49-1 7 0 41 0 48 1 0-4 0-7 0-10-3 0-7 0-10 0-27 0-27-3-27-12 0-51 0-101 0-150z"><text:p/></draw:path><draw:path draw:style-name="gr3" draw:text-style-name="P69" svg:width="0.086cm" svg:height="0.385cm" svg:x="0.868cm" svg:y="0.051cm" svg:viewBox="0 0 87 386" svg:d="M85 200c2-5 2-6 2-7s0-1-2-7c-22-59-45-118-67-177-4-7-6-9-9-9-5 0-9 3-9 8 0 1 0 2 2 6 23 60 45 119 68 179-23 58-45 118-68 178-2 4-2 5-2 7 0 5 4 8 9 8 4 0 5-4 8-8 23-59 45-119 68-178z"><text:p/></draw:path><draw:path draw:style-name="gr3" draw:text-style-name="P69" svg:width="0.044cm" svg:height="0.115cm" svg:x="1.031cm" svg:y="0.299cm" svg:viewBox="0 0 45 116" svg:d="M45 41c0-26-10-41-24-41-13 0-21 10-21 21 0 10 8 20 21 20 4 0 9-1 13-5 1-1 1-2 2-2 0 2 0 1 0 7 0 28-13 52-25 64-4 4-4 5-4 6 0 3 1 5 3 5 4 0 35-30 35-75z"><text:p/></draw:path><draw:path draw:style-name="gr3" draw:text-style-name="P69" svg:width="0.085cm" svg:height="0.385cm" svg:x="1.212cm" svg:y="0.051cm" svg:viewBox="0 0 86 386" svg:d="M84 14c2-4 2-4 2-6 0-5-3-8-8-8-3 0-6 2-9 9-23 59-45 118-68 177 0 3-1 5-1 7 0 1 0 2 1 7 23 58 45 118 68 176 1 4 4 10 9 10s8-3 8-8c0-1 0-2-2-6-23-60-45-119-69-179 24-60 46-119 69-179z"><text:p/></draw:path><draw:path draw:style-name="gr3" draw:text-style-name="P69" svg:width="0.141cm" svg:height="0.27cm" svg:x="1.338cm" svg:y="0.073cm" svg:viewBox="0 0 142 271" svg:d="M75 4c0-1 0-4-6-4-8 0-37 2-47 3-3 1-8 1-8 8 0 4 5 4 10 4 19 0 19 4 19 7s-3 17-4 24c-11 42-21 84-32 126-5 20-7 26-7 40 0 35 21 59 50 59 45 0 92-56 92-112 0-36-20-62-51-62-17 0-34 11-45 23 10-38 19-77 29-116zM39 150c2-9 2-9 5-13 19-26 36-31 46-31 15 0 24 11 24 36 0 22-12 68-19 82-12 25-31 38-45 38s-27-9-27-37c0-8 0-15 7-40 3-12 5-24 9-35z"><text:p/></draw:path><draw:path draw:style-name="gr3" draw:text-style-name="P69" svg:width="0.044cm" svg:height="0.115cm" svg:x="1.519cm" svg:y="0.299cm" svg:viewBox="0 0 45 116" svg:d="M45 41c0-26-10-41-25-41-12 0-20 10-20 21 0 10 8 20 20 20 4 0 10-1 14-5 1-1 1-1 1-2 1 0 1 1 1 7 0 28-13 52-26 64-4 4-4 5-4 6 0 3 2 5 4 5 4 0 35-30 35-75z"><text:p/></draw:path><draw:path draw:style-name="gr3" draw:text-style-name="P69" svg:width="0.176cm" svg:height="0.174cm" svg:x="1.672cm" svg:y="0.17cm" svg:viewBox="0 0 177 175" svg:d="M129 24c-8-13-19-24-37-24-45 0-92 57-92 114 0 36 21 61 51 61 7 0 27-1 50-28 4 15 17 28 35 28 14 0 22-8 29-21 7-14 12-37 12-38 0-5-4-5-5-5-4 0-5 3-6 8-6 25-13 48-28 48-11 0-13-10-13-18 0-9 2-11 6-29 4-16 4-20 8-34 4-19 10-36 14-55 3-10 3-11 3-12 0-7-5-11-12-11-9 0-14 9-15 16zM103 125c-2 7-2 7-7 14-18 22-33 28-44 28-20 0-24-21-24-37 0-19 12-66 20-85 13-22 30-36 46-36 24 0 29 32 29 34s0 4-1 7c-6 25-12 49-19 75z"><text:p/></draw:path><draw:path draw:style-name="gr3" draw:text-style-name="P69" svg:width="0.118cm" svg:height="0.179cm" svg:x="1.878cm" svg:y="0.219cm" svg:viewBox="0 0 119 180" svg:d="M119 130c-3 0-6 0-9 0-1 6-3 22-7 24-2 3-23 3-27 3-17 0-33 0-50 0 29-26 39-33 54-46 21-16 39-33 39-58 0-33-29-53-63-53s-56 23-56 49c0 13 11 14 14 14 7 0 15-5 15-14 0-5-3-15-17-15 9-19 28-24 40-24 27 0 42 21 42 43 0 23-18 42-26 52-22 21-44 42-66 64-2 2-2 3-2 11 37 0 74 0 111 0 2-17 6-33 8-50z"><text:p/></draw:path><draw:path draw:style-name="gr3" draw:text-style-name="P69" svg:width="0.086cm" svg:height="0.385cm" svg:x="2.055cm" svg:y="0.051cm" svg:viewBox="0 0 87 386" svg:d="M85 200c2-5 2-6 2-7s0-1-2-7c-23-59-45-118-68-177-3-7-5-9-9-9-5 0-8 3-8 8 0 1 0 2 2 6 23 60 45 119 68 179-23 58-45 118-68 178-2 4-2 5-2 7 0 5 3 8 8 8s6-4 9-8c23-59 45-119 68-178z"><text:p/></draw:path><draw:path draw:style-name="gr3" draw:text-style-name="P69" svg:width="0.193cm" svg:height="0.223cm" svg:x="2.324cm" svg:y="0.132cm" svg:viewBox="0 0 194 224" svg:d="M180 119c7 0 14 0 14-8 0-7-7-7-14-7-55 0-108 0-163 0 4-52 48-89 103-89 20 0 41 0 60 0 7 0 14 0 14-7 0-8-7-8-14-8-20 0-40 0-61 0-66 0-119 49-119 111s53 113 119 113c21 0 41 0 61 0 7 0 14 0 14-8s-7-8-14-8c-19 0-40 0-60 0-55 0-99-37-103-89 55 0 108 0 163 0z"><text:p/></draw:path><draw:path draw:style-name="gr3" draw:text-style-name="P69" svg:width="0.192cm" svg:height="0.35cm" svg:x="2.678cm" svg:y="0.069cm" svg:viewBox="0 0 193 351" svg:d="M121 118c11 0 22 0 33 0 8 0 12 0 12-8 0-4-4-4-11-4-11 0-21 0-32 0 2-16 6-30 8-44 2-8 8-36 10-41 3-7 10-12 17-12 3 0 13 0 20 6-17 2-21 15-21 21 0 9 7 14 15 14 10 0 21-9 21-24 0-17-18-26-35-26-13 0-37 7-48 45-2 8-3 12-13 61-9 0-18 0-27 0-7 0-12 0-12 8 0 4 5 4 11 4 9 0 17 0 26 0-10 51-19 101-29 151-7 38-13 73-34 73-1 0-11 0-18-7 18-1 21-15 21-21 0-9-6-13-14-13-10 0-21 8-21 23 0 18 17 27 32 27 22 0 37-24 44-38 12-24 22-72 22-74 8-39 15-80 23-121z"><text:p/></draw:path><draw:path draw:style-name="gr3" draw:text-style-name="P69" svg:width="0.183cm" svg:height="0.012cm" svg:x="2.916cm" svg:y="0.107cm" svg:viewBox="0 0 184 13" svg:d="M173 13c4 0 11 0 11-6 0-7-7-7-11-7-54 0-108 0-162 0-4 0-11 0-11 7 0 6 7 6 11 6 54 0 108 0 162 0z"><text:p/></draw:path><draw:path draw:style-name="gr3" draw:text-style-name="P69" svg:width="0.098cm" svg:height="0.179cm" svg:x="3.159cm" svg:y="0.001cm" svg:viewBox="0 0 99 180" svg:d="M62 8c0-8-1-8-9-8-17 18-42 18-53 18 0 3 0 6 0 10 7 0 24 0 40-8 0 46 0 91 0 138 0 9 0 12-28 12-3 0-6 0-10 0 0 3 0 6 0 10 5 0 39-1 49-1 7 0 41 1 48 1 0-4 0-7 0-10-3 0-8 0-11 0-26 0-26-3-26-12 0-51 0-101 0-150z"><text:p/></draw:path></draw:g></text:span><text:span text:style-name="T6">. לפי הנתון </text:span><text:span text:style-name="T6"><draw:g text:anchor-type="as-char" svg:y="-0.339cm" draw:z-index="20" draw:name="Shape21" draw:style-name="gr1"><svg:title>TexMaths</svg:title><svg:desc>11§display§f^{-1}§svg§600§FALSE§</svg:desc><draw:path draw:style-name="gr2" draw:text-style-name="P68" svg:width="0.558cm" svg:height="0.376cm" svg:x="0.001cm" svg:y="0.018cm" svg:viewBox="0 0 559 377" svg:d="M281 377c-94 0-187 0-281 0 0-126 0-252 0-377 186 0 373 0 559 0 0 125 0 251 0 377-92 0-186 0-278 0z"><text:p/></draw:path><draw:path draw:style-name="gr3" draw:text-style-name="P69" svg:width="0.192cm" svg:height="0.348cm" svg:x="0.002cm" svg:y="0.067cm" svg:viewBox="0 0 193 349" svg:d="M121 117c11 0 22 0 33 0 8 0 12 0 12-7 0-5-4-5-11-5-11 0-22 0-32 0 2-15 5-29 8-44 2-8 8-35 10-40 3-7 10-13 17-13 3 0 13 0 19 7-16 1-21 15-21 21 0 9 8 13 15 13 11 0 22-8 22-23 0-17-18-26-35-26-13 0-37 7-48 45-2 8-3 12-13 60-9 0-18 0-27 0-7 0-12 0-12 7 0 6 5 5 11 5 9 0 17 0 26 0-10 51-19 102-29 151-7 37-13 72-33 72-2 0-12 0-19-6 18-1 21-16 21-21 0-9-6-13-14-13-10 0-21 7-21 23s17 26 33 26c21 0 36-23 43-37 12-24 21-72 22-74 8-39 15-80 23-121z"><text:p/></draw:path><draw:path draw:style-name="gr3" draw:text-style-name="P69" svg:width="0.182cm" svg:height="0.012cm" svg:x="0.241cm" svg:y="0.106cm" svg:viewBox="0 0 183 13" svg:d="M172 13c4 0 11 0 11-6 0-7-7-7-11-7-54 0-107 0-161 0-4 0-11 0-11 7 0 6 7 6 11 6 54 0 107 0 161 0z"><text:p/></draw:path><draw:path draw:style-name="gr3" draw:text-style-name="P69" svg:width="0.098cm" svg:height="0.178cm" svg:x="0.481cm" svg:y="0cm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6"><text:s/>ח"ע, ומשום ש־</text:span><text:span text:style-name="T6"><draw:g text:anchor-type="as-char" svg:y="-0.27cm" draw:z-index="21" draw:name="Shape22" draw:style-name="gr1"><svg:title>TexMaths</svg:title><svg:desc>11§display§b = b§svg§600§FALSE§</svg:desc><draw:path draw:style-name="gr2" draw:text-style-name="P68" svg:width="0.798cm" svg:height="0.23cm" svg:x="0.003cm" svg:y="0.018cm" svg:viewBox="0 0 799 231" svg:d="M0 0c266 0 533 0 799 0 0 77 0 154 0 231-266 0-533 0-799 0 0-77 0-154 0-231z"><text:p/></draw:path><draw:path draw:style-name="gr3" draw:text-style-name="P69" svg:width="0.142cm" svg:height="0.27cm" svg:x="0.001cm" svg:y="0cm" svg:viewBox="0 0 143 271" svg:d="M75 4c-2-1 0-4-6-4-9 0-36 3-47 4-2 0-7 0-7 8 0 5 4 5 9 5 19 0 20 2 20 6 0 2-3 16-6 23-11 42-20 84-31 126-5 18-7 25-7 38 0 37 21 61 49 61 46 0 94-57 94-114 0-34-21-60-52-60-17 0-34 11-45 23 10-39 19-77 29-116zM38 149c3-8 3-9 6-13 19-25 36-30 46-30 14 0 24 12 24 35s-12 67-19 81c-13 27-30 40-46 40-13 0-25-10-25-39 0-7 0-14 6-38 3-12 5-24 8-36z"><text:p/></draw:path><draw:path draw:style-name="gr3" draw:text-style-name="P69" svg:width="0.255cm" svg:height="0.089cm" svg:x="0.278cm" svg:y="0.127cm" svg:viewBox="0 0 256 90" svg:d="M243 15c5 0 13 0 13-7 0-8-8-8-13-8-77 0-154 0-231 0-5 0-12 0-12 8 0 7 7 7 13 7 77 0 153 0 230 0zM243 90c5 0 13 0 13-7 0-8-8-8-13-8-77 0-153 0-230 0-6 0-13 0-13 8 0 7 7 7 12 7 77 0 154 0 231 0z"><text:p/></draw:path><draw:path draw:style-name="gr3" draw:text-style-name="P69" svg:width="0.141cm" svg:height="0.27cm" svg:x="0.681cm" svg:y="0cm" svg:viewBox="0 0 142 271" svg:d="M74 4c-1-1 0-4-5-4-9 0-37 3-47 4-3 0-8 0-8 8 0 5 4 5 10 5 18 0 19 2 19 6 0 2-3 16-6 23-11 42-21 84-32 126-4 18-5 25-5 38 0 37 20 61 48 61 47 0 94-57 94-114 0-34-21-60-52-60-17 0-33 11-45 23 10-39 19-77 29-116zM37 149c3-8 3-9 7-13 19-25 36-30 46-30 13 0 24 12 24 35s-13 67-19 81c-14 27-31 40-47 40-12 0-25-10-25-39 0-7 0-14 7-38 2-12 5-24 7-36z"><text:p/></draw:path></draw:g></text:span><text:span text:style-name="T6"> (כל גודל שווה לעצמו), נסיק </text:span><text:span text:style-name="T6"><draw:g text:anchor-type="as-char" svg:y="-0.168cm" draw:z-index="22" draw:name="Shape23" draw:style-name="gr1"><svg:title>TexMaths</svg:title><svg:desc>11§display§a_1 = a_2§svg§600§FALSE§</svg:desc><draw:path draw:style-name="gr2" draw:text-style-name="P68" svg:width="1.193cm" svg:height="0.188cm" svg:x="0.006cm" svg:y="0.018cm" svg:viewBox="0 0 1194 189" svg:d="M598 189c-200 0-399 0-598 0 0-63 0-126 0-189 398 0 796 0 1194 0 0 63 0 126 0 189-199 0-398 0-596 0z"><text:p/></draw:path><draw:path draw:style-name="gr3" draw:text-style-name="P69" svg:width="0.176cm" svg:height="0.173cm" svg:x="0.001cm" svg:y="0cm" svg:viewBox="0 0 177 174" svg:d="M129 25c-7-14-18-25-35-25-46 0-94 57-94 114 0 35 22 60 52 60 7 0 27-1 50-28 3 15 17 28 36 28 13 0 22-9 28-21 7-14 11-36 11-37 0-4-3-4-4-4-5 0-5 2-6 7-6 24-13 46-29 46-10 0-11-10-11-17 0-9 1-11 4-28 4-15 5-20 9-34 4-19 10-36 14-54 2-11 2-12 2-13 0-7-4-11-11-11-9 0-15 9-16 17zM103 125c-1 6-1 6-7 13-17 22-32 27-43 27-20 0-25-21-25-36 0-18 12-65 22-83 11-23 28-37 44-37 25 0 30 32 30 34s-1 4-1 7c-6 24-13 49-20 75z"><text:p/></draw:path><draw:path draw:style-name="gr3" draw:text-style-name="P69" svg:width="0.097cm" svg:height="0.178cm" svg:x="0.22cm" svg:y="0.048cm" svg:viewBox="0 0 98 179" svg:d="M61 8c0-8 0-8-8-8-18 17-42 18-53 18 0 3 0 5 0 8 7 0 24 0 39-7 0 46 0 92 0 138 0 8 0 12-27 12-3 0-8 0-11 0 0 3 0 6 0 10 6 0 39-1 49-1 8 0 42 1 48 1 0-4 0-7 0-10-3 0-7 0-10 0-27 0-27-4-27-12 0-50 0-100 0-149z"><text:p/></draw:path><draw:path draw:style-name="gr3" draw:text-style-name="P69" svg:width="0.255cm" svg:height="0.089cm" svg:x="0.493cm" svg:y="0.02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176cm" svg:height="0.173cm" svg:x="0.894cm" svg:y="0cm" svg:viewBox="0 0 177 174" svg:d="M129 25c-7-14-19-25-35-25-46 0-94 57-94 114 0 35 21 60 52 60 7 0 26-1 49-28 4 15 17 28 35 28 15 0 24-9 29-21 7-14 12-36 12-37 0-4-3-4-4-4-5 0-5 2-6 7-6 24-14 46-29 46-10 0-13-10-13-17 0-9 2-11 6-28 4-15 5-20 9-34 4-19 9-36 13-54 3-11 3-12 3-13 0-7-4-11-11-11-10 0-15 9-16 17zM103 125c-2 6-2 6-7 13-17 22-33 27-44 27-19 0-24-21-24-36 0-18 12-65 20-83 13-23 30-37 46-37 25 0 30 32 30 34s-1 4-1 7c-6 24-13 49-20 75z"><text:p/></draw:path><draw:path draw:style-name="gr3" draw:text-style-name="P69" svg:width="0.119cm" svg:height="0.178cm" svg:x="1.099cm" svg:y="0.048cm" svg:viewBox="0 0 120 179" svg:d="M120 129c-3 0-7 0-10 0 0 7-3 22-7 24-2 2-23 2-26 2-16 0-34 0-51 0 29-25 39-32 55-44 20-16 39-33 39-58 0-33-29-53-64-53-33 0-56 23-56 49 0 13 12 14 14 14 7 0 15-5 15-14 0-5-3-15-16-15 8-19 27-24 40-24 26 0 41 21 41 43 0 23-17 42-26 52-22 21-43 42-65 63-3 2-3 3-3 11 37 0 74 0 111 0 3-17 6-33 9-50z"><text:p/></draw:path></draw:g></text:span><text:span text:style-name="T6">, כדרוש. </text:span></text:p>
        </text:list-item>
      </text:list>
      <text:p text:style-name="P28"><text:span text:style-name="T6"><draw:g text:anchor-type="as-char" svg:y="-0.288cm" draw:z-index="23" draw:name="Shape24" draw:style-name="gr1"><svg:title>TexMaths</svg:title><svg:desc>11§display§\QED§svg§600§FALSE§</svg:desc><draw:path draw:style-name="gr2" draw:text-style-name="P68" svg:width="1.751cm" svg:height="0.247cm" svg:x="0.001cm" svg:y="0.018cm" svg:viewBox="0 0 1752 248" svg:d="M0 0c584 0 1168 0 1752 0 0 83 0 165 0 248-584 0-1168 0-1752 0 0-83 0-165 0-248z"><text:p/></draw:path><draw:path draw:style-name="gr3" draw:text-style-name="P69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9" svg:width="0.04cm" svg:height="0.04cm" svg:x="0.368cm" svg:y="0.235cm" svg:viewBox="0 0 41 41" svg:d="M41 21c0-12-10-21-21-21-12 0-20 9-20 21 0 11 8 20 20 20 11 0 21-9 21-20z"><text:p/></draw:path><draw:path draw:style-name="gr3" draw:text-style-name="P69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9" svg:width="0.04cm" svg:height="0.04cm" svg:x="0.764cm" svg:y="0.235cm" svg:viewBox="0 0 41 41" svg:d="M41 21c0-12-9-21-20-21-12 0-21 9-21 21 0 11 9 20 21 20 11 0 20-9 20-20z"><text:p/></draw:path><draw:path draw:style-name="gr3" draw:text-style-name="P69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9" svg:width="0.041cm" svg:height="0.04cm" svg:x="1.205cm" svg:y="0.235cm" svg:viewBox="0 0 42 41" svg:d="M42 21c0-12-10-21-21-21s-21 9-21 21c0 11 10 20 21 20s21-9 21-20z"><text:p/></draw:path><draw:path draw:style-name="gr3" draw:text-style-name="P69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span></text:p>
      <text:h text:style-name="P51" text:outline-level="3">סעיף (ב)</text:h>
      <text:p text:style-name="P7"><text:span text:style-name="T1">צ.ל.: </text:span>תהיה פונקציה <draw:g text:anchor-type="as-char" svg:y="-0.277cm" draw:z-index="24" draw:name="Shape25" draw:style-name="gr1"><svg:title>TexMaths</svg:title><svg:desc>11§display§f \colon A \to B§svg§600§FALSE§</svg:desc><draw:path draw:style-name="gr2" draw:text-style-name="P68" svg:width="1.651cm" svg:height="0.313cm" svg:x="0.001cm" svg:y="0.02cm" svg:viewBox="0 0 1652 314" svg:d="M0 0c551 0 1101 0 1652 0 0 104 0 210 0 314-551 0-1101 0-1652 0 0-104 0-210 0-314z"><text:p/></draw:path><draw:path draw:style-name="gr3" draw:text-style-name="P69" svg:width="0.191cm" svg:height="0.348cm" svg:x="0.002cm" svg:y="0.004cm" svg:viewBox="0 0 192 349" svg:d="M121 118c11 0 22 0 33 0 8 0 12 0 12-8 0-5-4-5-11-5-11 0-21 0-32 0 2-15 6-29 8-43 2-8 8-36 10-41 3-7 10-12 17-12 3 0 12 0 20 6-17 1-21 16-21 21 0 9 7 13 15 13 9 0 20-8 20-23 0-17-17-26-34-26-13 0-37 7-48 45-2 8-3 12-13 60-9 0-18 0-27 0-7 0-12 0-12 8 0 5 5 5 11 5 9 0 17 0 26 0-10 50-19 99-29 150-7 37-13 72-34 72-1 0-11 0-18-6 18-1 21-15 21-21 0-9-6-13-14-13-10 0-21 8-21 23 0 17 16 26 32 26 22 0 37-23 44-37 12-24 21-71 22-74 8-40 15-80 23-120z"><text:p/></draw:path><draw:path draw:style-name="gr3" draw:text-style-name="P69" svg:width="0.04cm" svg:height="0.165cm" svg:x="0.288cm" svg:y="0.11cm" svg:viewBox="0 0 41 166" svg:d="M41 21c0-12-9-21-20-21-12 0-21 9-21 21 0 11 9 20 21 20 11 0 20-9 20-20zM41 146c0-12-9-21-20-21-12 0-21 9-21 21 0 11 9 20 21 20 11 0 20-9 20-20z"><text:p/></draw:path><draw:path draw:style-name="gr3" draw:text-style-name="P69" svg:width="0.264cm" svg:height="0.274cm" svg:x="0.505cm" svg:y="0cm" svg:viewBox="0 0 265 275" svg:d="M55 231c-15 25-30 30-47 32-5 1-8 1-8 7 0 2 2 5 4 5 11 0 23-2 34-2 13 0 26 2 39 2 2 0 7 0 7-8 0-3-4-4-6-4-9 0-19-4-19-14 0-4 3-8 6-14 10-16 20-33 30-49 31 0 64 0 96 0 1 7 7 60 7 64 0 11-21 13-29 13-5 0-8 0-8 7 0 5 4 5 5 5 15 0 32-2 48-2 10 0 35 2 43 2 4 0 8 0 8-8 0-4-4-4-9-4-24 0-24-3-25-14-8-80-17-160-24-240 0-8 0-9-7-9-6 0-8 2-10 7-45 74-90 149-135 224zM102 175c26-43 51-86 76-128 5 42 8 85 12 128-29 0-58 0-88 0z"><text:p/></draw:path><draw:path draw:style-name="gr3" draw:text-style-name="P69" svg:width="0.342cm" svg:height="0.199cm" svg:x="0.909cm" svg:y="0.079cm" svg:viewBox="0 0 343 200" svg:d="M301 108c-22 16-32 33-35 37-17 26-21 49-21 51 0 4 6 4 8 4 7 0 8-1 9-8 9-36 32-69 76-87 4-1 5-3 5-5 0-3-2-3-3-3-17-7-64-27-78-92-1-4-2-5-9-5-2 0-8 0-8 4 0 1 4 26 20 51 8 12 19 25 36 37-95 0-191 0-287 0-7 0-14 0-14 8s7 8 14 8c96 0 192 0 287 0z"><text:p/></draw:path><draw:path draw:style-name="gr3" draw:text-style-name="P69" svg:width="0.275cm" svg:height="0.26cm" svg:x="1.397cm" svg:y="0.013cm" svg:viewBox="0 0 276 261" svg:d="M46 232c-4 14-5 17-35 17-7 0-11 0-11 8 0 4 3 4 11 4 46 0 91 0 137 0 62 0 107-45 107-83 0-26-22-48-59-53 39-7 80-36 80-72 0-29-25-53-71-53-43 0-87 0-130 0-8 0-12 0-12 8 0 3 4 3 11 3 1 0 8 0 15 1s10 1 10 7c0 1 0 2-1 6-18 69-34 139-52 207zM104 122c8-32 16-64 24-96 4-14 4-15 20-15 17 0 35 0 51 0 34 0 42 23 42 41 0 33-33 70-80 70-19 0-38 0-57 0zM87 249c-6 0-7 0-9 0-3 0-4-1-4-4 0-1 0-1 1-9 9-35 18-71 27-106 24 0 49 0 73 0 37 0 44 28 44 45 0 37-34 74-79 74-18 0-36 0-53 0z"><text:p/></draw:path></draw:g>, נוכיח <draw:g text:anchor-type="as-char" svg:y="-0.273cm" draw:z-index="25" draw:name="Shape26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text:s/>על אמ"מ <draw:g text:anchor-type="as-char" svg:y="-0.339cm" draw:z-index="26" draw:name="Shape27" draw:style-name="gr1"><svg:title>TexMaths</svg:title><svg:desc>11§display§f^{-1}§svg§600§FALSE§</svg:desc><draw:path draw:style-name="gr2" draw:text-style-name="P68" svg:width="0.558cm" svg:height="0.376cm" svg:x="0.001cm" svg:y="0.018cm" svg:viewBox="0 0 559 377" svg:d="M281 377c-94 0-187 0-281 0 0-126 0-252 0-377 186 0 373 0 559 0 0 125 0 251 0 377-92 0-186 0-278 0z"><text:p/></draw:path><draw:path draw:style-name="gr3" draw:text-style-name="P69" svg:width="0.192cm" svg:height="0.348cm" svg:x="0.002cm" svg:y="0.067cm" svg:viewBox="0 0 193 349" svg:d="M121 118c11 0 22 0 33 0 8 0 12-1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3" draw:text-style-name="P69" svg:width="0.182cm" svg:height="0.012cm" svg:x="0.241cm" svg:y="0.106cm" svg:viewBox="0 0 183 13" svg:d="M172 13c4 0 11 0 11-6 0-7-7-7-11-7-54 0-107 0-161 0-4 0-11 0-11 7 0 6 7 6 11 6 54 0 107 0 161 0z"><text:p/></draw:path><draw:path draw:style-name="gr3" draw:text-style-name="P69" svg:width="0.098cm" svg:height="0.178cm" svg:x="0.481cm" svg:y="0cm" svg:viewBox="0 0 99 179" svg:d="M62 8c0-8-1-8-8-8-18 18-42 18-54 18 0 3 0 6 0 9 7 0 25 0 40-7 0 46 0 91 0 137 0 9 0 12-27 12-3 0-7 0-11 0 0 3 0 7 0 10 6 0 39-1 49-1 7 0 41 1 48 1 0-3 0-7 0-10-3 0-8 0-11 0-26 0-26-3-26-12 0-50 0-100 0-149z"><text:p/></draw:path></draw:g><text:s/>מלא ב־<draw:g text:anchor-type="as-char" svg:y="-0.263cm" draw:z-index="27" draw:name="Shape28" draw:style-name="gr1"><svg:title>TexMaths</svg:title><svg:desc>11§display§B§svg§600§FALSE§</svg:desc><draw:path draw:style-name="gr2" draw:text-style-name="P68" svg:width="0.251cm" svg:height="0.223cm" svg:x="0.003cm" svg:y="0.018cm" svg:viewBox="0 0 252 224" svg:d="M0 0c83 0 168 0 252 0 0 75 0 149 0 224-84 0-169 0-252 0 0-75 0-149 0-224z"><text:p/></draw:path><draw:path draw:style-name="gr3" draw:text-style-name="P69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. </text:p>
      <text:p text:style-name="P9">הוכחה: <text:span text:style-name="T6">נפצל לשתי גרירות;</text:span></text:p>
      <text:list text:style-name="L2">
        <text:list-item>
          <text:p text:style-name="P62"><text:span text:style-name="T6">נניח </text:span><text:span text:style-name="T6"><draw:g text:anchor-type="as-char" svg:y="-0.273cm" draw:z-index="28" draw:name="Shape29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6"><text:s/>על, נוכיח </text:span><text:span text:style-name="T6"><draw:g text:anchor-type="as-char" svg:y="-0.339cm" draw:z-index="29" draw:name="Shape30" draw:style-name="gr1"><svg:title>TexMaths</svg:title><svg:desc>11§display§f^{-1}§svg§600§FALSE§</svg:desc><draw:path draw:style-name="gr2" draw:text-style-name="P68" svg:width="0.558cm" svg:height="0.376cm" svg:x="0.001cm" svg:y="0.018cm" svg:viewBox="0 0 559 377" svg:d="M281 377c-94 0-187 0-281 0 0-126 0-252 0-377 186 0 373 0 559 0 0 125 0 251 0 377-92 0-186 0-278 0z"><text:p/></draw:path><draw:path draw:style-name="gr3" draw:text-style-name="P69" svg:width="0.192cm" svg:height="0.348cm" svg:x="0.002cm" svg:y="0.067cm" svg:viewBox="0 0 193 349" svg:d="M121 117c11 0 22 0 33 0 8 0 12 0 12-7 0-5-4-5-11-5-11 0-22 0-32 0 2-15 5-29 8-44 2-8 8-35 10-40 3-7 10-13 17-13 3 0 13 0 19 7-16 1-21 15-21 21 0 9 8 13 15 13 11 0 22-8 22-23 0-17-18-26-35-26-13 0-37 7-48 45-2 8-3 12-13 60-9 0-18 0-27 0-7 0-12 0-12 7 0 6 5 5 11 5 9 0 17 0 26 0-10 51-19 102-29 151-7 37-13 72-33 72-2 0-12 0-19-6 18-1 21-16 21-21 0-9-6-13-14-13-10 0-21 7-21 23s17 26 33 26c21 0 36-23 43-37 12-24 21-72 22-74 8-39 15-80 23-121z"><text:p/></draw:path><draw:path draw:style-name="gr3" draw:text-style-name="P69" svg:width="0.182cm" svg:height="0.012cm" svg:x="0.241cm" svg:y="0.106cm" svg:viewBox="0 0 183 13" svg:d="M172 13c4 0 11 0 11-6 0-7-7-7-11-7-54 0-107 0-161 0-4 0-11 0-11 7 0 6 7 6 11 6 54 0 107 0 161 0z"><text:p/></draw:path><draw:path draw:style-name="gr3" draw:text-style-name="P69" svg:width="0.098cm" svg:height="0.178cm" svg:x="0.481cm" svg:y="0cm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6"><text:s/>מלא ב־</text:span><text:span text:style-name="T6"><draw:g text:anchor-type="as-char" svg:y="-0.263cm" draw:z-index="30" draw:name="Shape31" draw:style-name="gr1"><svg:title>TexMaths</svg:title><svg:desc>11§display§B§svg§600§FALSE§</svg:desc><draw:path draw:style-name="gr2" draw:text-style-name="P68" svg:width="0.251cm" svg:height="0.223cm" svg:x="0.003cm" svg:y="0.018cm" svg:viewBox="0 0 252 224" svg:d="M0 0c83 0 168 0 252 0 0 75 0 149 0 224-84 0-169 0-252 0 0-75 0-149 0-224z"><text:p/></draw:path><draw:path draw:style-name="gr3" draw:text-style-name="P69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6">, כלומר, יהי </text:span><text:span text:style-name="T6"><draw:g text:anchor-type="as-char" svg:y="-0.266cm" draw:z-index="31" draw:name="Shape32" draw:style-name="gr1"><svg:title>TexMaths</svg:title><svg:desc>11§display§b \in B§svg§600§FALSE§</svg:desc><draw:path draw:style-name="gr2" draw:text-style-name="P68" svg:width="0.888cm" svg:height="0.242cm" svg:x="0.003cm" svg:y="0.02cm" svg:viewBox="0 0 889 243" svg:d="M0 0c296 0 593 0 889 0 0 81 0 162 0 243-296 0-593 0-889 0 0-81 0-162 0-243z"><text:p/></draw:path><draw:path draw:style-name="gr3" draw:text-style-name="P69" svg:width="0.142cm" svg:height="0.27cm" svg:x="0.001cm" svg:y="0cm" svg:viewBox="0 0 143 271" svg:d="M75 4c-2-1 0-4-6-4-8 0-36 3-46 4-3 0-8 0-8 8 0 5 4 5 9 5 19 0 20 2 20 6 0 2-3 16-5 23-11 42-21 84-32 126-5 19-7 26-7 39 0 36 21 60 50 60 45 0 93-57 93-113 0-34-21-61-52-61-17 0-34 11-45 23 10-38 19-77 29-116zM39 149c2-8 2-8 5-12 19-26 36-31 46-31 15 0 24 11 24 36 0 22-12 67-19 81-12 26-30 40-45 40-14 0-26-10-26-39 0-8 0-15 6-40 3-11 5-23 9-35z"><text:p/></draw:path><draw:path draw:style-name="gr3" draw:text-style-name="P69" svg:width="0.193cm" svg:height="0.222cm" svg:x="0.288cm" svg:y="0.059cm" svg:viewBox="0 0 194 223" svg:d="M179 119c7 0 15 0 15-8 0-7-8-7-15-7-54 0-109 0-162 0 4-51 48-89 103-89 20 0 40 0 59 0 7 0 15 0 15-7 0-8-8-8-15-8-21 0-40 0-60 0-66 0-119 50-119 111s53 112 119 112c20 0 39 0 60 0 7 0 15 0 15-8s-8-8-15-8c-19 0-39 0-59 0-55 0-99-37-103-88 53 0 108 0 162 0z"><text:p/></draw:path><draw:path draw:style-name="gr3" draw:text-style-name="P69" svg:width="0.275cm" svg:height="0.262cm" svg:x="0.636cm" svg:y="0.005cm" svg:viewBox="0 0 276 263" svg:d="M46 233c-4 14-4 17-35 17-7 0-11 0-11 8 0 5 4 5 11 5 46 0 91 0 138 0 61 0 106-46 106-84 0-28-22-49-59-53 39-8 80-37 80-73 0-29-25-53-71-53-44 0-87 0-130 0-8 0-11 0-11 8 0 4 3 4 10 4 1 0 9 0 15 0 7 1 10 1 10 7 0 1 0 2-1 7-18 69-34 138-52 207zM105 122c7-32 16-64 24-96 3-13 3-14 21-14 16 0 33 0 49 0 34 0 42 22 42 40 0 34-33 70-80 70-19 0-38 0-56 0zM87 250c-6 0-7 0-9 0-3-1-4-1-4-4 0-1 0-1 1-9 9-35 19-70 27-106 25 0 49 0 73 0 37 0 44 27 44 44 0 38-34 75-79 75-18 0-35 0-53 0z"><text:p/></draw:path></draw:g></text:span><text:span text:style-name="T6">, נוכיח קיום </text:span><text:span text:style-name="T6"><draw:g text:anchor-type="as-char" svg:y="-0.273cm" draw:z-index="32" draw:name="Shape33" draw:style-name="gr1"><svg:title>TexMaths</svg:title><svg:desc>11§display§a \in A§svg§600§FALSE§</svg:desc><draw:path draw:style-name="gr2" draw:text-style-name="P68" svg:width="0.913cm" svg:height="0.25cm" svg:x="0.006cm" svg:y="0.02cm" svg:viewBox="0 0 914 251" svg:d="M457 251c-152 0-304 0-457 0 0-84 0-167 0-251 305 0 609 0 914 0 0 84 0 167 0 251-152 0-305 0-457 0z"><text:p/></draw:path><draw:path draw:style-name="gr3" draw:text-style-name="P69" svg:width="0.176cm" svg:height="0.173cm" svg:x="0.001cm" svg:y="0.109cm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69" svg:width="0.192cm" svg:height="0.221cm" svg:x="0.329cm" svg:y="0.072cm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69" svg:width="0.264cm" svg:height="0.274cm" svg:x="0.674cm" svg:y="0cm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6"><text:s/>כך ש־</text:span><text:span text:style-name="T6"><draw:g text:anchor-type="as-char" svg:y="-0.337cm" draw:z-index="33" draw:name="Shape34" draw:style-name="gr1"><svg:title>TexMaths</svg:title><svg:desc>11§display§\la b, a \ra \in f^{-1}§svg§600§FALSE§</svg:desc><draw:path draw:style-name="gr2" draw:text-style-name="P68" svg:width="1.874cm" svg:height="0.395cm" svg:x="0.001cm" svg:y="0.021cm" svg:viewBox="0 0 1875 396" svg:d="M938 396c-313 0-625 0-938 0 0-132 0-264 0-396 625 0 1250 0 1875 0 0 132 0 264 0 396-312 0-625 0-937 0z"><text:p/></draw:path><draw:path draw:style-name="gr3" draw:text-style-name="P69" svg:width="0.085cm" svg:height="0.385cm" svg:x="0.024cm" svg:y="0.051cm" svg:viewBox="0 0 86 386" svg:d="M84 14c2-4 2-4 2-6 0-5-3-8-8-8-3 0-5 2-9 9-22 59-45 118-67 177-1 3-2 5-2 7 0 1 0 2 2 7 22 58 45 118 67 176 1 4 4 10 9 10s8-3 8-8c0-1 0-2-2-6-23-60-45-119-69-179 24-60 46-119 69-179z"><text:p/></draw:path><draw:path draw:style-name="gr3" draw:text-style-name="P69" svg:width="0.142cm" svg:height="0.27cm" svg:x="0.15cm" svg:y="0.073cm" svg:viewBox="0 0 143 271" svg:d="M75 4c0-1 0-4-6-4-8 0-37 2-47 3-2 1-7 1-7 8 0 4 4 4 9 4 19 0 20 4 20 7s-4 17-5 24c-11 42-21 84-32 126-5 20-7 26-7 40 0 35 21 59 50 59 45 0 93-56 93-112 0-36-21-62-52-62-17 0-34 11-45 23 10-38 19-77 29-116zM39 150c2-9 2-9 5-13 19-26 36-31 46-31 15 0 24 11 24 36 0 22-12 68-19 82-12 25-30 38-45 38-14 0-27-9-27-37 0-8 0-15 7-40 3-12 5-24 9-35z"><text:p/></draw:path><draw:path draw:style-name="gr3" draw:text-style-name="P69" svg:width="0.044cm" svg:height="0.115cm" svg:x="0.331cm" svg:y="0.299cm" svg:viewBox="0 0 45 116" svg:d="M45 41c0-26-10-41-25-41-12 0-20 10-20 21 0 10 8 20 20 20 5 0 10-1 14-5 1-1 1-1 1-2 1 0 1 1 1 7 0 28-13 52-26 64-4 4-4 5-4 6 0 3 2 5 4 5 4 0 35-30 35-75z"><text:p/></draw:path><draw:path draw:style-name="gr3" draw:text-style-name="P69" svg:width="0.176cm" svg:height="0.174cm" svg:x="0.485cm" svg:y="0.17cm" svg:viewBox="0 0 177 175" svg:d="M129 24c-8-13-19-24-37-24-45 0-92 57-92 114 0 36 21 61 51 61 7 0 27-1 50-28 4 15 17 28 35 28 14 0 22-8 29-21 7-14 12-37 12-38 0-5-4-5-5-5-4 0-5 3-6 8-6 25-13 48-28 48-11 0-13-10-13-18 0-9 2-11 6-29 4-16 4-20 9-34 4-19 9-36 13-55 3-10 3-11 3-12 0-7-5-11-12-11-9 0-14 9-15 16zM103 125c-2 7-2 7-7 14-18 22-33 28-44 28-19 0-24-21-24-37 0-19 12-66 20-85 13-22 30-36 46-36 25 0 29 32 29 34s0 4-1 7c-6 25-12 49-19 75z"><text:p/></draw:path><draw:path draw:style-name="gr3" draw:text-style-name="P69" svg:width="0.085cm" svg:height="0.385cm" svg:x="0.696cm" svg:y="0.051cm" svg:viewBox="0 0 86 386" svg:d="M84 200c2-5 2-6 2-7s0-1-2-7c-22-59-45-118-67-177-3-7-5-9-9-9-5 0-8 3-8 8 0 1 0 2 1 6 23 60 46 119 69 179-23 58-46 118-69 178-1 4-1 5-1 7 0 5 3 8 8 8 4 0 6-4 7-8 24-59 46-119 69-178z"><text:p/></draw:path><draw:path draw:style-name="gr3" draw:text-style-name="P69" svg:width="0.192cm" svg:height="0.223cm" svg:x="0.963cm" svg:y="0.132cm" svg:viewBox="0 0 193 224" svg:d="M179 119c7 0 14 0 14-8 0-7-7-7-14-7-55 0-109 0-164 0 5-52 50-89 104-89 20 0 41 0 60 0 7 0 14 0 14-7 0-8-7-8-14-8-21 0-40 0-61 0-66 0-118 49-118 111s52 113 118 113c21 0 40 0 61 0 7 0 14 0 14-8s-7-8-14-8c-19 0-40 0-60 0-54 0-99-37-104-89 55 0 109 0 164 0z"><text:p/></draw:path><draw:path draw:style-name="gr3" draw:text-style-name="P69" svg:width="0.192cm" svg:height="0.35cm" svg:x="1.316cm" svg:y="0.069cm" svg:viewBox="0 0 193 351" svg:d="M121 118c11 0 22 0 33 0 8 0 12 0 12-8 0-4-4-4-11-4-11 0-21 0-32 0 4-16 6-30 9-44 1-8 7-36 9-41 3-7 10-12 19-12 1 0 11 0 18 6-17 2-21 15-21 21 0 9 7 14 15 14 10 0 21-9 21-24 0-17-18-26-33-26-14 0-39 7-50 45-2 8-3 12-13 61-9 0-18 0-27 0-7 0-11 0-11 8 0 4 4 4 10 4 9 0 18 0 27 0-10 51-20 101-30 151-7 38-13 73-33 73-2 0-12 0-19-7 18-1 21-15 21-21 0-9-6-13-14-13-10 0-21 8-21 23 0 18 17 27 33 27 21 0 36-24 43-38 13-24 22-72 22-74 8-39 15-80 23-121z"><text:p/></draw:path><draw:path draw:style-name="gr3" draw:text-style-name="P69" svg:width="0.182cm" svg:height="0.012cm" svg:x="1.556cm" svg:y="0.107cm" svg:viewBox="0 0 183 13" svg:d="M172 13c4 0 11 0 11-6 0-7-7-7-11-7-54 0-108 0-162 0-4 0-10 0-10 7 0 6 6 6 10 6 54 0 108 0 162 0z"><text:p/></draw:path><draw:path draw:style-name="gr3" draw:text-style-name="P69" svg:width="0.098cm" svg:height="0.179cm" svg:x="1.797cm" svg:y="0.001cm" svg:viewBox="0 0 99 180" svg:d="M62 8c0-8-1-8-9-8-17 18-42 18-53 18 0 3 0 6 0 10 7 0 24 0 40-8 0 46 0 91 0 138 0 9 0 12-28 12-3 0-6 0-10 0 0 3 0 6 0 10 5 0 39-1 49-1 7 0 41 1 48 1 0-4 0-7 0-10-3 0-8 0-11 0-26 0-26-3-26-12 0-51 0-101 0-150z"><text:p/></draw:path></draw:g></text:span><text:span text:style-name="T6">, או באופן שקול, </text:span><text:span text:style-name="T6"><draw:g text:anchor-type="as-char" svg:y="-0.288cm" draw:z-index="34" draw:name="Shape35" draw:style-name="gr1"><svg:title>TexMaths</svg:title><svg:desc>11§display§\la a, b \ra \in f§svg§600§FALSE§</svg:desc><draw:path draw:style-name="gr2" draw:text-style-name="P68" svg:width="1.487cm" svg:height="0.344cm" svg:x="0.001cm" svg:y="0.018cm" svg:viewBox="0 0 1488 345" svg:d="M0 0c496 0 992 0 1488 0 0 115 0 230 0 345-496 0-992 0-1488 0 0-115 0-230 0-345z"><text:p/></draw:path><draw:path draw:style-name="gr3" draw:text-style-name="P69" svg:width="0.085cm" svg:height="0.383cm" svg:x="0.024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9" svg:width="0.176cm" svg:height="0.173cm" svg:x="0.148cm" svg:y="0.115cm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19 0-24-22-24-36 0-20 12-67 20-85 13-23 30-37 46-37 24 0 29 32 29 34s0 4-1 6c-6 26-12 51-19 76z"><text:p/></draw:path><draw:path draw:style-name="gr3" draw:text-style-name="P69" svg:width="0.045cm" svg:height="0.115cm" svg:x="0.369cm" svg:y="0.247cm" svg:viewBox="0 0 46 116" svg:d="M46 41c0-26-10-41-25-41-12 0-21 10-21 21 0 10 9 21 21 21 4 0 10-2 13-6 1-1 1-1 2-1s1 0 1 6c0 28-13 51-26 65-4 3-4 4-4 5 0 4 2 5 4 5 3 0 35-30 35-75z"><text:p/></draw:path><draw:path draw:style-name="gr3" draw:text-style-name="P69" svg:width="0.141cm" svg:height="0.269cm" svg:x="0.526cm" svg:y="0.018cm" svg:viewBox="0 0 142 270" svg:d="M74 3c-1-1 0-3-5-3-8 0-37 2-47 3-3 0-8 1-8 8 0 4 4 4 10 4 19 0 19 4 19 7s-3 17-6 24c-9 42-20 84-30 126-6 20-7 24-7 37 0 38 21 61 50 61 45 0 92-58 92-111 0-36-20-62-52-62-17 0-33 11-45 23 10-40 19-78 29-117zM37 150c3-9 3-10 7-15 19-24 36-30 46-30 13 0 24 12 24 36 0 23-13 66-19 81-14 26-31 40-45 40s-27-11-27-40c0-6 0-14 7-37 2-12 5-24 7-35z"><text:p/></draw:path><draw:path draw:style-name="gr3" draw:text-style-name="P69" svg:width="0.086cm" svg:height="0.383cm" svg:x="0.694cm" svg:y="0cm" svg:viewBox="0 0 87 384" svg:d="M85 198c2-4 2-5 2-5 0-1 0-3-2-7-22-59-45-119-67-177-4-7-6-9-9-9-5 0-9 3-9 8 0 1 0 2 2 6 23 60 45 119 68 179-23 58-45 117-68 177-2 4-2 4-2 7 0 4 4 7 9 7 4 0 5-4 8-7 23-60 45-119 68-179z"><text:p/></draw:path><draw:path draw:style-name="gr3" draw:text-style-name="P69" svg:width="0.193cm" svg:height="0.221cm" svg:x="0.962cm" svg:y="0.078cm" svg:viewBox="0 0 194 222" svg:d="M180 120c7 0 14 0 14-8 0-7-7-7-14-7-55 0-108 0-163 0 4-52 49-88 103-88 20 0 41 0 60 0 7 0 14-2 14-9 0-8-7-8-14-8-20 0-40 0-61 0-66 0-119 51-119 112 0 62 53 110 119 110 21 0 41 0 61 0 7 0 14 0 14-7 0-8-7-7-14-7-19 0-40 0-60 0-54 0-99-36-103-88 55 0 108 0 163 0z"><text:p/></draw:path><draw:path draw:style-name="gr3" draw:text-style-name="P69" svg:width="0.192cm" svg:height="0.348cm" svg:x="1.316cm" svg:y="0.018cm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3 72-2 0-12 0-19-7 18-1 21-15 21-21 0-9-6-14-14-14-10 0-21 9-21 24 0 17 17 26 33 26 21 0 36-22 43-37 13-25 22-71 22-74 8-40 15-81 23-120z"><text:p/></draw:path></draw:g></text:span><text:span text:style-name="T6">. משום ש־</text:span><text:span text:style-name="T6"><draw:g text:anchor-type="as-char" svg:y="-0.273cm" draw:z-index="35" draw:name="Shape36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6"> פונקציה על, אז ל־</text:span><text:span text:style-name="T6"><draw:g text:anchor-type="as-char" svg:y="-0.27cm" draw:z-index="36" draw:name="Shape37" draw:style-name="gr1"><svg:title>TexMaths</svg:title><svg:desc>11§display§b§svg§600§FALSE§</svg:desc><draw:path draw:style-name="gr2" draw:text-style-name="P68" svg:width="0.118cm" svg:height="0.23cm" svg:x="0.003cm" svg:y="0.018cm" svg:viewBox="0 0 119 231" svg:d="M0 0c40 0 79 0 119 0 0 77 0 154 0 231-40 0-79 0-119 0 0-77 0-154 0-231z"><text:p/></draw:path><draw:path draw:style-name="gr3" draw:text-style-name="P69" svg:width="0.139cm" svg:height="0.27cm" svg:x="0.001cm" svg:y="0cm" svg:viewBox="0 0 140 271" svg:d="M75 4c-3-1 0-4-6-4-9 0-37 3-47 4-2 0-7 0-7 8 0 5 4 5 9 5 19 0 20 2 20 6 0 2-4 16-6 23-11 42-20 84-31 126-5 18-7 25-7 38 0 37 21 61 49 61 44 0 91-57 91-114 0-34-20-60-50-60-18 0-33 11-44 23 9-39 19-77 29-116zM38 149c3-8 3-9 6-13 19-25 35-30 45-30 13 0 24 12 24 35s-13 67-20 81c-13 27-29 40-44 40-13 0-26-10-26-39 0-7 0-14 7-38 2-12 5-24 8-36z"><text:p/></draw:path></draw:g></text:span><text:span text:style-name="T6"> יש איבר </text:span><text:span text:style-name="T6"><draw:g text:anchor-type="as-char" svg:y="-0.275cm" draw:z-index="37" draw:name="Shape38" draw:style-name="gr1"><svg:title>TexMaths</svg:title><svg:desc>11§display§\tilde{a} \in A§svg§600§FALSE§</svg:desc><draw:path draw:style-name="gr2" draw:text-style-name="P68" svg:width="0.913cm" svg:height="0.251cm" svg:x="0.006cm" svg:y="0.02cm" svg:viewBox="0 0 914 252" svg:d="M0 0c305 0 609 0 914 0 0 84 0 168 0 252-305 0-609 0-914 0 0-84 0-168 0-252z"><text:p/></draw:path><draw:path draw:style-name="gr3" draw:text-style-name="P69" svg:width="0.128cm" svg:height="0.034cm" svg:x="0.023cm" svg:y="0.019cm" svg:viewBox="0 0 129 35" svg:d="M129 6c-3-3-5-4-7-6-10 7-14 19-31 19-9 0-18-7-25-10-11-7-18-9-24-9-15 0-22 9-42 30 2 2 4 3 7 5 11-5 14-17 31-17 9 0 18 5 25 9 11 6 17 8 24 8 15 0 22-7 42-29z"><text:p/></draw:path><draw:path draw:style-name="gr3" draw:text-style-name="P69" svg:width="0.176cm" svg:height="0.174cm" svg:x="0.001cm" svg:y="0.106cm" svg:viewBox="0 0 177 175" svg:d="M129 24c-7-13-19-24-36-24-45 0-93 58-93 114 0 35 21 61 52 61 7 0 26-2 49-28 3 15 18 28 35 28 15 0 23-9 29-21 7-13 12-37 12-38 0-4-3-4-4-4-5 0-5 2-6 8-6 24-14 46-30 46-9 0-11-10-11-18 0-7 0-11 5-27 4-17 5-20 9-35 4-18 8-37 13-55 3-10 3-11 3-12 0-7-4-11-11-11-10 0-15 9-16 16zM103 125c-2 8-2 8-7 14-17 21-33 27-44 27-19 0-25-20-25-35 0-19 13-67 21-86 12-22 30-36 45-36 26 0 31 31 31 34 0 2-1 5-1 7-6 24-13 50-20 75z"><text:p/></draw:path><draw:path draw:style-name="gr3" draw:text-style-name="P69" svg:width="0.192cm" svg:height="0.223cm" svg:x="0.329cm" svg:y="0.068cm" svg:viewBox="0 0 193 224" svg:d="M180 120c7 0 13 0 13-8s-6-8-13-8c-55 0-109 0-164 0 5-52 49-89 104-89 20 0 39 0 60 0 7 0 13 0 13-7 0-8-6-8-13-8-21 0-40 0-61 0-66 0-119 50-119 112 0 61 53 112 119 112 21 0 40 0 61 0 7 0 13 0 13-8s-6-8-13-8c-21 0-40 0-60 0-55 0-99-38-104-88 55 0 109 0 164 0z"><text:p/></draw:path><draw:path draw:style-name="gr3" draw:text-style-name="P69" svg:width="0.264cm" svg:height="0.276cm" svg:x="0.674cm" svg:y="0cm" svg:viewBox="0 0 265 277" svg:d="M56 232c-15 26-31 31-48 32-5 0-8 0-8 8 0 2 2 5 5 5 10 0 22-1 33-1 13 0 27 1 39 1 2 0 8 0 8-8 0-5-5-5-7-5-9-1-18-3-18-13 0-4 3-9 5-14 10-17 20-33 30-50 31 0 64 0 96 0 1 8 7 61 7 65 0 11-20 12-28 12-5 0-9 0-9 8 0 5 4 5 5 5 16 0 33-1 48-1 10 0 34 1 44 1 3 0 7 0 7-8 0-5-4-5-9-5-24 0-24-2-25-14-8-81-16-160-23-241-1-8-1-9-8-9s-8 2-10 7c-45 75-89 150-134 225zM102 175c26-42 51-85 76-127 3 42 8 85 12 127-29 0-58 0-88 0z"><text:p/></draw:path></draw:g></text:span><text:span text:style-name="T6"><text:s/>כך ש־</text:span><text:span text:style-name="T6"><draw:g text:anchor-type="as-char" svg:y="-0.288cm" draw:z-index="38" draw:name="Shape39" draw:style-name="gr1"><svg:title>TexMaths</svg:title><svg:desc>11§display§f(\tilde{a}) = b§svg§600§FALSE§</svg:desc><draw:path draw:style-name="gr2" draw:text-style-name="P68" svg:width="1.369cm" svg:height="0.344cm" svg:x="0.001cm" svg:y="0.018cm" svg:viewBox="0 0 1370 345" svg:d="M0 0c456 0 913 0 1370 0 0 115 0 230 0 345-457 0-914 0-1370 0 0-115 0-230 0-345z"><text:p/></draw:path><draw:path draw:style-name="gr3" draw:text-style-name="P69" svg:width="0.191cm" svg:height="0.348cm" svg:x="0.002cm" svg:y="0.018cm" svg:viewBox="0 0 192 349" svg:d="M121 118c11 0 22 0 33 0 8 0 12 0 12-9 0-3-4-3-11-3-11 0-21 0-32 0 2-16 6-30 8-44 2-9 7-36 10-41 3-7 10-13 17-13 2 0 12 0 20 7-18 2-21 15-21 21 0 9 7 14 14 14 10 0 21-9 21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9" svg:width="0.088cm" svg:height="0.383cm" svg:x="0.251cm" svg:y="0cm" svg:viewBox="0 0 89 384" svg:d="M89 380c0-1 0-1-7-8-48-48-60-121-60-179 0-67 14-135 63-183 4-4 4-4 4-7 0-2-1-3-3-3-5 0-40 26-62 75-20 43-24 86-24 118 0 28 3 76 25 119 23 47 56 72 61 72 2 0 3-1 3-4z"><text:p/></draw:path><draw:path draw:style-name="gr3" draw:text-style-name="P69" svg:width="0.128cm" svg:height="0.034cm" svg:x="0.4cm" svg:y="0.032cm" svg:viewBox="0 0 129 35" svg:d="M129 6c-3-3-5-4-7-6-11 6-14 18-32 18-9 0-19-6-25-9-10-7-17-9-23-9-16 0-22 8-42 30 2 2 3 3 5 5 11-6 16-18 32-18 9 0 19 6 26 9 10 7 17 9 24 9 14 0 22-7 42-29z"><text:p/></draw:path><draw:path draw:style-name="gr3" draw:text-style-name="P69" svg:width="0.176cm" svg:height="0.173cm" svg:x="0.377cm" svg:y="0.115cm" svg:viewBox="0 0 177 174" svg:d="M129 24c-7-14-18-24-36-24-45 0-93 56-93 112 0 37 22 62 52 62 7 0 27-1 50-29 4 17 17 29 35 29 14 0 22-9 29-21 7-14 11-37 11-38 0-4-3-4-4-4-4 0-5 1-6 7-7 25-13 48-29 48-10 0-12-10-12-17 0-9 2-12 6-29 3-17 4-21 8-35 4-19 9-37 14-54 2-11 2-11 2-13 0-7-4-10-11-10-9 0-14 9-16 16zM104 124c-2 7-2 8-7 15-18 21-33 27-44 27-20 0-26-22-26-36 0-20 14-67 22-85 13-23 29-37 46-37 24 0 29 32 29 34s0 4-1 6c-6 26-12 51-19 76z"><text:p/></draw:path><draw:path draw:style-name="gr3" draw:text-style-name="P69" svg:width="0.089cm" svg:height="0.383cm" svg:x="0.588cm" svg:y="0cm" svg:viewBox="0 0 90 384" svg:d="M90 193c0-30-4-77-26-120-23-48-56-73-60-73-2 0-4 1-4 3 0 3 0 3 8 10 37 38 59 99 59 180 0 65-14 132-62 181-5 5-5 5-5 6 0 3 2 4 4 4 4 0 39-26 62-75 19-43 24-85 24-116z"><text:p/></draw:path><draw:path draw:style-name="gr3" draw:text-style-name="P69" svg:width="0.256cm" svg:height="0.089cm" svg:x="0.844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41cm" svg:height="0.269cm" svg:x="1.249cm" svg:y="0.018cm" svg:viewBox="0 0 142 270" svg:d="M74 3c-1-1 0-3-5-3-9 0-37 2-47 3-3 0-8 1-8 8 0 4 4 4 9 4 19 0 20 4 20 7s-3 17-6 24c-11 42-21 84-32 126-4 20-5 24-5 37 0 38 20 61 48 61 47 0 94-58 94-111 0-36-21-62-52-62-17 0-33 11-45 23 10-40 19-78 29-117zM37 150c3-9 3-10 6-15 20-24 36-30 47-30 13 0 24 12 24 36 0 23-13 66-19 81-14 26-31 40-47 40-13 0-25-11-25-40 0-6 0-14 6-37 3-12 5-24 8-35z"><text:p/></draw:path></draw:g></text:span><text:span text:style-name="T6">, או באופן שקול </text:span><text:span text:style-name="T6"><draw:g text:anchor-type="as-char" svg:y="-0.288cm" draw:z-index="40" draw:name="Shape40" draw:style-name="gr1"><svg:title>TexMaths</svg:title><svg:desc>11§display§\la \tilde{a}, b \ra \in f§svg§600§FALSE§</svg:desc><draw:path draw:style-name="gr2" draw:text-style-name="P68" svg:width="1.487cm" svg:height="0.345cm" svg:x="0.001cm" svg:y="0.018cm" svg:viewBox="0 0 1488 346" svg:d="M745 346c-249 0-496 0-745 0 0-116 0-230 0-346 496 0 992 0 1488 0 0 116 0 230 0 346-248 0-495 0-743 0z"><text:p/></draw:path><draw:path draw:style-name="gr3" draw:text-style-name="P69" svg:width="0.085cm" svg:height="0.384cm" svg:x="0.024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69" svg:width="0.128cm" svg:height="0.035cm" svg:x="0.17cm" svg:y="0.032cm" svg:viewBox="0 0 129 36" svg:d="M129 6c-2-3-5-4-7-6-11 7-14 19-32 19-9 0-17-6-24-10-11-7-18-9-24-9-14 0-22 9-42 30 2 2 4 4 7 6 0-1 14-18 30-18 9 0 19 5 26 8 11 7 17 10 24 10 14 0 22-8 42-30z"><text:p/></draw:path><draw:path draw:style-name="gr3" draw:text-style-name="P69" svg:width="0.176cm" svg:height="0.174cm" svg:x="0.148cm" svg:y="0.115cm" svg:viewBox="0 0 177 175" svg:d="M129 25c-8-14-19-25-37-25-45 0-92 57-92 113 0 37 21 62 52 62 7 0 26-1 49-29 4 16 17 29 35 29 14 0 24-9 29-21 7-14 12-37 12-38 0-4-3-4-5-4-4 0-4 1-5 7-6 25-14 47-29 47-11 0-13-10-13-17 0-9 2-11 6-29 4-17 4-20 9-34 4-18 9-36 13-54 3-11 3-12 3-13 0-7-5-11-11-11-10 0-15 9-16 17zM103 124c-2 8-2 8-7 15-18 22-33 27-44 27-19 0-24-21-24-36 0-19 12-66 20-84 13-23 30-37 46-37 25 0 30 32 30 34s-1 4-2 7c-6 24-12 49-19 74z"><text:p/></draw:path><draw:path draw:style-name="gr3" draw:text-style-name="P69" svg:width="0.044cm" svg:height="0.115cm" svg:x="0.37cm" svg:y="0.247cm" svg:viewBox="0 0 45 116" svg:d="M45 41c0-26-10-41-25-41-12 0-20 10-20 21 0 10 8 20 20 20 4 0 10-1 14-5 1-1 1-1 1-1 1 0 1 0 1 6 0 28-13 51-26 64-4 4-4 5-4 6 0 2 2 5 4 5 4 0 35-30 35-75z"><text:p/></draw:path><draw:path draw:style-name="gr3" draw:text-style-name="P69" svg:width="0.141cm" svg:height="0.27cm" svg:x="0.526cm" svg:y="0.018cm" svg:viewBox="0 0 142 271" svg:d="M74 4c0-1 0-4-5-4-8 0-37 3-47 3-3 1-8 1-8 8 0 6 4 6 10 6 19 0 19 2 19 6 0 2-3 16-6 23-9 42-20 84-30 127-6 19-7 25-7 37 0 37 21 61 50 61 45 0 92-57 92-112 0-36-20-62-51-62-18 0-34 11-46 23 10-39 19-77 29-116zM37 150c3-8 3-9 7-13 19-26 36-31 46-31 13 0 24 11 24 36 0 23-13 66-19 80-14 27-31 40-45 40s-27-10-27-38c0-8 0-15 7-39 2-12 5-24 7-35z"><text:p/></draw:path><draw:path draw:style-name="gr3" draw:text-style-name="P69" svg:width="0.086cm" svg:height="0.384cm" svg:x="0.694cm" svg:y="0cm" svg:viewBox="0 0 87 385" svg:d="M85 199c2-4 2-5 2-6 0-3 0-1-2-6-22-59-45-119-67-178-4-7-6-9-9-9-5 0-9 3-9 8 0 1 0 2 2 6 23 60 45 119 68 179-23 58-45 117-68 177-2 4-2 5-2 8 0 4 4 7 9 7 4 0 5-4 8-7 23-60 45-119 68-179z"><text:p/></draw:path><draw:path draw:style-name="gr3" draw:text-style-name="P69" svg:width="0.193cm" svg:height="0.221cm" svg:x="0.962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9" svg:width="0.192cm" svg:height="0.349cm" svg:x="1.316cm" svg:y="0.017cm" svg:viewBox="0 0 193 350" svg:d="M121 118c11 0 22 0 33 0 8 0 12 0 12-8 0-4-4-4-11-4-11 0-21 0-32 0 2-16 6-30 8-44 2-8 8-36 10-40 3-8 10-13 17-13 3 0 13 0 19 6-16 2-21 16-21 21 0 9 8 14 15 14 11 0 22-9 22-24 0-17-18-26-35-26-13 0-37 7-48 45-2 8-4 12-13 61-9 0-18 0-27 0-7 0-12 0-12 7 0 5 4 5 11 5 9 0 17 0 26 0-10 50-19 100-29 151-7 37-13 72-34 72-1 0-11 0-18-6 18-1 21-16 21-21 0-9-6-13-14-13-10 0-21 8-21 23 0 17 17 26 32 26 22 0 37-23 44-37 12-25 21-71 22-74 8-40 15-80 23-121z"><text:p/></draw:path></draw:g></text:span><text:span text:style-name="T6">. נבחר </text:span><text:span text:style-name="T6"><draw:g text:anchor-type="as-char" svg:y="-0.259cm" draw:z-index="39" draw:name="Shape41" draw:style-name="gr1"><svg:title>TexMaths</svg:title><svg:desc>11§display§a = \tilde{a}§svg§600§FALSE§</svg:desc><draw:path draw:style-name="gr2" draw:text-style-name="P68" svg:width="0.87cm" svg:height="0.22cm" svg:x="0.006cm" svg:y="0.02cm" svg:viewBox="0 0 871 221" svg:d="M436 221c-146 0-291 0-436 0 0-74 0-148 0-221 290 0 581 0 871 0 0 73 0 147 0 221-145 0-290 0-435 0z"><text:p/></draw:path><draw:path draw:style-name="gr3" draw:text-style-name="P69" svg:width="0.176cm" svg:height="0.172cm" svg:x="0.001cm" svg:y="0.087cm" svg:viewBox="0 0 177 173" svg:d="M129 25c-7-14-18-25-36-25-45 0-93 57-93 113 0 35 22 60 52 60 7 0 27-2 50-28 2 15 17 28 35 28 14 0 22-8 29-21 6-13 11-36 11-37 0-4-3-4-4-4-5 0-5 2-6 7-6 25-13 47-30 47-9 0-11-10-11-18s0-10 5-27c4-17 5-20 9-34 4-19 10-37 14-54 2-11 2-12 2-13 0-7-4-11-11-11-10 0-15 8-16 17zM103 124c-1 8-1 8-7 14-17 21-33 27-43 27-20 0-26-20-26-36 0-18 13-65 21-83 12-23 30-37 45-37 26 0 31 32 31 34s-1 4-1 6c-6 25-13 50-20 75z"><text:p/></draw:path><draw:path draw:style-name="gr3" draw:text-style-name="P69" svg:width="0.255cm" svg:height="0.088cm" svg:x="0.319cm" svg:y="0.117cm" svg:viewBox="0 0 256 89" svg:d="M244 15c6 0 12 0 12-7 0-8-6-8-12-8-77 0-154 0-231 0-5 0-13 0-13 8 0 7 8 7 13 7 77 0 154 0 231 0zM244 89c6 0 12 0 12-8s-6-8-12-8c-77 0-154 0-231 0-5 0-13 0-13 8s8 8 13 8c77 0 154 0 231 0z"><text:p/></draw:path><draw:path draw:style-name="gr3" draw:text-style-name="P69" svg:width="0.128cm" svg:height="0.035cm" svg:x="0.741cm" svg:y="0cm" svg:viewBox="0 0 129 36" svg:d="M129 5c-3-2-5-3-7-5 0 1-14 19-31 19-9 0-18-6-25-10-11-6-18-9-24-9-15 0-22 9-42 30 2 2 4 4 7 6 0-1 14-18 31-18 9 0 18 5 25 9 11 6 17 9 24 9 14 0 22-9 42-31z"><text:p/></draw:path><draw:path draw:style-name="gr3" draw:text-style-name="P69" svg:width="0.176cm" svg:height="0.172cm" svg:x="0.719cm" svg:y="0.087cm" svg:viewBox="0 0 177 173" svg:d="M129 25c-7-14-19-25-36-25-45 0-93 57-93 113 0 35 21 60 52 60 7 0 26-2 49-28 3 15 17 28 35 28 15 0 23-8 29-21 7-13 12-36 12-37 0-4-3-4-4-4-5 0-5 2-6 7-6 25-14 47-30 47-11 0-12-10-12-18s1-10 6-27c4-17 5-20 9-34 4-19 8-37 13-54 3-11 3-12 3-13 0-7-4-11-11-11-10 0-15 8-16 17zM103 124c-2 8-2 8-7 14-17 21-33 27-44 27-19 0-25-20-25-36 0-18 13-65 21-83 12-23 30-37 45-37 26 0 31 32 31 34s-1 4-1 6c-6 25-13 50-20 75z"><text:p/></draw:path></draw:g></text:span><text:span text:style-name="T6">, </text:span><text:span text:style-name="T14">נ</text:span><text:span text:style-name="T6">קבל </text:span><text:span text:style-name="T6"><draw:g text:anchor-type="as-char" svg:y="-0.288cm" draw:z-index="41" draw:name="Shape42" draw:style-name="gr1"><svg:title>TexMaths</svg:title><svg:desc>11§display§\la a, b \ra \in f§svg§600§FALSE§</svg:desc><draw:path draw:style-name="gr2" draw:text-style-name="P68" svg:width="1.487cm" svg:height="0.344cm" svg:x="0.001cm" svg:y="0.018cm" svg:viewBox="0 0 1488 345" svg:d="M0 0c496 0 992 0 1488 0 0 115 0 230 0 345-496 0-992 0-1488 0 0-115 0-230 0-345z"><text:p/></draw:path><draw:path draw:style-name="gr3" draw:text-style-name="P69" svg:width="0.085cm" svg:height="0.383cm" svg:x="0.024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9" svg:width="0.176cm" svg:height="0.173cm" svg:x="0.148cm" svg:y="0.115cm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19 0-24-22-24-36 0-20 12-67 20-85 13-23 30-37 46-37 24 0 29 32 29 34s0 4-1 6c-6 26-12 51-19 76z"><text:p/></draw:path><draw:path draw:style-name="gr3" draw:text-style-name="P69" svg:width="0.045cm" svg:height="0.115cm" svg:x="0.369cm" svg:y="0.247cm" svg:viewBox="0 0 46 116" svg:d="M46 41c0-26-10-41-25-41-12 0-21 10-21 21 0 10 9 21 21 21 4 0 10-2 13-6 1-1 1-1 2-1s1 0 1 6c0 28-13 51-26 65-4 3-4 4-4 5 0 4 2 5 4 5 3 0 35-30 35-75z"><text:p/></draw:path><draw:path draw:style-name="gr3" draw:text-style-name="P69" svg:width="0.141cm" svg:height="0.269cm" svg:x="0.526cm" svg:y="0.018cm" svg:viewBox="0 0 142 270" svg:d="M74 3c-1-1 0-3-5-3-8 0-37 2-47 3-3 0-8 1-8 8 0 4 4 4 10 4 19 0 19 4 19 7s-3 17-6 24c-9 42-20 84-30 126-6 20-7 24-7 37 0 38 21 61 50 61 45 0 92-58 92-111 0-36-20-62-52-62-17 0-33 11-45 23 10-40 19-78 29-117zM37 150c3-9 3-10 7-15 19-24 36-30 46-30 13 0 24 12 24 36 0 23-13 66-19 81-14 26-31 40-45 40s-27-11-27-40c0-6 0-14 7-37 2-12 5-24 7-35z"><text:p/></draw:path><draw:path draw:style-name="gr3" draw:text-style-name="P69" svg:width="0.086cm" svg:height="0.383cm" svg:x="0.694cm" svg:y="0cm" svg:viewBox="0 0 87 384" svg:d="M85 198c2-4 2-5 2-5 0-1 0-3-2-7-22-59-45-119-67-177-4-7-6-9-9-9-5 0-9 3-9 8 0 1 0 2 2 6 23 60 45 119 68 179-23 58-45 117-68 177-2 4-2 4-2 7 0 4 4 7 9 7 4 0 5-4 8-7 23-60 45-119 68-179z"><text:p/></draw:path><draw:path draw:style-name="gr3" draw:text-style-name="P69" svg:width="0.193cm" svg:height="0.221cm" svg:x="0.962cm" svg:y="0.078cm" svg:viewBox="0 0 194 222" svg:d="M180 120c7 0 14 0 14-8 0-7-7-7-14-7-55 0-108 0-163 0 4-52 49-88 103-88 20 0 41 0 60 0 7 0 14-2 14-9 0-8-7-8-14-8-20 0-40 0-61 0-66 0-119 51-119 112 0 62 53 110 119 110 21 0 41 0 61 0 7 0 14 0 14-7 0-8-7-7-14-7-19 0-40 0-60 0-54 0-99-36-103-88 55 0 108 0 163 0z"><text:p/></draw:path><draw:path draw:style-name="gr3" draw:text-style-name="P69" svg:width="0.192cm" svg:height="0.348cm" svg:x="1.316cm" svg:y="0.018cm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3 72-2 0-12 0-19-7 18-1 21-15 21-21 0-9-6-14-14-14-10 0-21 9-21 24 0 17 17 26 33 26 21 0 36-22 43-37 13-25 22-71 22-74 8-40 15-81 23-120z"><text:p/></draw:path></draw:g></text:span><text:span text:style-name="T6">, שכמו שצוין זה שקול למה שצ.ל. כדרוש. </text:span></text:p>
        </text:list-item>
        <text:list-item>
          <text:p text:style-name="P62"><text:span text:style-name="T6">נניח </text:span><text:span text:style-name="T6"><draw:g text:anchor-type="as-char" svg:y="-0.339cm" draw:z-index="42" draw:name="Shape43" draw:style-name="gr1"><svg:title>TexMaths</svg:title><svg:desc>11§display§f^{-1}§svg§600§FALSE§</svg:desc><draw:path draw:style-name="gr2" draw:text-style-name="P68" svg:width="0.558cm" svg:height="0.376cm" svg:x="0.001cm" svg:y="0.018cm" svg:viewBox="0 0 559 377" svg:d="M281 377c-94 0-187 0-281 0 0-126 0-252 0-377 186 0 373 0 559 0 0 125 0 251 0 377-92 0-186 0-278 0z"><text:p/></draw:path><draw:path draw:style-name="gr3" draw:text-style-name="P69" svg:width="0.192cm" svg:height="0.348cm" svg:x="0.002cm" svg:y="0.067cm" svg:viewBox="0 0 193 349" svg:d="M121 117c11 0 22 0 33 0 8 0 12 0 12-7 0-5-4-5-11-5-11 0-22 0-32 0 2-15 5-29 8-44 2-8 8-35 10-40 3-7 10-13 17-13 3 0 13 0 19 7-16 1-21 15-21 21 0 9 8 13 15 13 11 0 22-8 22-23 0-17-18-26-35-26-13 0-37 7-48 45-2 8-3 12-13 60-9 0-18 0-27 0-7 0-12 0-12 7 0 6 5 5 11 5 9 0 17 0 26 0-10 51-19 102-29 151-7 37-13 72-33 72-2 0-12 0-19-6 18-1 21-16 21-21 0-9-6-13-14-13-10 0-21 7-21 23s17 26 33 26c21 0 36-23 43-37 12-24 21-72 22-74 8-39 15-80 23-121z"><text:p/></draw:path><draw:path draw:style-name="gr3" draw:text-style-name="P69" svg:width="0.182cm" svg:height="0.012cm" svg:x="0.241cm" svg:y="0.106cm" svg:viewBox="0 0 183 13" svg:d="M172 13c4 0 11 0 11-6 0-7-7-7-11-7-54 0-107 0-161 0-4 0-11 0-11 7 0 6 7 6 11 6 54 0 107 0 161 0z"><text:p/></draw:path><draw:path draw:style-name="gr3" draw:text-style-name="P69" svg:width="0.098cm" svg:height="0.178cm" svg:x="0.481cm" svg:y="0cm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6"><text:s/>יחס מלא ב־</text:span><text:span text:style-name="T6"><draw:g text:anchor-type="as-char" svg:y="-0.263cm" draw:z-index="43" draw:name="Shape44" draw:style-name="gr1"><svg:title>TexMaths</svg:title><svg:desc>11§display§B§svg§600§FALSE§</svg:desc><draw:path draw:style-name="gr2" draw:text-style-name="P68" svg:width="0.251cm" svg:height="0.223cm" svg:x="0.003cm" svg:y="0.018cm" svg:viewBox="0 0 252 224" svg:d="M0 0c83 0 168 0 252 0 0 75 0 149 0 224-84 0-169 0-252 0 0-75 0-149 0-224z"><text:p/></draw:path><draw:path draw:style-name="gr3" draw:text-style-name="P69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6">, נוכיח </text:span><text:span text:style-name="T6"><draw:g text:anchor-type="as-char" svg:y="-0.273cm" draw:z-index="44" draw:name="Shape45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6"><text:s/>על </text:span><text:span text:style-name="T6"><draw:g text:anchor-type="as-char" svg:y="-0.275cm" draw:z-index="45" draw:name="Shape46" draw:style-name="gr1"><svg:title>TexMaths</svg:title><svg:desc>11§display§A§svg§600§FALSE§</svg:desc><draw:path draw:style-name="gr2" draw:text-style-name="P68" svg:width="0.236cm" svg:height="0.234cm" svg:x="0.008cm" svg:y="0.02cm" svg:viewBox="0 0 237 235" svg:d="M0 0c79 0 158 0 237 0 0 78 0 157 0 235-79 0-158 0-237 0 0-78 0-157 0-235z"><text:p/></draw:path><draw:path draw:style-name="gr3" draw:text-style-name="P69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6">, כלומר לכל </text:span><text:span text:style-name="T6"><draw:g text:anchor-type="as-char" svg:y="-0.273cm" draw:z-index="46" draw:name="Shape47" draw:style-name="gr1"><svg:title>TexMaths</svg:title><svg:desc>11§display§a \in A§svg§600§FALSE§</svg:desc><draw:path draw:style-name="gr2" draw:text-style-name="P68" svg:width="0.913cm" svg:height="0.25cm" svg:x="0.006cm" svg:y="0.02cm" svg:viewBox="0 0 914 251" svg:d="M457 251c-152 0-304 0-457 0 0-84 0-167 0-251 305 0 609 0 914 0 0 84 0 167 0 251-152 0-305 0-457 0z"><text:p/></draw:path><draw:path draw:style-name="gr3" draw:text-style-name="P69" svg:width="0.176cm" svg:height="0.173cm" svg:x="0.001cm" svg:y="0.109cm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69" svg:width="0.192cm" svg:height="0.221cm" svg:x="0.329cm" svg:y="0.072cm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69" svg:width="0.264cm" svg:height="0.274cm" svg:x="0.674cm" svg:y="0cm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6"><text:s/>נוכיח קיום </text:span><text:span text:style-name="T6"><draw:g text:anchor-type="as-char" svg:y="-0.266cm" draw:z-index="47" draw:name="Shape48" draw:style-name="gr1"><svg:title>TexMaths</svg:title><svg:desc>11§display§b \in B§svg§600§FALSE§</svg:desc><draw:path draw:style-name="gr2" draw:text-style-name="P68" svg:width="0.888cm" svg:height="0.242cm" svg:x="0.003cm" svg:y="0.02cm" svg:viewBox="0 0 889 243" svg:d="M0 0c296 0 593 0 889 0 0 81 0 162 0 243-296 0-593 0-889 0 0-81 0-162 0-243z"><text:p/></draw:path><draw:path draw:style-name="gr3" draw:text-style-name="P69" svg:width="0.142cm" svg:height="0.27cm" svg:x="0.001cm" svg:y="0cm" svg:viewBox="0 0 143 271" svg:d="M75 4c-2-1 0-4-6-4-8 0-36 3-46 4-3 0-8 0-8 8 0 5 4 5 9 5 19 0 20 2 20 6 0 2-3 16-5 23-11 42-21 84-32 126-5 19-7 26-7 39 0 36 21 60 50 60 45 0 93-57 93-113 0-34-21-61-52-61-17 0-34 11-45 23 10-38 19-77 29-116zM39 149c2-8 2-8 5-12 19-26 36-31 46-31 15 0 24 11 24 36 0 22-12 67-19 81-12 26-30 40-45 40-14 0-26-10-26-39 0-8 0-15 6-40 3-11 5-23 9-35z"><text:p/></draw:path><draw:path draw:style-name="gr3" draw:text-style-name="P69" svg:width="0.193cm" svg:height="0.222cm" svg:x="0.288cm" svg:y="0.059cm" svg:viewBox="0 0 194 223" svg:d="M179 119c7 0 15 0 15-8 0-7-8-7-15-7-54 0-109 0-162 0 4-51 48-89 103-89 20 0 40 0 59 0 7 0 15 0 15-7 0-8-8-8-15-8-21 0-40 0-60 0-66 0-119 50-119 111s53 112 119 112c20 0 39 0 60 0 7 0 15 0 15-8s-8-8-15-8c-19 0-39 0-59 0-55 0-99-37-103-88 53 0 108 0 162 0z"><text:p/></draw:path><draw:path draw:style-name="gr3" draw:text-style-name="P69" svg:width="0.275cm" svg:height="0.262cm" svg:x="0.636cm" svg:y="0.005cm" svg:viewBox="0 0 276 263" svg:d="M46 233c-4 14-4 17-35 17-7 0-11 0-11 8 0 5 4 5 11 5 46 0 91 0 138 0 61 0 106-46 106-84 0-28-22-49-59-53 39-8 80-37 80-73 0-29-25-53-71-53-44 0-87 0-130 0-8 0-11 0-11 8 0 4 3 4 10 4 1 0 9 0 15 0 7 1 10 1 10 7 0 1 0 2-1 7-18 69-34 138-52 207zM105 122c7-32 16-64 24-96 3-13 3-14 21-14 16 0 33 0 49 0 34 0 42 22 42 40 0 34-33 70-80 70-19 0-38 0-56 0zM87 250c-6 0-7 0-9 0-3-1-4-1-4-4 0-1 0-1 1-9 9-35 19-70 27-106 25 0 49 0 73 0 37 0 44 27 44 44 0 38-34 75-79 75-18 0-35 0-53 0z"><text:p/></draw:path></draw:g></text:span><text:span text:style-name="T6"><text:s/>כך ש־</text:span><text:span text:style-name="T6"><draw:g text:anchor-type="as-char" svg:y="-0.288cm" draw:z-index="48" draw:name="Shape49" draw:style-name="gr1"><svg:title>TexMaths</svg:title><svg:desc>11§display§f(a) = b§svg§600§FALSE§</svg:desc><draw:path draw:style-name="gr2" draw:text-style-name="P68" svg:width="1.369cm" svg:height="0.345cm" svg:x="0.001cm" svg:y="0.018cm" svg:viewBox="0 0 1370 346" svg:d="M686 346c-229 0-457 0-686 0 0-116 0-230 0-346 456 0 913 0 1370 0 0 116 0 230 0 346-228 0-457 0-684 0z"><text:p/></draw:path><draw:path draw:style-name="gr3" draw:text-style-name="P69" svg:width="0.191cm" svg:height="0.349cm" svg:x="0.002cm" svg:y="0.017cm" svg:viewBox="0 0 192 350" svg:d="M121 118c11 0 22 0 33 0 8 0 12 0 12-8 0-4-4-4-11-4-11 0-21 0-32 0 3-16 6-30 9-44 1-8 6-36 9-40 3-8 10-13 18-13 1 0 11 0 19 6-18 2-21 16-21 21 0 9 7 14 14 14 10 0 21-9 21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9" svg:width="0.088cm" svg:height="0.384cm" svg:x="0.251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69" svg:width="0.175cm" svg:height="0.174cm" svg:x="0.378cm" svg:y="0.115cm" svg:viewBox="0 0 176 175" svg:d="M129 25c-8-14-19-25-37-25-45 0-92 57-92 113 0 37 21 62 51 62 7 0 27-1 50-29 3 16 17 29 35 29 13 0 22-9 29-21 6-14 11-37 11-38 0-4-3-4-5-4-3 0-4 1-5 7-7 25-13 47-29 47-11 0-12-10-12-17 0-9 1-11 6-29 4-17 4-20 7-34 5-18 10-36 15-54 2-11 2-12 2-13 0-7-4-11-11-11-9 0-14 9-15 17zM103 124c-2 8-2 8-7 15-18 22-33 27-44 27-20 0-25-21-25-36 0-19 13-66 21-84 12-23 30-37 45-37 25 0 30 32 30 34s0 4-1 7c-7 24-12 49-19 74z"><text:p/></draw:path><draw:path draw:style-name="gr3" draw:text-style-name="P69" svg:width="0.089cm" svg:height="0.384cm" svg:x="0.588cm" svg:y="0cm" svg:viewBox="0 0 90 385" svg:d="M90 193c0-30-4-76-25-120-24-48-57-73-61-73-2 0-4 2-4 4s0 2 8 9c37 38 59 99 59 180 0 65-14 133-62 181-5 6-5 6-5 7 0 2 2 4 4 4 4 0 39-26 62-76 19-41 24-84 24-116z"><text:p/></draw:path><draw:path draw:style-name="gr3" draw:text-style-name="P69" svg:width="0.256cm" svg:height="0.09cm" svg:x="0.84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141cm" svg:height="0.27cm" svg:x="1.249cm" svg:y="0.018cm" svg:viewBox="0 0 142 271" svg:d="M74 4c0-1 0-4-6-4-9 0-36 3-46 3-3 1-8 1-8 8 0 6 4 6 9 6 19 0 20 2 20 6 0 2-3 16-6 23-11 42-21 84-32 127-4 19-5 25-5 37 0 37 20 61 48 61 47 0 94-57 94-112 0-36-21-62-52-62-17 0-33 11-45 23 10-39 19-77 29-116zM37 150c3-8 3-9 6-13 19-26 36-31 46-31 14 0 24 11 24 36 0 23-12 66-18 80-14 27-31 40-47 40-13 0-25-10-25-38 0-8 0-15 6-39 3-12 5-24 8-35z"><text:p/></draw:path></draw:g></text:span><text:span text:style-name="T6">, או בניסוח שקול, </text:span><text:span text:style-name="T6"><draw:g text:anchor-type="as-char" svg:y="-0.288cm" draw:z-index="49" draw:name="Shape50" draw:style-name="gr1"><svg:title>TexMaths</svg:title><svg:desc>11§display§\la a, b \ra \in f§svg§600§FALSE§</svg:desc><draw:path draw:style-name="gr2" draw:text-style-name="P68" svg:width="1.487cm" svg:height="0.344cm" svg:x="0.001cm" svg:y="0.018cm" svg:viewBox="0 0 1488 345" svg:d="M0 0c496 0 992 0 1488 0 0 115 0 230 0 345-496 0-992 0-1488 0 0-115 0-230 0-345z"><text:p/></draw:path><draw:path draw:style-name="gr3" draw:text-style-name="P69" svg:width="0.085cm" svg:height="0.383cm" svg:x="0.024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9" svg:width="0.176cm" svg:height="0.173cm" svg:x="0.148cm" svg:y="0.115cm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19 0-24-22-24-36 0-20 12-67 20-85 13-23 30-37 46-37 24 0 29 32 29 34s0 4-1 6c-6 26-12 51-19 76z"><text:p/></draw:path><draw:path draw:style-name="gr3" draw:text-style-name="P69" svg:width="0.045cm" svg:height="0.115cm" svg:x="0.369cm" svg:y="0.247cm" svg:viewBox="0 0 46 116" svg:d="M46 41c0-26-10-41-25-41-12 0-21 10-21 21 0 10 9 21 21 21 4 0 10-2 13-6 1-1 1-1 2-1s1 0 1 6c0 28-13 51-26 65-4 3-4 4-4 5 0 4 2 5 4 5 3 0 35-30 35-75z"><text:p/></draw:path><draw:path draw:style-name="gr3" draw:text-style-name="P69" svg:width="0.141cm" svg:height="0.269cm" svg:x="0.526cm" svg:y="0.018cm" svg:viewBox="0 0 142 270" svg:d="M74 3c-1-1 0-3-5-3-8 0-37 2-47 3-3 0-8 1-8 8 0 4 4 4 10 4 19 0 19 4 19 7s-3 17-6 24c-9 42-20 84-30 126-6 20-7 24-7 37 0 38 21 61 50 61 45 0 92-58 92-111 0-36-20-62-52-62-17 0-33 11-45 23 10-40 19-78 29-117zM37 150c3-9 3-10 7-15 19-24 36-30 46-30 13 0 24 12 24 36 0 23-13 66-19 81-14 26-31 40-45 40s-27-11-27-40c0-6 0-14 7-37 2-12 5-24 7-35z"><text:p/></draw:path><draw:path draw:style-name="gr3" draw:text-style-name="P69" svg:width="0.086cm" svg:height="0.383cm" svg:x="0.694cm" svg:y="0cm" svg:viewBox="0 0 87 384" svg:d="M85 198c2-4 2-5 2-5 0-1 0-3-2-7-22-59-45-119-67-177-4-7-6-9-9-9-5 0-9 3-9 8 0 1 0 2 2 6 23 60 45 119 68 179-23 58-45 117-68 177-2 4-2 4-2 7 0 4 4 7 9 7 4 0 5-4 8-7 23-60 45-119 68-179z"><text:p/></draw:path><draw:path draw:style-name="gr3" draw:text-style-name="P69" svg:width="0.193cm" svg:height="0.221cm" svg:x="0.962cm" svg:y="0.078cm" svg:viewBox="0 0 194 222" svg:d="M180 120c7 0 14 0 14-8 0-7-7-7-14-7-55 0-108 0-163 0 4-52 49-88 103-88 20 0 41 0 60 0 7 0 14-2 14-9 0-8-7-8-14-8-20 0-40 0-61 0-66 0-119 51-119 112 0 62 53 110 119 110 21 0 41 0 61 0 7 0 14 0 14-7 0-8-7-7-14-7-19 0-40 0-60 0-54 0-99-36-103-88 55 0 108 0 163 0z"><text:p/></draw:path><draw:path draw:style-name="gr3" draw:text-style-name="P69" svg:width="0.192cm" svg:height="0.348cm" svg:x="1.316cm" svg:y="0.018cm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3 72-2 0-12 0-19-7 18-1 21-15 21-21 0-9-6-14-14-14-10 0-21 9-21 24 0 17 17 26 33 26 21 0 36-22 43-37 13-25 22-71 22-74 8-40 15-81 23-120z"><text:p/></draw:path></draw:g></text:span><text:span text:style-name="T6">, כאמור שקול ל־</text:span><text:span text:style-name="T6"><draw:g text:anchor-type="as-char" svg:y="-0.337cm" draw:z-index="50" draw:name="Shape51" draw:style-name="gr1"><svg:title>TexMaths</svg:title><svg:desc>11§display§\la b, a \ra \in f^{-1}§svg§600§FALSE§</svg:desc><draw:path draw:style-name="gr2" draw:text-style-name="P68" svg:width="1.874cm" svg:height="0.395cm" svg:x="0.001cm" svg:y="0.021cm" svg:viewBox="0 0 1875 396" svg:d="M938 396c-313 0-625 0-938 0 0-132 0-264 0-396 625 0 1250 0 1875 0 0 132 0 264 0 396-312 0-625 0-937 0z"><text:p/></draw:path><draw:path draw:style-name="gr3" draw:text-style-name="P69" svg:width="0.085cm" svg:height="0.385cm" svg:x="0.024cm" svg:y="0.051cm" svg:viewBox="0 0 86 386" svg:d="M84 14c2-4 2-4 2-6 0-5-3-8-8-8-3 0-5 2-9 9-22 59-45 118-67 177-1 3-2 5-2 7 0 1 0 2 2 7 22 58 45 118 67 176 1 4 4 10 9 10s8-3 8-8c0-1 0-2-2-6-23-60-45-119-69-179 24-60 46-119 69-179z"><text:p/></draw:path><draw:path draw:style-name="gr3" draw:text-style-name="P69" svg:width="0.142cm" svg:height="0.27cm" svg:x="0.15cm" svg:y="0.073cm" svg:viewBox="0 0 143 271" svg:d="M75 4c0-1 0-4-6-4-8 0-37 2-47 3-2 1-7 1-7 8 0 4 4 4 9 4 19 0 20 4 20 7s-4 17-5 24c-11 42-21 84-32 126-5 20-7 26-7 40 0 35 21 59 50 59 45 0 93-56 93-112 0-36-21-62-52-62-17 0-34 11-45 23 10-38 19-77 29-116zM39 150c2-9 2-9 5-13 19-26 36-31 46-31 15 0 24 11 24 36 0 22-12 68-19 82-12 25-30 38-45 38-14 0-27-9-27-37 0-8 0-15 7-40 3-12 5-24 9-35z"><text:p/></draw:path><draw:path draw:style-name="gr3" draw:text-style-name="P69" svg:width="0.044cm" svg:height="0.115cm" svg:x="0.331cm" svg:y="0.299cm" svg:viewBox="0 0 45 116" svg:d="M45 41c0-26-10-41-25-41-12 0-20 10-20 21 0 10 8 20 20 20 5 0 10-1 14-5 1-1 1-1 1-2 1 0 1 1 1 7 0 28-13 52-26 64-4 4-4 5-4 6 0 3 2 5 4 5 4 0 35-30 35-75z"><text:p/></draw:path><draw:path draw:style-name="gr3" draw:text-style-name="P69" svg:width="0.176cm" svg:height="0.174cm" svg:x="0.485cm" svg:y="0.17cm" svg:viewBox="0 0 177 175" svg:d="M129 24c-8-13-19-24-37-24-45 0-92 57-92 114 0 36 21 61 51 61 7 0 27-1 50-28 4 15 17 28 35 28 14 0 22-8 29-21 7-14 12-37 12-38 0-5-4-5-5-5-4 0-5 3-6 8-6 25-13 48-28 48-11 0-13-10-13-18 0-9 2-11 6-29 4-16 4-20 9-34 4-19 9-36 13-55 3-10 3-11 3-12 0-7-5-11-12-11-9 0-14 9-15 16zM103 125c-2 7-2 7-7 14-18 22-33 28-44 28-19 0-24-21-24-37 0-19 12-66 20-85 13-22 30-36 46-36 25 0 29 32 29 34s0 4-1 7c-6 25-12 49-19 75z"><text:p/></draw:path><draw:path draw:style-name="gr3" draw:text-style-name="P69" svg:width="0.085cm" svg:height="0.385cm" svg:x="0.696cm" svg:y="0.051cm" svg:viewBox="0 0 86 386" svg:d="M84 200c2-5 2-6 2-7s0-1-2-7c-22-59-45-118-67-177-3-7-5-9-9-9-5 0-8 3-8 8 0 1 0 2 1 6 23 60 46 119 69 179-23 58-46 118-69 178-1 4-1 5-1 7 0 5 3 8 8 8 4 0 6-4 7-8 24-59 46-119 69-178z"><text:p/></draw:path><draw:path draw:style-name="gr3" draw:text-style-name="P69" svg:width="0.192cm" svg:height="0.223cm" svg:x="0.963cm" svg:y="0.132cm" svg:viewBox="0 0 193 224" svg:d="M179 119c7 0 14 0 14-8 0-7-7-7-14-7-55 0-109 0-164 0 5-52 50-89 104-89 20 0 41 0 60 0 7 0 14 0 14-7 0-8-7-8-14-8-21 0-40 0-61 0-66 0-118 49-118 111s52 113 118 113c21 0 40 0 61 0 7 0 14 0 14-8s-7-8-14-8c-19 0-40 0-60 0-54 0-99-37-104-89 55 0 109 0 164 0z"><text:p/></draw:path><draw:path draw:style-name="gr3" draw:text-style-name="P69" svg:width="0.192cm" svg:height="0.35cm" svg:x="1.316cm" svg:y="0.069cm" svg:viewBox="0 0 193 351" svg:d="M121 118c11 0 22 0 33 0 8 0 12 0 12-8 0-4-4-4-11-4-11 0-21 0-32 0 4-16 6-30 9-44 1-8 7-36 9-41 3-7 10-12 19-12 1 0 11 0 18 6-17 2-21 15-21 21 0 9 7 14 15 14 10 0 21-9 21-24 0-17-18-26-33-26-14 0-39 7-50 45-2 8-3 12-13 61-9 0-18 0-27 0-7 0-11 0-11 8 0 4 4 4 10 4 9 0 18 0 27 0-10 51-20 101-30 151-7 38-13 73-33 73-2 0-12 0-19-7 18-1 21-15 21-21 0-9-6-13-14-13-10 0-21 8-21 23 0 18 17 27 33 27 21 0 36-24 43-38 13-24 22-72 22-74 8-39 15-80 23-121z"><text:p/></draw:path><draw:path draw:style-name="gr3" draw:text-style-name="P69" svg:width="0.182cm" svg:height="0.012cm" svg:x="1.556cm" svg:y="0.107cm" svg:viewBox="0 0 183 13" svg:d="M172 13c4 0 11 0 11-6 0-7-7-7-11-7-54 0-108 0-162 0-4 0-10 0-10 7 0 6 6 6 10 6 54 0 108 0 162 0z"><text:p/></draw:path><draw:path draw:style-name="gr3" draw:text-style-name="P69" svg:width="0.098cm" svg:height="0.179cm" svg:x="1.797cm" svg:y="0.001cm" svg:viewBox="0 0 99 180" svg:d="M62 8c0-8-1-8-9-8-17 18-42 18-53 18 0 3 0 6 0 10 7 0 24 0 40-8 0 46 0 91 0 138 0 9 0 12-28 12-3 0-6 0-10 0 0 3 0 6 0 10 5 0 39-1 49-1 7 0 41 1 48 1 0-4 0-7 0-10-3 0-8 0-11 0-26 0-26-3-26-12 0-51 0-101 0-150z"><text:p/></draw:path></draw:g></text:span><text:span text:style-name="T6">. הפסוק </text:span><text:span text:style-name="T6"><draw:g text:anchor-type="as-char" svg:y="-0.337cm" draw:z-index="54" draw:name="Shape52" draw:style-name="gr1"><svg:title>TexMaths</svg:title><svg:desc>11§display§\forall b \in B. \exists \tilde{a} \in A. \la b, \tide{a} \ra \in f^{-1}§svg§600§FALSE§</svg:desc><draw:path draw:style-name="gr2" draw:text-style-name="P68" svg:width="4.436cm" svg:height="0.395cm" svg:x="0.021cm" svg:y="0.021cm" svg:viewBox="0 0 4437 396" svg:d="M2219 396c-740 0-1480 0-2219 0 0-132 0-264 0-396 1479 0 2958 0 4437 0 0 132 0 264 0 396-739 0-1479 0-2218 0z"><text:p/></draw:path><draw:path draw:style-name="gr3" draw:text-style-name="P69" svg:width="0.215cm" svg:height="0.275cm" svg:x="0.001cm" svg:y="0.073cm" svg:viewBox="0 0 216 276" svg:d="M213 14c3-4 3-5 3-6 0-5-4-8-8-8-6 0-8 4-10 9-11 28-21 56-32 85-39 0-78 0-118 0-11-29-20-57-31-85-2-6-4-9-9-9-4 0-8 3-8 8 1 2 0 1 2 6 32 84 65 169 97 253 2 5 3 9 9 9 5 0 6-5 9-9 32-84 65-169 96-253zM55 109c35 0 70 0 106 0-18 45-36 92-53 137-18-45-35-92-53-137z"><text:p/></draw:path><draw:path draw:style-name="gr3" draw:text-style-name="P69" svg:width="0.141cm" svg:height="0.27cm" svg:x="0.234cm" svg:y="0.073cm" svg:viewBox="0 0 142 271" svg:d="M74 4c0-1 0-4-5-4-8 0-37 2-47 3-3 1-8 1-8 8 0 4 4 4 10 4 19 0 19 4 19 7s-3 17-6 24c-9 42-20 84-30 126-6 20-7 26-7 40 0 35 21 59 50 59 45 0 92-56 92-112 0-36-20-62-52-62-17 0-33 11-45 23 10-38 19-77 29-116zM37 150c3-9 3-9 7-13 19-26 36-31 46-31 13 0 24 11 24 36 0 22-13 68-19 82-14 25-31 38-45 38s-27-9-27-37c0-8 0-15 7-40 2-12 5-24 7-35z"><text:p/></draw:path><draw:path draw:style-name="gr3" draw:text-style-name="P69" svg:width="0.193cm" svg:height="0.223cm" svg:x="0.522cm" svg:y="0.132cm" svg:viewBox="0 0 194 224" svg:d="M179 119c7 0 15 0 15-8 0-7-8-7-15-7-55 0-109 0-164 0 6-52 50-89 105-89 20 0 40 0 59 0 7 0 15 0 15-7 0-8-8-8-15-8-19 0-40 0-60 0-66 0-119 49-119 111s53 113 119 113c20 0 41 0 60 0 7 0 15 0 15-8s-8-8-15-8c-19 0-39 0-59 0-55 0-99-37-105-89 55 0 109 0 164 0z"><text:p/></draw:path><draw:path draw:style-name="gr3" draw:text-style-name="P69" svg:width="0.275cm" svg:height="0.261cm" svg:x="0.87cm" svg:y="0.077cm" svg:viewBox="0 0 276 262" svg:d="M46 233c-4 14-4 17-35 17-7 0-11 0-11 8 0 4 4 4 11 4 46 0 91 0 138 0 61 0 106-44 106-82 0-28-22-50-59-54 39-8 80-37 80-73 0-29-25-53-71-53-43 0-87 0-130 0-8 0-11 0-11 8 0 3 3 3 10 3 1 0 9 0 15 1 7 1 10 1 10 7 0 1 0 2-1 6-18 70-34 139-52 208zM105 122c7-32 16-64 24-96 3-14 4-15 21-15 16 0 33 0 49 0 34 0 42 23 42 41 0 33-33 70-80 70-19 0-38 0-56 0zM87 250c-6 0-7 0-9 0-3 0-4-1-4-4 0-1 0-1 2-9 9-35 18-72 26-107 25 0 49 0 73 0 37 0 45 29 45 45 0 39-35 75-80 75-18 0-35 0-53 0z"><text:p/></draw:path><draw:path draw:style-name="gr3" draw:text-style-name="P69" svg:width="0.04cm" svg:height="0.04cm" svg:x="1.2cm" svg:y="0.299cm" svg:viewBox="0 0 41 41" svg:d="M41 21c0-12-9-21-20-21-12 0-21 9-21 21 0 11 9 20 21 20 11 0 20-9 20-20z"><text:p/></draw:path><draw:path draw:style-name="gr3" draw:text-style-name="P69" svg:width="0.171cm" svg:height="0.266cm" svg:x="1.296cm" svg:y="0.073cm" svg:viewBox="0 0 172 267" svg:d="M172 13c0-12-1-13-14-13-48 0-96 0-145 0-6 0-13 0-13 8 0 7 7 7 13 7 48 0 96 0 143 0 0 37 0 73 0 111-46 0-91 0-137 0-7 0-13 0-13 7 0 8 6 8 13 8 46 0 91 0 137 0 0 37 0 74 0 110-47 0-95 0-143 0-6 0-13 0-13 8s7 8 13 8c49 0 97 0 145 0 13 0 14-1 14-14 0-80 0-160 0-240z"><text:p/></draw:path><draw:path draw:style-name="gr3" draw:text-style-name="P69" svg:width="0.128cm" svg:height="0.034cm" svg:x="1.527cm" svg:y="0.083cm" svg:viewBox="0 0 129 35" svg:d="M129 6c-2-3-5-4-7-6-11 7-14 19-32 19-9 0-18-7-25-10-10-7-17-9-23-9-16 0-22 8-42 30 2 2 3 3 6 5 11-5 15-17 31-17 9 0 19 5 26 8 10 7 17 9 24 9 14 0 22-7 42-29z"><text:p/></draw:path><draw:path draw:style-name="gr3" draw:text-style-name="P69" svg:width="0.175cm" svg:height="0.174cm" svg:x="1.505cm" svg:y="0.17cm" svg:viewBox="0 0 176 175" svg:d="M129 24c-8-13-19-24-37-24-45 0-92 57-92 114 0 36 21 61 51 61 7 0 27-1 50-28 4 15 17 28 35 28 14 0 22-8 29-21 7-14 11-37 11-38 0-5-3-5-4-5-4 0-5 3-6 8-6 25-13 48-28 48-11 0-13-10-13-18 0-9 2-11 6-29 4-16 4-20 8-34 4-19 10-36 14-55 2-10 2-11 2-12 0-7-4-11-11-11-9 0-14 9-15 16zM103 125c-2 7-2 7-7 14-18 22-33 28-44 28-20 0-24-21-24-37 0-19 12-66 20-85 13-22 30-36 46-36 24 0 29 32 29 34s0 4-1 7c-6 25-12 49-19 75z"><text:p/></draw:path><draw:path draw:style-name="gr3" draw:text-style-name="P69" svg:width="0.193cm" svg:height="0.223cm" svg:x="1.833cm" svg:y="0.132cm" svg:viewBox="0 0 194 224" svg:d="M179 119c7 0 15 0 15-8 0-7-8-7-15-7-55 0-109 0-164 0 6-52 50-89 105-89 20 0 40 0 59 0 7 0 15 0 15-7 0-8-8-8-15-8-19 0-40 0-60 0-66 0-119 49-119 111s53 113 119 113c20 0 41 0 60 0 7 0 15 0 15-8s-8-8-15-8c-19 0-39 0-59 0-55 0-99-37-105-89 55 0 109 0 164 0z"><text:p/></draw:path><draw:path draw:style-name="gr3" draw:text-style-name="P69" svg:width="0.264cm" svg:height="0.275cm" svg:x="2.18cm" svg:y="0.064cm" svg:viewBox="0 0 265 276" svg:d="M56 233c-16 24-31 29-48 31-5 1-8 1-8 7 0 2 2 5 4 5 11 0 24-1 35-1 12 0 26 1 38 1 2 0 8 0 8-8 0-3-5-4-7-4-9 0-19-4-19-14 0-4 3-9 6-14 10-15 20-32 30-49 32 0 65 0 96 0 2 8 7 60 7 64 0 11-20 13-27 13-6 0-10 0-10 7 0 5 4 5 5 5 16 0 33-1 49-1 9 0 34 1 44 1 2 0 6 0 6-8 0-4-4-4-9-4-24 0-24-3-25-14-8-80-15-161-23-241-1-8-1-9-8-9-6 0-7 2-10 7-45 75-89 150-134 226zM102 175c26-43 51-86 76-128 5 42 8 85 12 128-29 0-58 0-88 0z"><text:p/></draw:path><draw:path draw:style-name="gr3" draw:text-style-name="P69" svg:width="0.041cm" svg:height="0.04cm" svg:x="2.488cm" svg:y="0.299cm" svg:viewBox="0 0 42 41" svg:d="M42 21c0-12-10-21-21-21s-21 9-21 21c0 11 10 20 21 20s21-9 21-20z"><text:p/></draw:path><draw:path draw:style-name="gr3" draw:text-style-name="P69" svg:width="0.086cm" svg:height="0.385cm" svg:x="2.604cm" svg:y="0.051cm" svg:viewBox="0 0 87 386" svg:d="M85 14c2-4 2-4 2-6 0-5-3-8-8-8-3 0-6 2-9 9-23 59-45 118-68 177-1 3-2 5-2 7 0 1 0 2 2 7 23 58 45 118 68 176 2 4 4 10 9 10s8-3 8-8c0-1 0-2-2-6-23-60-45-119-68-179 23-60 45-119 68-179z"><text:p/></draw:path><draw:path draw:style-name="gr3" draw:text-style-name="P69" svg:width="0.141cm" svg:height="0.27cm" svg:x="2.731cm" svg:y="0.073cm" svg:viewBox="0 0 142 271" svg:d="M74 4c0-1 0-4-5-4-8 0-37 2-47 3-3 1-8 1-8 8 0 4 4 4 10 4 19 0 19 4 19 7s-3 17-6 24c-11 42-20 84-31 126-5 20-6 26-6 40 0 35 20 59 48 59 47 0 94-56 94-112 0-36-20-62-52-62-17 0-33 11-45 23 10-38 19-77 29-116zM37 150c3-9 3-9 7-13 19-26 36-31 46-31 13 0 24 11 24 36 0 22-13 68-19 82-14 25-31 38-47 38-12 0-25-9-25-37 0-8 0-15 7-40 2-12 5-24 7-35z"><text:p/></draw:path><draw:path draw:style-name="gr3" draw:text-style-name="P69" svg:width="0.044cm" svg:height="0.115cm" svg:x="2.911cm" svg:y="0.299cm" svg:viewBox="0 0 45 116" svg:d="M45 41c0-26-9-41-24-41-13 0-21 10-21 21 0 10 8 20 21 20 4 0 10-1 13-5 1-1 1-1 2-2 0 2 1 1 1 7 0 28-14 52-26 64-4 4-4 5-4 6 0 3 2 5 3 5 4 0 35-30 35-75z"><text:p/></draw:path><draw:path draw:style-name="gr3" draw:text-style-name="P69" svg:width="0.176cm" svg:height="0.174cm" svg:x="3.065cm" svg:y="0.17cm" svg:viewBox="0 0 177 175" svg:d="M129 24c-7-13-18-24-35-24-46 0-94 57-94 114 0 36 22 61 52 61 7 0 27-1 50-28 4 15 17 28 36 28 13 0 22-8 28-21 7-14 11-37 11-38 0-5-3-5-4-5-4 0-5 3-6 8-6 25-13 48-29 48-10 0-11-10-11-18 0-9 1-11 4-29 4-16 5-20 9-34 4-19 10-36 14-55 2-10 2-11 2-12 0-7-4-11-11-11-9 0-15 9-16 16zM103 125c-1 7-1 7-7 14-17 22-32 28-43 28-20 0-25-21-25-37 0-19 13-66 22-85 11-22 28-36 44-36 25 0 30 32 30 34s-1 4-1 7c-6 25-13 49-20 75z"><text:p/></draw:path><draw:path draw:style-name="gr3" draw:text-style-name="P69" svg:width="0.086cm" svg:height="0.385cm" svg:x="3.275cm" svg:y="0.051cm" svg:viewBox="0 0 87 386" svg:d="M85 200c2-5 2-6 2-7s0-1-2-7c-23-59-45-118-68-177-3-7-5-9-9-9-5 0-8 3-8 8 0 1 0 2 2 6 23 60 45 119 68 179-23 58-45 118-68 178-2 4-2 5-2 7 0 5 3 8 8 8s6-4 9-8c23-59 45-119 68-178z"><text:p/></draw:path><draw:path draw:style-name="gr3" draw:text-style-name="P69" svg:width="0.193cm" svg:height="0.223cm" svg:x="3.544cm" svg:y="0.132cm" svg:viewBox="0 0 194 224" svg:d="M180 119c7 0 14 0 14-8 0-7-7-7-14-7-55 0-108 0-163 0 4-52 48-89 103-89 20 0 41 0 60 0 7 0 14 0 14-7 0-8-7-8-14-8-20 0-40 0-61 0-66 0-119 49-119 111s53 113 119 113c21 0 41 0 61 0 7 0 14 0 14-8s-7-8-14-8c-19 0-40 0-60 0-55 0-99-37-103-89 55 0 108 0 163 0z"><text:p/></draw:path><draw:path draw:style-name="gr3" draw:text-style-name="P69" svg:width="0.192cm" svg:height="0.35cm" svg:x="3.898cm" svg:y="0.069cm" svg:viewBox="0 0 193 351" svg:d="M121 118c11 0 22 0 33 0 8 0 12 0 12-8 0-4-4-4-11-4-11 0-21 0-32 0 2-16 6-30 8-44 2-8 8-36 10-41 3-7 10-12 17-12 3 0 13 0 20 6-17 2-21 15-21 21 0 9 7 14 15 14 10 0 21-9 21-24 0-17-18-26-35-26-13 0-37 7-48 45-2 8-3 12-13 61-9 0-18 0-27 0-7 0-12 0-12 8 0 4 5 4 11 4 9 0 17 0 26 0-10 51-19 101-29 151-7 38-13 73-33 73-2 0-12 0-19-7 18-1 21-15 21-21 0-9-6-13-14-13-10 0-21 8-21 23 0 18 17 27 33 27 21 0 36-24 43-38 12-24 22-72 22-74 8-39 15-80 23-121z"><text:p/></draw:path><draw:path draw:style-name="gr3" draw:text-style-name="P69" svg:width="0.183cm" svg:height="0.012cm" svg:x="4.137cm" svg:y="0.107cm" svg:viewBox="0 0 184 13" svg:d="M173 13c4 0 11 0 11-6 0-7-7-7-11-7-54 0-108 0-162 0-4 0-11 0-11 7 0 6 7 6 11 6 54 0 108 0 162 0z"><text:p/></draw:path><draw:path draw:style-name="gr3" draw:text-style-name="P69" svg:width="0.098cm" svg:height="0.179cm" svg:x="4.379cm" svg:y="0.001cm" svg:viewBox="0 0 99 180" svg:d="M62 8c0-8-1-8-9-8-17 18-42 18-53 18 0 3 0 6 0 10 7 0 24 0 40-8 0 46 0 91 0 138 0 9 0 12-28 12-3 0-6 0-10 0 0 3 0 6 0 10 5 0 39-1 49-1 7 0 41 1 48 1 0-4 0-7 0-10-3 0-8 0-11 0-26 0-26-3-26-12 0-51 0-101 0-150z"><text:p/></draw:path></draw:g></text:span><text:span text:style-name="T6"><text:s/>פסוק אמת לפי המליאות של </text:span><text:span text:style-name="T6"><draw:g text:anchor-type="as-char" svg:y="-0.339cm" draw:z-index="51" draw:name="Shape53" draw:style-name="gr1"><svg:title>TexMaths</svg:title><svg:desc>11§display§f^{-1}§svg§600§FALSE§</svg:desc><draw:path draw:style-name="gr2" draw:text-style-name="P68" svg:width="0.558cm" svg:height="0.376cm" svg:x="0.001cm" svg:y="0.018cm" svg:viewBox="0 0 559 377" svg:d="M281 377c-94 0-187 0-281 0 0-126 0-252 0-377 186 0 373 0 559 0 0 125 0 251 0 377-92 0-186 0-278 0z"><text:p/></draw:path><draw:path draw:style-name="gr3" draw:text-style-name="P69" svg:width="0.192cm" svg:height="0.348cm" svg:x="0.002cm" svg:y="0.067cm" svg:viewBox="0 0 193 349" svg:d="M121 118c11 0 22 0 33 0 8 0 12-1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3" draw:text-style-name="P69" svg:width="0.182cm" svg:height="0.012cm" svg:x="0.241cm" svg:y="0.106cm" svg:viewBox="0 0 183 13" svg:d="M172 13c4 0 11 0 11-6 0-7-7-7-11-7-54 0-107 0-161 0-4 0-11 0-11 7 0 6 7 6 11 6 54 0 107 0 161 0z"><text:p/></draw:path><draw:path draw:style-name="gr3" draw:text-style-name="P69" svg:width="0.098cm" svg:height="0.178cm" svg:x="0.481cm" svg:y="0cm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6"><text:s/>ב־</text:span><text:span text:style-name="T6"><draw:g text:anchor-type="as-char" svg:y="-0.263cm" draw:z-index="52" draw:name="Shape54" draw:style-name="gr1"><svg:title>TexMaths</svg:title><svg:desc>11§display§B§svg§600§FALSE§</svg:desc><draw:path draw:style-name="gr2" draw:text-style-name="P68" svg:width="0.251cm" svg:height="0.223cm" svg:x="0.003cm" svg:y="0.018cm" svg:viewBox="0 0 252 224" svg:d="M0 0c83 0 168 0 252 0 0 75 0 149 0 224-84 0-169 0-252 0 0-75 0-149 0-224z"><text:p/></draw:path><draw:path draw:style-name="gr3" draw:text-style-name="P69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6"> שנתונה, ולכן נוכל לבחור </text:span><text:span text:style-name="T6"><draw:g text:anchor-type="as-char" svg:y="-0.259cm" draw:z-index="53" draw:name="Shape55" draw:style-name="gr1"><svg:title>TexMaths</svg:title><svg:desc>11§display§a = \tilde{a}§svg§600§FALSE§</svg:desc><draw:path draw:style-name="gr2" draw:text-style-name="P68" svg:width="0.87cm" svg:height="0.22cm" svg:x="0.006cm" svg:y="0.02cm" svg:viewBox="0 0 871 221" svg:d="M436 221c-146 0-291 0-436 0 0-74 0-148 0-221 290 0 581 0 871 0 0 73 0 147 0 221-145 0-290 0-435 0z"><text:p/></draw:path><draw:path draw:style-name="gr3" draw:text-style-name="P69" svg:width="0.176cm" svg:height="0.172cm" svg:x="0.001cm" svg:y="0.087cm" svg:viewBox="0 0 177 173" svg:d="M129 25c-7-14-18-25-36-25-45 0-93 57-93 113 0 35 22 60 52 60 7 0 27-2 50-28 2 15 17 28 35 28 14 0 22-8 29-21 6-13 11-36 11-37 0-4-3-4-4-4-5 0-5 2-6 7-6 25-13 47-30 47-9 0-11-10-11-18s0-10 5-27c4-17 5-20 9-34 4-19 10-37 14-54 2-11 2-12 2-13 0-7-4-11-11-11-10 0-15 8-16 17zM103 124c-1 8-1 8-7 14-17 21-33 27-43 27-20 0-26-20-26-36 0-18 13-65 21-83 12-23 30-37 45-37 26 0 31 32 31 34s-1 4-1 6c-6 25-13 50-20 75z"><text:p/></draw:path><draw:path draw:style-name="gr3" draw:text-style-name="P69" svg:width="0.255cm" svg:height="0.088cm" svg:x="0.319cm" svg:y="0.117cm" svg:viewBox="0 0 256 89" svg:d="M244 15c6 0 12 0 12-7 0-8-6-8-12-8-77 0-154 0-231 0-5 0-13 0-13 8 0 7 8 7 13 7 77 0 154 0 231 0zM244 89c6 0 12 0 12-8s-6-8-12-8c-77 0-154 0-231 0-5 0-13 0-13 8s8 8 13 8c77 0 154 0 231 0z"><text:p/></draw:path><draw:path draw:style-name="gr3" draw:text-style-name="P69" svg:width="0.128cm" svg:height="0.035cm" svg:x="0.741cm" svg:y="0cm" svg:viewBox="0 0 129 36" svg:d="M129 5c-3-2-5-3-7-5 0 1-14 19-31 19-9 0-18-6-25-10-11-6-18-9-24-9-15 0-22 9-42 30 2 2 4 4 7 6 0-1 14-18 31-18 9 0 18 5 25 9 11 6 17 9 24 9 14 0 22-9 42-31z"><text:p/></draw:path><draw:path draw:style-name="gr3" draw:text-style-name="P69" svg:width="0.176cm" svg:height="0.172cm" svg:x="0.719cm" svg:y="0.087cm" svg:viewBox="0 0 177 173" svg:d="M129 25c-7-14-19-25-36-25-45 0-93 57-93 113 0 35 21 60 52 60 7 0 26-2 49-28 3 15 17 28 35 28 15 0 23-8 29-21 7-13 12-36 12-37 0-4-3-4-4-4-5 0-5 2-6 7-6 25-14 47-30 47-11 0-12-10-12-18s1-10 6-27c4-17 5-20 9-34 4-19 8-37 13-54 3-11 3-12 3-13 0-7-4-11-11-11-10 0-15 8-16 17zM103 124c-2 8-2 8-7 14-17 21-33 27-44 27-19 0-25-20-25-36 0-18 13-65 21-83 12-23 30-37 45-37 26 0 31 32 31 34s-1 4-1 6c-6 25-13 50-20 75z"><text:p/></draw:path></draw:g></text:span><text:span text:style-name="T6"><text:s/>ולקבל פסוק אמת כדרוש. </text:span></text:p>
        </text:list-item>
      </text:list>
      <text:p text:style-name="P28"><text:span text:style-name="T6"><draw:g text:anchor-type="as-char" svg:y="-0.288cm" draw:z-index="55" draw:name="Shape56" draw:style-name="gr1"><svg:title>TexMaths</svg:title><svg:desc>11§display§\QED§svg§600§FALSE§</svg:desc><draw:path draw:style-name="gr2" draw:text-style-name="P68" svg:width="1.751cm" svg:height="0.247cm" svg:x="0.001cm" svg:y="0.018cm" svg:viewBox="0 0 1752 248" svg:d="M0 0c584 0 1168 0 1752 0 0 83 0 165 0 248-584 0-1168 0-1752 0 0-83 0-165 0-248z"><text:p/></draw:path><draw:path draw:style-name="gr3" draw:text-style-name="P69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9" svg:width="0.04cm" svg:height="0.04cm" svg:x="0.368cm" svg:y="0.235cm" svg:viewBox="0 0 41 41" svg:d="M41 21c0-12-10-21-21-21-12 0-20 9-20 21 0 11 8 20 20 20 11 0 21-9 21-20z"><text:p/></draw:path><draw:path draw:style-name="gr3" draw:text-style-name="P69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9" svg:width="0.04cm" svg:height="0.04cm" svg:x="0.764cm" svg:y="0.235cm" svg:viewBox="0 0 41 41" svg:d="M41 21c0-12-9-21-20-21-12 0-21 9-21 21 0 11 9 20 21 20 11 0 20-9 20-20z"><text:p/></draw:path><draw:path draw:style-name="gr3" draw:text-style-name="P69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9" svg:width="0.041cm" svg:height="0.04cm" svg:x="1.205cm" svg:y="0.235cm" svg:viewBox="0 0 42 41" svg:d="M42 21c0-12-10-21-21-21s-21 9-21 21c0 11 10 20 21 20s21-9 21-20z"><text:p/></draw:path><draw:path draw:style-name="gr3" draw:text-style-name="P69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span></text:p>
      <text:h text:style-name="Heading_20_3" text:outline-level="3"><text:soft-page-break/>סעיף (ג)</text:h>
      <text:p text:style-name="P29"><text:span text:style-name="T1">צ.ל.: </text:span>תהי <draw:g text:anchor-type="as-char" svg:y="-0.273cm" draw:z-index="56" draw:name="Shape57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text:s/><text:span text:style-name="T16">פונקציה, נוכיח </text:span><text:span text:style-name="T16"><draw:g text:anchor-type="as-char" svg:y="-0.339cm" draw:z-index="57" draw:name="Shape58" draw:style-name="gr1"><svg:title>TexMaths</svg:title><svg:desc>11§display§f^{-1}§svg§600§FALSE§</svg:desc><draw:path draw:style-name="gr2" draw:text-style-name="P68" svg:width="0.558cm" svg:height="0.376cm" svg:x="0.001cm" svg:y="0.018cm" svg:viewBox="0 0 559 377" svg:d="M281 377c-94 0-187 0-281 0 0-126 0-252 0-377 186 0 373 0 559 0 0 125 0 251 0 377-92 0-186 0-278 0z"><text:p/></draw:path><draw:path draw:style-name="gr3" draw:text-style-name="P69" svg:width="0.192cm" svg:height="0.348cm" svg:x="0.002cm" svg:y="0.067cm" svg:viewBox="0 0 193 349" svg:d="M121 118c11 0 22 0 33 0 8 0 12 0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3" draw:text-style-name="P69" svg:width="0.182cm" svg:height="0.012cm" svg:x="0.241cm" svg:y="0.106cm" svg:viewBox="0 0 183 13" svg:d="M172 13c4 0 11 0 11-6 0-7-7-7-11-7-54 0-107 0-161 0-4 0-11 0-11 7 0 6 7 6 11 6 54 0 107 0 161 0z"><text:p/></draw:path><draw:path draw:style-name="gr3" draw:text-style-name="P69" svg:width="0.098cm" svg:height="0.178cm" svg:x="0.481cm" svg:y="0cm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16"><text:s/>פונקציה אמ"מ </text:span><text:span text:style-name="T16"><draw:g text:anchor-type="as-char" svg:y="-0.273cm" draw:z-index="58" draw:name="Shape59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16"><text:s/>חח"ע ועל. </text:span></text:p>
      <text:p text:style-name="P10">הוכחה: <text:span text:style-name="T6">נוכיח בעזרת פיצול לשתי גרירות. </text:span></text:p>
      <text:list text:style-name="L3">
        <text:list-item>
          <text:p text:style-name="P63"><text:span text:style-name="T6">נניח </text:span><text:span text:style-name="T6"><draw:g text:anchor-type="as-char" svg:y="-0.339cm" draw:z-index="59" draw:name="Shape60" draw:style-name="gr1"><svg:title>TexMaths</svg:title><svg:desc>11§display§f^{-1}§svg§600§FALSE§</svg:desc><draw:path draw:style-name="gr2" draw:text-style-name="P68" svg:width="0.558cm" svg:height="0.376cm" svg:x="0.001cm" svg:y="0.018cm" svg:viewBox="0 0 559 377" svg:d="M281 377c-94 0-187 0-281 0 0-126 0-252 0-377 186 0 373 0 559 0 0 125 0 251 0 377-92 0-186 0-278 0z"><text:p/></draw:path><draw:path draw:style-name="gr3" draw:text-style-name="P69" svg:width="0.192cm" svg:height="0.348cm" svg:x="0.002cm" svg:y="0.067cm" svg:viewBox="0 0 193 349" svg:d="M121 118c11 0 22 0 33 0 8 0 12 0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3" draw:text-style-name="P69" svg:width="0.182cm" svg:height="0.012cm" svg:x="0.241cm" svg:y="0.106cm" svg:viewBox="0 0 183 13" svg:d="M172 13c4 0 11 0 11-6 0-7-7-7-11-7-54 0-107 0-161 0-4 0-11 0-11 7 0 6 7 6 11 6 54 0 107 0 161 0z"><text:p/></draw:path><draw:path draw:style-name="gr3" draw:text-style-name="P69" svg:width="0.098cm" svg:height="0.178cm" svg:x="0.481cm" svg:y="0cm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6"><text:s/>פונקציה, נוכיח </text:span><text:span text:style-name="T6"><draw:g text:anchor-type="as-char" svg:y="-0.273cm" draw:z-index="60" draw:name="Shape61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6"><text:s/>חח"ע ועל. ע"פ הגדרת פונקציה, </text:span><text:span text:style-name="T6"><draw:g text:anchor-type="as-char" svg:y="-0.273cm" draw:z-index="61" draw:name="Shape62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6"><text:s/>ח"ע ומלאה ב־</text:span><text:span text:style-name="T6"><draw:g text:anchor-type="as-char" svg:y="-0.263cm" draw:z-index="62" draw:name="Shape63" draw:style-name="gr1"><svg:title>TexMaths</svg:title><svg:desc>11§display§B§svg§600§FALSE§</svg:desc><draw:path draw:style-name="gr2" draw:text-style-name="P68" svg:width="0.251cm" svg:height="0.223cm" svg:x="0.003cm" svg:y="0.018cm" svg:viewBox="0 0 252 224" svg:d="M0 0c83 0 168 0 252 0 0 75 0 149 0 224-84 0-169 0-252 0 0-75 0-149 0-224z"><text:p/></draw:path><draw:path draw:style-name="gr3" draw:text-style-name="P69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6">, כלומר לפי סעיפים (1)(א) ו־(1)(ב) נגרר </text:span><text:span text:style-name="T6"><draw:g text:anchor-type="as-char" svg:y="-0.273cm" draw:z-index="63" draw:name="Shape64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6"><text:s/>חח"ע ועל כדרוש. </text:span></text:p>
        </text:list-item>
        <text:list-item>
          <text:p text:style-name="P64"><text:span text:style-name="T7">נניח </text:span><text:span text:style-name="T7"><draw:g text:anchor-type="as-char" svg:y="-0.273cm" draw:z-index="64" draw:name="Shape65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7"><text:s/>חח"ע ועל, נוכיח </text:span><text:span text:style-name="T7"><draw:g text:anchor-type="as-char" svg:y="-0.273cm" draw:z-index="65" draw:name="Shape66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7"><text:s/>פונקציה. ע"פ הגדרת פונקציה, צ.ל. </text:span><text:span text:style-name="T7"><draw:g text:anchor-type="as-char" svg:y="-0.273cm" draw:z-index="66" draw:name="Shape67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7"><text:s/>ח"ע ומלאה ב־</text:span><text:span text:style-name="T7"><draw:g text:anchor-type="as-char" svg:y="-0.263cm" draw:z-index="67" draw:name="Shape68" draw:style-name="gr1"><svg:title>TexMaths</svg:title><svg:desc>11§display§B§svg§600§FALSE§</svg:desc><draw:path draw:style-name="gr2" draw:text-style-name="P68" svg:width="0.251cm" svg:height="0.223cm" svg:x="0.003cm" svg:y="0.018cm" svg:viewBox="0 0 252 224" svg:d="M0 0c83 0 168 0 252 0 0 75 0 149 0 224-84 0-169 0-252 0 0-75 0-149 0-224z"><text:p/></draw:path><draw:path draw:style-name="gr3" draw:text-style-name="P69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7">, שנגרר באופן ישיר לאחר שילוב הנתונים עם סעיפים (1)(א) ו־(1)(ב) כדרוש. </text:span></text:p>
        </text:list-item>
      </text:list>
      <text:p text:style-name="P30"><text:span text:style-name="T7"><draw:g text:anchor-type="as-char" svg:y="-0.288cm" draw:z-index="68" draw:name="Shape69" draw:style-name="gr1"><svg:title>TexMaths</svg:title><svg:desc>11§display§\QED§svg§600§FALSE§</svg:desc><draw:path draw:style-name="gr2" draw:text-style-name="P68" svg:width="1.751cm" svg:height="0.247cm" svg:x="0.001cm" svg:y="0.018cm" svg:viewBox="0 0 1752 248" svg:d="M0 0c584 0 1168 0 1752 0 0 83 0 165 0 248-584 0-1168 0-1752 0 0-83 0-165 0-248z"><text:p/></draw:path><draw:path draw:style-name="gr3" draw:text-style-name="P69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9" svg:width="0.04cm" svg:height="0.04cm" svg:x="0.368cm" svg:y="0.235cm" svg:viewBox="0 0 41 41" svg:d="M41 21c0-12-10-21-21-21-12 0-20 9-20 21 0 11 8 20 20 20 11 0 21-9 21-20z"><text:p/></draw:path><draw:path draw:style-name="gr3" draw:text-style-name="P69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3" draw:text-style-name="P69" svg:width="0.04cm" svg:height="0.04cm" svg:x="0.764cm" svg:y="0.235cm" svg:viewBox="0 0 41 41" svg:d="M41 21c0-12-9-21-20-21-12 0-21 9-21 21 0 11 9 20 21 20 11 0 20-9 20-20z"><text:p/></draw:path><draw:path draw:style-name="gr3" draw:text-style-name="P69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9" svg:width="0.041cm" svg:height="0.04cm" svg:x="1.205cm" svg:y="0.235cm" svg:viewBox="0 0 42 41" svg:d="M42 21c0-12-10-21-21-21s-21 9-21 21c0 11 10 20 21 20s21-9 21-20z"><text:p/></draw:path><draw:path draw:style-name="gr3" draw:text-style-name="P69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span><text:s/></text:p>
      <text:h text:style-name="Heading_20_2" text:outline-level="2">שאלה 2</text:h>
      <text:h text:style-name="Heading_20_3" text:outline-level="3">סעיף (א)</text:h>
      <text:p text:style-name="P11">צ.ל.: <text:span text:style-name="T6">יהיו </text:span><text:span text:style-name="T6"><draw:g text:anchor-type="as-char" svg:y="-0.275cm" draw:z-index="69" draw:name="Shape70" draw:style-name="gr1"><svg:title>TexMaths</svg:title><svg:desc>11§display§f \colon A \to B, g \colon B \to C§svg§600§FALSE§</svg:desc><draw:path draw:style-name="gr2" draw:text-style-name="P68" svg:width="3.529cm" svg:height="0.313cm" svg:x="0.017cm" svg:y="0.021cm" svg:viewBox="0 0 3530 314" svg:d="M1766 314c-589 0-1177 0-1766 0 0-104 0-210 0-314 1177 0 2353 0 3530 0 0 104 0 210 0 314-588 0-1177 0-1764 0z"><text:p/></draw:path><draw:path draw:style-name="gr3" draw:text-style-name="P69" svg:width="0.192cm" svg:height="0.348cm" svg:x="-0.001cm" svg:y="0.007cm" svg:viewBox="0 0 193 349" svg:d="M121 118c11 0 22 0 33 0 8 0 12 0 12-8 0-5-4-5-11-5-11 0-21 0-32 0 4-15 6-29 9-43 1-8 7-36 9-40 3-8 10-13 19-13 1 0 11 0 18 6-17 1-21 16-21 21 0 9 7 13 15 13 10 0 21-7 21-23 0-17-18-26-33-26-14 0-38 7-50 45-2 8-3 12-13 60-9 0-18 0-27 0-7 0-11 0-11 8 0 5 4 5 10 5 9 0 18 0 27 0-10 50-20 100-30 150-7 37-13 73-33 73-2 0-11 0-19-7 18-1 21-15 21-21 0-9-6-13-14-13-10 0-21 8-21 23 0 17 17 26 33 26 21 0 36-23 43-37 13-24 22-71 22-74 8-40 15-80 23-120z"><text:p/></draw:path><draw:path draw:style-name="gr3" draw:text-style-name="P69" svg:width="0.041cm" svg:height="0.165cm" svg:x="0.285cm" svg:y="0.111cm" svg:viewBox="0 0 42 166" svg:d="M42 21c0-12-10-21-21-21s-21 9-21 21c0 11 10 20 21 20s21-9 21-20zM42 145c0-11-10-20-21-20s-21 8-21 20c0 11 10 21 21 21s21-9 21-21z"><text:p/></draw:path><draw:path draw:style-name="gr3" draw:text-style-name="P69" svg:width="0.264cm" svg:height="0.274cm" svg:x="0.502cm" svg:y="0.001cm" svg:viewBox="0 0 265 275" svg:d="M56 231c-15 25-31 31-48 32-5 0-8 0-8 7 0 3 2 5 6 5 9 0 22-1 33-1 12 0 26 1 38 1 2 0 8 0 8-8 0-4-4-4-7-4-9-1-17-4-17-14 0-4 2-8 4-14 10-16 20-33 30-48 32 0 65 0 96 0 2 6 7 59 7 64 0 11-20 12-27 12-6 0-10 0-10 7 0 5 4 5 5 5 17 0 33-1 49-1 9 0 34 1 44 1 2 0 6 0 6-8 0-4-3-4-9-4-24 0-24-3-25-14-8-79-15-159-23-239-1-8-1-10-8-10-6 0-7 3-10 7-45 74-89 149-134 224zM102 175c26-43 51-85 76-127 5 42 8 84 12 127-29 0-58 0-88 0z"><text:p/></draw:path><draw:path draw:style-name="gr3" draw:text-style-name="P69" svg:width="0.342cm" svg:height="0.199cm" svg:x="0.906cm" svg:y="0.081cm" svg:viewBox="0 0 343 200" svg:d="M301 108c-20 16-31 33-35 37-16 26-20 50-20 51 0 4 5 4 8 4 7 0 7-1 8-8 10-36 32-69 76-87 4-1 5-3 5-5 0-3-2-3-3-3-17-7-64-27-78-92-1-4-1-5-8-5-3 0-8 0-8 4 0 1 4 26 20 51 8 12 19 25 35 37-95 0-191 0-287 0-6 0-14 0-14 8s8 8 14 8c96 0 192 0 287 0z"><text:p/></draw:path><draw:path draw:style-name="gr3" draw:text-style-name="P69" svg:width="0.274cm" svg:height="0.261cm" svg:x="1.396cm" svg:y="0.014cm" svg:viewBox="0 0 275 262" svg:d="M45 232c-3 14-4 17-35 17-7 0-10 0-10 8 0 5 3 5 10 5 46 0 92 0 139 0 60 0 106-46 106-83 0-27-23-49-60-54 40-7 80-36 80-72 0-29-25-53-71-53-43 0-87 0-130 0-8 0-11 0-11 8 0 4 3 4 11 4 4 0 7 0 14 0 7 1 11 1 11 7 0 1-1 2-2 7-18 69-34 138-52 206zM103 122c8-32 17-64 25-96 3-13 4-14 21-14 16 0 33 0 49 0 34 0 43 22 43 40 0 34-34 70-81 70-19 0-38 0-57 0zM86 249c-6 0-6 0-8 0-4-1-5-1-5-4 0-1 0-1 2-9 9-35 17-71 26-106 24 0 49 0 73 0 37 0 45 28 45 45 0 37-34 74-80 74-18 0-36 0-53 0z"><text:p/></draw:path><draw:path draw:style-name="gr3" draw:text-style-name="P69" svg:width="0.044cm" svg:height="0.114cm" svg:x="1.725cm" svg:y="0.238cm" svg:viewBox="0 0 45 115" svg:d="M45 41c0-26-9-41-24-41-13 0-21 10-21 20 0 11 8 21 21 21 4 0 10-1 13-6 1 0 1-1 2-1 0 2 1 1 1 7 0 28-14 51-26 63-4 5-4 6-4 7 0 2 2 4 3 4 4 0 35-29 35-74z"><text:p/></draw:path><draw:path draw:style-name="gr3" draw:text-style-name="P69" svg:width="0.177cm" svg:height="0.247cm" svg:x="1.868cm" svg:y="0.106cm" svg:viewBox="0 0 178 248" svg:d="M177 25c0-2 1-4 1-6 0-7-5-11-12-11-3 0-14 3-15 16-7-14-21-24-37-24-44 0-91 54-91 110 0 37 23 60 52 60 22 0 41-17 44-22h1c-9 34-9 33-13 50-1 3-15 42-56 42-7 0-20 0-31-4 12-4 16-14 16-21 0-5-4-13-15-13-8 0-21 7-21 22 0 17 14 24 52 24 48 0 76-30 82-53 15-57 29-114 43-170zM127 121c-3 10-11 20-20 27-8 7-20 14-31 14-20 0-25-20-25-36 0-18 11-63 21-83 11-19 27-34 44-34 25 0 30 31 30 33s-1 4-1 5c-6 24-12 49-18 74z"><text:p/></draw:path><draw:path draw:style-name="gr3" draw:text-style-name="P69" svg:width="0.04cm" svg:height="0.165cm" svg:x="2.137cm" svg:y="0.111cm" svg:viewBox="0 0 41 166" svg:d="M41 21c0-12-10-21-21-21s-20 9-20 21c0 11 9 20 20 20s21-9 21-20zM41 145c0-11-10-20-21-20s-20 8-20 20c0 11 9 21 20 21s21-9 21-21z"><text:p/></draw:path><draw:path draw:style-name="gr3" draw:text-style-name="P69" svg:width="0.275cm" svg:height="0.261cm" svg:x="2.356cm" svg:y="0.014cm" svg:viewBox="0 0 276 262" svg:d="M45 232c-3 14-4 17-35 17-7 0-10 0-10 8 0 5 3 5 10 5 46 0 92 0 139 0 60 0 106-46 106-83 0-27-23-49-60-54 40-7 81-36 81-72 0-29-25-53-72-53-43 0-87 0-130 0-7 0-11 0-11 8 0 4 3 4 11 4 1 0 7 0 14 0 8 1 11 1 11 7 0 1-1 2-2 7-18 69-34 138-52 206zM103 122c8-32 17-64 25-96 3-13 4-14 21-14 16 0 33 0 49 0 34 0 43 22 43 40 0 34-33 70-80 70-19 0-39 0-58 0zM87 249c-6 0-7 0-9 0-4-1-5-1-5-4 0-1 0-1 2-9 9-35 17-71 26-106 24 0 50 0 74 0 36 0 44 28 44 45 0 37-34 74-80 74-18 0-34 0-52 0z"><text:p/></draw:path><draw:path draw:style-name="gr3" draw:text-style-name="P69" svg:width="0.342cm" svg:height="0.199cm" svg:x="2.781cm" svg:y="0.081cm" svg:viewBox="0 0 343 200" svg:d="M301 108c-20 16-31 33-35 37-17 26-20 50-20 51 0 4 5 4 8 4 7 0 7-1 8-8 9-36 32-69 76-87 4-1 5-3 5-5 0-3-2-3-3-3-17-7-64-27-78-92-1-4-1-5-8-5-3 0-8 0-8 4 0 1 4 26 20 51 8 12 19 25 35 37-95 0-191 0-287 0-7 0-14 0-14 8s7 8 14 8c96 0 192 0 287 0z"><text:p/></draw:path><draw:path draw:style-name="gr3" draw:text-style-name="P69" svg:width="0.274cm" svg:height="0.278cm" svg:x="3.273cm" svg:y="0.007cm" svg:viewBox="0 0 275 279" svg:d="M275 4c0-2-1-4-4-4-1 0-1 0-6 4-9 10-19 20-27 30-4-5-21-34-64-34-87 0-174 85-174 175 0 62 46 104 106 104 33 0 62-15 82-33 36-32 43-66 43-67 0-4-3-4-4-4-3 0-5 1-6 4-3 11-12 37-38 59-27 22-52 29-72 29-34 0-76-20-76-79 0-22 9-85 48-130 23-27 59-46 94-46 39 0 62 30 62 75 0 15-1 14-1 18s4 5 5 5c6 0 6-1 8-8 8-33 16-65 24-98z"><text:p/></draw:path></draw:g></text:span><text:span text:style-name="T6"><text:s/>פונקציות. נניח </text:span><text:span text:style-name="T6"><draw:g text:anchor-type="as-char" svg:y="-0.273cm" draw:z-index="70" draw:name="Shape71" draw:style-name="gr1"><svg:title>TexMaths</svg:title><svg:desc>11§display§f, g§svg§600§FALSE§</svg:desc><draw:path draw:style-name="gr2" draw:text-style-name="P68" svg:width="0.523cm" svg:height="0.31cm" svg:x="0cm" svg:y="0.019cm" svg:viewBox="0 0 524 311" svg:d="M0 0c175 0 349 0 524 0 0 103 0 208 0 311-175 0-349 0-524 0 0-103 0-208 0-311z"><text:p/></draw:path><draw:path draw:style-name="gr3" draw:text-style-name="P69" svg:width="0.191cm" svg:height="0.35cm" svg:x="0.001cm" svg:y="0cm" svg:viewBox="0 0 192 351" svg:d="M121 118c11 0 22 0 33 0 8 0 11 0 11-8 0-4-3-4-10-4-11 0-21 0-32 0 2-15 6-30 8-44 2-8 7-36 10-40 3-8 10-13 17-13 2 0 12 0 19 6-16 1-21 16-21 21 0 9 8 13 15 13 9 0 21-7 21-23 0-17-18-26-34-26-13 0-37 7-48 45-3 8-4 12-13 61-9 0-18 0-27 0-7 0-12 0-12 7 0 5 4 5 11 5 9 0 17 0 26 0-10 50-19 101-29 151-7 38-13 73-34 73-1 0-11 0-18-7 18-1 21-15 21-21 0-8-6-13-14-13-10 0-21 8-21 23 0 18 17 27 32 27 22 0 37-23 44-38 12-24 21-71 22-73 8-41 15-82 23-122z"><text:p/></draw:path><draw:path draw:style-name="gr3" draw:text-style-name="P69" svg:width="0.044cm" svg:height="0.114cm" svg:x="0.222cm" svg:y="0.23cm" svg:viewBox="0 0 45 115" svg:d="M45 41c0-26-10-41-24-41-13 0-21 10-21 21 0 10 8 20 21 20 4 0 9-1 13-5 1-1 1-1 2-1 0 2 0 0 0 6 0 28-13 51-25 63-4 5-4 6-4 7 0 2 1 4 3 4 4 0 35-29 35-74z"><text:p/></draw:path><draw:path draw:style-name="gr3" draw:text-style-name="P69" svg:width="0.176cm" svg:height="0.249cm" svg:x="0.366cm" svg:y="0.102cm" svg:viewBox="0 0 177 250" svg:d="M176 25c0-2 1-4 1-6 0-7-4-11-11-11-4 0-14 3-16 16-7-14-20-24-36-24-44 0-92 54-92 110 0 37 24 60 52 60 23 0 40-17 45-22-8 35-9 35-13 51-1 4-15 42-55 42-8 0-20 0-31-4 11-3 15-13 15-19 0-7-4-15-14-15-9 0-21 8-21 23 0 16 14 24 52 24 48 0 76-30 81-53 14-57 29-115 43-172zM125 121c-2 10-11 20-19 27s-20 14-31 14c-19 0-26-20-26-36 0-18 11-63 22-83 10-19 27-34 43-34 26 0 31 31 31 33s0 4-1 5c-7 24-12 50-19 74z"><text:p/></draw:path></draw:g></text:span><text:span text:style-name="T6"><text:s/>חח"ע, נוכיח </text:span><text:span text:style-name="T6"><draw:g text:anchor-type="as-char" svg:y="-0.273cm" draw:z-index="71" draw:name="Shape72" draw:style-name="gr1"><svg:title>TexMaths</svg:title><svg:desc>11§display§g \circ f§svg§600§FALSE§</svg:desc><draw:path draw:style-name="gr2" draw:text-style-name="P68" svg:width="0.734cm" svg:height="0.309cm" svg:x="0.015cm" svg:y="0.019cm" svg:viewBox="0 0 735 310" svg:d="M0 0c246 0 490 0 735 0 0 103 0 207 0 310-245 0-489 0-735 0 0-103 0-207 0-310z"><text:p/></draw:path><draw:path draw:style-name="gr3" draw:text-style-name="P69" svg:width="0.176cm" svg:height="0.248cm" svg:x="0.001cm" svg:y="0.102cm" svg:viewBox="0 0 177 249" svg:d="M176 25c1-2 1-4 1-6 0-7-4-11-11-11-3 0-14 3-15 16-8-14-21-24-36-24-45 0-92 54-92 110 0 37 23 61 51 61 23 0 41-18 45-22-8 33-8 33-12 49-2 4-16 42-56 42-7 0-20 0-31-3 12-4 16-14 16-20 0-7-4-15-15-15-9 0-21 8-21 24 0 15 14 23 52 23 48 0 76-30 81-53 15-56 29-113 43-171zM127 121c-3 10-12 20-20 28-9 6-20 13-32 13-19 0-24-20-24-35 0-19 11-64 21-84 11-19 27-34 43-34 26 0 31 31 31 33s-1 4-2 5c-6 25-12 49-17 74z"><text:p/></draw:path><draw:path draw:style-name="gr3" draw:text-style-name="P69" svg:width="0.15cm" svg:height="0.15cm" svg:x="0.301cm" svg:y="0.102cm" svg:viewBox="0 0 151 151" svg:d="M151 76c0-42-35-76-75-76-42 0-76 35-76 76s34 75 76 75c40 0 75-34 75-75zM76 134c-34 0-61-26-61-58 0-33 27-59 61-59 32 0 59 25 59 59 0 33-27 58-59 58z"><text:p/></draw:path><draw:path draw:style-name="gr3" draw:text-style-name="P69" svg:width="0.192cm" svg:height="0.349cm" svg:x="0.578cm" svg:y="0cm" svg:viewBox="0 0 193 350" svg:d="M121 118c11 0 22 0 33 0 8 0 12 0 12-8 0-4-4-4-11-4-11 0-22 0-32 0 4-16 6-30 9-44 1-8 7-36 9-40 3-8 10-13 18-13 2 0 12 0 19 6-17 2-21 16-21 21 0 9 7 13 15 13 10 0 21-7 21-23 0-17-18-26-34-26-13 0-38 7-49 45-2 8-3 12-13 61-9 0-18 0-27 0-7 0-11 0-11 7 0 5 4 5 10 5 9 0 18 0 27 0-10 50-20 100-30 150-7 38-13 73-33 73-2 0-11 0-19-7 18-1 21-15 21-21 0-8-6-13-14-13-10 0-21 8-21 23 0 18 17 27 33 27 21 0 36-23 43-38 13-24 22-71 22-73 8-41 15-81 23-121z"><text:p/></draw:path></draw:g></text:span><text:span text:style-name="T6"><text:s/>חח"ע. </text:span></text:p>
      <text:p text:style-name="P11">הוכחה: <text:span text:style-name="T6">יהי </text:span><text:span text:style-name="T6"><draw:g text:anchor-type="as-char" svg:y="-0.272cm" draw:z-index="72" draw:name="Shape73" draw:style-name="gr1"><svg:title>TexMaths</svg:title><svg:desc>11§display§a_1, a_2 \in A§svg§600§FALSE§</svg:desc><draw:path draw:style-name="gr2" draw:text-style-name="P68" svg:width="1.638cm" svg:height="0.309cm" svg:x="0.006cm" svg:y="0.018cm" svg:viewBox="0 0 1639 310" svg:d="M820 310c-274 0-547 0-820 0 0-103 0-207 0-310 546 0 1093 0 1639 0 0 103 0 207 0 310-273 0-546 0-819 0z"><text:p/></draw:path><draw:path draw:style-name="gr3" draw:text-style-name="P69" svg:width="0.176cm" svg:height="0.174cm" svg:x="0.001cm" svg:y="0.105cm" svg:viewBox="0 0 177 175" svg:d="M129 25c-7-14-18-25-35-25-46 0-94 57-94 113 0 37 22 62 52 62 7 0 27-1 50-29 3 16 17 29 36 29 13 0 22-9 28-21 7-14 11-37 11-38 0-4-3-4-4-4-5 0-5 1-6 7-6 25-13 47-29 47-10 0-11-10-11-17 0-9 1-12 4-29 4-16 5-20 9-34 4-19 10-36 14-54 2-11 2-12 2-13 0-7-4-11-11-11-9 0-15 9-16 17zM103 124c-1 8-1 8-7 15-17 22-32 27-43 27-20 0-25-21-25-36 0-19 12-66 22-84 11-23 28-37 44-37 25 0 30 32 30 34s-1 4-1 7c-6 24-13 49-20 74z"><text:p/></draw:path><draw:path draw:style-name="gr3" draw:text-style-name="P69" svg:width="0.097cm" svg:height="0.178cm" svg:x="0.22cm" svg:y="0.152cm" svg:viewBox="0 0 98 179" svg:d="M61 8c0-8 0-8-8-8-18 17-42 18-53 18 0 3 0 5 0 8 7 0 24 0 39-7 0 46 0 92 0 138 0 9 0 12-27 12-3 0-8 0-11 0 0 4 0 7 0 10 6-1 39-1 49-1 8 0 42 0 48 1 0-3 0-6 0-10-3 0-7 0-10 0-27 0-27-3-27-12 0-50 0-100 0-149z"><text:p/></draw:path><draw:path draw:style-name="gr3" draw:text-style-name="P69" svg:width="0.044cm" svg:height="0.114cm" svg:x="0.397cm" svg:y="0.234cm" svg:viewBox="0 0 45 115" svg:d="M45 41c0-26-10-41-25-41-12 0-20 10-20 21 0 10 8 20 20 20 5 0 10-1 14-5 1-1 1-1 1-1 1 0 1 0 1 6 0 28-13 51-26 63-4 5-4 6-4 7 0 2 2 4 4 4 4 0 35-29 35-74z"><text:p/></draw:path><draw:path draw:style-name="gr3" draw:text-style-name="P69" svg:width="0.176cm" svg:height="0.174cm" svg:x="0.551cm" svg:y="0.105cm" svg:viewBox="0 0 177 175" svg:d="M129 25c-8-14-19-25-37-25-45 0-92 57-92 113 0 37 21 62 51 62 8 0 27-1 50-29 4 16 17 29 35 29 14 0 24-9 29-21 7-14 12-37 12-38 0-4-3-4-5-4-4 0-4 1-5 7-6 25-14 47-29 47-11 0-13-10-13-17 0-9 2-12 6-29 4-16 4-20 9-34 4-19 9-36 13-54 3-11 3-12 3-13 0-7-5-11-11-11-10 0-15 9-16 17zM103 124c-2 8-2 8-7 15-18 22-33 27-44 27-19 0-24-21-24-36 0-19 12-66 20-84 13-23 30-37 46-37 25 0 30 32 30 34s-1 4-2 7c-6 24-12 49-19 74z"><text:p/></draw:path><draw:path draw:style-name="gr3" draw:text-style-name="P69" svg:width="0.119cm" svg:height="0.178cm" svg:x="0.757cm" svg:y="0.152cm" svg:viewBox="0 0 120 179" svg:d="M120 130c-3 0-7 0-10 0 0 5-3 22-7 24-2 2-23 2-26 2-16 0-34 0-51 0 29-25 39-33 54-45 21-16 40-33 40-58 0-33-29-53-64-53-33 0-56 23-56 48 0 14 11 15 14 15 7 0 15-5 15-15 0-4-3-14-17-14 9-19 28-24 40-24 27 0 42 21 42 43 0 23-17 42-26 52-22 20-44 41-66 63-2 2-2 4-2 11 37 0 74 0 111 0 3-16 6-33 9-49z"><text:p/></draw:path><draw:path draw:style-name="gr3" draw:text-style-name="P69" svg:width="0.192cm" svg:height="0.221cm" svg:x="1.052cm" svg:y="0.068cm" svg:viewBox="0 0 193 222" svg:d="M179 120c7 0 14 0 14-8s-7-8-14-8c-55 0-109 0-164 0 5-51 50-89 104-89 20 0 41 0 60 0 7 0 14 0 14-7 0-8-7-8-14-8-19 0-40 0-60 0-66 0-119 49-119 112 0 62 53 110 119 110 20 0 41 0 60 0 7 0 14 0 14-8 0-7-7-7-14-7-19 0-40 0-60 0-54 0-99-35-104-87 55 0 109 0 164 0z"><text:p/></draw:path><draw:path draw:style-name="gr3" draw:text-style-name="P69" svg:width="0.264cm" svg:height="0.274cm" svg:x="1.399cm" svg:y="0cm" svg:viewBox="0 0 265 275" svg:d="M55 231c-15 25-30 31-47 32-5 1-8 1-8 8 0 2 2 4 4 4 11 0 24-1 35-1 12 0 25 1 38 1 2 0 7 0 7-8 0-3-4-4-6-4-9 0-19-3-19-13 0-5 3-9 6-15 10-16 20-33 30-48 32 0 65 0 96 0 2 8 7 59 7 64 0 11-21 12-29 12-5 0-8 0-8 8 0 4 4 4 5 4 16 0 32-1 49-1 9 0 34 1 43 1 3 0 7 0 7-8 0-4-4-4-9-4-24 0-24-2-25-13-8-79-16-160-24-240 0-8 0-10-7-10-6 0-7 3-10 7-45 74-90 149-135 224zM102 175c26-43 51-85 76-127 5 42 8 84 12 127-29 0-58 0-88 0z"><text:p/></draw:path></draw:g></text:span><text:span text:style-name="T6">, נניח </text:span><text:span text:style-name="T6"><draw:g text:anchor-type="as-char" svg:y="-0.288cm" draw:z-index="73" draw:name="Shape74" draw:style-name="gr1"><svg:title>TexMaths</svg:title><svg:desc>11§display§(f \circ g)(a_1) = (f \circ g)(a_2)§svg§600§FALSE§</svg:desc><draw:path draw:style-name="gr2" draw:text-style-name="P68" svg:width="3.981cm" svg:height="0.345cm" svg:x="0.001cm" svg:y="0.018cm" svg:viewBox="0 0 3982 346" svg:d="M1992 346c-664 0-1328 0-1992 0 0-116 0-230 0-346 1328 0 2654 0 3982 0 0 116 0 230 0 346-664 0-1327 0-1990 0z"><text:p/></draw:path><draw:path draw:style-name="gr3" draw:text-style-name="P69" svg:width="0.089cm" svg:height="0.384cm" svg:x="0.02cm" svg:y="0cm" svg:viewBox="0 0 90 385" svg:d="M90 381c0-1 0-1-6-8-49-49-62-122-62-180 0-67 15-135 63-182 5-5 5-5 5-7 0-3-2-4-4-4-5 0-39 26-62 76-20 42-24 85-24 117 0 29 4 76 25 120 23 47 56 72 61 72 2 0 4-1 4-4z"><text:p/></draw:path><draw:path draw:style-name="gr3" draw:text-style-name="P69" svg:width="0.193cm" svg:height="0.349cm" svg:x="0.152cm" svg:y="0.017cm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69" svg:width="0.15cm" svg:height="0.15cm" svg:x="0.47cm" svg:y="0.115cm" svg:viewBox="0 0 151 151" svg:d="M151 75c0-41-36-75-75-75-42 0-76 35-76 75 0 42 34 76 76 76 39 0 75-34 75-76zM76 134c-34 0-61-27-61-59 0-33 27-58 61-58 32 0 59 24 59 58 0 33-27 59-59 59z"><text:p/></draw:path><draw:path draw:style-name="gr3" draw:text-style-name="P69" svg:width="0.176cm" svg:height="0.248cm" svg:x="0.734cm" svg:y="0.115cm" svg:viewBox="0 0 177 249" svg:d="M176 25c0-2 1-4 1-6 0-7-4-11-11-11-4 0-14 3-16 16-7-14-20-24-36-24-44 0-92 54-92 110 0 38 24 61 52 61 23 0 40-18 45-22-8 34-9 33-13 50-2 5-15 41-55 41-8 0-21 0-31-3 11-4 15-13 15-20s-4-13-14-13c-9 0-21 6-21 22 0 15 14 23 51 23 48 0 77-30 82-52 14-57 29-114 43-172zM125 121c-2 10-11 20-19 28-8 6-20 13-31 13-20 0-26-20-26-35 0-19 11-64 22-84 10-19 27-34 43-34 26 0 31 31 31 33s-1 4-1 5c-7 25-12 49-19 74z"><text:p/></draw:path><draw:path draw:style-name="gr3" draw:text-style-name="P69" svg:width="0.088cm" svg:height="0.384cm" svg:x="0.948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69" svg:width="0.089cm" svg:height="0.384cm" svg:x="1.114cm" svg:y="0cm" svg:viewBox="0 0 90 385" svg:d="M90 381c0-1 0-1-6-8-49-49-62-122-62-180 0-67 15-135 63-182 5-5 5-5 5-7 0-3-2-4-4-4-4 0-39 26-62 76-20 42-24 85-24 117 0 29 4 76 25 120 23 47 57 72 61 72 2 0 4-1 4-4z"><text:p/></draw:path><draw:path draw:style-name="gr3" draw:text-style-name="P69" svg:width="0.176cm" svg:height="0.174cm" svg:x="1.242cm" svg:y="0.115cm" svg:viewBox="0 0 177 175" svg:d="M129 25c-7-14-19-25-36-25-45 0-93 57-93 113 0 37 21 62 52 62 7 0 26-1 49-29 3 16 17 29 35 29 15 0 23-9 29-21 7-14 12-37 12-38 0-4-3-4-4-4-5 0-5 1-6 7-6 25-14 47-30 47-9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9" svg:width="0.098cm" svg:height="0.178cm" svg:x="1.46cm" svg:y="0.168cm" svg:viewBox="0 0 99 179" svg:d="M62 8c0-8-2-8-8-8-18 17-43 17-54 17 0 3 0 6 0 9 7 0 25 0 40-7 0 46 0 92 0 138 0 9 0 13-28 13-3 0-7 0-10 0 0 3 0 6 0 9 6-1 39-1 49-1 8 0 42 0 48 1 0-3 0-6 0-9-3 0-7 0-10 0-27 0-27-4-27-13 0-50 0-100 0-149z"><text:p/></draw:path><draw:path draw:style-name="gr3" draw:text-style-name="P69" svg:width="0.089cm" svg:height="0.384cm" svg:x="1.626cm" svg:y="0cm" svg:viewBox="0 0 90 385" svg:d="M90 193c0-30-4-76-25-120-24-48-57-73-61-73-2 0-4 2-4 4s0 2 8 9c37 38 59 99 59 180 0 65-14 133-62 181-5 6-5 6-5 7 0 2 2 4 4 4 4 0 39-26 62-76 20-41 24-84 24-116z"><text:p/></draw:path><draw:path draw:style-name="gr3" draw:text-style-name="P69" svg:width="0.256cm" svg:height="0.09cm" svg:x="1.883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089cm" svg:height="0.384cm" svg:x="2.307cm" svg:y="0cm" svg:viewBox="0 0 90 385" svg:d="M90 381c0-1 0-1-6-8-49-49-62-122-62-180 0-67 15-135 63-182 5-5 5-5 5-7 0-3-2-4-4-4-4 0-39 26-62 76-20 42-24 85-24 117 0 29 4 76 25 120 23 47 57 72 61 72 2 0 4-1 4-4z"><text:p/></draw:path><draw:path draw:style-name="gr3" draw:text-style-name="P69" svg:width="0.191cm" svg:height="0.349cm" svg:x="2.44cm" svg:y="0.017cm" svg:viewBox="0 0 192 350" svg:d="M121 118c11 0 22 0 33 0 8 0 12 0 12-8 0-4-4-4-11-4-11 0-21 0-32 0 2-16 6-30 8-44 2-8 8-36 10-40 3-8 10-13 17-13 3 0 12 0 19 6-16 2-21 16-21 21 0 9 8 14 14 14 11 0 22-9 22-24 0-17-17-26-34-26-13 0-37 7-48 45-2 8-4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3" draw:text-style-name="P69" svg:width="0.15cm" svg:height="0.15cm" svg:x="2.756cm" svg:y="0.115cm" svg:viewBox="0 0 151 151" svg:d="M151 75c0-41-36-75-75-75-42 0-76 35-76 75 0 42 34 76 76 76 39 0 75-34 75-76zM76 134c-34 0-61-27-61-59 0-33 27-58 61-58 32 0 59 24 59 58 0 33-27 59-59 59z"><text:p/></draw:path><draw:path draw:style-name="gr3" draw:text-style-name="P69" svg:width="0.176cm" svg:height="0.248cm" svg:x="3.02cm" svg:y="0.115cm" svg:viewBox="0 0 177 249" svg:d="M176 25c0-2 1-4 1-6 0-7-4-11-11-11-4 0-14 3-16 16-7-14-20-24-36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3" draw:text-style-name="P69" svg:width="0.088cm" svg:height="0.384cm" svg:x="3.235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69" svg:width="0.089cm" svg:height="0.384cm" svg:x="3.401cm" svg:y="0cm" svg:viewBox="0 0 90 385" svg:d="M90 381c0-1 0-1-6-8-49-49-62-122-62-180 0-67 15-135 63-182 5-5 5-5 5-7 0-3-2-4-4-4-4 0-39 26-62 76-20 42-24 85-24 117 0 29 4 76 25 120 23 47 57 72 61 72 2 0 4-1 4-4z"><text:p/></draw:path><draw:path draw:style-name="gr3" draw:text-style-name="P69" svg:width="0.176cm" svg:height="0.174cm" svg:x="3.529cm" svg:y="0.115cm" svg:viewBox="0 0 177 175" svg:d="M129 25c-7-14-19-25-36-25-45 0-93 57-93 113 0 37 21 62 52 62 7 0 26-1 49-29 3 16 17 29 35 29 15 0 23-9 29-21 7-14 12-37 12-38 0-4-3-4-4-4-5 0-5 1-6 7-6 25-14 47-30 47-9 0-11-10-11-17 0-9 0-11 5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9" svg:width="0.119cm" svg:height="0.178cm" svg:x="3.734cm" svg:y="0.168cm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3" draw:text-style-name="P69" svg:width="0.089cm" svg:height="0.384cm" svg:x="3.912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6">, נוכיח </text:span><text:span text:style-name="T6"><draw:g text:anchor-type="as-char" svg:y="-0.168cm" draw:z-index="74" draw:name="Shape75" draw:style-name="gr1"><svg:title>TexMaths</svg:title><svg:desc>11§display§a_1 = a_2§svg§600§FALSE§</svg:desc><draw:path draw:style-name="gr2" draw:text-style-name="P68" svg:width="1.193cm" svg:height="0.188cm" svg:x="0.006cm" svg:y="0.018cm" svg:viewBox="0 0 1194 189" svg:d="M598 189c-200 0-399 0-598 0 0-63 0-126 0-189 398 0 796 0 1194 0 0 63 0 126 0 189-199 0-398 0-596 0z"><text:p/></draw:path><draw:path draw:style-name="gr3" draw:text-style-name="P69" svg:width="0.176cm" svg:height="0.173cm" svg:x="0.001cm" svg:y="0cm" svg:viewBox="0 0 177 174" svg:d="M129 25c-7-14-18-25-35-25-46 0-94 57-94 114 0 35 22 60 52 60 7 0 27-1 50-28 3 15 17 28 36 28 13 0 22-9 28-21 7-14 11-36 11-37 0-4-3-4-4-4-5 0-5 2-6 7-6 24-13 46-29 46-10 0-11-10-11-17 0-9 1-11 4-28 4-15 5-20 9-34 4-19 10-36 14-54 2-11 2-12 2-13 0-7-4-11-11-11-9 0-15 9-16 17zM103 125c-1 6-1 6-7 13-17 22-32 27-43 27-20 0-25-21-25-36 0-18 12-65 22-83 11-23 28-37 44-37 25 0 30 32 30 34s-1 4-1 7c-6 24-13 49-20 75z"><text:p/></draw:path><draw:path draw:style-name="gr3" draw:text-style-name="P69" svg:width="0.097cm" svg:height="0.178cm" svg:x="0.22cm" svg:y="0.048cm" svg:viewBox="0 0 98 179" svg:d="M61 8c0-8 0-8-8-8-18 17-42 18-53 18 0 3 0 5 0 8 7 0 24 0 39-7 0 46 0 92 0 138 0 8 0 12-27 12-3 0-8 0-11 0 0 3 0 6 0 10 6 0 39-1 49-1 8 0 42 1 48 1 0-4 0-7 0-10-3 0-7 0-10 0-27 0-27-4-27-12 0-50 0-100 0-149z"><text:p/></draw:path><draw:path draw:style-name="gr3" draw:text-style-name="P69" svg:width="0.255cm" svg:height="0.089cm" svg:x="0.493cm" svg:y="0.02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176cm" svg:height="0.173cm" svg:x="0.894cm" svg:y="0cm" svg:viewBox="0 0 177 174" svg:d="M129 25c-7-14-19-25-35-25-46 0-94 57-94 114 0 35 21 60 52 60 7 0 26-1 49-28 4 15 17 28 35 28 15 0 24-9 29-21 7-14 12-36 12-37 0-4-3-4-4-4-5 0-5 2-6 7-6 24-14 46-29 46-10 0-13-10-13-17 0-9 2-11 6-28 4-15 5-20 9-34 4-19 9-36 13-54 3-11 3-12 3-13 0-7-4-11-11-11-10 0-15 9-16 17zM103 125c-2 6-2 6-7 13-17 22-33 27-44 27-19 0-24-21-24-36 0-18 12-65 20-83 13-23 30-37 46-37 25 0 30 32 30 34s-1 4-1 7c-6 24-13 49-20 75z"><text:p/></draw:path><draw:path draw:style-name="gr3" draw:text-style-name="P69" svg:width="0.119cm" svg:height="0.178cm" svg:x="1.099cm" svg:y="0.048cm" svg:viewBox="0 0 120 179" svg:d="M120 129c-3 0-7 0-10 0 0 7-3 22-7 24-2 2-23 2-26 2-16 0-34 0-51 0 29-25 39-32 55-44 20-16 39-33 39-58 0-33-29-53-64-53-33 0-56 23-56 49 0 13 12 14 14 14 7 0 15-5 15-14 0-5-3-15-16-15 8-19 27-24 40-24 26 0 41 21 41 43 0 23-17 42-26 52-22 21-43 42-65 63-3 2-3 3-3 11 37 0 74 0 111 0 3-17 6-33 9-50z"><text:p/></draw:path></draw:g></text:span><text:span text:style-name="T6">. הנתון שקול לטענה </text:span><text:span text:style-name="T6"><draw:g text:anchor-type="as-char" svg:y="-0.288cm" draw:z-index="75" draw:name="Shape76" draw:style-name="gr1"><svg:title>TexMaths</svg:title><svg:desc>11§display§f(g(a_1)) = f(g(a_2))§svg§600§FALSE§</svg:desc><draw:path draw:style-name="gr2" draw:text-style-name="P68" svg:width="3.251cm" svg:height="0.345cm" svg:x="0.001cm" svg:y="0.018cm" svg:viewBox="0 0 3252 346" svg:d="M1626 346c-542 0-1084 0-1626 0 0-116 0-230 0-346 1084 0 2167 0 3252 0 0 116 0 230 0 346-542 0-1085 0-1626 0z"><text:p/></draw:path><draw:path draw:style-name="gr3" draw:text-style-name="P69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9" svg:width="0.088cm" svg:height="0.384cm" svg:x="0.251cm" svg:y="0cm" svg:viewBox="0 0 89 385" svg:d="M89 381c0-1 0-1-7-8-47-49-60-122-60-180 0-67 15-135 63-182 4-5 4-5 4-7 0-3-1-4-3-4-5 0-39 26-62 76-20 42-24 85-24 117 0 29 4 76 25 120 23 47 56 72 61 72 2 0 3-1 3-4z"><text:p/></draw:path><draw:path draw:style-name="gr3" draw:text-style-name="P69" svg:width="0.176cm" svg:height="0.248cm" svg:x="0.368cm" svg:y="0.115cm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6 121c-3 10-12 20-19 28-9 6-21 13-32 13-19 0-26-20-26-35 0-19 13-64 22-84 11-19 28-34 43-34 27 0 31 31 31 33s0 4-1 5c-5 25-12 49-18 74z"><text:p/></draw:path><draw:path draw:style-name="gr3" draw:text-style-name="P69" svg:width="0.088cm" svg:height="0.384cm" svg:x="0.599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69" svg:width="0.176cm" svg:height="0.174cm" svg:x="0.727cm" svg:y="0.115cm" svg:viewBox="0 0 177 175" svg:d="M129 25c-8-14-19-25-37-25-45 0-92 57-92 113 0 37 21 62 51 62 7 0 27-1 50-29 3 16 17 29 35 29 14 0 22-9 29-21 7-14 12-37 12-38 0-4-4-4-5-4-4 0-4 1-6 7-7 25-13 47-29 47-11 0-12-10-12-17 0-9 1-11 6-29 4-17 4-20 9-34 4-18 8-36 13-54 3-11 3-12 3-13 0-7-5-11-12-11-9 0-14 9-15 17zM103 124c-2 8-2 8-7 15-18 22-33 27-44 27-19 0-25-21-25-36 0-19 13-66 21-84 12-23 30-37 45-37 26 0 30 32 30 34s0 4-1 7c-7 24-12 49-19 74z"><text:p/></draw:path><draw:path draw:style-name="gr3" draw:text-style-name="P69" svg:width="0.098cm" svg:height="0.178cm" svg:x="0.945cm" svg:y="0.168cm" svg:viewBox="0 0 99 179" svg:d="M62 8c0-8-2-8-9-8-17 17-42 17-53 17 0 3 0 6 0 9 7 0 24 0 40-7 0 46 0 92 0 138 0 9 0 13-28 13-3 0-7 0-10 0 0 3 0 6 0 9 5-1 39-1 49-1 7 0 41 0 48 1 0-3 0-6 0-9-3 0-8 0-11 0-26 0-26-4-26-13 0-50 0-100 0-149z"><text:p/></draw:path><draw:path draw:style-name="gr3" draw:text-style-name="P69" svg:width="0.089cm" svg:height="0.384cm" svg:x="1.111cm" svg:y="0cm" svg:viewBox="0 0 90 385" svg:d="M90 193c0-30-4-76-26-120-23-48-56-73-60-73-3 0-4 2-4 4s0 2 8 9c37 38 59 99 59 180 0 65-14 133-62 181-5 6-5 6-5 7 0 2 1 4 4 4 4 0 39-26 61-76 20-41 25-84 25-116z"><text:p/></draw:path><draw:path draw:style-name="gr3" draw:text-style-name="P69" svg:width="0.088cm" svg:height="0.384cm" svg:x="1.261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69" svg:width="0.255cm" svg:height="0.09cm" svg:x="1.519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9" svg:width="0.193cm" svg:height="0.349cm" svg:x="1.923cm" svg:y="0.017cm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69" svg:width="0.089cm" svg:height="0.384cm" svg:x="2.172cm" svg:y="0cm" svg:viewBox="0 0 90 385" svg:d="M90 381c0-1 0-1-6-8-49-49-61-122-61-180 0-67 14-135 62-182 5-5 5-5 5-7 0-3-1-4-4-4-4 0-39 26-61 76-20 42-25 85-25 117 0 29 4 76 26 120 23 47 56 72 60 72 3 0 4-1 4-4z"><text:p/></draw:path><draw:path draw:style-name="gr3" draw:text-style-name="P69" svg:width="0.176cm" svg:height="0.248cm" svg:x="2.291cm" svg:y="0.115cm" svg:viewBox="0 0 177 249" svg:d="M176 25c0-2 1-4 1-6 0-7-4-11-11-11-4 0-14 3-16 16-7-14-20-24-36-24-44 0-92 54-92 110 0 38 23 61 52 61 22 0 40-18 44-22h1c-9 34-9 33-13 50-2 5-15 41-55 41-8 0-21 0-31-3 11-4 15-13 15-20s-4-13-14-13c-9 0-21 6-21 22 0 15 14 23 51 23 48 0 77-30 82-52 14-57 29-114 43-172zM125 121c-2 10-11 20-19 28-8 6-20 13-31 13-20 0-26-20-26-35 0-19 11-64 22-84 10-19 27-34 43-34 26 0 31 31 31 33s-1 4-1 5c-7 25-12 49-19 74z"><text:p/></draw:path><draw:path draw:style-name="gr3" draw:text-style-name="P69" svg:width="0.089cm" svg:height="0.384cm" svg:x="2.52cm" svg:y="0cm" svg:viewBox="0 0 90 385" svg:d="M90 381c0-1 0-1-6-8-49-49-61-122-61-180 0-67 14-135 62-182 5-5 5-5 5-7 0-3-2-4-4-4-4 0-39 26-62 76-19 42-24 85-24 117 0 29 4 76 26 120 23 47 56 72 60 72 2 0 4-1 4-4z"><text:p/></draw:path><draw:path draw:style-name="gr3" draw:text-style-name="P69" svg:width="0.176cm" svg:height="0.174cm" svg:x="2.648cm" svg:y="0.115cm" svg:viewBox="0 0 177 175" svg:d="M129 25c-7-14-18-25-36-25-45 0-93 57-93 113 0 37 22 62 52 62 7 0 27-1 50-29 2 16 17 29 35 29 14 0 22-9 29-21 7-14 11-37 11-38 0-4-3-4-4-4-5 0-5 1-6 7-6 25-13 47-30 47-9 0-11-10-11-17 0-9 0-11 5-29 4-17 5-20 9-34 4-18 10-36 14-54 2-11 2-12 2-13 0-7-4-11-11-11-9 0-15 9-16 17zM103 124c-1 8-1 8-7 15-17 22-32 27-43 27-20 0-26-21-26-36 0-19 13-66 22-84 11-23 29-37 44-37 26 0 31 32 31 34s-1 4-1 7c-6 24-13 49-20 74z"><text:p/></draw:path><draw:path draw:style-name="gr3" draw:text-style-name="P69" svg:width="0.119cm" svg:height="0.178cm" svg:x="2.854cm" svg:y="0.168cm" svg:viewBox="0 0 120 179" svg:d="M120 130c-3 0-6 0-9 0-1 5-3 22-8 24-2 2-23 2-26 2-17 0-33 0-50 0 29-25 38-33 54-45 20-16 39-33 39-58 0-33-29-53-63-53s-57 23-57 48c0 14 12 15 14 15 7 0 15-5 15-15 0-4-2-14-16-14 9-19 27-24 40-24 26 0 40 21 40 43 0 23-16 42-25 52-22 21-43 41-65 63-3 3-3 4-3 11 37 0 75 0 112 0 2-16 6-33 8-49z"><text:p/></draw:path><draw:path draw:style-name="gr3" draw:text-style-name="P69" svg:width="0.088cm" svg:height="0.384cm" svg:x="3.033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69" svg:width="0.089cm" svg:height="0.384cm" svg:x="3.182cm" svg:y="0cm" svg:viewBox="0 0 90 385" svg:d="M90 193c0-30-4-76-25-120-24-48-57-73-61-73-2 0-4 2-4 4s0 2 8 9c37 38 59 99 59 180 0 65-14 133-62 181-5 6-5 6-5 7 0 2 2 4 4 4 4 0 39-26 62-76 20-41 24-84 24-116z"><text:p/></draw:path></draw:g></text:span><text:span text:style-name="T6">. לפי הנתון </text:span><text:span text:style-name="T6"><draw:g text:anchor-type="as-char" svg:y="-0.273cm" draw:z-index="76" draw:name="Shape77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חח"ע, לכל </text:span><text:span text:style-name="T6"><draw:g text:anchor-type="as-char" svg:y="-0.288cm" draw:z-index="78" draw:name="Shape78" draw:style-name="gr1"><svg:title>TexMaths</svg:title><svg:desc>11§display§f(x_1) = f(x_2)§svg§600§FALSE§</svg:desc><draw:path draw:style-name="gr2" draw:text-style-name="P68" svg:width="2.287cm" svg:height="0.345cm" svg:x="0.001cm" svg:y="0.018cm" svg:viewBox="0 0 2288 346" svg:d="M1145 346c-382 0-763 0-1145 0 0-116 0-230 0-346 762 0 1526 0 2288 0 0 116 0 230 0 346-380 0-762 0-1143 0z"><text:p/></draw:path><draw:path draw:style-name="gr3" draw:text-style-name="P69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9" svg:width="0.088cm" svg:height="0.384cm" svg:x="0.251cm" svg:y="0cm" svg:viewBox="0 0 89 385" svg:d="M89 381c0-1 0-1-6-8-49-49-61-122-61-179 0-68 15-136 63-183 4-5 4-5 4-7 0-3-1-4-3-4-5 0-39 26-62 76-20 42-24 85-24 118 0 28 4 75 25 119 23 47 56 72 61 72 2 0 3-1 3-4z"><text:p/></draw:path><draw:path draw:style-name="gr3" draw:text-style-name="P69" svg:width="0.192cm" svg:height="0.174cm" svg:x="0.374cm" svg:y="0.115cm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19 25 36 25 26 0 40-27 41-30 4 15 19 30 42 30 39 0 61-49 61-59 0-4-3-4-4-4-3 0-4 1-5 4-13 41-39 50-52 50-14 0-21-12-21-25 0-9 2-17 7-34 4-18 8-35 13-53z"><text:p/></draw:path><draw:path draw:style-name="gr3" draw:text-style-name="P69" svg:width="0.098cm" svg:height="0.178cm" svg:x="0.613cm" svg:y="0.168cm" svg:viewBox="0 0 99 179" svg:d="M62 8c0-8-1-8-8-8-18 17-43 17-54 17 0 3 0 6 0 9 7 0 24 0 40-7 0 46 0 92 0 138 0 9 0 13-28 13-3 0-6 0-10 0 0 3 0 6 0 9 5-1 39-1 49-1 7 0 41 0 48 1 0-3 0-6 0-9-3 0-7 0-10 0-27 0-27-4-27-13 0-50 0-100 0-149z"><text:p/></draw:path><draw:path draw:style-name="gr3" draw:text-style-name="P69" svg:width="0.089cm" svg:height="0.384cm" svg:x="0.779cm" svg:y="0cm" svg:viewBox="0 0 90 385" svg:d="M90 194c0-31-4-77-25-121-24-48-57-73-61-73-2 0-4 2-4 4s0 2 8 9c37 38 59 99 59 181 0 64-14 132-61 180-6 6-6 6-6 7 0 2 2 4 4 4 4 0 39-26 62-76 19-41 24-84 24-115z"><text:p/></draw:path><draw:path draw:style-name="gr3" draw:text-style-name="P69" svg:width="0.256cm" svg:height="0.09cm" svg:x="1.03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192cm" svg:height="0.349cm" svg:x="1.442cm" svg:y="0.017cm" svg:viewBox="0 0 193 350" svg:d="M121 118c11 0 22 0 33 0 8 0 12 0 12-8 0-4-4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3-37 13-25 22-71 22-74 8-40 15-80 23-121z"><text:p/></draw:path><draw:path draw:style-name="gr3" draw:text-style-name="P69" svg:width="0.088cm" svg:height="0.384cm" svg:x="1.691cm" svg:y="0cm" svg:viewBox="0 0 89 385" svg:d="M89 381c0-1 0-1-6-8-48-49-61-122-61-179 0-68 15-136 63-183 4-5 4-5 4-7 0-3-1-4-3-4-5 0-39 26-62 76-20 42-24 85-24 118 0 28 4 75 25 119 23 47 56 72 61 72 2 0 3-1 3-4z"><text:p/></draw:path><draw:path draw:style-name="gr3" draw:text-style-name="P69" svg:width="0.192cm" svg:height="0.174cm" svg:x="1.814cm" svg:y="0.115cm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9" svg:width="0.119cm" svg:height="0.178cm" svg:x="2.041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" draw:text-style-name="P69" svg:width="0.089cm" svg:height="0.384cm" svg:x="2.219cm" svg:y="0cm" svg:viewBox="0 0 90 385" svg:d="M90 194c0-31-4-77-25-121-23-48-57-73-61-73-2 0-4 2-4 4s0 2 8 9c37 38 59 99 59 181 0 64-14 132-61 180-6 6-6 6-6 7 0 2 2 4 4 4 4 0 39-26 62-76 20-41 24-84 24-115z"><text:p/></draw:path></draw:g></text:span><text:span text:style-name="T6"><text:s/>נגרר </text:span><text:span text:style-name="T6"><draw:g text:anchor-type="as-char" svg:y="-0.168cm" draw:z-index="79" draw:name="Shape79" draw:style-name="gr1"><svg:title>TexMaths</svg:title><svg:desc>11§display§x_1 = x_2§svg§600§FALSE§</svg:desc><draw:path draw:style-name="gr2" draw:text-style-name="P68" svg:width="1.224cm" svg:height="0.188cm" svg:x="0.01cm" svg:y="0.018cm" svg:viewBox="0 0 1225 189" svg:d="M613 189c-204 0-409 0-613 0 0-63 0-126 0-189 409 0 817 0 1225 0 0 63 0 126 0 189-204 0-408 0-612 0z"><text:p/></draw:path><draw:path draw:style-name="gr3" draw:text-style-name="P69" svg:width="0.191cm" svg:height="0.173cm" svg:x="0.001cm" svg:y="0cm" svg:viewBox="0 0 192 174" svg:d="M119 54c2-10 11-45 37-45 2 0 11 0 20 4-11 2-19 12-19 21 0 7 5 15 14 15s21-8 21-24c0-19-22-25-35-25-23 0-36 21-40 30-10-26-31-30-42-30-41 0-63 50-63 60 0 4 4 4 6 4s3-1 4-4c13-41 38-51 52-51 7 0 21 3 21 25 0 12-7 39-21 93-6 23-20 38-37 38-2 0-11 0-19-4 9-2 18-10 18-21s-9-12-14-12c-12 0-22 9-22 21 0 17 20 25 36 25 27 0 40-26 41-30 5 15 19 30 42 30 39 0 61-48 61-58 0-4-3-4-4-4-3 0-5 2-5 4-13 41-39 49-51 49-16 0-21-12-21-25 0-9 2-15 7-33 4-18 8-35 13-53z"><text:p/></draw:path><draw:path draw:style-name="gr3" draw:text-style-name="P69" svg:width="0.097cm" svg:height="0.178cm" svg:x="0.241cm" svg:y="0.048cm" svg:viewBox="0 0 98 179" svg:d="M60 8c0-8 0-8-7-8-18 17-42 18-53 18 0 3 0 5 0 8 7 0 24 0 38-7 0 46 0 92 0 138 0 8 0 12-26 12-3 0-8 0-11 0 0 3 0 6 0 10 6 0 39-1 48-1s43 1 49 1c0-4 0-7 0-10-3 0-7 0-10 0-28 0-28-4-28-12 0-50 0-100 0-149z"><text:p/></draw:path><draw:path draw:style-name="gr3" draw:text-style-name="P69" svg:width="0.255cm" svg:height="0.089cm" svg:x="0.513cm" svg:y="0.025cm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" draw:text-style-name="P69" svg:width="0.191cm" svg:height="0.173cm" svg:x="0.909cm" svg:y="0cm" svg:viewBox="0 0 192 174" svg:d="M118 54c2-10 11-45 38-45 2 0 11 0 20 4-11 2-19 12-19 21 0 7 5 15 14 15s21-8 21-24c0-19-23-25-36-25-22 0-35 21-41 30-8-26-29-30-41-30-40 0-62 50-62 60 0 4 3 4 4 4 4 0 5-1 6-4 13-41 38-51 52-51 6 0 21 3 21 25 0 12-7 39-21 93-7 23-20 38-38 38-2 0-11 0-18-4 9-2 17-10 17-21s-8-12-14-12c-11 0-21 9-21 21 0 17 20 25 36 25 26 0 40-26 41-30 4 15 19 30 42 30 39 0 61-48 61-58 0-4-3-4-4-4-3 0-5 2-6 4-12 41-38 49-50 49-16 0-22-12-22-25 0-9 2-15 6-33 5-18 9-35 14-53z"><text:p/></draw:path><draw:path draw:style-name="gr3" draw:text-style-name="P69" svg:width="0.119cm" svg:height="0.178cm" svg:x="1.135cm" svg:y="0.048cm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6">, ובפרט </text:span><text:span text:style-name="T6"><draw:g text:anchor-type="as-char" svg:y="-0.288cm" draw:z-index="77" draw:name="Shape80" draw:style-name="gr1"><svg:title>TexMaths</svg:title><svg:desc>11§display§g(a_1) = g(a_2)§svg§600§FALSE§</svg:desc><draw:path draw:style-name="gr2" draw:text-style-name="P68" svg:width="2.189cm" svg:height="0.344cm" svg:x="0.015cm" svg:y="0.018cm" svg:viewBox="0 0 2190 345" svg:d="M0 0c730 0 1460 0 2190 0 0 115 0 230 0 345-730 0-1460 0-2190 0 0-115 0-230 0-345z"><text:p/></draw:path><draw:path draw:style-name="gr3" draw:text-style-name="P69" svg:width="0.177cm" svg:height="0.247cm" svg:x="0.001cm" svg:y="0.115cm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8 6-20 14-32 14-19 0-24-20-24-35 0-19 11-65 21-84 11-20 27-35 44-35 25 0 30 32 30 34 0 1-1 3-1 5-6 25-12 49-18 74z"><text:p/></draw:path><draw:path draw:style-name="gr3" draw:text-style-name="P69" svg:width="0.088cm" svg:height="0.383cm" svg:x="0.232cm" svg:y="0cm" svg:viewBox="0 0 89 384" svg:d="M89 380c0-1 0-1-5-8-49-48-62-121-62-179 0-67 15-135 63-183 4-4 4-4 4-7 0-2-1-3-3-3-5 0-39 26-62 75-20 43-24 86-24 118 0 28 4 76 25 119 23 47 56 72 61 72 2 0 3-1 3-4z"><text:p/></draw:path><draw:path draw:style-name="gr3" draw:text-style-name="P69" svg:width="0.176cm" svg:height="0.173cm" svg:x="0.36cm" svg:y="0.115cm" svg:viewBox="0 0 177 174" svg:d="M129 24c-7-14-19-24-35-24-47 0-94 56-94 112 0 37 21 62 52 62 7 0 26-1 49-29 4 17 17 29 35 29 15 0 24-9 29-21 7-14 12-37 12-38 0-4-3-4-4-4-5 0-5 1-6 7-6 25-14 48-29 48-11 0-13-10-13-17 0-9 2-12 6-29s5-21 9-35c4-19 9-37 13-54 3-11 3-11 3-13 0-7-4-10-11-10-10 0-15 9-16 16zM103 124c-2 7-2 8-7 15-17 21-33 27-44 27-19 0-24-22-24-36 0-20 12-67 20-85 13-23 30-37 46-37 25 0 30 32 30 34s-1 4-1 6c-6 26-13 51-20 76z"><text:p/></draw:path><draw:path draw:style-name="gr3" draw:text-style-name="P69" svg:width="0.098cm" svg:height="0.178cm" svg:x="0.578cm" svg:y="0.168cm" svg:viewBox="0 0 99 179" svg:d="M62 8c0-7-1-8-8-8-18 18-43 18-54 18 0 3 0 6 0 10 7 0 24 0 40-8 0 45 0 91 0 137 0 9 0 13-28 13-3 0-6 0-10 0 0 3 0 6 0 9 6 0 39-1 49-1 7 0 41 1 48 1 0-3 0-6 0-9-3 0-7 0-10 0-27 0-27-4-27-13 0-50 0-100 0-149z"><text:p/></draw:path><draw:path draw:style-name="gr3" draw:text-style-name="P69" svg:width="0.089cm" svg:height="0.383cm" svg:x="0.744cm" svg:y="0cm" svg:viewBox="0 0 90 384" svg:d="M90 193c0-30-4-77-25-120-24-48-57-73-61-73-2 0-4 1-4 3 0 3 0 3 8 10 37 38 59 99 59 180 0 65-14 132-61 181-6 5-6 5-6 6 0 3 2 4 4 4 4 0 39-26 62-75 20-43 24-85 24-116z"><text:p/></draw:path><draw:path draw:style-name="gr3" draw:text-style-name="P69" svg:width="0.257cm" svg:height="0.089cm" svg:x="1.001cm" svg:y="0.145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69" svg:width="0.176cm" svg:height="0.247cm" svg:x="1.393cm" svg:y="0.115cm" svg:viewBox="0 0 177 248" svg:d="M176 25c0-3 1-4 1-7 0-7-4-10-11-10-4 0-14 2-16 16-7-14-20-24-36-24-44 0-92 54-92 109 0 39 23 62 52 62 22 0 40-19 44-23 0 0 1 0 1 1-9 34-13 48-13 49-1 3-15 42-55 42-8 0-21-1-32-4 12-4 16-14 16-20 0-7-4-13-14-13-9 0-21 6-21 22 0 15 14 23 51 23 48 0 77-30 82-53 14-56 29-114 43-170zM125 121c-2 10-11 20-19 27-8 6-20 14-31 14-20 0-25-20-25-35 0-19 11-65 22-84 9-20 26-35 42-35 26 0 31 32 31 34 0 1-1 3-1 5-6 25-12 49-19 74z"><text:p/></draw:path><draw:path draw:style-name="gr3" draw:text-style-name="P69" svg:width="0.089cm" svg:height="0.383cm" svg:x="1.623cm" svg:y="0cm" svg:viewBox="0 0 90 384" svg:d="M90 380c0-1 0-1-6-8-49-48-61-121-61-179 0-67 14-135 62-183 5-4 5-4 5-7 0-2-2-3-4-3-3 0-39 26-62 75-20 43-24 86-24 118 0 28 4 76 25 119 25 47 58 72 61 72 2 0 4-1 4-4z"><text:p/></draw:path><draw:path draw:style-name="gr3" draw:text-style-name="P69" svg:width="0.176cm" svg:height="0.173cm" svg:x="1.751cm" svg:y="0.115cm" svg:viewBox="0 0 177 174" svg:d="M129 24c-7-14-18-24-35-24-46 0-94 56-94 112 0 37 21 62 52 62 7 0 26-1 50-29 3 17 17 29 36 29 13 0 22-9 28-21 7-14 11-37 11-38 0-4-3-4-4-4-5 0-5 1-6 7-6 25-13 48-29 48-10 0-11-10-11-17 0-9 0-12 4-29s5-21 9-35c4-19 10-37 14-54 2-11 2-11 2-13 0-7-4-10-11-10-10 0-15 9-16 16zM103 124c-1 7-1 8-7 15-17 21-33 27-43 27-20 0-25-22-25-36 0-20 12-67 20-85 13-23 30-37 46-37 25 0 30 32 30 34s-1 4-1 6c-6 26-13 51-20 76z"><text:p/></draw:path><draw:path draw:style-name="gr3" draw:text-style-name="P69" svg:width="0.119cm" svg:height="0.178cm" svg:x="1.957cm" svg:y="0.168cm" svg:viewBox="0 0 120 179" svg:d="M120 130c-3 0-6 0-9 0-1 7-4 22-8 25-2 1-23 1-26 1-16 0-33 0-49 0 28-25 37-32 53-45 20-15 39-33 39-58 0-33-29-53-64-53-33 0-56 24-56 48 0 15 12 16 14 16 7 0 15-5 15-14 0-6-1-15-16-15 9-18 27-25 40-25 26 0 41 21 41 43 0 23-17 42-26 52-22 21-43 41-65 63-3 4-3 4-3 11 37 0 75 0 112 0 2-16 6-33 8-49z"><text:p/></draw:path><draw:path draw:style-name="gr3" draw:text-style-name="P69" svg:width="0.089cm" svg:height="0.383cm" svg:x="2.135cm" svg:y="0cm" svg:viewBox="0 0 90 384" svg:d="M90 193c0-30-4-77-25-120-23-48-56-73-61-73-2 0-4 1-4 3 0 3 0 3 8 10 38 38 60 99 60 180 0 65-14 132-62 181-6 5-6 5-6 6 0 3 2 4 4 4 5 0 39-26 62-75 20-43 24-85 24-116z"><text:p/></draw:path></draw:g></text:span><text:span text:style-name="T6">. לפי הנתון </text:span><text:span text:style-name="T6"><draw:g text:anchor-type="as-char" svg:y="-0.173cm" draw:z-index="80" draw:name="Shape81" draw:style-name="gr1"><svg:title>TexMaths</svg:title><svg:desc>11§display§g§svg§600§FALSE§</svg:desc><draw:path draw:style-name="gr2" draw:text-style-name="P68" svg:width="0.141cm" svg:height="0.208cm" svg:x="0.015cm" svg:y="0.018cm" svg:viewBox="0 0 142 209" svg:d="M71 209c-24 0-47 0-71 0 0-69 0-140 0-209 47 0 95 0 142 0 0 69 0 140 0 209-23 0-47 0-71 0z"><text:p/></draw:path><draw:path draw:style-name="gr3" draw:text-style-name="P69" svg:width="0.175cm" svg:height="0.248cm" svg:x="0.001cm" svg:y="0.001cm" svg:viewBox="0 0 176 249" svg:d="M175 25c0-2 1-4 1-6 0-7-4-11-11-11-4 0-14 3-16 16-7-14-20-24-36-24-43 0-90 54-90 110 0 37 23 60 51 60 23 0 39-18 44-22-8 34-8 34-12 50-1 4-15 42-55 42-7 0-20 0-31-3 12-5 16-14 16-21 0-6-4-13-15-13-8 0-21 6-21 22s14 24 52 24c48 0 75-31 80-54 14-56 29-113 43-170zM124 121c-2 10-11 19-18 27-8 6-20 13-31 13-19 0-25-20-25-34 0-19 12-64 21-84 11-19 28-34 42-34 26 0 31 31 31 33s-1 4-1 5c-5 25-12 49-19 74z"><text:p/></draw:path></draw:g></text:span><text:span text:style-name="T6"><text:s/>חח"ע, לכל </text:span><text:span text:style-name="T6"><draw:g text:anchor-type="as-char" svg:y="-0.288cm" draw:z-index="81" draw:name="Shape82" draw:style-name="gr1"><svg:title>TexMaths</svg:title><svg:desc>11§display§g(x_1) = g(x_2)§svg§600§FALSE§</svg:desc><draw:path draw:style-name="gr2" draw:text-style-name="P68" svg:width="2.221cm" svg:height="0.345cm" svg:x="0.015cm" svg:y="0.018cm" svg:viewBox="0 0 2222 346" svg:d="M1112 346c-371 0-741 0-1112 0 0-116 0-230 0-346 740 0 1481 0 2222 0 0 116 0 230 0 346-370 0-741 0-1110 0z"><text:p/></draw:path><draw:path draw:style-name="gr3" draw:text-style-name="P69" svg:width="0.177cm" svg:height="0.248cm" svg:x="0.001cm" svg:y="0.115cm" svg:viewBox="0 0 178 249" svg:d="M177 25c0-2 1-4 1-6 0-7-5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69" svg:width="0.089cm" svg:height="0.384cm" svg:x="0.232cm" svg:y="0cm" svg:viewBox="0 0 90 385" svg:d="M90 381c0-1 0-1-6-8-49-49-61-122-61-179 0-68 14-136 62-183 5-5 5-5 5-7 0-3-2-4-4-4-4 0-39 26-62 76-20 42-24 85-24 118 0 28 4 75 25 119 23 47 57 72 61 72 2 0 4-1 4-4z"><text:p/></draw:path><draw:path draw:style-name="gr3" draw:text-style-name="P69" svg:width="0.191cm" svg:height="0.174cm" svg:x="0.355cm" svg:y="0.115cm" svg:viewBox="0 0 192 175" svg:d="M118 54c2-10 11-45 38-45 2 0 11 0 20 4-11 2-19 12-19 21 0 7 5 14 15 14 8 0 20-7 20-23 0-19-23-25-36-25-22 0-35 21-39 30-10-26-31-30-42-30-41 0-63 50-63 59 0 5 3 4 4 5 4 0 5-1 6-5 13-40 38-50 52-50 7 0 21 3 21 25 0 12-7 39-21 93-7 24-20 39-37 39-3 0-12 0-19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9" svg:width="0.097cm" svg:height="0.178cm" svg:x="0.595cm" svg:y="0.168cm" svg:viewBox="0 0 98 179" svg:d="M60 8c0-8 0-8-7-8-18 17-42 17-53 17 0 3 0 6 0 9 5 0 24 0 38-7 0 46 0 92 0 138 0 9 0 13-26 13-3 0-8 0-11 0 0 3 0 6 0 9 6-1 39-1 48-1s43 0 49 1c0-3 0-6 0-9-3 0-7 0-10 0-28 0-28-4-28-13 0-50 0-100 0-149z"><text:p/></draw:path><draw:path draw:style-name="gr3" draw:text-style-name="P69" svg:width="0.089cm" svg:height="0.384cm" svg:x="0.76cm" svg:y="0cm" svg:viewBox="0 0 90 385" svg:d="M90 194c0-31-4-77-25-121-23-48-57-73-61-73-2 0-4 2-4 4s0 2 8 9c37 38 59 99 59 181 0 64-14 132-62 180-5 6-5 6-5 7 0 2 2 4 4 4 4 0 39-26 62-76 20-41 24-84 24-115z"><text:p/></draw:path><draw:path draw:style-name="gr3" draw:text-style-name="P69" svg:width="0.256cm" svg:height="0.09cm" svg:x="1.017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177cm" svg:height="0.248cm" svg:x="1.408cm" svg:y="0.115cm" svg:viewBox="0 0 178 249" svg:d="M177 25c0-2 1-4 1-6 0-7-5-11-11-11-4 0-14 3-16 16-7-14-21-24-37-24-44 0-91 54-91 110 0 38 23 61 52 61 22 0 40-18 44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69" svg:width="0.089cm" svg:height="0.384cm" svg:x="1.639cm" svg:y="0cm" svg:viewBox="0 0 90 385" svg:d="M90 381c0-1 0-1-6-8-49-49-62-122-62-179 0-68 15-136 63-183 5-5 5-5 5-7 0-3-2-4-4-4-4 0-39 26-62 76-20 42-24 85-24 118 0 28 4 75 25 119 23 47 57 72 61 72 2 0 4-1 4-4z"><text:p/></draw:path><draw:path draw:style-name="gr3" draw:text-style-name="P69" svg:width="0.191cm" svg:height="0.174cm" svg:x="1.762cm" svg:y="0.115cm" svg:viewBox="0 0 192 175" svg:d="M118 54c2-10 11-45 38-45 2 0 11 0 20 4-11 2-19 12-19 21 0 7 5 14 15 14 8 0 20-7 20-23 0-19-23-25-36-25-22 0-35 21-39 30-10-26-31-30-42-30-41 0-63 50-63 59 0 5 3 4 4 5 4 0 5-1 6-5 13-40 38-50 52-50 7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9" svg:width="0.119cm" svg:height="0.178cm" svg:x="1.989cm" svg:y="0.168cm" svg:viewBox="0 0 120 179" svg:d="M120 130c-3 0-7 0-10 0 0 5-3 22-7 24-2 2-23 2-26 2-17 0-33 0-50 0 28-25 38-33 54-45 20-16 39-33 39-58 0-33-29-53-64-53-33 0-56 23-56 48 0 14 12 15 14 15 7 0 15-5 15-15 0-4-2-14-16-14 8-19 27-24 40-24 26 0 40 21 40 43 0 23-16 42-25 52-22 21-43 41-65 63-3 3-3 4-3 11 37 0 74 0 111 0 3-16 6-33 9-49z"><text:p/></draw:path><draw:path draw:style-name="gr3" draw:text-style-name="P69" svg:width="0.089cm" svg:height="0.384cm" svg:x="2.167cm" svg:y="0cm" svg:viewBox="0 0 90 385" svg:d="M90 194c0-31-4-77-25-121-23-48-57-73-61-73-2 0-4 2-4 4s0 2 8 9c37 38 59 99 59 181 0 64-14 132-62 180-5 6-5 6-5 7 0 2 2 4 4 4 4 0 39-26 62-76 20-41 24-84 24-115z"><text:p/></draw:path></draw:g></text:span><text:span text:style-name="T6">נגרר </text:span><text:span text:style-name="T6"><draw:g text:anchor-type="as-char" svg:y="-0.168cm" draw:z-index="82" draw:name="Shape83" draw:style-name="gr1"><svg:title>TexMaths</svg:title><svg:desc>11§display§x_1 = x_2§svg§600§FALSE§</svg:desc><draw:path draw:style-name="gr2" draw:text-style-name="P68" svg:width="1.224cm" svg:height="0.188cm" svg:x="0.01cm" svg:y="0.018cm" svg:viewBox="0 0 1225 189" svg:d="M613 189c-204 0-409 0-613 0 0-63 0-126 0-189 409 0 817 0 1225 0 0 63 0 126 0 189-204 0-408 0-612 0z"><text:p/></draw:path><draw:path draw:style-name="gr3" draw:text-style-name="P69" svg:width="0.191cm" svg:height="0.173cm" svg:x="0.001cm" svg:y="0cm" svg:viewBox="0 0 192 174" svg:d="M119 54c2-10 11-45 37-45 2 0 11 0 20 4-11 2-19 12-19 21 0 7 5 15 14 15s21-8 21-24c0-19-22-25-35-25-23 0-36 21-40 30-10-26-31-30-42-30-41 0-63 50-63 60 0 4 4 4 6 4s3-1 4-4c13-41 38-51 52-51 7 0 21 3 21 25 0 12-7 39-21 93-6 23-20 38-37 38-2 0-11 0-19-4 9-2 18-10 18-21s-9-12-14-12c-12 0-22 9-22 21 0 17 20 25 36 25 27 0 40-26 41-30 5 15 19 30 42 30 39 0 61-48 61-58 0-4-3-4-4-4-3 0-5 2-5 4-13 41-39 49-51 49-16 0-21-12-21-25 0-9 2-15 7-33 4-18 8-35 13-53z"><text:p/></draw:path><draw:path draw:style-name="gr3" draw:text-style-name="P69" svg:width="0.097cm" svg:height="0.178cm" svg:x="0.241cm" svg:y="0.048cm" svg:viewBox="0 0 98 179" svg:d="M60 8c0-8 0-8-7-8-18 17-42 18-53 18 0 3 0 5 0 8 7 0 24 0 38-7 0 46 0 92 0 138 0 8 0 12-26 12-3 0-8 0-11 0 0 3 0 6 0 10 6 0 39-1 48-1s43 1 49 1c0-4 0-7 0-10-3 0-7 0-10 0-28 0-28-4-28-12 0-50 0-100 0-149z"><text:p/></draw:path><draw:path draw:style-name="gr3" draw:text-style-name="P69" svg:width="0.255cm" svg:height="0.089cm" svg:x="0.513cm" svg:y="0.025cm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" draw:text-style-name="P69" svg:width="0.191cm" svg:height="0.173cm" svg:x="0.909cm" svg:y="0cm" svg:viewBox="0 0 192 174" svg:d="M118 54c2-10 11-45 38-45 2 0 11 0 20 4-11 2-19 12-19 21 0 7 5 15 14 15s21-8 21-24c0-19-23-25-36-25-22 0-35 21-41 30-8-26-29-30-41-30-40 0-62 50-62 60 0 4 3 4 4 4 4 0 5-1 6-4 13-41 38-51 52-51 6 0 21 3 21 25 0 12-7 39-21 93-7 23-20 38-38 38-2 0-11 0-18-4 9-2 17-10 17-21s-8-12-14-12c-11 0-21 9-21 21 0 17 20 25 36 25 26 0 40-26 41-30 4 15 19 30 42 30 39 0 61-48 61-58 0-4-3-4-4-4-3 0-5 2-6 4-12 41-38 49-50 49-16 0-22-12-22-25 0-9 2-15 6-33 5-18 9-35 14-53z"><text:p/></draw:path><draw:path draw:style-name="gr3" draw:text-style-name="P69" svg:width="0.119cm" svg:height="0.178cm" svg:x="1.135cm" svg:y="0.048cm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6">, בפרט </text:span><text:span text:style-name="T6"><draw:g text:anchor-type="as-char" svg:y="-0.168cm" draw:z-index="83" draw:name="Shape84" draw:style-name="gr1"><svg:title>TexMaths</svg:title><svg:desc>11§display§a_1 = a_2§svg§600§FALSE§</svg:desc><draw:path draw:style-name="gr2" draw:text-style-name="P68" svg:width="1.193cm" svg:height="0.188cm" svg:x="0.006cm" svg:y="0.018cm" svg:viewBox="0 0 1194 189" svg:d="M598 189c-200 0-399 0-598 0 0-63 0-126 0-189 398 0 796 0 1194 0 0 63 0 126 0 189-199 0-398 0-596 0z"><text:p/></draw:path><draw:path draw:style-name="gr3" draw:text-style-name="P69" svg:width="0.176cm" svg:height="0.173cm" svg:x="0.001cm" svg:y="0cm" svg:viewBox="0 0 177 174" svg:d="M129 25c-7-14-18-25-35-25-46 0-94 57-94 114 0 35 22 60 52 60 7 0 27-1 50-28 3 15 17 28 36 28 13 0 22-9 28-21 7-14 11-36 11-37 0-4-3-4-4-4-5 0-5 2-6 7-6 24-13 46-29 46-10 0-11-10-11-17 0-9 1-11 4-28 4-15 5-20 9-34 4-19 10-36 14-54 2-11 2-12 2-13 0-7-4-11-11-11-9 0-15 9-16 17zM103 125c-1 6-1 6-7 13-17 22-32 27-43 27-20 0-25-21-25-36 0-18 12-65 22-83 11-23 28-37 44-37 25 0 30 32 30 34s-1 4-1 7c-6 24-13 49-20 75z"><text:p/></draw:path><draw:path draw:style-name="gr3" draw:text-style-name="P69" svg:width="0.097cm" svg:height="0.178cm" svg:x="0.22cm" svg:y="0.048cm" svg:viewBox="0 0 98 179" svg:d="M61 8c0-8 0-8-8-8-18 17-42 18-53 18 0 3 0 5 0 8 7 0 24 0 39-7 0 46 0 92 0 138 0 8 0 12-27 12-3 0-8 0-11 0 0 3 0 6 0 10 6 0 39-1 49-1 8 0 42 1 48 1 0-4 0-7 0-10-3 0-7 0-10 0-27 0-27-4-27-12 0-50 0-100 0-149z"><text:p/></draw:path><draw:path draw:style-name="gr3" draw:text-style-name="P69" svg:width="0.255cm" svg:height="0.089cm" svg:x="0.493cm" svg:y="0.02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176cm" svg:height="0.173cm" svg:x="0.894cm" svg:y="0cm" svg:viewBox="0 0 177 174" svg:d="M129 25c-7-14-19-25-35-25-46 0-94 57-94 114 0 35 21 60 52 60 7 0 26-1 49-28 4 15 17 28 35 28 15 0 24-9 29-21 7-14 12-36 12-37 0-4-3-4-4-4-5 0-5 2-6 7-6 24-14 46-29 46-10 0-13-10-13-17 0-9 2-11 6-28 4-15 5-20 9-34 4-19 9-36 13-54 3-11 3-12 3-13 0-7-4-11-11-11-10 0-15 9-16 17zM103 125c-2 6-2 6-7 13-17 22-33 27-44 27-19 0-24-21-24-36 0-18 12-65 20-83 13-23 30-37 46-37 25 0 30 32 30 34s-1 4-1 7c-6 24-13 49-20 75z"><text:p/></draw:path><draw:path draw:style-name="gr3" draw:text-style-name="P69" svg:width="0.119cm" svg:height="0.178cm" svg:x="1.099cm" svg:y="0.048cm" svg:viewBox="0 0 120 179" svg:d="M120 129c-3 0-7 0-10 0 0 7-3 22-7 24-2 2-23 2-26 2-16 0-34 0-51 0 29-25 39-32 55-44 20-16 39-33 39-58 0-33-29-53-64-53-33 0-56 23-56 49 0 13 12 14 14 14 7 0 15-5 15-14 0-5-3-15-16-15 8-19 27-24 40-24 26 0 41 21 41 43 0 23-17 42-26 52-22 21-43 42-65 63-3 2-3 3-3 11 37 0 74 0 111 0 3-17 6-33 9-50z"><text:p/></draw:path></draw:g></text:span><text:span text:style-name="T6">, כדרוש. //</text:span></text:p>
      <text:p text:style-name="P28"><text:span text:style-name="T6"><draw:g text:anchor-type="as-char" svg:y="-0.288cm" draw:z-index="109" draw:name="Shape85" draw:style-name="gr1"><svg:title>TexMaths</svg:title><svg:desc>11§display§\QED§svg§600§FALSE§</svg:desc><draw:path draw:style-name="gr2" draw:text-style-name="P68" svg:width="1.751cm" svg:height="0.247cm" svg:x="0.001cm" svg:y="0.018cm" svg:viewBox="0 0 1752 248" svg:d="M0 0c584 0 1168 0 1752 0 0 83 0 165 0 248-584 0-1168 0-1752 0 0-83 0-165 0-248z"><text:p/></draw:path><draw:path draw:style-name="gr3" draw:text-style-name="P69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9" svg:width="0.04cm" svg:height="0.04cm" svg:x="0.368cm" svg:y="0.235cm" svg:viewBox="0 0 41 41" svg:d="M41 21c0-12-10-21-21-21-12 0-20 9-20 21 0 11 8 20 20 20 11 0 21-9 21-20z"><text:p/></draw:path><draw:path draw:style-name="gr3" draw:text-style-name="P69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9" svg:width="0.04cm" svg:height="0.04cm" svg:x="0.764cm" svg:y="0.235cm" svg:viewBox="0 0 41 41" svg:d="M41 21c0-12-9-21-20-21-12 0-21 9-21 21 0 11 9 20 21 20 11 0 20-9 20-20z"><text:p/></draw:path><draw:path draw:style-name="gr3" draw:text-style-name="P69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9" svg:width="0.041cm" svg:height="0.04cm" svg:x="1.205cm" svg:y="0.235cm" svg:viewBox="0 0 42 41" svg:d="M42 21c0-12-10-21-21-21s-21 9-21 21c0 11 10 20 21 20s21-9 21-20z"><text:p/></draw:path><draw:path draw:style-name="gr3" draw:text-style-name="P69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span></text:p>
      <text:h text:style-name="P52" text:outline-level="3">סעיף (ב)</text:h>
      <text:p text:style-name="P12">צ.ל.: <text:span text:style-name="T6">יהיו </text:span><text:span text:style-name="T6"><draw:g text:anchor-type="as-char" svg:y="-0.275cm" draw:z-index="84" draw:name="Shape86" draw:style-name="gr1"><svg:title>TexMaths</svg:title><svg:desc>11§display§f \colon A \to B, g \colon B \to C§svg§600§FALSE§</svg:desc><draw:path draw:style-name="gr2" draw:text-style-name="P68" svg:width="3.529cm" svg:height="0.313cm" svg:x="0.017cm" svg:y="0.021cm" svg:viewBox="0 0 3530 314" svg:d="M1766 314c-589 0-1177 0-1766 0 0-104 0-210 0-314 1177 0 2353 0 3530 0 0 104 0 210 0 314-588 0-1177 0-1764 0z"><text:p/></draw:path><draw:path draw:style-name="gr3" draw:text-style-name="P69" svg:width="0.192cm" svg:height="0.348cm" svg:x="-0.001cm" svg:y="0.007cm" svg:viewBox="0 0 193 349" svg:d="M121 118c11 0 22 0 33 0 8 0 12 0 12-8 0-5-4-5-11-5-11 0-21 0-32 0 4-15 6-29 9-43 1-8 7-36 9-40 3-8 10-13 19-13 1 0 11 0 18 6-17 1-21 16-21 21 0 9 7 13 15 13 10 0 21-7 21-23 0-17-18-26-33-26-14 0-38 7-50 45-2 8-3 12-13 60-9 0-18 0-27 0-7 0-11 0-11 8 0 5 4 5 10 5 9 0 18 0 27 0-10 50-20 100-30 150-7 37-13 73-33 73-2 0-11 0-19-7 18-1 21-15 21-21 0-9-6-13-14-13-10 0-21 8-21 23 0 17 17 26 33 26 21 0 36-23 43-37 13-24 22-71 22-74 8-40 15-80 23-120z"><text:p/></draw:path><draw:path draw:style-name="gr3" draw:text-style-name="P69" svg:width="0.041cm" svg:height="0.165cm" svg:x="0.285cm" svg:y="0.111cm" svg:viewBox="0 0 42 166" svg:d="M42 21c0-12-10-21-21-21s-21 9-21 21c0 11 10 20 21 20s21-9 21-20zM42 145c0-11-10-20-21-20s-21 8-21 20c0 11 10 21 21 21s21-9 21-21z"><text:p/></draw:path><draw:path draw:style-name="gr3" draw:text-style-name="P69" svg:width="0.264cm" svg:height="0.274cm" svg:x="0.502cm" svg:y="0.001cm" svg:viewBox="0 0 265 275" svg:d="M56 231c-15 25-31 31-48 32-5 0-8 0-8 7 0 3 2 5 6 5 9 0 22-1 33-1 12 0 26 1 38 1 2 0 8 0 8-8 0-4-4-4-7-4-9-1-17-4-17-14 0-4 2-8 4-14 10-16 20-33 30-48 32 0 65 0 96 0 2 6 7 59 7 64 0 11-20 12-27 12-6 0-10 0-10 7 0 5 4 5 5 5 17 0 33-1 49-1 9 0 34 1 44 1 2 0 6 0 6-8 0-4-3-4-9-4-24 0-24-3-25-14-8-79-15-159-23-239-1-8-1-10-8-10-6 0-7 3-10 7-45 74-89 149-134 224zM102 175c26-43 51-85 76-127 5 42 8 84 12 127-29 0-58 0-88 0z"><text:p/></draw:path><draw:path draw:style-name="gr3" draw:text-style-name="P69" svg:width="0.342cm" svg:height="0.199cm" svg:x="0.906cm" svg:y="0.081cm" svg:viewBox="0 0 343 200" svg:d="M301 108c-20 16-31 33-35 37-16 26-20 50-20 51 0 4 5 4 8 4 7 0 7-1 8-8 10-36 32-69 76-87 4-1 5-3 5-5 0-3-2-3-3-3-17-7-64-27-78-92-1-4-1-5-8-5-3 0-8 0-8 4 0 1 4 26 20 51 8 12 19 25 35 37-95 0-191 0-287 0-6 0-14 0-14 8s8 8 14 8c96 0 192 0 287 0z"><text:p/></draw:path><draw:path draw:style-name="gr3" draw:text-style-name="P69" svg:width="0.274cm" svg:height="0.261cm" svg:x="1.396cm" svg:y="0.014cm" svg:viewBox="0 0 275 262" svg:d="M45 232c-3 14-4 17-35 17-7 0-10 0-10 8 0 5 3 5 10 5 46 0 92 0 139 0 60 0 106-46 106-83 0-27-23-49-60-54 40-7 80-36 80-72 0-29-25-53-71-53-43 0-87 0-130 0-8 0-11 0-11 8 0 4 3 4 11 4 4 0 7 0 14 0 7 1 11 1 11 7 0 1-1 2-2 7-18 69-34 138-52 206zM103 122c8-32 17-64 25-96 3-13 4-14 21-14 16 0 33 0 49 0 34 0 43 22 43 40 0 34-34 70-81 70-19 0-38 0-57 0zM86 249c-6 0-6 0-8 0-4-1-5-1-5-4 0-1 0-1 2-9 9-35 17-71 26-106 24 0 49 0 73 0 37 0 45 28 45 45 0 37-34 74-80 74-18 0-36 0-53 0z"><text:p/></draw:path><draw:path draw:style-name="gr3" draw:text-style-name="P69" svg:width="0.044cm" svg:height="0.114cm" svg:x="1.725cm" svg:y="0.238cm" svg:viewBox="0 0 45 115" svg:d="M45 41c0-26-9-41-24-41-13 0-21 10-21 20 0 11 8 21 21 21 4 0 10-1 13-6 1 0 1-1 2-1 0 2 1 1 1 7 0 28-14 51-26 63-4 5-4 6-4 7 0 2 2 4 3 4 4 0 35-29 35-74z"><text:p/></draw:path><draw:path draw:style-name="gr3" draw:text-style-name="P69" svg:width="0.177cm" svg:height="0.247cm" svg:x="1.868cm" svg:y="0.106cm" svg:viewBox="0 0 178 248" svg:d="M177 25c0-2 1-4 1-6 0-7-5-11-12-11-3 0-14 3-15 16-7-14-21-24-37-24-44 0-91 54-91 110 0 37 23 60 52 60 22 0 41-17 44-22h1c-9 34-9 33-13 50-1 3-15 42-56 42-7 0-20 0-31-4 12-4 16-14 16-21 0-5-4-13-15-13-8 0-21 7-21 22 0 17 14 24 52 24 48 0 76-30 82-53 15-57 29-114 43-170zM127 121c-3 10-11 20-20 27-8 7-20 14-31 14-20 0-25-20-25-36 0-18 11-63 21-83 11-19 27-34 44-34 25 0 30 31 30 33s-1 4-1 5c-6 24-12 49-18 74z"><text:p/></draw:path><draw:path draw:style-name="gr3" draw:text-style-name="P69" svg:width="0.04cm" svg:height="0.165cm" svg:x="2.137cm" svg:y="0.111cm" svg:viewBox="0 0 41 166" svg:d="M41 21c0-12-10-21-21-21s-20 9-20 21c0 11 9 20 20 20s21-9 21-20zM41 145c0-11-10-20-21-20s-20 8-20 20c0 11 9 21 20 21s21-9 21-21z"><text:p/></draw:path><draw:path draw:style-name="gr3" draw:text-style-name="P69" svg:width="0.275cm" svg:height="0.261cm" svg:x="2.356cm" svg:y="0.014cm" svg:viewBox="0 0 276 262" svg:d="M45 232c-3 14-4 17-35 17-7 0-10 0-10 8 0 5 3 5 10 5 46 0 92 0 139 0 60 0 106-46 106-83 0-27-23-49-60-54 40-7 81-36 81-72 0-29-25-53-72-53-43 0-87 0-130 0-7 0-11 0-11 8 0 4 3 4 11 4 1 0 7 0 14 0 8 1 11 1 11 7 0 1-1 2-2 7-18 69-34 138-52 206zM103 122c8-32 17-64 25-96 3-13 4-14 21-14 16 0 33 0 49 0 34 0 43 22 43 40 0 34-33 70-80 70-19 0-39 0-58 0zM87 249c-6 0-7 0-9 0-4-1-5-1-5-4 0-1 0-1 2-9 9-35 17-71 26-106 24 0 50 0 74 0 36 0 44 28 44 45 0 37-34 74-80 74-18 0-34 0-52 0z"><text:p/></draw:path><draw:path draw:style-name="gr3" draw:text-style-name="P69" svg:width="0.342cm" svg:height="0.199cm" svg:x="2.781cm" svg:y="0.081cm" svg:viewBox="0 0 343 200" svg:d="M301 108c-20 16-31 33-35 37-17 26-20 50-20 51 0 4 5 4 8 4 7 0 7-1 8-8 9-36 32-69 76-87 4-1 5-3 5-5 0-3-2-3-3-3-17-7-64-27-78-92-1-4-1-5-8-5-3 0-8 0-8 4 0 1 4 26 20 51 8 12 19 25 35 37-95 0-191 0-287 0-7 0-14 0-14 8s7 8 14 8c96 0 192 0 287 0z"><text:p/></draw:path><draw:path draw:style-name="gr3" draw:text-style-name="P69" svg:width="0.274cm" svg:height="0.278cm" svg:x="3.273cm" svg:y="0.007cm" svg:viewBox="0 0 275 279" svg:d="M275 4c0-2-1-4-4-4-1 0-1 0-6 4-9 10-19 20-27 30-4-5-21-34-64-34-87 0-174 85-174 175 0 62 46 104 106 104 33 0 62-15 82-33 36-32 43-66 43-67 0-4-3-4-4-4-3 0-5 1-6 4-3 11-12 37-38 59-27 22-52 29-72 29-34 0-76-20-76-79 0-22 9-85 48-130 23-27 59-46 94-46 39 0 62 30 62 75 0 15-1 14-1 18s4 5 5 5c6 0 6-1 8-8 8-33 16-65 24-98z"><text:p/></draw:path></draw:g></text:span><text:span text:style-name="T6"><text:s/>פונקציות. נניח </text:span><text:span text:style-name="T6"><draw:g text:anchor-type="as-char" svg:y="-0.273cm" draw:z-index="85" draw:name="Shape87" draw:style-name="gr1"><svg:title>TexMaths</svg:title><svg:desc>11§display§f, g§svg§600§FALSE§</svg:desc><draw:path draw:style-name="gr2" draw:text-style-name="P68" svg:width="0.523cm" svg:height="0.31cm" svg:x="0cm" svg:y="0.019cm" svg:viewBox="0 0 524 311" svg:d="M0 0c175 0 349 0 524 0 0 103 0 208 0 311-175 0-349 0-524 0 0-103 0-208 0-311z"><text:p/></draw:path><draw:path draw:style-name="gr3" draw:text-style-name="P69" svg:width="0.192cm" svg:height="0.35cm" svg:x="0.001cm" svg:y="0cm" svg:viewBox="0 0 193 351" svg:d="M121 118c11 0 22 0 33 0 8 0 11 0 11-8 0-4-3-4-10-4-11 0-21 0-32 0 2-15 6-30 8-44 2-8 7-36 10-40 3-8 10-13 17-13 2 0 12 0 19 6-16 1-21 16-21 21 0 9 8 13 15 13 9 0 22-7 22-23 0-17-19-26-35-26-13 0-37 7-48 45-3 8-4 12-13 61-9 0-18 0-27 0-7 0-12 0-12 7 0 5 4 5 11 5 9 0 17 0 26 0-10 50-19 101-29 151-7 38-13 73-34 73-1 0-11 0-18-7 18-1 21-15 21-21 0-8-6-13-14-13-10 0-21 8-21 23 0 18 17 27 32 27 22 0 37-23 44-38 12-24 21-71 22-73 8-41 15-82 23-122z"><text:p/></draw:path><draw:path draw:style-name="gr3" draw:text-style-name="P69" svg:width="0.044cm" svg:height="0.114cm" svg:x="0.222cm" svg:y="0.23cm" svg:viewBox="0 0 45 115" svg:d="M45 41c0-26-10-41-24-41-13 0-21 10-21 21 0 10 8 20 21 20 4 0 9-1 13-5 1-1 1-1 2-1 0 2 0 0 0 6 0 28-13 51-25 63-4 5-4 6-4 7 0 2 1 4 3 4 4 0 35-29 35-74z"><text:p/></draw:path><draw:path draw:style-name="gr3" draw:text-style-name="P69" svg:width="0.176cm" svg:height="0.249cm" svg:x="0.366cm" svg:y="0.102cm" svg:viewBox="0 0 177 250" svg:d="M176 25c0-2 1-4 1-6 0-7-4-11-11-11-4 0-14 3-16 16-7-14-20-24-36-24-44 0-92 54-92 110 0 37 24 60 52 60 23 0 40-17 45-22-8 35-9 35-13 51-1 4-15 42-55 42-8 0-20 0-31-4 11-3 15-13 15-19 0-7-4-15-14-15-9 0-21 8-21 23 0 16 14 24 52 24 48 0 76-30 81-53 14-57 29-115 43-172zM125 121c-2 10-11 20-19 27s-20 14-31 14c-19 0-26-20-26-36 0-18 11-63 22-83 10-19 27-34 43-34 26 0 31 31 31 33s0 4-1 5c-7 24-12 50-19 74z"><text:p/></draw:path></draw:g></text:span><text:span text:style-name="T6"><text:s/>על <text:s/></text:span><text:span text:style-name="T6"><draw:g text:anchor-type="as-char" svg:y="-0.272cm" draw:z-index="86" draw:name="Shape88" draw:style-name="gr1"><svg:title>TexMaths</svg:title><svg:desc>11§display§A, B§svg§600§FALSE§</svg:desc><draw:path draw:style-name="gr2" draw:text-style-name="P68" svg:width="0.712cm" svg:height="0.309cm" svg:x="0.008cm" svg:y="0.018cm" svg:viewBox="0 0 713 310" svg:d="M357 310c-119 0-238 0-357 0 0-103 0-207 0-310 238 0 475 0 713 0 0 103 0 207 0 310-119 0-238 0-356 0z"><text:p/></draw:path><draw:path draw:style-name="gr3" draw:text-style-name="P69" svg:width="0.264cm" svg:height="0.274cm" svg:x="0.001cm" svg:y="0cm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79-15-160-23-240-1-8-1-10-8-10-5 0-8 3-10 7-45 74-89 149-134 224zM102 175c26-43 51-85 76-127 5 42 9 84 13 127-29 0-59 0-89 0z"><text:p/></draw:path><draw:path draw:style-name="gr3" draw:text-style-name="P69" svg:width="0.044cm" svg:height="0.114cm" svg:x="0.311cm" svg:y="0.234cm" svg:viewBox="0 0 45 115" svg:d="M45 41c0-26-10-41-25-41-12 0-20 10-20 21 0 10 8 20 20 20 4 0 10-1 14-5 1-1 1-1 1-1 1 0 1 0 1 6 0 28-13 51-26 63-5 5-5 6-5 7 0 2 3 4 5 4 4 0 35-29 35-74z"><text:p/></draw:path><draw:path draw:style-name="gr3" draw:text-style-name="P69" svg:width="0.275cm" svg:height="0.261cm" svg:x="0.464cm" svg:y="0.011cm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9 9-35 17-70 26-105 24 0 49 0 74 0 37 0 44 28 44 45 0 36-34 74-79 74-18 0-36 0-53 0z"><text:p/></draw:path></draw:g></text:span><text:span text:style-name="T6"><text:s/></text:span><text:span text:style-name="T8">בהתאמה, נוכיח </text:span><text:span text:style-name="T8"><draw:g text:anchor-type="as-char" svg:y="-0.273cm" draw:z-index="87" draw:name="Shape89" draw:style-name="gr1"><svg:title>TexMaths</svg:title><svg:desc>11§display§g \circ f§svg§600§FALSE§</svg:desc><draw:path draw:style-name="gr2" draw:text-style-name="P68" svg:width="0.734cm" svg:height="0.309cm" svg:x="0.015cm" svg:y="0.019cm" svg:viewBox="0 0 735 310" svg:d="M0 0c246 0 490 0 735 0 0 103 0 207 0 310-245 0-489 0-735 0 0-103 0-207 0-310z"><text:p/></draw:path><draw:path draw:style-name="gr3" draw:text-style-name="P69" svg:width="0.176cm" svg:height="0.248cm" svg:x="0.001cm" svg:y="0.102cm" svg:viewBox="0 0 177 249" svg:d="M176 25c1-2 1-4 1-6 0-7-4-11-11-11-3 0-14 3-15 16-8-14-21-24-36-24-45 0-92 54-92 110 0 37 23 61 51 61 23 0 41-18 45-22-8 33-8 33-12 49-2 4-16 42-56 42-7 0-20 0-31-3 12-4 16-14 16-20 0-7-4-15-15-15-9 0-21 8-21 24 0 15 14 23 52 23 48 0 76-30 81-53 15-56 29-113 43-171zM127 121c-3 10-12 20-20 28-9 6-20 13-32 13-19 0-24-20-24-35 0-19 11-64 21-84 11-19 27-34 43-34 26 0 31 31 31 33s-1 4-2 5c-6 25-12 49-17 74z"><text:p/></draw:path><draw:path draw:style-name="gr3" draw:text-style-name="P69" svg:width="0.15cm" svg:height="0.15cm" svg:x="0.301cm" svg:y="0.102cm" svg:viewBox="0 0 151 151" svg:d="M151 76c0-42-35-76-75-76-42 0-76 35-76 76s34 75 76 75c40 0 75-34 75-75zM76 134c-34 0-61-26-61-58 0-33 27-59 61-59 32 0 59 25 59 59 0 33-27 58-59 58z"><text:p/></draw:path><draw:path draw:style-name="gr3" draw:text-style-name="P69" svg:width="0.192cm" svg:height="0.349cm" svg:x="0.578cm" svg:y="0cm" svg:viewBox="0 0 193 350" svg:d="M121 118c11 0 22 0 33 0 8 0 12 0 12-8 0-4-4-4-11-4-11 0-22 0-32 0 4-16 6-30 9-44 1-8 7-36 9-40 3-8 10-13 18-13 2 0 12 0 19 6-17 1-21 16-21 21 0 9 7 13 15 13 10 0 21-7 21-23 0-17-18-26-34-26-13 0-38 7-49 45-2 8-3 12-13 61-9 0-18 0-27 0-7 0-11 0-11 7 0 5 4 5 10 5 9 0 18 0 27 0-10 50-20 100-30 150-7 38-13 73-33 73-2 0-11 0-19-7 18-1 21-15 21-21 0-8-6-13-14-13-10 0-21 8-21 23 0 18 17 27 33 27 21 0 36-23 43-38 13-24 22-71 22-73 8-41 15-81 23-121z"><text:p/></draw:path></draw:g></text:span><text:span text:style-name="T8"><text:s/>על. </text:span></text:p>
      <text:p text:style-name="P13">הוכחה: <text:span text:style-name="T6">יהי </text:span><text:span text:style-name="T6"><draw:g text:anchor-type="as-char" svg:y="-0.206cm" draw:z-index="88" draw:name="Shape90" draw:style-name="gr1"><svg:title>TexMaths</svg:title><svg:desc>11§display§x \in c§svg§600§FALSE§</svg:desc><draw:path draw:style-name="gr2" draw:text-style-name="P68" svg:width="0.818cm" svg:height="0.181cm" svg:x="0.01cm" svg:y="0.02cm" svg:viewBox="0 0 819 182" svg:d="M410 182c-137 0-273 0-410 0 0-60 0-122 0-182 273 0 546 0 819 0 0 60 0 122 0 182-136 0-273 0-409 0z"><text:p/></draw:path><draw:path draw:style-name="gr3" draw:text-style-name="P69" svg:width="0.192cm" svg:height="0.172cm" svg:x="0.001cm" svg:y="0.037cm" svg:viewBox="0 0 193 173" svg:d="M118 54c3-10 12-45 38-45 3 0 11 0 20 5-11 1-19 11-19 21 0 6 5 13 15 13 9 0 21-7 21-23 0-20-23-25-36-25-23 0-36 21-40 30-10-26-31-30-42-30-41 0-63 49-63 59 0 5 3 2 5 5 3 0 4-2 5-5 13-40 39-50 52-50 7 0 21 3 21 26 0 11-7 37-21 91-7 22-20 38-37 38-2 0-11 0-19-5 10-1 18-10 18-20 0-11-8-13-14-13-12 0-22 9-22 22 0 18 20 25 36 25 27 0 40-27 41-29 4 14 19 29 42 29 40 0 62-48 62-58 0-4-4-4-5-4-3 0-4 2-4 4-13 41-40 49-52 49-15 0-21-12-21-25 0-9 2-15 7-33 4-17 7-35 12-52z"><text:p/></draw:path><draw:path draw:style-name="gr3" draw:text-style-name="P69" svg:width="0.193cm" svg:height="0.22cm" svg:x="0.35cm" svg:y="0cm" svg:viewBox="0 0 194 221" svg:d="M181 118c6 0 13 0 13-6 0-8-7-8-13-8-55 0-109 0-164 0 4-51 48-89 103-89 20 0 40 0 61 0 6 0 13 0 13-7 0-8-7-8-13-8-21 0-41 0-62 0-66 0-119 50-119 112 0 60 53 109 119 109 21 0 41 0 62 0 6 0 13 0 13-7 0-8-7-8-13-8-21 0-41 0-61 0-55 0-99-37-103-88 55 0 109 0 164 0z"><text:p/></draw:path><draw:path draw:style-name="gr3" draw:text-style-name="P69" svg:width="0.15cm" svg:height="0.172cm" svg:x="0.698cm" svg:y="0.037cm" svg:viewBox="0 0 151 173" svg:d="M138 24c-7 0-12 0-18 6-6 5-7 12-7 15 0 9 7 13 15 13 11 0 22-10 22-25 0-19-19-33-47-33-51 0-103 55-103 110 0 33 23 63 63 63 55 0 88-40 88-46 0-1-2-3-5-3-2 0-3 1-5 2-31 38-73 38-77 38-24 0-35-18-35-40 0-15 7-53 21-77 12-22 33-38 55-38 13 0 27 5 33 15z"><text:p/></draw:path></draw:g></text:span><text:span text:style-name="T6">, נוכיח קיום </text:span><text:span text:style-name="T6"><draw:g text:anchor-type="as-char" svg:y="-0.273cm" draw:z-index="89" draw:name="Shape91" draw:style-name="gr1"><svg:title>TexMaths</svg:title><svg:desc>11§display§a \in A§svg§600§FALSE§</svg:desc><draw:path draw:style-name="gr2" draw:text-style-name="P68" svg:width="0.913cm" svg:height="0.25cm" svg:x="0.006cm" svg:y="0.02cm" svg:viewBox="0 0 914 251" svg:d="M457 251c-152 0-304 0-457 0 0-84 0-167 0-251 305 0 609 0 914 0 0 84 0 167 0 251-152 0-305 0-457 0z"><text:p/></draw:path><draw:path draw:style-name="gr3" draw:text-style-name="P69" svg:width="0.176cm" svg:height="0.173cm" svg:x="0.001cm" svg:y="0.109cm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69" svg:width="0.192cm" svg:height="0.221cm" svg:x="0.329cm" svg:y="0.072cm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69" svg:width="0.264cm" svg:height="0.274cm" svg:x="0.674cm" svg:y="0cm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6"><text:s/>עבורו </text:span><text:span text:style-name="T6"><draw:g text:anchor-type="as-char" svg:y="-0.288cm" draw:z-index="90" draw:name="Shape92" draw:style-name="gr1"><svg:title>TexMaths</svg:title><svg:desc>11§display§(g \circ f)(a) = c§svg§600§FALSE§</svg:desc><draw:path draw:style-name="gr2" draw:text-style-name="P68" svg:width="2.241cm" svg:height="0.345cm" svg:x="0.001cm" svg:y="0.018cm" svg:viewBox="0 0 2242 346" svg:d="M1121 346c-374 0-747 0-1121 0 0-116 0-230 0-346 747 0 1494 0 2242 0 0 116 0 230 0 346-373 0-748 0-1121 0z"><text:p/></draw:path><draw:path draw:style-name="gr3" draw:text-style-name="P69" svg:width="0.089cm" svg:height="0.384cm" svg:x="0.02cm" svg:y="0cm" svg:viewBox="0 0 90 385" svg:d="M90 381c0-1 0-1-6-8-49-49-62-122-62-180 0-67 15-135 63-182 5-5 5-5 5-7 0-3-2-4-4-4-5 0-39 26-62 76-20 42-24 85-24 117 0 29 4 76 25 120 23 47 56 72 61 72 2 0 4-1 4-4z"><text:p/></draw:path><draw:path draw:style-name="gr3" draw:text-style-name="P69" svg:width="0.176cm" svg:height="0.248cm" svg:x="0.138cm" svg:y="0.115cm" svg:viewBox="0 0 177 249" svg:d="M176 25c1-2 1-4 1-6 0-7-4-11-11-11-3 0-14 3-15 16-8-14-21-24-37-24-44 0-91 54-91 110 0 38 23 61 51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1 5c-6 25-12 49-18 74z"><text:p/></draw:path><draw:path draw:style-name="gr3" draw:text-style-name="P69" svg:width="0.15cm" svg:height="0.15cm" svg:x="0.437cm" svg:y="0.115cm" svg:viewBox="0 0 151 151" svg:d="M151 75c0-41-34-75-75-75-42 0-76 35-76 75 0 42 34 76 76 76 41 0 75-34 75-76zM76 134c-34 0-61-27-61-59 0-33 28-58 61-58 32 0 59 24 59 58 0 33-27 59-59 59z"><text:p/></draw:path><draw:path draw:style-name="gr3" draw:text-style-name="P69" svg:width="0.193cm" svg:height="0.349cm" svg:x="0.715cm" svg:y="0.017cm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69" svg:width="0.088cm" svg:height="0.384cm" svg:x="0.949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69" svg:width="0.089cm" svg:height="0.384cm" svg:x="1.115cm" svg:y="0cm" svg:viewBox="0 0 90 385" svg:d="M90 381c0-1 0-1-6-8-49-49-62-122-62-180 0-67 15-135 63-182 5-5 5-5 5-7 0-3-2-4-4-4-3 0-39 26-62 76-20 42-24 85-24 117 0 29 4 76 25 120 23 47 58 72 61 72 2 0 4-1 4-4z"><text:p/></draw:path><draw:path draw:style-name="gr3" draw:text-style-name="P69" svg:width="0.176cm" svg:height="0.174cm" svg:x="1.241cm" svg:y="0.115cm" svg:viewBox="0 0 177 175" svg:d="M129 25c-7-14-19-25-35-25-46 0-94 57-94 113 0 37 21 62 52 62 7 0 26-1 49-29 4 16 17 29 35 29 15 0 24-9 29-21 7-14 12-37 12-38 0-4-3-4-4-4-5 0-5 1-6 7-6 25-14 47-29 47-10 0-11-10-11-17 0-9 0-11 4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9" svg:width="0.088cm" svg:height="0.384cm" svg:x="1.453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69" svg:width="0.255cm" svg:height="0.09cm" svg:x="1.71cm" svg:y="0.145cm" svg:viewBox="0 0 256 91" svg:d="M243 17c6 0 13-2 13-9 0-8-7-8-12-8-77 0-155 0-232 0-5 0-12 0-12 8 0 7 7 9 12 9 77 0 154 0 231 0zM244 91c5 0 12 0 12-7 0-9-7-9-13-9-77 0-154 0-231 0-5 0-12 0-12 9 0 7 7 7 12 7 77 0 155 0 232 0z"><text:p/></draw:path><draw:path draw:style-name="gr3" draw:text-style-name="P69" svg:width="0.15cm" svg:height="0.174cm" svg:x="2.112cm" svg:y="0.115cm" svg:viewBox="0 0 151 175" svg:d="M138 24c-7 0-13 0-18 6-6 5-7 12-7 15 0 9 7 13 15 13 11 0 22-10 22-25 0-19-19-33-47-33-51 0-103 55-103 110 0 34 22 65 63 65 55 0 88-41 88-45 0-2-2-6-5-6-2 0-3 2-5 5-31 37-73 37-77 37-24 0-35-18-35-42 0-15 7-52 21-77 12-22 33-38 55-38 13 0 27 4 33 15z"><text:p/></draw:path></draw:g></text:span><text:span text:style-name="T6">, או באופן שקול נוכיח </text:span><text:span text:style-name="T6"><draw:g text:anchor-type="as-char" svg:y="-0.288cm" draw:z-index="91" draw:name="Shape93" draw:style-name="gr1"><svg:title>TexMaths</svg:title><svg:desc>11§display§g(f(a)) = c§svg§600§FALSE§</svg:desc><draw:path draw:style-name="gr2" draw:text-style-name="P68" svg:width="1.876cm" svg:height="0.345cm" svg:x="0.015cm" svg:y="0.018cm" svg:viewBox="0 0 1877 346" svg:d="M939 346c-314 0-626 0-939 0 0-116 0-230 0-346 625 0 1251 0 1877 0 0 116 0 230 0 346-313 0-626 0-938 0z"><text:p/></draw:path><draw:path draw:style-name="gr3" draw:text-style-name="P69" svg:width="0.177cm" svg:height="0.248cm" svg:x="0.001cm" svg:y="0.115cm" svg:viewBox="0 0 178 249" svg:d="M177 25c0-2 1-4 1-6 0-7-4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9" svg:width="0.089cm" svg:height="0.384cm" svg:x="0.232cm" svg:y="0cm" svg:viewBox="0 0 90 385" svg:d="M90 381c0-1 0-1-6-8-49-49-61-122-61-179 0-68 14-136 62-183 5-5 5-5 5-7 0-3-2-4-4-4-3 0-39 26-62 76-20 42-24 85-24 118 0 28 4 75 25 119 23 47 58 72 61 72 2 0 4-1 4-4z"><text:p/></draw:path><draw:path draw:style-name="gr3" draw:text-style-name="P69" svg:width="0.192cm" svg:height="0.349cm" svg:x="0.365cm" svg:y="0.017cm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4 72-1 0-11 0-18-6 18-1 21-16 21-21 0-9-6-13-14-13-10 0-21 8-21 23 0 17 17 26 32 26 22 0 37-23 44-37 12-25 21-71 22-74 8-40 15-80 23-121z"><text:p/></draw:path><draw:path draw:style-name="gr3" draw:text-style-name="P69" svg:width="0.088cm" svg:height="0.384cm" svg:x="0.614cm" svg:y="0cm" svg:viewBox="0 0 89 385" svg:d="M89 381c0-1 0-1-6-8-49-49-61-122-61-179 0-68 14-136 63-183 4-5 4-5 4-7 0-3-1-4-3-4-5 0-40 26-62 76-20 42-24 85-24 118 0 28 3 75 25 119 23 47 56 72 61 72 2 0 3-1 3-4z"><text:p/></draw:path><draw:path draw:style-name="gr3" draw:text-style-name="P69" svg:width="0.176cm" svg:height="0.174cm" svg:x="0.741cm" svg:y="0.115cm" svg:viewBox="0 0 177 175" svg:d="M129 25c-7-14-18-25-35-25-46 0-94 57-94 113 0 37 22 62 52 62 7 0 27-1 50-29 4 16 17 29 36 29 13 0 22-9 28-21 7-14 11-37 11-38 0-4-3-4-4-4-4 0-5 1-6 7-6 25-13 47-28 47-11 0-12-10-12-17 0-9 1-11 5-29 3-17 4-20 8-34 4-18 10-36 14-54 2-11 2-12 2-13 0-7-4-11-11-11-9 0-15 9-16 17zM105 124c-3 8-3 8-8 15-18 22-33 27-44 27-20 0-25-21-25-36 0-19 13-66 22-84 12-23 28-37 44-37 25 0 30 32 30 34s0 4-1 7c-6 24-12 49-18 74z"><text:p/></draw:path><draw:path draw:style-name="gr3" draw:text-style-name="P69" svg:width="0.089cm" svg:height="0.384cm" svg:x="0.952cm" svg:y="0cm" svg:viewBox="0 0 90 385" svg:d="M90 194c0-31-4-77-26-121-23-48-56-73-60-73-2 0-4 2-4 4s0 2 8 9c37 38 59 99 59 181 0 64-14 132-61 180-6 6-6 6-6 7 0 2 2 4 4 4 4 0 39-26 61-76 20-41 25-84 25-115z"><text:p/></draw:path><draw:path draw:style-name="gr3" draw:text-style-name="P69" svg:width="0.088cm" svg:height="0.384cm" svg:x="1.102cm" svg:y="0cm" svg:viewBox="0 0 89 385" svg:d="M89 194c0-31-4-77-25-121-23-48-56-73-61-73-2 0-3 2-3 4s0 2 7 9c38 38 60 99 60 181 0 64-14 132-63 180-4 6-4 6-4 7 0 2 1 4 3 4 5 0 39-26 62-76 20-41 24-84 24-115z"><text:p/></draw:path><draw:path draw:style-name="gr3" draw:text-style-name="P69" svg:width="0.255cm" svg:height="0.09cm" svg:x="1.359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9" svg:width="0.15cm" svg:height="0.174cm" svg:x="1.761cm" svg:y="0.115cm" svg:viewBox="0 0 151 175" svg:d="M138 24c-7 0-13 0-18 6-6 5-7 12-7 15 0 9 7 13 15 13 11 0 22-10 22-25 0-19-19-33-47-33-51 0-103 55-103 110 0 34 22 65 63 65 55 0 88-41 88-45 0-2-2-6-5-6-2 0-3 2-5 5-31 37-73 37-77 37-24 0-35-18-35-42 0-15 7-52 21-77 12-22 33-38 55-38 13 0 27 4 33 15z"><text:p/></draw:path></draw:g></text:span><text:span text:style-name="T6">. משום ש־</text:span><text:span text:style-name="T6"><draw:g text:anchor-type="as-char" svg:y="-0.173cm" draw:z-index="92" draw:name="Shape94" draw:style-name="gr1"><svg:title>TexMaths</svg:title><svg:desc>11§display§g§svg§600§FALSE§</svg:desc><draw:path draw:style-name="gr2" draw:text-style-name="P68" svg:width="0.141cm" svg:height="0.208cm" svg:x="0.015cm" svg:y="0.018cm" svg:viewBox="0 0 142 209" svg:d="M71 209c-24 0-47 0-71 0 0-69 0-140 0-209 47 0 95 0 142 0 0 69 0 140 0 209-23 0-47 0-71 0z"><text:p/></draw:path><draw:path draw:style-name="gr3" draw:text-style-name="P69" svg:width="0.175cm" svg:height="0.248cm" svg:x="0.001cm" svg:y="0.001cm" svg:viewBox="0 0 176 249" svg:d="M175 25c0-2 1-4 1-6 0-7-4-11-11-11-4 0-14 3-16 16-7-14-20-24-36-24-43 0-90 54-90 110 0 37 23 60 51 60 23 0 39-18 44-22-8 34-8 34-12 50-1 4-15 42-55 42-7 0-20 0-31-3 12-5 16-14 16-21 0-6-4-13-15-13-8 0-21 6-21 22s14 24 52 24c48 0 75-31 80-54 14-56 29-113 43-170zM124 121c-2 10-11 19-18 27-8 6-20 13-31 13-19 0-26-20-26-34 0-19 13-64 23-84 11-19 27-34 41-34 26 0 31 31 31 33s-1 4-1 5c-6 25-12 49-19 74z"><text:p/></draw:path></draw:g></text:span><text:span text:style-name="T6"> על </text:span><text:span text:style-name="T6"><draw:g text:anchor-type="as-char" svg:y="-0.279cm" draw:z-index="95" draw:name="Shape95" draw:style-name="gr1"><svg:title>TexMaths</svg:title><svg:desc>11§display§C§svg§600§FALSE§</svg:desc><draw:path draw:style-name="gr2" draw:text-style-name="P68" svg:width="0.251cm" svg:height="0.238cm" svg:x="0.001cm" svg:y="0.018cm" svg:viewBox="0 0 252 239" svg:d="M0 0c84 0 168 0 252 0 0 80 0 159 0 239-84 0-168 0-252 0 0-80 0-159 0-239z"><text:p/></draw:path><draw:path draw:style-name="gr3" draw:text-style-name="P69" svg:width="0.271cm" svg:height="0.278cm" svg:x="0.001cm" svg:y="0cm" svg:viewBox="0 0 272 279" svg:d="M272 4c0-2-1-4-5-4-1 0-1 0-5 4-9 10-18 20-28 30-3-5-21-34-63-34-85 0-171 86-171 173 0 64 45 106 103 106 35 0 62-16 83-33 36-32 42-67 42-68 0-4-4-4-5-4-2 0-4 0-4 4-3 11-13 38-40 61-26 21-49 28-69 28-35 0-76-20-76-80 0-22 9-84 47-129 24-27 60-46 93-46 39 0 61 30 61 75 0 15-1 14-1 18s5 5 7 5c4 0 4-1 7-8 7-33 16-65 24-98z"><text:p/></draw:path></draw:g></text:span><text:span text:style-name="T6"><text:s/>וכי </text:span><text:span text:style-name="T6"><draw:g text:anchor-type="as-char" svg:y="-0.27cm" draw:z-index="96" draw:name="Shape96" draw:style-name="gr1"><svg:title>TexMaths</svg:title><svg:desc>11§display§c \in C§svg§600§FALSE§</svg:desc><draw:path draw:style-name="gr2" draw:text-style-name="P68" svg:width="0.891cm" svg:height="0.246cm" svg:x="0.004cm" svg:y="0.018cm" svg:viewBox="0 0 892 247" svg:d="M447 247c-150 0-299 0-447 0 0-83 0-164 0-247 297 0 595 0 892 0 0 83 0 164 0 247-149 0-297 0-445 0z"><text:p/></draw:path><draw:path draw:style-name="gr3" draw:text-style-name="P69" svg:width="0.149cm" svg:height="0.173cm" svg:x="0.001cm" svg:y="0.103cm" svg:viewBox="0 0 150 174" svg:d="M136 24c-5 0-11 0-16 6-7 5-8 12-8 14 0 10 8 14 14 14 13 0 22-10 22-25 0-19-17-33-45-33-52 0-103 55-103 110 0 34 22 64 62 64 56 0 88-40 88-45 0-2-3-4-5-4s-3 1-5 3c-30 37-73 37-77 37-25 0-34-17-34-40 0-16 7-53 20-78 11-22 33-38 54-38 14 0 28 4 33 15z"><text:p/></draw:path><draw:path draw:style-name="gr3" draw:text-style-name="P69" svg:width="0.191cm" svg:height="0.222cm" svg:x="0.292cm" svg:y="0.065cm" svg:viewBox="0 0 192 223" svg:d="M179 119c7 0 13 0 13-8 0-7-6-7-13-7-55 0-109 0-164 0 5-52 50-89 104-89 20 0 40 0 60 0 7 0 13 0 13-7 0-8-6-8-13-8-21 0-40 0-61 0-66 0-118 50-118 111s52 112 118 112c21 0 40 0 61 0 7 0 13 0 13-8s-6-8-13-8c-20 0-40 0-60 0-54 0-99-37-104-88 55 0 109 0 164 0z"><text:p/></draw:path><draw:path draw:style-name="gr3" draw:text-style-name="P69" svg:width="0.273cm" svg:height="0.279cm" svg:x="0.642cm" svg:y="0.001cm" svg:viewBox="0 0 274 280" svg:d="M274 4c0-1-1-4-5-4-1 0-1 1-5 4-10 10-19 20-28 30-3-5-20-34-63-34-86 0-173 85-173 174 0 63 45 106 104 106 33 0 63-16 84-34 35-31 42-66 42-67 0-5-3-5-5-5s-4 1-5 5c-3 11-12 38-39 60-26 22-50 29-71 29-34 0-75-21-75-81 0-22 8-83 46-129 23-26 60-46 95-46 38 0 62 30 62 75 0 15-2 14-2 19 0 3 5 4 6 4 5 0 5-1 8-8 7-33 15-65 24-98z"><text:p/></draw:path></draw:g></text:span><text:span text:style-name="T6">, אז קיים </text:span><text:span text:style-name="T6"><draw:g text:anchor-type="as-char" svg:y="-0.266cm" draw:z-index="93" draw:name="Shape97" draw:style-name="gr1"><svg:title>TexMaths</svg:title><svg:desc>11§display§b \in B§svg§600§FALSE§</svg:desc><draw:path draw:style-name="gr2" draw:text-style-name="P68" svg:width="0.888cm" svg:height="0.242cm" svg:x="0.003cm" svg:y="0.02cm" svg:viewBox="0 0 889 243" svg:d="M0 0c296 0 593 0 889 0 0 81 0 162 0 243-296 0-593 0-889 0 0-81 0-162 0-243z"><text:p/></draw:path><draw:path draw:style-name="gr3" draw:text-style-name="P69" svg:width="0.142cm" svg:height="0.27cm" svg:x="0.001cm" svg:y="0cm" svg:viewBox="0 0 143 271" svg:d="M75 4c-2-1 0-4-6-4-8 0-36 3-46 4-3 0-8 0-8 8 0 5 4 5 9 5 19 0 20 2 20 6 0 2-3 16-5 23-11 42-21 84-32 126-5 19-7 26-7 39 0 36 21 60 50 60 45 0 93-57 93-113 0-34-21-61-52-61-17 0-34 11-45 23 10-38 19-77 29-116zM39 149c2-8 2-8 5-12 19-26 36-31 46-31 15 0 24 11 24 36 0 22-12 67-19 81-12 26-30 40-45 40-14 0-26-10-26-39 0-8 0-15 6-40 3-11 5-23 9-35z"><text:p/></draw:path><draw:path draw:style-name="gr3" draw:text-style-name="P69" svg:width="0.193cm" svg:height="0.222cm" svg:x="0.288cm" svg:y="0.059cm" svg:viewBox="0 0 194 223" svg:d="M179 119c7 0 15 0 15-8 0-7-8-7-15-7-54 0-109 0-162 0 4-51 48-89 103-89 20 0 40 0 59 0 7 0 15 0 15-7 0-8-8-8-15-8-21 0-40 0-60 0-66 0-119 50-119 111s53 112 119 112c20 0 39 0 60 0 7 0 15 0 15-8s-8-8-15-8c-19 0-39 0-59 0-55 0-99-37-103-88 53 0 108 0 162 0z"><text:p/></draw:path><draw:path draw:style-name="gr3" draw:text-style-name="P69" svg:width="0.275cm" svg:height="0.262cm" svg:x="0.636cm" svg:y="0.005cm" svg:viewBox="0 0 276 263" svg:d="M46 233c-4 14-4 17-35 17-7 0-11 0-11 8 0 5 4 5 11 5 46 0 91 0 138 0 61 0 106-46 106-84 0-28-22-49-59-53 39-8 80-37 80-73 0-29-25-53-71-53-44 0-87 0-130 0-8 0-11 0-11 8 0 4 3 4 10 4 1 0 9 0 15 0 7 1 10 1 10 7 0 1 0 2-1 7-18 69-34 138-52 207zM105 122c7-32 16-64 24-96 3-13 3-14 21-14 16 0 33 0 49 0 34 0 42 22 42 40 0 34-33 70-80 70-19 0-38 0-56 0zM87 250c-6 0-7 0-9 0-3-1-4-1-4-4 0-1 0-1 1-9 9-35 19-70 27-106 25 0 49 0 73 0 37 0 44 27 44 44 0 38-34 75-79 75-18 0-35 0-53 0z"><text:p/></draw:path></draw:g></text:span><text:span text:style-name="T6"><text:s/>עבורו </text:span><text:span text:style-name="T6"><draw:g text:anchor-type="as-char" svg:y="-0.288cm" draw:z-index="94" draw:name="Shape98" draw:style-name="gr1"><svg:title>TexMaths</svg:title><svg:desc>11§display§g(b) =c§svg§600§FALSE§</svg:desc><draw:path draw:style-name="gr2" draw:text-style-name="P68" svg:width="1.304cm" svg:height="0.344cm" svg:x="0.015cm" svg:y="0.018cm" svg:viewBox="0 0 1305 345" svg:d="M0 0c435 0 870 0 1305 0 0 115 0 230 0 345-435 0-870 0-1305 0 0-115 0-230 0-345z"><text:p/></draw:path><draw:path draw:style-name="gr3" draw:text-style-name="P69" svg:width="0.176cm" svg:height="0.247cm" svg:x="0.001cm" svg:y="0.115cm" svg:viewBox="0 0 177 248" svg:d="M176 25c1-3 1-4 1-7 0-7-4-10-11-10-3 0-14 2-15 16-7-14-21-24-37-24-44 0-91 54-91 109 0 39 23 62 51 62 23 0 42-19 45-23v1c-8 34-12 48-12 49-2 3-16 42-56 42-7 0-20-1-31-4 12-4 16-14 16-20 0-7-4-13-15-13-8 0-21 6-21 22 0 15 14 23 52 23 48 0 76-30 81-53 14-56 29-114 43-170zM127 121c-3 10-11 20-20 27-9 6-20 14-32 14-19 0-24-20-24-35 0-19 11-65 21-84 11-20 27-35 44-35 25 0 30 32 30 34 0 1-1 3-1 5-6 25-12 49-18 74z"><text:p/></draw:path><draw:path draw:style-name="gr3" draw:text-style-name="P69" svg:width="0.088cm" svg:height="0.383cm" svg:x="0.232cm" svg:y="0cm" svg:viewBox="0 0 89 384" svg:d="M89 380c0-1 0-1-7-8-48-48-60-121-60-179 0-67 15-135 63-183 4-4 4-4 4-7 0-2-1-3-3-3-5 0-39 26-62 75-20 43-24 86-24 118 0 28 4 76 25 119 23 47 56 72 61 72 2 0 3-1 3-4z"><text:p/></draw:path><draw:path draw:style-name="gr3" draw:text-style-name="P69" svg:width="0.141cm" svg:height="0.269cm" svg:x="0.362cm" svg:y="0.018cm" svg:viewBox="0 0 142 270" svg:d="M75 3c-2-1 0-3-6-3-9 0-37 2-47 3-3 0-8 1-8 8 0 4 5 4 10 4 19 0 19 4 19 7s-3 17-4 24c-11 42-21 84-32 126-5 20-7 24-7 37 0 38 21 61 49 61 46 0 93-58 93-111 0-36-20-62-51-62-18 0-34 11-45 23 10-40 19-78 29-117zM39 150c2-9 2-10 5-15 19-24 36-30 46-30 14 0 24 12 24 36 0 23-13 66-19 81-12 26-31 40-46 40-13 0-26-11-26-40 0-6 0-14 7-37 3-12 5-24 9-35z"><text:p/></draw:path><draw:path draw:style-name="gr3" draw:text-style-name="P69" svg:width="0.089cm" svg:height="0.383cm" svg:x="0.531cm" svg:y="0cm" svg:viewBox="0 0 90 384" svg:d="M90 193c0-30-4-77-25-120-23-48-57-73-61-73-2 0-4 1-4 3 0 3 0 3 8 10 37 38 59 99 59 180 0 65-14 132-62 181-5 5-5 5-5 6 0 3 2 4 4 4 4 0 39-26 62-75 20-43 24-85 24-116z"><text:p/></draw:path><draw:path draw:style-name="gr3" draw:text-style-name="P69" svg:width="0.256cm" svg:height="0.089cm" svg:x="0.788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5cm" svg:height="0.173cm" svg:x="1.189cm" svg:y="0.115cm" svg:viewBox="0 0 151 174" svg:d="M137 23c-6 0-11 0-16 6-7 6-8 13-8 15 0 9 8 13 15 13 11 0 22-9 22-24 0-19-19-33-46-33-52 0-104 55-104 109 0 35 23 65 63 65 56 0 88-41 88-45 0-2-3-6-5-6s-3 1-5 5c-31 38-73 38-77 38-24 0-35-20-35-43 0-15 7-53 21-77 12-21 34-38 54-38 14 0 28 5 33 15z"><text:p/></draw:path></draw:g></text:span><text:span text:style-name="T6">. משום ש־</text:span><text:span text:style-name="T6"><draw:g text:anchor-type="as-char" svg:y="-0.273cm" draw:z-index="97" draw:name="Shape99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6"> על </text:span><text:span text:style-name="T6"><draw:g text:anchor-type="as-char" svg:y="-0.263cm" draw:z-index="98" draw:name="Shape100" draw:style-name="gr1"><svg:title>TexMaths</svg:title><svg:desc>11§display§B§svg§600§FALSE§</svg:desc><draw:path draw:style-name="gr2" draw:text-style-name="P68" svg:width="0.251cm" svg:height="0.223cm" svg:x="0.003cm" svg:y="0.018cm" svg:viewBox="0 0 252 224" svg:d="M0 0c83 0 168 0 252 0 0 75 0 149 0 224-84 0-169 0-252 0 0-75 0-149 0-224z"><text:p/></draw:path><draw:path draw:style-name="gr3" draw:text-style-name="P69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6">, אז לכל </text:span><text:span text:style-name="T6"><draw:g text:anchor-type="as-char" svg:y="-0.358cm" draw:z-index="99" draw:name="Shape101" draw:style-name="gr1"><svg:title>TexMaths</svg:title><svg:desc>11§display§\tilde{b} \in B§svg§600§FALSE§</svg:desc><draw:path draw:style-name="gr2" draw:text-style-name="P68" svg:width="0.903cm" svg:height="0.333cm" svg:x="0.001cm" svg:y="0.021cm" svg:viewBox="0 0 904 334" svg:d="M453 334c-151 0-302 0-453 0 0-111 0-223 0-334 302 0 602 0 904 0 0 111 0 223 0 334-151 0-302 0-451 0z"><text:p/></draw:path><draw:path draw:style-name="gr3" draw:text-style-name="P69" svg:width="0.128cm" svg:height="0.035cm" svg:x="0.013cm" svg:y="0.001cm" svg:viewBox="0 0 129 36" svg:d="M129 5c-2-2-3-3-6-5 0 1-15 19-32 19-8 0-18-6-25-10-10-6-18-9-24-9-14 0-22 9-42 31 2 2 4 3 7 5 0-1 14-18 32-18 8 0 18 5 25 9 10 6 16 9 23 9 15 0 22-9 42-31z"><text:p/></draw:path><draw:path draw:style-name="gr3" draw:text-style-name="P69" svg:width="0.141cm" svg:height="0.269cm" svg:x="0.013cm" svg:y="0.093cm" svg:viewBox="0 0 142 270" svg:d="M75 3c-2-1 0-3-6-3-8 0-37 2-47 3-3 0-8 1-8 8 0 4 5 4 10 4 19 0 19 4 19 7s-3 16-4 24c-11 42-21 84-32 125-5 20-7 26-7 39 0 36 21 60 50 60 45 0 92-58 92-112 0-35-20-61-51-61-18 0-34 11-45 23 10-40 19-78 29-117zM39 149c2-8 2-9 5-13 19-25 36-31 46-31 15 0 25 11 25 37 0 22-14 66-20 80-12 25-31 40-45 40s-27-11-27-39c0-8 0-15 7-38 3-12 5-25 9-36z"><text:p/></draw:path><draw:path draw:style-name="gr3" draw:text-style-name="P69" svg:width="0.192cm" svg:height="0.221cm" svg:x="0.301cm" svg:y="0.153cm" svg:viewBox="0 0 193 222" svg:d="M179 119c7 0 14 0 14-8s-7-8-14-8c-55 0-109 0-164 0 6-51 50-88 104-88 20 0 41 0 60 0 7 0 14 0 14-7 0-8-7-8-14-8-19 0-40 0-60 0-66 0-119 49-119 111s53 111 119 111c20 0 41 0 60 0 7 0 14 0 14-8 0-7-7-7-14-7-19 0-40 0-60 0-54 0-98-37-104-88 55 0 109 0 164 0z"><text:p/></draw:path><draw:path draw:style-name="gr3" draw:text-style-name="P69" svg:width="0.275cm" svg:height="0.262cm" svg:x="0.649cm" svg:y="0.097cm" svg:viewBox="0 0 276 263" svg:d="M46 232c-4 15-5 19-35 19-7 0-11 0-11 7 0 5 3 5 11 5 46 0 91 0 138 0 60 0 106-47 106-83 0-27-23-49-60-54 41-7 81-36 81-72 0-29-25-54-72-54-43 0-86 0-129 0-8 0-12 0-12 8 0 4 4 4 11 4 1 0 9 0 15 1 7 1 10 1 10 7 0 1 0 2-1 6-18 69-34 138-52 206zM105 123c7-32 15-64 23-96 3-14 4-15 21-15 16 0 33 0 50 0 33 0 42 23 42 40 0 34-33 71-80 71-19 0-38 0-56 0zM87 251c-6 0-7 0-9 0-3-2-5-2-5-5 0-1 0-2 2-9 9-35 17-71 26-106 25 0 50 0 74 0 38 0 44 28 44 45 0 37-34 75-79 75-18 0-35 0-53 0z"><text:p/></draw:path></draw:g></text:span><text:span text:style-name="T6"><text:s/>קיים </text:span><text:span text:style-name="T6"><draw:g text:anchor-type="as-char" svg:y="-0.275cm" draw:z-index="100" draw:name="Shape102" draw:style-name="gr1"><svg:title>TexMaths</svg:title><svg:desc>11§display§\tilde{a} \in A§svg§600§FALSE§</svg:desc><draw:path draw:style-name="gr2" draw:text-style-name="P68" svg:width="0.913cm" svg:height="0.251cm" svg:x="0.006cm" svg:y="0.02cm" svg:viewBox="0 0 914 252" svg:d="M0 0c305 0 609 0 914 0 0 84 0 168 0 252-305 0-609 0-914 0 0-84 0-168 0-252z"><text:p/></draw:path><draw:path draw:style-name="gr3" draw:text-style-name="P69" svg:width="0.128cm" svg:height="0.034cm" svg:x="0.023cm" svg:y="0.019cm" svg:viewBox="0 0 129 35" svg:d="M129 6c-3-3-5-4-7-6-10 7-14 19-31 19-9 0-18-7-25-10-11-7-18-9-24-9-15 0-22 9-42 30 2 2 4 3 7 5 11-5 14-17 31-17 9 0 18 5 25 9 11 6 17 8 24 8 15 0 22-7 42-29z"><text:p/></draw:path><draw:path draw:style-name="gr3" draw:text-style-name="P69" svg:width="0.176cm" svg:height="0.174cm" svg:x="0.001cm" svg:y="0.106cm" svg:viewBox="0 0 177 175" svg:d="M129 24c-7-13-19-24-36-24-45 0-93 58-93 114 0 35 21 61 52 61 7 0 26-2 49-28 3 15 18 28 35 28 15 0 23-9 29-21 7-13 12-37 12-38 0-4-3-4-4-4-5 0-5 2-6 8-6 24-14 46-30 46-9 0-11-10-11-18 0-7 0-11 5-27 4-17 5-20 9-35 4-18 8-37 13-55 3-10 3-11 3-12 0-7-4-11-11-11-10 0-15 9-16 16zM103 125c-2 8-2 8-7 14-17 21-33 27-44 27-19 0-25-20-25-35 0-19 13-67 21-86 12-22 30-36 45-36 26 0 31 31 31 34 0 2-1 5-1 7-6 24-13 50-20 75z"><text:p/></draw:path><draw:path draw:style-name="gr3" draw:text-style-name="P69" svg:width="0.192cm" svg:height="0.223cm" svg:x="0.329cm" svg:y="0.068cm" svg:viewBox="0 0 193 224" svg:d="M180 120c7 0 13 0 13-8s-6-8-13-8c-55 0-109 0-164 0 5-52 49-89 104-89 20 0 39 0 60 0 7 0 13 0 13-7 0-8-6-8-13-8-21 0-40 0-61 0-66 0-119 50-119 112 0 61 53 112 119 112 21 0 40 0 61 0 7 0 13 0 13-8s-6-8-13-8c-21 0-40 0-60 0-55 0-99-38-104-88 55 0 109 0 164 0z"><text:p/></draw:path><draw:path draw:style-name="gr3" draw:text-style-name="P69" svg:width="0.264cm" svg:height="0.276cm" svg:x="0.674cm" svg:y="0cm" svg:viewBox="0 0 265 277" svg:d="M56 232c-15 26-31 31-48 32-5 0-8 0-8 8 0 2 2 5 5 5 10 0 22-1 33-1 13 0 27 1 39 1 2 0 8 0 8-8 0-5-5-5-7-5-9-1-18-3-18-13 0-4 3-9 5-14 10-17 20-33 30-50 31 0 64 0 96 0 1 8 7 61 7 65 0 11-20 12-28 12-5 0-9 0-9 8 0 5 4 5 5 5 16 0 33-1 48-1 10 0 34 1 44 1 3 0 7 0 7-8 0-5-4-5-9-5-24 0-24-2-25-14-8-81-16-160-23-241-1-8-1-9-8-9s-8 2-10 7c-45 75-89 150-134 225zM102 175c26-42 51-85 76-127 3 42 8 85 12 127-29 0-58 0-88 0z"><text:p/></draw:path></draw:g></text:span><text:span text:style-name="T6"><text:s/>עבורו </text:span><text:span text:style-name="T6"><draw:g text:anchor-type="as-char" svg:y="-0.358cm" draw:z-index="101" draw:name="Shape103" draw:style-name="gr1"><svg:title>TexMaths</svg:title><svg:desc>11§display§f(\tilde{a}) = \tilde{b}§svg§600§FALSE§</svg:desc><draw:path draw:style-name="gr2" draw:text-style-name="P68" svg:width="1.369cm" svg:height="0.413cm" svg:x="0.001cm" svg:y="0.02cm" svg:viewBox="0 0 1370 414" svg:d="M0 0c456 0 913 0 1370 0 0 138 0 276 0 414-457 0-914 0-1370 0 0-138 0-276 0-414z"><text:p/></draw:path><draw:path draw:style-name="gr3" draw:text-style-name="P69" svg:width="0.191cm" svg:height="0.348cm" svg:x="0.002cm" svg:y="0.087cm" svg:viewBox="0 0 192 349" svg:d="M121 118c11 0 22 0 33 0 8 0 12 0 12-8 0-5-4-5-11-5-11 0-21 0-32 0 2-14 6-28 8-42 2-9 7-37 10-41 3-8 10-13 17-13 2 0 12 0 20 6-18 3-21 16-21 21 0 9 7 15 14 15 10 0 21-9 21-24 0-17-17-27-34-27-13 0-37 8-48 45-2 9-3 12-13 60-9 0-18 0-27 0-7 0-12 0-12 8 0 5 5 5 11 5 9 0 17 0 26 0-10 50-19 101-29 151-7 37-13 73-34 73-1 0-11 0-18-8 18-1 21-14 21-21 0-9-6-13-14-13-10 0-21 9-21 23 0 17 16 26 32 26 22 0 37-22 44-37 12-24 22-70 22-74 8-39 15-80 23-120z"><text:p/></draw:path><draw:path draw:style-name="gr3" draw:text-style-name="P69" svg:width="0.088cm" svg:height="0.382cm" svg:x="0.251cm" svg:y="0.072cm" svg:viewBox="0 0 89 383" svg:d="M89 379c0-1 0-1-7-8-48-48-60-122-60-179 0-67 14-134 63-182 4-5 4-6 4-7 0-2-1-3-3-3-5 0-40 26-62 75-20 43-24 84-24 117 0 30 3 76 25 119 23 47 56 72 61 72 2 0 3-1 3-4z"><text:p/></draw:path><draw:path draw:style-name="gr3" draw:text-style-name="P69" svg:width="0.128cm" svg:height="0.035cm" svg:x="0.4cm" svg:y="0.102cm" svg:viewBox="0 0 129 36" svg:d="M129 7c-3-3-5-5-7-7 0 1-14 19-32 19-9 0-19-6-25-10-10-6-17-9-23-9-16 0-22 9-42 31 2 2 3 3 5 5 11-6 16-18 32-18 9 0 19 5 26 9 10 7 17 9 24 9 14 0 22-9 42-29z"><text:p/></draw:path><draw:path draw:style-name="gr3" draw:text-style-name="P69" svg:width="0.176cm" svg:height="0.173cm" svg:x="0.377cm" svg:y="0.189cm" svg:viewBox="0 0 177 174" svg:d="M129 24c-7-14-18-24-36-24-45 0-93 56-93 112 0 36 22 62 52 62 7 0 27-2 50-29 4 16 17 29 35 29 14 0 22-9 29-21 7-15 11-38 11-39 0-3-3-3-4-3-4 0-5 1-6 7-7 25-13 48-29 48-10 0-12-11-12-19s2-11 6-27c3-17 4-21 8-35 4-18 9-37 14-54 2-11 2-12 2-13 0-7-4-10-11-10-9 0-14 7-16 16zM104 124c-2 7-2 8-7 14-18 21-33 28-44 28-20 0-26-22-26-36 0-20 14-67 22-85 13-23 29-37 46-37 24 0 29 32 29 34s0 4-1 6c-6 26-12 51-19 76z"><text:p/></draw:path><draw:path draw:style-name="gr3" draw:text-style-name="P69" svg:width="0.089cm" svg:height="0.382cm" svg:x="0.588cm" svg:y="0.072cm" svg:viewBox="0 0 90 383" svg:d="M90 192c0-29-4-77-26-120-23-48-56-72-60-72-2 0-4 1-4 3 0 1 0 2 8 9 37 39 59 100 59 180 0 65-14 132-62 181-5 5-5 5-5 6 0 3 2 4 4 4 4 0 39-26 62-74 19-43 24-85 24-117z"><text:p/></draw:path><draw:path draw:style-name="gr3" draw:text-style-name="P69" svg:width="0.256cm" svg:height="0.089cm" svg:x="0.844cm" svg:y="0.217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9" svg:width="0.128cm" svg:height="0.035cm" svg:x="1.249cm" svg:y="0cm" svg:viewBox="0 0 129 36" svg:d="M129 5c-3-2-5-3-7-5-11 7-14 19-32 19-9 0-17-6-24-10-11-7-18-9-24-9-15 0-22 9-42 30 2 2 4 4 7 6 0-1 14-18 30-18 9 0 19 5 26 9 11 6 17 9 24 9 14 0 22-9 42-31z"><text:p/></draw:path><draw:path draw:style-name="gr3" draw:text-style-name="P69" svg:width="0.141cm" svg:height="0.269cm" svg:x="1.249cm" svg:y="0.091cm" svg:viewBox="0 0 142 270" svg:d="M74 4c-1-1 0-4-5-4-9 0-37 3-47 4-3 0-8 1-8 8 0 4 4 4 9 4 19 0 20 3 20 7 0 2-3 15-6 24-11 42-21 84-32 125-4 19-5 26-5 39 0 36 20 59 48 59 47 0 94-56 94-111 0-35-21-61-52-61-17 0-33 11-45 23 10-40 19-78 29-117zM37 150c3-8 3-9 6-14 20-24 36-31 47-31 13 0 24 13 24 37 0 23-13 67-19 81-14 25-31 39-47 39-13 0-25-10-25-38 0-7 0-14 6-38 3-12 5-25 8-36z"><text:p/></draw:path></draw:g></text:span><text:span text:style-name="T6">. נבחר את ה־</text:span><text:span text:style-name="T6"><draw:g text:anchor-type="as-char" svg:y="-0.259cm" draw:z-index="102" draw:name="Shape104" draw:style-name="gr1"><svg:title>TexMaths</svg:title><svg:desc>11§display§\tilde{a}§svg§600§FALSE§</svg:desc><draw:path draw:style-name="gr2" draw:text-style-name="P68" svg:width="0.15cm" svg:height="0.219cm" svg:x="0.006cm" svg:y="0.019cm" svg:viewBox="0 0 151 220" svg:d="M0 0c51 0 100 0 151 0 0 73 0 147 0 220-51 0-100 0-151 0 0-73 0-147 0-220z"><text:p/></draw:path><draw:path draw:style-name="gr3" draw:text-style-name="P69" svg:width="0.126cm" svg:height="0.035cm" svg:x="0.023cm" svg:y="0cm" svg:viewBox="0 0 127 36" svg:d="M127 5c-2-2-4-3-6-5-10 7-15 19-31 19-9 0-18-6-25-10-10-7-17-9-23-9-16 0-22 9-42 30 2 2 4 4 7 6 0-1 14-18 30-18 9 0 19 5 26 9 10 6 17 9 24 9 13 0 21-9 40-31z"><text:p/></draw:path><draw:path draw:style-name="gr3" draw:text-style-name="P69" svg:width="0.174cm" svg:height="0.172cm" svg:x="0.001cm" svg:y="0.086cm" svg:viewBox="0 0 175 173" svg:d="M127 25c-7-14-18-25-35-25-45 0-92 57-92 113 0 35 21 60 51 60 7 0 27-1 49-28 3 15 17 28 35 28 13 0 22-8 29-21 5-14 11-36 11-37 0-3-3-3-4-3-5 0-5 1-6 6-7 25-13 47-30 47-10 0-11-10-11-18 0-9 1-11 5-27s5-20 9-34c5-19 9-37 14-54 2-11 2-12 2-13 0-7-4-11-11-11-9 0-15 8-16 17zM102 124c-2 7-2 7-6 13-18 22-33 28-44 28-19 0-24-21-24-36 0-18 12-65 20-83 13-23 30-37 45-37 24 0 29 32 29 34s-1 4-1 6c-5 24-12 50-19 75z"><text:p/></draw:path></draw:g></text:span><text:span text:style-name="T6"> המתאים ל־</text:span><text:span text:style-name="T6"><draw:g text:anchor-type="as-char" svg:y="-0.27cm" draw:z-index="103" draw:name="Shape105" draw:style-name="gr1"><svg:title>TexMaths</svg:title><svg:desc>11§display§b§svg§600§FALSE§</svg:desc><draw:path draw:style-name="gr2" draw:text-style-name="P68" svg:width="0.118cm" svg:height="0.23cm" svg:x="0.003cm" svg:y="0.018cm" svg:viewBox="0 0 119 231" svg:d="M0 0c40 0 79 0 119 0 0 77 0 154 0 231-40 0-79 0-119 0 0-77 0-154 0-231z"><text:p/></draw:path><draw:path draw:style-name="gr3" draw:text-style-name="P69" svg:width="0.139cm" svg:height="0.27cm" svg:x="0.001cm" svg:y="0cm" svg:viewBox="0 0 140 271" svg:d="M75 4c-3-1 0-4-6-4-9 0-37 3-47 4-2 0-7 0-7 8 0 5 4 5 9 5 19 0 20 2 20 6 0 2-5 16-6 23-11 42-20 84-31 126-5 18-7 25-7 38 0 37 21 61 49 61 44 0 91-57 91-114 0-34-20-60-50-60-18 0-33 11-44 23 9-39 19-77 29-116zM38 149c3-8 3-9 6-13 19-25 35-30 45-30 13 0 24 12 24 35s-13 67-20 81c-13 27-29 40-44 40-13 0-26-10-26-39 0-7 0-14 7-38 2-12 5-24 8-36z"><text:p/></draw:path></draw:g></text:span><text:span text:style-name="T6"> כך ש־</text:span><text:span text:style-name="T6"><draw:g text:anchor-type="as-char" svg:y="-0.259cm" draw:z-index="104" draw:name="Shape106" draw:style-name="gr1"><svg:title>TexMaths</svg:title><svg:desc>11§display§a = \tilde{a}§svg§600§FALSE§</svg:desc><draw:path draw:style-name="gr2" draw:text-style-name="P68" svg:width="0.87cm" svg:height="0.219cm" svg:x="0.006cm" svg:y="0.02cm" svg:viewBox="0 0 871 220" svg:d="M436 220c-146 0-291 0-436 0 0-73 0-147 0-220 290 0 581 0 871 0 0 73 0 147 0 220-145 0-290 0-435 0z"><text:p/></draw:path><draw:path draw:style-name="gr3" draw:text-style-name="P69" svg:width="0.176cm" svg:height="0.172cm" svg:x="0.001cm" svg:y="0.087cm" svg:viewBox="0 0 177 173" svg:d="M129 25c-7-14-18-25-36-25-45 0-93 57-93 113 0 35 22 60 52 60 7 0 27-2 50-28 2 15 17 28 35 28 14 0 22-8 29-21 6-13 11-36 11-37 0-4-3-4-4-4-5 0-5 2-6 7-6 25-13 47-30 47-9 0-11-10-11-18s0-10 5-27c4-17 5-20 9-34 4-19 10-37 14-54 2-11 2-12 2-13 0-7-4-11-11-11-10 0-15 8-16 17zM103 124c-1 8-1 8-7 14-17 21-33 27-43 27-20 0-26-20-26-36 0-18 13-65 21-83 12-23 30-37 45-37 26 0 31 32 31 34s-1 4-1 6c-6 25-13 50-20 75z"><text:p/></draw:path><draw:path draw:style-name="gr3" draw:text-style-name="P69" svg:width="0.255cm" svg:height="0.088cm" svg:x="0.319cm" svg:y="0.117cm" svg:viewBox="0 0 256 89" svg:d="M244 15c6 0 12 0 12-7 0-8-6-8-12-8-77 0-154 0-231 0-5 0-13 0-13 8 0 7 8 7 13 7 77 0 154 0 231 0zM244 89c6 0 12 0 12-8 0-7-6-7-12-7-77 0-154 0-231 0-5 0-13 0-13 7 0 8 8 8 13 8 77 0 154 0 231 0z"><text:p/></draw:path><draw:path draw:style-name="gr3" draw:text-style-name="P69" svg:width="0.128cm" svg:height="0.035cm" svg:x="0.741cm" svg:y="0cm" svg:viewBox="0 0 129 36" svg:d="M129 5c-3-2-5-3-7-5 0 1-14 19-31 19-9 0-18-6-25-10-11-6-18-9-24-9-15 0-22 9-42 30 2 2 4 4 7 6 0-1 14-18 31-18 9 0 18 5 25 9 11 6 17 9 24 9 14 0 22-9 42-31z"><text:p/></draw:path><draw:path draw:style-name="gr3" draw:text-style-name="P69" svg:width="0.176cm" svg:height="0.172cm" svg:x="0.719cm" svg:y="0.087cm" svg:viewBox="0 0 177 173" svg:d="M129 25c-7-14-19-25-36-25-45 0-93 57-93 113 0 35 21 60 52 60 7 0 26-2 49-28 3 15 17 28 35 28 15 0 23-8 29-21 7-13 12-36 12-37 0-4-3-4-4-4-5 0-5 2-6 7-6 25-14 47-30 47-11 0-12-10-12-18s1-10 6-27c4-17 5-20 9-34 4-19 8-37 13-54 3-11 3-12 3-13 0-7-4-11-11-11-10 0-15 8-16 17zM103 124c-2 8-2 8-7 14-17 21-33 27-44 27-19 0-25-20-25-36 0-18 13-65 21-83 12-23 30-37 45-37 26 0 31 32 31 34s-1 4-1 6c-6 25-13 50-20 75z"><text:p/></draw:path></draw:g></text:span><text:span text:style-name="T6">, לכן </text:span><text:span text:style-name="T6"><draw:g text:anchor-type="as-char" svg:y="-0.288cm" draw:z-index="105" draw:name="Shape107" draw:style-name="gr1"><svg:title>TexMaths</svg:title><svg:desc>11§display§f(a) = b§svg§600§FALSE§</svg:desc><draw:path draw:style-name="gr2" draw:text-style-name="P68" svg:width="1.369cm" svg:height="0.345cm" svg:x="0.001cm" svg:y="0.018cm" svg:viewBox="0 0 1370 346" svg:d="M686 346c-229 0-457 0-686 0 0-116 0-230 0-346 456 0 913 0 1370 0 0 116 0 230 0 346-228 0-457 0-684 0z"><text:p/></draw:path><draw:path draw:style-name="gr3" draw:text-style-name="P69" svg:width="0.191cm" svg:height="0.349cm" svg:x="0.002cm" svg:y="0.017cm" svg:viewBox="0 0 192 350" svg:d="M121 118c11 0 22 0 33 0 8 0 12 0 12-8 0-4-4-4-11-4-11 0-21 0-32 0 3-16 6-30 9-44 1-8 6-36 9-40 3-8 10-13 18-13 1 0 11 0 19 6-18 2-21 16-21 21 0 9 7 14 14 14 10 0 21-9 21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9" svg:width="0.088cm" svg:height="0.384cm" svg:x="0.251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69" svg:width="0.175cm" svg:height="0.174cm" svg:x="0.378cm" svg:y="0.115cm" svg:viewBox="0 0 176 175" svg:d="M129 25c-8-14-19-25-37-25-45 0-92 57-92 113 0 37 21 62 51 62 7 0 27-1 50-29 3 16 17 29 35 29 13 0 22-9 29-21 6-14 11-37 11-38 0-4-3-4-5-4-3 0-4 1-5 7-7 25-13 47-29 47-11 0-12-10-12-17 0-9 1-11 6-29 4-17 4-20 7-34 5-18 10-36 15-54 2-11 2-12 2-13 0-7-4-11-11-11-9 0-14 9-15 17zM103 124c-2 8-2 8-7 15-18 22-33 27-44 27-20 0-25-21-25-36 0-19 13-66 21-84 12-23 30-37 45-37 25 0 30 32 30 34s0 4-1 7c-7 24-12 49-19 74z"><text:p/></draw:path><draw:path draw:style-name="gr3" draw:text-style-name="P69" svg:width="0.089cm" svg:height="0.384cm" svg:x="0.588cm" svg:y="0cm" svg:viewBox="0 0 90 385" svg:d="M90 193c0-30-4-76-25-120-24-48-57-73-61-73-2 0-4 2-4 4s0 2 8 9c37 38 59 99 59 180 0 65-14 133-62 181-5 6-5 6-5 7 0 2 2 4 4 4 4 0 39-26 62-76 19-41 24-84 24-116z"><text:p/></draw:path><draw:path draw:style-name="gr3" draw:text-style-name="P69" svg:width="0.256cm" svg:height="0.09cm" svg:x="0.84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141cm" svg:height="0.27cm" svg:x="1.249cm" svg:y="0.018cm" svg:viewBox="0 0 142 271" svg:d="M74 4c0-1 0-4-6-4-9 0-36 3-46 3-3 1-8 1-8 8 0 6 4 6 9 6 19 0 20 2 20 6 0 2-3 16-6 23-11 42-21 84-32 127-4 19-5 25-5 37 0 37 20 61 48 61 47 0 94-57 94-112 0-36-21-62-52-62-17 0-33 11-45 23 10-39 19-77 29-116zM37 150c3-8 3-9 6-13 19-26 36-31 46-31 14 0 24 11 24 36 0 23-12 66-18 80-14 27-31 40-47 40-13 0-25-10-25-38 0-8 0-15 6-39 3-12 5-24 8-35z"><text:p/></draw:path></draw:g></text:span><text:span text:style-name="T6"><text:s/>ומשום ש־</text:span><text:span text:style-name="T6"><draw:g text:anchor-type="as-char" svg:y="-0.288cm" draw:z-index="106" draw:name="Shape108" draw:style-name="gr1"><svg:title>TexMaths</svg:title><svg:desc>11§display§g(b) = c§svg§600§FALSE§</svg:desc><draw:path draw:style-name="gr2" draw:text-style-name="P68" svg:width="1.304cm" svg:height="0.344cm" svg:x="0.015cm" svg:y="0.018cm" svg:viewBox="0 0 1305 345" svg:d="M0 0c435 0 870 0 1305 0 0 115 0 230 0 345-435 0-870 0-1305 0 0-115 0-230 0-345z"><text:p/></draw:path><draw:path draw:style-name="gr3" draw:text-style-name="P69" svg:width="0.176cm" svg:height="0.247cm" svg:x="0.001cm" svg:y="0.115cm" svg:viewBox="0 0 177 248" svg:d="M176 25c1-3 1-4 1-7 0-7-4-10-11-10-3 0-14 2-15 16-7-14-21-24-37-24-44 0-91 54-91 109 0 39 23 62 51 62 23 0 41-19 45-23v1c-8 34-12 48-12 49-3 3-16 42-56 42-7 0-20-1-31-4 12-4 16-14 16-20 0-7-4-13-15-13-8 0-21 6-21 22 0 15 14 23 52 23 48 0 76-30 81-53 14-56 29-114 43-170zM127 121c-3 10-12 20-20 27-9 6-20 14-32 14-19 0-24-20-24-35 0-19 11-65 21-84 11-20 27-35 44-35 25 0 30 32 30 34 0 1-1 3-1 5-6 25-12 49-18 74z"><text:p/></draw:path><draw:path draw:style-name="gr3" draw:text-style-name="P69" svg:width="0.088cm" svg:height="0.383cm" svg:x="0.232cm" svg:y="0cm" svg:viewBox="0 0 89 384" svg:d="M89 380c0-1 0-1-7-8-48-48-60-121-60-179 0-67 15-135 63-183 4-4 4-4 4-7 0-2-1-3-3-3-5 0-39 26-62 75-20 43-24 86-24 118 0 28 4 76 25 119 23 47 56 72 61 72 2 0 3-1 3-4z"><text:p/></draw:path><draw:path draw:style-name="gr3" draw:text-style-name="P69" svg:width="0.141cm" svg:height="0.269cm" svg:x="0.362cm" svg:y="0.018cm" svg:viewBox="0 0 142 270" svg:d="M75 3c-2-1 0-3-6-3-8 0-37 2-47 3-3 0-8 1-8 8 0 4 5 4 10 4 19 0 19 4 19 7s-3 17-4 24c-11 42-21 84-32 126-5 20-7 24-7 37 0 38 21 61 49 61 46 0 93-58 93-111 0-36-20-62-51-62-18 0-34 11-45 23 10-40 19-78 29-117zM39 150c2-9 2-10 5-15 19-24 36-30 46-30 15 0 24 12 24 36 0 23-13 66-19 81-13 26-31 40-46 40-13 0-26-11-26-40 0-6 0-14 7-37 3-12 5-24 9-35z"><text:p/></draw:path><draw:path draw:style-name="gr3" draw:text-style-name="P69" svg:width="0.089cm" svg:height="0.383cm" svg:x="0.531cm" svg:y="0cm" svg:viewBox="0 0 90 384" svg:d="M90 193c0-30-4-77-25-120-23-48-57-73-61-73-2 0-4 1-4 3 0 3 0 3 8 10 37 38 59 99 59 180 0 65-14 132-61 181-6 5-6 5-6 6 0 3 2 4 4 4 4 0 39-26 62-75 20-43 24-85 24-116z"><text:p/></draw:path><draw:path draw:style-name="gr3" draw:text-style-name="P69" svg:width="0.256cm" svg:height="0.089cm" svg:x="0.788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5cm" svg:height="0.173cm" svg:x="1.189cm" svg:y="0.115cm" svg:viewBox="0 0 151 174" svg:d="M138 23c-7 0-11 0-17 6-7 6-8 13-8 15 0 9 8 13 15 13 11 0 22-9 22-24 0-19-19-33-45-33-53 0-105 55-105 109 0 35 23 65 63 65 56 0 88-41 88-45 0-2-3-6-5-6s-3 1-5 5c-31 38-73 38-77 38-24 0-35-20-35-43 0-15 7-53 21-77 12-21 34-38 55-38 13 0 27 5 33 15z"><text:p/></draw:path></draw:g></text:span><text:span text:style-name="T6">, נציב ונקבל </text:span><text:span text:style-name="T6"><draw:g text:anchor-type="as-char" svg:y="-0.288cm" draw:z-index="107" draw:name="Shape109" draw:style-name="gr1"><svg:title>TexMaths</svg:title><svg:desc>11§display§g(f(a)) = c§svg§600§FALSE§</svg:desc><draw:path draw:style-name="gr2" draw:text-style-name="P68" svg:width="1.876cm" svg:height="0.345cm" svg:x="0.015cm" svg:y="0.018cm" svg:viewBox="0 0 1877 346" svg:d="M939 346c-314 0-626 0-939 0 0-116 0-230 0-346 625 0 1251 0 1877 0 0 116 0 230 0 346-313 0-626 0-938 0z"><text:p/></draw:path><draw:path draw:style-name="gr3" draw:text-style-name="P69" svg:width="0.177cm" svg:height="0.248cm" svg:x="0.001cm" svg:y="0.115cm" svg:viewBox="0 0 178 249" svg:d="M177 25c0-2 1-4 1-6 0-7-4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9" svg:width="0.089cm" svg:height="0.384cm" svg:x="0.232cm" svg:y="0cm" svg:viewBox="0 0 90 385" svg:d="M90 381c0-1 0-1-6-8-49-49-61-122-61-179 0-68 14-136 62-183 5-5 5-5 5-7 0-3-2-4-4-4-3 0-39 26-62 76-20 42-24 85-24 118 0 28 4 75 25 119 23 47 58 72 61 72 2 0 4-1 4-4z"><text:p/></draw:path><draw:path draw:style-name="gr3" draw:text-style-name="P69" svg:width="0.192cm" svg:height="0.349cm" svg:x="0.365cm" svg:y="0.017cm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4 72-1 0-11 0-18-6 18-1 21-16 21-21 0-9-6-13-14-13-10 0-21 8-21 23 0 17 17 26 32 26 22 0 37-23 44-37 12-25 21-71 22-74 8-40 15-80 23-121z"><text:p/></draw:path><draw:path draw:style-name="gr3" draw:text-style-name="P69" svg:width="0.088cm" svg:height="0.384cm" svg:x="0.614cm" svg:y="0cm" svg:viewBox="0 0 89 385" svg:d="M89 381c0-1 0-1-6-8-49-49-61-122-61-179 0-68 14-136 63-183 4-5 4-5 4-7 0-3-1-4-3-4-5 0-40 26-62 76-20 42-24 85-24 118 0 28 3 75 25 119 23 47 56 72 61 72 2 0 3-1 3-4z"><text:p/></draw:path><draw:path draw:style-name="gr3" draw:text-style-name="P69" svg:width="0.176cm" svg:height="0.174cm" svg:x="0.741cm" svg:y="0.115cm" svg:viewBox="0 0 177 175" svg:d="M129 25c-7-14-18-25-35-25-46 0-94 57-94 113 0 37 22 62 52 62 7 0 27-1 50-29 4 16 17 29 36 29 13 0 22-9 28-21 7-14 11-37 11-38 0-4-3-4-4-4-4 0-5 1-6 7-6 25-13 47-28 47-11 0-12-10-12-17 0-9 1-11 5-29 3-17 4-20 8-34 4-18 10-36 14-54 2-11 2-12 2-13 0-7-4-11-11-11-9 0-15 9-16 17zM105 124c-3 8-3 8-8 15-18 22-33 27-44 27-20 0-25-21-25-36 0-19 13-66 22-84 12-23 28-37 44-37 25 0 30 32 30 34s0 4-1 7c-6 24-12 49-18 74z"><text:p/></draw:path><draw:path draw:style-name="gr3" draw:text-style-name="P69" svg:width="0.089cm" svg:height="0.384cm" svg:x="0.952cm" svg:y="0cm" svg:viewBox="0 0 90 385" svg:d="M90 194c0-31-4-77-26-121-23-48-56-73-60-73-2 0-4 2-4 4s0 2 8 9c37 38 59 99 59 181 0 64-14 132-61 180-6 6-6 6-6 7 0 2 2 4 4 4 4 0 39-26 61-76 20-41 25-84 25-115z"><text:p/></draw:path><draw:path draw:style-name="gr3" draw:text-style-name="P69" svg:width="0.088cm" svg:height="0.384cm" svg:x="1.102cm" svg:y="0cm" svg:viewBox="0 0 89 385" svg:d="M89 194c0-31-4-77-25-121-23-48-56-73-61-73-2 0-3 2-3 4s0 2 7 9c38 38 60 99 60 181 0 64-14 132-63 180-4 6-4 6-4 7 0 2 1 4 3 4 5 0 39-26 62-76 20-41 24-84 24-115z"><text:p/></draw:path><draw:path draw:style-name="gr3" draw:text-style-name="P69" svg:width="0.255cm" svg:height="0.09cm" svg:x="1.359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9" svg:width="0.15cm" svg:height="0.174cm" svg:x="1.761cm" svg:y="0.115cm" svg:viewBox="0 0 151 175" svg:d="M138 24c-7 0-13 0-18 6-6 5-7 12-7 15 0 9 7 13 15 13 11 0 22-10 22-25 0-19-19-33-47-33-51 0-103 55-103 110 0 34 22 65 63 65 55 0 88-41 88-45 0-2-2-6-5-6-2 0-3 2-5 5-31 37-73 37-77 37-24 0-35-18-35-42 0-15 7-52 21-77 12-22 33-38 55-38 13 0 27 4 33 15z"><text:p/></draw:path></draw:g></text:span><text:span text:style-name="T6"><text:s/>כדרוש. </text:span></text:p>
      <text:p text:style-name="P28"><text:span text:style-name="T6"><draw:g text:anchor-type="as-char" svg:y="-0.288cm" draw:z-index="108" draw:name="Shape110" draw:style-name="gr1"><svg:title>TexMaths</svg:title><svg:desc>11§display§\QED§svg§600§FALSE§</svg:desc><draw:path draw:style-name="gr2" draw:text-style-name="P68" svg:width="1.751cm" svg:height="0.247cm" svg:x="0.001cm" svg:y="0.018cm" svg:viewBox="0 0 1752 248" svg:d="M0 0c584 0 1168 0 1752 0 0 83 0 165 0 248-584 0-1168 0-1752 0 0-83 0-165 0-248z"><text:p/></draw:path><draw:path draw:style-name="gr3" draw:text-style-name="P69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9" svg:width="0.04cm" svg:height="0.04cm" svg:x="0.368cm" svg:y="0.235cm" svg:viewBox="0 0 41 41" svg:d="M41 21c0-12-10-21-21-21-12 0-20 9-20 21 0 11 8 20 20 20 11 0 21-9 21-20z"><text:p/></draw:path><draw:path draw:style-name="gr3" draw:text-style-name="P69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3" draw:text-style-name="P69" svg:width="0.04cm" svg:height="0.04cm" svg:x="0.764cm" svg:y="0.235cm" svg:viewBox="0 0 41 41" svg:d="M41 21c0-12-9-21-20-21-12 0-21 9-21 21 0 11 9 20 21 20 11 0 20-9 20-20z"><text:p/></draw:path><draw:path draw:style-name="gr3" draw:text-style-name="P69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9" svg:width="0.041cm" svg:height="0.04cm" svg:x="1.205cm" svg:y="0.235cm" svg:viewBox="0 0 42 41" svg:d="M42 21c0-12-10-21-21-21s-21 9-21 21c0 11 10 20 21 20s21-9 21-20z"><text:p/></draw:path><draw:path draw:style-name="gr3" draw:text-style-name="P69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שאלה 3</text:h>
      <text:h text:style-name="Heading_20_3" text:outline-level="3">סעיף (א)</text:h>
      <text:p text:style-name="P14">נתון: </text:p>
      <text:p text:style-name="P4"><draw:g text:anchor-type="as-char" svg:y="-0.337cm" draw:z-index="112" draw:name="Shape111" draw:style-name="gr1"><svg:title>TexMaths</svg:title><svg:desc>11§display§f \colon \powerset(\R)^2 \to \powerset(\R), f = \lambda A \in \powerset(\R), B \in \powerset(\R). A \cup B§svg§600§FALSE§</svg:desc><draw:path draw:style-name="gr2" draw:text-style-name="P68" svg:width="8.747cm" svg:height="0.395cm" svg:x="0.001cm" svg:y="0.021cm" svg:viewBox="0 0 8748 396" svg:d="M4375 396c-1459 0-2916 0-4375 0 0-132 0-264 0-396 2916 0 5832 0 8748 0 0 132 0 264 0 396-1457 0-2916 0-4373 0z"><text:p/></draw:path><draw:path draw:style-name="gr3" draw:text-style-name="P69" svg:width="0.192cm" svg:height="0.35cm" svg:x="0.002cm" svg:y="0.069cm" svg:viewBox="0 0 193 351" svg:d="M121 118c11 0 22 0 33 0 8 0 12 0 12-8 0-4-4-4-11-4-11 0-21 0-32 0 4-16 6-30 9-44 1-8 7-36 9-41 3-7 10-12 19-12 1 0 11 0 18 6-17 2-21 15-21 21 0 9 7 14 15 14 10 0 21-9 21-24 0-17-18-26-33-26-14 0-38 7-50 45-2 8-3 12-13 61-9 0-18 0-27 0-7 0-11 0-11 8 0 4 4 4 10 4 9 0 18 0 27 0-10 51-20 101-30 151-7 38-13 73-33 73-2 0-11 0-19-7 18-1 21-15 21-21 0-9-6-13-14-13-10 0-21 8-21 23 0 18 17 27 33 27 21 0 36-24 43-38 13-24 22-72 22-74 8-39 15-80 23-121z"><text:p/></draw:path><draw:path draw:style-name="gr3" draw:text-style-name="P69" svg:width="0.041cm" svg:height="0.166cm" svg:x="0.288cm" svg:y="0.174cm" svg:viewBox="0 0 42 167" svg:d="M42 20c0-11-10-20-21-20s-21 8-21 20c0 11 10 21 21 21s21-9 21-21zM42 147c0-12-10-21-21-21s-21 9-21 21c0 11 10 20 21 20s21-9 21-20z"><text:p/></draw:path><draw:path draw:style-name="gr3" draw:text-style-name="P69" svg:width="0.274cm" svg:height="0.281cm" svg:x="0.499cm" svg:y="0.077cm" svg:viewBox="0 0 275 282" svg:d="M127 0c-54 0-96 25-112 44-14 16-15 27-15 28 0 2 2 3 4 3 6 0 15-6 18-8 9-5 10-7 12-15 6-16 17-29 65-31-7 87-31 172-63 251-2 6-1 5-2 7 0 1 1 3 3 3 7 0 26-9 30-18 20-47 52-136 63-243 6 0 14 0 21 0 46 0 92 18 92 56 0 30-28 84-103 86-8 0-12 0-23 8-7 4-10 9-10 11s2 2 7 2c71 0 161-59 161-123 0-44-52-61-97-61-17 0-34 0-51 0z"><text:p/></draw:path><draw:path draw:style-name="gr3" draw:text-style-name="P69" svg:width="0.089cm" svg:height="0.385cm" svg:x="0.831cm" svg:y="0.051cm" svg:viewBox="0 0 90 386" svg:d="M90 382c0-2 0-2-6-8-49-50-62-123-62-181 0-67 15-135 63-183 5-4 5-4 5-6 0-3-2-4-4-4-3 0-39 26-62 75-20 43-24 86-24 118 0 31 4 76 25 120 23 48 58 73 61 73 2 0 4-1 4-4z"><text:p/></draw:path><draw:path draw:style-name="gr3" draw:text-style-name="P69" svg:width="0.264cm" svg:height="0.263cm" svg:x="0.949cm" svg:y="0.076cm" svg:viewBox="0 0 265 264" svg:d="M97 143c4 0 10 0 14 0 19 30 39 60 57 90 5 5 14 21 18 26 3 5 4 5 13 5 18 0 35 0 53 0 8 0 13 0 13-7 0-3-2-6-5-7-15-3-34-27-43-39-2-5-22-30-49-72 36-7 69-21 69-67 0-53-58-72-103-72-40 0-81 0-122 0-6 0-12 0-12 7 0 6 7 6 10 6 22 0 24 4 24 22 0 64 0 129 0 194 0 18-2 21-24 21-3 0-10 0-10 7s6 7 12 7c35 0 72 0 107 0 6 0 12 0 12-7s-7-7-11-7c-22 0-23-3-23-21 0-28 0-57 0-86zM172 125c11-15 12-36 12-52 0-19-2-40-16-55 17 3 55 15 55 54 0 25-12 45-51 53zM97 34c0-8 0-21 24-21 33 0 48 13 48 60 0 49-11 57-72 57 0-32 0-64 0-96zM44 250c3-6 3-17 3-20 0-66 0-131 0-196 0-3 0-14-3-21 14 0 30 0 44 0-4 7-4 15-4 20 0 65 0 131 0 197 0 3 0 14 3 20-14 0-29 0-43 0zM127 143c3 0 4-1 7-1 6 0 15 0 20-1 6 9 47 78 79 109-12 0-25 0-37 0-23-35-46-71-69-107z"><text:p/></draw:path><draw:path draw:style-name="gr3" draw:text-style-name="P69" svg:width="0.088cm" svg:height="0.385cm" svg:x="1.244cm" svg:y="0.051cm" svg:viewBox="0 0 89 386" svg:d="M89 193c0-30-4-76-25-120-23-48-56-73-61-73-2 0-3 1-3 4 0 2 0 2 7 9 38 38 60 99 60 180 0 65-14 133-63 182-4 5-4 5-4 7s1 4 3 4c5 0 39-27 62-76 20-42 24-84 24-117z"><text:p/></draw:path><draw:path draw:style-name="gr3" draw:text-style-name="P69" svg:width="0.119cm" svg:height="0.179cm" svg:x="1.389cm" svg:y="0.001cm" svg:viewBox="0 0 120 180" svg:d="M120 131c-3 0-7 0-10 0-1 6-3 21-7 24-2 2-23 2-27 2-17 0-33 0-50 0 29-25 39-32 54-46 21-15 40-33 40-58 0-33-30-53-64-53s-56 24-56 49c0 14 11 15 14 15 7 0 15-4 15-14 0-6-3-15-17-15 9-20 28-25 40-25 27 0 42 21 42 43 0 23-18 42-26 52-22 21-44 43-66 65-2 2-2 2-2 10 37 0 74 0 111 0 3-17 6-33 9-49z"><text:p/></draw:path><draw:path draw:style-name="gr3" draw:text-style-name="P69" svg:width="0.342cm" svg:height="0.201cm" svg:x="1.674cm" svg:y="0.144cm" svg:viewBox="0 0 343 202" svg:d="M301 108c-22 17-31 33-35 38-17 26-21 50-21 51 0 5 6 5 8 5 7 0 8-1 9-8 9-37 32-71 76-88 4-1 5-3 5-6s-2-3-3-3c-17-7-64-26-78-91-1-5-2-6-9-6-2 0-8 0-8 4 0 2 5 26 20 51 8 12 20 25 36 38-95 0-191 0-287 0-7 0-14 0-14 7 0 8 7 8 14 8 96 0 192 0 287 0z"><text:p/></draw:path><draw:path draw:style-name="gr3" draw:text-style-name="P69" svg:width="0.274cm" svg:height="0.281cm" svg:x="2.155cm" svg:y="0.077cm" svg:viewBox="0 0 275 282" svg:d="M127 0c-55 0-96 25-113 44-13 16-14 27-14 28 0 2 1 3 4 3 6 0 15-6 18-8 8-5 9-7 12-15 5-16 16-29 65-31-8 87-31 172-63 251-2 6-1 5-2 7 0 1 1 3 3 3 7 0 26-9 29-18 21-47 53-136 64-243 6 0 13 0 20 0 47 0 92 18 92 56 0 30-27 84-102 86-9 0-12 0-23 8-8 4-10 9-10 11s2 2 6 2c71 0 162-59 162-123 0-44-52-61-97-61-17 0-34 0-51 0z"><text:p/></draw:path><draw:path draw:style-name="gr3" draw:text-style-name="P69" svg:width="0.088cm" svg:height="0.385cm" svg:x="2.486cm" svg:y="0.051cm" svg:viewBox="0 0 89 386" svg:d="M89 382c0-2 0-2-6-8-49-50-61-123-61-181 0-67 14-135 63-183 4-4 4-4 4-6 0-3-1-4-3-4-5 0-39 26-62 75-20 43-24 86-24 118 0 31 4 76 25 120 23 48 56 73 61 73 2 0 3-1 3-4z"><text:p/></draw:path><draw:path draw:style-name="gr3" draw:text-style-name="P69" svg:width="0.265cm" svg:height="0.263cm" svg:x="2.604cm" svg:y="0.076cm" svg:viewBox="0 0 266 264" svg:d="M98 143c4 0 9 0 13 0 20 30 39 60 58 90 5 5 14 21 18 26 2 5 3 5 13 5 18 0 35 0 53 0 7 0 13 0 13-7 0-3-2-6-6-7-15-3-33-27-42-39-3-5-22-30-49-72 35-7 69-21 69-67 0-53-58-72-103-72-40 0-81 0-122 0-6 0-13 0-13 7 0 6 8 6 11 6 22 0 24 4 24 22 0 64 0 129 0 194 0 18-2 21-24 21-3 0-11 0-11 7s7 7 13 7c35 0 71 0 106 0 8 0 13 0 13-7s-7-7-11-7c-22 0-23-3-23-21 0-28 0-57 0-86zM173 125c10-15 12-36 12-52 0-19-3-40-16-55 17 3 54 15 54 54 0 25-11 45-50 53zM98 34c0-8 0-21 24-21 32 0 49 13 49 60 0 49-13 57-73 57 0-32 0-64 0-96zM45 250c3-6 3-17 3-20 0-66 0-131 0-196 0-3 0-14-3-21 14 0 30 0 44 0-5 7-5 15-5 20 0 65 0 131 0 197 0 3 0 14 3 20-14 0-28 0-42 0zM128 143c2 0 4-1 7-1 6 0 15 0 20-1 6 9 47 78 79 109-12 0-25 0-37 0-23-35-46-71-69-107z"><text:p/></draw:path><draw:path draw:style-name="gr3" draw:text-style-name="P69" svg:width="0.089cm" svg:height="0.385cm" svg:x="2.899cm" svg:y="0.051cm" svg:viewBox="0 0 90 386" svg:d="M90 193c0-30-4-76-25-120-23-48-57-73-61-73-2 0-4 1-4 4 0 2 0 2 8 9 38 38 60 99 60 180 0 65-14 133-62 182-6 5-6 5-6 7s2 4 4 4c4 0 39-27 62-76 20-42 24-84 24-117z"><text:p/></draw:path><draw:path draw:style-name="gr3" draw:text-style-name="P69" svg:width="0.044cm" svg:height="0.115cm" svg:x="3.06cm" svg:y="0.299cm" svg:viewBox="0 0 45 116" svg:d="M45 41c0-26-9-41-24-41-13 0-21 10-21 21 0 10 8 20 21 20 4 0 10-1 13-5 1-1 1-1 2-2 0 2 1 1 1 7 0 28-14 52-26 64-4 4-4 5-4 6 0 3 2 5 3 5 4 0 35-30 35-75z"><text:p/></draw:path><draw:path draw:style-name="gr3" draw:text-style-name="P69" svg:width="0.192cm" svg:height="0.35cm" svg:x="3.22cm" svg:y="0.069cm" svg:viewBox="0 0 193 351" svg:d="M121 118c11 0 22 0 33 0 8 0 12 0 12-8 0-4-4-4-11-4-11 0-21 0-32 0 4-16 6-30 9-44 1-8 7-36 9-41 3-7 10-12 19-12 1 0 11 0 18 6-17 2-21 15-21 21 0 9 7 14 15 14 10 0 21-9 21-24 0-17-18-26-33-26-14 0-38 7-50 45-2 8-3 12-13 61-9 0-18 0-27 0-6 0-11 0-11 8 0 4 4 4 10 4 9 0 18 0 27 0-10 51-20 101-30 151-7 38-13 73-33 73-2 0-11 0-19-7 18-1 21-15 21-21 0-9-6-13-14-13-10 0-21 8-21 23 0 18 17 27 33 27 21 0 36-24 43-38 13-24 22-72 22-74 8-39 15-80 23-121z"><text:p/></draw:path><draw:path draw:style-name="gr3" draw:text-style-name="P69" svg:width="0.256cm" svg:height="0.089cm" svg:x="3.559cm" svg:y="0.199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9" svg:width="0.19cm" svg:height="0.271cm" svg:x="3.966cm" svg:y="0.073cm" svg:viewBox="0 0 191 272" svg:d="M118 155c16 40 34 99 40 107 7 9 10 9 21 9 3 0 6 0 8 0 4 0 4-3 4-4s0-1-2-3c-3-5-5-10-9-18-26-73-51-146-78-218-8-24-29-28-47-28-2 0-7 0-7 4 0 3 3 4 4 4 12 2 15 4 25 31 12 35 25 69 37 104-35 36-71 71-106 106-6 5-8 7-8 11 0 7 6 12 12 12s10-4 12-8c31-36 63-72 94-109z"><text:p/></draw:path><draw:path draw:style-name="gr3" draw:text-style-name="P69" svg:width="0.264cm" svg:height="0.275cm" svg:x="4.185cm" svg:y="0.064cm" svg:viewBox="0 0 265 276" svg:d="M56 233c-15 24-31 29-48 31-5 1-8 1-8 7 0 2 2 5 6 5 9 0 22-1 33-1 12 0 26 1 38 1 2 0 8 0 8-8 0-3-5-4-7-4-9 0-19-4-19-14 0-4 4-9 6-14 10-15 20-32 30-49 32 0 65 0 96 0 2 8 7 60 7 64 0 11-20 13-27 13-6 0-10 0-10 7 0 5 4 5 5 5 16 0 33-1 49-1 9 0 34 1 44 1 2 0 6 0 6-8 0-4-3-4-9-4-24 0-24-3-25-14-8-80-15-161-23-241-1-8-1-9-8-9-6 0-7 2-10 7-45 75-89 150-134 226zM102 175c26-43 51-86 76-128 5 42 8 85 12 128-29 0-58 0-88 0z"><text:p/></draw:path><draw:path draw:style-name="gr3" draw:text-style-name="P69" svg:width="0.193cm" svg:height="0.223cm" svg:x="4.599cm" svg:y="0.132cm" svg:viewBox="0 0 194 224" svg:d="M179 119c7 0 15 0 15-8 0-7-8-7-15-7-55 0-109 0-164 0 6-52 50-89 105-89 20 0 40 0 59 0 7 0 15 0 15-7 0-8-8-8-15-8-19 0-40 0-60 0-66 0-119 49-119 111s53 113 119 113c20 0 41 0 60 0 7 0 15 0 15-8s-8-8-15-8c-19 0-39 0-59 0-55 0-99-37-105-89 55 0 109 0 164 0z"><text:p/></draw:path><draw:path draw:style-name="gr3" draw:text-style-name="P69" svg:width="0.274cm" svg:height="0.281cm" svg:x="4.94cm" svg:y="0.077cm" svg:viewBox="0 0 275 282" svg:d="M127 0c-55 0-96 25-113 44-13 16-14 27-14 28 0 2 2 3 4 3 6 0 15-6 18-8 9-5 10-7 12-15 6-16 16-29 65-31-8 87-31 172-63 251-2 6-1 5-2 7 0 1 1 3 3 3 7 0 26-9 30-18 20-47 52-136 63-243 6 0 13 0 20 0 47 0 92 18 92 56 0 30-27 84-102 86-8 0-12 0-23 8-7 4-10 9-10 11s2 2 6 2c71 0 162-59 162-123 0-44-52-61-97-61-17 0-34 0-51 0z"><text:p/></draw:path><draw:path draw:style-name="gr3" draw:text-style-name="P69" svg:width="0.088cm" svg:height="0.385cm" svg:x="5.271cm" svg:y="0.051cm" svg:viewBox="0 0 89 386" svg:d="M89 382c0-2 0-2-6-8-49-50-61-123-61-181 0-67 15-135 63-183 4-4 4-4 4-6 0-3-1-4-3-4-5 0-39 26-62 75-20 43-24 86-24 118 0 31 4 76 25 120 23 48 56 73 61 73 2 0 3-1 3-4z"><text:p/></draw:path><draw:path draw:style-name="gr3" draw:text-style-name="P69" svg:width="0.265cm" svg:height="0.263cm" svg:x="5.389cm" svg:y="0.076cm" svg:viewBox="0 0 266 264" svg:d="M98 143c4 0 10 0 14 0 19 30 39 60 57 90 5 5 14 21 18 26 3 5 4 5 13 5 18 0 35 0 53 0 7 0 13 0 13-7 0-3-2-6-6-7-15-3-33-27-42-39-3-5-22-30-49-72 36-7 69-21 69-67 0-53-58-72-103-72-40 0-81 0-122 0-6 0-13 0-13 7 0 6 8 6 11 6 22 0 24 4 24 22 0 64 0 129 0 194 0 18-2 21-24 21-3 0-11 0-11 7s7 7 13 7c35 0 72 0 107 0 7 0 12 0 12-7s-7-7-11-7c-22 0-23-3-23-21 0-28 0-57 0-86zM173 125c11-15 12-36 12-52 0-19-3-40-16-55 17 3 54 15 54 54 0 25-11 45-50 53zM98 34c0-8 0-21 24-21 33 0 49 13 49 60 0 49-13 57-73 57 0-32 0-64 0-96zM45 250c3-6 3-17 3-20 0-66 0-131 0-196 0-3 0-14-3-21 14 0 30 0 44 0-4 7-4 15-4 20 0 65 0 131 0 197 0 3 0 14 2 20-14 0-28 0-42 0zM128 143c2 0 4-1 7-1 6 0 15 0 20-1 6 9 47 78 79 109-12 0-25 0-37 0-23-35-46-71-69-107z"><text:p/></draw:path><draw:path draw:style-name="gr3" draw:text-style-name="P69" svg:width="0.088cm" svg:height="0.385cm" svg:x="5.685cm" svg:y="0.051cm" svg:viewBox="0 0 89 386" svg:d="M89 193c0-30-4-76-25-120-23-48-56-73-61-73-2 0-3 1-3 4 0 2 0 2 7 9 38 38 60 99 60 180 0 65-14 133-63 182-4 5-4 5-4 7s1 4 3 4c5 0 39-27 62-76 20-42 24-84 24-117z"><text:p/></draw:path><draw:path draw:style-name="gr3" draw:text-style-name="P69" svg:width="0.045cm" svg:height="0.115cm" svg:x="5.846cm" svg:y="0.299cm" svg:viewBox="0 0 46 116" svg:d="M46 41c0-26-10-41-25-41-13 0-21 10-21 21 0 10 8 20 21 20 4 0 10-1 13-5 1-1 1-1 2-2 0 2 1 1 1 7 0 28-14 52-26 64-4 4-4 5-4 6 0 3 2 5 4 5 3 0 35-30 35-75z"><text:p/></draw:path><draw:path draw:style-name="gr3" draw:text-style-name="P69" svg:width="0.275cm" svg:height="0.261cm" svg:x="6.001cm" svg:y="0.077cm" svg:viewBox="0 0 276 262" svg:d="M46 233c-4 14-5 17-35 17-7 0-11 0-11 8 0 4 3 4 11 4 46 0 91 0 138 0 61 0 106-44 106-82 0-28-22-50-59-54 39-8 80-37 80-73 0-29-25-53-71-53-43 0-87 0-130 0-8 0-12 0-12 8 0 3 4 3 11 3 1 0 9 0 15 1 7 1 10 1 10 7 0 1 0 2-1 6-18 70-34 139-52 208zM105 122c7-32 15-64 23-96 4-14 4-15 21-15 16 0 34 0 50 0 34 0 42 23 42 41 0 33-33 70-80 70-19 0-38 0-56 0zM87 250c-6 0-7 0-9 0-3 0-4-1-4-4 0-1 0-1 1-9 9-35 19-72 27-107 25 0 49 0 73 0 37 0 44 29 44 45 0 39-34 75-79 75-18 0-35 0-53 0z"><text:p/></draw:path><draw:path draw:style-name="gr3" draw:text-style-name="P69" svg:width="0.193cm" svg:height="0.223cm" svg:x="6.436cm" svg:y="0.132cm" svg:viewBox="0 0 194 224" svg:d="M180 119c7 0 14 0 14-8 0-7-7-7-14-7-55 0-108 0-163 0 4-52 48-89 103-89 20 0 41 0 60 0 7 0 14 0 14-7 0-8-7-8-14-8-20 0-40 0-61 0-66 0-119 49-119 111s53 113 119 113c21 0 41 0 61 0 7 0 14 0 14-8s-7-8-14-8c-19 0-40 0-60 0-55 0-99-37-103-89 55 0 108 0 163 0z"><text:p/></draw:path><draw:path draw:style-name="gr3" draw:text-style-name="P69" svg:width="0.275cm" svg:height="0.281cm" svg:x="6.777cm" svg:y="0.077cm" svg:viewBox="0 0 276 282" svg:d="M127 0c-54 0-96 25-112 44-14 16-15 27-15 28 0 2 2 3 4 3 7 0 16-6 18-8 9-5 10-7 12-15 6-16 17-29 65-31-7 87-30 172-63 251-2 6-1 5-2 7 0 1 1 3 3 3 7 0 26-9 30-18 20-47 52-136 63-243 6 0 14 0 21 0 47 0 92 18 92 56 0 30-28 84-103 86-8 0-12 0-23 8-7 4-10 9-10 11s2 2 7 2c71 0 162-59 162-123 0-44-53-61-98-61-17 0-34 0-51 0z"><text:p/></draw:path><draw:path draw:style-name="gr3" draw:text-style-name="P69" svg:width="0.089cm" svg:height="0.385cm" svg:x="7.108cm" svg:y="0.051cm" svg:viewBox="0 0 90 386" svg:d="M90 382c0-2 0-2-6-8-49-50-61-123-61-181 0-67 14-135 62-183 5-4 5-4 5-6 0-3-2-4-4-4-3 0-39 26-62 75-20 43-24 86-24 118 0 31 4 76 25 120 23 48 58 73 61 73 2 0 4-1 4-4z"><text:p/></draw:path><draw:path draw:style-name="gr3" draw:text-style-name="P69" svg:width="0.264cm" svg:height="0.263cm" svg:x="7.227cm" svg:y="0.076cm" svg:viewBox="0 0 265 264" svg:d="M97 143c4 0 10 0 14 0 20 30 39 60 58 90 4 5 14 21 17 26s4 5 13 5c18 0 35 0 53 0 8 0 13 0 13-7 0-3-2-6-5-7-15-3-33-27-43-39-2-5-22-30-48-72 35-7 68-21 68-67 0-53-58-72-103-72-40 0-80 0-121 0-7 0-13 0-13 7 0 6 7 6 10 6 22 0 24 4 24 22 0 64 0 129 0 194 0 18-2 21-24 21-3 0-10 0-10 7s6 7 13 7c35 0 71 0 106 0 6 0 12 0 12-7s-7-7-10-7c-22 0-24-3-24-21 0-28 0-57 0-86zM172 125c11-15 12-36 12-52 0-19-2-40-15-55 16 3 54 15 54 54 0 25-12 45-51 53zM97 34c0-8 0-21 24-21 33 0 50 13 50 60 0 49-13 57-74 57 0-32 0-64 0-96zM44 250c3-6 3-17 3-20 0-66 0-131 0-196 0-3 0-14-3-21 14 0 30 0 44 0-4 7-4 15-4 20 0 65 0 131 0 197 0 3 0 14 3 20-14 0-29 0-43 0zM127 143c3 0 4-1 7-1 6 0 15 0 20-1 6 9 47 78 80 109-12 0-25 0-37 0-23-35-47-71-70-107z"><text:p/></draw:path><draw:path draw:style-name="gr3" draw:text-style-name="P69" svg:width="0.088cm" svg:height="0.385cm" svg:x="7.522cm" svg:y="0.051cm" svg:viewBox="0 0 89 386" svg:d="M89 193c0-30-3-76-25-120-23-48-56-73-61-73-2 0-3 1-3 4 0 2 0 2 8 9 37 38 59 99 59 180 0 65-14 133-63 182-4 5-4 5-4 7s1 4 3 4c5 0 39-27 62-76 20-42 24-84 24-117z"><text:p/></draw:path><draw:path draw:style-name="gr3" draw:text-style-name="P69" svg:width="0.04cm" svg:height="0.04cm" svg:x="7.684cm" svg:y="0.299cm" svg:viewBox="0 0 41 41" svg:d="M41 21c0-12-10-21-21-21-12 0-20 9-20 21 0 11 8 20 20 20 11 0 21-9 21-20z"><text:p/></draw:path><draw:path draw:style-name="gr3" draw:text-style-name="P69" svg:width="0.264cm" svg:height="0.275cm" svg:x="7.771cm" svg:y="0.064cm" svg:viewBox="0 0 265 276" svg:d="M56 233c-15 24-31 29-47 31-5 1-9 1-9 7 0 2 2 5 6 5 9 0 22-1 33-1 13 0 26 1 38 1 2 0 8 0 8-8 0-3-4-4-7-4-9 0-17-4-17-14 0-4 2-9 5-14 10-15 19-32 29-49 33 0 65 0 98 0 0 8 5 60 5 64 0 11-20 13-27 13-6 0-9 0-9 7 0 5 3 4 4 5 17 0 33-1 49-1 9 0 34 1 44 1 2 0 6 0 6-8 0-4-3-4-9-4-23 0-23-3-24-14-8-80-16-161-24-241-1-8-1-9-8-9-5 0-7 2-10 7-45 75-89 150-134 226zM102 175c26-43 51-86 76-128 5 42 9 85 13 128-29 0-59 0-89 0z"><text:p/></draw:path><draw:path draw:style-name="gr3" draw:text-style-name="P69" svg:width="0.214cm" svg:height="0.238cm" svg:x="8.155cm" svg:y="0.109cm" svg:viewBox="0 0 215 239" svg:d="M215 14c0-6 0-14-8-14s-8 8-8 14c0 47 0 93 0 140 0 59-63 71-91 71-18 0-42-3-63-17-30-18-30-44-30-54 0-47 0-93 0-140 0-6 0-14-7-14-8 0-8 8-8 14 0 48 0 94 0 141 0 60 59 84 108 84s107-26 107-82c0-48 0-95 0-143z"><text:p/></draw:path><draw:path draw:style-name="gr3" draw:text-style-name="P69" svg:width="0.275cm" svg:height="0.261cm" svg:x="8.493cm" svg:y="0.077cm" svg:viewBox="0 0 276 262" svg:d="M45 233c-3 14-4 17-35 17-7 0-10 0-10 8 0 4 3 4 10 4 46 0 92 0 139 0 60 0 106-44 106-82 0-28-23-50-60-54 40-8 81-37 81-73 0-29-25-53-72-53-43 0-87 0-130 0-7 0-11 0-11 8 0 3 3 3 11 3 1 0 7 0 14 1 8 1 11 1 11 7 0 1-1 2-2 6-18 70-34 139-52 208zM103 122c8-32 17-64 25-96 3-14 4-15 21-15 16 0 33 0 49 0 34 0 43 23 43 41 0 33-33 70-80 70-19 0-39 0-58 0zM87 250c-6 0-7 0-9 0-4 0-5-1-5-4 0-1 0-1 2-9 9-35 17-72 26-107 24 0 50 0 74 0 36 0 44 29 44 45 0 39-34 75-80 75-18 0-34 0-52 0z"><text:p/></draw:path></draw:g></text:p>
      <text:p text:style-name="P14">צ.ל.: <text:span text:style-name="T6"><draw:g text:anchor-type="as-char" svg:y="-0.273cm" draw:z-index="110" draw:name="Shape112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6"><text:s/>על, </text:span><text:span text:style-name="T6"><draw:g text:anchor-type="as-char" svg:y="-0.273cm" draw:z-index="111" draw:name="Shape113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6"><text:s/>לא חח"ע. </text:span></text:p>
      <text:p text:style-name="P14">הוכחה: </text:p>
      <text:h text:style-name="Heading_20_4" text:outline-level="4"><text:soft-page-break/>על</text:h>
      <text:p text:style-name="P2">יהי <draw:g text:anchor-type="as-char" svg:y="-0.288cm" draw:z-index="113" draw:name="Shape114" draw:style-name="gr1"><svg:title>TexMaths</svg:title><svg:desc>11§display§r \in \powerset(\R)§svg§600§FALSE§</svg:desc><draw:path draw:style-name="gr2" draw:text-style-name="P68" svg:width="1.456cm" svg:height="0.344cm" svg:x="0.01cm" svg:y="0.018cm" svg:viewBox="0 0 1457 345" svg:d="M0 0c486 0 971 0 1457 0 0 115 0 230 0 345-486 0-971 0-1457 0 0-115 0-230 0-345z"><text:p/></draw:path><draw:path draw:style-name="gr3" draw:text-style-name="P69" svg:width="0.156cm" svg:height="0.173cm" svg:x="0.001cm" svg:y="0.115cm" svg:viewBox="0 0 157 174" svg:d="M23 148c-1 5-3 14-3 16 0 7 5 10 11 10 4 0 11-2 14-10 1-2 14-54 15-62 4-12 10-39 13-49 2-6 12-23 22-32 3-2 14-13 30-13 10 0 16 5 17 5-12 1-21 11-21 21 0 7 4 13 15 13 10 0 21-8 21-22s-12-25-32-25c-25 0-41 19-49 30-3-18-17-30-35-30s-26 14-29 22c-7 13-12 36-12 37 0 4 3 3 4 4 5 0 5 0 7-9 7-28 14-46 29-46 6 0 12 3 12 18 0 8-1 13-7 32-8 30-14 60-22 90z"><text:p/></draw:path><draw:path draw:style-name="gr3" draw:text-style-name="P69" svg:width="0.191cm" svg:height="0.221cm" svg:x="0.314cm" svg:y="0.078cm" svg:viewBox="0 0 192 222" svg:d="M179 120c7 0 13 0 13-8 0-7-6-7-13-7-55 0-109 0-164 0 5-52 50-88 104-88 20 0 40 0 60 0 7 0 13-2 13-9 0-8-6-8-13-8-20 0-40 0-60 0-66 0-119 51-119 112 0 62 53 110 119 110 20 0 40 0 60 0 7 0 13 0 13-7 0-8-6-7-13-7-20 0-40 0-60 0-54 0-99-36-104-88 55 0 109 0 164 0z"><text:p/></draw:path><draw:path draw:style-name="gr3" draw:text-style-name="P69" svg:width="0.274cm" svg:height="0.281cm" svg:x="0.655cm" svg:y="0.025cm" svg:viewBox="0 0 275 282" svg:d="M125 0c-54 0-95 26-111 45-13 16-14 27-14 28 0 2 1 2 3 2 7 0 16-6 19-7 8-5 9-7 11-15 5-16 16-29 65-31-7 86-30 171-63 250-2 5-2 7-2 8s1 2 4 2c6 0 25-9 29-19 20-47 52-134 64-241 6 0 13 0 20 0 47 0 92 18 92 56 0 29-28 83-103 85-8 1-13 1-24 8-6 4-9 8-9 11s2 3 7 3c71 0 162-59 162-123 0-44-53-62-97-62-17 0-35 0-53 0z"><text:p/></draw:path><draw:path draw:style-name="gr3" draw:text-style-name="P69" svg:width="0.089cm" svg:height="0.383cm" svg:x="0.984cm" svg:y="0cm" svg:viewBox="0 0 90 384" svg:d="M90 380c0-1 0-1-6-8-49-48-61-121-61-179 0-67 14-135 62-183 5-4 5-4 5-7 0-2-2-3-4-3-4 0-39 26-62 75-20 43-24 86-24 118 0 28 4 76 25 119 23 47 57 72 61 72 2 0 4-1 4-4z"><text:p/></draw:path><draw:path draw:style-name="gr3" draw:text-style-name="P69" svg:width="0.264cm" svg:height="0.262cm" svg:x="1.103cm" svg:y="0.025cm" svg:viewBox="0 0 265 263" svg:d="M97 143c4 0 10 0 14 0 19 30 39 58 57 88 5 6 13 21 18 27 3 5 4 5 13 5 18 0 35 0 53 0 7 0 13 0 13-8 0-3-2-5-6-6-14-3-34-29-42-41-4-3-22-27-49-69 35-7 68-21 68-67 0-53-57-72-102-72-41 0-81 0-122 0-7 0-12 0-12 7 0 6 7 6 10 6 22 0 24 2 24 22 0 64 0 128 0 192 0 20-2 22-24 22-3 0-10 0-10 6 0 8 5 8 12 8 35 0 72 0 107 0 6 0 12 0 12-8 0-6-7-6-11-6-22 0-23-3-23-22 0-28 0-56 0-84zM171 123c11-13 13-34 13-50 0-19-3-40-16-55 17 3 55 15 55 54 0 25-12 45-52 51zM97 34c0-8 0-21 24-21 33 0 48 13 48 60 0 49-11 56-72 56 0-32 0-64 0-95zM44 249c3-7 3-18 3-21 0-64 0-129 0-194 0-3 0-14-3-21 14 0 30 0 44 0-4 7-4 15-4 20 0 65 0 130 0 195 0 3 0 14 3 21-14 0-29 0-43 0zM126 143c4-1 5-1 8-1 6 0 14-1 20-2 5 10 47 77 79 109-12 0-25 0-37 0-23-35-46-71-70-106z"><text:p/></draw:path><draw:path draw:style-name="gr3" draw:text-style-name="P69" svg:width="0.088cm" svg:height="0.383cm" svg:x="1.397cm" svg:y="0cm" svg:viewBox="0 0 89 384" svg:d="M89 193c0-30-4-77-25-120-23-48-56-73-61-73-2 0-3 1-3 3 0 3 0 3 7 10 38 38 60 99 60 180 0 65-14 132-63 181-4 5-4 5-4 6 0 3 1 4 3 4 5 0 39-26 62-75 20-43 24-85 24-116z"><text:p/></draw:path></draw:g>. צ.ל. קיום <draw:g text:anchor-type="as-char" svg:y="-0.288cm" draw:z-index="114" draw:name="Shape115" draw:style-name="gr1"><svg:title>TexMaths</svg:title><svg:desc>11§display§A, B \in \powerset(\R)§svg§600§FALSE§</svg:desc><draw:path draw:style-name="gr2" draw:text-style-name="P68" svg:width="2.046cm" svg:height="0.344cm" svg:x="0.008cm" svg:y="0.018cm" svg:viewBox="0 0 2047 345" svg:d="M0 0c682 0 1365 0 2047 0 0 115 0 230 0 345-682 0-1365 0-2047 0 0-115 0-230 0-345z"><text:p/></draw:path><draw:path draw:style-name="gr3" draw:text-style-name="P69" svg:width="0.264cm" svg:height="0.274cm" svg:x="0.001cm" svg:y="0.011cm" svg:viewBox="0 0 265 275" svg:d="M56 230c-15 27-31 32-47 33-6 0-9 0-9 8 0 2 2 4 6 4 9 0 22-2 33-2 13 0 26 2 38 2 2 0 8 0 8-7 0-5-4-5-7-5-9-1-17-4-17-14 0-5 2-9 5-14 10-16 19-32 29-48 33 0 65 0 98 0 0 7 5 60 5 63 0 12-20 13-27 13-6 0-10 0-10 8 0 3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69" svg:width="0.044cm" svg:height="0.115cm" svg:x="0.311cm" svg:y="0.247cm" svg:viewBox="0 0 45 116" svg:d="M45 41c0-26-10-41-25-41-12 0-20 10-20 21 0 10 8 21 20 21 4 0 10-2 14-6 1-1 1-1 1-1 1 0 1 0 1 6 0 28-13 51-26 65-4 3-4 4-4 5 0 4 2 5 4 5 4 0 35-30 35-75z"><text:p/></draw:path><draw:path draw:style-name="gr3" draw:text-style-name="P69" svg:width="0.275cm" svg:height="0.262cm" svg:x="0.465cm" svg:y="0.025cm" svg:viewBox="0 0 276 263" svg:d="M46 232c-4 16-4 19-35 19-7 0-11 0-11 8 0 3 3 4 11 4 46 0 91 0 138 0 61 0 106-46 106-82 0-28-22-51-59-54 39-8 80-37 80-73 0-29-25-54-71-54-43 0-87 0-130 0-8 0-11 0-11 8 0 4 3 4 10 4 1 0 9 0 15 1 7 1 10 1 10 7 0 1 0 2-1 6-18 69-34 138-52 206zM105 122c7-32 16-63 24-94 3-15 3-16 21-16 16 0 33 0 49 0 34 0 42 23 42 40 0 34-33 70-80 70-19 0-38 0-56 0zM87 251c-6 0-7 0-9-1-3 0-4 0-4-3 0-1 0-3 1-9 9-35 19-72 27-107 25 0 49 0 73 0 37 0 44 29 44 45 0 38-34 75-79 75-18 0-35 0-53 0z"><text:p/></draw:path><draw:path draw:style-name="gr3" draw:text-style-name="P69" svg:width="0.193cm" svg:height="0.221cm" svg:x="0.901cm" svg:y="0.078cm" svg:viewBox="0 0 194 222" svg:d="M180 120c7 0 14 0 14-8 0-7-7-7-14-7-55 0-108 0-163 0 4-52 48-90 103-90 20 0 41 0 60 0 7 0 14 0 14-7 0-8-7-8-14-8-20 0-40 0-61 0-66 0-119 51-119 112 0 62 53 110 119 110 21 0 41 0 61 0 7 0 14 0 14-7 0-8-7-7-14-7-19 0-40 0-60 0-55 0-99-36-103-88 55 0 108 0 163 0z"><text:p/></draw:path><draw:path draw:style-name="gr3" draw:text-style-name="P69" svg:width="0.274cm" svg:height="0.281cm" svg:x="1.241cm" svg:y="0.025cm" svg:viewBox="0 0 275 282" svg:d="M127 0c-54 0-96 26-112 45-14 16-15 27-15 28 0 2 2 2 4 2 6 0 16-6 18-7 9-5 10-7 12-15 6-16 17-29 65-31-7 86-30 171-63 250-2 5-2 7-2 8s1 2 3 2c7 0 26-9 30-19 20-47 52-134 63-241 6 0 14 0 21 0 46 0 92 18 92 56 0 29-28 83-103 85-8 1-12 1-23 8-7 4-10 8-10 11s2 3 7 3c71 0 161-59 161-123 0-44-52-62-97-62-17 0-34 0-51 0z"><text:p/></draw:path><draw:path draw:style-name="gr3" draw:text-style-name="P69" svg:width="0.088cm" svg:height="0.383cm" svg:x="1.572cm" svg:y="0cm" svg:viewBox="0 0 89 384" svg:d="M89 380c0-1 0-1-6-8-48-48-61-121-61-179 0-67 15-135 63-183 4-4 4-4 4-7 0-2-1-3-3-3-5 0-39 26-62 75-20 43-24 86-24 118 0 28 4 76 25 119 23 47 56 72 61 72 2 0 3-1 3-4z"><text:p/></draw:path><draw:path draw:style-name="gr3" draw:text-style-name="P69" svg:width="0.265cm" svg:height="0.262cm" svg:x="1.69cm" svg:y="0.025cm" svg:viewBox="0 0 266 263" svg:d="M98 143c4 0 10 0 14 0 19 30 39 58 57 88 5 6 14 21 18 27 3 5 4 5 13 5 18 0 35 0 53 0 7 0 13 0 13-8 0-3-2-5-6-6-15-3-33-29-42-41-3-3-22-27-49-69 36-7 69-21 69-67 0-53-58-72-103-72-40 0-81 0-122 0-6 0-13 0-13 7 0 6 8 6 11 6 22 0 24 2 24 22 0 64 0 128 0 192 0 20-2 22-24 22-3 0-11 0-11 6 0 8 7 8 13 8 35 0 72 0 107 0 7 0 12 0 12-8 0-6-7-6-11-6-22 0-23-3-23-22 0-28 0-56 0-84zM173 123c11-13 12-34 12-50 0-19-2-40-16-55 17 3 54 15 54 54 0 25-11 45-50 51zM98 34c0-8 0-21 24-21 33 0 49 13 49 60 0 49-13 56-73 56 0-32 0-64 0-95zM45 249c3-7 3-18 3-21 0-64 0-129 0-194 0-3 0-14-3-21 14 0 30 0 44 0-4 7-4 15-4 20 0 65 0 130 0 195 0 3 0 14 2 21-14 0-28 0-42 0zM128 143c2-1 4-1 7-1 6 0 15-1 20-2 6 10 47 77 79 109-12 0-25 0-37 0-23-35-46-71-69-106z"><text:p/></draw:path><draw:path draw:style-name="gr3" draw:text-style-name="P69" svg:width="0.088cm" svg:height="0.383cm" svg:x="1.986cm" svg:y="0cm" svg:viewBox="0 0 89 384" svg:d="M89 193c0-30-4-77-25-120-23-48-56-73-61-73-2 0-3 1-3 3 0 3 0 3 7 10 38 38 60 99 60 180 0 65-14 132-63 181-4 5-4 5-4 6 0 3 1 4 3 4 5 0 39-26 62-75 20-43 24-85 24-116z"><text:p/></draw:path></draw:g><text:s/>כך ש־<draw:g text:anchor-type="as-char" svg:y="-0.288cm" draw:z-index="115" draw:name="Shape116" draw:style-name="gr1"><svg:title>TexMaths</svg:title><svg:desc>11§display§f(A, B) = r§svg§600§FALSE§</svg:desc><draw:path draw:style-name="gr2" draw:text-style-name="P68" svg:width="1.949cm" svg:height="0.345cm" svg:x="0.001cm" svg:y="0.018cm" svg:viewBox="0 0 1950 346" svg:d="M976 346c-326 0-650 0-976 0 0-116 0-230 0-346 650 0 1300 0 1950 0 0 116 0 230 0 346-324 0-649 0-974 0z"><text:p/></draw:path><draw:path draw:style-name="gr3" draw:text-style-name="P69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9" svg:width="0.088cm" svg:height="0.384cm" svg:x="0.251cm" svg:y="0cm" svg:viewBox="0 0 89 385" svg:d="M89 381c0-1 0-1-6-8-49-49-61-122-61-180 0-67 15-135 63-182 4-5 4-5 4-7 0-3-1-4-3-4-5 0-39 26-62 76-20 42-24 85-24 117 0 29 4 76 25 120 23 47 56 72 61 72 2 0 3-1 3-4z"><text:p/></draw:path><draw:path draw:style-name="gr3" draw:text-style-name="P69" svg:width="0.264cm" svg:height="0.274cm" svg:x="0.376cm" svg:y="0.011cm" svg:viewBox="0 0 265 275" svg:d="M56 231c-15 26-31 31-48 32-5 1-8 1-8 8 0 2 2 4 6 4 9 0 22-1 33-1 12 0 26 1 38 1 2 0 8 0 8-7 0-4-5-5-7-5-9 0-19-3-19-13 0-4 4-9 6-14 10-17 20-32 30-49 32 0 65 0 97 0 1 9 6 60 6 64 0 11-20 12-27 12-6 0-10 0-10 8 0 4 4 4 5 4 16 0 33-1 49-1 10 0 34 1 44 1 2 0 6 0 6-7 0-5-3-5-9-5-24 0-24-2-25-13-8-79-15-160-23-240-1-8-1-10-8-10-6 0-7 3-10 7-45 74-89 149-134 224zM102 175c26-43 51-85 76-127 5 42 8 84 12 127-29 0-58 0-88 0z"><text:p/></draw:path><draw:path draw:style-name="gr3" draw:text-style-name="P69" svg:width="0.045cm" svg:height="0.115cm" svg:x="0.686cm" svg:y="0.247cm" svg:viewBox="0 0 46 116" svg:d="M46 41c0-26-10-41-25-41-13 0-21 10-21 21 0 10 8 20 21 20 4 0 10-1 13-5 1-1 1-1 2-1 0 2 1 0 1 6 0 28-13 51-26 64-4 4-4 5-4 6 0 2 2 5 4 5 3 0 35-30 35-75z"><text:p/></draw:path><draw:path draw:style-name="gr3" draw:text-style-name="P69" svg:width="0.275cm" svg:height="0.261cm" svg:x="0.841cm" svg:y="0.025cm" svg:viewBox="0 0 276 262" svg:d="M46 232c-4 15-5 18-35 18-7 0-11 0-11 8 0 4 3 4 11 4 46 0 91 0 138 0 61 0 106-45 106-83 0-27-22-49-59-53 40-8 80-37 80-73 0-29-25-53-71-53-43 0-87 0-130 0-8 0-12 0-12 8 0 4 4 4 11 4 1 0 9 0 15 0 7 1 10 1 10 7 0 1 0 2-1 7-18 69-34 138-52 206zM105 122c7-32 15-64 23-96 4-13 4-14 21-14 16 0 34 0 50 0 34 0 42 22 42 40 0 34-33 70-80 70-19 0-38 0-56 0zM87 250c-6 0-7 0-9 0-3 0-4-1-4-4 0-2 0-2 1-9 9-36 19-71 27-106 25 0 49 0 73 0 37 0 44 28 44 45 0 36-34 74-79 74-18 0-35 0-53 0z"><text:p/></draw:path><draw:path draw:style-name="gr3" draw:text-style-name="P69" svg:width="0.088cm" svg:height="0.384cm" svg:x="1.159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69" svg:width="0.257cm" svg:height="0.09cm" svg:x="1.415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9" svg:width="0.156cm" svg:height="0.174cm" svg:x="1.814cm" svg:y="0.115cm" svg:viewBox="0 0 157 175" svg:d="M23 148c-2 6-4 15-4 17 0 7 5 10 12 10 4 0 11-3 14-11 0-1 13-54 16-61 2-13 9-39 12-50 1-5 12-23 22-32 2-2 14-12 30-12 10 0 10 3 16 4-11 2-20 11-20 21 0 7 3 14 14 14 10 0 22-8 22-23 0-13-12-25-32-25-25 0-42 19-49 30-3-18-18-30-35-30-18 0-26 15-29 22-8 13-12 36-12 37 0 5 3 5 4 5 5 0 5-1 7-9 7-27 14-46 29-46 6 0 12 3 12 17 0 8-2 13-7 32-8 30-14 60-22 90z"><text:p/></draw:path></draw:g>. נבחר <draw:g text:anchor-type="as-char" svg:y="-0.355cm" draw:z-index="116" draw:name="Shape117" draw:style-name="gr1"><svg:title>TexMaths</svg:title><svg:desc>11§display§\tilde{A} = r \in \powerset(\R), \tilde{B} = \emptyset \in \powerset(\R)§svg§600§FALSE§</svg:desc><draw:path draw:style-name="gr2" draw:text-style-name="P68" svg:width="4.81cm" svg:height="0.409cm" svg:x="0.008cm" svg:y="0.018cm" svg:viewBox="0 0 4811 410" svg:d="M0 0c1603 0 3207 0 4811 0 0 136 0 274 0 410-1604 0-3208 0-4811 0 0-136 0-274 0-410z"><text:p/></draw:path><draw:path draw:style-name="gr3" draw:text-style-name="P69" svg:width="0.128cm" svg:height="0.035cm" svg:x="0.122cm" svg:y="0cm" svg:viewBox="0 0 129 36" svg:d="M129 5c-2-2-5-3-7-5-11 7-14 19-32 19-9 0-17-6-24-10-11-7-18-9-24-9-16 0-22 9-42 30 2 2 4 4 7 6 0-1 14-18 30-18 9 0 19 5 26 9 11 6 17 9 24 9 14 0 22-9 42-31z"><text:p/></draw:path><draw:path draw:style-name="gr3" draw:text-style-name="P69" svg:width="0.264cm" svg:height="0.273cm" svg:x="0.001cm" svg:y="0.078cm" svg:viewBox="0 0 265 274" svg:d="M56 230c-15 26-31 32-47 33-6 0-9 0-9 7 0 3 2 4 6 4 9 0 22-1 33-1 13 0 26 1 38 1 2 0 8 0 8-7 0-4-4-4-7-4-9-1-17-5-17-15 0-4 2-8 5-14 10-15 19-32 29-47 33 0 65 0 98 0 0 8 5 59 5 63 0 12-20 13-27 13-6 0-10 0-10 7 0 4 3 3 5 4 17 0 33-1 49-1 9 0 34 1 44 1 2 0 6 0 6-8 0-3-3-3-9-3-24 0-24-4-25-15-8-79-15-159-23-239-1-8-1-9-8-9-5 0-7 2-10 7-45 74-89 149-134 223zM102 175c26-43 51-86 76-128 5 42 9 85 13 128-29 0-59 0-89 0z"><text:p/></draw:path><draw:path draw:style-name="gr3" draw:text-style-name="P69" svg:width="0.255cm" svg:height="0.089cm" svg:x="0.407cm" svg:y="0.212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9" svg:width="0.156cm" svg:height="0.173cm" svg:x="0.804cm" svg:y="0.182cm" svg:viewBox="0 0 157 174" svg:d="M23 147c-1 6-3 15-3 17 0 6 5 10 11 10 4 0 11-3 14-11 1-1 14-54 16-61 3-12 9-39 12-49 2-6 12-23 22-32 3-3 14-13 30-13 10 0 16 5 17 5-12 1-21 11-21 21 0 6 4 13 15 13 10 0 21-9 21-23 0-13-12-24-32-24-25 0-41 19-49 30-3-18-17-30-35-30s-26 14-29 22c-6 13-12 36-12 37 0 4 3 3 4 4 5 0 5 0 7-9 7-28 14-46 29-46 6 0 12 3 12 17 0 9-1 13-7 33-8 30-14 60-22 89z"><text:p/></draw:path><draw:path draw:style-name="gr3" draw:text-style-name="P69" svg:width="0.193cm" svg:height="0.222cm" svg:x="1.118cm" svg:y="0.145cm" svg:viewBox="0 0 194 223" svg:d="M179 120c7 0 15 0 15-8s-8-8-15-8c-55 0-109 0-164 0 6-51 50-89 105-89 20 0 40 0 59 0 7 0 15 0 15-7 0-8-8-8-15-8-19 0-40 0-60 0-66 0-119 51-119 112 0 62 53 111 119 111 20 0 41 0 60 0 7 0 15 0 15-8 0-7-8-7-15-7-19 0-39 0-59 0-55 0-99-37-105-88 55 0 109 0 164 0z"><text:p/></draw:path><draw:path draw:style-name="gr3" draw:text-style-name="P69" svg:width="0.274cm" svg:height="0.28cm" svg:x="1.459cm" svg:y="0.092cm" svg:viewBox="0 0 275 281" svg:d="M127 0c-55 0-96 26-113 45-13 15-10 18-14 26 0 4 1 4 4 4 6 0 15-6 18-7 8-5 10-8 12-15 6-16 16-29 65-31-8 86-31 170-63 249-2 6-2 7-2 8s1 2 3 2c7 0 26-8 29-18 21-46 53-134 64-241 6 0 13 0 20 0 47 0 92 18 92 56 0 29-27 82-102 85-8 1-12 1-23 7-8 5-10 9-10 11 0 4 2 4 6 4 71 0 162-60 162-123 0-44-52-62-97-62-17 0-34 0-51 0z"><text:p/></draw:path><draw:path draw:style-name="gr3" draw:text-style-name="P69" svg:width="0.088cm" svg:height="0.383cm" svg:x="1.79cm" svg:y="0.064cm" svg:viewBox="0 0 89 384" svg:d="M89 379c0-1 0-1-6-7-49-49-61-122-61-180 0-67 14-134 63-182 4-5 4-6 4-7 0-2-1-3-3-3-5 0-39 26-62 75-20 43-24 84-24 117 0 30 4 76 25 119 23 47 56 73 61 73 2 0 3-2 3-5z"><text:p/></draw:path><draw:path draw:style-name="gr3" draw:text-style-name="P69" svg:width="0.265cm" svg:height="0.261cm" svg:x="1.908cm" svg:y="0.092cm" svg:viewBox="0 0 266 262" svg:d="M98 142c4 0 9 0 13 0 20 29 39 59 58 89 5 5 14 21 18 26 2 5 3 5 12 5 18 0 36 0 54 0 7 0 13 0 13-7 0-3-3-5-6-7-15-3-33-27-42-39-3-3-22-30-49-71 35-6 69-20 69-67 0-53-58-71-104-71-40 0-80 0-121 0-6 0-13 0-13 7 0 6 8 6 11 6 22 0 23 2 23 22 0 64 0 128 0 191 0 20-1 22-23 22-3 0-11 0-11 7s7 7 13 7c35 0 71 0 106 0 8 0 13 0 13-7s-7-7-11-7c-22 0-23-3-23-22 0-27 0-56 0-84zM173 123c10-14 11-34 11-52 0-17-2-38-15-53 16 3 54 15 54 53 0 26-11 46-50 52zM98 34c0-9 0-21 24-21 32 0 49 13 49 58 0 51-13 58-73 58 0-32 0-63 0-95zM45 248c3-6 3-17 3-20 0-64 0-129 0-194 0-3 0-14-3-21 14 0 30 0 44 0-5 6-5 13-5 20 0 65 0 130 0 195 0 3 0 14 3 20-14 0-28 0-42 0zM128 142c2 0 4 0 6 0 7 0 15-1 21-2 6 9 47 78 79 108-12 0-25 0-37 0-23-35-46-71-69-106z"><text:p/></draw:path><draw:path draw:style-name="gr3" draw:text-style-name="P69" svg:width="0.089cm" svg:height="0.383cm" svg:x="2.203cm" svg:y="0.064cm" svg:viewBox="0 0 90 384" svg:d="M90 192c0-29-4-77-25-119-23-48-57-73-61-73-2 0-4 1-4 3 0 1 0 2 8 9 37 39 59 100 59 180 0 65-14 132-61 182-6 4-6 4-6 5 0 3 2 5 4 5 4 0 39-27 62-75 20-43 24-85 24-117z"><text:p/></draw:path><draw:path draw:style-name="gr3" draw:text-style-name="P69" svg:width="0.044cm" svg:height="0.114cm" svg:x="2.365cm" svg:y="0.309cm" svg:viewBox="0 0 45 115" svg:d="M45 41c0-26-9-41-24-41-13 0-21 10-21 21 0 10 8 20 21 20 4 0 10-1 13-5 1-1 1-1 2-1 0 2 1 0 1 6 0 28-13 51-26 65-4 3-4 4-4 5 0 3 2 4 3 4 4 0 35-29 35-74z"><text:p/></draw:path><draw:path draw:style-name="gr3" draw:text-style-name="P69" svg:width="0.128cm" svg:height="0.035cm" svg:x="2.627cm" svg:y="0cm" svg:viewBox="0 0 129 36" svg:d="M129 5c-2-2-5-3-7-5-11 7-14 19-32 19-9 0-18-6-24-10-11-7-18-9-24-9-16 0-22 9-42 30 2 2 3 4 6 6 0-1 15-18 31-18 9 0 19 5 26 9 11 6 17 9 24 9 14 0 22-9 42-31z"><text:p/></draw:path><draw:path draw:style-name="gr3" draw:text-style-name="P69" svg:width="0.275cm" svg:height="0.261cm" svg:x="2.519cm" svg:y="0.092cm" svg:viewBox="0 0 276 262" svg:d="M45 232c-3 15-4 19-35 19-7 0-10 0-10 7 0 4 3 4 10 4 46 0 92 0 139 0 60 0 106-44 106-82 0-27-23-50-60-55 40-6 81-35 81-71 0-29-25-54-72-54-43 0-87 0-130 0-7 0-11 0-11 8 0 4 3 4 11 4 1 0 7 0 14 1 8 1 11 1 11 6 0 2-1 3-2 7-18 69-34 138-52 206zM103 122c8-32 17-64 25-96 3-13 4-14 21-14 16 0 33 0 49 0 34 0 43 23 43 40 0 34-33 70-80 70-19 0-39 0-58 0zM87 251c-6 0-7 0-9-1-4 0-5 0-5-4 0-1 0-2 2-9 9-35 17-71 26-106 24 0 50 0 74 0 36 0 44 28 44 45 0 38-34 75-80 75-18 0-34 0-52 0z"><text:p/></draw:path><draw:path draw:style-name="gr3" draw:text-style-name="P69" svg:width="0.255cm" svg:height="0.089cm" svg:x="2.945cm" svg:y="0.212cm" svg:viewBox="0 0 256 90" svg:d="M243 15c6 0 13 0 13-7 0-8-7-8-12-8-77 0-155 0-232 0-5 0-12 0-12 8 0 7 7 7 12 7 77 0 154 0 231 0zM244 90c5 0 12 0 12-8 0-7-7-7-13-7-77 0-154 0-231 0-5 0-12 0-12 7 0 8 7 8 12 8 77 0 155 0 232 0z"><text:p/></draw:path><draw:path draw:style-name="gr3" draw:text-style-name="P69" svg:width="0.156cm" svg:height="0.325cm" svg:x="3.348cm" svg:y="0.055cm" svg:viewBox="0 0 157 326" svg:d="M132 8c0-5-3-8-8-8s-6 4-8 12c-6 15-2 2-6 18-4-3-16-8-31-8-22 0-47 11-61 41-16 32-18 66-18 102 0 24 0 92 34 122-9 30-9 31-9 32 0 4 4 7 8 7 6 0 7-4 9-12 4-15 1-2 5-17 9 4 21 7 31 7 44 0 61-36 67-54 10-26 12-58 12-85 0-29 0-92-34-124 4-11 6-22 9-33zM39 269c-13-26-13-72-13-110 0-30 0-57 6-82 7-35 30-47 47-47 8 0 18 3 28 11-23 76-45 152-68 228zM118 56c13 23 13 67 13 103 0 29 0 58-4 82-8 40-28 55-49 55-9 0-17-3-27-11 22-76 45-153 67-229z"><text:p/></draw:path><draw:path draw:style-name="gr3" draw:text-style-name="P69" svg:width="0.193cm" svg:height="0.222cm" svg:x="3.663cm" svg:y="0.145cm" svg:viewBox="0 0 194 223" svg:d="M180 120c6 0 14 0 14-8s-8-8-14-8c-55 0-108 0-163 0 4-51 48-89 103-89 20 0 41 0 60 0 6 0 14 0 14-7 0-8-8-8-14-8-20 0-40 0-61 0-66 0-119 51-119 112 0 62 53 111 119 111 21 0 41 0 61 0 6 0 14 0 14-8 0-7-8-7-14-7-19 0-40 0-60 0-55 0-99-37-103-88 55 0 108 0 163 0z"><text:p/></draw:path><draw:path draw:style-name="gr3" draw:text-style-name="P69" svg:width="0.274cm" svg:height="0.28cm" svg:x="4.004cm" svg:y="0.092cm" svg:viewBox="0 0 275 281" svg:d="M127 0c-54 0-96 26-112 45-14 15-9 18-15 26 0 4 2 4 4 4 6 0 15-6 18-7 9-5 10-8 12-15 6-16 17-29 65-31-8 86-31 170-63 249-2 6-2 7-2 8s1 2 3 2c7 0 26-8 30-18 20-46 52-134 63-241 6 0 14 0 21 0 46 0 91 18 91 56 0 29-27 82-102 85-8 1-12 1-23 7-7 5-10 9-10 11 0 4 2 4 6 4 71 0 162-60 162-123 0-44-52-62-97-62-17 0-34 0-51 0z"><text:p/></draw:path><draw:path draw:style-name="gr3" draw:text-style-name="P69" svg:width="0.088cm" svg:height="0.383cm" svg:x="4.335cm" svg:y="0.064cm" svg:viewBox="0 0 89 384" svg:d="M89 379c0-1 0-1-6-7-49-49-61-122-61-180 0-67 15-134 63-182 4-5 4-6 4-7 0-2-1-3-3-3-5 0-39 26-62 75-20 43-24 84-24 117 0 30 4 76 25 119 23 47 56 73 61 73 2 0 3-2 3-5z"><text:p/></draw:path><draw:path draw:style-name="gr3" draw:text-style-name="P69" svg:width="0.265cm" svg:height="0.261cm" svg:x="4.453cm" svg:y="0.092cm" svg:viewBox="0 0 266 262" svg:d="M98 142c4 0 10 0 14 0 19 29 39 59 57 89 5 5 14 21 18 26 2 5 4 5 13 5 18 0 35 0 53 0 7 0 13 0 13-7 0-3-2-5-6-7-15-3-33-27-42-39-3-3-22-30-49-71 35-6 69-20 69-67 0-53-58-71-103-71-40 0-81 0-122 0-6 0-13 0-13 7 0 6 8 6 11 6 22 0 24 2 24 22 0 64 0 128 0 191 0 20-2 22-24 22-3 0-11 0-11 7s7 7 13 7c35 0 72 0 107 0 7 0 12 0 12-7s-7-7-11-7c-22 0-23-3-23-22 0-27 0-56 0-84zM173 123c11-14 12-34 12-52 0-17-3-38-16-53 17 3 54 15 54 53 0 26-11 46-50 52zM98 34c0-9 0-21 24-21 33 0 49 13 49 58 0 51-13 58-73 58 0-32 0-63 0-95zM45 248c3-6 3-17 3-20 0-64 0-129 0-194 0-3 0-14-3-21 14 0 30 0 44 0-4 6-4 13-4 20 0 65 0 130 0 195 0 3 0 14 2 20-14 0-28 0-42 0zM128 142c2 0 4 0 7 0 6 0 15-1 20-2 6 9 47 78 79 108-12 0-25 0-37 0-23-35-46-71-69-106z"><text:p/></draw:path><draw:path draw:style-name="gr3" draw:text-style-name="P69" svg:width="0.089cm" svg:height="0.383cm" svg:x="4.748cm" svg:y="0.064cm" svg:viewBox="0 0 90 384" svg:d="M90 192c0-29-4-77-25-119-23-48-56-73-61-73-2 0-4 1-4 3 0 1 0 2 8 9 38 39 60 100 60 180 0 65-14 132-62 182-6 4-6 4-6 5 0 3 2 5 4 5 5 0 39-27 62-75 20-43 24-85 24-117z"><text:p/></draw:path></draw:g>. נתבונן ב־<draw:g text:anchor-type="as-char" svg:y="-0.355cm" draw:z-index="119" draw:name="Shape118" draw:style-name="gr1"><svg:title>TexMaths</svg:title><svg:desc>11§display§f(\la \tilde{A}, \tilde{B} \ra)§svg§600§FALSE§</svg:desc><draw:path draw:style-name="gr2" draw:text-style-name="P68" svg:width="1.526cm" svg:height="0.41cm" svg:x="0.001cm" svg:y="0.018cm" svg:viewBox="0 0 1527 411" svg:d="M765 411c-256 0-510 0-765 0 0-137 0-274 0-411 509 0 1018 0 1527 0 0 137 0 274 0 411-254 0-508 0-762 0z"><text:p/></draw:path><draw:path draw:style-name="gr3" draw:text-style-name="P69" svg:width="0.192cm" svg:height="0.349cm" svg:x="0.002cm" svg:y="0.083cm" svg:viewBox="0 0 193 350" svg:d="M121 118c11 0 22 0 33 0 8 0 12 0 12-8 0-4-4-4-11-4-11 0-21 0-32 0 4-16 6-30 9-44 1-8 7-36 9-40 3-8 10-13 19-13 1 0 11 0 18 6-17 1-21 16-21 21 0 9 7 13 15 13 10 0 21-8 21-23 0-17-18-26-33-26-14 0-39 7-50 45-2 8-3 12-13 61-9 0-18 0-27 0-7 0-11 0-11 7 0 5 4 5 10 5 9 0 18 0 27 0-10 50-20 101-30 150-7 38-13 73-33 73-2 0-11 0-19-7 18-1 21-15 21-21 0-9-6-13-14-13-10 0-21 8-21 23 0 18 17 27 33 27 21 0 36-24 43-38 13-24 22-71 22-72 8-41 15-82 23-122z"><text:p/></draw:path><draw:path draw:style-name="gr3" draw:text-style-name="P69" svg:width="0.088cm" svg:height="0.384cm" svg:x="0.251cm" svg:y="0.064cm" svg:viewBox="0 0 89 385" svg:d="M89 380c0-1 0-1-6-7-49-50-61-122-61-181 0-67 14-134 63-181 4-6 4-6 4-7 0-3-1-4-3-4-5 0-39 26-62 75-20 43-24 85-24 117 0 31 4 76 25 120 23 47 56 73 61 73 2 0 3-1 3-5z"><text:p/></draw:path><draw:path draw:style-name="gr3" draw:text-style-name="P69" svg:width="0.086cm" svg:height="0.384cm" svg:x="0.405cm" svg:y="0.064cm" svg:viewBox="0 0 87 385" svg:d="M85 14c2-3 2-4 2-6 0-5-4-8-9-8-3 0-5 2-9 9-22 59-45 117-67 177-1 2-2 4-2 6 0 1 0 3 2 7 22 58 45 118 67 176 3 4 5 10 9 10 5 0 9-4 9-8 0-1 0-2-2-7-23-59-45-118-68-178 23-59 45-118 68-178z"><text:p/></draw:path><draw:path draw:style-name="gr3" draw:text-style-name="P69" svg:width="0.128cm" svg:height="0.035cm" svg:x="0.647cm" svg:y="0cm" svg:viewBox="0 0 129 36" svg:d="M129 5c-2-2-5-3-7-5 0 1-14 19-31 19-10 0-18-6-25-10-11-6-18-9-24-9-14 0-22 9-42 31 2 2 4 3 7 5 0-1 14-18 30-18 9 0 19 5 26 9 11 6 17 9 24 9 14 0 22-9 42-31z"><text:p/></draw:path><draw:path draw:style-name="gr3" draw:text-style-name="P69" svg:width="0.264cm" svg:height="0.274cm" svg:x="0.526cm" svg:y="0.078cm" svg:viewBox="0 0 265 275" svg:d="M56 232c-15 24-31 30-47 31-5 1-9 1-9 7 0 3 2 5 6 5 9 0 22-1 33-1 13 0 26 1 38 1 2 0 8 0 8-8 0-3-4-4-7-4-9 0-17-4-17-13 0-5 2-9 5-14 10-16 19-33 29-49 33 0 65 0 98 0 0 8 5 59 5 64 0 11-20 12-27 12-6 0-9 0-9 7 0 5 3 4 4 5 17 0 33-1 49-1 9 0 34 1 44 1 2 0 6 0 6-8 0-4-3-4-9-4-23 0-23-3-25-13-8-81-15-161-23-241-1-8-1-9-8-9-5 0-7 2-10 7-45 74-89 149-134 225zM102 175c26-43 51-85 76-127 5 42 9 84 13 127-29 0-59 0-89 0z"><text:p/></draw:path><draw:path draw:style-name="gr3" draw:text-style-name="P69" svg:width="0.044cm" svg:height="0.114cm" svg:x="0.835cm" svg:y="0.309cm" svg:viewBox="0 0 45 115" svg:d="M45 41c0-26-10-41-25-41-12 0-20 10-20 21 0 10 8 20 20 20 5 0 10-1 14-5 1-1 1-1 1-1 1 0 1 0 1 6 0 28-13 51-26 63-4 5-4 6-4 7 0 2 2 4 4 4 4 0 35-29 35-74z"><text:p/></draw:path><draw:path draw:style-name="gr3" draw:text-style-name="P69" svg:width="0.128cm" svg:height="0.035cm" svg:x="1.097cm" svg:y="0cm" svg:viewBox="0 0 129 36" svg:d="M129 5c-2-2-4-3-6-5 0 1-15 19-32 19-8 0-18-6-25-10-10-6-18-9-24-9-14 0-22 9-42 31 2 2 4 3 7 5 0-1 14-18 32-18 8 0 18 5 25 9 10 6 16 9 23 9 15 0 22-9 42-31z"><text:p/></draw:path><draw:path draw:style-name="gr3" draw:text-style-name="P69" svg:width="0.275cm" svg:height="0.261cm" svg:x="0.989cm" svg:y="0.092cm" svg:viewBox="0 0 276 262" svg:d="M46 233c-4 13-4 17-35 17-7 0-11 0-11 7 0 5 4 5 11 5 46 0 91 0 138 0 61 0 106-44 106-83 0-27-22-49-59-54 39-7 80-36 80-72 0-29-25-53-71-53-43 0-87 0-130 0-8 0-11 0-11 8 0 3 3 3 10 3 1 0 9 0 15 1 7 1 10 1 10 7 0 1 0 2-1 6-18 70-34 139-52 208zM105 122c7-32 16-64 24-96 3-13 4-15 21-15 16 0 33 0 49 0 34 0 42 23 42 41 0 33-33 70-80 70-19 0-38 0-56 0zM87 250c-6 0-7 0-9 0-3 0-4-2-4-5 0-1 0-1 2-8 9-36 18-72 26-107 25 0 49 0 73 0 37 0 45 28 45 46 0 37-35 74-80 74-18 0-35 0-53 0z"><text:p/></draw:path><draw:path draw:style-name="gr3" draw:text-style-name="P69" svg:width="0.085cm" svg:height="0.384cm" svg:x="1.307cm" svg:y="0.064cm" svg:viewBox="0 0 86 385" svg:d="M85 199c1-4 1-6 1-7s0-1-1-6c-23-60-45-118-68-177-3-7-5-9-9-9-5 0-8 3-8 8 0 1 0 2 2 6 23 60 45 119 68 178-23 59-45 118-68 177-2 5-2 6-2 8 0 4 3 8 8 8s6-5 7-8c24-59 47-119 70-178z"><text:p/></draw:path><draw:path draw:style-name="gr3" draw:text-style-name="P69" svg:width="0.089cm" svg:height="0.384cm" svg:x="1.458cm" svg:y="0.064cm" svg:viewBox="0 0 90 385" svg:d="M90 192c0-29-4-75-25-119-23-48-57-73-61-73-2 0-4 1-4 4 0 1 0 1 8 9 37 38 59 99 59 179 0 65-14 133-61 182-6 5-6 5-6 6 0 3 2 5 4 5 4 0 39-27 62-76 20-42 24-84 24-117z"><text:p/></draw:path></draw:g>, ולפי כלל <draw:g text:anchor-type="as-char" svg:y="-0.27cm" draw:z-index="117" draw:name="Shape119" draw:style-name="gr1"><svg:title>TexMaths</svg:title><svg:desc>11§display§\beta§svg§600§FALSE§</svg:desc><draw:path draw:style-name="gr2" draw:text-style-name="P68" svg:width="0.18cm" svg:height="0.305cm" svg:x="0.01cm" svg:y="0.018cm" svg:viewBox="0 0 181 306" svg:d="M0 0c61 0 120 0 181 0 0 102 0 204 0 306-61 0-120 0-181 0 0-102 0-204 0-306z"><text:p/></draw:path><draw:path draw:style-name="gr3" draw:text-style-name="P69" svg:width="0.209cm" svg:height="0.345cm" svg:x="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ונמצא את הזהות <draw:g text:anchor-type="as-char" svg:y="-0.355cm" draw:z-index="120" draw:name="Shape120" draw:style-name="gr1"><svg:title>TexMaths</svg:title><svg:desc>11§display§f(\la \tilde{A}, \tilde{B} \ra) = \tilde{A} \cup \tilde{B} = r \cup \emptyset = r§svg§600§FALSE§</svg:desc><draw:path draw:style-name="gr2" draw:text-style-name="P68" svg:width="5.12cm" svg:height="0.41cm" svg:x="0.001cm" svg:y="0.018cm" svg:viewBox="0 0 5121 411" svg:d="M2561 411c-854 0-1707 0-2561 0 0-137 0-274 0-411 1707 0 3413 0 5121 0 0 137 0 274 0 411-854 0-1708 0-2560 0z"><text:p/></draw:path><draw:path draw:style-name="gr3" draw:text-style-name="P69" svg:width="0.192cm" svg:height="0.349cm" svg:x="0.002cm" svg:y="0.083cm" svg:viewBox="0 0 193 350" svg:d="M121 118c11 0 22 0 33 0 8 0 12 0 12-8 0-4-4-4-11-4-11 0-21 0-32 0 4-16 6-30 9-44 1-8 7-36 9-40 3-8 10-13 19-13 1 0 11 0 18 6-17 1-21 16-21 21 0 9 7 13 15 13 10 0 21-8 21-23 0-17-18-26-33-26-14 0-38 7-50 45-2 8-3 12-13 61-9 0-18 0-27 0-7 0-11 0-11 7 0 5 4 5 10 5 9 0 18 0 27 0-10 50-20 101-30 150-7 38-13 73-33 73-2 0-11 0-19-7 18-1 21-15 21-21 0-9-6-13-14-13-10 0-21 8-21 23 0 18 17 27 33 27 21 0 36-24 43-38 13-24 22-71 22-72 8-41 15-82 23-122z"><text:p/></draw:path><draw:path draw:style-name="gr3" draw:text-style-name="P69" svg:width="0.088cm" svg:height="0.384cm" svg:x="0.251cm" svg:y="0.064cm" svg:viewBox="0 0 89 385" svg:d="M89 380c0-1 0-1-6-7-49-50-61-122-61-181 0-67 15-134 63-181 4-6 4-6 4-7 0-3-1-4-3-4-5 0-39 26-62 75-20 43-24 85-24 117 0 31 4 76 25 120 23 47 56 73 61 73 2 0 3-1 3-5z"><text:p/></draw:path><draw:path draw:style-name="gr3" draw:text-style-name="P69" svg:width="0.086cm" svg:height="0.384cm" svg:x="0.405cm" svg:y="0.064cm" svg:viewBox="0 0 87 385" svg:d="M85 14c2-3 2-4 2-6 0-5-3-8-8-8-3 0-6 2-9 9-23 59-45 117-68 177-1 2-2 4-2 6 0 1 0 3 2 7 23 58 45 118 68 176 2 4 4 10 9 10s8-4 8-8c0-1 0-2-2-7-23-59-45-118-68-178 23-59 45-118 68-178z"><text:p/></draw:path><draw:path draw:style-name="gr3" draw:text-style-name="P69" svg:width="0.128cm" svg:height="0.035cm" svg:x="0.647cm" svg:y="0cm" svg:viewBox="0 0 129 36" svg:d="M129 5c-2-2-4-3-6-5 0 1-15 19-32 19-8 0-18-6-25-10-10-6-18-9-24-9-14 0-22 9-42 31 2 2 4 3 7 5 0-1 14-18 32-18 8 0 18 5 25 9 10 6 16 9 23 9 15 0 22-9 42-31z"><text:p/></draw:path><draw:path draw:style-name="gr3" draw:text-style-name="P69" svg:width="0.264cm" svg:height="0.274cm" svg:x="0.527cm" svg:y="0.078cm" svg:viewBox="0 0 265 275" svg:d="M55 232c-15 24-30 30-47 31-5 1-8 1-8 7 0 3 1 5 4 5 11 0 24-1 33-1 14 0 27 1 40 1 2 0 7 0 7-8 0-3-4-4-6-4-9 0-19-4-19-13 0-5 3-9 6-14 10-16 20-33 30-49 32 0 65 0 96 0 2 8 7 59 7 64 0 11-21 12-29 12-5 0-8 0-8 7 0 5 4 5 5 5 16 0 32-1 49-1 8 0 34 1 42 1 4 0 8 0 8-8 0-4-4-4-9-4-24 0-24-3-25-13-8-81-16-161-24-241 0-8 0-9-7-9-6 0-7 2-10 7-45 74-90 149-135 225zM101 175c26-43 52-85 77-127 5 42 8 84 12 127-29 0-59 0-89 0z"><text:p/></draw:path><draw:path draw:style-name="gr3" draw:text-style-name="P69" svg:width="0.044cm" svg:height="0.114cm" svg:x="0.836cm" svg:y="0.309cm" svg:viewBox="0 0 45 115" svg:d="M45 41c0-26-10-41-24-41-13 0-21 10-21 21 0 10 8 20 21 20 4 0 10-1 13-5 1-1 1-1 2-1 0 2 1 0 1 6 0 28-14 51-26 63-4 5-4 6-4 7 0 2 2 4 3 4 4 0 35-29 35-74z"><text:p/></draw:path><draw:path draw:style-name="gr3" draw:text-style-name="P69" svg:width="0.128cm" svg:height="0.035cm" svg:x="1.099cm" svg:y="0cm" svg:viewBox="0 0 129 36" svg:d="M129 5c-2-2-5-3-7-5 0 1-14 19-32 19-9 0-18-6-25-10-10-6-17-9-23-9-16 0-22 9-42 31 2 2 3 3 6 5 0-1 15-18 31-18 9 0 19 5 26 9 11 6 17 9 24 9 14 0 22-9 42-31z"><text:p/></draw:path><draw:path draw:style-name="gr3" draw:text-style-name="P69" svg:width="0.275cm" svg:height="0.261cm" svg:x="0.991cm" svg:y="0.092cm" svg:viewBox="0 0 276 262" svg:d="M45 233c-3 13-4 17-35 17-7 0-10 0-10 7 0 5 3 5 10 5 46 0 92 0 139 0 60 0 106-44 106-83 0-27-23-49-60-54 40-7 81-36 81-72 0-29-25-53-72-53-43 0-87 0-130 0-7 0-11 0-11 8 0 3 3 3 11 3 1 0 7 0 14 1 8 1 11 1 11 7 0 1-1 2-2 6-18 70-34 139-52 208zM103 122c8-32 17-64 25-96 3-13 4-15 21-15 16 0 33 0 49 0 34 0 43 23 43 41 0 33-33 70-80 70-19 0-39 0-58 0zM87 250c-6 0-7 0-9 0-4 0-5-2-5-5 0-1 0-1 2-8 9-36 17-72 26-107 24 0 50 0 74 0 36 0 44 28 44 46 0 37-34 74-80 74-18 0-34 0-52 0z"><text:p/></draw:path><draw:path draw:style-name="gr3" draw:text-style-name="P69" svg:width="0.085cm" svg:height="0.384cm" svg:x="1.309cm" svg:y="0.064cm" svg:viewBox="0 0 86 385" svg:d="M84 199c2-4 2-6 2-7s0-1-2-6c-22-60-45-118-67-177-3-7-6-9-9-9-5 0-8 3-8 8 0 1 0 2 1 6 23 60 46 119 69 178-23 59-46 118-69 177-1 5-1 6-1 8 0 4 3 8 8 8 4 0 6-5 7-8 24-59 46-119 69-178z"><text:p/></draw:path><draw:path draw:style-name="gr3" draw:text-style-name="P69" svg:width="0.088cm" svg:height="0.384cm" svg:x="1.46cm" svg:y="0.064cm" svg:viewBox="0 0 89 385" svg:d="M89 192c0-29-3-75-25-119-23-48-56-73-61-73-2 0-3 1-3 4 0 1 0 1 8 9 37 38 59 99 59 179 0 65-14 133-63 182-4 5-4 5-4 6 0 3 1 5 3 5 5 0 40-27 62-76 20-42 24-84 24-117z"><text:p/></draw:path><draw:path draw:style-name="gr3" draw:text-style-name="P69" svg:width="0.255cm" svg:height="0.089cm" svg:x="1.717cm" svg:y="0.212cm" svg:viewBox="0 0 256 90" svg:d="M244 15c6 0 12 0 12-7 0-8-6-8-12-8-77 0-155 0-232 0-5 0-12 0-12 8 0 7 7 7 13 7 77 0 154 0 231 0zM244 90c6 0 12 0 12-8 0-7-6-7-12-7-77 0-154 0-231 0-6 0-13 0-13 7 0 8 7 8 12 8 77 0 155 0 232 0z"><text:p/></draw:path><draw:path draw:style-name="gr3" draw:text-style-name="P69" svg:width="0.128cm" svg:height="0.035cm" svg:x="2.238cm" svg:y="0cm" svg:viewBox="0 0 129 36" svg:d="M129 5c-2-2-5-3-7-5 0 1-14 19-31 19-10 0-18-6-25-10-11-6-18-9-24-9-14 0-22 9-42 31 2 2 4 3 7 5 0-1 14-18 30-18 9 0 19 5 26 9 11 6 17 9 24 9 14 0 22-9 42-31z"><text:p/></draw:path><draw:path draw:style-name="gr3" draw:text-style-name="P69" svg:width="0.264cm" svg:height="0.274cm" svg:x="2.117cm" svg:y="0.078cm" svg:viewBox="0 0 265 275" svg:d="M56 232c-15 24-31 30-47 31-5 1-9 1-9 7 0 3 2 5 6 5 9 0 22-1 33-1 13 0 26 1 38 1 2 0 8 0 8-8 0-3-4-4-7-4-9 0-17-4-17-13 0-5 2-9 5-14 10-16 19-33 29-49 33 0 65 0 98 0 0 8 5 59 5 64 0 11-20 12-27 12-6 0-9 0-9 7 0 5 3 4 4 5 17 0 33-1 49-1 9 0 34 1 44 1 2 0 6 0 6-8 0-4-3-4-9-4-23 0-23-3-25-13-8-81-15-161-23-241-1-8-1-9-8-9-5 0-7 2-10 7-45 74-89 149-134 225zM102 175c26-43 51-85 76-127 5 42 9 84 13 127-29 0-59 0-89 0z"><text:p/></draw:path><draw:path draw:style-name="gr3" draw:text-style-name="P69" svg:width="0.214cm" svg:height="0.239cm" svg:x="2.5cm" svg:y="0.122cm" svg:viewBox="0 0 215 240" svg:d="M215 14c0-6 0-14-8-14s-8 8-8 14c0 46 0 93 0 140 0 58-63 70-91 70-18 0-42-3-63-16-30-19-30-44-30-54 0-47 0-94 0-140 0-6 0-14-7-14-8 0-8 8-8 14 0 48 0 94 0 141 0 59 59 85 108 85s107-28 107-84c0-47 0-94 0-142z"><text:p/></draw:path><draw:path draw:style-name="gr3" draw:text-style-name="P69" svg:width="0.128cm" svg:height="0.035cm" svg:x="2.946cm" svg:y="0cm" svg:viewBox="0 0 129 36" svg:d="M129 5c-2-2-5-3-7-5 0 1-14 19-32 19-9 0-18-6-25-10-10-6-17-9-23-9-16 0-22 9-42 31 2 2 3 3 6 5 0-1 15-18 31-18 9 0 19 5 26 9 10 6 17 9 24 9 14 0 22-9 42-31z"><text:p/></draw:path><draw:path draw:style-name="gr3" draw:text-style-name="P69" svg:width="0.275cm" svg:height="0.261cm" svg:x="2.838cm" svg:y="0.092cm" svg:viewBox="0 0 276 262" svg:d="M45 233c-3 13-4 17-35 17-7 0-10 0-10 7 0 5 3 5 10 5 46 0 92 0 139 0 60 0 106-44 106-83 0-27-23-49-60-54 40-7 81-36 81-72 0-29-26-53-72-53-43 0-87 0-130 0-7 0-11 0-11 8 0 3 3 3 11 3 1 0 7 0 14 1 8 1 11 1 11 7 0 1-1 2-2 6-18 70-34 139-52 208zM103 122c8-32 17-64 25-96 3-13 4-15 21-15 16 0 33 0 49 0 34 0 43 23 43 41 0 33-34 70-80 70-19 0-39 0-58 0zM86 250c-5 0-6 0-8 0-4 0-5-2-5-5 0-1 0-1 2-8 9-36 17-72 26-107 24 0 50 0 74 0 36 0 44 28 44 46 0 37-34 74-80 74-18 0-36 0-53 0z"><text:p/></draw:path><draw:path draw:style-name="gr3" draw:text-style-name="P69" svg:width="0.256cm" svg:height="0.089cm" svg:x="3.263cm" svg:y="0.212cm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69" svg:width="0.156cm" svg:height="0.174cm" svg:x="3.661cm" svg:y="0.182cm" svg:viewBox="0 0 157 175" svg:d="M23 147c-1 7-4 16-4 18 0 6 5 10 12 10 4 0 11-4 14-11 0-1 13-54 16-61 2-13 9-39 12-50 1-5 12-23 22-32 2-2 14-12 30-12 10 0 10 3 16 4-11 2-20 11-20 21 0 7 4 14 15 14 10 0 21-8 21-23 0-13-12-25-32-25-25 0-42 19-49 30-3-18-18-30-35-30-18 0-26 15-29 22-8 13-12 36-12 37 0 5 3 5 4 5 5 0 5-1 7-9 7-28 14-46 29-46 6 0 12 3 12 17 0 8-1 12-7 32-8 30-14 60-22 89z"><text:p/></draw:path><draw:path draw:style-name="gr3" draw:text-style-name="P69" svg:width="0.215cm" svg:height="0.239cm" svg:x="3.941cm" svg:y="0.122cm" svg:viewBox="0 0 216 240" svg:d="M216 14c0-6 0-14-8-14s-8 8-8 14c0 46 0 93 0 140 0 58-64 70-92 70-18 0-42-3-63-16-30-19-30-44-30-54 0-47 0-94 0-140 0-6 0-14-7-14-8 0-8 8-8 14 0 48 0 94 0 141 0 59 59 85 108 85 50 0 108-28 108-84 0-47 0-94 0-142z"><text:p/></draw:path><draw:path draw:style-name="gr3" draw:text-style-name="P69" svg:width="0.155cm" svg:height="0.325cm" svg:x="4.283cm" svg:y="0.055cm" svg:viewBox="0 0 156 326" svg:d="M132 8c0-4-3-8-8-8-6 0-7 4-10 13-4 16 0 1-4 17-5-3-18-8-32-8-22 0-47 12-61 42-15 31-17 66-17 101 0 24 0 92 33 123-9 30-9 30-9 31 0 4 4 7 8 7 7 0 8-3 10-12 4-15 1-1 4-17 10 5 21 9 32 9 43 0 61-37 67-55 10-27 11-59 11-86 0-29 0-92-33-124 4-11 6-22 9-33zM39 270c-14-27-14-73-14-110 0-30 0-58 6-82 8-36 30-47 47-47 8 0 18 2 29 11-23 76-45 153-68 228zM118 57c13 22 13 67 13 103 0 29 0 57-6 82-6 40-27 55-47 55-9 0-19-4-27-11 22-76 45-153 67-229z"><text:p/></draw:path><draw:path draw:style-name="gr3" draw:text-style-name="P69" svg:width="0.256cm" svg:height="0.089cm" svg:x="4.586cm" svg:y="0.21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9" svg:width="0.156cm" svg:height="0.174cm" svg:x="4.984cm" svg:y="0.182cm" svg:viewBox="0 0 157 175" svg:d="M22 147c-1 7-3 16-3 18 0 6 5 10 12 10 4 0 11-4 14-11 0-1 13-54 16-61 2-13 9-39 12-50 1-5 12-23 21-32 3-2 14-12 31-12 10 0 10 3 16 4-11 2-20 11-20 21 0 7 3 14 14 14 10 0 22-8 22-23 0-13-12-25-32-25-25 0-42 19-49 30-3-18-18-30-35-30-19 0-26 15-29 22-8 13-12 36-12 37 0 5 3 5 4 5 4 0 5-1 7-9 7-28 14-46 29-46 6 0 11 3 11 17 0 8-1 12-6 32-8 30-15 60-23 89z"><text:p/></draw:path></draw:g>, כדרוש. </text:p>
      <text:p text:style-name="P28"><draw:g text:anchor-type="as-char" svg:y="-0.288cm" draw:z-index="299" draw:name="Shape121" draw:style-name="gr1"><svg:title>TexMaths</svg:title><svg:desc>11§display§\QED§svg§600§FALSE§</svg:desc><draw:path draw:style-name="gr2" draw:text-style-name="P68" svg:width="1.751cm" svg:height="0.247cm" svg:x="0.001cm" svg:y="0.018cm" svg:viewBox="0 0 1752 248" svg:d="M0 0c584 0 1168 0 1752 0 0 83 0 165 0 248-584 0-1168 0-1752 0 0-83 0-165 0-248z"><text:p/></draw:path><draw:path draw:style-name="gr3" draw:text-style-name="P69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9" svg:width="0.04cm" svg:height="0.04cm" svg:x="0.368cm" svg:y="0.235cm" svg:viewBox="0 0 41 41" svg:d="M41 21c0-12-10-21-21-21-12 0-20 9-20 21 0 11 8 20 20 20 11 0 21-9 21-20z"><text:p/></draw:path><draw:path draw:style-name="gr3" draw:text-style-name="P69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9" svg:width="0.04cm" svg:height="0.04cm" svg:x="0.764cm" svg:y="0.235cm" svg:viewBox="0 0 41 41" svg:d="M41 21c0-12-9-21-20-21-12 0-21 9-21 21 0 11 9 20 21 20 11 0 20-9 20-20z"><text:p/></draw:path><draw:path draw:style-name="gr3" draw:text-style-name="P69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9" svg:width="0.041cm" svg:height="0.04cm" svg:x="1.205cm" svg:y="0.235cm" svg:viewBox="0 0 42 41" svg:d="M42 21c0-12-10-21-21-21s-21 9-21 21c0 11 10 20 21 20s21-9 21-20z"><text:p/></draw:path><draw:path draw:style-name="gr3" draw:text-style-name="P69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P55" text:outline-level="4"><text:span text:style-name="T17">שלילת </text:span><text:s/>חח"ע</text:h>
      <text:p text:style-name="P2">נניח בשלילה חח"ע ונראה דוגמה נגדית. נבחר ונבחר <draw:g text:anchor-type="as-char" svg:y="-0.295cm" draw:z-index="118" draw:name="Shape121" draw:style-name="gr1"><svg:title>TexMaths</svg:title><svg:desc>11§display§A_1 = B = \{1\}, A_2 = \emptyset§svg§600§FALSE§</svg:desc><draw:path draw:style-name="gr2" draw:text-style-name="P68" svg:width="3.669cm" svg:height="0.352cm" svg:x="0.008cm" svg:y="0.018cm" svg:viewBox="0 0 3670 353" svg:d="M0 0c1223 0 2447 0 3670 0 0 118 0 235 0 353-1223 0-2447 0-3670 0 0-118 0-235 0-353z"><text:p/></draw:path><draw:path draw:style-name="gr3" draw:text-style-name="P69" svg:width="0.264cm" svg:height="0.273cm" svg:x="0.001cm" svg:y="0.018cm" svg:viewBox="0 0 265 274" svg:d="M56 230c-15 26-31 32-47 33-6 0-9 0-9 7 0 3 2 4 5 4 10 0 22-1 33-1 14 0 27 1 39 1 2 0 8 0 8-7 0-4-4-4-7-4-9-1-18-5-18-15 0-4 3-8 6-14 10-15 19-32 29-47 33 0 64 0 97 0 0 8 6 59 6 62 0 13-20 14-28 14-5 0-9 0-9 7 0 4 3 3 5 4 17 0 33-1 48-1 10 0 35 1 44 1 3 0 7 0 7-8 0-3-3-3-9-3-24 0-24-4-25-15-8-79-15-159-23-239-1-8-1-9-8-9-5 0-8 2-10 7-45 74-89 149-134 223zM102 175c26-43 51-86 76-128 5 42 9 85 13 128-29 0-59 0-89 0z"><text:p/></draw:path><draw:path draw:style-name="gr3" draw:text-style-name="P69" svg:width="0.098cm" svg:height="0.178cm" svg:x="0.307cm" svg:y="0.175cm" svg:viewBox="0 0 99 179" svg:d="M62 8c0-8-2-8-8-8-18 18-43 18-54 18 0 3 0 6 0 9 7 0 24 0 40-7 0 46 0 91 0 137 0 9 0 12-28 12-3 0-7 0-10 0 0 4 0 7 0 10 5 0 39-1 49-1 7 0 41 1 48 1 0-3 0-6 0-10-3 0-7 0-10 0-27 0-27-3-27-12 0-50 0-100 0-149z"><text:p/></draw:path><draw:path draw:style-name="gr3" draw:text-style-name="P69" svg:width="0.256cm" svg:height="0.089cm" svg:x="0.58cm" svg:y="0.152cm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69" svg:width="0.275cm" svg:height="0.261cm" svg:x="0.982cm" svg:y="0.034cm" svg:viewBox="0 0 276 262" svg:d="M46 232c-4 15-4 19-35 19-7 0-11 0-11 7 0 4 4 4 11 4 46 0 91 0 137 0 62 0 107-45 107-82 0-27-22-50-59-55 39-6 80-35 80-71 0-29-25-54-71-54-43 0-87 0-130 0-8 0-11 0-11 8 0 4 3 4 11 4 4 0 7 0 14 1 7 0 10 1 10 6 0 2 0 3-1 7-18 69-34 138-52 206zM104 122c8-32 17-64 25-96 3-13 4-14 21-14 16 0 33 0 49 0 34 0 42 23 42 40 0 34-33 70-80 70-19 0-38 0-57 0zM87 251c-6 0-7 0-9-2-3 0-4 0-4-3 0-1 0-2 2-9 9-35 17-71 26-106 24 0 49 0 73 0 37 0 45 28 45 45 0 37-35 75-80 75-18 0-36 0-53 0z"><text:p/></draw:path><draw:path draw:style-name="gr3" draw:text-style-name="P69" svg:width="0.256cm" svg:height="0.089cm" svg:x="1.408cm" svg:y="0.15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9" svg:width="0.135cm" svg:height="0.383cm" svg:x="1.822cm" svg:y="0.009cm" svg:viewBox="0 0 136 384" svg:d="M81 51c0-16 10-40 52-43 2 0 3-1 3-4 0-4-2-4-6-4-39 0-74 20-75 47 0 29 0 59 0 88 0 16 0 28-15 41-14 11-29 12-37 12-2 0-3 2-3 4 0 4 2 4 5 5 26 0 44 14 49 33 1 4 1 4 1 18 0 26 0 51 0 76 0 17 0 29 19 44 15 11 40 16 56 16 4 0 6 0 6-5 0-3-2-3-5-4-24-1-44-13-49-33-1-4-1-5-1-19 0-26 0-53 0-80 0-18-3-24-15-36-9-9-20-11-31-15 32-8 46-26 46-49 0-31 0-62 0-92z"><text:p/></draw:path><draw:path draw:style-name="gr3" draw:text-style-name="P69" svg:width="0.127cm" svg:height="0.254cm" svg:x="2.02cm" svg:y="0.041cm" svg:viewBox="0 0 128 255" svg:d="M79 10c0-9 0-10-9-10-24 25-57 25-70 25 0 4 0 8 0 11 8 0 31 0 51-10 0 66 0 133 0 199 0 13-2 19-36 19-4 0-8 0-13 0 0 4 0 8 0 11 14-1 47-1 63-1 15 0 49 0 63 1 0-3 0-7 0-11-5 0-8 0-13 0-35 0-36-4-36-19 0-71 0-144 0-215z"><text:p/></draw:path><draw:path draw:style-name="gr3" draw:text-style-name="P69" svg:width="0.136cm" svg:height="0.383cm" svg:x="2.207cm" svg:y="0.009cm" svg:viewBox="0 0 137 384" svg:d="M56 332c0 15-11 41-53 43-2 1-3 2-3 4 0 5 4 5 8 5 37 0 73-19 73-49 0-28 0-58 0-88 0-14 0-27 16-39 13-11 28-11 37-11 1-1 3-2 3-5 0-4-2-4-6-4-25-1-44-15-49-34-1-5-1-6-1-19 0-26 0-51 0-77 0-15 0-28-18-43-16-12-42-15-55-15-4 0-8 0-8 4s2 4 7 4c24 2 42 14 48 34 1 3 1 4 1 17 0 27 0 54 0 82 0 17 2 23 15 36 8 8 19 12 30 15-32 8-45 26-45 48 0 30 0 61 0 92z"><text:p/></draw:path><draw:path draw:style-name="gr3" draw:text-style-name="P69" svg:width="0.044cm" svg:height="0.114cm" svg:x="2.406cm" svg:y="0.255cm" svg:viewBox="0 0 45 115" svg:d="M45 41c0-26-10-41-25-41-12 0-20 10-20 21 0 10 8 20 20 20 4 0 10-1 13-5 2-1 1-1 2-1s1 0 1 6c0 28-13 51-26 65-5 3-5 4-5 5 0 3 3 4 5 4 4 0 35-29 35-74z"><text:p/></draw:path><draw:path draw:style-name="gr3" draw:text-style-name="P69" svg:width="0.264cm" svg:height="0.273cm" svg:x="2.558cm" svg:y="0.018cm" svg:viewBox="0 0 265 274" svg:d="M55 230c-15 26-30 32-47 33-5 0-8 0-8 7 0 3 2 4 4 4 11 0 23-1 34-1 13 0 27 1 39 1 2 0 7 0 7-7 0-4-4-4-6-4-9-1-19-5-19-15 0-4 3-8 6-14 10-15 20-32 30-47 31 0 64 0 96 0 1 8 7 59 7 62 0 13-21 14-29 14-4 0-8 0-8 7 0 4 4 4 5 4 15 0 32-1 48-1 10 0 35 1 44 1 3 0 7 0 7-8 0-3-4-3-9-3-24 0-24-4-25-15-8-79-15-159-23-239-1-8-1-9-8-9-6 0-8 2-10 7-45 74-90 149-135 223zM102 175c26-43 51-86 76-128 5 42 8 85 12 128-29 0-58 0-88 0z"><text:p/></draw:path><draw:path draw:style-name="gr3" draw:text-style-name="P69" svg:width="0.118cm" svg:height="0.178cm" svg:x="2.852cm" svg:y="0.175cm" svg:viewBox="0 0 119 179" svg:d="M119 130c-4 0-6 0-9 0-1 6-3 22-7 25-2 1-23 1-27 1-17 0-33 0-50 0 29-25 38-33 54-45 20-16 39-33 39-58 0-33-29-53-63-53s-56 23-56 48c0 15 11 16 14 16 6 0 15-5 15-15 0-5-3-14-17-14 9-20 26-25 40-25 27 0 40 21 40 43 0 23-16 42-25 51-22 21-43 42-65 64-2 3-2 3-2 11 37 0 74 0 111 0 2-16 6-33 8-49z"><text:p/></draw:path><draw:path draw:style-name="gr3" draw:text-style-name="P69" svg:width="0.256cm" svg:height="0.089cm" svg:x="3.137cm" svg:y="0.15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9" svg:width="0.155cm" svg:height="0.325cm" svg:x="3.541cm" svg:y="0cm" svg:viewBox="0 0 156 326" svg:d="M132 8c0-5-3-8-9-8-5 0-6 4-9 12-4 15-1 2-5 18-5-3-17-8-31-8-22 0-47 11-62 41s-16 66-16 102c0 24 0 92 33 122-9 30-9 31-9 32 0 4 3 7 8 7s8-4 10-12c4-15 0-2 4-17 10 4 21 7 32 7 43 0 59-36 67-55 10-26 11-57 11-84 0-29 0-92-34-125 3-11 7-21 10-32zM38 269c-13-26-13-72-13-110 0-30 0-57 6-82 7-35 29-47 47-47 8 0 18 2 28 11-22 75-46 152-68 228zM118 56c12 22 12 67 12 103 0 29 0 56-5 82-6 40-27 55-47 55-9 0-19-3-27-11 22-76 45-153 67-229z"><text:p/></draw:path></draw:g>. לפיכך <draw:g text:anchor-type="as-char" svg:y="-0.28cm" draw:z-index="122" draw:name="Shape122" draw:style-name="gr1"><svg:title>TexMaths</svg:title><svg:desc>11§display§A_1 \neq A_2§svg§600§FALSE§</svg:desc><draw:path draw:style-name="gr2" draw:text-style-name="P68" svg:width="1.362cm" svg:height="0.319cm" svg:x="0.007cm" svg:y="0.02cm" svg:viewBox="0 0 1363 320" svg:d="M683 320c-228 0-455 0-683 0 0-107 0-213 0-320 454 0 909 0 1363 0 0 107 0 213 0 320-226 0-454 0-680 0z"><text:p/></draw:path><draw:path draw:style-name="gr3" draw:text-style-name="P69" svg:width="0.263cm" svg:height="0.275cm" svg:x="0.001cm" svg:y="0cm" svg:viewBox="0 0 264 276" svg:d="M55 232c-15 25-31 31-47 32-5 1-8 1-8 7 0 3 1 5 4 5 11 0 22-1 33-1 14 0 27 1 39 1 2 0 8 0 8-8 0-3-4-4-7-4-9 0-18-4-18-14 0-4 3-8 6-14 10-16 20-33 30-48 31 0 64 0 96 0 0 7 6 59 6 64 0 11-20 12-28 12-5 0-9 0-9 7 0 5 4 4 5 5 16 0 33-1 48-1 10 0 34 1 44 1 2 0 7 0 7-8 0-4-3-4-9-4-23 0-23-3-25-14-8-79-16-160-23-240-1-8-1-10-8-10-6 0-8 3-10 7-45 75-89 150-134 225zM101 175c25-43 51-85 76-126 4 41 9 83 13 126-30 0-59 0-89 0z"><text:p/></draw:path><draw:path draw:style-name="gr3" draw:text-style-name="P69" svg:width="0.098cm" svg:height="0.179cm" svg:x="0.306cm" svg:y="0.155cm" svg:viewBox="0 0 99 180" svg:d="M62 8c0-8-2-8-8-8-18 17-43 17-54 17 0 3 0 6 0 9 7 0 24 0 40-7 0 46 0 92 0 139 0 9 0 12-28 12-3 0-7 0-10 0 0 3 0 7 0 10 6-1 39-1 49-1 7 0 41 0 48 1 0-3 0-7 0-10-3 0-7 0-10 0-27 0-27-3-27-12 0-51 0-101 0-150z"><text:p/></draw:path><draw:path draw:style-name="gr3" draw:text-style-name="P69" svg:width="0.192cm" svg:height="0.359cm" svg:x="0.61cm" svg:y="0cm" svg:viewBox="0 0 193 360" svg:d="M190 15c3-5 3-6 3-7 0-2-2-8-7-8-6 0-7 2-9 8-58 112-115 224-174 336-3 6-3 7-3 8 0 3 3 8 8 8s6-3 8-8c59-113 116-224 174-337z"><text:p/></draw:path><draw:path draw:style-name="gr3" draw:text-style-name="P69" svg:width="0.256cm" svg:height="0.091cm" svg:x="0.578cm" svg:y="0.134cm" svg:viewBox="0 0 257 92" svg:d="M244 17c6 0 13 0 13-8 0-9-7-9-13-9-77 0-154 0-231 0-5 0-13 0-13 9 0 8 8 8 13 8 77 0 154 0 231 0zM244 92c6 0 13-2 13-9 0-9-7-8-13-8-77 0-154 0-231 0-5 0-13-1-13 8 0 7 8 9 13 9 77 0 154 0 231 0z"><text:p/></draw:path><draw:path draw:style-name="gr3" draw:text-style-name="P69" svg:width="0.263cm" svg:height="0.275cm" svg:x="0.977cm" svg:y="0cm" svg:viewBox="0 0 264 276" svg:d="M55 232c-15 25-31 31-47 32-5 1-8 1-8 7 0 3 1 5 4 5 11 0 23-1 33-1 14 0 27 1 39 1 3 0 8 0 8-8 0-3-4-4-6-4-10 0-19-4-19-14 0-4 3-8 6-14 10-16 20-33 30-48 31 0 64 0 96 0 0 7 6 59 6 64 0 11-20 12-28 12-5 0-9 0-9 7 0 5 5 5 6 5 15 0 32-1 47-1 10 0 34 1 44 1 2 0 7 0 7-8 0-4-3-4-9-4-23 0-23-3-24-14-8-79-17-160-24-240-1-8-1-10-8-10-6 0-8 3-10 7-45 75-89 150-134 225zM101 175c25-43 51-85 76-126 4 41 9 83 13 126-30 0-59 0-89 0z"><text:p/></draw:path><draw:path draw:style-name="gr3" draw:text-style-name="P69" svg:width="0.119cm" svg:height="0.179cm" svg:x="1.27cm" svg:y="0.155cm" svg:viewBox="0 0 120 180" svg:d="M120 130c-3 0-7 0-10 0 0 6-3 22-7 24-2 3-23 3-26 3-17 0-34 0-51 0 29-26 39-33 55-46 20-16 39-33 39-58 0-33-29-53-64-53-33 0-56 23-56 49 0 13 12 14 14 14 7 0 15-5 15-14 0-5-3-15-16-15 8-19 27-24 40-24 26 0 40 21 40 43 0 23-16 42-25 52-22 21-43 42-65 64-3 2-3 3-3 11 37 0 74 0 111 0 3-17 6-33 9-50z"><text:p/></draw:path></draw:g><text:s/>משום ש־<draw:g text:anchor-type="as-char" svg:y="-0.303cm" draw:z-index="123" draw:name="Shape123" draw:style-name="gr1"><svg:title>TexMaths</svg:title><svg:desc>11§display§1 \in \emptyset§svg§600§FALSE§</svg:desc><draw:path draw:style-name="gr2" draw:text-style-name="P68" svg:width="0.797cm" svg:height="0.286cm" svg:x="0.001cm" svg:y="0.019cm" svg:viewBox="0 0 798 287" svg:d="M0 0c266 0 532 0 798 0 0 96 0 192 0 287-266 0-532 0-798 0 0-95 0-191 0-287z"><text:p/></draw:path><draw:path draw:style-name="gr3" draw:text-style-name="P69" svg:width="0.127cm" svg:height="0.256cm" svg:x="0.015cm" svg:y="0.042cm" svg:viewBox="0 0 128 257" svg:d="M79 10c0-9 0-10-9-10-24 25-58 25-70 25 0 4 0 8 0 11 8 0 31 0 51-10 0 66 0 134 0 200 0 14-2 18-36 18-4 0-8 0-13 0 0 5 0 9 0 13 14-2 47-2 63-2 15 0 49 0 63 2 0-4 0-8 0-13-5 0-8 0-13 0-35 0-36-4-36-18 0-72 0-145 0-216z"><text:p/></draw:path><draw:path draw:style-name="gr3" draw:text-style-name="P69" svg:width="0.193cm" svg:height="0.223cm" svg:x="0.313cm" svg:y="0.089cm" svg:viewBox="0 0 194 224" svg:d="M179 120c7 0 15 0 15-8 0-7-8-7-15-7-55 0-109 0-164 0 6-52 50-90 105-90 20 0 39 0 59 0 7 0 15 0 15-7 0-8-8-8-15-8-21 0-40 0-60 0-66 0-119 51-119 112s53 112 119 112c20 0 39 0 60 0 7 0 15 0 15-8s-8-8-15-8c-20 0-39 0-59 0-55 0-99-37-105-88 55 0 109 0 164 0z"><text:p/></draw:path><draw:path draw:style-name="gr3" draw:text-style-name="P69" svg:width="0.155cm" svg:height="0.326cm" svg:x="0.663cm" svg:y="0cm" svg:viewBox="0 0 156 327" svg:d="M132 8c0-5-3-8-8-8-6 0-7 4-10 12-4 16-1 2-4 18-6-2-18-8-32-8-22 0-47 11-62 41-14 32-16 66-16 101 0 24 0 94 33 123-9 30-9 31-9 32 0 5 3 8 8 8 6 0 8-4 10-12 4-15 0-2 4-18 10 6 21 8 32 8 43 0 61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 פסוק שקר, ולפי התכונה המרכזית של זוג סדור, <draw:g text:anchor-type="as-char" svg:y="-0.288cm" draw:z-index="121" draw:name="Shape124" draw:style-name="gr1"><svg:title>TexMaths</svg:title><svg:desc>11§display§\la A_1, B \ra \neq \la A_2, B \ra§svg§600§FALSE§</svg:desc><draw:path draw:style-name="gr2" draw:text-style-name="P68" svg:width="2.927cm" svg:height="0.345cm" svg:x="0.001cm" svg:y="0.018cm" svg:viewBox="0 0 2928 346" svg:d="M1465 346c-488 0-977 0-1465 0 0-116 0-230 0-346 976 0 1953 0 2928 0 0 116 0 230 0 346-487 0-975 0-1463 0z"><text:p/></draw:path><draw:path draw:style-name="gr3" draw:text-style-name="P69" svg:width="0.085cm" svg:height="0.384cm" svg:x="0.024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3" draw:text-style-name="P69" svg:width="0.264cm" svg:height="0.274cm" svg:x="0.145cm" svg:y="0.011cm" svg:viewBox="0 0 265 275" svg:d="M56 231c-15 26-31 31-47 32-6 1-9 1-9 8 0 2 2 4 6 4 9 0 22-1 33-1 13 0 26 1 38 1 2 0 8 0 8-7 0-4-4-5-7-5-9 0-17-3-17-13 0-4 2-9 5-14 10-17 19-32 29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3" draw:text-style-name="P69" svg:width="0.098cm" svg:height="0.178cm" svg:x="0.451cm" svg:y="0.168cm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3" draw:text-style-name="P69" svg:width="0.044cm" svg:height="0.115cm" svg:x="0.628cm" svg:y="0.247cm" svg:viewBox="0 0 45 116" svg:d="M45 41c0-26-10-41-24-41-13 0-21 10-21 21 0 10 8 20 21 20 4 0 10-1 13-5 1-1 1-1 2-1 0 2 1 0 1 6 0 28-14 51-26 64-4 4-4 5-4 6 0 2 2 5 3 5 4 0 35-30 35-75z"><text:p/></draw:path><draw:path draw:style-name="gr3" draw:text-style-name="P69" svg:width="0.275cm" svg:height="0.261cm" svg:x="0.783cm" svg:y="0.025cm" svg:viewBox="0 0 276 262" svg:d="M45 232c-3 15-4 18-35 18-7 0-10 0-10 8 0 4 3 4 10 4 46 0 92 0 139 0 60 0 106-45 106-83 0-27-23-49-60-53 40-8 81-37 81-73 0-29-26-53-72-53-43 0-87 0-130 0-7 0-11 0-11 8 0 4 3 4 11 4 1 0 7 0 14 0 8 1 11 1 11 7 0 1-1 2-2 7-18 69-34 138-52 206zM103 122c8-32 17-64 25-96 3-13 4-14 21-14 16 0 33 0 49 0 34 0 43 22 43 40 0 34-34 70-80 70-19 0-39 0-58 0zM87 250c-6 0-7 0-9 0-4 0-5-1-5-4 0-2 0-2 2-9 9-36 17-71 26-106 24 0 50 0 74 0 36 0 44 28 44 45 0 36-34 74-80 74-18 0-34 0-52 0z"><text:p/></draw:path><draw:path draw:style-name="gr3" draw:text-style-name="P69" svg:width="0.086cm" svg:height="0.384cm" svg:x="1.1cm" svg:y="0cm" svg:viewBox="0 0 87 385" svg:d="M85 199c2-4 2-5 2-6 0-3 0-1-2-6-22-59-45-119-67-178-4-7-6-9-9-9-5 0-9 3-9 8 0 1 0 2 2 6 23 60 45 119 68 179-23 58-45 117-68 177-2 4-2 5-2 8 0 4 4 7 9 7 4 0 5-4 8-7 23-60 45-119 68-179z"><text:p/></draw:path><draw:path draw:style-name="gr3" draw:text-style-name="P69" svg:width="0.192cm" svg:height="0.358cm" svg:x="1.391cm" svg:y="0.011cm" svg:viewBox="0 0 193 359" svg:d="M190 15c3-5 3-6 3-7 0-2-3-8-8-8s-6 2-8 8c-58 112-115 223-174 336-3 5-3 6-3 7 0 4 3 8 8 8 4 0 5-2 9-8 58-112 115-223 173-336z"><text:p/></draw:path><draw:path draw:style-name="gr3" draw:text-style-name="P69" svg:width="0.256cm" svg:height="0.09cm" svg:x="1.359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085cm" svg:height="0.384cm" svg:x="1.787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3" draw:text-style-name="P69" svg:width="0.264cm" svg:height="0.274cm" svg:x="1.908cm" svg:y="0.011cm" svg:viewBox="0 0 265 275" svg:d="M56 231c-15 26-31 31-48 32-5 1-8 1-8 8 0 2 2 4 6 4 9 0 22-1 33-1 12 0 26 1 38 1 2 0 8 0 8-7 0-4-4-5-7-5-9 0-17-3-17-13 0-4 2-9 4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3" draw:text-style-name="P69" svg:width="0.118cm" svg:height="0.178cm" svg:x="2.201cm" svg:y="0.168cm" svg:viewBox="0 0 119 179" svg:d="M119 130c-3 0-6 0-9 0-1 5-3 22-7 24-2 2-23 2-27 2-17 0-33 0-50 0 29-25 39-33 54-45 21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69" svg:width="0.044cm" svg:height="0.115cm" svg:x="2.391cm" svg:y="0.247cm" svg:viewBox="0 0 45 116" svg:d="M45 41c0-26-10-41-24-41-13 0-21 10-21 21 0 10 8 20 21 20 4 0 9-1 13-5 1-1 1-1 2-1 0 2 0 0 0 6 0 28-13 51-25 64-4 4-4 5-4 6 0 2 1 5 3 5 4 0 35-30 35-75z"><text:p/></draw:path><draw:path draw:style-name="gr3" draw:text-style-name="P69" svg:width="0.275cm" svg:height="0.261cm" svg:x="2.546cm" svg:y="0.025cm" svg:viewBox="0 0 276 262" svg:d="M45 232c-3 15-4 18-35 18-7 0-10 0-10 8 0 4 3 4 10 4 46 0 92 0 139 0 60 0 106-45 106-83 0-27-23-49-60-53 40-8 81-37 81-73 0-29-26-53-72-53-43 0-87 0-130 0-7 0-11 0-11 8 0 4 3 4 11 4 1 0 7 0 14 0 8 1 11 1 11 7 0 1-1 2-2 7-18 69-34 138-52 206zM103 122c8-32 17-64 25-96 3-13 4-14 21-14 16 0 33 0 49 0 34 0 43 22 43 40 0 34-34 70-80 70-19 0-39 0-58 0zM86 250c-5 0-6 0-8 0-4 0-5-1-5-4 0-2 0-2 2-9 9-36 17-71 26-106 24 0 50 0 74 0 36 0 44 28 44 45 0 36-34 74-80 74-18 0-36 0-53 0z"><text:p/></draw:path><draw:path draw:style-name="gr3" draw:text-style-name="P69" svg:width="0.086cm" svg:height="0.384cm" svg:x="2.862cm" svg:y="0cm" svg:viewBox="0 0 87 385" svg:d="M85 199c2-4 2-5 2-6 0-3 0-1-2-6-22-59-45-119-67-178-4-7-7-9-10-9-5 0-8 3-8 8 0 1 0 2 2 6 23 60 45 119 68 179-23 58-45 117-68 177-2 4-2 5-2 8 0 4 4 7 8 7 5 0 6-4 9-7 23-60 45-119 68-179z"><text:p/></draw:path></draw:g>. נשתמש בתחשיב למבדא, ונגיע לכך אשר: </text:p>
      <text:p text:style-name="P4"><draw:g text:anchor-type="as-char" svg:y="-0.295cm" draw:z-index="124" draw:name="Shape125" draw:style-name="gr1"><svg:title>TexMaths</svg:title><svg:desc>11§display§f(\la A_1, B \ra) = A_1 \cup B = \{1\} \cup \{1\} = \{1\} = \{1\} \cup \emptyset = A_2 \cup B = f(\la A_2, B \ra)§svg§600§FALSE§</svg:desc><draw:path draw:style-name="gr2" draw:text-style-name="P68" svg:width="12.356cm" svg:height="0.352cm" svg:x="0.108cm" svg:y="0.018cm" svg:viewBox="0 0 12357 353" svg:d="M0 0c4119 0 8238 0 12357 0 0 118 0 235 0 353-4119 0-8238 0-12357 0 0-118 0-235 0-353z"><text:p/></draw:path><draw:path draw:style-name="gr3" draw:text-style-name="P69" svg:width="0.192cm" svg:height="0.348cm" svg:x="-0.001cm" svg:y="0.025cm" svg:viewBox="0 0 193 349" svg:d="M121 118c11 0 22 0 33 0 8 0 12 0 12-8 0-4-4-4-11-4-11 0-21 0-32 0 2-15 6-29 8-43 2-9 8-37 10-41 3-8 10-13 17-13 3 0 13 0 20 6-17 3-21 16-21 21 0 9 7 15 15 15 10 0 21-9 21-24 0-17-18-27-35-27-13 0-37 8-48 45-2 9-3 12-13 61-9 0-18 0-27 0-7 0-12 0-12 7 0 5 5 5 11 5 9 0 17 0 26 0-10 50-19 101-29 151-7 38-13 73-34 73-1 0-11 0-18-8 18-1 21-14 21-21 0-9-6-13-14-13-10 0-21 9-21 23 0 18 17 26 32 26 22 0 37-21 44-37 12-24 22-70 22-74 8-40 15-80 23-120z"><text:p/></draw:path><draw:path draw:style-name="gr3" draw:text-style-name="P69" svg:width="0.088cm" svg:height="0.383cm" svg:x="0.247cm" svg:y="0.009cm" svg:viewBox="0 0 89 384" svg:d="M89 379c0-1 0-1-6-8-49-48-61-122-61-179 0-67 14-134 63-182 4-5 4-6 4-7 0-2-1-3-3-3-5 0-39 26-62 75-20 43-24 84-24 117 0 29 4 76 25 119 23 47 56 73 61 73 2 0 3-2 3-5z"><text:p/></draw:path><draw:path draw:style-name="gr3" draw:text-style-name="P69" svg:width="0.086cm" svg:height="0.383cm" svg:x="0.401cm" svg:y="0.009cm" svg:viewBox="0 0 87 384" svg:d="M85 14c2-4 2-5 2-6 0-5-4-8-8-8s-6 1-10 9c-22 58-45 117-67 177-1 2-2 4-2 6 0 1 0 3 2 6 22 59 45 119 67 177 3 3 5 9 10 9 4 0 8-4 8-8 0-1 0-2-2-7-23-59-45-118-68-177 23-59 45-118 68-178z"><text:p/></draw:path><draw:path draw:style-name="gr3" draw:text-style-name="P69" svg:width="0.264cm" svg:height="0.273cm" svg:x="0.523cm" svg:y="0.018cm" svg:viewBox="0 0 265 274" svg:d="M55 230c-15 26-31 32-47 33-5 0-8 0-8 7 0 3 1 4 4 4 11 0 22-1 33-1 14 0 27 1 39 1 3 0 8 0 8-7 0-4-4-4-6-4-10-1-19-5-19-15 0-4 3-8 6-14 10-15 20-32 30-47 32 0 65 0 96 0 2 8 6 59 6 62 0 13-20 14-28 14-5 0-8 0-8 7 0 4 4 4 5 4 16 0 32-1 49-1 8 0 34 1 42 1 3 0 8 0 8-8 0-3-4-3-9-3-24 0-24-4-25-15-8-79-16-159-24-239 0-8 0-9-7-9-6 0-7 2-11 7-45 74-89 149-134 223zM101 175c26-43 52-86 77-128 5 42 8 85 12 128-29 0-59 0-89 0z"><text:p/></draw:path><draw:path draw:style-name="gr3" draw:text-style-name="P69" svg:width="0.097cm" svg:height="0.178cm" svg:x="0.829cm" svg:y="0.175cm" svg:viewBox="0 0 98 179" svg:d="M61 8c0-8 0-8-8-8-18 18-42 18-53 18 0 3 0 6 0 9 7 0 24 0 39-7 0 46 0 91 0 137 0 9 0 12-27 12-3 0-8 0-11 0 0 4 0 7 0 10 6 0 39-1 49-1 8 0 42 1 48 1 0-3 0-6 0-10-3 0-7 0-10 0-27 0-27-3-27-12 0-50 0-100 0-149z"><text:p/></draw:path><draw:path draw:style-name="gr3" draw:text-style-name="P69" svg:width="0.044cm" svg:height="0.114cm" svg:x="1.006cm" svg:y="0.255cm" svg:viewBox="0 0 45 115" svg:d="M45 41c0-26-10-41-25-41-12 0-20 10-20 21 0 10 8 20 20 20 5 0 10-1 14-5 1-1 1-1 1-1 1 0 1 0 1 6 0 28-13 51-26 65-4 3-4 4-4 5 0 3 2 4 4 4 4 0 35-29 35-74z"><text:p/></draw:path><draw:path draw:style-name="gr3" draw:text-style-name="P69" svg:width="0.275cm" svg:height="0.261cm" svg:x="1.16cm" svg:y="0.034cm" svg:viewBox="0 0 276 262" svg:d="M46 232c-4 15-4 19-35 19-7 0-11 0-11 7 0 4 4 4 11 4 46 0 91 0 138 0 61 0 106-45 106-82 0-27-22-50-59-55 39-6 80-35 80-71 0-29-25-54-71-54-43 0-87 0-130 0-8 0-11 0-11 8 0 4 3 4 11 4 4 0 8 0 14 1 7 0 10 1 10 6 0 2 0 3-1 7-18 69-34 138-52 206zM105 122c7-32 16-64 24-96 3-13 4-14 21-14 16 0 33 0 49 0 34 0 42 23 42 40 0 34-33 70-80 70-19 0-38 0-56 0zM87 251c-6 0-6 0-9-2-3 0-4 0-4-3 0-1 0-2 2-9 9-35 18-71 26-106 25 0 49 0 73 0 37 0 45 28 45 45 0 37-35 75-80 75-18 0-35 0-53 0z"><text:p/></draw:path><draw:path draw:style-name="gr3" draw:text-style-name="P69" svg:width="0.086cm" svg:height="0.383cm" svg:x="1.478cm" svg:y="0.009cm" svg:viewBox="0 0 87 384" svg:d="M85 198c2-3 2-5 2-6s0-2-2-6c-23-60-45-119-68-177-3-7-5-9-9-9-5 0-8 3-8 8 0 1 0 1 2 5 23 60 45 119 68 179-23 59-45 118-68 177-2 5-2 5-2 7 0 4 3 8 8 8s6-5 9-8c23-59 45-119 68-178z"><text:p/></draw:path><draw:path draw:style-name="gr3" draw:text-style-name="P69" svg:width="0.088cm" svg:height="0.383cm" svg:x="1.63cm" svg:y="0.009cm" svg:viewBox="0 0 89 384" svg:d="M89 192c0-29-4-77-25-119-23-49-56-73-61-73-2 0-3 1-3 3 0 1 0 2 7 9 38 39 60 100 60 180 0 65-14 132-63 182-4 4-4 4-4 5 0 3 1 5 3 5 5 0 39-27 62-75 20-43 24-86 24-117z"><text:p/></draw:path><draw:path draw:style-name="gr3" draw:text-style-name="P69" svg:width="0.255cm" svg:height="0.089cm" svg:x="1.888cm" svg:y="0.152cm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69" svg:width="0.264cm" svg:height="0.273cm" svg:x="2.287cm" svg:y="0.018cm" svg:viewBox="0 0 265 274" svg:d="M56 230c-15 26-31 32-48 33-5 0-8 0-8 7 0 3 2 4 6 4 9 0 22-1 33-1 12 0 26 1 38 1 2 0 8 0 8-7 0-4-4-4-7-4-9-1-17-5-17-15 0-4 2-8 4-14 10-15 20-32 30-47 32 0 65 0 96 0 2 8 7 59 7 62 0 13-20 14-27 14-6 0-10 0-10 7 0 4 3 3 5 4 17 0 33-1 49-1 9 0 34 1 44 1 2 0 6 0 6-8 0-3-3-3-9-3-24 0-24-4-25-15-8-79-15-159-23-239-1-8-1-9-8-9-5 0-7 2-10 7-45 74-89 149-134 223zM102 175c26-43 51-86 76-128 5 42 8 85 12 128-29 0-58 0-88 0z"><text:p/></draw:path><draw:path draw:style-name="gr3" draw:text-style-name="P69" svg:width="0.098cm" svg:height="0.178cm" svg:x="2.593cm" svg:y="0.175cm" svg:viewBox="0 0 99 179" svg:d="M62 8c0-8-1-8-9-8-17 18-42 18-53 18 0 3 0 6 0 9 7 0 24 0 40-7 0 46 0 91 0 137 0 9 0 12-28 12-3 0-6 0-10 0 0 4 0 7 0 10 5 0 39-1 49-1 7 0 41 1 48 1 0-3 0-6 0-10-3 0-8 0-11 0-26 0-26-3-26-12 0-50 0-100 0-149z"><text:p/></draw:path><draw:path draw:style-name="gr3" draw:text-style-name="P69" svg:width="0.215cm" svg:height="0.236cm" svg:x="2.843cm" svg:y="0.067cm" svg:viewBox="0 0 216 237" svg:d="M216 14c0-7 0-14-8-14s-8 7-8 14c0 46 0 93 0 139 0 57-62 69-92 69-18 0-42-3-62-16-29-18-29-43-29-53 0-46 0-93 0-139 0-7 0-14-9-14-8 0-8 7-8 14 0 48 0 94 0 141 0 57 59 82 108 82 50 0 108-26 108-82 0-47 0-93 0-141z"><text:p/></draw:path><draw:path draw:style-name="gr3" draw:text-style-name="P69" svg:width="0.275cm" svg:height="0.261cm" svg:x="3.182cm" svg:y="0.034cm" svg:viewBox="0 0 276 262" svg:d="M46 232c-4 15-4 19-35 19-7 0-11 0-11 7 0 4 3 4 11 4 46 0 91 0 138 0 61 0 106-45 106-82 0-27-22-50-59-55 39-6 80-35 80-71 0-29-25-54-71-54-43 0-87 0-130 0-8 0-11 0-11 8 0 4 3 4 10 4 1 0 9 0 15 1 7 0 10 1 10 6 0 2 0 3-1 7-18 69-34 138-52 206zM105 122c7-32 16-64 24-96 3-13 3-14 21-14 16 0 33 0 49 0 34 0 42 23 42 40 0 34-33 70-80 70-19 0-38 0-56 0zM87 251c-6 0-7 0-9-2-3 0-4 0-4-3 0-1 0-2 1-9 9-35 19-71 27-106 25 0 49 0 73 0 37 0 45 28 45 45 0 37-35 75-80 75-18 0-35 0-53 0z"><text:p/></draw:path><draw:path draw:style-name="gr3" draw:text-style-name="P69" svg:width="0.256cm" svg:height="0.089cm" svg:x="3.608cm" svg:y="0.15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9" svg:width="0.135cm" svg:height="0.383cm" svg:x="4.023cm" svg:y="0.009cm" svg:viewBox="0 0 136 384" svg:d="M81 51c0-16 10-40 52-43 2 0 3-1 3-4 0-4-2-4-6-4-39 0-74 20-75 47 0 29 0 59 0 88 0 16 0 28-15 41-14 11-28 12-37 12-2 0-3 2-3 4 0 4 2 4 6 5 25 0 44 14 48 33 1 4 1 4 1 18 0 26 0 51 0 76 0 17 0 29 19 44 15 11 40 16 56 16 4 0 6 0 6-5 0-3-2-3-5-4-24-1-44-13-48-33-2-4-2-5-2-19 0-26 0-53 0-80 0-18-3-24-15-36-9-9-20-11-31-15 32-8 46-26 46-49 0-31 0-62 0-92z"><text:p/></draw:path><draw:path draw:style-name="gr3" draw:text-style-name="P69" svg:width="0.127cm" svg:height="0.254cm" svg:x="4.222cm" svg:y="0.041cm" svg:viewBox="0 0 128 255" svg:d="M79 10c0-9 0-10-9-10-24 25-57 25-70 25 0 4 0 8 0 11 8 0 31 0 51-10 0 66 0 133 0 199 0 13-1 19-36 19-4 0-8 0-13 0 0 4 0 8 0 11 15-1 48-1 63-1s49 0 63 1c0-3 0-7 0-11-5 0-8 0-12 0-36 0-37-4-37-19 0-71 0-144 0-215z"><text:p/></draw:path><draw:path draw:style-name="gr3" draw:text-style-name="P69" svg:width="0.137cm" svg:height="0.383cm" svg:x="4.409cm" svg:y="0.009cm" svg:viewBox="0 0 138 384" svg:d="M56 332c0 15-10 41-53 43-2 1-3 2-3 4 0 5 4 5 8 5 37 0 73-19 73-49 0-28 0-58 0-88 0-14 0-27 16-39 14-11 28-11 37-11 1-1 4-2 4-5 0-4-3-4-7-4-25-1-44-15-48-34-2-5-2-6-2-19 0-26 0-51 0-77 0-15 0-28-18-43-16-12-42-15-55-15-4 0-8 0-8 4s2 4 7 4c24 2 43 14 48 34 1 3 1 4 1 17 0 27 0 54 0 82 0 17 2 24 16 36 7 9 18 12 29 15-32 8-45 26-45 48 0 30 0 61 0 92z"><text:p/></draw:path><draw:path draw:style-name="gr3" draw:text-style-name="P69" svg:width="0.214cm" svg:height="0.236cm" svg:x="4.682cm" svg:y="0.067cm" svg:viewBox="0 0 215 237" svg:d="M215 14c0-7 0-14-8-14s-8 7-8 14c0 46 0 93 0 139 0 57-63 69-91 69-18 0-42-3-63-16-30-18-30-43-30-53 0-46 0-93 0-139 0-7 0-14-7-14-8 0-8 7-8 14 0 48 0 94 0 141 0 57 59 82 108 82s107-26 107-82c0-47 0-93 0-141z"><text:p/></draw:path><draw:path draw:style-name="gr3" draw:text-style-name="P69" svg:width="0.137cm" svg:height="0.383cm" svg:x="5.031cm" svg:y="0.009cm" svg:viewBox="0 0 138 384" svg:d="M81 51c0-16 11-40 53-43 2 0 4-1 4-4 0-4-4-4-8-4-39 0-74 20-74 47 0 29 0 59 0 88 0 16 0 28-15 41-13 11-29 12-38 12-1 0-3 2-3 4 0 4 2 4 7 5 25 0 44 14 48 33 1 4 1 4 1 18 0 26 0 51 0 76 0 17 0 29 19 44 14 11 41 16 55 16 4 0 8 0 8-5 0-3-3-3-7-4-24-1-43-13-48-33-2-4-2-5-2-19 0-26 0-53 0-80 0-18-2-24-15-36-8-9-19-11-30-15 32-8 45-26 45-49 0-31 0-62 0-92z"><text:p/></draw:path><draw:path draw:style-name="gr3" draw:text-style-name="P69" svg:width="0.127cm" svg:height="0.254cm" svg:x="5.232cm" svg:y="0.041cm" svg:viewBox="0 0 128 255" svg:d="M79 10c0-9 0-10-9-10-24 25-58 25-70 25 0 4 0 8 0 11 8 0 31 0 51-10 0 66 0 133 0 199 0 13-1 19-37 19-4 0-7 0-12 0 0 4 0 8 0 11 13-1 48-1 63-1s49 0 63 1c0-3 0-7 0-11-5 0-8 0-12 0-36 0-37-4-37-19 0-71 0-144 0-215z"><text:p/></draw:path><draw:path draw:style-name="gr3" draw:text-style-name="P69" svg:width="0.135cm" svg:height="0.383cm" svg:x="5.419cm" svg:y="0.009cm" svg:viewBox="0 0 136 384" svg:d="M55 332c0 15-10 41-52 43-2 1-3 2-3 4 0 5 4 5 8 5 37 0 72-19 73-49 0-28 0-58 0-88 0-14 0-27 16-39 13-11 28-11 36-11 2-1 3-2 3-5 0-4-2-4-5-4-25-1-44-15-48-34-2-5-2-6-2-19 0-26 0-51 0-77 0-15 0-28-18-43-16-12-42-15-55-15-4 0-8 0-8 4s2 4 6 4c24 2 44 14 48 34 1 3 1 4 1 17 0 27 0 54 0 82 0 17 3 24 15 36 9 9 20 12 31 15-32 8-46 26-46 48 0 30 0 61 0 92z"><text:p/></draw:path><draw:path draw:style-name="gr3" draw:text-style-name="P69" svg:width="0.256cm" svg:height="0.089cm" svg:x="5.712cm" svg:y="0.152cm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69" svg:width="0.137cm" svg:height="0.383cm" svg:x="6.127cm" svg:y="0.009cm" svg:viewBox="0 0 138 384" svg:d="M81 51c0-16 10-40 53-43 1 0 4-1 4-4 0-4-4-4-8-4-39 0-74 20-74 47 0 29 0 59 0 88 0 16 0 28-15 41-15 11-29 12-38 12-2 0-3 2-3 4 0 4 2 4 7 5 25 0 44 14 48 33 1 4 1 4 1 18 0 26 0 51 0 76 0 17 0 29 18 44 15 11 40 16 56 16 4 0 8 0 8-5 0-3-3-3-7-4-24-1-43-13-48-33-2-4-2-5-2-19 0-26 0-53 0-80 0-18-3-23-15-36-8-8-19-11-30-15 31-8 45-26 45-49 0-31 0-62 0-92z"><text:p/></draw:path><draw:path draw:style-name="gr3" draw:text-style-name="P69" svg:width="0.127cm" svg:height="0.254cm" svg:x="6.326cm" svg:y="0.041cm" svg:viewBox="0 0 128 255" svg:d="M79 10c0-9 0-10-9-10-24 25-58 25-70 25 0 4 0 8 0 11 8 0 30 0 51-10 0 66 0 133 0 199 0 13-1 19-37 19-4 0-7 0-12 0 0 4 0 8 0 11 13-1 48-1 63-1s48 0 63 1c0-3 0-7 0-11-5 0-9 0-14 0-34 0-35-4-35-19 0-71 0-144 0-215z"><text:p/></draw:path><draw:path draw:style-name="gr3" draw:text-style-name="P69" svg:width="0.137cm" svg:height="0.383cm" svg:x="6.512cm" svg:y="0.009cm" svg:viewBox="0 0 138 384" svg:d="M56 332c0 15-10 41-52 43-2 1-4 2-4 4 0 5 4 5 8 5 38 0 73-19 75-49 0-28 0-58 0-88 0-14 0-27 15-39 13-11 27-11 36-11 2-1 4-2 4-5 0-4-3-4-6-4-26-1-44-15-48-34-1-5-1-6-1-19 0-26 0-51 0-77 0-15 0-28-19-43-16-12-43-15-56-15-4 0-8 0-8 4s3 4 7 4c24 2 43 14 48 34 1 3 1 4 1 17 0 27 0 54 0 82 0 17 3 24 16 36 7 9 19 12 30 15-32 8-46 26-46 48 0 30 0 61 0 92z"><text:p/></draw:path><draw:path draw:style-name="gr3" draw:text-style-name="P69" svg:width="0.256cm" svg:height="0.089cm" svg:x="6.807cm" svg:y="0.15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9" svg:width="0.137cm" svg:height="0.383cm" svg:x="7.222cm" svg:y="0.009cm" svg:viewBox="0 0 138 384" svg:d="M81 51c0-16 10-40 52-43 2 0 5-1 5-4 0-4-4-4-8-4-39 0-74 20-75 47 0 29 0 59 0 88 0 16 0 28-15 41-14 11-28 12-37 12-2 0-3 2-3 4 0 4 2 4 6 5 26 0 44 14 48 33 1 4 1 4 1 18 0 26 0 51 0 76 0 17 0 29 19 44 15 11 40 16 56 16 4 0 8 0 8-5 0-3-4-3-7-4-24-1-43-13-48-33-2-4-2-5-2-19 0-26 0-53 0-80 0-18-3-24-15-36-9-9-20-11-31-15 32-8 46-26 46-49 0-31 0-62 0-92z"><text:p/></draw:path><draw:path draw:style-name="gr3" draw:text-style-name="P69" svg:width="0.127cm" svg:height="0.254cm" svg:x="7.421cm" svg:y="0.041cm" svg:viewBox="0 0 128 255" svg:d="M79 10c0-9 0-10-9-10-23 25-57 25-70 25 0 4 0 8 0 11 8 0 31 0 51-10 0 66 0 133 0 199 0 13-1 19-36 19-4 0-7 0-12 0 0 4 0 8 0 11 14-1 45-1 62-1 15 0 49 0 63 1 0-3 0-7 0-11-5 0-8 0-12 0-35 0-37-4-37-19 0-71 0-144 0-215z"><text:p/></draw:path><draw:path draw:style-name="gr3" draw:text-style-name="P69" svg:width="0.137cm" svg:height="0.383cm" svg:x="7.608cm" svg:y="0.009cm" svg:viewBox="0 0 138 384" svg:d="M56 332c0 15-10 41-53 43-1 1-3 2-3 4 0 5 4 5 8 5 37 0 73-19 73-49 0-28 0-58 0-88 0-14 0-27 16-39 14-11 28-11 37-11 2-1 4-2 4-5 0-4-3-4-7-4-25-1-44-15-48-34-2-5-2-6-2-19 0-26 0-51 0-77 0-15 0-28-18-43-16-12-42-15-55-15-4 0-8 0-8 4s2 4 7 4c24 2 43 14 48 34 1 3 1 4 1 17 0 27 0 54 0 82 0 17 3 24 16 36 7 9 18 12 29 15-32 8-45 26-45 48 0 30 0 61 0 92z"><text:p/></draw:path><draw:path draw:style-name="gr3" draw:text-style-name="P69" svg:width="0.214cm" svg:height="0.236cm" svg:x="7.88cm" svg:y="0.067cm" svg:viewBox="0 0 215 237" svg:d="M215 14c0-7 0-14-8-14s-8 7-8 14c0 46 0 93 0 139 0 57-63 69-91 69-18 0-42-3-63-16-30-18-30-43-30-53 0-46 0-93 0-139 0-7 0-14-7-14-8 0-8 7-8 14 0 48 0 94 0 141 0 57 59 82 108 82s107-26 107-82c0-47 0-93 0-141z"><text:p/></draw:path><draw:path draw:style-name="gr3" draw:text-style-name="P69" svg:width="0.155cm" svg:height="0.325cm" svg:x="8.221cm" svg:y="0cm" svg:viewBox="0 0 156 326" svg:d="M131 8c0-5-2-8-8-8-5 0-6 4-9 12-4 15-1 2-5 18-4-3-17-8-31-8-22 0-47 11-61 41-16 30-17 66-17 102 0 24 0 92 33 122-9 30-9 31-9 32 0 4 4 7 8 7 5 0 7-4 10-12 4-15 0-2 4-17 10 4 21 7 32 7 43 0 60-36 67-55 10-26 11-57 11-84 0-29 0-92-34-125 3-11 6-21 9-32zM39 269c-14-26-14-72-14-110 0-30 0-57 6-82 8-35 30-47 47-47 8 0 18 2 28 11-22 75-45 152-67 228zM118 56c12 22 12 67 12 103 0 29 0 56-5 82-6 40-27 55-47 55-9 0-19-3-27-11 22-76 45-153 67-229z"><text:p/></draw:path><draw:path draw:style-name="gr3" draw:text-style-name="P69" svg:width="0.256cm" svg:height="0.089cm" svg:x="8.525cm" svg:y="0.15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9" svg:width="0.264cm" svg:height="0.273cm" svg:x="8.926cm" svg:y="0.018cm" svg:viewBox="0 0 265 274" svg:d="M55 230c-15 26-30 32-47 33-5 0-8 0-8 7 0 3 1 4 4 4 11 0 24-1 33-1 14 0 27 1 40 1 2 0 7 0 7-7 0-4-4-4-6-4-9-1-19-5-19-15 0-4 3-8 6-14 10-15 20-32 30-47 32 0 65 0 96 0 2 8 7 59 7 62 0 13-21 14-29 14-5 0-8 0-8 7 0 4 4 4 5 4 16 0 32-1 49-1 9 0 34 1 42 1 4 0 8 0 8-8 0-3-4-3-9-3-24 0-24-4-25-15-8-79-16-159-24-239 0-8 0-9-7-9-6 0-7 2-10 7-45 74-90 149-135 223zM101 175c26-43 52-86 77-128 5 42 8 85 12 128-29 0-59 0-89 0z"><text:p/></draw:path><draw:path draw:style-name="gr3" draw:text-style-name="P69" svg:width="0.119cm" svg:height="0.178cm" svg:x="9.218cm" svg:y="0.175cm" svg:viewBox="0 0 120 179" svg:d="M120 130c-3 0-6 0-9 0-1 6-3 22-8 25-2 1-22 1-26 1-16 0-33 0-49 0 28-25 37-33 53-45 20-16 39-33 39-58 0-33-29-53-63-53s-57 23-57 48c0 15 12 16 15 16 6 0 15-5 15-15 0-5-2-14-17-14 9-20 27-25 40-25 27 0 41 21 41 43 0 23-17 42-26 51-22 21-43 42-65 64-3 3-3 3-3 11 37 0 75 0 112 0 2-16 6-33 8-49z"><text:p/></draw:path><draw:path draw:style-name="gr3" draw:text-style-name="P69" svg:width="0.214cm" svg:height="0.236cm" svg:x="9.482cm" svg:y="0.067cm" svg:viewBox="0 0 215 237" svg:d="M215 14c0-7 0-14-8-14s-8 7-8 14c0 46 0 93 0 139 0 57-63 69-91 69-18 0-42-3-63-16-30-18-30-43-30-53 0-46 0-93 0-139 0-7 0-14-7-14-8 0-8 7-8 14 0 48 0 94 0 141 0 57 59 82 108 82s107-26 107-82c0-47 0-93 0-141z"><text:p/></draw:path><draw:path draw:style-name="gr3" draw:text-style-name="P69" svg:width="0.275cm" svg:height="0.261cm" svg:x="9.821cm" svg:y="0.034cm" svg:viewBox="0 0 276 262" svg:d="M45 232c-3 15-4 19-35 19-7 0-10 0-10 7 0 4 3 4 10 4 46 0 92 0 139 0 60 0 106-45 106-82 0-27-23-50-60-55 40-6 81-35 81-71 0-29-25-54-72-54-43 0-87 0-130 0-7 0-11 0-11 8 0 4 3 4 11 4 1 0 7 0 14 1 8 0 11 1 11 6 0 2-1 3-2 7-18 69-34 138-52 206zM103 122c8-32 17-64 25-96 3-13 4-14 21-14 16 0 34 0 50 0 33 0 42 23 42 40 0 34-33 70-80 70-19 0-39 0-58 0zM87 251c-6 0-7 0-9-2-4 0-5 0-5-3 0-1 0-2 2-9 9-35 17-71 26-106 24 0 50 0 74 0 36 0 44 28 44 45 0 37-34 75-80 75-18 0-34 0-52 0z"><text:p/></draw:path><draw:path draw:style-name="gr3" draw:text-style-name="P69" svg:width="0.255cm" svg:height="0.089cm" svg:x="10.247cm" svg:y="0.152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9" svg:width="0.192cm" svg:height="0.348cm" svg:x="10.654cm" svg:y="0.025cm" svg:viewBox="0 0 193 349" svg:d="M121 118c11 0 22 0 33 0 8 0 12 0 12-8 0-4-4-4-11-4-11 0-21 0-32 0 2-15 6-29 8-43 2-9 8-37 10-41 3-8 10-13 17-13 3 0 13 0 20 6-17 3-21 16-21 21 0 9 7 15 15 15 10 0 21-9 21-24 0-17-18-27-35-27-13 0-37 8-48 45-2 9-3 12-13 61-9 0-18 0-27 0-7 0-12 0-12 7 0 5 4 5 11 5 9 0 17 0 26 0-10 50-19 101-29 151-7 38-13 73-34 73-1 0-11 0-18-8 18-1 21-14 21-21 0-9-6-13-14-13-10 0-21 9-21 23 0 18 17 26 32 26 22 0 37-21 44-37 12-24 21-70 22-74 8-40 15-80 23-120z"><text:p/></draw:path><draw:path draw:style-name="gr3" draw:text-style-name="P69" svg:width="0.088cm" svg:height="0.383cm" svg:x="10.902cm" svg:y="0.009cm" svg:viewBox="0 0 89 384" svg:d="M89 379c0-1 0-1-6-8-49-48-61-122-61-179 0-67 14-134 63-182 4-5 4-6 4-7 0-2-1-3-3-3-5 0-40 26-62 75-20 43-24 84-24 117 0 29 3 76 25 119 23 47 56 73 61 73 2 0 3-2 3-5z"><text:p/></draw:path><draw:path draw:style-name="gr3" draw:text-style-name="P69" svg:width="0.085cm" svg:height="0.383cm" svg:x="11.056cm" svg:y="0.009cm" svg:viewBox="0 0 86 384" svg:d="M85 14c1-4 1-5 1-6 0-5-3-8-8-8-3 0-5 1-9 9-22 58-45 117-67 177-1 2-2 4-2 6 0 1 0 3 2 6 22 59 45 119 67 177 3 3 5 9 9 9 5 0 8-4 8-8 0-1 0-2-1-7-23-59-45-118-68-177 23-59 45-118 68-178z"><text:p/></draw:path><draw:path draw:style-name="gr3" draw:text-style-name="P69" svg:width="0.265cm" svg:height="0.273cm" svg:x="11.177cm" svg:y="0.018cm" svg:viewBox="0 0 266 274" svg:d="M56 230c-15 26-31 32-47 33-5 0-9 0-9 7 0 3 2 4 6 4 9 0 22-1 33-1 13 0 26 1 38 1 2 0 8 0 8-7 0-4-4-4-7-4-9-1-17-5-17-15 0-4 2-8 5-14 10-15 20-32 30-47 32 0 65 0 97 0 0 8 5 59 5 62 0 13-20 14-27 14-6 0-9 0-9 7 0 4 4 4 5 4 16 0 32-1 48-1 9 0 34 1 44 1 2 0 7 0 7-8 0-3-4-3-10-3-23 0-23-4-24-15-8-79-16-159-24-239-1-8-1-9-8-9-5 0-7 2-10 7-45 74-89 149-134 223zM102 175c26-43 51-86 76-128 5 42 9 85 13 128-29 0-59 0-89 0z"><text:p/></draw:path><draw:path draw:style-name="gr3" draw:text-style-name="P69" svg:width="0.119cm" svg:height="0.178cm" svg:x="11.471cm" svg:y="0.175cm" svg:viewBox="0 0 120 179" svg:d="M120 130c-3 0-6 0-9 0-1 6-4 22-8 25-2 1-23 1-26 1-16 0-33 0-49 0 27-25 37-33 53-45 20-16 39-33 39-58 0-33-29-53-64-53-33 0-56 23-56 48 0 15 12 16 14 16 7 0 15-5 15-15 0-5-1-14-16-14 8-20 27-25 40-25 26 0 41 21 41 43 0 23-17 42-26 51-22 21-43 42-65 64-3 3-3 3-3 11 37 0 75 0 112 0 2-16 6-33 8-49z"><text:p/></draw:path><draw:path draw:style-name="gr3" draw:text-style-name="P69" svg:width="0.044cm" svg:height="0.114cm" svg:x="11.661cm" svg:y="0.255cm" svg:viewBox="0 0 45 115" svg:d="M45 41c0-26-10-41-25-41-12 0-20 10-20 21 0 10 8 20 20 20 4 0 10-1 14-5 1-1 1-1 1-1 1 0 1 0 1 6 0 28-13 51-26 65-4 3-4 4-4 5 0 3 2 4 4 4 4 0 35-29 35-74z"><text:p/></draw:path><draw:path draw:style-name="gr3" draw:text-style-name="P69" svg:width="0.275cm" svg:height="0.261cm" svg:x="11.815cm" svg:y="0.034cm" svg:viewBox="0 0 276 262" svg:d="M46 232c-4 15-4 19-35 19-7 0-11 0-11 7 0 4 3 4 11 4 46 0 91 0 138 0 61 0 106-45 106-82 0-27-22-50-59-55 39-6 80-35 80-71 0-29-25-54-71-54-43 0-87 0-130 0-8 0-11 0-11 8 0 4 3 4 10 4 1 0 9 0 15 1 7 0 10 1 10 6 0 2 0 3-1 7-18 69-34 138-52 206zM105 122c7-32 16-64 24-96 3-13 4-14 21-14 16 0 33 0 49 0 34 0 42 23 42 40 0 34-33 70-80 70-19 0-38 0-56 0zM87 251c-6 0-7 0-9-2-3 0-4 0-4-3 0-1 0-2 1-9 9-35 19-71 27-106 25 0 49 0 73 0 37 0 45 28 45 45 0 37-35 75-80 75-18 0-35 0-53 0z"><text:p/></draw:path><draw:path draw:style-name="gr3" draw:text-style-name="P69" svg:width="0.085cm" svg:height="0.383cm" svg:x="12.133cm" svg:y="0.009cm" svg:viewBox="0 0 86 384" svg:d="M85 198c1-3 1-5 1-6s0-2-1-6c-23-60-45-119-68-177-3-7-5-9-9-9-5 0-8 3-8 8 0 1 0 1 2 5 23 60 45 119 68 179-23 59-45 118-68 177-2 5-2 5-2 7 0 4 3 8 8 8s6-5 9-8c23-59 45-119 68-178z"><text:p/></draw:path><draw:path draw:style-name="gr3" draw:text-style-name="P69" svg:width="0.089cm" svg:height="0.383cm" svg:x="12.284cm" svg:y="0.009cm" svg:viewBox="0 0 90 384" svg:d="M90 192c0-29-4-77-25-119-23-49-57-73-61-73-2 0-4 1-4 3 0 1 0 2 8 9 38 39 60 100 60 180 0 65-14 132-62 182-6 4-6 4-6 5 0 3 2 5 4 5 4 0 39-27 62-75 20-43 24-86 24-117z"><text:p/></draw:path></draw:g></text:p>
      <text:p text:style-name="P2">וזו <text:span text:style-name="T3">סתירה</text:span>. </text:p>
      <text:p text:style-name="P28"><draw:g text:anchor-type="as-char" svg:y="-0.288cm" draw:z-index="298" draw:name="Shape126" draw:style-name="gr1"><svg:title>TexMaths</svg:title><svg:desc>11§display§\QED§svg§600§FALSE§</svg:desc><draw:path draw:style-name="gr2" draw:text-style-name="P68" svg:width="1.751cm" svg:height="0.247cm" svg:x="0.001cm" svg:y="0.018cm" svg:viewBox="0 0 1752 248" svg:d="M0 0c584 0 1168 0 1752 0 0 83 0 165 0 248-584 0-1168 0-1752 0 0-83 0-165 0-248z"><text:p/></draw:path><draw:path draw:style-name="gr3" draw:text-style-name="P69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9" svg:width="0.04cm" svg:height="0.04cm" svg:x="0.368cm" svg:y="0.235cm" svg:viewBox="0 0 41 41" svg:d="M41 21c0-12-10-21-21-21-12 0-20 9-20 21 0 11 8 20 20 20 11 0 21-9 21-20z"><text:p/></draw:path><draw:path draw:style-name="gr3" draw:text-style-name="P69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9" svg:width="0.04cm" svg:height="0.04cm" svg:x="0.764cm" svg:y="0.235cm" svg:viewBox="0 0 41 41" svg:d="M41 21c0-12-9-21-20-21-12 0-21 9-21 21 0 11 9 20 21 20 11 0 20-9 20-20z"><text:p/></draw:path><draw:path draw:style-name="gr3" draw:text-style-name="P69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9" svg:width="0.041cm" svg:height="0.04cm" svg:x="1.205cm" svg:y="0.235cm" svg:viewBox="0 0 42 41" svg:d="M42 21c0-12-10-21-21-21s-21 9-21 21c0 11 10 20 21 20s21-9 21-20z"><text:p/></draw:path><draw:path draw:style-name="gr3" draw:text-style-name="P69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ב)</text:h>
      <text:p text:style-name="P15">נתון: </text:p>
      <text:p text:style-name="P4"><draw:g text:anchor-type="as-char" svg:y="-0.288cm" draw:z-index="125" draw:name="Shape126" draw:style-name="gr1"><svg:title>TexMaths</svg:title><svg:desc>11§display§g \colon \ps(\R) \to (\ps(\R) \to \ps(\R)), g = \lambda A \in \ps(\R). \lambda B \in \ps(\R). A \cup B§svg§600§FALSE§</svg:desc><draw:path draw:style-name="gr2" draw:text-style-name="P68" svg:width="10.451cm" svg:height="0.344cm" svg:x="0.015cm" svg:y="0.018cm" svg:viewBox="0 0 10452 345" svg:d="M0 0c3485 0 6968 0 10452 0 0 115 0 230 0 345-3484 0-6967 0-10452 0 0-115 0-230 0-345z"><text:p/></draw:path><draw:path draw:style-name="gr3" draw:text-style-name="P69" svg:width="0.177cm" svg:height="0.247cm" svg:x="0.001cm" svg:y="0.115cm" svg:viewBox="0 0 178 248" svg:d="M177 25c0-3 1-4 1-7 0-7-5-10-12-10-3 0-14 2-15 16-7-14-21-24-37-24-44 0-91 54-91 109 0 39 23 62 51 62 23 0 41-19 45-23 0 0 1 0 1 1-9 34-13 48-13 49-1 3-15 42-56 42-7 0-20-1-31-4 12-4 16-14 16-20 0-7-4-13-15-13-8 0-21 6-21 22 0 15 14 23 52 23 48 0 76-30 82-53 14-56 29-114 43-170zM126 121c-2 10-11 20-19 27-8 6-20 14-32 14-19 0-24-20-24-35 0-19 11-65 20-84 11-20 28-35 44-35 26 0 31 32 31 34 0 1-1 3-1 5-6 25-12 49-19 74z"><text:p/></draw:path><draw:path draw:style-name="gr3" draw:text-style-name="P69" svg:width="0.04cm" svg:height="0.165cm" svg:x="0.271cm" svg:y="0.122cm" svg:viewBox="0 0 41 166" svg:d="M41 20c0-11-10-20-21-20s-20 9-20 20 9 21 20 21 21-10 21-21zM41 145c0-11-10-21-21-21s-20 10-20 21 9 21 20 21 21-10 21-21z"><text:p/></draw:path><draw:path draw:style-name="gr3" draw:text-style-name="P69" svg:width="0.275cm" svg:height="0.281cm" svg:x="0.481cm" svg:y="0.025cm" svg:viewBox="0 0 276 282" svg:d="M126 0c-53 0-95 26-111 45-14 16-15 27-15 28 0 2 2 2 4 2 7 0 16-6 18-7 9-5 10-7 12-15 6-16 17-29 65-31-7 86-30 171-63 250-2 5-2 7-2 8s1 2 4 2c6 0 25-9 29-19 20-47 52-134 64-241 6 0 13 0 20 0 47 0 92 18 92 56 0 29-29 83-103 85-8 1-12 1-23 8-7 4-10 8-10 11s2 3 7 3c71 0 162-59 162-123 0-44-53-62-98-62-17 0-34 0-52 0z"><text:p/></draw:path><draw:path draw:style-name="gr3" draw:text-style-name="P69" svg:width="0.089cm" svg:height="0.383cm" svg:x="0.812cm" svg:y="0cm" svg:viewBox="0 0 90 384" svg:d="M90 380c0-1 0-1-6-8-49-48-61-121-61-179 0-67 14-135 62-183 5-4 5-4 5-7 0-2-2-3-4-3-4 0-39 26-62 75-20 43-24 86-24 118 0 28 4 76 25 119 23 47 57 72 61 72 2 0 4-1 4-4z"><text:p/></draw:path><draw:path draw:style-name="gr3" draw:text-style-name="P69" svg:width="0.264cm" svg:height="0.262cm" svg:x="0.931cm" svg:y="0.025cm" svg:viewBox="0 0 265 263" svg:d="M97 143c4 0 10 0 14 0 20 30 39 58 58 88 4 6 14 21 17 27 3 5 4 5 13 5 18 0 36 0 54 0 7 0 12 0 12-8 0-3-2-5-5-6-15-3-33-29-43-41-3-3-22-27-48-69 34-7 67-21 67-67 0-53-57-72-102-72-41 0-80 0-121 0-8 0-13 0-13 7 0 6 7 6 10 6 22 0 24 2 24 22 0 64 0 128 0 192 0 20-2 22-24 22-3 0-10 0-10 6 0 8 5 8 13 8 35 0 71 0 106 0 6 0 13 0 13-8 0-6-7-6-11-6-22 0-24-3-24-22 0-28 0-56 0-84zM172 123c11-13 12-34 12-50 0-19-3-40-15-55 16 3 54 15 54 54 0 25-12 45-51 51zM97 34c0-8 0-21 24-21 33 0 49 13 49 60 0 49-12 56-73 56 0-32 0-64 0-95zM44 249c3-7 3-18 3-21 0-64 0-129 0-194 0-3 0-14-3-21 15 0 30 0 45 0-5 7-5 15-5 20 0 65 0 130 0 195 0 3 0 14 3 21-14 0-29 0-43 0zM126 143c4-1 5-1 8-1 6 0 14-1 20-2 7 10 47 77 80 109-12 0-25 0-37 0-23-35-47-71-71-106z"><text:p/></draw:path><draw:path draw:style-name="gr3" draw:text-style-name="P69" svg:width="0.088cm" svg:height="0.383cm" svg:x="1.225cm" svg:y="0cm" svg:viewBox="0 0 89 384" svg:d="M89 193c0-30-3-77-25-120-23-48-56-73-61-73-2 0-3 1-3 3 0 3 0 3 8 10 37 38 59 99 59 180 0 65-14 132-63 181-4 5-4 5-4 6 0 3 1 4 3 4 5 0 40-26 62-75 20-43 24-85 24-116z"><text:p/></draw:path><draw:path draw:style-name="gr3" draw:text-style-name="P69" svg:width="0.343cm" svg:height="0.198cm" svg:x="1.482cm" svg:y="0.092cm" svg:viewBox="0 0 344 199" svg:d="M301 108c-21 16-32 32-34 37-17 27-14 33-21 50 0 4 5 4 8 4 7 0 7 0 9-6 9-38 32-70 75-87 5-3 6-4 6-6s-2-3-3-4c-18-7-64-26-79-90-1-5-1-6-8-6-3 0-8 0-8 4 0 2 4 26 20 51 8 12 19 25 35 37-95 0-191 0-287 0-6 0-14 0-14 8s8 8 14 8c96 0 192 0 287 0z"><text:p/></draw:path><draw:path draw:style-name="gr3" draw:text-style-name="P69" svg:width="0.089cm" svg:height="0.383cm" svg:x="1.993cm" svg:y="0cm" svg:viewBox="0 0 90 384" svg:d="M90 380c0-1 0-1-6-8-49-48-62-121-62-179 0-67 15-135 63-183 5-4 5-4 5-7 0-2-2-3-4-3-4 0-39 26-62 75-20 43-24 86-24 118 0 28 4 76 25 119 23 47 57 72 61 72 2 0 4-1 4-4z"><text:p/></draw:path><draw:path draw:style-name="gr3" draw:text-style-name="P69" svg:width="0.274cm" svg:height="0.281cm" svg:x="2.113cm" svg:y="0.025cm" svg:viewBox="0 0 275 282" svg:d="M126 0c-53 0-95 26-111 45-14 16-15 27-15 28 0 2 2 2 4 2 6 0 15-6 18-7 9-5 10-7 12-15 6-16 17-29 65-31-7 86-31 171-63 250-2 5-2 7-2 8s1 2 3 2c7 0 26-9 30-19 20-47 52-134 63-241 6 0 14 0 21 0 46 0 92 18 92 56 0 29-29 83-103 85-8 1-12 1-23 8-7 4-10 8-10 11s2 3 7 3c71 0 161-59 161-123 0-44-52-62-97-62-17 0-34 0-52 0z"><text:p/></draw:path><draw:path draw:style-name="gr3" draw:text-style-name="P69" svg:width="0.089cm" svg:height="0.383cm" svg:x="2.444cm" svg:y="0cm" svg:viewBox="0 0 90 384" svg:d="M90 380c0-1 0-1-6-8-49-48-62-121-62-179 0-67 15-135 63-183 5-4 5-4 5-7 0-2-2-3-4-3-4 0-39 26-62 75-20 43-24 86-24 118 0 28 4 76 25 119 23 47 57 72 61 72 2 0 4-1 4-4z"><text:p/></draw:path><draw:path draw:style-name="gr3" draw:text-style-name="P69" svg:width="0.264cm" svg:height="0.262cm" svg:x="2.563cm" svg:y="0.025cm" svg:viewBox="0 0 265 263" svg:d="M97 143c4 0 10 0 14 0 19 30 39 58 57 88 5 6 13 21 18 27 3 5 4 5 13 5 18 0 35 0 53 0 8 0 13 0 13-8 0-3-2-5-5-6-15-3-35-29-43-41-3-3-22-27-49-69 35-7 68-21 68-67 0-53-57-72-102-72-41 0-81 0-122 0-7 0-12 0-12 7 0 6 7 6 10 6 22 0 24 2 24 22 0 64 0 128 0 192 0 20-2 22-24 22-3 0-10 0-10 6 0 8 5 8 12 8 35 0 72 0 107 0 6 0 12 0 12-8 0-6-7-6-10-6-23 0-24-3-24-22 0-28 0-56 0-84zM172 123c11-13 12-34 12-50 0-19-3-40-16-55 17 3 55 15 55 54 0 25-12 45-51 51zM97 34c0-8 0-21 24-21 33 0 48 13 48 60 0 49-11 56-72 56 0-32 0-64 0-95zM44 249c3-7 3-18 3-21 0-64 0-129 0-194 0-3 0-14-3-21 14 0 30 0 44 0-4 7-4 15-4 20 0 65 0 130 0 195 0 3 0 14 3 21-14 0-29 0-43 0zM126 143c4-1 5-1 8-1 6 0 14-1 20-2 5 10 47 77 79 109-12 0-25 0-37 0-23-35-46-71-70-106z"><text:p/></draw:path><draw:path draw:style-name="gr3" draw:text-style-name="P69" svg:width="0.088cm" svg:height="0.383cm" svg:x="2.858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69" svg:width="0.342cm" svg:height="0.198cm" svg:x="3.114cm" svg:y="0.092cm" svg:viewBox="0 0 343 199" svg:d="M301 108c-21 16-32 32-35 37-16 27-13 33-20 50 0 4 5 4 8 4 7 0 7 0 9-6 9-38 31-70 75-87 4-3 5-4 5-6s-1-3-2-4c-18-7-64-26-79-90-1-5-1-6-8-6-3 0-8 0-8 4 0 2 4 26 20 51 8 12 19 25 35 37-95 0-191 0-287 0-6 0-14 0-14 8s8 8 14 8c96 0 192 0 287 0z"><text:p/></draw:path><draw:path draw:style-name="gr3" draw:text-style-name="P69" svg:width="0.275cm" svg:height="0.281cm" svg:x="3.595cm" svg:y="0.025cm" svg:viewBox="0 0 276 282" svg:d="M126 0c-53 0-95 26-111 45-14 16-15 27-15 28 0 2 2 2 4 2 7 0 16-6 18-7 9-5 10-7 12-15 6-16 17-29 65-31-7 86-30 171-63 250-2 5-2 7-2 8s1 2 4 2c6 0 25-9 29-19 20-47 52-134 64-241 6 0 13 0 20 0 47 0 92 18 92 56 0 29-29 83-103 85-8 1-12 1-23 8-7 4-10 8-10 11s2 3 7 3c71 0 162-59 162-123 0-44-53-62-98-62-17 0-34 0-52 0z"><text:p/></draw:path><draw:path draw:style-name="gr3" draw:text-style-name="P69" svg:width="0.089cm" svg:height="0.383cm" svg:x="3.926cm" svg:y="0cm" svg:viewBox="0 0 90 384" svg:d="M90 380c0-1 0-1-6-8-49-48-61-121-61-179 0-67 14-135 62-183 5-4 5-4 5-7 0-2-2-3-4-3-4 0-39 26-62 75-20 43-24 86-24 118 0 28 4 76 25 119 23 47 57 72 61 72 2 0 4-1 4-4z"><text:p/></draw:path><draw:path draw:style-name="gr3" draw:text-style-name="P69" svg:width="0.264cm" svg:height="0.262cm" svg:x="4.044cm" svg:y="0.025cm" svg:viewBox="0 0 265 263" svg:d="M97 143c4 0 10 0 14 0 20 30 39 58 58 88 4 6 14 21 17 27 3 5 4 5 13 5 18 0 36 0 54 0 7 0 12 0 12-8 0-3-2-5-5-6-15-3-33-29-43-41-3-3-22-27-48-69 34-7 67-21 67-67 0-53-57-72-102-72-41 0-80 0-121 0-8 0-13 0-13 7 0 6 7 6 10 6 22 0 24 2 24 22 0 64 0 128 0 192 0 20-2 22-24 22-3 0-10 0-10 6 0 8 5 8 13 8 35 0 71 0 106 0 6 0 13 0 13-8 0-6-7-6-11-6-22 0-24-3-24-22 0-28 0-56 0-84zM172 123c11-13 12-34 12-50 0-19-3-40-15-55 16 3 54 15 54 54 0 25-12 45-51 51zM97 34c0-8 0-21 24-21 33 0 49 13 49 60 0 49-12 56-73 56 0-32 0-64 0-95zM44 249c3-7 3-18 3-21 0-64 0-129 0-194 0-3 0-14-3-21 14 0 30 0 44 0-4 7-4 15-4 20 0 65 0 130 0 195 0 3 0 14 3 21-14 0-29 0-43 0zM126 143c4-1 5-1 8-1 6 0 14-1 20-2 7 10 47 77 80 109-12 0-25 0-37 0-23-35-47-71-71-106z"><text:p/></draw:path><draw:path draw:style-name="gr3" draw:text-style-name="P69" svg:width="0.088cm" svg:height="0.383cm" svg:x="4.339cm" svg:y="0cm" svg:viewBox="0 0 89 384" svg:d="M89 193c0-30-3-77-25-120-23-48-56-73-61-73-2 0-3 1-3 3 0 3 0 3 8 10 37 38 59 99 59 180 0 65-14 132-63 181-4 5-4 5-4 6 0 3 1 4 3 4 5 0 40-26 62-75 20-43 24-85 24-116z"><text:p/></draw:path><draw:path draw:style-name="gr3" draw:text-style-name="P69" svg:width="0.088cm" svg:height="0.383cm" svg:x="4.49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69" svg:width="0.045cm" svg:height="0.115cm" svg:x="4.65cm" svg:y="0.247cm" svg:viewBox="0 0 46 116" svg:d="M46 41c0-26-10-41-25-41-13 0-21 10-21 21 0 10 8 21 21 21 4 0 10-2 13-6 1-1 1-1 2-1 0 2 1 0 1 6 0 28-13 51-26 65-4 3-4 4-4 5 0 4 2 5 4 5 3 0 35-30 35-75z"><text:p/></draw:path><draw:path draw:style-name="gr3" draw:text-style-name="P69" svg:width="0.176cm" svg:height="0.247cm" svg:x="4.796cm" svg:y="0.115cm" svg:viewBox="0 0 177 248" svg:d="M176 25c0-3 1-4 1-7 0-7-4-10-11-10-4 0-14 2-16 16-7-14-20-24-36-24-44 0-92 54-92 109 0 39 23 62 52 62 23 0 40-19 45-23v1c-8 34-13 48-13 49-2 3-15 42-55 42-8 0-21-1-31-4 11-4 15-14 15-20 0-7-4-13-14-13-9 0-21 6-21 22 0 15 14 23 51 23 48 0 77-30 82-53 14-56 29-114 43-170zM125 121c-2 10-11 20-19 27-8 6-20 14-31 14-20 0-26-20-26-35 0-19 11-65 22-84 10-20 27-35 43-35 26 0 31 32 31 34 0 1-1 3-1 5-7 25-12 49-19 74z"><text:p/></draw:path><draw:path draw:style-name="gr3" draw:text-style-name="P69" svg:width="0.256cm" svg:height="0.089cm" svg:x="5.117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9cm" svg:height="0.27cm" svg:x="5.523cm" svg:y="0.018cm" svg:viewBox="0 0 191 271" svg:d="M118 154c15 40 34 99 40 108 6 8 10 8 20 8 3 0 6 0 9 0s4-2 4-4c0-1-1-2-2-3-3-4-6-10-9-17-26-73-52-147-79-220-8-22-28-26-47-26-1 0-7 0-7 3 0 4 2 4 4 5 13 2 15 4 25 31 12 34 25 69 37 104-35 35-71 69-106 105-5 4-7 6-7 12s4 11 11 11c5 0 10-5 13-8 31-36 63-73 94-109z"><text:p/></draw:path><draw:path draw:style-name="gr3" draw:text-style-name="P69" svg:width="0.264cm" svg:height="0.274cm" svg:x="5.742cm" svg:y="0.011cm" svg:viewBox="0 0 265 275" svg:d="M55 230c-15 27-31 32-47 33-5 0-8 0-8 8 0 2 1 4 4 4 11 0 22-2 33-2 14 0 27 2 39 2 3 0 8 0 8-7 0-5-4-5-7-5-9-1-18-4-18-14 0-5 3-9 6-14 10-16 20-32 30-48 31 0 64 0 96 0 1 7 6 60 6 63 0 12-20 13-28 13-5 0-8 0-8 8 0 4 4 4 5 4 15 0 32-2 48-2 9 0 33 2 43 2 3 0 8 0 8-9 0-3-4-3-9-3-24 0-24-3-25-14-8-79-17-160-24-240 0-8 0-9-7-9-6 0-8 2-11 7-45 74-89 149-134 223zM101 175c25-43 52-86 77-128 5 42 8 85 12 128-29 0-59 0-89 0z"><text:p/></draw:path><draw:path draw:style-name="gr3" draw:text-style-name="P69" svg:width="0.191cm" svg:height="0.221cm" svg:x="6.157cm" svg:y="0.078cm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69" svg:width="0.274cm" svg:height="0.281cm" svg:x="6.498cm" svg:y="0.025cm" svg:viewBox="0 0 275 282" svg:d="M126 0c-55 0-96 26-112 45-13 16-14 27-14 28 0 2 1 2 3 2 7 0 16-6 19-7 8-5 9-7 11-15 5-16 16-29 65-31-7 86-30 171-63 250-2 5-2 7-2 8s1 2 4 2c6 0 25-9 29-19 20-47 52-134 64-241 6 0 13 0 20 0 47 0 92 18 92 56 0 29-28 83-102 85-9 1-14 1-25 8-6 4-9 8-9 11s2 3 7 3c71 0 162-59 162-123 0-44-53-62-97-62-17 0-34 0-52 0z"><text:p/></draw:path><draw:path draw:style-name="gr3" draw:text-style-name="P69" svg:width="0.089cm" svg:height="0.383cm" svg:x="6.828cm" svg:y="0cm" svg:viewBox="0 0 90 384" svg:d="M90 380c0-1 0-1-6-8-49-48-61-121-61-179 0-67 14-135 62-183 5-4 5-4 5-7 0-2-1-3-4-3-4 0-39 26-61 75-20 43-25 86-25 118 0 28 4 76 26 119 23 47 56 72 60 72 3 0 4-1 4-4z"><text:p/></draw:path><draw:path draw:style-name="gr3" draw:text-style-name="P69" svg:width="0.264cm" svg:height="0.262cm" svg:x="6.947cm" svg:y="0.025cm" svg:viewBox="0 0 265 263" svg:d="M97 143c4 0 10 0 14 0 20 30 39 58 58 88 4 6 14 21 18 27 2 5 3 5 12 5 18 0 36 0 54 0 7 0 12 0 12-8 0-3-2-5-5-6-15-3-33-29-43-41-3-3-22-27-48-69 34-7 67-21 67-67 0-53-56-72-102-72-41 0-80 0-121 0-6 0-13 0-13 7 0 6 8 6 10 6 22 0 24 2 24 22 0 64 0 128 0 192 0 20-2 22-24 22-2 0-10 0-10 6 0 8 7 8 13 8 35 0 71 0 106 0 7 0 13 0 13-8 0-6-7-6-11-6-22 0-24-3-24-22 0-28 0-56 0-84zM172 123c11-13 12-34 12-50 0-19-3-40-15-55 16 3 54 15 54 54 0 25-11 45-51 51zM97 34c0-8 0-21 24-21 33 0 49 13 49 60 0 49-12 56-73 56 0-32 0-64 0-95zM45 249c3-7 3-18 3-21 0-64 0-129 0-194 0-3 0-14-3-21 14 0 30 0 44 0-5 7-5 15-5 20 0 65 0 130 0 195 0 3 0 14 3 21-14 0-28 0-42 0zM128 143c2-1 3-1 6-1 7 0 14-1 21-2 6 10 47 77 79 109-12 0-25 0-37 0-23-35-46-71-69-106z"><text:p/></draw:path><draw:path draw:style-name="gr3" draw:text-style-name="P69" svg:width="0.089cm" svg:height="0.383cm" svg:x="7.242cm" svg:y="0cm" svg:viewBox="0 0 90 384" svg:d="M90 193c0-30-4-77-26-120-23-48-56-73-60-73-2 0-4 1-4 3 0 3 0 3 8 10 37 38 59 99 59 180 0 65-14 132-62 181-5 5-5 5-5 6 0 3 2 4 4 4 4 0 39-26 62-75 19-43 24-85 24-116z"><text:p/></draw:path><draw:path draw:style-name="gr3" draw:text-style-name="P69" svg:width="0.04cm" svg:height="0.041cm" svg:x="7.404cm" svg:y="0.247cm" svg:viewBox="0 0 41 42" svg:d="M41 21c0-11-9-21-20-21-12 0-21 10-21 21s9 21 21 21c11 0 20-10 20-21z"><text:p/></draw:path><draw:path draw:style-name="gr3" draw:text-style-name="P69" svg:width="0.19cm" svg:height="0.27cm" svg:x="7.498cm" svg:y="0.018cm" svg:viewBox="0 0 191 271" svg:d="M118 154c15 40 34 99 40 108 6 8 10 8 20 8 3 0 6 0 9 0 4 0 4-2 4-4 0-1-1-2-2-3-3-4-5-10-9-17-26-73-52-147-79-220-8-22-28-26-46-26-2 0-8 0-8 3 0 4 2 4 4 5 13 2 15 4 25 31 12 34 25 69 37 104-35 35-71 69-106 105-5 4-7 6-7 12s5 11 12 11c6 0 9-5 12-8 31-36 63-73 94-109z"><text:p/></draw:path><draw:path draw:style-name="gr3" draw:text-style-name="P69" svg:width="0.275cm" svg:height="0.262cm" svg:x="7.719cm" svg:y="0.025cm" svg:viewBox="0 0 276 263" svg:d="M46 232c-4 16-5 19-35 19-7 0-11 0-11 8 0 4 3 4 11 4 46 0 91 0 137 0 62 0 107-46 107-82 0-28-22-51-59-54 39-8 80-37 80-73 0-29-25-54-71-54-43 0-87 0-130 0-8 0-12 0-12 8 0 4 4 4 11 4 1 0 8 0 15 1s10 1 10 7c0 1 0 2-1 6-18 69-34 138-52 206zM104 122c8-32 17-63 25-94 3-15 3-16 19-16 17 0 35 0 51 0 34 0 42 23 42 40 0 34-33 70-80 70-19 0-38 0-57 0zM87 251c-6 0-7 0-9-1-3 0-4 0-4-3 0-1 0-3 1-9 9-35 18-72 27-107 24 0 49 0 73 0 37 0 44 29 44 45 0 38-34 75-79 75-18 0-36 0-53 0z"><text:p/></draw:path><draw:path draw:style-name="gr3" draw:text-style-name="P69" svg:width="0.193cm" svg:height="0.221cm" svg:x="8.155cm" svg:y="0.078cm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9" svg:width="0.274cm" svg:height="0.281cm" svg:x="8.497cm" svg:y="0.025cm" svg:viewBox="0 0 275 282" svg:d="M125 0c-54 0-95 26-111 45-13 16-14 27-14 28 0 2 1 2 3 2 7 0 16-6 19-7 8-5 9-7 11-15 5-16 16-29 65-31-7 86-30 171-63 250-2 5-2 7-2 8s1 2 4 2c6 0 25-9 29-19 20-47 52-134 64-241 6 0 13 0 20 0 47 0 92 18 92 56 0 29-28 83-103 85-8 1-13 1-24 8-6 4-9 8-9 11s2 3 7 3c71 0 162-59 162-123 0-44-53-62-97-62-17 0-35 0-53 0z"><text:p/></draw:path><draw:path draw:style-name="gr3" draw:text-style-name="P69" svg:width="0.089cm" svg:height="0.383cm" svg:x="8.827cm" svg:y="0cm" svg:viewBox="0 0 90 384" svg:d="M90 380c0-1 0-1-6-8-49-48-61-121-61-179 0-67 14-135 62-183 5-4 5-4 5-7 0-2-2-3-4-3-4 0-39 26-62 75-20 43-24 86-24 118 0 28 4 76 25 119 24 47 57 72 61 72 2 0 4-1 4-4z"><text:p/></draw:path><draw:path draw:style-name="gr3" draw:text-style-name="P69" svg:width="0.264cm" svg:height="0.262cm" svg:x="8.946cm" svg:y="0.025cm" svg:viewBox="0 0 265 263" svg:d="M97 143c4 0 10 0 14 0 20 30 39 58 58 88 4 6 14 21 18 27 2 5 3 5 12 5 18 0 36 0 54 0 7 0 12 0 12-8 0-3-2-5-5-6-15-3-33-29-43-41-3-3-22-27-48-69 34-7 67-21 67-67 0-53-56-72-102-72-41 0-80 0-121 0-8 0-13 0-13 7 0 6 7 6 10 6 22 0 24 2 24 22 0 64 0 128 0 192 0 20-2 22-24 22-3 0-10 0-10 6 0 8 5 8 13 8 35 0 71 0 106 0 6 0 13 0 13-8 0-6-7-6-11-6-22 0-24-3-24-22 0-28 0-56 0-84zM172 123c11-13 12-34 12-50 0-19-3-40-15-55 16 3 54 15 54 54 0 25-12 45-51 51zM97 34c0-8 0-21 24-21 33 0 49 13 49 60 0 49-12 56-73 56 0-32 0-64 0-95zM45 249c2-7 2-18 2-21 0-64 0-129 0-194 0-3 0-14-2-21 14 0 30 0 44 0-5 7-5 15-5 20 0 65 0 130 0 195 0 3 0 14 3 21-14 0-28 0-42 0zM126 143c4-1 5-1 8-1 6 0 14-1 20-2 7 10 48 77 80 109-12 0-25 0-37 0-23-35-47-71-71-106z"><text:p/></draw:path><draw:path draw:style-name="gr3" draw:text-style-name="P69" svg:width="0.089cm" svg:height="0.383cm" svg:x="9.24cm" svg:y="0cm" svg:viewBox="0 0 90 384" svg:d="M90 193c0-30-4-77-26-120-23-48-56-73-60-73-3 0-4 1-4 3 0 3 0 3 8 10 37 38 59 99 59 180 0 65-14 132-62 181-5 5-5 5-5 6 0 3 1 4 4 4 4 0 39-26 61-75 20-43 25-85 25-116z"><text:p/></draw:path><draw:path draw:style-name="gr3" draw:text-style-name="P69" svg:width="0.04cm" svg:height="0.041cm" svg:x="9.402cm" svg:y="0.247cm" svg:viewBox="0 0 41 42" svg:d="M41 21c0-11-10-21-21-21-12 0-20 10-20 21s8 21 20 21c11 0 21-10 21-21z"><text:p/></draw:path><draw:path draw:style-name="gr3" draw:text-style-name="P69" svg:width="0.264cm" svg:height="0.274cm" svg:x="9.49cm" svg:y="0.011cm" svg:viewBox="0 0 265 275" svg:d="M55 230c-15 27-31 32-47 33-5 0-8 0-8 8 0 2 1 4 4 4 11 0 23-2 33-2 14 0 27 2 39 2 3 0 8 0 8-7 0-5-4-5-6-5-10-1-19-4-19-14 0-5 3-9 6-14 10-16 20-32 30-48 31 0 64 0 96 0 1 7 6 60 6 63 0 12-20 13-28 13-5 0-8 0-8 8 0 4 4 4 5 4 15 0 32-2 48-2 9 0 35 2 43 2 3 0 8 0 8-9 0-3-4-3-9-3-24 0-24-3-25-14-8-79-17-160-24-240 0-8 0-9-7-9-6 0-8 2-11 7-45 74-89 149-134 223zM101 175c25-43 52-86 77-128 5 42 8 85 12 128-29 0-59 0-89 0z"><text:p/></draw:path><draw:path draw:style-name="gr3" draw:text-style-name="P69" svg:width="0.215cm" svg:height="0.237cm" svg:x="9.873cm" svg:y="0.055cm" svg:viewBox="0 0 216 238" svg:d="M216 14c0-7 0-14-8-14s-8 7-8 14c0 47 0 93 0 140 0 56-64 68-92 68-18 0-42-3-63-16-30-18-30-42-30-53 0-46 0-92 0-139 0-7 0-14-7-14-8 0-8 7-8 14 0 48 0 94 0 141 0 57 59 83 108 83 50 0 108-27 108-83 0-47 0-93 0-141z"><text:p/></draw:path><draw:path draw:style-name="gr3" draw:text-style-name="P69" svg:width="0.275cm" svg:height="0.262cm" svg:x="10.212cm" svg:y="0.025cm" svg:viewBox="0 0 276 263" svg:d="M46 232c-4 16-5 19-35 19-7 0-11 0-11 8 0 4 3 4 11 4 46 0 91 0 137 0 62 0 107-46 107-82 0-28-22-51-59-54 39-8 80-37 80-73 0-29-25-54-71-54-43 0-87 0-130 0-8 0-12 0-12 8 0 4 4 4 11 4 1 0 8 0 15 1s10 1 10 7c0 1 0 2-1 6-18 69-34 138-52 206zM104 122c8-32 16-63 24-94 4-15 4-16 20-16 17 0 35 0 51 0 34 0 42 23 42 40 0 34-33 70-80 70-19 0-38 0-57 0zM87 251c-6 0-7 0-9-1-3 0-5 0-5-3 0-1 0-3 2-9 9-35 18-72 27-107 24 0 49 0 73 0 37 0 44 29 44 45 0 38-34 75-79 75-18 0-36 0-53 0z"><text:p/></draw:path></draw:g></text:p>
      <text:h text:style-name="P56" text:outline-level="4">שלילת על</text:h>
      <text:p text:style-name="P3">נניח בשלילה על ונראה דוגמה נגדית. נבחר <draw:g text:anchor-type="as-char" svg:y="-0.295cm" draw:z-index="126" draw:name="Shape127" draw:style-name="gr1"><svg:title>TexMaths</svg:title><svg:desc>11§display§f = \lambda B \in \ps(\R). \emptyset, f \colon \ps(\R) \to \ps(\R)§svg§600§FALSE§</svg:desc><draw:path draw:style-name="gr2" draw:text-style-name="P68" svg:width="5.901cm" svg:height="0.352cm" svg:x="0.001cm" svg:y="0.018cm" svg:viewBox="0 0 5902 353" svg:d="M0 0c1968 0 3934 0 5902 0 0 118 0 235 0 353-1968 0-3934 0-5902 0 0-118 0-235 0-353z"><text:p/></draw:path><draw:path draw:style-name="gr3" draw:text-style-name="P69" svg:width="0.191cm" svg:height="0.348cm" svg:x="0.002cm" svg:y="0.025cm" svg:viewBox="0 0 192 349" svg:d="M121 118c11 0 22 0 33 0 8 0 12 0 12-8 0-4-4-4-11-4-11 0-21 0-32 0 2-15 6-29 8-43 2-9 8-37 10-41 3-8 10-13 17-13 3 0 12 0 20 6-17 3-21 16-21 21 0 9 7 15 15 15 9 0 20-9 20-24 0-17-17-27-34-27-13 0-37 8-48 45-2 9-3 12-13 61-9 0-18 0-27 0-7 0-12 0-12 7 0 5 5 5 11 5 9 0 17 0 26 0-10 50-19 101-29 151-7 38-13 73-34 73-1 0-11 0-18-8 18-1 21-14 21-21 0-9-6-13-14-13-10 0-21 9-21 23 0 18 16 26 32 26 22 0 37-21 44-37 12-24 22-70 22-74 8-40 15-80 23-120z"><text:p/></draw:path><draw:path draw:style-name="gr3" draw:text-style-name="P69" svg:width="0.256cm" svg:height="0.089cm" svg:x="0.341cm" svg:y="0.15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9" svg:width="0.19cm" svg:height="0.27cm" svg:x="0.748cm" svg:y="0.03cm" svg:viewBox="0 0 191 271" svg:d="M118 155c15 41 34 99 40 108 6 7 10 7 20 7 3 0 6 0 9 0 4 0 4-2 4-3s-1-2-2-3c-3-5-5-10-9-18-26-72-52-146-79-219-8-22-28-27-46-27-2 0-8 0-8 4s2 4 4 5c13 2 15 4 25 31 12 34 25 69 37 104-35 35-71 69-106 104-5 5-7 7-7 12 0 7 5 11 12 11 6 0 9-4 12-7 31-37 63-73 94-109z"><text:p/></draw:path><draw:path draw:style-name="gr3" draw:text-style-name="P69" svg:width="0.275cm" svg:height="0.261cm" svg:x="0.969cm" svg:y="0.034cm" svg:viewBox="0 0 276 262" svg:d="M46 232c-4 15-5 19-35 19-7 0-11 0-11 7 0 4 3 4 11 4 46 0 91 0 137 0 62 0 107-45 107-82 0-27-22-50-59-55 39-6 80-35 80-71 0-29-25-54-71-54-43 0-87 0-130 0-8 0-12 0-12 8 0 4 4 4 11 4 1 0 8 0 15 1 7 0 10 1 10 6 0 2 0 3-1 7-18 69-34 138-52 206zM104 122c8-32 16-64 24-96 4-13 4-14 20-14 17 0 35 0 51 0 34 0 42 23 42 40 0 34-33 70-80 70-19 0-38 0-57 0zM87 251c-6 0-7 0-9-2-3 0-4 0-4-3 0-1 0-2 1-9 9-35 18-71 27-106 24 0 49 0 73 0 37 0 44 28 44 45 0 37-34 75-79 75-18 0-36 0-53 0z"><text:p/></draw:path><draw:path draw:style-name="gr3" draw:text-style-name="P69" svg:width="0.193cm" svg:height="0.221cm" svg:x="1.405cm" svg:y="0.085cm" svg:viewBox="0 0 194 222" svg:d="M180 120c7 0 14 0 14-8s-7-8-14-8c-55 0-109 0-164 0 5-51 49-89 104-89 20 0 41 0 60 0 7 0 14 0 14-7 0-8-7-8-14-8-21 0-40 0-61 0-66 0-119 51-119 112 0 62 53 110 119 110 21 0 40 0 61 0 7 0 14 0 14-8 0-7-7-7-14-7-19 0-40 0-60 0-55 0-99-36-104-87 55 0 109 0 164 0z"><text:p/></draw:path><draw:path draw:style-name="gr3" draw:text-style-name="P69" svg:width="0.275cm" svg:height="0.28cm" svg:x="1.746cm" svg:y="0.034cm" svg:viewBox="0 0 276 281" svg:d="M126 0c-53 0-95 26-111 44-14 15-10 19-15 27 0 3 2 4 4 4 7 0 16-6 18-8 9-4 10-8 12-14 6-16 17-29 65-32-7 87-30 171-63 250-2 6-1 5-2 7 0 2 1 3 4 3 6 0 25-8 29-18 20-48 52-134 64-242 6 0 13 0 20 0 47 0 92 19 92 57 0 29-29 82-103 85-8 1-12 1-23 7-7 5-10 9-10 11 0 4 2 4 7 4 71 0 162-60 162-123 0-44-53-62-98-62-17 0-34 0-52 0z"><text:p/></draw:path><draw:path draw:style-name="gr3" draw:text-style-name="P69" svg:width="0.089cm" svg:height="0.383cm" svg:x="2.077cm" svg:y="0.009cm" svg:viewBox="0 0 90 384" svg:d="M90 379c0-1 0-1-6-8-49-48-61-122-61-179 0-67 14-134 62-182 5-5 5-6 5-7 0-2-2-3-4-3-4 0-39 26-62 75-20 43-24 84-24 117 0 29 4 76 25 119 23 47 57 73 61 73 2 0 4-2 4-5z"><text:p/></draw:path><draw:path draw:style-name="gr3" draw:text-style-name="P69" svg:width="0.264cm" svg:height="0.262cm" svg:x="2.196cm" svg:y="0.033cm" svg:viewBox="0 0 265 263" svg:d="M97 143c4 0 10 0 14 0 20 30 39 59 58 89 4 5 14 21 17 26s4 5 13 5c18 0 35 0 53 0 8 0 13 0 13-7 0-3-2-5-5-7-15-3-33-28-43-40-3-3-22-29-48-69 34-7 67-21 67-67 0-54-57-73-102-73-41 0-80 0-121 0-8 0-13 0-13 8 0 6 7 6 10 6 22 0 24 2 24 22 0 64 0 128 0 191 0 20-2 22-24 22-3 0-10 0-10 7s5 7 13 7c35 0 71 0 106 0 6 0 12 0 12-7s-6-7-10-7c-22 0-24-3-24-22 0-28 0-56 0-84zM172 124c11-14 12-34 12-51 0-18-3-39-15-54 16 3 54 15 54 54 0 25-12 45-51 51zM97 35c0-9 0-21 24-21 33 0 49 13 49 59 0 50-12 57-73 57 0-32 0-64 0-95zM44 249c3-6 3-17 3-20 0-64 0-129 0-194 0-4 0-14-3-21 14 0 30 0 44 0-4 6-4 13-4 20 0 65 0 130 0 195 0 3 0 14 3 20-14 0-29 0-43 0zM126 143c4 0 5 0 8 0 6 0 14-1 20-2 5 10 47 77 80 108-12 0-25 0-37 0-23-35-47-71-71-106z"><text:p/></draw:path><draw:path draw:style-name="gr3" draw:text-style-name="P69" svg:width="0.088cm" svg:height="0.383cm" svg:x="2.49cm" svg:y="0.009cm" svg:viewBox="0 0 89 384" svg:d="M89 192c0-29-3-77-25-119-23-49-56-73-61-73-2 0-3 1-3 3 0 1 0 2 8 9 37 39 59 100 59 180 0 65-14 132-63 182-4 4-4 4-4 5 0 3 1 5 3 5 5 0 40-27 62-75 20-43 24-86 24-117z"><text:p/></draw:path><draw:path draw:style-name="gr3" draw:text-style-name="P69" svg:width="0.04cm" svg:height="0.04cm" svg:x="2.652cm" svg:y="0.255cm" svg:viewBox="0 0 41 41" svg:d="M41 21c0-11-10-21-21-21-12 0-20 10-20 21s8 20 20 20c11 0 21-9 21-20z"><text:p/></draw:path><draw:path draw:style-name="gr3" draw:text-style-name="P69" svg:width="0.155cm" svg:height="0.325cm" svg:x="2.744cm" svg:y="0cm" svg:viewBox="0 0 156 326" svg:d="M131 8c0-5-2-8-8-8-5 0-6 4-9 12-4 15-1 2-5 18-5-3-17-8-31-8-22 0-47 11-62 41s-16 66-16 102c0 24 0 92 33 122-9 30-9 31-9 32 0 4 3 7 8 7s6-4 10-12c4-15 0-2 4-17 10 4 21 7 32 7 43 0 59-36 67-55 10-26 11-57 11-84 0-29 0-92-34-125 3-11 6-21 9-32zM38 269c-13-26-13-72-13-110 0-30 0-57 6-82 7-35 29-47 47-47 8 0 18 2 28 11-22 75-46 152-68 228zM118 56c12 22 12 67 12 103 0 29 0 56-5 82-6 40-27 55-47 55-9 0-19-3-27-11 22-76 45-153 67-229z"><text:p/></draw:path><draw:path draw:style-name="gr3" draw:text-style-name="P69" svg:width="0.044cm" svg:height="0.114cm" svg:x="2.952cm" svg:y="0.255cm" svg:viewBox="0 0 45 115" svg:d="M45 41c0-26-10-41-24-41-13 0-21 10-21 21 0 10 8 20 21 20 4 0 9-1 13-5 1-1 1-1 2-1 0 2 0 0 0 6 0 28-12 51-25 65-4 3-4 4-4 5 0 3 1 4 3 4 4 0 35-29 35-74z"><text:p/></draw:path><draw:path draw:style-name="gr3" draw:text-style-name="P69" svg:width="0.191cm" svg:height="0.348cm" svg:x="3.111cm" svg:y="0.025cm" svg:viewBox="0 0 192 349" svg:d="M121 118c11 0 22 0 33 0 8 0 12 0 12-8 0-4-4-4-11-4-11 0-21 0-32 0 2-15 6-29 8-43 2-9 8-37 10-41 3-8 10-13 17-13 3 0 12 0 20 6-17 3-21 16-21 21 0 9 7 15 15 15 9 0 20-9 20-24 0-17-17-27-34-27-13 0-37 8-48 45-2 9-3 12-13 61-9 0-18 0-27 0-7 0-12 0-12 7 0 5 5 5 11 5 9 0 17 0 26 0-10 50-19 101-29 151-7 38-13 73-34 73-1 0-11 0-18-8 18-1 21-14 21-21 0-9-6-13-14-13-10 0-21 9-21 23 0 18 16 26 32 26 22 0 37-21 44-37 12-24 22-70 22-74 8-40 15-80 23-120z"><text:p/></draw:path><draw:path draw:style-name="gr3" draw:text-style-name="P69" svg:width="0.04cm" svg:height="0.165cm" svg:x="3.397cm" svg:y="0.131cm" svg:viewBox="0 0 41 166" svg:d="M41 21c0-11-9-21-20-21s-21 10-21 21 10 21 21 21 20-10 20-21zM41 146c0-11-9-21-20-21s-21 10-21 21 10 20 21 20 20-9 20-20z"><text:p/></draw:path><draw:path draw:style-name="gr3" draw:text-style-name="P69" svg:width="0.274cm" svg:height="0.28cm" svg:x="3.608cm" svg:y="0.034cm" svg:viewBox="0 0 275 281" svg:d="M126 0c-55 0-95 26-112 44-13 15-10 19-14 27 0 3 1 4 4 4 6 0 15-6 18-8 8-4 9-8 12-14 6-16 15-29 65-32-8 87-31 171-63 250-2 6-1 5-2 7 0 2 1 3 3 3 7 0 26-8 29-18 21-48 53-134 64-242 6 0 13 0 20 0 47 0 92 19 92 57 0 29-28 82-102 85-9 1-12 1-23 7-8 5-10 9-10 11 0 4 2 4 6 4 71 0 162-60 162-123 0-44-52-62-97-62-17 0-34 0-52 0z"><text:p/></draw:path><draw:path draw:style-name="gr3" draw:text-style-name="P69" svg:width="0.088cm" svg:height="0.383cm" svg:x="3.939cm" svg:y="0.009cm" svg:viewBox="0 0 89 384" svg:d="M89 379c0-1 0-1-7-8-48-48-60-122-60-179 0-67 14-134 63-182 4-5 4-6 4-7 0-2-1-3-3-3-5 0-39 26-62 75-20 43-24 84-24 117 0 29 4 76 25 119 23 47 56 73 61 73 2 0 3-2 3-5z"><text:p/></draw:path><draw:path draw:style-name="gr3" draw:text-style-name="P69" svg:width="0.265cm" svg:height="0.262cm" svg:x="4.057cm" svg:y="0.033cm" svg:viewBox="0 0 266 263" svg:d="M98 143c4 0 9 0 13 0 20 30 39 59 58 89 5 5 14 21 18 26 2 5 3 5 13 5 18 0 35 0 53 0 7 0 13 0 13-7 0-3-2-5-6-7-15-3-33-28-42-40-4-3-22-29-49-69 34-7 69-21 69-67 0-54-58-73-103-73-40 0-81 0-122 0-6 0-13 0-13 8 0 6 8 6 11 6 22 0 23 2 23 22 0 64 0 128 0 191 0 20-1 22-23 22-3 0-11 0-11 7s7 7 13 7c35 0 71 0 106 0 7 0 13 0 13-7s-7-7-11-7c-22 0-23-3-23-22 0-28 0-56 0-84zM173 124c10-14 11-34 11-51 0-18-3-39-15-54 17 3 54 15 54 54 0 25-11 45-50 51zM98 35c0-9 0-21 24-21 32 0 48 13 48 59 0 50-12 57-72 57 0-32 0-64 0-95zM45 249c3-6 3-17 3-20 0-64 0-129 0-194 0-4 0-14-3-21 14 0 30 0 44 0-5 6-5 13-5 20 0 65 0 130 0 195 0 3 0 14 3 20-14 0-28 0-42 0zM128 143c2 0 4 0 7 0 6 0 15-1 20-2 6 10 47 77 79 108-12 0-25 0-37 0-23-35-46-71-69-106z"><text:p/></draw:path><draw:path draw:style-name="gr3" draw:text-style-name="P69" svg:width="0.089cm" svg:height="0.383cm" svg:x="4.351cm" svg:y="0.009cm" svg:viewBox="0 0 90 384" svg:d="M90 192c0-29-4-77-25-119-23-49-57-73-61-73-2 0-4 1-4 3 0 1 0 2 8 9 38 39 60 100 60 180 0 65-14 132-63 182-5 4-5 4-5 5 0 3 2 5 4 5 4 0 39-27 62-75 20-43 24-86 24-117z"><text:p/></draw:path><draw:path draw:style-name="gr3" draw:text-style-name="P69" svg:width="0.342cm" svg:height="0.199cm" svg:x="4.609cm" svg:y="0.1cm" svg:viewBox="0 0 343 200" svg:d="M301 109c-22 16-32 32-35 36-17 28-14 34-21 52 0 3 6 3 9 3 6 0 7 0 8-7 9-37 32-69 76-87 4-2 5-3 5-5 0-3-2-4-3-4-17-7-64-26-78-90-1-6-2-7-8-7-3 0-9 0-9 5 7 17 5 25 20 51 8 11 20 25 36 37-95 0-191 0-287 0-7 0-14 0-14 8s7 8 14 8c96 0 192 0 287 0z"><text:p/></draw:path><draw:path draw:style-name="gr3" draw:text-style-name="P69" svg:width="0.274cm" svg:height="0.28cm" svg:x="5.089cm" svg:y="0.034cm" svg:viewBox="0 0 275 281" svg:d="M126 0c-55 0-95 26-112 44-13 15-10 19-14 27 0 3 1 4 4 4 6 0 15-6 18-8 8-4 10-8 12-14 6-16 15-29 65-32-8 87-31 171-63 250-2 6-1 5-2 7 0 2 1 3 3 3 7 0 26-8 29-18 21-48 53-134 64-242 6 0 13 0 20 0 47 0 92 19 92 57 0 29-28 82-102 85-8 1-12 1-23 7-7 5-10 9-10 11 0 4 2 4 6 4 71 0 162-60 162-123 0-44-52-62-97-62-17 0-34 0-52 0z"><text:p/></draw:path><draw:path draw:style-name="gr3" draw:text-style-name="P69" svg:width="0.088cm" svg:height="0.383cm" svg:x="5.421cm" svg:y="0.009cm" svg:viewBox="0 0 89 384" svg:d="M89 379c0-1 0-1-7-8-48-48-60-122-60-179 0-67 15-134 63-182 4-5 4-6 4-7 0-2-1-3-3-3-5 0-39 26-62 75-20 43-24 84-24 117 0 29 4 76 25 119 23 47 56 73 61 73 2 0 3-2 3-5z"><text:p/></draw:path><draw:path draw:style-name="gr3" draw:text-style-name="P69" svg:width="0.265cm" svg:height="0.262cm" svg:x="5.538cm" svg:y="0.033cm" svg:viewBox="0 0 266 263" svg:d="M98 143c4 0 9 0 13 0 20 30 39 59 58 89 5 5 14 21 18 26 2 5 4 5 13 5 18 0 35 0 53 0 7 0 13 0 13-7 0-3-2-5-6-7-15-3-33-28-42-40-4-3-22-29-49-69 34-7 69-21 69-67 0-54-58-73-103-73-40 0-81 0-122 0-6 0-13 0-13 8 0 6 8 6 11 6 22 0 24 2 24 22 0 64 0 128 0 191 0 20-2 22-24 22-3 0-11 0-11 7s7 7 13 7c35 0 72 0 107 0 6 0 12 0 12-7s-7-7-11-7c-22 0-23-3-23-22 0-28 0-56 0-84zM173 124c10-14 12-34 12-51 0-18-4-39-16-54 17 3 54 15 54 54 0 25-11 45-50 51zM98 35c0-9 0-21 24-21 32 0 48 13 48 59 0 50-12 57-72 57 0-32 0-64 0-95zM45 249c3-6 3-17 3-20 0-64 0-129 0-194 0-4 0-14-3-21 14 0 30 0 44 0-4 6-4 13-4 20 0 65 0 130 0 195 0 3 0 14 2 20-14 0-28 0-42 0zM128 143c2 0 4 0 7 0 6 0 15-1 20-2 6 10 47 77 79 108-12 0-25 0-37 0-23-35-46-71-69-106z"><text:p/></draw:path><draw:path draw:style-name="gr3" draw:text-style-name="P69" svg:width="0.089cm" svg:height="0.383cm" svg:x="5.833cm" svg:y="0.009cm" svg:viewBox="0 0 90 384" svg:d="M90 192c0-29-4-77-25-119-23-49-56-73-61-73-2 0-4 1-4 3 0 1 0 2 8 9 38 39 60 100 60 180 0 65-14 132-63 182-5 4-5 4-5 5 0 3 2 5 4 5 5 0 39-27 62-75 20-43 24-86 24-117z"><text:p/></draw:path></draw:g>. לפי הנחת השלילה, קיים <draw:g text:anchor-type="as-char" svg:y="-0.288cm" draw:z-index="127" draw:name="Shape128" draw:style-name="gr1"><svg:title>TexMaths</svg:title><svg:desc>11§display§A \in \ps(\R)§svg§600§FALSE§</svg:desc><draw:path draw:style-name="gr2" draw:text-style-name="P68" svg:width="1.562cm" svg:height="0.344cm" svg:x="0.008cm" svg:y="0.018cm" svg:viewBox="0 0 1563 345" svg:d="M0 0c521 0 1042 0 1563 0 0 115 0 230 0 345-521 0-1042 0-1563 0 0-115 0-230 0-345z"><text:p/></draw:path><draw:path draw:style-name="gr3" draw:text-style-name="P69" svg:width="0.264cm" svg:height="0.274cm" svg:x="0.001cm" svg:y="0.011cm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69" svg:width="0.193cm" svg:height="0.221cm" svg:x="0.417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9" svg:width="0.274cm" svg:height="0.281cm" svg:x="0.758cm" svg:y="0.025cm" svg:viewBox="0 0 275 282" svg:d="M127 0c-54 0-96 26-112 45-14 16-15 27-15 28 0 2 2 2 4 2 6 0 15-6 18-7 9-5 10-7 12-15 6-16 17-29 65-31-7 86-31 171-63 250-2 5-2 7-2 8s1 2 3 2c7 0 26-9 30-19 20-47 52-134 63-241 6 0 14 0 21 0 46 0 92 18 92 56 0 29-28 83-103 85-8 1-12 1-23 8-7 4-10 8-10 11s2 3 7 3c70 0 161-59 161-123 0-44-52-62-97-62-17 0-34 0-51 0z"><text:p/></draw:path><draw:path draw:style-name="gr3" draw:text-style-name="P69" svg:width="0.088cm" svg:height="0.383cm" svg:x="1.088cm" svg:y="0cm" svg:viewBox="0 0 89 384" svg:d="M89 380c0-1 0-1-6-8-48-48-61-121-61-179 0-67 15-135 63-183 4-4 4-4 4-7 0-2-1-3-3-3-5 0-39 26-62 75-20 43-24 86-24 118 0 28 4 76 25 119 23 47 56 72 61 72 2 0 3-1 3-4z"><text:p/></draw:path><draw:path draw:style-name="gr3" draw:text-style-name="P69" svg:width="0.265cm" svg:height="0.262cm" svg:x="1.206cm" svg:y="0.025cm" svg:viewBox="0 0 266 263" svg:d="M98 143c4 0 10 0 14 0 19 30 39 58 57 88 5 6 14 21 18 27 3 5 4 5 13 5 18 0 35 0 53 0 7 0 13 0 13-8 0-3-2-5-6-6-15-3-33-29-42-41-3-3-22-27-49-69 36-7 69-21 69-67 0-53-58-72-103-72-40 0-81 0-122 0-6 0-13 0-13 7 0 6 8 6 11 6 22 0 24 2 24 22 0 64 0 128 0 192 0 20-2 22-24 22-3 0-11 0-11 6 0 8 7 8 13 8 35 0 72 0 107 0 7 0 12 0 12-8 0-6-7-6-11-6-22 0-23-3-23-22 0-28 0-56 0-84zM173 123c11-13 12-34 12-50 0-19-3-40-16-55 17 3 54 15 54 54 0 25-11 45-50 51zM98 34c0-8 0-21 24-21 33 0 49 13 49 60 0 49-13 56-73 56 0-32 0-64 0-95zM45 249c3-7 3-18 3-21 0-64 0-129 0-194 0-3 0-14-3-21 14 0 30 0 44 0-4 7-4 15-4 20 0 65 0 130 0 195 0 3 0 14 2 21-14 0-28 0-42 0zM128 143c2-1 4-1 7-1 6 0 15-1 20-2 6 10 47 77 79 109-12 0-25 0-37 0-23-35-46-71-69-106z"><text:p/></draw:path><draw:path draw:style-name="gr3" draw:text-style-name="P69" svg:width="0.089cm" svg:height="0.383cm" svg:x="1.501cm" svg:y="0cm" svg:viewBox="0 0 90 384" svg:d="M90 193c0-30-4-77-25-120-23-48-56-73-61-73-2 0-4 1-4 3 0 3 0 3 8 10 38 38 60 99 60 180 0 65-14 132-62 181-6 5-6 5-6 6 0 3 2 4 4 4 5 0 39-26 62-75 20-43 24-85 24-116z"><text:p/></draw:path></draw:g><text:s/>כך ש־<draw:g text:anchor-type="as-char" svg:y="-0.288cm" draw:z-index="128" draw:name="Shape129" draw:style-name="gr1"><svg:title>TexMaths</svg:title><svg:desc>11§display§g(A) = f§svg§600§FALSE§</svg:desc><draw:path draw:style-name="gr2" draw:text-style-name="P68" svg:width="1.474cm" svg:height="0.345cm" svg:x="0.015cm" svg:y="0.018cm" svg:viewBox="0 0 1475 346" svg:d="M739 346c-247 0-493 0-739 0 0-116 0-230 0-346 491 0 984 0 1475 0 0 116 0 230 0 346-245 0-491 0-736 0z"><text:p/></draw:path><draw:path draw:style-name="gr3" draw:text-style-name="P69" svg:width="0.177cm" svg:height="0.248cm" svg:x="0.001cm" svg:y="0.115cm" svg:viewBox="0 0 178 249" svg:d="M177 25c0-2 1-4 1-6 0-7-5-11-12-11-3 0-14 3-15 16-7-14-21-24-37-24-44 0-91 54-91 110 0 38 23 61 52 61 22 0 40-18 44-22h1c-9 34-9 33-13 50-1 5-15 41-56 41-7 0-20 0-31-3 12-4 16-13 16-20s-4-13-15-13c-8 0-21 6-21 22 0 15 14 23 52 23 48 0 75-30 82-52 14-57 29-114 43-172zM126 121c-2 10-11 20-19 28-8 6-20 13-31 13-20 0-25-20-25-35 0-19 11-64 20-84 11-19 28-34 44-34 26 0 31 31 31 33s-1 4-1 5c-7 25-12 49-19 74z"><text:p/></draw:path><draw:path draw:style-name="gr3" draw:text-style-name="P69" svg:width="0.089cm" svg:height="0.384cm" svg:x="0.232cm" svg:y="0cm" svg:viewBox="0 0 90 385" svg:d="M90 381c0-1 0-1-6-8-49-49-62-122-62-180 0-67 15-135 63-182 5-5 5-5 5-7 0-3-2-4-4-4-4 0-39 26-62 76-20 42-24 85-24 117 0 29 4 76 25 120 23 47 57 72 61 72 2 0 4-1 4-4z"><text:p/></draw:path><draw:path draw:style-name="gr3" draw:text-style-name="P69" svg:width="0.264cm" svg:height="0.274cm" svg:x="0.357cm" svg:y="0.011cm" svg:viewBox="0 0 265 275" svg:d="M56 231c-15 26-31 31-47 32-6 1-9 1-9 8 0 2 2 4 5 4 10 0 22-1 33-1 13 0 27 1 39 1 2 0 8 0 8-7 0-4-4-5-7-5-9 0-18-3-18-13 0-4 3-9 5-14 10-17 20-32 30-49 31 0 64 0 96 0 1 9 7 60 7 64 0 11-20 12-28 12-5 0-10 0-10 8 0 4 5 4 6 4 16 0 33-1 48-1 10 0 34 1 44 1 2 0 7 0 7-7 0-5-3-5-9-5-24 0-24-2-25-13-8-79-16-160-23-240-1-8-1-10-8-10s-8 3-10 7c-45 74-89 149-134 224zM102 175c25-43 51-85 76-127 4 42 8 84 12 127-30 0-58 0-88 0z"><text:p/></draw:path><draw:path draw:style-name="gr3" draw:text-style-name="P69" svg:width="0.089cm" svg:height="0.384cm" svg:x="0.655cm" svg:y="0cm" svg:viewBox="0 0 90 385" svg:d="M90 193c0-30-4-76-25-120-24-48-57-73-61-73-2 0-4 2-4 4s0 2 8 9c37 38 59 99 59 180 0 65-14 133-62 181-5 6-5 6-5 7 0 2 2 4 4 4 4 0 39-26 62-76 19-41 24-84 24-116z"><text:p/></draw:path><draw:path draw:style-name="gr3" draw:text-style-name="P69" svg:width="0.255cm" svg:height="0.09cm" svg:x="0.911cm" svg:y="0.145cm" svg:viewBox="0 0 256 91" svg:d="M244 17c5 0 12-2 12-9 0-8-7-8-12-8-77 0-154 0-231 0-5 0-13 0-13 8 0 7 8 9 13 9 77 0 154 0 231 0zM244 91c5 0 12 0 12-7 0-9-7-9-12-9-77 0-154 0-231 0-5 0-13 0-13 9 0 7 8 7 13 7 77 0 154 0 231 0z"><text:p/></draw:path><draw:path draw:style-name="gr3" draw:text-style-name="P69" svg:width="0.191cm" svg:height="0.349cm" svg:x="1.318cm" svg:y="0.017cm" svg:viewBox="0 0 192 350" svg:d="M121 118c11 0 22 0 33 0 8 0 12 0 12-8 0-4-4-4-11-4-11 0-21 0-32 0 2-16 6-30 8-44 2-8 7-36 10-40 3-8 10-13 17-13 2 0 12 0 19 6-17 2-21 16-21 21 0 9 8 14 14 14 11 0 22-9 22-24 0-17-17-26-34-26-13 0-37 7-48 45-2 8-4 12-13 61-9 0-18 0-27 0-7 0-12 0-12 7 0 5 4 5 11 5 9 0 17 0 26 0-10 50-19 100-29 151-7 37-13 72-34 72-1 0-11 0-18-6 18-1 21-16 21-21 0-9-6-13-14-13-10 0-21 8-21 23 0 17 16 26 32 26 22 0 37-23 44-37 12-25 21-71 22-74 8-40 15-80 23-121z"><text:p/></draw:path></draw:g>, כלומר לפי כלל <draw:g text:anchor-type="as-char" svg:y="-0.27cm" draw:z-index="129" draw:name="Shape130" draw:style-name="gr1"><svg:title>TexMaths</svg:title><svg:desc>11§display§\beta§svg§600§FALSE§</svg:desc><draw:path draw:style-name="gr2" draw:text-style-name="P68" svg:width="0.18cm" svg:height="0.305cm" svg:x="0.01cm" svg:y="0.018cm" svg:viewBox="0 0 181 306" svg:d="M0 0c61 0 120 0 181 0 0 102 0 204 0 306-61 0-120 0-181 0 0-102 0-204 0-306z"><text:p/></draw:path><draw:path draw:style-name="gr3" draw:text-style-name="P69" svg:width="0.209cm" svg:height="0.345cm" svg:x="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קיים <draw:g text:anchor-type="as-char" svg:y="-0.288cm" draw:z-index="131" draw:name="Shape131" draw:style-name="gr1"><svg:title>TexMaths</svg:title><svg:desc>11§display§A \in \ps(\R)§svg§600§FALSE§</svg:desc><draw:path draw:style-name="gr2" draw:text-style-name="P68" svg:width="1.562cm" svg:height="0.344cm" svg:x="0.008cm" svg:y="0.018cm" svg:viewBox="0 0 1563 345" svg:d="M0 0c521 0 1042 0 1563 0 0 115 0 230 0 345-521 0-1042 0-1563 0 0-115 0-230 0-345z"><text:p/></draw:path><draw:path draw:style-name="gr3" draw:text-style-name="P69" svg:width="0.264cm" svg:height="0.274cm" svg:x="0.001cm" svg:y="0.011cm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69" svg:width="0.193cm" svg:height="0.221cm" svg:x="0.417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9" svg:width="0.274cm" svg:height="0.281cm" svg:x="0.758cm" svg:y="0.025cm" svg:viewBox="0 0 275 282" svg:d="M127 0c-54 0-96 26-112 45-14 16-15 27-15 28 0 2 2 2 4 2 6 0 15-6 18-7 9-5 10-7 12-15 6-16 17-29 65-31-7 86-31 171-63 250-2 5-2 7-2 8s1 2 3 2c7 0 26-9 30-19 20-47 52-134 63-241 6 0 14 0 21 0 46 0 92 18 92 56 0 29-28 83-103 85-8 1-12 1-23 8-7 4-10 8-10 11s2 3 7 3c70 0 161-59 161-123 0-44-52-62-97-62-17 0-34 0-51 0z"><text:p/></draw:path><draw:path draw:style-name="gr3" draw:text-style-name="P69" svg:width="0.088cm" svg:height="0.383cm" svg:x="1.088cm" svg:y="0cm" svg:viewBox="0 0 89 384" svg:d="M89 380c0-1 0-1-6-8-48-48-61-121-61-179 0-67 15-135 63-183 4-4 4-4 4-7 0-2-1-3-3-3-5 0-39 26-62 75-20 43-24 86-24 118 0 28 4 76 25 119 23 47 56 72 61 72 2 0 3-1 3-4z"><text:p/></draw:path><draw:path draw:style-name="gr3" draw:text-style-name="P69" svg:width="0.265cm" svg:height="0.262cm" svg:x="1.206cm" svg:y="0.025cm" svg:viewBox="0 0 266 263" svg:d="M98 143c4 0 10 0 14 0 19 30 39 58 57 88 5 6 14 21 18 27 3 5 4 5 13 5 18 0 35 0 53 0 7 0 13 0 13-8 0-3-2-5-6-6-15-3-33-29-42-41-3-3-22-27-49-69 36-7 69-21 69-67 0-53-58-72-103-72-40 0-81 0-122 0-6 0-13 0-13 7 0 6 8 6 11 6 22 0 24 2 24 22 0 64 0 128 0 192 0 20-2 22-24 22-3 0-11 0-11 6 0 8 7 8 13 8 35 0 72 0 107 0 7 0 12 0 12-8 0-6-7-6-11-6-22 0-23-3-23-22 0-28 0-56 0-84zM173 123c11-13 12-34 12-50 0-19-3-40-16-55 17 3 54 15 54 54 0 25-11 45-50 51zM98 34c0-8 0-21 24-21 33 0 49 13 49 60 0 49-13 56-73 56 0-32 0-64 0-95zM45 249c3-7 3-18 3-21 0-64 0-129 0-194 0-3 0-14-3-21 14 0 30 0 44 0-4 7-4 15-4 20 0 65 0 130 0 195 0 3 0 14 2 21-14 0-28 0-42 0zM128 143c2-1 4-1 7-1 6 0 15-1 20-2 6 10 47 77 79 109-12 0-25 0-37 0-23-35-46-71-69-106z"><text:p/></draw:path><draw:path draw:style-name="gr3" draw:text-style-name="P69" svg:width="0.089cm" svg:height="0.383cm" svg:x="1.501cm" svg:y="0cm" svg:viewBox="0 0 90 384" svg:d="M90 193c0-30-4-77-25-120-23-48-56-73-61-73-2 0-4 1-4 3 0 3 0 3 8 10 38 38 60 99 60 180 0 65-14 132-62 181-6 5-6 5-6 6 0 3 2 4 4 4 5 0 39-26 62-75 20-43 24-85 24-116z"><text:p/></draw:path></draw:g><text:s/>כך ש־<draw:g text:anchor-type="as-char" svg:y="-0.295cm" draw:z-index="130" draw:name="Shape132" draw:style-name="gr1"><svg:title>TexMaths</svg:title><svg:desc>11§display§\lambda B \in \ps(\R). A \cup B = \lambda B \in \ps(\R). \emptyset§svg§600§FALSE§</svg:desc><draw:path draw:style-name="gr2" draw:text-style-name="P68" svg:width="5.678cm" svg:height="0.352cm" svg:x="0.001cm" svg:y="0.018cm" svg:viewBox="0 0 5679 353" svg:d="M0 0c1893 0 3786 0 5679 0 0 118 0 235 0 353-1893 0-3786 0-5679 0 0-118 0-235 0-353z"><text:p/></draw:path><draw:path draw:style-name="gr3" draw:text-style-name="P69" svg:width="0.19cm" svg:height="0.27cm" svg:x="0.002cm" svg:y="0.03cm" svg:viewBox="0 0 191 271" svg:d="M117 155c16 41 35 99 40 108 7 7 10 7 21 7 4 0 6 0 9 0s4-2 4-3-1-2-2-3c-4-5-6-10-9-18-26-72-52-146-79-219-7-22-28-27-47-27-2 0-7 0-7 4s3 4 4 5c13 2 15 4 25 31 12 34 25 69 37 104-35 35-71 69-106 104-5 5-7 7-7 12 0 7 4 11 11 11 6 0 10-4 13-7 31-37 62-73 93-109z"><text:p/></draw:path><draw:path draw:style-name="gr3" draw:text-style-name="P69" svg:width="0.275cm" svg:height="0.261cm" svg:x="0.223cm" svg:y="0.034cm" svg:viewBox="0 0 276 262" svg:d="M45 232c-3 15-4 19-35 19-7 0-10 0-10 7 0 4 3 4 10 4 46 0 92 0 139 0 60 0 106-45 106-82 0-27-23-50-60-55 40-6 81-35 81-71 0-29-26-54-72-54-43 0-87 0-130 0-7 0-11 0-11 8 0 4 3 4 11 4 1 0 7 0 14 1 8 0 11 1 11 6 0 2-1 3-2 7-18 69-34 138-52 206zM103 122c8-32 17-64 25-96 3-13 4-14 21-14 16 0 33 0 49 0 34 0 43 23 43 40 0 34-34 70-80 70-19 0-39 0-58 0zM86 251c-5 0-6 0-8-2-4 0-5 0-5-3 0-1 0-2 2-9 9-35 17-71 26-106 24 0 50 0 74 0 36 0 44 28 44 45 0 37-34 75-80 75-18 0-36 0-53 0z"><text:p/></draw:path><draw:path draw:style-name="gr3" draw:text-style-name="P69" svg:width="0.193cm" svg:height="0.221cm" svg:x="0.659cm" svg:y="0.085cm" svg:viewBox="0 0 194 222" svg:d="M179 120c7 0 15 0 15-8s-8-8-15-8c-55 0-109 0-164 0 6-51 50-89 105-89 20 0 40 0 59 0 7 0 15 0 15-7 0-8-8-8-15-8-19 0-40 0-60 0-66 0-119 51-119 112 0 62 53 110 119 110 20 0 41 0 60 0 7 0 15 0 15-8 0-7-8-7-15-7-19 0-39 0-59 0-55 0-99-36-105-87 55 0 109 0 164 0z"><text:p/></draw:path><draw:path draw:style-name="gr3" draw:text-style-name="P69" svg:width="0.274cm" svg:height="0.28cm" svg:x="1cm" svg:y="0.034cm" svg:viewBox="0 0 275 281" svg:d="M127 0c-55 0-96 26-113 44-13 15-10 19-14 27 0 3 1 4 4 4 6 0 15-6 18-8 8-4 10-8 12-14 6-16 16-29 65-32-8 87-31 171-63 250-2 6-1 5-2 7 0 2 1 3 3 3 7 0 26-8 29-18 21-48 53-134 64-242 6 0 13 0 20 0 47 0 92 19 92 57 0 29-27 82-102 85-8 1-12 1-23 7-8 5-10 9-10 11 0 4 2 4 6 4 71 0 162-60 162-123 0-44-52-62-97-62-17 0-34 0-51 0z"><text:p/></draw:path><draw:path draw:style-name="gr3" draw:text-style-name="P69" svg:width="0.088cm" svg:height="0.383cm" svg:x="1.331cm" svg:y="0.009cm" svg:viewBox="0 0 89 384" svg:d="M89 379c0-1 0-1-6-8-49-48-61-122-61-179 0-67 15-134 63-182 4-5 4-6 4-7 0-2-1-3-3-3-5 0-39 26-62 75-20 43-24 84-24 117 0 29 4 76 25 119 23 47 56 73 61 73 2 0 3-2 3-5z"><text:p/></draw:path><draw:path draw:style-name="gr3" draw:text-style-name="P69" svg:width="0.265cm" svg:height="0.262cm" svg:x="1.449cm" svg:y="0.033cm" svg:viewBox="0 0 266 263" svg:d="M98 143c4 0 9 0 13 0 20 30 39 59 58 89 5 5 14 21 18 26 2 5 4 5 13 5 18 0 35 0 53 0 7 0 13 0 13-7 0-3-2-5-6-7-15-3-33-28-42-40-3-3-22-29-49-69 35-7 69-21 69-67 0-54-58-73-103-73-40 0-81 0-122 0-6 0-13 0-13 8 0 6 8 6 11 6 22 0 24 2 24 22 0 64 0 128 0 191 0 20-2 22-24 22-3 0-11 0-11 7s7 7 13 7c35 0 72 0 107 0 7 0 12 0 12-7s-7-7-11-7c-22 0-23-3-23-22 0-28 0-56 0-84zM173 124c10-14 12-34 12-51 0-18-3-39-16-54 17 3 54 15 54 54 0 25-11 45-50 51zM98 35c0-9 0-21 24-21 32 0 49 13 49 59 0 50-13 57-73 57 0-32 0-64 0-95zM45 249c3-6 3-17 3-20 0-64 0-129 0-194 0-4 0-14-3-21 14 0 30 0 44 0-4 6-4 13-4 20 0 65 0 130 0 195 0 3 0 14 2 20-14 0-28 0-42 0zM128 143c2 0 4 0 7 0 6 0 15-1 20-2 6 10 47 77 79 108-12 0-25 0-37 0-23-35-46-71-69-106z"><text:p/></draw:path><draw:path draw:style-name="gr3" draw:text-style-name="P69" svg:width="0.089cm" svg:height="0.383cm" svg:x="1.744cm" svg:y="0.009cm" svg:viewBox="0 0 90 384" svg:d="M90 192c0-29-4-77-25-119-23-49-56-73-61-73-2 0-4 1-4 3 0 1 0 2 8 9 38 39 60 100 60 180 0 65-14 132-62 182-6 4-6 4-6 5 0 3 2 5 4 5 5 0 39-27 62-75 20-43 24-86 24-117z"><text:p/></draw:path><draw:path draw:style-name="gr3" draw:text-style-name="P69" svg:width="0.041cm" svg:height="0.04cm" svg:x="1.905cm" svg:y="0.255cm" svg:viewBox="0 0 42 41" svg:d="M42 21c0-11-10-21-21-21s-21 10-21 21 10 20 21 20 21-9 21-20z"><text:p/></draw:path><draw:path draw:style-name="gr3" draw:text-style-name="P69" svg:width="0.264cm" svg:height="0.273cm" svg:x="1.994cm" svg:y="0.018cm" svg:viewBox="0 0 265 274" svg:d="M56 230c-15 26-31 32-48 33-5 0-8 0-8 7 0 3 2 4 6 4 9 0 22-1 33-1 12 0 26 1 38 1 2 0 8 0 8-7 0-4-5-4-7-4-9-1-19-5-19-15 0-4 4-8 6-14 10-15 20-32 30-47 32 0 65 0 96 0 2 8 7 59 7 62 0 13-20 14-27 14-6 0-10 0-10 7 0 4 4 4 5 4 17 0 33-1 49-1 9 0 34 1 44 1 2 0 6 0 6-8 0-3-3-3-9-3-24 0-24-4-25-15-8-79-15-159-23-239-1-8-1-9-8-9-6 0-7 2-10 7-45 74-89 149-134 223zM102 175c26-43 51-86 76-128 5 42 8 85 12 128-29 0-58 0-88 0z"><text:p/></draw:path><draw:path draw:style-name="gr3" draw:text-style-name="P69" svg:width="0.214cm" svg:height="0.236cm" svg:x="2.377cm" svg:y="0.067cm" svg:viewBox="0 0 215 237" svg:d="M215 14c0-7 0-14-8-14s-8 7-8 14c0 46 0 93 0 139 0 57-63 69-92 69-17 0-42-3-62-16-30-18-30-43-30-53 0-46 0-93 0-139 0-7 0-14-7-14-8 0-8 7-8 14 0 48 0 94 0 141 0 57 58 82 107 82 50 0 108-26 108-82 0-47 0-93 0-141z"><text:p/></draw:path><draw:path draw:style-name="gr3" draw:text-style-name="P69" svg:width="0.275cm" svg:height="0.261cm" svg:x="2.715cm" svg:y="0.034cm" svg:viewBox="0 0 276 262" svg:d="M46 232c-4 15-4 19-35 19-7 0-11 0-11 7 0 4 4 4 11 4 46 0 91 0 138 0 61 0 106-45 106-82 0-27-22-50-59-55 39-6 80-35 80-71 0-29-25-54-71-54-43 0-87 0-130 0-8 0-11 0-11 8 0 4 3 4 11 4 4 0 8 0 14 1 7 0 10 1 10 6 0 2 0 3-1 7-18 69-34 138-52 206zM105 122c7-32 16-64 24-96 3-13 4-14 21-14 16 0 33 0 49 0 34 0 42 23 42 40 0 34-33 70-80 70-19 0-38 0-56 0zM87 251c-6 0-6 0-9-2-3 0-4 0-4-3 0-1 0-2 2-9 9-35 18-71 26-106 25 0 49 0 73 0 37 0 45 28 45 45 0 37-35 75-80 75-18 0-35 0-53 0z"><text:p/></draw:path><draw:path draw:style-name="gr3" draw:text-style-name="P69" svg:width="0.256cm" svg:height="0.089cm" svg:x="3.14cm" svg:y="0.15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9" svg:width="0.19cm" svg:height="0.27cm" svg:x="3.547cm" svg:y="0.03cm" svg:viewBox="0 0 191 271" svg:d="M118 155c15 41 34 99 40 108 6 7 10 7 20 7 4 0 6 0 9 0 4 0 4-2 4-3s-1-2-2-3c-3-5-5-10-9-18-26-72-52-146-79-219-7-22-28-27-46-27-2 0-8 0-8 4s3 4 4 5c13 2 16 4 25 31 12 34 25 69 37 104-35 35-71 69-106 104-5 5-7 7-7 12 0 7 6 11 12 11s9-4 12-7c31-37 63-73 94-109z"><text:p/></draw:path><draw:path draw:style-name="gr3" draw:text-style-name="P69" svg:width="0.275cm" svg:height="0.261cm" svg:x="3.768cm" svg:y="0.034cm" svg:viewBox="0 0 276 262" svg:d="M46 232c-4 15-5 19-35 19-7 0-11 0-11 7 0 4 3 4 11 4 46 0 91 0 138 0 61 0 106-45 106-82 0-27-22-50-59-55 39-6 80-35 80-71 0-29-25-54-71-54-43 0-87 0-130 0-8 0-12 0-12 8 0 4 4 4 11 4 1 0 9 0 15 1 7 0 10 1 10 6 0 2 0 3-1 7-18 69-34 138-52 206zM105 122c7-32 16-64 24-96 3-13 3-14 20-14 16 0 34 0 50 0 34 0 42 23 42 40 0 34-33 70-80 70-19 0-38 0-56 0zM87 251c-6 0-7 0-9-2-3 0-4 0-4-3 0-1 0-2 1-9 9-35 19-71 27-106 25 0 49 0 73 0 37 0 44 28 44 45 0 37-34 75-79 75-18 0-35 0-53 0z"><text:p/></draw:path><draw:path draw:style-name="gr3" draw:text-style-name="P69" svg:width="0.193cm" svg:height="0.221cm" svg:x="4.204cm" svg:y="0.085cm" svg:viewBox="0 0 194 222" svg:d="M180 120c7 0 14 0 14-8s-7-8-14-8c-55 0-108 0-163 0 4-51 48-89 103-89 20 0 41 0 60 0 7 0 14 0 14-7 0-8-7-8-14-8-20 0-40 0-61 0-66 0-119 51-119 112 0 62 53 110 119 110 21 0 41 0 61 0 7 0 14 0 14-8 0-7-7-7-14-7-19 0-40 0-60 0-55 0-99-36-103-87 55 0 108 0 163 0z"><text:p/></draw:path><draw:path draw:style-name="gr3" draw:text-style-name="P69" svg:width="0.275cm" svg:height="0.28cm" svg:x="4.545cm" svg:y="0.034cm" svg:viewBox="0 0 276 281" svg:d="M127 0c-54 0-96 26-112 44-13 15-9 19-15 27 0 3 2 4 4 4 7 0 16-6 19-8 8-4 9-8 11-14 6-16 17-29 65-32-7 87-30 171-63 250-2 6-1 5-2 7 0 2 1 3 5 3 5 0 24-8 28-18 20-48 52-134 64-242 7 0 13 0 20 0 47 0 92 19 92 57 0 29-27 82-103 85-8 1-12 1-23 7-7 5-10 9-10 11 0 4 2 4 7 4 71 0 162-60 162-123 0-44-53-62-98-62-17 0-34 0-51 0z"><text:p/></draw:path><draw:path draw:style-name="gr3" draw:text-style-name="P69" svg:width="0.089cm" svg:height="0.383cm" svg:x="4.876cm" svg:y="0.009cm" svg:viewBox="0 0 90 384" svg:d="M90 379c0-1 0-1-6-8-49-48-61-122-61-179 0-67 14-134 62-182 5-5 5-6 5-7 0-2-2-3-4-3-3 0-39 26-62 75-20 43-24 84-24 117 0 29 4 76 25 119 23 47 58 73 61 73 2 0 4-2 4-5z"><text:p/></draw:path><draw:path draw:style-name="gr3" draw:text-style-name="P69" svg:width="0.264cm" svg:height="0.262cm" svg:x="4.995cm" svg:y="0.033cm" svg:viewBox="0 0 265 263" svg:d="M97 143c4 0 10 0 14 0 20 30 39 59 58 89 4 5 14 21 17 26s4 5 13 5c18 0 36 0 54 0 7 0 12 0 12-7 0-3-2-5-5-7-15-3-33-28-43-40-2-3-22-29-48-69 35-7 68-21 68-67 0-54-58-73-103-73-40 0-80 0-121 0-7 0-13 0-13 8 0 6 7 6 10 6 22 0 24 2 24 22 0 64 0 128 0 191 0 20-2 22-24 22-3 0-10 0-10 7s6 7 13 7c35 0 71 0 106 0 6 0 13 0 13-7s-7-7-11-7c-22 0-24-3-24-22 0-28 0-56 0-84zM172 124c11-14 12-34 12-51 0-18-2-39-15-54 16 3 54 15 54 54 0 25-12 45-51 51zM97 35c0-9 0-21 24-21 33 0 50 13 50 59 0 50-13 57-74 57 0-32 0-64 0-95zM44 249c3-6 3-17 3-20 0-64 0-129 0-194 0-4 0-14-3-21 15 0 30 0 45 0-5 6-5 13-5 20 0 65 0 130 0 195 0 3 0 14 3 20-14 0-29 0-43 0zM127 143c3 0 4 0 7 0 6 0 15-1 20-2 7 10 48 77 80 108-12 0-25 0-37 0-23-35-47-71-70-106z"><text:p/></draw:path><draw:path draw:style-name="gr3" draw:text-style-name="P69" svg:width="0.088cm" svg:height="0.383cm" svg:x="5.29cm" svg:y="0.009cm" svg:viewBox="0 0 89 384" svg:d="M89 192c0-29-3-77-25-119-23-49-56-73-61-73-2 0-3 1-3 3 0 1 0 2 8 9 37 39 59 100 59 180 0 65-14 132-63 182-4 4-4 4-4 5 0 3 1 5 3 5 5 0 40-27 62-75 20-43 24-86 24-117z"><text:p/></draw:path><draw:path draw:style-name="gr3" draw:text-style-name="P69" svg:width="0.04cm" svg:height="0.04cm" svg:x="5.451cm" svg:y="0.255cm" svg:viewBox="0 0 41 41" svg:d="M41 21c0-11-10-21-21-21-12 0-20 10-20 21s8 20 20 20c11 0 21-9 21-20z"><text:p/></draw:path><draw:path draw:style-name="gr3" draw:text-style-name="P69" svg:width="0.155cm" svg:height="0.325cm" svg:x="5.544cm" svg:y="0cm" svg:viewBox="0 0 156 326" svg:d="M132 8c0-5-3-8-9-8-5 0-6 4-9 12-4 15-1 2-5 18-4-3-17-8-31-8-22 0-47 11-61 41-16 30-17 66-17 102 0 24 0 92 33 122-9 30-9 31-9 32 0 4 4 7 8 7 5 0 8-4 10-12 4-15 0-2 4-17 10 4 21 7 32 7 43 0 60-36 67-55 10-26 11-57 11-84 0-29 0-92-34-125 3-11 7-21 10-32zM39 269c-14-26-14-72-14-110 0-30 0-57 6-82 8-35 30-47 47-47 8 0 18 2 28 11-22 75-45 152-67 228zM118 56c12 22 12 67 12 103 0 29 0 56-5 82-6 40-27 55-47 55-9 0-19-3-27-11 22-76 45-153 67-229z"><text:p/></draw:path></draw:g>. משום שהטווח שווה, לפי כלל <draw:g text:anchor-type="as-char" svg:y="-0.175cm" draw:z-index="132" draw:name="Shape133" draw:style-name="gr1"><svg:title>TexMaths</svg:title><svg:desc>11§display§\eta§svg§600§FALSE§</svg:desc><draw:path draw:style-name="gr2" draw:text-style-name="P68" svg:width="0.148cm" svg:height="0.211cm" svg:x="0.01cm" svg:y="0.018cm" svg:viewBox="0 0 149 212" svg:d="M0 0c49 0 100 0 149 0 0 70 0 142 0 212-49 0-100 0-149 0 0-70 0-142 0-212z"><text:p/></draw:path><draw:path draw:style-name="gr3" draw:text-style-name="P69" svg:width="0.177cm" svg:height="0.251cm" svg:x="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text:s/>נסיק <draw:g text:anchor-type="as-char" svg:y="-0.295cm" draw:z-index="133" draw:name="Shape134" draw:style-name="gr1"><svg:title>TexMaths</svg:title><svg:desc>11§display§\forall B \in \ps(\R). B \cup A = \emptyset§svg§600§FALSE§</svg:desc><draw:path draw:style-name="gr2" draw:text-style-name="P68" svg:width="3.667cm" svg:height="0.352cm" svg:x="0.02cm" svg:y="0.018cm" svg:viewBox="0 0 3668 353" svg:d="M0 0c1223 0 2445 0 3668 0 0 118 0 235 0 353-1223 0-2445 0-3668 0 0-118 0-235 0-353z"><text:p/></draw:path><draw:path draw:style-name="gr3" draw:text-style-name="P69" svg:width="0.213cm" svg:height="0.274cm" svg:x="0cm" svg:y="0.03cm" svg:viewBox="0 0 214 275" svg:d="M213 15c1-4 1-5 1-7 0-4-2-8-7-8s-7 5-9 9c-11 28-21 56-32 84-40 0-78 0-118 0-11-28-21-56-32-84-2-6-3-9-8-9-4 0-8 4-8 8 0 1 0 2 2 7 32 84 65 167 97 251 1 5 3 9 9 9 5 0 6-5 7-8 33-83 65-168 98-252zM55 109c35 0 69 0 104 0-17 45-34 91-51 136-18-45-35-91-53-136z"><text:p/></draw:path><draw:path draw:style-name="gr3" draw:text-style-name="P69" svg:width="0.275cm" svg:height="0.261cm" svg:x="0.231cm" svg:y="0.034cm" svg:viewBox="0 0 276 262" svg:d="M45 232c-3 15-4 19-35 19-7 0-10 0-10 7 0 4 3 4 10 4 46 0 92 0 138 0 61 0 107-45 107-82 0-27-23-50-60-55 40-6 81-35 81-71 0-29-25-54-73-54-42 0-86 0-129 0-7 0-11 0-11 8 0 4 3 4 11 4 1 0 7 0 14 1 8 0 11 1 11 6 0 2 0 3-2 7-18 69-34 138-52 206zM103 122c8-32 17-64 25-96 3-13 4-14 20-14 17 0 35 0 51 0 33 0 42 23 42 40 0 34-33 70-80 70-19 0-39 0-58 0zM87 251c-6 0-7 0-9-2-4 0-5 0-5-3 0-1 0-2 2-9 9-35 17-71 26-106 24 0 50 0 74 0 36 0 44 28 44 45 0 37-34 75-80 75-18 0-35 0-52 0z"><text:p/></draw:path><draw:path draw:style-name="gr3" draw:text-style-name="P69" svg:width="0.193cm" svg:height="0.221cm" svg:x="0.667cm" svg:y="0.085cm" svg:viewBox="0 0 194 222" svg:d="M179 120c7 0 15 0 15-8s-8-8-15-8c-55 0-109 0-164 0 6-51 50-89 105-89 20 0 39 0 59 0 7 0 15 0 15-7 0-8-8-8-15-8-20 0-40 0-60 0-66 0-119 51-119 112 0 62 53 110 119 110 20 0 40 0 60 0 7 0 15 0 15-8 0-7-8-7-15-7-20 0-39 0-59 0-55 0-99-36-105-87 55 0 109 0 164 0z"><text:p/></draw:path><draw:path draw:style-name="gr3" draw:text-style-name="P69" svg:width="0.274cm" svg:height="0.28cm" svg:x="1.008cm" svg:y="0.034cm" svg:viewBox="0 0 275 281" svg:d="M126 0c-55 0-95 26-112 44-13 15-10 19-14 27 0 3 2 4 4 4 6 0 15-6 18-8 9-4 10-8 12-14 6-16 15-29 65-32-8 87-31 171-63 250-2 6-1 5-2 7 0 2 1 3 3 3 7 0 26-8 30-18 20-48 52-134 63-242 6 0 13 0 20 0 47 0 92 19 92 57 0 29-28 82-102 85-8 1-12 1-23 7-7 5-10 9-10 11 0 4 2 4 6 4 71 0 162-60 162-123 0-44-52-62-97-62-17 0-34 0-52 0z"><text:p/></draw:path><draw:path draw:style-name="gr3" draw:text-style-name="P69" svg:width="0.088cm" svg:height="0.383cm" svg:x="1.339cm" svg:y="0.009cm" svg:viewBox="0 0 89 384" svg:d="M89 379c0-1 0-1-7-8-48-48-60-122-60-179 0-67 15-134 63-182 4-5 4-6 4-7 0-2-1-3-3-3-5 0-39 26-62 75-20 43-24 84-24 117 0 29 4 76 25 119 23 47 56 73 61 73 2 0 3-2 3-5z"><text:p/></draw:path><draw:path draw:style-name="gr3" draw:text-style-name="P69" svg:width="0.265cm" svg:height="0.262cm" svg:x="1.456cm" svg:y="0.033cm" svg:viewBox="0 0 266 263" svg:d="M98 143c4 0 9 0 13 0 20 30 39 59 58 89 5 5 14 21 18 26 2 5 4 5 13 5 18 0 35 0 53 0 7 0 13 0 13-7 0-3-2-5-6-7-15-3-33-28-42-40-4-3-22-29-49-69 34-7 69-21 69-67 0-54-58-73-103-73-40 0-81 0-122 0-6 0-13 0-13 8 0 6 8 6 11 6 22 0 24 2 24 22 0 64 0 128 0 191 0 20-2 22-24 22-3 0-11 0-11 7s7 7 13 7c35 0 72 0 107 0 6 0 12 0 12-7s-7-7-11-7c-22 0-23-3-23-22 0-28 0-56 0-84zM173 124c10-14 12-34 12-51 0-18-4-39-16-54 17 3 54 15 54 54 0 25-11 45-50 51zM98 35c0-9 0-21 24-21 32 0 48 13 48 59 0 50-12 57-72 57 0-32 0-64 0-95zM45 249c3-6 3-17 3-20 0-64 0-129 0-194 0-4 0-14-3-21 14 0 30 0 44 0-4 6-4 13-4 20 0 65 0 130 0 195 0 3 0 14 2 20-14 0-28 0-42 0zM128 143c2 0 4 0 7 0 6 0 15-1 20-2 6 10 47 77 79 108-12 0-25 0-37 0-23-35-46-71-69-106z"><text:p/></draw:path><draw:path draw:style-name="gr3" draw:text-style-name="P69" svg:width="0.089cm" svg:height="0.383cm" svg:x="1.751cm" svg:y="0.009cm" svg:viewBox="0 0 90 384" svg:d="M90 192c0-29-4-77-25-119-23-49-57-73-61-73-2 0-4 1-4 3 0 1 0 2 8 9 38 39 60 100 60 180 0 65-14 132-63 182-5 4-5 4-5 5 0 3 2 5 4 5 4 0 39-27 62-75 20-43 24-86 24-117z"><text:p/></draw:path><draw:path draw:style-name="gr3" draw:text-style-name="P69" svg:width="0.041cm" svg:height="0.04cm" svg:x="1.912cm" svg:y="0.255cm" svg:viewBox="0 0 42 41" svg:d="M42 21c0-11-10-21-21-21s-21 10-21 21 10 20 21 20 21-9 21-20z"><text:p/></draw:path><draw:path draw:style-name="gr3" draw:text-style-name="P69" svg:width="0.275cm" svg:height="0.261cm" svg:x="2.002cm" svg:y="0.034cm" svg:viewBox="0 0 276 262" svg:d="M46 232c-4 15-4 19-35 19-7 0-11 0-11 7 0 4 4 4 11 4 46 0 91 0 137 0 62 0 107-45 107-82 0-27-22-50-59-55 39-6 80-35 80-71 0-29-25-54-71-54-43 0-87 0-130 0-8 0-11 0-11 8 0 4 3 4 11 4 4 0 7 0 14 1 7 0 10 1 10 6 0 2 0 3-1 7-18 69-34 138-52 206zM104 122c8-32 17-64 25-96 3-13 4-14 21-14 16 0 33 0 49 0 34 0 42 23 42 40 0 34-33 70-80 70-19 0-38 0-57 0zM87 251c-6 0-6 0-9-2-3 0-4 0-4-3 0-1 0-2 2-9 9-35 17-71 26-106 24 0 49 0 73 0 37 0 45 28 45 45 0 37-35 75-80 75-18 0-36 0-53 0z"><text:p/></draw:path><draw:path draw:style-name="gr3" draw:text-style-name="P69" svg:width="0.215cm" svg:height="0.236cm" svg:x="2.406cm" svg:y="0.067cm" svg:viewBox="0 0 216 237" svg:d="M216 14c0-7 0-14-8-14s-8 7-8 14c0 46 0 93 0 139 0 57-64 69-92 69-18 0-42-3-63-16-30-18-30-43-30-53 0-46 0-93 0-139 0-7 0-14-7-14-8 0-8 7-8 14 0 48 0 94 0 141 0 57 59 82 108 82 50 0 108-26 108-82 0-47 0-93 0-141z"><text:p/></draw:path><draw:path draw:style-name="gr3" draw:text-style-name="P69" svg:width="0.265cm" svg:height="0.273cm" svg:x="2.741cm" svg:y="0.018cm" svg:viewBox="0 0 266 274" svg:d="M56 230c-15 26-31 32-47 33-5 0-9 0-9 7 0 3 2 4 5 4 11 0 22-1 33-1 14 0 27 1 39 1 3 0 8 0 8-7 0-4-4-4-7-4-9-1-18-5-18-15 0-4 3-8 6-14 10-15 20-32 30-47 32 0 65 0 96 0 0 8 6 59 6 62 0 13-20 14-28 14-5 0-8 0-8 7 0 4 4 4 5 4 16 0 32-1 49-1 8 0 33 1 42 1 3 0 8 0 8-8 0-3-4-3-10-3-23 0-23-4-24-15-8-79-16-159-24-239-1-8-1-9-8-9-5 0-8 2-10 7-45 74-89 149-134 223zM102 175c26-43 51-86 76-128 5 42 9 85 13 128-29 0-59 0-89 0z"><text:p/></draw:path><draw:path draw:style-name="gr3" draw:text-style-name="P69" svg:width="0.256cm" svg:height="0.089cm" svg:x="3.147cm" svg:y="0.15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9" svg:width="0.155cm" svg:height="0.325cm" svg:x="3.552cm" svg:y="0cm" svg:viewBox="0 0 156 326" svg:d="M132 8c0-5-3-8-9-8-5 0-6 4-9 12-4 15-1 2-5 18-5-3-17-8-31-8-22 0-47 11-62 41s-16 66-16 102c0 24 0 92 33 122-9 30-9 31-9 32 0 4 3 7 8 7s8-4 10-12c4-15 0-2 4-17 10 4 21 7 32 7 43 0 59-36 67-55 10-26 11-57 11-84 0-29 0-92-34-125 3-11 7-21 10-32zM38 269c-13-26-13-72-13-110 0-30 0-57 6-82 7-35 29-47 47-47 8 0 18 2 28 11-22 75-46 152-68 228zM118 56c12 22 12 67 12 103 0 29 0 56-5 82-6 40-27 55-47 55-9 0-19-3-27-11 22-76 45-153 67-229z"><text:p/></draw:path></draw:g>. נבחר דוגמה נגדית <draw:g text:anchor-type="as-char" svg:y="-0.288cm" draw:z-index="134" draw:name="Shape135" draw:style-name="gr1"><svg:title>TexMaths</svg:title><svg:desc>11§display§B = \{1\}§svg§600§FALSE§</svg:desc><draw:path draw:style-name="gr2" draw:text-style-name="P68" svg:width="1.336cm" svg:height="0.344cm" svg:x="0.004cm" svg:y="0.018cm" svg:viewBox="0 0 1337 345" svg:d="M0 0c445 0 892 0 1337 0 0 115 0 230 0 345-445 0-892 0-1337 0 0-115 0-230 0-345z"><text:p/></draw:path><draw:path draw:style-name="gr3" draw:text-style-name="P69" svg:width="0.274cm" svg:height="0.262cm" svg:x="0.001cm" svg:y="0.025cm" svg:viewBox="0 0 275 263" svg:d="M45 232c-3 16-4 19-35 19-7 0-10 0-10 8 0 4 3 4 10 4 46 0 92 0 138 0 61 0 106-46 106-82 0-28-22-51-59-54 40-8 80-37 80-73 0-29-25-54-72-54-42 0-86 0-129 0-8 0-11 0-11 8 0 4 3 4 11 4 1 0 7 0 14 1s11 1 11 7c0 1-1 2-2 6-18 69-34 138-52 206zM103 122c8-32 17-63 25-94 3-15 4-16 20-16 17 0 33 0 50 0 34 0 42 23 42 40 0 34-33 70-81 70-18 0-37 0-56 0zM86 251c-6 0-6 0-8-1-4 0-5 0-5-3 0-1 0-3 2-9 9-35 17-72 26-107 24 0 49 0 73 0 37 0 45 29 45 45 0 38-34 75-80 75-18 0-36 0-53 0z"><text:p/></draw:path><draw:path draw:style-name="gr3" draw:text-style-name="P69" svg:width="0.256cm" svg:height="0.089cm" svg:x="0.426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36cm" svg:height="0.383cm" svg:x="0.838cm" svg:y="0cm" svg:viewBox="0 0 137 384" svg:d="M81 52c0-16 10-41 53-43 2-1 3-2 3-5 0-4-3-4-7-4-39 0-74 20-74 48 0 29 0 59 0 89 0 14 0 26-15 39-14 11-29 12-38 12-1 0-3 2-3 5 0 2 2 2 7 3 25 1 44 15 48 34 1 5 1 6 1 19 0 25 0 50 0 76 0 16 0 28 19 44 14 11 40 15 55 15 4 0 7 0 7-4 0-3-2-3-6-5-24-1-43-13-49-33-1-3-1-4-1-18 0-27 0-53 0-81 0-17-2-24-15-36-8-9-19-12-30-14 32-9 45-27 45-49 0-31 0-61 0-92z"><text:p/></draw:path><draw:path draw:style-name="gr3" draw:text-style-name="P69" svg:width="0.127cm" svg:height="0.256cm" svg:x="1.038cm" svg:y="0.032cm" svg:viewBox="0 0 128 257" svg:d="M79 10c0-9 0-10-9-10-24 25-58 25-70 25 0 5 0 8 0 12 8 0 31 0 51-9 0 66 0 132 0 198 0 13-2 18-37 18-4 0-7 0-12 0 0 5 0 9 0 13 13-3 47-3 63-3 15 0 48 0 63 3 0-4 0-8 0-13-5 0-9 0-14 0-34 0-35-4-35-18 0-72 0-145 0-216z"><text:p/></draw:path><draw:path draw:style-name="gr3" draw:text-style-name="P69" svg:width="0.136cm" svg:height="0.383cm" svg:x="1.224cm" svg:y="0cm" svg:viewBox="0 0 137 384" svg:d="M56 333c0 15-10 40-52 42-2 2-4 3-4 5 0 4 4 4 8 4 37 0 73-18 73-48 0-29 0-59 0-88 0-15 0-27 16-40 14-11 28-12 37-12 2-1 3-2 3-3 0-5-2-5-6-5-25-1-44-15-49-34-1-4-1-5-1-19 0-25 0-50 0-76 0-16 0-28-17-44-16-12-43-15-56-15-4 0-8 0-8 4s2 4 7 5c24 1 42 13 48 33 1 3 1 4 1 19 0 26 0 52 0 80 0 18 3 24 15 36 8 9 20 12 30 16-31 7-45 25-45 47 0 31 0 62 0 93z"><text:p/></draw:path></draw:g>, עבורו כלומר <draw:g text:anchor-type="as-char" svg:y="-0.295cm" draw:z-index="135" draw:name="Shape136" draw:style-name="gr1"><svg:title>TexMaths</svg:title><svg:desc>11§display§\{1\} \cup A = \emptyset§svg§600§FALSE§</svg:desc><draw:path draw:style-name="gr2" draw:text-style-name="P68" svg:width="1.948cm" svg:height="0.352cm" svg:x="0.001cm" svg:y="0.018cm" svg:viewBox="0 0 1949 353" svg:d="M0 0c649 0 1300 0 1949 0 0 118 0 235 0 353-649 0-1300 0-1949 0 0-118 0-235 0-353z"><text:p/></draw:path><draw:path draw:style-name="gr3" draw:text-style-name="P69" svg:width="0.137cm" svg:height="0.383cm" svg:x="0.009cm" svg:y="0.009cm" svg:viewBox="0 0 138 384" svg:d="M81 51c0-16 11-40 53-43 2 0 4-1 4-4 0-4-4-4-8-4-39 0-74 20-74 47 0 29 0 59 0 88 0 16 0 28-15 41-13 11-29 12-38 12-1 0-3 2-3 4 0 4 2 4 7 5 25 0 44 14 48 33 1 4 1 4 1 18 0 26 0 51 0 76 0 17 0 29 19 44 14 11 41 16 55 16 4 0 8 0 8-5 0-3-3-3-7-4-24-1-43-13-48-33-2-4-2-5-2-19 0-26 0-53 0-80 0-18-2-24-15-36-8-9-19-11-30-15 32-8 45-26 45-49 0-31 0-62 0-92z"><text:p/></draw:path><draw:path draw:style-name="gr3" draw:text-style-name="P69" svg:width="0.127cm" svg:height="0.254cm" svg:x="0.209cm" svg:y="0.041cm" svg:viewBox="0 0 128 255" svg:d="M79 10c0-9 0-10-9-10-24 25-58 25-70 25 0 4 0 8 0 11 8 0 31 0 51-10 0 66 0 133 0 199 0 13-1 19-37 19-4 0-7 0-12 0 0 4 0 8 0 11 13-1 48-1 63-1s49 0 63 1c0-3 0-7 0-11-5 0-8 0-12 0-36 0-37-4-37-19 0-71 0-144 0-215z"><text:p/></draw:path><draw:path draw:style-name="gr3" draw:text-style-name="P69" svg:width="0.135cm" svg:height="0.383cm" svg:x="0.396cm" svg:y="0.009cm" svg:viewBox="0 0 136 384" svg:d="M55 332c0 15-10 41-52 43-2 1-3 2-3 4 0 5 3 5 8 5 37 0 72-19 73-49 0-28 0-58 0-88 0-14 0-27 16-39 13-11 27-11 36-11 2-1 3-2 3-5 0-4-2-4-5-4-25-1-44-15-48-34-2-5-2-6-2-19 0-26 0-51 0-77 0-15 0-28-18-43-16-12-42-15-55-15-5 0-8 0-8 4s2 4 6 4c24 2 44 14 48 34 1 3 1 4 1 17 0 27 0 54 0 82 0 17 3 24 15 36 9 9 20 12 31 15-32 8-46 26-46 48 0 30 0 61 0 92z"><text:p/></draw:path><draw:path draw:style-name="gr3" draw:text-style-name="P69" svg:width="0.215cm" svg:height="0.236cm" svg:x="0.668cm" svg:y="0.067cm" svg:viewBox="0 0 216 237" svg:d="M216 14c0-7 0-14-8-14s-8 7-8 14c0 46 0 93 0 139 0 57-64 69-92 69-18 0-42-3-63-16-30-18-30-43-30-53 0-46 0-93 0-139 0-7 0-14-7-14-8 0-8 7-8 14 0 48 0 94 0 141 0 57 59 82 108 82 50 0 108-26 108-82 0-47 0-93 0-141z"><text:p/></draw:path><draw:path draw:style-name="gr3" draw:text-style-name="P69" svg:width="0.264cm" svg:height="0.273cm" svg:x="1.004cm" svg:y="0.018cm" svg:viewBox="0 0 265 274" svg:d="M55 230c-15 26-31 32-47 33-5 0-8 0-8 7 0 3 1 4 4 4 11 0 24-1 33-1 14 0 27 1 40 1 2 0 7 0 7-7 0-4-4-4-6-4-10-1-19-5-19-15 0-4 3-8 6-14 10-15 20-32 30-47 32 0 65 0 97 0 1 8 5 59 5 62 0 13-20 14-28 14-5 0-8 0-8 7 0 4 4 4 5 4 16 0 32-1 49-1 8 0 34 1 43 1 2 0 7 0 7-8 0-3-4-3-9-3-24 0-24-4-25-15-8-79-16-159-24-239 0-8 0-9-7-9-6 0-7 2-11 7-45 74-89 149-134 223zM101 175c26-43 52-86 77-128 5 42 8 85 12 128-29 0-59 0-89 0z"><text:p/></draw:path><draw:path draw:style-name="gr3" draw:text-style-name="P69" svg:width="0.257cm" svg:height="0.089cm" svg:x="1.409cm" svg:y="0.152cm" svg:viewBox="0 0 258 90" svg:d="M244 15c6 0 14 0 14-7 0-8-8-8-14-8-77 0-154 0-231 0-5 0-13 0-13 8 0 7 8 7 13 7 77 0 154 0 231 0zM244 90c6 0 14 0 14-8 0-7-8-7-14-7-77 0-154 0-231 0-5 0-13 0-13 7 0 8 8 8 13 8 77 0 154 0 231 0z"><text:p/></draw:path><draw:path draw:style-name="gr3" draw:text-style-name="P69" svg:width="0.155cm" svg:height="0.325cm" svg:x="1.814cm" svg:y="0cm" svg:viewBox="0 0 156 326" svg:d="M132 8c0-5-3-8-9-8-5 0-6 4-9 12-4 15-1 2-5 18-4-3-17-8-31-8-22 0-47 11-61 41-16 30-17 66-17 102 0 24 0 92 33 122-9 30-9 31-9 32 0 4 4 7 8 7 5 0 8-4 10-12 4-15 0-2 4-17 10 4 21 7 32 7 43 0 60-36 67-55 10-26 11-57 11-84 0-29 0-92-34-125 3-11 7-21 10-32zM39 269c-14-26-14-72-14-110 0-30 0-57 6-82 8-35 30-47 47-47 8 0 18 2 28 11-22 75-45 152-67 228zM118 56c12 22 12 67 12 103 0 29 0 56-5 82-6 40-27 55-47 55-9 0-19-3-27-11 22-76 45-153 67-229z"><text:p/></draw:path></draw:g>, ובפרט <draw:g text:anchor-type="as-char" svg:y="-0.295cm" draw:z-index="136" draw:name="Shape137" draw:style-name="gr1"><svg:title>TexMaths</svg:title><svg:desc>11§display§\{1\} \cup A \subseteq \emptyset§svg§600§FALSE§</svg:desc><draw:path draw:style-name="gr2" draw:text-style-name="P68" svg:width="1.948cm" svg:height="0.352cm" svg:x="0.001cm" svg:y="0.018cm" svg:viewBox="0 0 1949 353" svg:d="M0 0c649 0 1300 0 1949 0 0 118 0 235 0 353-649 0-1300 0-1949 0 0-118 0-235 0-353z"><text:p/></draw:path><draw:path draw:style-name="gr3" draw:text-style-name="P69" svg:width="0.137cm" svg:height="0.383cm" svg:x="0.009cm" svg:y="0.009cm" svg:viewBox="0 0 138 384" svg:d="M81 51c0-16 11-40 53-43 2 0 4-1 4-4 0-4-4-4-8-4-39 0-74 20-74 47 0 29 0 59 0 88 0 16 0 28-15 41-13 11-29 12-38 12-1 0-3 2-3 4 0 4 2 4 7 5 25 0 44 14 48 33 1 4 1 4 1 18 0 26 0 51 0 76 0 17 0 29 19 44 14 11 41 16 55 16 4 0 8 0 8-5 0-3-3-3-7-4-24-1-43-13-48-33-2-4-2-5-2-19 0-26 0-53 0-80 0-18-2-24-15-36-8-9-19-11-30-15 32-8 45-26 45-49 0-31 0-62 0-92z"><text:p/></draw:path><draw:path draw:style-name="gr3" draw:text-style-name="P69" svg:width="0.127cm" svg:height="0.254cm" svg:x="0.209cm" svg:y="0.041cm" svg:viewBox="0 0 128 255" svg:d="M79 10c0-9 0-10-9-10-24 25-58 25-70 25 0 4 0 8 0 11 8 0 31 0 51-10 0 66 0 133 0 199 0 13-1 19-37 19-4 0-7 0-12 0 0 4 0 8 0 11 13-1 48-1 63-1s49 0 63 1c0-3 0-7 0-11-5 0-8 0-12 0-36 0-37-4-37-19 0-71 0-144 0-215z"><text:p/></draw:path><draw:path draw:style-name="gr3" draw:text-style-name="P69" svg:width="0.135cm" svg:height="0.383cm" svg:x="0.396cm" svg:y="0.009cm" svg:viewBox="0 0 136 384" svg:d="M55 332c0 15-10 41-52 43-2 1-3 2-3 4 0 5 3 5 8 5 37 0 72-19 73-49 0-28 0-58 0-88 0-14 0-27 16-39 13-11 27-11 36-11 2-1 3-2 3-5 0-4-2-4-5-4-25-1-44-15-48-34-2-5-2-6-2-19 0-26 0-51 0-77 0-15 0-28-18-43-16-12-42-15-55-15-5 0-8 0-8 4s2 4 6 4c24 2 44 14 48 34 1 3 1 4 1 17 0 27 0 54 0 82 0 17 3 24 15 36 9 9 20 12 31 15-32 8-46 26-46 48 0 30 0 61 0 92z"><text:p/></draw:path><draw:path draw:style-name="gr3" draw:text-style-name="P69" svg:width="0.215cm" svg:height="0.236cm" svg:x="0.668cm" svg:y="0.067cm" svg:viewBox="0 0 216 237" svg:d="M216 14c0-7 0-14-8-14s-8 7-8 14c0 46 0 93 0 139 0 57-64 69-92 69-18 0-42-3-63-16-30-18-30-43-30-53 0-46 0-93 0-139 0-7 0-14-7-14-8 0-8 7-8 14 0 48 0 94 0 141 0 57 59 82 108 82 50 0 108-26 108-82 0-47 0-93 0-141z"><text:p/></draw:path><draw:path draw:style-name="gr3" draw:text-style-name="P69" svg:width="0.264cm" svg:height="0.273cm" svg:x="1.004cm" svg:y="0.018cm" svg:viewBox="0 0 265 274" svg:d="M55 230c-15 26-31 32-47 33-5 0-8 0-8 7 0 3 1 4 4 4 11 0 24-1 33-1 14 0 27 1 40 1 2 0 7 0 7-7 0-4-4-4-6-4-10-1-19-5-19-15 0-4 3-8 6-14 10-15 20-32 30-47 32 0 65 0 97 0 1 8 5 59 5 62 0 13-20 14-28 14-5 0-8 0-8 7 0 4 4 4 5 4 16 0 32-1 49-1 8 0 34 1 43 1 2 0 7 0 7-8 0-3-4-3-9-3-24 0-24-4-25-15-8-79-16-159-24-239 0-8 0-9-7-9-6 0-7 2-11 7-45 74-89 149-134 223zM101 175c26-43 52-86 77-128 5 42 8 85 12 128-29 0-59 0-89 0z"><text:p/></draw:path><draw:path draw:style-name="gr3" draw:text-style-name="P69" svg:width="0.235cm" svg:height="0.295cm" svg:x="1.42cm" svg:y="0.053cm" svg:viewBox="0 0 236 296" svg:d="M222 15c7 0 14 0 14-7 0-8-7-8-14-8-35 0-69 0-104 0-66 0-118 51-118 111 0 62 53 110 118 110 35 0 69 0 104 0 7 0 14 0 14-8 0-7-7-7-14-7-34 0-69 0-103 0-61 0-104-44-104-95 0-52 44-96 104-96 34 0 69 0 103 0zM21 280c-7 0-13 0-13 8s6 8 13 8c67 0 134 0 201 0 7 0 14 0 14-8s-7-8-14-8c-67 0-134 0-201 0z"><text:p/></draw:path><draw:path draw:style-name="gr3" draw:text-style-name="P69" svg:width="0.155cm" svg:height="0.325cm" svg:x="1.814cm" svg:y="0cm" svg:viewBox="0 0 156 326" svg:d="M132 8c0-5-3-8-9-8-5 0-6 4-9 12-4 15-1 2-5 18-4-3-17-8-31-8-22 0-47 11-61 41-16 30-17 66-17 102 0 24 0 92 33 122-9 30-9 31-9 32 0 4 4 7 8 7 5 0 8-4 10-12 4-15 0-2 4-17 10 4 21 7 32 7 43 0 60-36 67-55 10-26 11-57 11-84 0-29 0-92-34-125 3-11 7-21 10-32zM39 269c-14-26-14-72-14-110 0-30 0-57 6-82 8-35 30-47 47-47 8 0 18 2 28 11-22 75-45 152-67 228zM118 56c12 22 12 67 12 103 0 29 0 56-5 82-6 40-27 55-47 55-9 0-19-3-27-11 22-76 45-153 67-229z"><text:p/></draw:path></draw:g>, ולפי הגדרות הכלה ואיחוד <draw:g text:anchor-type="as-char" svg:y="-0.303cm" draw:z-index="137" draw:name="Shape138" draw:style-name="gr1"><svg:title>TexMaths</svg:title><svg:desc>11§display§\forall x \in \R. x \in A \lor x = 1 \implies x \in \emptyset§svg§600§FALSE§</svg:desc><draw:path draw:style-name="gr2" draw:text-style-name="P68" svg:width="5.515cm" svg:height="0.286cm" svg:x="0.02cm" svg:y="0.019cm" svg:viewBox="0 0 5516 287" svg:d="M0 0c1839 0 3677 0 5516 0 0 96 0 192 0 287-1839 0-3677 0-5516 0 0-95 0-191 0-287z"><text:p/></draw:path><draw:path draw:style-name="gr3" draw:text-style-name="P69" svg:width="0.213cm" svg:height="0.274cm" svg:x="0cm" svg:y="0.029cm" svg:viewBox="0 0 214 275" svg:d="M213 15c1-4 1-5 1-7 0-4-2-8-7-8s-7 6-9 9c-11 28-21 57-32 86-40 0-78 0-118 0-11-29-21-58-32-86-2-5-3-9-8-9-4 0-8 4-8 8 0 1 0 2 2 7 32 84 65 168 97 251 1 6 3 9 9 9 5 0 6-3 7-7 33-84 65-169 98-253zM55 110c35 0 69 0 104 0-17 45-34 90-51 136-18-46-35-91-53-136z"><text:p/></draw:path><draw:path draw:style-name="gr3" draw:text-style-name="P69" svg:width="0.191cm" svg:height="0.173cm" svg:x="0.225cm" svg:y="0.127cm" svg:viewBox="0 0 192 174" svg:d="M119 54c2-10 11-46 37-46 2 0 12 0 20 5-11 2-19 11-19 21 0 7 5 13 15 13 8 0 20-6 20-22 0-19-22-25-35-25-23 0-36 20-40 29-10-26-31-29-42-29-41 0-63 50-63 59 0 4 4 4 6 4s3-1 4-5c13-40 38-50 52-50 7 0 21 4 21 26 0 12-7 38-21 92-6 24-20 39-37 39-2 0-11 0-19-4 9-2 18-10 18-21 0-10-9-13-14-13-12 0-22 10-22 22 0 16 20 25 36 25 27 0 40-26 41-29 5 15 19 29 42 29 39 0 62-50 62-58 0-5-4-5-5-5-3 0-4 1-4 5-14 40-40 49-52 49-16 0-21-11-21-24 0-9 2-18 7-34 4-18 8-35 13-53z"><text:p/></draw:path><draw:path draw:style-name="gr3" draw:text-style-name="P69" svg:width="0.193cm" svg:height="0.223cm" svg:x="0.575cm" svg:y="0.089cm" svg:viewBox="0 0 194 224" svg:d="M179 120c7 0 15 0 15-8 0-7-8-7-15-7-55 0-109 0-164 0 5-52 50-90 104-90 20 0 40 0 60 0 7 0 15 0 15-7 0-8-8-8-15-8-20 0-40 0-60 0-66 0-119 51-119 112s53 112 119 112c20 0 40 0 60 0 7 0 15 0 15-8s-8-8-15-8c-20 0-40 0-60 0-54 0-99-37-104-88 55 0 109 0 164 0z"><text:p/></draw:path><draw:path draw:style-name="gr3" draw:text-style-name="P69" svg:width="0.265cm" svg:height="0.262cm" svg:x="0.914cm" svg:y="0.035cm" svg:viewBox="0 0 266 263" svg:d="M98 143c4 0 9 0 13 0 20 29 39 59 58 88 5 7 14 21 18 27 2 5 3 5 12 5 18 0 36 0 54 0 7 0 13 0 13-8 0-2-3-5-6-6-15-2-33-29-42-41-4-3-22-29-49-69 34-7 69-21 69-67 0-54-58-72-104-72-41 0-80 0-121 0-6 0-13 0-13 7 0 6 8 6 11 6 22 0 23 2 23 22 0 64 0 128 0 192 0 20-1 22-23 22-3 0-11 0-11 6 0 8 7 8 13 8 35 0 71 0 106 0 7 0 13 0 13-8 0-6-7-6-11-6-22 0-23-2-23-22 0-28 0-56 0-84zM173 123c10-14 11-34 11-51 0-18-3-39-15-54 16 3 54 15 54 54 0 25-11 45-50 51zM98 34c0-9 0-21 23-21 33 0 49 13 49 59 0 50-12 57-72 57 0-32 0-64 0-95zM45 249c3-7 3-18 3-21 0-64 0-129 0-194 0-3 0-14-3-21 14 0 30 0 44 0-5 6-5 13-5 20 0 65 0 130 0 195 0 4 0 14 3 21-14 0-28 0-42 0zM128 143c2-1 4-1 6-1 7 0 14-1 21-2 6 10 47 77 79 109-12 0-25 0-37 0-23-35-46-71-69-106z"><text:p/></draw:path><draw:path draw:style-name="gr3" draw:text-style-name="P69" svg:width="0.04cm" svg:height="0.041cm" svg:x="1.221cm" svg:y="0.259cm" svg:viewBox="0 0 41 42" svg:d="M41 21c0-11-10-21-21-21s-20 10-20 21 9 21 20 21 21-10 21-21z"><text:p/></draw:path><draw:path draw:style-name="gr3" draw:text-style-name="P69" svg:width="0.191cm" svg:height="0.173cm" svg:x="1.306cm" svg:y="0.127cm" svg:viewBox="0 0 192 174" svg:d="M118 54c2-10 11-46 38-46 2 0 11 0 20 5-11 2-19 11-19 21 0 7 5 13 15 13 8 0 20-6 20-22 0-19-23-25-36-25-22 0-35 20-39 29-10-26-31-29-42-29-41 0-63 50-63 59 0 4 3 3 4 4 4 0 5-1 6-5 13-40 38-50 52-50 7 0 21 4 21 26 0 12-7 38-21 92-7 24-20 39-37 39-3 0-12 0-19-4 9-2 17-10 17-21 0-10-8-13-14-13-11 0-21 10-21 22 0 16 20 25 36 25 26 0 40-26 41-29 4 15 19 29 42 29 39 0 61-50 61-58 0-5-3-5-4-5-3 0-4 1-6 5-12 40-38 49-50 49-16 0-22-11-22-24 0-9 2-18 6-34 5-18 9-35 14-53z"><text:p/></draw:path><draw:path draw:style-name="gr3" draw:text-style-name="P69" svg:width="0.191cm" svg:height="0.223cm" svg:x="1.655cm" svg:y="0.089cm" svg:viewBox="0 0 192 224" svg:d="M179 120c7 0 13 0 13-8 0-7-6-7-13-7-55 0-109 0-164 0 5-52 50-90 104-90 20 0 40 0 60 0 7 0 13 0 13-7 0-8-6-8-13-8-21 0-40 0-61 0-66 0-118 51-118 112s52 112 118 112c21 0 40 0 61 0 7 0 13 0 13-8s-6-8-13-8c-20 0-40 0-60 0-54 0-99-37-104-88 55 0 109 0 164 0z"><text:p/></draw:path><draw:path draw:style-name="gr3" draw:text-style-name="P69" svg:width="0.264cm" svg:height="0.274cm" svg:x="2.002cm" svg:y="0.022cm" svg:viewBox="0 0 265 275" svg:d="M55 230c-15 27-31 32-47 33-5 0-8 0-8 8 0 2 1 4 4 4 11 0 22-1 33-1 14 0 27 1 39 1 3 0 8 0 8-7 0-5-4-5-6-5-10-1-19-4-19-13 0-6 3-10 6-14 10-17 20-33 30-50 31 0 64 0 96 0 1 8 6 61 6 64 0 12-20 13-28 13-5 0-8 0-8 8 0 4 4 4 5 4 15 0 32-1 48-1 9 0 33 1 43 1 3 0 8 0 8-7 0-5-4-5-9-5-24 0-24-3-25-14-8-81-17-160-24-240 0-8 0-9-7-9-6 0-8 2-11 7-45 74-89 149-134 223zM101 174c25-42 52-85 77-127 5 42 8 85 12 127-29 0-59 0-89 0z"><text:p/></draw:path><draw:path draw:style-name="gr3" draw:text-style-name="P69" svg:width="0.215cm" svg:height="0.237cm" svg:x="2.384cm" svg:y="0.067cm" svg:viewBox="0 0 216 238" svg:d="M212 15c2-5 4-5 4-7 0-5-5-8-8-8-5 0-7 2-10 9-30 67-61 135-90 202-31-67-61-135-92-203-2-7-5-8-8-8-5 0-8 3-8 8 0 1 0 1 2 6 32 72 65 145 97 216 3 7 5 8 9 8s6-2 9-8c31-71 63-143 95-215z"><text:p/></draw:path><draw:path draw:style-name="gr3" draw:text-style-name="P69" svg:width="0.191cm" svg:height="0.173cm" svg:x="2.718cm" svg:y="0.127cm" svg:viewBox="0 0 192 174" svg:d="M119 54c2-10 11-46 37-46 2 0 12 0 20 5-11 2-19 11-19 21 0 7 5 13 15 13 8 0 20-6 20-22 0-19-22-25-35-25-23 0-36 20-40 29-10-26-31-29-42-29-41 0-63 50-63 59 0 4 4 4 6 4s3-1 4-5c13-40 38-50 52-50 7 0 21 4 21 26 0 12-7 38-21 92-6 24-20 39-37 39-2 0-11 0-19-4 9-2 18-10 18-21 0-10-9-13-14-13-12 0-22 10-22 22 0 16 20 25 36 25 27 0 40-26 41-29 5 15 19 29 42 29 39 0 62-50 62-58 0-5-4-5-5-5-3 0-4 1-4 5-14 40-40 49-52 49-16 0-21-11-21-24 0-9 2-18 7-34 4-18 8-35 13-53z"><text:p/></draw:path><draw:path draw:style-name="gr3" draw:text-style-name="P69" svg:width="0.256cm" svg:height="0.089cm" svg:x="3.055cm" svg:y="0.15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27cm" svg:height="0.256cm" svg:x="3.477cm" svg:y="0.042cm" svg:viewBox="0 0 128 257" svg:d="M79 10c0-9 0-10-9-10-24 25-58 25-70 25 0 4 0 8 0 11 8 0 31 0 51-10 0 66 0 134 0 200 0 14-2 18-37 18-4 0-7 0-12 0 0 5 0 9 0 13 13-2 47-2 63-2 15 0 49 0 63 2 0-4 0-8 0-13-5 0-8 0-13 0-35 0-36-4-36-18 0-72 0-145 0-216z"><text:p/></draw:path><draw:path draw:style-name="gr3" draw:text-style-name="P69" svg:width="0.256cm" svg:height="0.089cm" svg:x="3.872cm" svg:y="0.15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342cm" svg:height="0.209cm" svg:x="4.108cm" svg:y="0.095cm" svg:viewBox="0 0 343 210" svg:d="M258 76c17 14 37 24 50 30-14 6-33 16-50 29-81 0-163 0-245 0-6 0-13 0-13 8s7 8 13 8c76 0 153 0 229 0-19 16-40 51-40 56 0 3 6 3 8 3 3 0 6 0 8-2 7-15 18-35 44-57 26-23 53-33 72-40 7-2 7-2 8-3 1 0 1-1 1-2s0-1-1-2c0-2-1-2-1-2-3-1-1 0-9-3-52-15-90-51-112-91-4-8-4-8-10-8-2 0-8 0-8 3 0 6 20 40 40 58-76 0-153 0-229 0-6 0-13 0-13 7 0 8 7 8 13 8 82 0 164 0 245 0z"><text:p/></draw:path><draw:path draw:style-name="gr3" draw:text-style-name="P69" svg:width="0.191cm" svg:height="0.173cm" svg:x="4.699cm" svg:y="0.127cm" svg:viewBox="0 0 192 174" svg:d="M118 54c2-10 11-46 38-46 2 0 11 0 20 5-11 2-19 11-19 21 0 7 5 13 15 13 8 0 20-6 20-22 0-19-23-25-36-25-22 0-35 20-41 29-8-26-29-29-40-29-41 0-63 50-63 59 0 4 3 4 4 4 4 0 5-1 6-5 13-40 38-50 52-50 6 0 21 4 21 26 0 12-7 38-21 92-7 24-20 39-38 39-2 0-11 0-18-4 9-2 17-10 17-21 0-10-8-13-14-13-11 0-21 10-21 22 0 16 20 25 36 25 26 0 40-26 41-29 4 15 19 29 42 29 39 0 61-50 61-58 0-5-3-5-4-5-3 0-4 1-6 5-12 40-38 49-50 49-16 0-22-11-22-24 0-9 2-18 6-34 5-18 9-35 14-53z"><text:p/></draw:path><draw:path draw:style-name="gr3" draw:text-style-name="P69" svg:width="0.193cm" svg:height="0.223cm" svg:x="5.047cm" svg:y="0.089cm" svg:viewBox="0 0 194 224" svg:d="M180 120c7 0 14 0 14-8 0-7-7-7-14-7-55 0-109 0-164 0 5-52 49-90 104-90 20 0 41 0 60 0 7 0 14 0 14-7 0-8-7-8-14-8-21 0-40 0-61 0-66 0-119 51-119 112s53 112 119 112c21 0 40 0 61 0 7 0 14 0 14-8s-7-8-14-8c-19 0-40 0-60 0-55 0-99-37-104-88 55 0 109 0 164 0z"><text:p/></draw:path><draw:path draw:style-name="gr3" draw:text-style-name="P69" svg:width="0.155cm" svg:height="0.326cm" svg:x="5.399cm" svg:y="0cm" svg:viewBox="0 0 156 327" svg:d="M132 8c0-5-3-8-9-8-5 0-6 4-9 12-4 16-1 2-5 18-5-2-17-8-31-8-22 0-47 11-62 41-15 32-16 66-16 101 0 24 0 94 33 123-9 30-9 31-9 32 0 5 3 8 8 8s8-4 10-12c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, שלפי חוקי הלוגיקה גורר <draw:g text:anchor-type="as-char" svg:y="-0.303cm" draw:z-index="138" draw:name="Shape139" draw:style-name="gr1"><svg:title>TexMaths</svg:title><svg:desc>11§display§x = 1 \implies x \in \emptyset§svg§600§FALSE§</svg:desc><draw:path draw:style-name="gr2" draw:text-style-name="P68" svg:width="2.807cm" svg:height="0.286cm" svg:x="0.01cm" svg:y="0.019cm" svg:viewBox="0 0 2808 287" svg:d="M0 0c936 0 1872 0 2808 0 0 96 0 192 0 287-936 0-1872 0-2808 0 0-95 0-191 0-287z"><text:p/></draw:path><draw:path draw:style-name="gr3" draw:text-style-name="P69" svg:width="0.191cm" svg:height="0.173cm" svg:x="0.001cm" svg:y="0.127cm" svg:viewBox="0 0 192 174" svg:d="M118 54c2-10 12-46 38-46 2 0 11 0 20 5-11 2-19 11-19 21 0 7 5 13 15 13 8 0 20-6 20-22 0-19-23-25-36-25-22 0-35 20-39 29-10-26-31-29-42-29-41 0-63 50-63 59 0 4 3 3 4 4 4 0 5-1 6-5 13-40 38-50 52-50 7 0 21 4 21 26 0 12-7 38-21 92-7 24-20 39-37 39-3 0-12 0-19-4 9-2 18-10 18-21 0-10-9-13-14-13-12 0-22 10-22 22 0 16 20 25 36 25 26 0 40-26 41-29 4 15 19 29 42 29 39 0 61-50 61-58 0-5-3-5-4-5-3 0-4 1-6 5-12 40-38 49-50 49-16 0-22-11-22-24 0-9 3-18 6-34 5-18 9-35 14-53z"><text:p/></draw:path><draw:path draw:style-name="gr3" draw:text-style-name="P69" svg:width="0.256cm" svg:height="0.089cm" svg:x="0.34cm" svg:y="0.15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27cm" svg:height="0.256cm" svg:x="0.76cm" svg:y="0.042cm" svg:viewBox="0 0 128 257" svg:d="M79 10c0-9 0-10-9-10-23 25-57 25-70 25 0 4 0 8 0 11 8 0 31 0 51-10 0 66 0 134 0 200 0 14-2 18-36 18-4 0-7 0-12 0 0 5 0 9 0 13 13-2 46-2 62-2 15 0 49 0 63 2 0-4 0-8 0-13-5 0-8 0-13 0-35 0-36-4-36-18 0-72 0-145 0-216z"><text:p/></draw:path><draw:path draw:style-name="gr3" draw:text-style-name="P69" svg:width="0.255cm" svg:height="0.089cm" svg:x="1.156cm" svg:y="0.156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342cm" svg:height="0.209cm" svg:x="1.391cm" svg:y="0.095cm" svg:viewBox="0 0 343 210" svg:d="M260 76c15 14 35 24 48 30-14 6-33 16-48 29-82 0-164 0-246 0-6 0-14 0-14 8s7 8 13 8c76 0 153 0 229 0-19 16-39 51-39 56 0 3 5 3 7 3 3 0 7 0 8-2 7-15 18-35 44-57 26-23 53-33 72-40 7-2 8-2 8-3 1 0 1-1 1-2s0-1 0-2c0-2-1-2-1-2-1 0-2 0-9-3-53-15-91-51-112-91-4-8-5-8-11-8-2 0-7 0-7 3 0 6 20 40 39 58-76 0-153 0-229 0-6 0-13 0-13 7 0 8 8 8 14 8 82 0 164 0 246 0z"><text:p/></draw:path><draw:path draw:style-name="gr3" draw:text-style-name="P69" svg:width="0.191cm" svg:height="0.173cm" svg:x="1.981cm" svg:y="0.127cm" svg:viewBox="0 0 192 174" svg:d="M118 54c3-10 12-46 38-46 2 0 11 0 20 5-11 2-19 11-19 21 0 7 5 13 15 13 8 0 20-6 20-22 0-19-23-25-35-25-23 0-36 20-40 29-10-26-31-29-42-29-41 0-63 50-63 59 0 4 3 3 4 4 4 0 5-1 6-5 13-40 38-50 52-50 7 0 21 4 21 26 0 12-7 38-21 92-7 24-20 39-37 39-2 0-12 0-19-4 9-2 18-10 18-21 0-10-9-13-14-13-12 0-22 10-22 22 0 16 20 25 36 25 26 0 40-26 41-29 4 15 19 29 42 29 39 0 61-50 61-58 0-5-3-5-4-5-3 0-4 1-4 5-14 40-40 49-52 49-16 0-21-11-21-24 0-9 2-18 5-34 5-18 9-35 14-53z"><text:p/></draw:path><draw:path draw:style-name="gr3" draw:text-style-name="P69" svg:width="0.191cm" svg:height="0.223cm" svg:x="2.331cm" svg:y="0.089cm" svg:viewBox="0 0 192 224" svg:d="M179 120c7 0 13 0 13-8 0-7-6-7-13-7-55 0-109 0-164 0 5-52 50-90 104-90 20 0 40 0 60 0 7 0 13 0 13-7 0-8-6-8-13-8-21 0-40 0-61 0-66 0-118 51-118 112s52 112 118 112c21 0 40 0 61 0 7 0 13 0 13-8s-6-8-13-8c-20 0-40 0-60 0-54 0-99-37-104-88 55 0 109 0 164 0z"><text:p/></draw:path><draw:path draw:style-name="gr3" draw:text-style-name="P69" svg:width="0.155cm" svg:height="0.326cm" svg:x="2.682cm" svg:y="0cm" svg:viewBox="0 0 156 327" svg:d="M132 8c0-5-3-8-9-8-5 0-6 4-9 12-4 16-1 2-5 18-5-2-17-8-31-8-22 0-47 11-62 41-15 32-16 66-16 101 0 24 0 94 33 123-9 30-9 31-9 32 0 5 3 8 8 8 6 0 8-4 10-12 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text:s/>וזו <text:span text:style-name="T3">סתירה</text:span>. </text:p>
      <text:p text:style-name="P28"><draw:g text:anchor-type="as-char" svg:y="-0.288cm" draw:z-index="297" draw:name="Shape140" draw:style-name="gr1"><svg:title>TexMaths</svg:title><svg:desc>11§display§\QED§svg§600§FALSE§</svg:desc><draw:path draw:style-name="gr2" draw:text-style-name="P68" svg:width="1.751cm" svg:height="0.247cm" svg:x="0.001cm" svg:y="0.018cm" svg:viewBox="0 0 1752 248" svg:d="M0 0c584 0 1168 0 1752 0 0 83 0 165 0 248-584 0-1168 0-1752 0 0-83 0-165 0-248z"><text:p/></draw:path><draw:path draw:style-name="gr3" draw:text-style-name="P69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9" svg:width="0.04cm" svg:height="0.04cm" svg:x="0.368cm" svg:y="0.235cm" svg:viewBox="0 0 41 41" svg:d="M41 21c0-12-10-21-21-21-12 0-20 9-20 21 0 11 8 20 20 20 11 0 21-9 21-20z"><text:p/></draw:path><draw:path draw:style-name="gr3" draw:text-style-name="P69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9" svg:width="0.04cm" svg:height="0.04cm" svg:x="0.764cm" svg:y="0.235cm" svg:viewBox="0 0 41 41" svg:d="M41 21c0-12-9-21-20-21-12 0-21 9-21 21 0 11 9 20 21 20 11 0 20-9 20-20z"><text:p/></draw:path><draw:path draw:style-name="gr3" draw:text-style-name="P69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9" svg:width="0.041cm" svg:height="0.04cm" svg:x="1.205cm" svg:y="0.235cm" svg:viewBox="0 0 42 41" svg:d="M42 21c0-12-10-21-21-21s-21 9-21 21c0 11 10 20 21 20s21-9 21-20z"><text:p/></draw:path><draw:path draw:style-name="gr3" draw:text-style-name="P69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P56" text:outline-level="4">הוכחת חח"ע</text:h>
      <text:p text:style-name="P3">תהי פונקציה <draw:g text:anchor-type="as-char" svg:y="-0.288cm" draw:z-index="139" draw:name="Shape140" draw:style-name="gr1"><svg:title>TexMaths</svg:title><svg:desc>11§display§f \colon \ps(\R) \to \ps(\R)§svg§600§FALSE§</svg:desc><draw:path draw:style-name="gr2" draw:text-style-name="P68" svg:width="2.792cm" svg:height="0.345cm" svg:x="0.001cm" svg:y="0.018cm" svg:viewBox="0 0 2793 346" svg:d="M1397 346c-466 0-932 0-1397 0 0-116 0-230 0-346 931 0 1862 0 2793 0 0 116 0 230 0 346-465 0-931 0-1396 0z"><text:p/></draw:path><draw:path draw:style-name="gr3" draw:text-style-name="P69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9" svg:width="0.041cm" svg:height="0.165cm" svg:x="0.288cm" svg:y="0.122cm" svg:viewBox="0 0 42 166" svg:d="M42 21c0-12-10-21-21-21s-21 9-21 21c0 11 10 20 21 20s21-9 21-20zM42 146c0-12-10-20-21-20s-21 8-21 20c0 11 10 20 21 20s21-9 21-20z"><text:p/></draw:path><draw:path draw:style-name="gr3" draw:text-style-name="P69" svg:width="0.274cm" svg:height="0.281cm" svg:x="0.499cm" svg:y="0.025cm" svg:viewBox="0 0 275 282" svg:d="M127 0c-54 0-96 26-112 44-14 15-15 26-15 28s2 3 4 3c6 0 15-6 18-8 9-5 10-8 12-15 6-16 16-29 65-31-8 87-31 172-63 251-2 5-1 4-2 7 0 1 1 3 3 3 7 0 26-9 30-19 20-47 52-135 63-242 6 0 13 0 20 0 47 0 92 18 92 57 0 29-27 83-102 85-8 0-12 0-23 8-7 4-10 8-10 11 0 2 2 2 6 2 71 0 162-60 162-123 0-44-52-61-97-61-17 0-34 0-51 0z"><text:p/></draw:path><draw:path draw:style-name="gr3" draw:text-style-name="P69" svg:width="0.088cm" svg:height="0.384cm" svg:x="0.831cm" svg:y="0cm" svg:viewBox="0 0 89 385" svg:d="M89 381c0-1 0-1-6-8-49-49-61-122-61-180 0-67 15-135 63-182 4-5 4-5 4-7 0-3-1-4-3-4-5 0-39 26-62 76-20 42-24 85-24 117 0 29 4 76 25 120 23 47 56 72 61 72 2 0 3-1 3-4z"><text:p/></draw:path><draw:path draw:style-name="gr3" draw:text-style-name="P69" svg:width="0.265cm" svg:height="0.262cm" svg:x="0.948cm" svg:y="0.025cm" svg:viewBox="0 0 266 263" svg:d="M98 143c4 0 9 0 13 0 20 30 39 60 58 88 5 7 14 22 18 28 2 4 4 4 13 4 18 0 35 0 53 0 7 0 13 0 13-6 0-4-2-6-6-7-15-3-33-29-42-41-3-3-22-28-49-70 35-6 69-21 69-66 0-54-58-73-103-73-40 0-81 0-122 0-6 0-13 0-13 7 0 6 8 6 11 6 22 0 24 4 24 22 0 64 0 129 0 193 0 19-2 22-24 22-3 0-11 0-11 7 0 6 7 6 13 6 35 0 72 0 107 0 7 0 12 0 12-6 0-7-7-7-11-7-22 0-23-3-23-22 0-28 0-56 0-85zM173 124c10-14 12-35 12-51 0-19-3-40-16-55 17 3 54 15 54 55 0 24-11 44-50 51zM98 34c0-8 0-21 24-21 32 0 49 15 49 60 0 49-13 57-73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3" draw:text-style-name="P69" svg:width="0.089cm" svg:height="0.384cm" svg:x="1.243cm" svg:y="0cm" svg:viewBox="0 0 90 385" svg:d="M90 193c0-30-4-76-25-120-23-48-57-73-61-73-2 0-4 2-4 4s0 2 8 9c38 38 60 99 60 180 0 65-14 133-62 181-6 6-6 6-6 7 0 2 2 4 4 4 4 0 39-26 62-76 20-41 24-84 24-116z"><text:p/></draw:path><draw:path draw:style-name="gr3" draw:text-style-name="P69" svg:width="0.342cm" svg:height="0.2cm" svg:x="1.499cm" svg:y="0.092cm" svg:viewBox="0 0 343 201" svg:d="M301 109c-22 15-31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3" draw:text-style-name="P69" svg:width="0.274cm" svg:height="0.281cm" svg:x="1.98cm" svg:y="0.025cm" svg:viewBox="0 0 275 282" svg:d="M127 0c-55 0-96 26-113 44-13 15-14 26-14 28s1 3 3 3c7 0 16-6 19-8 8-5 9-8 12-15 5-16 16-29 65-31-8 87-31 172-63 251-2 5-1 4-2 7 0 1 1 3 3 3 7 0 26-9 29-19 21-47 52-135 64-242 6 0 13 0 20 0 47 0 92 18 92 57 0 29-27 83-102 85-9 0-12 0-23 8-8 4-10 8-10 11 0 2 2 2 6 2 71 0 162-60 162-123 0-44-52-61-97-61-17 0-34 0-51 0z"><text:p/></draw:path><draw:path draw:style-name="gr3" draw:text-style-name="P69" svg:width="0.088cm" svg:height="0.384cm" svg:x="2.311cm" svg:y="0cm" svg:viewBox="0 0 89 385" svg:d="M89 381c0-1 0-1-6-8-49-49-61-122-61-180 0-67 14-135 63-182 4-5 4-5 4-7 0-3-1-4-3-4-5 0-39 26-62 76-20 42-24 85-24 117 0 29 4 76 25 120 23 47 56 72 61 72 2 0 3-1 3-4z"><text:p/></draw:path><draw:path draw:style-name="gr3" draw:text-style-name="P69" svg:width="0.264cm" svg:height="0.262cm" svg:x="2.429cm" svg:y="0.025cm" svg:viewBox="0 0 265 263" svg:d="M98 143c4 0 9 0 13 0 20 30 39 60 58 88 5 7 14 22 18 28 2 4 3 4 12 4 18 0 36 0 54 0 7 0 12 0 12-6 0-4-2-6-5-7-15-3-33-29-42-41-3-3-22-28-49-70 35-6 68-21 68-66 0-54-57-73-103-73-40 0-80 0-121 0-6 0-13 0-13 7 0 6 8 6 11 6 22 0 23 4 23 22 0 64 0 129 0 193 0 19-1 22-23 22-3 0-11 0-11 7 0 6 7 6 13 6 35 0 71 0 106 0 8 0 13 0 13-6 0-7-7-7-11-7-22 0-23-3-23-22 0-28 0-56 0-85zM172 124c11-14 12-35 12-51 0-19-2-40-15-55 16 3 54 15 54 55 0 24-11 44-51 51zM98 34c0-8 0-21 23-21 33 0 50 15 50 60 0 49-13 57-73 57 0-32 0-64 0-96zM45 250c3-7 3-18 3-21 0-64 0-129 0-194 0-4 0-14-3-22 14 0 30 0 44 0-5 7-5 15-5 20 0 65 0 131 0 196 0 3 0 14 3 21-14 0-28 0-42 0zM128 143c2 0 4-1 6-1 7 0 15 0 21-1 6 9 47 77 79 109-12 0-25 0-37 0-23-35-46-72-69-107z"><text:p/></draw:path><draw:path draw:style-name="gr3" draw:text-style-name="P69" svg:width="0.089cm" svg:height="0.384cm" svg:x="2.724cm" svg:y="0cm" svg:viewBox="0 0 90 385" svg:d="M90 193c0-30-4-76-25-120-23-48-57-73-61-73-2 0-4 2-4 4s0 2 8 9c37 38 59 99 59 180 0 65-14 133-61 181-6 6-6 6-6 7 0 2 2 4 4 4 4 0 39-26 62-76 20-41 24-84 24-116z"><text:p/></draw:path></draw:g>, יהיו שתי קבוצות <draw:g text:anchor-type="as-char" svg:y="-0.288cm" draw:z-index="140" draw:name="Shape141" draw:style-name="gr1"><svg:title>TexMaths</svg:title><svg:desc>11§display§A_1, A_2 \in \ps(\R)§svg§600§FALSE§</svg:desc><draw:path draw:style-name="gr2" draw:text-style-name="P68" svg:width="2.37cm" svg:height="0.345cm" svg:x="0.007cm" svg:y="0.018cm" svg:viewBox="0 0 2371 346" svg:d="M1185 346c-395 0-790 0-1185 0 0-116 0-230 0-346 791 0 1580 0 2371 0 0 116 0 230 0 346-395 0-791 0-1186 0z"><text:p/></draw:path><draw:path draw:style-name="gr3" draw:text-style-name="P69" svg:width="0.263cm" svg:height="0.274cm" svg:x="0.001cm" svg:y="0.011cm" svg:viewBox="0 0 264 275" svg:d="M55 231c-15 26-31 31-47 32-5 1-8 1-8 8 0 2 1 4 4 4 11 0 22-1 33-1 14 0 27 1 39 1 3 0 8 0 8-7 0-4-4-5-7-5-9 0-18-3-18-13 0-4 3-9 6-14 10-17 20-32 30-49 31 0 64 0 96 0 0 9 6 60 6 64 0 11-20 12-28 12-5 0-8 0-8 8 0 4 4 4 5 4 15 0 32-1 47-1 10 0 34 1 44 1 3 0 7 0 7-7 0-5-3-5-9-5-23 0-23-2-24-13-8-79-17-160-24-240-1-8-1-10-8-10-5 0-8 3-10 7-45 74-89 149-134 224zM101 175c25-43 51-85 76-127 4 42 9 84 13 127-29 0-59 0-89 0z"><text:p/></draw:path><draw:path draw:style-name="gr3" draw:text-style-name="P69" svg:width="0.098cm" svg:height="0.178cm" svg:x="0.306cm" svg:y="0.168cm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3" draw:text-style-name="P69" svg:width="0.045cm" svg:height="0.115cm" svg:x="0.483cm" svg:y="0.247cm" svg:viewBox="0 0 46 116" svg:d="M46 41c0-26-10-41-25-41-13 0-21 10-21 21 0 10 8 20 21 20 4 0 10-1 13-5 1-1 1-1 2-1 0 2 1 0 1 6 0 28-13 51-26 64-4 4-4 5-4 6 0 2 2 5 4 5 3 0 35-30 35-75z"><text:p/></draw:path><draw:path draw:style-name="gr3" draw:text-style-name="P69" svg:width="0.264cm" svg:height="0.274cm" svg:x="0.636cm" svg:y="0.011cm" svg:viewBox="0 0 265 275" svg:d="M55 231c-15 26-30 31-47 32-5 1-8 1-8 8 0 2 1 4 4 4 11 0 23-1 33-1 14 0 27 1 40 1 2 0 7 0 7-7 0-4-4-5-6-5-9 0-19-3-19-13 0-4 3-9 6-14 10-17 20-32 30-49 31 0 64 0 96 0 1 9 7 60 7 64 0 11-21 12-29 12-5 0-8 0-8 8 0 4 4 4 5 4 15 0 32-1 48-1 9 0 35 1 43 1 3 0 8 0 8-7 0-5-4-5-9-5-24 0-24-2-25-13-8-79-17-160-24-240 0-8 0-10-7-10-6 0-8 3-11 7-45 74-89 149-134 224zM101 175c25-43 52-85 77-127 5 42 8 84 12 127-29 0-59 0-89 0z"><text:p/></draw:path><draw:path draw:style-name="gr3" draw:text-style-name="P69" svg:width="0.119cm" svg:height="0.178cm" svg:x="0.928cm" svg:y="0.168cm" svg:viewBox="0 0 120 179" svg:d="M120 130c-3 0-6 0-9 0-1 5-4 22-8 24-2 2-23 2-26 2-17 0-33 0-50 0 28-25 38-33 54-45 20-16 39-33 39-58 0-33-29-53-64-53-33 0-56 23-56 48 0 14 12 15 14 15 7 0 15-5 15-15 0-4-2-14-16-14 9-19 27-24 40-24 26 0 40 21 40 43 0 23-16 42-25 52-22 21-43 41-65 63-3 3-3 4-3 11 37 0 75 0 112 0 2-16 6-33 8-49z"><text:p/></draw:path><draw:path draw:style-name="gr3" draw:text-style-name="P69" svg:width="0.193cm" svg:height="0.221cm" svg:x="1.223cm" svg:y="0.078cm" svg:viewBox="0 0 194 222" svg:d="M179 120c7 0 15-1 15-9 0-9-8-8-15-8-54 0-109 0-163 0 5-50 49-88 104-88 20 0 39 0 59 0 7 0 15 0 15-7 0-8-8-8-15-8-20 0-40 0-60 0-66 0-119 48-119 111 0 62 53 111 119 111 20 0 40 0 60 0 7 0 15 0 15-7s-8-7-15-7c-20 0-39 0-59 0-55 0-99-37-104-88 54 0 109 0 163 0z"><text:p/></draw:path><draw:path draw:style-name="gr3" draw:text-style-name="P69" svg:width="0.274cm" svg:height="0.281cm" svg:x="1.564cm" svg:y="0.025cm" svg:viewBox="0 0 275 282" svg:d="M126 0c-55 0-95 26-112 44-13 15-14 26-14 28s2 3 4 3c6 0 15-6 18-8 9-5 10-8 12-15 6-16 15-29 65-31-8 87-31 172-63 251-2 5-1 4-2 7 0 1 1 3 3 3 7 0 26-9 30-19 20-47 52-135 63-242 6 0 13 0 20 0 47 0 92 18 92 57 0 29-28 83-102 85-8 0-12 0-23 8-7 4-10 8-10 11 0 2 2 2 6 2 71 0 162-60 162-123 0-44-52-61-97-61-17 0-34 0-52 0z"><text:p/></draw:path><draw:path draw:style-name="gr3" draw:text-style-name="P69" svg:width="0.088cm" svg:height="0.384cm" svg:x="1.895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69" svg:width="0.265cm" svg:height="0.262cm" svg:x="2.012cm" svg:y="0.025cm" svg:viewBox="0 0 266 263" svg:d="M98 143c4 0 9 0 13 0 20 30 39 60 58 88 5 7 14 22 18 28 2 4 3 4 12 4 18 0 36 0 54 0 7 0 13 0 13-6 0-4-3-6-6-7-15-3-33-29-42-41-4-3-22-28-49-70 34-6 69-21 69-66 0-54-58-73-104-73-41 0-80 0-121 0-6 0-13 0-13 7 0 6 8 6 11 6 22 0 23 4 23 22 0 64 0 129 0 193 0 19-1 22-23 22-3 0-11 0-11 7 0 6 7 6 13 6 35 0 71 0 106 0 7 0 13 0 13-6 0-7-7-7-11-7-22 0-23-3-23-22 0-28 0-56 0-85zM173 124c10-14 11-35 11-51 0-19-3-40-15-55 16 3 54 15 54 55 0 24-11 44-50 51zM98 34c0-8 0-21 23-21 33 0 49 15 49 60 0 49-12 57-72 57 0-32 0-64 0-96zM45 250c3-7 3-18 3-21 0-64 0-129 0-194 0-4 0-14-3-22 14 0 30 0 44 0-5 7-5 15-5 20 0 65 0 131 0 196 0 3 0 14 3 21-14 0-28 0-42 0zM128 143c2 0 4-1 6-1 7 0 14 0 21-1 6 9 47 77 79 109-12 0-25 0-37 0-23-35-46-72-69-107z"><text:p/></draw:path><draw:path draw:style-name="gr3" draw:text-style-name="P69" svg:width="0.089cm" svg:height="0.384cm" svg:x="2.307cm" svg:y="0cm" svg:viewBox="0 0 90 385" svg:d="M90 193c0-30-4-76-25-120-23-48-57-73-61-73-2 0-4 2-4 4s0 2 8 9c37 38 59 99 59 180 0 65-14 133-62 181-5 6-5 6-5 7 0 2 2 4 4 4 4 0 39-26 62-76 20-41 24-84 24-116z"><text:p/></draw:path></draw:g>. נניח <draw:g text:anchor-type="as-char" svg:y="-0.288cm" draw:z-index="141" draw:name="Shape142" draw:style-name="gr1"><svg:title>TexMaths</svg:title><svg:desc>11§display§g(A_1) = g(A_2) = f§svg§600§FALSE§</svg:desc><draw:path draw:style-name="gr2" draw:text-style-name="P68" svg:width="3.125cm" svg:height="0.345cm" svg:x="0.015cm" svg:y="0.018cm" svg:viewBox="0 0 3126 346" svg:d="M1563 346c-521 0-1042 0-1563 0 0-116 0-230 0-346 1042 0 2083 0 3126 0 0 116 0 230 0 346-521 0-1043 0-1563 0z"><text:p/></draw:path><draw:path draw:style-name="gr3" draw:text-style-name="P69" svg:width="0.177cm" svg:height="0.248cm" svg:x="0.001cm" svg:y="0.115cm" svg:viewBox="0 0 178 249" svg:d="M177 25c0-2 1-4 1-6 0-7-4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69" svg:width="0.089cm" svg:height="0.384cm" svg:x="0.232cm" svg:y="0cm" svg:viewBox="0 0 90 385" svg:d="M90 381c0-1 0-1-6-8-49-49-61-122-61-179 0-68 14-136 62-183 5-5 5-5 5-7 0-3-2-4-4-4-4 0-39 26-62 76-20 42-24 85-24 118 0 28 4 75 25 119 23 47 57 72 61 72 2 0 4-1 4-4z"><text:p/></draw:path><draw:path draw:style-name="gr3" draw:text-style-name="P69" svg:width="0.264cm" svg:height="0.274cm" svg:x="0.357cm" svg:y="0.011cm" svg:viewBox="0 0 265 275" svg:d="M56 231c-15 26-31 31-47 32-6 1-9 1-9 8 0 2 2 4 5 4 10 0 22-1 33-1 14 0 27 1 39 1 2 0 8 0 8-7 0-4-4-5-7-5-9 0-18-3-18-13 0-4 3-9 6-14 10-17 19-32 29-49 33 0 64 0 97 0 0 9 6 60 6 64 0 11-20 12-28 12-5 0-9 0-9 8 0 4 3 3 5 4 17 0 33-1 48-1 10 0 34 1 44 1 3 0 7 0 7-7 0-5-3-5-9-5-24 0-24-2-25-13-8-79-16-160-23-240-1-8-1-10-8-10-5 0-8 3-10 7-45 74-89 149-134 224zM102 175c26-43 51-85 76-127 5 42 8 84 12 127-29 0-58 0-88 0z"><text:p/></draw:path><draw:path draw:style-name="gr3" draw:text-style-name="P69" svg:width="0.098cm" svg:height="0.178cm" svg:x="0.663cm" svg:y="0.168cm" svg:viewBox="0 0 99 179" svg:d="M62 8c0-8-2-8-9-8-17 17-42 17-53 17 0 3 0 6 0 9 7 0 24 0 40-7 0 46 0 92 0 138 0 9 0 13-28 13-3 0-7 0-10 0 0 3 0 6 0 9 5-1 39-1 49-1 7 0 41 0 48 1 0-3 0-6 0-9-3 0-8 0-11 0-26 0-26-4-26-13 0-50 0-100 0-149z"><text:p/></draw:path><draw:path draw:style-name="gr3" draw:text-style-name="P69" svg:width="0.089cm" svg:height="0.384cm" svg:x="0.829cm" svg:y="0cm" svg:viewBox="0 0 90 385" svg:d="M90 194c0-31-4-77-26-121-23-48-56-73-60-73-3 0-4 2-4 4s0 2 8 9c37 38 59 99 59 181 0 64-14 132-62 180-5 6-5 6-5 7 0 2 1 4 4 4 4 0 39-26 61-76 20-41 25-84 25-115z"><text:p/></draw:path><draw:path draw:style-name="gr3" draw:text-style-name="P69" svg:width="0.256cm" svg:height="0.09cm" svg:x="1.08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177cm" svg:height="0.248cm" svg:x="1.478cm" svg:y="0.115cm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2 13-19 0-24-20-24-35 0-19 11-64 20-84 11-19 28-34 44-34 26 0 31 31 31 33s-1 4-1 5c-6 25-12 49-19 74z"><text:p/></draw:path><draw:path draw:style-name="gr3" draw:text-style-name="P69" svg:width="0.088cm" svg:height="0.384cm" svg:x="1.708cm" svg:y="0cm" svg:viewBox="0 0 89 385" svg:d="M89 381c0-1 0-1-5-8-49-49-62-122-62-179 0-68 15-136 63-183 4-5 4-5 4-7 0-3-1-4-3-4-5 0-39 26-62 76-20 42-24 85-24 118 0 28 4 75 25 119 23 47 56 72 61 72 2 0 3-1 3-4z"><text:p/></draw:path><draw:path draw:style-name="gr3" draw:text-style-name="P69" svg:width="0.264cm" svg:height="0.274cm" svg:x="1.833cm" svg:y="0.011cm" svg:viewBox="0 0 265 275" svg:d="M56 231c-15 26-31 31-48 32-5 1-8 1-8 8 0 2 2 4 5 4 10 0 22-1 33-1 13 0 27 1 39 1 2 0 8 0 8-7 0-4-4-5-7-5-9 0-18-3-18-13 0-4 3-9 5-14 10-17 20-32 30-49 31 0 64 0 96 0 1 9 7 60 7 64 0 11-20 12-28 12-5 0-9 0-9 8 0 4 4 4 5 4 17 0 33-1 48-1 10 0 34 1 44 1 3 0 7 0 7-7 0-5-3-5-9-5-24 0-24-2-25-13-8-79-16-160-23-240-1-8-1-10-8-10-6 0-8 3-10 7-45 74-89 149-134 224zM102 175c26-43 51-85 76-127 5 42 8 84 12 127-29 0-58 0-88 0z"><text:p/></draw:path><draw:path draw:style-name="gr3" draw:text-style-name="P69" svg:width="0.118cm" svg:height="0.178cm" svg:x="2.126cm" svg:y="0.168cm" svg:viewBox="0 0 119 179" svg:d="M119 130c-4 0-6 0-9 0-1 5-3 22-7 24-2 2-23 2-27 2-17 0-33 0-50 0 29-25 39-33 54-45 20-16 39-33 39-58 0-33-29-53-63-53s-56 23-56 48c0 14 11 15 14 15 7 0 15-5 15-15 0-4-3-14-17-14 9-19 28-24 40-24 27 0 41 21 41 43 0 23-17 42-26 52-22 21-43 41-65 63-2 3-2 4-2 11 37 0 74 0 111 0 2-16 6-33 8-49z"><text:p/></draw:path><draw:path draw:style-name="gr3" draw:text-style-name="P69" svg:width="0.088cm" svg:height="0.384cm" svg:x="2.305cm" svg:y="0cm" svg:viewBox="0 0 89 385" svg:d="M89 194c0-31-3-77-25-121-23-48-56-73-61-73-2 0-3 2-3 4s0 2 8 9c37 38 59 99 59 181 0 64-14 132-63 180-4 6-4 6-4 7 0 2 1 4 3 4 5 0 40-26 62-76 20-41 24-84 24-115z"><text:p/></draw:path><draw:path draw:style-name="gr3" draw:text-style-name="P69" svg:width="0.255cm" svg:height="0.09cm" svg:x="2.562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9" svg:width="0.193cm" svg:height="0.349cm" svg:x="2.967cm" svg:y="0.017cm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/draw:g>, ונוכיח <draw:g text:anchor-type="as-char" svg:y="-0.273cm" draw:z-index="142" draw:name="Shape143" draw:style-name="gr1"><svg:title>TexMaths</svg:title><svg:desc>11§display§A_1 = A_2§svg§600§FALSE§</svg:desc><draw:path draw:style-name="gr2" draw:text-style-name="P68" svg:width="1.362cm" svg:height="0.292cm" svg:x="0.007cm" svg:y="0.02cm" svg:viewBox="0 0 1363 293" svg:d="M683 293c-228 0-455 0-683 0 0-97 0-195 0-293 454 0 909 0 1363 0 0 98 0 196 0 293-226 0-454 0-680 0z"><text:p/></draw:path><draw:path draw:style-name="gr3" draw:text-style-name="P69" svg:width="0.263cm" svg:height="0.274cm" svg:x="0.001cm" svg:y="0cm" svg:viewBox="0 0 264 275" svg:d="M55 231c-15 25-31 31-47 32-5 1-8 1-8 7 0 3 1 5 4 5 11 0 22-1 33-1 14 0 27 1 39 1 2 0 8 0 8-7 0-4-4-5-7-5-9 0-18-4-18-14 0-4 3-8 6-14 10-16 20-33 30-49 31 0 64 0 96 0 0 8 6 60 6 65 0 11-20 12-28 12-5 0-9 0-9 7 0 5 4 4 5 5 16 0 33-1 48-1 10 0 34 1 44 1 2 0 7 0 7-8 0-4-3-4-9-4-23 0-23-3-25-14-8-79-16-159-23-239-1-8-1-10-8-10-6 0-8 3-10 7-45 74-89 149-134 224zM101 175c25-43 51-85 76-127 4 42 9 84 13 127-30 0-59 0-89 0z"><text:p/></draw:path><draw:path draw:style-name="gr3" draw:text-style-name="P69" svg:width="0.098cm" svg:height="0.178cm" svg:x="0.306cm" svg:y="0.155cm" svg:viewBox="0 0 99 179" svg:d="M62 8c0-8-2-8-8-8-18 16-43 18-54 18 0 3 0 5 0 8 7 0 24 0 40-6 0 45 0 91 0 137 0 9 0 12-28 12-3 0-7 0-10 0 0 4 0 7 0 10 6 0 39-1 49-1 7 0 41 1 48 1 0-3 0-6 0-10-3 0-7 0-10 0-27 0-27-3-27-12 0-50 0-100 0-149z"><text:p/></draw:path><draw:path draw:style-name="gr3" draw:text-style-name="P69" svg:width="0.256cm" svg:height="0.089cm" svg:x="0.578cm" svg:y="0.139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9" svg:width="0.263cm" svg:height="0.274cm" svg:x="0.977cm" svg:y="0cm" svg:viewBox="0 0 264 275" svg:d="M55 231c-15 25-31 31-47 32-5 1-8 1-8 7 0 3 1 5 4 5 11 0 23-1 33-1 14 0 27 1 39 1 3 0 8 0 8-7 0-4-4-5-6-5-10 0-19-4-19-14 0-4 3-8 6-14 10-16 20-33 30-49 31 0 64 0 96 0 0 8 6 60 6 65 0 11-20 12-28 12-5 0-9 0-9 7 0 5 5 5 6 5 15 0 32-1 47-1 10 0 34 1 44 1 2 0 7 0 7-8 0-4-3-4-9-4-23 0-23-3-24-14-8-79-17-159-24-239-1-8-1-10-8-10-6 0-8 3-10 7-45 74-89 149-134 224zM101 175c25-43 51-85 76-127 4 42 9 84 13 127-30 0-59 0-89 0z"><text:p/></draw:path><draw:path draw:style-name="gr3" draw:text-style-name="P69" svg:width="0.119cm" svg:height="0.178cm" svg:x="1.27cm" svg:y="0.155cm" svg:viewBox="0 0 120 179" svg:d="M120 130c-3 0-7 0-10 0 0 6-3 22-7 24-2 2-23 2-26 2-17 0-34 0-51 0 29-25 39-33 55-45 20-16 39-33 39-58 0-33-29-53-64-53-33 0-56 23-56 48 0 14 12 16 14 16 7 0 15-6 15-15 0-5-3-14-16-14 8-20 27-25 40-25 26 0 40 21 40 43 0 23-16 41-25 51-22 21-43 42-65 64-3 2-3 3-3 11 37 0 74 0 111 0 3-16 6-33 9-49z"><text:p/></draw:path></draw:g>. נפתח בעזרת תחשבי למדא: </text:p>
      <text:p text:style-name="P4"><draw:g text:anchor-type="as-char" svg:y="-1.145cm" draw:z-index="143" draw:name="Shape144" draw:style-name="gr1"><svg:title>TexMaths</svg:title><svg:desc>11§latex§\begin{align*}
  &amp;g(A_1) = g(A_2) \\
  \iff &amp;\lambda B \in \ps(\R). B \cup A_1 = \lambda B \in \ps(\R). B \cup A_2
&amp;&amp;\open \beta \rule \close \\
  \iff &amp;B \cup A_1 = B \cup a_2 
&amp;&amp;\open \eta \rule \close \\
  \iff &amp;\forall x. x \in B \lor x \in A_1 \siff x \in B \lor x \in A_2
&amp;&amp;\open \!\!=, \cup \defi \close 
\end{align}§svg§600§FALSE§</svg:desc><draw:path draw:style-name="gr2" draw:text-style-name="P68" svg:width="11.324cm" svg:height="2.25cm" svg:x="0.001cm" svg:y="0.018cm" svg:viewBox="0 0 11325 2251" svg:d="M5663 2251c-1888 0-3775 0-5663 0 0-751 0-1501 0-2251 3775 0 7550 0 11325 0 0 750 0 1500 0 2251-1888 0-3775 0-5662 0z"><text:p/></draw:path><draw:path draw:style-name="gr3" draw:text-style-name="P69" svg:width="0.177cm" svg:height="0.25cm" svg:x="0.803cm" svg:y="0.12cm" svg:viewBox="0 0 178 251" svg:d="M177 25c0-2 1-4 1-6 0-7-4-11-11-11-4 0-14 3-16 17-7-14-20-25-37-25-44 0-91 55-91 110 0 38 23 62 52 62 22 0 41-19 44-24l1 2c-9 34-13 49-13 50-1 3-15 42-56 42-7 0-20 0-31-4 12-4 16-14 16-20s-4-13-15-13c-8 0-21 6-21 22s14 24 52 24c48 0 76-31 82-54 15-57 29-115 43-172zM127 122c-3 10-11 20-20 26-8 8-20 15-31 15-20 0-25-20-25-35 0-19 11-65 21-85 11-19 27-34 44-34 25 0 30 31 30 33 0 1-1 4-1 6-6 25-12 50-18 74z"><text:p/></draw:path><draw:path draw:style-name="gr3" draw:text-style-name="P69" svg:width="0.089cm" svg:height="0.385cm" svg:x="1.034cm" svg:y="0.001cm" svg:viewBox="0 0 90 386" svg:d="M90 383c0-1 0-2-6-9-49-48-61-121-61-180 0-68 14-135 62-183 5-6 5-5 5-7 0-3-2-4-4-4-3 0-39 26-62 76-20 42-24 85-24 118 0 29 4 77 25 119 23 49 58 73 61 73 2 0 4-1 4-3z"><text:p/></draw:path><draw:path draw:style-name="gr3" draw:text-style-name="P69" svg:width="0.264cm" svg:height="0.276cm" svg:x="1.16cm" svg:y="0.011cm" svg:viewBox="0 0 265 277" svg:d="M56 232c-15 27-31 32-47 33-5 0-9 0-9 8 0 2 2 4 6 4 9 0 22-1 33-1 13 0 26 1 38 1 2 0 8 0 8-7 0-5-4-5-7-5-9-1-17-4-17-14 0-5 2-9 5-14 10-17 19-32 29-49 33 0 65 0 98 0 0 8 5 61 5 64 0 12-20 13-27 13-6 0-9 0-9 8 0 4 3 3 4 4 17 0 33-1 49-1 9 0 34 1 44 1 2 0 6 0 6-7 0-5-3-5-9-5-23 0-23-3-24-14-8-80-16-161-24-241-1-8-1-10-8-10-5 0-7 3-10 7-45 74-89 150-134 225zM102 176c26-43 51-85 76-128 5 43 9 85 13 128-29 0-59 0-89 0z"><text:p/></draw:path><draw:path draw:style-name="gr3" draw:text-style-name="P69" svg:width="0.098cm" svg:height="0.178cm" svg:x="1.465cm" svg:y="0.168cm" svg:viewBox="0 0 99 179" svg:d="M62 8c0-8 0-8-8-8-18 18-42 18-54 18 0 3 0 6 0 10 7 0 25 0 40-8 0 46 0 91 0 137 0 9 0 12-27 12-3 0-7 0-11 0 0 4 0 7 0 10 6 0 39-1 49-1 8 0 43 1 48 1 0-3 0-6 0-10-3 0-7 0-10 0-27 0-27-3-27-12 0-49 0-100 0-149z"><text:p/></draw:path><draw:path draw:style-name="gr3" draw:text-style-name="P69" svg:width="0.089cm" svg:height="0.385cm" svg:x="1.631cm" svg:y="0.001cm" svg:viewBox="0 0 90 386" svg:d="M90 194c0-31-4-77-25-121-23-48-57-73-61-73-2 0-4 2-4 4s0 1 8 9c37 39 59 99 59 181 0 66-14 134-61 182-6 5-6 6-6 7 0 2 2 3 4 3 4 0 39-25 62-75 20-43 24-86 24-117z"><text:p/></draw:path><draw:path draw:style-name="gr3" draw:text-style-name="P69" svg:width="0.256cm" svg:height="0.089cm" svg:x="1.889cm" svg:y="0.15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9" svg:width="0.176cm" svg:height="0.25cm" svg:x="2.282cm" svg:y="0.12cm" svg:viewBox="0 0 177 251" svg:d="M176 25c0-2 1-4 1-6 0-7-4-11-11-11-4 0-14 3-15 17-8-14-21-25-37-25-44 0-92 55-92 110 0 38 24 62 52 62 23 0 40-19 45-24v2c-8 34-13 49-13 50-1 3-15 42-55 42-8 0-20 0-31-4 11-4 15-14 15-20s-4-13-14-13c-9 0-21 6-21 22s14 24 52 24c48 0 76-31 81-54 14-57 29-115 43-172zM125 122c-2 10-11 20-19 26-8 8-20 15-31 15-20 0-25-20-25-35 0-19 11-65 22-85 9-19 26-34 42-34 26 0 31 31 31 33 0 1 0 4-1 6-6 25-12 50-19 74z"><text:p/></draw:path><draw:path draw:style-name="gr3" draw:text-style-name="P69" svg:width="0.088cm" svg:height="0.385cm" svg:x="2.513cm" svg:y="0.001cm" svg:viewBox="0 0 89 386" svg:d="M89 383c0-1 0-2-6-9-49-48-61-121-61-180 0-68 14-135 63-183 4-6 4-5 4-7 0-3-1-4-3-4-5 0-40 26-62 76-20 42-24 85-24 118 0 29 3 77 25 119 23 49 56 73 61 73 2 0 3-1 3-3z"><text:p/></draw:path><draw:path draw:style-name="gr3" draw:text-style-name="P69" svg:width="0.264cm" svg:height="0.276cm" svg:x="2.638cm" svg:y="0.011cm" svg:viewBox="0 0 265 277" svg:d="M55 232c-15 27-30 32-47 33-5 0-8 0-8 8 0 2 2 4 4 4 11 0 24-1 35-1 12 0 25 1 38 1 2 0 7 0 7-7 0-5-4-5-6-5-9-1-19-4-19-14 0-5 3-9 6-14 10-17 20-32 30-49 32 0 65 0 96 0 2 8 7 61 7 64 0 12-21 13-29 13-5 0-8 0-8 8 0 4 4 4 5 4 16 0 32-1 49-1 9 0 34 1 44 1 2 0 6 0 6-7 0-5-4-5-9-5-24 0-24-3-25-14-8-80-15-161-23-241-1-8-1-10-8-10-6 0-7 3-10 7-45 74-90 150-135 225zM102 176c26-43 51-85 76-128 5 43 8 85 12 128-29 0-58 0-88 0z"><text:p/></draw:path><draw:path draw:style-name="gr3" draw:text-style-name="P69" svg:width="0.118cm" svg:height="0.178cm" svg:x="2.932cm" svg:y="0.168cm" svg:viewBox="0 0 119 179" svg:d="M119 131c-3 0-6 0-9 0-1 5-3 22-7 24-2 1-23 1-27 1-17 0-33 0-50 0 29-24 38-32 54-45 20-15 39-33 39-58 0-33-29-53-63-53s-56 23-56 48c0 15 11 16 14 16 7 0 15-5 15-14 0-6-3-15-17-15 9-20 27-25 40-25 27 0 40 21 40 43 0 23-16 42-25 52-22 22-43 42-65 64-2 3-2 3-2 10 37 0 74 0 111 0 2-16 6-32 8-48z"><text:p/></draw:path><draw:path draw:style-name="gr3" draw:text-style-name="P69" svg:width="0.088cm" svg:height="0.385cm" svg:x="3.11cm" svg:y="0.001cm" svg:viewBox="0 0 89 386" svg:d="M89 194c0-31-4-77-25-121-23-48-56-73-61-73-2 0-3 2-3 4s0 1 7 9c38 39 60 99 60 181 0 66-14 134-63 182-4 5-4 6-4 7 0 2 1 3 3 3 5 0 39-25 62-75 20-43 24-86 24-117z"><text:p/></draw:path><draw:path draw:style-name="gr3" draw:text-style-name="P69" svg:width="0.342cm" svg:height="0.211cm" svg:x="0.003cm" svg:y="0.711cm" svg:viewBox="0 0 343 212" svg:d="M330 151c7 0 13 0 13-8s-6-8-14-8c-81 0-164 0-245 0-17-13-37-23-49-29 15-6 33-16 49-30 81 0 164 0 245 0 8 0 14 0 14-8 0-7-6-7-13-7-76 0-153 0-229 0 19-18 39-52 39-57 0-4-5-4-8-4-2 0-5 0-7 3-8 15-18 36-44 58-27 23-52 34-72 39-7 2-6 2-8 3-1 2-1 2-1 3s0 1 0 2l1 1c1 1 1 1 9 3 52 16 91 51 112 93 5 7 6 7 10 7 3 0 8 0 8-4s-20-39-39-57c76 0 153 0 229 0z"><text:p/></draw:path><draw:path draw:style-name="gr3" draw:text-style-name="P69" svg:width="0.343cm" svg:height="0.211cm" svg:x="0.325cm" svg:y="0.711cm" svg:viewBox="0 0 344 212" svg:d="M260 76c16 14 36 24 49 30-14 6-33 16-49 29-82 0-164 0-246 0-6 0-14 0-14 8s8 8 14 8c76 0 152 0 228 0-18 18-38 53-38 57s5 4 7 4c4 0 6 0 8-3 8-14 19-35 44-57 26-24 53-34 73-40 6-2 6-3 7-4 1 0 1-1 1-2s0-1-1-3h-1c-1-1-1-1-9-3-51-15-90-51-112-92-4-8-4-8-10-8-2 0-7 0-7 4 0 5 19 39 38 57-76 0-152 0-228 0-6 0-14 0-14 7 0 8 8 8 14 8 82 0 164 0 246 0z"><text:p/></draw:path><draw:path draw:style-name="gr3" draw:text-style-name="P69" svg:width="0.19cm" svg:height="0.273cm" svg:x="0.819cm" svg:y="0.645cm" svg:viewBox="0 0 191 274" svg:d="M118 156c15 40 34 99 40 108s10 9 20 9c4 0 6 0 9 0s4-2 4-3c0-3-1-3-2-5-4-4-6-10-9-17-26-74-52-147-79-220-7-22-28-28-47-28-1 0-7 0-7 4s3 4 4 5c13 2 15 4 25 31 12 35 25 69 37 104-35 35-71 72-106 107-5 4-7 6-7 12 0 7 4 11 11 11 6 0 10-4 13-9 31-36 63-72 94-109z"><text:p/></draw:path><draw:path draw:style-name="gr3" draw:text-style-name="P69" svg:width="0.275cm" svg:height="0.263cm" svg:x="1.04cm" svg:y="0.646cm" svg:viewBox="0 0 276 264" svg:d="M45 234c-3 15-4 18-35 18-7 0-10 0-10 8 0 4 3 4 10 4 46 0 92 0 139 0 60 0 106-45 106-84 0-27-23-49-60-53 40-8 81-37 81-73 0-29-25-54-72-54-43 0-87 0-130 0-7 0-11 0-11 8 0 4 3 4 11 4 1 0 7 0 14 1 8 1 11 1 11 6 0 2 0 3-2 7-18 70-34 139-52 208zM103 123c8-32 17-64 25-95 3-15 4-16 21-16 16 0 34 0 50 0 33 0 42 23 42 40 0 34-33 71-80 71-19 0-39 0-58 0zM87 252c-6 0-7 0-9 0-4 0-5-1-5-5 0-1 0-1 2-8 9-37 17-72 26-108 24 0 50 0 74 0 37 0 44 28 44 45 0 38-34 76-80 76-18 0-34 0-52 0z"><text:p/></draw:path><draw:path draw:style-name="gr3" draw:text-style-name="P69" svg:width="0.193cm" svg:height="0.223cm" svg:x="1.475cm" svg:y="0.704cm" svg:viewBox="0 0 194 224" svg:d="M180 120c7 0 14 0 14-8 0-7-7-7-14-7-55 0-108 0-163 0 4-52 48-89 103-89 20 0 41 0 60 0 7 0 14 0 14-7 0-9-7-9-14-9-20 0-40 0-61 0-66 0-119 50-119 112s53 112 119 112c21 0 41 0 61 0 7 0 14 0 14-7 0-8-7-8-14-8-19 0-40 0-60 0-55 0-99-37-103-89 55 0 108 0 163 0z"><text:p/></draw:path><draw:path draw:style-name="gr3" draw:text-style-name="P69" svg:width="0.275cm" svg:height="0.283cm" svg:x="1.816cm" svg:y="0.646cm" svg:viewBox="0 0 276 284" svg:d="M127 0c-54 0-96 26-112 45-14 16-15 26-15 28s2 2 4 2c6 0 16-6 18-7 9-5 10-7 12-15 6-16 17-29 65-31-7 87-31 172-63 252-2 5-1 4-2 6 0 2 1 4 3 4 7 0 26-9 30-19 20-47 52-136 63-243 6 0 14 0 21 0 47 0 92 18 92 56 0 30-28 84-103 86-8 0-12 0-23 8-7 4-10 8-10 11 0 2 2 2 7 2 71 0 162-60 162-123 0-44-53-62-98-62-17 0-34 0-51 0z"><text:p/></draw:path><draw:path draw:style-name="gr3" draw:text-style-name="P69" svg:width="0.089cm" svg:height="0.385cm" svg:x="2.147cm" svg:y="0.623cm" svg:viewBox="0 0 90 386" svg:d="M90 382c0-1 0-1-6-8-49-50-62-122-62-181 0-68 15-135 63-183 5-5 5-6 5-7 0-2-2-3-4-3-3 0-39 26-62 75-20 43-24 86-24 118 0 30 4 77 25 121 23 47 58 72 61 72 2 0 4-1 4-4z"><text:p/></draw:path><draw:path draw:style-name="gr3" draw:text-style-name="P69" svg:width="0.264cm" svg:height="0.263cm" svg:x="2.266cm" svg:y="0.646cm" svg:viewBox="0 0 265 264" svg:d="M97 143c4 0 10 0 14 0 19 30 39 59 57 89 5 7 14 22 18 28 3 4 4 4 13 4 18 0 35 0 53 0 8 0 13 0 13-7 0-3-2-5-5-6-15-3-34-29-43-41-2-4-22-30-49-71 36-7 69-21 69-68 0-53-58-71-103-71-40 0-80 0-121 0-7 0-13 0-13 7 0 6 7 6 10 6 22 0 24 2 24 22 0 65 0 129 0 194 0 18-2 22-24 22-3 0-10 0-10 6 0 7 6 7 13 7 35 0 71 0 106 0 6 0 12 0 12-7 0-6-7-6-10-6-22 0-24-4-24-22 0-29 0-57 0-86zM172 124c11-14 12-35 12-51 0-19-2-40-16-55 17 3 55 15 55 53 0 26-12 46-51 53zM97 34c0-9 0-21 24-21 33 0 50 13 50 60 0 49-13 57-74 57 0-32 0-64 0-96zM44 251c3-7 3-18 3-21 0-65 0-131 0-196 0-3 0-14-3-21 14 0 30 0 44 0-4 6-4 14-4 20 0 66 0 131 0 197 0 3 0 14 3 21-14 0-29 0-43 0zM127 143c3 0 4-1 7-1 6 0 15-1 20-1 6 9 47 78 80 110-13 0-25 0-38 0-23-36-46-72-69-108z"><text:p/></draw:path><draw:path draw:style-name="gr3" draw:text-style-name="P69" svg:width="0.088cm" svg:height="0.385cm" svg:x="2.561cm" svg:y="0.623cm" svg:viewBox="0 0 89 386" svg:d="M89 193c0-30-4-77-25-120-23-48-56-73-61-73-2 0-3 1-3 3 0 1 0 3 7 9 38 39 60 100 60 181 0 66-14 134-63 182-4 6-4 6-4 7 0 3 1 4 3 4 5 0 39-26 62-76 20-42 24-84 24-117z"><text:p/></draw:path><draw:path draw:style-name="gr3" draw:text-style-name="P69" svg:width="0.04cm" svg:height="0.04cm" svg:x="2.723cm" svg:y="0.87cm" svg:viewBox="0 0 41 41" svg:d="M41 21c0-12-10-21-21-21s-20 9-20 21c0 11 9 20 20 20s21-9 21-20z"><text:p/></draw:path><draw:path draw:style-name="gr3" draw:text-style-name="P69" svg:width="0.275cm" svg:height="0.263cm" svg:x="2.813cm" svg:y="0.646cm" svg:viewBox="0 0 276 264" svg:d="M45 234c-3 15-4 18-35 18-7 0-10 0-10 8 0 4 3 4 10 4 46 0 92 0 139 0 60 0 106-45 106-84 0-27-23-49-60-53 40-8 81-37 81-73 0-29-25-54-72-54-43 0-87 0-130 0-7 0-11 0-11 8 0 4 3 4 11 4 1 0 7 0 14 1 8 1 11 1 11 6 0 2-1 3-2 7-18 70-34 139-52 208zM103 123c8-32 17-64 25-95 3-15 4-16 21-16 16 0 33 0 49 0 34 0 43 23 43 40 0 34-33 71-80 71-19 0-39 0-58 0zM87 252c-6 0-7 0-9 0-4 0-5-1-5-5 0-1 0-1 2-8 9-37 17-72 26-108 24 0 50 0 74 0 36 0 44 28 44 45 0 38-34 76-80 76-18 0-34 0-52 0z"><text:p/></draw:path><draw:path draw:style-name="gr3" draw:text-style-name="P69" svg:width="0.214cm" svg:height="0.239cm" svg:x="3.217cm" svg:y="0.682cm" svg:viewBox="0 0 215 240" svg:d="M215 14c0-7 0-14-8-14s-8 7-8 14c0 47 0 94 0 140 0 58-63 70-92 70-17 0-42-3-62-16-30-19-30-44-30-54 0-46 0-93 0-140 0-7 0-14-7-14-8 0-8 7-8 14 0 48 0 94 0 141 0 60 58 85 107 85 50 0 108-28 108-84 0-47 0-94 0-142z"><text:p/></draw:path><draw:path draw:style-name="gr3" draw:text-style-name="P69" svg:width="0.264cm" svg:height="0.275cm" svg:x="3.552cm" svg:y="0.637cm" svg:viewBox="0 0 265 276" svg:d="M56 232c-15 25-31 31-48 32-5 1-8 1-8 8 0 2 2 4 6 4 9 0 22-1 33-1 12 0 26 1 38 1 2 0 8 0 8-8 0-3-5-4-7-4-9 0-17-3-17-13 0-5 2-9 4-14 10-17 20-33 30-50 32 0 65 0 96 0 2 8 7 61 7 65 0 11-20 12-27 12-6 0-10 0-10 8 0 4 4 4 5 4 17 0 33-1 49-1 9 0 34 1 44 1 2 0 6 0 6-8 0-4-3-4-9-4-24 0-24-2-25-13-8-80-15-162-23-242-1-8-1-9-8-9-6 0-7 2-10 7-45 74-89 150-134 225zM102 175c26-43 51-85 76-128 5 43 8 85 12 128-29 0-58 0-88 0z"><text:p/></draw:path><draw:path draw:style-name="gr3" draw:text-style-name="P69" svg:width="0.098cm" svg:height="0.178cm" svg:x="3.858cm" svg:y="0.792cm" svg:viewBox="0 0 99 179" svg:d="M62 7c0-7-1-7-9-7-17 17-42 17-53 17 0 3 0 6 0 9 7 0 24 0 40-7 0 46 0 92 0 138 0 9 0 12-28 12-3 0-6 0-10 0 0 4 0 7 0 10 5 0 39-1 49-1 7 0 41 1 48 1 0-3 0-6 0-10-3 0-8 0-11 0-26 0-26-3-26-12 0-50 0-100 0-150z"><text:p/></draw:path><draw:path draw:style-name="gr3" draw:text-style-name="P69" svg:width="0.256cm" svg:height="0.089cm" svg:x="4.131cm" svg:y="0.771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9" svg:width="0.19cm" svg:height="0.273cm" svg:x="4.538cm" svg:y="0.645cm" svg:viewBox="0 0 191 274" svg:d="M118 156c15 40 34 99 40 108 7 9 10 9 21 9 3 0 6 0 8 0 4 0 4-2 4-3 0-3-1-3-2-5-3-4-5-10-9-17-26-74-51-147-78-220-8-22-29-28-47-28-2 0-8 0-8 4s4 5 5 5c12 2 15 4 24 31 13 35 25 69 38 104-35 35-71 72-106 107-6 4-8 6-8 12 0 7 6 11 12 11s10-4 12-9c31-36 63-72 94-109z"><text:p/></draw:path><draw:path draw:style-name="gr3" draw:text-style-name="P69" svg:width="0.275cm" svg:height="0.263cm" svg:x="4.759cm" svg:y="0.646cm" svg:viewBox="0 0 276 264" svg:d="M46 234c-4 15-4 18-35 18-7 0-11 0-11 8 0 4 3 4 11 4 46 0 91 0 138 0 61 0 106-45 106-84 0-27-22-49-59-53 39-8 80-37 80-73 0-29-25-54-71-54-43 0-87 0-130 0-8 0-11 0-11 8 0 4 3 4 10 4 1 0 9 0 15 1 7 1 10 1 10 6 0 2 0 3-1 7-18 70-34 139-52 208zM105 123c7-32 16-64 24-95 3-15 4-16 21-16 16 0 33 0 49 0 34 0 42 23 42 40 0 34-33 71-80 71-19 0-38 0-56 0zM87 252c-6 0-7 0-9 0-3 0-4-1-4-5 0-1 0-1 2-8 9-37 18-72 26-108 25 0 49 0 73 0 37 0 45 28 45 45 0 38-35 76-80 76-18 0-35 0-53 0z"><text:p/></draw:path><draw:path draw:style-name="gr3" draw:text-style-name="P69" svg:width="0.192cm" svg:height="0.223cm" svg:x="5.196cm" svg:y="0.704cm" svg:viewBox="0 0 193 224" svg:d="M179 120c7 0 14 0 14-8 0-7-7-7-14-7-55 0-109 0-164 0 5-52 50-89 104-89 20 0 41 0 60 0 7 0 14 0 14-7 0-9-7-9-14-9-21 0-40 0-61 0-66 0-118 50-118 112s52 112 118 112c21 0 40 0 61 0 7 0 14 0 14-7 0-8-7-8-14-8-19 0-40 0-60 0-54 0-99-37-104-89 55 0 109 0 164 0z"><text:p/></draw:path><draw:path draw:style-name="gr3" draw:text-style-name="P69" svg:width="0.274cm" svg:height="0.283cm" svg:x="5.537cm" svg:y="0.646cm" svg:viewBox="0 0 275 284" svg:d="M127 0c-55 0-97 26-113 45-13 16-14 26-14 28s1 2 3 2c7 0 16-6 19-7 8-5 9-7 11-15 6-16 17-29 65-31-7 87-30 172-63 252-2 5-1 4-2 6 0 2 1 4 4 4 6 0 25-9 29-19 20-47 52-136 64-243 6 0 13 0 20 0 47 0 92 18 92 56 0 30-27 84-102 86-9 0-13 0-24 8-7 4-10 8-10 11 0 2 2 2 7 2 71 0 162-60 162-123 0-44-53-62-97-62-17 0-34 0-51 0z"><text:p/></draw:path><draw:path draw:style-name="gr3" draw:text-style-name="P69" svg:width="0.089cm" svg:height="0.385cm" svg:x="5.866cm" svg:y="0.623cm" svg:viewBox="0 0 90 386" svg:d="M90 382c0-1 0-1-6-8-49-50-61-122-61-181 0-68 14-135 62-183 5-5 5-6 5-7 0-2-1-3-4-3s-39 26-61 75c-19 43-25 86-25 118 0 30 4 77 26 121 24 47 57 72 60 72s4-1 4-4z"><text:p/></draw:path><draw:path draw:style-name="gr3" draw:text-style-name="P69" svg:width="0.264cm" svg:height="0.263cm" svg:x="5.984cm" svg:y="0.646cm" svg:viewBox="0 0 265 264" svg:d="M98 143c4 0 9 0 13 0 20 30 39 59 58 89 4 7 14 22 18 28 2 4 3 4 12 4 18 0 36 0 54 0 7 0 12 0 12-7 0-3-2-5-5-6-15-3-33-29-43-41-2-4-22-30-48-71 35-7 68-21 68-68 0-53-57-71-103-71-40 0-80 0-121 0-6 0-13 0-13 7 0 6 8 6 10 6 22 0 24 2 24 22 0 65 0 129 0 194 0 18-2 22-24 22-2 0-10 0-10 6 0 7 7 7 13 7 35 0 71 0 106 0 8 0 13 0 13-7 0-6-7-6-11-6-22 0-23-4-23-22 0-29 0-57 0-86zM172 124c11-14 12-35 12-51 0-19-2-40-15-55 16 3 54 15 54 53 0 26-11 46-51 53zM98 34c0-9 0-21 23-21 33 0 50 13 50 60 0 49-13 57-73 57 0-32 0-64 0-96zM45 251c3-7 3-18 3-21 0-65 0-131 0-196 0-3 0-14-3-21 14 0 30 0 44 0-5 6-5 14-5 20 0 66 0 131 0 197 0 3 0 14 3 21-14 0-28 0-42 0zM128 143c2 0 3-1 6-1 7 0 15-1 21-1 6 9 47 78 79 110-12 0-25 0-37 0-23-36-46-72-69-108z"><text:p/></draw:path><draw:path draw:style-name="gr3" draw:text-style-name="P69" svg:width="0.089cm" svg:height="0.385cm" svg:x="6.279cm" svg:y="0.623cm" svg:viewBox="0 0 90 386" svg:d="M90 193c0-30-4-77-25-120-24-48-57-73-61-73-2 0-4 1-4 3 0 1 0 3 8 9 37 39 59 100 59 181 0 66-14 134-61 182-6 6-6 6-6 7 0 3 2 4 4 4 4 0 39-26 62-76 20-42 24-84 24-117z"><text:p/></draw:path><draw:path draw:style-name="gr3" draw:text-style-name="P69" svg:width="0.04cm" svg:height="0.04cm" svg:x="6.441cm" svg:y="0.87cm" svg:viewBox="0 0 41 41" svg:d="M41 21c0-12-9-21-20-21-12 0-21 9-21 21 0 11 9 20 21 20 11 0 20-9 20-20z"><text:p/></draw:path><draw:path draw:style-name="gr3" draw:text-style-name="P69" svg:width="0.275cm" svg:height="0.263cm" svg:x="6.531cm" svg:y="0.646cm" svg:viewBox="0 0 276 264" svg:d="M46 234c-4 15-5 18-35 18-7 0-11 0-11 8 0 4 3 4 11 4 46 0 91 0 138 0 61 0 106-45 106-84 0-27-22-49-59-53 39-8 80-37 80-73 0-29-25-54-71-54-43 0-87 0-130 0-8 0-12 0-12 8 0 4 4 4 11 4 1 0 9 0 15 1 7 1 10 1 10 6 0 2 0 3-1 7-18 70-34 139-52 208zM105 123c7-32 16-64 24-95 3-15 3-16 21-16 16 0 33 0 49 0 34 0 42 23 42 40 0 34-33 71-80 71-19 0-38 0-56 0zM87 252c-6 0-7 0-9 0-3 0-4-1-4-5 0-1 0-1 1-8 9-37 19-72 27-108 25 0 49 0 73 0 37 0 44 28 44 45 0 38-34 76-79 76-18 0-35 0-53 0z"><text:p/></draw:path><draw:path draw:style-name="gr3" draw:text-style-name="P69" svg:width="0.214cm" svg:height="0.239cm" svg:x="6.935cm" svg:y="0.682cm" svg:viewBox="0 0 215 240" svg:d="M215 14c0-7 0-14-8-14s-8 7-8 14c0 47 0 94 0 140 0 58-63 70-91 70-18 0-42-3-63-16-30-19-30-44-30-54 0-46 0-93 0-140 0-7 0-14-7-14-8 0-8 7-8 14 0 48 0 94 0 141 0 60 59 85 108 85s107-28 107-84c0-47 0-94 0-142z"><text:p/></draw:path><draw:path draw:style-name="gr3" draw:text-style-name="P69" svg:width="0.265cm" svg:height="0.275cm" svg:x="7.27cm" svg:y="0.637cm" svg:viewBox="0 0 266 276" svg:d="M56 232c-15 25-31 31-47 32-5 1-9 1-9 8 0 2 2 4 6 4 9 0 22-1 33-1 13 0 26 1 38 1 2 0 8 0 8-8 0-3-4-4-7-4-9 0-17-3-17-13 0-5 2-9 5-14 10-17 20-33 30-50 32 0 65 0 97 0 0 8 5 61 5 65 0 11-20 12-27 12-6 0-9 0-9 8 0 4 4 4 5 4 16 0 32-1 48-1 9 0 34 1 44 1 2 0 7 0 7-8 0-4-4-4-10-4-23 0-23-2-24-13-8-80-16-162-24-242-1-8-1-9-8-9-5 0-7 2-10 7-45 74-89 150-134 225zM102 175c26-43 51-85 76-128 5 43 9 85 13 128-29 0-59 0-89 0z"><text:p/></draw:path><draw:path draw:style-name="gr3" draw:text-style-name="P69" svg:width="0.119cm" svg:height="0.178cm" svg:x="7.564cm" svg:y="0.792cm" svg:viewBox="0 0 120 179" svg:d="M120 130c-3 0-6 0-9 0-1 6-4 22-8 24-2 2-23 2-26 2-16 0-33 0-49 0 27-25 37-33 53-45 20-16 39-33 39-58 0-33-29-53-64-53-33 0-56 23-56 48 0 14 12 15 14 15 7 0 15-5 15-15 0-4-1-14-16-14 8-19 27-25 40-25 26 0 41 22 41 44 0 23-17 42-26 52-22 20-43 42-65 63-3 3-3 4-3 11 37 0 75 0 112 0 2-16 6-33 8-49z"><text:p/></draw:path><draw:path draw:style-name="gr3" draw:text-style-name="P69" svg:width="0.099cm" svg:height="0.462cm" svg:x="8.683cm" svg:y="0.585cm" svg:viewBox="0 0 100 463" svg:d="M100 459c0-1 0-3-1-4-18-18-44-50-60-113-9-35-13-75-13-111 0-101 25-173 71-222 3-4 3-5 3-6 0-3-2-3-4-3-6 0-27 23-32 29-40 46-64 116-64 202 0 55 9 132 59 198 5 4 30 34 37 34 2 0 4 0 4-4z"><text:p/></draw:path><draw:path draw:style-name="gr3" draw:text-style-name="P69" svg:width="0.209cm" svg:height="0.347cm" svg:x="8.813cm" svg:y="0.639cm" svg:viewBox="0 0 210 348" svg:d="M210 53c0-29-21-53-51-53-23 0-34 7-48 17-21 15-43 52-49 82-20 81-41 164-62 245-1 1 1 4 5 4 3 0 4 0 4-1 10-36 19-72 28-107 7 23 25 37 52 37 29 0 58-14 75-31 18-17 31-42 31-71 0-28-14-47-29-57 22-14 44-37 44-65zM141 118c-4 1-9 2-19 2-5 0-13 0-16-1 0-5 14-3 19-3 7 0 12-1 16 2zM189 44c0 28-15 55-35 67-10-4-17-4-29-4-8 0-30-1-30 12 0 11 20 10 26 10 15 0 20-1 32-6 14 15 17 27 17 44 1 22-8 52-19 66-15 21-41 35-63 35-29 0-44-22-44-49 0-4 0-10 1-18 9-33 18-65 26-98s36-94 82-94c22 0 36 12 36 35z"><text:p/></draw:path><draw:path draw:style-name="gr3" draw:text-style-name="P69" svg:width="0.129cm" svg:height="0.169cm" svg:x="9.18cm" svg:y="0.743cm" svg:viewBox="0 0 130 170" svg:d="M53 43c0-14 0-29 0-43-18 1-35 3-53 4 0 5 0 8 0 12 26 0 30 3 30 21 0 34 0 70 0 104 0 17-5 17-30 17 0 5 0 8 0 12 14 0 33-1 44-1 15 0 33 0 48 1 0-4 0-7 0-12-2 0-5 0-7 0-29 0-30-4-30-17 0-20 0-40 0-60 0-38 17-72 46-72 2 0 4 0 5 0-1 0-10 5-10 15 0 11 9 17 17 17 7 0 17-6 17-18 0-13-12-23-29-23-28 0-43 25-48 43z"><text:p/></draw:path><draw:path draw:style-name="gr3" draw:text-style-name="P69" svg:width="0.193cm" svg:height="0.174cm" svg:x="9.333cm" svg:y="0.743cm" svg:viewBox="0 0 194 175" svg:d="M139 140c0 12 0 23 0 35 18-1 36-3 55-5 0-4 0-7 0-12-27 0-30-2-30-21 0-46 0-91 0-137-19 1-39 3-57 4 0 5 0 8 0 12 27 0 31 3 31 21 0 23 0 47 0 70 0 33-19 59-48 59-32 0-34-18-34-37 0-43 0-86 0-129-19 1-37 3-56 4 0 5 0 8 0 12 30 0 30 2 30 36 0 19 0 38 0 58 0 30 0 65 59 65 21 0 39-11 50-35z"><text:p/></draw:path><draw:path draw:style-name="gr3" draw:text-style-name="P69" svg:width="0.085cm" svg:height="0.267cm" svg:x="9.548cm" svg:y="0.645cm" svg:viewBox="0 0 86 268" svg:d="M56 0c-19 1-37 3-56 4 0 5 0 8 0 13 28 0 31 3 31 22 0 67 0 133 0 200 0 17-5 17-31 17 0 5 0 8 0 12 13 0 33-1 43-1s29 1 43 1c0-4 0-7 0-12-25 0-30 0-30-17 0-79 0-160 0-239z"><text:p/></draw:path><draw:path draw:style-name="gr3" draw:text-style-name="P69" svg:width="0.149cm" svg:height="0.176cm" svg:x="9.653cm" svg:y="0.741cm" svg:viewBox="0 0 150 177" svg:d="M33 76c2-58 34-67 47-67 40 0 44 52 44 67-30 0-60 0-91 0zM32 84c36 0 71 0 108 0 9 0 10 0 10-8 0-39-21-76-70-76-45 0-80 40-80 88 0 52 41 89 85 89 47 0 65-43 65-50 0-4-4-5-5-5-4 0-4 2-5 6-13 39-49 39-52 39-20 0-35-11-44-25-12-19-12-44-12-58z"><text:p/></draw:path><draw:path draw:style-name="gr3" draw:text-style-name="P69" svg:width="0.1cm" svg:height="0.462cm" svg:x="9.831cm" svg:y="0.585cm" svg:viewBox="0 0 101 463" svg:d="M101 231c0-55-10-132-60-197-5-5-29-34-37-34-2 0-4 0-4 3 0 2 1 4 2 5 19 19 44 50 60 112 8 35 12 75 12 111 0 39-4 78-13 117-15 54-38 84-58 106-3 4-2 3-3 5 0 3 2 4 4 4 6 0 28-24 32-30 40-46 65-115 65-202z"><text:p/></draw:path><draw:path draw:style-name="gr3" draw:text-style-name="P69" svg:width="0.342cm" svg:height="0.211cm" svg:x="0.003cm" svg:y="1.331cm" svg:viewBox="0 0 343 212" svg:d="M330 152c7 0 13 0 13-8s-6-8-14-8c-81 0-164 0-245 0-17-14-37-24-49-29 15-7 33-17 49-30 81 0 164 0 245 0 8 0 14 0 14-8 0-7-6-7-13-7-76 0-153 0-229 0 19-18 39-52 39-58 0-4-5-4-8-4-2 0-5 0-7 3-8 15-18 35-44 57-27 25-52 35-72 41-7 2-8 2-8 4-1 0-1 1-1 2s0 1 0 2l1 1c1 0 1 0 9 2 52 17 91 52 112 93 5 7 6 7 10 7 3 0 8 0 8-3 0-5-20-40-39-57 76 0 153 0 229 0z"><text:p/></draw:path><draw:path draw:style-name="gr3" draw:text-style-name="P69" svg:width="0.343cm" svg:height="0.211cm" svg:x="0.325cm" svg:y="1.331cm" svg:viewBox="0 0 344 212" svg:d="M260 77c16 13 36 24 49 30-14 5-33 16-49 29-82 0-164 0-246 0-6 0-14 0-14 8s8 8 14 8c76 0 152 0 228 0-18 17-38 52-38 57 0 3 5 3 7 3 4 0 6 0 8-2 8-15 19-35 44-58 26-23 53-34 73-40 6-2 6-2 7-3 1 0 1-1 1-2s0-2-1-2l-1-2c-1 0-1-1-9-3-51-15-90-51-112-91-4-8-4-9-10-9-2 0-7 0-7 4 0 6 19 39 38 58-76 0-152 0-228 0-6 0-14 0-14 7 0 8 8 8 14 8 82 0 164 0 246 0z"><text:p/></draw:path><draw:path draw:style-name="gr3" draw:text-style-name="P69" svg:width="0.275cm" svg:height="0.263cm" svg:x="0.814cm" svg:y="1.271cm" svg:viewBox="0 0 276 264" svg:d="M45 233c-3 16-4 19-35 19-7 0-10 0-10 8 0 4 3 4 10 4 46 0 92 0 139 0 60 0 106-46 106-84 0-27-23-50-60-55 40-6 81-35 81-72 0-29-25-53-72-53-43 0-87 0-130 0-7 0-11 0-11 8 0 4 3 4 11 4 1 0 7 0 14 0 8 1 11 1 11 7 0 1 0 2-2 7-18 70-34 138-52 207zM103 122c8-32 17-64 25-96 3-13 4-14 21-14 16 0 34 0 50 0 33 0 42 22 42 40 0 34-33 70-80 70-19 0-39 0-58 0zM87 252c-6 0-7 0-9-1-4 0-5 0-5-4 0-1 0-2 2-8 9-37 17-72 26-108 24 0 50 0 74 0 37 0 44 28 44 45 0 38-34 76-80 76-18 0-34 0-52 0z"><text:p/></draw:path><draw:path draw:style-name="gr3" draw:text-style-name="P69" svg:width="0.214cm" svg:height="0.238cm" svg:x="1.218cm" svg:y="1.304cm" svg:viewBox="0 0 215 239" svg:d="M215 13c0-6 0-13-8-13s-8 7-8 13c0 46 0 94 0 140 0 58-63 70-92 70-17 0-41-3-62-16-30-19-30-43-30-54 0-46 0-94 0-140 0-6 0-13-7-13-8 0-8 7-8 13 0 47 0 95 0 142 0 58 59 84 107 84 50 0 108-27 108-84 0-47 0-95 0-142z"><text:p/></draw:path><draw:path draw:style-name="gr3" draw:text-style-name="P69" svg:width="0.264cm" svg:height="0.276cm" svg:x="1.553cm" svg:y="1.258cm" svg:viewBox="0 0 265 277" svg:d="M56 232c-15 26-31 32-47 33-6 0-9 0-9 8 0 2 2 4 6 4 9 0 22-1 33-1 13 0 26 1 38 1 2 0 8 0 8-7 0-5-4-5-7-5-9-1-17-4-17-13 0-6 2-10 5-14 10-17 19-33 29-50 32 0 65 0 96 0 2 8 7 61 7 64 0 12-20 13-27 13-6 0-10 0-10 8 0 4 3 3 5 4 17 0 33-1 49-1 9 0 34 1 44 1 2 0 6 0 6-7 0-5-3-5-9-5-24 0-24-3-25-14-8-81-15-161-23-241-1-8-1-10-8-10-5 0-7 3-10 7-45 74-89 150-134 225zM102 176c26-43 51-85 76-128 5 43 8 85 12 128-29 0-58 0-88 0z"><text:p/></draw:path><draw:path draw:style-name="gr3" draw:text-style-name="P69" svg:width="0.098cm" svg:height="0.178cm" svg:x="1.859cm" svg:y="1.413cm" svg:viewBox="0 0 99 179" svg:d="M62 8c0-8-1-8-9-8-17 18-42 18-53 18 0 3 0 6 0 9 7 0 24 0 40-7 0 46 0 91 0 137 0 9 0 14-28 14-3 0-6 0-10 0 0 3 0 5 0 8 5 0 39-1 49-1 7 0 41 1 48 1 0-3 0-5 0-8-3 0-8 0-11 0-26 0-26-5-26-14 0-49 0-100 0-149z"><text:p/></draw:path><draw:path draw:style-name="gr3" draw:text-style-name="P69" svg:width="0.256cm" svg:height="0.089cm" svg:x="2.132cm" svg:y="1.392cm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69" svg:width="0.275cm" svg:height="0.263cm" svg:x="2.535cm" svg:y="1.271cm" svg:viewBox="0 0 276 264" svg:d="M46 233c-4 16-4 19-35 19-7 0-11 0-11 8 0 4 4 4 11 4 46 0 91 0 138 0 61 0 106-46 106-84 0-27-22-50-59-55 39-6 80-35 80-72 0-29-25-53-71-53-43 0-87 0-130 0-8 0-11 0-11 8 0 4 3 4 11 4 4 0 8 0 14 0 7 1 10 1 10 7 0 1 0 2-1 7-18 70-34 138-52 207zM105 122c7-32 16-64 24-96 3-13 4-14 21-14 16 0 33 0 49 0 34 0 42 22 42 40 0 34-33 70-80 70-19 0-38 0-56 0zM87 252c-6 0-6 0-9-1-3 0-4 0-4-4 0-1 0-2 2-8 9-37 18-72 26-108 25 0 49 0 73 0 37 0 45 28 45 45 0 38-35 76-80 76-18 0-35 0-53 0z"><text:p/></draw:path><draw:path draw:style-name="gr3" draw:text-style-name="P69" svg:width="0.215cm" svg:height="0.238cm" svg:x="2.938cm" svg:y="1.304cm" svg:viewBox="0 0 216 239" svg:d="M216 13c0-6 0-13-8-13s-8 7-8 13c0 46 0 94 0 140 0 58-64 70-92 70-18 0-42-3-63-16-30-19-30-43-30-54 0-46 0-94 0-140 0-6 0-13-7-13-8 0-8 7-8 13 0 47 0 95 0 142 0 58 59 84 108 84 50 0 108-27 108-84 0-47 0-95 0-142z"><text:p/></draw:path><draw:path draw:style-name="gr3" draw:text-style-name="P69" svg:width="0.176cm" svg:height="0.175cm" svg:x="3.276cm" svg:y="1.362cm" svg:viewBox="0 0 177 176" svg:d="M129 25c-7-14-18-25-35-25-46 0-94 57-94 113 0 37 22 63 52 63 7 0 27-2 50-30 4 17 17 30 36 30 13 0 22-10 28-22 7-13 11-37 11-38 0-4-3-4-4-4-4 0-5 1-6 7-6 25-13 48-28 48-11 0-12-10-12-17 0-9 1-12 5-29 3-16 4-21 8-35 4-18 10-36 14-54 2-11 2-12 2-13 0-7-4-11-11-11-9 0-14 9-16 17zM105 125c-3 7-3 8-8 15-18 21-33 27-44 27-20 0-25-21-25-36 0-20 13-67 22-85 12-23 28-37 44-37 25 0 30 32 30 34s0 4-1 6c-6 26-12 51-18 76z"><text:p/></draw:path><draw:path draw:style-name="gr3" draw:text-style-name="P69" svg:width="0.118cm" svg:height="0.178cm" svg:x="3.483cm" svg:y="1.413cm" svg:viewBox="0 0 119 179" svg:d="M119 131c-3 0-6 0-9 0-1 5-3 22-7 24-2 1-23 1-27 1-17 0-33 0-50 0 29-24 38-32 54-45 20-15 39-33 39-58 0-33-29-53-63-53s-56 24-56 48c0 15 11 16 14 16 7 0 15-5 15-15 0-5-3-14-17-14 9-20 28-25 40-25 27 0 42 21 42 43 0 23-18 42-27 52-22 22-43 42-65 64-2 3-2 3-2 10 37 0 74 0 111 0 2-16 6-32 8-48z"><text:p/></draw:path><draw:path draw:style-name="gr3" draw:text-style-name="P69" svg:width="0.099cm" svg:height="0.462cm" svg:x="8.683cm" svg:y="1.206cm" svg:viewBox="0 0 100 463" svg:d="M100 460c0-2 0-2-1-3-18-20-44-51-60-114-9-35-13-75-13-111 0-102 25-173 71-223 3-3 2-3 3-5 0-4-2-4-4-4-6 0-27 23-32 29-40 47-64 116-64 203 0 54 9 132 59 197 5 6 30 34 37 34 2 0 4 0 4-3z"><text:p/></draw:path><draw:path draw:style-name="gr3" draw:text-style-name="P69" svg:width="0.181cm" svg:height="0.254cm" svg:x="8.812cm" svg:y="1.362cm" svg:viewBox="0 0 182 255" svg:d="M178 64c2-7 4-12 4-22 0-26-16-42-46-42s-50 21-59 34c-2-22-19-34-36-34-18 0-24 15-29 22-6 13-12 36-12 38 0 4 4 4 6 4 3 0 4 0 6-9 7-27 14-46 28-46 6 0 12 3 12 17 0 9-1 14-6 33-7 30-15 60-23 90-1 5-3 14-3 16 0 7 5 11 11 11 4 0 12-3 14-11 1-1 6-19 8-29 3-12 5-23 9-35 2-9 4-16 6-25 0-3 4-16 5-18 1-3 12-25 25-36 9-5 21-13 37-13 17 0 21 13 21 27 0 2 0 9-3 24-14 60-30 118-44 178-2 5-2 5-2 6 0 6 4 11 11 11 12 0 15-12 16-15 15-59 30-118 44-176z"><text:p/></draw:path><draw:path draw:style-name="gr3" draw:text-style-name="P69" svg:width="0.129cm" svg:height="0.171cm" svg:x="9.146cm" svg:y="1.362cm" svg:viewBox="0 0 130 172" svg:d="M54 43c0-14 0-29 0-43-18 1-36 3-54 4 0 5 0 8 0 12 28 0 31 4 31 22 0 35 0 70 0 104 0 17-5 18-31 18 0 4 0 7 0 12 15-1 34-2 44-2 17 0 34 1 50 2 0-5 0-8 0-12-3 0-6 0-8 0-29 0-30-5-30-19 0-20 0-40 0-60 0-38 17-72 45-72 4 0 5 0 5 1-1 0-9 4-9 14 0 11 9 17 16 17 8 0 17-5 17-17s-11-24-29-24c-27 0-42 26-47 43z"><text:p/></draw:path><draw:path draw:style-name="gr3" draw:text-style-name="P69" svg:width="0.194cm" svg:height="0.175cm" svg:x="9.299cm" svg:y="1.362cm" svg:viewBox="0 0 195 176" svg:d="M140 141c0 12 0 23 0 35 18-1 36-3 55-4 0-5 0-8 0-12-27 0-30-4-30-23 0-46 0-91 0-137-19 1-38 3-57 4 0 5 0 8 0 12 27 0 31 4 31 22 0 24 0 46 0 69 0 34-19 60-48 60-32 0-34-18-34-38 0-43 0-86 0-129-18 1-38 3-57 4 0 5 0 8 0 12 31 0 31 2 31 36 0 19 0 38 0 58 0 31 0 66 58 66 22 0 39-11 51-35z"><text:p/></draw:path><draw:path draw:style-name="gr3" draw:text-style-name="P69" svg:width="0.085cm" svg:height="0.267cm" svg:x="9.515cm" svg:y="1.265cm" svg:viewBox="0 0 86 268" svg:d="M56 0c-19 1-37 3-56 4 0 5 0 8 0 12 28 0 30 3 30 21 0 68 0 135 0 202 0 17-4 17-30 17 0 5 0 8 0 12 13-1 33-1 43-1s29 0 43 1c0-4 0-7 0-12-25 0-30 0-30-17 0-80 0-160 0-239z"><text:p/></draw:path><draw:path draw:style-name="gr3" draw:text-style-name="P69" svg:width="0.149cm" svg:height="0.177cm" svg:x="9.62cm" svg:y="1.361cm" svg:viewBox="0 0 150 178" svg:d="M32 76c3-57 35-67 48-67 40 0 44 52 44 67-30 0-61 0-92 0zM32 85c36 0 71 0 108 0 9 0 10 0 10-9 0-39-21-76-70-76-45 0-80 41-80 88 0 52 41 90 85 90 47 0 65-43 65-50 0-5-4-5-6-5-3 0-4 2-4 6-15 39-49 39-53 39-19 0-34-12-43-26-12-19-12-44-12-57z"><text:p/></draw:path><draw:path draw:style-name="gr3" draw:text-style-name="P69" svg:width="0.099cm" svg:height="0.462cm" svg:x="9.798cm" svg:y="1.206cm" svg:viewBox="0 0 100 463" svg:d="M100 232c0-55-9-133-59-198-5-4-30-34-37-34-2 0-4 1-4 4 0 2 0 3 2 4 19 19 44 51 60 113 8 35 12 75 12 111 0 39-4 78-13 116-15 54-38 85-58 106-3 4-3 5-3 6 0 3 2 3 4 3 6 0 28-23 32-28 40-48 64-117 64-203z"><text:p/></draw:path><draw:path draw:style-name="gr3" draw:text-style-name="P69" svg:width="0.342cm" svg:height="0.211cm" svg:x="0.003cm" svg:y="1.953cm" svg:viewBox="0 0 343 212" svg:d="M330 151c7 0 13 0 13-8s-6-8-14-8c-81 0-164 0-245 0-17-13-37-23-49-29 15-6 33-16 49-30 81 0 164 0 245 0 8 0 14 0 14-8s-6-8-13-8c-76 0-153 0-229 0 19-17 39-51 39-56 0-4-5-4-8-4-2 0-5 0-7 3-8 15-18 35-44 57-27 24-52 35-72 40-7 2-6 2-8 3-1 1-1 1-1 3 0 1 0 1 0 2l1 1c1 1 1 1 9 3 52 16 91 51 112 93 5 7 6 7 10 7 3 0 8 0 8-4 0-5-20-39-39-57 76 0 153 0 229 0z"><text:p/></draw:path><draw:path draw:style-name="gr3" draw:text-style-name="P69" svg:width="0.343cm" svg:height="0.211cm" svg:x="0.325cm" svg:y="1.953cm" svg:viewBox="0 0 344 212" svg:d="M260 76c16 14 36 24 49 30-14 6-33 16-49 29-82 0-164 0-246 0-6 0-14 0-14 8s8 8 14 8c76 0 152 0 228 0-18 18-38 52-38 57 0 4 5 4 7 4 4 0 6 0 8-3 8-14 19-35 44-57 26-24 53-34 73-40 6-2 6-3 7-4 1 0 1-1 1-2 0-2 0-2-1-3h-1c-1-1-1-1-9-3-51-15-90-50-112-92-4-8-4-8-10-8-2 0-7 0-7 4 0 5 19 39 38 56-76 0-152 0-228 0-6 0-14 0-14 8s8 8 14 8c82 0 164 0 246 0z"><text:p/></draw:path><draw:path draw:style-name="gr3" draw:text-style-name="P69" svg:width="0.215cm" svg:height="0.276cm" svg:x="0.798cm" svg:y="1.886cm" svg:viewBox="0 0 216 277" svg:d="M213 15c3-4 3-5 3-7 0-4-4-8-8-8-6 0-8 5-10 10-11 28-21 56-32 85-39 0-78 0-118 0-11-29-20-57-31-85-2-6-4-10-9-10-4 0-8 4-8 8 0 1 0 2 2 7 32 85 65 169 97 253 2 6 3 9 9 9 5 0 6-4 9-8 32-84 65-169 96-254zM55 110c35 0 70 0 106 0-18 46-36 91-53 137-18-46-35-91-53-137z"><text:p/></draw:path><draw:path draw:style-name="gr3" draw:text-style-name="P69" svg:width="0.192cm" svg:height="0.174cm" svg:x="1.024cm" svg:y="1.983cm" svg:viewBox="0 0 193 175" svg:d="M118 54c2-10 11-45 38-45 1 0 11 0 19 4-11 2-19 12-19 21 0 7 5 13 16 13 7 0 21-6 21-22 0-19-24-25-37-25-22 0-36 21-40 30-10-27-31-30-42-30-40 0-63 50-63 59 0 5 4 5 6 5 3 0 4-1 4-5 13-41 38-50 52-50 7 0 21 3 21 25 0 12-7 39-21 93-6 24-20 39-37 39-2 0-11 0-19-4 9-2 18-10 18-21s-9-13-14-13c-12 0-21 10-21 22 0 17 19 25 36 25 26 0 39-28 41-30 4 15 18 30 41 30 40 0 62-50 62-59 0-5-3-5-4-5-4 0-4 2-5 5-14 41-40 50-52 50-16 0-21-12-21-25 0-9 2-17 7-34 4-18 8-35 13-53z"><text:p/></draw:path><draw:path draw:style-name="gr3" draw:text-style-name="P69" svg:width="0.041cm" svg:height="0.04cm" svg:x="1.266cm" svg:y="2.116cm" svg:viewBox="0 0 42 41" svg:d="M42 21c0-12-10-21-21-21s-21 9-21 21c0 11 10 20 21 20s21-9 21-20z"><text:p/></draw:path><draw:path draw:style-name="gr3" draw:text-style-name="P69" svg:width="0.192cm" svg:height="0.174cm" svg:x="1.352cm" svg:y="1.983cm" svg:viewBox="0 0 193 175" svg:d="M118 54c2-10 11-45 38-45 2 0 11 0 20 4-11 2-19 12-19 21 0 7 5 13 15 13 8 0 21-6 21-22 0-19-24-25-37-25-22 0-35 21-39 30-10-27-31-30-42-30-41 0-63 50-63 59 0 5 3 5 5 5 3 0 4-1 5-5 13-41 39-50 52-50 7 0 21 3 21 25 0 12-7 39-21 93-7 24-20 39-38 39-2 0-11 0-18-4 10-2 17-10 17-21s-7-13-14-13c-11 0-21 10-21 22 0 17 20 25 36 25 26 0 40-28 41-30 4 15 19 30 42 30 39 0 61-50 61-59 0-5-3-5-4-5-3 0-4 2-5 5-13 41-39 50-51 50-15 0-22-12-22-25 0-9 2-17 7-34 4-18 8-35 13-53z"><text:p/></draw:path><draw:path draw:style-name="gr3" draw:text-style-name="P69" svg:width="0.192cm" svg:height="0.222cm" svg:x="1.702cm" svg:y="1.946cm" svg:viewBox="0 0 193 223" svg:d="M179 119c7 0 14 0 14-8s-7-8-14-8c-55 0-109 0-164 0 5-51 50-88 104-88 20 0 41 0 60 0 7 0 14 0 14-7 0-8-7-8-14-8-21 0-40 0-61 0-66 0-118 48-118 111 0 62 52 112 118 112 21 0 40 0 61 0 7 0 14 0 14-7 0-8-7-8-14-8-19 0-40 0-60 0-54 0-99-38-104-89 55 0 109 0 164 0z"><text:p/></draw:path><draw:path draw:style-name="gr3" draw:text-style-name="P69" svg:width="0.275cm" svg:height="0.263cm" svg:x="2.051cm" svg:y="1.892cm" svg:viewBox="0 0 276 264" svg:d="M46 234c-4 15-5 18-35 18-7 0-11 0-11 8 0 4 3 4 11 4 46 0 91 0 138 0 61 0 106-45 106-84 0-27-22-49-59-54 39-7 80-36 80-72 0-29-25-54-71-54-43 0-87 0-130 0-8 0-12 0-12 8 0 4 3 4 11 4 1 0 9 0 15 1 7 1 10 1 10 7 0 1 0 2-1 6-18 70-34 139-52 208zM105 123c7-32 15-64 23-96 4-14 4-15 21-15 16 0 34 0 50 0 34 0 42 23 42 40 0 34-33 71-80 71-19 0-38 0-56 0zM87 252c-6 0-7 0-9 0-3 0-5-1-5-4 0-2 0-2 2-9 9-37 17-72 26-108 24 0 50 0 74 0 37 0 44 29 44 45 0 39-34 76-79 76-18 0-35 0-53 0z"><text:p/></draw:path><draw:path draw:style-name="gr3" draw:text-style-name="P69" svg:width="0.214cm" svg:height="0.239cm" svg:x="2.454cm" svg:y="1.923cm" svg:viewBox="0 0 215 240" svg:d="M212 15c3-4 3-5 3-7 0-5-4-8-8-8-3 0-6 3-9 9-30 68-60 136-90 204-31-68-61-136-91-204-4-8-7-9-9-9-5 0-8 3-8 8 0 1 0 2 2 6 32 73 65 146 97 218 2 7 4 8 9 8 4 0 5-3 8-8 31-72 64-144 96-217z"><text:p/></draw:path><draw:path draw:style-name="gr3" draw:text-style-name="P69" svg:width="0.192cm" svg:height="0.174cm" svg:x="2.788cm" svg:y="1.983cm" svg:viewBox="0 0 193 175" svg:d="M118 54c2-10 12-45 38-45 2 0 11 0 20 4-11 2-19 12-19 21 0 7 5 13 15 13 8 0 21-6 21-22 0-19-24-25-36-25-23 0-36 21-40 30-10-27-31-30-42-30-41 0-63 50-63 59 0 5 3 4 5 5 3 0 4-1 5-5 13-41 39-50 52-50 7 0 21 3 21 25 0 12-7 39-21 93-7 24-20 39-37 39-3 0-12 0-19-4 10-2 18-10 18-21s-8-13-15-13c-11 0-21 10-21 22 0 17 20 25 36 25 26 0 40-28 41-30 4 15 19 30 42 30 39 0 61-50 61-59 0-5-3-5-4-5-3 0-4 2-4 5-14 41-40 50-52 50-15 0-22-12-22-25 0-9 3-17 7-34 4-18 8-35 13-53z"><text:p/></draw:path><draw:path draw:style-name="gr3" draw:text-style-name="P69" svg:width="0.192cm" svg:height="0.222cm" svg:x="3.137cm" svg:y="1.946cm" svg:viewBox="0 0 193 223" svg:d="M179 119c7 0 14 0 14-8s-7-8-14-8c-55 0-109 0-164 0 5-51 50-88 104-88 20 0 41 0 60 0 7 0 14 0 14-7 0-8-7-8-14-8-19 0-40 0-60 0-67 0-119 48-119 111 0 62 52 112 119 112 20 0 41 0 60 0 7 0 14 0 14-7 0-8-7-8-14-8-19 0-40 0-60 0-54 0-99-38-104-89 55 0 109 0 164 0z"><text:p/></draw:path><draw:path draw:style-name="gr3" draw:text-style-name="P69" svg:width="0.264cm" svg:height="0.275cm" svg:x="3.484cm" svg:y="1.879cm" svg:viewBox="0 0 265 276" svg:d="M55 232c-15 25-30 31-47 32-5 1-8 1-8 8 0 2 1 4 4 4 11 0 24-1 33-1 14 0 27 1 40 1 2 0 7 0 7-7 0-4-4-5-6-5-9 0-19-3-19-13 0-5 3-9 6-15 10-16 20-33 30-49 32 0 65 0 96 0 2 8 7 61 7 65 0 11-21 12-29 12-5 0-8 0-8 8 0 4 4 4 5 4 16 0 32-1 49-1 9 0 34 1 42 1 4 0 8 0 8-8 0-4-4-4-9-4-24 0-24-2-25-13-8-81-16-162-24-242 0-8 0-9-7-9-6 0-7 2-10 7-45 74-90 150-135 225zM101 175c26-43 52-85 77-128 5 43 8 85 12 128-29 0-59 0-89 0z"><text:p/></draw:path><draw:path draw:style-name="gr3" draw:text-style-name="P69" svg:width="0.097cm" svg:height="0.178cm" svg:x="3.79cm" svg:y="2.035cm" svg:viewBox="0 0 98 179" svg:d="M61 8c0-8 0-8-8-8-18 17-42 16-53 16 0 4 0 7 0 10 7 0 24 0 39-7 0 46 0 92 0 138 0 9 0 12-27 12-3 0-8 0-11 0 0 4 0 7 0 10 6 0 39-1 49-1 8 0 42 1 48 1 0-3 0-6 0-10-3 0-7 0-10 0-27 0-27-3-27-12 0-49 0-100 0-149z"><text:p/></draw:path><draw:path draw:style-name="gr3" draw:text-style-name="P69" svg:width="0.342cm" svg:height="0.2cm" svg:x="4.063cm" svg:y="1.959cm" svg:viewBox="0 0 343 201" svg:d="M329 108c8 0 14 0 14-8s-6-8-14-8c-96 0-191 0-287 0 22-15 32-32 35-36 18-27 13-34 20-52 0-4-5-4-8-4-6 0-6 0-8 8-8 37-31 69-75 88-5 1-6 1-6 4 0 2 2 4 6 6 40 16 66 46 75 90 2 4 2 5 8 5 3 0 8 0 8-4 0-1-3-25-19-52-8-11-20-24-36-37 96 0 191 0 287 0z"><text:p/></draw:path><draw:path draw:style-name="gr3" draw:text-style-name="P69" svg:width="0.343cm" svg:height="0.2cm" svg:x="4.384cm" svg:y="1.959cm" svg:viewBox="0 0 344 201" svg:d="M301 108c-20 16-31 33-34 37-17 27-21 51-21 52 0 4 5 4 8 4 7 0 7-1 9-7 9-38 32-71 75-88 4-2 6-4 6-6 0-3-2-2-3-3-18-7-64-27-79-92-1-4-1-5-8-5-3 0-8 0-8 4 0 1 4 26 20 51 8 12 19 25 35 37-95 0-191 0-287 0-6 0-14 0-14 8s8 8 14 8c96 0 192 0 287 0z"><text:p/></draw:path><draw:path draw:style-name="gr3" draw:text-style-name="P69" svg:width="0.192cm" svg:height="0.174cm" svg:x="4.868cm" svg:y="1.983cm" svg:viewBox="0 0 193 175" svg:d="M119 54c2-10 11-45 37-45 2 0 12 0 20 4-11 2-19 12-19 21 0 7 5 13 15 13 8 0 21-6 21-22 0-19-22-25-36-25-23 0-36 21-40 30-10-27-31-30-42-30-41 0-63 50-63 59 0 5 3 4 5 5 3 0 4-1 5-5 13-41 39-50 52-50 7 0 21 3 21 25 0 12-7 39-21 93-6 24-20 39-37 39-2 0-11 0-19-4 10-2 18-10 18-21s-8-13-14-13c-12 0-22 10-22 22 0 17 20 25 36 25 27 0 40-28 41-30 6 15 19 30 42 30 39 0 61-50 61-59 0-5-3-5-4-5-3 0-4 2-4 5-14 41-40 50-52 50-15 0-21-12-21-25 0-9 2-17 7-34 4-18 8-35 13-53z"><text:p/></draw:path><draw:path draw:style-name="gr3" draw:text-style-name="P69" svg:width="0.193cm" svg:height="0.222cm" svg:x="5.218cm" svg:y="1.946cm" svg:viewBox="0 0 194 223" svg:d="M179 119c7 0 15 0 15-8s-8-8-15-8c-55 0-109 0-164 0 5-51 50-88 104-88 20 0 41 0 60 0 7 0 15 0 15-7 0-8-8-8-15-8-19 0-40 0-60 0-66 0-119 48-119 111 0 62 53 112 119 112 20 0 41 0 60 0 7 0 15 0 15-7 0-8-8-8-15-8-19 0-40 0-60 0-54 0-99-38-104-89 55 0 109 0 164 0z"><text:p/></draw:path><draw:path draw:style-name="gr3" draw:text-style-name="P69" svg:width="0.275cm" svg:height="0.263cm" svg:x="5.566cm" svg:y="1.892cm" svg:viewBox="0 0 276 264" svg:d="M46 234c-4 15-4 18-35 18-7 0-11 0-11 8 0 4 3 4 11 4 46 0 91 0 138 0 61 0 106-45 106-84 0-27-22-49-59-54 39-7 80-36 80-72 0-29-25-54-71-54-43 0-87 0-130 0-8 0-11 0-11 8 0 4 3 4 10 4 1 0 9 0 15 1 7 1 10 1 10 7 0 1 0 2-1 6-18 70-34 139-52 208zM105 123c7-32 16-64 24-96 3-14 4-15 21-15 16 0 33 0 49 0 34 0 42 23 42 40 0 34-33 71-80 71-19 0-38 0-56 0zM87 252c-6 0-7 0-9 0-3 0-4-1-4-4 0-2 0-2 2-9 9-37 18-72 26-108 25 0 49 0 73 0 37 0 45 29 45 45 0 39-35 76-80 76-18 0-35 0-53 0z"><text:p/></draw:path><draw:path draw:style-name="gr3" draw:text-style-name="P69" svg:width="0.215cm" svg:height="0.239cm" svg:x="5.969cm" svg:y="1.923cm" svg:viewBox="0 0 216 240" svg:d="M212 15c3-4 4-5 4-7 0-5-5-8-8-8-4 0-7 3-10 9-30 68-60 136-90 204-31-68-61-136-91-204-4-8-6-9-9-9-5 0-8 3-8 8 0 1 0 2 2 6 32 73 65 146 97 218 3 7 6 8 9 8 4 0 6-3 9-8 32-72 63-144 95-217z"><text:p/></draw:path><draw:path draw:style-name="gr3" draw:text-style-name="P69" svg:width="0.192cm" svg:height="0.174cm" svg:x="6.302cm" svg:y="1.983cm" svg:viewBox="0 0 193 175" svg:d="M119 54c2-10 11-45 37-45 2 0 12 0 20 4-11 2-19 12-19 21 0 7 5 13 15 13 8 0 21-6 21-22 0-19-22-25-36-25-23 0-36 21-40 30-10-27-31-30-42-30-41 0-63 50-63 59 0 5 5 5 6 5 2 0 3-1 4-5 13-41 39-50 52-50 7 0 21 3 21 25 0 12-7 39-21 93-6 24-20 39-37 39-2 0-11 0-19-4 10-2 18-10 18-21s-8-13-14-13c-12 0-22 10-22 22 0 17 20 25 36 25 27 0 40-28 41-30 6 15 19 30 42 30 41 0 63-50 63-59 0-5-5-5-6-5-3 0-4 2-4 5-14 41-40 50-52 50-15 0-21-12-21-25 0-9 2-17 7-34 4-18 8-35 13-53z"><text:p/></draw:path><draw:path draw:style-name="gr3" draw:text-style-name="P69" svg:width="0.193cm" svg:height="0.222cm" svg:x="6.652cm" svg:y="1.946cm" svg:viewBox="0 0 194 223" svg:d="M179 119c7 0 15 0 15-8s-8-8-15-8c-55 0-109 0-164 0 6-51 50-88 105-88 20 0 40 0 59 0 7 0 15 0 15-7 0-8-8-8-15-8-19 0-40 0-60 0-66 0-119 48-119 111 0 62 53 112 119 112 20 0 41 0 60 0 7 0 15 0 15-7 0-8-8-8-15-8-19 0-39 0-59 0-55 0-99-38-105-89 55 0 109 0 164 0z"><text:p/></draw:path><draw:path draw:style-name="gr3" draw:text-style-name="P69" svg:width="0.264cm" svg:height="0.275cm" svg:x="6.999cm" svg:y="1.879cm" svg:viewBox="0 0 265 276" svg:d="M56 232c-15 25-31 31-48 32-5 1-8 1-8 8 0 2 2 4 6 4 9 0 22-1 33-1 12 0 26 1 38 1 2 0 8 0 8-7 0-4-5-5-7-5-9 0-19-3-19-13 0-5 4-9 6-15 10-16 20-33 30-49 32 0 65 0 96 0 2 8 7 61 7 65 0 11-20 12-27 12-6 0-10 0-10 8 0 4 4 4 5 4 16 0 33-1 49-1 9 0 34 1 44 1 2 0 6 0 6-8 0-4-3-4-9-4-24 0-24-2-25-13-8-81-15-162-23-242-1-8-1-9-8-9-6 0-7 2-10 7-45 74-89 150-134 225zM102 175c26-43 51-85 76-128 5 43 8 85 12 128-29 0-58 0-88 0z"><text:p/></draw:path><draw:path draw:style-name="gr3" draw:text-style-name="P69" svg:width="0.118cm" svg:height="0.178cm" svg:x="7.292cm" svg:y="2.035cm" svg:viewBox="0 0 119 179" svg:d="M119 130c-3 0-6 0-9 0-1 6-3 22-7 25-2 1-23 1-27 1-17 0-33 0-50 0 29-25 39-33 54-45 20-16 39-33 39-58 0-33-29-53-63-53s-56 23-56 48c0 14 11 15 14 15 7 0 15-5 15-15 0-4-3-14-17-14 9-19 28-25 40-25 27 0 42 22 42 44 0 23-18 42-27 52-22 20-43 42-65 63-2 4-2 4-2 11 37 0 74 0 111 0 2-16 6-33 8-49z"><text:p/></draw:path><draw:path draw:style-name="gr3" draw:text-style-name="P69" svg:width="0.099cm" svg:height="0.462cm" svg:x="8.683cm" svg:y="1.826cm" svg:viewBox="0 0 100 463" svg:d="M100 459c0-1 0-2-1-4-18-18-44-50-60-113-9-35-13-75-13-111 0-101 25-173 71-222 3-3 3-5 3-6 0-3-2-3-4-3-6 0-27 23-32 29-40 46-64 116-64 202 0 55 9 133 59 198 5 4 30 34 37 34 2 0 4 0 4-4z"><text:p/></draw:path><draw:path draw:style-name="gr3" draw:text-style-name="P69" svg:width="0.256cm" svg:height="0.089cm" svg:x="8.801cm" svg:y="2.013cm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69" svg:width="0.044cm" svg:height="0.115cm" svg:x="9.113cm" svg:y="2.116cm" svg:viewBox="0 0 45 116" svg:d="M45 41c0-26-9-41-24-41-13 0-21 10-21 21 0 10 8 20 21 20 4 0 10-1 13-5 1-1 1-1 2-1 0 2 1 0 1 6 0 28-14 51-26 65-4 3-4 4-4 5 0 3 2 5 3 5 4 0 35-30 35-75z"><text:p/></draw:path><draw:path draw:style-name="gr3" draw:text-style-name="P69" svg:width="0.214cm" svg:height="0.239cm" svg:x="9.274cm" svg:y="1.923cm" svg:viewBox="0 0 215 240" svg:d="M215 14c0-7 0-14-8-14s-8 7-8 14c0 47 0 94 0 140 0 58-63 70-92 70-17 0-42-3-62-16-30-19-30-44-30-54 0-46 0-93 0-140 0-7 0-14-7-14-8 0-8 7-8 14 0 48 0 94 0 141 0 59 58 85 107 85 50 0 108-28 108-84 0-47 0-94 0-142z"><text:p/></draw:path><draw:path draw:style-name="gr3" draw:text-style-name="P69" svg:width="0.189cm" svg:height="0.272cm" svg:x="9.652cm" svg:y="1.886cm" svg:viewBox="0 0 190 273" svg:d="M133 247c0 9 0 17 0 26 19-1 39-4 57-5 0-4 0-7 0-12-27 0-29-2-29-21 0-78 0-157 0-235-19 1-38 3-56 4 0 5 0 8 0 12 27 0 29 4 29 23 0 27 0 56 0 83-11-14-27-24-48-24-45 0-86 37-86 88 0 48 37 87 81 87 26 0 43-13 52-26zM133 144c0 26 0 53 0 79 0 7 0 8-4 15-11 18-29 26-45 26-18 0-31-10-41-24-10-17-11-39-11-54 0-14 1-38 12-55 8-12 23-24 43-24 14 0 31 5 42 23 4 6 4 6 4 14z"><text:p/></draw:path><draw:path draw:style-name="gr3" draw:text-style-name="P69" svg:width="0.149cm" svg:height="0.176cm" svg:x="9.864cm" svg:y="1.983cm" svg:viewBox="0 0 150 177" svg:d="M32 76c2-58 35-67 48-67 40 0 44 51 44 67-30 0-61 0-92 0zM32 84c36 0 71 0 108 0 9 0 10 0 10-8 0-39-21-76-70-76-45 0-80 40-80 88 0 52 41 89 85 89 47 0 65-43 65-51 0-3-4-4-6-4-3 0-4 2-4 6-15 39-49 39-53 39-19 0-34-11-43-25-12-19-12-44-12-58z"><text:p/></draw:path><draw:path draw:style-name="gr3" draw:text-style-name="P69" svg:width="0.192cm" svg:height="0.271cm" svg:x="10.036cm" svg:y="1.885cm" svg:viewBox="0 0 193 272" svg:d="M117 118c17 0 21 4 21 21 0 35 0 69 0 104 0 17-5 17-31 17 0 4 0 7 0 12 13 0 33-1 43-1 8 0 28 1 43 1 0-5 0-8 0-12-26 0-30 0-30-17 0-47 0-95 0-142-17 1-32 2-49 4-6 0-6 0-7 0 0 1-1 1-7 1-15 0-30 0-45 0 0-15 0-30 0-44 0-39 33-54 57-54 11 0 26 4 33 13-16 1-18 11-18 18 0 13 9 17 17 17 9 0 18-5 18-17 0-24-21-39-50-39-36 0-82 19-82 62 0 14 0 29 0 44-10 0-20 0-30 0 0 4 0 7 0 12 10 0 20 0 30 0 0 42 0 83 0 125 0 17-4 17-30 17 0 4 0 7 0 12 13 0 33-1 43-1s29 1 43 1c0-5 0-8 0-12-25 0-30 0-30-17 0-42 0-83 0-125 20 0 41 0 61 0z"><text:p/></draw:path><draw:path draw:style-name="gr3" draw:text-style-name="P69" svg:width="0.193cm" svg:height="0.17cm" svg:x="10.253cm" svg:y="1.983cm" svg:viewBox="0 0 194 171" svg:d="M30 37c0 36 0 70 0 105 0 16-5 16-30 16 0 5 0 8 0 13 13 0 33-2 43-2 11 0 31 2 44 2 0-5 0-8 0-13-26 0-31 0-31-16 0-24 0-47 0-72 0-40 28-61 53-61 24 0 29 21 29 43 0 29 0 60 0 90 0 16-5 16-31 16 0 5 0 8 0 13 14 0 34-2 44-2s31 2 43 2c0-5 0-8 0-13-20 0-30 0-30-11 0-24 0-49 0-73 0-34 0-45-12-60-6-6-18-14-41-14-27 0-46 17-57 41 0-13 0-28 0-41-18 1-36 3-54 4 0 5 0 8 0 13 26 0 30 2 30 20z"><text:p/></draw:path><draw:path draw:style-name="gr3" draw:text-style-name="P69" svg:width="0.083cm" svg:height="0.257cm" svg:x="10.467cm" svg:y="1.898cm" svg:viewBox="0 0 84 258" svg:d="M56 88c-17 1-36 3-54 4 0 5 0 8 0 13 26 0 29 2 29 20 0 36 0 70 0 105 0 16-5 16-31 16 0 5 0 8 0 12 13 0 34-1 43-1 13 0 27 1 41 1 0-4 0-7 0-12-27 0-28-1-28-16 0-47 0-95 0-142zM57 21c0-12-9-21-20-21-12 0-20 11-20 21s8 20 20 20c11 0 20-8 20-20z"><text:p/></draw:path><draw:path draw:style-name="gr3" draw:text-style-name="P69" svg:width="0.12cm" svg:height="0.241cm" svg:x="10.57cm" svg:y="1.916cm" svg:viewBox="0 0 121 242" svg:d="M59 84c19 0 37 0 55 0 0-5 0-8 0-13-18 0-36 0-55 0 0-24 0-47 0-71-3 0-6 0-9 0 0 32-13 74-50 75 0 3 0 5 0 9 11 0 22 0 33 0 0 35 0 71 0 106 0 48 36 52 50 52 27 0 38-28 38-52 0-7 0-14 0-22-3 0-7 0-10 0 0 7 0 15 0 21 0 29-11 43-25 43-27 0-27-35-27-42 0-35 0-71 0-106z"><text:p/></draw:path><draw:path draw:style-name="gr3" draw:text-style-name="P69" svg:width="0.082cm" svg:height="0.257cm" svg:x="10.726cm" svg:y="1.898cm" svg:viewBox="0 0 83 258" svg:d="M55 88c-18 1-36 3-54 4 0 5 0 8 0 13 25 0 29 2 29 20 0 36 0 70 0 105 0 16-5 16-30 16 0 5 0 8 0 12 12 0 33-1 42-1 14 0 27 1 41 1 0-4 0-7 0-12-26 0-28-1-28-16 0-47 0-95 0-142zM57 21c0-12-10-21-21-21-12 0-21 11-21 21s9 20 21 20c11 0 21-8 21-20z"><text:p/></draw:path><draw:path draw:style-name="gr3" draw:text-style-name="P69" svg:width="0.171cm" svg:height="0.176cm" svg:x="10.83cm" svg:y="1.983cm" svg:viewBox="0 0 172 177" svg:d="M172 90c0-49-39-90-86-90s-86 42-86 90c0 50 41 87 86 87 47 0 86-37 86-87zM86 167c-17 0-33-8-44-25-9-18-9-41-9-55s0-35 9-53c11-17 28-25 44-25 17 0 34 8 44 24 10 17 10 40 10 54s0 35-9 52c-8 17-25 28-45 28z"><text:p/></draw:path><draw:path draw:style-name="gr3" draw:text-style-name="P69" svg:width="0.193cm" svg:height="0.17cm" svg:x="11.026cm" svg:y="1.983cm" svg:viewBox="0 0 194 171" svg:d="M30 37c0 36 0 70 0 105 0 16-5 16-30 16 0 5 0 8 0 13 13 0 33-2 43-2s31 2 44 2c0-5 0-8 0-13-26 0-31 0-31-16 0-24 0-47 0-72 0-40 28-61 53-61 24 0 29 21 29 43 0 29 0 60 0 90 0 16-5 16-31 16 0 5 0 8 0 13 14 0 34-2 44-2s29 2 43 2c0-5 0-8 0-13-20 0-30 0-30-11 0-24 0-49 0-73 0-34 0-45-12-60-6-6-18-14-41-14-28 0-46 17-57 41 0-13 0-28 0-41-18 1-36 3-54 4 0 5 0 8 0 13 26 0 30 2 30 20z"><text:p/></draw:path><draw:path draw:style-name="gr3" draw:text-style-name="P69" svg:width="0.1cm" svg:height="0.462cm" svg:x="11.245cm" svg:y="1.826cm" svg:viewBox="0 0 101 463" svg:d="M101 231c0-54-10-132-60-197-5-5-29-34-37-34-1 0-4 0-4 3s1 4 2 5c19 19 44 50 60 112 8 35 13 75 13 111 0 40-5 78-14 117-15 54-38 84-58 106-3 4-2 3-3 5 0 3 3 4 4 4 7 0 28-24 32-30 40-46 65-115 65-202z"><text:p/></draw:path></draw:g></text:p>
      <text:p text:style-name="P3">לאחר פירוק עם מספר שקלויות לוגיות נוספות שלא אציין כאן (כי זה נראה לי מפורט מדי ומיותר), ניתן להגיד לגרירה של <draw:g text:anchor-type="as-char" svg:y="-0.273cm" draw:z-index="144" draw:name="Shape145" draw:style-name="gr1"><svg:title>TexMaths</svg:title><svg:desc>11§display§x \in A_1 \siff x \in A_2§svg§600§FALSE§</svg:desc><draw:path draw:style-name="gr2" draw:text-style-name="P68" svg:width="3.158cm" svg:height="0.292cm" svg:x="0.01cm" svg:y="0.02cm" svg:viewBox="0 0 3159 293" svg:d="M1579 293c-526 0-1052 0-1579 0 0-97 0-195 0-293 1053 0 2106 0 3159 0 0 98 0 196 0 293-527 0-1054 0-1580 0z"><text:p/></draw:path><draw:path draw:style-name="gr3" draw:text-style-name="P69" svg:width="0.191cm" svg:height="0.174cm" svg:x="0.001cm" svg:y="0.109cm" svg:viewBox="0 0 192 175" svg:d="M119 54c2-10 11-45 37-45 2 0 12 0 20 5-11 1-19 11-19 20 0 7 5 14 15 14 8 0 20-7 20-23 0-20-22-25-35-25-23 0-36 21-40 30-10-26-31-30-42-30-41 0-63 49-63 59 0 5 4 5 6 5s3-1 4-5c13-40 38-50 52-50 7 0 21 3 21 25 0 12-7 39-21 92-6 25-20 40-37 40-2 0-11 0-19-4 9-3 18-10 18-21s-9-14-14-14c-12 0-22 10-22 22 0 18 20 26 36 26 27 0 40-27 41-30 5 14 19 30 42 30 39 0 61-50 61-60 0-3-3-3-4-3-3 0-4 1-4 3-14 42-40 51-52 51-16 0-21-12-21-25 0-8 2-17 7-34 4-18 8-36 13-53z"><text:p/></draw:path><draw:path draw:style-name="gr3" draw:text-style-name="P69" svg:width="0.191cm" svg:height="0.221cm" svg:x="0.351cm" svg:y="0.072cm" svg:viewBox="0 0 192 222" svg:d="M179 120c7 0 13 0 13-8s-6-8-13-8c-55 0-109 0-164 0 5-51 50-89 104-89 20 0 40 0 60 0 7 0 13 0 13-7 0-8-6-8-13-8-20 0-40 0-60 0-66 0-119 49-119 112 0 62 53 110 119 110 20 0 40 0 60 0 7 0 13 0 13-8 0-7-6-7-13-7-20 0-40 0-60 0-54 0-99-36-104-87 55 0 109 0 164 0z"><text:p/></draw:path><draw:path draw:style-name="gr3" draw:text-style-name="P69" svg:width="0.264cm" svg:height="0.274cm" svg:x="0.697cm" svg:y="0cm" svg:viewBox="0 0 265 275" svg:d="M55 231c-15 25-30 31-47 32-5 1-8 1-8 7 0 3 1 5 4 5 11 0 23-1 34-1 13 0 26 1 39 1 2 0 7 0 7-7 0-4-4-5-6-5-9 0-19-4-19-14 0-4 3-8 6-14 10-16 20-33 30-49 31 0 64 0 96 0 1 8 7 60 7 65 0 11-21 12-29 12-5 0-8 0-8 7 0 5 4 5 5 5 15 0 32-1 48-1 10 0 35 1 43 1 4 0 8 0 8-8 0-4-4-4-9-4-24 0-24-3-25-14-8-79-17-159-24-239 0-8 0-10-7-10-6 0-8 3-10 7-45 74-90 149-135 224zM101 175c25-43 52-85 77-127 5 42 8 84 12 127-29 0-59 0-89 0z"><text:p/></draw:path><draw:path draw:style-name="gr3" draw:text-style-name="P69" svg:width="0.097cm" svg:height="0.178cm" svg:x="1.003cm" svg:y="0.155cm" svg:viewBox="0 0 98 179" svg:d="M60 8c0-8 0-8-7-8-18 16-42 18-53 18 0 3 0 5 0 8 7 0 24 0 38-6 0 45 0 91 0 137 0 9 0 12-26 12-3 0-8 0-11 0 0 4 0 7 0 10 6 0 39-1 48-1s43 1 49 1c0-3 0-6 0-10-3 0-7 0-10 0-28 0-28-3-28-12 0-50 0-100 0-149z"><text:p/></draw:path><draw:path draw:style-name="gr3" draw:text-style-name="P69" svg:width="0.342cm" svg:height="0.199cm" svg:x="1.276cm" svg:y="0.08cm" svg:viewBox="0 0 343 200" svg:d="M329 109c6 0 14 0 14-8s-8-8-14-8c-96 0-192 0-287 0 21-16 32-33 35-37 18-26 20-51 20-52 0-4-5-4-8-4-7 0-7 1-8 8-8 37-32 70-76 88-4 1-5 2-5 5 0 2 2 3 5 4 41 17 66 48 76 89 1 5 1 6 8 6 3 0 8 0 8-4 0-2-4-25-20-50-8-12-19-25-35-37 95 0 191 0 287 0z"><text:p/></draw:path><draw:path draw:style-name="gr3" draw:text-style-name="P69" svg:width="0.342cm" svg:height="0.199cm" svg:x="1.596cm" svg:y="0.08cm" svg:viewBox="0 0 343 200" svg:d="M301 109c-21 15-32 32-35 36-16 26-13 34-20 51 0 4 5 4 8 4 7 0 7-1 8-8 10-36 32-69 76-87 4-1 5-2 5-4 0-3-2-4-3-4-17-7-64-27-78-92-1-4-1-5-8-5-3 0-8 0-8 4 0 1 4 26 20 52 8 11 19 24 35 37-95 0-191 0-287 0-6 0-14 0-14 8s8 8 14 8c96 0 192 0 287 0z"><text:p/></draw:path><draw:path draw:style-name="gr3" draw:text-style-name="P69" svg:width="0.191cm" svg:height="0.174cm" svg:x="2.08cm" svg:y="0.109cm" svg:viewBox="0 0 192 175" svg:d="M118 54c2-10 11-45 38-45 2 0 11 0 20 5-11 1-19 11-19 20 0 7 5 14 15 14 8 0 20-7 20-23 0-20-23-25-36-25-22 0-35 21-41 30-8-26-29-30-40-30-41 0-63 49-63 59 0 5 3 5 4 5 4 0 5-1 6-5 13-40 38-50 52-50 6 0 21 3 21 25 0 12-7 39-21 92-7 25-20 40-38 40-2 0-11 0-18-4 9-3 17-10 17-21s-8-14-14-14c-11 0-21 10-21 22 0 18 20 26 36 26 26 0 40-27 41-30 4 14 19 30 42 30 39 0 61-50 61-60 0-3-3-3-4-3-3 0-4 1-6 3-12 42-38 51-50 51-16 0-22-12-22-25 0-8 2-17 6-34 5-18 9-36 14-53z"><text:p/></draw:path><draw:path draw:style-name="gr3" draw:text-style-name="P69" svg:width="0.193cm" svg:height="0.221cm" svg:x="2.428cm" svg:y="0.072cm" svg:viewBox="0 0 194 222" svg:d="M180 120c7 0 14 0 14-8s-7-8-14-8c-55 0-109 0-164 0 5-51 49-89 104-89 20 0 41 0 60 0 7 0 14 0 14-7 0-8-7-8-14-8-21 0-40 0-61 0-66 0-119 49-119 112 0 62 53 110 119 110 21 0 40 0 61 0 7 0 14 0 14-8 0-7-7-7-14-7-19 0-40 0-60 0-55 0-99-36-104-87 55 0 109 0 164 0z"><text:p/></draw:path><draw:path draw:style-name="gr3" draw:text-style-name="P69" svg:width="0.264cm" svg:height="0.274cm" svg:x="2.775cm" svg:y="0cm" svg:viewBox="0 0 265 275" svg:d="M56 231c-15 25-31 31-47 32-5 1-9 1-9 7 0 3 2 5 5 5 10 0 22-1 33-1 14 0 27 1 39 1 2 0 8 0 8-7 0-4-4-5-7-5-9 0-18-4-18-14 0-4 3-8 6-14 10-16 19-33 29-49 33 0 64 0 97 0 0 8 6 60 6 65 0 11-20 12-28 12-5 0-8 0-8 7 0 5 3 4 4 5 17 0 33-1 48-1 10 0 35 1 44 1 3 0 7 0 7-8 0-4-3-4-9-4-23 0-23-3-25-14-8-79-15-159-23-239-1-8-1-10-8-10-5 0-8 3-10 7-45 74-89 149-134 224zM102 175c26-43 51-85 76-127 5 42 9 84 13 127-29 0-59 0-89 0z"><text:p/></draw:path><draw:path draw:style-name="gr3" draw:text-style-name="P69" svg:width="0.119cm" svg:height="0.178cm" svg:x="3.069cm" svg:y="0.155cm" svg:viewBox="0 0 120 179" svg:d="M120 130c-3 0-7 0-10 0 0 6-3 22-7 24-2 2-23 2-26 2-17 0-34 0-51 0 29-25 39-33 55-45 20-16 39-33 39-58 0-33-29-53-64-53-33 0-56 23-56 48 0 14 12 16 14 16 7 0 15-6 15-15 0-5-3-14-16-14 8-20 27-25 40-25 26 0 40 21 40 43 0 23-16 41-25 51-22 21-43 42-65 64-3 2-3 3-3 11 37 0 74 0 111 0 3-16 6-33 9-49z"><text:p/></draw:path></draw:g>, כלומר <draw:g text:anchor-type="as-char" svg:y="-0.273cm" draw:z-index="145" draw:name="Shape146" draw:style-name="gr1"><svg:title>TexMaths</svg:title><svg:desc>11§display§A_1 = A_2§svg§600§FALSE§</svg:desc><draw:path draw:style-name="gr2" draw:text-style-name="P68" svg:width="1.362cm" svg:height="0.292cm" svg:x="0.007cm" svg:y="0.02cm" svg:viewBox="0 0 1363 293" svg:d="M683 293c-228 0-455 0-683 0 0-97 0-195 0-293 454 0 909 0 1363 0 0 98 0 196 0 293-226 0-454 0-680 0z"><text:p/></draw:path><draw:path draw:style-name="gr3" draw:text-style-name="P69" svg:width="0.263cm" svg:height="0.274cm" svg:x="0.001cm" svg:y="0cm" svg:viewBox="0 0 264 275" svg:d="M55 231c-15 25-31 31-47 32-5 1-8 1-8 7 0 3 1 5 4 5 11 0 22-1 33-1 14 0 27 1 39 1 2 0 8 0 8-7 0-4-4-5-7-5-9 0-18-4-18-14 0-4 3-8 6-14 10-16 20-33 30-49 31 0 64 0 96 0 0 8 6 60 6 65 0 11-20 12-28 12-5 0-9 0-9 7 0 5 4 4 5 5 16 0 33-1 48-1 10 0 34 1 44 1 2 0 7 0 7-8 0-4-3-4-9-4-23 0-23-3-25-14-8-79-16-159-23-239-1-8-1-10-8-10-6 0-8 3-10 7-45 74-89 149-134 224zM101 175c25-43 51-85 76-127 4 42 9 84 13 127-30 0-59 0-89 0z"><text:p/></draw:path><draw:path draw:style-name="gr3" draw:text-style-name="P69" svg:width="0.098cm" svg:height="0.178cm" svg:x="0.306cm" svg:y="0.155cm" svg:viewBox="0 0 99 179" svg:d="M62 8c0-8-2-8-8-8-18 16-43 18-54 18 0 3 0 5 0 8 7 0 24 0 40-6 0 45 0 91 0 137 0 9 0 12-28 12-3 0-7 0-10 0 0 4 0 7 0 10 6 0 39-1 49-1 7 0 41 1 48 1 0-3 0-6 0-10-3 0-7 0-10 0-27 0-27-3-27-12 0-50 0-100 0-149z"><text:p/></draw:path><draw:path draw:style-name="gr3" draw:text-style-name="P69" svg:width="0.256cm" svg:height="0.089cm" svg:x="0.578cm" svg:y="0.139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9" svg:width="0.263cm" svg:height="0.274cm" svg:x="0.977cm" svg:y="0cm" svg:viewBox="0 0 264 275" svg:d="M55 231c-15 25-31 31-47 32-5 1-8 1-8 7 0 3 1 5 4 5 11 0 23-1 33-1 14 0 27 1 39 1 3 0 8 0 8-7 0-4-4-5-6-5-10 0-19-4-19-14 0-4 3-8 6-14 10-16 20-33 30-49 31 0 64 0 96 0 0 8 6 60 6 65 0 11-20 12-28 12-5 0-9 0-9 7 0 5 5 5 6 5 15 0 32-1 47-1 10 0 34 1 44 1 2 0 7 0 7-8 0-4-3-4-9-4-23 0-23-3-24-14-8-79-17-159-24-239-1-8-1-10-8-10-6 0-8 3-10 7-45 74-89 149-134 224zM101 175c25-43 51-85 76-127 4 42 9 84 13 127-30 0-59 0-89 0z"><text:p/></draw:path><draw:path draw:style-name="gr3" draw:text-style-name="P69" svg:width="0.119cm" svg:height="0.178cm" svg:x="1.27cm" svg:y="0.155cm" svg:viewBox="0 0 120 179" svg:d="M120 130c-3 0-7 0-10 0 0 6-3 22-7 24-2 2-23 2-26 2-17 0-34 0-51 0 29-25 39-33 55-45 20-16 39-33 39-58 0-33-29-53-64-53-33 0-56 23-56 48 0 14 12 16 14 16 7 0 15-6 15-15 0-5-3-14-16-14 8-20 27-25 40-25 26 0 40 21 40 43 0 23-16 41-25 51-22 21-43 42-65 64-3 2-3 3-3 11 37 0 74 0 111 0 3-16 6-33 9-49z"><text:p/></draw:path></draw:g>, כנדרש. </text:p>
      <text:p text:style-name="P28"><draw:g text:anchor-type="as-char" svg:y="-0.288cm" draw:z-index="296" draw:name="Shape147" draw:style-name="gr1"><svg:title>TexMaths</svg:title><svg:desc>11§display§\QED§svg§600§FALSE§</svg:desc><draw:path draw:style-name="gr2" draw:text-style-name="P68" svg:width="1.751cm" svg:height="0.247cm" svg:x="0.001cm" svg:y="0.018cm" svg:viewBox="0 0 1752 248" svg:d="M0 0c584 0 1168 0 1752 0 0 83 0 165 0 248-584 0-1168 0-1752 0 0-83 0-165 0-248z"><text:p/></draw:path><draw:path draw:style-name="gr3" draw:text-style-name="P69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9" svg:width="0.04cm" svg:height="0.04cm" svg:x="0.368cm" svg:y="0.235cm" svg:viewBox="0 0 41 41" svg:d="M41 21c0-12-10-21-21-21-12 0-20 9-20 21 0 11 8 20 20 20 11 0 21-9 21-20z"><text:p/></draw:path><draw:path draw:style-name="gr3" draw:text-style-name="P69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9" svg:width="0.04cm" svg:height="0.04cm" svg:x="0.764cm" svg:y="0.235cm" svg:viewBox="0 0 41 41" svg:d="M41 21c0-12-9-21-20-21-12 0-21 9-21 21 0 11 9 20 21 20 11 0 20-9 20-20z"><text:p/></draw:path><draw:path draw:style-name="gr3" draw:text-style-name="P69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9" svg:width="0.041cm" svg:height="0.04cm" svg:x="1.205cm" svg:y="0.235cm" svg:viewBox="0 0 42 41" svg:d="M42 21c0-12-10-21-21-21s-21 9-21 21c0 11 10 20 21 20s21-9 21-20z"><text:p/></draw:path><draw:path draw:style-name="gr3" draw:text-style-name="P69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<text:soft-page-break/>סעיף (ג)</text:h>
      <text:p text:style-name="P16">נתון: </text:p>
      <text:p text:style-name="P4"><draw:g text:anchor-type="as-char" svg:y="-0.288cm" draw:z-index="146" draw:name="Shape147" draw:style-name="gr1"><svg:title>TexMaths</svg:title><svg:desc>11§display§F \colon (\N \to \N) \to (\N \to \N), F = \lambda g \in \N \to \N. \max\{g(i) \mid i \in \{0, ... n \}\}§svg§600§FALSE§</svg:desc><draw:path draw:style-name="gr2" draw:text-style-name="P68" svg:width="11.223cm" svg:height="0.344cm" svg:x="0.005cm" svg:y="0.018cm" svg:viewBox="0 0 11224 345" svg:d="M0 0c3741 0 7483 0 11224 0 0 115 0 230 0 345-3741 0-7483 0-11224 0 0-115 0-230 0-345z"><text:p/></draw:path><draw:path draw:style-name="gr3" draw:text-style-name="P69" svg:width="0.274cm" svg:height="0.261cm" svg:x="-0.001cm" svg:y="0.025cm" svg:viewBox="0 0 275 262" svg:d="M102 138c14 0 26 0 39 0 28 0 32 5 32 16 0 3 0 8-4 20 0 1-1 2-1 3 0 4 3 6 5 6 4 0 4-1 6-9 7-29 15-56 21-84 1-3 1-4 1-5s-1-5-4-5c-4 0-4 3-6 8-8 31-17 38-50 38-12 0-23 0-35 0 8-34 16-65 25-98 3-14 3-16 21-16 16 0 34 0 50 0 48 0 57 13 57 43 0 9 0 10-2 21 0 4 0 5 0 7s2 4 5 4c4 0 4-2 5-10 3-22 6-44 8-66 1-11-1-11-11-11-63 0-126 0-189 0-8 0-11 0-11 8 0 4 3 4 10 4 14 0 25 0 25 8 0 1 0 2-1 9-18 67-34 135-52 202-3 16-4 19-35 19-7 0-11 0-11 7 0 5 6 5 7 5 11 0 39-2 50-2 13 0 45 2 57 2 5 0 9 0 9-8 0-3-1-2-2-4-1 0-2 0-11 0s-11 0-20-1c-12-1-13-3-13-8 0-1 0-3 2-9 8-32 16-62 23-94z"><text:p/></draw:path><draw:path draw:style-name="gr3" draw:text-style-name="P69" svg:width="0.04cm" svg:height="0.165cm" svg:x="0.363cm" svg:y="0.122cm" svg:viewBox="0 0 41 166" svg:d="M41 20c0-11-9-20-20-20-12 0-21 9-21 20s9 21 21 21c11 0 20-10 20-21zM41 145c0-11-9-21-20-21-12 0-21 10-21 21s9 21 21 21c11 0 20-10 20-21z"><text:p/></draw:path><draw:path draw:style-name="gr3" draw:text-style-name="P69" svg:width="0.089cm" svg:height="0.383cm" svg:x="0.604cm" svg:y="0cm" svg:viewBox="0 0 90 384" svg:d="M90 380c0-1 0-1-6-8-49-48-61-121-61-179 0-67 14-135 62-183 5-4 5-4 5-7 0-2-1-3-4-3s-39 26-61 75c-19 43-25 86-25 118 0 28 4 76 26 119 24 47 57 72 60 72s4-1 4-4z"><text:p/></draw:path><draw:path draw:style-name="gr3" draw:text-style-name="P69" svg:width="0.261cm" svg:height="0.269cm" svg:x="0.726cm" svg:y="0.025cm" svg:viewBox="0 0 262 270" svg:d="M34 34c0 63 0 126 0 187 0 21-3 28-23 28-4 0-11 1-11 6 0 8 7 8 13 8 20 0 40 0 60 0 7 0 13 0 13-8 0-5-7-6-11-6-22 0-25-8-25-29 0-58 0-117 0-175 56 73 111 147 167 219 3 5 5 6 9 6 6 0 6-6 6-12 0-72 0-145 0-217 0-22 3-28 21-28 2 0 9 0 9-6 0-7-6-7-13-7-19 0-38 0-56 0-7 0-14 0-14 7 0 6 7 6 11 6 22 0 26 8 26 29 0 39 0 79 0 120-39-53-78-105-117-156-4-6-5-6-14-6-22 0-45 0-67 0-7 0-14 0-14 7 0 5 7 6 9 6 10 1 18 8 21 12 0 4 0 4 0 9zM218 243c-56-73-112-147-168-221-4-4-4-5-8-9 15 0 31 0 46 0 43 59 87 117 130 175 0 18 0 37 0 55z"><text:p/></draw:path><draw:path draw:style-name="gr3" draw:text-style-name="P69" svg:width="0.342cm" svg:height="0.198cm" svg:x="1.125cm" svg:y="0.092cm" svg:viewBox="0 0 343 199" svg:d="M301 108c-22 16-31 32-35 37-17 27-14 33-21 50 0 4 6 4 9 4 6 0 7 0 8-6 9-38 32-70 76-87 4-3 5-4 5-6s-2-4-3-4c-17-7-64-26-78-90-1-5-2-6-8-6-3 0-9 0-9 4 0 2 5 26 20 51 8 12 20 25 36 37-95 0-191 0-287 0-7 0-14 0-14 8s7 8 14 8c96 0 192 0 287 0z"><text:p/></draw:path><draw:path draw:style-name="gr3" draw:text-style-name="P69" svg:width="0.261cm" svg:height="0.269cm" svg:x="1.606cm" svg:y="0.025cm" svg:viewBox="0 0 262 270" svg:d="M34 34c0 63 0 126 0 187 0 21-3 28-23 28-4 0-11 1-11 6 0 8 7 8 13 8 20 0 41 0 61 0 6 0 12 0 12-8 0-5-6-6-11-6-21 0-24-8-24-29 0-58 0-117 0-175 56 73 111 147 167 219 3 5 5 6 8 6 6 0 6-6 6-12 0-72 0-145 0-217 0-22 3-28 21-28 2 0 9 0 9-6 0-7-6-7-12-7-19 0-39 0-57 0-7 0-13 0-13 7 0 6 7 6 11 6 21 0 25 8 25 29 0 39 0 79 0 120-39-53-78-105-117-156-3-6-4-6-14-6-22 0-45 0-67 0-7 0-12 0-12 7 0 5 5 6 7 6 11 1 18 8 22 12-1 4-1 4-1 9zM219 243c-56-73-112-147-168-221-5-4-5-5-9-9 15 0 31 0 46 0 44 59 87 117 131 175 0 18 0 37 0 55z"><text:p/></draw:path><draw:path draw:style-name="gr3" draw:text-style-name="P69" svg:width="0.088cm" svg:height="0.383cm" svg:x="1.899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69" svg:width="0.342cm" svg:height="0.198cm" svg:x="2.155cm" svg:y="0.092cm" svg:viewBox="0 0 343 199" svg:d="M301 108c-20 16-31 32-35 37-17 27-13 33-20 50 0 4 5 4 8 4 7 0 7 0 8-6 9-38 32-70 76-87 4-3 5-4 5-6s-2-4-3-4c-17-7-64-26-78-90-1-5-1-6-8-6-3 0-8 0-8 4 0 2 4 26 20 51 8 12 19 25 35 37-95 0-191 0-287 0-7 0-14 0-14 8s7 8 14 8c96 0 192 0 287 0z"><text:p/></draw:path><draw:path draw:style-name="gr3" draw:text-style-name="P69" svg:width="0.088cm" svg:height="0.383cm" svg:x="2.667cm" svg:y="0cm" svg:viewBox="0 0 89 384" svg:d="M89 380c0-1 0-1-6-8-49-48-61-121-61-179 0-67 14-135 63-183 4-4 4-4 4-7 0-2-1-3-3-3-5 0-40 26-62 75-20 43-24 86-24 118 0 28 3 76 25 119 23 47 56 72 61 72 2 0 3-1 3-4z"><text:p/></draw:path><draw:path draw:style-name="gr3" draw:text-style-name="P69" svg:width="0.261cm" svg:height="0.269cm" svg:x="2.788cm" svg:y="0.025cm" svg:viewBox="0 0 262 270" svg:d="M34 34c0 63 0 126 0 187 0 21-3 28-23 28-4 0-11 1-11 6 0 8 7 8 13 8 20 0 41 0 61 0 6 0 12 0 12-8 0-5-6-6-11-6-22 0-24-8-24-29 0-58 0-117 0-175 55 73 111 147 166 219 4 5 5 6 9 6 6 0 6-6 6-12 0-72 0-145 0-217 0-22 3-28 21-28 2 0 9 0 9-6 0-7-6-7-12-7-19 0-39 0-57 0-7 0-14 0-14 7 0 6 8 6 12 6 21 0 25 8 25 29 0 39 0 79 0 120-39-53-78-105-117-156-4-6-5-6-14-6-22 0-45 0-67 0-7 0-14 0-14 7 0 5 7 6 9 6 10 1 18 8 22 12-1 4-1 4-1 9zM218 243c-56-73-111-147-167-221-5-4-5-5-9-9 15 0 31 0 46 0 43 59 87 117 130 175 0 18 0 37 0 55z"><text:p/></draw:path><draw:path draw:style-name="gr3" draw:text-style-name="P69" svg:width="0.342cm" svg:height="0.198cm" svg:x="3.186cm" svg:y="0.092cm" svg:viewBox="0 0 343 199" svg:d="M301 108c-20 16-31 32-35 37-16 27-13 33-20 50 0 4 5 4 8 4 7 0 7 0 8-6 10-38 32-70 76-87 4-3 5-4 5-6s-2-4-3-4c-17-7-64-26-78-90-1-5-1-6-8-6-3 0-8 0-8 4 0 2 4 26 20 51 8 12 19 25 35 37-95 0-191 0-287 0-6 0-14 0-14 8s8 8 14 8c96 0 192 0 287 0z"><text:p/></draw:path><draw:path draw:style-name="gr3" draw:text-style-name="P69" svg:width="0.261cm" svg:height="0.269cm" svg:x="3.669cm" svg:y="0.025cm" svg:viewBox="0 0 262 270" svg:d="M33 34c0 63 0 126 0 187 0 21-3 28-22 28-4 0-11 1-11 6 0 8 6 8 13 8 20 0 40 0 60 0 6 0 13 0 13-8 0-5-7-6-12-6-21 0-24-8-24-29 0-58 0-117 0-175 56 73 111 147 167 219 3 5 5 6 7 6 7 0 7-6 7-12 0-72 0-145 0-217 0-22 3-28 22-28 2 0 9 0 9-6 0-7-7-7-13-7-19 0-38 0-56 0-8 0-14 0-14 7 0 6 7 6 11 6 22 0 25 8 25 29 0 39 0 79 0 120-39-53-79-105-117-156-3-6-4-6-13-6-22 0-45 0-67 0-8 0-14 0-14 7 0 5 6 6 8 6 11 1 18 8 22 12-1 4-1 4-1 9zM218 243c-56-73-112-147-168-221-4-4-4-5-8-9 15 0 30 0 45 0 44 59 87 117 131 175 0 18 0 37 0 55z"><text:p/></draw:path><draw:path draw:style-name="gr3" draw:text-style-name="P69" svg:width="0.088cm" svg:height="0.383cm" svg:x="3.96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69" svg:width="0.044cm" svg:height="0.115cm" svg:x="4.122cm" svg:y="0.247cm" svg:viewBox="0 0 45 116" svg:d="M45 41c0-26-10-41-25-41-12 0-20 10-20 21 0 10 8 21 20 21 4 0 10-2 14-6 1-1 1-1 1-1 1 0 1 0 1 6 0 28-13 51-26 65-4 3-4 4-4 5 0 4 2 5 4 5 4 0 35-30 35-75z"><text:p/></draw:path><draw:path draw:style-name="gr3" draw:text-style-name="P69" svg:width="0.273cm" svg:height="0.261cm" svg:x="4.275cm" svg:y="0.025cm" svg:viewBox="0 0 274 262" svg:d="M102 138c12 0 26 0 38 0 28 0 32 5 32 16 0 3 0 8-3 20-1 1-1 2-1 3 0 4 3 6 5 6 4 0 4-1 5-9 8-29 15-56 22-84 1-3 1-4 1-5s-2-5-5-5c-5 0-3 3-6 8-7 31-16 38-49 38-12 0-23 0-35 0 7-34 16-65 24-98 4-14 4-16 21-16s34 0 51 0c48 0 57 13 57 43 0 9 0 10-2 21-1 4-1 5-1 7s1 4 5 4 5-2 5-10c2-22 6-44 8-66 1-11 0-11-10-11-63 0-126 0-189 0-8 0-12 0-12 8 0 4 3 4 11 4 14 0 25 0 25 8 0 1 0 2-2 9-17 67-34 135-51 202-4 16-4 19-35 19-7 0-11 0-11 7 0 5 4 5 6 5 11 0 39-2 51-2s44 2 57 2c4 0 8 0 8-8 0-3-1-2-2-4-1 0-2 0-11 0-8 0-10 0-20-1-11-1-12-3-12-8 0-1 0-3 1-9 8-32 17-62 24-94z"><text:p/></draw:path><draw:path draw:style-name="gr3" draw:text-style-name="P69" svg:width="0.255cm" svg:height="0.089cm" svg:x="4.692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189cm" svg:height="0.27cm" svg:x="5.099cm" svg:y="0.018cm" svg:viewBox="0 0 190 271" svg:d="M117 154c16 40 35 99 40 108 7 8 10 8 21 8 4 0 6 0 9 0s3-2 3-4c0-1 0-2-1-3-4-4-6-10-9-17-26-73-52-147-79-220-7-22-28-26-47-26-2 0-7 0-7 3 0 4 3 4 4 5 13 2 15 4 25 31 12 34 25 69 37 104-35 35-71 69-106 105-5 4-7 6-7 12s4 11 11 11 10-5 13-8c31-36 62-73 93-109z"><text:p/></draw:path><draw:path draw:style-name="gr3" draw:text-style-name="P69" svg:width="0.176cm" svg:height="0.247cm" svg:x="5.309cm" svg:y="0.115cm" svg:viewBox="0 0 177 248" svg:d="M176 25c1-3 1-4 1-7 0-7-4-10-11-10-3 0-14 2-15 16-7-14-21-24-37-24-44 0-91 54-91 109 0 39 23 62 51 62 23 0 42-19 45-23v1c-8 34-12 48-12 49-2 3-16 42-56 42-7 0-20-1-31-4 12-4 16-14 16-20 0-7-4-13-15-13-9 0-21 6-21 22 0 15 14 23 52 23 48 0 76-30 81-53 14-56 29-114 43-170zM127 121c-3 10-11 20-20 27-9 6-20 14-32 14-19 0-24-20-24-35 0-19 11-65 21-84 11-20 27-35 44-35 25 0 30 32 30 34 0 1-1 3-1 5-6 25-12 49-18 74z"><text:p/></draw:path><draw:path draw:style-name="gr3" draw:text-style-name="P69" svg:width="0.193cm" svg:height="0.221cm" svg:x="5.64cm" svg:y="0.078cm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69" svg:width="0.261cm" svg:height="0.269cm" svg:x="5.982cm" svg:y="0.025cm" svg:viewBox="0 0 262 270" svg:d="M34 34c0 63 0 126 0 187 0 21-3 28-23 28-4 0-11 1-11 6 0 8 7 8 13 8 20 0 41 0 61 0 6 0 12 0 12-8 0-5-6-6-11-6-21 0-24-8-24-29 0-58 0-117 0-175 56 73 111 147 167 219 3 5 4 6 8 6 6 0 6-6 6-12 0-72 0-145 0-217 0-22 3-28 21-28 2 0 9 0 9-6 0-7-6-7-12-7-19 0-39 0-57 0-7 0-14 0-14 7 0 6 8 6 12 6 21 0 25 8 25 29 0 39 0 79 0 120-39-53-78-105-117-156-3-6-5-6-14-6-22 0-45 0-67 0-7 0-12 0-12 7 0 5 5 6 7 6 11 1 18 8 22 12-1 4-1 4-1 9zM219 243c-56-73-112-147-168-221-5-4-5-5-9-9 15 0 31 0 46 0 44 59 87 117 131 175 0 18 0 37 0 55z"><text:p/></draw:path><draw:path draw:style-name="gr3" draw:text-style-name="P69" svg:width="0.342cm" svg:height="0.198cm" svg:x="6.381cm" svg:y="0.092cm" svg:viewBox="0 0 343 199" svg:d="M301 108c-20 16-31 32-34 37-17 27-14 33-21 50 0 4 5 4 8 4 7 0 7 0 9-6 9-38 31-70 75-87 4-3 5-4 5-6s-1-3-2-4c-18-7-64-26-79-90-1-5-1-6-8-6-3 0-8 0-8 4 0 2 4 26 20 51 8 12 19 25 35 37-95 0-191 0-287 0-6 0-14 0-14 8s8 8 14 8c96 0 192 0 287 0z"><text:p/></draw:path><draw:path draw:style-name="gr3" draw:text-style-name="P69" svg:width="0.261cm" svg:height="0.269cm" svg:x="6.863cm" svg:y="0.025cm" svg:viewBox="0 0 262 270" svg:d="M33 34c0 63 0 126 0 187 0 21-2 28-22 28-4 0-11 1-11 6 0 8 6 8 13 8 20 0 40 0 60 0 7 0 13 0 13-8 0-5-7-6-12-6-21 0-24-8-24-29 0-58 0-117 0-175 56 73 111 147 167 219 3 5 5 6 7 6 7 0 7-6 7-12 0-72 0-145 0-217 0-22 4-28 22-28 2 0 9 0 9-6 0-7-6-7-13-7-19 0-38 0-56 0-7 0-14 0-14 7 0 6 7 6 11 6 22 0 26 8 26 29 0 39 0 79 0 120-40-53-78-105-118-156-3-6-4-6-13-6-22 0-45 0-67 0-8 0-14 0-14 7 0 5 6 6 8 6 11 1 19 8 22 12-1 4-1 4-1 9zM218 243c-56-73-112-147-168-221-4-4-4-5-8-9 15 0 31 0 46 0 43 59 87 117 130 175 0 18 0 37 0 55z"><text:p/></draw:path><draw:path draw:style-name="gr3" draw:text-style-name="P69" svg:width="0.04cm" svg:height="0.041cm" svg:x="7.166cm" svg:y="0.247cm" svg:viewBox="0 0 41 42" svg:d="M41 21c0-11-9-21-20-21s-21 10-21 21 10 21 21 21 20-10 20-21z"><text:p/></draw:path><draw:path draw:style-name="gr3" draw:text-style-name="P69" svg:width="0.302cm" svg:height="0.17cm" svg:x="7.317cm" svg:y="0.115cm" svg:viewBox="0 0 303 171" svg:d="M31 37c0 35 0 69 0 104 0 18-5 18-31 18 0 3 0 7 0 12 14-1 34-3 44-3s30 2 43 3c0-5 0-9 0-12-25 0-30 0-30-18 0-24 0-49 0-72 0-39 28-61 52-61 25 0 29 21 29 43 0 29 0 59 0 90 0 18-4 18-30 18 0 3 0 7 0 12 13-1 33-3 44-3 10 0 30 2 43 3 0-5 0-9 0-12-26 0-30 0-30-18 0-24 0-49 0-72 0-39 28-61 52-61s28 21 28 43c0 29 0 59 0 90 0 18-4 18-29 18 0 3 0 7 0 12 13-1 33-3 43-3 11 0 30 2 44 3 0-5 0-9 0-12-20 0-30 0-31-13 0-25 0-49 0-73 0-33 0-45-12-59-5-6-18-14-40-14-33 0-49 23-56 37-6-33-34-37-52-37-28 0-46 17-57 41 0-13 0-28 0-41-19 1-36 3-55 4 0 5 0 8 0 13 28 0 31 2 31 20z"><text:p/></draw:path><draw:path draw:style-name="gr3" draw:text-style-name="P69" svg:width="0.173cm" svg:height="0.175cm" svg:x="7.643cm" svg:y="0.115cm" svg:viewBox="0 0 174 176" svg:d="M112 143c1 16 12 32 30 32 9 0 32-5 32-37 0-8 0-15 0-21-3 0-7 0-10 0 0 6 0 13 0 21 0 23-9 25-13 25-13 0-15-18-15-20 0-26 0-52 0-77 0-15 0-31-14-45-15-15-34-21-53-21-32 0-58 18-58 43 0 12 8 19 18 19 11 0 17-8 17-18 0-5-2-18-20-19 11-13 30-17 42-17 19 0 41 15 41 49 0 5 0 9 0 15-19 1-46 2-70 14-30 13-39 33-39 49 0 32 37 41 62 41s43-15 50-33zM109 79c0 12 0 26 0 39 0 37-28 50-45 50-19 0-34-14-34-33 0-20 16-52 79-56z"><text:p/></draw:path><draw:path draw:style-name="gr3" draw:text-style-name="P69" svg:width="0.194cm" svg:height="0.165cm" svg:x="7.825cm" svg:y="0.122cm" svg:viewBox="0 0 195 166" svg:d="M106 75c12-14 26-33 36-43 12-14 27-20 46-20 0-4 0-8 0-12-10 0-22 1-32 1-12 0-32-1-37-1 0 4 0 8 0 12 8 0 11 5 11 11s-3 11-6 14c-7 10-16 20-24 30-10-13-20-25-30-38-3-5-3-6-3-8 0-6 6-9 13-9 0-4 0-8 0-12-10 0-35 1-41 1-8 0-27-1-37-1 0 4 0 8 0 12 27 0 28 0 45 23 14 17 26 33 39 50-12 15-24 31-36 46-19 22-42 23-50 23 0 3 0 8 0 12 10-1 22-2 32-2 11 0 27 1 36 2 0-4 0-9 0-12-7-1-11-6-11-12 0-9 11-21 35-50 10 13 20 26 30 39 2 4 8 11 8 13 0 4-3 9-14 10 0 3 0 8 0 12 12-1 33-2 41-2 11 0 26 1 38 2 0-4 0-9 0-12-21 0-28-1-37-12-17-23-35-45-52-67z"><text:p/></draw:path><draw:path draw:style-name="gr3" draw:text-style-name="P69" svg:width="0.137cm" svg:height="0.383cm" svg:x="8.052cm" svg:y="0cm" svg:viewBox="0 0 138 384" svg:d="M83 52c0-16 9-41 51-43 2-1 4-2 4-5 0-4-4-4-8-4-39 0-74 20-74 48 0 29 0 59 0 89 0 14 0 26-15 39-13 11-29 12-37 12-2 0-4 2-4 5 0 2 3 2 7 3 25 1 44 15 48 34 1 5 1 6 1 19 0 25 0 50 0 76 0 16 0 28 19 44 15 11 41 15 55 15 4 0 8 0 8-4 0-3-3-3-6-5-25-1-44-13-48-33-1-3-1-4-1-18 0-27 0-53 0-81 0-17-4-24-17-36-8-9-19-12-30-14 32-9 47-27 47-49 0-31 0-61 0-92z"><text:p/></draw:path><draw:path draw:style-name="gr3" draw:text-style-name="P69" svg:width="0.176cm" svg:height="0.247cm" svg:x="8.223cm" svg:y="0.115cm" svg:viewBox="0 0 177 248" svg:d="M176 25c1-3 1-4 1-7 0-7-4-10-11-10-3 0-14 2-15 16-8-14-21-24-37-24-44 0-92 54-92 109 0 39 24 62 52 62 23 0 40-19 45-23v1c-8 34-12 48-12 49-2 3-16 42-56 42-8 0-20-1-31-4 12-4 15-14 15-20 0-7-3-13-14-13-9 0-21 6-21 22 0 15 14 23 52 23 48 0 76-30 81-53 14-56 29-114 43-170zM127 121c-3 10-13 20-20 27-9 6-21 14-32 14-19 0-25-20-25-35 0-19 12-65 22-84 11-20 27-35 42-35 27 0 32 32 32 34 0 1-1 3-1 5-6 25-12 49-18 74z"><text:p/></draw:path><draw:path draw:style-name="gr3" draw:text-style-name="P69" svg:width="0.088cm" svg:height="0.383cm" svg:x="8.454cm" svg:y="0cm" svg:viewBox="0 0 89 384" svg:d="M89 380c0-1 0-1-6-8-49-48-61-121-61-179 0-67 15-135 63-183 4-4 4-4 4-7 0-2-1-3-3-3-5 0-39 26-62 75-20 43-24 86-24 118 0 28 4 76 25 119 23 47 56 72 61 72 2 0 3-1 3-4z"><text:p/></draw:path><draw:path draw:style-name="gr3" draw:text-style-name="P69" svg:width="0.101cm" svg:height="0.257cm" svg:x="8.577cm" svg:y="0.034cm" svg:viewBox="0 0 102 258" svg:d="M99 14c0-7-5-14-14-14-11 0-21 10-21 21 0 7 4 13 14 13 9 0 21-9 21-20zM69 159c5-11 5-13 9-22 2-8 5-14 5-21 0-17-13-31-32-31-37 0-51 56-51 59 0 4 3 4 4 4 5 0 5-2 7-7 10-36 25-49 39-49 3 0 9 0 9 14 0 7-2 15-4 20-3 9-20 55-26 70-5 10-9 22-9 31 0 17 13 31 32 31 36 0 50-55 50-60 0-3-3-3-5-3-3 0-3 1-6 6-6 25-19 49-39 49-7 0-9-4-9-13 0-10 2-16 11-39 5-13 10-26 15-39z"><text:p/></draw:path><draw:path draw:style-name="gr3" draw:text-style-name="P69" svg:width="0.088cm" svg:height="0.383cm" svg:x="8.721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69" svg:width="0.014cm" svg:height="0.383cm" svg:x="9.003cm" svg:y="0cm" svg:viewBox="0 0 15 384" svg:d="M15 14c0-7 0-14-7-14-8 0-8 7-8 14 0 119 0 237 0 356 0 8 0 14 8 14 7 0 7-6 7-14 0-119 0-237 0-356z"><text:p/></draw:path><draw:path draw:style-name="gr3" draw:text-style-name="P69" svg:width="0.101cm" svg:height="0.257cm" svg:x="9.182cm" svg:y="0.034cm" svg:viewBox="0 0 102 258" svg:d="M99 14c0-7-5-14-14-14-10 0-21 10-21 21 0 7 5 13 14 13 10 0 21-9 21-20zM69 159c6-11 6-13 9-22 3-8 6-14 6-21 0-17-14-31-32-31-37 0-52 56-52 59 0 4 4 4 6 4 3 0 4-2 5-7 11-36 26-49 40-49 3 0 10 0 10 14 0 7-4 15-5 20-3 9-21 55-27 70-4 10-9 22-9 31 0 17 13 31 32 31 36 0 50-55 50-60 0-3-3-3-4-3-3 0-3 1-6 6-7 25-19 49-39 49-7 0-10-4-10-13 0-10 3-16 12-39 4-13 10-26 14-39z"><text:p/></draw:path><draw:path draw:style-name="gr3" draw:text-style-name="P69" svg:width="0.193cm" svg:height="0.221cm" svg:x="9.444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9" svg:width="0.137cm" svg:height="0.383cm" svg:x="9.805cm" svg:y="0cm" svg:viewBox="0 0 138 384" svg:d="M81 52c0-16 10-41 53-43 1-1 4-2 4-5 0-4-4-4-8-4-39 0-74 20-74 48 0 29 0 59 0 89 0 14 0 26-15 39-15 11-29 12-38 12-1 0-3 2-3 5 0 2 2 2 7 3 25 1 44 15 48 34 1 5 1 6 1 19 0 25 0 50 0 76 0 16 0 28 19 44 14 11 41 15 55 15 4 0 8 0 8-4 0-3-3-3-7-5-24-1-43-13-48-33-2-3-2-4-2-18 0-27 0-53 0-81 0-17-3-24-15-36-8-9-19-12-30-14 32-9 45-27 45-49 0-31 0-61 0-92z"><text:p/></draw:path><draw:path draw:style-name="gr3" draw:text-style-name="P69" svg:width="0.162cm" svg:height="0.263cm" svg:x="9.985cm" svg:y="0.032cm" svg:viewBox="0 0 163 264" svg:d="M163 133c0-30-2-61-16-89-17-37-49-44-66-44-23 0-50 10-67 46-12 27-14 57-14 87s2 63 18 93c16 31 45 38 63 38 21 0 51-7 68-44 12-27 14-56 14-87zM81 257c-15 0-37-10-45-48-4-22-4-57-4-80 0-24 0-50 3-71 8-46 37-49 46-49 14 0 39 6 47 45 3 22 3 51 3 75 0 30 0 55-4 79-6 36-28 49-46 49z"><text:p/></draw:path><draw:path draw:style-name="gr3" draw:text-style-name="P69" svg:width="0.045cm" svg:height="0.115cm" svg:x="10.197cm" svg:y="0.247cm" svg:viewBox="0 0 46 116" svg:d="M46 41c0-26-10-41-25-41-12 0-21 10-21 21 0 10 9 21 21 21 4 0 10-2 13-6 1-1 1-1 2-1s1 0 1 6c0 28-13 51-26 65-4 3-4 4-4 5 0 4 2 5 4 5 3 0 35-30 35-75z"><text:p/></draw:path><draw:path draw:style-name="gr3" draw:text-style-name="P69" svg:width="0.04cm" svg:height="0.041cm" svg:x="10.369cm" svg:y="0.247cm" svg:viewBox="0 0 41 42" svg:d="M41 21c0-11-10-21-21-21s-20 10-20 21 9 21 20 21 21-10 21-21z"><text:p/></draw:path><draw:path draw:style-name="gr3" draw:text-style-name="P69" svg:width="0.041cm" svg:height="0.041cm" svg:x="10.476cm" svg:y="0.247cm" svg:viewBox="0 0 42 42" svg:d="M42 21c0-11-10-21-21-21s-21 10-21 21 10 21 21 21 21-10 21-21z"><text:p/></draw:path><draw:path draw:style-name="gr3" draw:text-style-name="P69" svg:width="0.04cm" svg:height="0.041cm" svg:x="10.584cm" svg:y="0.247cm" svg:viewBox="0 0 41 42" svg:d="M41 21c0-11-9-21-20-21-12 0-21 10-21 21s9 21 21 21c11 0 20-10 20-21z"><text:p/></draw:path><draw:path draw:style-name="gr3" draw:text-style-name="P69" svg:width="0.209cm" svg:height="0.173cm" svg:x="10.669cm" svg:y="0.115cm" svg:viewBox="0 0 210 174" svg:d="M23 148c-1 5-3 14-3 16 0 7 5 10 11 10 4 0 12-2 14-10 1-1 6-20 8-29 3-12 5-24 9-35 2-9 4-16 6-25 1-7 5-18 5-20 5-12 26-47 62-47 18 0 21 14 21 27 0 24-18 73-24 91-4 8-4 13-4 17 0 18 13 31 32 31 36 0 50-56 50-59 0-4-3-4-4-4-5 0-5 1-7 7-8 26-20 48-38 48-7 0-10-4-10-13 0-10 3-19 7-27 7-20 24-63 24-85 0-26-17-41-44-41-36 0-54 24-61 33-2-21-19-33-36-33-19 0-24 14-29 22-6 13-12 35-12 37 0 4 4 4 6 4 3 0 4 0 6-9 7-28 14-46 28-46 7 0 12 5 12 18 0 8-1 13-6 32-7 30-15 60-23 90z"><text:p/></draw:path><draw:path draw:style-name="gr3" draw:text-style-name="P69" svg:width="0.135cm" svg:height="0.383cm" svg:x="10.918cm" svg:y="0cm" svg:viewBox="0 0 136 384" svg:d="M55 333c0 15-10 40-52 42-2 2-3 3-3 5 0 4 3 4 8 4 37 0 72-18 73-48 0-29 0-59 0-88 0-15 0-27 16-40 13-11 27-12 36-12 2-1 3-2 3-3 0-5-2-5-5-5-26-1-44-15-48-34-2-4-2-5-2-19 0-25 0-50 0-76 0-16 0-28-18-44-16-12-42-15-55-15-5 0-8 0-8 4s2 4 6 5c24 1 44 13 48 33 1 3 1 4 1 19 0 26 0 52 0 80 0 18 3 24 15 36 9 9 20 12 31 16-32 7-46 25-46 47 0 31 0 62 0 93z"><text:p/></draw:path><draw:path draw:style-name="gr3" draw:text-style-name="P69" svg:width="0.137cm" svg:height="0.383cm" svg:x="11.111cm" svg:y="0cm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p>
      <text:h text:style-name="P57" text:outline-level="4">לא על</text:h>
      <text:p text:style-name="P50">נמצא דוגמה נגדית. נבחר <draw:g text:anchor-type="as-char" svg:y="-0.337cm" draw:z-index="338" draw:name="Shape148" draw:style-name="gr1"><svg:title>TexMaths</svg:title><svg:desc>11§display§g = \lambda x \in \N. (x - 1)^2§svg§600§FALSE§</svg:desc><draw:path draw:style-name="gr2" draw:text-style-name="P68" svg:width="3.301cm" svg:height="0.395cm" svg:x="0.015cm" svg:y="0.021cm" svg:viewBox="0 0 3302 396" svg:d="M1652 396c-551 0-1101 0-1652 0 0-132 0-264 0-396 1101 0 2201 0 3302 0 0 132 0 264 0 396-550 0-1100 0-1650 0z"><text:p/></draw:path><draw:path draw:style-name="gr3" draw:text-style-name="P69" svg:width="0.177cm" svg:height="0.248cm" svg:x="0.001cm" svg:y="0.17cm" svg:viewBox="0 0 178 249" svg:d="M177 25c0-2 1-4 1-6 0-7-4-11-11-11-4 0-14 3-16 16-7-14-20-24-37-24-44 0-91 54-91 110 0 38 23 61 52 61 22 0 41-18 44-22h1c-9 34-9 33-13 51-1 4-15 40-55 40-8 0-21 0-32-3 12-3 16-12 16-19 0-6-4-14-15-14-8 0-21 8-21 23 0 14 14 22 52 22 48 0 76-28 82-52 15-57 29-114 43-172zM127 121c-3 10-11 20-20 28-8 6-20 13-31 13-20 0-25-20-25-35 0-19 11-64 21-84 11-19 27-34 44-34 25 0 30 31 30 33s-1 4-1 5c-6 25-12 49-18 74z"><text:p/></draw:path><draw:path draw:style-name="gr3" draw:text-style-name="P69" svg:width="0.255cm" svg:height="0.089cm" svg:x="0.323cm" svg:y="0.199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19cm" svg:height="0.271cm" svg:x="0.729cm" svg:y="0.073cm" svg:viewBox="0 0 191 272" svg:d="M118 155c16 40 35 99 40 107 7 9 10 9 21 9 4 0 6 0 9 0s3-3 3-4 0-1-1-3c-4-5-6-10-8-18-27-73-53-146-80-218-7-24-28-28-47-28-2 0-7 0-7 4 0 3 3 3 4 4 12 2 15 4 25 31 12 35 25 69 37 104-35 36-71 71-106 106-5 5-8 7-8 11 0 7 6 12 12 12 7 0 10-4 13-8 31-36 62-72 93-109z"><text:p/></draw:path><draw:path draw:style-name="gr3" draw:text-style-name="P69" svg:width="0.192cm" svg:height="0.174cm" svg:x="0.946cm" svg:y="0.17cm" svg:viewBox="0 0 193 175" svg:d="M118 54c2-10 11-45 38-45 2 0 11 0 20 4-11 2-19 12-19 21 0 7 5 15 15 15 8 0 21-8 21-24 0-19-24-25-37-25-22 0-35 21-40 30-9-26-30-30-42-30-40 0-62 50-62 60 0 4 3 4 5 4 3 0 4-1 5-4 13-41 39-51 52-51 6 0 21 3 21 25 0 12-7 39-21 93-7 24-20 40-38 40-2 0-11 0-18-5 10-2 17-10 17-21s-7-14-14-14c-11 0-21 11-21 23 0 18 20 25 36 25 26 0 40-27 41-29 4 14 19 29 42 29 39 0 61-49 61-59 0-5-3-5-4-5-3 0-4 3-5 5-13 42-39 51-51 51-15 0-22-13-22-26 0-9 2-16 7-34 4-18 8-35 13-53z"><text:p/></draw:path><draw:path draw:style-name="gr3" draw:text-style-name="P69" svg:width="0.193cm" svg:height="0.223cm" svg:x="1.295cm" svg:y="0.132cm" svg:viewBox="0 0 194 224" svg:d="M180 119c7 0 14 0 14-8 0-7-7-7-14-7-55 0-108 0-163 0 4-52 48-89 103-89 20 0 41 0 60 0 7 0 14 0 14-7 0-8-7-8-14-8-20 0-40 0-61 0-66 0-119 49-119 111s53 113 119 113c21 0 41 0 61 0 7 0 14 0 14-8s-7-8-14-8c-19 0-40 0-60 0-55 0-99-37-103-89 55 0 108 0 163 0z"><text:p/></draw:path><draw:path draw:style-name="gr3" draw:text-style-name="P69" svg:width="0.261cm" svg:height="0.27cm" svg:x="1.638cm" svg:y="0.076cm" svg:viewBox="0 0 262 271" svg:d="M33 34c0 63 0 126 0 190 0 19-2 25-22 26-4 0-11 0-11 7s6 7 13 7c20 0 40 0 60 0 7 0 13 0 13-7s-7-7-12-7c-21-1-24-9-24-27 0-60 0-119 0-178 56 73 111 147 167 220 3 5 5 6 7 6 7 0 7-6 7-13 0-72 0-144 0-217 0-22 3-28 22-28 2 0 9 0 9-6 0-7-7-7-13-7-19 0-38 0-56 0-8 0-14 0-14 7 0 6 7 6 11 6 22 0 26 8 26 29 0 40 0 80 0 121-40-53-78-105-118-157-3-6-4-6-13-6-22 0-45 0-67 0-8 0-14 0-14 7 0 5 6 6 8 6 11 1 19 8 22 12-1 4-1 4-1 9zM218 244c-56-74-112-148-168-222-4-4-4-4-8-9 15 0 31 0 46 0 43 59 87 117 130 177 0 17 0 36 0 54z"><text:p/></draw:path><draw:path draw:style-name="gr3" draw:text-style-name="P69" svg:width="0.04cm" svg:height="0.04cm" svg:x="1.939cm" svg:y="0.299cm" svg:viewBox="0 0 41 41" svg:d="M41 21c0-12-9-21-20-21-12 0-21 9-21 21 0 11 9 20 21 20 11 0 20-9 20-20z"><text:p/></draw:path><draw:path draw:style-name="gr3" draw:text-style-name="P69" svg:width="0.089cm" svg:height="0.385cm" svg:x="2.052cm" svg:y="0.051cm" svg:viewBox="0 0 90 386" svg:d="M90 382c0-2 0-2-6-8-49-50-61-123-61-181 0-67 14-135 62-183 5-4 5-4 5-6 0-3-2-4-4-4-3 0-39 26-62 75-20 43-24 86-24 118 0 31 4 76 25 120 23 48 58 73 61 73 2 0 4-1 4-4z"><text:p/></draw:path><draw:path draw:style-name="gr3" draw:text-style-name="P69" svg:width="0.192cm" svg:height="0.174cm" svg:x="2.175cm" svg:y="0.17cm" svg:viewBox="0 0 193 175" svg:d="M118 54c2-10 12-45 38-45 2 0 11 0 20 4-11 2-19 12-19 21 0 7 5 15 15 15 8 0 21-8 21-24 0-19-24-25-36-25-23 0-36 21-40 30-10-26-31-30-42-30-41 0-63 50-63 60 0 4 3 3 5 4 3 0 4-1 5-4 13-41 39-51 52-51 7 0 21 3 21 25 0 12-7 39-21 93-7 24-20 40-37 40-3 0-12 0-19-5 10-2 18-10 18-21s-8-14-14-14c-12 0-22 11-22 23 0 18 20 25 36 25 26 0 40-27 41-29 4 14 19 29 42 29 39 0 61-49 61-59 0-5-3-5-4-5-3 0-4 3-4 5-14 42-40 51-52 51-15 0-22-13-22-26 0-9 3-16 7-34s8-35 13-53z"><text:p/></draw:path><draw:path draw:style-name="gr3" draw:text-style-name="P69" svg:width="0.236cm" svg:height="0.014cm" svg:x="2.503cm" svg:y="0.235cm" svg:viewBox="0 0 237 15" svg:d="M222 15c7 0 15 0 15-7 0-8-8-8-15-8-69 0-139 0-209 0-6 0-13 0-13 8 0 7 7 7 13 7 70 0 140 0 209 0z"><text:p/></draw:path><draw:path draw:style-name="gr3" draw:text-style-name="P69" svg:width="0.126cm" svg:height="0.256cm" svg:x="2.892cm" svg:y="0.083cm" svg:viewBox="0 0 127 257" svg:d="M79 11c0-10 0-11-10-11-23 25-57 25-69 25 0 5 0 8 0 12 8 0 30 0 51-9 0 66 0 132 0 199 0 13-1 18-37 18-4 0-7 0-12 0 0 4 0 9 0 12 13-1 48-1 63-1s48 0 62 1c0-3 0-8 0-12-5 0-8 0-13 0-34 0-35-5-35-18 0-73 0-144 0-216z"><text:p/></draw:path><draw:path draw:style-name="gr3" draw:text-style-name="P69" svg:width="0.088cm" svg:height="0.385cm" svg:x="3.073cm" svg:y="0.051cm" svg:viewBox="0 0 89 386" svg:d="M89 193c0-30-3-76-25-120-23-48-56-73-61-73-2 0-3 1-3 4 0 2 0 2 8 9 37 38 59 99 59 180 0 65-14 133-61 182-6 5-6 5-6 7s1 4 3 4c5 0 40-27 62-76 20-42 24-84 24-117z"><text:p/></draw:path><draw:path draw:style-name="gr3" draw:text-style-name="P69" svg:width="0.119cm" svg:height="0.179cm" svg:x="3.218cm" svg:y="0.001cm" svg:viewBox="0 0 120 180" svg:d="M120 131c-3 0-7 0-10 0 0 6-3 21-7 24-2 2-23 2-26 2-16 0-34 0-51 0 29-25 39-32 55-46 20-15 39-33 39-58 0-33-29-53-64-53-33 0-56 24-56 49 0 14 12 15 14 15 7 0 15-4 15-14 0-6-3-15-16-15 8-20 27-25 40-25 26 0 41 21 41 43 0 23-17 42-26 52-22 21-43 43-65 65-3 2-3 2-3 10 37 0 74 0 111 0 3-17 6-33 9-49z"><text:p/></draw:path></draw:g>, ונראה שלכל <draw:g text:anchor-type="as-char" svg:y="-0.273cm" draw:z-index="147" draw:name="Shape149" draw:style-name="gr1"><svg:title>TexMaths</svg:title><svg:desc>11§display§f \colon \N \to \N§svg§600§FALSE§</svg:desc><draw:path draw:style-name="gr2" draw:text-style-name="P68" svg:width="1.618cm" svg:height="0.309cm" svg:x="-0.001cm" svg:y="0.019cm" svg:viewBox="0 0 1619 310" svg:d="M0 0c540 0 1080 0 1619 0 0 103 0 207 0 310-539 0-1079 0-1619 0 0-103 0-207 0-310z"><text:p/></draw:path><draw:path draw:style-name="gr3" draw:text-style-name="P69" svg:width="0.191cm" svg:height="0.349cm" svg:x="0cm" svg:y="0cm" svg:viewBox="0 0 192 350" svg:d="M121 118c11 0 22 0 33 0 8 0 12 0 12-8 0-4-4-4-11-4-11 0-21 0-32 0 2-16 6-30 8-44 2-8 8-36 10-40 3-8 10-13 17-13 3 0 12 0 20 6-17 1-21 16-21 21 0 9 7 13 15 13 9 0 20-7 20-23 0-17-17-26-34-26-13 0-37 7-48 45-2 8-3 12-13 61-9 0-18 0-27 0-7 0-12 0-12 7 0 5 5 5 11 5 9 0 17 0 26 0-10 50-19 100-29 150-7 38-13 73-34 73-1 0-11 0-18-7 18-1 21-15 21-21 0-8-6-13-14-13-10 0-21 8-21 23 0 18 16 27 32 27 22 0 37-23 44-38 12-24 21-71 22-73 8-41 15-81 23-121z"><text:p/></draw:path><draw:path draw:style-name="gr3" draw:text-style-name="P69" svg:width="0.04cm" svg:height="0.165cm" svg:x="0.286cm" svg:y="0.109cm" svg:viewBox="0 0 41 166" svg:d="M41 21c0-12-9-21-20-21-12 0-21 9-21 21 0 11 9 20 21 20 11 0 20-9 20-20zM41 146c0-12-9-21-20-21-12 0-21 9-21 21 0 11 9 20 21 20 11 0 20-9 20-20z"><text:p/></draw:path><draw:path draw:style-name="gr3" draw:text-style-name="P69" svg:width="0.261cm" svg:height="0.27cm" svg:x="0.498cm" svg:y="0.007cm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7 6 11 6 22 1 25 9 25 29 0 39 0 80 0 121-38-53-78-105-116-157-4-6-6-6-14-6-22 0-45 0-67 0-7 0-14 0-14 7 0 6 7 6 9 6 10 1 18 8 21 12 0 4 0 5 0 10zM218 243c-56-73-111-146-167-220-5-5-5-5-9-10 15 0 31 0 46 0 43 59 87 117 130 175 0 19 0 37 0 55z"><text:p/></draw:path><draw:path draw:style-name="gr3" draw:text-style-name="P69" svg:width="0.342cm" svg:height="0.199cm" svg:x="0.895cm" svg:y="0.074cm" svg:viewBox="0 0 343 200" svg:d="M301 109c-22 15-32 32-35 36-18 27-21 50-21 51 0 4 6 4 8 4 6 0 8-1 9-7 8-37 32-70 76-87 4-2 5-3 5-5 0-3-2-4-3-4-17-7-64-27-78-91-1-5-3-6-9-6-2 0-8 0-8 4 0 2 5 26 20 51 8 12 19 25 36 37-95 0-191 0-287 0-7 0-14 0-14 9 0 8 7 8 14 8 96 0 192 0 287 0z"><text:p/></draw:path><draw:path draw:style-name="gr3" draw:text-style-name="P69" svg:width="0.261cm" svg:height="0.27cm" svg:x="1.377cm" svg:y="0.007cm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8 6 11 6 22 1 25 9 25 29 0 39 0 80 0 121-38-53-78-105-116-157-4-6-6-6-14-6-22 0-45 0-67 0-7 0-14 0-14 7 0 6 7 6 9 6 10 1 18 8 21 12 0 4 0 5 0 10zM218 243c-56-73-111-146-167-220-5-5-5-5-9-10 15 0 31 0 46 0 43 59 87 117 130 175 0 19 0 37 0 55z"><text:p/></draw:path></draw:g><text:s/><draw:g text:anchor-type="as-char" svg:y="-0.288cm" draw:z-index="148" draw:name="Shape150" draw:style-name="gr1"><svg:title>TexMaths</svg:title><svg:desc>11§display§F(f) \neq g§svg§600§FALSE§</svg:desc><draw:path draw:style-name="gr2" draw:text-style-name="P68" svg:width="1.49cm" svg:height="0.345cm" svg:x="0.004cm" svg:y="0.018cm" svg:viewBox="0 0 1491 346" svg:d="M746 346c-249 0-497 0-746 0 0-116 0-230 0-346 497 0 994 0 1491 0 0 116 0 230 0 346-248 0-497 0-745 0z"><text:p/></draw:path><draw:path draw:style-name="gr3" draw:text-style-name="P69" svg:width="0.273cm" svg:height="0.26cm" svg:x="-0.001cm" svg:y="0.025cm" svg:viewBox="0 0 274 261" svg:d="M102 137c12 0 26 0 38 0 28 0 32 6 32 17 0 2 0 8-4 19 0 2-1 3-1 4 0 4 2 5 6 5 3 0 3-1 5-8 7-29 14-56 21-84 1-4 1-5 1-6s-1-5-4-5c-5 0-5 2-6 9-9 30-17 36-50 36-12 0-23 0-36 0 9-33 17-65 26-98 3-13 3-14 21-14 16 0 34 0 50 0 48 0 57 12 57 42 0 9 0 11-1 21-1 5-1 5-1 6 0 3 1 6 5 6s4-2 5-10c2-22 5-45 8-67 1-10-1-10-11-10-63 0-127 0-189 0-8 0-11 0-11 8 0 4 3 4 11 4 14 0 24 0 24 7 0 1 0 2-1 9-18 68-34 136-52 203-3 15-4 18-35 18-7 0-10 0-10 8 0 4 4 4 5 4 11 0 40-1 51-1 13 0 45 1 58 1 4 0 8 0 8-8 0-2-1-2-2-3s-2-1-11-1-11 0-20 0c-11-1-13-3-13-8 0-1 0-3 2-9 8-32 17-64 24-95z"><text:p/></draw:path><draw:path draw:style-name="gr3" draw:text-style-name="P69" svg:width="0.088cm" svg:height="0.384cm" svg:x="0.325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69" svg:width="0.191cm" svg:height="0.349cm" svg:x="0.457cm" svg:y="0.017cm" svg:viewBox="0 0 192 350" svg:d="M121 118c11 0 23 0 34 0 8 0 11 0 11-8 0-4-3-4-10-4-11 0-21 0-32 0 2-16 6-30 8-44 1-8 7-36 9-40 4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69" svg:width="0.089cm" svg:height="0.384cm" svg:x="0.689cm" svg:y="0cm" svg:viewBox="0 0 90 385" svg:d="M90 193c0-30-4-76-25-120-23-48-57-73-61-73-2 0-4 2-4 4s0 2 8 9c37 38 59 99 59 180 0 65-14 133-62 181-5 6-5 6-5 7 0 2 2 4 4 4 4 0 39-26 62-76 20-41 24-84 24-116z"><text:p/></draw:path><draw:path draw:style-name="gr3" draw:text-style-name="P69" svg:width="0.193cm" svg:height="0.358cm" svg:x="0.977cm" svg:y="0.011cm" svg:viewBox="0 0 194 359" svg:d="M190 15c4-5 4-6 4-7 0-2-4-8-8-8-6 0-7 2-9 8-58 112-115 223-174 336-3 5-3 6-3 7 0 4 3 8 8 8s6-2 8-8c59-112 116-223 174-336z"><text:p/></draw:path><draw:path draw:style-name="gr3" draw:text-style-name="P69" svg:width="0.256cm" svg:height="0.09cm" svg:x="0.945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176cm" svg:height="0.248cm" svg:x="1.338cm" svg:y="0.115cm" svg:viewBox="0 0 177 249" svg:d="M176 25c0-2 1-4 1-6 0-7-4-11-11-11-4 0-14 3-16 16-7-14-20-24-36-24-45 0-92 54-92 110 0 38 23 61 52 61 22 0 40-18 44-22h1c-9 34-9 33-13 50-2 5-15 41-55 41-8 0-21 0-32-3 12-4 16-13 16-20s-4-13-14-13c-9 0-21 6-21 22 0 15 14 23 51 23 48 0 75-30 82-52 14-57 29-114 43-172zM125 121c-2 10-11 20-19 28-8 6-20 13-31 13-20 0-26-20-26-35 0-19 11-64 22-84 10-19 27-34 43-34 26 0 31 31 31 33s-1 4-1 5c-7 25-12 49-19 74z"><text:p/></draw:path></draw:g>. נניח בשלילה שקיים <draw:g text:anchor-type="as-char" svg:y="-0.273cm" draw:z-index="149" draw:name="Shape151" draw:style-name="gr1"><svg:title>TexMaths</svg:title><svg:desc>11§display§f§svg§600§FALSE§</svg:desc><draw:path draw:style-name="gr2" draw:text-style-name="P68" svg:width="0.171cm" svg:height="0.309cm" svg:x="-0.001cm" svg:y="0.019cm" svg:viewBox="0 0 172 310" svg:d="M0 0c57 0 115 0 172 0 0 103 0 207 0 310-57 0-115 0-172 0 0-103 0-207 0-310z"><text:p/></draw:path><draw:path draw:style-name="gr3" draw:text-style-name="P69" svg:width="0.19cm" svg:height="0.349cm" svg:x="0cm" svg:y="0cm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text:s/>כזה, ולכן לפי כלל <draw:g text:anchor-type="as-char" svg:y="-0.27cm" draw:z-index="150" draw:name="Shape152" draw:style-name="gr1"><svg:title>TexMaths</svg:title><svg:desc>11§display§\beta§svg§600§FALSE§</svg:desc><draw:path draw:style-name="gr2" draw:text-style-name="P68" svg:width="0.18cm" svg:height="0.305cm" svg:x="0.008cm" svg:y="0.018cm" svg:viewBox="0 0 181 306" svg:d="M0 0c61 0 120 0 181 0 0 102 0 204 0 306-61 0-120 0-181 0 0-102 0-204 0-306z"><text:p/></draw:path><draw:path draw:style-name="gr3" draw:text-style-name="P69" svg:width="0.209cm" svg:height="0.345cm" svg:x="-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והנחת השלילה נקבל <draw:g text:anchor-type="as-char" svg:y="-0.337cm" draw:z-index="339" draw:name="Shape153" draw:style-name="gr1"><svg:title>TexMaths</svg:title><svg:desc>11§display§F(f) = \lambda n \in \N. \max\{f(i) \mid i \in \{0, \dots, n\}\} = (n - 1)^2§svg§600§FALSE§</svg:desc><draw:path draw:style-name="gr2" draw:text-style-name="P68" svg:width="8.908cm" svg:height="0.395cm" svg:x="0.006cm" svg:y="0.021cm" svg:viewBox="0 0 8909 396" svg:d="M4456 396c-1486 0-2971 0-4456 0 0-132 0-264 0-396 2970 0 5940 0 8909 0 0 132 0 264 0 396-1485 0-2969 0-4453 0z"><text:p/></draw:path><draw:path draw:style-name="gr3" draw:text-style-name="P69" svg:width="0.273cm" svg:height="0.26cm" svg:x="0.001cm" svg:y="0.078cm" svg:viewBox="0 0 274 261" svg:d="M102 137c12 0 26 0 38 0 28 0 32 6 32 17 0 3 0 8-3 19-1 2-2 3-2 5 0 3 3 4 6 4s3-1 5-8c7-28 14-56 21-84 1-4 1-5 1-6s-1-5-4-5c-5 0-5 3-6 9-9 30-17 37-49 37-12 0-23 0-35 0 7-33 16-65 24-99 3-13 4-15 21-15 16 0 34 0 50 0 49 0 57 13 57 43 0 9 0 10-1 21-1 5-1 5-1 7s1 4 5 4 4-2 5-9c2-22 6-45 8-67 1-10-1-10-10-10-64 0-127 0-190 0-8 0-11 0-11 8 0 3 3 3 11 3 14 0 25 0 25 8 0 1 0 2-2 9-18 68-34 136-52 205-3 13-4 16-35 16-7 0-10 0-10 8 0 4 4 4 5 4 11 0 40-1 51-1 13 0 45 1 58 1 4 0 8 0 8-7 0-3-1-3-2-4s-2-1-11-1-10 0-20 0c-11-2-12-3-12-8 0-1 0-3 1-8 8-32 17-64 24-96z"><text:p/></draw:path><draw:path draw:style-name="gr3" draw:text-style-name="P69" svg:width="0.088cm" svg:height="0.385cm" svg:x="0.327cm" svg:y="0.051cm" svg:viewBox="0 0 89 386" svg:d="M89 382c0-2 0-2-7-8-48-50-60-123-60-181 0-67 15-135 63-183 4-4 4-4 4-6 0-3-1-4-3-4-5 0-39 26-62 75-20 43-24 86-24 118 0 31 4 76 25 120 23 48 56 73 61 73 2 0 3-1 3-4z"><text:p/></draw:path><draw:path draw:style-name="gr3" draw:text-style-name="P69" svg:width="0.193cm" svg:height="0.35cm" svg:x="0.459cm" svg:y="0.069cm" svg:viewBox="0 0 194 351" svg:d="M122 118c11 0 22 0 33 0 8 0 11 0 11-8 0-4-3-4-10-4-11 0-21 0-32 0 2-16 6-30 8-44 2-8 7-36 10-41 3-7 10-12 17-12 3 0 13 0 19 6-16 2-21 15-21 21 0 9 8 14 15 14 9 0 22-9 22-24 0-17-18-26-35-26-13 0-37 7-49 45-2 8-3 12-12 61-9 0-18 0-27 0-7 0-12 0-12 8 0 4 4 4 11 4 9 0 17 0 26 0-10 51-19 101-29 151-8 38-14 73-34 73-1 0-11 0-19-7 18-1 22-15 22-21 0-9-7-13-14-13-10 0-22 8-22 23 0 18 18 27 33 27 22 0 37-24 44-38 12-24 21-72 22-74 8-39 15-80 23-121z"><text:p/></draw:path><draw:path draw:style-name="gr3" draw:text-style-name="P69" svg:width="0.088cm" svg:height="0.385cm" svg:x="0.692cm" svg:y="0.051cm" svg:viewBox="0 0 89 386" svg:d="M89 193c0-30-4-76-25-120-23-48-56-73-61-73-2 0-3 1-3 4 0 2 0 2 7 9 38 38 60 99 60 180 0 65-14 133-63 182-4 5-4 5-4 7s1 4 3 4c5 0 39-27 62-76 20-42 24-84 24-117z"><text:p/></draw:path><draw:path draw:style-name="gr3" draw:text-style-name="P69" svg:width="0.255cm" svg:height="0.089cm" svg:x="0.949cm" svg:y="0.199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69" svg:width="0.19cm" svg:height="0.271cm" svg:x="1.355cm" svg:y="0.073cm" svg:viewBox="0 0 191 272" svg:d="M118 155c16 40 35 99 40 107 7 9 10 9 21 9 4 0 6 0 9 0s3-3 3-4 0-1-1-3c-4-5-6-10-9-18-26-73-52-146-79-218-9-24-29-28-47-28-2 0-7 0-7 4 0 3 3 4 4 4 12 2 15 4 25 31 12 35 25 69 37 104-35 36-71 71-106 106-5 5-8 7-8 11 0 7 5 12 12 12s10-4 13-8c31-36 62-72 93-109z"><text:p/></draw:path><draw:path draw:style-name="gr3" draw:text-style-name="P69" svg:width="0.208cm" svg:height="0.174cm" svg:x="1.572cm" svg:y="0.17cm" svg:viewBox="0 0 209 175" svg:d="M23 148c-1 6-3 15-3 16 0 8 4 11 11 11 4 0 11-3 14-11 0-1 4-18 7-28 3-12 5-24 8-35 3-8 5-17 7-26 2-7 4-18 6-19 5-12 26-47 62-47 18 0 21 14 21 26 0 25-19 74-25 91-3 9-3 13-3 17 0 19 13 32 30 32 37 0 51-56 51-59 0-5-3-5-4-5-4 0-4 1-6 8-8 27-21 48-40 48-6 0-8-4-8-13 0-10 3-19 6-27 8-21 23-63 23-85 0-27-16-42-44-42-35 0-54 24-60 34-2-22-18-34-35-34-18 0-26 15-29 22-7 13-12 36-12 38 0 4 3 3 4 4 5 0 5-1 7-9 7-27 14-46 29-46 7 0 12 4 12 17 0 8-1 13-7 32-8 30-14 60-22 90z"><text:p/></draw:path><draw:path draw:style-name="gr3" draw:text-style-name="P69" svg:width="0.191cm" svg:height="0.223cm" svg:x="1.933cm" svg:y="0.132cm" svg:viewBox="0 0 192 224" svg:d="M179 119c7 0 13 0 13-8 0-7-6-7-13-7-55 0-109 0-164 0 5-52 50-89 104-89 20 0 40 0 60 0 7 0 13 0 13-7 0-8-6-8-13-8-21 0-40 0-61 0-66 0-118 49-118 111s52 113 118 113c21 0 40 0 61 0 7 0 13 0 13-8s-6-8-13-8c-20 0-40 0-60 0-54 0-99-37-104-89 55 0 109 0 164 0z"><text:p/></draw:path><draw:path draw:style-name="gr3" draw:text-style-name="P69" svg:width="0.261cm" svg:height="0.27cm" svg:x="2.275cm" svg:y="0.076cm" svg:viewBox="0 0 262 271" svg:d="M34 34c0 63 0 126 0 190 0 19-3 25-23 26-4 0-11 0-11 7s7 7 13 7c20 0 40 0 60 0 7 0 13 0 13-7s-7-7-11-7c-22-1-26-9-26-27 0-60 0-119 0-178 57 73 112 147 168 220 3 5 5 6 8 6 7 0 7-6 7-13 0-72 0-144 0-217 0-22 3-28 21-28 2 0 9 0 9-6 0-7-6-7-13-7-19 0-38 0-57 0-6 0-13 0-13 7 0 6 7 6 11 6 22 0 26 8 26 29 0 40 0 80 0 121-39-53-79-105-117-157-4-6-6-6-14-6-22 0-45 0-67 0-7 0-14 0-14 7 0 5 7 6 9 6 10 1 18 8 21 12 0 4 0 4 0 9zM218 244c-56-74-112-148-169-222-3-4-3-4-7-9 15 0 31 0 46 0 43 59 87 117 130 177 0 17 0 36 0 54z"><text:p/></draw:path><draw:path draw:style-name="gr3" draw:text-style-name="P69" svg:width="0.041cm" svg:height="0.04cm" svg:x="2.577cm" svg:y="0.299cm" svg:viewBox="0 0 42 41" svg:d="M42 21c0-12-10-21-21-21s-21 9-21 21c0 11 10 20 21 20s21-9 21-20z"><text:p/></draw:path><draw:path draw:style-name="gr3" draw:text-style-name="P69" svg:width="0.3cm" svg:height="0.17cm" svg:x="2.729cm" svg:y="0.17cm" svg:viewBox="0 0 301 171" svg:d="M30 37c0 35 0 69 0 104 0 18-5 18-30 18 0 3 0 8 0 12 13 0 33-1 43-1s31 1 44 1c0-4 0-9 0-12-27 0-31 0-31-18 0-24 0-47 0-70 0-41 28-62 53-62 24 0 28 21 28 43 0 30 0 59 0 89 0 18-4 18-30 18 0 3 0 8 0 12 13 0 33-1 44-1 10 0 29 1 43 1 0-4 0-9 0-12-26 0-30 0-30-18 0-24 0-47 0-70 0-41 27-62 52-62 24 0 28 21 28 43 0 30 0 59 0 89 0 18-4 18-30 18 0 3 0 8 0 12 14 0 33-1 44-1 10 0 30 1 43 1 0-4 0-9 0-12-19 0-29 0-29-11 0-26 0-50 0-74 0-33 0-45-12-60-6-6-19-14-41-14-33 0-50 23-56 37-6-33-34-37-52-37-29 0-46 17-57 41 0-13 0-28 0-41-18 1-36 3-54 4 0 5 0 8 0 13 26 0 30 2 30 20z"><text:p/></draw:path><draw:path draw:style-name="gr3" draw:text-style-name="P69" svg:width="0.173cm" svg:height="0.177cm" svg:x="3.055cm" svg:y="0.168cm" svg:viewBox="0 0 174 178" svg:d="M112 143c2 16 12 32 31 32 8 0 31-5 31-36 0-8 0-16 0-22-4 0-6 0-9 0 0 6 0 14 0 22 0 22-10 24-14 24-14 0-15-16-15-19 0-26 0-51 0-77 0-16 0-32-14-46s-34-21-53-21c-32 0-58 18-58 44 0 11 8 18 18 18 11 0 17-8 17-18 0-4-1-18-20-18 11-13 30-17 42-17 20 0 42 14 42 49 0 5 0 10 0 15-20 1-47 2-72 13-28 13-38 33-38 51 0 31 37 41 62 41s42-16 50-35zM110 80c0 13 0 26 0 39 0 36-29 50-45 50-20 0-35-14-35-33 0-21 16-53 80-56z"><text:p/></draw:path><draw:path draw:style-name="gr3" draw:text-style-name="P69" svg:width="0.194cm" svg:height="0.166cm" svg:x="3.236cm" svg:y="0.174cm" svg:viewBox="0 0 195 167" svg:d="M107 76c11-15 26-34 35-44 12-14 27-20 46-20 0-4 0-8 0-12-10 1-22 1-32 1-12 0-32-1-37-1 0 4 0 8 0 12 9 0 11 6 11 12s-4 11-6 13c-7 10-16 20-24 30-10-13-20-25-30-38-3-5-3-5-3-7 0-7 6-10 13-10 0-4 0-8 0-12-10 0-35 1-42 1s-26 0-36-1c0 4 0 8 0 12 27 0 28 0 45 23 13 17 26 33 39 50-12 15-24 31-37 46-18 23-41 23-49 23 0 4 0 8 0 13 10-2 22-2 32-2 11 0 27 2 37 2 0-5 0-9 0-13-9-1-12-5-12-12s12-21 35-48c10 12 20 25 30 38 3 5 8 10 8 12 0 5-4 10-15 10 0 4 0 8 0 13 13 0 35-2 42-2 11 0 27 0 38 2 0-5 0-9 0-13-21 0-28 0-37-12-17-22-34-44-51-66z"><text:p/></draw:path><draw:path draw:style-name="gr3" draw:text-style-name="P69" svg:width="0.135cm" svg:height="0.385cm" svg:x="3.464cm" svg:y="0.051cm" svg:viewBox="0 0 136 386" svg:d="M81 52c0-16 10-41 52-43 2-1 3-2 3-5 0-4-2-4-6-4-39 0-74 20-75 49 0 28 0 58 0 88 0 15 0 27-15 39-14 11-29 13-37 14-2 0-3 1-3 3 0 4 2 4 5 4 26 3 44 16 49 35 1 3 1 4 1 18 0 26 0 51 0 76 0 17 0 29 19 43 15 13 40 17 56 17 4 0 6 0 6-4 0-5-2-5-5-5-24-1-44-14-49-33-1-4-1-4-1-19 0-26 0-54 0-81 0-17-3-25-15-36-9-8-20-12-31-15 32-9 46-26 46-49 0-30 0-61 0-92z"><text:p/></draw:path><draw:path draw:style-name="gr3" draw:text-style-name="P69" svg:width="0.191cm" svg:height="0.35cm" svg:x="3.65cm" svg:y="0.069cm" svg:viewBox="0 0 192 351" svg:d="M121 118c11 0 22 0 33 0 8 0 12 0 12-8 0-4-4-4-11-4-11 0-21 0-32 0 2-16 6-30 8-44 2-8 8-36 10-41 3-7 10-12 17-12 3 0 12 0 20 6-17 2-21 15-21 21 0 9 7 14 15 14 9 0 20-9 20-24 0-17-17-26-34-26-13 0-37 7-48 45-2 8-3 12-13 61-9 0-18 0-27 0-7 0-12 0-12 8 0 4 5 4 11 4 9 0 17 0 26 0-10 51-19 101-29 151-7 38-13 73-33 73-2 0-12 0-19-7 18-1 21-15 21-21 0-9-6-13-14-13-10 0-21 8-21 23 0 18 16 27 33 27 21 0 36-24 43-38 12-24 22-72 22-74 8-39 15-80 23-121z"><text:p/></draw:path><draw:path draw:style-name="gr3" draw:text-style-name="P69" svg:width="0.088cm" svg:height="0.385cm" svg:x="3.898cm" svg:y="0.051cm" svg:viewBox="0 0 89 386" svg:d="M89 382c0-2 0-2-7-8-48-50-60-123-60-181 0-67 14-135 63-183 4-4 4-4 4-6 0-3-1-4-3-4-5 0-39 26-62 75-20 43-24 86-24 118 0 31 4 76 25 120 23 48 56 73 61 73 2 0 3-1 3-4z"><text:p/></draw:path><draw:path draw:style-name="gr3" draw:text-style-name="P69" svg:width="0.101cm" svg:height="0.258cm" svg:x="4.021cm" svg:y="0.085cm" svg:viewBox="0 0 102 259" svg:d="M98 14c0-7-6-14-14-14-10 0-21 10-21 21 0 7 5 13 15 13 9 0 20-9 20-20zM69 160c5-11 5-12 8-23 3-8 5-14 5-20 0-18-12-32-31-32-37 0-51 56-51 59 0 5 3 5 4 5 4 0 5-1 7-8 10-36 25-47 38-47 4 0 10 0 10 12 0 8-3 16-4 20-3 10-21 55-26 71-5 10-9 24-9 31 0 18 13 31 31 31 37 0 51-55 51-58 0-5-4-5-5-5-4 0-4 1-6 8-6 24-20 46-39 46-7 0-9-3-9-12s2-14 11-37c5-15 10-28 15-41z"><text:p/></draw:path><draw:path draw:style-name="gr3" draw:text-style-name="P69" svg:width="0.088cm" svg:height="0.385cm" svg:x="4.165cm" svg:y="0.051cm" svg:viewBox="0 0 89 386" svg:d="M89 193c0-30-4-76-25-120-23-48-56-73-61-73-2 0-3 1-3 4 0 2 0 2 7 9 38 38 60 99 60 180 0 65-14 133-63 182-4 5-4 5-4 7s1 4 3 4c5 0 39-27 62-76 20-42 24-84 24-117z"><text:p/></draw:path><draw:path draw:style-name="gr3" draw:text-style-name="P69" svg:width="0.014cm" svg:height="0.385cm" svg:x="4.447cm" svg:y="0.051cm" svg:viewBox="0 0 15 386" svg:d="M15 14c0-7 0-14-7-14-8 0-8 7-8 14 0 119 0 239 0 358 0 6 0 14 8 14 7 0 7-8 7-14 0-119 0-239 0-358z"><text:p/></draw:path><draw:path draw:style-name="gr3" draw:text-style-name="P69" svg:width="0.101cm" svg:height="0.258cm" svg:x="4.625cm" svg:y="0.085cm" svg:viewBox="0 0 102 259" svg:d="M99 14c0-7-6-14-14-14-11 0-21 10-21 21 0 7 5 13 14 13s21-9 21-20zM69 160c5-11 5-12 9-23 3-8 6-14 6-20 0-18-14-32-32-32-37 0-52 56-52 59 0 5 4 5 5 5 4 0 4-1 6-8 11-36 26-47 40-47 2 0 8 0 8 12 0 8-2 16-3 20-3 10-21 55-27 71-4 10-9 24-9 31 0 18 13 31 32 31 36 0 50-55 50-58 0-5-3-5-4-5-5 0-5 1-6 8-7 24-19 46-39 46-7 0-10-3-10-12s2-14 12-37c4-15 10-28 14-41z"><text:p/></draw:path><draw:path draw:style-name="gr3" draw:text-style-name="P69" svg:width="0.193cm" svg:height="0.223cm" svg:x="4.887cm" svg:y="0.132cm" svg:viewBox="0 0 194 224" svg:d="M179 119c7 0 15 0 15-8 0-7-8-7-15-7-55 0-109 0-164 0 6-52 50-89 105-89 20 0 39 0 59 0 7 0 15 0 15-7 0-8-8-8-15-8-20 0-40 0-60 0-66 0-119 49-119 111s53 113 119 113c20 0 40 0 60 0 7 0 15 0 15-8s-8-8-15-8c-20 0-39 0-59 0-55 0-99-37-105-89 55 0 109 0 164 0z"><text:p/></draw:path><draw:path draw:style-name="gr3" draw:text-style-name="P69" svg:width="0.136cm" svg:height="0.385cm" svg:x="5.248cm" svg:y="0.051cm" svg:viewBox="0 0 137 386" svg:d="M81 52c0-16 10-41 53-43 1-1 3-2 3-5 0-4-3-4-7-4-39 0-74 20-74 49 0 28 0 58 0 88 0 15 0 27-15 39-15 11-29 13-38 14-2 0-3 1-3 3 0 4 2 4 7 4 25 3 44 16 48 35 1 3 1 4 1 18 0 26 0 51 0 76 0 17 0 29 19 43 14 13 39 17 55 17 4 0 7 0 7-4 0-5-2-5-6-5-24-1-43-14-49-33-1-4-1-4-1-19 0-26 0-54 0-81 0-17-3-23-15-36-8-7-19-12-30-15 32-9 45-26 45-49 0-30 0-61 0-92z"><text:p/></draw:path><draw:path draw:style-name="gr3" draw:text-style-name="P69" svg:width="0.162cm" svg:height="0.265cm" svg:x="5.428cm" svg:y="0.083cm" svg:viewBox="0 0 163 266" svg:d="M163 135c0-31-2-62-16-91-17-37-49-44-66-44-23 0-50 11-67 46-12 27-14 58-14 89 0 28 2 63 18 92 16 31 45 39 63 39 21 0 51-9 67-44 13-27 15-57 15-87zM81 257c-15 0-37-10-45-45-4-23-4-60-4-82 0-25 0-51 3-72 8-46 36-49 46-49 14 0 39 6 45 45 5 22 5 52 5 76 0 29 0 55-5 80-5 36-27 47-45 47z"><text:p/></draw:path><draw:path draw:style-name="gr3" draw:text-style-name="P69" svg:width="0.045cm" svg:height="0.115cm" svg:x="5.639cm" svg:y="0.299cm" svg:viewBox="0 0 46 116" svg:d="M46 41c0-26-10-41-25-41-13 0-21 10-21 21 0 10 8 20 21 20 4 0 10-1 13-5 1-1 1-1 2-2 0 2 1 1 1 7 0 28-14 52-26 64-4 4-4 5-4 6 0 3 2 5 4 5 3 0 35-30 35-75z"><text:p/></draw:path><draw:path draw:style-name="gr3" draw:text-style-name="P69" svg:width="0.04cm" svg:height="0.04cm" svg:x="5.812cm" svg:y="0.299cm" svg:viewBox="0 0 41 41" svg:d="M41 21c0-12-10-21-21-21s-20 9-20 21c0 11 9 20 20 20s21-9 21-20z"><text:p/></draw:path><draw:path draw:style-name="gr3" draw:text-style-name="P69" svg:width="0.04cm" svg:height="0.04cm" svg:x="5.984cm" svg:y="0.299cm" svg:viewBox="0 0 41 41" svg:d="M41 21c0-12-10-21-21-21-12 0-20 9-20 21 0 11 8 20 20 20 11 0 21-9 21-20z"><text:p/></draw:path><draw:path draw:style-name="gr3" draw:text-style-name="P69" svg:width="0.04cm" svg:height="0.04cm" svg:x="6.155cm" svg:y="0.299cm" svg:viewBox="0 0 41 41" svg:d="M41 21c0-12-9-21-20-21-12 0-21 9-21 21 0 11 9 20 21 20 11 0 20-9 20-20z"><text:p/></draw:path><draw:path draw:style-name="gr3" draw:text-style-name="P69" svg:width="0.044cm" svg:height="0.115cm" svg:x="6.327cm" svg:y="0.299cm" svg:viewBox="0 0 45 116" svg:d="M45 41c0-26-10-41-24-41-13 0-21 10-21 21 0 10 8 20 21 20 4 0 10-1 13-5 1-1 1-2 2-2 0 2 1 1 1 7 0 28-14 52-26 64-4 4-4 5-4 6 0 3 2 5 3 5 4 0 35-30 35-75z"><text:p/></draw:path><draw:path draw:style-name="gr3" draw:text-style-name="P69" svg:width="0.209cm" svg:height="0.174cm" svg:x="6.476cm" svg:y="0.17cm" svg:viewBox="0 0 210 175" svg:d="M23 148c-1 6-3 15-3 16 0 8 5 11 11 11 4 0 12-3 14-11 0-1 6-18 8-28 2-12 5-24 7-35 4-8 6-17 7-26 2-7 6-18 6-19 5-12 26-47 62-47 18 0 21 14 21 26 0 25-19 74-25 91-3 9-3 13-3 17 0 19 13 32 31 32 37 0 51-56 51-59 0-5-3-5-4-5-5 0-5 1-7 8-8 27-20 48-40 48-6 0-8-4-8-13 0-10 3-19 6-27 8-21 24-63 24-85 0-27-16-42-45-42-34 0-52 24-59 34-2-22-19-34-36-34-18 0-26 15-29 22-7 13-12 36-12 38 0 4 4 4 5 4 4 0 4-1 6-9 7-27 14-46 29-46 7 0 12 4 12 17 0 8-1 13-7 32-8 30-14 60-22 90z"><text:p/></draw:path><draw:path draw:style-name="gr3" draw:text-style-name="P69" svg:width="0.136cm" svg:height="0.385cm" svg:x="6.725cm" svg:y="0.051cm" svg:viewBox="0 0 137 386" svg:d="M56 334c0 16-10 41-52 43-2 0-4 2-4 5 0 4 4 4 8 4 37 0 73-19 74-49 0-28 0-58 0-88 0-15 0-26 16-39 13-12 27-12 36-13 2 0 3-1 3-4s-2-3-6-3c-25-3-44-16-47-36-2-4-2-4-2-18 0-26 0-51 0-76 0-17 0-29-18-45-16-11-43-15-56-15-4 0-8 0-8 4s2 4 7 5c24 1 42 13 48 33 1 3 1 4 1 19 0 26 0 53 0 80 0 19 3 24 15 38 8 7 20 12 30 14-31 9-45 28-45 48 0 31 0 62 0 93z"><text:p/></draw:path><draw:path draw:style-name="gr3" draw:text-style-name="P69" svg:width="0.136cm" svg:height="0.385cm" svg:x="6.919cm" svg:y="0.051cm" svg:viewBox="0 0 137 386" svg:d="M56 334c0 16-10 41-53 43-2 0-3 2-3 5 0 4 4 4 8 4 37 0 73-19 73-49 0-28 0-58 0-88 0-15 0-26 16-39 14-12 28-12 37-13 1 0 3-1 3-4s-2-3-6-3c-25-3-44-16-49-36-1-4-1-4-1-18 0-26 0-51 0-76 0-17 0-29-18-45-16-11-42-15-55-15-4 0-8 0-8 4s2 4 7 5c24 1 42 13 48 33 1 3 1 4 1 19 0 26 0 53 0 80 0 19 2 24 15 38 8 7 19 12 30 14-32 9-45 28-45 48 0 31 0 62 0 93z"><text:p/></draw:path><draw:path draw:style-name="gr3" draw:text-style-name="P69" svg:width="0.255cm" svg:height="0.089cm" svg:x="7.213cm" svg:y="0.199cm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69" svg:width="0.088cm" svg:height="0.385cm" svg:x="7.638cm" svg:y="0.051cm" svg:viewBox="0 0 89 386" svg:d="M89 382c0-2 0-2-7-8-48-50-60-123-60-181 0-67 15-135 63-183 4-4 4-4 4-6 0-3-1-4-3-4-5 0-39 26-62 75-20 43-24 86-24 118 0 31 4 76 25 120 23 48 56 73 61 73 2 0 3-1 3-4z"><text:p/></draw:path><draw:path draw:style-name="gr3" draw:text-style-name="P69" svg:width="0.208cm" svg:height="0.174cm" svg:x="7.761cm" svg:y="0.17cm" svg:viewBox="0 0 209 175" svg:d="M23 148c-1 6-4 15-4 16 0 8 5 11 12 11 4 0 11-3 14-11 0-1 4-18 7-28 3-12 5-24 8-35 3-8 5-17 7-26 1-7 4-18 6-19 5-12 26-47 62-47 18 0 21 14 21 26 0 25-19 74-25 91-3 9-3 13-3 17 0 19 13 32 30 32 37 0 51-56 51-59 0-5-3-5-4-5-4 0-4 1-6 8-8 27-21 48-40 48-6 0-8-4-8-13 0-10 3-19 6-27 8-21 23-63 23-85 0-27-16-42-44-42-35 0-54 24-60 34-2-22-18-34-35-34-18 0-26 15-30 22-6 13-11 36-11 38 0 4 3 4 4 4 5 0 5-1 7-9 7-27 14-46 29-46 7 0 12 4 12 17 0 8-1 13-7 32-8 30-14 60-22 90z"><text:p/></draw:path><draw:path draw:style-name="gr3" draw:text-style-name="P69" svg:width="0.235cm" svg:height="0.014cm" svg:x="8.1cm" svg:y="0.235cm" svg:viewBox="0 0 236 15" svg:d="M222 15c7 0 14 0 14-7 0-8-7-8-14-8-69 0-140 0-209 0-6 0-13 0-13 8 0 7 7 7 13 7 69 0 140 0 209 0z"><text:p/></draw:path><draw:path draw:style-name="gr3" draw:text-style-name="P69" svg:width="0.127cm" svg:height="0.256cm" svg:x="8.488cm" svg:y="0.083cm" svg:viewBox="0 0 128 257" svg:d="M79 11c0-10 0-11-9-11-23 25-57 25-70 25 0 5 0 8 0 12 8 0 31 0 51-9 0 66 0 132 0 199 0 13-2 18-36 18-4 0-7 0-12 0 0 4 0 9 0 12 13-1 45-1 62-1 15 0 49 0 63 1 0-3 0-8 0-12-5 0-8 0-13 0-34 0-36-5-36-18 0-73 0-144 0-216z"><text:p/></draw:path><draw:path draw:style-name="gr3" draw:text-style-name="P69" svg:width="0.088cm" svg:height="0.385cm" svg:x="8.67cm" svg:y="0.051cm" svg:viewBox="0 0 89 386" svg:d="M89 193c0-30-3-76-25-120-23-48-56-73-61-73-2 0-3 1-3 4 0 2 0 2 8 9 37 38 59 99 59 180 0 65-14 133-63 182-4 5-4 5-4 7s1 4 3 4c5 0 40-27 62-76 20-42 24-84 24-117z"><text:p/></draw:path><draw:path draw:style-name="gr3" draw:text-style-name="P69" svg:width="0.119cm" svg:height="0.179cm" svg:x="8.815cm" svg:y="0.001cm" svg:viewBox="0 0 120 180" svg:d="M120 131c-3 0-7 0-10 0 0 6-3 21-7 24-2 2-23 2-26 2-17 0-34 0-51 0 29-25 39-32 55-46 20-15 39-33 39-58 0-33-29-53-64-53-33 0-56 24-56 49 0 14 12 15 14 15 7 0 15-4 15-14 0-6-3-15-16-15 8-20 27-25 40-25 26 0 40 21 40 43 0 23-16 42-25 52-22 21-43 43-65 65-3 2-3 2-3 10 37 0 74 0 111 0 3-17 6-33 9-49z"><text:p/></draw:path></draw:g>. משום שהתחום זהה, מכלל <draw:g text:anchor-type="as-char" svg:y="-0.175cm" draw:z-index="151" draw:name="Shape154" draw:style-name="gr1"><svg:title>TexMaths</svg:title><svg:desc>11§display§\eta§svg§600§FALSE§</svg:desc><draw:path draw:style-name="gr2" draw:text-style-name="P68" svg:width="0.148cm" svg:height="0.211cm" svg:x="0.008cm" svg:y="0.018cm" svg:viewBox="0 0 149 212" svg:d="M0 0c49 0 100 0 149 0 0 70 0 142 0 212-49 0-100 0-149 0 0-70 0-142 0-212z"><text:p/></draw:path><draw:path draw:style-name="gr3" draw:text-style-name="P69" svg:width="0.177cm" svg:height="0.251cm" svg:x="-0.001cm" svg:y="0cm" svg:viewBox="0 0 178 252" svg:d="M175 64c2-8 3-12 3-23 0-24-15-41-44-41-31 0-49 20-58 33-2-22-19-33-35-33-18 0-26 15-29 22-7 13-12 36-12 37 0 4 3 3 4 4 5 0 5 0 7-9 7-28 14-45 29-45 6 0 12 2 12 17 0 8-3 13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text:s/>נסיק <draw:g text:anchor-type="as-char" svg:y="-0.337cm" draw:z-index="340" draw:name="Shape155" draw:style-name="gr1"><svg:title>TexMaths</svg:title><svg:desc>11§display§\forall n \in \N. f(n) = \max\{f(i) \mid i \in \{0, \dots, n \}\} = g(n) = (n - 1)^2§svg§600§FALSE§</svg:desc><draw:path draw:style-name="gr2" draw:text-style-name="P68" svg:width="10.01cm" svg:height="0.395cm" svg:x="0.021cm" svg:y="0.021cm" svg:viewBox="0 0 10011 396" svg:d="M5006 396c-1669 0-3337 0-5006 0 0-132 0-264 0-396 3337 0 6674 0 10011 0 0 132 0 264 0 396-1669 0-3337 0-5005 0z"><text:p/></draw:path><draw:path draw:style-name="gr3" draw:text-style-name="P69" svg:width="0.215cm" svg:height="0.275cm" svg:x="0.001cm" svg:y="0.073cm" svg:viewBox="0 0 216 276" svg:d="M213 14c3-4 3-5 3-6 0-5-4-8-8-8-6 0-8 4-9 9-11 28-22 56-33 85-38 0-78 0-116 0-11-29-22-57-33-85-2-6-4-9-9-9-4 0-8 3-8 8 1 2 0 1 2 6 32 84 65 169 97 253 2 5 3 9 9 9 5 0 6-5 9-9 32-84 65-169 96-253zM55 109c35 0 70 0 106 0-18 45-36 92-53 137-18-45-35-92-53-137z"><text:p/></draw:path><draw:path draw:style-name="gr3" draw:text-style-name="P69" svg:width="0.208cm" svg:height="0.174cm" svg:x="0.228cm" svg:y="0.17cm" svg:viewBox="0 0 209 175" svg:d="M22 148c-1 6-3 15-3 16 0 8 5 11 11 11 5 0 12-3 14-11 1-1 5-18 8-28 3-12 5-24 8-35 3-8 5-17 7-26 1-7 5-18 5-19 6-12 26-47 63-47 17 0 21 14 21 26 0 25-20 74-25 91-3 9-5 13-5 17 0 19 15 32 32 32 37 0 51-56 51-59 0-5-3-5-4-5-5 0-5 1-6 8-8 27-21 48-40 48-6 0-9-4-9-13 0-10 4-19 7-27 7-21 23-63 23-85 0-27-16-42-44-42-35 0-53 24-60 34-2-22-18-34-35-34-19 0-26 15-30 22-6 13-11 36-11 38 0 4 3 4 4 4 4 0 5-1 7-9 7-27 14-46 29-46 7 0 11 4 11 17 0 8-1 13-6 32-8 30-15 60-23 90z"><text:p/></draw:path><draw:path draw:style-name="gr3" draw:text-style-name="P69" svg:width="0.193cm" svg:height="0.223cm" svg:x="0.587cm" svg:y="0.132cm" svg:viewBox="0 0 194 224" svg:d="M180 119c7 0 14 0 14-8 0-7-7-7-14-7-55 0-108 0-163 0 4-52 48-89 103-89 20 0 41 0 60 0 7 0 14 0 14-7 0-8-7-8-14-8-20 0-40 0-61 0-66 0-119 49-119 111s53 113 119 113c21 0 41 0 61 0 7 0 14 0 14-8s-7-8-14-8c-19 0-40 0-60 0-55 0-99-37-103-89 55 0 108 0 163 0z"><text:p/></draw:path><draw:path draw:style-name="gr3" draw:text-style-name="P69" svg:width="0.261cm" svg:height="0.27cm" svg:x="0.931cm" svg:y="0.076cm" svg:viewBox="0 0 262 271" svg:d="M33 34c0 63 0 126 0 190 0 19-3 25-22 26-4 0-11 0-11 7s6 7 13 7c20 0 40 0 60 0 6 0 13 0 13-7s-7-7-12-7c-21-1-25-9-25-27 0-60 0-119 0-178 57 73 112 147 168 220 3 5 5 6 7 6 7 0 7-6 7-13 0-72 0-144 0-217 0-22 3-28 22-28 2 0 9 0 9-6 0-7-7-7-13-7-19 0-38 0-57 0-7 0-13 0-13 7 0 6 7 6 11 6 22 0 25 8 25 29 0 40 0 80 0 121-39-53-79-105-117-157-3-6-5-6-13-6-22 0-45 0-67 0-8 0-14 0-14 7 0 5 6 6 8 6 11 1 18 8 22 12-1 4-1 4-1 9zM218 244c-56-74-112-148-169-222-3-4-3-4-7-9 15 0 29 0 45 0 44 59 87 117 131 177 0 17 0 36 0 54z"><text:p/></draw:path><draw:path draw:style-name="gr3" draw:text-style-name="P69" svg:width="0.04cm" svg:height="0.04cm" svg:x="1.233cm" svg:y="0.299cm" svg:viewBox="0 0 41 41" svg:d="M41 21c0-12-9-21-20-21-12 0-21 9-21 21 0 11 9 20 21 20 11 0 20-9 20-20z"><text:p/></draw:path><draw:path draw:style-name="gr3" draw:text-style-name="P69" svg:width="0.192cm" svg:height="0.35cm" svg:x="1.328cm" svg:y="0.069cm" svg:viewBox="0 0 193 351" svg:d="M121 118c11 0 23 0 34 0 8 0 11 0 11-8 0-4-3-4-10-4-11 0-22 0-33 0 4-16 6-30 9-44 1-8 7-36 9-41 3-7 10-12 19-12 1 0 11 0 18 6-16 2-21 15-21 21 0 9 7 14 15 14 10 0 21-9 21-24 0-17-18-26-33-26-14 0-38 7-50 45-2 8-3 12-12 61-9 0-19 0-28 0-6 0-11 0-11 8 0 4 4 4 11 4 9 0 17 0 26 0-10 51-20 101-30 151-7 38-13 73-33 73-2 0-11 0-19-7 18-1 21-15 21-21 0-9-6-13-14-13-10 0-21 8-21 23 0 18 16 27 33 27 21 0 36-24 44-38 12-24 21-72 21-74 8-39 15-80 23-121z"><text:p/></draw:path><draw:path draw:style-name="gr3" draw:text-style-name="P69" svg:width="0.089cm" svg:height="0.385cm" svg:x="1.576cm" svg:y="0.051cm" svg:viewBox="0 0 90 386" svg:d="M90 382c0-2 0-2-6-8-49-50-62-123-62-181 0-67 15-135 63-183 5-4 5-4 5-6 0-3-2-4-4-4-3 0-39 26-62 75-20 43-24 86-24 118 0 31 4 76 25 120 23 48 58 73 61 73 2 0 4-1 4-4z"><text:p/></draw:path><draw:path draw:style-name="gr3" draw:text-style-name="P69" svg:width="0.209cm" svg:height="0.174cm" svg:x="1.7cm" svg:y="0.17cm" svg:viewBox="0 0 210 175" svg:d="M23 148c-1 6-3 15-3 16 0 8 5 11 11 11 4 0 11-3 14-11 0-1 5-18 8-28 2-12 5-24 8-35 2-8 5-17 6-26 2-7 4-18 6-19 5-12 26-47 62-47 18 0 21 14 21 26 0 25-18 74-25 91-3 9-3 13-3 17 0 19 13 32 32 32 36 0 50-56 50-59 0-5-4-5-5-5-4 0-4 1-6 8-8 27-21 48-39 48-7 0-9-4-9-13 0-10 3-19 6-27 8-21 25-63 25-85 0-27-18-42-46-42-34 0-53 24-60 34-1-22-18-34-35-34-18 0-26 15-29 22-6 13-12 36-12 38 0 4 3 3 4 4 5 0 5-1 7-9 7-27 14-46 29-46 7 0 12 4 12 17 0 8-1 13-7 32-8 30-14 60-22 90z"><text:p/></draw:path><draw:path draw:style-name="gr3" draw:text-style-name="P69" svg:width="0.088cm" svg:height="0.385cm" svg:x="1.943cm" svg:y="0.051cm" svg:viewBox="0 0 89 386" svg:d="M89 193c0-30-3-76-25-120-23-48-56-73-61-73-2 0-3 1-3 4 0 2 0 2 8 9 37 38 59 99 59 180 0 65-14 133-63 182-4 5-4 5-4 7s1 4 3 4c5 0 40-27 62-76 20-42 24-84 24-117z"><text:p/></draw:path><draw:path draw:style-name="gr3" draw:text-style-name="P69" svg:width="0.256cm" svg:height="0.089cm" svg:x="2.2cm" svg:y="0.199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9" svg:width="0.301cm" svg:height="0.17cm" svg:x="2.598cm" svg:y="0.17cm" svg:viewBox="0 0 302 171" svg:d="M31 37c0 35 0 69 0 104 0 18-5 18-31 18 0 3 0 8 0 12 14 0 34-1 44-1s30 1 43 1c0-4 0-9 0-12-25 0-30 0-30-18 0-24 0-47 0-70 0-41 28-62 52-62 25 0 28 21 28 43 0 30 0 59 0 89 0 18-3 18-29 18 0 3 0 8 0 12 13 0 33-1 44-1 10 0 30 1 43 1 0-4 0-9 0-12-26 0-30 0-30-18 0-24 0-47 0-70 0-41 27-62 52-62 24 0 28 21 28 43 0 30 0 59 0 89 0 18-4 18-29 18 0 3 0 8 0 12 13 0 33-1 42-1 11 0 31 1 44 1 0-4 0-9 0-12-19 0-29 0-30-11 0-26 0-50 0-74 0-33 0-45-11-60-6-6-19-14-41-14-33 0-50 23-56 37-6-33-34-37-52-37-28 0-46 17-57 41 0-13 0-28 0-41-19 1-36 3-55 4 0 5 0 8 0 13 28 0 31 2 31 20z"><text:p/></draw:path><draw:path draw:style-name="gr3" draw:text-style-name="P69" svg:width="0.173cm" svg:height="0.177cm" svg:x="2.925cm" svg:y="0.168cm" svg:viewBox="0 0 174 178" svg:d="M112 143c1 16 12 32 30 32 9 0 32-5 32-36 0-8 0-16 0-22-4 0-7 0-10 0 0 6 0 14 0 22 0 22-9 24-13 24-14 0-15-16-15-19 0-26 0-51 0-77 0-16 0-32-14-46-15-14-34-21-53-21-32 0-58 18-58 44 0 11 8 18 18 18 11 0 17-8 17-18 0-4-2-18-20-18 11-13 30-17 42-17 19 0 42 14 42 49 0 5 0 10 0 15-20 1-47 2-72 13-28 13-38 33-38 51 0 31 37 41 62 41s42-16 50-35zM110 80c0 13 0 26 0 39 0 36-29 50-46 50-19 0-34-14-34-33 0-21 16-53 80-56z"><text:p/></draw:path><draw:path draw:style-name="gr3" draw:text-style-name="P69" svg:width="0.194cm" svg:height="0.166cm" svg:x="3.106cm" svg:y="0.174cm" svg:viewBox="0 0 195 167" svg:d="M107 76c11-15 25-34 35-44 12-14 27-20 46-20 0-4 0-8 0-12-10 1-22 1-32 1-12 0-32-1-37-1 0 4 0 8 0 12 9 0 11 6 11 12s-4 11-6 13c-7 10-16 20-24 30-10-13-20-25-30-38-3-5-3-5-3-7 0-7 6-10 13-10 0-4 0-8 0-12-10 0-35 1-41 1-8 0-27 0-37-1 0 4 0 8 0 12 27 0 28 0 45 23 14 17 26 33 39 50-12 15-24 31-37 46-18 23-41 23-49 23 0 4 0 8 0 13 10-2 22-2 32-2 11 0 27 2 36 2 0-5 0-9 0-13-8-1-11-5-11-12s11-21 35-48c10 12 20 25 30 38 2 5 8 10 8 12 0 5-3 10-14 10 0 4 0 8 0 13 12 0 34-2 41-2 11 0 26 0 38 2 0-5 0-9 0-13-21 0-28 0-37-12-17-22-34-44-51-66z"><text:p/></draw:path><draw:path draw:style-name="gr3" draw:text-style-name="P69" svg:width="0.137cm" svg:height="0.385cm" svg:x="3.333cm" svg:y="0.051cm" svg:viewBox="0 0 138 386" svg:d="M82 52c0-16 10-41 52-43 2-1 4-2 4-5 0-4-4-4-7-4-40 0-75 20-75 49 0 28 0 58 0 88 0 15 0 27-15 39-13 11-29 13-37 14-2 0-4 1-4 3 0 4 3 4 7 4 25 3 44 16 48 35 1 3 1 4 1 18 0 26 0 51 0 76 0 17 0 29 19 43 15 13 41 17 56 17 3 0 7 0 7-4 0-5-3-5-6-5-25-1-44-14-48-33-1-4-2-4-2-19 0-26 0-54 0-81 0-17-3-25-15-36-9-8-20-12-31-15 32-9 46-26 46-49 0-30 0-61 0-92z"><text:p/></draw:path><draw:path draw:style-name="gr3" draw:text-style-name="P69" svg:width="0.193cm" svg:height="0.35cm" svg:x="3.519cm" svg:y="0.069cm" svg:viewBox="0 0 194 351" svg:d="M122 118c11 0 22 0 33 0 8 0 12 0 12-8 0-4-4-4-11-4-11 0-21 0-32 0 3-16 6-30 8-44 2-8 8-36 10-41 3-7 10-12 17-12 3 0 13 0 20 6-17 2-21 15-21 21 0 9 7 14 15 14 10 0 21-9 21-24 0-17-18-26-35-26-13 0-37 7-48 45-2 8-4 12-13 61-9 0-18 0-26 0s-13 0-13 8c0 4 4 4 11 4 9 0 17 0 26 0-10 51-19 101-29 151-6 38-13 73-34 73-1 0-11 0-19-7 19-1 22-15 22-21 0-9-6-13-14-13-10 0-22 8-22 23 0 18 18 27 33 27 22 0 37-24 44-38 12-24 21-72 22-74 8-39 15-80 23-121z"><text:p/></draw:path><draw:path draw:style-name="gr3" draw:text-style-name="P69" svg:width="0.088cm" svg:height="0.385cm" svg:x="3.769cm" svg:y="0.051cm" svg:viewBox="0 0 89 386" svg:d="M89 382c0-2 0-2-7-8-48-50-60-123-60-181 0-67 14-135 63-183 4-4 4-4 4-6 0-3-1-4-3-4-5 0-40 26-62 75-20 43-24 86-24 118 0 31 3 76 25 120 23 48 56 73 61 73 2 0 3-1 3-4z"><text:p/></draw:path><draw:path draw:style-name="gr3" draw:text-style-name="P69" svg:width="0.1cm" svg:height="0.258cm" svg:x="3.892cm" svg:y="0.085cm" svg:viewBox="0 0 101 259" svg:d="M98 14c0-7-6-14-14-14-10 0-21 10-21 21 0 7 5 13 15 13 9 0 20-9 20-20zM69 160c5-11 5-12 8-23 3-8 5-14 5-20 0-18-12-32-31-32-37 0-51 56-51 59 0 5 3 5 4 5 4 0 5-1 6-8 11-36 26-47 39-47 4 0 10 0 10 12 0 8-3 16-4 20-3 10-21 55-26 71-5 10-9 24-9 31 0 18 12 31 31 31 36 0 50-55 50-58 0-5-3-5-4-5-3 0-3 1-6 8-6 24-19 46-39 46-7 0-9-3-9-12s2-14 11-37c5-15 10-28 15-41z"><text:p/></draw:path><draw:path draw:style-name="gr3" draw:text-style-name="P69" svg:width="0.088cm" svg:height="0.385cm" svg:x="4.036cm" svg:y="0.051cm" svg:viewBox="0 0 89 386" svg:d="M89 193c0-30-4-76-25-120-23-48-56-73-61-73-2 0-3 1-3 4 0 2 0 2 7 9 38 38 60 99 60 180 0 65-14 133-63 182-4 5-4 5-4 7s1 4 3 4c5 0 39-27 62-76 20-42 24-84 24-117z"><text:p/></draw:path><draw:path draw:style-name="gr3" draw:text-style-name="P69" svg:width="0.014cm" svg:height="0.385cm" svg:x="4.318cm" svg:y="0.051cm" svg:viewBox="0 0 15 386" svg:d="M15 14c0-7 0-14-7-14-8 0-8 7-8 14 0 119 0 239 0 358 0 6 0 14 8 14 7 0 7-8 7-14 0-119 0-239 0-358z"><text:p/></draw:path><draw:path draw:style-name="gr3" draw:text-style-name="P69" svg:width="0.101cm" svg:height="0.258cm" svg:x="4.497cm" svg:y="0.085cm" svg:viewBox="0 0 102 259" svg:d="M99 14c0-7-6-14-14-14-11 0-21 10-21 21 0 7 5 13 14 13s21-9 21-20zM69 160c5-11 5-12 9-23 3-8 4-14 4-20 0-18-12-32-30-32-37 0-52 56-52 59 0 5 3 3 4 5 5 0 5-1 7-8 11-36 26-47 40-47 2 0 8 0 8 12 0 8-2 16-4 20-2 10-20 55-26 71-4 10-9 24-9 31 0 18 13 31 32 31 36 0 50-55 50-58 0-5-3-5-4-5-5 0-5 1-7 8-6 24-18 46-38 46-7 0-10-3-10-12s2-14 11-37c5-15 10-28 15-41z"><text:p/></draw:path><draw:path draw:style-name="gr3" draw:text-style-name="P69" svg:width="0.193cm" svg:height="0.223cm" svg:x="4.759cm" svg:y="0.132cm" svg:viewBox="0 0 194 224" svg:d="M179 119c7 0 15 0 15-8 0-7-8-7-15-7-55 0-109 0-164 0 6-52 50-89 104-89 20 0 41 0 60 0 7 0 15 0 15-7 0-8-8-8-15-8-19 0-40 0-60 0-66 0-119 49-119 111s53 113 119 113c20 0 41 0 60 0 7 0 15 0 15-8s-8-8-15-8c-19 0-40 0-60 0-54 0-98-37-104-89 55 0 109 0 164 0z"><text:p/></draw:path><draw:path draw:style-name="gr3" draw:text-style-name="P69" svg:width="0.136cm" svg:height="0.385cm" svg:x="5.118cm" svg:y="0.051cm" svg:viewBox="0 0 137 386" svg:d="M81 52c0-16 10-41 53-43 1-1 3-2 3-5 0-4-3-4-7-4-39 0-74 20-74 49 0 28 0 58 0 88 0 15 0 27-16 39-14 11-28 13-37 14-2 0-3 1-3 3 0 4 2 4 7 4 25 3 44 16 47 35 2 3 2 4 2 18 0 26 0 51 0 76 0 17 0 29 18 43 15 13 40 17 56 17 4 0 7 0 7-4 0-5-2-5-6-5-24-1-43-14-49-33-1-4-1-4-1-19 0-26 0-54 0-81 0-17-3-23-15-36-8-7-20-12-30-15 31-9 45-26 45-49 0-30 0-61 0-92z"><text:p/></draw:path><draw:path draw:style-name="gr3" draw:text-style-name="P69" svg:width="0.162cm" svg:height="0.265cm" svg:x="5.299cm" svg:y="0.083cm" svg:viewBox="0 0 163 266" svg:d="M163 135c0-31-2-62-16-91-17-37-49-44-66-44-23 0-51 11-67 46-12 27-14 58-14 89 0 28 1 63 18 92 16 31 45 39 63 39 21 0 51-9 68-44 12-27 14-57 14-87zM81 257c-15 0-38-10-45-45-4-23-4-60-4-82 0-25 0-51 3-72 8-46 37-49 46-49 13 0 39 6 46 45 4 22 4 52 4 76 0 29 0 55-4 80-6 36-28 47-46 47z"><text:p/></draw:path><draw:path draw:style-name="gr3" draw:text-style-name="P69" svg:width="0.044cm" svg:height="0.115cm" svg:x="5.51cm" svg:y="0.299cm" svg:viewBox="0 0 45 116" svg:d="M45 41c0-26-9-41-24-41-13 0-21 10-21 21 0 10 8 20 21 20 4 0 10-1 13-5 1-1 1-1 2-2 0 2 1 1 1 7 0 28-14 52-26 64-4 4-4 5-4 6 0 3 2 5 3 5 4 0 35-30 35-75z"><text:p/></draw:path><draw:path draw:style-name="gr3" draw:text-style-name="P69" svg:width="0.041cm" svg:height="0.04cm" svg:x="5.682cm" svg:y="0.299cm" svg:viewBox="0 0 42 41" svg:d="M42 21c0-12-10-21-21-21s-21 9-21 21c0 11 10 20 21 20s21-9 21-20z"><text:p/></draw:path><draw:path draw:style-name="gr3" draw:text-style-name="P69" svg:width="0.04cm" svg:height="0.04cm" svg:x="5.854cm" svg:y="0.299cm" svg:viewBox="0 0 41 41" svg:d="M41 21c0-12-10-21-21-21s-20 9-20 21c0 11 9 20 20 20s21-9 21-20z"><text:p/></draw:path><draw:path draw:style-name="gr3" draw:text-style-name="P69" svg:width="0.04cm" svg:height="0.04cm" svg:x="6.026cm" svg:y="0.299cm" svg:viewBox="0 0 41 41" svg:d="M41 21c0-12-10-21-21-21-12 0-20 9-20 21 0 11 8 20 20 20 11 0 21-9 21-20z"><text:p/></draw:path><draw:path draw:style-name="gr3" draw:text-style-name="P69" svg:width="0.044cm" svg:height="0.115cm" svg:x="6.197cm" svg:y="0.299cm" svg:viewBox="0 0 45 116" svg:d="M45 41c0-26-10-41-24-41-13 0-21 10-21 21 0 10 8 20 21 20 4 0 9-1 13-5 1-1 1-2 2-2 0 2 0 1 0 7 0 28-13 52-25 64-4 4-4 5-4 6 0 3 1 5 3 5 4 0 35-30 35-75z"><text:p/></draw:path><draw:path draw:style-name="gr3" draw:text-style-name="P69" svg:width="0.209cm" svg:height="0.174cm" svg:x="6.347cm" svg:y="0.17cm" svg:viewBox="0 0 210 175" svg:d="M23 148c-1 6-3 15-3 16 0 8 5 11 11 11 4 0 11-3 14-11 0-1 6-18 8-28 2-12 5-24 7-35 3-8 6-17 7-26 2-7 6-18 6-19 5-12 26-47 62-47 18 0 21 14 21 26 0 25-19 74-25 91-3 9-3 13-3 17 0 19 13 32 31 32 37 0 51-56 51-59 0-5-3-5-5-5-4 0-4 1-6 8-8 27-20 48-40 48-6 0-8-4-8-13 0-10 3-19 6-27 8-21 24-63 24-85 0-27-16-42-45-42-34 0-54 24-60 34-1-22-18-34-35-34-18 0-26 15-29 22-6 13-12 36-12 38 0 4 3 3 4 4 5 0 5-1 7-9 7-27 14-46 29-46 7 0 12 4 12 17 0 8-1 13-7 32-8 30-14 60-22 90z"><text:p/></draw:path><draw:path draw:style-name="gr3" draw:text-style-name="P69" svg:width="0.137cm" svg:height="0.385cm" svg:x="6.596cm" svg:y="0.051cm" svg:viewBox="0 0 138 386" svg:d="M56 334c0 16-10 41-53 43-1 0-3 2-3 5 0 4 4 4 8 4 37 0 73-19 73-49 0-28 0-58 0-88 0-15 0-26 16-39 14-12 28-12 37-13 2 0 4-1 4-4s-3-3-7-3c-25-3-44-16-49-36-1-4-1-4-1-18 0-26 0-51 0-76 0-17 0-29-17-45-17-11-43-15-56-15-4 0-8 0-8 4s2 4 7 5c24 1 43 13 48 33 1 3 1 4 1 19 0 26 0 53 0 80 0 19 3 24 16 38 7 7 18 12 29 14-31 9-45 28-45 48 0 31 0 62 0 93z"><text:p/></draw:path><draw:path draw:style-name="gr3" draw:text-style-name="P69" svg:width="0.137cm" svg:height="0.385cm" svg:x="6.789cm" svg:y="0.051cm" svg:viewBox="0 0 138 386" svg:d="M56 334c0 16-11 41-53 43-2 0-3 2-3 5 0 4 4 4 8 4 37 0 73-19 73-49 0-28 0-58 0-88 0-15 0-26 16-39 13-12 28-12 37-13 1 0 4-1 4-4s-3-3-7-3c-25-3-44-16-48-36-2-4-2-4-2-18 0-26 0-51 0-76 0-17 0-29-18-45-16-11-42-15-55-15-4 0-8 0-8 4s2 4 7 5c24 1 43 13 48 33 1 3 1 4 1 19 0 26 0 53 0 80 0 19 2 24 16 38 7 7 18 12 29 14-32 9-45 28-45 48 0 31 0 62 0 93z"><text:p/></draw:path><draw:path draw:style-name="gr3" draw:text-style-name="P69" svg:width="0.255cm" svg:height="0.089cm" svg:x="7.084cm" svg:y="0.199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177cm" svg:height="0.248cm" svg:x="7.476cm" svg:y="0.17cm" svg:viewBox="0 0 178 249" svg:d="M176 25c1-2 2-4 2-6 0-7-5-11-12-11-3 0-14 3-15 16-7-14-21-24-37-24-44 0-91 54-91 110 0 38 23 61 51 61 23 0 41-18 45-22-8 34-8 33-12 51-3 4-15 40-56 40-7 0-20 0-31-3 12-3 16-12 16-19 0-6-4-14-15-14-9 0-21 8-21 23 0 14 14 22 52 22 48 0 76-28 81-52 14-57 29-114 43-172zM126 121c-2 10-11 20-19 28-9 6-20 13-32 13-19 0-24-20-24-35 0-19 11-64 21-84 11-19 27-34 43-34 26 0 31 31 31 33s-1 4-1 5c-6 25-12 49-19 74z"><text:p/></draw:path><draw:path draw:style-name="gr3" draw:text-style-name="P69" svg:width="0.088cm" svg:height="0.385cm" svg:x="7.707cm" svg:y="0.051cm" svg:viewBox="0 0 89 386" svg:d="M89 382c0-2 0-2-5-8-49-50-62-123-62-181 0-67 15-135 63-183 4-4 4-4 4-6 0-3-1-4-3-4-5 0-39 26-62 75-20 43-24 86-24 118 0 31 4 76 25 120 23 48 56 73 61 73 2 0 3-1 3-4z"><text:p/></draw:path><draw:path draw:style-name="gr3" draw:text-style-name="P69" svg:width="0.209cm" svg:height="0.174cm" svg:x="7.83cm" svg:y="0.17cm" svg:viewBox="0 0 210 175" svg:d="M23 148c-1 6-3 15-3 16 0 8 5 11 11 11 4 0 11-3 14-11 0-1 4-18 7-28 3-12 5-24 8-35 3-8 5-17 7-26 2-7 4-18 6-19 5-12 26-47 62-47 18 0 21 14 21 26 0 25-18 74-25 91-3 9-3 13-3 17 0 19 13 32 30 32 38 0 52-56 52-59 0-5-4-5-5-5-4 0-4 1-6 8-8 27-21 48-39 48-7 0-9-4-9-13 0-10 3-19 6-27 8-21 25-63 25-85 0-27-18-42-46-42-35 0-53 24-60 34-1-22-18-34-35-34-18 0-26 15-29 22-6 13-12 36-12 38 0 4 3 3 4 4 5 0 5-1 7-9 7-27 14-46 29-46 7 0 12 4 12 17 0 8-1 13-7 32-8 30-14 60-22 90z"><text:p/></draw:path><draw:path draw:style-name="gr3" draw:text-style-name="P69" svg:width="0.088cm" svg:height="0.385cm" svg:x="8.073cm" svg:y="0.051cm" svg:viewBox="0 0 89 386" svg:d="M89 193c0-30-4-76-25-120-23-48-56-73-61-73-2 0-3 1-3 4 0 2 0 2 7 9 38 38 60 99 60 180 0 65-14 133-63 182-4 5-4 5-4 7s1 4 3 4c5 0 39-27 62-76 20-42 24-84 24-117z"><text:p/></draw:path><draw:path draw:style-name="gr3" draw:text-style-name="P69" svg:width="0.255cm" svg:height="0.089cm" svg:x="8.33cm" svg:y="0.199cm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69" svg:width="0.088cm" svg:height="0.385cm" svg:x="8.755cm" svg:y="0.051cm" svg:viewBox="0 0 89 386" svg:d="M89 382c0-2 0-2-7-8-48-50-60-123-60-181 0-67 15-135 63-183 4-4 4-4 4-6 0-3-1-4-3-4-5 0-39 26-62 75-20 43-24 86-24 118 0 31 4 76 25 120 23 48 56 73 61 73 2 0 3-1 3-4z"><text:p/></draw:path><draw:path draw:style-name="gr3" draw:text-style-name="P69" svg:width="0.208cm" svg:height="0.174cm" svg:x="8.878cm" svg:y="0.17cm" svg:viewBox="0 0 209 175" svg:d="M23 148c-1 6-4 15-4 16 0 8 5 11 12 11 4 0 11-3 14-11 0-1 4-18 7-28 3-12 5-24 8-35 3-8 5-17 7-26 1-7 4-18 6-19 5-12 25-47 62-47 18 0 21 14 21 26 0 25-19 74-25 91-3 9-3 13-3 17 0 19 13 32 30 32 37 0 51-56 51-59 0-5-3-5-4-5-4 0-4 1-6 8-8 27-21 48-40 48-6 0-8-4-8-13 0-10 3-19 6-27 8-21 23-63 23-85 0-27-16-42-44-42-35 0-54 24-60 34-2-22-18-34-35-34-18 0-26 15-30 22-6 13-11 36-11 38 0 4 3 4 4 4 5 0 5-1 7-9 7-27 14-46 29-46 7 0 12 4 12 17 0 8-1 13-7 32-8 30-14 60-22 90z"><text:p/></draw:path><draw:path draw:style-name="gr3" draw:text-style-name="P69" svg:width="0.236cm" svg:height="0.014cm" svg:x="9.217cm" svg:y="0.235cm" svg:viewBox="0 0 237 15" svg:d="M222 15c7 0 15 0 15-7 0-8-8-8-15-8-69 0-139 0-209 0-6 0-13 0-13 8 0 7 7 7 13 7 70 0 140 0 209 0z"><text:p/></draw:path><draw:path draw:style-name="gr3" draw:text-style-name="P69" svg:width="0.127cm" svg:height="0.256cm" svg:x="9.605cm" svg:y="0.083cm" svg:viewBox="0 0 128 257" svg:d="M79 11c0-10 0-11-9-11-23 25-57 25-70 25 0 5 0 8 0 12 8 0 31 0 51-9 0 66 0 132 0 199 0 13-2 18-36 18-4 0-7 0-12 0 0 4 0 9 0 12 13-1 45-1 62-1 15 0 49 0 63 1 0-3 0-8 0-12-5 0-8 0-12 0-35 0-37-5-37-18 0-73 0-144 0-216z"><text:p/></draw:path><draw:path draw:style-name="gr3" draw:text-style-name="P69" svg:width="0.088cm" svg:height="0.385cm" svg:x="9.787cm" svg:y="0.051cm" svg:viewBox="0 0 89 386" svg:d="M89 193c0-30-3-76-25-120-23-48-56-73-61-73-2 0-3 1-3 4 0 2 0 2 8 9 37 38 59 99 59 180 0 65-14 133-63 182-4 5-4 5-4 7s1 4 3 4c5 0 40-27 62-76 20-42 24-84 24-117z"><text:p/></draw:path><draw:path draw:style-name="gr3" draw:text-style-name="P69" svg:width="0.119cm" svg:height="0.179cm" svg:x="9.932cm" svg:y="0.001cm" svg:viewBox="0 0 120 180" svg:d="M120 131c-3 0-7 0-10 0 0 6-3 21-7 24-2 2-23 2-26 2-16 0-34 0-51 0 29-25 39-32 55-46 20-15 39-33 39-58 0-33-29-53-64-53-33 0-56 24-56 49 0 14 12 15 14 15 7 0 15-4 15-14 0-6-3-15-16-15 8-20 27-25 40-25 26 0 41 21 41 43 0 23-17 42-26 52-22 21-44 43-66 65-2 2-2 2-2 10 37 0 74 0 111 0 3-17 6-33 9-49z"><text:p/></draw:path></draw:g>, בפרט עבור הערכים <draw:g text:anchor-type="as-char" svg:y="-0.254cm" draw:z-index="337" draw:name="Shape156" draw:style-name="gr1"><svg:title>TexMaths</svg:title><svg:desc>11§display§n = 0, n = 1§svg§600§FALSE§</svg:desc><draw:path draw:style-name="gr2" draw:text-style-name="P68" svg:width="1.98cm" svg:height="0.289cm" svg:x="0.01cm" svg:y="0.02cm" svg:viewBox="0 0 1981 290" svg:d="M0 0c660 0 1321 0 1981 0 0 97 0 194 0 290-660 0-1321 0-1981 0 0-96 0-193 0-290z"><text:p/></draw:path><draw:path draw:style-name="gr3" draw:text-style-name="P69" svg:width="0.209cm" svg:height="0.173cm" svg:x="0.001cm" svg:y="0.086cm" svg:viewBox="0 0 210 174" svg:d="M23 149c-1 5-3 14-3 16 0 5 5 9 11 9 4 0 11-3 14-10 2-10 5-19 8-29 2-12 5-23 8-34 2-9 5-16 6-26 2-6 6-18 6-19 5-12 26-47 62-47 18 0 21 14 21 27 0 23-18 73-25 89-3 9-3 15-3 18 0 19 13 31 32 31 36 0 50-55 50-58 0-4-4-4-5-4-4 0-4 1-6 7-8 26-21 47-39 47-7 0-9-3-9-12 0-10 3-19 6-27 8-20 25-63 25-85 0-25-18-42-46-42-34 0-53 25-60 34-1-22-18-34-35-34-18 0-26 15-29 22-6 13-12 36-12 37 0 5 3 3 4 5 5 0 5 0 7-9 7-27 14-46 29-46 7 0 12 5 12 17 0 9-1 14-7 33-8 30-14 60-22 90z"><text:p/></draw:path><draw:path draw:style-name="gr3" draw:text-style-name="P69" svg:width="0.257cm" svg:height="0.089cm" svg:x="0.351cm" svg:y="0.116cm" svg:viewBox="0 0 258 90" svg:d="M244 15c6 0 14 0 14-7 0-8-8-8-14-8-77 0-154 0-231 0-5 0-13 0-13 8 0 7 8 7 13 7 77 0 154 0 231 0zM244 90c6 0 14 0 14-8 0-7-8-7-14-7-77 0-154 0-231 0-5 0-13 0-13 7 0 8 8 8 13 8 77 0 154 0 231 0z"><text:p/></draw:path><draw:path draw:style-name="gr3" draw:text-style-name="P69" svg:width="0.162cm" svg:height="0.263cm" svg:x="0.753cm" svg:y="0cm" svg:viewBox="0 0 163 264" svg:d="M163 133c0-31-2-62-16-90-18-36-49-43-66-43-23 0-51 10-67 46-12 27-14 56-14 87 0 30 1 63 18 92 16 31 44 39 63 39 20 0 50-8 68-45 12-26 14-55 14-86zM81 255c-15 0-38-9-45-46-4-23-4-57-4-80 0-25 0-51 3-71 7-46 37-49 46-49 13 0 38 6 46 45 3 21 3 50 3 75 0 28 0 54-3 79-7 36-29 47-46 47z"><text:p/></draw:path><draw:path draw:style-name="gr3" draw:text-style-name="P69" svg:width="0.044cm" svg:height="0.115cm" svg:x="0.964cm" svg:y="0.214cm" svg:viewBox="0 0 45 116" svg:d="M45 41c0-26-10-41-25-41-12 0-20 10-20 21 0 10 8 20 20 20 5 0 10-1 14-5 1-1 1-1 2-1 0 2 0 0 0 6 0 28-13 51-26 65-3 3-3 4-3 5 0 3 1 5 3 5 4 0 35-30 35-75z"><text:p/></draw:path><draw:path draw:style-name="gr3" draw:text-style-name="P69" svg:width="0.208cm" svg:height="0.173cm" svg:x="1.113cm" svg:y="0.086cm" svg:viewBox="0 0 209 174" svg:d="M23 149c-1 5-3 14-3 16 0 5 4 9 11 9 4 0 11-3 14-10 2-10 5-19 7-29 3-12 5-23 9-34 2-9 4-16 6-26 1-6 5-18 6-19 5-12 26-47 62-47 18 0 21 14 21 27 0 23-18 73-25 89-3 9-3 15-3 18 0 19 13 31 30 31 37 0 51-55 51-58 0-4-3-4-4-4-4 0-4 1-6 7-8 26-21 47-39 47-7 0-9-3-9-12 0-10 3-19 6-27 8-20 23-63 23-85 0-25-16-42-44-42-35 0-53 25-60 34-2-22-18-34-35-34-18 0-26 15-30 22-5 13-11 36-11 37 0 5 3 5 4 5 5 0 5 0 7-9 7-27 14-46 29-46 7 0 12 5 12 17 0 9-1 14-7 33-8 30-14 60-22 90z"><text:p/></draw:path><draw:path draw:style-name="gr3" draw:text-style-name="P69" svg:width="0.255cm" svg:height="0.089cm" svg:x="1.463cm" svg:y="0.116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9" svg:width="0.127cm" svg:height="0.254cm" svg:x="1.883cm" svg:y="0cm" svg:viewBox="0 0 128 255" svg:d="M79 10c0-9 0-10-9-10-24 24-58 24-70 24 0 5 0 8 0 12 8 0 31 0 51-10 0 66 0 133 0 199 0 14-1 19-37 19-4 0-7 0-12 0 0 5 0 8 0 11 15-1 48-1 63-1s49 0 63 1c0-3 0-6 0-11-5 0-8 0-12 0-36 0-37-4-37-19 0-71 0-144 0-215z"><text:p/></draw:path></draw:g>. נסיק <draw:g text:anchor-type="as-char" svg:y="-0.337cm" draw:z-index="341" draw:name="Shape157" draw:style-name="gr1"><svg:title>TexMaths</svg:title><svg:desc>11§display§f(0) = g(0) = (-1)^2 = 1 \land f(1) = g(1) = (1 - 1)^2 = 0§svg§600§FALSE§</svg:desc><draw:path draw:style-name="gr2" draw:text-style-name="P68" svg:width="8.987cm" svg:height="0.395cm" svg:x="0.002cm" svg:y="0.02cm" svg:viewBox="0 0 8988 396" svg:d="M0 0c2996 0 5991 0 8988 0 0 132 0 264 0 396-2997 0-5992 0-8988 0 0-132 0-264 0-396z"><text:p/></draw:path><draw:path draw:style-name="gr3" draw:text-style-name="P69" svg:width="0.191cm" svg:height="0.351cm" svg:x="0cm" svg:y="0.066cm" svg:viewBox="0 0 192 352" svg:d="M121 118c11 0 22 0 33 0 8 0 12 0 12-8 0-4-4-4-11-4-11 0-21 0-32 0 2-14 6-29 8-43 2-9 8-37 10-41 3-8 10-13 17-13 3 0 12 0 20 8-17 1-21 14-21 19 0 9 7 15 15 15 9 0 20-9 20-23 0-18-17-28-34-28-13 0-37 8-48 45-2 9-3 12-13 61-9 0-18 0-27 0-7 0-12 0-12 8 0 4 5 4 11 4 9 0 17 0 26 0-10 51-19 103-29 153-7 38-13 73-34 73-1 0-11 0-18-8 18-1 21-14 21-21 0-8-6-13-14-13-10 0-21 9-21 23 0 18 16 27 32 27 22 0 37-22 44-38 12-24 22-70 22-74 8-40 15-81 23-122z"><text:p/></draw:path><draw:path draw:style-name="gr3" draw:text-style-name="P69" svg:width="0.088cm" svg:height="0.385cm" svg:x="0.248cm" svg:y="0.05cm" svg:viewBox="0 0 89 386" svg:d="M89 382c0-2 0-2-7-8-48-49-60-123-60-181 0-67 14-135 63-183 4-4 4-6 4-7 0-2-1-3-3-3-5 0-39 26-62 75-20 43-24 85-24 118 0 30 4 77 25 120 23 48 56 73 61 73 2 0 3-1 3-4z"><text:p/></draw:path><draw:path draw:style-name="gr3" draw:text-style-name="P69" svg:width="0.162cm" svg:height="0.265cm" svg:x="0.375cm" svg:y="0.082cm" svg:viewBox="0 0 163 266" svg:d="M163 133c0-30-2-61-16-90-17-36-49-43-66-43-23 0-50 10-67 46-12 27-14 57-14 87s2 64 18 94c16 31 45 39 63 39 21 0 51-8 67-44 13-28 15-58 15-89zM81 257c-15 0-37-9-45-46-4-24-4-59-4-82 0-24 0-50 3-71 8-46 36-49 46-49 14 0 39 6 45 45 5 21 5 51 5 75 0 29 0 55-5 81-5 36-27 47-45 47z"><text:p/></draw:path><draw:path draw:style-name="gr3" draw:text-style-name="P69" svg:width="0.089cm" svg:height="0.385cm" svg:x="0.575cm" svg:y="0.05cm" svg:viewBox="0 0 90 386" svg:d="M90 193c0-30-4-77-25-120-23-49-57-73-61-73-2 0-4 1-4 3 0 1 0 3 8 9 37 39 59 100 59 181 0 66-14 133-62 183-5 4-5 4-5 6 0 3 2 4 4 4 4 0 39-27 62-75 20-43 24-86 24-118z"><text:p/></draw:path><draw:path draw:style-name="gr3" draw:text-style-name="P69" svg:width="0.256cm" svg:height="0.089cm" svg:x="0.832cm" svg:y="0.19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76cm" svg:height="0.248cm" svg:x="1.225cm" svg:y="0.169cm" svg:viewBox="0 0 177 249" svg:d="M176 24c0-2 1-3 1-6 0-7-4-10-11-10-4 0-14 2-16 16-7-14-20-24-36-24-44 0-92 54-92 109 0 39 23 61 52 61 23 0 40-18 45-22-8 35-13 50-13 52-2 3-15 41-55 41-8 0-21-1-31-4 11-3 15-13 15-20 0-6-4-13-14-13-9 0-21 7-21 22s14 23 51 23c48 0 77-30 82-53 14-57 29-114 43-172zM125 121c-2 10-11 19-19 27-8 6-20 14-31 14-20 0-26-20-26-35 0-19 11-65 22-85 10-19 27-34 43-34 26 0 31 32 31 33 0 2-1 4-1 6-7 25-12 50-19 74z"><text:p/></draw:path><draw:path draw:style-name="gr3" draw:text-style-name="P69" svg:width="0.089cm" svg:height="0.385cm" svg:x="1.455cm" svg:y="0.05cm" svg:viewBox="0 0 90 386" svg:d="M90 382c0-2 0-2-6-8-49-49-61-123-61-181 0-67 14-135 62-183 5-4 5-6 5-7 0-2-1-3-4-3-4 0-39 26-61 75-20 43-25 85-25 118 0 30 4 77 26 120 23 48 56 73 60 73 3 0 4-1 4-4z"><text:p/></draw:path><draw:path draw:style-name="gr3" draw:text-style-name="P69" svg:width="0.162cm" svg:height="0.265cm" svg:x="1.582cm" svg:y="0.082cm" svg:viewBox="0 0 163 266" svg:d="M163 133c0-30-2-61-16-90-17-36-49-43-66-43-23 0-51 10-67 46-12 27-14 57-14 87s1 64 18 94c16 31 45 39 63 39 21 0 50-8 67-44 13-28 15-58 15-89zM81 257c-15 0-38-9-45-46-4-24-4-59-4-82 0-24 0-50 3-71 8-46 36-49 46-49 12 0 39 6 45 45 5 21 5 51 5 75 0 29 0 55-5 81-5 36-27 47-45 47z"><text:p/></draw:path><draw:path draw:style-name="gr3" draw:text-style-name="P69" svg:width="0.089cm" svg:height="0.385cm" svg:x="1.783cm" svg:y="0.05cm" svg:viewBox="0 0 90 386" svg:d="M90 193c0-30-4-77-26-120-23-49-56-73-60-73-3 0-4 1-4 3 0 1 0 3 8 9 37 39 59 100 59 181 0 66-14 133-62 183-5 4-5 4-5 6 0 3 1 4 4 4 4 0 39-27 61-75 20-43 25-86 25-118z"><text:p/></draw:path><draw:path draw:style-name="gr3" draw:text-style-name="P69" svg:width="0.256cm" svg:height="0.089cm" svg:x="2.04cm" svg:y="0.19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088cm" svg:height="0.385cm" svg:x="2.464cm" svg:y="0.05cm" svg:viewBox="0 0 89 386" svg:d="M89 382c0-2 0-2-5-8-49-49-62-123-62-181 0-67 15-135 63-183 4-4 4-6 4-7 0-2-1-3-3-3-5 0-39 26-62 75-20 43-24 85-24 118 0 30 4 77 25 120 23 48 56 73 61 73 2 0 3-1 3-4z"><text:p/></draw:path><draw:path draw:style-name="gr3" draw:text-style-name="P69" svg:width="0.235cm" svg:height="0.014cm" svg:x="2.609cm" svg:y="0.235cm" svg:viewBox="0 0 236 15" svg:d="M222 15c7 0 14 0 14-7 0-8-7-8-14-8-69 0-140 0-209 0-6 0-13 0-13 8 0 7 7 7 13 7 69 0 140 0 209 0z"><text:p/></draw:path><draw:path draw:style-name="gr3" draw:text-style-name="P69" svg:width="0.127cm" svg:height="0.256cm" svg:x="2.911cm" svg:y="0.082cm" svg:viewBox="0 0 128 257" svg:d="M79 10c0-9 0-10-9-10-23 25-57 25-70 25 0 4 0 8 0 11 8 0 31 0 51-10 0 68 0 134 0 201 0 13-2 19-36 19-4 0-7 0-12 0 0 3 0 8 0 11 13-1 46-1 62-1s49 0 63 1c0-3 0-8 0-11-5 0-8 0-13 0-34 0-36-5-36-19 0-73 0-144 0-217z"><text:p/></draw:path><draw:path draw:style-name="gr3" draw:text-style-name="P69" svg:width="0.088cm" svg:height="0.385cm" svg:x="3.093cm" svg:y="0.05cm" svg:viewBox="0 0 89 386" svg:d="M89 193c0-30-3-77-25-120-23-49-56-73-61-73-2 0-3 1-3 3 0 1 0 3 8 9 37 39 59 100 59 181 0 66-14 133-63 183-4 4-4 4-4 6 0 3 1 4 3 4 5 0 40-27 62-75 20-43 24-86 24-118z"><text:p/></draw:path><draw:path draw:style-name="gr3" draw:text-style-name="P69" svg:width="0.119cm" svg:height="0.179cm" svg:x="3.238cm" svg:y="0cm" svg:viewBox="0 0 120 180" svg:d="M120 130c-3 0-7 0-10 0 0 7-3 22-7 24-2 3-23 3-26 3-17 0-34 0-51 0 29-26 39-34 55-46 20-16 39-33 39-58 0-33-29-53-64-53-33 0-56 23-56 49 0 13 12 15 14 15 7 0 15-6 15-14 0-6-3-15-16-15 8-20 27-25 39-25 27 0 41 21 41 43 0 23-16 42-25 52-22 21-44 43-66 64-2 2-2 3-2 11 37 0 74 0 111 0 3-17 6-33 9-50z"><text:p/></draw:path><draw:path draw:style-name="gr3" draw:text-style-name="P69" svg:width="0.256cm" svg:height="0.089cm" svg:x="3.523cm" svg:y="0.197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9" svg:width="0.127cm" svg:height="0.256cm" svg:x="3.944cm" svg:y="0.082cm" svg:viewBox="0 0 128 257" svg:d="M79 10c0-9 0-10-9-10-24 25-58 25-70 25 0 4 0 8 0 11 8 0 31 0 51-10 0 68 0 134 0 201 0 13-2 19-37 19-4 0-7 0-12 0 0 3 0 8 0 11 13-1 47-1 63-1 15 0 49 0 63 1 0-3 0-8 0-11-5 0-8 0-13 0-35 0-36-5-36-19 0-73 0-144 0-217z"><text:p/></draw:path><draw:path draw:style-name="gr3" draw:text-style-name="P69" svg:width="0.213cm" svg:height="0.238cm" svg:x="4.21cm" svg:y="0.108cm" svg:viewBox="0 0 214 239" svg:d="M117 8c-4-7-6-8-10-8-5 0-6 2-8 8-32 71-65 144-97 216-2 5-2 5-2 8 0 4 3 7 8 7 2 0 5-1 8-7 30-69 61-137 91-206 30 69 60 137 91 206 3 7 8 7 9 7 4 0 7-3 7-7 0-2 0-2-2-6-32-73-64-146-95-218z"><text:p/></draw:path><draw:path draw:style-name="gr3" draw:text-style-name="P69" svg:width="0.193cm" svg:height="0.351cm" svg:x="4.552cm" svg:y="0.066cm" svg:viewBox="0 0 194 352" svg:d="M122 118c11 0 22 0 33 0 8 0 12 0 12-8 0-4-4-4-11-4-11 0-21 0-32 0 2-14 6-29 8-43 2-9 8-37 10-41 3-8 10-13 17-13 3 0 13 0 19 8-16 1-21 14-21 19 0 9 8 15 15 15 11 0 22-9 22-23 0-18-18-28-35-28-13 0-37 8-48 45-3 9-4 12-13 61-9 0-18 0-27 0-7 0-12 0-12 8 0 4 4 4 11 4 9 0 17 0 26 0-10 51-19 103-29 153-7 38-13 73-34 73-1 0-11 0-19-8 19-1 22-14 22-21 0-8-7-13-14-13-10 0-22 9-22 23 0 18 18 27 33 27 22 0 37-22 44-38 12-24 21-70 22-74 8-40 15-81 23-122z"><text:p/></draw:path><draw:path draw:style-name="gr3" draw:text-style-name="P69" svg:width="0.089cm" svg:height="0.385cm" svg:x="4.801cm" svg:y="0.05cm" svg:viewBox="0 0 90 386" svg:d="M90 382c0-2 0-2-6-8-49-49-61-123-61-181 0-67 14-135 62-183 5-4 5-6 5-7 0-2-1-3-4-3-4 0-39 26-61 75-20 43-25 85-25 118 0 30 4 77 26 120 23 48 56 73 60 73 3 0 4-1 4-4z"><text:p/></draw:path><draw:path draw:style-name="gr3" draw:text-style-name="P69" svg:width="0.127cm" svg:height="0.256cm" svg:x="4.948cm" svg:y="0.082cm" svg:viewBox="0 0 128 257" svg:d="M79 10c0-9 0-10-9-10-24 25-58 25-70 25 0 4 0 8 0 11 8 0 30 0 51-10 0 68 0 134 0 201 0 13-2 19-37 19-4 0-7 0-12 0 0 3 0 8 0 11 13-1 47-1 63-1 15 0 48 0 63 1 0-3 0-8 0-11-5 0-9 0-14 0-34 0-35-5-35-19 0-73 0-144 0-217z"><text:p/></draw:path><draw:path draw:style-name="gr3" draw:text-style-name="P69" svg:width="0.089cm" svg:height="0.385cm" svg:x="5.129cm" svg:y="0.05cm" svg:viewBox="0 0 90 386" svg:d="M90 193c0-30-4-77-26-120-23-49-56-73-60-73-3 0-4 1-4 3 0 1 0 3 8 9 37 39 59 100 59 181 0 66-14 133-62 183-5 4-5 4-5 6 0 3 1 4 4 4 4 0 39-27 61-75 20-43 25-86 25-118z"><text:p/></draw:path><draw:path draw:style-name="gr3" draw:text-style-name="P69" svg:width="0.256cm" svg:height="0.089cm" svg:x="5.386cm" svg:y="0.19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77cm" svg:height="0.248cm" svg:x="5.777cm" svg:y="0.169cm" svg:viewBox="0 0 178 249" svg:d="M177 24c0-2 1-3 1-6 0-7-4-10-11-10-4 0-14 2-16 16-7-14-20-24-36-24-45 0-92 54-92 109 0 39 23 61 52 61 22 0 40-18 44-22h1c-9 35-13 50-13 52-1 3-15 41-55 41-8 0-21-1-32-4 12-3 16-13 16-20 0-6-4-13-15-13-8 0-21 7-21 22s14 23 52 23c48 0 76-30 82-53 14-57 29-114 43-172zM126 121c-2 10-11 19-19 27-8 6-20 14-31 14-20 0-25-20-25-35 0-19 11-65 22-85 9-19 26-34 42-34 26 0 31 32 31 33 0 2-1 4-1 6-6 25-12 50-19 74z"><text:p/></draw:path><draw:path draw:style-name="gr3" draw:text-style-name="P69" svg:width="0.089cm" svg:height="0.385cm" svg:x="6.008cm" svg:y="0.05cm" svg:viewBox="0 0 90 386" svg:d="M90 382c0-2 0-2-6-8-49-49-61-123-61-181 0-67 14-135 62-183 5-4 5-6 5-7 0-2-2-3-4-3-4 0-39 26-62 75-20 43-24 85-24 118 0 30 4 77 25 120 24 48 57 73 61 73 2 0 4-1 4-4z"><text:p/></draw:path><draw:path draw:style-name="gr3" draw:text-style-name="P69" svg:width="0.127cm" svg:height="0.256cm" svg:x="6.155cm" svg:y="0.082cm" svg:viewBox="0 0 128 257" svg:d="M79 10c0-9 0-10-9-10-23 25-57 25-70 25 0 4 0 8 0 11 8 0 31 0 51-10 0 68 0 134 0 201 0 13-2 19-36 19-4 0-8 0-13 0 0 3 0 8 0 11 14-1 47-1 63-1 15 0 49 0 63 1 0-3 0-8 0-11-5 0-8 0-13 0-35 0-36-5-36-19 0-73 0-144 0-217z"><text:p/></draw:path><draw:path draw:style-name="gr3" draw:text-style-name="P69" svg:width="0.088cm" svg:height="0.385cm" svg:x="6.336cm" svg:y="0.05cm" svg:viewBox="0 0 89 386" svg:d="M89 193c0-30-4-77-25-120-23-49-56-73-61-73-2 0-3 1-3 3 0 1 0 3 8 9 37 39 59 100 59 181 0 66-14 133-63 183-4 4-4 4-4 6 0 3 1 4 3 4 5 0 39-27 62-75 20-43 24-86 24-118z"><text:p/></draw:path><draw:path draw:style-name="gr3" draw:text-style-name="P69" svg:width="0.255cm" svg:height="0.089cm" svg:x="6.594cm" svg:y="0.19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088cm" svg:height="0.385cm" svg:x="7.018cm" svg:y="0.05cm" svg:viewBox="0 0 89 386" svg:d="M89 382c0-2 0-2-7-8-48-49-60-123-60-181 0-67 15-135 63-183 4-4 4-6 4-7 0-2-1-3-3-3-5 0-39 26-62 75-20 43-24 85-24 118 0 30 4 77 25 120 23 48 56 73 61 73 2 0 3-1 3-4z"><text:p/></draw:path><draw:path draw:style-name="gr3" draw:text-style-name="P69" svg:width="0.127cm" svg:height="0.256cm" svg:x="7.164cm" svg:y="0.082cm" svg:viewBox="0 0 128 257" svg:d="M79 10c0-9 0-10-9-10-24 25-58 25-70 25 0 4 0 8 0 11 8 0 31 0 51-10 0 68 0 134 0 201 0 13-2 19-37 19-4 0-7 0-12 0 0 3 0 8 0 11 13-1 47-1 63-1 15 0 49 0 63 1 0-3 0-8 0-11-5 0-8 0-13 0-35 0-36-5-36-19 0-73 0-144 0-217z"><text:p/></draw:path><draw:path draw:style-name="gr3" draw:text-style-name="P69" svg:width="0.234cm" svg:height="0.014cm" svg:x="7.442cm" svg:y="0.235cm" svg:viewBox="0 0 235 15" svg:d="M222 15c7 0 13 0 13-7 0-8-6-8-13-8-69 0-140 0-209 0-6 0-13 0-13 8 0 7 7 7 13 7 69 0 140 0 209 0z"><text:p/></draw:path><draw:path draw:style-name="gr3" draw:text-style-name="P69" svg:width="0.127cm" svg:height="0.256cm" svg:x="7.83cm" svg:y="0.082cm" svg:viewBox="0 0 128 257" svg:d="M79 10c0-9 0-10-9-10-24 25-58 25-70 25 0 4 0 8 0 11 8 0 31 0 51-10 0 68 0 134 0 201 0 13-2 19-37 19-4 0-7 0-12 0 0 3 0 8 0 11 14-1 47-1 63-1 15 0 49 0 63 1 0-3 0-8 0-11-5 0-8 0-13 0-35 0-36-5-36-19 0-73 0-144 0-217z"><text:p/></draw:path><draw:path draw:style-name="gr3" draw:text-style-name="P69" svg:width="0.088cm" svg:height="0.385cm" svg:x="8.011cm" svg:y="0.05cm" svg:viewBox="0 0 89 386" svg:d="M89 193c0-30-4-77-25-120-23-49-56-73-61-73-2 0-3 1-3 3 0 1 0 3 7 9 38 39 60 100 60 181 0 66-14 133-63 183-4 4-4 4-4 6 0 3 1 4 3 4 5 0 39-27 62-75 20-43 24-86 24-118z"><text:p/></draw:path><draw:path draw:style-name="gr3" draw:text-style-name="P69" svg:width="0.118cm" svg:height="0.179cm" svg:x="8.157cm" svg:y="0cm" svg:viewBox="0 0 119 180" svg:d="M119 130c-4 0-6 0-9 0-1 7-3 22-7 24-2 3-23 3-27 3-17 0-33 0-50 0 29-26 38-34 54-46 20-16 39-33 39-58 0-33-29-53-63-53s-56 23-56 49c0 13 11 15 14 15 7 0 15-6 15-14 0-6-3-15-17-15 9-20 28-25 40-25 27 0 41 21 41 43 0 23-17 42-26 52-22 21-43 43-65 64-2 2-2 3-2 11 37 0 74 0 111 0 2-17 6-33 8-50z"><text:p/></draw:path><draw:path draw:style-name="gr3" draw:text-style-name="P69" svg:width="0.256cm" svg:height="0.089cm" svg:x="8.442cm" svg:y="0.19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62cm" svg:height="0.265cm" svg:x="8.843cm" svg:y="0.082cm" svg:viewBox="0 0 163 266" svg:d="M163 133c0-30-2-61-16-90-17-36-49-43-66-43-23 0-51 10-67 46-12 27-14 57-14 87s1 64 18 94c16 31 45 39 63 39 21 0 51-8 67-44 13-28 15-58 15-89zM81 257c-15 0-38-9-45-46-4-24-4-59-4-82 0-24 0-50 3-71 8-46 36-49 46-49 12 0 39 6 45 45 5 21 5 51 5 75 0 29 0 55-5 81-5 36-27 47-45 47z"><text:p/></draw:path></draw:g>, כלומר <draw:g text:anchor-type="as-char" svg:y="-0.288cm" draw:z-index="342" draw:name="Shape158" draw:style-name="gr1"><svg:title>TexMaths</svg:title><svg:desc>11§display§\max\{f(i) \mid n \in \{0, \dots, 0\}\} = 1§svg§600§FALSE§</svg:desc><draw:path draw:style-name="gr2" draw:text-style-name="P68" svg:width="5.064cm" svg:height="0.344cm" svg:x="0.009cm" svg:y="0.018cm" svg:viewBox="0 0 5065 345" svg:d="M0 0c1688 0 3377 0 5065 0 0 115 0 230 0 345-1688 0-3377 0-5065 0 0-115 0-230 0-345z"><text:p/></draw:path><draw:path draw:style-name="gr3" draw:text-style-name="P69" svg:width="0.301cm" svg:height="0.17cm" svg:x="0.001cm" svg:y="0.117cm" svg:viewBox="0 0 302 171" svg:d="M31 37c0 35 0 69 0 104 0 18-5 18-31 18 0 3 0 7 0 12 14-1 33-3 44-3 10 0 30 2 43 3 0-5 0-9 0-12-25 0-30 0-30-18 0-24 0-49 0-72 0-39 28-61 52-61s28 21 28 43c0 29 0 59 0 90 0 18-4 18-29 18 0 3 0 7 0 12 13-1 33-3 44-3 10 0 29 2 43 3 0-5 0-9 0-12-27 0-30 0-30-18 0-24 0-49 0-72 0-39 27-61 52-61 24 0 28 21 28 43 0 29 0 59 0 90 0 18-4 18-29 18 0 3 0 7 0 12 13-1 33-3 42-3 10 0 31 2 44 3 0-5 0-9 0-12-20 0-29 0-30-13 0-25 0-49 0-73 0-33 0-45-12-59-6-6-18-14-41-14-32 0-50 23-55 37-6-33-34-37-52-37-28 0-46 17-57 41 0-13 0-28 0-41-19 1-36 3-55 4 0 5 0 8 0 13 27 0 31 2 31 20z"><text:p/></draw:path><draw:path draw:style-name="gr3" draw:text-style-name="P69" svg:width="0.173cm" svg:height="0.175cm" svg:x="0.328cm" svg:y="0.115cm" svg:viewBox="0 0 174 176" svg:d="M112 143c1 16 12 32 30 32 9 0 32-5 32-37 0-8 0-15 0-21-4 0-7 0-10 0 0 6 0 13 0 21 0 23-10 25-13 25-14 0-15-18-15-20 0-26 0-52 0-77 0-15 0-31-14-45-15-15-34-21-53-21-32 0-58 18-58 43 0 12 8 19 18 19 11 0 17-8 17-18 0-5-2-18-20-19 11-13 30-17 42-17 19 0 41 15 41 49 0 5 0 9 0 15-20 1-46 2-71 14-29 13-38 33-38 49 0 32 37 41 62 41s42-15 50-33zM109 79c0 12 0 26 0 39 0 37-28 50-45 50-19 0-34-14-34-33 0-20 15-52 79-56z"><text:p/></draw:path><draw:path draw:style-name="gr3" draw:text-style-name="P69" svg:width="0.194cm" svg:height="0.165cm" svg:x="0.509cm" svg:y="0.122cm" svg:viewBox="0 0 195 166" svg:d="M106 75c12-14 26-33 36-43 12-14 27-20 45-20 0-4 0-8 0-12-10 0-21 1-31 1-12 0-32-1-37-1 0 4 0 8 0 12 7 0 11 5 11 11s-4 11-6 14c-7 10-16 20-24 30-10-13-20-25-30-38-3-5-3-6-3-8 0-6 6-9 13-9 0-4 0-8 0-12-10 0-36 1-42 1-8 0-26-1-37-1 0 4 0 8 0 12 28 0 28 0 46 23 13 17 26 33 39 50-12 15-24 31-37 46-18 22-41 23-49 23 0 3 0 8 0 12 10-1 22-2 32-2 11 0 27 1 36 2 0-4 0-9 0-12-8-1-11-6-11-12 0-9 11-21 35-50 10 13 19 26 29 39 3 4 9 11 9 13 0 4-4 9-15 10 0 3 0 8 0 12 13-1 33-2 42-2 11 0 26 1 38 2 0-4 0-9 0-12-21 0-28-1-38-12-17-23-34-45-51-67z"><text:p/></draw:path><draw:path draw:style-name="gr3" draw:text-style-name="P69" svg:width="0.136cm" svg:height="0.383cm" svg:x="0.736cm" svg:y="0cm" svg:viewBox="0 0 137 384" svg:d="M81 52c0-16 11-41 53-43 2-1 3-2 3-5 0-4-3-4-7-4-39 0-74 20-74 48 0 29 0 59 0 89 0 14 0 26-15 39-15 11-29 12-38 12-1 0-3 2-3 5 0 2 2 2 7 3 25 1 44 15 48 34 1 5 1 6 1 19 0 25 0 50 0 76 0 16 0 28 19 44 14 11 40 15 55 15 4 0 7 0 7-4 0-3-2-3-6-5-24-1-43-13-49-33-1-3-1-4-1-18 0-27 0-53 0-81 0-17-2-24-15-36-8-9-19-12-30-14 32-9 45-27 45-49 0-31 0-61 0-92z"><text:p/></draw:path><draw:path draw:style-name="gr3" draw:text-style-name="P69" svg:width="0.193cm" svg:height="0.348cm" svg:x="0.922cm" svg:y="0.018cm" svg:viewBox="0 0 194 349" svg:d="M122 118c11 0 22 0 33 0 8 0 11 0 11-9 0-3-3-3-10-3-11 0-21 0-32 0 2-16 6-30 8-44 1-9 7-36 10-41 3-7 10-13 17-13 2 0 13 0 19 7-16 2-21 15-21 21 0 9 8 14 15 14 9 0 22-9 22-24 0-17-19-26-35-26-13 0-37 7-49 45-2 8-3 12-12 61-9 0-18 0-27 0-7 0-12 0-12 6s4 6 11 6c9 0 17 0 26 0-10 50-19 100-29 151-8 37-14 72-34 72-1 0-11 0-19-7 18-1 22-15 22-21 0-9-7-14-14-14-11 0-22 9-22 24 0 17 18 26 33 26 21 0 37-22 44-37 12-25 21-71 22-74 8-40 15-81 23-120z"><text:p/></draw:path><draw:path draw:style-name="gr3" draw:text-style-name="P69" svg:width="0.089cm" svg:height="0.383cm" svg:x="1.17cm" svg:y="0cm" svg:viewBox="0 0 90 384" svg:d="M90 380c0-1 0-1-6-8-49-48-61-121-61-179 0-67 14-135 62-183 5-4 5-4 5-7 0-2-2-3-4-3-4 0-39 26-62 75-20 43-24 86-24 118 0 28 4 76 25 119 24 47 57 72 61 72 2 0 4-1 4-4z"><text:p/></draw:path><draw:path draw:style-name="gr3" draw:text-style-name="P69" svg:width="0.101cm" svg:height="0.257cm" svg:x="1.293cm" svg:y="0.034cm" svg:viewBox="0 0 102 258" svg:d="M99 14c0-7-6-14-14-14-11 0-21 10-21 21 0 7 5 13 14 13s21-9 21-20zM69 159c5-11 5-13 9-22 3-8 6-14 6-21 0-17-14-31-32-31-37 0-52 56-52 59 0 4 4 4 5 4 4 0 4-2 6-7 11-36 26-49 40-49 2 0 8 0 8 14 0 7-2 15-3 20-3 9-21 55-27 70-4 10-9 22-9 31 0 17 13 31 32 31 36 0 50-55 50-60 0-3-3-3-4-3-5 0-5 1-6 6-7 25-19 49-39 49-7 0-10-4-10-13 0-10 2-16 12-39 4-13 10-26 14-39z"><text:p/></draw:path><draw:path draw:style-name="gr3" draw:text-style-name="P69" svg:width="0.089cm" svg:height="0.383cm" svg:x="1.438cm" svg:y="0cm" svg:viewBox="0 0 90 384" svg:d="M90 193c0-30-4-77-25-120-24-48-57-73-61-73-2 0-4 1-4 3 0 3 0 3 8 10 37 38 59 99 59 180 0 65-14 132-62 181-5 5-5 5-5 6 0 3 2 4 4 4 4 0 39-26 62-75 20-43 24-85 24-116z"><text:p/></draw:path><draw:path draw:style-name="gr3" draw:text-style-name="P69" svg:width="0.014cm" svg:height="0.383cm" svg:x="1.719cm" svg:y="0cm" svg:viewBox="0 0 15 384" svg:d="M15 14c0-7 0-14-7-14-8 0-8 7-8 14 0 119 0 237 0 356 0 8 0 14 8 14 7 0 7-6 7-14 0-119 0-237 0-356z"><text:p/></draw:path><draw:path draw:style-name="gr3" draw:text-style-name="P69" svg:width="0.208cm" svg:height="0.173cm" svg:x="1.899cm" svg:y="0.117cm" svg:viewBox="0 0 209 174" svg:d="M23 148c-1 5-4 14-4 16 0 7 5 10 12 10 4 0 11-2 14-10 0-1 4-20 7-29 3-12 5-24 8-35 3-9 5-16 7-25 1-7 4-18 6-20 5-12 25-47 62-47 18 0 21 14 21 27 0 24-19 73-25 91-3 8-5 13-5 17 0 18 15 31 32 31 37 0 51-56 51-59 0-4-3-4-4-4-4 0-4 1-6 7-8 26-21 48-40 48-6 0-8-4-8-13 0-10 3-19 6-27 8-20 23-63 23-85 0-26-16-41-44-41-35 0-54 24-60 33-2-21-18-33-35-33-18 0-26 14-30 22-6 13-11 35-11 37 0 4 3 4 4 4 5 0 5 0 7-9 7-28 14-46 29-46 7 0 12 5 12 18 0 8-1 13-7 32-8 30-14 60-22 90z"><text:p/></draw:path><draw:path draw:style-name="gr3" draw:text-style-name="P69" svg:width="0.193cm" svg:height="0.221cm" svg:x="2.259cm" svg:y="0.079cm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9" svg:width="0.136cm" svg:height="0.383cm" svg:x="2.619cm" svg:y="0cm" svg:viewBox="0 0 137 384" svg:d="M81 52c0-16 11-41 53-43 2-1 3-2 3-5 0-4-3-4-7-4-39 0-74 20-74 48 0 29 0 59 0 89 0 14 0 26-15 39-14 11-29 12-38 12-1 0-3 2-3 5 0 2 2 2 7 3 25 1 44 15 48 34 1 5 1 6 1 19 0 25 0 50 0 76 0 16 0 28 19 44 14 11 40 15 55 15 4 0 7 0 7-4 0-3-2-3-6-5-24-1-43-13-47-33-3-3-3-4-3-18 0-27 0-53 0-81 0-17-3-23-15-36-9-8-19-12-30-14 32-9 45-27 45-49 0-31 0-61 0-92z"><text:p/></draw:path><draw:path draw:style-name="gr3" draw:text-style-name="P69" svg:width="0.162cm" svg:height="0.263cm" svg:x="2.799cm" svg:y="0.032cm" svg:viewBox="0 0 163 264" svg:d="M163 133c0-30-1-61-16-89-17-37-49-44-65-44-24 0-51 10-68 46-12 27-14 57-14 87s2 63 18 93c16 31 45 38 63 38 21 0 51-7 67-44 14-27 15-56 15-87zM81 257c-15 0-37-10-45-48-3-22-3-57-3-80 0-24 0-50 2-71 8-46 36-49 46-49 14 0 39 6 47 45 3 22 3 51 3 75 0 30 0 55-5 79-5 36-27 49-45 49z"><text:p/></draw:path><draw:path draw:style-name="gr3" draw:text-style-name="P69" svg:width="0.044cm" svg:height="0.115cm" svg:x="3.011cm" svg:y="0.247cm" svg:viewBox="0 0 45 116" svg:d="M45 41c0-26-10-41-25-41-12 0-20 10-20 21 0 10 8 21 20 21 4 0 10-2 14-6 1-1 1-1 1-1 1 0 1 0 1 6 0 28-13 51-26 65-5 3-5 4-5 5 0 4 3 5 5 5 4 0 35-30 35-75z"><text:p/></draw:path><draw:path draw:style-name="gr3" draw:text-style-name="P69" svg:width="0.04cm" svg:height="0.041cm" svg:x="3.183cm" svg:y="0.247cm" svg:viewBox="0 0 41 42" svg:d="M41 21c0-11-10-21-21-21-12 0-20 10-20 21s8 21 20 21c11 0 21-10 21-21z"><text:p/></draw:path><draw:path draw:style-name="gr3" draw:text-style-name="P69" svg:width="0.04cm" svg:height="0.041cm" svg:x="3.355cm" svg:y="0.247cm" svg:viewBox="0 0 41 42" svg:d="M41 21c0-11-9-21-20-21-12 0-21 10-21 21s9 21 21 21c11 0 20-10 20-21z"><text:p/></draw:path><draw:path draw:style-name="gr3" draw:text-style-name="P69" svg:width="0.04cm" svg:height="0.041cm" svg:x="3.526cm" svg:y="0.247cm" svg:viewBox="0 0 41 42" svg:d="M41 21c0-11-9-21-20-21s-21 10-21 21 10 21 21 21 20-10 20-21z"><text:p/></draw:path><draw:path draw:style-name="gr3" draw:text-style-name="P69" svg:width="0.044cm" svg:height="0.115cm" svg:x="3.698cm" svg:y="0.247cm" svg:viewBox="0 0 45 116" svg:d="M45 41c0-26-9-41-24-41-13 0-21 10-21 21 0 10 8 21 21 21 4 0 10-2 13-6 1-1 1-1 2-1 0 2 1 0 1 6 0 28-13 51-26 65-4 3-4 4-4 5 0 4 2 5 3 5 4 0 35-30 35-75z"><text:p/></draw:path><draw:path draw:style-name="gr3" draw:text-style-name="P69" svg:width="0.162cm" svg:height="0.263cm" svg:x="3.852cm" svg:y="0.032cm" svg:viewBox="0 0 163 264" svg:d="M163 133c0-30-2-61-16-89-17-37-49-44-66-44-23 0-51 10-67 46-12 27-14 57-14 87s1 63 18 93c16 31 44 38 63 38 21 0 50-7 67-44 13-27 15-56 15-87zM81 257c-15 0-38-10-45-48-4-22-4-57-4-80 0-24 0-50 3-71 8-46 36-49 46-49 12 0 38 6 45 45 5 22 5 51 5 75 0 30 0 55-5 79-5 36-27 49-45 49z"><text:p/></draw:path><draw:path draw:style-name="gr3" draw:text-style-name="P69" svg:width="0.136cm" svg:height="0.383cm" svg:x="4.057cm" svg:y="0cm" svg:viewBox="0 0 137 384" svg:d="M56 333c0 15-10 40-53 42-1 2-3 3-3 5 0 4 4 4 8 4 37 0 73-18 73-48 0-29 0-59 0-88 0-15 0-27 16-40 14-11 28-12 37-12 2-1 3-2 3-3 0-5-2-5-6-5-25-1-44-15-49-34-1-4-1-5-1-19 0-25 0-50 0-76 0-16 0-28-18-44-16-12-42-15-55-15-4 0-8 0-8 4s2 4 7 5c24 1 42 13 48 33 1 3 1 4 1 19 0 26 0 52 0 80 0 18 3 23 15 36 8 8 19 12 30 16-32 7-45 25-45 47 0 31 0 62 0 93z"><text:p/></draw:path><draw:path draw:style-name="gr3" draw:text-style-name="P69" svg:width="0.136cm" svg:height="0.383cm" svg:x="4.251cm" svg:y="0cm" svg:viewBox="0 0 137 384" svg:d="M55 333c0 15-10 40-52 42-2 2-3 3-3 5 0 4 4 4 8 4 37 0 73-18 73-48 0-29 0-59 0-88 0-15 0-27 16-40 13-11 28-12 36-12 2-1 4-2 4-3 0-5-2-5-6-5-25-1-44-15-49-34-1-4-1-5-1-19 0-25 0-50 0-76 0-16 0-28-18-44-16-12-42-15-55-15-4 0-8 0-8 4s2 4 7 5c24 1 42 13 47 33 1 3 1 4 1 19 0 26 0 52 0 80 0 18 3 23 16 36 9 8 19 12 30 16-32 7-46 25-46 47 0 31 0 62 0 93z"><text:p/></draw:path><draw:path draw:style-name="gr3" draw:text-style-name="P69" svg:width="0.255cm" svg:height="0.089cm" svg:x="4.546cm" svg:y="0.146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127cm" svg:height="0.256cm" svg:x="4.966cm" svg:y="0.032cm" svg:viewBox="0 0 128 257" svg:d="M79 10c0-9 0-10-9-10-24 25-58 25-70 25 0 5 0 8 0 12 8 0 31 0 51-9 0 66 0 132 0 198 0 13-2 18-37 18-4 0-7 0-12 0 0 5 0 9 0 13 13-3 47-3 63-3 15 0 49 0 63 3 0-4 0-8 0-13-5 0-8 0-13 0-35 0-36-4-36-18 0-72 0-145 0-216z"><text:p/></draw:path></draw:g><text:s/><text:span text:style-name="T26">משום ש־</text:span><text:span text:style-name="T26"><draw:g text:anchor-type="as-char" svg:y="-0.288cm" draw:z-index="343" draw:name="Shape159" draw:style-name="gr1"><svg:title>TexMaths</svg:title><svg:desc>11§display§F(0) = g(0) = 1§svg§600§FALSE§</svg:desc><draw:path draw:style-name="gr2" draw:text-style-name="P68" svg:width="2.638cm" svg:height="0.345cm" svg:x="0.026cm" svg:y="0.018cm" svg:viewBox="0 0 2639 346" svg:d="M1321 346c-441 0-881 0-1321 0 0-116 0-230 0-346 880 0 1760 0 2639 0 0 116 0 230 0 346-439 0-879 0-1318 0z"><text:p/></draw:path><draw:path draw:style-name="gr3" draw:text-style-name="P69" svg:width="0.273cm" svg:height="0.26cm" svg:x="0cm" svg:y="0.025cm" svg:viewBox="0 0 274 261" svg:d="M102 137c12 0 26 0 38 0 28 0 32 6 32 17 0 2 0 8-4 19 0 2-1 3-1 4 0 4 2 5 6 5 3 0 3-1 5-8 7-29 14-56 21-84 1-4 1-5 1-6s-1-5-4-5c-5 0-5 2-6 9-9 30-17 36-50 36-12 0-23 0-36 0 9-33 17-65 26-98 3-13 3-14 21-14 16 0 34 0 50 0 49 0 57 12 57 42 0 9 0 11-1 21-1 5-1 5-1 6 0 3 1 6 5 6s4-2 5-10c2-22 6-45 8-67 1-10-1-10-10-10-64 0-127 0-190 0-8 0-11 0-11 8 0 4 3 4 11 4 14 0 25 0 25 7 0 1 0 2-2 9-18 68-34 136-52 203-3 15-4 18-35 18-7 0-10 0-10 8 0 4 4 4 5 4 11 0 40-1 51-1 13 0 45 1 58 1 4 0 8 0 8-8 0-2-1-2-2-3s-2-1-11-1-10 0-20 0c-11-1-13-3-13-8 0-1 0-3 2-9 8-32 17-64 24-95z"><text:p/></draw:path><draw:path draw:style-name="gr3" draw:text-style-name="P69" svg:width="0.088cm" svg:height="0.384cm" svg:x="0.326cm" svg:y="0cm" svg:viewBox="0 0 89 385" svg:d="M89 381c0-1 0-1-7-8-48-49-60-122-60-180 0-67 14-135 63-182 4-5 4-5 4-7 0-3-1-4-3-4-5 0-39 26-62 76-20 42-24 85-24 117 0 29 4 76 25 120 23 47 56 72 61 72 2 0 3-1 3-4z"><text:p/></draw:path><draw:path draw:style-name="gr3" draw:text-style-name="P69" svg:width="0.162cm" svg:height="0.263cm" svg:x="0.452cm" svg:y="0.033cm" svg:viewBox="0 0 163 264" svg:d="M163 133c0-31-2-61-16-90-17-37-49-43-66-43-23 0-50 10-67 45-12 28-14 57-14 88 0 29 2 64 18 92 16 32 45 39 63 39 21 0 51-7 67-45 13-25 15-55 15-86zM81 255c-15 0-37-9-45-46-4-22-4-58-4-80 0-26 0-51 3-72 8-45 36-49 46-49 14 0 39 7 45 45 5 22 5 52 5 76 0 28 0 55-5 79-5 36-27 47-45 47z"><text:p/></draw:path><draw:path draw:style-name="gr3" draw:text-style-name="P69" svg:width="0.089cm" svg:height="0.384cm" svg:x="0.652cm" svg:y="0cm" svg:viewBox="0 0 90 385" svg:d="M90 193c0-30-4-76-25-120-24-48-57-73-61-73-2 0-4 2-4 4s0 2 8 9c37 38 59 99 59 180 0 65-14 133-62 181-5 6-5 6-5 7 0 2 2 4 4 4 4 0 39-26 62-76 19-41 24-84 24-116z"><text:p/></draw:path><draw:path draw:style-name="gr3" draw:text-style-name="P69" svg:width="0.256cm" svg:height="0.09cm" svg:x="0.91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177cm" svg:height="0.248cm" svg:x="1.301cm" svg:y="0.117cm" svg:viewBox="0 0 178 249" svg:d="M177 25c0-2 1-4 1-6 0-7-5-11-12-11-3 0-14 3-15 16-7-14-21-24-37-24-44 0-91 54-91 110 0 38 23 61 52 61 22 0 40-18 44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69" svg:width="0.089cm" svg:height="0.384cm" svg:x="1.531cm" svg:y="0cm" svg:viewBox="0 0 90 385" svg:d="M90 381c0-1 0-1-6-8-49-49-62-122-62-180 0-67 15-135 63-182 5-5 5-5 5-7 0-3-2-4-4-4-4 0-39 26-62 76-20 42-24 85-24 117 0 29 4 76 25 120 23 47 57 72 61 72 2 0 4-1 4-4z"><text:p/></draw:path><draw:path draw:style-name="gr3" draw:text-style-name="P69" svg:width="0.162cm" svg:height="0.263cm" svg:x="1.659cm" svg:y="0.033cm" svg:viewBox="0 0 163 264" svg:d="M163 133c0-31-2-61-17-90-17-37-48-43-65-43-23 0-51 10-67 45-13 28-14 57-14 88 0 29 1 64 16 92 18 32 46 39 64 39 21 0 51-7 68-45 13-25 15-55 15-86zM80 255c-14 0-37-9-44-46-4-22-4-58-4-80 0-26 0-51 3-72 7-45 36-49 45-49 13 0 39 7 46 45 4 22 4 52 4 76 0 28 0 55-4 79-6 36-28 47-46 47z"><text:p/></draw:path><draw:path draw:style-name="gr3" draw:text-style-name="P69" svg:width="0.088cm" svg:height="0.384cm" svg:x="1.859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69" svg:width="0.256cm" svg:height="0.09cm" svg:x="2.115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127cm" svg:height="0.254cm" svg:x="2.536cm" svg:y="0.033cm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span><text:span text:style-name="T26">. באופן דומה </text:span><text:span text:style-name="T26"><draw:g text:anchor-type="as-char" svg:y="-0.288cm" draw:z-index="345" draw:name="Shape160" draw:style-name="gr1"><svg:title>TexMaths</svg:title><svg:desc>11§display§\max\{f(i) \mid n \in \{0, \dots, 1\}\} = 0§svg§600§FALSE§</svg:desc><draw:path draw:style-name="gr2" draw:text-style-name="P68" svg:width="5.08cm" svg:height="0.344cm" svg:x="0.009cm" svg:y="0.018cm" svg:viewBox="0 0 5081 345" svg:d="M0 0c1694 0 3388 0 5081 0 0 115 0 230 0 345-1693 0-3387 0-5081 0 0-115 0-230 0-345z"><text:p/></draw:path><draw:path draw:style-name="gr3" draw:text-style-name="P69" svg:width="0.301cm" svg:height="0.17cm" svg:x="0.001cm" svg:y="0.117cm" svg:viewBox="0 0 302 171" svg:d="M31 37c0 35 0 69 0 104 0 18-5 18-31 18 0 3 0 7 0 12 14-1 33-3 44-3 10 0 30 2 43 3 0-5 0-9 0-12-25 0-30 0-30-18 0-24 0-49 0-72 0-39 28-61 52-61s28 21 28 43c0 29 0 59 0 90 0 18-4 18-29 18 0 3 0 7 0 12 13-1 33-3 44-3 10 0 29 2 43 3 0-5 0-9 0-12-27 0-30 0-30-18 0-24 0-49 0-72 0-39 27-61 52-61 24 0 28 21 28 43 0 29 0 59 0 90 0 18-4 18-29 18 0 3 0 7 0 12 13-1 33-3 42-3 10 0 31 2 44 3 0-5 0-9 0-12-20 0-29 0-30-13 0-25 0-49 0-73 0-33 0-45-12-59-6-6-18-14-40-14-33 0-50 23-56 37-6-33-34-37-52-37-28 0-46 17-57 41 0-13 0-28 0-41-19 1-36 3-55 4 0 5 0 8 0 13 27 0 31 2 31 20z"><text:p/></draw:path><draw:path draw:style-name="gr3" draw:text-style-name="P69" svg:width="0.173cm" svg:height="0.175cm" svg:x="0.328cm" svg:y="0.115cm" svg:viewBox="0 0 174 176" svg:d="M112 143c1 16 12 32 30 32 9 0 32-5 32-37 0-8 0-15 0-21-4 0-7 0-10 0 0 6 0 13 0 21 0 23-9 25-13 25-14 0-15-18-15-20 0-26 0-52 0-77 0-15 0-31-14-45-15-15-34-21-53-21-32 0-58 18-58 43 0 12 8 19 18 19 11 0 17-8 17-18 0-5-2-18-20-19 11-13 30-17 42-17 19 0 41 15 41 49 0 5 0 9 0 15-20 1-46 2-71 14-29 13-38 33-38 49 0 32 37 41 62 41s42-15 50-33zM109 79c0 12 0 26 0 39 0 37-28 50-45 50-19 0-34-14-34-33 0-20 15-52 79-56z"><text:p/></draw:path><draw:path draw:style-name="gr3" draw:text-style-name="P69" svg:width="0.194cm" svg:height="0.165cm" svg:x="0.509cm" svg:y="0.122cm" svg:viewBox="0 0 195 166" svg:d="M106 75c12-14 26-33 36-43 12-14 27-20 46-20 0-4 0-8 0-12-11 0-22 1-32 1-12 0-32-1-37-1 0 4 0 8 0 12 7 0 11 5 11 11s-4 11-6 14c-7 10-16 20-24 30-10-13-20-25-30-38-3-5-3-6-3-8 0-6 6-9 13-9 0-4 0-8 0-12-10 0-35 1-42 1s-26-1-36-1c0 4 0 8 0 12 27 0 27 0 45 23 13 17 26 33 39 50-12 15-24 31-37 46-18 22-41 23-49 23 0 3 0 8 0 12 10-1 22-2 32-2 11 0 27 1 36 2 0-4 0-9 0-12-8-1-11-6-11-12 0-9 11-21 35-50 10 13 19 26 29 39 3 4 9 11 9 13 0 4-4 9-15 10 0 3 0 8 0 12 13-1 33-2 42-2 11 0 26 1 38 2 0-4 0-9 0-12-21 0-28-1-37-12-17-23-35-45-52-67z"><text:p/></draw:path><draw:path draw:style-name="gr3" draw:text-style-name="P69" svg:width="0.136cm" svg:height="0.383cm" svg:x="0.736cm" svg:y="0cm" svg:viewBox="0 0 137 384" svg:d="M81 52c0-16 11-41 53-43 2-1 3-2 3-5 0-4-3-4-7-4-39 0-74 20-74 48 0 29 0 59 0 89 0 14 0 26-15 39-14 11-29 12-38 12-1 0-3 2-3 5 0 2 2 2 7 3 25 1 44 15 48 34 1 5 1 6 1 19 0 25 0 50 0 76 0 16 0 28 19 44 15 11 40 15 55 15 4 0 7 0 7-4 0-3-2-3-6-5-24-1-43-13-47-33-3-3-3-4-3-18 0-27 0-53 0-81 0-17-2-24-15-36-8-9-19-12-30-14 32-9 45-27 45-49 0-31 0-61 0-92z"><text:p/></draw:path><draw:path draw:style-name="gr3" draw:text-style-name="P69" svg:width="0.193cm" svg:height="0.348cm" svg:x="0.922cm" svg:y="0.018cm" svg:viewBox="0 0 194 349" svg:d="M122 118c11 0 22 0 33 0 8 0 11 0 11-9 0-3-3-3-10-3-11 0-21 0-32 0 2-16 6-30 8-44 2-9 8-36 10-41 3-7 10-13 17-13 3 0 13 0 19 7-16 2-21 15-21 21 0 9 8 14 15 14 11 0 22-9 22-24 0-17-18-26-35-26-13 0-37 7-48 45-3 8-4 12-13 61-9 0-18 0-27 0-7 0-12 0-12 6s4 6 11 6c9 0 17 0 26 0-10 50-19 100-29 151-8 37-13 72-34 72-1 0-11 0-19-7 19-1 22-15 22-21 0-9-7-14-14-14-10 0-22 9-22 24 0 17 18 26 33 26 22 0 37-22 44-37 12-25 21-71 22-74 8-40 15-81 23-120z"><text:p/></draw:path><draw:path draw:style-name="gr3" draw:text-style-name="P69" svg:width="0.089cm" svg:height="0.383cm" svg:x="1.17cm" svg:y="0cm" svg:viewBox="0 0 90 384" svg:d="M90 380c0-1 0-1-6-8-49-48-61-121-61-179 0-67 14-135 62-183 5-4 5-4 5-7 0-2-1-3-4-3-4 0-39 26-61 75-20 43-25 86-25 118 0 28 4 76 26 119 23 47 56 72 60 72 3 0 4-1 4-4z"><text:p/></draw:path><draw:path draw:style-name="gr3" draw:text-style-name="P69" svg:width="0.101cm" svg:height="0.257cm" svg:x="1.294cm" svg:y="0.034cm" svg:viewBox="0 0 102 258" svg:d="M99 14c0-7-6-14-14-14-10 0-21 10-21 21 0 7 5 13 14 13 10 0 21-9 21-20zM69 159c6-11 6-13 9-22 3-8 6-14 6-21 0-17-14-31-32-31-37 0-52 56-52 59 0 4 4 4 5 4 4 0 5-2 6-7 11-36 26-49 40-49 3 0 9 0 9 14 0 7-3 15-4 20-3 9-21 55-27 70-4 10-9 22-9 31 0 17 13 31 32 31 36 0 50-55 50-60 0-3-3-3-4-3-3 0-3 1-6 6-7 25-19 49-39 49-7 0-10-4-10-13 0-10 3-16 12-39 4-13 10-26 14-39z"><text:p/></draw:path><draw:path draw:style-name="gr3" draw:text-style-name="P69" svg:width="0.089cm" svg:height="0.383cm" svg:x="1.438cm" svg:y="0cm" svg:viewBox="0 0 90 384" svg:d="M90 193c0-30-4-77-25-120-23-48-57-73-61-73-2 0-4 1-4 3 0 3 0 3 8 10 38 38 60 99 60 180 0 65-14 132-63 181-5 5-5 5-5 6 0 3 2 4 4 4 4 0 39-26 62-75 20-43 24-85 24-116z"><text:p/></draw:path><draw:path draw:style-name="gr3" draw:text-style-name="P69" svg:width="0.015cm" svg:height="0.383cm" svg:x="1.719cm" svg:y="0cm" svg:viewBox="0 0 16 384" svg:d="M16 14c0-7 0-14-8-14s-8 7-8 14c0 119 0 237 0 356 0 8 0 14 8 14s8-6 8-14c0-119 0-237 0-356z"><text:p/></draw:path><draw:path draw:style-name="gr3" draw:text-style-name="P69" svg:width="0.209cm" svg:height="0.173cm" svg:x="1.9cm" svg:y="0.117cm" svg:viewBox="0 0 210 174" svg:d="M23 148c-1 5-3 14-3 16 0 7 5 10 11 10 4 0 11-2 14-10 0-1 4-20 7-29 3-12 5-24 8-35 3-9 5-16 7-25 2-7 4-18 6-20 5-12 26-47 62-47 18 0 21 14 21 27 0 24-19 73-25 91-3 8-3 13-3 17 0 18 13 31 30 31 38 0 52-56 52-59 0-4-4-4-5-4-4 0-4 1-6 7-8 26-21 48-40 48-6 0-8-4-8-13 0-10 3-19 6-27 8-20 24-63 24-85 0-26-17-41-45-41-35 0-54 24-60 33-1-21-18-33-35-33-18 0-26 14-29 22-7 13-12 35-12 37 0 4 3 3 4 4 5 0 5 0 7-9 7-28 14-46 29-46 7 0 12 5 12 18 0 8-1 13-7 32-8 30-14 60-22 90z"><text:p/></draw:path><draw:path draw:style-name="gr3" draw:text-style-name="P69" svg:width="0.191cm" svg:height="0.221cm" svg:x="2.26cm" svg:y="0.079cm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3" draw:text-style-name="P69" svg:width="0.135cm" svg:height="0.383cm" svg:x="2.62cm" svg:y="0cm" svg:viewBox="0 0 136 384" svg:d="M81 52c0-16 10-41 52-43 2-1 3-2 3-5 0-4-2-4-6-4-39 0-74 20-75 48 0 29 0 59 0 89 0 14 0 26-15 39-14 11-28 12-37 12-2 0-3 2-3 5 0 2 2 2 5 3 26 1 44 15 49 34 1 5 1 6 1 19 0 25 0 50 0 76 0 16 0 28 19 44 15 11 40 15 56 15 4 0 6 0 6-4 0-3-2-3-5-5-24-1-44-13-49-33-1-3-1-4-1-18 0-27 0-53 0-81 0-17-3-24-15-36-9-9-20-12-31-14 32-9 46-27 46-49 0-31 0-61 0-92z"><text:p/></draw:path><draw:path draw:style-name="gr3" draw:text-style-name="P69" svg:width="0.162cm" svg:height="0.263cm" svg:x="2.8cm" svg:y="0.032cm" svg:viewBox="0 0 163 264" svg:d="M163 133c0-30-2-61-16-89-18-37-49-44-66-44-23 0-51 10-67 46-13 27-14 57-14 87s1 63 18 93c16 31 44 38 63 38 20 0 50-7 67-44 13-27 15-56 15-87zM81 257c-15 0-38-10-45-48-4-22-4-57-4-80 0-24 0-50 3-71 7-46 36-49 46-49 12 0 38 6 45 45 5 22 5 51 5 75 0 30 0 55-5 79-6 36-28 49-45 49z"><text:p/></draw:path><draw:path draw:style-name="gr3" draw:text-style-name="P69" svg:width="0.044cm" svg:height="0.115cm" svg:x="3.012cm" svg:y="0.247cm" svg:viewBox="0 0 45 116" svg:d="M45 41c0-26-10-41-24-41-13 0-21 10-21 21 0 10 8 21 21 21 4 0 9-2 13-6 1-1 1-1 2-1 0 2 0 0 0 6 0 28-13 51-26 65-3 3-3 4-3 5 0 4 1 5 3 5 4 0 35-30 35-75z"><text:p/></draw:path><draw:path draw:style-name="gr3" draw:text-style-name="P69" svg:width="0.04cm" svg:height="0.041cm" svg:x="3.183cm" svg:y="0.247cm" svg:viewBox="0 0 41 42" svg:d="M41 21c0-11-9-21-20-21s-21 10-21 21 10 21 21 21 20-10 20-21z"><text:p/></draw:path><draw:path draw:style-name="gr3" draw:text-style-name="P69" svg:width="0.041cm" svg:height="0.041cm" svg:x="3.355cm" svg:y="0.247cm" svg:viewBox="0 0 42 42" svg:d="M42 21c0-11-10-21-21-21s-21 10-21 21 10 21 21 21 21-10 21-21z"><text:p/></draw:path><draw:path draw:style-name="gr3" draw:text-style-name="P69" svg:width="0.04cm" svg:height="0.041cm" svg:x="3.527cm" svg:y="0.247cm" svg:viewBox="0 0 41 42" svg:d="M41 21c0-11-10-21-21-21s-20 10-20 21 9 21 20 21 21-10 21-21z"><text:p/></draw:path><draw:path draw:style-name="gr3" draw:text-style-name="P69" svg:width="0.044cm" svg:height="0.115cm" svg:x="3.699cm" svg:y="0.247cm" svg:viewBox="0 0 45 116" svg:d="M45 41c0-26-10-41-25-41-12 0-20 10-20 21 0 10 8 21 20 21 5 0 10-2 14-6 1-1 1-1 1-1 1 0 1 0 1 6 0 28-13 51-26 65-5 3-5 4-5 5 0 4 3 5 5 5 4 0 35-30 35-75z"><text:p/></draw:path><draw:path draw:style-name="gr3" draw:text-style-name="P69" svg:width="0.127cm" svg:height="0.256cm" svg:x="3.872cm" svg:y="0.032cm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69" svg:width="0.135cm" svg:height="0.383cm" svg:x="4.059cm" svg:y="0cm" svg:viewBox="0 0 136 384" svg:d="M55 333c0 15-10 40-52 42-2 2-3 3-3 5 0 4 4 4 8 4 37 0 72-18 73-48 0-29 0-59 0-88 0-15 0-27 16-40 13-11 28-12 36-12 2-1 3-2 3-3 0-5-2-5-5-5-25-1-44-15-49-34-1-4-1-5-1-19 0-25 0-50 0-76 0-16 0-28-18-44-16-12-42-15-55-15-4 0-8 0-8 4s2 4 5 5c25 1 44 13 49 33 1 3 1 4 1 19 0 26 0 52 0 80 0 18 3 24 15 36 9 9 20 12 31 16-32 7-46 25-46 47 0 31 0 62 0 93z"><text:p/></draw:path><draw:path draw:style-name="gr3" draw:text-style-name="P69" svg:width="0.136cm" svg:height="0.383cm" svg:x="4.251cm" svg:y="0cm" svg:viewBox="0 0 137 384" svg:d="M56 333c0 15-10 40-52 42-2 2-4 3-4 5 0 4 4 4 8 4 37 0 73-18 74-48 0-29 0-59 0-88 0-15 0-27 16-40 13-11 27-12 36-12 2-1 3-2 3-3 0-5-2-5-5-5-26-1-45-15-48-34-2-4-2-5-2-19 0-25 0-50 0-76 0-16 0-28-18-44-16-12-43-15-56-15-4 0-8 0-8 4s2 4 7 5c24 1 42 13 48 33 1 3 1 4 1 19 0 26 0 52 0 80 0 18 3 23 15 36 8 8 20 12 30 16-31 7-45 25-45 47 0 31 0 62 0 93z"><text:p/></draw:path><draw:path draw:style-name="gr3" draw:text-style-name="P69" svg:width="0.256cm" svg:height="0.089cm" svg:x="4.546cm" svg:y="0.14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62cm" svg:height="0.263cm" svg:x="4.947cm" svg:y="0.032cm" svg:viewBox="0 0 163 264" svg:d="M163 133c0-30-2-61-16-89-17-37-49-44-66-44-23 0-51 10-67 46-12 27-14 57-14 87s1 63 18 93c16 31 45 38 63 38 21 0 51-7 67-44 13-27 15-56 15-87zM81 257c-15 0-38-10-45-48-4-22-4-57-4-80 0-24 0-50 3-71 8-46 36-49 46-49 12 0 39 6 45 45 5 22 5 51 5 75 0 30 0 55-5 79-5 36-27 49-45 49z"><text:p/></draw:path></draw:g></text:span><text:span text:style-name="T26">, כלומר </text:span><text:span text:style-name="T26"><draw:g text:anchor-type="as-char" svg:y="-0.288cm" draw:z-index="344" draw:name="Shape161" draw:style-name="gr1"><svg:title>TexMaths</svg:title><svg:desc>11§display§f(1) &gt; f(0)§svg§600§FALSE§</svg:desc><draw:path draw:style-name="gr2" draw:text-style-name="P68" svg:width="1.884cm" svg:height="0.345cm" svg:x="0.001cm" svg:y="0.018cm" svg:viewBox="0 0 1885 346" svg:d="M944 346c-315 0-629 0-944 0 0-116 0-230 0-346 628 0 1257 0 1885 0 0 116 0 230 0 346-313 0-628 0-941 0z"><text:p/></draw:path><draw:path draw:style-name="gr3" draw:text-style-name="P69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9" svg:width="0.088cm" svg:height="0.384cm" svg:x="0.251cm" svg:y="0cm" svg:viewBox="0 0 89 385" svg:d="M89 381c0-1 0-1-7-8-48-49-60-122-60-180 0-67 15-135 63-182 4-5 4-5 4-7 0-3-1-4-3-4-5 0-39 26-62 76-20 42-24 85-24 117 0 29 4 76 25 120 23 47 56 72 61 72 2 0 3-1 3-4z"><text:p/></draw:path><draw:path draw:style-name="gr3" draw:text-style-name="P69" svg:width="0.127cm" svg:height="0.254cm" svg:x="0.397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69" svg:width="0.089cm" svg:height="0.384cm" svg:x="0.578cm" svg:y="0cm" svg:viewBox="0 0 90 385" svg:d="M90 193c0-30-4-76-25-120-23-48-57-73-61-73-2 0-4 2-4 4s0 2 8 9c37 38 59 99 59 180 0 65-14 133-62 181-5 6-5 6-5 7 0 2 2 4 4 4 4 0 39-26 62-76 20-41 24-84 24-116z"><text:p/></draw:path><draw:path draw:style-name="gr3" draw:text-style-name="P69" svg:width="0.234cm" svg:height="0.221cm" svg:x="0.846cm" svg:y="0.079cm" svg:viewBox="0 0 235 222" svg:d="M229 120c3-2 6-4 6-9s-3-5-6-8c-72-34-143-67-215-101-5-2-5-2-6-2-5 0-8 3-8 8 0 3 1 5 7 9 68 31 135 62 203 94-68 32-135 64-203 96-6 2-7 4-7 8s3 7 8 7c1 0 1 0 6-2 72-33 143-67 215-100z"><text:p/></draw:path><draw:path draw:style-name="gr3" draw:text-style-name="P69" svg:width="0.191cm" svg:height="0.349cm" svg:x="1.241cm" svg:y="0.017cm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9" svg:width="0.088cm" svg:height="0.384cm" svg:x="1.489cm" svg:y="0cm" svg:viewBox="0 0 89 385" svg:d="M89 381c0-1 0-1-7-8-48-49-60-122-60-180 0-67 15-135 63-182 4-5 4-5 4-7 0-3-1-4-3-4-5 0-39 26-62 76-20 42-24 85-24 117 0 29 4 76 25 120 23 47 56 72 61 72 2 0 3-1 3-4z"><text:p/></draw:path><draw:path draw:style-name="gr3" draw:text-style-name="P69" svg:width="0.162cm" svg:height="0.263cm" svg:x="1.616cm" svg:y="0.033cm" svg:viewBox="0 0 163 264" svg:d="M163 133c0-31-2-61-16-90-17-37-49-43-66-43-23 0-50 10-67 45-12 28-14 57-14 88 0 29 2 64 18 92 16 32 45 39 63 39 21 0 51-7 67-45 13-25 15-55 15-86zM81 255c-15 0-37-9-45-46-4-22-4-58-4-80 0-26 0-51 3-72 8-45 36-49 46-49 14 0 39 7 47 45 3 22 3 52 3 76 0 28 0 55-5 79-5 36-27 47-45 47z"><text:p/></draw:path><draw:path draw:style-name="gr3" draw:text-style-name="P69" svg:width="0.089cm" svg:height="0.384cm" svg:x="1.816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26"><text:s/>וסה"כ </text:span><text:span text:style-name="T26"><draw:g text:anchor-type="as-char" svg:y="-0.256cm" draw:z-index="346" draw:name="Shape162" draw:style-name="gr1"><svg:title>TexMaths</svg:title><svg:desc>11§display§0  &gt;1§svg§600§FALSE§</svg:desc><draw:path draw:style-name="gr2" draw:text-style-name="P68" svg:width="0.828cm" svg:height="0.231cm" svg:x="0.006cm" svg:y="0.019cm" svg:viewBox="0 0 829 232" svg:d="M416 232c-139 0-277 0-416 0 0-77 0-155 0-232 276 0 553 0 829 0 0 77 0 155 0 232-137 0-276 0-413 0z"><text:p/></draw:path><draw:path draw:style-name="gr3" draw:text-style-name="P69" svg:width="0.162cm" svg:height="0.263cm" svg:x="0.001cm" svg:y="0.001cm" svg:viewBox="0 0 163 264" svg:d="M163 134c0-32-2-62-16-91-18-36-49-43-66-43-23 0-51 10-67 46-12 27-14 56-14 88 0 28 1 62 18 92 16 30 44 38 63 38 21 0 50-8 68-44 12-26 14-57 14-86zM81 256c-15 0-38-10-45-47-4-23-4-58-4-80 0-24 0-50 3-71 8-46 37-49 46-49 13 0 38 6 46 45 4 22 4 51 4 75 0 28 0 54-4 79-7 36-29 48-46 48z"><text:p/></draw:path><draw:path draw:style-name="gr3" draw:text-style-name="P69" svg:width="0.235cm" svg:height="0.222cm" svg:x="0.318cm" svg:y="0.049cm" svg:viewBox="0 0 236 223" svg:d="M229 121c4-2 7-4 7-9 0-4-3-6-7-9-72-34-142-67-214-100-5-3-6-3-7-3-4 0-8 4-8 8s2 6 8 8c67 32 135 64 202 96-67 32-135 63-202 95-6 3-8 5-8 9s4 7 8 7c1 0 2 0 7-3 72-33 142-66 214-99z"><text:p/></draw:path><draw:path draw:style-name="gr3" draw:text-style-name="P69" svg:width="0.127cm" svg:height="0.255cm" svg:x="0.727cm" svg:y="0.001cm" svg:viewBox="0 0 128 256" svg:d="M79 10c0-9 0-10-9-10-24 25-58 25-70 25 0 5 0 8 0 12 8 0 31 0 51-11 0 66 0 134 0 200 0 14-2 18-37 18-4 0-7 0-12 0 0 5 0 8 0 12 13-1 48-1 63-1s49 0 63 1c0-4 0-7 0-12-5 0-8 0-13 0-35 0-36-4-36-18 0-72 0-145 0-216z"><text:p/></draw:path></draw:g></text:span><text:span text:style-name="T26"><text:s/>וזו </text:span><text:span text:style-name="T5">סתירה</text:span><text:span text:style-name="T26">. </text:span></text:p>
      <text:p text:style-name="P28"><draw:g text:anchor-type="as-char" svg:y="-0.288cm" draw:z-index="295" draw:name="Shape165" draw:style-name="gr1"><svg:title>TexMaths</svg:title><svg:desc>11§display§\QED§svg§600§FALSE§</svg:desc><draw:path draw:style-name="gr2" draw:text-style-name="P68" svg:width="1.751cm" svg:height="0.247cm" svg:x="0.001cm" svg:y="0.018cm" svg:viewBox="0 0 1752 248" svg:d="M0 0c584 0 1168 0 1752 0 0 83 0 165 0 248-584 0-1168 0-1752 0 0-83 0-165 0-248z"><text:p/></draw:path><draw:path draw:style-name="gr3" draw:text-style-name="P69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9" svg:width="0.04cm" svg:height="0.04cm" svg:x="0.368cm" svg:y="0.235cm" svg:viewBox="0 0 41 41" svg:d="M41 21c0-12-10-21-21-21-12 0-20 9-20 21 0 11 8 20 20 20 11 0 21-9 21-20z"><text:p/></draw:path><draw:path draw:style-name="gr3" draw:text-style-name="P69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9" svg:width="0.04cm" svg:height="0.04cm" svg:x="0.764cm" svg:y="0.235cm" svg:viewBox="0 0 41 41" svg:d="M41 21c0-12-9-21-20-21-12 0-21 9-21 21 0 11 9 20 21 20 11 0 20-9 20-20z"><text:p/></draw:path><draw:path draw:style-name="gr3" draw:text-style-name="P69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9" svg:width="0.041cm" svg:height="0.04cm" svg:x="1.205cm" svg:y="0.235cm" svg:viewBox="0 0 42 41" svg:d="M42 21c0-12-10-21-21-21s-21 9-21 21c0 11 10 20 21 20s21-9 21-20z"><text:p/></draw:path><draw:path draw:style-name="gr3" draw:text-style-name="P69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P57" text:outline-level="4"><text:span text:style-name="T18">לא </text:span>חח"ע</text:h>
      <text:p text:style-name="P46">נראה דוגמה נגדית. נניח בשלילה שהפונקציה חח"ע. נבחר <draw:g text:anchor-type="as-char" svg:y="-0.288cm" draw:z-index="152" draw:name="Shape165" draw:style-name="gr1"><svg:title>TexMaths</svg:title><svg:desc>11§display§f_1 = \{ \la 0, 0 \ra, \la 1, 1 \ra, \la 2, 0 \ra \}§svg§600§FALSE§</svg:desc><draw:path draw:style-name="gr2" draw:text-style-name="P68" svg:width="4.115cm" svg:height="0.344cm" svg:x="-0.001cm" svg:y="0.018cm" svg:viewBox="0 0 4116 345" svg:d="M0 0c1372 0 2744 0 4116 0 0 115 0 230 0 345-1372 0-2744 0-4116 0 0-115 0-230 0-345z"><text:p/></draw:path><draw:path draw:style-name="gr3" draw:text-style-name="P69" svg:width="0.191cm" svg:height="0.348cm" svg:x="0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9" svg:width="0.097cm" svg:height="0.178cm" svg:x="0.198cm" svg:y="0.168cm" svg:viewBox="0 0 98 179" svg:d="M60 8c0-7 0-8-7-8-18 18-42 18-53 18 0 3 0 6 0 10 7 0 24 0 40-8 0 45 0 91 0 137 0 9 0 13-28 13-3 0-7 0-10 0 0 3 0 6 0 9 5 0 38-1 47-1s43 1 49 1c0-3 0-6 0-9-3 0-7 0-10 0-28 0-28-4-28-13 0-50 0-100 0-149z"><text:p/></draw:path><draw:path draw:style-name="gr3" draw:text-style-name="P69" svg:width="0.256cm" svg:height="0.089cm" svg:x="0.471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35cm" svg:height="0.383cm" svg:x="0.886cm" svg:y="0cm" svg:viewBox="0 0 136 384" svg:d="M81 52c0-16 10-41 52-43 2-1 3-2 3-5 0-4-3-4-6-4-40 0-75 20-75 48 0 29 0 59 0 89 0 14 0 26-15 39-14 11-29 12-37 12-2 0-3 2-3 5 0 2 2 2 5 3 26 1 44 15 49 34 1 5 1 6 1 19 0 25 0 50 0 76 0 16 0 28 19 44 15 11 40 15 56 15 3 0 6 0 6-4 0-3-2-3-5-5-24-1-44-13-49-33-1-3-1-4-1-18 0-27 0-53 0-81 0-17-3-24-15-36-9-9-20-12-31-14 32-9 46-27 46-49 0-31 0-61 0-92z"><text:p/></draw:path><draw:path draw:style-name="gr3" draw:text-style-name="P69" svg:width="0.085cm" svg:height="0.383cm" svg:x="1.094cm" svg:y="0cm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69" svg:width="0.162cm" svg:height="0.263cm" svg:x="1.216cm" svg:y="0.032cm" svg:viewBox="0 0 163 264" svg:d="M163 133c0-30-2-61-16-89-17-37-49-44-66-44-23 0-50 10-67 46-12 27-14 57-14 87s2 63 18 93c16 31 45 38 63 38 21 0 51-7 67-44 13-27 15-56 15-87zM81 257c-15 0-37-10-45-48-4-22-4-57-4-80 0-24 0-50 3-71 8-46 36-49 46-49 14 0 39 6 47 45 3 22 3 51 3 75 0 30 0 55-5 79-5 36-27 49-45 49z"><text:p/></draw:path><draw:path draw:style-name="gr3" draw:text-style-name="P69" svg:width="0.045cm" svg:height="0.115cm" svg:x="1.427cm" svg:y="0.247cm" svg:viewBox="0 0 46 116" svg:d="M46 41c0-26-10-41-25-41-12 0-21 10-21 21 0 10 9 21 21 21 4 0 10-2 13-6 1-1 1-1 2-1s1 0 1 6c0 28-13 51-26 65-4 3-4 4-4 5 0 4 2 5 4 5 3 0 35-30 35-75z"><text:p/></draw:path><draw:path draw:style-name="gr3" draw:text-style-name="P69" svg:width="0.162cm" svg:height="0.263cm" svg:x="1.581cm" svg:y="0.032cm" svg:viewBox="0 0 163 264" svg:d="M163 133c0-30-2-61-16-89-17-37-49-44-66-44-23 0-50 10-67 46-12 27-14 57-14 87s2 63 18 93c16 31 45 38 63 38 21 0 51-7 67-44 13-27 15-56 15-87zM81 257c-15 0-37-10-45-48-4-22-4-57-4-80 0-24 0-50 3-71 8-46 36-49 46-49 14 0 39 6 45 45 5 22 5 51 5 75 0 30 0 55-5 79-5 36-27 49-45 49z"><text:p/></draw:path><draw:path draw:style-name="gr3" draw:text-style-name="P69" svg:width="0.086cm" svg:height="0.383cm" svg:x="1.78cm" svg:y="0cm" svg:viewBox="0 0 87 384" svg:d="M85 198c2-4 2-5 2-5 0-1 0-3-2-7-22-59-45-119-67-177-4-7-6-9-9-9-5 0-9 3-9 8 0 1 0 2 2 6 23 60 45 119 68 179-23 58-45 117-68 177-2 4-2 4-2 7 0 4 4 7 9 7 4 0 5-4 7-7 24-60 46-119 69-179z"><text:p/></draw:path><draw:path draw:style-name="gr3" draw:text-style-name="P69" svg:width="0.044cm" svg:height="0.115cm" svg:x="1.943cm" svg:y="0.247cm" svg:viewBox="0 0 45 116" svg:d="M45 41c0-26-10-41-24-41-13 0-21 10-21 21 0 10 8 21 21 21 4 0 9-2 13-6 1-1 1-1 2-1 0 2 0 0 0 6 0 28-12 51-25 65-4 3-4 4-4 5 0 4 1 5 3 5 4 0 35-30 35-75z"><text:p/></draw:path><draw:path draw:style-name="gr3" draw:text-style-name="P69" svg:width="0.085cm" svg:height="0.383cm" svg:x="2.123cm" svg:y="0cm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69" svg:width="0.127cm" svg:height="0.256cm" svg:x="2.265cm" svg:y="0.032cm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69" svg:width="0.044cm" svg:height="0.115cm" svg:x="2.458cm" svg:y="0.247cm" svg:viewBox="0 0 45 116" svg:d="M45 41c0-26-10-41-25-41-12 0-20 10-20 21 0 10 8 21 20 21 4 0 10-2 13-6 2-1 1-1 2-1s1 0 1 6c0 28-13 51-26 65-5 3-5 4-5 5 0 4 3 5 5 5 4 0 35-30 35-75z"><text:p/></draw:path><draw:path draw:style-name="gr3" draw:text-style-name="P69" svg:width="0.127cm" svg:height="0.256cm" svg:x="2.63cm" svg:y="0.032cm" svg:viewBox="0 0 128 257" svg:d="M79 10c0-9 0-10-9-10-24 25-58 25-70 25 0 5 0 8 0 12 8 0 31 0 51-9 0 66 0 132 0 198 0 13-2 18-37 18-4 0-7 0-12 0 0 5 0 9 0 13 13-3 47-3 63-3 15 0 48 0 63 3 0-4 0-8 0-13-5 0-8 0-13 0-35 0-36-4-36-18 0-72 0-145 0-216z"><text:p/></draw:path><draw:path draw:style-name="gr3" draw:text-style-name="P69" svg:width="0.085cm" svg:height="0.383cm" svg:x="2.811cm" svg:y="0cm" svg:viewBox="0 0 86 384" svg:d="M84 198c2-4 2-5 2-5 0-1 0-3-2-7-22-59-46-119-68-177-2-7-5-9-8-9-5 0-8 3-8 8 0 1 0 2 1 6 23 60 46 119 69 179-23 58-46 117-69 177-1 4-1 4-1 7 0 4 3 7 8 7 4 0 6-4 7-7 23-60 45-119 69-179z"><text:p/></draw:path><draw:path draw:style-name="gr3" draw:text-style-name="P69" svg:width="0.044cm" svg:height="0.115cm" svg:x="2.972cm" svg:y="0.247cm" svg:viewBox="0 0 45 116" svg:d="M45 41c0-26-10-41-24-41-13 0-21 10-21 21 0 10 8 21 21 21 4 0 10-2 13-6 1-1 1-1 2-1 0 2 0 0 0 6 0 28-12 51-25 65-4 3-4 4-4 5 0 4 1 5 3 5 4 0 35-30 35-75z"><text:p/></draw:path><draw:path draw:style-name="gr3" draw:text-style-name="P69" svg:width="0.085cm" svg:height="0.383cm" svg:x="3.154cm" svg:y="0cm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69" svg:width="0.153cm" svg:height="0.256cm" svg:x="3.28cm" svg:y="0.032cm" svg:viewBox="0 0 154 257" svg:d="M30 227c14-13 27-27 41-40 60-53 83-74 83-112 0-44-34-75-81-75-44 0-73 36-73 70 0 21 20 21 21 21 6 0 20-4 20-19 0-10-7-20-20-20-3 0-5 0-6 0 9-26 30-40 52-40 35 0 53 32 53 63s-20 62-41 86c-25 27-49 54-75 81-4 4-4 5-4 15 48 0 96 0 144 0 3-22 7-45 10-67-3 0-6 0-9 0-2 10-5 28-9 34-2 3-28 3-36 3-23 0-47 0-70 0z"><text:p/></draw:path><draw:path draw:style-name="gr3" draw:text-style-name="P69" svg:width="0.044cm" svg:height="0.115cm" svg:x="3.488cm" svg:y="0.247cm" svg:viewBox="0 0 45 116" svg:d="M45 41c0-26-10-41-25-41-12 0-20 10-20 21 0 10 8 21 20 21 4 0 10-2 14-6 1-1 1-1 1-1 1 0 1 0 1 6 0 28-13 51-26 65-5 3-5 4-5 5 0 4 3 5 5 5 4 0 35-30 35-75z"><text:p/></draw:path><draw:path draw:style-name="gr3" draw:text-style-name="P69" svg:width="0.162cm" svg:height="0.263cm" svg:x="3.641cm" svg:y="0.032cm" svg:viewBox="0 0 163 264" svg:d="M163 133c0-30-2-61-16-89-17-37-49-44-66-44-23 0-50 10-67 46-12 27-14 57-14 87s2 63 18 93c16 31 45 38 63 38 21 0 51-7 67-44 13-27 15-56 15-87zM81 257c-15 0-37-10-45-48-4-22-4-57-4-80 0-24 0-50 3-71 8-46 36-49 46-49 14 0 39 6 47 45 3 22 3 51 3 75 0 30 0 55-5 79-5 36-27 49-45 49z"><text:p/></draw:path><draw:path draw:style-name="gr3" draw:text-style-name="P69" svg:width="0.085cm" svg:height="0.383cm" svg:x="3.841cm" svg:y="0cm" svg:viewBox="0 0 86 384" svg:d="M84 198c2-4 2-5 2-5 0-1 0-3-2-7-22-59-46-119-68-177-2-7-4-9-8-9-5 0-8 3-8 8 0 1 0 2 1 6 23 60 46 119 69 179-23 58-46 117-69 177-1 4-1 4-1 7 0 4 3 7 8 7 4 0 6-4 7-7 23-60 45-119 69-179z"><text:p/></draw:path><draw:path draw:style-name="gr3" draw:text-style-name="P69" svg:width="0.136cm" svg:height="0.383cm" svg:x="3.997cm" svg:y="0cm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, ונבחר <draw:g text:anchor-type="as-char" svg:y="-0.288cm" draw:z-index="153" draw:name="Shape166" draw:style-name="gr1"><svg:title>TexMaths</svg:title><svg:desc>11§display§f_2 = \{\la 0, 0 \ra, \la 1, 1 \ra, \la 2, 1 \ra\}§svg§600§FALSE§</svg:desc><draw:path draw:style-name="gr2" draw:text-style-name="P68" svg:width="4.115cm" svg:height="0.344cm" svg:x="-0.001cm" svg:y="0.018cm" svg:viewBox="0 0 4116 345" svg:d="M0 0c1372 0 2744 0 4116 0 0 115 0 230 0 345-1372 0-2744 0-4116 0 0-115 0-230 0-345z"><text:p/></draw:path><draw:path draw:style-name="gr3" draw:text-style-name="P69" svg:width="0.191cm" svg:height="0.348cm" svg:x="0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9" svg:width="0.118cm" svg:height="0.178cm" svg:x="0.186cm" svg:y="0.168cm" svg:viewBox="0 0 119 179" svg:d="M119 130c-4 0-6 0-9 0-1 7-3 22-7 25-2 1-23 1-27 1-17 0-33 0-50 0 29-25 38-32 54-45 20-15 39-33 39-58 0-33-29-53-63-53s-56 24-56 48c0 15 11 16 14 16 6 0 15-5 15-14 0-6-3-15-17-15 9-18 26-25 40-25 27 0 40 21 40 43 0 23-16 42-25 52-22 21-43 41-65 63-2 4-2 4-2 11 37 0 74 0 111 0 2-16 6-33 8-49z"><text:p/></draw:path><draw:path draw:style-name="gr3" draw:text-style-name="P69" svg:width="0.256cm" svg:height="0.089cm" svg:x="0.471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35cm" svg:height="0.383cm" svg:x="0.886cm" svg:y="0cm" svg:viewBox="0 0 136 384" svg:d="M81 52c0-16 10-41 52-43 2-1 3-2 3-5 0-4-3-4-6-4-40 0-75 20-75 48 0 29 0 59 0 89 0 14 0 26-15 39-14 11-29 12-37 12-2 0-3 2-3 5 0 2 2 2 5 3 26 1 44 15 49 34 1 5 1 6 1 19 0 25 0 50 0 76 0 16 0 28 19 44 15 11 40 15 56 15 3 0 6 0 6-4 0-3-2-3-5-5-24-1-44-13-49-33-1-3-1-4-1-18 0-27 0-53 0-81 0-17-3-24-15-36-9-9-20-12-31-14 32-9 46-27 46-49 0-31 0-61 0-92z"><text:p/></draw:path><draw:path draw:style-name="gr3" draw:text-style-name="P69" svg:width="0.085cm" svg:height="0.383cm" svg:x="1.094cm" svg:y="0cm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69" svg:width="0.162cm" svg:height="0.263cm" svg:x="1.216cm" svg:y="0.032cm" svg:viewBox="0 0 163 264" svg:d="M163 133c0-30-2-61-16-89-17-37-49-44-66-44-23 0-50 10-67 46-12 27-14 57-14 87s2 63 18 93c16 31 45 38 63 38 21 0 51-7 67-44 13-27 15-56 15-87zM81 257c-15 0-37-10-45-48-4-22-4-57-4-80 0-24 0-50 3-71 8-46 36-49 46-49 14 0 39 6 47 45 3 22 3 51 3 75 0 30 0 55-5 79-5 36-27 49-45 49z"><text:p/></draw:path><draw:path draw:style-name="gr3" draw:text-style-name="P69" svg:width="0.045cm" svg:height="0.115cm" svg:x="1.427cm" svg:y="0.247cm" svg:viewBox="0 0 46 116" svg:d="M46 41c0-26-10-41-25-41-12 0-21 10-21 21 0 10 9 21 21 21 4 0 10-2 13-6 1-1 1-1 2-1s1 0 1 6c0 28-13 51-26 65-4 3-4 4-4 5 0 4 2 5 4 5 3 0 35-30 35-75z"><text:p/></draw:path><draw:path draw:style-name="gr3" draw:text-style-name="P69" svg:width="0.162cm" svg:height="0.263cm" svg:x="1.581cm" svg:y="0.032cm" svg:viewBox="0 0 163 264" svg:d="M163 133c0-30-2-61-16-89-17-37-49-44-66-44-23 0-50 10-67 46-12 27-14 57-14 87s2 63 18 93c16 31 45 38 63 38 21 0 51-7 67-44 13-27 15-56 15-87zM81 257c-15 0-37-10-45-48-4-22-4-57-4-80 0-24 0-50 3-71 8-46 36-49 46-49 14 0 39 6 45 45 5 22 5 51 5 75 0 30 0 55-5 79-5 36-27 49-45 49z"><text:p/></draw:path><draw:path draw:style-name="gr3" draw:text-style-name="P69" svg:width="0.086cm" svg:height="0.383cm" svg:x="1.78cm" svg:y="0cm" svg:viewBox="0 0 87 384" svg:d="M85 198c2-4 2-5 2-5 0-1 0-3-2-7-22-59-45-119-67-177-4-7-6-9-9-9-5 0-9 3-9 8 0 1 0 2 2 6 23 60 45 119 68 179-23 58-45 117-68 177-2 4-2 4-2 7 0 4 4 7 9 7 4 0 5-4 7-7 24-60 46-119 69-179z"><text:p/></draw:path><draw:path draw:style-name="gr3" draw:text-style-name="P69" svg:width="0.044cm" svg:height="0.115cm" svg:x="1.943cm" svg:y="0.247cm" svg:viewBox="0 0 45 116" svg:d="M45 41c0-26-10-41-24-41-13 0-21 10-21 21 0 10 8 21 21 21 4 0 9-2 13-6 1-1 1-1 2-1 0 2 0 0 0 6 0 28-12 51-25 65-4 3-4 4-4 5 0 4 1 5 3 5 4 0 35-30 35-75z"><text:p/></draw:path><draw:path draw:style-name="gr3" draw:text-style-name="P69" svg:width="0.085cm" svg:height="0.383cm" svg:x="2.123cm" svg:y="0cm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69" svg:width="0.127cm" svg:height="0.256cm" svg:x="2.265cm" svg:y="0.032cm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69" svg:width="0.044cm" svg:height="0.115cm" svg:x="2.458cm" svg:y="0.247cm" svg:viewBox="0 0 45 116" svg:d="M45 41c0-26-10-41-25-41-12 0-20 10-20 21 0 10 8 21 20 21 4 0 10-2 13-6 2-1 1-1 2-1s1 0 1 6c0 28-13 51-26 65-5 3-5 4-5 5 0 4 3 5 5 5 4 0 35-30 35-75z"><text:p/></draw:path><draw:path draw:style-name="gr3" draw:text-style-name="P69" svg:width="0.127cm" svg:height="0.256cm" svg:x="2.63cm" svg:y="0.032cm" svg:viewBox="0 0 128 257" svg:d="M79 10c0-9 0-10-9-10-24 25-58 25-70 25 0 5 0 8 0 12 8 0 31 0 51-9 0 66 0 132 0 198 0 13-2 18-37 18-4 0-7 0-12 0 0 5 0 9 0 13 13-3 47-3 63-3 15 0 48 0 63 3 0-4 0-8 0-13-5 0-8 0-13 0-35 0-36-4-36-18 0-72 0-145 0-216z"><text:p/></draw:path><draw:path draw:style-name="gr3" draw:text-style-name="P69" svg:width="0.085cm" svg:height="0.383cm" svg:x="2.811cm" svg:y="0cm" svg:viewBox="0 0 86 384" svg:d="M84 198c2-4 2-5 2-5 0-1 0-3-2-7-22-59-46-119-68-177-2-7-5-9-8-9-5 0-8 3-8 8 0 1 0 2 1 6 23 60 46 119 69 179-23 58-46 117-69 177-1 4-1 4-1 7 0 4 3 7 8 7 4 0 6-4 7-7 23-60 45-119 69-179z"><text:p/></draw:path><draw:path draw:style-name="gr3" draw:text-style-name="P69" svg:width="0.044cm" svg:height="0.115cm" svg:x="2.972cm" svg:y="0.247cm" svg:viewBox="0 0 45 116" svg:d="M45 41c0-26-10-41-24-41-13 0-21 10-21 21 0 10 8 21 21 21 4 0 10-2 13-6 1-1 1-1 2-1 0 2 0 0 0 6 0 28-12 51-25 65-4 3-4 4-4 5 0 4 1 5 3 5 4 0 35-30 35-75z"><text:p/></draw:path><draw:path draw:style-name="gr3" draw:text-style-name="P69" svg:width="0.085cm" svg:height="0.383cm" svg:x="3.154cm" svg:y="0cm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69" svg:width="0.153cm" svg:height="0.256cm" svg:x="3.28cm" svg:y="0.032cm" svg:viewBox="0 0 154 257" svg:d="M30 227c14-13 27-27 41-40 60-53 83-74 83-112 0-44-34-75-81-75-44 0-73 36-73 70 0 21 20 21 21 21 6 0 20-4 20-19 0-10-7-20-20-20-3 0-5 0-6 0 9-26 30-40 52-40 35 0 53 32 53 63s-20 62-41 86c-25 27-49 54-75 81-4 4-4 5-4 15 48 0 96 0 144 0 3-22 7-45 10-67-3 0-6 0-9 0-2 10-5 28-9 34-2 3-28 3-36 3-23 0-47 0-70 0z"><text:p/></draw:path><draw:path draw:style-name="gr3" draw:text-style-name="P69" svg:width="0.044cm" svg:height="0.115cm" svg:x="3.488cm" svg:y="0.247cm" svg:viewBox="0 0 45 116" svg:d="M45 41c0-26-10-41-25-41-12 0-20 10-20 21 0 10 8 21 20 21 4 0 10-2 14-6 1-1 1-1 1-1 1 0 1 0 1 6 0 28-13 51-26 65-5 3-5 4-5 5 0 4 3 5 5 5 4 0 35-30 35-75z"><text:p/></draw:path><draw:path draw:style-name="gr3" draw:text-style-name="P69" svg:width="0.127cm" svg:height="0.256cm" svg:x="3.661cm" svg:y="0.032cm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69" svg:width="0.085cm" svg:height="0.383cm" svg:x="3.841cm" svg:y="0cm" svg:viewBox="0 0 86 384" svg:d="M84 198c2-4 2-5 2-5 0-1 0-3-2-7-22-59-46-119-68-177-2-7-4-9-8-9-5 0-8 3-8 8 0 1 0 2 1 6 23 60 46 119 69 179-23 58-46 117-69 177-1 4-1 4-1 7 0 4 3 7 8 7 4 0 6-4 7-7 23-60 45-119 69-179z"><text:p/></draw:path><draw:path draw:style-name="gr3" draw:text-style-name="P69" svg:width="0.136cm" svg:height="0.383cm" svg:x="3.997cm" svg:y="0cm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. לפי הנחת השלילה, <draw:g text:anchor-type="as-char" svg:y="-0.288cm" draw:z-index="154" draw:name="Shape167" draw:style-name="gr1"><svg:title>TexMaths</svg:title><svg:desc>11§display§F(f_1) \neq F(f_2)§svg§600§FALSE§</svg:desc><draw:path draw:style-name="gr2" draw:text-style-name="P68" svg:width="2.365cm" svg:height="0.344cm" svg:x="0.005cm" svg:y="0.018cm" svg:viewBox="0 0 2366 345" svg:d="M0 0c789 0 1577 0 2366 0 0 115 0 230 0 345-789 0-1577 0-2366 0 0-115 0-230 0-345z"><text:p/></draw:path><draw:path draw:style-name="gr3" draw:text-style-name="P69" svg:width="0.274cm" svg:height="0.261cm" svg:x="-0.001cm" svg:y="0.025cm" svg:viewBox="0 0 275 262" svg:d="M102 138c12 0 26 0 38 0 29 0 33 5 33 16 0 3 0 8-4 20-1 1-1 2-1 3 0 4 2 6 5 6 4 0 4-1 6-9 7-29 15-56 21-84 1-3 1-4 1-5s-1-5-4-5c-5 0-5 3-6 8-8 31-17 38-50 38-12 0-23 0-35 0 8-34 16-65 25-98 3-14 3-16 21-16 16 0 34 0 50 0 48 0 56 13 56 43 0 9 0 10-1 21 0 4 0 5 0 7s1 4 5 4 4-2 5-10c2-22 6-44 8-66 1-11-1-11-11-11-63 0-127 0-189 0-8 0-11 0-11 8 0 4 3 4 10 4 14 0 25 0 25 8 0 1 0 2-1 9-18 67-34 135-52 202-3 16-4 19-35 19-7 0-11 0-11 7 0 5 5 5 7 5 11 0 39-2 50-2 13 0 45 2 57 2 4 0 9 0 9-8 0-3-1-2-2-4-1 0-2 0-11 0s-11 0-21-1c-11-1-12-3-12-8 0-1 0-3 2-9 8-32 16-62 23-94z"><text:p/></draw:path><draw:path draw:style-name="gr3" draw:text-style-name="P69" svg:width="0.089cm" svg:height="0.383cm" svg:x="0.325cm" svg:y="0cm" svg:viewBox="0 0 90 384" svg:d="M90 380c0-1 0-1-6-8-49-48-61-121-61-179 0-67 14-135 62-183 5-4 5-4 5-7 0-2-1-3-4-3-4 0-39 26-61 75-20 43-25 86-25 118 0 28 4 76 26 119 23 47 56 72 60 72 3 0 4-1 4-4z"><text:p/></draw:path><draw:path draw:style-name="gr3" draw:text-style-name="P69" svg:width="0.191cm" svg:height="0.348cm" svg:x="0.458cm" svg:y="0.018cm" svg:viewBox="0 0 192 349" svg:d="M121 118c11 0 22 0 33 0 8 0 12 0 12-9 0-3-4-3-11-3-11 0-21 0-32 0 3-16 6-30 9-44 1-9 7-36 9-41 3-7 10-13 18-13 2 0 11 0 19 7-17 2-21 15-21 21 0 9 7 14 15 14 9 0 20-9 20-24 0-17-17-26-33-26-13 0-37 7-49 45-2 8-3 12-13 61-9 0-18 0-27 0-7 0-11 0-11 6s4 6 10 6c9 0 18 0 27 0-10 50-20 100-30 151-7 37-13 72-33 72-2 0-11 0-19-7 18-1 21-15 21-21 0-9-6-14-14-14-10 0-21 9-21 24 0 17 16 26 33 26 21 0 36-22 43-37 13-25 22-71 22-74 8-40 15-81 23-120z"><text:p/></draw:path><draw:path draw:style-name="gr3" draw:text-style-name="P69" svg:width="0.098cm" svg:height="0.178cm" svg:x="0.656cm" svg:y="0.168cm" svg:viewBox="0 0 99 179" svg:d="M62 8c0-7-2-8-9-8-18 18-42 18-53 18 0 3 0 6 0 10 7 0 24 0 40-8 0 45 0 91 0 137 0 9 0 13-28 13-3 0-7 0-10 0 0 3 0 6 0 9 5 0 38-1 47-1s43 1 50 1c0-3 0-6 0-9-3 0-8 0-11 0-26 0-26-4-26-13 0-50 0-100 0-149z"><text:p/></draw:path><draw:path draw:style-name="gr3" draw:text-style-name="P69" svg:width="0.088cm" svg:height="0.383cm" svg:x="0.822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69" svg:width="0.191cm" svg:height="0.357cm" svg:x="1.111cm" svg:y="0.011cm" svg:viewBox="0 0 192 358" svg:d="M189 15c3-5 3-6 3-7 0-4-2-8-7-8s-6 2-9 8c-57 111-116 223-173 334-3 6-3 7-3 8 0 3 2 8 8 8 4 0 5-2 8-8 58-111 116-223 173-335z"><text:p/></draw:path><draw:path draw:style-name="gr3" draw:text-style-name="P69" svg:width="0.255cm" svg:height="0.089cm" svg:x="1.079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273cm" svg:height="0.261cm" svg:x="1.478cm" svg:y="0.025cm" svg:viewBox="0 0 274 262" svg:d="M102 138c12 0 26 0 38 0 29 0 32 5 32 16 0 3 0 8-3 20-1 1-1 2-1 3 0 4 2 6 5 6 4 0 4-1 5-9 8-29 14-56 22-84 1-3 1-4 1-5s-2-5-5-5c-5 0-4 3-6 8-7 31-16 38-49 38-12 0-23 0-35 0 7-34 16-65 24-98 4-14 4-16 21-16s34 0 51 0c48 0 56 13 56 43 0 9 0 10-1 21-1 4-1 5-1 7s1 4 5 4 5-2 5-10c2-22 6-44 8-66 1-11 0-11-10-11-63 0-127 0-189 0-8 0-12 0-12 8 0 4 3 4 11 4 14 0 25 0 25 8 0 1 0 2-2 9-17 67-34 135-51 202-4 16-4 19-35 19-7 0-11 0-11 7 0 5 4 5 5 5 13 0 40-2 52-2s44 2 57 2c4 0 8 0 8-8 0-3-1-2-2-4-1 0-1 0-11 0-8 0-10 0-20-1-11-1-12-3-12-8 0-1 0-3 1-9 8-32 17-62 24-94z"><text:p/></draw:path><draw:path draw:style-name="gr3" draw:text-style-name="P69" svg:width="0.089cm" svg:height="0.383cm" svg:x="1.804cm" svg:y="0cm" svg:viewBox="0 0 90 384" svg:d="M90 380c0-1 0-1-6-8-49-48-61-121-61-179 0-67 14-135 62-183 5-4 5-4 5-7 0-2-2-3-4-3-4 0-39 26-62 75-20 43-24 86-24 118 0 28 4 76 25 119 23 47 57 72 61 72 2 0 4-1 4-4z"><text:p/></draw:path><draw:path draw:style-name="gr3" draw:text-style-name="P69" svg:width="0.191cm" svg:height="0.348cm" svg:x="1.937cm" svg:y="0.018cm" svg:viewBox="0 0 192 349" svg:d="M121 118c11 0 22 0 33 0 8 0 12 0 12-9 0-3-4-3-11-3-11 0-21 0-32 0 2-16 6-30 8-44 2-9 8-36 10-41 3-7 10-13 17-13 3 0 12 0 19 7-16 2-20 15-20 21 0 9 7 14 15 14 9 0 20-9 20-24 0-17-17-26-34-26-13 0-37 7-48 45-2 8-3 12-13 61-9 0-18 0-27 0-7 0-12 0-12 6s4 6 11 6c9 0 17 0 26 0-10 50-19 100-29 151-7 37-13 72-34 72-1 0-11 0-18-7 18-1 21-15 21-21 0-9-6-14-14-14-10 0-21 9-21 24 0 17 16 26 32 26 22 0 37-22 44-37 12-25 21-71 22-74 8-40 15-81 23-120z"><text:p/></draw:path><draw:path draw:style-name="gr3" draw:text-style-name="P69" svg:width="0.119cm" svg:height="0.178cm" svg:x="2.122cm" svg:y="0.168cm" svg:viewBox="0 0 120 179" svg:d="M120 130c-3 0-6 0-9 0-1 7-3 22-8 25-2 1-23 1-26 1-17 0-33 0-50 0 29-25 38-32 54-45 20-15 39-33 39-58 0-33-29-53-63-53s-57 24-57 48c0 15 12 16 14 16 7 0 15-5 15-14 0-6-2-15-16-15 9-18 27-25 40-25 26 0 40 21 40 43 0 23-16 42-25 52-22 21-43 41-65 63-3 4-3 4-3 11 37 0 75 0 112 0 2-16 6-33 8-49z"><text:p/></draw:path><draw:path draw:style-name="gr3" draw:text-style-name="P69" svg:width="0.088cm" svg:height="0.383cm" svg:x="2.301cm" svg:y="0cm" svg:viewBox="0 0 89 384" svg:d="M89 193c0-30-4-77-25-120-23-48-56-73-61-73-2 0-3 1-3 3 0 3 0 3 7 10 38 38 60 99 60 180 0 65-14 132-63 181-4 5-4 5-4 6 0 3 1 4 3 4 5 0 39-26 62-75 20-43 24-85 24-116z"><text:p/></draw:path></draw:g>. בפרט, לפי כלל <draw:g text:anchor-type="as-char" svg:y="-0.175cm" draw:z-index="155" draw:name="Shape168" draw:style-name="gr1"><svg:title>TexMaths</svg:title><svg:desc>11§display§\eta§svg§600§FALSE§</svg:desc><draw:path draw:style-name="gr2" draw:text-style-name="P68" svg:width="0.148cm" svg:height="0.211cm" svg:x="0.008cm" svg:y="0.018cm" svg:viewBox="0 0 149 212" svg:d="M0 0c49 0 100 0 149 0 0 70 0 142 0 212-49 0-100 0-149 0 0-70 0-142 0-212z"><text:p/></draw:path><draw:path draw:style-name="gr3" draw:text-style-name="P69" svg:width="0.177cm" svg:height="0.251cm" svg:x="-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6 15-57 29-115 44-172z"><text:p/></draw:path></draw:g>, <draw:g text:anchor-type="as-char" svg:y="-0.288cm" draw:z-index="156" draw:name="Shape169" draw:style-name="gr1"><svg:title>TexMaths</svg:title><svg:desc>11§display§\max\{f_1(i) \mid \{0, 1, 2\}\} \neq \max\{f_2(i) \mid \{0, 1, 2\}\}§svg§600§FALSE§</svg:desc><draw:path draw:style-name="gr2" draw:text-style-name="P68" svg:width="7.516cm" svg:height="0.345cm" svg:x="0.007cm" svg:y="0.018cm" svg:viewBox="0 0 7517 346" svg:d="M3759 346c-1253 0-2506 0-3759 0 0-116 0-230 0-346 2506 0 5011 0 7517 0 0 116 0 230 0 346-1253 0-2506 0-3758 0z"><text:p/></draw:path><draw:path draw:style-name="gr3" draw:text-style-name="P69" svg:width="0.302cm" svg:height="0.17cm" svg:x="-0.001cm" svg:y="0.115cm" svg:viewBox="0 0 303 171" svg:d="M31 39c0 34 0 68 0 103 0 17-5 17-31 17 0 3 0 7 0 12 14 0 34-1 44-1s31 1 44 1c0-5 0-9 0-12-26 0-31 0-31-17 0-24 0-48 0-72 0-39 28-61 53-61 24 0 29 21 29 43 0 29 0 59 0 90 0 17-5 17-31 17 0 3 0 7 0 12 13 0 33-1 44-1 10 0 30 1 43 1 0-5 0-9 0-12-26 0-30 0-30-17 0-24 0-48 0-72 0-39 28-61 52-61s28 21 28 43c0 29 0 59 0 90 0 17-4 17-29 17 0 3 0 7 0 12 13 0 33-1 44-1 10 0 29 1 43 1 0-5 0-9 0-12-20 0-30 0-30-11 0-26 0-50 0-74 0-33 0-45-12-60-6-6-19-14-41-14-33 0-49 23-56 39-6-35-34-39-52-39-28 0-46 17-57 41 0-13 0-28 0-41-19 1-36 3-55 4 0 5 0 8 0 13 28 0 31 2 31 22z"><text:p/></draw:path><draw:path draw:style-name="gr3" draw:text-style-name="P69" svg:width="0.173cm" svg:height="0.176cm" svg:x="0.326cm" svg:y="0.115cm" svg:viewBox="0 0 174 177" svg:d="M112 144c2 16 12 31 31 31 8 0 31-5 31-36 0-8 0-16 0-22-3 0-6 0-9 0 0 6 0 14 0 22 0 22-10 24-14 24-13 0-15-17-15-19 0-26 0-52 0-77 0-16 0-32-14-46s-34-21-53-21c-32 0-58 19-58 44 0 11 8 18 18 18 11 0 17-8 17-18 0-4-1-18-20-18 11-13 30-17 42-17 20 0 42 14 42 49 0 5 0 10 0 15-20 1-47 2-71 13-29 13-39 33-39 51 0 30 37 40 62 40s43-15 50-33zM110 80c0 12 0 26 0 39 0 36-29 49-45 49-20 0-35-13-35-33s16-52 80-55z"><text:p/></draw:path><draw:path draw:style-name="gr3" draw:text-style-name="P69" svg:width="0.194cm" svg:height="0.165cm" svg:x="0.507cm" svg:y="0.122cm" svg:viewBox="0 0 195 166" svg:d="M107 76c11-15 26-34 35-44 12-13 27-20 46-20 0-4 0-8 0-12-10 1-22 1-32 1-12 0-32-1-37-1 0 4 0 8 0 12 9 1 11 6 11 12s-3 11-6 13c-7 10-16 20-24 30-10-13-20-25-30-38-3-5-3-5-3-7 0-7 6-10 13-10 0-4 0-8 0-12-10 0-35 1-41 1-8 0-27 0-37-1 0 4 0 8 0 12 27 0 28 0 45 23 14 17 26 34 39 51-12 14-24 30-36 45-19 23-42 23-50 23 0 3 0 8 0 12 10-1 22-1 32-1 11 0 27 1 37 1 0-4 0-9 0-12-8-1-12-5-12-12 0-8 12-21 35-48 10 12 20 25 30 38 3 5 8 10 8 13 0 4-3 9-14 9 0 3 0 8 0 12 12 0 34-1 41-1 11 0 27 0 38 1 0-4 0-9 0-12-21 0-28 0-37-12-17-22-34-44-51-66z"><text:p/></draw:path><draw:path draw:style-name="gr3" draw:text-style-name="P69" svg:width="0.135cm" svg:height="0.384cm" svg:x="0.735cm" svg:y="0cm" svg:viewBox="0 0 136 385" svg:d="M81 52c0-16 10-41 52-43 2 0 3-2 3-5 0-4-2-4-6-4-40 0-74 20-75 48 0 29 0 59 0 89 0 15 0 27-15 39-14 12-29 12-37 13-2 0-3 1-3 4 0 4 2 4 6 4 25 2 44 14 48 34 1 4 1 5 1 19 0 25 0 51 0 76 0 16 0 29 19 43 15 12 40 16 56 16 4 0 6 0 6-4s-2-4-5-4c-24-2-44-15-48-33-2-5-2-5-2-19 0-27 0-54 0-82 0-17-3-24-15-35-9-8-20-12-31-15 32-9 46-27 46-49 0-31 0-61 0-92z"><text:p/></draw:path><draw:path draw:style-name="gr3" draw:text-style-name="P69" svg:width="0.192cm" svg:height="0.349cm" svg:x="0.921cm" svg:y="0.017cm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4 72-1 0-11 0-18-6 18-1 21-16 21-21 0-9-6-13-14-13-10 0-21 8-21 23 0 17 17 26 32 26 22 0 37-23 44-37 12-25 22-71 22-74 8-40 15-80 23-121z"><text:p/></draw:path><draw:path draw:style-name="gr3" draw:text-style-name="P69" svg:width="0.097cm" svg:height="0.178cm" svg:x="1.119cm" svg:y="0.168cm" svg:viewBox="0 0 98 179" svg:d="M61 8c0-8 0-8-8-8-18 17-42 17-53 17 0 3 0 6 0 9 7 0 24 0 40-7 0 46 0 92 0 138 0 9 0 13-28 13-3 0-6 0-10 0 0 3 0 6 0 9 5-1 38-1 48-1 8 0 42 0 48 1 0-3 0-6 0-9-3 0-7 0-10 0-27 0-27-4-27-13 0-50 0-100 0-149z"><text:p/></draw:path><draw:path draw:style-name="gr3" draw:text-style-name="P69" svg:width="0.089cm" svg:height="0.384cm" svg:x="1.301cm" svg:y="0cm" svg:viewBox="0 0 90 385" svg:d="M90 381c0-1 0-1-6-8-49-49-61-122-61-180 0-67 14-135 62-182 5-5 5-5 5-7 0-3-1-4-4-4s-39 26-61 76c-19 42-25 85-25 117 0 29 4 76 26 120 24 47 57 72 60 72s4-1 4-4z"><text:p/></draw:path><draw:path draw:style-name="gr3" draw:text-style-name="P69" svg:width="0.1cm" svg:height="0.258cm" svg:x="1.425cm" svg:y="0.034cm" svg:viewBox="0 0 101 259" svg:d="M98 14c0-7-6-14-14-14-10 0-21 11-21 21 0 8 5 14 15 14 9 0 20-9 20-21zM68 160c6-11 6-12 9-22 3-8 6-14 6-21 0-18-14-32-32-32-37 0-51 56-51 59 0 5 3 5 4 5 4 0 5-1 6-8 11-36 26-47 40-47 3 0 9 0 9 12 0 7-3 16-4 20-3 9-21 55-26 71-5 10-10 22-10 30 0 19 13 32 32 32 36 0 50-55 50-59 0-3-3-3-4-3-3 0-3 1-6 7-7 23-19 46-39 46-7 0-9-3-9-12 0-10 2-16 11-38 4-14 10-27 14-40z"><text:p/></draw:path><draw:path draw:style-name="gr3" draw:text-style-name="P69" svg:width="0.089cm" svg:height="0.384cm" svg:x="1.568cm" svg:y="0cm" svg:viewBox="0 0 90 385" svg:d="M90 193c0-30-4-76-25-120-23-48-57-73-61-73-2 0-4 2-4 4s0 2 8 9c38 38 60 99 60 180 0 65-14 133-62 181-6 6-6 6-6 7 0 2 2 4 4 4 4 0 39-26 62-76 20-41 24-84 24-116z"><text:p/></draw:path><draw:path draw:style-name="gr3" draw:text-style-name="P69" svg:width="0.014cm" svg:height="0.384cm" svg:x="1.851cm" svg:y="0cm" svg:viewBox="0 0 15 385" svg:d="M15 14c0-6 0-14-7-14-8 0-8 8-8 14 0 119 0 238 0 357 0 7 0 14 8 14 7 0 7-7 7-14 0-119 0-238 0-357z"><text:p/></draw:path><draw:path draw:style-name="gr3" draw:text-style-name="P69" svg:width="0.137cm" svg:height="0.384cm" svg:x="2.046cm" svg:y="0cm" svg:viewBox="0 0 138 385" svg:d="M81 52c0-16 11-41 53-43 2 0 4-2 4-5 0-4-4-4-8-4-39 0-74 20-74 48 0 29 0 59 0 89 0 15 0 27-15 39s-29 12-38 13c-1 0-3 1-3 4 0 4 2 4 7 4 25 2 44 14 48 34 1 4 1 5 1 19 0 25 0 51 0 76 0 16 0 29 19 43 14 12 41 16 55 16 4 0 8 0 8-4s-3-4-7-4c-24-2-43-15-48-33-2-5-2-5-2-19 0-27 0-54 0-82 0-17-2-23-15-35-8-8-19-12-30-15 32-9 45-27 45-49 0-31 0-61 0-92z"><text:p/></draw:path><draw:path draw:style-name="gr3" draw:text-style-name="P69" svg:width="0.162cm" svg:height="0.263cm" svg:x="2.227cm" svg:y="0.033cm" svg:viewBox="0 0 163 264" svg:d="M163 133c0-31-1-61-16-90-17-37-49-43-66-43-23 0-50 10-67 45-12 28-14 57-14 88 0 29 2 64 18 92 16 32 45 39 63 39 21 0 51-7 68-45 13-25 14-55 14-86zM81 255c-15 0-37-9-45-46-4-22-4-58-4-80 0-26 0-51 3-72 8-45 37-49 46-49 14 0 39 7 47 45 3 22 3 52 3 76 0 28 0 55-4 79-6 36-28 47-46 47z"><text:p/></draw:path><draw:path draw:style-name="gr3" draw:text-style-name="P69" svg:width="0.044cm" svg:height="0.115cm" svg:x="2.439cm" svg:y="0.247cm" svg:viewBox="0 0 45 116" svg:d="M45 41c0-26-10-41-25-41-12 0-20 10-20 21 0 10 8 20 20 20 4 0 10-1 13-5 2-1 1-1 2-1s1 0 1 6c0 28-13 51-26 64-4 4-4 5-4 6 0 2 2 5 4 5 4 0 35-30 35-75z"><text:p/></draw:path><draw:path draw:style-name="gr3" draw:text-style-name="P69" svg:width="0.127cm" svg:height="0.254cm" svg:x="2.612cm" svg:y="0.033cm" svg:viewBox="0 0 128 255" svg:d="M79 10c0-10 0-10-9-10-24 24-58 24-70 24 0 5 0 8 0 12 8 0 31 0 51-10 0 66 0 133 0 199 0 14-1 18-37 18-4 0-7 0-12 0 0 5 0 9 0 12 13-1 48-1 63-1s48 0 63 1c0-3 0-7 0-12-5 0-8 0-12 0-36 0-37-4-37-18 0-72 0-144 0-215z"><text:p/></draw:path><draw:path draw:style-name="gr3" draw:text-style-name="P69" svg:width="0.045cm" svg:height="0.115cm" svg:x="2.803cm" svg:y="0.247cm" svg:viewBox="0 0 46 116" svg:d="M46 41c0-26-10-41-25-41-13 0-21 10-21 21 0 10 8 20 21 20 4 0 10-1 13-5 1-1 1-1 2-1 0 2 1 0 1 6 0 28-13 51-26 64-4 4-4 5-4 6 0 2 2 5 4 5 3 0 35-30 35-75z"><text:p/></draw:path><draw:path draw:style-name="gr3" draw:text-style-name="P69" svg:width="0.153cm" svg:height="0.254cm" svg:x="2.962cm" svg:y="0.033cm" svg:viewBox="0 0 154 255" svg:d="M30 226c13-14 27-26 40-39 61-53 84-74 84-112 0-44-34-75-81-75-44 0-73 35-73 69 0 22 20 22 21 22 7 0 20-4 20-21 0-9-7-19-21-19-3 0-3 0-5 0 9-26 30-39 52-39 35 0 52 31 52 63 0 31-19 60-41 85-24 27-49 54-74 81-4 5-4 6-4 14 47 0 96 0 143 0 3-22 8-44 11-66-3 0-7 0-10 0-1 12-4 28-8 33-3 4-28 4-37 4-23 0-46 0-69 0z"><text:p/></draw:path><draw:path draw:style-name="gr3" draw:text-style-name="P69" svg:width="0.137cm" svg:height="0.384cm" svg:x="3.163cm" svg:y="0cm" svg:viewBox="0 0 138 385" svg:d="M56 334c0 15-10 40-52 43-2 0-4 2-4 4 0 4 4 4 8 4 38 0 73-18 75-48 0-29 0-58 0-88 0-16 0-28 15-40 13-11 27-11 36-12 2 0 4-1 4-4 0-4-3-4-6-4-26-2-45-15-48-35-1-3-1-4-1-19 0-25 0-50 0-76 0-16 0-28-19-42-16-13-43-17-56-17-4 0-8 0-8 4 0 5 3 5 7 5 24 1 43 14 48 33 1 4 1 4 1 19 0 26 0 54 0 81 0 18 3 24 16 36 7 8 19 12 30 15-32 10-46 26-46 48 0 31 0 62 0 93z"><text:p/></draw:path><draw:path draw:style-name="gr3" draw:text-style-name="P69" svg:width="0.137cm" svg:height="0.384cm" svg:x="3.357cm" svg:y="0cm" svg:viewBox="0 0 138 385" svg:d="M56 334c0 15-10 40-53 43-1 0-3 2-3 4 0 4 4 4 8 4 37 0 73-18 73-48 0-29 0-58 0-88 0-16 0-28 16-40 14-11 28-11 37-12 1 0 4-1 4-4 0-4-3-4-7-4-25-2-44-15-48-35-2-3-2-4-2-19 0-25 0-50 0-76 0-16 0-28-18-42-16-13-42-17-55-17-4 0-8 0-8 4 0 5 2 5 7 5 24 1 43 14 48 33 1 4 1 4 1 19 0 26 0 54 0 81 0 18 3 24 16 36 7 8 18 12 29 15-32 10-45 26-45 48 0 31 0 62 0 93z"><text:p/></draw:path><draw:path draw:style-name="gr3" draw:text-style-name="P69" svg:width="0.192cm" svg:height="0.358cm" svg:x="3.683cm" svg:y="0.011cm" svg:viewBox="0 0 193 359" svg:d="M190 15c3-5 3-6 3-7 0-2-3-8-8-8s-6 2-8 8c-58 112-115 223-174 336-3 5-3 6-3 7 0 4 2 8 8 8 4 0 5-2 9-8 58-112 115-223 173-336z"><text:p/></draw:path><draw:path draw:style-name="gr3" draw:text-style-name="P69" svg:width="0.256cm" svg:height="0.09cm" svg:x="3.651cm" svg:y="0.145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9" svg:width="0.302cm" svg:height="0.17cm" svg:x="4.048cm" svg:y="0.115cm" svg:viewBox="0 0 303 171" svg:d="M31 39c0 34 0 68 0 103 0 17-5 17-31 17 0 3 0 7 0 12 14 0 34-1 44-1s30 1 43 1c0-5 0-9 0-12-25 0-30 0-30-17 0-24 0-48 0-72 0-39 28-61 52-61 25 0 29 21 29 43 0 29 0 59 0 90 0 17-4 17-30 17 0 3 0 7 0 12 13 0 33-1 44-1 10 0 30 1 43 1 0-5 0-9 0-12-26 0-30 0-30-17 0-24 0-48 0-72 0-39 28-61 52-61s28 21 28 43c0 29 0 59 0 90 0 17-4 17-29 17 0 3 0 7 0 12 13 0 33-1 43-1 11 0 30 1 44 1 0-5 0-9 0-12-20 0-30 0-31-11 0-26 0-50 0-74 0-33 0-45-11-60-6-6-19-14-41-14-33 0-49 23-56 39-6-35-34-39-52-39-28 0-46 17-57 41 0-13 0-28 0-41-19 1-36 3-55 4 0 5 0 8 0 13 28 0 31 2 31 22z"><text:p/></draw:path><draw:path draw:style-name="gr3" draw:text-style-name="P69" svg:width="0.173cm" svg:height="0.176cm" svg:x="4.375cm" svg:y="0.115cm" svg:viewBox="0 0 174 177" svg:d="M112 144c1 16 12 31 30 31 9 0 32-5 32-36 0-8 0-16 0-22-3 0-7 0-10 0 0 6 0 14 0 22 0 22-9 24-13 24-13 0-15-17-15-19 0-26 0-52 0-77 0-16 0-32-14-46-15-14-34-21-53-21-32 0-58 19-58 44 0 11 8 18 18 18 11 0 17-8 17-18 0-4-2-18-20-18 11-13 30-17 42-17 19 0 42 14 42 49 0 5 0 10 0 15-20 1-47 2-71 13-29 13-39 33-39 51 0 30 37 40 62 40s43-15 50-33zM110 80c0 12 0 26 0 39 0 36-29 49-46 49-19 0-34-13-34-33s16-52 80-55z"><text:p/></draw:path><draw:path draw:style-name="gr3" draw:text-style-name="P69" svg:width="0.194cm" svg:height="0.165cm" svg:x="4.557cm" svg:y="0.122cm" svg:viewBox="0 0 195 166" svg:d="M107 76c11-15 25-34 35-44 12-13 27-20 46-20 0-4 0-8 0-12-10 1-22 1-32 1-12 0-32-1-37-1 0 4 0 8 0 12 9 1 11 6 11 12s-3 11-6 13c-7 10-16 20-24 30-10-13-20-25-30-38-3-5-3-5-3-7 0-7 6-10 13-10 0-4 0-8 0-12-10 0-35 1-41 1-8 0-27 0-37-1 0 4 0 8 0 12 27 0 28 0 45 23 14 17 26 34 39 51-12 14-24 30-36 45-19 23-42 23-50 23 0 3 0 8 0 12 10-1 22-1 32-1 11 0 27 1 36 1 0-4 0-9 0-12-7-1-11-5-11-12 0-8 11-21 35-48 10 12 20 25 30 38 2 5 8 10 8 13 0 4-3 9-14 9 0 3 0 8 0 12 12 0 34-1 41-1 11 0 26 0 38 1 0-4 0-9 0-12-21 0-28 0-37-12-17-22-34-44-51-66z"><text:p/></draw:path><draw:path draw:style-name="gr3" draw:text-style-name="P69" svg:width="0.137cm" svg:height="0.384cm" svg:x="4.783cm" svg:y="0cm" svg:viewBox="0 0 138 385" svg:d="M83 52c0-16 9-41 51-43 2 0 4-2 4-5 0-4-4-4-7-4-40 0-75 20-75 48 0 29 0 59 0 89 0 15 0 27-15 39-13 12-29 12-37 13-2 0-4 1-4 4 0 4 3 4 7 4 25 2 44 14 48 34 1 4 1 5 1 19 0 25 0 51 0 76 0 16 0 29 19 43 15 12 41 16 56 16 3 0 7 0 7-4s-3-4-6-4c-25-2-44-15-48-33-1-5-1-5-1-19 0-27 0-54 0-82 0-17-4-24-16-35-9-9-20-12-31-15 32-9 47-27 47-49 0-31 0-61 0-92z"><text:p/></draw:path><draw:path draw:style-name="gr3" draw:text-style-name="P69" svg:width="0.193cm" svg:height="0.349cm" svg:x="4.969cm" svg:y="0.017cm" svg:viewBox="0 0 194 350" svg:d="M122 118c11 0 22 0 33 0 8 0 12 0 12-8 0-4-4-4-11-4-11 0-21 0-32 0 3-16 6-30 8-44 2-8 8-36 10-40 3-8 10-13 18-13 2 0 12 0 18 6-16 2-20 16-20 21 0 9 7 14 15 14 10 0 21-9 21-24 0-17-18-26-34-26-14 0-38 7-49 45-2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69" svg:width="0.119cm" svg:height="0.178cm" svg:x="5.155cm" svg:y="0.168cm" svg:viewBox="0 0 120 179" svg:d="M120 130c-3 0-6 0-9 0-1 5-3 22-8 24-2 2-23 2-26 2-16 0-33 0-49 0 28-25 37-33 53-45 20-16 39-33 39-58 0-33-29-53-63-53s-57 23-57 48c0 14 12 15 14 15 7 0 15-5 15-15 0-4-1-14-16-14 9-19 27-24 40-24 26 0 41 21 41 43 0 23-17 42-26 52-22 21-43 41-65 63-3 3-3 4-3 11 37 0 75 0 112 0 2-16 6-33 8-49z"><text:p/></draw:path><draw:path draw:style-name="gr3" draw:text-style-name="P69" svg:width="0.089cm" svg:height="0.384cm" svg:x="5.35cm" svg:y="0cm" svg:viewBox="0 0 90 385" svg:d="M90 381c0-1 0-1-6-8-49-49-61-122-61-180 0-67 14-135 62-182 5-5 5-5 5-7 0-3-2-4-4-4-3 0-39 26-62 76-18 42-24 85-24 117 0 29 4 76 26 120 24 47 57 72 60 72 2 0 4-1 4-4z"><text:p/></draw:path><draw:path draw:style-name="gr3" draw:text-style-name="P69" svg:width="0.101cm" svg:height="0.258cm" svg:x="5.473cm" svg:y="0.034cm" svg:viewBox="0 0 102 259" svg:d="M99 14c0-7-5-14-14-14-10 0-21 11-21 21 0 8 5 14 14 14s21-9 21-21zM69 160c6-11 6-12 9-22 3-8 6-14 6-21 0-18-14-32-32-32-37 0-52 56-52 59 0 5 4 5 6 5 3 0 3-1 5-8 11-36 26-47 40-47 3 0 10 0 10 12 0 7-4 16-5 20-3 9-21 55-27 71-4 10-9 22-9 30 0 19 13 32 32 32 36 0 50-55 50-59 0-3-3-3-4-3-4 0-4 1-6 7-7 23-19 46-39 46-7 0-10-3-10-12 0-10 3-16 12-38 4-14 10-27 14-40z"><text:p/></draw:path><draw:path draw:style-name="gr3" draw:text-style-name="P69" svg:width="0.089cm" svg:height="0.384cm" svg:x="5.617cm" svg:y="0cm" svg:viewBox="0 0 90 385" svg:d="M90 193c0-30-4-76-25-120-23-48-57-73-61-73-2 0-4 2-4 4s0 2 8 9c37 38 59 99 59 180 0 65-14 133-61 181-6 6-6 6-6 7 0 2 2 4 4 4 4 0 39-26 62-76 20-41 24-84 24-116z"><text:p/></draw:path><draw:path draw:style-name="gr3" draw:text-style-name="P69" svg:width="0.014cm" svg:height="0.384cm" svg:x="5.899cm" svg:y="0cm" svg:viewBox="0 0 15 385" svg:d="M15 14c0-6 0-14-7-14-8 0-8 8-8 14 0 119 0 238 0 357 0 7 0 14 8 14 7 0 7-7 7-14 0-119 0-238 0-357z"><text:p/></draw:path><draw:path draw:style-name="gr3" draw:text-style-name="P69" svg:width="0.137cm" svg:height="0.384cm" svg:x="6.096cm" svg:y="0cm" svg:viewBox="0 0 138 385" svg:d="M81 52c0-16 10-41 53-43 1 0 4-2 4-5 0-4-4-4-8-4-39 0-74 20-74 48 0 29 0 59 0 89 0 15 0 27-15 39s-29 12-38 13c-1 0-3 1-3 4 0 4 2 4 7 4 25 2 44 14 48 34 1 4 1 5 1 19 0 25 0 51 0 76 0 16 0 29 19 43 14 12 39 16 55 16 4 0 8 0 8-4s-3-4-7-4c-24-2-43-15-48-33-2-5-2-5-2-19 0-27 0-54 0-82 0-17-3-24-15-35-8-8-19-12-30-15 32-9 45-27 45-49 0-31 0-61 0-92z"><text:p/></draw:path><draw:path draw:style-name="gr3" draw:text-style-name="P69" svg:width="0.162cm" svg:height="0.263cm" svg:x="6.276cm" svg:y="0.033cm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69" svg:width="0.045cm" svg:height="0.115cm" svg:x="6.487cm" svg:y="0.247cm" svg:viewBox="0 0 46 116" svg:d="M46 41c0-26-10-41-25-41-13 0-21 10-21 21 0 10 8 20 21 20 4 0 10-1 13-5 1-1 1-1 2-1 0 2 1 0 1 6 0 28-13 51-26 64-4 4-4 5-4 6 0 2 2 5 4 5 3 0 35-30 35-75z"><text:p/></draw:path><draw:path draw:style-name="gr3" draw:text-style-name="P69" svg:width="0.127cm" svg:height="0.254cm" svg:x="6.661cm" svg:y="0.033cm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69" svg:width="0.044cm" svg:height="0.115cm" svg:x="6.852cm" svg:y="0.247cm" svg:viewBox="0 0 45 116" svg:d="M45 41c0-26-9-41-24-41-13 0-21 10-21 21 0 10 8 20 21 20 4 0 10-1 13-5 1-1 1-1 2-1 0 2 1 0 1 6 0 28-14 51-26 64-4 4-4 5-4 6 0 2 2 5 3 5 4 0 35-30 35-75z"><text:p/></draw:path><draw:path draw:style-name="gr3" draw:text-style-name="P69" svg:width="0.153cm" svg:height="0.254cm" svg:x="7.011cm" svg:y="0.033cm" svg:viewBox="0 0 154 255" svg:d="M30 226c13-14 27-26 40-39 61-53 84-74 84-112 0-44-35-75-81-75-44 0-73 35-73 69 0 22 19 22 20 22 6 0 21-4 21-21 0-9-8-19-21-19-3 0-3 0-5 0 9-26 30-39 52-39 35 0 52 31 52 63 0 31-19 60-41 85-24 27-49 54-74 81-4 5-4 6-4 14 47 0 96 0 143 0 3-22 8-44 11-66-3 0-7 0-10 0-1 12-4 28-8 33-3 4-28 4-37 4-23 0-46 0-69 0z"><text:p/></draw:path><draw:path draw:style-name="gr3" draw:text-style-name="P69" svg:width="0.137cm" svg:height="0.384cm" svg:x="7.212cm" svg:y="0cm" svg:viewBox="0 0 138 385" svg:d="M56 334c0 15-10 40-53 43-1 0-3 2-3 4 0 4 4 4 8 4 37 0 73-18 73-48 0-29 0-58 0-88 0-16 0-28 17-40 13-11 27-11 36-12 2 0 4-1 4-4 0-4-3-4-7-4-25-2-44-15-47-35-3-3-3-4-3-19 0-25 0-50 0-76 0-16 0-28-17-42-16-13-43-17-56-17-4 0-8 0-8 4 0 5 2 5 7 5 24 1 43 14 48 33 1 4 1 4 1 19 0 26 0 54 0 81 0 18 3 24 16 36 7 8 19 12 29 15-31 10-45 26-45 48 0 31 0 62 0 93z"><text:p/></draw:path><draw:path draw:style-name="gr3" draw:text-style-name="P69" svg:width="0.137cm" svg:height="0.384cm" svg:x="7.406cm" svg:y="0cm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. נחשב בעזרת עקרון ההחלפה וסימון פונקציה <draw:g text:anchor-type="as-char" svg:y="-0.288cm" draw:z-index="158" draw:name="Shape170" draw:style-name="gr1"><svg:title>TexMaths</svg:title><svg:desc>11§display§f(x)§svg§600§FALSE§</svg:desc><draw:path draw:style-name="gr2" draw:text-style-name="P68" svg:width="0.672cm" svg:height="0.344cm" svg:x="-0.001cm" svg:y="0.018cm" svg:viewBox="0 0 673 345" svg:d="M0 0c225 0 448 0 673 0 0 115 0 230 0 345-225 0-448 0-673 0 0-115 0-230 0-345z"><text:p/></draw:path><draw:path draw:style-name="gr3" draw:text-style-name="P69" svg:width="0.192cm" svg:height="0.348cm" svg:x="0cm" svg:y="0.018cm" svg:viewBox="0 0 193 349" svg:d="M121 118c11 0 22 0 33 0 8 0 11 0 11-9 0-3-3-3-10-3-11 0-22 0-32 0 3-16 5-30 8-44 2-9 8-36 10-41 3-7 10-13 18-13 2 0 12 0 18 7-16 2-21 15-21 21 0 9 8 14 15 14 11 0 22-9 22-24 0-17-18-26-34-26-14 0-38 7-49 45-2 8-4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69" svg:width="0.089cm" svg:height="0.383cm" svg:x="0.248cm" svg:y="0cm" svg:viewBox="0 0 90 384" svg:d="M90 380c0-1 0-1-6-8-49-48-61-121-61-179 0-67 14-135 62-183 5-4 5-4 5-7 0-2-2-3-4-3-3 0-39 26-62 75-18 43-24 86-24 118 0 28 4 76 25 119 25 47 58 72 61 72 2 0 4-1 4-4z"><text:p/></draw:path><draw:path draw:style-name="gr3" draw:text-style-name="P69" svg:width="0.192cm" svg:height="0.173cm" svg:x="0.37cm" svg:y="0.115cm" svg:viewBox="0 0 193 174" svg:d="M118 54c2-10 11-46 38-46 3 0 11 0 20 5-11 2-19 12-19 21 0 7 5 13 15 13 9 0 21-6 21-22 0-19-23-25-37-25-22 0-35 20-40 29-9-26-30-29-41-29-41 0-63 50-63 59 0 4 3 3 5 4 3 0 4-1 5-5 13-40 39-50 52-50 7 0 21 4 21 26 0 12-7 38-21 92-7 24-20 40-37 40-3 0-12 0-19-5 10-2 17-10 17-21 0-10-7-13-13-13-12 0-22 10-22 22 0 17 20 25 36 25 26 0 40-26 41-29 4 15 19 29 42 29 40 0 62-50 62-59 0-4-4-4-5-4-3 0-4 1-5 5-12 40-39 50-51 50-15 0-22-13-22-25 0-9 2-18 7-34 4-18 8-35 13-53z"><text:p/></draw:path><draw:path draw:style-name="gr3" draw:text-style-name="P69" svg:width="0.088cm" svg:height="0.383cm" svg:x="0.603cm" svg:y="0cm" svg:viewBox="0 0 89 384" svg:d="M89 193c0-30-4-77-25-120-23-48-56-73-61-73-2 0-3 1-3 3 0 3 0 3 7 10 38 38 60 99 60 180 0 65-14 132-63 181-4 5-4 5-4 6 0 3 1 4 3 4 5 0 39-26 62-75 20-43 24-85 24-116z"><text:p/></draw:path></draw:g>, ונקבל <draw:g text:anchor-type="as-char" svg:y="-0.288cm" draw:z-index="157" draw:name="Shape171" draw:style-name="gr1"><svg:title>TexMaths</svg:title><svg:desc>11§display§\max\{0, 1, 0\} \neq \max\{0, 1, 1\}§svg§600§FALSE§</svg:desc><draw:path draw:style-name="gr2" draw:text-style-name="P68" svg:width="4.504cm" svg:height="0.345cm" svg:x="0.007cm" svg:y="0.018cm" svg:viewBox="0 0 4505 346" svg:d="M2252 346c-751 0-1501 0-2252 0 0-116 0-230 0-346 1501 0 3003 0 4505 0 0 116 0 230 0 346-752 0-1503 0-2253 0z"><text:p/></draw:path><draw:path draw:style-name="gr3" draw:text-style-name="P69" svg:width="0.301cm" svg:height="0.17cm" svg:x="-0.001cm" svg:y="0.115cm" svg:viewBox="0 0 302 171" svg:d="M31 39c0 34 0 68 0 103 0 17-5 17-31 17 0 3 0 7 0 12 14 0 34-1 44-1s31 1 44 1c0-5 0-9 0-12-26 0-31 0-31-17 0-24 0-48 0-72 0-39 28-61 53-61 24 0 29 21 29 43 0 29 0 59 0 90 0 17-5 17-31 17 0 3 0 7 0 12 13 0 33-1 44-1 10 0 29 1 43 1 0-5 0-9 0-12-26 0-30 0-30-17 0-24 0-48 0-72 0-39 27-61 52-61 24 0 28 21 28 43 0 29 0 59 0 90 0 17-4 17-29 17 0 3 0 7 0 12 13 0 33-1 44-1 9 0 29 1 42 1 0-5 0-9 0-12-19 0-29 0-29-11 0-26 0-50 0-74 0-33 0-45-12-60-6-6-19-14-41-14-33 0-50 23-56 39-6-35-34-39-52-39-28 0-46 17-57 41 0-13 0-28 0-41-19 1-36 3-55 4 0 5 0 8 0 13 27 0 31 2 31 22z"><text:p/></draw:path><draw:path draw:style-name="gr3" draw:text-style-name="P69" svg:width="0.173cm" svg:height="0.176cm" svg:x="0.326cm" svg:y="0.115cm" svg:viewBox="0 0 174 177" svg:d="M112 144c1 16 12 31 30 31 9 0 32-5 32-36 0-8 0-16 0-22-4 0-6 0-9 0 0 6 0 14 0 22 0 22-10 24-14 24-14 0-15-17-15-19 0-26 0-52 0-77 0-16 0-32-14-46s-34-21-53-21c-32 0-58 19-58 44 0 11 8 18 18 18 11 0 17-8 17-18 0-4-1-18-20-18 11-13 30-17 42-17 20 0 42 14 42 49 0 5 0 10 0 15-20 1-47 2-72 13-28 13-38 33-38 51 0 30 37 40 62 40s42-15 50-33zM110 80c0 12 0 26 0 39 0 36-29 49-45 49-20 0-35-13-35-33s16-52 80-55z"><text:p/></draw:path><draw:path draw:style-name="gr3" draw:text-style-name="P69" svg:width="0.194cm" svg:height="0.165cm" svg:x="0.507cm" svg:y="0.122cm" svg:viewBox="0 0 195 166" svg:d="M107 76c11-15 26-34 35-44 12-13 27-20 46-20 0-4 0-8 0-12-10 1-22 1-32 1-12 0-32-1-37-1 0 4 0 8 0 12 9 1 11 6 11 12s-4 11-6 13c-7 10-16 20-24 30-10-13-20-25-30-38-3-5-3-5-3-7 0-7 6-10 13-10 0-4 0-8 0-12-10 0-35 1-42 1s-26 0-36-1c0 4 0 8 0 12 27 0 28 0 45 23 13 17 26 34 39 51-12 14-24 30-37 45-18 23-41 23-49 23 0 3 0 8 0 12 10-1 22-1 32-1 11 0 27 1 37 1 0-4 0-9 0-12-9-1-12-5-12-12 0-8 12-21 35-48 10 12 20 25 30 38 2 5 8 10 8 13 0 4-4 9-15 9 0 3 0 8 0 12 13 0 35-1 42-1 11 0 27 0 38 1 0-4 0-9 0-12-21 0-28 0-37-12-17-22-34-44-51-66z"><text:p/></draw:path><draw:path draw:style-name="gr3" draw:text-style-name="P69" svg:width="0.135cm" svg:height="0.384cm" svg:x="0.735cm" svg:y="0cm" svg:viewBox="0 0 136 385" svg:d="M81 52c0-16 10-41 52-43 2 0 3-2 3-5 0-4-3-4-6-4-40 0-75 20-75 48 0 29 0 59 0 89 0 15 0 27-15 39-14 12-29 12-37 13-2 0-3 1-3 4 0 4 2 4 5 4 26 2 44 14 49 34 1 4 1 5 1 19 0 25 0 51 0 76 0 16 0 29 19 43 15 12 40 16 56 16 3 0 6 0 6-4s-2-4-5-4c-24-2-44-15-49-33-1-5-1-5-1-19 0-27 0-54 0-82 0-17-3-24-15-35-9-8-20-12-31-15 32-9 46-27 46-49 0-31 0-61 0-92z"><text:p/></draw:path><draw:path draw:style-name="gr3" draw:text-style-name="P69" svg:width="0.162cm" svg:height="0.263cm" svg:x="0.915cm" svg:y="0.033cm" svg:viewBox="0 0 163 264" svg:d="M163 133c0-31-2-61-16-90-18-37-49-43-66-43-23 0-51 10-67 45-13 28-14 57-14 88 0 29 1 64 16 92 18 32 46 39 64 39 21 0 51-7 68-45 13-25 15-55 15-86zM80 255c-14 0-37-9-44-46-4-22-4-58-4-80 0-26 0-51 3-72 7-45 36-49 45-49 13 0 39 7 46 45 4 22 4 52 4 76 0 28 0 55-4 79-6 36-28 47-46 47z"><text:p/></draw:path><draw:path draw:style-name="gr3" draw:text-style-name="P69" svg:width="0.044cm" svg:height="0.115cm" svg:x="1.126cm" svg:y="0.247cm" svg:viewBox="0 0 45 116" svg:d="M45 41c0-26-10-41-25-41-12 0-20 10-20 21 0 10 8 20 20 20 5 0 10-1 14-5 1-1 1-1 2-1 0 2 0 0 0 6 0 28-13 51-26 64-5 4-5 5-5 6 0 2 3 5 5 5 4 0 35-30 35-75z"><text:p/></draw:path><draw:path draw:style-name="gr3" draw:text-style-name="P69" svg:width="0.127cm" svg:height="0.254cm" svg:x="1.299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69" svg:width="0.044cm" svg:height="0.115cm" svg:x="1.492cm" svg:y="0.247cm" svg:viewBox="0 0 45 116" svg:d="M45 41c0-26-10-41-25-41-12 0-20 10-20 21 0 10 8 20 20 20 5 0 10-1 14-5 1-1 1-1 1-1 1 0 1 0 1 6 0 28-13 51-26 64-5 4-5 5-5 6 0 2 3 5 5 5 4 0 35-30 35-75z"><text:p/></draw:path><draw:path draw:style-name="gr3" draw:text-style-name="P69" svg:width="0.162cm" svg:height="0.263cm" svg:x="1.644cm" svg:y="0.033cm" svg:viewBox="0 0 163 264" svg:d="M163 133c0-31-1-61-16-90-17-37-49-43-65-43-24 0-51 10-68 45-12 28-14 57-14 88 0 29 2 64 18 92 16 32 45 39 63 39 21 0 51-7 67-45 14-25 15-55 15-86zM81 255c-15 0-37-9-45-46-3-22-3-58-3-80 0-26 0-51 2-72 8-45 36-49 46-49 14 0 39 7 47 45 3 22 3 52 3 76 0 28 0 55-5 79-5 36-27 47-45 47z"><text:p/></draw:path><draw:path draw:style-name="gr3" draw:text-style-name="P69" svg:width="0.135cm" svg:height="0.384cm" svg:x="1.851cm" svg:y="0cm" svg:viewBox="0 0 136 385" svg:d="M55 334c0 15-10 40-52 43-2 0-3 2-3 4 0 4 4 4 8 4 37 0 72-18 73-48 0-29 0-58 0-88 0-16 0-28 16-40 13-11 28-11 36-12 2 0 3-1 3-4 0-4-2-4-5-4-25-2-44-15-49-35-1-3-1-4-1-19 0-25 0-50 0-76 0-16 0-28-18-42-16-13-42-17-55-17-4 0-8 0-8 4 0 5 2 5 5 5 25 1 44 14 49 33 1 4 1 4 1 19 0 26 0 54 0 81 0 18 3 24 15 36 9 8 20 12 31 15-32 10-46 26-46 48 0 31 0 62 0 93z"><text:p/></draw:path><draw:path draw:style-name="gr3" draw:text-style-name="P69" svg:width="0.191cm" svg:height="0.358cm" svg:x="2.178cm" svg:y="0.011cm" svg:viewBox="0 0 192 359" svg:d="M189 15c3-5 3-6 3-7 0-2-2-8-7-8s-6 2-9 8c-58 112-116 223-174 336-2 5-2 6-2 7 0 4 2 8 8 8 4 0 5-2 7-8 59-112 116-223 174-336z"><text:p/></draw:path><draw:path draw:style-name="gr3" draw:text-style-name="P69" svg:width="0.256cm" svg:height="0.09cm" svg:x="2.145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3cm" svg:height="0.17cm" svg:x="2.543cm" svg:y="0.115cm" svg:viewBox="0 0 301 171" svg:d="M30 39c0 34 0 68 0 103 0 17-5 17-30 17 0 3 0 7 0 12 13 0 33-1 44-1 10 0 30 1 43 1 0-5 0-9 0-12-27 0-31 0-31-17 0-24 0-48 0-72 0-39 28-61 53-61 24 0 28 21 28 43 0 29 0 59 0 90 0 17-4 17-29 17 0 3 0 7 0 12 13 0 33-1 43-1s30 1 44 1c0-5 0-9 0-12-27 0-31 0-31-17 0-24 0-48 0-72 0-39 27-61 53-61 24 0 28 21 28 43 0 29 0 59 0 90 0 17-4 17-31 17 0 3 0 7 0 12 15 0 33-1 44-1 10 0 30 1 43 1 0-5 0-9 0-12-19 0-29 0-29-11 0-26 0-50 0-74 0-33 0-45-12-60-6-6-19-14-41-14-32 0-50 23-56 39-6-35-34-39-52-39-27 0-46 17-57 41 0-13 0-28 0-41-18 1-36 3-54 4 0 5 0 8 0 13 26 0 30 2 30 22z"><text:p/></draw:path><draw:path draw:style-name="gr3" draw:text-style-name="P69" svg:width="0.174cm" svg:height="0.176cm" svg:x="2.868cm" svg:y="0.115cm" svg:viewBox="0 0 175 177" svg:d="M112 144c2 16 12 31 31 31 8 0 32-5 32-36 0-8 0-16 0-22-3 0-7 0-10 0 0 6 0 14 0 22 0 22-10 24-14 24-12 0-15-17-15-19 0-26 0-52 0-77 0-16 0-32-13-46-15-14-35-21-54-21-31 0-58 19-58 44 0 11 8 18 19 18 10 0 17-8 17-18 0-4-2-18-20-18 10-13 29-17 42-17 19 0 41 14 41 49 0 5 0 10 0 15-20 1-47 2-72 13-28 13-38 33-38 51 0 30 37 40 62 40 26 0 44-15 50-33zM110 80c0 12 0 26 0 39 0 36-28 49-45 49-19 0-35-13-35-33s16-52 80-55z"><text:p/></draw:path><draw:path draw:style-name="gr3" draw:text-style-name="P69" svg:width="0.194cm" svg:height="0.165cm" svg:x="3.05cm" svg:y="0.122cm" svg:viewBox="0 0 195 166" svg:d="M107 76c12-15 26-34 35-44 12-13 28-20 46-20 0-4 0-8 0-12-10 1-22 1-32 1-11 0-32-1-36-1 0 4 0 8 0 12 8 1 11 6 11 12s-5 11-7 13c-7 10-15 20-23 30-10-13-21-25-31-38-3-5-3-5-3-7 0-7 6-10 13-10 0-4 0-8 0-12-10 0-35 1-42 1s-25 0-36-1c0 4 0 8 0 12 28 0 28 0 46 23 12 17 26 34 38 51-12 14-24 30-37 45-18 23-40 23-49 23 0 3 0 8 0 12 10-1 22-1 33-1s26 1 36 1c0-4 0-9 0-12-9-1-11-5-11-12 0-8 11-21 34-48 10 12 20 25 30 38 3 5 8 10 8 13 0 4-4 9-13 9 0 3 0 8 0 12 11 0 33-1 41-1 10 0 26 0 37 1 0-4 0-9 0-12-21 0-28 0-37-12-17-22-34-44-51-66z"><text:p/></draw:path><draw:path draw:style-name="gr3" draw:text-style-name="P69" svg:width="0.136cm" svg:height="0.384cm" svg:x="3.277cm" svg:y="0cm" svg:viewBox="0 0 137 385" svg:d="M81 52c0-16 10-41 52-43 2 0 4-2 4-5 0-4-3-4-7-4-39 0-74 20-75 48 0 29 0 59 0 89 0 15 0 27-15 39-14 12-28 12-37 13-2 0-3 1-3 4 0 4 2 4 7 4 25 2 44 14 47 34 1 4 1 5 1 19 0 25 0 51 0 76 0 16 0 29 19 43 15 12 40 16 56 16 4 0 7 0 7-4s-2-4-6-4c-24-2-43-15-49-33-1-5-1-5-1-19 0-27 0-54 0-82 0-17-3-24-15-35-8-8-20-12-30-15 31-9 45-27 45-49 0-31 0-61 0-92z"><text:p/></draw:path><draw:path draw:style-name="gr3" draw:text-style-name="P69" svg:width="0.162cm" svg:height="0.263cm" svg:x="3.458cm" svg:y="0.033cm" svg:viewBox="0 0 163 264" svg:d="M163 133c0-31-2-61-16-90-17-37-49-43-66-43-23 0-51 10-67 45-12 28-14 57-14 88 0 29 1 64 18 92 16 32 45 39 63 39 21 0 50-7 67-45 13-25 15-55 15-86zM81 255c-15 0-38-9-45-46-4-22-4-58-4-80 0-26 0-51 3-72 8-45 36-49 46-49 12 0 39 7 45 45 5 22 5 52 5 76 0 28 0 55-5 79-5 36-27 47-45 47z"><text:p/></draw:path><draw:path draw:style-name="gr3" draw:text-style-name="P69" svg:width="0.044cm" svg:height="0.115cm" svg:x="3.669cm" svg:y="0.247cm" svg:viewBox="0 0 45 116" svg:d="M45 41c0-26-9-41-24-41-13 0-21 10-21 21 0 10 8 20 21 20 4 0 10-1 13-5 1-1 1-1 2-1 0 2 1 0 1 6 0 28-14 51-26 64-4 4-4 5-4 6 0 2 2 5 3 5 4 0 35-30 35-75z"><text:p/></draw:path><draw:path draw:style-name="gr3" draw:text-style-name="P69" svg:width="0.127cm" svg:height="0.254cm" svg:x="3.842cm" svg:y="0.033cm" svg:viewBox="0 0 128 255" svg:d="M79 10c0-10 0-10-9-10-23 24-57 24-70 24 0 5 0 8 0 12 8 0 31 0 51-10 0 66 0 133 0 199 0 14-2 18-36 18-4 0-7 0-12 0 0 5 0 9 0 12 13-1 45-1 62-1 15 0 49 0 63 1 0-3 0-7 0-12-5 0-8 0-13 0-34 0-36-4-36-18 0-72 0-144 0-215z"><text:p/></draw:path><draw:path draw:style-name="gr3" draw:text-style-name="P69" svg:width="0.044cm" svg:height="0.115cm" svg:x="4.034cm" svg:y="0.247cm" svg:viewBox="0 0 45 116" svg:d="M45 41c0-26-10-41-24-41-13 0-21 10-21 21 0 10 8 20 21 20 4 0 9-1 13-5 1-1 1-1 2-1 0 2 0 0 0 6 0 28-13 51-25 64-4 4-4 5-4 6 0 2 1 5 3 5 4 0 35-30 35-75z"><text:p/></draw:path><draw:path draw:style-name="gr3" draw:text-style-name="P69" svg:width="0.127cm" svg:height="0.254cm" svg:x="4.207cm" svg:y="0.033cm" svg:viewBox="0 0 128 255" svg:d="M79 10c0-10 0-10-9-10-24 24-57 24-70 24 0 5 0 8 0 12 8 0 31 0 51-10 0 66 0 133 0 199 0 14-2 18-36 18-4 0-8 0-13 0 0 5 0 9 0 12 14-1 47-1 63-1 15 0 49 0 63 1 0-3 0-7 0-12-5 0-8 0-13 0-35 0-36-4-36-18 0-72 0-144 0-215z"><text:p/></draw:path><draw:path draw:style-name="gr3" draw:text-style-name="P69" svg:width="0.136cm" svg:height="0.384cm" svg:x="4.394cm" svg:y="0cm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, כלומר <draw:g text:anchor-type="as-char" svg:y="-0.28cm" draw:z-index="159" draw:name="Shape172" draw:style-name="gr1"><svg:title>TexMaths</svg:title><svg:desc>11§display§1 \neq 1§svg§600§FALSE§</svg:desc><draw:path draw:style-name="gr2" draw:text-style-name="P68" svg:width="0.829cm" svg:height="0.319cm" svg:x="-0.001cm" svg:y="0.02cm" svg:viewBox="0 0 830 320" svg:d="M416 320c-139 0-277 0-416 0 0-107 0-213 0-320 276 0 554 0 830 0 0 107 0 213 0 320-138 0-276 0-414 0z"><text:p/></draw:path><draw:path draw:style-name="gr3" draw:text-style-name="P69" svg:width="0.127cm" svg:height="0.255cm" svg:x="0.013cm" svg:y="0.02cm" svg:viewBox="0 0 128 256" svg:d="M79 10c0-10 0-10-9-10-23 24-57 24-70 24 0 5 0 8 0 12 8 0 31 0 51-10 0 67 0 133 0 199 0 14-1 19-36 19-4 0-7 0-12 0 0 4 0 9 0 12 14-1 47-1 62-1s49 0 63 1c0-3 0-8 0-12-5 0-8 0-12 0-36 0-37-5-37-19 0-72 0-143 0-215z"><text:p/></draw:path><draw:path draw:style-name="gr3" draw:text-style-name="P69" svg:width="0.192cm" svg:height="0.359cm" svg:x="0.334cm" svg:y="0cm" svg:viewBox="0 0 193 360" svg:d="M189 15c4-5 4-6 4-7 0-2-3-8-8-8-4 0-6 2-9 8-57 112-115 224-173 336-3 6-3 7-3 8 0 3 2 8 8 8 4 0 5-3 9-8 57-113 115-224 172-337z"><text:p/></draw:path><draw:path draw:style-name="gr3" draw:text-style-name="P69" svg:width="0.255cm" svg:height="0.091cm" svg:x="0.302cm" svg:y="0.134cm" svg:viewBox="0 0 256 92" svg:d="M243 17c7 0 13 0 13-8 0-9-6-9-12-9-78 0-155 0-232 0-4 0-12 0-12 9 0 8 8 8 13 8 77 0 153 0 230 0zM244 92c6 0 12-2 12-9 0-9-6-8-13-8-77 0-153 0-230 0-5 0-13-1-13 8 0 7 8 9 12 9 77 0 154 0 232 0z"><text:p/></draw:path><draw:path draw:style-name="gr3" draw:text-style-name="P69" svg:width="0.127cm" svg:height="0.255cm" svg:x="0.721cm" svg:y="0.02cm" svg:viewBox="0 0 128 256" svg:d="M79 10c0-10 0-10-9-10-24 24-58 24-70 24 0 5 0 8 0 12 8 0 31 0 51-10 0 67 0 133 0 199 0 14-1 19-37 19-4 0-7 0-12 0 0 4 0 9 0 12 13-1 48-1 63-1s49 0 63 1c0-3 0-8 0-12-5 0-8 0-12 0-36 0-37-5-37-19 0-72 0-143 0-215z"><text:p/></draw:path></draw:g>, וזו <text:span text:style-name="T3">סתירה</text:span>. </text:p>
      <text:p text:style-name="P28"><draw:g text:anchor-type="as-char" svg:y="-0.288cm" draw:z-index="294" draw:name="Shape173" draw:style-name="gr1"><svg:title>TexMaths</svg:title><svg:desc>11§display§\QED§svg§600§FALSE§</svg:desc><draw:path draw:style-name="gr2" draw:text-style-name="P68" svg:width="1.751cm" svg:height="0.247cm" svg:x="0.001cm" svg:y="0.018cm" svg:viewBox="0 0 1752 248" svg:d="M0 0c584 0 1168 0 1752 0 0 83 0 165 0 248-584 0-1168 0-1752 0 0-83 0-165 0-248z"><text:p/></draw:path><draw:path draw:style-name="gr3" draw:text-style-name="P69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9" svg:width="0.04cm" svg:height="0.04cm" svg:x="0.368cm" svg:y="0.235cm" svg:viewBox="0 0 41 41" svg:d="M41 21c0-12-10-21-21-21-12 0-20 9-20 21 0 11 8 20 20 20 11 0 21-9 21-20z"><text:p/></draw:path><draw:path draw:style-name="gr3" draw:text-style-name="P69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9" svg:width="0.04cm" svg:height="0.04cm" svg:x="0.764cm" svg:y="0.235cm" svg:viewBox="0 0 41 41" svg:d="M41 21c0-12-9-21-20-21-12 0-21 9-21 21 0 11 9 20 21 20 11 0 20-9 20-20z"><text:p/></draw:path><draw:path draw:style-name="gr3" draw:text-style-name="P69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9" svg:width="0.041cm" svg:height="0.04cm" svg:x="1.205cm" svg:y="0.235cm" svg:viewBox="0 0 42 41" svg:d="M42 21c0-12-10-21-21-21s-21 9-21 21c0 11 10 20 21 20s21-9 21-20z"><text:p/></draw:path><draw:path draw:style-name="gr3" draw:text-style-name="P69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ד)</text:h>
      <text:p text:style-name="P17">נתון: </text:p>
      <text:p text:style-name="P4"><draw:g text:anchor-type="as-char" svg:y="-0.288cm" draw:z-index="160" draw:name="Shape173" draw:style-name="gr1"><svg:title>TexMaths</svg:title><svg:desc>11§display§G \colon (\N \to \N) \timex \N \to \N, G = \lambda g \in \N \to \N, n \in \N. \max\{g(i) \mid i \in \{0, \dots, n\}\}§svg§600§FALSE§</svg:desc><draw:path draw:style-name="gr2" draw:text-style-name="P68" svg:width="11.846cm" svg:height="0.344cm" svg:x="0.105cm" svg:y="0.018cm" svg:viewBox="0 0 11847 345" svg:d="M0 0c3949 0 7897 0 11847 0 0 115 0 230 0 345-3950 0-7898 0-11847 0 0-115 0-230 0-345z"><text:p/></draw:path><draw:path draw:style-name="gr3" draw:text-style-name="P69" svg:width="0.273cm" svg:height="0.278cm" svg:x="-0.001cm" svg:y="0.018cm" svg:viewBox="0 0 274 279" svg:d="M274 3c0-1-1-3-4-3-2 0-2 0-6 4-9 10-19 20-27 30-4-5-21-34-64-34-86 0-173 85-173 174 0 61 43 105 106 105 16 0 34-4 47-9 20-8 27-17 34-24 3 9 13 24 18 24 2 0 1 0 2-1s5-16 6-25c3-9 6-19 8-29 1-7 3-12 6-19 3-17 4-18 26-18 2 0 6-1 6-7 0-4-2-5-5-5-9 0-32 1-41 1-12 0-41-1-53-1-4 0-9 0-9 8 0 4 3 4 12 4 6 0 11 0 21 0 10 3 11 4 11 8 0 3-4 20-8 34-11 42-62 46-75 46-37 0-77-22-77-79 0-12 4-76 44-125 21-27 59-50 97-50 40 0 62 30 62 74 0 15-1 15-1 20 0 3 4 3 6 3 5 0 5 0 7-8 7-33 16-65 24-98z"><text:p/></draw:path><draw:path draw:style-name="gr3" draw:text-style-name="P69" svg:width="0.04cm" svg:height="0.165cm" svg:x="0.36cm" svg:y="0.122cm" svg:viewBox="0 0 41 166" svg:d="M41 20c0-11-10-20-21-20s-20 9-20 20 9 21 20 21 21-10 21-21zM41 145c0-11-10-21-21-21s-20 10-20 21 9 21 20 21 21-10 21-21z"><text:p/></draw:path><draw:path draw:style-name="gr3" draw:text-style-name="P69" svg:width="0.088cm" svg:height="0.383cm" svg:x="0.601cm" svg:y="0cm" svg:viewBox="0 0 89 384" svg:d="M89 380c0-1 0-1-6-8-48-48-61-121-61-179 0-67 15-135 63-183 4-4 4-4 4-7 0-2-1-3-3-3-5 0-39 26-62 75-20 43-24 86-24 118 0 28 4 76 25 119 23 47 56 72 61 72 2 0 3-1 3-4z"><text:p/></draw:path><draw:path draw:style-name="gr3" draw:text-style-name="P69" svg:width="0.261cm" svg:height="0.269cm" svg:x="0.723cm" svg:y="0.025cm" svg:viewBox="0 0 262 270" svg:d="M33 34c0 63 0 126 0 187 0 21-3 28-23 28-3 0-10 1-10 6 0 8 6 8 13 8 20 0 40 0 60 0 6 0 13 0 13-8 0-5-7-6-12-6-21 0-24-8-24-29 0-58 0-117 0-175 56 73 111 147 167 219 3 5 5 6 7 6 7 0 7-6 7-12 0-72 0-145 0-217 0-22 3-28 21-28 3 0 10 0 10-6 0-7-7-7-13-7-19 0-38 0-56 0-8 0-14 0-14 7 0 6 7 6 11 6 22 0 25 8 25 29 0 39 0 79 0 120-39-53-79-105-117-156-3-6-4-6-13-6-23 0-45 0-68 0-7 0-13 0-13 7 0 5 6 6 8 6 11 1 18 8 22 12-1 4-1 4-1 9zM218 243c-56-73-112-147-168-221-5-4-5-5-8-9 15 0 30 0 45 0 44 59 87 117 131 175 0 18 0 37 0 55z"><text:p/></draw:path><draw:path draw:style-name="gr3" draw:text-style-name="P69" svg:width="0.342cm" svg:height="0.198cm" svg:x="1.121cm" svg:y="0.092cm" svg:viewBox="0 0 343 199" svg:d="M300 108c-21 16-30 32-34 37-17 27-14 33-21 50 0 4 5 4 8 4 7 0 7 0 9-6 9-38 32-70 75-87 5-3 6-4 6-6s-2-4-3-4c-18-7-64-26-79-90-1-5-1-6-8-6-3 0-8 0-8 4 0 2 4 26 20 51 8 12 19 25 35 37-95 0-191 0-287 0-6 0-13 0-13 8s7 8 13 8c96 0 192 0 287 0z"><text:p/></draw:path><draw:path draw:style-name="gr3" draw:text-style-name="P69" svg:width="0.261cm" svg:height="0.269cm" svg:x="1.603cm" svg:y="0.025cm" svg:viewBox="0 0 262 270" svg:d="M34 34c0 63 0 126 0 187 0 21-3 28-23 28-4 0-11 1-11 6 0 8 7 8 13 8 20 0 41 0 61 0 6 0 12 0 12-8 0-5-7-6-11-6-22 0-25-8-25-29 0-58 0-117 0-175 56 73 111 147 167 219 3 5 5 6 9 6 6 0 6-6 6-12 0-72 0-145 0-217 0-22 3-28 21-28 2 0 9 0 9-6 0-7-6-7-13-7-19 0-38 0-56 0-7 0-14 0-14 7 0 6 7 6 11 6 22 0 26 8 26 29 0 39 0 79 0 120-39-53-78-105-117-156-4-6-5-6-14-6-22 0-45 0-67 0-7 0-14 0-14 7 0 5 7 6 9 6 10 1 18 8 21 12 0 4 0 4 0 9zM218 243c-56-73-112-147-168-221-4-4-4-5-8-9 15 0 31 0 46 0 43 59 87 117 130 175 0 18 0 37 0 55z"><text:p/></draw:path><draw:path draw:style-name="gr3" draw:text-style-name="P69" svg:width="0.089cm" svg:height="0.383cm" svg:x="1.895cm" svg:y="0cm" svg:viewBox="0 0 90 384" svg:d="M90 193c0-30-4-77-26-120-23-48-56-73-60-73-2 0-4 1-4 3 0 3 0 3 8 10 37 38 59 99 59 180 0 65-14 132-61 181-6 5-6 5-6 6 0 3 2 4 4 4 4 0 39-26 62-75 19-43 24-85 24-116z"><text:p/></draw:path><draw:path draw:style-name="gr3" draw:text-style-name="P69" svg:width="0.26cm" svg:height="0.269cm" svg:x="2.033cm" svg:y="0.025cm" svg:viewBox="0 0 261 270" svg:d="M33 34c0 63 0 126 0 187 0 21-3 28-23 28-3 0-10 1-10 6 0 8 6 8 13 8 20 0 40 0 60 0 6 0 13 0 13-8 0-5-7-6-12-6-21 0-24-8-24-29 0-58 0-117 0-175 56 73 111 147 167 219 3 5 5 6 7 6 7 0 7-6 7-12 0-72 0-145 0-217 0-22 3-28 21-28 3 0 9 0 9-6 0-7-6-7-12-7-19 0-38 0-56 0-8 0-14 0-14 7 0 6 7 6 11 6 22 0 25 8 25 29 0 39 0 79 0 120-39-53-79-105-117-156-3-6-4-6-13-6-23 0-45 0-68 0-7 0-13 0-13 7 0 5 6 6 8 6 11 1 18 8 22 12-1 4-1 4-1 9zM218 243c-56-73-112-147-168-221-5-4-5-5-8-9 15 0 30 0 45 0 44 59 87 117 131 175 0 18 0 37 0 55z"><text:p/></draw:path><draw:path draw:style-name="gr3" draw:text-style-name="P69" svg:width="0.342cm" svg:height="0.198cm" svg:x="2.432cm" svg:y="0.092cm" svg:viewBox="0 0 343 199" svg:d="M300 108c-21 16-30 32-34 37-17 27-14 33-21 50 0 4 5 4 8 4 7 0 7 0 9-6 9-38 32-70 75-87 5-3 6-4 6-6s-2-4-3-4c-18-7-64-26-79-90-1-5-1-6-8-6-3 0-8 0-8 4 0 2 4 26 20 51 8 12 19 25 35 37-95 0-191 0-287 0-6 0-13 0-13 8s7 8 13 8c96 0 192 0 287 0z"><text:p/></draw:path><draw:path draw:style-name="gr3" draw:text-style-name="P69" svg:width="0.261cm" svg:height="0.269cm" svg:x="2.913cm" svg:y="0.025cm" svg:viewBox="0 0 262 270" svg:d="M34 34c0 63 0 126 0 187 0 21-3 28-23 28-4 0-11 1-11 6 0 8 7 8 13 8 20 0 40 0 60 0 7 0 13 0 13-8 0-5-7-6-11-6-22 0-25-8-25-29 0-58 0-117 0-175 56 73 111 147 167 219 3 5 5 6 9 6 6 0 6-6 6-12 0-72 0-145 0-217 0-22 3-28 21-28 2 0 9 0 9-6 0-7-6-7-13-7-19 0-38 0-56 0-7 0-14 0-14 7 0 6 7 6 11 6 22 0 26 8 26 29 0 39 0 79 0 120-39-53-78-105-117-156-4-6-5-6-14-6-22 0-45 0-67 0-7 0-14 0-14 7 0 5 7 6 9 6 10 1 18 8 21 12 0 4 0 4 0 9zM218 243c-56-73-112-147-168-221-4-4-4-5-8-9 15 0 31 0 46 0 43 59 87 117 130 175 0 18 0 37 0 55z"><text:p/></draw:path><draw:path draw:style-name="gr3" draw:text-style-name="P69" svg:width="0.044cm" svg:height="0.115cm" svg:x="3.216cm" svg:y="0.247cm" svg:viewBox="0 0 45 116" svg:d="M45 41c0-26-9-41-24-41-13 0-21 10-21 21 0 10 8 21 21 21 4 0 10-2 13-6 1-1 1-1 2-1 0 2 1 0 1 6 0 28-13 51-26 65-4 3-4 4-4 5 0 4 2 5 3 5 4 0 35-30 35-75z"><text:p/></draw:path><draw:path draw:style-name="gr3" draw:text-style-name="P69" svg:width="0.273cm" svg:height="0.278cm" svg:x="3.374cm" svg:y="0.018cm" svg:viewBox="0 0 274 279" svg:d="M274 3c0-1 0-3-3-3s-3 0-7 4c-9 10-18 20-26 30-5-5-22-34-65-34-86 0-173 85-173 174 0 61 43 105 106 105 16 0 34-4 48-9 19-8 26-17 33-24 3 9 14 24 18 24 2 0 2 0 3-1 0-1 4-16 7-25 2-9 4-19 6-29 2-7 3-12 6-19 4-17 4-18 26-18 2 0 7-1 7-7 0-4-3-5-6-5-9 0-32 1-41 1-12 0-41-1-53-1-4 0-8 0-8 8 0 4 2 4 11 4 1 0 12 0 21 0 10 3 12 4 12 8 0 3-5 20-9 34-11 42-60 46-75 46-36 0-77-22-77-79 0-12 4-76 44-125 21-27 59-50 97-50 40 0 63 30 63 74 0 15-1 15-1 20 0 3 4 3 5 3 5 0 5 0 7-8 7-33 16-65 24-98z"><text:p/></draw:path><draw:path draw:style-name="gr3" draw:text-style-name="P69" svg:width="0.256cm" svg:height="0.089cm" svg:x="3.788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9cm" svg:height="0.27cm" svg:x="4.195cm" svg:y="0.018cm" svg:viewBox="0 0 191 271" svg:d="M118 154c15 40 34 99 40 108 6 8 10 8 20 8 4 0 6 0 9 0s4-2 4-4c0-1-1-2-2-3-3-4-6-10-9-17-26-73-52-147-79-220-7-22-28-26-47-26-1 0-7 0-7 3 0 4 3 4 4 5 13 2 15 4 25 31 12 34 25 69 37 104-35 35-71 69-106 105-5 4-7 6-7 12s4 11 11 11c6 0 10-5 13-8 31-36 63-73 94-109z"><text:p/></draw:path><draw:path draw:style-name="gr3" draw:text-style-name="P69" svg:width="0.177cm" svg:height="0.247cm" svg:x="4.405cm" svg:y="0.115cm" svg:viewBox="0 0 178 248" svg:d="M177 25c0-3 1-4 1-7 0-7-4-10-11-10-4 0-14 2-16 16-7-14-20-24-37-24-44 0-91 54-91 109 0 39 23 62 52 62 22 0 41-19 44-23 0 0 1 0 1 1-9 34-13 48-13 49-1 3-15 42-55 42-8 0-21-1-32-4 12-4 16-14 16-20 0-7-4-13-15-13-8 0-21 6-21 22 0 15 14 23 52 23 48 0 76-30 82-53 15-56 29-114 43-170zM127 121c-3 10-11 20-20 27-8 6-20 14-31 14-20 0-25-20-25-35 0-19 11-65 21-84 11-20 27-35 44-35 25 0 30 32 30 34 0 1-1 3-1 5-6 25-12 49-18 74z"><text:p/></draw:path><draw:path draw:style-name="gr3" draw:text-style-name="P69" svg:width="0.193cm" svg:height="0.221cm" svg:x="4.737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9" svg:width="0.261cm" svg:height="0.269cm" svg:x="5.081cm" svg:y="0.025cm" svg:viewBox="0 0 262 270" svg:d="M33 34c0 63 0 126 0 187 0 21-2 28-22 28-4 0-11 1-11 6 0 8 6 8 13 8 20 0 40 0 60 0 6 0 13 0 13-8 0-5-7-6-12-6-21 0-24-8-24-29 0-58 0-117 0-175 56 73 111 147 167 219 3 5 5 6 7 6 7 0 7-6 7-12 0-72 0-145 0-217 0-22 3-28 22-28 2 0 9 0 9-6 0-7-7-7-13-7-19 0-38 0-56 0-8 0-14 0-14 7 0 6 7 6 11 6 22 0 25 8 25 29 0 39 0 79 0 120-39-53-79-105-117-156-3-6-4-6-13-6-22 0-45 0-67 0-8 0-14 0-14 7 0 5 6 6 8 6 11 1 19 8 22 12-1 4-1 4-1 9zM218 243c-56-73-112-147-168-221-4-4-4-5-8-9 15 0 31 0 46 0 43 59 87 117 130 175 0 18 0 37 0 55z"><text:p/></draw:path><draw:path draw:style-name="gr3" draw:text-style-name="P69" svg:width="0.342cm" svg:height="0.198cm" svg:x="5.479cm" svg:y="0.092cm" svg:viewBox="0 0 343 199" svg:d="M300 108c-21 16-30 32-34 37-17 27-14 33-21 50 0 4 5 4 8 4 7 0 8 0 9-6 9-38 32-70 76-87 4-3 5-4 5-6s-2-4-3-4c-17-7-64-26-78-90-1-5-2-6-9-6-3 0-8 0-8 4 0 2 4 26 20 51 8 12 19 25 35 37-95 0-191 0-287 0-6 0-13 0-13 8s7 8 13 8c96 0 192 0 287 0z"><text:p/></draw:path><draw:path draw:style-name="gr3" draw:text-style-name="P69" svg:width="0.261cm" svg:height="0.269cm" svg:x="5.959cm" svg:y="0.025cm" svg:viewBox="0 0 262 270" svg:d="M34 34c0 63 0 126 0 187 0 21-3 28-23 28-4 0-11 1-11 6 0 8 7 8 13 8 20 0 41 0 61 0 6 0 12 0 12-8 0-5-6-6-11-6-22 0-24-8-24-29 0-58 0-117 0-175 55 73 111 147 166 219 4 5 5 6 9 6 6 0 6-6 6-12 0-72 0-145 0-217 0-22 3-28 21-28 2 0 9 0 9-6 0-7-6-7-12-7-19 0-39 0-57 0-7 0-14 0-14 7 0 6 8 6 12 6 21 0 25 8 25 29 0 39 0 79 0 120-39-53-78-105-117-156-4-6-5-6-14-6-22 0-45 0-67 0-7 0-14 0-14 7 0 5 7 6 9 6 10 1 18 8 22 12-1 4-1 4-1 9zM218 243c-56-73-111-147-167-221-5-4-5-5-9-9 15 0 31 0 46 0 43 59 87 117 130 175 0 18 0 37 0 55z"><text:p/></draw:path><draw:path draw:style-name="gr3" draw:text-style-name="P69" svg:width="0.045cm" svg:height="0.115cm" svg:x="6.262cm" svg:y="0.247cm" svg:viewBox="0 0 46 116" svg:d="M46 41c0-26-10-41-25-41-12 0-21 10-21 21 0 10 9 21 21 21 4 0 10-2 13-6 1-1 1-1 2-1s1 0 1 6c0 28-13 51-26 65-4 3-4 4-4 5 0 4 2 5 4 5 4 0 35-30 35-75z"><text:p/></draw:path><draw:path draw:style-name="gr3" draw:text-style-name="P69" svg:width="0.208cm" svg:height="0.173cm" svg:x="6.413cm" svg:y="0.115cm" svg:viewBox="0 0 209 174" svg:d="M22 148c-1 5-3 14-3 16 0 7 5 10 11 10 5 0 12-2 14-10 1-1 6-20 8-29 3-12 5-24 9-35 2-9 4-16 6-25 1-7 5-18 5-20 6-12 26-47 63-47 17 0 21 14 21 27 0 24-20 73-25 91-3 8-4 13-4 17 0 18 14 31 31 31 37 0 51-56 51-59 0-4-3-4-4-4-5 0-5 1-6 7-8 26-21 48-39 48-7 0-10-4-10-13 0-10 4-19 7-27 7-20 23-63 23-85 0-26-16-41-44-41-35 0-53 24-60 33-2-21-18-33-35-33-19 0-26 14-30 22-5 13-11 35-11 37 0 4 3 4 4 4 4 0 5 0 7-9 7-28 14-46 29-46 7 0 11 5 11 18 0 8-1 13-6 32-8 30-15 60-23 90z"><text:p/></draw:path><draw:path draw:style-name="gr3" draw:text-style-name="P69" svg:width="0.193cm" svg:height="0.221cm" svg:x="6.772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9" svg:width="0.261cm" svg:height="0.269cm" svg:x="7.116cm" svg:y="0.025cm" svg:viewBox="0 0 262 270" svg:d="M33 34c0 63 0 126 0 187 0 21-3 28-22 28-4 0-11 1-11 6 0 8 6 8 13 8 20 0 40 0 60 0 6 0 13 0 13-8 0-5-7-6-12-6-21 0-24-8-24-29 0-58 0-117 0-175 56 73 111 147 167 219 3 5 5 6 7 6 7 0 7-6 7-12 0-72 0-145 0-217 0-22 3-28 22-28 2 0 9 0 9-6 0-7-7-7-13-7-19 0-38 0-56 0-8 0-14 0-14 7 0 6 7 6 11 6 22 0 25 8 25 29 0 39 0 79 0 120-39-53-79-105-117-156-3-6-4-6-13-6-22 0-45 0-67 0-8 0-14 0-14 7 0 5 6 6 8 6 11 1 18 8 22 12-1 4-1 4-1 9zM218 243c-56-73-112-147-168-221-4-4-4-5-8-9 15 0 31 0 46 0 43 59 87 117 130 175 0 18 0 37 0 55z"><text:p/></draw:path><draw:path draw:style-name="gr3" draw:text-style-name="P69" svg:width="0.04cm" svg:height="0.041cm" svg:x="7.418cm" svg:y="0.247cm" svg:viewBox="0 0 41 42" svg:d="M41 21c0-11-9-21-20-21-12 0-21 10-21 21s9 21 21 21c11 0 20-10 20-21z"><text:p/></draw:path><draw:path draw:style-name="gr3" draw:text-style-name="P69" svg:width="0.302cm" svg:height="0.17cm" svg:x="7.569cm" svg:y="0.115cm" svg:viewBox="0 0 303 171" svg:d="M31 37c0 35 0 69 0 104 0 18-5 18-31 18 0 3 0 7 0 12 14-1 33-3 44-3 10 0 30 2 43 3 0-5 0-9 0-12-25 0-30 0-30-18 0-24 0-49 0-72 0-39 28-61 52-61s29 21 29 43c0 29 0 59 0 90 0 18-5 18-30 18 0 3 0 7 0 12 13-1 33-3 44-3 10 0 30 2 43 3 0-5 0-9 0-12-27 0-30 0-30-18 0-24 0-49 0-72 0-39 28-61 52-61s28 21 28 43c0 29 0 59 0 90 0 18-4 18-29 18 0 3 0 7 0 12 13-1 33-3 43-3 9 0 30 2 44 3 0-5 0-9 0-12-21 0-30 0-31-13 0-25 0-49 0-73 0-33 0-45-12-59-6-6-18-14-41-14-32 0-50 23-55 37-6-33-34-37-52-37-28 0-46 17-57 41 0-13 0-28 0-41-19 1-36 3-55 4 0 5 0 8 0 13 28 0 31 2 31 20z"><text:p/></draw:path><draw:path draw:style-name="gr3" draw:text-style-name="P69" svg:width="0.173cm" svg:height="0.175cm" svg:x="7.896cm" svg:y="0.115cm" svg:viewBox="0 0 174 176" svg:d="M112 143c1 16 12 32 30 32 9 0 32-5 32-37 0-8 0-15 0-21-3 0-7 0-10 0 0 6 0 13 0 21 0 23-9 25-13 25-13 0-15-18-15-20 0-26 0-52 0-77 0-15 0-31-14-45-15-15-34-21-53-21-32 0-58 18-58 43 0 12 8 19 18 19 11 0 17-8 17-18 0-5-2-18-20-19 11-13 30-17 42-17 19 0 41 15 41 49 0 5 0 9 0 15-20 1-46 2-70 14-30 13-39 33-39 49 0 32 37 41 62 41s43-15 50-33zM109 79c0 12 0 26 0 39 0 37-28 50-45 50-19 0-34-14-34-33 0-20 15-52 79-56z"><text:p/></draw:path><draw:path draw:style-name="gr3" draw:text-style-name="P69" svg:width="0.194cm" svg:height="0.165cm" svg:x="8.077cm" svg:y="0.122cm" svg:viewBox="0 0 195 166" svg:d="M106 75c12-14 26-33 36-43 12-14 27-20 46-20 0-4 0-8 0-12-11 0-22 1-32 1-12 0-32-1-37-1 0 4 0 8 0 12 8 0 11 5 11 11s-3 11-6 14c-7 10-16 20-24 30-10-13-20-25-30-38-3-5-3-6-3-8 0-6 6-9 13-9 0-4 0-8 0-12-10 0-35 1-41 1-8 0-27-1-37-1 0 4 0 8 0 12 27 0 27 0 45 23 14 17 26 33 39 50-12 15-24 31-36 46-19 22-42 23-50 23 0 3 0 8 0 12 10-1 22-2 32-2 11 0 27 1 36 2 0-4 0-9 0-12-7-1-11-6-11-12 0-9 11-21 35-50 10 13 19 26 29 39 3 4 9 11 9 13 0 4-3 9-14 10 0 3 0 8 0 12 12-1 33-2 41-2 11 0 26 1 38 2 0-4 0-9 0-12-21 0-28-1-38-12-17-23-34-45-51-67z"><text:p/></draw:path><draw:path draw:style-name="gr3" draw:text-style-name="P69" svg:width="0.137cm" svg:height="0.383cm" svg:x="8.304cm" svg:y="0cm" svg:viewBox="0 0 138 384" svg:d="M81 52c0-16 11-41 53-43 2-1 4-2 4-5 0-4-4-4-8-4-39 0-74 20-74 48 0 29 0 59 0 89 0 14 0 26-15 39-13 11-29 12-38 12-1 0-3 2-3 5 0 2 2 2 7 3 25 1 44 15 48 34 1 5 1 6 1 19 0 25 0 50 0 76 0 16 0 28 19 44 15 11 41 15 55 15 4 0 8 0 8-4 0-3-3-3-7-5-24-1-43-13-47-33-3-3-3-4-3-18 0-27 0-53 0-81 0-17-2-24-15-36-8-9-19-12-30-14 32-9 45-27 45-49 0-31 0-61 0-92z"><text:p/></draw:path><draw:path draw:style-name="gr3" draw:text-style-name="P69" svg:width="0.176cm" svg:height="0.247cm" svg:x="8.475cm" svg:y="0.115cm" svg:viewBox="0 0 177 248" svg:d="M176 25c1-3 1-4 1-7 0-7-4-10-11-10-3 0-14 2-15 16-8-14-21-24-37-24-44 0-92 54-92 109 0 39 24 62 52 62 23 0 40-19 45-23v1c-8 34-12 48-12 49-2 3-16 42-56 42-8 0-20-1-31-4 11-4 15-14 15-20 0-7-4-13-14-13-9 0-21 6-21 22 0 15 14 23 52 23 48 0 76-30 81-53 14-56 29-114 43-170zM127 121c-4 10-13 20-20 27-9 6-21 14-32 14-19 0-25-20-25-35 0-19 12-65 22-84 11-20 27-35 42-35 27 0 32 32 32 34 0 1-1 3-2 5-5 25-12 49-17 74z"><text:p/></draw:path><draw:path draw:style-name="gr3" draw:text-style-name="P69" svg:width="0.088cm" svg:height="0.383cm" svg:x="8.706cm" svg:y="0cm" svg:viewBox="0 0 89 384" svg:d="M89 380c0-1 0-1-6-8-49-48-61-121-61-179 0-67 15-135 63-183 4-4 4-4 4-7 0-2-1-3-3-3-5 0-39 26-62 75-20 43-24 86-24 118 0 28 4 76 25 119 23 47 56 72 61 72 2 0 3-1 3-4z"><text:p/></draw:path><draw:path draw:style-name="gr3" draw:text-style-name="P69" svg:width="0.101cm" svg:height="0.257cm" svg:x="8.83cm" svg:y="0.034cm" svg:viewBox="0 0 102 258" svg:d="M98 14c0-7-4-14-14-14s-21 10-21 21c0 7 5 13 15 13 9 0 20-9 20-20zM69 159c5-11 5-13 8-22 3-8 6-14 6-21 0-17-13-31-32-31-37 0-51 56-51 59 0 4 3 4 4 4 5 0 5-2 7-7 10-36 25-49 39-49 3 0 9 0 9 14 0 7-2 15-4 20-3 9-21 55-26 70-5 10-9 22-9 31 0 17 13 31 32 31 36 0 50-55 50-60 0-3-4-3-5-3-3 0-3 1-6 6-6 25-19 49-39 49-7 0-9-4-9-13 0-10 2-16 11-39 5-13 10-26 15-39z"><text:p/></draw:path><draw:path draw:style-name="gr3" draw:text-style-name="P69" svg:width="0.088cm" svg:height="0.383cm" svg:x="8.974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69" svg:width="0.014cm" svg:height="0.383cm" svg:x="9.255cm" svg:y="0cm" svg:viewBox="0 0 15 384" svg:d="M15 14c0-7 0-14-7-14-8 0-8 7-8 14 0 119 0 237 0 356 0 8 0 14 8 14 7 0 7-6 7-14 0-119 0-237 0-356z"><text:p/></draw:path><draw:path draw:style-name="gr3" draw:text-style-name="P69" svg:width="0.101cm" svg:height="0.257cm" svg:x="9.435cm" svg:y="0.034cm" svg:viewBox="0 0 102 258" svg:d="M99 14c0-7-5-14-14-14-10 0-21 10-21 21 0 7 5 13 14 13 10 0 21-9 21-20zM69 159c6-11 6-13 9-22 3-8 6-14 6-21 0-17-14-31-32-31-37 0-52 56-52 59 0 4 4 4 6 4 3 0 4-2 5-7 11-36 26-49 40-49 3 0 10 0 10 14 0 7-4 15-5 20-3 9-21 55-27 70-4 10-9 22-9 31 0 17 13 31 32 31 36 0 50-55 50-60 0-3-3-3-4-3-4 0-4 1-6 6-7 25-19 49-39 49-7 0-10-4-10-13 0-10 3-16 12-39 4-13 10-26 14-39z"><text:p/></draw:path><draw:path draw:style-name="gr3" draw:text-style-name="P69" svg:width="0.193cm" svg:height="0.221cm" svg:x="9.696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9" svg:width="0.137cm" svg:height="0.383cm" svg:x="10.057cm" svg:y="0cm" svg:viewBox="0 0 138 384" svg:d="M81 52c0-16 10-41 53-43 2-1 4-2 4-5 0-4-4-4-8-4-39 0-74 20-74 48 0 29 0 59 0 89 0 14 0 26-15 39-15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3" draw:text-style-name="P69" svg:width="0.162cm" svg:height="0.263cm" svg:x="10.238cm" svg:y="0.032cm" svg:viewBox="0 0 163 264" svg:d="M163 133c0-30-2-61-16-89-17-37-49-44-66-44-23 0-50 10-67 46-12 27-14 57-14 87s2 63 18 93c16 31 45 38 63 38 21 0 51-7 68-44 12-27 14-56 14-87zM81 257c-15 0-37-10-45-48-4-22-4-57-4-80 0-24 0-50 3-71 8-46 37-49 46-49 14 0 39 6 47 45 3 22 3 51 3 75 0 30 0 55-4 79-6 36-28 49-46 49z"><text:p/></draw:path><draw:path draw:style-name="gr3" draw:text-style-name="P69" svg:width="0.044cm" svg:height="0.115cm" svg:x="10.45cm" svg:y="0.247cm" svg:viewBox="0 0 45 116" svg:d="M45 41c0-26-10-41-25-41-12 0-20 10-20 21 0 10 8 21 20 21 4 0 10-2 13-6 2-1 1-1 2-1s1 0 1 6c0 28-13 51-26 65-4 3-4 4-4 5 0 4 2 5 4 5 4 0 35-30 35-75z"><text:p/></draw:path><draw:path draw:style-name="gr3" draw:text-style-name="P69" svg:width="0.04cm" svg:height="0.041cm" svg:x="10.622cm" svg:y="0.247cm" svg:viewBox="0 0 41 42" svg:d="M41 21c0-11-10-21-21-21-12 0-20 10-20 21s8 21 20 21c11 0 21-10 21-21z"><text:p/></draw:path><draw:path draw:style-name="gr3" draw:text-style-name="P69" svg:width="0.04cm" svg:height="0.041cm" svg:x="10.793cm" svg:y="0.247cm" svg:viewBox="0 0 41 42" svg:d="M41 21c0-11-9-21-20-21-12 0-21 10-21 21s9 21 21 21c11 0 20-10 20-21z"><text:p/></draw:path><draw:path draw:style-name="gr3" draw:text-style-name="P69" svg:width="0.04cm" svg:height="0.041cm" svg:x="10.965cm" svg:y="0.247cm" svg:viewBox="0 0 41 42" svg:d="M41 21c0-11-9-21-20-21s-21 10-21 21 10 21 21 21 20-10 20-21z"><text:p/></draw:path><draw:path draw:style-name="gr3" draw:text-style-name="P69" svg:width="0.044cm" svg:height="0.115cm" svg:x="11.136cm" svg:y="0.247cm" svg:viewBox="0 0 45 116" svg:d="M45 41c0-26-9-41-24-41-13 0-21 10-21 21 0 10 8 21 21 21 4 0 10-2 13-6 1-1 1-1 2-1 0 2 1 0 1 6 0 28-14 51-26 65-4 3-4 4-4 5 0 4 2 5 3 5 4 0 35-30 35-75z"><text:p/></draw:path><draw:path draw:style-name="gr3" draw:text-style-name="P69" svg:width="0.209cm" svg:height="0.173cm" svg:x="11.286cm" svg:y="0.115cm" svg:viewBox="0 0 210 174" svg:d="M23 148c-1 5-3 14-3 16 0 7 5 10 11 10 4 0 12-2 14-10 1-1 6-20 8-29 3-12 5-24 9-35 2-9 4-16 6-25 1-7 5-18 5-20 5-12 26-47 62-47 18 0 21 14 21 27 0 24-18 73-24 91-4 8-4 13-4 17 0 18 13 31 32 31 36 0 50-56 50-59 0-4-3-4-4-4-5 0-5 1-7 7-8 26-20 48-38 48-7 0-10-4-10-13 0-10 3-19 6-27 8-20 25-63 25-85 0-26-17-41-44-41-36 0-54 24-61 33-2-21-19-33-36-33-19 0-24 14-29 22-6 13-12 35-12 37 0 4 4 4 6 4 3 0 4 0 6-9 7-28 14-46 28-46 7 0 12 5 12 18 0 8-1 13-6 32-7 30-15 60-23 90z"><text:p/></draw:path><draw:path draw:style-name="gr3" draw:text-style-name="P69" svg:width="0.135cm" svg:height="0.383cm" svg:x="11.536cm" svg:y="0cm" svg:viewBox="0 0 136 384" svg:d="M55 333c0 15-10 40-52 42-2 2-3 3-3 5 0 4 3 4 8 4 37 0 72-18 73-48 0-29 0-59 0-88 0-15 0-27 16-40 13-11 27-12 36-12 2-1 3-2 3-3 0-5-2-5-5-5-26-1-44-15-48-34-2-4-2-5-2-19 0-25 0-50 0-76 0-16 0-28-18-44-16-12-43-15-55-15-5 0-8 0-8 4s2 4 6 5c24 1 44 13 48 33 1 3 1 4 1 19 0 26 0 52 0 80 0 18 3 24 15 36 9 9 20 12 31 16-32 7-46 25-46 47 0 31 0 62 0 93z"><text:p/></draw:path><draw:path draw:style-name="gr3" draw:text-style-name="P69" svg:width="0.137cm" svg:height="0.383cm" svg:x="11.728cm" svg:y="0cm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2 7-45 25-45 47 0 31 0 62 0 93z"><text:p/></draw:path></draw:g></text:p>
      <text:h text:style-name="P58" text:outline-level="4">על</text:h>
      <text:p text:style-name="P31">יהי <draw:g text:anchor-type="as-char" svg:y="-0.263cm" draw:z-index="161" draw:name="Shape174" draw:style-name="gr1"><svg:title>TexMaths</svg:title><svg:desc>11§display§n \in \N§svg§600§FALSE§</svg:desc><draw:path draw:style-name="gr2" draw:text-style-name="P68" svg:width="0.935cm" svg:height="0.237cm" svg:x="0.008cm" svg:y="0.016cm" svg:viewBox="0 0 936 238" svg:d="M468 238c-156 0-312 0-468 0 0-79 0-159 0-238 312 0 624 0 936 0 0 79 0 159 0 238-157 0-313 0-468 0z"><text:p/></draw:path><draw:path draw:style-name="gr3" draw:text-style-name="P69" svg:width="0.209cm" svg:height="0.172cm" svg:x="-0.001cm" svg:y="0.091cm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69" svg:width="0.192cm" svg:height="0.221cm" svg:x="0.36cm" svg:y="0.053cm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69" svg:width="0.261cm" svg:height="0.268cm" svg:x="0.701cm" svg:y="-0.001cm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, נוכיח קיום <draw:g text:anchor-type="as-char" svg:y="-0.288cm" draw:z-index="162" draw:name="Shape175" draw:style-name="gr1"><svg:title>TexMaths</svg:title><svg:desc>11§display§\la f_1, m \ra \in (\N \to \N) \times \N§svg§600§FALSE§</svg:desc><draw:path draw:style-name="gr2" draw:text-style-name="P68" svg:width="3.808cm" svg:height="0.344cm" svg:x="-0.001cm" svg:y="0.018cm" svg:viewBox="0 0 3809 345" svg:d="M0 0c1269 0 2540 0 3809 0 0 115 0 230 0 345-1269 0-2540 0-3809 0 0-115 0-230 0-345z"><text:p/></draw:path><draw:path draw:style-name="gr3" draw:text-style-name="P69" svg:width="0.085cm" svg:height="0.383cm" svg:x="0.022cm" svg:y="0cm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69" svg:width="0.193cm" svg:height="0.348cm" svg:x="0.15cm" svg:y="0.018cm" svg:viewBox="0 0 194 349" svg:d="M122 118c11 0 22 0 33 0 8 0 11 0 11-9 0-3-3-3-10-3-11 0-21 0-32 0 2-16 6-30 8-44 1-9 7-36 9-41 4-7 11-13 18-13 2 0 13 0 19 7-16 2-21 15-21 21 0 9 8 14 15 14 9 0 22-9 22-24 0-17-19-26-35-26-13 0-37 7-49 45-2 8-3 12-12 61-9 0-18 0-27 0-7 0-12 0-12 6s4 6 11 6c9 0 17 0 26 0-10 50-19 100-29 151-8 37-14 72-34 72-1 0-11 0-19-7 18-1 22-15 22-21 0-9-7-14-14-14-11 0-22 9-22 24 0 17 18 26 33 26 21 0 36-22 44-37 12-25 21-71 21-74 8-40 16-81 24-120z"><text:p/></draw:path><draw:path draw:style-name="gr3" draw:text-style-name="P69" svg:width="0.098cm" svg:height="0.178cm" svg:x="0.348cm" svg:y="0.168cm" svg:viewBox="0 0 99 179" svg:d="M62 8c0-7 0-8-8-8-18 18-42 18-54 18 0 3 0 6 0 10 7 0 25 0 40-8 0 45 0 91 0 137 0 9 0 13-28 13-3 0-7 0-10 0 0 3 0 6 0 9 6 0 39-1 49-1 8 0 42 1 48 1 0-3 0-6 0-9-3 0-7 0-10 0-27 0-27-4-27-13 0-50 0-100 0-149z"><text:p/></draw:path><draw:path draw:style-name="gr3" draw:text-style-name="P69" svg:width="0.045cm" svg:height="0.115cm" svg:x="0.525cm" svg:y="0.247cm" svg:viewBox="0 0 46 116" svg:d="M46 41c0-26-10-41-25-41-13 0-21 10-21 21 0 10 8 21 21 21 4 0 10-2 13-6 1-1 1-1 2-1 0 2 1 0 1 6 0 28-13 51-26 65-4 3-4 4-4 5 0 4 2 5 4 5 3 0 35-30 35-75z"><text:p/></draw:path><draw:path draw:style-name="gr3" draw:text-style-name="P69" svg:width="0.315cm" svg:height="0.173cm" svg:x="0.676cm" svg:y="0.115cm" svg:viewBox="0 0 316 174" svg:d="M22 148c-1 5-3 14-3 16 0 7 5 10 11 10 5 0 12-2 14-10 1-1 5-20 8-29 3-12 5-24 8-35 3-9 5-16 7-25 1-7 4-18 4-20 7-12 27-47 64-47 17 0 20 14 20 27 0 10-2 21-5 32-4 14-8 30-11 45-3 9-6 19-8 29-1 8-5 21-5 23 0 7 6 10 11 10 13 0 15-9 18-22 6-21 20-77 23-93 1-4 22-51 64-51 16 0 21 13 21 27 0 22-17 66-24 86-4 10-6 14-6 22 0 18 14 31 32 31 36 0 51-56 51-59 0-4-4-4-5-4-3 0-3 1-5 7-6 21-19 48-40 48-6 0-9-4-9-13 0-10 4-19 7-27 8-20 23-63 23-85 0-24-15-41-44-41s-48 17-63 37c-1-5-2-18-13-27-9-8-22-10-31-10-35 0-54 24-60 33-2-22-19-33-36-33-18 0-25 14-29 22-7 13-11 36-11 37 0 4 3 4 4 4 4 0 5 0 7-9 7-28 14-46 27-46 7 0 13 3 13 18 0 8-2 13-6 32-8 30-15 60-23 90z"><text:p/></draw:path><draw:path draw:style-name="gr3" draw:text-style-name="P69" svg:width="0.085cm" svg:height="0.383cm" svg:x="1.024cm" svg:y="0cm" svg:viewBox="0 0 86 384" svg:d="M85 198c1-4 1-5 1-5 0-1 0-3-1-7-23-59-45-119-69-177-2-7-4-9-8-9-5 0-8 3-8 8 0 1 0 2 2 6 23 60 45 119 68 179-23 58-45 117-68 177-2 4-2 4-2 7 0 4 3 7 8 7s6-4 8-7c24-60 46-119 69-179z"><text:p/></draw:path><draw:path draw:style-name="gr3" draw:text-style-name="P69" svg:width="0.193cm" svg:height="0.221cm" svg:x="1.293cm" svg:y="0.078cm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9" svg:width="0.088cm" svg:height="0.383cm" svg:x="1.664cm" svg:y="0cm" svg:viewBox="0 0 89 384" svg:d="M89 380c0-1 0-1-7-8-48-48-60-121-60-179 0-67 14-135 63-183 4-4 4-4 4-7 0-2-1-3-3-3-5 0-40 26-62 75-20 43-24 86-24 118 0 28 3 76 25 119 23 47 56 72 61 72 2 0 3-1 3-4z"><text:p/></draw:path><draw:path draw:style-name="gr3" draw:text-style-name="P69" svg:width="0.261cm" svg:height="0.269cm" svg:x="1.785cm" svg:y="0.025cm" svg:viewBox="0 0 262 270" svg:d="M34 34c0 63 0 126 0 187 0 21-3 28-23 28-4 0-11 1-11 6 0 8 7 8 13 8 20 0 41 0 61 0 6 0 12 0 12-8 0-5-6-6-11-6-22 0-24-8-24-29 0-58 0-117 0-175 55 73 111 147 166 219 3 5 5 6 8 6 7 0 7-6 7-12 0-72 0-145 0-217 0-22 3-28 21-28 2 0 9 0 9-6 0-7-6-7-13-7-19 0-38 0-57 0-6 0-13 0-13 7 0 6 8 6 11 6 22 0 26 8 26 29 0 39 0 79 0 120-39-53-79-105-117-156-4-6-6-6-14-6-22 0-45 0-67 0-7 0-14 0-14 7 0 5 7 6 9 6 10 1 18 8 21 12 0 4 0 4 0 9zM218 243c-56-73-111-147-167-221-5-4-5-5-9-9 15 0 31 0 46 0 43 59 87 117 130 175 0 18 0 37 0 55z"><text:p/></draw:path><draw:path draw:style-name="gr3" draw:text-style-name="P69" svg:width="0.342cm" svg:height="0.198cm" svg:x="2.182cm" svg:y="0.092cm" svg:viewBox="0 0 343 199" svg:d="M301 108c-22 16-32 32-35 37-17 27-13 33-20 50 0 4 5 4 8 4 7 0 7 0 8-6 9-38 32-70 76-87 4-3 5-4 5-6s-2-4-3-4c-17-7-64-26-78-90-1-5-1-6-8-6-3 0-8 0-8 4 0 2 4 26 19 51 8 12 20 25 36 37-95 0-191 0-287 0-7 0-14 0-14 8s7 8 14 8c96 0 192 0 287 0z"><text:p/></draw:path><draw:path draw:style-name="gr3" draw:text-style-name="P69" svg:width="0.261cm" svg:height="0.269cm" svg:x="2.664cm" svg:y="0.025cm" svg:viewBox="0 0 262 270" svg:d="M34 34c0 63 0 126 0 187 0 21-3 28-23 28-4 0-11 1-11 6 0 8 7 8 13 8 20 0 41 0 61 0 6 0 12 0 12-8 0-5-6-6-11-6-21 0-24-8-24-29 0-58 0-117 0-175 56 73 111 147 167 219 3 5 4 6 7 6 7 0 7-6 7-12 0-72 0-145 0-217 0-22 3-28 21-28 2 0 9 0 9-6 0-7-6-7-12-7-19 0-39 0-58 0-6 0-13 0-13 7 0 6 8 6 12 6 21 0 25 8 25 29 0 39 0 79 0 120-39-53-79-105-117-156-3-6-6-6-14-6-22 0-45 0-67 0-7 0-13 0-13 7 0 5 6 6 8 6 11 1 18 8 22 12-1 4-1 4-1 9zM219 243c-56-73-112-147-168-221-5-4-5-5-9-9 15 0 31 0 46 0 44 59 87 117 131 175 0 18 0 37 0 55z"><text:p/></draw:path><draw:path draw:style-name="gr3" draw:text-style-name="P69" svg:width="0.089cm" svg:height="0.383cm" svg:x="2.956cm" svg:y="0cm" svg:viewBox="0 0 90 384" svg:d="M90 193c0-30-4-77-25-120-23-48-57-73-61-73-2 0-4 1-4 3 0 3 0 3 8 10 38 38 60 99 60 180 0 65-14 132-63 181-5 5-5 5-5 6 0 3 2 4 4 4 4 0 39-26 62-75 20-43 24-85 24-116z"><text:p/></draw:path><draw:path draw:style-name="gr3" draw:text-style-name="P69" svg:width="0.185cm" svg:height="0.184cm" svg:x="3.227cm" svg:y="0.101cm" svg:viewBox="0 0 186 185" svg:d="M93 81c-26-25-51-50-78-75-4-6-4-6-7-6-5 0-8 3-8 8 0 2 0 3 4 7 27 26 52 51 78 77-26 26-51 51-78 78-4 4-4 5-4 7 0 5 3 8 8 8 3 0 3 0 7-6 26-25 52-50 77-76 27 27 54 53 81 80 1 1 3 2 5 2 6 0 8-3 8-8 0-2 0-2-1-4-27-28-62-61-81-81 24-24 48-47 71-70 2-2 8-8 10-10 0-1 1-2 1-4 0-5-2-8-8-8-2 0-4 1-9 6-25 25-50 50-76 75z"><text:p/></draw:path><draw:path draw:style-name="gr3" draw:text-style-name="P69" svg:width="0.261cm" svg:height="0.269cm" svg:x="3.566cm" svg:y="0.025cm" svg:viewBox="0 0 262 270" svg:d="M34 34c0 63 0 126 0 187 0 21-3 28-23 28-4 0-11 1-11 6 0 8 7 8 13 8 20 0 41 0 61 0 6 0 12 0 12-8 0-5-6-6-11-6-22 0-26-8-26-29 0-58 0-117 0-175 57 73 112 147 168 219 3 5 5 6 8 6 7 0 7-6 7-12 0-72 0-145 0-217 0-22 3-28 21-28 2 0 9 0 9-6 0-7-6-7-13-7-19 0-38 0-57 0-6 0-13 0-13 7 0 6 7 6 11 6 22 0 26 8 26 29 0 39 0 79 0 120-39-53-79-105-117-156-4-6-6-6-14-6-22 0-45 0-67 0-7 0-14 0-14 7 0 5 7 6 9 6 10 1 18 8 21 12 0 4 0 4 0 9zM218 243c-56-73-112-147-169-221-3-4-3-5-7-9 15 0 31 0 46 0 43 59 87 117 130 175 0 18 0 37 0 55z"><text:p/></draw:path></draw:g><text:s/>כך ש־<draw:g text:anchor-type="as-char" svg:y="-0.288cm" draw:z-index="163" draw:name="Shape176" draw:style-name="gr1"><svg:title>TexMaths</svg:title><svg:desc>11§display§G(\la f_1, m \ra) = n§svg§600§FALSE§</svg:desc><draw:path draw:style-name="gr2" draw:text-style-name="P68" svg:width="2.474cm" svg:height="0.344cm" svg:x="-0.001cm" svg:y="0.018cm" svg:viewBox="0 0 2475 345" svg:d="M0 0c825 0 1649 0 2475 0 0 115 0 230 0 345-826 0-1650 0-2475 0 0-115 0-230 0-345z"><text:p/></draw:path><draw:path draw:style-name="gr3" draw:text-style-name="P69" svg:width="0.273cm" svg:height="0.278cm" svg:x="-0.001cm" svg:y="0.018cm" svg:viewBox="0 0 274 279" svg:d="M274 3c0-1-1-3-4-3-2 0-2 0-6 4-9 10-19 20-27 30-4-5-21-34-64-34-86 0-173 85-173 174 0 61 43 105 105 105 17 0 35-4 48-9 20-8 27-17 34-24 3 9 13 24 18 24 2 0 1 0 2-1s4-16 6-25c3-9 6-19 8-29 1-7 3-12 5-19 4-17 5-18 27-18 1 0 6-1 6-7 0-4-2-5-5-5-9 0-32 1-41 1-12 0-41-1-53-1-4 0-9 0-9 8 0 4 3 4 12 4 6 0 11 0 20 0 11 3 12 4 12 8 0 3-5 20-8 34-11 42-62 46-75 46-37 0-77-22-77-79 0-12 4-76 44-125 21-27 59-50 97-50 40 0 62 30 62 74 0 15-1 15-1 20 0 3 4 3 6 3 5 0 5 0 7-8 7-33 16-65 24-98z"><text:p/></draw:path><draw:path draw:style-name="gr3" draw:text-style-name="P69" svg:width="0.089cm" svg:height="0.383cm" svg:x="0.322cm" svg:y="0cm" svg:viewBox="0 0 90 384" svg:d="M90 380c0-1 0-1-6-8-49-48-62-121-62-179 0-67 15-135 63-183 5-4 5-4 5-7 0-2-2-3-4-3-5 0-39 26-62 75-20 43-24 86-24 118 0 28 4 76 25 119 23 47 56 72 61 72 2 0 4-1 4-4z"><text:p/></draw:path><draw:path draw:style-name="gr3" draw:text-style-name="P69" svg:width="0.085cm" svg:height="0.383cm" svg:x="0.477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9" svg:width="0.192cm" svg:height="0.348cm" svg:x="0.604cm" svg:y="0.018cm" svg:viewBox="0 0 193 349" svg:d="M121 118c11 0 23 0 34 0 8 0 11-1 11-9 0-3-3-3-10-3-11 0-21 0-32 0 3-16 6-30 8-44 1-9 7-36 9-41 3-7 10-13 19-13 1 0 11 0 18 7-16 2-21 15-21 21 0 9 7 14 15 14 10 0 21-9 21-24 0-17-18-26-33-26-14 0-38 7-50 45-2 8-3 12-12 61-9 0-19 0-28 0-6 0-11 0-11 6 0 5 4 6 11 6 9 0 17 0 26 0-10 50-19 100-29 151-8 37-14 72-34 72-1 0-11 0-19-7 18-1 21-15 21-21 0-9-6-14-14-14-10 0-21 9-21 24 0 17 18 26 33 26 21 0 36-22 44-37 12-25 21-71 21-74 8-40 15-81 23-120z"><text:p/></draw:path><draw:path draw:style-name="gr3" draw:text-style-name="P69" svg:width="0.098cm" svg:height="0.178cm" svg:x="0.802cm" svg:y="0.168cm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" draw:text-style-name="P69" svg:width="0.044cm" svg:height="0.115cm" svg:x="0.98cm" svg:y="0.247cm" svg:viewBox="0 0 45 116" svg:d="M45 41c0-26-9-41-24-41-13 0-21 10-21 21 0 10 8 21 21 21 4 0 10-2 13-6 1-1 1-1 2-1 0 2 1 0 1 6 0 28-13 51-26 65-4 3-4 4-4 5 0 4 2 5 3 5 4 0 35-30 35-75z"><text:p/></draw:path><draw:path draw:style-name="gr3" draw:text-style-name="P69" svg:width="0.316cm" svg:height="0.173cm" svg:x="1.129cm" svg:y="0.115cm" svg:viewBox="0 0 317 174" svg:d="M23 148c-1 5-3 14-3 16 0 7 5 10 11 10 4 0 12-2 14-10 1-1 6-20 8-29 3-12 5-24 9-35 2-9 4-16 6-25 1-7 5-18 5-20 5-12 26-47 62-47 18 0 21 14 21 27 0 10-2 21-5 32-4 14-8 30-11 45-2 9-6 19-8 29-1 8-4 21-4 23 0 7 5 10 11 10 12 0 14-9 17-22 6-21 20-77 23-93 1-5 21-51 64-51 17 0 21 13 21 27 0 22-16 66-24 86-3 10-6 14-6 22 0 18 15 31 32 31 37 0 51-56 51-59 0-4-3-4-4-4-5 0-5 1-6 7-7 21-19 48-40 48-6 0-10-4-10-13 0-10 5-19 8-27 7-20 23-63 23-85 0-24-15-41-44-41s-49 17-64 37c0-5-1-18-12-27-10-8-22-10-32-10-34 0-52 24-59 33-2-22-19-33-36-33-18 0-26 14-29 22-6 13-12 36-12 37 0 4 4 4 6 4 3 0 4 0 6-9 7-28 14-46 28-46 6 0 12 3 12 18 0 8-1 13-6 32-7 30-15 60-23 90z"><text:p/></draw:path><draw:path draw:style-name="gr3" draw:text-style-name="P69" svg:width="0.085cm" svg:height="0.383cm" svg:x="1.478cm" svg:y="0cm" svg:viewBox="0 0 86 384" svg:d="M85 198c1-4 1-5 1-5 0-1 0-3-1-7-23-59-45-119-68-177-3-7-5-9-9-9-5 0-8 3-8 8 0 1 0 2 2 6 23 60 45 119 68 179-23 58-45 117-68 177-2 4-2 4-2 7 0 4 3 7 8 7s6-4 7-7c24-60 47-119 70-179z"><text:p/></draw:path><draw:path draw:style-name="gr3" draw:text-style-name="P69" svg:width="0.089cm" svg:height="0.383cm" svg:x="1.629cm" svg:y="0cm" svg:viewBox="0 0 90 384" svg:d="M90 193c0-30-4-77-25-120-23-48-57-73-61-73-2 0-4 1-4 3 0 3 0 3 8 10 37 38 59 99 59 180 0 65-14 132-61 181-6 5-6 5-6 6 0 3 2 4 4 4 4 0 39-26 62-75 20-43 24-85 24-116z"><text:p/></draw:path><draw:path draw:style-name="gr3" draw:text-style-name="P69" svg:width="0.256cm" svg:height="0.089cm" svg:x="1.886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208cm" svg:height="0.173cm" svg:x="2.285cm" svg:y="0.115cm" svg:viewBox="0 0 209 174" svg:d="M22 148c-1 5-3 14-3 16 0 7 5 10 11 10 5 0 12-2 14-10 1-1 6-20 8-29 3-12 5-24 9-35 2-9 4-16 6-25 1-7 5-18 5-20 6-12 26-47 63-47 17 0 21 14 21 27 0 24-20 73-25 91-3 8-4 13-4 17 0 18 13 31 31 31 37 0 51-56 51-59 0-4-3-4-4-4-5 0-5 1-6 7-9 26-21 48-39 48-7 0-10-4-10-13 0-10 3-19 7-27 7-20 23-63 23-85 0-26-16-41-44-41-35 0-53 24-60 33-2-21-19-33-36-33-19 0-25 14-29 22-5 13-11 35-11 37 0 4 3 4 4 4 4 0 5 0 7-9 7-28 14-46 28-46 7 0 12 5 12 18 0 8-1 13-6 32-8 30-15 60-23 90z"><text:p/></draw:path></draw:g>. נבחר <draw:g text:anchor-type="as-char" svg:y="-0.273cm" draw:z-index="164" draw:name="Shape177" draw:style-name="gr1"><svg:title>TexMaths</svg:title><svg:desc>11§display§f_1 = \lambda x \in \N. n, m = 0§svg§600§FALSE§</svg:desc><draw:path draw:style-name="gr2" draw:text-style-name="P68" svg:width="3.577cm" svg:height="0.309cm" svg:x="-0.001cm" svg:y="0.019cm" svg:viewBox="0 0 3578 310" svg:d="M0 0c1192 0 2385 0 3578 0 0 103 0 207 0 310-1193 0-2386 0-3578 0 0-103 0-207 0-310z"><text:p/></draw:path><draw:path draw:style-name="gr3" draw:text-style-name="P69" svg:width="0.191cm" svg:height="0.349cm" svg:x="0cm" svg:y="0cm" svg:viewBox="0 0 192 350" svg:d="M121 118c11 0 22 0 33 0 8 0 12 0 12-8 0-4-4-4-11-4-11 0-21 0-32 0 2-16 6-30 8-44 2-8 8-36 10-40 3-8 10-13 17-13 3 0 12 0 20 6-17 1-21 16-21 21 0 9 7 13 15 13 9 0 20-7 20-23 0-17-17-26-34-26-13 0-37 7-48 45-2 8-3 12-13 61-9 0-18 0-27 0-7 0-12 0-12 7 0 5 5 5 11 5 9 0 17 0 26 0-10 50-19 100-29 150-7 38-13 73-34 73-1 0-11 0-18-7 18-1 21-15 21-21 0-8-6-13-14-13-10 0-21 8-21 23 0 18 16 27 32 27 22 0 37-23 44-38 12-24 22-71 22-73 8-41 15-81 23-121z"><text:p/></draw:path><draw:path draw:style-name="gr3" draw:text-style-name="P69" svg:width="0.097cm" svg:height="0.177cm" svg:x="0.198cm" svg:y="0.15cm" svg:viewBox="0 0 98 178" svg:d="M60 8c0-8 0-8-7-8-18 17-42 16-53 16 0 4 0 7 0 10 7 0 24 0 38-7 0 46 0 92 0 138 0 9 0 12-26 12-3 0-7 0-10 0 0 4 0 6 0 9 5-1 38-1 47-1s43 0 49 1c0-3 0-5 0-9-3 0-7 0-10 0-28 0-28-3-28-12 0-50 0-100 0-149z"><text:p/></draw:path><draw:path draw:style-name="gr3" draw:text-style-name="P69" svg:width="0.256cm" svg:height="0.09cm" svg:x="0.471cm" svg:y="0.132cm" svg:viewBox="0 0 257 91" svg:d="M244 16c6 0 13-1 13-8 0-8-7-8-13-8-77 0-155 0-232 0-4 0-12 0-12 8 0 7 8 8 13 8 77 0 154 0 231 0zM244 91c6 0 13 0 13-7 0-9-7-9-13-9-77 0-154 0-231 0-5 0-13 0-13 9 0 7 8 7 12 7 77 0 155 0 232 0z"><text:p/></draw:path><draw:path draw:style-name="gr3" draw:text-style-name="P69" svg:width="0.19cm" svg:height="0.271cm" svg:x="0.878cm" svg:y="0.005cm" svg:viewBox="0 0 191 272" svg:d="M117 155c16 40 35 98 40 107 7 9 10 9 21 9 3 0 6 0 9 0s4-3 4-5c0-1-1-1-2-3-4-4-6-10-9-18-26-72-52-145-79-217-8-24-28-28-47-28-2 0-7 0-7 4s2 3 4 4c13 2 15 4 25 31 12 35 25 70 37 105-35 34-71 69-106 105-5 4-7 6-7 12 0 5 4 11 11 11 5 0 10-5 13-9 31-36 62-73 93-108z"><text:p/></draw:path><draw:path draw:style-name="gr3" draw:text-style-name="P69" svg:width="0.191cm" svg:height="0.174cm" svg:x="1.093cm" svg:y="0.102cm" svg:viewBox="0 0 192 175" svg:d="M118 54c2-10 12-45 38-45 2 0 11 0 20 4-11 2-19 12-19 21 0 7 5 14 15 14 8 0 20-7 20-23 0-19-23-25-36-25-22 0-35 21-39 30-10-26-31-30-42-30-41 0-63 50-63 59 0 5 3 3 4 5 4 0 5-1 6-5 13-40 38-50 52-50 7 0 21 3 21 25 0 12-7 39-21 92-7 25-20 40-37 40-3 0-12 0-19-4 9-2 17-10 17-21s-8-13-14-13c-11 0-21 9-21 22 0 17 20 25 36 25 26 0 40-28 41-30 4 15 19 30 42 30 39 0 61-50 61-59 0-4-3-4-4-4-3 0-4 1-6 4-12 41-38 50-50 50-16 0-22-12-22-25 0-9 3-17 6-34 5-18 9-35 14-53z"><text:p/></draw:path><draw:path draw:style-name="gr3" draw:text-style-name="P69" svg:width="0.191cm" svg:height="0.221cm" svg:x="1.443cm" svg:y="0.065cm" svg:viewBox="0 0 192 222" svg:d="M179 120c7 0 13 0 13-8 0-9-6-9-13-9-55 0-109 0-164 0 5-50 50-88 104-88 20 0 40 0 60 0 7 0 13 0 13-7 0-8-6-8-13-8-21 0-40 0-61 0-66 0-118 50-118 112s52 110 118 110c21 0 40 0 61 0 7 0 13 0 13-7 0-8-6-8-13-8-20 0-40 0-60 0-54 0-99-36-104-87 55 0 109 0 164 0z"><text:p/></draw:path><draw:path draw:style-name="gr3" draw:text-style-name="P69" svg:width="0.261cm" svg:height="0.27cm" svg:x="1.785cm" svg:y="0.007cm" svg:viewBox="0 0 262 271" svg:d="M34 35c0 63 0 126 0 187 0 20-3 28-23 28-4 0-11 0-11 6 0 7 7 7 13 7 20 0 40 0 60 0 7 0 13 0 13-7 0-6-7-6-12-6-21 0-25-9-25-29 0-58 0-118 0-176 57 74 112 146 168 220 3 4 5 6 7 6 7 0 7-7 7-14 0-72 0-144 0-216 0-21 4-27 22-28 2 0 9 0 9-6 0-7-6-7-13-7-19 0-38 0-57 0-6 0-13 0-13 7 0 6 7 6 11 6 22 1 26 9 26 29 0 39 0 80 0 121-39-53-79-105-117-157-4-6-6-6-14-6-22 0-45 0-67 0-8 0-14 0-14 7 0 6 6 6 9 6 10 1 18 8 21 12 0 4 0 5 0 10zM218 243c-56-73-112-146-169-220-3-5-3-5-7-10 15 0 31 0 46 0 43 59 87 117 130 175 0 19 0 37 0 55z"><text:p/></draw:path><draw:path draw:style-name="gr3" draw:text-style-name="P69" svg:width="0.04cm" svg:height="0.04cm" svg:x="2.087cm" svg:y="0.229cm" svg:viewBox="0 0 41 41" svg:d="M41 21c0-12-9-21-20-21s-21 9-21 21c0 11 10 20 21 20s20-9 20-20z"><text:p/></draw:path><draw:path draw:style-name="gr3" draw:text-style-name="P69" svg:width="0.208cm" svg:height="0.174cm" svg:x="2.172cm" svg:y="0.102cm" svg:viewBox="0 0 209 175" svg:d="M22 147c-1 7-3 16-3 18 0 7 5 10 11 10 5 0 12-3 14-11 1-1 5-19 8-29 3-12 5-23 8-34 3-9 5-17 7-26 1-7 4-18 4-19 7-12 27-47 64-47 17 0 21 14 21 26 0 24-20 74-25 90-3 9-5 14-5 18 0 19 15 32 32 32 37 0 51-56 51-59 0-4-3-4-4-4-5 0-5 1-6 7-8 26-21 47-40 47-6 0-9-3-9-12 0-10 3-19 7-28 7-20 23-62 23-84 0-27-16-42-44-42-35 0-54 25-60 34-2-22-18-34-35-34-19 0-26 15-30 22-6 13-11 36-11 37 0 5 3 5 4 5 4 0 5-1 7-9 7-27 14-46 29-46 7 0 11 4 11 17 0 8-2 13-6 32-8 30-15 60-23 89z"><text:p/></draw:path><draw:path draw:style-name="gr3" draw:text-style-name="P69" svg:width="0.044cm" svg:height="0.115cm" svg:x="2.426cm" svg:y="0.229cm" svg:viewBox="0 0 45 116" svg:d="M45 41c0-26-10-41-25-41-12 0-20 10-20 21 0 10 8 20 20 20 4 0 10-1 13-5 2-1 1-1 2-1s1 0 1 6c0 28-13 51-26 63-5 5-5 6-5 7 0 2 3 5 5 5 4 0 35-30 35-75z"><text:p/></draw:path><draw:path draw:style-name="gr3" draw:text-style-name="P69" svg:width="0.315cm" svg:height="0.174cm" svg:x="2.576cm" svg:y="0.102cm" svg:viewBox="0 0 316 175" svg:d="M22 147c-1 7-3 16-3 18 0 7 5 10 11 10 5 0 12-3 14-11 1-1 5-19 8-29 3-12 5-23 8-34 3-9 5-17 7-26 1-7 4-18 4-19 7-12 27-47 64-47 17 0 21 14 21 26 0 10-3 21-6 33-4 14-7 29-10 44-4 10-6 20-9 30-1 8-5 21-5 23 0 7 6 10 11 10 13 0 15-10 18-22 6-22 20-78 23-93 1-5 22-51 64-51 16 0 21 13 21 26 0 22-17 66-24 87-4 9-5 13-5 21 0 19 13 32 31 32 36 0 51-56 51-59 0-4-4-4-5-4-3 0-3 1-5 7-6 20-19 47-40 47-6 0-9-3-9-12 0-10 4-19 7-28 8-19 23-62 23-84 0-25-15-42-44-42s-48 18-63 37c-1-4-2-17-12-27-10-8-23-10-32-10-35 0-54 25-60 34-2-22-19-34-35-34-19 0-26 15-29 22-8 13-12 36-12 37 0 5 3 5 4 5 4 0 5-1 7-9 7-27 14-46 29-46 5 0 11 3 11 17 0 8-2 13-6 32-8 30-15 60-23 89z"><text:p/></draw:path><draw:path draw:style-name="gr3" draw:text-style-name="P69" svg:width="0.256cm" svg:height="0.09cm" svg:x="3.032cm" svg:y="0.132cm" svg:viewBox="0 0 257 91" svg:d="M244 16c6 0 13-1 13-8 0-8-7-8-13-8-77 0-154 0-231 0-5 0-13 0-13 8 0 7 8 8 13 8 77 0 154 0 231 0zM244 91c6 0 13 0 13-7 0-9-7-9-13-9-77 0-154 0-231 0-5 0-13 0-13 9 0 7 8 7 13 7 77 0 154 0 231 0z"><text:p/></draw:path><draw:path draw:style-name="gr3" draw:text-style-name="P69" svg:width="0.162cm" svg:height="0.263cm" svg:x="3.434cm" svg:y="0.019cm" svg:viewBox="0 0 163 264" svg:d="M163 133c0-31-2-62-16-90-17-38-49-43-66-43-23 0-51 10-67 45-12 28-14 57-14 88 0 29 1 63 18 91 16 32 45 40 63 40 21 0 51-9 67-45 13-26 15-55 15-86zM81 255c-15 0-38-10-45-46-4-23-4-58-4-80 0-26 0-51 3-72 8-45 36-49 46-49 12 0 39 7 45 45 5 22 5 51 5 76 0 28 0 54-5 78-5 37-27 48-45 48z"><text:p/></draw:path></draw:g>. נציב בעזרת כלל <draw:g text:anchor-type="as-char" svg:y="-0.27cm" draw:z-index="165" draw:name="Shape178" draw:style-name="gr1"><svg:title>TexMaths</svg:title><svg:desc>11§display§\beta§svg§600§FALSE§</svg:desc><draw:path draw:style-name="gr2" draw:text-style-name="P68" svg:width="0.18cm" svg:height="0.305cm" svg:x="0.008cm" svg:y="0.018cm" svg:viewBox="0 0 181 306" svg:d="M0 0c61 0 120 0 181 0 0 102 0 204 0 306-61 0-120 0-181 0 0-102 0-204 0-306z"><text:p/></draw:path><draw:path draw:style-name="gr3" draw:text-style-name="P69" svg:width="0.209cm" svg:height="0.345cm" svg:x="-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, ונקבל;</text:p>
      <text:p text:style-name="P4"><draw:g text:anchor-type="as-char" svg:y="-0.288cm" draw:z-index="166" draw:name="Shape179" draw:style-name="gr1"><svg:title>TexMaths</svg:title><svg:desc>11§display§G(\la f_1, m \ra) = \max\{g(i) \mid i \in \{0, \dots, 0\}\} = \max\{n \mid i \in \{0\}\} = n§svg§600§FALSE§</svg:desc><draw:path draw:style-name="gr2" draw:text-style-name="P68" svg:width="10.648cm" svg:height="0.344cm" svg:x="-0.001cm" svg:y="0.018cm" svg:viewBox="0 0 10649 345" svg:d="M0 0c3550 0 7100 0 10649 0 0 115 0 230 0 345-3549 0-7099 0-10649 0 0-115 0-230 0-345z"><text:p/></draw:path><draw:path draw:style-name="gr3" draw:text-style-name="P69" svg:width="0.273cm" svg:height="0.278cm" svg:x="-0.001cm" svg:y="0.018cm" svg:viewBox="0 0 274 279" svg:d="M274 3c0-1-1-3-4-3-2 0-2 0-6 4-9 10-19 20-27 30-4-5-21-34-64-34-86 0-173 85-173 174 0 61 43 105 106 105 16 0 34-4 47-9 20-8 27-17 34-24 3 9 13 24 18 24 2 0 1 0 2-1s5-16 6-25c3-9 6-19 8-29 1-7 3-12 6-19 3-17 4-18 26-18 2 0 6-1 6-7 0-4-2-5-5-5-9 0-32 1-41 1-12 0-41-1-53-1-4 0-9 0-9 8 0 4 3 4 12 4 6 0 11 0 20 0 11 3 12 4 12 8 0 3-4 20-8 34-11 42-62 46-75 46-37 0-77-22-77-79 0-12 4-76 44-125 21-27 59-50 97-50 40 0 62 30 62 74 0 15-1 15-1 20 0 3 4 3 6 3 5 0 5 0 7-8 7-33 16-65 24-98z"><text:p/></draw:path><draw:path draw:style-name="gr3" draw:text-style-name="P69" svg:width="0.089cm" svg:height="0.383cm" svg:x="0.321cm" svg:y="0cm" svg:viewBox="0 0 90 384" svg:d="M90 380c0-1 0-1-6-8-49-48-62-121-62-179 0-67 15-135 63-183 5-4 5-4 5-7 0-2-2-3-4-3-3 0-39 26-62 75-20 43-24 86-24 118 0 28 4 76 25 119 23 47 58 72 61 72 2 0 4-1 4-4z"><text:p/></draw:path><draw:path draw:style-name="gr3" draw:text-style-name="P69" svg:width="0.085cm" svg:height="0.383cm" svg:x="0.477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9" svg:width="0.193cm" svg:height="0.348cm" svg:x="0.604cm" svg:y="0.018cm" svg:viewBox="0 0 194 349" svg:d="M122 118c11 0 22 0 33 0 8 0 11 0 11-9 0-3-3-3-10-3-11 0-21 0-32 0 3-16 6-30 8-44 2-9 7-36 10-41 3-7 10-13 18-13 1 0 12 0 18 7-16 2-21 15-21 21 0 9 8 14 15 14 10 0 22-9 22-24 0-17-19-26-34-26-14 0-38 7-50 45-2 8-3 12-12 61-9 0-18 0-26 0s-13 0-13 6 4 6 11 6c9 0 17 0 26 0-10 50-19 100-29 151-8 37-14 72-34 72-1 0-11 0-19-7 18-1 22-15 22-21 0-9-7-14-14-14-11 0-22 9-22 24 0 17 18 26 33 26 21 0 37-22 44-37 12-25 21-71 22-74 8-40 15-81 23-120z"><text:p/></draw:path><draw:path draw:style-name="gr3" draw:text-style-name="P69" svg:width="0.098cm" svg:height="0.178cm" svg:x="0.802cm" svg:y="0.168cm" svg:viewBox="0 0 99 179" svg:d="M62 8c0-7 0-8-8-8-18 18-42 18-54 18 0 3 0 6 0 10 7 0 25 0 40-8 0 45 0 91 0 137 0 9 0 13-27 13-3 0-7 0-11 0 0 3 0 6 0 9 6 0 39-1 49-1 8 0 43 1 48 1 0-3 0-6 0-9-3 0-7 0-10 0-27 0-27-4-27-13 0-50 0-100 0-149z"><text:p/></draw:path><draw:path draw:style-name="gr3" draw:text-style-name="P69" svg:width="0.044cm" svg:height="0.115cm" svg:x="0.98cm" svg:y="0.247cm" svg:viewBox="0 0 45 116" svg:d="M45 41c0-26-10-41-25-41-12 0-20 10-20 21 0 10 8 21 20 21 4 0 10-2 13-6 2-1 1-1 2-1s1 0 1 6c0 28-13 51-26 65-4 3-4 4-4 5 0 4 2 5 4 5 4 0 35-30 35-75z"><text:p/></draw:path><draw:path draw:style-name="gr3" draw:text-style-name="P69" svg:width="0.316cm" svg:height="0.173cm" svg:x="1.13cm" svg:y="0.115cm" svg:viewBox="0 0 317 174" svg:d="M22 148c-1 5-3 14-3 16 0 7 5 10 11 10 5 0 12-2 14-10 1-1 6-20 8-29 3-12 5-24 9-35 2-9 4-16 6-25 1-7 5-18 5-20 6-12 26-47 63-47 18 0 21 14 21 27 0 10-3 21-6 32-4 14-7 30-10 45-2 9-6 19-8 29-2 8-5 21-5 23 0 7 5 10 11 10 12 0 14-9 17-22 6-21 20-77 23-93 1-4 22-51 64-51 17 0 21 13 21 27 0 22-17 66-24 86-4 10-5 14-5 22 0 18 14 31 31 31 38 0 52-56 52-59 0-4-5-4-6-4-3 0-3 1-5 7-6 21-18 48-40 48-6 0-9-4-9-13 0-10 4-19 7-27 8-20 24-63 24-85 0-24-16-41-45-41-28 0-48 17-63 37-1-5-2-18-12-27-10-8-22-10-32-10-35 0-53 24-60 33-2-22-19-33-35-33-19 0-26 14-29 22-8 13-12 36-12 37 0 4 3 4 4 4 4 0 5 0 7-9 7-28 14-46 29-46 5 0 11 3 11 18 0 8-1 13-6 32-8 30-15 60-23 90z"><text:p/></draw:path><draw:path draw:style-name="gr3" draw:text-style-name="P69" svg:width="0.086cm" svg:height="0.383cm" svg:x="1.479cm" svg:y="0cm" svg:viewBox="0 0 87 384" svg:d="M85 198c2-4 2-5 2-5 0-1 0-3-2-7-22-59-45-119-67-177-4-7-7-9-10-9-5 0-8 3-8 8 0 1 0 2 2 6 23 60 45 119 68 179-23 58-45 117-68 177-2 4-2 4-2 7 0 4 4 7 8 7 5 0 6-4 9-7 23-60 45-119 68-179z"><text:p/></draw:path><draw:path draw:style-name="gr3" draw:text-style-name="P69" svg:width="0.088cm" svg:height="0.383cm" svg:x="1.631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69" svg:width="0.255cm" svg:height="0.089cm" svg:x="1.888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302cm" svg:height="0.17cm" svg:x="2.286cm" svg:y="0.115cm" svg:viewBox="0 0 303 171" svg:d="M31 37c0 35 0 69 0 104 0 18-5 18-31 18 0 3 0 7 0 12 14-1 33-3 44-3 10 0 30 2 43 3 0-5 0-9 0-12-25 0-30 0-30-18 0-24 0-49 0-72 0-39 28-61 52-61s29 21 29 43c0 29 0 59 0 90 0 18-5 18-30 18 0 3 0 7 0 12 13-1 33-3 44-3 10 0 30 2 43 3 0-5 0-9 0-12-27 0-30 0-30-18 0-24 0-49 0-72 0-39 28-61 52-61s28 21 28 43c0 29 0 59 0 90 0 18-4 18-29 18 0 3 0 7 0 12 13-1 33-3 43-3 9 0 30 2 44 3 0-5 0-9 0-12-21 0-30 0-31-13 0-25 0-49 0-73 0-33 0-45-12-59-6-6-18-14-41-14-32 0-50 23-55 37-6-33-34-37-52-37-28 0-46 17-57 41 0-13 0-28 0-41-19 1-36 3-55 4 0 5 0 8 0 13 28 0 31 2 31 20z"><text:p/></draw:path><draw:path draw:style-name="gr3" draw:text-style-name="P69" svg:width="0.173cm" svg:height="0.175cm" svg:x="2.613cm" svg:y="0.115cm" svg:viewBox="0 0 174 176" svg:d="M112 143c1 16 12 32 30 32 9 0 32-5 32-37 0-8 0-15 0-21-3 0-7 0-10 0 0 6 0 13 0 21 0 23-10 25-13 25-13 0-15-18-15-20 0-26 0-52 0-77 0-15 0-31-14-45-15-15-34-21-53-21-32 0-58 18-58 43 0 12 8 19 18 19 11 0 17-8 17-18 0-5-2-18-20-19 11-13 30-17 42-17 19 0 41 15 41 49 0 5 0 9 0 15-20 1-46 2-70 14-30 13-39 33-39 49 0 32 37 41 62 41s43-15 50-33zM109 79c0 12 0 26 0 39 0 37-28 50-45 50-19 0-34-14-34-33 0-20 15-52 79-56z"><text:p/></draw:path><draw:path draw:style-name="gr3" draw:text-style-name="P69" svg:width="0.194cm" svg:height="0.165cm" svg:x="2.794cm" svg:y="0.122cm" svg:viewBox="0 0 195 166" svg:d="M106 75c12-14 26-33 36-43 12-14 27-20 46-20 0-4 0-8 0-12-11 0-22 1-32 1-12 0-32-1-37-1 0 4 0 8 0 12 8 0 11 5 11 11s-3 11-6 14c-7 10-16 20-24 30-10-13-20-25-30-38-3-5-3-6-3-8 0-6 6-9 13-9 0-4 0-8 0-12-10 0-35 1-41 1-8 0-27-1-37-1 0 4 0 8 0 12 27 0 27 0 45 23 14 17 26 33 39 50-12 15-24 31-36 46-19 22-42 23-50 23 0 3 0 8 0 12 10-1 22-2 32-2 11 0 27 1 36 2 0-4 0-9 0-12-7-1-11-6-11-12 0-9 11-21 35-50 10 13 19 26 29 39 3 4 9 11 9 13 0 4-3 9-14 10 0 3 0 8 0 12 12-1 33-2 41-2 11 0 26 1 38 2 0-4 0-9 0-12-21 0-28-1-38-12-17-23-34-45-51-67z"><text:p/></draw:path><draw:path draw:style-name="gr3" draw:text-style-name="P69" svg:width="0.137cm" svg:height="0.383cm" svg:x="3.021cm" svg:y="0cm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7-33-3-3-3-4-3-18 0-27 0-53 0-81 0-17-2-23-15-36-9-8-19-12-30-14 32-9 45-27 45-49 0-31 0-61 0-92z"><text:p/></draw:path><draw:path draw:style-name="gr3" draw:text-style-name="P69" svg:width="0.176cm" svg:height="0.247cm" svg:x="3.193cm" svg:y="0.115cm" svg:viewBox="0 0 177 248" svg:d="M176 25c1-3 1-4 1-7 0-7-4-10-11-10-3 0-14 2-15 16-8-14-21-24-37-24-44 0-92 54-92 109 0 39 24 62 52 62 23 0 40-19 45-23v1c-8 34-12 48-12 49-2 3-16 42-56 42-8 0-20-1-31-4 11-4 15-14 15-20 0-7-4-13-14-13-9 0-21 6-21 22 0 15 14 23 52 23 48 0 76-30 81-53 14-56 29-114 43-170zM127 121c-4 10-13 20-20 27-9 6-21 14-32 14-19 0-25-20-25-35 0-19 12-65 22-84 9-20 27-35 42-35 27 0 31 32 31 34 0 1 0 3-1 5-5 25-12 49-17 74z"><text:p/></draw:path><draw:path draw:style-name="gr3" draw:text-style-name="P69" svg:width="0.088cm" svg:height="0.383cm" svg:x="3.424cm" svg:y="0cm" svg:viewBox="0 0 89 384" svg:d="M89 380c0-1 0-1-6-8-49-48-61-121-61-179 0-67 14-135 63-183 4-4 4-4 4-7 0-2-1-3-3-3-5 0-39 26-62 75-20 43-24 86-24 118 0 28 4 76 25 119 23 47 56 72 61 72 2 0 3-1 3-4z"><text:p/></draw:path><draw:path draw:style-name="gr3" draw:text-style-name="P69" svg:width="0.101cm" svg:height="0.257cm" svg:x="3.547cm" svg:y="0.034cm" svg:viewBox="0 0 102 258" svg:d="M98 14c0-7-6-14-14-14-10 0-21 10-21 21 0 7 5 13 15 13 9 0 20-9 20-20zM69 159c5-11 5-13 8-22 3-8 6-14 6-21 0-17-13-31-32-31-37 0-51 56-51 59 0 4 3 4 4 4 5 0 5-2 7-7 10-36 25-49 39-49 3 0 9 0 9 14 0 7-3 15-4 20-3 9-21 55-26 70-5 10-9 22-9 31 0 17 13 31 32 31 36 0 50-55 50-60 0-3-4-3-5-3-3 0-3 1-6 6-6 25-19 49-39 49-7 0-9-4-9-13 0-10 2-16 11-39 5-13 10-26 15-39z"><text:p/></draw:path><draw:path draw:style-name="gr3" draw:text-style-name="P69" svg:width="0.088cm" svg:height="0.383cm" svg:x="3.691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69" svg:width="0.014cm" svg:height="0.383cm" svg:x="3.972cm" svg:y="0cm" svg:viewBox="0 0 15 384" svg:d="M15 14c0-7 0-14-7-14-8 0-8 7-8 14 0 119 0 237 0 356 0 8 0 14 8 14 7 0 7-6 7-14 0-119 0-237 0-356z"><text:p/></draw:path><draw:path draw:style-name="gr3" draw:text-style-name="P69" svg:width="0.101cm" svg:height="0.257cm" svg:x="4.152cm" svg:y="0.034cm" svg:viewBox="0 0 102 258" svg:d="M99 14c0-7-5-14-14-14-10 0-21 10-21 21 0 7 5 13 14 13s21-9 21-20zM69 159c6-11 6-13 9-22 3-8 6-14 6-21 0-17-14-31-32-31-37 0-52 56-52 59 0 4 4 4 6 4 3 0 3-2 5-7 11-36 26-49 40-49 3 0 8 0 8 14 0 7-2 15-3 20-3 9-21 55-27 70-4 10-9 22-9 31 0 17 13 31 32 31 36 0 50-55 50-60 0-3-3-3-4-3-4 0-4 1-6 6-7 25-19 49-39 49-7 0-10-4-10-13 0-10 2-16 12-39 4-13 10-26 14-39z"><text:p/></draw:path><draw:path draw:style-name="gr3" draw:text-style-name="P69" svg:width="0.193cm" svg:height="0.221cm" svg:x="4.414cm" svg:y="0.078cm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69" svg:width="0.137cm" svg:height="0.383cm" svg:x="4.774cm" svg:y="0cm" svg:viewBox="0 0 138 384" svg:d="M81 52c0-16 10-41 53-43 1-1 4-2 4-5 0-4-4-4-8-4-39 0-74 20-74 48 0 29 0 59 0 89 0 14 0 26-15 39-15 11-29 12-38 12-2 0-3 2-3 5 0 2 2 2 7 3 25 1 44 15 48 34 1 5 1 6 1 19 0 25 0 50 0 76 0 16 0 28 19 44 14 11 39 15 55 15 4 0 8 0 8-4 0-3-3-3-7-5-24-1-43-13-48-33-2-3-2-4-2-18 0-27 0-53 0-81 0-17-3-24-15-36-8-9-19-12-30-14 32-9 45-27 45-49 0-31 0-61 0-92z"><text:p/></draw:path><draw:path draw:style-name="gr3" draw:text-style-name="P69" svg:width="0.162cm" svg:height="0.263cm" svg:x="4.955cm" svg:y="0.032cm" svg:viewBox="0 0 163 264" svg:d="M163 133c0-30-2-61-16-89-17-37-49-44-66-44-23 0-50 10-67 46-12 27-14 57-14 87s2 63 18 93c16 31 45 38 63 38 21 0 51-7 68-44 12-27 14-56 14-87zM81 257c-15 0-37-10-45-48-4-22-4-57-4-80 0-24 0-50 3-71 8-46 37-49 46-49 14 0 39 6 46 45 4 22 4 51 4 75 0 30 0 55-4 79-6 36-28 49-46 49z"><text:p/></draw:path><draw:path draw:style-name="gr3" draw:text-style-name="P69" svg:width="0.045cm" svg:height="0.115cm" svg:x="5.166cm" svg:y="0.247cm" svg:viewBox="0 0 46 116" svg:d="M46 41c0-26-10-41-25-41-13 0-21 10-21 21 0 10 8 21 21 21 4 0 10-2 13-6 1-1 1-1 2-1 0 2 1 0 1 6 0 28-13 51-26 65-4 3-4 4-4 5 0 4 2 5 4 5 3 0 35-30 35-75z"><text:p/></draw:path><draw:path draw:style-name="gr3" draw:text-style-name="P69" svg:width="0.04cm" svg:height="0.041cm" svg:x="5.338cm" svg:y="0.247cm" svg:viewBox="0 0 41 42" svg:d="M41 21c0-11-10-21-21-21s-20 10-20 21 9 21 20 21 21-10 21-21z"><text:p/></draw:path><draw:path draw:style-name="gr3" draw:text-style-name="P69" svg:width="0.04cm" svg:height="0.041cm" svg:x="5.509cm" svg:y="0.247cm" svg:viewBox="0 0 41 42" svg:d="M41 21c0-11-10-21-21-21-12 0-20 10-20 21s8 21 20 21c11 0 21-10 21-21z"><text:p/></draw:path><draw:path draw:style-name="gr3" draw:text-style-name="P69" svg:width="0.04cm" svg:height="0.041cm" svg:x="5.681cm" svg:y="0.247cm" svg:viewBox="0 0 41 42" svg:d="M41 21c0-11-9-21-20-21-12 0-21 10-21 21s9 21 21 21c11 0 20-10 20-21z"><text:p/></draw:path><draw:path draw:style-name="gr3" draw:text-style-name="P69" svg:width="0.044cm" svg:height="0.115cm" svg:x="5.852cm" svg:y="0.247cm" svg:viewBox="0 0 45 116" svg:d="M45 41c0-26-10-41-24-41-13 0-21 10-21 21 0 10 8 21 21 21 4 0 10-2 13-6 1-1 1-1 2-1 0 2 1 0 1 6 0 28-13 51-26 65-4 3-4 4-4 5 0 4 2 5 3 5 4 0 35-30 35-75z"><text:p/></draw:path><draw:path draw:style-name="gr3" draw:text-style-name="P69" svg:width="0.162cm" svg:height="0.263cm" svg:x="6.006cm" svg:y="0.032cm" svg:viewBox="0 0 163 264" svg:d="M163 133c0-30-2-61-16-89-17-37-49-44-66-44-23 0-51 10-67 46-12 27-14 57-14 87s1 63 18 93c16 31 44 38 63 38 21 0 50-7 68-44 12-27 14-56 14-87zM81 257c-15 0-38-10-45-48-4-22-4-57-4-80 0-24 0-50 3-71 7-46 37-49 46-49 13 0 38 6 46 45 4 22 4 51 4 75 0 30 0 55-4 79-7 36-29 49-46 49z"><text:p/></draw:path><draw:path draw:style-name="gr3" draw:text-style-name="P69" svg:width="0.137cm" svg:height="0.383cm" svg:x="6.212cm" svg:y="0cm" svg:viewBox="0 0 138 384" svg:d="M56 333c0 15-10 40-53 42-1 2-3 3-3 5 0 4 4 4 8 4 37 0 73-18 73-48 0-29 0-59 0-88 0-15 0-27 16-40 14-11 28-12 37-12 1-1 4-2 4-3 0-5-3-5-7-5-25-1-44-15-48-34-2-4-2-5-2-19 0-25 0-50 0-76 0-16 0-28-18-44-16-12-42-15-55-15-4 0-8 0-8 4s2 4 7 5c24 1 43 13 48 33 1 3 1 4 1 19 0 26 0 52 0 80 0 18 3 24 16 36 7 9 18 12 29 16-32 7-45 25-45 47 0 31 0 62 0 93z"><text:p/></draw:path><draw:path draw:style-name="gr3" draw:text-style-name="P69" svg:width="0.137cm" svg:height="0.383cm" svg:x="6.406cm" svg:y="0cm" svg:viewBox="0 0 138 384" svg:d="M55 333c0 15-10 40-52 42-2 2-3 3-3 5 0 4 4 4 8 4 37 0 73-18 73-48 0-29 0-59 0-88 0-15 0-27 16-40 13-11 28-12 36-12 2-1 5-2 5-3 0-5-4-5-7-5-25-1-44-15-48-34-2-4-2-5-2-19 0-25 0-50 0-76 0-16 0-28-18-44-16-12-42-15-55-15-4 0-8 0-8 4s2 4 6 5c25 1 44 13 48 33 1 3 1 4 1 19 0 26 0 52 0 80 0 18 3 23 17 36 8 8 18 12 29 16-32 7-46 25-46 47 0 31 0 62 0 93z"><text:p/></draw:path><draw:path draw:style-name="gr3" draw:text-style-name="P69" svg:width="0.255cm" svg:height="0.089cm" svg:x="6.701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302cm" svg:height="0.17cm" svg:x="7.099cm" svg:y="0.115cm" svg:viewBox="0 0 303 171" svg:d="M30 37c0 35 0 69 0 104 0 18-4 18-30 18 0 3 0 7 0 12 13-1 33-3 44-3 10 0 30 2 43 3 0-5 0-9 0-12-25 0-30 0-30-18 0-24 0-49 0-72 0-39 28-61 52-61s29 21 29 43c0 29 0 59 0 90 0 18-5 18-30 18 0 3 0 7 0 12 13-1 33-3 43-3 11 0 31 2 44 3 0-5 0-9 0-12-27 0-31 0-31-18 0-24 0-49 0-72 0-39 27-61 53-61 24 0 28 21 28 43 0 29 0 59 0 90 0 18-4 18-30 18 0 3 0 7 0 12 14-1 34-3 44-3 9 0 30 2 44 3 0-5 0-9 0-12-21 0-31 0-31-13 0-25 0-49 0-73 0-33 0-45-12-59-6-6-18-14-41-14-32 0-50 23-56 37-6-33-34-37-51-37-28 0-47 17-57 41 0-13 0-28 0-41-19 1-36 3-55 4 0 5 0 8 0 13 28 0 30 2 30 20z"><text:p/></draw:path><draw:path draw:style-name="gr3" draw:text-style-name="P69" svg:width="0.174cm" svg:height="0.175cm" svg:x="7.424cm" svg:y="0.115cm" svg:viewBox="0 0 175 176" svg:d="M113 143c1 16 12 32 30 32 8 0 32-5 32-37 0-8 0-15 0-21-3 0-7 0-10 0 0 6 0 13 0 21 0 23-10 25-14 25-12 0-15-18-15-20 0-26 0-52 0-77 0-15 0-31-13-45-15-15-34-21-53-21-31 0-58 18-58 43 0 12 8 19 18 19 11 0 17-8 17-18 0-5-2-18-19-19 11-13 29-17 41-17 19 0 41 15 41 49 0 5 0 9 0 15-20 1-46 2-70 14-30 13-40 33-40 49 0 32 39 41 63 41 25 0 43-15 50-33zM110 79c0 12 0 26 0 39 0 37-27 50-45 50-19 0-35-14-35-33 0-20 16-52 80-56z"><text:p/></draw:path><draw:path draw:style-name="gr3" draw:text-style-name="P69" svg:width="0.194cm" svg:height="0.165cm" svg:x="7.607cm" svg:y="0.122cm" svg:viewBox="0 0 195 166" svg:d="M106 75c12-14 26-33 36-43 11-14 27-20 45-20 0-4 0-8 0-12-10 0-21 1-31 1-12 0-33-1-37-1 0 4 0 8 0 12 8 0 11 5 11 11s-3 11-6 14c-7 10-16 20-24 30-10-13-20-25-30-38-4-5-4-6-4-8 0-6 7-9 14-9 0-4 0-8 0-12-10 0-36 1-41 1-9 0-27-1-38-1 0 4 0 8 0 12 28 0 28 0 46 23 14 17 26 33 39 50-12 15-24 31-36 46-19 22-42 23-50 23 0 3 0 8 0 12 10-1 22-2 32-2 11 0 27 1 36 2 0-4 0-9 0-12-9-1-11-6-11-12 0-9 11-21 35-50 10 13 19 26 29 39 3 4 9 11 9 13 0 4-3 9-14 10 0 3 0 8 0 12 12-1 33-2 41-2 10 0 26 1 38 2 0-4 0-9 0-12-21 0-29-1-38-12-17-23-34-45-51-67z"><text:p/></draw:path><draw:path draw:style-name="gr3" draw:text-style-name="P69" svg:width="0.137cm" svg:height="0.383cm" svg:x="7.834cm" svg:y="0cm" svg:viewBox="0 0 138 384" svg:d="M81 52c0-16 10-41 53-43 2-1 4-2 4-5 0-4-4-4-8-4-39 0-74 20-74 48 0 29 0 59 0 89 0 14 0 26-15 39-15 11-29 12-38 12-1 0-3 2-3 5 0 2 2 2 7 3 25 1 44 15 48 34 1 5 1 6 1 19 0 25 0 50 0 76 0 16 0 28 19 44 14 11 41 15 55 15 4 0 8 0 8-4 0-3-3-3-7-5-24-1-43-13-48-33-2-3-2-4-2-18 0-27 0-53 0-81 0-17-3-24-15-36-8-9-19-12-30-14 32-9 45-27 45-49 0-31 0-61 0-92z"><text:p/></draw:path><draw:path draw:style-name="gr3" draw:text-style-name="P69" svg:width="0.208cm" svg:height="0.173cm" svg:x="8.011cm" svg:y="0.115cm" svg:viewBox="0 0 209 174" svg:d="M22 148c-1 5-3 14-3 16 0 7 5 10 12 10 4 0 11-2 14-10 0-1 5-20 7-29 3-12 5-24 9-35 2-9 4-16 6-25 1-7 5-18 5-20 6-12 26-47 63-47 18 0 21 14 21 27 0 24-18 73-25 91-3 8-4 13-4 17 0 18 14 31 31 31 37 0 51-56 51-59 0-4-3-4-4-4-5 0-5 1-6 7-8 26-21 48-39 48-7 0-10-4-10-13 0-10 4-19 7-27 7-20 23-63 23-85 0-26-16-41-44-41-35 0-53 24-60 33-2-21-18-33-35-33-19 0-26 14-30 22-5 13-11 35-11 37 0 4 3 4 4 4 4 0 5 0 7-9 7-28 14-46 29-46 7 0 11 5 11 18 0 8-1 13-6 32-8 30-15 60-23 90z"><text:p/></draw:path><draw:path draw:style-name="gr3" draw:text-style-name="P69" svg:width="0.014cm" svg:height="0.383cm" svg:x="8.385cm" svg:y="0cm" svg:viewBox="0 0 15 384" svg:d="M15 14c0-7 0-14-7-14-8 0-8 7-8 14 0 119 0 237 0 356 0 8 0 14 8 14 7 0 7-6 7-14 0-119 0-237 0-356z"><text:p/></draw:path><draw:path draw:style-name="gr3" draw:text-style-name="P69" svg:width="0.1cm" svg:height="0.257cm" svg:x="8.565cm" svg:y="0.034cm" svg:viewBox="0 0 101 258" svg:d="M98 14c0-7-6-14-14-14-10 0-21 10-21 21 0 7 5 13 15 13 9 0 20-9 20-20zM68 159c6-11 6-13 9-22 3-8 6-14 6-21 0-17-13-31-32-31-37 0-51 56-51 59 0 4 3 4 4 4 4 0 5-2 6-7 11-36 26-49 40-49 3 0 9 0 9 14 0 7-3 15-4 20-3 9-21 55-26 70-5 10-10 22-10 31 0 17 13 31 32 31 36 0 50-55 50-60 0-3-3-3-4-3-3 0-3 1-6 6-6 25-19 49-39 49-7 0-9-4-9-13 0-10 2-16 11-39 4-13 10-26 14-39z"><text:p/></draw:path><draw:path draw:style-name="gr3" draw:text-style-name="P69" svg:width="0.193cm" svg:height="0.221cm" svg:x="8.826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9" svg:width="0.137cm" svg:height="0.383cm" svg:x="9.187cm" svg:y="0cm" svg:viewBox="0 0 138 384" svg:d="M81 52c0-16 11-41 53-43 2-1 4-2 4-5 0-4-4-4-8-4-39 0-74 20-74 48 0 29 0 59 0 89 0 14 0 26-15 39-15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3" draw:text-style-name="P69" svg:width="0.162cm" svg:height="0.263cm" svg:x="9.367cm" svg:y="0.032cm" svg:viewBox="0 0 163 264" svg:d="M163 133c0-30-1-61-16-89-17-37-49-44-66-44-23 0-50 10-67 46-12 27-14 57-14 87s2 63 18 93c16 31 45 38 63 38 21 0 51-7 68-44 13-27 14-56 14-87zM81 257c-15 0-37-10-45-48-3-22-3-57-3-80 0-24 0-50 2-71 8-46 37-49 46-49 14 0 39 6 47 45 3 22 3 51 3 75 0 30 0 55-4 79-6 36-28 49-46 49z"><text:p/></draw:path><draw:path draw:style-name="gr3" draw:text-style-name="P69" svg:width="0.135cm" svg:height="0.383cm" svg:x="9.574cm" svg:y="0cm" svg:viewBox="0 0 136 384" svg:d="M55 333c0 15-10 40-52 42-2 2-3 3-3 5 0 4 4 4 8 4 37 0 72-18 73-48 0-29 0-59 0-88 0-15 0-27 16-40 13-11 28-12 36-12 2-1 3-2 3-3 0-5-2-5-5-5-25-1-44-15-48-34-2-4-2-5-2-19 0-25 0-50 0-76 0-16 0-28-18-44-16-12-42-15-55-15-4 0-8 0-8 4s2 4 6 5c24 1 44 13 48 33 1 3 1 4 1 19 0 26 0 52 0 80 0 18 3 24 15 36 9 9 20 12 31 16-32 7-46 25-46 47 0 31 0 62 0 93z"><text:p/></draw:path><draw:path draw:style-name="gr3" draw:text-style-name="P69" svg:width="0.137cm" svg:height="0.383cm" svg:x="9.766cm" svg:y="0cm" svg:viewBox="0 0 138 384" svg:d="M56 333c0 15-10 40-52 42-2 2-4 3-4 5 0 4 4 4 8 4 37 0 73-18 75-48 0-29 0-59 0-88 0-15 0-27 15-40 13-11 27-12 36-12 2-1 4-2 4-3 0-5-3-5-6-5-26-1-45-15-48-34-1-4-1-5-1-19 0-25 0-50 0-76 0-16 0-28-19-44-16-12-43-15-56-15-4 0-8 0-8 4s2 4 7 5c24 1 43 13 48 33 1 3 1 4 1 19 0 26 0 52 0 80 0 18 3 24 16 36 7 9 19 12 29 16-31 7-45 25-45 47 0 31 0 62 0 93z"><text:p/></draw:path><draw:path draw:style-name="gr3" draw:text-style-name="P69" svg:width="0.256cm" svg:height="0.089cm" svg:x="10.061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208cm" svg:height="0.173cm" svg:x="10.459cm" svg:y="0.115cm" svg:viewBox="0 0 209 174" svg:d="M22 148c-1 5-3 14-3 16 0 7 5 10 11 10 5 0 12-2 14-10 1-1 6-20 8-29 3-12 5-24 9-35 2-9 4-16 6-25 1-7 5-18 5-20 6-12 26-47 63-47 17 0 21 14 21 27 0 24-20 73-25 91-4 8-4 13-4 17 0 18 13 31 31 31 37 0 51-56 51-59 0-4-3-4-4-4-5 0-5 1-6 7-9 26-21 48-39 48-7 0-10-4-10-13 0-10 3-19 7-27 7-20 23-63 23-85 0-26-16-41-44-41-35 0-53 24-60 33-2-21-19-33-36-33-19 0-25 14-29 22-7 13-11 35-11 37 0 4 3 4 4 4 4 0 5 0 7-9 7-28 14-46 28-46 7 0 12 5 12 18 0 8-1 13-6 32-8 30-15 60-23 90z"><text:p/></draw:path></draw:g></text:p>
      <text:p text:style-name="P31">כדרוש. </text:p>
      <text:p text:style-name="P28"><draw:g text:anchor-type="as-char" svg:y="-0.288cm" draw:z-index="293" draw:name="Shape180" draw:style-name="gr1"><svg:title>TexMaths</svg:title><svg:desc>11§display§\QED§svg§600§FALSE§</svg:desc><draw:path draw:style-name="gr2" draw:text-style-name="P68" svg:width="1.751cm" svg:height="0.247cm" svg:x="0.001cm" svg:y="0.018cm" svg:viewBox="0 0 1752 248" svg:d="M0 0c584 0 1168 0 1752 0 0 83 0 165 0 248-584 0-1168 0-1752 0 0-83 0-165 0-248z"><text:p/></draw:path><draw:path draw:style-name="gr3" draw:text-style-name="P69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9" svg:width="0.04cm" svg:height="0.04cm" svg:x="0.368cm" svg:y="0.235cm" svg:viewBox="0 0 41 41" svg:d="M41 21c0-12-10-21-21-21-12 0-20 9-20 21 0 11 8 20 20 20 11 0 21-9 21-20z"><text:p/></draw:path><draw:path draw:style-name="gr3" draw:text-style-name="P69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9" svg:width="0.04cm" svg:height="0.04cm" svg:x="0.764cm" svg:y="0.235cm" svg:viewBox="0 0 41 41" svg:d="M41 21c0-12-9-21-20-21-12 0-21 9-21 21 0 11 9 20 21 20 11 0 20-9 20-20z"><text:p/></draw:path><draw:path draw:style-name="gr3" draw:text-style-name="P69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9" svg:width="0.041cm" svg:height="0.04cm" svg:x="1.205cm" svg:y="0.235cm" svg:viewBox="0 0 42 41" svg:d="M42 21c0-12-10-21-21-21s-21 9-21 21c0 11 10 20 21 20s21-9 21-20z"><text:p/></draw:path><draw:path draw:style-name="gr3" draw:text-style-name="P69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P58" text:outline-level="4">לא חח"ע</text:h>
      <text:p text:style-name="P31">נניח בשלילה שהפונקציה חח"ע, ונראה דוגמה נגדית. נבחר <draw:g text:anchor-type="as-char" svg:y="-0.265cm" draw:z-index="167" draw:name="Shape180" draw:style-name="gr1"><svg:title>TexMaths</svg:title><svg:desc>11§display§n = 0§svg§600§FALSE§</svg:desc><draw:path draw:style-name="gr2" draw:text-style-name="P68" svg:width="0.882cm" svg:height="0.224cm" svg:x="0.008cm" svg:y="0.018cm" svg:viewBox="0 0 883 225" svg:d="M0 0c295 0 589 0 883 0 0 75 0 150 0 225-294 0-588 0-883 0 0-75 0-150 0-225z"><text:p/></draw:path><draw:path draw:style-name="gr3" draw:text-style-name="P69" svg:width="0.208cm" svg:height="0.173cm" svg:x="-0.001cm" svg:y="0.085cm" svg:viewBox="0 0 209 174" svg:d="M23 148c-1 5-3 14-3 16 0 7 5 10 11 10 4 0 11-3 14-11 2-9 5-19 8-28 2-11 5-22 8-34 2-8 4-17 6-26 2-7 5-18 6-19 5-12 26-47 62-47 18 0 21 14 21 27 0 24-19 73-25 90-3 7-3 13-3 16 0 19 13 32 30 32 37 0 51-55 51-58s-3-3-4-3c-4 0-4 1-6 6-8 25-21 46-39 46-7 0-9-3-9-12 0-10 3-18 6-26 8-21 23-63 23-85 0-27-16-42-44-42-35 0-53 25-60 34-1-22-18-34-35-34-18 0-26 15-29 22-6 13-12 36-12 38 0 4 3 2 4 4 5 0 5 0 7-9 7-27 14-46 29-46 7 0 12 5 12 17 0 9-1 13-7 34-8 29-14 59-22 88z"><text:p/></draw:path><draw:path draw:style-name="gr3" draw:text-style-name="P69" svg:width="0.255cm" svg:height="0.089cm" svg:x="0.349cm" svg:y="0.115cm" svg:viewBox="0 0 256 90" svg:d="M243 15c6 0 13 0 13-7 0-8-7-8-12-8-78 0-155 0-232 0-5 0-12 0-12 8 0 7 7 7 13 7 77 0 153 0 230 0zM244 90c5 0 12 0 12-7 0-8-7-8-13-8-77 0-153 0-230 0-6 0-13 0-13 8 0 7 7 7 12 7 77 0 154 0 232 0z"><text:p/></draw:path><draw:path draw:style-name="gr3" draw:text-style-name="P69" svg:width="0.162cm" svg:height="0.264cm" svg:x="0.748cm" svg:y="0cm" svg:viewBox="0 0 163 265" svg:d="M163 133c0-30-2-61-16-90-17-36-49-43-66-43-23 0-50 10-67 46-12 27-14 57-14 87 0 28 2 63 18 93 16 31 45 39 63 39 21 0 51-8 68-46 12-26 14-56 14-86zM81 256c-15 0-37-9-45-46-4-24-4-59-4-81 0-24 0-51 3-71 8-46 37-49 46-49 14 0 39 6 45 45 5 21 5 51 5 75 0 28 0 54-5 79-5 37-27 48-45 48z"><text:p/></draw:path></draw:g>. נתבונן בזוגות הסדורים <draw:g text:anchor-type="as-char" svg:y="-0.288cm" draw:z-index="169" draw:name="Shape181" draw:style-name="gr1"><svg:title>TexMaths</svg:title><svg:desc>11§display§n_:= \la \lambda n \in \N. 0, m_1 := 0 \ra, n_2 := \la \lambda n \in \N. 0, m_2 := 1 \ra \in (\N \to \N) \times \N§svg§600§FALSE§</svg:desc><draw:path draw:style-name="gr2" draw:text-style-name="P68" svg:width="11.313cm" svg:height="0.345cm" svg:x="0.008cm" svg:y="0.018cm" svg:viewBox="0 0 11314 346" svg:d="M5658 346c-1887 0-3772 0-5658 0 0-116 0-230 0-346 3771 0 7543 0 11314 0 0 116 0 230 0 346-1885 0-3771 0-5656 0z"><text:p/></draw:path><draw:path draw:style-name="gr3" draw:text-style-name="P69" svg:width="0.209cm" svg:height="0.174cm" svg:x="-0.001cm" svg:y="0.115cm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6-27 8-21 25-63 25-85 0-27-17-42-46-42-34 0-52 25-59 34-2-22-19-34-36-34-18 0-26 15-29 22-6 13-12 36-12 37 0 5 4 5 6 5 3 0 4-1 6-9 7-27 14-46 28-46 7 0 12 4 12 17 0 8-1 13-6 32-7 30-15 60-23 90z"><text:p/></draw:path><draw:path draw:style-name="gr3" draw:text-style-name="P69" svg:width="0.03cm" svg:height="0.116cm" svg:x="0.249cm" svg:y="0.228cm" svg:viewBox="0 0 31 117" svg:d="M31 15c0-8-8-15-16-15-9 0-15 8-15 15 0 10 8 16 15 16 9 0 16-8 16-16zM31 101c0-10-8-15-16-15-9 0-15 6-15 15s8 16 15 16c9 0 16-8 16-16z"><text:p/></draw:path><draw:path draw:style-name="gr3" draw:text-style-name="P69" svg:width="0.255cm" svg:height="0.09cm" svg:x="0.457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9" svg:width="0.085cm" svg:height="0.384cm" svg:x="0.886cm" svg:y="0cm" svg:viewBox="0 0 86 385" svg:d="M84 15c2-4 2-5 2-7 0-5-3-8-8-8-3 0-6 2-9 9-23 59-45 118-68 177 0 2-1 4-1 7 0 2 0 2 1 6 23 59 45 118 68 176 1 5 4 10 9 10s8-3 8-7c0-1 0-3-2-7-23-59-45-119-69-178 24-60 46-119 69-178z"><text:p/></draw:path><draw:path draw:style-name="gr3" draw:text-style-name="P69" svg:width="0.19cm" svg:height="0.271cm" svg:x="1.013cm" svg:y="0.018cm" svg:viewBox="0 0 191 272" svg:d="M118 155c15 41 34 98 40 107 7 9 10 9 21 9 3 0 6 0 8 0 4 0 4-1 4-3s-1-3-2-5c-3-4-5-10-9-17-26-73-51-146-78-218-8-24-29-28-47-28-2 0-8 0-8 4 0 3 4 4 5 4 12 2 15 4 24 31 12 35 25 70 37 105-35 35-71 70-106 105-5 4-7 6-7 12 0 7 6 11 12 11s9-4 12-9c31-36 63-71 94-108z"><text:p/></draw:path><draw:path draw:style-name="gr3" draw:text-style-name="P69" svg:width="0.208cm" svg:height="0.174cm" svg:x="1.23cm" svg:y="0.115cm" svg:viewBox="0 0 209 175" svg:d="M22 148c-1 6-3 15-3 17 0 7 5 10 11 10 5 0 12-3 15-11 0-1 5-19 7-29 3-12 5-23 9-34 2-9 4-17 6-26 1-7 5-18 5-19 6-12 26-47 63-47 18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" draw:text-style-name="P69" svg:width="0.193cm" svg:height="0.221cm" svg:x="1.59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9" svg:width="0.261cm" svg:height="0.27cm" svg:x="1.933cm" svg:y="0.025cm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3" draw:text-style-name="P69" svg:width="0.04cm" svg:height="0.04cm" svg:x="2.236cm" svg:y="0.247cm" svg:viewBox="0 0 41 41" svg:d="M41 21c0-12-9-21-20-21-12 0-21 9-21 21 0 11 9 20 21 20 11 0 20-9 20-20z"><text:p/></draw:path><draw:path draw:style-name="gr3" draw:text-style-name="P69" svg:width="0.162cm" svg:height="0.263cm" svg:x="2.325cm" svg:y="0.033cm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69" svg:width="0.044cm" svg:height="0.115cm" svg:x="2.536cm" svg:y="0.247cm" svg:viewBox="0 0 45 116" svg:d="M45 41c0-26-9-41-24-41-13 0-21 10-21 21 0 10 8 20 21 20 4 0 10-1 13-5 1-1 1-1 2-1 0 2 1 0 1 6 0 28-14 51-26 64-4 4-4 5-4 6 0 2 2 5 4 5 3 0 34-30 34-75z"><text:p/></draw:path><draw:path draw:style-name="gr3" draw:text-style-name="P69" svg:width="0.315cm" svg:height="0.174cm" svg:x="2.687cm" svg:y="0.115cm" svg:viewBox="0 0 316 175" svg:d="M22 148c-1 6-3 15-3 17 0 7 5 10 11 10 5 0 12-3 14-11 1-1 6-19 8-29 3-12 5-23 9-34 2-9 4-17 6-26 1-7 5-18 5-19 6-12 26-47 63-47 17 0 21 14 21 26 0 10-3 21-6 33-4 15-8 29-11 44-3 10-6 20-8 30-1 8-4 21-4 23 0 7 5 10 11 10 12 0 14-10 17-22 6-22 20-78 23-92 1-6 22-52 64-52 17 0 21 13 21 26 0 22-17 66-24 87-4 9-5 13-5 21 0 19 14 32 31 32 36 0 51-56 51-59 0-4-4-4-5-4-3 0-3 1-5 7-6 20-19 47-40 47-6 0-9-3-9-12 0-10 4-19 7-27 8-20 23-63 23-85 0-25-15-42-44-42-28 0-48 18-63 37-1-4-2-17-13-27-9-8-22-10-31-10-35 0-53 25-60 34-2-22-19-34-36-34-18 0-25 15-29 22-7 13-11 36-11 37 0 5 3 5 4 5 4 0 5-1 7-9 7-27 14-46 28-46 6 0 12 3 12 17 0 8-1 13-6 32-8 30-15 60-23 90z"><text:p/></draw:path><draw:path draw:style-name="gr3" draw:text-style-name="P69" svg:width="0.097cm" svg:height="0.178cm" svg:x="3.044cm" svg:y="0.168cm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69" svg:width="0.041cm" svg:height="0.165cm" svg:x="3.328cm" svg:y="0.122cm" svg:viewBox="0 0 42 166" svg:d="M42 21c0-12-10-21-21-21s-21 9-21 21c0 11 10 20 21 20s21-9 21-20zM42 146c0-12-10-20-21-20s-21 8-21 20c0 11 10 20 21 20s21-9 21-20z"><text:p/></draw:path><draw:path draw:style-name="gr3" draw:text-style-name="P69" svg:width="0.256cm" svg:height="0.09cm" svg:x="3.424cm" svg:y="0.145cm" svg:viewBox="0 0 257 91" svg:d="M244 17c7 0 13-2 13-9 0-8-6-8-12-8-77 0-155 0-232 0-5 0-13 0-13 8 0 7 8 9 13 9 77 0 154 0 231 0zM245 91c6 0 12 0 12-7 0-9-6-9-13-9-77 0-154 0-231 0-5 0-13 0-13 9 0 7 8 7 13 7 77 0 155 0 232 0z"><text:p/></draw:path><draw:path draw:style-name="gr3" draw:text-style-name="P69" svg:width="0.162cm" svg:height="0.263cm" svg:x="3.825cm" svg:y="0.033cm" svg:viewBox="0 0 163 264" svg:d="M163 133c0-31-1-61-16-90-17-37-49-43-64-43-24 0-52 10-69 45-12 28-14 57-14 88 0 29 2 64 18 92 16 32 45 39 63 39 21 0 51-7 68-45 13-25 14-55 14-86zM81 255c-14 0-37-9-45-46-3-22-3-58-3-80 0-26 0-51 2-72 8-45 37-49 46-49 14 0 39 7 47 45 3 22 3 52 3 76 0 28 0 55-4 79-6 36-28 47-46 47z"><text:p/></draw:path><draw:path draw:style-name="gr3" draw:text-style-name="P69" svg:width="0.085cm" svg:height="0.384cm" svg:x="4.025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9" svg:width="0.044cm" svg:height="0.115cm" svg:x="4.187cm" svg:y="0.247cm" svg:viewBox="0 0 45 116" svg:d="M45 41c0-26-9-41-24-41-13 0-21 10-21 21 0 10 8 20 21 20 4 0 10-1 13-5 1-1 1-1 2-1 0 2 1 0 1 6 0 28-14 51-26 64-4 4-4 5-4 6 0 2 2 5 4 5 3 0 34-30 34-75z"><text:p/></draw:path><draw:path draw:style-name="gr3" draw:text-style-name="P69" svg:width="0.208cm" svg:height="0.174cm" svg:x="4.338cm" svg:y="0.115cm" svg:viewBox="0 0 209 175" svg:d="M22 148c-1 6-3 15-3 17 0 7 5 10 11 10 5 0 12-3 14-11 1-1 6-19 8-29 3-12 5-23 9-34 2-9 4-17 6-26 1-7 5-18 5-19 6-12 26-47 63-47 17 0 21 14 21 26 0 24-20 74-25 91-4 8-4 13-4 17 0 19 13 32 31 32 37 0 51-56 51-59 0-4-3-4-4-4-5 0-5 1-6 7-9 26-21 47-39 47-7 0-10-3-10-12 0-10 3-19 7-27 7-21 23-63 23-85 0-27-16-42-44-42-35 0-53 25-60 34-2-22-19-34-36-34-19 0-25 15-29 22-7 13-11 36-11 37 0 5 3 5 4 5 4 0 5-1 7-9 7-27 14-46 28-46 7 0 12 4 12 17 0 8-1 13-6 32-8 30-15 60-23 90z"><text:p/></draw:path><draw:path draw:style-name="gr3" draw:text-style-name="P69" svg:width="0.119cm" svg:height="0.178cm" svg:x="4.576cm" svg:y="0.168cm" svg:viewBox="0 0 120 179" svg:d="M120 130c-3 0-7 0-10 0-1 5-3 22-7 24-2 2-23 2-27 2-17 0-33 0-50 0 29-25 39-33 54-45 21-16 40-33 40-58 0-33-30-53-64-53s-56 23-56 48c0 14 11 15 14 15 7 0 15-5 15-15 0-4-3-14-17-14 9-19 28-24 40-24 27 0 42 21 42 43 0 23-18 42-26 52-22 21-44 41-66 63-2 3-2 4-2 11 37 0 74 0 111 0 3-16 6-33 9-49z"><text:p/></draw:path><draw:path draw:style-name="gr3" draw:text-style-name="P69" svg:width="0.04cm" svg:height="0.165cm" svg:x="4.873cm" svg:y="0.122cm" svg:viewBox="0 0 41 166" svg:d="M41 21c0-12-10-21-21-21-12 0-20 9-20 21 0 11 8 20 20 20 11 0 21-9 21-20zM41 146c0-12-10-20-21-20-12 0-20 8-20 20 0 11 8 20 20 20 11 0 21-9 21-20z"><text:p/></draw:path><draw:path draw:style-name="gr3" draw:text-style-name="P69" svg:width="0.256cm" svg:height="0.09cm" svg:x="4.968cm" svg:y="0.145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9" svg:width="0.085cm" svg:height="0.384cm" svg:x="5.397cm" svg:y="0cm" svg:viewBox="0 0 86 385" svg:d="M84 15c2-4 2-5 2-7 0-5-3-8-8-8-3 0-6 2-9 9-22 59-45 118-67 177-1 2-2 4-2 7 0 2 0 2 2 6 22 59 45 118 67 176 1 5 4 10 9 10s8-3 8-7c0-1 0-3-2-7-23-59-45-119-69-178 24-60 46-119 69-178z"><text:p/></draw:path><draw:path draw:style-name="gr3" draw:text-style-name="P69" svg:width="0.19cm" svg:height="0.271cm" svg:x="5.525cm" svg:y="0.018cm" svg:viewBox="0 0 191 272" svg:d="M118 155c16 41 35 98 40 107 7 9 10 9 21 9 4 0 6 0 9 0s3-1 3-3 0-3-1-5c-4-4-6-10-8-17-27-73-53-146-80-218-8-24-29-28-47-28-2 0-7 0-7 4 0 3 3 4 4 4 12 2 15 4 25 31 12 35 25 70 37 105-35 35-71 70-106 105-5 4-8 6-8 12 0 7 6 11 12 11 7 0 10-4 13-9 31-36 62-71 93-108z"><text:p/></draw:path><draw:path draw:style-name="gr3" draw:text-style-name="P69" svg:width="0.208cm" svg:height="0.174cm" svg:x="5.741cm" svg:y="0.115cm" svg:viewBox="0 0 209 175" svg:d="M23 148c-1 6-3 15-3 17 0 7 4 10 11 10 4 0 11-3 14-11 0-1 5-19 7-29 3-12 5-23 9-34 2-9 4-17 6-26 2-7 5-18 6-19 5-12 26-47 62-47 18 0 21 14 21 26 0 24-18 74-25 91-3 8-3 13-3 17 0 19 13 32 30 32 37 0 51-56 51-59 0-4-3-4-4-4-4 0-4 1-6 7-8 26-21 47-39 47-7 0-9-3-9-12 0-10 3-19 6-27 8-21 23-63 23-85 0-27-16-42-44-42-35 0-53 25-60 34-2-22-18-34-35-34-18 0-26 15-29 22-6 13-12 36-12 37 0 5 3 5 4 5 5 0 5-1 7-9 7-27 14-46 29-46 7 0 12 4 12 17 0 8-1 13-7 32-8 30-14 60-22 90z"><text:p/></draw:path><draw:path draw:style-name="gr3" draw:text-style-name="P69" svg:width="0.192cm" svg:height="0.221cm" svg:x="6.101cm" svg:y="0.078cm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69" svg:width="0.261cm" svg:height="0.27cm" svg:x="6.443cm" svg:y="0.025cm" svg:viewBox="0 0 262 271" svg:d="M34 35c0 63 0 126 0 187 0 20-3 28-23 28-4 0-11 0-11 7 0 6 7 6 13 6 20 0 40 0 60 0 7 0 13 0 13-6 0-7-7-7-11-7-22 0-25-9-25-29 0-58 0-118 0-176 56 74 111 148 167 220 3 5 5 6 9 6 6 0 6-7 6-13 0-72 0-145 0-217 0-21 3-27 21-28 2 0 9 0 9-6 0-7-6-7-13-7-19 0-38 0-56 0-7 0-14 0-14 7 0 6 7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" draw:text-style-name="P69" svg:width="0.041cm" svg:height="0.04cm" svg:x="6.746cm" svg:y="0.247cm" svg:viewBox="0 0 42 41" svg:d="M42 21c0-12-10-21-21-21s-21 9-21 21c0 11 10 20 21 20s21-9 21-20z"><text:p/></draw:path><draw:path draw:style-name="gr3" draw:text-style-name="P69" svg:width="0.162cm" svg:height="0.263cm" svg:x="6.835cm" svg:y="0.033cm" svg:viewBox="0 0 163 264" svg:d="M163 133c0-31-1-61-16-90-17-37-49-43-64-43-25 0-52 10-69 45-12 28-14 57-14 88 0 29 2 64 18 92 16 32 45 39 63 39 21 0 51-7 68-45 13-25 14-55 14-86zM81 255c-15 0-37-9-45-46-3-22-3-58-3-80 0-26 0-51 2-72 8-45 37-49 46-49 14 0 39 7 47 45 3 22 3 52 3 76 0 28 0 55-4 79-6 36-28 47-46 47z"><text:p/></draw:path><draw:path draw:style-name="gr3" draw:text-style-name="P69" svg:width="0.044cm" svg:height="0.115cm" svg:x="7.047cm" svg:y="0.247cm" svg:viewBox="0 0 45 116" svg:d="M45 41c0-26-10-41-25-41-12 0-20 10-20 21 0 10 8 20 20 20 4 0 10-1 14-5 1-1 1-1 1-1 1 0 1 0 1 6 0 28-13 51-26 64-4 4-4 5-4 6 0 2 2 5 4 5 4 0 35-30 35-75z"><text:p/></draw:path><draw:path draw:style-name="gr3" draw:text-style-name="P69" svg:width="0.316cm" svg:height="0.174cm" svg:x="7.197cm" svg:y="0.115cm" svg:viewBox="0 0 317 175" svg:d="M23 148c-2 6-4 15-4 17 0 7 5 10 12 10 4 0 11-3 14-11 0-1 5-19 7-29 3-12 5-23 9-34 2-9 4-17 6-26 1-7 5-18 6-19 5-12 25-47 62-47 18 0 21 14 21 26 0 10-3 21-6 33-4 15-7 29-10 44-2 10-6 20-8 30-2 8-5 21-5 23 0 7 5 10 11 10 12 0 14-10 17-22 6-22 20-78 23-92 1-6 22-52 64-52 17 0 21 13 21 26 0 22-17 66-24 87-4 9-5 13-5 21 0 19 14 32 32 32 37 0 51-56 51-59 0-4-5-4-6-4-3 0-3 1-5 7-6 20-18 47-40 47-6 0-9-3-9-12 0-10 4-19 7-27 8-20 24-63 24-85 0-25-16-42-45-42-30 0-48 18-63 37 0-4-1-17-12-27-10-8-22-10-32-10-35 0-53 25-60 34-2-22-18-34-35-34-18 0-26 15-29 22-8 13-12 36-12 37 0 5 3 5 4 5 5 0 5-1 7-9 7-27 14-46 29-46 5 0 12 3 12 17 0 8-2 13-7 32-8 30-14 60-22 90z"><text:p/></draw:path><draw:path draw:style-name="gr3" draw:text-style-name="P69" svg:width="0.118cm" svg:height="0.178cm" svg:x="7.542cm" svg:y="0.168cm" svg:viewBox="0 0 119 179" svg:d="M119 130c-3 0-6 0-9 0-1 5-3 22-7 24-2 2-23 2-27 2-17 0-33 0-50 0 29-25 38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69" svg:width="0.04cm" svg:height="0.165cm" svg:x="7.839cm" svg:y="0.122cm" svg:viewBox="0 0 41 166" svg:d="M41 21c0-12-10-21-21-21s-20 9-20 21c0 11 9 20 20 20s21-9 21-20zM41 146c0-12-10-20-21-20s-20 8-20 20c0 11 9 20 20 20s21-9 21-20z"><text:p/></draw:path><draw:path draw:style-name="gr3" draw:text-style-name="P69" svg:width="0.255cm" svg:height="0.09cm" svg:x="7.935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9" svg:width="0.127cm" svg:height="0.254cm" svg:x="8.355cm" svg:y="0.033cm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" draw:text-style-name="P69" svg:width="0.085cm" svg:height="0.384cm" svg:x="8.536cm" svg:y="0cm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69" svg:width="0.193cm" svg:height="0.221cm" svg:x="8.804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9" svg:width="0.088cm" svg:height="0.384cm" svg:x="9.176cm" svg:y="0cm" svg:viewBox="0 0 89 385" svg:d="M89 381c0-1 0-1-6-8-49-49-61-122-61-180 0-67 14-135 63-182 4-5 4-5 4-7 0-3-1-4-3-4-5 0-39 26-62 76-20 42-24 85-24 117 0 29 4 76 25 120 23 47 56 72 61 72 2 0 3-1 3-4z"><text:p/></draw:path><draw:path draw:style-name="gr3" draw:text-style-name="P69" svg:width="0.261cm" svg:height="0.27cm" svg:x="9.297cm" svg:y="0.025cm" svg:viewBox="0 0 262 271" svg:d="M34 35c0 63 0 126 0 187 0 20-3 28-23 28-4 0-11 0-11 7 0 6 7 6 13 6 20 0 41 0 61 0 6 0 12 0 12-6 0-7-6-7-11-7-21 0-24-9-24-29 0-58 0-118 0-176 56 74 111 148 167 220 3 5 4 6 8 6 6 0 6-7 6-13 0-72 0-145 0-217 0-21 3-27 21-28 2 0 9 0 9-6 0-7-6-7-12-7-19 0-39 0-57 0-7 0-14 0-14 7 0 6 8 6 12 6 21 1 25 9 25 29 0 39 0 80 0 121-39-53-78-105-117-157-4-6-5-6-14-6-22 0-45 0-67 0-7 0-12 0-12 7 0 6 5 6 7 6 10 1 18 8 22 12-1 4-1 5-1 10zM219 243c-56-72-112-146-168-220-5-5-5-5-9-10 15 0 31 0 46 0 44 59 87 117 131 176 0 18 0 37 0 54z"><text:p/></draw:path><draw:path draw:style-name="gr3" draw:text-style-name="P69" svg:width="0.342cm" svg:height="0.2cm" svg:x="9.695cm" svg:y="0.092cm" svg:viewBox="0 0 343 201" svg:d="M301 109c-20 15-31 32-35 36-16 27-20 51-20 52 0 4 5 4 8 4 7 0 7-1 9-7 9-38 31-71 75-88 4-1 5-4 5-6 0-3-1-2-2-3-18-7-64-27-79-91-1-5-1-6-8-6-3 0-8 0-8 4 0 2 4 26 20 51 8 12 19 25 35 37-95 0-191 0-287 0-6 0-14-1-14 8 0 8 8 9 14 9 96 0 192 0 287 0z"><text:p/></draw:path><draw:path draw:style-name="gr3" draw:text-style-name="P69" svg:width="0.261cm" svg:height="0.27cm" svg:x="10.178cm" svg:y="0.025cm" svg:viewBox="0 0 262 271" svg:d="M33 35c0 63 0 126 0 187 0 20-2 28-22 28-4 0-11 0-11 7 0 6 6 6 13 6 20 0 40 0 60 0 7 0 13 0 13-6 0-7-7-7-12-7-21 0-24-9-24-29 0-58 0-118 0-176 56 74 111 148 167 220 3 5 5 6 7 6 7 0 7-7 7-13 0-72 0-145 0-217 0-21 4-27 22-28 2 0 9 0 9-6 0-7-7-7-13-7-19 0-38 0-56 0-7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3" draw:text-style-name="P69" svg:width="0.088cm" svg:height="0.384cm" svg:x="10.47cm" svg:y="0cm" svg:viewBox="0 0 89 385" svg:d="M89 193c0-30-3-76-25-120-23-48-56-73-61-73-2 0-3 2-3 4s0 2 8 9c37 38 59 99 59 180 0 65-14 133-63 181-4 6-4 6-4 7 0 2 1 4 3 4 5 0 40-26 62-76 20-41 24-84 24-116z"><text:p/></draw:path><draw:path draw:style-name="gr3" draw:text-style-name="P69" svg:width="0.186cm" svg:height="0.185cm" svg:x="10.74cm" svg:y="0.1cm" svg:viewBox="0 0 187 186" svg:d="M94 83c-26-26-52-52-77-77-5-5-6-6-9-6-4 0-8 3-8 8 0 2 1 3 6 7 25 26 51 52 77 77-26 26-52 52-77 79-5 4-6 5-6 7 0 5 4 8 8 8 3 0 4-1 9-5 25-27 51-52 77-78 26 27 53 53 80 81 2 0 3 2 5 2 5 0 8-3 8-8 0-1 0-2-1-4 0-1-62-62-81-82 23-23 47-47 70-70 2-2 9-7 10-9 1-1 2-3 2-5 0-5-3-8-8-8-3 0-4 1-8 6-26 25-52 51-77 77z"><text:p/></draw:path><draw:path draw:style-name="gr3" draw:text-style-name="P69" svg:width="0.261cm" svg:height="0.27cm" svg:x="11.08cm" svg:y="0.025cm" svg:viewBox="0 0 262 271" svg:d="M33 35c0 63 0 126 0 187 0 20-2 28-22 28-4 0-11 0-11 7 0 6 6 6 13 6 20 0 40 0 60 0 7 0 13 0 13-6 0-7-7-7-12-7-21 0-24-9-24-29 0-58 0-118 0-176 56 74 111 148 167 220 3 5 5 6 7 6 7 0 7-7 7-13 0-72 0-145 0-217 0-21 4-27 22-28 2 0 9 0 9-6 0-7-6-7-13-7-19 0-38 0-56 0-7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/draw:g>, שלפי המשפט המרכזי של זוג סדור לא שווים כי <draw:g text:anchor-type="as-char" svg:y="-0.28cm" draw:z-index="168" draw:name="Shape182" draw:style-name="gr1"><svg:title>TexMaths</svg:title><svg:desc>11§display§0 \neq 1§svg§600§FALSE§</svg:desc><draw:path draw:style-name="gr2" draw:text-style-name="P68" svg:width="0.828cm" svg:height="0.319cm" svg:x="0.004cm" svg:y="0.02cm" svg:viewBox="0 0 829 320" svg:d="M416 320c-139 0-277 0-416 0 0-107 0-213 0-320 276 0 553 0 829 0 0 107 0 213 0 320-137 0-276 0-413 0z"><text:p/></draw:path><draw:path draw:style-name="gr3" draw:text-style-name="P69" svg:width="0.162cm" svg:height="0.264cm" svg:x="-0.001cm" svg:y="0.02cm" svg:viewBox="0 0 163 265" svg:d="M163 133c0-30-2-61-16-90-18-37-49-43-66-43-23 0-51 10-67 45-12 28-14 58-14 88 0 29 1 63 18 92 16 32 44 40 63 40 21 0 50-9 68-45 12-26 14-56 14-87zM81 256c-15 0-38-10-45-46-4-22-4-59-4-81 0-25 0-51 3-72 8-45 37-49 46-49 13 0 38 7 46 45 4 22 4 52 4 76 0 29 0 55-4 78-7 38-29 49-46 49z"><text:p/></draw:path><draw:path draw:style-name="gr3" draw:text-style-name="P69" svg:width="0.191cm" svg:height="0.359cm" svg:x="0.338cm" svg:y="0cm" svg:viewBox="0 0 192 360" svg:d="M189 15c4-5 3-6 3-7 0-2-2-8-7-8s-6 2-9 8c-57 112-115 224-173 336-3 6-3 7-3 8 0 3 2 8 8 8 4 0 5-3 9-8 57-113 115-224 172-337z"><text:p/></draw:path><draw:path draw:style-name="gr3" draw:text-style-name="P69" svg:width="0.255cm" svg:height="0.091cm" svg:x="0.306cm" svg:y="0.134cm" svg:viewBox="0 0 256 92" svg:d="M243 17c7 0 13 0 13-8 0-9-6-9-12-9-78 0-155 0-232 0-4 0-12 0-12 9 0 8 8 8 13 8 77 0 153 0 230 0zM244 92c6 0 12-2 12-9 0-9-6-8-13-8-77 0-153 0-230 0-5 0-13-1-13 8 0 7 8 9 12 9 77 0 154 0 232 0z"><text:p/></draw:path><draw:path draw:style-name="gr3" draw:text-style-name="P69" svg:width="0.127cm" svg:height="0.255cm" svg:x="0.725cm" svg:y="0.02cm" svg:viewBox="0 0 128 256" svg:d="M79 10c0-10 0-10-9-10-24 24-58 24-70 24 0 5 0 8 0 12 8 0 31 0 51-10 0 67 0 133 0 199 0 14-1 19-37 19-4 0-7 0-12 0 0 4 0 9 0 12 13-1 48-1 63-1s49 0 63 1c0-3 0-8 0-12-5 0-8 0-12 0-36 0-37-5-37-19 0-72 0-143 0-215z"><text:p/></draw:path></draw:g>. לפי הנחת השלילה <draw:g text:anchor-type="as-char" svg:y="-0.288cm" draw:z-index="170" draw:name="Shape183" draw:style-name="gr1"><svg:title>TexMaths</svg:title><svg:desc>11§display§F(n_1) \neq F(n_2)§svg§600§FALSE§</svg:desc><draw:path draw:style-name="gr2" draw:text-style-name="P68" svg:width="2.452cm" svg:height="0.344cm" svg:x="0.005cm" svg:y="0.018cm" svg:viewBox="0 0 2453 345" svg:d="M0 0c818 0 1635 0 2453 0 0 115 0 230 0 345-818 0-1635 0-2453 0 0-115 0-230 0-345z"><text:p/></draw:path><draw:path draw:style-name="gr3" draw:text-style-name="P69" svg:width="0.274cm" svg:height="0.261cm" svg:x="-0.001cm" svg:y="0.025cm" svg:viewBox="0 0 275 262" svg:d="M102 138c14 0 26 0 39 0 28 0 32 5 32 16 0 3 0 8-4 20 0 1-1 2-1 3 0 4 3 6 5 6 4 0 4-1 6-9 7-29 15-56 21-84 1-3 1-4 1-5s-1-5-4-5c-4 0-4 3-6 8-8 31-17 38-50 38-12 0-23 0-35 0 8-34 16-65 25-98 3-14 3-16 21-16 16 0 34 0 50 0 48 0 57 13 57 43 0 9 0 10-2 21 0 4 0 5 0 7s2 4 5 4c4 0 4-2 5-10 3-22 6-44 8-66 1-11-1-11-11-11-63 0-126 0-189 0-8 0-11 0-11 8 0 4 3 4 10 4 14 0 25 0 25 8 0 1 0 2-1 9-18 67-34 135-52 202-3 16-4 19-35 19-7 0-11 0-11 7 0 4 6 5 7 5 11 0 39-2 50-2 13 0 45 2 57 2 4 0 9-1 9-8 0-3-1-2-2-4-1 0-2 0-11 0s-11 0-21-1c-11-1-12-3-12-8 0-1 0-3 2-9 8-32 16-62 23-94z"><text:p/></draw:path><draw:path draw:style-name="gr3" draw:text-style-name="P69" svg:width="0.089cm" svg:height="0.383cm" svg:x="0.325cm" svg:y="0cm" svg:viewBox="0 0 90 384" svg:d="M90 380c0-1 0-1-6-8-49-48-61-121-61-179 0-67 14-135 62-183 5-4 5-4 5-7 0-2-1-3-4-3s-39 26-61 75c-19 43-25 86-25 118 0 28 4 76 26 119 24 47 57 72 60 72s4-1 4-4z"><text:p/></draw:path><draw:path draw:style-name="gr3" draw:text-style-name="P69" svg:width="0.209cm" svg:height="0.173cm" svg:x="0.448cm" svg:y="0.115cm" svg:viewBox="0 0 210 174" svg:d="M23 148c-1 5-3 14-3 16 0 7 5 10 11 10 4 0 12-2 14-10 1-1 6-20 8-29 3-12 5-24 9-35 2-9 4-16 6-25 1-7 5-18 5-20 5-12 26-47 62-47 18 0 21 14 21 27 0 24-18 73-24 91-4 8-4 13-4 17 0 18 13 31 32 31 36 0 50-56 50-59 0-4-3-4-4-4-5 0-5 1-7 7-8 26-20 48-38 48-7 0-10-4-10-13 0-10 3-19 6-27 8-20 25-63 25-85 0-26-17-41-46-41-34 0-52 24-59 33-2-21-19-33-36-33-19 0-24 14-29 22-6 13-12 35-12 37 0 4 4 4 6 4 3 0 4 0 6-9 7-28 14-46 28-46 7 0 12 5 12 18 0 8-1 13-6 32-7 30-15 60-23 90z"><text:p/></draw:path><draw:path draw:style-name="gr3" draw:text-style-name="P69" svg:width="0.097cm" svg:height="0.178cm" svg:x="0.699cm" svg:y="0.168cm" svg:viewBox="0 0 98 179" svg:d="M62 8c0-7-1-8-9-8-18 18-42 18-53 18 0 3 0 6 0 10 7 0 24 0 40-8 0 45 0 91 0 137 0 9 0 13-28 13-3 0-6 0-10 0 0 3 0 6 0 9 5 0 38-1 48-1 8 0 42 1 48 1 0-3 0-6 0-9-3 0-7 0-10 0-26 0-26-4-26-13 0-50 0-100 0-149z"><text:p/></draw:path><draw:path draw:style-name="gr3" draw:text-style-name="P69" svg:width="0.088cm" svg:height="0.383cm" svg:x="0.865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69" svg:width="0.192cm" svg:height="0.357cm" svg:x="1.154cm" svg:y="0.011cm" svg:viewBox="0 0 193 358" svg:d="M189 15c4-5 4-6 4-7 0-4-3-8-8-8s-6 2-9 8c-57 111-115 223-173 334-3 6-3 7-3 8 0 3 2 8 8 8 4 0 5-2 9-8 57-111 115-223 172-335z"><text:p/></draw:path><draw:path draw:style-name="gr3" draw:text-style-name="P69" svg:width="0.255cm" svg:height="0.089cm" svg:x="1.123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274cm" svg:height="0.261cm" svg:x="1.522cm" svg:y="0.025cm" svg:viewBox="0 0 275 262" svg:d="M102 138c12 0 26 0 38 0 29 0 32 5 32 16 0 3 0 8-3 20-1 1-1 2-1 3 0 4 3 6 5 6 4 0 4-1 5-9 8-29 15-56 22-84 1-3 1-4 1-5s-1-5-4-5c-4 0-4 3-7 8-7 31-16 38-49 38-12 0-23 0-35 0 7-34 16-65 24-98 4-14 4-16 21-16s34 0 51 0c48 0 57 13 57 43 0 9 0 10-2 21-1 4-1 5-1 7s1 4 6 4c3 0 4-2 4-10 2-22 6-44 8-66 2-11 0-11-10-11-63 0-126 0-189 0-8 0-12 0-12 8 0 4 4 4 11 4 14 0 25 0 25 8 0 1 0 2-2 9-17 67-34 135-51 202-4 16-4 19-35 19-7 0-11 0-11 7 0 4 4 5 6 5 12 0 40-2 51-2 12 0 44 2 57 2 4 0 8-1 8-8 0-3-1-2-2-4-1 0-1 0-11 0-8 0-10 0-20-1-11-1-12-3-12-8 0-1 0-3 1-9 8-32 17-62 24-94z"><text:p/></draw:path><draw:path draw:style-name="gr3" draw:text-style-name="P69" svg:width="0.089cm" svg:height="0.383cm" svg:x="1.848cm" svg:y="0cm" svg:viewBox="0 0 90 384" svg:d="M90 380c0-1 0-1-6-8-49-48-61-121-61-179 0-67 14-135 62-183 5-4 5-4 5-7 0-2-2-3-4-3-3 0-39 26-62 75-20 43-24 86-24 118 0 28 4 76 25 119 23 47 58 72 61 72 2 0 4-1 4-4z"><text:p/></draw:path><draw:path draw:style-name="gr3" draw:text-style-name="P69" svg:width="0.209cm" svg:height="0.173cm" svg:x="1.971cm" svg:y="0.115cm" svg:viewBox="0 0 210 174" svg:d="M23 148c-1 5-3 14-3 16 0 7 5 10 11 10 4 0 12-2 14-10 0-1 6-20 8-29 2-12 5-24 8-35 2-9 5-16 6-25 2-7 6-18 6-20 5-12 26-47 62-47 18 0 21 14 21 27 0 24-18 73-25 91-3 8-3 13-3 17 0 18 13 31 32 31 36 0 50-56 50-59 0-4-4-4-5-4-4 0-4 1-6 7-8 26-20 48-39 48-7 0-9-4-9-13 0-10 3-19 6-27 8-20 25-63 25-85 0-26-17-41-46-41-34 0-53 24-60 33-1-21-18-33-35-33-18 0-26 14-29 22-6 13-12 35-12 37 0 4 3 3 4 4 5 0 5 0 7-9 7-28 14-46 29-46 7 0 12 5 12 18 0 8-1 13-7 32-8 30-14 60-22 90z"><text:p/></draw:path><draw:path draw:style-name="gr3" draw:text-style-name="P69" svg:width="0.119cm" svg:height="0.178cm" svg:x="2.209cm" svg:y="0.168cm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69" svg:width="0.088cm" svg:height="0.383cm" svg:x="2.388cm" svg:y="0cm" svg:viewBox="0 0 89 384" svg:d="M89 193c0-30-4-77-25-120-23-48-56-73-61-73-2 0-3 1-3 3 0 3 0 3 7 10 38 38 60 99 60 180 0 65-14 132-63 181-4 5-4 5-4 6 0 3 1 4 3 4 5 0 39-26 62-75 20-43 24-85 24-116z"><text:p/></draw:path></draw:g>. נחשב: <text:s/></text:p>
      <text:p text:style-name="P4"><draw:g text:anchor-type="as-char" svg:y="-0.737cm" draw:z-index="171" draw:name="Shape184" draw:style-name="gr1"><svg:title>TexMaths</svg:title><svg:desc>11§display§F(n_1) = \max\{(\lambda n \in \N. 0)(i) \mid i \in \{0, \dots, 0\}\} = \max\{0 \mid i \in \{0\}\} = 0§svg§600§FALSE§</svg:desc><draw:path draw:style-name="gr2" draw:text-style-name="P68" svg:width="11.409cm" svg:height="0.344cm" svg:x="0.068cm" svg:y="0.02cm" svg:viewBox="0 0 11410 345" svg:d="M0 0c3803 0 7607 0 11410 0 0 115 0 230 0 345-3803 0-7607 0-11410 0 0-115 0-230 0-345z"><text:p/></draw:path><draw:path draw:style-name="gr3" draw:text-style-name="P69" svg:width="0.274cm" svg:height="0.261cm" svg:x="0cm" svg:y="0.026cm" svg:viewBox="0 0 275 262" svg:d="M102 138c14 0 26 0 39 0 28 0 32 5 32 16 0 3 0 8-4 20 0 1-1 2-1 3 0 4 3 6 5 6 4 0 4-1 6-9 7-29 15-56 21-84 1-3 1-4 1-5s-1-5-4-5c-4 0-4 3-6 8-8 31-17 38-50 38-12 0-23 0-35 0 8-34 16-65 25-98 3-14 3-16 21-16 16 0 34 0 50 0 48 0 57 13 57 43 0 9 0 10-2 21 0 4 0 5 0 7s2 4 5 4c4 0 4-2 5-10 3-22 6-44 8-66 1-11-1-11-11-11-63 0-126 0-189 0-8 0-11 0-11 8 0 4 3 4 10 4 14 0 25 0 25 8 0 1 0 2-1 9-18 67-34 135-52 202-3 16-4 19-35 19-7 0-11 0-11 7 0 5 6 5 7 5 11 0 39-2 50-2 13 0 45 2 57 2 5 0 9 0 9-8 0-3-1-2-2-4-1 0-2 0-11 0s-11 0-20-1c-12-1-13-3-13-8 0-1 0-3 2-9 8-32 16-62 23-94z"><text:p/></draw:path><draw:path draw:style-name="gr3" draw:text-style-name="P69" svg:width="0.088cm" svg:height="0.383cm" svg:x="0.327cm" svg:y="0cm" svg:viewBox="0 0 89 384" svg:d="M89 380c0-1 0-1-6-8-49-48-61-121-61-179 0-67 14-135 63-183 4-4 4-4 4-7 0-2-1-3-3-3-5 0-40 26-62 75-20 43-24 86-24 118 0 28 3 76 25 119 23 47 56 72 61 72 2 0 3-1 3-4z"><text:p/></draw:path><draw:path draw:style-name="gr3" draw:text-style-name="P69" svg:width="0.208cm" svg:height="0.173cm" svg:x="0.45cm" svg:y="0.119cm" svg:viewBox="0 0 209 174" svg:d="M22 148c-1 5-3 14-3 16 0 7 5 10 11 10 5 0 12-2 14-10 1-1 6-20 8-29 3-12 5-24 9-35 2-9 4-16 6-25 1-7 5-18 5-20 6-12 26-47 63-47 17 0 21 14 21 27 0 24-20 73-25 91-3 8-4 13-4 17 0 18 14 31 31 31 37 0 51-56 51-59 0-4-3-4-4-4-5 0-5 1-6 7-8 26-21 48-39 48-7 0-10-4-10-13 0-10 4-19 7-27 7-20 23-63 23-85 0-26-16-41-44-41-35 0-53 24-60 33-2-21-18-33-35-33-19 0-26 14-30 22-5 13-11 35-11 37 0 4 3 4 4 4 4 0 5 0 7-9 7-28 14-46 29-46 7 0 11 5 11 18 0 8-1 13-6 32-8 30-15 60-23 90z"><text:p/></draw:path><draw:path draw:style-name="gr3" draw:text-style-name="P69" svg:width="0.098cm" svg:height="0.178cm" svg:x="0.7cm" svg:y="0.169cm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" draw:text-style-name="P69" svg:width="0.089cm" svg:height="0.383cm" svg:x="0.866cm" svg:y="0cm" svg:viewBox="0 0 90 384" svg:d="M90 193c0-30-4-77-26-120-23-48-56-73-60-73-2 0-4 1-4 3 0 3 0 3 8 10 37 38 59 99 59 180 0 65-14 132-61 181-6 5-6 5-6 6 0 3 2 4 4 4 4 0 39-26 61-75 20-43 25-85 25-116z"><text:p/></draw:path><draw:path draw:style-name="gr3" draw:text-style-name="P69" svg:width="0.256cm" svg:height="0.089cm" svg:x="1.123cm" svg:y="0.14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3cm" svg:height="0.17cm" svg:x="1.523cm" svg:y="0.119cm" svg:viewBox="0 0 301 171" svg:d="M30 37c0 35 0 69 0 104 0 18-5 18-30 18 0 3 0 7 0 12 13-1 33-3 43-3s31 2 44 3c0-5 0-9 0-12-26 0-31 0-31-18 0-24 0-49 0-72 0-39 28-61 53-61 24 0 29 21 29 43 0 29 0 59 0 90 0 18-5 18-31 18 0 3 0 7 0 12 14-1 33-3 44-3 10 0 29 2 43 3 0-5 0-9 0-12-26 0-30 0-30-18 0-24 0-49 0-72 0-39 27-61 52-61 24 0 28 21 28 43 0 29 0 59 0 90 0 18-4 18-29 18 0 3 0 7 0 12 13-1 33-3 44-3 9 0 29 2 42 3 0-5 0-9 0-12-19 0-29 0-29-13 0-25 0-49 0-73 0-33 0-45-12-59-6-6-19-14-41-14-33 0-50 23-56 37-6-33-34-37-52-37-28 0-46 17-57 41 0-13 0-28 0-41-18 1-36 3-54 4 0 5 0 8 0 13 26 0 30 2 30 20z"><text:p/></draw:path><draw:path draw:style-name="gr3" draw:text-style-name="P69" svg:width="0.173cm" svg:height="0.175cm" svg:x="1.848cm" svg:y="0.116cm" svg:viewBox="0 0 174 176" svg:d="M112 143c2 16 12 32 31 32 8 0 31-5 31-37 0-8 0-15 0-21-3 0-6 0-9 0 0 6 0 13 0 21 0 23-10 25-14 25-13 0-15-18-15-20 0-26 0-52 0-77 0-15 0-31-14-45-14-15-34-21-53-21-32 0-58 18-58 43 0 12 8 19 18 19 11 0 17-8 17-18 0-5-1-18-18-19 9-13 28-17 40-17 20 0 42 15 42 49 0 5 0 9 0 15-20 1-47 2-71 14-29 13-39 33-39 49 0 32 37 41 62 41s44-15 50-33zM110 79c0 12 0 26 0 39 0 37-29 50-45 50-20 0-35-14-35-33 0-20 16-52 80-56z"><text:p/></draw:path><draw:path draw:style-name="gr3" draw:text-style-name="P69" svg:width="0.194cm" svg:height="0.165cm" svg:x="2.03cm" svg:y="0.123cm" svg:viewBox="0 0 195 166" svg:d="M107 75c11-14 26-33 35-43 12-14 27-20 46-20 0-4 0-8 0-12-10 0-22 1-32 1-11 0-32-1-37-1 0 4 0 8 0 12 9 0 12 5 12 11s-4 11-7 14c-7 10-16 20-24 30-10-13-20-25-30-38-3-5-3-6-3-8 0-6 6-9 13-9 0-4 0-8 0-12-10 0-35 1-41 1-8 0-27-1-37-1 0 4 0 8 0 12 27 0 28 0 45 23 14 17 26 33 39 50-12 15-24 31-36 46-19 22-42 23-50 23 0 3 0 8 0 12 10-1 22-2 32-2 11 0 27 1 37 2 0-4 0-9 0-12-8-1-12-6-12-12 0-9 12-21 35-50 10 13 20 26 30 39 3 4 8 11 8 13 0 4-3 9-13 10 0 3 0 8 0 12 11-1 33-2 40-2 11 0 27 1 38 2 0-4 0-9 0-12-21 0-28-1-37-12-17-23-34-45-51-67z"><text:p/></draw:path><draw:path draw:style-name="gr3" draw:text-style-name="P69" svg:width="0.135cm" svg:height="0.383cm" svg:x="2.257cm" svg:y="0cm" svg:viewBox="0 0 136 384" svg:d="M81 52c0-16 10-41 52-43 2-1 3-2 3-5 0-4-2-4-6-4-39 0-74 20-75 48 0 29 0 59 0 89 0 14 0 26-15 39-14 11-28 12-37 12-2 0-3 2-3 5 0 2 2 2 6 3 25 1 44 15 48 34 1 5 1 6 1 19 0 25 0 50 0 76 0 16 0 28 19 44 15 11 40 15 56 15 4 0 6 0 6-4 0-3-2-3-5-5-24-1-44-13-48-33-2-3-2-4-2-18 0-27 0-53 0-81 0-17-3-24-15-36-9-9-20-12-31-14 32-9 46-27 46-49 0-31 0-61 0-92z"><text:p/></draw:path><draw:path draw:style-name="gr3" draw:text-style-name="P69" svg:width="0.088cm" svg:height="0.383cm" svg:x="2.461cm" svg:y="0cm" svg:viewBox="0 0 89 384" svg:d="M89 380c0-1 0-1-6-8-49-48-61-121-61-179 0-67 15-135 63-183 4-4 4-4 4-7 0-2-1-3-3-3-5 0-39 26-62 75-20 43-24 86-24 118 0 28 4 76 25 119 23 47 56 72 61 72 2 0 3-1 3-4z"><text:p/></draw:path><draw:path draw:style-name="gr3" draw:text-style-name="P69" svg:width="0.19cm" svg:height="0.27cm" svg:x="2.593cm" svg:y="0.022cm" svg:viewBox="0 0 191 271" svg:d="M118 154c16 40 34 99 40 108 7 8 10 8 21 8 3 0 6 0 8 0 4 0 4-2 4-4 0-1 0-2-1-3-4-4-6-10-10-17-26-73-51-147-78-220-8-22-29-26-47-26-2 0-7 0-7 3 0 4 3 5 4 5 12 2 15 4 25 31 12 34 25 69 37 104-35 35-71 69-106 105-6 4-8 6-8 12s6 11 12 11c7 0 10-5 13-8 31-36 62-73 93-109z"><text:p/></draw:path><draw:path draw:style-name="gr3" draw:text-style-name="P69" svg:width="0.208cm" svg:height="0.173cm" svg:x="2.81cm" svg:y="0.119cm" svg:viewBox="0 0 209 174" svg:d="M23 148c-1 5-3 14-3 16 0 7 4 10 11 10 4 0 11-2 14-10 0-1 5-20 7-29 3-12 5-24 9-35 2-9 4-16 6-25 1-7 5-18 6-20 5-12 26-47 62-47 18 0 21 14 21 27 0 24-18 73-25 91-3 8-3 13-3 17 0 18 13 31 30 31 37 0 51-56 51-59 0-4-3-4-4-4-4 0-4 1-6 7-8 26-21 48-39 48-7 0-9-4-9-13 0-10 3-19 6-27 8-20 23-63 23-85 0-26-16-41-44-41-35 0-53 24-60 33-2-21-18-33-35-33-18 0-26 14-30 22-5 13-11 35-11 37 0 4 3 4 4 4 5 0 5 0 7-9 7-28 14-46 29-46 7 0 12 5 12 18 0 8-1 13-7 32-8 30-14 60-22 90z"><text:p/></draw:path><draw:path draw:style-name="gr3" draw:text-style-name="P69" svg:width="0.193cm" svg:height="0.221cm" svg:x="3.169cm" svg:y="0.08cm" svg:viewBox="0 0 194 222" svg:d="M180 120c7 0 14 0 14-8 0-7-7-7-14-7-55 0-108 0-163 0 4-52 49-88 103-88 20 0 41 0 60 0 7 0 14-2 14-9 0-8-7-8-14-8-20 0-40 0-61 0-66 0-119 51-119 112 0 62 53 110 119 110 21 0 41 0 61 0 7 0 14 0 14-7 0-8-7-7-14-7-19 0-40 0-60 0-54 0-99-36-103-88 55 0 108 0 163 0z"><text:p/></draw:path><draw:path draw:style-name="gr3" draw:text-style-name="P69" svg:width="0.261cm" svg:height="0.269cm" svg:x="3.513cm" svg:y="0.026cm" svg:viewBox="0 0 262 270" svg:d="M34 34c0 63 0 126 0 187 0 21-3 28-23 28-4 0-11 1-11 6 0 8 7 8 13 8 20 0 40 0 60 0 7 0 13 0 13-8 0-5-7-6-12-6-21 0-24-8-24-29 0-58 0-117 0-175 56 73 111 147 167 219 3 5 5 6 9 6 5 0 5-6 5-12 0-72 0-145 0-217 0-22 4-28 22-28 2 0 9 0 9-6 0-7-6-7-13-7-19 0-38 0-56 0-7 0-14 0-14 7 0 6 7 6 11 6 22 0 26 8 26 29 0 39 0 79 0 120-39-53-78-105-117-156-4-6-5-6-14-6-22 0-45 0-67 0-8 0-14 0-14 7 0 5 6 6 9 6 10 1 18 8 21 12 0 4 0 4 0 9zM218 243c-56-73-112-147-168-221-4-4-4-5-8-9 15 0 31 0 46 0 43 59 87 117 130 175 0 18 0 37 0 55z"><text:p/></draw:path><draw:path draw:style-name="gr3" draw:text-style-name="P69" svg:width="0.04cm" svg:height="0.041cm" svg:x="3.815cm" svg:y="0.246cm" svg:viewBox="0 0 41 42" svg:d="M41 21c0-11-9-21-20-21s-21 10-21 21 10 21 21 21 20-10 20-21z"><text:p/></draw:path><draw:path draw:style-name="gr3" draw:text-style-name="P69" svg:width="0.162cm" svg:height="0.263cm" svg:x="3.904cm" svg:y="0.035cm" svg:viewBox="0 0 163 264" svg:d="M163 133c0-30-1-61-16-89-17-37-49-44-66-44-23 0-50 10-67 46-12 27-14 57-14 87s2 63 18 93c16 31 45 38 63 38 21 0 51-7 68-44 13-27 14-56 14-87zM81 257c-15 0-37-10-45-48-3-22-3-57-3-80 0-24 0-50 2-71 8-46 37-49 46-49 14 0 39 6 47 45 3 22 3 51 3 75 0 30 0 55-4 79-6 36-28 49-46 49z"><text:p/></draw:path><draw:path draw:style-name="gr3" draw:text-style-name="P69" svg:width="0.089cm" svg:height="0.383cm" svg:x="4.105cm" svg:y="0cm" svg:viewBox="0 0 90 384" svg:d="M90 193c0-30-4-77-25-120-23-48-57-73-61-73-2 0-4 1-4 3 0 3 0 3 8 10 38 38 60 99 60 180 0 65-14 132-62 181-6 5-6 5-6 6 0 3 2 4 4 4 4 0 39-26 62-75 20-43 24-85 24-116z"><text:p/></draw:path><draw:path draw:style-name="gr3" draw:text-style-name="P69" svg:width="0.088cm" svg:height="0.383cm" svg:x="4.272cm" svg:y="0cm" svg:viewBox="0 0 89 384" svg:d="M89 380c0-1 0-1-6-8-49-48-61-121-61-179 0-67 15-135 63-183 4-4 4-4 4-7 0-2-1-3-3-3-5 0-39 26-62 75-20 43-24 86-24 118 0 28 4 76 25 119 23 47 56 72 61 72 2 0 3-1 3-4z"><text:p/></draw:path><draw:path draw:style-name="gr3" draw:text-style-name="P69" svg:width="0.101cm" svg:height="0.257cm" svg:x="4.395cm" svg:y="0.035cm" svg:viewBox="0 0 102 258" svg:d="M98 14c0-7-4-14-14-14s-20 10-20 21c0 7 4 13 14 13 9 0 20-9 20-20zM69 159c5-11 5-13 9-22 2-8 5-14 5-21 0-17-13-31-32-31-37 0-51 56-51 59 0 4 3 4 4 4 5 0 5-2 7-7 10-36 25-49 39-49 3 0 9 0 9 14 0 7-2 15-4 20-3 9-20 55-26 70-5 10-9 22-9 31 0 17 13 31 32 31 36 0 50-55 50-60 0-3-4-3-5-3-3 0-3 1-6 6-6 25-19 49-39 49-7 0-9-4-9-13 0-10 2-16 11-39 5-13 10-26 15-39z"><text:p/></draw:path><draw:path draw:style-name="gr3" draw:text-style-name="P69" svg:width="0.088cm" svg:height="0.383cm" svg:x="4.539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69" svg:width="0.014cm" svg:height="0.383cm" svg:x="4.821cm" svg:y="0cm" svg:viewBox="0 0 15 384" svg:d="M15 14c0-7 0-14-7-14-8 0-8 7-8 14 0 119 0 237 0 356 0 8 0 14 8 14 7 0 7-6 7-14 0-119 0-237 0-356z"><text:p/></draw:path><draw:path draw:style-name="gr3" draw:text-style-name="P69" svg:width="0.101cm" svg:height="0.257cm" svg:x="5cm" svg:y="0.035cm" svg:viewBox="0 0 102 258" svg:d="M99 14c0-7-5-14-14-14-10 0-21 10-21 21 0 7 5 13 14 13 10 0 21-9 21-20zM69 159c6-11 6-13 9-22 3-8 6-14 6-21 0-17-14-31-32-31-37 0-52 56-52 59 0 4 4 4 6 4 3 0 4-2 5-7 11-36 26-49 40-49 3 0 10 0 10 14 0 7-4 15-5 20-3 9-21 55-27 70-4 10-9 22-9 31 0 17 13 31 32 31 36 0 50-55 50-60 0-3-3-3-4-3-3 0-3 1-6 6-7 25-19 49-39 49-7 0-10-4-10-13 0-10 3-16 12-39 4-13 10-26 14-39z"><text:p/></draw:path><draw:path draw:style-name="gr3" draw:text-style-name="P69" svg:width="0.193cm" svg:height="0.221cm" svg:x="5.262cm" svg:y="0.0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9" svg:width="0.137cm" svg:height="0.383cm" svg:x="5.623cm" svg:y="0cm" svg:viewBox="0 0 138 384" svg:d="M81 52c0-16 10-41 53-43 2-1 4-2 4-5 0-4-4-4-8-4-39 0-74 20-74 48 0 29 0 59 0 89 0 14 0 26-15 39-15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3" draw:text-style-name="P69" svg:width="0.162cm" svg:height="0.263cm" svg:x="5.802cm" svg:y="0.035cm" svg:viewBox="0 0 163 264" svg:d="M163 133c0-30-2-61-16-89-17-37-49-44-66-44-23 0-50 10-67 46-12 27-14 57-14 87s2 63 18 93c16 31 45 38 63 38 21 0 51-7 68-44 12-27 14-56 14-87zM81 257c-15 0-37-10-45-48-4-22-4-57-4-80 0-24 0-50 3-71 8-46 37-49 46-49 14 0 39 6 47 45 3 22 3 51 3 75 0 30 0 55-4 79-6 36-28 49-46 49z"><text:p/></draw:path><draw:path draw:style-name="gr3" draw:text-style-name="P69" svg:width="0.044cm" svg:height="0.115cm" svg:x="6.014cm" svg:y="0.246cm" svg:viewBox="0 0 45 116" svg:d="M45 41c0-26-10-41-25-41-12 0-20 10-20 21 0 10 8 21 20 21 4 0 10-2 13-6 2-1 1-1 2-1s1 0 1 6c0 28-13 51-26 65-4 3-4 4-4 5 0 4 2 5 4 5 4 0 35-30 35-75z"><text:p/></draw:path><draw:path draw:style-name="gr3" draw:text-style-name="P69" svg:width="0.04cm" svg:height="0.041cm" svg:x="6.186cm" svg:y="0.246cm" svg:viewBox="0 0 41 42" svg:d="M41 21c0-11-10-21-21-21-12 0-20 10-20 21s8 21 20 21c11 0 21-10 21-21z"><text:p/></draw:path><draw:path draw:style-name="gr3" draw:text-style-name="P69" svg:width="0.04cm" svg:height="0.041cm" svg:x="6.358cm" svg:y="0.246cm" svg:viewBox="0 0 41 42" svg:d="M41 21c0-11-9-21-20-21-12 0-21 10-21 21s9 21 21 21c11 0 20-10 20-21z"><text:p/></draw:path><draw:path draw:style-name="gr3" draw:text-style-name="P69" svg:width="0.04cm" svg:height="0.041cm" svg:x="6.529cm" svg:y="0.246cm" svg:viewBox="0 0 41 42" svg:d="M41 21c0-11-9-21-20-21s-21 10-21 21 10 21 21 21 20-10 20-21z"><text:p/></draw:path><draw:path draw:style-name="gr3" draw:text-style-name="P69" svg:width="0.044cm" svg:height="0.115cm" svg:x="6.701cm" svg:y="0.246cm" svg:viewBox="0 0 45 116" svg:d="M45 41c0-26-9-41-24-41-13 0-21 10-21 21 0 10 8 21 21 21 4 0 10-2 13-6 1-1 1-1 2-1 0 2 1 0 1 6 0 28-13 51-26 65-4 3-4 4-4 5 0 4 2 5 3 5 4 0 35-30 35-75z"><text:p/></draw:path><draw:path draw:style-name="gr3" draw:text-style-name="P69" svg:width="0.162cm" svg:height="0.263cm" svg:x="6.855cm" svg:y="0.035cm" svg:viewBox="0 0 163 264" svg:d="M163 133c0-30-2-61-16-89-17-37-49-44-66-44-23 0-51 10-67 46-12 27-14 57-14 87s1 63 18 93c16 31 45 38 63 38 21 0 50-7 68-44 12-27 14-56 14-87zM81 257c-15 0-38-10-45-48-4-22-4-57-4-80 0-24 0-50 3-71 8-46 37-49 46-49 13 0 39 6 46 45 4 22 4 51 4 75 0 30 0 55-4 79-6 36-28 49-46 49z"><text:p/></draw:path><draw:path draw:style-name="gr3" draw:text-style-name="P69" svg:width="0.137cm" svg:height="0.383cm" svg:x="7.061cm" svg:y="0cm" svg:viewBox="0 0 138 384" svg:d="M56 333c0 15-10 40-53 42-1 2-3 3-3 5 0 4 4 4 8 4 37 0 73-18 73-48 0-29 0-59 0-88 0-15 0-27 16-40 14-11 28-12 37-12 2-1 4-2 4-3 0-5-3-5-7-5-25-1-44-15-48-34-2-4-2-5-2-19 0-25 0-50 0-76 0-16 0-28-17-44-16-12-43-15-56-15-4 0-8 0-8 4s2 4 7 5c24 1 43 13 48 33 1 3 1 4 1 19 0 26 0 52 0 80 0 18 3 24 16 36 7 9 19 12 29 16-31 7-45 25-45 47 0 31 0 62 0 93z"><text:p/></draw:path><draw:path draw:style-name="gr3" draw:text-style-name="P69" svg:width="0.137cm" svg:height="0.383cm" svg:x="7.254cm" svg:y="0cm" svg:viewBox="0 0 138 384" svg:d="M56 333c0 15-11 40-53 42-2 2-3 3-3 5 0 4 4 4 8 4 37 0 73-18 73-48 0-29 0-59 0-88 0-15 0-27 16-40 14-11 28-12 37-12 1-1 4-2 4-3 0-5-3-5-7-5-25-1-44-15-48-34-2-4-2-5-2-19 0-25 0-50 0-76 0-16 0-28-18-44-16-12-42-15-55-15-4 0-8 0-8 4s2 4 7 5c24 1 43 13 48 33 1 3 1 4 1 19 0 26 0 52 0 80 0 18 2 24 16 36 7 9 18 12 29 16-32 7-45 25-45 47 0 31 0 62 0 93z"><text:p/></draw:path><draw:path draw:style-name="gr3" draw:text-style-name="P69" svg:width="0.255cm" svg:height="0.089cm" svg:x="7.549cm" svg:y="0.14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302cm" svg:height="0.17cm" svg:x="7.947cm" svg:y="0.119cm" svg:viewBox="0 0 303 171" svg:d="M31 37c0 35 0 69 0 104 0 18-5 18-31 18 0 3 0 7 0 12 14-1 33-3 44-3 10 0 30 2 43 3 0-5 0-9 0-12-25 0-30 0-30-18 0-24 0-49 0-72 0-39 28-61 52-61s29 21 29 43c0 29 0 59 0 90 0 18-5 18-30 18 0 3 0 7 0 12 13-1 33-3 44-3 10 0 30 2 43 3 0-5 0-9 0-12-27 0-30 0-30-18 0-24 0-49 0-72 0-39 28-61 52-61s28 21 28 43c0 29 0 59 0 90 0 18-4 18-29 18 0 3 0 7 0 12 13-1 33-3 43-3 9 0 30 2 44 3 0-5 0-9 0-12-21 0-30 0-31-13 0-25 0-49 0-73 0-33 0-45-12-59-6-6-18-14-41-14-32 0-50 23-55 37-6-33-34-37-52-37-28 0-46 17-57 41 0-13 0-28 0-41-19 1-36 3-55 4 0 5 0 8 0 13 28 0 31 2 31 20z"><text:p/></draw:path><draw:path draw:style-name="gr3" draw:text-style-name="P69" svg:width="0.173cm" svg:height="0.175cm" svg:x="8.274cm" svg:y="0.116cm" svg:viewBox="0 0 174 176" svg:d="M112 143c1 16 12 32 30 32 9 0 32-5 32-37 0-8 0-15 0-21-3 0-7 0-10 0 0 6 0 13 0 21 0 23-9 25-13 25-13 0-15-18-15-20 0-26 0-52 0-77 0-15 0-31-14-45-15-15-34-21-53-21-32 0-58 18-58 43 0 12 8 19 18 19 11 0 17-8 17-18 0-5-2-18-20-19 11-13 30-17 42-17 19 0 41 15 41 49 0 5 0 9 0 15-20 1-46 2-70 14-30 13-39 33-39 49 0 32 37 41 62 41s43-15 50-33zM109 79c0 12 0 26 0 39 0 37-28 50-45 50-19 0-34-14-34-33 0-20 15-52 79-56z"><text:p/></draw:path><draw:path draw:style-name="gr3" draw:text-style-name="P69" svg:width="0.194cm" svg:height="0.165cm" svg:x="8.455cm" svg:y="0.123cm" svg:viewBox="0 0 195 166" svg:d="M106 75c12-14 26-33 36-43 12-14 27-20 46-20 0-4 0-8 0-12-11 0-22 1-32 1-12 0-32-1-37-1 0 4 0 8 0 12 8 0 11 5 11 11s-3 11-6 14c-7 10-16 20-24 30-10-13-20-25-30-38-3-5-3-6-3-8 0-6 6-9 13-9 0-4 0-8 0-12-10 0-35 1-41 1-8 0-27-1-37-1 0 4 0 8 0 12 27 0 27 0 45 23 14 17 26 33 39 50-12 15-24 31-36 46-19 22-42 23-50 23 0 3 0 8 0 12 10-1 22-2 32-2 11 0 27 1 36 2 0-4 0-9 0-12-7-1-11-6-11-12 0-9 11-21 35-50 10 13 19 26 29 39 3 4 9 11 9 13 0 4-3 9-14 10 0 3 0 8 0 12 12-1 33-2 41-2 11 0 26 1 38 2 0-4 0-9 0-12-21 0-28-1-37-12-17-23-35-45-52-67z"><text:p/></draw:path><draw:path draw:style-name="gr3" draw:text-style-name="P69" svg:width="0.137cm" svg:height="0.383cm" svg:x="8.682cm" svg:y="0cm" svg:viewBox="0 0 138 384" svg:d="M81 52c0-16 11-41 53-43 2-1 4-2 4-5 0-4-4-4-8-4-39 0-74 20-74 48 0 29 0 59 0 89 0 14 0 26-15 39-13 11-29 12-38 12-1 0-3 2-3 5 0 2 2 2 7 3 25 1 44 15 48 34 1 5 1 6 1 19 0 25 0 50 0 76 0 16 0 28 19 44 15 11 41 15 55 15 4 0 8 0 8-4 0-3-3-3-7-5-24-1-43-13-47-33-3-3-3-4-3-18 0-27 0-53 0-81 0-17-2-24-15-36-8-9-19-12-30-14 32-9 45-27 45-49 0-31 0-61 0-92z"><text:p/></draw:path><draw:path draw:style-name="gr3" draw:text-style-name="P69" svg:width="0.162cm" svg:height="0.263cm" svg:x="8.863cm" svg:y="0.035cm" svg:viewBox="0 0 163 264" svg:d="M163 133c0-30-1-61-16-89-17-37-49-44-64-44-24 0-52 10-69 46-12 27-14 57-14 87s2 63 18 93c16 31 45 38 63 38 21 0 51-7 68-44 13-27 14-56 14-87zM81 257c-14 0-37-10-45-48-3-22-3-57-3-80 0-24 0-50 2-71 8-46 37-49 46-49 14 0 39 6 47 45 3 22 3 51 3 75 0 30 0 55-4 79-6 36-28 49-46 49z"><text:p/></draw:path><draw:path draw:style-name="gr3" draw:text-style-name="P69" svg:width="0.014cm" svg:height="0.383cm" svg:x="9.195cm" svg:y="0cm" svg:viewBox="0 0 15 384" svg:d="M15 14c0-7 0-14-7-14-8 0-8 7-8 14 0 119 0 237 0 356 0 8 0 14 8 14 7 0 7-6 7-14 0-119 0-237 0-356z"><text:p/></draw:path><draw:path draw:style-name="gr3" draw:text-style-name="P69" svg:width="0.1cm" svg:height="0.257cm" svg:x="9.375cm" svg:y="0.035cm" svg:viewBox="0 0 101 258" svg:d="M98 14c0-7-6-14-14-14-10 0-21 10-21 21 0 7 5 13 14 13 10 0 21-9 21-20zM68 159c6-11 6-13 9-22 3-8 6-14 6-21 0-17-14-31-32-31-37 0-51 56-51 59 0 4 3 4 4 4 4 0 5-2 6-7 11-36 26-49 40-49 3 0 9 0 9 14 0 7-3 15-4 20-3 9-21 55-26 70-5 10-10 22-10 31 0 17 13 31 32 31 36 0 50-55 50-60 0-3-3-3-4-3-3 0-3 1-6 6-7 25-19 49-39 49-7 0-9-4-9-13 0-10 2-16 11-39 4-13 10-26 14-39z"><text:p/></draw:path><draw:path draw:style-name="gr3" draw:text-style-name="P69" svg:width="0.193cm" svg:height="0.221cm" svg:x="9.636cm" svg:y="0.0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9" svg:width="0.137cm" svg:height="0.383cm" svg:x="9.997cm" svg:y="0cm" svg:viewBox="0 0 138 384" svg:d="M81 52c0-16 11-41 53-43 2-1 4-2 4-5 0-4-4-4-8-4-39 0-74 20-74 48 0 29 0 59 0 89 0 14 0 26-15 39-15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3" draw:text-style-name="P69" svg:width="0.162cm" svg:height="0.263cm" svg:x="10.177cm" svg:y="0.035cm" svg:viewBox="0 0 163 264" svg:d="M163 133c0-30-1-61-16-89-17-37-49-44-66-44-23 0-50 10-67 46-12 27-14 57-14 87s2 63 18 93c16 31 45 38 63 38 21 0 51-7 68-44 13-27 14-56 14-87zM81 257c-15 0-37-10-45-48-4-22-4-57-4-80 0-24 0-50 3-71 8-46 37-49 46-49 14 0 39 6 47 45 3 22 3 51 3 75 0 30 0 55-4 79-6 36-28 49-46 49z"><text:p/></draw:path><draw:path draw:style-name="gr3" draw:text-style-name="P69" svg:width="0.135cm" svg:height="0.383cm" svg:x="10.384cm" svg:y="0cm" svg:viewBox="0 0 136 384" svg:d="M55 333c0 15-10 40-52 42-2 2-3 3-3 5 0 4 4 4 8 4 37 0 72-18 73-48 0-29 0-59 0-88 0-15 0-27 16-40 13-11 28-12 36-12 2-1 3-2 3-3 0-5-2-5-5-5-25-1-44-15-48-34-2-4-2-5-2-19 0-25 0-50 0-76 0-16 0-28-18-44-16-12-42-15-55-15-4 0-8 0-8 4s2 4 6 5c24 1 44 13 48 33 1 3 1 4 1 19 0 26 0 52 0 80 0 18 3 24 15 36 9 9 20 12 31 16-32 7-46 25-46 47 0 31 0 62 0 93z"><text:p/></draw:path><draw:path draw:style-name="gr3" draw:text-style-name="P69" svg:width="0.137cm" svg:height="0.383cm" svg:x="10.577cm" svg:y="0cm" svg:viewBox="0 0 138 384" svg:d="M56 333c0 15-10 40-52 42-2 2-4 3-4 5 0 4 4 4 8 4 37 0 73-18 75-48 0-29 0-59 0-88 0-15 0-27 15-40 13-11 27-12 36-12 2-1 4-2 4-3 0-5-3-5-7-5-25-1-44-15-47-34-1-4-1-5-1-19 0-25 0-50 0-76 0-16 0-28-19-44-16-12-43-15-56-15-4 0-8 0-8 4s2 4 7 5c24 1 43 13 48 33 1 3 1 4 1 19 0 26 0 52 0 80 0 18 3 24 16 36 7 9 19 12 29 16-31 7-45 25-45 47 0 31 0 62 0 93z"><text:p/></draw:path><draw:path draw:style-name="gr3" draw:text-style-name="P69" svg:width="0.256cm" svg:height="0.089cm" svg:x="10.871cm" svg:y="0.14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62cm" svg:height="0.263cm" svg:x="11.273cm" svg:y="0.035cm" svg:viewBox="0 0 163 264" svg:d="M163 133c0-30-2-61-16-89-17-37-49-44-66-44-23 0-51 10-67 46-12 27-14 57-14 87s1 63 18 93c16 31 45 38 63 38 21 0 51-7 68-44 12-27 14-56 14-87zM81 257c-15 0-38-10-45-48-4-22-4-57-4-80 0-24 0-50 3-71 8-46 37-49 46-49 13 0 39 6 46 45 4 22 4 51 4 75 0 30 0 55-4 79-6 36-28 49-46 49z"><text:p/></draw:path></draw:g></text:p>
      <text:p text:style-name="P5"><text:soft-page-break/><draw:g text:anchor-type="as-char" svg:y="-0.288cm" draw:z-index="172" draw:name="Shape185" draw:style-name="gr1"><svg:title>TexMaths</svg:title><svg:desc>11§display§F(n_2) = \max\{(\lambda n \in \N. 0)(i) \mid i \in \{0, \dots, 1\}\} = \max\{0 \mid i \in \{0, 1\}\} = 0§svg§600§FALSE§</svg:desc><draw:path draw:style-name="gr2" draw:text-style-name="P68" svg:width="11.773cm" svg:height="0.344cm" svg:x="0.005cm" svg:y="0.018cm" svg:viewBox="0 0 11774 345" svg:d="M0 0c3925 0 7849 0 11774 0 0 115 0 230 0 345-3925 0-7849 0-11774 0 0-115 0-230 0-345z"><text:p/></draw:path><draw:path draw:style-name="gr3" draw:text-style-name="P69" svg:width="0.274cm" svg:height="0.261cm" svg:x="-0.001cm" svg:y="0.025cm" svg:viewBox="0 0 275 262" svg:d="M102 138c13 0 26 0 39 0 28 0 32 5 32 16 0 3 0 8-4 20 0 1-1 2-1 3 0 4 2 6 5 6 4 0 4-1 6-9 7-29 15-56 21-84 1-3 1-4 1-5s-1-5-4-5c-5 0-5 3-6 8-8 31-17 38-50 38-12 0-23 0-35 0 8-34 16-65 25-98 3-14 3-16 21-16 16 0 34 0 50 0 48 0 56 13 56 43 0 9 0 10-1 21 0 4 0 5 0 7s1 4 5 4 4-2 5-10c2-22 6-44 8-66 1-11-1-11-11-11-63 0-127 0-189 0-8 0-11 0-11 8 0 4 3 4 10 4 14 0 25 0 25 8 0 1 0 2-1 9-18 67-34 135-52 202-3 16-4 19-35 19-7 0-11 0-11 7 0 5 5 5 7 5 11 0 39-2 50-2 13 0 45 2 57 2 5 0 9 0 9-8 0-3-1-2-2-4-1 0-2 0-11 0s-11 0-20-1c-12-1-13-3-13-8 0-1 0-3 2-9 8-32 16-62 23-94z"><text:p/></draw:path><draw:path draw:style-name="gr3" draw:text-style-name="P69" svg:width="0.088cm" svg:height="0.383cm" svg:x="0.326cm" svg:y="0cm" svg:viewBox="0 0 89 384" svg:d="M89 380c0-1 0-1-7-8-48-48-60-121-60-179 0-67 14-135 63-183 4-4 4-4 4-7 0-2-1-3-3-3-5 0-40 26-62 75-20 43-24 86-24 118 0 28 3 76 25 119 23 47 56 72 61 72 2 0 3-1 3-4z"><text:p/></draw:path><draw:path draw:style-name="gr3" draw:text-style-name="P69" svg:width="0.208cm" svg:height="0.173cm" svg:x="0.449cm" svg:y="0.115cm" svg:viewBox="0 0 209 174" svg:d="M22 148c-1 5-3 14-3 16 0 7 5 10 11 10 5 0 12-2 14-10 1-1 5-20 8-29 3-12 5-24 8-35 3-9 5-16 7-25 1-7 4-18 4-20 7-12 27-47 64-47 17 0 21 14 21 27 0 24-20 73-25 91-3 8-5 13-5 17 0 18 15 31 32 31 37 0 51-56 51-59 0-4-3-4-4-4-5 0-5 1-6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" draw:text-style-name="P69" svg:width="0.119cm" svg:height="0.178cm" svg:x="0.687cm" svg:y="0.168cm" svg:viewBox="0 0 120 179" svg:d="M120 130c-3 0-7 0-10 0 0 7-3 22-7 25-2 1-23 1-26 1-17 0-34 0-51 0 29-25 39-32 54-45 21-15 40-33 40-58 0-33-29-53-64-53-33 0-56 24-56 48 0 15 11 16 14 16 7 0 15-5 15-14 0-6-3-15-17-15 9-18 28-25 40-25 27 0 41 21 41 43 0 23-16 42-25 52-22 21-44 41-66 63-2 4-2 4-2 11 37 0 74 0 111 0 3-16 6-33 9-49z"><text:p/></draw:path><draw:path draw:style-name="gr3" draw:text-style-name="P69" svg:width="0.089cm" svg:height="0.383cm" svg:x="0.865cm" svg:y="0cm" svg:viewBox="0 0 90 384" svg:d="M90 193c0-30-4-77-26-120-23-48-56-73-60-73-2 0-4 1-4 3 0 3 0 3 8 10 37 38 59 99 59 180 0 65-14 132-62 181-5 5-5 5-5 6 0 3 2 4 4 4 4 0 39-26 61-75 20-43 25-85 25-116z"><text:p/></draw:path><draw:path draw:style-name="gr3" draw:text-style-name="P69" svg:width="0.256cm" svg:height="0.089cm" svg:x="1.122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3cm" svg:height="0.17cm" svg:x="1.522cm" svg:y="0.115cm" svg:viewBox="0 0 301 171" svg:d="M30 37c0 35 0 69 0 104 0 18-5 18-30 18 0 3 0 7 0 12 13-1 33-3 43-3s31 2 44 3c0-5 0-9 0-12-27 0-31 0-31-18 0-24 0-49 0-72 0-39 28-61 53-61 24 0 28 21 28 43 0 29 0 59 0 90 0 18-4 18-30 18 0 3 0 7 0 12 14-1 33-3 44-3 10 0 29 2 43 3 0-5 0-9 0-12-26 0-30 0-30-18 0-24 0-49 0-72 0-39 27-61 52-61s28 21 28 43c0 29 0 59 0 90 0 18-3 18-30 18 0 3 0 7 0 12 14-1 33-3 44-3 10 0 30 2 43 3 0-5 0-9 0-12-19 0-29 0-29-13 0-25 0-49 0-73 0-33 0-45-12-59-6-6-19-14-41-14-33 0-50 23-56 37-6-33-34-37-52-37-29 0-46 17-57 41 0-13 0-28 0-41-18 1-36 3-54 4 0 5 0 8 0 13 26 0 30 2 30 20z"><text:p/></draw:path><draw:path draw:style-name="gr3" draw:text-style-name="P69" svg:width="0.173cm" svg:height="0.175cm" svg:x="1.847cm" svg:y="0.115cm" svg:viewBox="0 0 174 176" svg:d="M112 143c2 16 12 32 31 32 8 0 31-5 31-37 0-8 0-15 0-21-4 0-6 0-9 0 0 6 0 13 0 21 0 23-10 25-14 25-14 0-15-18-15-20 0-26 0-52 0-77 0-15 0-31-14-45-14-15-34-21-53-21-32 0-58 18-58 43 0 12 8 19 18 19 11 0 17-8 17-18 0-5-1-18-19-19 10-13 29-17 41-17 20 0 42 15 42 49 0 5 0 9 0 15-20 1-47 2-72 14-28 13-38 33-38 49 0 32 37 41 62 41s44-15 50-33zM110 79c0 12 0 26 0 39 0 37-29 50-45 50-20 0-35-14-35-33 0-20 16-52 80-56z"><text:p/></draw:path><draw:path draw:style-name="gr3" draw:text-style-name="P69" svg:width="0.194cm" svg:height="0.165cm" svg:x="2.029cm" svg:y="0.122cm" svg:viewBox="0 0 195 166" svg:d="M107 75c11-14 26-33 35-43 12-14 27-20 46-20 0-4 0-8 0-12-10 0-22 1-32 1-11 0-32-1-37-1 0 4 0 8 0 12 9 0 12 5 12 11s-5 11-7 14c-7 10-16 20-24 30-10-13-20-25-30-38-3-5-3-6-3-8 0-6 6-9 13-9 0-4 0-8 0-12-10 0-35 1-42 1s-26-1-36-1c0 4 0 8 0 12 27 0 28 0 45 23 13 17 26 33 39 50-12 15-24 31-37 46-18 22-41 23-49 23 0 3 0 8 0 12 10-1 22-2 32-2 11 0 27 1 37 2 0-4 0-9 0-12-9-1-12-6-12-12 0-9 12-21 35-50 10 13 20 26 30 39 3 4 8 11 8 13 0 4-4 9-13 10 0 3 0 8 0 12 11-1 33-2 40-2 11 0 27 1 38 2 0-4 0-9 0-12-21 0-28-1-37-12-17-23-34-45-51-67z"><text:p/></draw:path><draw:path draw:style-name="gr3" draw:text-style-name="P69" svg:width="0.135cm" svg:height="0.383cm" svg:x="2.256cm" svg:y="0cm" svg:viewBox="0 0 136 384" svg:d="M81 52c0-16 10-41 52-43 2-1 3-2 3-5 0-4-2-4-6-4-39 0-74 20-75 48 0 29 0 59 0 89 0 14 0 26-15 39-14 11-28 12-37 12-2 0-3 2-3 5 0 2 2 2 5 3 26 1 44 15 49 34 1 5 1 6 1 19 0 25 0 50 0 76 0 16 0 28 19 44 15 11 40 15 56 15 4 0 6 0 6-4 0-3-2-3-5-5-24-1-44-13-49-33-1-3-1-4-1-18 0-27 0-53 0-81 0-17-3-24-15-36-9-9-20-12-31-14 32-9 46-27 46-49 0-31 0-61 0-92z"><text:p/></draw:path><draw:path draw:style-name="gr3" draw:text-style-name="P69" svg:width="0.088cm" svg:height="0.383cm" svg:x="2.46cm" svg:y="0cm" svg:viewBox="0 0 89 384" svg:d="M89 380c0-1 0-1-7-8-47-48-60-121-60-179 0-67 15-135 63-183 4-4 4-4 4-7 0-2-1-3-3-3-5 0-39 26-62 75-20 43-24 86-24 118 0 28 4 76 25 119 23 47 56 72 61 72 2 0 3-1 3-4z"><text:p/></draw:path><draw:path draw:style-name="gr3" draw:text-style-name="P69" svg:width="0.19cm" svg:height="0.27cm" svg:x="2.592cm" svg:y="0.018cm" svg:viewBox="0 0 191 271" svg:d="M118 154c16 40 34 99 40 108 7 8 10 8 21 8 2 0 6 0 8 0 4 0 4-2 4-4 0-1 0-2-1-3-4-4-6-10-9-17-26-73-52-147-79-220-9-22-29-26-47-26-2 0-7 0-7 3 0 4 3 5 4 5 12 2 15 4 25 31 12 34 25 69 37 104-35 35-71 69-106 105-6 4-8 6-8 12s5 11 12 11 10-5 13-8c31-36 62-73 93-109z"><text:p/></draw:path><draw:path draw:style-name="gr3" draw:text-style-name="P69" svg:width="0.208cm" svg:height="0.173cm" svg:x="2.809cm" svg:y="0.115cm" svg:viewBox="0 0 209 174" svg:d="M23 148c-1 5-3 14-3 16 0 7 4 10 11 10 4 0 11-2 14-10 0-1 4-20 7-29 3-12 5-24 8-35 3-9 5-16 7-25 2-7 4-18 6-20 5-12 26-47 62-47 18 0 21 14 21 27 0 24-19 73-25 91-3 8-3 13-3 17 0 18 13 31 30 31 37 0 51-56 51-59 0-4-3-4-4-4-4 0-4 1-6 7-8 26-21 48-40 48-6 0-8-4-8-13 0-10 3-19 6-27 8-20 23-63 23-85 0-26-16-41-44-41-35 0-54 24-60 33-2-21-18-33-35-33-18 0-26 14-30 22-6 13-11 35-11 37 0 4 3 4 4 4 5 0 5 0 7-9 7-28 14-46 29-46 7 0 12 5 12 18 0 8-1 13-7 32-8 30-14 60-22 90z"><text:p/></draw:path><draw:path draw:style-name="gr3" draw:text-style-name="P69" svg:width="0.193cm" svg:height="0.221cm" svg:x="3.168cm" svg:y="0.078cm" svg:viewBox="0 0 194 222" svg:d="M180 120c7 0 14 0 14-8 0-7-7-7-14-7-55 0-109 0-164 0 5-52 50-88 104-88 20 0 41 0 60 0 7 0 14-2 14-9 0-8-7-8-14-8-21 0-40 0-61 0-66 0-119 51-119 112 0 62 53 110 119 110 21 0 40 0 61 0 7 0 14 0 14-7 0-8-7-7-14-7-19 0-40 0-60 0-54 0-99-36-104-88 55 0 109 0 164 0z"><text:p/></draw:path><draw:path draw:style-name="gr3" draw:text-style-name="P69" svg:width="0.261cm" svg:height="0.269cm" svg:x="3.511cm" svg:y="0.025cm" svg:viewBox="0 0 262 270" svg:d="M34 34c0 63 0 126 0 187 0 21-3 28-23 28-4 0-11 1-11 6 0 8 7 8 13 8 20 0 40 0 60 0 7 0 13 0 13-8 0-5-7-6-12-6-21 0-25-8-25-29 0-58 0-117 0-175 57 73 112 147 168 219 3 5 5 6 8 6 7 0 7-6 7-12 0-72 0-145 0-217 0-22 3-28 21-28 2 0 9 0 9-6 0-7-6-7-13-7-19 0-38 0-57 0-6 0-13 0-13 7 0 6 7 6 11 6 22 0 26 8 26 29 0 39 0 79 0 120-39-53-79-105-117-156-4-6-6-6-14-6-22 0-45 0-67 0-7 0-14 0-14 7 0 5 7 6 9 6 10 1 18 8 21 12 0 4 0 4 0 9zM218 243c-56-73-112-147-169-221-3-4-3-5-7-9 15 0 31 0 46 0 43 59 87 117 130 175 0 18 0 37 0 55z"><text:p/></draw:path><draw:path draw:style-name="gr3" draw:text-style-name="P69" svg:width="0.041cm" svg:height="0.041cm" svg:x="3.814cm" svg:y="0.247cm" svg:viewBox="0 0 42 42" svg:d="M42 21c0-11-10-21-21-21s-21 10-21 21 10 21 21 21 21-10 21-21z"><text:p/></draw:path><draw:path draw:style-name="gr3" draw:text-style-name="P69" svg:width="0.162cm" svg:height="0.263cm" svg:x="3.903cm" svg:y="0.032cm" svg:viewBox="0 0 163 264" svg:d="M163 133c0-30-1-61-16-89-17-37-49-44-65-44-24 0-51 10-68 46-12 27-14 57-14 87s2 63 18 93c16 31 45 38 63 38 21 0 51-7 67-44 14-27 15-56 15-87zM81 257c-15 0-37-10-45-48-3-22-3-57-3-80 0-24 0-50 2-71 8-46 36-49 46-49 14 0 39 6 47 45 3 22 3 51 3 75 0 30 0 55-5 79-5 36-27 49-45 49z"><text:p/></draw:path><draw:path draw:style-name="gr3" draw:text-style-name="P69" svg:width="0.089cm" svg:height="0.383cm" svg:x="4.103cm" svg:y="0cm" svg:viewBox="0 0 90 384" svg:d="M90 193c0-30-4-77-25-120-23-48-57-73-61-73-2 0-4 1-4 3 0 3 0 3 8 10 38 38 60 99 60 180 0 65-14 132-63 181-5 5-5 5-5 6 0 3 2 4 4 4 4 0 39-26 62-75 20-43 24-85 24-116z"><text:p/></draw:path><draw:path draw:style-name="gr3" draw:text-style-name="P69" svg:width="0.088cm" svg:height="0.383cm" svg:x="4.27cm" svg:y="0cm" svg:viewBox="0 0 89 384" svg:d="M89 380c0-1 0-1-7-8-48-48-60-121-60-179 0-67 15-135 63-183 4-4 4-4 4-7 0-2-1-3-3-3-5 0-39 26-62 75-20 43-24 86-24 118 0 28 4 76 25 119 23 47 56 72 61 72 2 0 3-1 3-4z"><text:p/></draw:path><draw:path draw:style-name="gr3" draw:text-style-name="P69" svg:width="0.101cm" svg:height="0.257cm" svg:x="4.394cm" svg:y="0.034cm" svg:viewBox="0 0 102 258" svg:d="M99 14c0-7-6-14-14-14-11 0-21 10-21 21 0 7 4 13 14 13 9 0 21-9 21-20zM69 159c5-11 5-13 9-22 2-8 4-14 4-21 0-17-12-31-31-31-37 0-51 56-51 59 0 4 3 4 4 4 5 0 5-2 7-7 10-36 25-49 38-49 4 0 10 0 10 14 0 7-2 15-4 20-3 9-20 55-26 70-5 10-9 22-9 31 0 17 13 31 32 31 36 0 50-55 50-60 0-3-3-3-5-3-4 0-4 1-6 6-6 25-20 49-39 49-7 0-9-4-9-13 0-10 2-16 11-39 5-13 10-26 15-39z"><text:p/></draw:path><draw:path draw:style-name="gr3" draw:text-style-name="P69" svg:width="0.088cm" svg:height="0.383cm" svg:x="4.538cm" svg:y="0cm" svg:viewBox="0 0 89 384" svg:d="M89 193c0-30-4-77-25-120-23-48-56-73-61-73-2 0-3 1-3 3 0 3 0 3 8 10 37 38 59 99 59 180 0 65-14 132-63 181-4 5-4 5-4 6 0 3 1 4 3 4 5 0 39-26 62-75 20-43 24-85 24-116z"><text:p/></draw:path><draw:path draw:style-name="gr3" draw:text-style-name="P69" svg:width="0.014cm" svg:height="0.383cm" svg:x="4.819cm" svg:y="0cm" svg:viewBox="0 0 15 384" svg:d="M15 14c0-7 0-14-7-14-8 0-8 7-8 14 0 119 0 237 0 356 0 8 0 14 8 14 7 0 7-6 7-14 0-119 0-237 0-356z"><text:p/></draw:path><draw:path draw:style-name="gr3" draw:text-style-name="P69" svg:width="0.1cm" svg:height="0.257cm" svg:x="5cm" svg:y="0.034cm" svg:viewBox="0 0 101 258" svg:d="M98 14c0-7-6-14-14-14-10 0-21 10-21 21 0 7 5 13 15 13 9 0 20-9 20-20zM68 159c6-11 6-13 9-22 3-8 5-14 5-21 0-17-13-31-31-31-37 0-51 56-51 59 0 4 3 4 4 4 4 0 5-2 6-7 11-36 26-49 39-49 4 0 10 0 10 14 0 7-3 15-4 20-3 9-21 55-26 70-5 10-10 22-10 31 0 17 13 31 32 31 36 0 50-55 50-60 0-3-3-3-4-3-4 0-4 1-6 6-7 25-20 49-39 49-7 0-9-4-9-13 0-10 2-16 11-39 4-13 10-26 14-39z"><text:p/></draw:path><draw:path draw:style-name="gr3" draw:text-style-name="P69" svg:width="0.193cm" svg:height="0.221cm" svg:x="5.26cm" svg:y="0.078cm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9" svg:width="0.136cm" svg:height="0.383cm" svg:x="5.621cm" svg:y="0cm" svg:viewBox="0 0 137 384" svg:d="M81 52c0-16 11-41 53-43 2-1 3-2 3-5 0-4-3-4-7-4-39 0-74 20-74 48 0 29 0 59 0 89 0 14 0 26-15 39-15 11-29 12-38 12-1 0-3 2-3 5 0 2 2 2 7 3 25 1 44 15 48 34 1 5 1 6 1 19 0 25 0 50 0 76 0 16 0 28 19 44 14 11 40 15 55 15 4 0 7 0 7-4 0-3-2-3-6-5-24-1-43-13-49-33-1-3-1-4-1-18 0-27 0-53 0-81 0-17-2-24-15-36-8-9-19-12-30-14 32-9 45-27 45-49 0-31 0-61 0-92z"><text:p/></draw:path><draw:path draw:style-name="gr3" draw:text-style-name="P69" svg:width="0.162cm" svg:height="0.263cm" svg:x="5.802cm" svg:y="0.032cm" svg:viewBox="0 0 163 264" svg:d="M163 133c0-30-1-61-16-89-17-37-49-44-66-44-23 0-50 10-67 46-12 27-14 57-14 87s2 63 18 93c16 31 45 38 63 38 21 0 51-7 67-44 14-27 15-56 15-87zM81 257c-15 0-37-10-45-48-3-22-3-57-3-80 0-24 0-50 2-71 8-46 36-49 46-49 14 0 39 6 47 45 3 22 3 51 3 75 0 30 0 55-5 79-5 36-27 49-45 49z"><text:p/></draw:path><draw:path draw:style-name="gr3" draw:text-style-name="P69" svg:width="0.044cm" svg:height="0.115cm" svg:x="6.013cm" svg:y="0.247cm" svg:viewBox="0 0 45 116" svg:d="M45 41c0-26-10-41-25-41-12 0-20 10-20 21 0 10 8 21 20 21 4 0 10-2 14-6 1-1 1-1 1-1 1 0 1 0 1 6 0 28-13 51-26 65-5 3-5 4-5 5 0 4 3 5 5 5 4 0 35-30 35-75z"><text:p/></draw:path><draw:path draw:style-name="gr3" draw:text-style-name="P69" svg:width="0.04cm" svg:height="0.041cm" svg:x="6.184cm" svg:y="0.247cm" svg:viewBox="0 0 41 42" svg:d="M41 21c0-11-10-21-21-21-12 0-20 10-20 21s8 21 20 21c11 0 21-10 21-21z"><text:p/></draw:path><draw:path draw:style-name="gr3" draw:text-style-name="P69" svg:width="0.04cm" svg:height="0.041cm" svg:x="6.356cm" svg:y="0.247cm" svg:viewBox="0 0 41 42" svg:d="M41 21c0-11-9-21-20-21-12 0-21 10-21 21s9 21 21 21c11 0 20-10 20-21z"><text:p/></draw:path><draw:path draw:style-name="gr3" draw:text-style-name="P69" svg:width="0.04cm" svg:height="0.041cm" svg:x="6.528cm" svg:y="0.247cm" svg:viewBox="0 0 41 42" svg:d="M41 21c0-11-9-21-20-21s-21 10-21 21 10 21 21 21 20-10 20-21z"><text:p/></draw:path><draw:path draw:style-name="gr3" draw:text-style-name="P69" svg:width="0.044cm" svg:height="0.115cm" svg:x="6.699cm" svg:y="0.247cm" svg:viewBox="0 0 45 116" svg:d="M45 41c0-26-9-41-24-41-13 0-21 10-21 21 0 10 8 21 21 21 4 0 10-2 13-6 1-1 1-1 2-1 0 2 1 0 1 6 0 28-13 51-26 65-4 3-4 4-4 5 0 4 2 5 3 5 4 0 35-30 35-75z"><text:p/></draw:path><draw:path draw:style-name="gr3" draw:text-style-name="P69" svg:width="0.127cm" svg:height="0.256cm" svg:x="6.873cm" svg:y="0.032cm" svg:viewBox="0 0 128 257" svg:d="M79 10c0-9 0-10-9-10-24 25-58 25-70 25 0 5 0 8 0 12 8 0 30 0 51-9 0 66 0 132 0 198 0 13-2 18-37 18-4 0-7 0-12 0 0 5 0 9 0 13 13-3 47-3 63-3 15 0 48 0 63 3 0-4 0-8 0-13-5 0-9 0-14 0-34 0-35-4-35-18 0-72 0-145 0-216z"><text:p/></draw:path><draw:path draw:style-name="gr3" draw:text-style-name="P69" svg:width="0.136cm" svg:height="0.383cm" svg:x="7.059cm" svg:y="0cm" svg:viewBox="0 0 137 384" svg:d="M56 333c0 15-10 40-53 42-1 2-3 3-3 5 0 4 4 4 8 4 37 0 73-18 73-48 0-29 0-59 0-88 0-15 0-27 17-40 13-11 27-12 36-12 2-1 3-2 3-3 0-5-2-5-6-5-25-1-44-15-47-34-3-4-3-5-3-19 0-25 0-50 0-76 0-16 0-28-17-44-16-12-43-15-56-15-4 0-8 0-8 4s2 4 7 5c24 1 42 13 48 33 1 3 1 4 1 19 0 26 0 52 0 80 0 18 3 24 15 36 8 9 20 12 30 16-31 7-45 25-45 47 0 31 0 62 0 93z"><text:p/></draw:path><draw:path draw:style-name="gr3" draw:text-style-name="P69" svg:width="0.136cm" svg:height="0.383cm" svg:x="7.252cm" svg:y="0cm" svg:viewBox="0 0 137 384" svg:d="M56 333c0 15-10 40-53 42-2 2-3 3-3 5 0 4 4 4 8 4 37 0 73-18 73-48 0-29 0-59 0-88 0-15 0-27 16-40 14-11 28-12 37-12 1-1 3-2 3-3 0-5-2-5-6-5-25-1-44-15-49-34-1-4-1-5-1-19 0-25 0-50 0-76 0-16 0-28-18-44-16-12-42-15-55-15-4 0-8 0-8 4s2 4 7 5c24 1 42 13 48 33 1 3 1 4 1 19 0 26 0 52 0 80 0 18 2 24 15 36 8 9 19 12 30 16-32 7-45 25-45 47 0 31 0 62 0 93z"><text:p/></draw:path><draw:path draw:style-name="gr3" draw:text-style-name="P69" svg:width="0.255cm" svg:height="0.089cm" svg:x="7.547cm" svg:y="0.145cm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69" svg:width="0.301cm" svg:height="0.17cm" svg:x="7.945cm" svg:y="0.115cm" svg:viewBox="0 0 302 171" svg:d="M31 37c0 35 0 69 0 104 0 18-5 18-31 18 0 3 0 7 0 12 14-1 34-3 44-3s30 2 43 3c0-5 0-9 0-12-25 0-30 0-30-18 0-24 0-49 0-72 0-39 28-61 52-61 25 0 28 21 28 43 0 29 0 59 0 90 0 18-3 18-29 18 0 3 0 7 0 12 13-1 33-3 44-3 10 0 29 2 43 3 0-5 0-9 0-12-26 0-30 0-30-18 0-24 0-49 0-72 0-39 27-61 52-61 24 0 28 21 28 43 0 29 0 59 0 90 0 18-4 18-29 18 0 3 0 7 0 12 13-1 33-3 42-3 11 0 31 2 44 3 0-5 0-9 0-12-20 0-29 0-30-13 0-25 0-49 0-73 0-33 0-45-12-59-5-6-18-14-40-14-33 0-50 23-56 37-6-33-34-37-52-37-28 0-46 17-57 41 0-13 0-28 0-41-19 1-36 3-55 4 0 5 0 8 0 13 27 0 31 2 31 20z"><text:p/></draw:path><draw:path draw:style-name="gr3" draw:text-style-name="P69" svg:width="0.173cm" svg:height="0.175cm" svg:x="8.272cm" svg:y="0.115cm" svg:viewBox="0 0 174 176" svg:d="M112 143c1 16 12 32 30 32 9 0 32-5 32-37 0-8 0-15 0-21-4 0-7 0-10 0 0 6 0 13 0 21 0 23-9 25-13 25-14 0-15-18-15-20 0-26 0-52 0-77 0-15 0-31-14-45-15-15-34-21-53-21-32 0-58 18-58 43 0 12 8 19 18 19 11 0 17-8 17-18 0-5-2-18-20-19 11-13 30-17 42-17 19 0 41 15 41 49 0 5 0 9 0 15-19 1-46 2-71 14-29 13-38 33-38 49 0 32 37 41 62 41s42-15 50-33zM109 79c0 12 0 26 0 39 0 37-28 50-45 50-19 0-34-14-34-33 0-20 15-52 79-56z"><text:p/></draw:path><draw:path draw:style-name="gr3" draw:text-style-name="P69" svg:width="0.194cm" svg:height="0.165cm" svg:x="8.454cm" svg:y="0.122cm" svg:viewBox="0 0 195 166" svg:d="M106 75c12-14 26-33 36-43 12-14 27-20 46-20 0-4 0-8 0-12-11 0-22 1-32 1-12 0-32-1-37-1 0 4 0 8 0 12 7 0 11 5 11 11s-4 11-6 14c-7 10-16 20-24 30-10-13-20-25-30-38-3-5-3-6-3-8 0-6 6-9 13-9 0-4 0-8 0-12-10 0-35 1-42 1s-26-1-36-1c0 4 0 8 0 12 27 0 28 0 45 23 13 17 26 33 39 50-12 15-24 31-37 46-18 22-41 23-49 23 0 3 0 8 0 12 10-1 22-2 32-2 11 0 27 1 36 2 0-4 0-9 0-12-8-1-11-6-11-12 0-9 11-21 35-50 10 13 20 26 30 39 2 4 8 11 8 13 0 4-4 9-15 10 0 3 0 8 0 12 13-1 33-2 42-2 11 0 26 1 38 2 0-4 0-9 0-12-21 0-28-1-37-12-17-23-35-45-52-67z"><text:p/></draw:path><draw:path draw:style-name="gr3" draw:text-style-name="P69" svg:width="0.136cm" svg:height="0.383cm" svg:x="8.68cm" svg:y="0cm" svg:viewBox="0 0 137 384" svg:d="M82 52c0-16 10-41 52-43 2-1 3-2 3-5 0-4-3-4-7-4-39 0-74 20-74 48 0 29 0 59 0 89 0 14 0 26-15 39-14 11-29 12-37 12-2 0-4 2-4 5 0 2 3 2 7 3 25 1 44 15 48 34 1 5 1 6 1 19 0 25 0 50 0 76 0 16 0 28 19 44 15 11 40 15 55 15 4 0 7 0 7-4 0-3-2-3-5-5-25-1-44-13-48-33-2-3-2-4-2-18 0-27 0-53 0-81 0-17-3-24-16-36-8-9-19-12-30-14 32-9 46-27 46-49 0-31 0-61 0-92z"><text:p/></draw:path><draw:path draw:style-name="gr3" draw:text-style-name="P69" svg:width="0.161cm" svg:height="0.263cm" svg:x="8.862cm" svg:y="0.032cm" svg:viewBox="0 0 162 264" svg:d="M162 133c0-30-1-61-16-89-17-37-49-44-65-44-23 0-51 10-67 46-13 27-14 57-14 87s1 63 16 93c17 31 46 38 64 38 21 0 51-7 67-44 14-27 15-56 15-87zM80 257c-14 0-37-10-44-48-4-22-4-57-4-80 0-24 0-50 3-71 7-46 36-49 45-49 13 0 39 6 46 45 4 22 4 51 4 75 0 30 0 55-5 79-5 36-27 49-45 49z"><text:p/></draw:path><draw:path draw:style-name="gr3" draw:text-style-name="P69" svg:width="0.014cm" svg:height="0.383cm" svg:x="9.193cm" svg:y="0cm" svg:viewBox="0 0 15 384" svg:d="M15 14c0-7 0-14-7-14-8 0-8 7-8 14 0 119 0 237 0 356 0 8 0 14 8 14 7 0 7-6 7-14 0-119 0-237 0-356z"><text:p/></draw:path><draw:path draw:style-name="gr3" draw:text-style-name="P69" svg:width="0.1cm" svg:height="0.257cm" svg:x="9.373cm" svg:y="0.034cm" svg:viewBox="0 0 101 258" svg:d="M98 14c0-7-6-14-14-14-10 0-21 10-21 21 0 7 5 13 15 13 9 0 20-9 20-20zM68 159c6-11 6-13 9-22 3-8 5-14 5-21 0-17-12-31-31-31-37 0-51 56-51 59 0 4 3 4 4 4 4 0 5-2 6-7 11-36 26-49 39-49 4 0 10 0 10 14 0 7-3 15-4 20-3 9-21 55-26 70-5 10-9 22-9 31 0 17 12 31 31 31 36 0 50-55 50-60 0-3-3-3-4-3-4 0-4 1-6 6-6 25-20 49-39 49-7 0-9-4-9-13 0-10 2-16 11-39 4-13 10-26 14-39z"><text:p/></draw:path><draw:path draw:style-name="gr3" draw:text-style-name="P69" svg:width="0.193cm" svg:height="0.221cm" svg:x="9.634cm" svg:y="0.078cm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9" svg:width="0.136cm" svg:height="0.383cm" svg:x="9.995cm" svg:y="0cm" svg:viewBox="0 0 137 384" svg:d="M81 52c0-16 11-41 53-43 2-1 3-2 3-5 0-4-3-4-7-4-39 0-74 20-74 48 0 29 0 59 0 89 0 14 0 26-15 39-14 11-29 12-38 12-1 0-3 2-3 5 0 2 2 2 7 3 25 1 44 15 48 34 1 5 1 6 1 19 0 25 0 50 0 76 0 16 0 28 19 44 14 11 40 15 55 15 4 0 7 0 7-4 0-3-2-3-6-5-24-1-43-13-49-33-1-3-1-4-1-18 0-27 0-53 0-81 0-17-2-24-15-36-8-9-19-12-30-14 32-9 45-27 45-49 0-31 0-61 0-92z"><text:p/></draw:path><draw:path draw:style-name="gr3" draw:text-style-name="P69" svg:width="0.162cm" svg:height="0.263cm" svg:x="10.175cm" svg:y="0.032cm" svg:viewBox="0 0 163 264" svg:d="M163 133c0-30-1-61-16-89-17-37-49-44-65-44-24 0-51 10-68 46-12 27-14 57-14 87s2 63 18 93c16 31 45 38 63 38 21 0 51-7 67-44 14-27 15-56 15-87zM81 257c-14 0-37-10-45-48-3-22-3-57-3-80 0-24 0-50 2-71 8-46 36-49 46-49 14 0 39 6 47 45 3 22 3 51 3 75 0 30 0 55-5 79-5 36-27 49-45 49z"><text:p/></draw:path><draw:path draw:style-name="gr3" draw:text-style-name="P69" svg:width="0.044cm" svg:height="0.115cm" svg:x="10.387cm" svg:y="0.247cm" svg:viewBox="0 0 45 116" svg:d="M45 41c0-26-10-41-25-41-12 0-20 10-20 21 0 10 8 21 20 21 4 0 10-2 14-6 1-1 1-1 1-1 1 0 1 0 1 6 0 28-13 51-26 65-5 3-5 4-5 5 0 4 3 5 5 5 4 0 35-30 35-75z"><text:p/></draw:path><draw:path draw:style-name="gr3" draw:text-style-name="P69" svg:width="0.127cm" svg:height="0.256cm" svg:x="10.56cm" svg:y="0.032cm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69" svg:width="0.135cm" svg:height="0.383cm" svg:x="10.747cm" svg:y="0cm" svg:viewBox="0 0 136 384" svg:d="M55 333c0 15-10 40-52 42-2 2-3 3-3 5 0 4 4 4 8 4 37 0 72-18 73-48 0-29 0-59 0-88 0-15 0-27 16-40 13-11 27-12 36-12 2-1 3-2 3-3 0-5-2-5-5-5-25-1-44-15-49-34-1-4-1-5-1-19 0-25 0-50 0-76 0-16 0-28-18-44-16-12-42-15-55-15-4 0-8 0-8 4s2 4 5 5c25 1 44 13 49 33 1 3 1 4 1 19 0 26 0 52 0 80 0 18 3 24 15 36 9 9 20 12 31 16-32 7-46 25-46 47 0 31 0 62 0 93z"><text:p/></draw:path><draw:path draw:style-name="gr3" draw:text-style-name="P69" svg:width="0.136cm" svg:height="0.383cm" svg:x="10.94cm" svg:y="0cm" svg:viewBox="0 0 137 384" svg:d="M56 333c0 15-10 40-52 42-2 2-4 3-4 5 0 4 4 4 8 4 37 0 73-18 74-48 0-29 0-59 0-88 0-15 0-27 16-40 13-11 27-12 36-12 2-1 3-2 3-3 0-5-2-5-6-5-25-1-44-15-47-34-2-4-2-5-2-19 0-25 0-50 0-76 0-16 0-28-18-44-16-12-43-15-56-15-4 0-8 0-8 4s2 4 7 5c24 1 42 13 48 33 1 3 1 4 1 19 0 26 0 52 0 80 0 18 3 24 15 36 8 9 20 12 30 16-31 7-45 25-45 47 0 31 0 62 0 93z"><text:p/></draw:path><draw:path draw:style-name="gr3" draw:text-style-name="P69" svg:width="0.256cm" svg:height="0.089cm" svg:x="11.234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62cm" svg:height="0.263cm" svg:x="11.636cm" svg:y="0.032cm" svg:viewBox="0 0 163 264" svg:d="M163 133c0-30-2-61-16-89-17-37-49-44-66-44-23 0-51 10-67 46-12 27-14 57-14 87s1 63 18 93c16 31 45 38 63 38 21 0 51-7 67-44 13-27 15-56 15-87zM81 257c-15 0-38-10-45-48-4-22-4-57-4-80 0-24 0-50 3-71 8-46 36-49 46-49 12 0 39 6 45 45 5 22 5 51 5 75 0 30 0 55-5 79-5 36-27 49-45 49z"><text:p/></draw:path></draw:g></text:p>
      <text:p text:style-name="P32">ולכן <draw:g text:anchor-type="as-char" svg:y="-0.288cm" draw:z-index="173" draw:name="Shape186" draw:style-name="gr1"><svg:title>TexMaths</svg:title><svg:desc>11§display§F(n_1) = F(n_2)§svg§600§FALSE§</svg:desc><draw:path draw:style-name="gr2" draw:text-style-name="P68" svg:width="2.452cm" svg:height="0.344cm" svg:x="0.005cm" svg:y="0.018cm" svg:viewBox="0 0 2453 345" svg:d="M0 0c818 0 1635 0 2453 0 0 115 0 230 0 345-818 0-1635 0-2453 0 0-115 0-230 0-345z"><text:p/></draw:path><draw:path draw:style-name="gr3" draw:text-style-name="P69" svg:width="0.274cm" svg:height="0.261cm" svg:x="-0.001cm" svg:y="0.025cm" svg:viewBox="0 0 275 262" svg:d="M102 138c14 0 26 0 39 0 28 0 32 5 32 16 0 3 0 8-4 20 0 1-1 2-1 3 0 4 3 6 5 6 4 0 4-1 6-9 7-29 15-56 21-84 1-3 1-4 1-5s-1-5-4-5c-4 0-4 3-6 8-8 31-17 38-50 38-12 0-23 0-35 0 8-34 16-65 25-98 3-14 3-16 21-16 16 0 34 0 50 0 48 0 57 13 57 43 0 9 0 10-2 21 0 4 0 5 0 7s2 4 5 4c4 0 4-2 5-10 3-22 6-44 8-66 1-11-1-11-11-11-63 0-126 0-189 0-8 0-11 0-11 8 0 4 3 4 10 4 14 0 25 0 25 8 0 1 0 2-1 9-18 67-34 135-52 202-3 16-4 19-35 19-7 0-11 0-11 7 0 4 6 5 7 5 11 0 39-2 50-2 13 0 45 2 57 2 4 0 9-1 9-8 0-3-1-2-2-4-1 0-2 0-11 0s-11 0-21-1c-11-1-12-3-12-8 0-1 0-3 2-9 8-32 16-62 23-94z"><text:p/></draw:path><draw:path draw:style-name="gr3" draw:text-style-name="P69" svg:width="0.089cm" svg:height="0.383cm" svg:x="0.325cm" svg:y="0cm" svg:viewBox="0 0 90 384" svg:d="M90 380c0-1 0-1-6-8-49-48-61-121-61-179 0-67 14-135 62-183 5-4 5-4 5-7 0-2-1-3-4-3s-39 26-61 75c-19 43-25 86-25 118 0 28 4 76 26 119 24 47 57 72 60 72s4-1 4-4z"><text:p/></draw:path><draw:path draw:style-name="gr3" draw:text-style-name="P69" svg:width="0.209cm" svg:height="0.173cm" svg:x="0.448cm" svg:y="0.115cm" svg:viewBox="0 0 210 174" svg:d="M23 148c-1 5-3 14-3 16 0 7 5 10 11 10 4 0 12-2 14-10 1-1 6-20 8-29 3-12 5-24 9-35 2-9 4-16 6-25 1-7 5-18 5-20 5-12 26-47 62-47 18 0 21 14 21 27 0 24-18 73-24 91-4 8-4 13-4 17 0 18 13 31 32 31 36 0 50-56 50-59 0-4-3-4-4-4-5 0-5 1-7 7-8 26-20 48-38 48-7 0-10-4-10-13 0-10 3-19 6-27 8-20 25-63 25-85 0-26-17-41-46-41-34 0-52 24-59 33-2-21-19-33-36-33-19 0-24 14-29 22-6 13-12 35-12 37 0 4 4 4 6 4 3 0 4 0 6-9 7-28 14-46 28-46 7 0 12 5 12 18 0 8-1 13-6 32-7 30-15 60-23 90z"><text:p/></draw:path><draw:path draw:style-name="gr3" draw:text-style-name="P69" svg:width="0.097cm" svg:height="0.178cm" svg:x="0.699cm" svg:y="0.168cm" svg:viewBox="0 0 98 179" svg:d="M62 8c0-7-1-8-9-8-18 18-42 18-53 18 0 3 0 6 0 10 7 0 24 0 40-8 0 45 0 91 0 137 0 9 0 13-28 13-3 0-6 0-10 0 0 3 0 6 0 9 5 0 38-1 48-1 8 0 42 1 48 1 0-3 0-6 0-9-3 0-7 0-10 0-26 0-26-4-26-13 0-50 0-100 0-149z"><text:p/></draw:path><draw:path draw:style-name="gr3" draw:text-style-name="P69" svg:width="0.088cm" svg:height="0.383cm" svg:x="0.865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69" svg:width="0.255cm" svg:height="0.089cm" svg:x="1.123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274cm" svg:height="0.261cm" svg:x="1.522cm" svg:y="0.025cm" svg:viewBox="0 0 275 262" svg:d="M102 138c12 0 26 0 38 0 29 0 32 5 32 16 0 3 0 8-3 20-1 1-1 2-1 3 0 4 3 6 5 6 4 0 4-1 5-9 8-29 15-56 22-84 1-3 1-4 1-5s-1-5-4-5c-4 0-4 3-7 8-7 31-16 38-49 38-12 0-23 0-35 0 7-34 16-65 24-98 4-14 4-16 21-16s34 0 51 0c48 0 57 13 57 43 0 9 0 10-2 21-1 4-1 5-1 7s1 4 6 4c3 0 4-2 4-10 2-22 6-44 8-66 2-11 0-11-10-11-63 0-126 0-189 0-8 0-12 0-12 8 0 4 4 4 11 4 14 0 25 0 25 8 0 1 0 2-2 9-17 67-34 135-51 202-4 16-4 19-35 19-7 0-11 0-11 7 0 4 4 5 6 5 12 0 40-2 51-2 12 0 44 2 57 2 4 0 8-1 8-8 0-3-1-2-2-4-1 0-1 0-11 0-8 0-10 0-20-1-11-1-12-3-12-8 0-1 0-3 1-9 8-32 17-62 24-94z"><text:p/></draw:path><draw:path draw:style-name="gr3" draw:text-style-name="P69" svg:width="0.089cm" svg:height="0.383cm" svg:x="1.848cm" svg:y="0cm" svg:viewBox="0 0 90 384" svg:d="M90 380c0-1 0-1-6-8-49-48-61-121-61-179 0-67 14-135 62-183 5-4 5-4 5-7 0-2-2-3-4-3-3 0-39 26-62 75-20 43-24 86-24 118 0 28 4 76 25 119 23 47 58 72 61 72 2 0 4-1 4-4z"><text:p/></draw:path><draw:path draw:style-name="gr3" draw:text-style-name="P69" svg:width="0.209cm" svg:height="0.173cm" svg:x="1.971cm" svg:y="0.115cm" svg:viewBox="0 0 210 174" svg:d="M23 148c-1 5-3 14-3 16 0 7 5 10 11 10 4 0 12-2 14-10 0-1 6-20 8-29 2-12 5-24 8-35 2-9 5-16 6-25 2-7 6-18 6-20 5-12 26-47 62-47 18 0 21 14 21 27 0 24-18 73-25 91-3 8-3 13-3 17 0 18 13 31 32 31 36 0 50-56 50-59 0-4-4-4-5-4-4 0-4 1-6 7-8 26-20 48-39 48-7 0-9-4-9-13 0-10 3-19 6-27 8-20 25-63 25-85 0-26-17-41-46-41-34 0-53 24-60 33-1-21-18-33-35-33-18 0-26 14-29 22-6 13-12 35-12 37 0 4 3 3 4 4 5 0 5 0 7-9 7-28 14-46 29-46 7 0 12 5 12 18 0 8-1 13-7 32-8 30-14 60-22 90z"><text:p/></draw:path><draw:path draw:style-name="gr3" draw:text-style-name="P69" svg:width="0.119cm" svg:height="0.178cm" svg:x="2.209cm" svg:y="0.168cm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69" svg:width="0.088cm" svg:height="0.383cm" svg:x="2.388cm" svg:y="0cm" svg:viewBox="0 0 89 384" svg:d="M89 193c0-30-4-77-25-120-23-48-56-73-61-73-2 0-3 1-3 3 0 3 0 3 7 10 38 38 60 99 60 180 0 65-14 132-63 181-4 5-4 5-4 6 0 3 1 4 3 4 5 0 39-26 62-75 20-43 24-85 24-116z"><text:p/></draw:path></draw:g>, וזו <text:span text:style-name="T3">סתירה</text:span>. </text:p>
      <text:p text:style-name="P28"><draw:g text:anchor-type="as-char" svg:y="-0.288cm" draw:z-index="292" draw:name="Shape187" draw:style-name="gr1"><svg:title>TexMaths</svg:title><svg:desc>11§display§\QED§svg§600§FALSE§</svg:desc><draw:path draw:style-name="gr2" draw:text-style-name="P68" svg:width="1.751cm" svg:height="0.247cm" svg:x="0.001cm" svg:y="0.018cm" svg:viewBox="0 0 1752 248" svg:d="M0 0c584 0 1168 0 1752 0 0 83 0 165 0 248-584 0-1168 0-1752 0 0-83 0-165 0-248z"><text:p/></draw:path><draw:path draw:style-name="gr3" draw:text-style-name="P69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9" svg:width="0.04cm" svg:height="0.04cm" svg:x="0.368cm" svg:y="0.235cm" svg:viewBox="0 0 41 41" svg:d="M41 21c0-12-10-21-21-21-12 0-20 9-20 21 0 11 8 20 20 20 11 0 21-9 21-20z"><text:p/></draw:path><draw:path draw:style-name="gr3" draw:text-style-name="P69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9" svg:width="0.04cm" svg:height="0.04cm" svg:x="0.764cm" svg:y="0.235cm" svg:viewBox="0 0 41 41" svg:d="M41 21c0-12-9-21-20-21-12 0-21 9-21 21 0 11 9 20 21 20 11 0 20-9 20-20z"><text:p/></draw:path><draw:path draw:style-name="gr3" draw:text-style-name="P69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9" svg:width="0.041cm" svg:height="0.04cm" svg:x="1.205cm" svg:y="0.235cm" svg:viewBox="0 0 42 41" svg:d="M42 21c0-12-10-21-21-21s-21 9-21 21c0 11 10 20 21 20s21-9 21-20z"><text:p/></draw:path><draw:path draw:style-name="gr3" draw:text-style-name="P69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ה)</text:h>
      <text:p text:style-name="P18">נתון: </text:p>
      <text:p text:style-name="P4"><draw:g text:anchor-type="as-char" svg:y="-0.598cm" draw:z-index="174" draw:name="Shape187" draw:style-name="gr1"><svg:title>TexMaths</svg:title><svg:desc>11§display§F \colon (\N \to \N) \times \N \to \N, F = \lambda g \in \N \to \N, n \in \N. \sum^n_{i = 0} g(i)§svg§600§FALSE§</svg:desc><draw:path draw:style-name="gr2" draw:text-style-name="P68" svg:width="9.222cm" svg:height="1.023cm" svg:x="0.004cm" svg:y="0.019cm" svg:viewBox="0 0 9223 1024" svg:d="M4613 1024c-1538 0-3075 0-4613 0 0-342 0-683 0-1024 3075 0 6148 0 9223 0 0 341 0 682 0 1024-1537 0-3073 0-4610 0z"><text:p/></draw:path><draw:path draw:style-name="gr3" draw:text-style-name="P69" svg:width="0.273cm" svg:height="0.262cm" svg:x="-0.001cm" svg:y="0.339cm" svg:viewBox="0 0 274 263" svg:d="M102 136c12 0 26 0 38 0 28 0 32 7 32 18 0 3 0 8-4 19 0 2-1 3-1 4 0 3 4 6 6 6 3 0 3-3 5-9 7-28 15-56 21-84 1-4 1-5 1-6-1-1-1-5-4-5-5 0-5 2-6 9-8 30-17 37-50 37-11 0-23 0-34 0 7-33 16-66 24-99 3-13 4-14 21-14 16 0 34 0 50 0 49 0 58 12 58 42 0 9 0 11-2 21-1 5-1 6-1 8 0 1 1 4 5 4s4-2 5-10c2-22 6-45 8-67 1-10-1-10-10-10-64 0-126 0-190 0-8 0-11 0-11 8 0 4 3 4 11 4 14 0 25 0 25 7 0 1 0 2-2 9-18 68-34 136-52 204-3 16-4 19-35 19-7 0-10 0-10 7 0 5 4 5 6 5 11 0 39-1 50-1 13 0 45 1 58 1 4 0 8 0 8-8 0-3-1-3-2-4-1 0-2 0-11 0s-10 0-20-1c-11-1-12-2-12-8 0-1 0-3 1-9 8-33 17-65 24-97z"><text:p/></draw:path><draw:path draw:style-name="gr3" draw:text-style-name="P69" svg:width="0.041cm" svg:height="0.166cm" svg:x="0.362cm" svg:y="0.435cm" svg:viewBox="0 0 42 167" svg:d="M42 21c0-11-10-21-21-21s-21 10-21 21 10 20 21 20 21-9 21-20zM42 146c0-11-10-21-21-21s-21 10-21 21 10 21 21 21 21-10 21-21z"><text:p/></draw:path><draw:path draw:style-name="gr3" draw:text-style-name="P69" svg:width="0.088cm" svg:height="0.385cm" svg:x="0.604cm" svg:y="0.312cm" svg:viewBox="0 0 89 386" svg:d="M89 383c0-1 0-2-6-9-49-48-61-122-61-180 0-67 14-135 63-183 4-5 4-5 4-7 0-3-1-4-3-4-5 0-40 26-62 76-20 42-24 85-24 118 0 29 3 77 25 120 23 48 56 72 61 72 2 0 3-1 3-3z"><text:p/></draw:path><draw:path draw:style-name="gr3" draw:text-style-name="P69" svg:width="0.261cm" svg:height="0.271cm" svg:x="0.725cm" svg:y="0.337cm" svg:viewBox="0 0 262 272" svg:d="M34 35c0 63 0 126 0 188 0 21-3 28-23 28-4 0-11 1-11 7 0 7 7 7 13 7 20 0 41 0 61 0 6 0 12 0 12-7 0-6-6-7-11-7-22 0-24-8-24-29 0-59 0-117 0-177 55 74 111 148 166 221 4 5 5 6 9 6 6 0 6-6 6-12 0-74 0-147 0-219 0-21 3-27 21-28 2 0 9 0 9-6 0-7-6-7-12-7-19 0-39 0-57 0-7 0-14 0-14 7 0 6 8 6 11 6 22 1 26 9 26 29 0 41 0 80 0 121-39-53-78-105-117-157-4-6-5-6-14-6-22 0-45 0-67 0-7 0-14 0-14 7 0 6 7 6 9 6 10 1 18 8 22 12-1 4-1 5-1 10zM218 245c-56-73-111-148-167-222-5-4-5-5-9-10 15 0 31 0 46 0 43 59 87 118 130 176 0 19 0 38 0 56z"><text:p/></draw:path><draw:path draw:style-name="gr3" draw:text-style-name="P69" svg:width="0.342cm" svg:height="0.2cm" svg:x="1.123cm" svg:y="0.404cm" svg:viewBox="0 0 343 201" svg:d="M301 109c-20 16-31 32-35 37-16 27-13 34-20 51 0 4 5 4 8 4 7 0 7 0 8-7 10-38 32-71 76-88 4-1 5-3 5-5 0-3-2-4-3-4-17-7-64-27-78-91-1-5-1-6-8-6-3 0-8 0-8 4 0 2 4 26 20 52 8 11 19 25 35 38-95 0-191 0-287 0-6 0-14 0-14 7 0 8 8 8 14 8 96 0 192 0 287 0z"><text:p/></draw:path><draw:path draw:style-name="gr3" draw:text-style-name="P69" svg:width="0.261cm" svg:height="0.271cm" svg:x="1.606cm" svg:y="0.337cm" svg:viewBox="0 0 262 272" svg:d="M33 35c0 63 0 126 0 188 0 21-3 28-22 28-4 0-11 1-11 7 0 7 6 7 13 7 20 0 40 0 60 0 6 0 13 0 13-7 0-6-7-7-12-7-21 0-24-8-24-29 0-59 0-117 0-177 56 74 111 148 167 221 3 5 5 6 7 6 7 0 7-6 7-12 0-74 0-147 0-219 0-21 3-27 22-28 2 0 9 0 9-6 0-7-7-7-13-7-19 0-38 0-56 0-8 0-14 0-14 7 0 6 7 6 11 6 22 1 25 9 25 29 0 41 0 80 0 121-39-53-79-105-117-157-3-6-4-6-13-6-23 0-45 0-68 0-7 0-13 0-13 7 0 6 6 6 8 6 11 1 18 8 22 12-1 4-1 5-1 10zM218 245c-56-73-112-148-168-222-5-4-5-5-8-10 15 0 30 0 45 0 44 59 87 118 131 176 0 19 0 38 0 56z"><text:p/></draw:path><draw:path draw:style-name="gr3" draw:text-style-name="P69" svg:width="0.088cm" svg:height="0.385cm" svg:x="1.898cm" svg:y="0.312cm" svg:viewBox="0 0 89 386" svg:d="M89 194c0-31-4-77-25-121-23-48-56-73-61-73-2 0-3 2-3 4s0 2 7 9c38 39 60 99 60 181 0 66-14 134-63 182-4 5-4 6-4 7 0 2 1 3 3 3 5 0 39-26 62-75 20-42 24-85 24-117z"><text:p/></draw:path><draw:path draw:style-name="gr3" draw:text-style-name="P69" svg:width="0.186cm" svg:height="0.185cm" svg:x="2.169cm" svg:y="0.412cm" svg:viewBox="0 0 187 186" svg:d="M94 83c-26-26-52-52-77-77-5-5-6-6-9-6-4 0-8 3-8 8 0 3 1 3 6 7 25 27 51 52 77 79-26 25-52 51-77 77-5 4-6 5-6 7 0 5 4 8 8 8 3 0 4 0 9-6 25-25 51-50 77-75 26 26 53 52 80 79 0 1 3 2 5 2 5 0 8-3 8-8 0-1 0-2-1-3s-62-62-81-81c23-24 47-48 70-71 2-3 8-8 10-10 0-1 2-2 2-5 0-5-3-8-8-8-3 0-4 2-8 6-26 25-52 51-77 77z"><text:p/></draw:path><draw:path draw:style-name="gr3" draw:text-style-name="P69" svg:width="0.261cm" svg:height="0.271cm" svg:x="2.508cm" svg:y="0.337cm" svg:viewBox="0 0 262 272" svg:d="M33 35c0 63 0 126 0 188 0 21-3 28-23 28-3 0-10 1-10 7 0 7 6 7 13 7 20 0 40 0 60 0 6 0 13 0 13-7 0-6-7-7-12-7-21 0-24-8-24-29 0-59 0-117 0-177 56 74 111 148 167 221 3 5 5 6 7 6 7 0 7-6 7-12 0-74 0-147 0-219 0-21 3-27 21-28 3 0 10 0 10-6 0-7-7-7-13-7-19 0-38 0-56 0-8 0-14 0-14 7 0 6 7 6 11 6 22 1 25 9 25 29 0 41 0 80 0 121-39-53-79-105-117-157-3-6-4-6-13-6-23 0-45 0-68 0-7 0-13 0-13 7 0 6 6 6 8 6 11 1 18 8 22 12-1 4-1 5-1 10zM218 245c-56-73-112-148-168-222-5-4-5-5-8-10 15 0 30 0 45 0 44 59 87 118 131 176 0 19 0 38 0 56z"><text:p/></draw:path><draw:path draw:style-name="gr3" draw:text-style-name="P69" svg:width="0.342cm" svg:height="0.2cm" svg:x="2.907cm" svg:y="0.404cm" svg:viewBox="0 0 343 201" svg:d="M300 109c-21 16-30 32-34 37-17 27-14 34-21 51 0 4 5 4 8 4 7 0 7 0 9-7 9-38 32-71 75-88 5-1 6-3 6-5 0-3-2-4-3-4-18-7-64-27-79-91-1-5-1-6-8-6-3 0-8 0-8 4 0 2 4 26 20 52 8 11 19 25 35 38-95 0-191 0-287 0-6 0-13 0-13 7 0 8 7 8 13 8 96 0 192 0 287 0z"><text:p/></draw:path><draw:path draw:style-name="gr3" draw:text-style-name="P69" svg:width="0.261cm" svg:height="0.271cm" svg:x="3.389cm" svg:y="0.337cm" svg:viewBox="0 0 262 272" svg:d="M34 35c0 63 0 126 0 188 0 21-3 28-23 28-4 0-11 1-11 7 0 7 7 7 13 7 20 0 40 0 60 0 7 0 13 0 13-7 0-6-7-7-11-7-22 0-25-8-25-29 0-59 0-117 0-177 56 74 111 148 167 221 3 5 5 6 9 6 6 0 6-6 6-12 0-74 0-147 0-219 0-21 3-27 21-28 2 0 9 0 9-6 0-7-6-7-13-7-19 0-38 0-56 0-7 0-14 0-14 7 0 6 7 6 11 6 22 1 26 9 26 29 0 41 0 80 0 121-39-53-78-105-117-157-4-6-5-6-14-6-22 0-45 0-67 0-7 0-14 0-14 7 0 6 7 6 9 6 10 1 18 8 21 12 0 4 0 5 0 10zM218 245c-56-73-112-148-168-222-4-4-4-5-8-10 15 0 31 0 46 0 43 59 87 118 130 176 0 19 0 38 0 56z"><text:p/></draw:path><draw:path draw:style-name="gr3" draw:text-style-name="P69" svg:width="0.044cm" svg:height="0.115cm" svg:x="3.691cm" svg:y="0.559cm" svg:viewBox="0 0 45 116" svg:d="M45 41c0-26-9-41-24-41-13 0-21 10-21 21 0 10 8 21 21 21 4 0 10-2 13-6 1-1 1-1 2-1 0 2 1 0 1 6 0 28-14 51-26 65-4 4-4 4-4 5 0 3 2 5 3 5 4 0 35-30 35-75z"><text:p/></draw:path><draw:path draw:style-name="gr3" draw:text-style-name="P69" svg:width="0.273cm" svg:height="0.262cm" svg:x="3.845cm" svg:y="0.339cm" svg:viewBox="0 0 274 263" svg:d="M102 136c12 0 26 0 38 0 28 0 32 7 32 18 0 3 0 8-3 19-1 2-1 3-2 4 0 3 4 6 6 6 3 0 3-3 5-9 7-28 15-56 21-84 1-4 1-5 1-6-1-1-1-5-4-5-5 0-5 2-6 9-8 30-17 37-49 37-12 0-23 0-35 0 7-33 16-66 24-99 3-13 4-14 21-14 16 0 34 0 50 0 49 0 58 12 58 42 0 9 0 11-2 21-1 5-1 6-1 8 0 1 1 4 5 4s4-2 5-10c2-22 6-45 8-67 1-10-1-10-10-10-64 0-126 0-190 0-8 0-11 0-11 8 0 4 3 4 11 4 14 0 25 0 25 7 0 1 0 2-2 9-18 68-34 136-52 204-3 16-4 19-35 19-7 0-10 0-10 7 0 5 4 5 6 5 11 0 39-1 50-1 13 0 45 1 58 1 4 0 8 0 8-8 0-3-1-3-2-4-1 0-2 0-11 0s-10 0-20-1c-11-1-12-2-12-8 0-1 0-3 1-9 8-33 17-65 24-97z"><text:p/></draw:path><draw:path draw:style-name="gr3" draw:text-style-name="P69" svg:width="0.256cm" svg:height="0.089cm" svg:x="4.261cm" svg:y="0.4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9cm" svg:height="0.272cm" svg:x="4.667cm" svg:y="0.334cm" svg:viewBox="0 0 191 273" svg:d="M118 155c15 41 34 100 40 109 7 8 10 8 21 8 3 0 6 0 8 0 4 0 4-2 4-3 0-2-1-3-2-4-3-4-5-10-9-17-26-74-51-147-78-220-8-24-29-28-47-28-2 0-8 0-8 4s4 4 5 4c12 2 15 4 24 31 13 35 25 70 38 105-35 35-71 71-106 106-6 4-8 6-8 12 0 7 6 11 12 11s10-4 12-8c31-37 63-74 94-110z"><text:p/></draw:path><draw:path draw:style-name="gr3" draw:text-style-name="P69" svg:width="0.176cm" svg:height="0.25cm" svg:x="4.878cm" svg:y="0.431cm" svg:viewBox="0 0 177 251" svg:d="M176 25c0-2 1-4 1-6 0-7-4-11-11-11-4 0-14 3-15 16-8-14-21-24-37-24-44 0-92 55-92 110 0 39 24 62 52 62 23 0 40-19 45-23v1c-8 34-13 49-13 50-1 4-15 42-55 42-8 0-20-1-31-4 11-4 15-13 15-20s-4-13-14-13c-9 0-21 6-21 22s14 24 52 24c48 0 76-31 81-54 14-57 29-114 43-172zM125 122c-2 10-11 20-19 27s-20 14-31 14c-20 0-25-20-25-35 0-19 11-65 22-85 9-19 26-34 42-34 26 0 31 31 31 33 0 1 0 4-1 6-6 25-12 50-19 74z"><text:p/></draw:path><draw:path draw:style-name="gr3" draw:text-style-name="P69" svg:width="0.192cm" svg:height="0.224cm" svg:x="5.21cm" svg:y="0.393cm" svg:viewBox="0 0 193 225" svg:d="M179 120c7 0 14 0 14-8 0-7-7-7-14-7-55 0-109 0-164 0 5-52 50-90 104-90 20 0 41 0 60 0 7 0 14 0 14-7 0-8-7-8-14-8-21 0-40 0-61 0-66 0-118 51-118 112 0 62 52 113 118 113 21 0 40 0 61 0 7 0 14 0 14-8s-7-8-14-8c-19 0-40 0-60 0-54 0-99-37-104-89 55 0 109 0 164 0z"><text:p/></draw:path><draw:path draw:style-name="gr3" draw:text-style-name="P69" svg:width="0.261cm" svg:height="0.271cm" svg:x="5.552cm" svg:y="0.337cm" svg:viewBox="0 0 262 272" svg:d="M34 35c0 63 0 126 0 188 0 21-3 28-23 28-4 0-11 1-11 7 0 7 7 7 13 7 20 0 40 0 60 0 7 0 13 0 13-7 0-6-7-7-11-7-22 0-25-8-25-29 0-59 0-117 0-177 56 74 111 148 167 221 3 5 5 6 9 6 6 0 6-6 6-12 0-74 0-147 0-219 0-21 3-27 21-28 2 0 9 0 9-6 0-7-6-7-13-7-19 0-38 0-56 0-7 0-14 0-14 7 0 6 7 6 11 6 22 1 26 9 26 29 0 41 0 80 0 121-39-53-78-105-117-157-4-6-5-6-14-6-22 0-45 0-67 0-7 0-14 0-14 7 0 6 7 6 9 6 10 1 18 8 21 12 0 4 0 5 0 10zM218 245c-56-73-112-148-168-222-4-4-4-5-8-10 15 0 31 0 46 0 43 59 87 118 130 176 0 19 0 38 0 56z"><text:p/></draw:path><draw:path draw:style-name="gr3" draw:text-style-name="P69" svg:width="0.342cm" svg:height="0.2cm" svg:x="5.951cm" svg:y="0.404cm" svg:viewBox="0 0 343 201" svg:d="M301 109c-22 16-31 32-35 37-17 27-13 34-20 51 0 4 5 4 8 4 7 0 7 0 8-7 9-38 32-71 76-88 4-1 5-3 5-5 0-3-2-4-3-4-17-7-64-27-78-91-1-5-1-6-8-6-3 0-8 0-8 4 0 2 4 26 19 52 8 11 20 25 36 38-95 0-191 0-287 0-7 0-14 0-14 7 0 8 7 8 14 8 96 0 192 0 287 0z"><text:p/></draw:path><draw:path draw:style-name="gr3" draw:text-style-name="P69" svg:width="0.26cm" svg:height="0.271cm" svg:x="6.434cm" svg:y="0.337cm" svg:viewBox="0 0 261 272" svg:d="M33 35c0 63 0 126 0 188 0 21-3 28-23 28-4 0-10 1-10 7 0 7 6 7 12 7 20 0 41 0 61 0 6 0 13 0 13-7 0-6-7-7-12-7-21 0-24-8-24-29 0-59 0-117 0-177 56 74 111 148 167 221 3 5 5 6 7 6 7 0 7-6 7-12 0-74 0-147 0-219 0-21 3-27 21-28 2 0 9 0 9-6 0-7-6-7-12-7-19 0-38 0-56 0-8 0-14 0-14 7 0 6 7 6 11 6 21 1 25 9 25 29 0 41 0 80 0 121-39-53-79-105-117-157-3-6-4-6-14-6-22 0-45 0-67 0-7 0-13 0-13 7 0 6 6 6 8 6 11 1 18 8 22 12-1 4-1 5-1 10zM218 245c-56-73-112-148-168-222-5-4-5-5-9-10 15 0 31 0 46 0 44 59 87 118 131 176 0 19 0 38 0 56z"><text:p/></draw:path><draw:path draw:style-name="gr3" draw:text-style-name="P69" svg:width="0.044cm" svg:height="0.115cm" svg:x="6.736cm" svg:y="0.559cm" svg:viewBox="0 0 45 116" svg:d="M45 41c0-26-10-41-25-41-12 0-20 10-20 21 0 10 8 21 20 21 5 0 10-2 14-6 1-1 1-1 1-1 1 0 1 0 1 6 0 28-13 51-26 65-4 4-4 4-4 5 0 3 2 5 4 5 4 0 35-30 35-75z"><text:p/></draw:path><draw:path draw:style-name="gr3" draw:text-style-name="P69" svg:width="0.208cm" svg:height="0.174cm" svg:x="6.886cm" svg:y="0.431cm" svg:viewBox="0 0 209 175" svg:d="M23 149c-1 5-4 14-4 16 0 7 5 10 12 10 4 0 11-2 14-10 0-1 5-20 7-29 3-12 5-23 9-35 2-9 4-16 6-26 1-6 5-18 6-19 5-12 26-47 62-47 18 0 21 14 21 27 0 23-18 73-25 89-3 10-3 15-3 19 0 18 13 31 30 31 37 0 51-56 51-59 0-4-3-4-4-4-4 0-4 1-6 7-8 26-21 48-39 48-7 0-9-4-9-13 0-10 3-19 6-27 8-20 23-63 23-85 0-27-16-42-44-42-35 0-53 25-60 34-2-22-18-34-35-34-18 0-26 15-30 22-5 13-11 36-11 37 0 5 3 5 4 5 5 0 5 0 7-9 7-27 14-46 29-46 7 0 12 5 12 17 0 9-1 13-7 33-8 30-14 60-22 90z"><text:p/></draw:path><draw:path draw:style-name="gr3" draw:text-style-name="P69" svg:width="0.193cm" svg:height="0.224cm" svg:x="7.246cm" svg:y="0.393cm" svg:viewBox="0 0 194 225" svg:d="M180 120c7 0 14 0 14-8 0-7-7-7-14-7-55 0-108 0-163 0 4-52 48-90 103-90 20 0 41 0 60 0 7 0 14 0 14-7 0-8-7-8-14-8-20 0-40 0-61 0-66 0-119 51-119 112 0 62 53 113 119 113 21 0 41 0 61 0 7 0 14 0 14-8s-7-8-14-8c-19 0-40 0-60 0-55 0-99-37-103-89 55 0 108 0 163 0z"><text:p/></draw:path><draw:path draw:style-name="gr3" draw:text-style-name="P69" svg:width="0.261cm" svg:height="0.271cm" svg:x="7.589cm" svg:y="0.337cm" svg:viewBox="0 0 262 272" svg:d="M33 35c0 63 0 126 0 188 0 21-2 28-22 28-4 0-11 1-11 7 0 7 7 7 13 7 20 0 40 0 60 0 7 0 13 0 13-7 0-6-7-7-12-7-21 0-24-8-24-29 0-59 0-117 0-177 56 74 111 148 167 221 3 5 5 6 7 6 7 0 7-6 7-12 0-74 0-147 0-219 0-21 4-27 22-28 2 0 9 0 9-6 0-7-6-7-13-7-19 0-38 0-56 0-7 0-14 0-14 7 0 6 7 6 11 6 22 1 26 9 26 29 0 41 0 80 0 121-39-53-78-105-117-157-4-6-5-6-14-6-22 0-45 0-67 0-8 0-14 0-14 7 0 6 6 6 9 6 10 1 18 8 21 12-1 4-1 5-1 10zM218 245c-56-73-112-148-168-222-4-4-4-5-8-10 15 0 31 0 46 0 43 59 87 118 130 176 0 19 0 38 0 56z"><text:p/></draw:path><draw:path draw:style-name="gr3" draw:text-style-name="P69" svg:width="0.04cm" svg:height="0.041cm" svg:x="7.891cm" svg:y="0.559cm" svg:viewBox="0 0 41 42" svg:d="M41 21c0-11-9-21-20-21s-21 10-21 21 10 21 21 21 20-10 20-21z"><text:p/></draw:path><draw:path draw:style-name="gr3" draw:text-style-name="P69" svg:width="0.164cm" svg:height="0.121cm" svg:x="8.227cm" svg:y="-0.001cm" svg:viewBox="0 0 165 122" svg:d="M20 102c-1 4-2 10-2 11 0 7 4 9 8 9 5 0 9-3 11-5 3-4 4-11 5-18 1-4 4-18 5-24 3-6 4-12 6-18 2-11 3-13 11-24s20-25 41-25c15 0 15 14 15 18 0 17-11 47-15 59-4 7-5 10-5 14 0 14 12 23 25 23 28 0 40-37 40-42 0-3-3-3-4-3-4 0-5 2-6 4-5 22-17 33-28 33-6 0-7-3-7-8 0-7 1-10 7-22 3-9 14-38 14-53 0-27-21-31-35-31-23 0-38 14-47 25-2-18-17-25-28-25-12 0-18 9-22 14-6 11-9 27-9 28 0 3 3 3 4 3 4 0 4-1 6-8 4-16 10-29 20-29 7 0 9 6 9 13 0 5-4 15-5 23-2 7-4 18-5 24-4 11-6 23-9 34z"><text:p/></draw:path><draw:path draw:style-name="gr3" draw:text-style-name="P69" svg:width="0.514cm" svg:height="0.54cm" svg:x="8.052cm" svg:y="0.235cm" svg:viewBox="0 0 515 541" svg:d="M468 541c15-41 31-83 47-124-3 0-7 0-10 0-15 41-56 67-101 78-8 2-45 12-120 12-78 0-155 0-233 0 66-77 131-154 197-231 3-2 3-3 3-5 0-1 0-2-2-7-61-81-120-164-181-245 71 0 142 0 213 0 51 0 86 5 90 5 21 4 54 10 84 30 10 5 37 23 50 55 3 0 7 0 10 0-16-36-32-73-47-109-152 0-305 0-457 0-9 0-10 0-11 2 0 1 0 9 0 13 68 94 136 186 205 280-67 78-133 156-201 234-4 6-4 7-4 8 0 4 3 4 11 4 152 0 305 0 457 0z"><text:p/></draw:path><draw:path draw:style-name="gr3" draw:text-style-name="P69" svg:width="0.08cm" svg:height="0.181cm" svg:x="8.072cm" svg:y="0.877cm" svg:viewBox="0 0 81 182" svg:d="M75 10c0-4-3-10-11-10-7 0-16 7-16 14 0 6 5 11 11 11 8 0 16-7 16-15zM20 147c-1 4-2 7-2 11 0 14 10 24 25 24 27 0 38-38 38-41s-3-3-4-3c-3 0-3 1-4 4-7 21-19 32-29 32-5 0-7-3-7-9 0-7 2-11 4-18 3-7 6-14 9-22 3-5 12-30 13-34 1-2 2-5 2-8 0-13-11-24-25-24-28 0-40 38-40 42s3 4 4 4c4 0 5-2 5-5 8-23 20-33 30-33 4 0 6 2 6 10 0 7-2 10-9 28-5 14-11 28-16 42z"><text:p/></draw:path><draw:path draw:style-name="gr3" draw:text-style-name="P69" svg:width="0.198cm" svg:height="0.072cm" svg:x="8.187cm" svg:y="0.952cm" svg:viewBox="0 0 199 73" svg:d="M189 13c4 0 10 0 10-6 0-7-6-7-10-7-59 0-120 0-179 0-3 0-10 0-10 7 0 6 7 6 10 6 59 0 120 0 179 0zM189 73c4 0 10 0 10-7s-6-7-10-7c-59 0-120 0-179 0-3 0-10 0-10 7s7 7 10 7c59 0 120 0 179 0z"><text:p/></draw:path><draw:path draw:style-name="gr3" draw:text-style-name="P69" svg:width="0.124cm" svg:height="0.184cm" svg:x="8.419cm" svg:y="0.877cm" svg:viewBox="0 0 125 185" svg:d="M125 92c0-29-3-50-15-69-9-13-25-23-47-23-63 0-63 73-63 92s0 93 63 93c62 0 62-73 62-93zM63 177c-12 0-29-8-34-30-4-15-4-38-4-58s0-39 4-55c5-21 23-26 34-26 15 0 28 9 34 24 4 14 4 34 4 57 0 20 0 41-3 57-6 25-24 31-35 31z"><text:p/></draw:path><draw:path draw:style-name="gr3" draw:text-style-name="P69" svg:width="0.176cm" svg:height="0.25cm" svg:x="8.659cm" svg:y="0.431cm" svg:viewBox="0 0 177 251" svg:d="M176 25c0-2 1-4 1-6 0-7-4-11-11-11-4 0-14 3-16 16-7-14-20-24-36-24-45 0-92 55-92 110 0 39 23 62 52 62 22 0 40-19 44-23l1 1c-9 34-13 49-13 50-1 4-15 42-55 42-8 0-21-1-32-4 12-4 16-13 16-20s-4-13-14-13c-9 0-21 6-21 22s14 24 51 24c48 0 77-31 82-54 14-57 29-114 43-172zM125 122c-2 10-11 20-19 27s-20 14-31 14c-20 0-25-20-25-35 0-19 11-65 22-85 9-19 26-34 42-34 26 0 31 31 31 33 0 1-1 4-1 6-6 25-12 50-19 74z"><text:p/></draw:path><draw:path draw:style-name="gr3" draw:text-style-name="P69" svg:width="0.089cm" svg:height="0.385cm" svg:x="8.889cm" svg:y="0.312cm" svg:viewBox="0 0 90 386" svg:d="M90 383c0-1 0-2-6-9-49-48-61-122-61-180 0-67 14-135 62-183 5-5 5-5 5-7 0-3-2-4-4-4-3 0-39 26-62 76-20 42-24 85-24 118 0 29 4 77 25 120 25 48 58 72 61 72 2 0 4-1 4-3z"><text:p/></draw:path><draw:path draw:style-name="gr3" draw:text-style-name="P69" svg:width="0.101cm" svg:height="0.259cm" svg:x="9.012cm" svg:y="0.344cm" svg:viewBox="0 0 102 260" svg:d="M99 14c0-7-5-14-14-14-11 0-21 11-21 21 0 8 5 14 14 14s21-9 21-21zM69 160c5-11 5-13 9-22 3-8 6-14 6-21 0-18-14-32-32-32-37 0-52 56-52 59 0 5 4 5 6 5 3 0 3-2 5-7 11-36 26-48 40-48 2 0 8 0 8 12 0 8-2 16-3 21-3 9-21 53-27 71-4 10-9 22-9 31 0 18 13 31 32 31 36 0 50-55 50-60 0-3-3-3-4-3-4 0-4 1-6 7-7 24-19 48-39 48-7 0-10-4-10-13 0-10 2-16 12-39 4-14 10-27 14-40z"><text:p/></draw:path><draw:path draw:style-name="gr3" draw:text-style-name="P69" svg:width="0.089cm" svg:height="0.385cm" svg:x="9.156cm" svg:y="0.312cm" svg:viewBox="0 0 90 386" svg:d="M90 194c0-31-4-77-25-121-24-48-57-73-61-73-2 0-4 2-4 4s0 2 8 9c37 39 59 99 59 181 0 66-14 134-61 182-6 5-6 6-6 7 0 2 2 3 4 3 4 0 39-26 62-75 20-42 24-85 24-117z"><text:p/></draw:path></draw:g></text:p>
      <text:h text:style-name="P59" text:outline-level="4">על</text:h>
      <text:p text:style-name="P32">יהי <draw:g text:anchor-type="as-char" svg:y="-0.263cm" draw:z-index="175" draw:name="Shape188" draw:style-name="gr1"><svg:title>TexMaths</svg:title><svg:desc>11§display§n \in \N§svg§600§FALSE§</svg:desc><draw:path draw:style-name="gr2" draw:text-style-name="P68" svg:width="0.935cm" svg:height="0.237cm" svg:x="0.008cm" svg:y="0.016cm" svg:viewBox="0 0 936 238" svg:d="M468 238c-156 0-312 0-468 0 0-79 0-159 0-238 312 0 624 0 936 0 0 79 0 159 0 238-157 0-313 0-468 0z"><text:p/></draw:path><draw:path draw:style-name="gr3" draw:text-style-name="P69" svg:width="0.209cm" svg:height="0.172cm" svg:x="-0.001cm" svg:y="0.091cm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69" svg:width="0.192cm" svg:height="0.221cm" svg:x="0.36cm" svg:y="0.053cm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69" svg:width="0.261cm" svg:height="0.268cm" svg:x="0.701cm" svg:y="-0.001cm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. נוכיח קיום <draw:g text:anchor-type="as-char" svg:y="-0.288cm" draw:z-index="176" draw:name="Shape189" draw:style-name="gr1"><svg:title>TexMaths</svg:title><svg:desc>11§display§\la f, m \ra \in (\N \to \N) \times \N§svg§600§FALSE§</svg:desc><draw:path draw:style-name="gr2" draw:text-style-name="P68" svg:width="3.655cm" svg:height="0.344cm" svg:x="-0.001cm" svg:y="0.018cm" svg:viewBox="0 0 3656 345" svg:d="M0 0c1219 0 2437 0 3656 0 0 115 0 230 0 345-1219 0-2437 0-3656 0 0-115 0-230 0-345z"><text:p/></draw:path><draw:path draw:style-name="gr3" draw:text-style-name="P69" svg:width="0.085cm" svg:height="0.383cm" svg:x="0.022cm" svg:y="0cm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69" svg:width="0.193cm" svg:height="0.348cm" svg:x="0.15cm" svg:y="0.018cm" svg:viewBox="0 0 194 349" svg:d="M122 118c11 0 22 0 33 0 8 0 11 0 11-9 0-3-3-3-10-3-11 0-21 0-32 0 2-16 6-30 8-44 1-9 7-36 9-41 4-7 11-13 18-13 2 0 13 0 19 7-16 2-21 15-21 21 0 9 8 14 15 14 9 0 22-9 22-24 0-17-19-26-35-26-13 0-37 7-49 45-2 8-3 12-12 61-9 0-18 0-27 0-7 0-12 0-12 6s4 6 11 6c9 0 17 0 26 0-10 50-19 100-29 151-8 37-14 72-34 72-1 0-11 0-19-7 18-1 22-15 22-21 0-9-7-14-14-14-11 0-22 9-22 24 0 17 18 26 33 26 21 0 36-22 44-37 12-25 21-71 21-74 8-40 16-81 24-120z"><text:p/></draw:path><draw:path draw:style-name="gr3" draw:text-style-name="P69" svg:width="0.044cm" svg:height="0.115cm" svg:x="0.372cm" svg:y="0.247cm" svg:viewBox="0 0 45 116" svg:d="M45 41c0-26-10-41-24-41-13 0-21 10-21 21 0 10 8 21 21 21 4 0 10-2 13-6 1-1 1-1 2-1 0 2 1 0 1 6 0 28-14 51-26 65-4 3-4 4-4 5 0 4 2 5 3 5 4 0 35-30 35-75z"><text:p/></draw:path><draw:path draw:style-name="gr3" draw:text-style-name="P69" svg:width="0.316cm" svg:height="0.173cm" svg:x="0.522cm" svg:y="0.115cm" svg:viewBox="0 0 317 174" svg:d="M23 148c-1 5-3 14-3 16 0 7 5 10 11 10 4 0 12-2 14-10 0-1 6-20 8-29 2-12 5-24 7-35 4-9 6-16 7-25 2-7 6-18 6-20 5-12 26-47 62-47 18 0 21 14 21 27 0 10-2 21-5 32-4 14-8 30-11 45-3 9-6 19-8 29-1 8-4 21-4 23 0 7 4 10 11 10 12 0 14-9 17-22 5-21 19-77 23-93 1-4 21-51 64-51 17 0 21 13 21 27 0 22-17 66-24 86-4 10-6 14-6 22 0 18 15 31 32 31 36 0 51-56 51-59 0-4-4-4-5-4-4 0-4 1-5 7-7 21-19 48-40 48-6 0-10-4-10-13 0-10 4-19 8-27 7-20 23-63 23-85 0-24-15-41-44-41-30 0-49 17-64 37 0-5-1-18-12-27-10-8-22-10-32-10-34 0-54 24-59 33-2-22-19-33-36-33-18 0-26 14-29 22-7 13-12 36-12 37 0 4 4 4 5 4 4 0 4 0 6-9 7-28 14-46 29-46 6 0 12 3 12 18 0 8-1 13-7 32-8 30-14 60-22 90z"><text:p/></draw:path><draw:path draw:style-name="gr3" draw:text-style-name="P69" svg:width="0.085cm" svg:height="0.383cm" svg:x="0.871cm" svg:y="0cm" svg:viewBox="0 0 86 384" svg:d="M85 198c1-4 1-5 1-5 0-1 0-3-1-7-23-59-45-119-69-177-2-7-4-9-8-9-5 0-8 3-8 8 0 1 0 2 2 6 23 60 45 119 68 179-23 58-45 117-68 177-2 4-2 4-2 7 0 4 3 7 8 7s6-4 7-7c23-60 47-119 70-179z"><text:p/></draw:path><draw:path draw:style-name="gr3" draw:text-style-name="P69" svg:width="0.193cm" svg:height="0.221cm" svg:x="1.14cm" svg:y="0.078cm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3" draw:text-style-name="P69" svg:width="0.089cm" svg:height="0.383cm" svg:x="1.51cm" svg:y="0cm" svg:viewBox="0 0 90 384" svg:d="M90 380c0-1 0-1-6-8-49-48-61-121-61-179 0-67 14-135 62-183 5-4 5-4 5-7 0-2-1-3-4-3-4 0-39 26-61 75-20 43-25 86-25 118 0 28 4 76 26 119 23 47 56 72 60 72 3 0 4-1 4-4z"><text:p/></draw:path><draw:path draw:style-name="gr3" draw:text-style-name="P69" svg:width="0.261cm" svg:height="0.269cm" svg:x="1.632cm" svg:y="0.025cm" svg:viewBox="0 0 262 270" svg:d="M34 34c0 63 0 126 0 187 0 21-3 28-23 28-4 0-11 1-11 6 0 8 7 8 13 8 20 0 40 0 60 0 7 0 13 0 13-8 0-5-7-6-11-6-22 0-26-8-26-29 0-58 0-117 0-175 57 73 112 147 168 219 3 5 5 6 8 6 7 0 7-6 7-12 0-72 0-145 0-217 0-22 3-28 21-28 2 0 9 0 9-6 0-7-6-7-13-7-19 0-38 0-57 0-6 0-13 0-13 7 0 6 7 6 11 6 22 0 26 8 26 29 0 39 0 79 0 120-39-53-79-105-117-156-4-6-6-6-14-6-22 0-45 0-67 0-7 0-14 0-14 7 0 5 7 6 9 6 10 1 18 8 21 12 0 4 0 4 0 9zM218 243c-56-73-112-147-169-221-3-4-3-5-7-9 15 0 31 0 46 0 43 59 87 117 130 175 0 18 0 37 0 55z"><text:p/></draw:path><draw:path draw:style-name="gr3" draw:text-style-name="P69" svg:width="0.342cm" svg:height="0.198cm" svg:x="2.029cm" svg:y="0.092cm" svg:viewBox="0 0 343 199" svg:d="M301 108c-22 16-32 32-35 37-17 27-14 33-21 50 0 4 6 4 8 4 7 0 8 0 9-6 9-38 32-70 76-87 4-3 5-4 5-6s-2-4-3-4c-17-7-64-26-78-90-1-5-2-6-9-6-2 0-8 0-8 4 0 2 5 26 20 51 8 12 20 25 36 37-95 0-191 0-287 0-7 0-14 0-14 8s7 8 14 8c96 0 192 0 287 0z"><text:p/></draw:path><draw:path draw:style-name="gr3" draw:text-style-name="P69" svg:width="0.261cm" svg:height="0.269cm" svg:x="2.511cm" svg:y="0.025cm" svg:viewBox="0 0 262 270" svg:d="M34 34c0 63 0 126 0 187 0 21-3 28-23 28-4 0-11 1-11 6 0 8 7 8 13 8 20 0 41 0 61 0 6 0 12 0 12-8 0-5-6-6-11-6-22 0-24-8-24-29 0-58 0-117 0-175 55 73 111 147 166 219 4 5 5 6 8 6 7 0 7-6 7-12 0-72 0-145 0-217 0-22 3-28 21-28 2 0 9 0 9-6 0-7-6-7-12-7-19 0-39 0-58 0-6 0-13 0-13 7 0 6 8 6 12 6 21 0 25 8 25 29 0 39 0 79 0 120-39-53-79-105-117-156-4-6-6-6-14-6-22 0-45 0-67 0-7 0-13 0-13 7 0 5 6 6 8 6 10 1 18 8 22 12-1 4-1 4-1 9zM218 243c-56-73-111-147-167-221-5-4-5-5-9-9 15 0 31 0 46 0 43 59 87 117 130 175 0 18 0 37 0 55z"><text:p/></draw:path><draw:path draw:style-name="gr3" draw:text-style-name="P69" svg:width="0.089cm" svg:height="0.383cm" svg:x="2.803cm" svg:y="0cm" svg:viewBox="0 0 90 384" svg:d="M90 193c0-30-4-77-25-120-23-48-57-73-61-73-2 0-4 1-4 3 0 3 0 3 8 10 37 38 59 99 59 180 0 65-14 132-62 181-5 5-5 5-5 6 0 3 2 4 4 4 4 0 39-26 62-75 20-43 24-85 24-116z"><text:p/></draw:path><draw:path draw:style-name="gr3" draw:text-style-name="P69" svg:width="0.185cm" svg:height="0.184cm" svg:x="3.074cm" svg:y="0.101cm" svg:viewBox="0 0 186 185" svg:d="M93 81c-26-25-51-50-78-75-4-6-5-6-7-6-5 0-8 3-8 8 0 2 0 3 4 7 26 26 52 51 77 77-25 26-51 51-77 78-4 4-4 5-4 7 0 5 3 8 8 8 2 0 3 0 7-6 26-25 52-50 77-76 27 27 54 53 81 80 1 1 3 2 5 2 6 0 8-3 8-8 0-2 0-2-1-4-27-28-62-61-81-81 24-24 48-47 71-70 2-2 8-8 10-10 0-1 1-2 1-4 0-5-2-8-8-8-2 0-4 1-9 6-25 25-50 50-76 75z"><text:p/></draw:path><draw:path draw:style-name="gr3" draw:text-style-name="P69" svg:width="0.261cm" svg:height="0.269cm" svg:x="3.413cm" svg:y="0.025cm" svg:viewBox="0 0 262 270" svg:d="M34 34c0 63 0 126 0 187 0 21-3 28-23 28-4 0-11 1-11 6 0 8 7 8 13 8 20 0 41 0 61 0 6 0 12 0 12-8 0-5-6-6-11-6-22 0-26-8-26-29 0-58 0-117 0-175 57 73 112 147 168 219 3 5 5 6 8 6 7 0 7-6 7-12 0-72 0-145 0-217 0-22 3-28 21-28 2 0 9 0 9-6 0-7-6-7-13-7-19 0-38 0-57 0-6 0-13 0-13 7 0 6 7 6 11 6 22 0 26 8 26 29 0 39 0 79 0 120-39-53-79-105-117-156-4-6-6-6-14-6-22 0-45 0-67 0-7 0-14 0-14 7 0 5 7 6 9 6 10 1 18 8 21 12 0 4 0 4 0 9zM218 243c-56-73-112-147-169-221-3-4-3-5-7-9 15 0 31 0 46 0 43 59 87 117 130 175 0 18 0 37 0 55z"><text:p/></draw:path></draw:g><text:s/>כך ש־<draw:g text:anchor-type="as-char" svg:y="-0.288cm" draw:z-index="178" draw:name="Shape190" draw:style-name="gr1"><svg:title>TexMaths</svg:title><svg:desc>11§display§F(\la f, m \ra) = n§svg§600§FALSE§</svg:desc><draw:path draw:style-name="gr2" draw:text-style-name="P68" svg:width="2.318cm" svg:height="0.345cm" svg:x="0.004cm" svg:y="0.018cm" svg:viewBox="0 0 2319 346" svg:d="M1161 346c-388 0-774 0-1161 0 0-116 0-230 0-346 773 0 1546 0 2319 0 0 116 0 230 0 346-386 0-772 0-1158 0z"><text:p/></draw:path><draw:path draw:style-name="gr3" draw:text-style-name="P69" svg:width="0.273cm" svg:height="0.26cm" svg:x="-0.001cm" svg:y="0.025cm" svg:viewBox="0 0 274 261" svg:d="M102 137c12 0 26 0 38 0 28 0 32 6 32 17 0 2 0 8-4 19 0 2-1 3-1 4 0 4 2 5 6 5 3 0 3-1 5-8 7-29 15-56 21-84 1-4 1-5 1-6s0-5-4-5c-5 0-5 2-6 9-8 30-17 36-50 36-12 0-23 0-35 0 8-33 16-65 25-98 3-13 3-14 21-14 16 0 34 0 50 0 48 0 58 12 58 42 0 9 0 11-3 21 0 5 0 5 0 6 0 3 1 6 5 6s4-2 5-10c2-22 6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" draw:text-style-name="P69" svg:width="0.088cm" svg:height="0.384cm" svg:x="0.325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69" svg:width="0.085cm" svg:height="0.384cm" svg:x="0.479cm" svg:y="0cm" svg:viewBox="0 0 86 385" svg:d="M85 15c1-4 1-5 1-7 0-5-3-8-8-8-3 0-5 2-9 9-22 59-45 118-67 177-1 2-2 4-2 7 0 2 0 2 2 6 22 59 45 118 67 176 3 5 4 10 9 10s8-3 8-7c0-1 0-3-1-7-23-59-46-119-70-178 24-60 47-119 70-178z"><text:p/></draw:path><draw:path draw:style-name="gr3" draw:text-style-name="P69" svg:width="0.192cm" svg:height="0.349cm" svg:x="0.608cm" svg:y="0.017cm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3 72-2 0-12 0-19-6 18-1 21-16 21-21 0-9-6-13-14-13-10 0-21 8-21 23 0 17 17 26 33 26 21 0 36-23 43-37 12-25 22-71 22-74 8-40 15-80 23-121z"><text:p/></draw:path><draw:path draw:style-name="gr3" draw:text-style-name="P69" svg:width="0.045cm" svg:height="0.115cm" svg:x="0.829cm" svg:y="0.247cm" svg:viewBox="0 0 46 116" svg:d="M46 41c0-26-10-41-25-41-12 0-21 10-21 21 0 10 9 20 21 20 4 0 10-1 13-5 1-1 1-1 2-1s1 0 1 6c0 28-13 51-26 64-4 4-4 5-4 6 0 2 2 5 4 5 3 0 35-30 35-75z"><text:p/></draw:path><draw:path draw:style-name="gr3" draw:text-style-name="P69" svg:width="0.315cm" svg:height="0.174cm" svg:x="0.979cm" svg:y="0.115cm" svg:viewBox="0 0 316 175" svg:d="M22 148c-1 6-3 15-3 17 0 7 5 10 11 10 5 0 12-3 14-11 1-1 6-19 8-29 3-12 5-23 9-34 2-9 4-17 6-26 1-7 5-18 5-19 6-12 26-47 62-47 18 0 21 14 21 26 0 10-2 21-5 33-4 15-8 29-11 44-3 10-6 20-8 30-1 8-4 21-4 23 0 7 5 10 11 10 12 0 14-10 17-22 6-22 20-78 23-92 1-6 22-52 64-52 17 0 21 13 21 26 0 22-17 66-24 87-4 9-6 13-6 21 0 19 15 32 32 32 36 0 51-56 51-59 0-4-4-4-5-4-4 0-4 1-5 7-7 20-19 47-40 47-6 0-10-3-10-12 0-10 5-19 8-27 7-20 23-63 23-85 0-25-15-42-44-42-30 0-48 18-63 37-1-4-2-17-13-27-9-8-22-10-31-10-35 0-53 25-60 34-2-22-19-34-36-34-18 0-25 15-29 22-7 13-11 36-11 37 0 5 3 5 4 5 4 0 5-1 7-9 7-27 14-46 28-46 6 0 12 3 12 17 0 8-1 13-6 32-8 30-15 60-23 90z"><text:p/></draw:path><draw:path draw:style-name="gr3" draw:text-style-name="P69" svg:width="0.085cm" svg:height="0.384cm" svg:x="1.327cm" svg:y="0cm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69" svg:width="0.089cm" svg:height="0.384cm" svg:x="1.478cm" svg:y="0cm" svg:viewBox="0 0 90 385" svg:d="M90 193c0-30-4-76-25-120-23-48-57-73-61-73-2 0-4 2-4 4s0 2 8 9c37 38 59 99 59 180 0 65-14 133-61 181-6 6-6 6-6 7 0 2 2 4 4 4 4 0 39-26 62-76 20-41 24-84 24-116z"><text:p/></draw:path><draw:path draw:style-name="gr3" draw:text-style-name="P69" svg:width="0.256cm" svg:height="0.09cm" svg:x="1.735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209cm" svg:height="0.174cm" svg:x="2.133cm" svg:y="0.115cm" svg:viewBox="0 0 210 175" svg:d="M23 148c-1 6-3 15-3 17 0 7 5 10 11 10 4 0 12-3 14-11 1-1 6-19 8-29 3-12 5-23 9-34 2-9 4-17 6-26 1-7 5-18 5-19 5-12 26-47 62-47 18 0 21 14 21 26 0 24-18 74-25 91-3 8-3 13-3 17 0 19 13 32 32 32 36 0 50-56 50-59 0-4-3-4-4-4-5 0-5 1-7 7-8 26-20 47-39 47-6 0-9-3-9-12 0-10 3-19 6-27 8-21 25-63 25-85 0-27-17-42-46-42-34 0-52 25-59 34-2-22-19-34-36-34-18 0-26 15-29 22-6 13-12 36-12 37 0 5 4 5 6 5 3 0 3-1 6-9 7-27 14-46 28-46 7 0 12 4 12 17 0 8-1 13-6 32-7 30-15 60-23 90z"><text:p/></draw:path></draw:g>. נבחר <draw:g text:anchor-type="as-char" svg:y="-0.273cm" draw:z-index="179" draw:name="Shape191" draw:style-name="gr1"><svg:title>TexMaths</svg:title><svg:desc>11§display§f = \lambda t \in \N. n,  m = 1§svg§600§FALSE§</svg:desc><draw:path draw:style-name="gr2" draw:text-style-name="P68" svg:width="3.35cm" svg:height="0.31cm" svg:x="-0.001cm" svg:y="0.019cm" svg:viewBox="0 0 3351 311" svg:d="M0 0c1117 0 2234 0 3351 0 0 103 0 208 0 311-1117 0-2234 0-3351 0 0-103 0-208 0-311z"><text:p/></draw:path><draw:path draw:style-name="gr3" draw:text-style-name="P69" svg:width="0.192cm" svg:height="0.35cm" svg:x="0cm" svg:y="0cm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4 73-1 0-11 0-18-7 18-1 21-15 21-21 0-8-6-13-14-13-10 0-21 8-21 23 0 18 17 27 32 27 22 0 37-23 44-38 12-24 22-71 22-73 8-41 15-82 23-122z"><text:p/></draw:path><draw:path draw:style-name="gr3" draw:text-style-name="P69" svg:width="0.256cm" svg:height="0.09cm" svg:x="0.339cm" svg:y="0.132cm" svg:viewBox="0 0 257 91" svg:d="M244 16c6 0 13 0 13-8s-7-8-13-8c-77 0-154 0-231 0-5 0-13 0-13 8s8 8 13 8c77 0 154 0 231 0zM244 91c6 0 13 1 13-7s-7-9-13-9c-77 0-154 0-231 0-5 0-13 1-13 9s8 7 13 7c77 0 154 0 231 0z"><text:p/></draw:path><draw:path draw:style-name="gr3" draw:text-style-name="P69" svg:width="0.19cm" svg:height="0.272cm" svg:x="0.746cm" svg:y="0.005cm" svg:viewBox="0 0 191 273" svg:d="M118 155c15 41 34 99 40 108s10 9 20 9c4 0 6 0 9 0s4-3 4-5c0-1-1-1-2-3-3-5-6-10-9-18-26-72-52-146-79-219-7-23-28-27-47-27-1 0-7 0-7 4s3 3 4 4c13 2 15 4 25 30 12 36 25 71 37 106-35 35-71 70-106 106-5 4-7 6-7 12 0 5 6 11 11 11 7 0 10-5 13-9 31-36 63-73 94-109z"><text:p/></draw:path><draw:path draw:style-name="gr3" draw:text-style-name="P69" svg:width="0.118cm" svg:height="0.244cm" svg:x="0.96cm" svg:y="0.03cm" svg:viewBox="0 0 119 245" svg:d="M72 87c12 0 24 0 36 0 8 0 11 0 11-8 0-4-3-4-11-4-11 0-23 0-34 0 14-55 16-63 16-65 0-7-4-10-11-10-1 0-12 0-15 13-6 21-10 41-16 62-12 0-24 0-36 0-8 0-12 0-12 7 0 5 3 5 11 5 11 0 23 0 34 0-27 109-30 115-30 123 0 21 16 35 37 35 39 0 61-56 61-59s-3-3-5-3c-3 0-3 1-6 4-16 41-37 49-50 49-8 0-12-4-12-17 0-9 1-12 3-19 10-37 19-76 29-113z"><text:p/></draw:path><draw:path draw:style-name="gr3" draw:text-style-name="P69" svg:width="0.193cm" svg:height="0.222cm" svg:x="1.23cm" svg:y="0.065cm" svg:viewBox="0 0 194 223" svg:d="M179 120c7 0 15 1 15-8 0-8-8-9-15-9-55 0-109 0-164 0 5-50 50-88 104-88 20 0 41 0 60 0 7 0 15 0 15-7 0-8-8-8-15-8-19 0-40 0-60 0-66 0-119 51-119 112 0 63 53 111 119 111 20 0 41 0 60 0 7 0 15 0 15-8 0-7-8-7-15-7-19 0-40 0-60 0-54 0-99-38-104-88 55 0 109 0 164 0z"><text:p/></draw:path><draw:path draw:style-name="gr3" draw:text-style-name="P69" svg:width="0.261cm" svg:height="0.271cm" svg:x="1.572cm" svg:y="0.007cm" svg:viewBox="0 0 262 272" svg:d="M34 35c0 63 0 126 0 188 0 20-3 28-23 28-4 0-11 0-11 6 0 7 7 7 13 7 20 0 41 0 61 0 6 0 12 0 12-7 0-6-6-6-11-6-22 0-24-9-24-29 0-59 0-118 0-177 55 74 111 147 166 221 4 4 5 6 9 6 6 0 6-7 6-14 0-72 0-145 0-217 0-21 3-27 21-28 2 0 9 0 9-6 0-7-6-7-12-7-19 0-39 0-57 0-7 0-14 0-14 7 0 6 8 6 11 6 22 1 26 9 26 29 0 40 0 80 0 121-39-53-78-105-117-158-4-5-5-5-14-5-22 0-45 0-67 0-7 0-14 0-14 7 0 6 7 6 9 6 10 1 18 8 22 12-1 4-1 5-1 10zM218 244c-56-74-111-147-167-221-5-5-5-5-9-10 15 0 31 0 46 0 43 58 87 118 130 176 0 19 0 36 0 55z"><text:p/></draw:path><draw:path draw:style-name="gr3" draw:text-style-name="P69" svg:width="0.041cm" svg:height="0.04cm" svg:x="1.875cm" svg:y="0.23cm" svg:viewBox="0 0 42 41" svg:d="M42 21c0-12-10-21-21-21s-21 10-21 21c0 12 10 20 21 20s21-9 21-20z"><text:p/></draw:path><draw:path draw:style-name="gr3" draw:text-style-name="P69" svg:width="0.208cm" svg:height="0.174cm" svg:x="1.961cm" svg:y="0.102cm" svg:viewBox="0 0 209 175" svg:d="M23 147c-1 7-3 16-3 18 0 7 5 10 11 10 4 0 11-3 14-11 0-1 5-19 7-29 3-11 5-23 9-34 2-9 4-17 6-26 2-7 5-18 6-19 5-12 26-47 62-47 18 0 21 14 21 26 0 24-18 74-25 90-3 9-3 14-3 18 0 19 13 32 30 32 37 0 51-56 51-60 0-3-3-3-4-3-4 0-4 1-6 7-8 26-21 47-39 47-7 0-9-3-9-12 0-10 3-19 6-28 8-20 23-62 23-84 0-27-16-42-44-42-35 0-53 25-60 34-2-22-18-34-35-34-18 0-26 15-29 22-6 13-12 36-12 37 0 5 3 4 4 5 5 0 5-1 7-9 7-28 14-46 29-46 7 0 12 4 12 17 0 8-1 12-7 32-8 30-14 60-22 89z"><text:p/></draw:path><draw:path draw:style-name="gr3" draw:text-style-name="P69" svg:width="0.044cm" svg:height="0.114cm" svg:x="2.215cm" svg:y="0.23cm" svg:viewBox="0 0 45 115" svg:d="M45 41c0-26-10-41-24-41-13 0-21 10-21 21 0 10 8 20 21 20 4 0 9-1 13-5 1-1 1-1 2-1 0 2 0 0 0 6 0 28-13 50-26 63-4 5-3 6-3 7 0 2 1 4 3 4 4 0 35-29 35-74z"><text:p/></draw:path><draw:path draw:style-name="gr3" draw:text-style-name="P69" svg:width="0.316cm" svg:height="0.174cm" svg:x="2.365cm" svg:y="0.102cm" svg:viewBox="0 0 317 175" svg:d="M23 147c-1 7-3 16-3 18 0 7 5 10 11 10 4 0 11-3 14-11 0-1 5-19 7-29 3-11 5-23 9-34 2-9 4-17 6-26 2-7 5-18 6-19 5-12 26-47 62-47 18 0 21 14 21 26 0 10-2 21-5 33-4 14-8 30-11 44-2 10-6 20-8 30-2 8-5 21-5 23 0 7 5 10 11 10 12 0 14-10 17-22 6-22 20-78 23-93 1-5 22-51 64-51 17 0 21 13 21 26 0 22-15 66-23 87-5 9-6 13-6 21 0 19 14 32 32 32 37 0 51-56 51-60 0-3-3-3-5-3-4 0-4 1-6 7-6 20-18 47-40 47-5 0-9-3-9-12 0-10 4-19 7-28 8-19 24-62 24-84 0-26-15-42-45-42-28 0-48 18-63 37 0-4-1-17-12-27-10-8-22-10-32-10-35 0-53 25-60 34-1-22-18-34-35-34-18 0-26 15-29 22-6 13-12 36-12 37 0 5 3 4 4 5 5 0 5-1 7-9 7-28 14-46 29-46 6 0 12 3 12 17 0 8-1 12-7 32-8 30-14 60-22 89z"><text:p/></draw:path><draw:path draw:style-name="gr3" draw:text-style-name="P69" svg:width="0.255cm" svg:height="0.09cm" svg:x="2.822cm" svg:y="0.132cm" svg:viewBox="0 0 256 91" svg:d="M243 16c7 0 13 0 13-8s-6-8-12-8c-77 0-155 0-232 0-5 0-12 0-12 8s7 8 13 8c77 0 153 0 230 0zM244 91c6 0 12 1 12-7s-6-9-13-9c-77 0-153 0-230 0-6 0-13 1-13 9s7 7 12 7c77 0 155 0 232 0z"><text:p/></draw:path><draw:path draw:style-name="gr3" draw:text-style-name="P69" svg:width="0.127cm" svg:height="0.255cm" svg:x="3.242cm" svg:y="0.019cm" svg:viewBox="0 0 128 256" svg:d="M79 10c0-10 0-10-9-10-24 24-58 24-70 24 0 5 0 8 0 12 8 0 31 0 51-10 0 66 0 133 0 199 0 15-1 19-37 19-4 0-7 0-12 0 0 4 0 8 0 12 13-1 48-1 63-1s49 0 63 1c0-4 0-8 0-12-5 0-8 0-12 0-36 0-37-4-37-19 0-71 0-144 0-215z"><text:p/></draw:path></draw:g>. נציב ונקבל: </text:p>
      <text:p text:style-name="P4"><draw:g text:anchor-type="as-char" svg:y="-0.656cm" draw:z-index="177" draw:name="Shape192" draw:style-name="gr1"><svg:title>TexMaths</svg:title><svg:desc>11§display§F(\la f, m \ra) = \sum^m_{i = 0} f(i) = \sum^1_{i = 0} n = n§svg§600§FALSE§</svg:desc><draw:path draw:style-name="gr2" draw:text-style-name="P68" svg:width="5.493cm" svg:height="1.082cm" svg:x="0.005cm" svg:y="0.02cm" svg:viewBox="0 0 5494 1083" svg:d="M0 0c1831 0 3663 0 5494 0 0 361 0 722 0 1083-1831 0-3663 0-5494 0 0-361 0-722 0-1083z"><text:p/></draw:path><draw:path draw:style-name="gr3" draw:text-style-name="P69" svg:width="0.274cm" svg:height="0.262cm" svg:x="-0.001cm" svg:y="0.4cm" svg:viewBox="0 0 275 263" svg:d="M102 138c14 0 26 0 39 0 28 0 32 5 32 17 0 2 0 7-4 19 0 2-1 3-1 4 0 4 3 5 5 5 4 0 4-1 6-8 7-29 15-56 21-85 1-3 1-4 1-5s-1-5-4-5c-4 0-4 3-6 8-8 31-17 37-50 37-12 0-23 0-35 0 8-33 16-64 25-97 3-14 3-16 21-16 16 0 34 0 50 0 48 0 57 13 57 43 0 9 0 10-2 21 0 4 0 5 0 7s2 4 5 4c4 0 4-2 5-10 3-22 6-44 8-66 1-11-1-11-11-11-63 0-126 0-189 0-8 0-11 0-11 8 0 4 3 4 10 4 14 0 25 0 25 7 0 2 0 3-1 10-18 68-34 136-52 204-3 15-4 18-35 18-7 0-11 0-11 8 0 4 6 4 7 4 11 0 39-1 50-1 13 0 45 1 57 1 5 0 9 0 9-8 0-3-2-3-2-4-1 0-2 0-11 0s-11 0-20-1c-12-1-13-2-13-8 1-3 0-2 2-9 8-32 16-64 23-95z"><text:p/></draw:path><draw:path draw:style-name="gr3" draw:text-style-name="P69" svg:width="0.088cm" svg:height="0.385cm" svg:x="0.326cm" svg:y="0.373cm" svg:viewBox="0 0 89 386" svg:d="M89 382c0-1 0-2-6-9-49-48-61-121-61-180 0-68 14-135 63-183 4-4 4-6 4-7 0-2-1-3-3-3-5 0-40 26-62 75-20 43-24 86-24 118 0 30 3 77 25 121 23 47 56 72 61 72 2 0 3-1 3-4z"><text:p/></draw:path><draw:path draw:style-name="gr3" draw:text-style-name="P69" svg:width="0.085cm" svg:height="0.385cm" svg:x="0.48cm" svg:y="0.373cm" svg:viewBox="0 0 86 386" svg:d="M85 14c1-4 1-5 1-6 0-5-3-8-8-8-3 0-5 1-9 9-22 59-45 118-67 177-1 2-2 4-2 7 0 1 0 2 2 6 22 58 45 118 67 177 3 5 4 10 9 10s8-3 8-7c0-2 0-3-1-7-23-61-46-120-70-179 24-60 47-119 70-179z"><text:p/></draw:path><draw:path draw:style-name="gr3" draw:text-style-name="P69" svg:width="0.192cm" svg:height="0.351cm" svg:x="0.609cm" svg:y="0.389cm" svg:viewBox="0 0 193 352" svg:d="M121 119c11 0 22 0 33 0 8 0 12 0 12-8 0-4-4-4-11-4-11 0-21 0-32 0 4-15 6-30 9-44 1-9 7-37 9-41 3-8 10-13 17-13 3 0 13 0 20 8-17 1-21 14-21 19 0 10 7 15 15 15 10 0 21-9 21-23 0-18-18-28-35-28-12 0-37 8-48 46-2 8-3 11-13 61-9 0-18 0-27 0-7 0-12 0-12 6s5 6 11 6c9 0 17 0 26 0-10 50-19 101-29 152-7 37-13 72-33 72-2 0-12 0-19-6 18-1 21-16 21-21 0-9-6-13-14-13-10 0-21 7-21 23s17 26 33 26c21 0 36-23 43-37 13-25 22-72 22-74 8-41 15-81 23-122z"><text:p/></draw:path><draw:path draw:style-name="gr3" draw:text-style-name="P69" svg:width="0.044cm" svg:height="0.115cm" svg:x="0.831cm" svg:y="0.62cm" svg:viewBox="0 0 45 116" svg:d="M45 41c0-27-10-41-25-41-12 0-20 9-20 20s8 21 20 21c4 0 10-1 14-6 1 0 1-1 1-1 1 0 1 1 1 7 0 28-13 51-26 64-4 4-4 5-4 6 0 2 2 5 4 5 4 0 35-30 35-75z"><text:p/></draw:path><draw:path draw:style-name="gr3" draw:text-style-name="P69" svg:width="0.316cm" svg:height="0.174cm" svg:x="0.981cm" svg:y="0.492cm" svg:viewBox="0 0 317 175" svg:d="M23 147c-2 6-4 16-4 17 0 8 5 11 12 11 4 0 11-3 14-11 0-1 5-19 7-29 3-12 5-23 9-35 2-8 4-16 6-25 1-7 5-18 5-20 6-12 26-46 63-46 18 0 21 13 21 26 0 10-3 21-6 32-4 16-7 30-10 45-2 10-6 20-8 30-2 8-5 21-5 22 0 8 5 11 11 11 12 0 14-10 17-22 6-22 20-78 23-94 1-4 22-50 64-50 17 0 21 12 21 26 0 22-17 66-24 87-4 9-5 13-5 21 0 19 14 32 32 32 37 0 51-56 51-59 0-5-5-5-6-5-3 0-3 1-5 8-6 20-18 47-40 47-6 0-9-3-9-13 0-9 4-19 7-26 8-21 24-64 24-86 0-24-16-41-45-41-30 0-48 17-63 37 0-5-2-18-12-27-10-8-22-10-32-10-35 0-53 24-60 33-2-22-19-33-35-33-18 0-26 14-29 22-8 13-12 36-12 37 0 4 3 4 4 4 5 0 5 0 7-9 7-28 14-45 29-45 5 0 12 2 12 17 0 8-2 13-7 32-8 30-14 60-22 89z"><text:p/></draw:path><draw:path draw:style-name="gr3" draw:text-style-name="P69" svg:width="0.086cm" svg:height="0.385cm" svg:x="1.329cm" svg:y="0.373cm" svg:viewBox="0 0 87 386" svg:d="M85 199c2-4 2-5 2-6 0-2 0-3-2-7-22-59-45-118-67-177-4-7-7-9-10-9-5 0-8 3-8 8 0 1 0 1 2 5 23 60 45 120 68 180-23 59-45 118-68 178-2 4-2 5-2 8 0 4 4 7 8 7 5 0 6-4 9-7 23-61 45-120 68-180z"><text:p/></draw:path><draw:path draw:style-name="gr3" draw:text-style-name="P69" svg:width="0.088cm" svg:height="0.385cm" svg:x="1.481cm" svg:y="0.373cm" svg:viewBox="0 0 89 386" svg:d="M89 193c0-30-4-77-25-120-23-49-56-73-61-73-2 0-3 1-3 3 0 1 0 3 7 9 38 39 60 100 60 181 0 66-14 134-63 182-4 5-4 6-4 7 0 2 1 4 3 4 5 0 39-26 62-76 20-42 24-84 24-117z"><text:p/></draw:path><draw:path draw:style-name="gr3" draw:text-style-name="P69" svg:width="0.255cm" svg:height="0.089cm" svg:x="1.739cm" svg:y="0.52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247cm" svg:height="0.121cm" svg:x="2.28cm" svg:y="0.06cm" svg:viewBox="0 0 248 122" svg:d="M105 97c-2 5-5 15-5 16 0 6 6 9 10 9s8-4 10-6c1-3 3-11 5-17 2-5 5-18 6-24 2-7 3-12 4-19 4-11 4-12 9-20 9-13 22-28 43-28 15 0 17 12 17 18 0 17-13 47-17 58-2 7-3 10-3 14 0 15 11 24 25 24 28 0 39-37 39-42 0-3-4-3-5-3-3 0-3 1-4 4-7 22-18 33-29 33-5 0-6-4-6-9 0-7 1-10 5-22 3-8 14-37 14-52 0-5 0-16-10-24-4-4-12-7-25-7-24 0-38 15-47 28-2-24-22-28-35-28-23 0-38 13-47 24-2-18-17-24-28-24-12 0-18 8-22 14-6 10-9 26-9 27 0 4 3 4 4 4 4 0 4-1 6-9 4-15 10-28 20-28 7 0 9 5 9 13 0 4-4 14-5 22-2 8-4 19-5 24-4 12-6 23-9 35-1 4-2 10-2 11 0 6 4 9 8 9 5 0 9-4 11-6 3-3 4-11 5-17 1-5 4-18 5-24 3-7 4-12 6-19 2-11 3-13 11-24s20-24 41-24c15 0 15 13 15 18 0 7 0 10-4 26-4 15-8 29-11 45z"><text:p/></draw:path><draw:path draw:style-name="gr3" draw:text-style-name="P69" svg:width="0.513cm" svg:height="0.54cm" svg:x="2.147cm" svg:y="0.296cm" svg:viewBox="0 0 514 541" svg:d="M468 541c15-41 30-82 46-123-3 0-6 0-9 0-15 40-56 66-101 77-8 2-46 12-120 12-78 0-155 0-233 0 66-77 131-154 197-230 2-3 3-4 3-6 0-1 0-3-2-6-61-82-120-164-181-246 71 0 141 0 211 0 52 0 87 5 92 6 21 4 54 10 85 29 9 7 36 24 49 55 3 0 6 0 9 0-16-36-31-73-46-109-153 0-305 0-458 0-9 0-9 1-10 3 0 1 0 9 0 14 68 93 135 185 204 279-68 78-134 156-201 234-3 5-2 5-3 7 0 4 3 4 10 4 153 0 305 0 458 0z"><text:p/></draw:path><draw:path draw:style-name="gr3" draw:text-style-name="P69" svg:width="0.08cm" svg:height="0.182cm" svg:x="2.167cm" svg:y="0.938cm" svg:viewBox="0 0 81 183" svg:d="M75 11c0-4-3-11-11-11s-16 8-16 15c0 5 4 10 11 10 8 0 16-7 16-14zM20 147c-1 5-3 7-3 13 0 12 11 23 26 23 26 0 38-38 38-42 0-3-3-3-4-3-3 0-3 1-4 4-7 22-19 33-29 33-5 0-8-4-8-10 0-7 3-11 5-18 3-6 5-14 9-20 2-7 12-32 13-36 1-2 2-5 2-7 0-14-11-23-26-23-27 0-39 36-39 40 0 5 3 5 4 5 4 0 5-3 5-5 8-24 19-33 30-33 4 0 6 2 6 9s-2 11-9 28c-5 14-11 28-16 42z"><text:p/></draw:path><draw:path draw:style-name="gr3" draw:text-style-name="P69" svg:width="0.198cm" svg:height="0.073cm" svg:x="2.282cm" svg:y="1.012cm" svg:viewBox="0 0 199 74" svg:d="M188 14c5 0 11 0 11-7s-6-7-10-7c-59 0-120 0-179 0-3 0-10 0-10 7s6 7 10 7c59 0 119 0 178 0zM189 74c4 0 10 0 10-7 0-6-6-6-11-6-59 0-119 0-178 0-4 0-10 0-10 6 0 7 7 7 10 7 59 0 120 0 179 0z"><text:p/></draw:path><draw:path draw:style-name="gr3" draw:text-style-name="P69" svg:width="0.124cm" svg:height="0.184cm" svg:x="2.514cm" svg:y="0.938cm" svg:viewBox="0 0 125 185" svg:d="M125 94c0-30-3-52-15-71-9-12-25-23-47-23-63 0-63 74-63 94 0 18 0 91 63 91 62 0 62-73 62-91zM63 177c-12 0-29-8-34-30-5-15-5-37-5-57s0-40 5-56c5-21 23-26 34-26 14 0 28 9 34 24 4 14 4 34 4 58 0 20 0 40-3 56-6 26-24 31-35 31z"><text:p/></draw:path><draw:path draw:style-name="gr3" draw:text-style-name="P69" svg:width="0.192cm" svg:height="0.351cm" svg:x="2.767cm" svg:y="0.389cm" svg:viewBox="0 0 193 352" svg:d="M121 119c11 0 22 0 33 0 8 0 12 0 12-8 0-4-4-4-11-4-11 0-21 0-32 0 4-15 6-30 9-44 1-9 7-37 9-41 3-8 10-13 17-13 3 0 13 0 20 8-17 1-21 14-21 19 0 10 7 15 15 15 10 0 21-9 21-23 0-18-18-28-35-28-12 0-37 8-48 46-2 8-3 11-13 61-9 0-18 0-27 0-7 0-12 0-12 6s5 6 11 6c9 0 17 0 26 0-10 50-19 101-29 152-7 37-13 72-33 72-2 0-12 0-19-6 18-1 21-16 21-21 0-9-6-13-14-13-10 0-21 7-21 23s17 26 33 26c21 0 36-23 43-37 13-25 22-72 22-74 8-41 15-81 23-122z"><text:p/></draw:path><draw:path draw:style-name="gr3" draw:text-style-name="P69" svg:width="0.088cm" svg:height="0.385cm" svg:x="3.016cm" svg:y="0.373cm" svg:viewBox="0 0 89 386" svg:d="M89 382c0-1 0-2-6-9-49-48-61-121-61-180 0-68 14-135 63-183 4-4 4-6 4-7 0-2-1-3-3-3-5 0-39 26-62 75-20 43-24 86-24 118 0 30 4 77 25 121 23 47 56 72 61 72 2 0 3-1 3-4z"><text:p/></draw:path><draw:path draw:style-name="gr3" draw:text-style-name="P69" svg:width="0.101cm" svg:height="0.259cm" svg:x="3.139cm" svg:y="0.407cm" svg:viewBox="0 0 102 260" svg:d="M98 14c0-7-6-14-14-14-10 0-21 10-21 21 0 7 5 13 15 13 9 0 20-9 20-20zM69 160c5-13 5-13 8-24 3-7 6-13 6-19 0-18-13-32-32-32-37 0-51 56-51 59s3 3 4 3c4 0 5 0 7-6 10-36 25-47 39-47 3 0 9 0 9 12 0 7-3 15-4 19-3 10-21 55-26 72-5 10-9 23-9 31 0 18 13 32 31 32 37 0 51-56 51-60s-4-4-5-4c-3 0-3 1-6 8-6 24-19 47-39 47-7 0-9-3-9-13 0-9 2-15 11-39 5-13 10-26 15-39z"><text:p/></draw:path><draw:path draw:style-name="gr3" draw:text-style-name="P69" svg:width="0.088cm" svg:height="0.385cm" svg:x="3.283cm" svg:y="0.373cm" svg:viewBox="0 0 89 386" svg:d="M89 193c0-30-4-77-25-120-23-49-56-73-61-73-2 0-3 1-3 3 0 1 0 3 7 9 38 39 60 100 60 181 0 66-14 134-63 182-4 5-4 6-4 7 0 2 1 4 3 4 5 0 39-26 62-76 20-42 24-84 24-117z"><text:p/></draw:path><draw:path draw:style-name="gr3" draw:text-style-name="P69" svg:width="0.255cm" svg:height="0.089cm" svg:x="3.541cm" svg:y="0.52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098cm" svg:height="0.178cm" svg:x="4.158cm" svg:y="0cm" svg:viewBox="0 0 99 179" svg:d="M62 8c0-8-1-8-8-8-18 17-43 18-54 18 0 3 0 6 0 10 7 0 24 0 40-8 0 46 0 91 0 137 0 9 0 12-28 12-3 0-6 0-10 0 0 4 0 7 0 10 6 0 39-1 49-1 7 0 41 1 48 1 0-3 0-6 0-10-3 0-7 0-10 0-27 0-27-3-27-12 0-49 0-100 0-149z"><text:p/></draw:path><draw:path draw:style-name="gr3" draw:text-style-name="P69" svg:width="0.514cm" svg:height="0.54cm" svg:x="3.948cm" svg:y="0.296cm" svg:viewBox="0 0 515 541" svg:d="M469 541c15-41 31-82 46-123-3 0-7 0-10 0-14 40-56 66-100 77-8 2-46 12-120 12-78 0-155 0-233 0 66-77 131-154 197-230 2-3 3-4 3-6 0-1 0-3-3-6-60-82-120-164-180-246 71 0 141 0 212 0 51 0 86 5 90 6 21 4 55 10 86 29 10 7 35 24 48 55 3 0 7 0 10 0-15-36-31-73-46-109-153 0-305 0-458 0-9 0-9 1-10 3-1 1-1 9-1 14 68 93 136 185 205 279-67 78-133 156-201 234-3 5-2 5-3 7 0 4 3 4 10 4 153 0 305 0 458 0z"><text:p/></draw:path><draw:path draw:style-name="gr3" draw:text-style-name="P69" svg:width="0.08cm" svg:height="0.182cm" svg:x="3.969cm" svg:y="0.938cm" svg:viewBox="0 0 81 183" svg:d="M75 11c0-4-3-11-11-11s-16 8-16 15c0 5 4 10 11 10 8 0 16-7 16-14zM19 147c0 5-2 7-2 13 0 12 11 23 26 23 26 0 38-38 38-42 0-3-3-3-4-3-3 0-4 1-5 4-6 22-18 33-29 33-6 0-7-4-7-10 0-7 3-11 5-18 3-6 5-14 9-20 2-7 12-32 13-36 1-2 2-5 2-7 0-14-11-23-26-23-27 0-39 36-39 40 0 5 3 5 4 5 4 0 4-3 5-5 8-24 19-33 28-33 5 0 8 2 8 9s-2 11-9 28c-5 14-12 28-17 42z"><text:p/></draw:path><draw:path draw:style-name="gr3" draw:text-style-name="P69" svg:width="0.198cm" svg:height="0.073cm" svg:x="4.084cm" svg:y="1.012cm" svg:viewBox="0 0 199 74" svg:d="M188 14c5 0 11 0 11-7s-6-7-10-7c-59 0-120 0-179 0-3 0-10 0-10 7s6 7 10 7c59 0 119 0 178 0zM189 74c4 0 10 0 10-7 0-6-6-6-11-6-59 0-119 0-178 0-4 0-10 0-10 6 0 7 7 7 10 7 59 0 120 0 179 0z"><text:p/></draw:path><draw:path draw:style-name="gr3" draw:text-style-name="P69" svg:width="0.124cm" svg:height="0.184cm" svg:x="4.317cm" svg:y="0.938cm" svg:viewBox="0 0 125 185" svg:d="M125 94c0-30-3-52-15-71-9-12-25-23-47-23-63 0-63 74-63 94 0 18 0 91 63 91 62 0 62-73 62-91zM63 177c-12 0-29-8-34-30-5-15-5-37-5-57s0-40 5-56c5-21 23-26 34-26 14 0 28 9 33 24 4 14 5 34 5 58 0 20 0 40-4 56-5 26-23 31-34 31z"><text:p/></draw:path><draw:path draw:style-name="gr3" draw:text-style-name="P69" svg:width="0.209cm" svg:height="0.174cm" svg:x="4.561cm" svg:y="0.492cm" svg:viewBox="0 0 210 175" svg:d="M23 147c-1 6-3 16-3 17 0 8 5 11 11 11 4 0 11-3 14-11 0-1 5-19 8-29 2-12 5-23 8-35 2-8 4-16 6-25 2-7 5-18 6-20 5-12 26-46 62-46 18 0 21 13 21 26 0 24-18 74-25 90-3 9-3 14-3 18 0 19 13 32 32 32 36 0 50-56 50-59 0-5-4-5-5-5-4 0-4 1-6 8-8 25-21 47-39 47-7 0-9-3-9-13 0-9 3-19 6-26 8-21 25-64 25-86 0-26-18-41-46-41-34 0-53 24-60 33-1-21-18-33-35-33-18 0-26 14-29 22-6 13-12 35-12 37 0 4 3 3 4 4 5 0 5 0 7-9 7-28 14-45 29-45 7 0 12 4 12 17 0 8-1 13-7 32-8 30-14 60-22 89z"><text:p/></draw:path><draw:path draw:style-name="gr3" draw:text-style-name="P69" svg:width="0.256cm" svg:height="0.089cm" svg:x="4.911cm" svg:y="0.52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208cm" svg:height="0.174cm" svg:x="5.309cm" svg:y="0.492cm" svg:viewBox="0 0 209 175" svg:d="M22 147c-1 6-3 16-3 17 0 8 5 11 11 11 5 0 12-3 14-11 1-1 6-19 8-29 3-12 5-23 9-35 2-8 4-16 6-25 1-7 5-18 5-20 6-12 26-46 63-46 17 0 21 13 21 26 0 24-20 74-25 90-3 9-4 14-4 18 0 19 13 32 31 32 37 0 51-56 51-59 0-5-3-5-4-5-5 0-5 1-6 8-9 25-21 47-39 47-7 0-10-3-10-13 0-9 3-19 7-26 7-21 23-64 23-86 0-26-16-41-44-41-35 0-53 24-60 33-2-21-19-33-36-33-19 0-25 14-29 22-7 13-11 35-11 37 0 4 3 4 4 4 4 0 5 0 7-9 7-28 14-45 28-45 7 0 12 4 12 17 0 8-1 13-6 32-8 30-15 60-23 89z"><text:p/></draw:path></draw:g></text:p>
      <text:p text:style-name="P32">כדרוש. </text:p>
      <text:p text:style-name="P28"><draw:g text:anchor-type="as-char" svg:y="-0.288cm" draw:z-index="291" draw:name="Shape193" draw:style-name="gr1"><svg:title>TexMaths</svg:title><svg:desc>11§display§\QED§svg§600§FALSE§</svg:desc><draw:path draw:style-name="gr2" draw:text-style-name="P68" svg:width="1.751cm" svg:height="0.247cm" svg:x="0.001cm" svg:y="0.018cm" svg:viewBox="0 0 1752 248" svg:d="M0 0c584 0 1168 0 1752 0 0 83 0 165 0 248-584 0-1168 0-1752 0 0-83 0-165 0-248z"><text:p/></draw:path><draw:path draw:style-name="gr3" draw:text-style-name="P69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69" svg:width="0.04cm" svg:height="0.04cm" svg:x="0.368cm" svg:y="0.235cm" svg:viewBox="0 0 41 41" svg:d="M41 21c0-12-10-21-21-21-12 0-20 9-20 21 0 11 8 20 20 20 11 0 21-9 21-20z"><text:p/></draw:path><draw:path draw:style-name="gr3" draw:text-style-name="P69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9" svg:width="0.04cm" svg:height="0.04cm" svg:x="0.764cm" svg:y="0.235cm" svg:viewBox="0 0 41 41" svg:d="M41 21c0-12-9-21-20-21-12 0-21 9-21 21 0 11 9 20 21 20 11 0 20-9 20-20z"><text:p/></draw:path><draw:path draw:style-name="gr3" draw:text-style-name="P69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9" svg:width="0.041cm" svg:height="0.04cm" svg:x="1.205cm" svg:y="0.235cm" svg:viewBox="0 0 42 41" svg:d="M42 21c0-12-10-21-21-21s-21 9-21 21c0 11 10 20 21 20s21-9 21-20z"><text:p/></draw:path><draw:path draw:style-name="gr3" draw:text-style-name="P69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P59" text:outline-level="4">לא חח"ע</text:h>
      <text:p text:style-name="P32">נניח בשלילה ש־<draw:g text:anchor-type="as-char" svg:y="-0.259cm" draw:z-index="180" draw:name="Shape193" draw:style-name="gr1"><svg:title>TexMaths</svg:title><svg:desc>11§display§F§svg§600§FALSE§</svg:desc><draw:path draw:style-name="gr2" draw:text-style-name="P68" svg:width="0.248cm" svg:height="0.219cm" svg:x="0.005cm" svg:y="0.019cm" svg:viewBox="0 0 249 220" svg:d="M0 0c83 0 166 0 249 0 0 73 0 147 0 220-83 0-166 0-249 0 0-73 0-147 0-220z"><text:p/></draw:path><draw:path draw:style-name="gr3" draw:text-style-name="P69" svg:width="0.272cm" svg:height="0.259cm" svg:x="-0.001cm" svg:y="0cm" svg:viewBox="0 0 273 260" svg:d="M102 135c12 0 25 0 38 0 27 0 31 7 31 17 0 3-1 8-3 19-1 2-1 3-1 5 0 3 2 4 5 4s3-1 5-8c8-27 14-55 21-82 1-4 1-6 1-7-1-2 0-4-4-4s-5 2-6 9c-8 29-16 36-48 36-12 0-24 0-35 0 7-33 15-65 24-97 3-14 4-15 20-15 17 0 34 0 50 0 49 0 57 12 57 42 0 9 0 11-1 21-1 5-1 6-1 7s1 5 5 5 4-3 5-10c2-23 6-45 8-67 1-10-1-10-11-10-63 0-125 0-187 0-8 0-12 0-12 8 0 4 4 4 11 4 14 0 25 0 25 7 0 2 0 2-2 10-18 66-34 134-51 201-4 15-4 18-35 18-7 0-11 0-11 8 0 4 6 4 7 4 11 0 39-1 50-1 12 0 44 1 57 1 4 0 8 0 8-8 0-2-2-2-2-3-1-1-2-1-11-1-8 0-10 0-20-1-11-1-12-2-12-8 0-3 0-2 1-9 8-31 16-63 24-95z"><text:p/></draw:path></draw:g> חח"ע ונראה סתירה. נבחר <draw:g text:anchor-type="as-char" svg:y="-0.263cm" draw:z-index="181" draw:name="Shape194" draw:style-name="gr1"><svg:title>TexMaths</svg:title><svg:desc>11§display§n = 0 \in \N§svg§600§FALSE§</svg:desc><draw:path draw:style-name="gr2" draw:text-style-name="P68" svg:width="1.642cm" svg:height="0.237cm" svg:x="0.008cm" svg:y="0.016cm" svg:viewBox="0 0 1643 238" svg:d="M822 238c-274 0-548 0-822 0 0-79 0-159 0-238 548 0 1095 0 1643 0 0 79 0 159 0 238-274 0-548 0-821 0z"><text:p/></draw:path><draw:path draw:style-name="gr3" draw:text-style-name="P69" svg:width="0.209cm" svg:height="0.172cm" svg:x="-0.001cm" svg:y="0.091cm" svg:viewBox="0 0 210 173" svg:d="M23 147c-1 6-3 13-3 15 0 8 5 11 11 11 4 0 12-3 14-11 0-1 6-17 8-27 3-12 5-23 9-34 2-9 4-18 6-26 1-7 5-18 5-19 5-12 26-47 62-47 18 0 21 14 21 26 0 24-19 74-25 90-3 9-3 13-3 18 0 16 13 30 31 30 37 0 51-54 51-58s-3-4-4-4c-5 0-5 1-7 8-8 25-20 46-40 46-6 0-8-5-8-12 0-9 3-19 6-27 8-21 24-62 24-84 0-27-16-42-45-42-34 0-52 25-59 34-2-22-19-34-36-34-18 0-26 15-29 22-7 13-12 36-12 37 0 5 4 5 5 5 4 0 4-1 7-9 7-28 14-46 28-46 7 0 12 4 12 17 0 8-1 12-7 32-8 30-14 59-22 89z"><text:p/></draw:path><draw:path draw:style-name="gr3" draw:text-style-name="P69" svg:width="0.256cm" svg:height="0.089cm" svg:x="0.349cm" svg:y="0.1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9" svg:width="0.162cm" svg:height="0.262cm" svg:x="0.75cm" svg:y="0.007cm" svg:viewBox="0 0 163 263" svg:d="M163 133c0-31-2-62-16-90-17-38-49-43-66-43-23 0-51 10-67 45-12 27-14 57-14 88 0 27 1 62 18 91 16 32 45 39 63 39 21 0 50-8 67-45 13-26 15-56 15-85zM81 255c-15 0-38-10-45-46-4-23-4-59-4-81 0-25 0-50 3-71 8-45 36-48 46-48 12 0 39 6 45 44 5 22 5 51 5 75 0 28 0 54-5 78-5 37-27 49-45 49z"><text:p/></draw:path><draw:path draw:style-name="gr3" draw:text-style-name="P69" svg:width="0.191cm" svg:height="0.221cm" svg:x="1.067cm" svg:y="0.053cm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69" svg:width="0.261cm" svg:height="0.268cm" svg:x="1.409cm" svg:y="-0.001cm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7 0-6 0-13 0-13 7 0 6 7 6 11 6 22 1 26 9 26 29 0 39 0 80 0 119-39-51-79-104-117-156-4-5-6-5-14-5-22 0-45 0-67 0-8 0-14 0-14 7 0 6 6 6 9 6 10 1 18 8 21 12 0 4 0 5 0 10zM218 243c-56-74-112-146-169-220-3-4-3-5-7-10 15 0 31 0 46 0 43 58 87 117 130 175 0 18 0 37 0 55z"><text:p/></draw:path></draw:g>, ונבחר זוגות סדורים ב־<draw:g text:anchor-type="as-char" svg:y="-0.288cm" draw:z-index="182" draw:name="Shape195" draw:style-name="gr1"><svg:title>TexMaths</svg:title><svg:desc>11§display§(\N \to \N) \times \N§svg§600§FALSE§</svg:desc><draw:path draw:style-name="gr2" draw:text-style-name="P68" svg:width="2.161cm" svg:height="0.344cm" svg:x="-0.001cm" svg:y="0.018cm" svg:viewBox="0 0 2162 345" svg:d="M0 0c720 0 1442 0 2162 0 0 115 0 230 0 345-720 0-1442 0-2162 0 0-115 0-230 0-345z"><text:p/></draw:path><draw:path draw:style-name="gr3" draw:text-style-name="P69" svg:width="0.088cm" svg:height="0.383cm" svg:x="0.018cm" svg:y="0cm" svg:viewBox="0 0 89 384" svg:d="M89 380c0-1 0-1-7-8-48-48-60-121-60-179 0-67 14-135 63-183 4-4 4-4 4-7 0-2-1-3-3-3-5 0-39 26-62 75-20 43-24 86-24 118 0 28 4 76 25 119 23 47 56 72 61 72 2 0 3-1 3-4z"><text:p/></draw:path><draw:path draw:style-name="gr3" draw:text-style-name="P69" svg:width="0.261cm" svg:height="0.269cm" svg:x="0.139cm" svg:y="0.025cm" svg:viewBox="0 0 262 270" svg:d="M34 34c0 63 0 126 0 187 0 21-3 28-23 28-4 0-11 1-11 6 0 8 7 8 13 8 20 0 41 0 61 0 6 0 12 0 12-8 0-5-6-6-11-6-21 0-24-8-24-29 0-58 0-117 0-175 55 73 111 147 166 219 4 5 5 6 8 6 7 0 7-6 7-12 0-72 0-145 0-217 0-22 3-28 21-28 2 0 9 0 9-6 0-7-6-7-12-7-19 0-39 0-58 0-6 0-13 0-13 7 0 6 8 6 12 6 21 0 25 8 25 29 0 39 0 79 0 120-39-53-79-105-117-156-4-6-6-6-14-6-22 0-45 0-67 0-7 0-13 0-13 7 0 5 6 6 8 6 10 1 18 8 22 12-1 4-1 4-1 9zM219 243c-56-73-112-147-168-221-5-4-5-5-9-9 15 0 31 0 46 0 44 59 87 117 131 175 0 18 0 37 0 55z"><text:p/></draw:path><draw:path draw:style-name="gr3" draw:text-style-name="P69" svg:width="0.342cm" svg:height="0.198cm" svg:x="0.537cm" svg:y="0.092cm" svg:viewBox="0 0 343 199" svg:d="M301 108c-21 16-32 32-35 37-17 27-13 33-20 50 0 4 5 4 8 4 7 0 7 0 8-6 9-38 32-70 76-87 4-3 5-4 5-6s-2-4-3-4c-17-7-64-26-78-90-1-5-1-6-8-6-3 0-8 0-8 4 0 2 4 26 20 51 8 12 19 25 35 37-95 0-191 0-287 0-6 0-14 0-14 8s8 8 14 8c96 0 192 0 287 0z"><text:p/></draw:path><draw:path draw:style-name="gr3" draw:text-style-name="P69" svg:width="0.26cm" svg:height="0.269cm" svg:x="1.02cm" svg:y="0.025cm" svg:viewBox="0 0 261 270" svg:d="M33 34c0 63 0 126 0 187 0 21-3 28-23 28-3 0-10 1-10 6 0 8 5 8 12 8 20 0 41 0 61 0 6 0 13 0 13-8 0-5-7-6-12-6-21 0-25-8-25-29 0-58 0-117 0-175 57 73 112 147 168 219 3 5 5 6 7 6 7 0 7-6 7-12 0-72 0-145 0-217 0-22 3-28 21-28 2 0 9 0 9-6 0-7-6-7-12-7-19 0-39 0-58 0-6 0-12 0-12 7 0 6 7 6 11 6 21 0 24 8 24 29 0 39 0 79 0 120-38-53-78-105-116-156-3-6-5-6-14-6-22 0-46 0-68 0-6 0-12 0-12 7 0 5 6 6 8 6 11 1 18 8 22 12-1 4-1 4-1 9zM218 243c-56-73-112-147-169-221-4-4-4-5-8-9 15 0 30 0 46 0 44 59 87 117 131 175 0 18 0 37 0 55z"><text:p/></draw:path><draw:path draw:style-name="gr3" draw:text-style-name="P69" svg:width="0.089cm" svg:height="0.383cm" svg:x="1.309cm" svg:y="0cm" svg:viewBox="0 0 90 384" svg:d="M90 193c0-30-4-77-25-120-23-48-57-73-61-73-2 0-4 1-4 3 0 3 0 3 8 10 38 38 60 99 60 180 0 65-14 132-63 181-5 5-5 5-5 6 0 3 2 4 4 4 4 0 39-26 62-75 20-43 24-85 24-116z"><text:p/></draw:path><draw:path draw:style-name="gr3" draw:text-style-name="P69" svg:width="0.185cm" svg:height="0.184cm" svg:x="1.58cm" svg:y="0.101cm" svg:viewBox="0 0 186 185" svg:d="M93 81c-25-25-51-50-77-75-5-6-5-6-8-6-5 0-8 3-8 8 0 2 0 3 4 7 27 26 52 51 78 77-26 26-51 51-78 78-4 4-4 5-4 7 0 5 3 8 8 8 3 0 3 0 8-6 26-25 51-50 76-76 27 27 54 53 81 80 1 1 3 2 5 2 6 0 8-3 8-8 0-2 0-2-1-4-27-28-62-61-81-81 24-24 48-47 71-70 2-2 8-8 10-10 0-1 1-2 1-4 0-5-2-8-8-8-2 0-4 1-9 6-25 25-50 50-76 75z"><text:p/></draw:path><draw:path draw:style-name="gr3" draw:text-style-name="P69" svg:width="0.261cm" svg:height="0.269cm" svg:x="1.919cm" svg:y="0.025cm" svg:viewBox="0 0 262 270" svg:d="M34 34c0 63 0 126 0 187 0 21-3 28-23 28-4 0-11 1-11 6 0 8 7 8 13 8 20 0 41 0 61 0 6 0 12 0 12-8 0-5-6-6-11-6-22 0-26-8-26-29 0-58 0-117 0-175 57 73 112 147 168 219 3 5 5 6 8 6 7 0 7-6 7-12 0-72 0-145 0-217 0-22 3-28 21-28 2 0 9 0 9-6 0-7-6-7-13-7-19 0-38 0-57 0-6 0-13 0-13 7 0 6 8 6 11 6 22 0 26 8 26 29 0 39 0 79 0 120-39-53-79-105-117-156-4-6-6-6-14-6-22 0-45 0-67 0-7 0-14 0-14 7 0 5 7 6 9 6 10 1 18 8 21 12 0 4 0 4 0 9zM218 243c-56-73-112-147-169-221-3-4-3-5-7-9 15 0 31 0 46 0 43 59 87 117 130 175 0 18 0 37 0 55z"><text:p/></draw:path></draw:g> המוגדרים לפי <draw:g text:anchor-type="as-char" svg:y="-0.288cm" draw:z-index="183" draw:name="Shape196" draw:style-name="gr1"><svg:title>TexMaths</svg:title><svg:desc>11§display§n_1 = \la f, 0 \ra, n_2 = \la  f, 1 \ra§svg§600§FALSE§</svg:desc><draw:path draw:style-name="gr2" draw:text-style-name="P68" svg:width="3.678cm" svg:height="0.345cm" svg:x="0.008cm" svg:y="0.018cm" svg:viewBox="0 0 3679 346" svg:d="M1840 346c-614 0-1226 0-1840 0 0-116 0-230 0-346 1226 0 2453 0 3679 0 0 116 0 230 0 346-612 0-1226 0-1839 0z"><text:p/></draw:path><draw:path draw:style-name="gr3" draw:text-style-name="P69" svg:width="0.209cm" svg:height="0.174cm" svg:x="-0.001cm" svg:y="0.115cm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8 0-26 15-29 22-7 13-12 36-12 37 0 5 4 5 5 5 4 0 4-1 7-9 7-27 14-46 28-46 7 0 12 4 12 17 0 8-1 13-6 32-8 30-15 60-23 90z"><text:p/></draw:path><draw:path draw:style-name="gr3" draw:text-style-name="P69" svg:width="0.097cm" svg:height="0.178cm" svg:x="0.25cm" svg:y="0.168cm" svg:viewBox="0 0 98 179" svg:d="M60 8c0-8 0-8-7-8-18 17-42 17-53 17 0 3 0 6 0 9 7 0 24 0 40-7 0 46 0 92 0 138 0 9 0 13-28 13-3 0-7 0-10 0 0 3 0 6 0 9 5-1 38-1 47-1s43 0 49 1c0-3 0-6 0-9-3 0-7 0-10 0-28 0-28-4-28-13 0-50 0-100 0-149z"><text:p/></draw:path><draw:path draw:style-name="gr3" draw:text-style-name="P69" svg:width="0.256cm" svg:height="0.09cm" svg:x="0.523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085cm" svg:height="0.384cm" svg:x="0.952cm" svg:y="0cm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69" svg:width="0.193cm" svg:height="0.349cm" svg:x="1.079cm" svg:y="0.017cm" svg:viewBox="0 0 194 350" svg:d="M122 118c11 0 22 0 33 0 8 0 11 0 11-8 0-4-3-4-10-4-11 0-21 0-32 0 2-16 6-30 8-44 2-8 7-36 10-40 3-8 10-13 17-13 2 0 13 0 19 6-16 2-21 16-21 21 0 9 8 14 15 14 9 0 22-9 22-24 0-17-19-26-35-26-13 0-37 7-49 45-2 8-3 12-12 61-9 0-18 0-27 0-7 0-12 0-12 7 0 5 4 5 11 5 9 0 17 0 26 0-10 50-19 100-29 151-8 37-14 72-34 72-1 0-11 0-19-6 18-1 22-16 22-21 0-9-7-13-14-13-10 0-22 8-22 23 0 17 18 26 33 26 22 0 37-23 44-37 12-25 21-71 22-74 8-40 15-80 23-121z"><text:p/></draw:path><draw:path draw:style-name="gr3" draw:text-style-name="P69" svg:width="0.044cm" svg:height="0.115cm" svg:x="1.301cm" svg:y="0.247cm" svg:viewBox="0 0 45 116" svg:d="M45 41c0-26-9-41-24-41-13 0-21 10-21 21 0 10 8 20 21 20 4 0 10-1 13-5 1-1 1-1 2-1 0 2 1 0 1 6 0 28-14 51-26 64-4 4-4 5-4 6 0 2 2 5 3 5 4 0 35-30 35-75z"><text:p/></draw:path><draw:path draw:style-name="gr3" draw:text-style-name="P69" svg:width="0.162cm" svg:height="0.263cm" svg:x="1.455cm" svg:y="0.033cm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draw:path draw:style-name="gr3" draw:text-style-name="P69" svg:width="0.085cm" svg:height="0.384cm" svg:x="1.655cm" svg:y="0cm" svg:viewBox="0 0 86 385" svg:d="M85 199c1-4 1-5 1-6 0-3 0-1-1-6-23-59-45-119-69-178-2-7-4-9-8-9-5 0-8 3-8 8 0 1 0 2 2 6 23 60 45 119 68 179-23 58-45 117-68 177-2 4-2 5-2 8 0 4 3 7 8 7s6-4 8-7c24-60 46-119 69-179z"><text:p/></draw:path><draw:path draw:style-name="gr3" draw:text-style-name="P69" svg:width="0.044cm" svg:height="0.115cm" svg:x="1.817cm" svg:y="0.247cm" svg:viewBox="0 0 45 116" svg:d="M45 41c0-26-10-41-25-41-12 0-20 10-20 21 0 10 8 20 20 20 4 0 10-1 14-5 1-1 1-1 1-1 1 0 1 0 1 6 0 28-13 51-26 64-5 4-5 5-5 6 0 2 3 5 5 5 4 0 35-30 35-75z"><text:p/></draw:path><draw:path draw:style-name="gr3" draw:text-style-name="P69" svg:width="0.208cm" svg:height="0.174cm" svg:x="1.966cm" svg:y="0.115cm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3" draw:text-style-name="P69" svg:width="0.119cm" svg:height="0.178cm" svg:x="2.203cm" svg:y="0.168cm" svg:viewBox="0 0 120 179" svg:d="M120 130c-3 0-7 0-10 0-1 5-3 22-7 24-2 2-23 2-27 2-17 0-33 0-50 0 29-25 39-33 54-45 21-16 40-33 40-58 0-33-29-53-64-53-33 0-56 23-56 48 0 14 11 15 14 15 7 0 15-5 15-15 0-4-3-14-17-14 9-19 28-24 40-24 27 0 41 21 41 43 0 23-17 42-25 52-22 21-44 41-66 63-2 3-2 4-2 11 37 0 74 0 111 0 3-16 6-33 9-49z"><text:p/></draw:path><draw:path draw:style-name="gr3" draw:text-style-name="P69" svg:width="0.256cm" svg:height="0.09cm" svg:x="2.488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085cm" svg:height="0.384cm" svg:x="2.917cm" svg:y="0cm" svg:viewBox="0 0 86 385" svg:d="M85 15c1-4 1-5 1-7 0-5-4-8-8-8-3 0-5 2-9 9-22 59-45 118-67 177-1 2-2 4-2 7 0 2 0 2 2 6 22 59 45 118 67 176 2 5 4 10 9 10 4 0 8-3 8-7 0-1 0-3-1-7-23-59-47-119-70-178 23-60 47-119 70-178z"><text:p/></draw:path><draw:path draw:style-name="gr3" draw:text-style-name="P69" svg:width="0.191cm" svg:height="0.349cm" svg:x="3.046cm" svg:y="0.017cm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5 5 11 5 9 0 17 0 26 0-10 50-19 100-29 151-7 37-13 72-33 72-2 0-12 0-19-6 18-1 21-16 21-21 0-9-6-13-14-13-10 0-21 8-21 23 0 17 16 26 33 26 21 0 36-23 43-37 12-25 22-71 22-74 8-40 15-80 23-121z"><text:p/></draw:path><draw:path draw:style-name="gr3" draw:text-style-name="P69" svg:width="0.044cm" svg:height="0.115cm" svg:x="3.268cm" svg:y="0.247cm" svg:viewBox="0 0 45 116" svg:d="M45 41c0-26-10-41-25-41-12 0-20 10-20 21 0 10 8 20 20 20 4 0 10-1 13-5 2-1 1-1 2-1s1 0 1 6c0 28-13 51-26 64-5 4-5 5-5 6 0 2 3 5 5 5 4 0 35-30 35-75z"><text:p/></draw:path><draw:path draw:style-name="gr3" draw:text-style-name="P69" svg:width="0.127cm" svg:height="0.254cm" svg:x="3.441cm" svg:y="0.033cm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69" svg:width="0.086cm" svg:height="0.384cm" svg:x="3.62cm" svg:y="0cm" svg:viewBox="0 0 87 385" svg:d="M85 199c2-4 2-5 2-6 0-3 0-1-2-6-22-59-45-119-67-178-4-7-7-9-10-9-5 0-8 3-8 8 0 1 0 2 2 6 23 60 45 119 68 179-23 58-45 117-68 177-2 4-2 5-2 8 0 4 4 7 8 7 5 0 6-4 8-7 24-60 46-119 69-179z"><text:p/></draw:path></draw:g><text:s/>שלפי התכונה המרכזית של זוג סדור <draw:g text:anchor-type="as-char" svg:y="-0.28cm" draw:z-index="184" draw:name="Shape197" draw:style-name="gr1"><svg:title>TexMaths</svg:title><svg:desc>11§display§n_1 \neq n_2§svg§600§FALSE§</svg:desc><draw:path draw:style-name="gr2" draw:text-style-name="P68" svg:width="1.248cm" svg:height="0.319cm" svg:x="0.008cm" svg:y="0.02cm" svg:viewBox="0 0 1249 320" svg:d="M625 320c-209 0-417 0-625 0 0-107 0-213 0-320 416 0 833 0 1249 0 0 107 0 213 0 320-208 0-416 0-624 0z"><text:p/></draw:path><draw:path draw:style-name="gr3" draw:text-style-name="P69" svg:width="0.209cm" svg:height="0.174cm" svg:x="-0.001cm" svg:y="0.109cm" svg:viewBox="0 0 210 175" svg:d="M23 148c-1 6-3 15-3 17 0 7 5 10 11 10 4 0 12-3 14-11 0-1 6-18 8-28 3-12 5-23 9-35 2-8 4-17 6-26 1-7 5-18 5-19 5-12 26-47 62-47 18 0 21 14 21 26 0 25-18 74-25 91-3 9-3 13-3 17 0 19 13 32 32 32 36 0 50-56 50-59 0-5-3-5-4-5-5 0-5 3-7 8-8 27-20 48-39 48-7 0-9-4-9-13s3-18 6-27c8-21 25-63 25-85 0-27-17-42-46-42-34 0-52 25-59 34-2-22-19-34-36-34-18 0-26 15-29 22-6 13-12 36-12 38 0 4 4 4 6 4 3 0 3-1 6-9 7-27 14-46 28-46 7 0 12 4 12 17 0 8-1 13-7 32-8 30-14 60-22 90z"><text:p/></draw:path><draw:path draw:style-name="gr3" draw:text-style-name="P69" svg:width="0.097cm" svg:height="0.179cm" svg:x="0.25cm" svg:y="0.155cm" svg:viewBox="0 0 98 180" svg:d="M61 8c0-8 0-8-8-8-18 17-42 17-53 17 0 3 0 6 0 9 7 0 24 0 39-7 0 46 0 92 0 139 0 9 0 12-27 12-3 0-6 0-10 0 0 3 0 7 0 10 5-1 38-1 48-1 8 0 42 0 48 1 0-3 0-7 0-10-3 0-7 0-10 0-27 0-27-3-27-12 0-51 0-101 0-150z"><text:p/></draw:path><draw:path draw:style-name="gr3" draw:text-style-name="P69" svg:width="0.192cm" svg:height="0.359cm" svg:x="0.555cm" svg:y="0cm" svg:viewBox="0 0 193 360" svg:d="M189 15c4-5 4-6 4-7 0-2-3-8-8-8s-6 2-9 8c-57 112-115 224-173 336-3 6-3 7-3 8 0 3 2 8 8 8 4 0 5-3 9-8 57-113 115-224 172-337z"><text:p/></draw:path><draw:path draw:style-name="gr3" draw:text-style-name="P69" svg:width="0.255cm" svg:height="0.091cm" svg:x="0.523cm" svg:y="0.134cm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69" svg:width="0.208cm" svg:height="0.174cm" svg:x="0.919cm" svg:y="0.109cm" svg:viewBox="0 0 209 175" svg:d="M23 148c-1 6-3 15-3 17 0 7 4 10 11 10 4 0 11-3 14-11 0-1 5-18 7-28 3-12 5-23 9-35 2-8 4-17 6-26 2-7 5-18 6-19 5-12 26-47 62-47 18 0 21 14 21 26 0 25-18 74-25 91-3 9-3 13-3 17 0 19 13 32 30 32 37 0 51-56 51-59 0-5-3-5-4-5-4 0-4 3-6 8-8 27-21 48-39 48-7 0-9-4-9-13s3-18 6-27c8-21 23-63 23-85 0-27-16-42-44-42-35 0-53 25-60 34-2-22-18-34-35-34-18 0-26 15-29 22-6 13-12 36-12 38 0 4 3 3 4 4 5 0 5-1 7-9 7-27 14-46 29-46 7 0 12 4 12 17 0 8-1 13-7 32-8 30-14 60-22 90z"><text:p/></draw:path><draw:path draw:style-name="gr3" draw:text-style-name="P69" svg:width="0.119cm" svg:height="0.179cm" svg:x="1.157cm" svg:y="0.155cm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, כאשר <draw:g text:anchor-type="as-char" svg:y="-0.273cm" draw:z-index="185" draw:name="Shape198" draw:style-name="gr1"><svg:title>TexMaths</svg:title><svg:desc>11§display§f§svg§600§FALSE§</svg:desc><draw:path draw:style-name="gr2" draw:text-style-name="P68" svg:width="0.171cm" svg:height="0.309cm" svg:x="-0.001cm" svg:y="0.019cm" svg:viewBox="0 0 172 310" svg:d="M0 0c57 0 115 0 172 0 0 103 0 207 0 310-57 0-115 0-172 0 0-103 0-207 0-310z"><text:p/></draw:path><draw:path draw:style-name="gr3" draw:text-style-name="P69" svg:width="0.19cm" svg:height="0.349cm" svg:x="0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text:s/>היא פונקציה קבועה על <draw:g text:anchor-type="as-char" svg:y="-0.27cm" draw:z-index="186" draw:name="Shape199" draw:style-name="gr1"><svg:title>TexMaths</svg:title><svg:desc>11§display§\N§svg§600§FALSE§</svg:desc><draw:path draw:style-name="gr2" draw:text-style-name="P68" svg:width="0.23cm" svg:height="0.23cm" svg:x="0.009cm" svg:y="0.016cm" svg:viewBox="0 0 231 231" svg:d="M116 231c-39 0-77 0-116 0 0-77 0-154 0-231 77 0 154 0 231 0 0 77 0 154 0 231-39 0-77 0-115 0z"><text:p/></draw:path><draw:path draw:style-name="gr3" draw:text-style-name="P69" svg:width="0.26cm" svg:height="0.27cm" svg:x="-0.001cm" svg:y="-0.001cm" svg:viewBox="0 0 261 271" svg:d="M33 35c0 63 0 125 0 187 0 20-2 28-22 28-4 0-11 0-11 6 0 7 7 7 13 7 20 0 40 0 60 0 7 0 13 0 13-7 0-6-6-6-12-6-21 0-24-9-24-29 0-58 0-116 0-175 55 73 110 147 166 219 3 5 5 6 8 6 7 0 7-7 7-13 0-73 0-145 0-217 0-21 3-27 21-28 2 0 9 0 9-6 0-7-6-7-13-7-19 0-38 0-57 0-6 0-13 0-13 7 0 6 8 6 11 6 22 1 25 9 25 29 0 39 0 80 0 120-38-52-77-105-116-156-3-6-4-6-13-6-23 0-45 0-67 0-8 0-14 0-14 7 0 6 6 6 8 6 11 1 19 8 22 12-1 4-1 5-1 10zM217 243c-56-73-112-146-167-220-4-4-4-5-8-10 14 0 30 0 45 0 43 59 87 117 130 175 0 19 0 38 0 55z"><text:p/></draw:path></draw:g><text:s/>ב־<draw:g text:anchor-type="as-char" svg:y="-0.265cm" draw:z-index="187" draw:name="Shape200" draw:style-name="gr1"><svg:title>TexMaths</svg:title><svg:desc>11§display§0§svg§600§FALSE§</svg:desc><draw:path draw:style-name="gr2" draw:text-style-name="P68" svg:width="0.137cm" svg:height="0.224cm" svg:x="0.004cm" svg:y="0.018cm" svg:viewBox="0 0 138 225" svg:d="M0 0c46 0 92 0 138 0 0 75 0 150 0 225-46 0-92 0-138 0 0-75 0-150 0-225z"><text:p/></draw:path><draw:path draw:style-name="gr3" draw:text-style-name="P69" svg:width="0.161cm" svg:height="0.264cm" svg:x="-0.001cm" svg:y="0cm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. לפי הנחת השלילה, <draw:g text:anchor-type="as-char" svg:y="-0.288cm" draw:z-index="188" draw:name="Shape201" draw:style-name="gr1"><svg:title>TexMaths</svg:title><svg:desc>11§display§F(n_1) \neq F(n_2)§svg§600§FALSE§</svg:desc><draw:path draw:style-name="gr2" draw:text-style-name="P68" svg:width="2.452cm" svg:height="0.344cm" svg:x="0.005cm" svg:y="0.018cm" svg:viewBox="0 0 2453 345" svg:d="M0 0c818 0 1635 0 2453 0 0 115 0 230 0 345-818 0-1635 0-2453 0 0-115 0-230 0-345z"><text:p/></draw:path><draw:path draw:style-name="gr3" draw:text-style-name="P69" svg:width="0.274cm" svg:height="0.261cm" svg:x="-0.001cm" svg:y="0.025cm" svg:viewBox="0 0 275 262" svg:d="M102 138c14 0 26 0 39 0 28 0 32 5 32 16 0 3 0 8-4 20 0 1-1 2-1 3 0 4 3 6 5 6 4 0 4-1 6-9 7-29 15-56 21-84 1-3 1-4 1-5s-1-5-4-5c-4 0-4 3-6 8-8 31-17 38-50 38-12 0-23 0-35 0 8-34 16-65 25-98 3-14 3-16 21-16 16 0 34 0 50 0 48 0 57 13 57 43 0 9 0 10-2 21 0 4 0 5 0 7s2 4 5 4c4 0 4-2 5-10 3-22 6-44 8-66 1-11-1-11-11-11-63 0-126 0-189 0-8 0-11 0-11 8 0 4 3 4 10 4 14 0 25 0 25 8 0 1 0 2-1 9-18 67-34 135-52 202-3 16-4 19-35 19-7 0-11 0-11 7 0 4 6 5 7 5 11 0 39-2 50-2 13 0 45 2 57 2 4 0 9-1 9-8 0-3-1-2-2-4-1 0-2 0-11 0s-11 0-21-1c-11-1-12-3-12-8 0-1 0-3 2-9 8-32 16-62 23-94z"><text:p/></draw:path><draw:path draw:style-name="gr3" draw:text-style-name="P69" svg:width="0.089cm" svg:height="0.383cm" svg:x="0.325cm" svg:y="0cm" svg:viewBox="0 0 90 384" svg:d="M90 380c0-1 0-1-6-8-49-48-61-121-61-179 0-67 14-135 62-183 5-4 5-4 5-7 0-2-1-3-4-3s-39 26-61 75c-19 43-25 86-25 118 0 28 4 76 26 119 24 47 57 72 60 72s4-1 4-4z"><text:p/></draw:path><draw:path draw:style-name="gr3" draw:text-style-name="P69" svg:width="0.209cm" svg:height="0.173cm" svg:x="0.448cm" svg:y="0.115cm" svg:viewBox="0 0 210 174" svg:d="M23 148c-1 5-3 14-3 16 0 7 5 10 11 10 4 0 12-2 14-10 1-1 6-20 8-29 3-12 5-24 9-35 2-9 4-16 6-25 1-7 5-18 5-20 5-12 26-47 62-47 18 0 21 14 21 27 0 24-18 73-24 91-4 8-4 13-4 17 0 18 13 31 32 31 36 0 50-56 50-59 0-4-3-4-4-4-5 0-5 1-7 7-8 26-20 48-38 48-7 0-10-4-10-13 0-10 3-19 6-27 8-20 25-63 25-85 0-26-17-41-46-41-34 0-52 24-59 33-2-21-19-33-36-33-19 0-24 14-29 22-6 13-12 35-12 37 0 4 4 4 6 4 3 0 4 0 6-9 7-28 14-46 28-46 7 0 12 5 12 18 0 8-1 13-6 32-7 30-15 60-23 90z"><text:p/></draw:path><draw:path draw:style-name="gr3" draw:text-style-name="P69" svg:width="0.097cm" svg:height="0.178cm" svg:x="0.699cm" svg:y="0.168cm" svg:viewBox="0 0 98 179" svg:d="M62 8c0-7-1-8-9-8-18 18-42 18-53 18 0 3 0 6 0 10 7 0 24 0 40-8 0 45 0 91 0 137 0 9 0 13-28 13-3 0-6 0-10 0 0 3 0 6 0 9 5 0 38-1 48-1 8 0 42 1 48 1 0-3 0-6 0-9-3 0-7 0-10 0-26 0-26-4-26-13 0-50 0-100 0-149z"><text:p/></draw:path><draw:path draw:style-name="gr3" draw:text-style-name="P69" svg:width="0.088cm" svg:height="0.383cm" svg:x="0.865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69" svg:width="0.192cm" svg:height="0.357cm" svg:x="1.154cm" svg:y="0.011cm" svg:viewBox="0 0 193 358" svg:d="M189 15c4-5 4-6 4-7 0-4-3-8-8-8s-6 2-9 8c-57 111-115 223-173 334-3 6-3 7-3 8 0 3 2 8 8 8 4 0 5-2 9-8 57-111 115-223 172-335z"><text:p/></draw:path><draw:path draw:style-name="gr3" draw:text-style-name="P69" svg:width="0.255cm" svg:height="0.089cm" svg:x="1.123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274cm" svg:height="0.261cm" svg:x="1.522cm" svg:y="0.025cm" svg:viewBox="0 0 275 262" svg:d="M102 138c12 0 26 0 38 0 29 0 32 5 32 16 0 3 0 8-3 20-1 1-1 2-1 3 0 4 3 6 5 6 4 0 4-1 5-9 8-29 15-56 22-84 1-3 1-4 1-5s-1-5-4-5c-4 0-4 3-7 8-7 31-16 38-49 38-12 0-23 0-35 0 7-34 16-65 24-98 4-14 4-16 21-16s34 0 51 0c48 0 57 13 57 43 0 9 0 10-2 21-1 4-1 5-1 7s1 4 6 4c3 0 4-2 4-10 2-22 6-44 8-66 2-11 0-11-10-11-63 0-126 0-189 0-8 0-12 0-12 8 0 4 4 4 11 4 14 0 25 0 25 8 0 1 0 2-2 9-17 67-34 135-51 202-4 16-4 19-35 19-7 0-11 0-11 7 0 4 4 5 6 5 12 0 40-2 51-2 12 0 44 2 57 2 4 0 8-1 8-8 0-3-1-2-2-4-1 0-1 0-11 0-8 0-10 0-20-1-11-1-12-3-12-8 0-1 0-3 1-9 8-32 17-62 24-94z"><text:p/></draw:path><draw:path draw:style-name="gr3" draw:text-style-name="P69" svg:width="0.089cm" svg:height="0.383cm" svg:x="1.848cm" svg:y="0cm" svg:viewBox="0 0 90 384" svg:d="M90 380c0-1 0-1-6-8-49-48-61-121-61-179 0-67 14-135 62-183 5-4 5-4 5-7 0-2-2-3-4-3-3 0-39 26-62 75-20 43-24 86-24 118 0 28 4 76 25 119 23 47 58 72 61 72 2 0 4-1 4-4z"><text:p/></draw:path><draw:path draw:style-name="gr3" draw:text-style-name="P69" svg:width="0.209cm" svg:height="0.173cm" svg:x="1.971cm" svg:y="0.115cm" svg:viewBox="0 0 210 174" svg:d="M23 148c-1 5-3 14-3 16 0 7 5 10 11 10 4 0 12-2 14-10 0-1 6-20 8-29 2-12 5-24 8-35 2-9 5-16 6-25 2-7 6-18 6-20 5-12 26-47 62-47 18 0 21 14 21 27 0 24-18 73-25 91-3 8-3 13-3 17 0 18 13 31 32 31 36 0 50-56 50-59 0-4-4-4-5-4-4 0-4 1-6 7-8 26-20 48-39 48-7 0-9-4-9-13 0-10 3-19 6-27 8-20 25-63 25-85 0-26-17-41-46-41-34 0-53 24-60 33-1-21-18-33-35-33-18 0-26 14-29 22-6 13-12 35-12 37 0 4 3 3 4 4 5 0 5 0 7-9 7-28 14-46 29-46 7 0 12 5 12 18 0 8-1 13-7 32-8 30-14 60-22 90z"><text:p/></draw:path><draw:path draw:style-name="gr3" draw:text-style-name="P69" svg:width="0.119cm" svg:height="0.178cm" svg:x="2.209cm" svg:y="0.168cm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69" svg:width="0.088cm" svg:height="0.383cm" svg:x="2.388cm" svg:y="0cm" svg:viewBox="0 0 89 384" svg:d="M89 193c0-30-4-77-25-120-23-48-56-73-61-73-2 0-3 1-3 3 0 3 0 3 7 10 38 38 60 99 60 180 0 65-14 132-63 181-4 5-4 5-4 6 0 3 1 4 3 4 5 0 39-26 62-75 20-43 24-85 24-116z"><text:p/></draw:path></draw:g>. אומנם זאת, אך: </text:p>
      <text:p text:style-name="P4"><draw:g text:anchor-type="as-char" svg:y="-1.235cm" draw:z-index="190" draw:name="Shape202" draw:style-name="gr1"><svg:title>TexMaths</svg:title><svg:desc>11§latex§\begin{align*}
  F(n_1) &amp;= \sum^0_{i = 0} f(i) = f(0) = 0 \\
  F(n_2) &amp;= \sum^1_{i = 0} f(i) = f(1) + f(0) = 0
\end{align}§svg§600§FALSE§</svg:desc><draw:path draw:style-name="gr2" draw:text-style-name="P68" svg:width="5.9cm" svg:height="2.427cm" svg:x="0.007cm" svg:y="0.018cm" svg:viewBox="0 0 5901 2428" svg:d="M0 0c1967 0 3934 0 5901 0 0 809 0 1619 0 2428-1967 0-3934 0-5901 0 0-809 0-1619 0-2428z"><text:p/></draw:path><draw:path draw:style-name="gr3" draw:text-style-name="P69" svg:width="0.274cm" svg:height="0.261cm" svg:x="0.001cm" svg:y="0.399cm" svg:viewBox="0 0 275 262" svg:d="M102 136c14 0 26 0 39 0 28 0 32 7 32 18 0 3 0 8-4 19 0 2-1 3-1 4 0 3 3 4 5 4 4 0 4-1 6-7 7-28 15-56 21-84 1-4 1-5 1-6 0-2-1-5-4-5-4 0-4 2-6 9-8 30-17 36-50 36-12 0-23 0-35 0 8-33 16-65 25-98 3-13 3-15 21-15 16 0 34 0 50 0 48 0 57 13 57 43 0 9 0 11-2 21 0 5 0 5 0 6 0 3 2 6 5 6 4 0 4-2 5-10 3-22 6-45 8-67 1-10-1-10-11-10-63 0-126 0-189 0-8 0-11 0-11 8 0 3 3 3 10 3 14 0 25 0 25 8 0 1 0 2-1 8-18 69-34 137-52 205-3 15-4 19-35 19-7 0-11 0-11 6 0 5 6 5 7 5 11 0 39-1 50-1 13 0 45 1 57 1 5 0 9 0 9-7 0-3-1-3-2-4-1 0-2 0-11 0s-11 0-20-1c-12-1-13-4-13-8 0-1 0-3 2-9 8-32 16-65 23-97z"><text:p/></draw:path><draw:path draw:style-name="gr3" draw:text-style-name="P69" svg:width="0.088cm" svg:height="0.385cm" svg:x="0.328cm" svg:y="0.373cm" svg:viewBox="0 0 89 386" svg:d="M89 383c0-1 0-2-6-9-49-48-61-122-61-180 0-68 14-136 62-184 5-5 5-5 5-7s-1-3-3-3c-5 0-40 26-62 75-20 43-24 86-24 119 0 29 3 77 25 119 23 48 56 73 61 73 2 0 3-1 3-3z"><text:p/></draw:path><draw:path draw:style-name="gr3" draw:text-style-name="P69" svg:width="0.208cm" svg:height="0.174cm" svg:x="0.451cm" svg:y="0.492cm" svg:viewBox="0 0 209 175" svg:d="M22 148c-1 6-3 15-3 17 0 7 5 10 11 10 5 0 12-2 14-10 1-1 6-20 8-29 3-12 5-23 9-35 2-9 4-17 6-26 1-7 5-18 5-19 6-12 26-47 63-47 17 0 21 14 21 27 0 23-20 73-25 89-3 9-4 15-4 19 0 18 13 31 31 31 37 0 51-56 51-60 0-3-3-3-4-3-5 0-5 1-6 7-8 26-21 48-39 48-7 0-10-4-10-13 0-10 3-19 7-28 7-20 23-62 23-84 0-27-16-42-44-42-35 0-53 25-60 34-2-22-19-34-36-34-19 0-25 15-29 22-5 13-11 36-11 37 0 5 3 5 4 5 4 0 5-1 7-9 7-28 14-46 28-46 7 0 12 4 12 17 0 8-1 12-6 33-8 30-15 60-23 89z"><text:p/></draw:path><draw:path draw:style-name="gr3" draw:text-style-name="P69" svg:width="0.098cm" svg:height="0.178cm" svg:x="0.701cm" svg:y="0.541cm" svg:viewBox="0 0 99 179" svg:d="M62 8c0-8-1-8-9-8-17 16-42 18-53 18 0 3 0 5 0 8 7 0 24 0 40-6 0 46 0 91 0 137 0 9 0 12-28 12-3 0-6 0-10 0 0 4 0 7 0 10 5 0 39-1 49-1 7 0 41 1 48 1 0-3 0-6 0-10-3 0-8 0-11 0-26 0-26-3-26-12 0-49 0-100 0-149z"><text:p/></draw:path><draw:path draw:style-name="gr3" draw:text-style-name="P69" svg:width="0.088cm" svg:height="0.385cm" svg:x="0.867cm" svg:y="0.373cm" svg:viewBox="0 0 89 386" svg:d="M89 194c0-31-3-77-25-121-23-48-56-73-61-73-2 0-3 1-3 3s0 2 8 10c37 38 59 99 59 181 0 66-14 134-61 182-6 5-6 6-6 7 0 2 1 3 3 3 5 0 40-26 62-75 20-43 24-86 24-117z"><text:p/></draw:path><draw:path draw:style-name="gr3" draw:text-style-name="P69" svg:width="0.256cm" svg:height="0.089cm" svg:x="1.124cm" svg:y="0.522cm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69" svg:width="0.124cm" svg:height="0.184cm" svg:x="1.727cm" svg:y="0cm" svg:viewBox="0 0 125 185" svg:d="M125 93c0-29-3-51-16-70-8-12-25-23-46-23-63 0-63 74-63 93 0 20 0 92 63 92 62 0 62-72 62-92zM63 177c-13 0-30-7-35-29-4-16-4-38-4-58s0-41 5-56c5-21 23-26 34-26 14 0 28 8 33 24 4 15 4 34 4 58 0 20 0 40-3 57-6 25-24 30-34 30z"><text:p/></draw:path><draw:path draw:style-name="gr3" draw:text-style-name="P69" svg:width="0.513cm" svg:height="0.54cm" svg:x="1.533cm" svg:y="0.295cm" svg:viewBox="0 0 514 541" svg:d="M468 541c15-42 30-83 46-124-4 0-6 0-9 0-15 41-56 67-101 78-8 2-46 12-120 12-78 0-155 0-233 0 66-77 131-154 197-231 2-3 3-4 3-5 0-2 0-3-2-7-61-81-120-164-181-245 71 0 141 0 211 0 53 0 88 4 92 5 21 3 54 10 84 30 10 5 37 23 50 54 3 0 5 0 9 0-16-37-31-72-46-108-152 0-305 0-457 0-10 0-10 0-11 2 0 1 0 9 0 13 68 94 136 186 205 280-67 78-133 156-201 234-4 6-4 7-4 8 0 4 3 4 11 4 152 0 305 0 457 0z"><text:p/></draw:path><draw:path draw:style-name="gr3" draw:text-style-name="P69" svg:width="0.08cm" svg:height="0.18cm" svg:x="1.552cm" svg:y="0.937cm" svg:viewBox="0 0 81 181" svg:d="M75 10c0-5-3-10-11-10s-16 7-16 15c0 5 5 10 11 10 8 0 16-7 16-15zM20 147c-1 4-2 7-2 12 0 13 10 22 25 22 26 0 38-36 38-40s-3-4-4-4c-3 0-3 2-4 5-7 22-19 33-29 33-5 0-8-5-8-10 0-7 3-11 5-18 3-6 6-14 9-21 3-6 12-31 13-35 1-2 2-5 2-9 0-12-11-22-26-22-27 0-39 37-39 41 0 3 3 3 4 3 4 0 5-1 5-4 8-23 20-33 30-33 4 0 6 2 6 10 0 7-2 10-9 27-5 15-11 29-16 43z"><text:p/></draw:path><draw:path draw:style-name="gr3" draw:text-style-name="P69" svg:width="0.198cm" svg:height="0.073cm" svg:x="1.668cm" svg:y="1.011cm" svg:viewBox="0 0 199 74" svg:d="M189 13c4 0 10 0 10-6 0-7-6-7-10-7-59 0-120 0-179 0-3 0-10 0-10 7 0 6 7 6 10 6 59 0 120 0 179 0zM189 74c4 0 10 0 10-7 0-8-6-8-10-8-59 0-120 0-179 0-3 0-10 0-10 8 0 7 7 7 10 7 59 0 120 0 179 0z"><text:p/></draw:path><draw:path draw:style-name="gr3" draw:text-style-name="P69" svg:width="0.124cm" svg:height="0.184cm" svg:x="1.9cm" svg:y="0.937cm" svg:viewBox="0 0 125 185" svg:d="M125 93c0-29-3-51-15-70-9-12-25-23-47-23-63 0-63 74-63 93s0 92 63 92c62 0 62-73 62-92zM63 177c-12 0-29-8-34-30-4-15-4-37-4-58 0-20 0-40 4-55 5-21 23-26 34-26 14 0 28 8 34 24 4 14 4 34 4 57 0 21 0 41-3 57-6 26-24 31-35 31z"><text:p/></draw:path><draw:path draw:style-name="gr3" draw:text-style-name="P69" svg:width="0.192cm" svg:height="0.351cm" svg:x="2.154cm" svg:y="0.391cm" svg:viewBox="0 0 193 352" svg:d="M121 118c11 0 22 0 33 0 8 0 12 0 12-8 0-4-4-4-11-4-11 0-21 0-32 0 4-15 6-30 9-44 1-8 7-36 9-41 3-7 10-12 19-12 1 0 11 0 18 6-17 1-21 16-21 21 0 9 7 13 15 13 10 0 21-8 21-23 0-17-18-26-33-26-14 0-39 7-50 45-2 8-3 12-13 61-9 0-18 0-27 0-7 0-11 0-11 7 0 5 4 5 10 5 9 0 18 0 27 0-10 50-20 102-30 153-7 37-13 72-33 72-2 0-12 0-19-8 18-1 21-14 21-20 0-9-6-14-14-14-10 0-21 9-21 23 0 18 17 28 33 28 21 0 36-23 43-39 13-24 22-70 22-73 8-41 15-82 23-122z"><text:p/></draw:path><draw:path draw:style-name="gr3" draw:text-style-name="P69" svg:width="0.088cm" svg:height="0.385cm" svg:x="2.403cm" svg:y="0.373cm" svg:viewBox="0 0 89 386" svg:d="M89 383c0-1 0-2-6-9-49-48-61-122-61-180 0-68 15-136 63-184 4-5 4-5 4-7s-1-3-3-3c-5 0-39 26-62 75-20 43-24 86-24 119 0 29 4 77 25 119 23 48 56 73 61 73 2 0 3-1 3-3z"><text:p/></draw:path><draw:path draw:style-name="gr3" draw:text-style-name="P69" svg:width="0.101cm" svg:height="0.259cm" svg:x="2.526cm" svg:y="0.406cm" svg:viewBox="0 0 102 260" svg:d="M98 14c0-7-6-14-14-14-10 0-21 10-21 21 0 8 5 14 15 14 9 0 20-10 20-21zM69 159c5-11 5-12 8-22 3-7 6-13 6-20 0-18-13-32-32-32-37 0-51 56-51 59 0 4 3 4 4 4 5 0 5-1 7-7 10-37 25-48 39-48 3 0 9 0 9 13 0 8-3 16-4 19-3 11-21 55-26 72-5 11-9 23-9 32 0 17 13 31 32 31 36 0 50-57 50-60s-4-3-5-3c-3 0-3 1-6 6-6 25-19 49-39 49-7 0-9-5-9-13 0-10 2-16 11-39 5-13 10-27 15-41z"><text:p/></draw:path><draw:path draw:style-name="gr3" draw:text-style-name="P69" svg:width="0.088cm" svg:height="0.385cm" svg:x="2.67cm" svg:y="0.373cm" svg:viewBox="0 0 89 386" svg:d="M89 194c0-31-4-77-25-121-23-48-56-73-61-73-2 0-3 1-3 3s0 2 7 10c38 38 60 99 60 181 0 66-14 134-63 182-4 5-4 6-4 7 0 2 1 3 3 3 5 0 39-26 62-75 20-43 24-86 24-117z"><text:p/></draw:path><draw:path draw:style-name="gr3" draw:text-style-name="P69" svg:width="0.255cm" svg:height="0.089cm" svg:x="2.928cm" svg:y="0.522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9" svg:width="0.193cm" svg:height="0.351cm" svg:x="3.333cm" svg:y="0.391cm" svg:viewBox="0 0 194 352" svg:d="M122 118c11 0 22 0 33 0 8 0 12 0 12-8 0-4-4-4-11-4-11 0-21 0-32 0 3-15 6-30 8-44 2-8 8-36 10-41 3-7 10-12 18-12 2 0 12 0 18 6-16 1-21 16-21 21 0 9 8 13 15 13 11 0 22-8 22-23 0-17-18-26-34-26-14 0-38 7-49 45-3 8-4 12-13 61-9 0-18 0-26 0s-13 0-13 7c0 5 4 5 11 5 9 0 17 0 26 0-10 50-19 102-29 153-6 37-13 72-34 72-1 0-11 0-19-8 19-1 22-14 22-20 0-9-7-14-14-14-10 0-22 9-22 23 0 18 18 28 33 28 22 0 37-23 44-39 12-24 21-70 22-73 8-41 15-82 23-122z"><text:p/></draw:path><draw:path draw:style-name="gr3" draw:text-style-name="P69" svg:width="0.089cm" svg:height="0.385cm" svg:x="3.581cm" svg:y="0.373cm" svg:viewBox="0 0 90 386" svg:d="M90 383c0-1 0-2-6-9-49-48-61-122-61-180 0-68 14-136 62-184 5-5 5-5 5-7s-1-3-4-3-39 26-61 75c-19 43-25 86-25 119 0 29 4 77 26 119 24 48 57 73 60 73s4-1 4-3z"><text:p/></draw:path><draw:path draw:style-name="gr3" draw:text-style-name="P69" svg:width="0.162cm" svg:height="0.265cm" svg:x="3.709cm" svg:y="0.405cm" svg:viewBox="0 0 163 266" svg:d="M163 134c0-31-2-61-16-90-17-37-49-44-66-44-23 0-51 11-67 46-12 28-14 57-14 88 0 29 1 64 18 94 16 30 45 38 63 38 21 0 50-8 68-45 12-26 14-56 14-87zM81 257c-15 0-38-8-45-46-4-23-4-58-4-81 0-26 0-51 3-72 8-46 37-49 46-49 13 0 39 7 46 45 4 22 4 52 4 76 0 28 0 55-4 80-6 36-28 47-46 47z"><text:p/></draw:path><draw:path draw:style-name="gr3" draw:text-style-name="P69" svg:width="0.089cm" svg:height="0.385cm" svg:x="3.909cm" svg:y="0.373cm" svg:viewBox="0 0 90 386" svg:d="M90 194c0-31-4-77-26-121-23-48-56-73-60-73-3 0-4 1-4 3s0 2 8 10c37 38 59 99 59 181 0 66-14 134-61 182-6 5-6 6-6 7 0 2 1 3 4 3 4 0 39-26 61-75 20-43 25-86 25-117z"><text:p/></draw:path><draw:path draw:style-name="gr3" draw:text-style-name="P69" svg:width="0.256cm" svg:height="0.089cm" svg:x="4.167cm" svg:y="0.522cm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69" svg:width="0.162cm" svg:height="0.265cm" svg:x="4.568cm" svg:y="0.405cm" svg:viewBox="0 0 163 266" svg:d="M163 134c0-31-2-61-16-90-17-37-49-44-66-44-23 0-51 11-67 46-12 28-14 57-14 88 0 29 1 64 18 94 16 30 44 38 63 38 21 0 50-8 68-45 12-26 14-56 14-87zM81 257c-15 0-38-8-45-46-4-23-4-58-4-81 0-26 0-51 3-72 7-46 37-49 46-49 13 0 38 7 46 45 4 22 4 52 4 76 0 28 0 55-4 80-7 36-29 47-46 47z"><text:p/></draw:path><draw:path draw:style-name="gr3" draw:text-style-name="P69" svg:width="0.274cm" svg:height="0.262cm" svg:x="0.001cm" svg:y="1.743cm" svg:viewBox="0 0 275 263" svg:d="M102 136c14 0 26 0 39 0 28 0 32 7 32 18 0 3 0 8-4 19 0 2-1 3-1 4 0 3 3 4 5 4 4 0 4-1 6-7 7-28 15-56 21-84 1-4 1-5 1-6-1-2-1-5-4-5-4 0-4 2-6 9-8 30-17 36-50 36-12 0-23 0-35 0 8-33 16-65 25-98 3-13 3-14 21-14 16 0 34 0 50 0 48 0 57 12 57 42 0 9 0 11-2 21 0 5 0 5 0 6 0 3 2 6 5 6 4 0 4-2 5-10 3-22 6-45 8-67 1-10-1-10-11-10-63 0-126 0-189 0-8 0-11 0-11 8 0 4 3 4 10 4 14 0 25 0 25 7 0 1 0 2-1 8-18 69-34 137-52 205-3 15-4 19-35 19-7 0-11 0-11 6s6 6 7 6c11 0 39-2 50-2 13 0 45 2 57 2 5 0 9 0 9-8 0-3-1-3-2-4-1 0-2 0-11 0s-11 0-20-1c-12-1-13-4-13-8 0-1 0-3 2-9 8-32 16-65 23-97z"><text:p/></draw:path><draw:path draw:style-name="gr3" draw:text-style-name="P69" svg:width="0.088cm" svg:height="0.385cm" svg:x="0.328cm" svg:y="1.715cm" svg:viewBox="0 0 89 386" svg:d="M89 383c0-1 0-2-6-9-49-48-61-122-61-180 0-68 14-136 62-183 5-6 5-6 5-7 0-3-1-4-3-4-5 0-40 26-62 76-20 42-24 85-24 118 0 29 3 77 25 119 23 49 56 73 61 73 2 0 3-1 3-3z"><text:p/></draw:path><draw:path draw:style-name="gr3" draw:text-style-name="P69" svg:width="0.208cm" svg:height="0.174cm" svg:x="0.451cm" svg:y="1.836cm" svg:viewBox="0 0 209 175" svg:d="M22 148c-1 6-3 15-3 17 0 7 5 10 11 10 5 0 12-2 14-10 1-1 6-20 8-29 3-12 5-23 9-35 2-9 4-17 6-26 1-7 5-18 5-19 6-12 26-47 63-47 17 0 21 14 21 27 0 23-20 73-25 89-3 10-4 15-4 19 0 18 13 31 31 31 37 0 51-56 51-60 0-3-3-3-4-3-5 0-5 1-6 7-8 26-21 48-39 48-7 0-10-4-10-13 0-10 3-19 7-28 7-19 23-62 23-84 0-27-16-42-44-42-35 0-53 25-60 34-2-22-19-34-36-34-19 0-25 15-29 22-5 13-11 36-11 37 0 5 3 5 4 5 4 0 5 0 7-9 7-28 14-46 28-46 7 0 12 5 12 17 0 9-1 12-6 33-8 30-15 60-23 89z"><text:p/></draw:path><draw:path draw:style-name="gr3" draw:text-style-name="P69" svg:width="0.119cm" svg:height="0.178cm" svg:x="0.689cm" svg:y="1.885cm" svg:viewBox="0 0 120 179" svg:d="M120 130c-3 0-7 0-10 0-1 6-3 22-7 25-2 1-23 1-27 1-17 0-33 0-50 0 29-25 39-32 54-45 21-15 40-33 40-58 0-33-30-53-64-53s-56 23-56 48c0 14 11 16 14 16 7 0 15-5 15-15 0-5-3-14-17-14 9-20 28-25 40-25 27 0 42 21 42 43 0 23-18 42-26 51-22 22-44 43-66 65-2 3-2 3-2 10 37 0 74 0 111 0 3-16 6-33 9-49z"><text:p/></draw:path><draw:path draw:style-name="gr3" draw:text-style-name="P69" svg:width="0.088cm" svg:height="0.385cm" svg:x="0.867cm" svg:y="1.715cm" svg:viewBox="0 0 89 386" svg:d="M89 194c0-31-3-77-25-121-23-48-56-73-61-73-2 0-3 1-3 4 0 1 0 1 8 9 37 38 59 99 59 181 0 66-14 134-61 182-6 5-6 6-6 7 0 2 1 3 3 3 5 0 40-26 62-75 20-43 24-86 24-117z"><text:p/></draw:path><draw:path draw:style-name="gr3" draw:text-style-name="P69" svg:width="0.256cm" svg:height="0.089cm" svg:x="1.124cm" svg:y="1.866cm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69" svg:width="0.097cm" svg:height="0.178cm" svg:x="1.743cm" svg:y="1.344cm" svg:viewBox="0 0 98 179" svg:d="M61 8c0-8 0-8-8-8-18 18-42 18-53 18 0 3 0 6 0 9 6 0 24 0 39-7 0 46 0 91 0 137 0 9 0 12-27 12-3 0-8 0-11 0 0 4 0 7 0 10 6 0 39-1 49-1 8 0 42 1 48 1 0-3 0-6 0-10-3 0-7 0-10 0-27 0-27-3-27-12 0-49 0-100 0-149z"><text:p/></draw:path><draw:path draw:style-name="gr3" draw:text-style-name="P69" svg:width="0.513cm" svg:height="0.54cm" svg:x="1.533cm" svg:y="1.639cm" svg:viewBox="0 0 514 541" svg:d="M468 541c15-42 30-83 46-124-4 0-6 0-9 0-15 41-56 67-101 78-8 2-46 12-120 12-78 0-155 0-233 0 66-77 131-154 197-231 2-2 3-4 3-5 0-2 0-3-2-7-61-81-120-164-181-245 71 0 141 0 211 0 53 0 88 5 92 5 21 3 54 10 84 30 10 5 37 23 50 54 3 0 5 0 9 0-16-37-31-72-46-108-152 0-305 0-457 0-10 0-10 0-11 2 0 1 0 9 0 13 68 94 136 186 205 280-67 78-133 156-201 234-4 6-4 7-4 8 0 4 3 4 11 4 152 0 305 0 457 0z"><text:p/></draw:path><draw:path draw:style-name="gr3" draw:text-style-name="P69" svg:width="0.08cm" svg:height="0.182cm" svg:x="1.552cm" svg:y="2.281cm" svg:viewBox="0 0 81 183" svg:d="M75 10c0-5-3-10-11-10s-16 7-16 15c0 5 5 10 11 10 8 0 16-7 16-15zM20 147c-1 5-2 7-2 12 0 13 10 24 25 24 26 0 38-38 38-42s-3-4-4-4c-3 0-3 2-4 5-7 22-19 33-29 33-5 0-8-5-8-10 0-7 3-11 5-18 3-6 6-14 9-21 3-6 12-31 13-35 1-2 2-5 2-7 0-14-11-24-26-24-27 0-39 37-39 41 0 3 3 3 4 3 4 0 5-1 5-3 8-24 20-33 30-33 4 0 6 1 6 9 0 7-2 10-9 27-5 15-11 29-16 43z"><text:p/></draw:path><draw:path draw:style-name="gr3" draw:text-style-name="P69" svg:width="0.198cm" svg:height="0.073cm" svg:x="1.668cm" svg:y="2.357cm" svg:viewBox="0 0 199 74" svg:d="M189 13c4 0 10 0 10-6 0-7-6-7-10-7-59 0-120 0-179 0-3 0-10 0-10 7 0 6 7 6 10 6 59 0 120 0 179 0zM189 74c4 0 10 0 10-7s-6-7-10-7c-59 0-120 0-179 0-3 0-10 0-10 7s7 7 10 7c59 0 120 0 179 0z"><text:p/></draw:path><draw:path draw:style-name="gr3" draw:text-style-name="P69" svg:width="0.124cm" svg:height="0.184cm" svg:x="1.9cm" svg:y="2.281cm" svg:viewBox="0 0 125 185" svg:d="M125 93c0-29-3-51-15-70-9-12-25-23-47-23-63 0-63 74-63 93s0 92 63 92c62 0 62-73 62-92zM63 177c-12 0-29-8-34-30-4-15-4-37-4-58 0-20 0-40 4-55 5-21 23-26 34-26 14 0 28 8 34 24 4 14 4 34 4 57 0 21 0 41-3 57-6 26-24 31-35 31z"><text:p/></draw:path><draw:path draw:style-name="gr3" draw:text-style-name="P69" svg:width="0.192cm" svg:height="0.351cm" svg:x="2.154cm" svg:y="1.735cm" svg:viewBox="0 0 193 352" svg:d="M121 118c11 0 22 0 33 0 8 0 12 0 12-8 0-4-4-4-11-4-11 0-21 0-32 0 4-15 6-30 9-44 1-8 7-36 9-40 3-8 10-13 19-13 1 0 11 0 18 6-17 1-21 16-21 21 0 9 7 13 15 13 10 0 21-8 21-23 0-17-18-26-33-26-14 0-39 7-50 45-2 8-3 12-13 61-9 0-18 0-27 0-7 0-11 0-11 7 0 5 4 5 10 5 9 0 18 0 27 0-10 50-20 102-30 153-7 37-13 72-33 72-2 0-12 0-19-6 18-3 21-16 21-21 0-10-6-15-14-15-10 0-21 9-21 23 0 18 17 28 33 28 21 0 36-23 43-39 13-24 22-70 22-73 8-41 15-82 23-122z"><text:p/></draw:path><draw:path draw:style-name="gr3" draw:text-style-name="P69" svg:width="0.088cm" svg:height="0.385cm" svg:x="2.403cm" svg:y="1.715cm" svg:viewBox="0 0 89 386" svg:d="M89 383c0-1 0-2-6-9-49-48-61-122-61-180 0-68 15-136 63-183 4-6 4-6 4-7 0-3-1-4-3-4-5 0-39 26-62 76-20 42-24 85-24 118 0 29 4 77 25 119 23 49 56 73 61 73 2 0 3-1 3-3z"><text:p/></draw:path><draw:path draw:style-name="gr3" draw:text-style-name="P69" svg:width="0.101cm" svg:height="0.259cm" svg:x="2.526cm" svg:y="1.751cm" svg:viewBox="0 0 102 260" svg:d="M98 14c0-7-6-14-14-14-10 0-21 10-21 21 0 8 5 14 15 14 9 0 20-10 20-21zM69 159c5-11 5-12 8-22 3-7 6-13 6-20 0-18-13-32-32-32-37 0-51 56-51 59 0 4 3 4 4 4 5 0 5-1 7-6 10-36 25-49 39-49 3 0 9 0 9 13 0 8-3 16-4 19-3 11-21 55-26 72-5 11-9 23-9 32 0 17 13 31 32 31 36 0 50-57 50-60s-4-3-5-3c-3 0-3 1-6 6-6 25-19 49-39 49-7 0-9-5-9-13 0-10 2-16 11-39 5-13 10-27 15-41z"><text:p/></draw:path><draw:path draw:style-name="gr3" draw:text-style-name="P69" svg:width="0.088cm" svg:height="0.385cm" svg:x="2.67cm" svg:y="1.715cm" svg:viewBox="0 0 89 386" svg:d="M89 194c0-31-4-77-25-121-23-48-56-73-61-73-2 0-3 1-3 4 0 1 0 1 7 9 38 38 60 99 60 181 0 66-14 134-63 182-4 5-4 6-4 7 0 2 1 3 3 3 5 0 39-26 62-75 20-43 24-86 24-117z"><text:p/></draw:path><draw:path draw:style-name="gr3" draw:text-style-name="P69" svg:width="0.255cm" svg:height="0.089cm" svg:x="2.928cm" svg:y="1.866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9" svg:width="0.193cm" svg:height="0.351cm" svg:x="3.333cm" svg:y="1.735cm" svg:viewBox="0 0 194 352" svg:d="M122 118c11 0 22 0 33 0 8 0 12 0 12-8 0-4-4-4-11-4-11 0-21 0-32 0 3-15 6-30 8-44 2-8 8-36 10-40 3-8 10-13 18-13 2 0 12 0 18 6-16 1-21 16-21 21 0 9 8 13 15 13 11 0 22-8 22-23 0-17-18-26-34-26-14 0-38 7-49 45-3 8-4 12-13 61-9 0-18 0-26 0s-13 0-13 7c0 5 4 5 11 5 9 0 17 0 26 0-10 50-19 102-29 153-6 37-13 72-34 72-1 0-11 0-19-6 19-3 22-16 22-21 0-10-7-15-14-15-10 0-22 9-22 23 0 18 18 28 33 28 22 0 37-23 44-39 12-24 21-70 22-73 8-41 15-82 23-122z"><text:p/></draw:path><draw:path draw:style-name="gr3" draw:text-style-name="P69" svg:width="0.089cm" svg:height="0.385cm" svg:x="3.581cm" svg:y="1.715cm" svg:viewBox="0 0 90 386" svg:d="M90 383c0-1 0-2-6-9-49-48-61-122-61-180 0-68 14-136 62-183 5-6 5-6 5-7 0-3-1-4-4-4s-39 26-61 76c-19 42-25 85-25 118 0 29 4 77 26 119 24 49 57 73 60 73s4-1 4-3z"><text:p/></draw:path><draw:path draw:style-name="gr3" draw:text-style-name="P69" svg:width="0.127cm" svg:height="0.256cm" svg:x="3.729cm" svg:y="1.75cm" svg:viewBox="0 0 128 257" svg:d="M79 10c0-10 0-10-9-10-24 24-58 24-70 24 0 5 0 8 0 12 8 0 30 0 51-10 0 67 0 133 0 201 0 13-1 18-37 18-4 0-7 0-12 0 0 5 0 8 0 12 13-2 48-2 63-2s48 0 63 2c0-4 0-7 0-12-5 0-9 0-14 0-34 0-35-4-35-18 0-73 0-145 0-217z"><text:p/></draw:path><draw:path draw:style-name="gr3" draw:text-style-name="P69" svg:width="0.089cm" svg:height="0.385cm" svg:x="3.909cm" svg:y="1.715cm" svg:viewBox="0 0 90 386" svg:d="M90 194c0-31-4-77-26-121-23-48-56-73-60-73-3 0-4 1-4 4 0 1 0 1 8 9 37 38 59 99 59 181 0 66-14 134-61 182-6 5-6 6-6 7 0 2 1 3 4 3 4 0 39-26 61-75 20-43 25-86 25-117z"><text:p/></draw:path><draw:path draw:style-name="gr3" draw:text-style-name="P69" svg:width="0.256cm" svg:height="0.256cm" svg:x="4.144cm" svg:y="1.782cm" svg:viewBox="0 0 257 257" svg:d="M136 136c37 0 72 0 108 0 6 0 13 0 13-7 0-8-7-8-13-8-36 0-71 0-108 0 0-36 0-73 0-109 0-5 0-12-7-12-8 0-8 7-8 12 0 36 0 73 0 109-36 0-71 0-108 0-5 0-13 0-13 8 0 7 8 7 13 7 37 0 72 0 108 0 0 37 0 72 0 108 0 6 0 13 8 13 7 0 7-7 7-13 0-36 0-71 0-108z"><text:p/></draw:path><draw:path draw:style-name="gr3" draw:text-style-name="P69" svg:width="0.192cm" svg:height="0.351cm" svg:x="4.531cm" svg:y="1.735cm" svg:viewBox="0 0 193 352" svg:d="M121 118c11 0 22 0 33 0 8 0 12 0 12-8 0-4-4-4-11-4-11 0-21 0-32 0 4-15 6-30 9-44 1-8 7-36 9-40 3-8 10-13 17-13 3 0 13 0 20 6-17 1-21 16-21 21 0 9 7 13 15 13 10 0 21-8 21-23 0-17-18-26-35-26-12 0-37 7-48 45-2 8-3 12-13 61-9 0-18 0-27 0-7 0-12 0-12 7 0 5 5 5 11 5 9 0 17 0 26 0-10 50-19 102-29 153-7 37-13 72-33 72-2 0-12 0-19-6 18-3 21-16 21-21 0-10-6-15-14-15-10 0-21 9-21 23 0 18 17 28 33 28 21 0 36-23 43-39 13-24 22-70 22-73 8-41 15-82 23-122z"><text:p/></draw:path><draw:path draw:style-name="gr3" draw:text-style-name="P69" svg:width="0.088cm" svg:height="0.385cm" svg:x="4.779cm" svg:y="1.715cm" svg:viewBox="0 0 89 386" svg:d="M89 383c0-1 0-2-6-9-49-48-61-122-61-180 0-68 14-136 63-183 4-6 4-6 4-7 0-3-1-4-3-4-5 0-39 26-62 76-20 42-24 85-24 118 0 29 4 77 25 119 23 49 56 73 61 73 2 0 3-1 3-3z"><text:p/></draw:path><draw:path draw:style-name="gr3" draw:text-style-name="P69" svg:width="0.162cm" svg:height="0.264cm" svg:x="4.906cm" svg:y="1.75cm" svg:viewBox="0 0 163 265" svg:d="M163 133c0-31-2-62-16-90-17-38-49-43-66-43-23 0-50 10-67 45-12 28-14 57-14 88 0 29 2 64 18 94s45 38 63 38c21 0 51-8 68-44 12-27 14-57 14-88zM81 257c-15 0-37-10-45-47-4-23-4-58-4-81 0-26 0-51 3-72 8-46 37-49 46-49 14 0 39 7 47 45 3 22 3 51 3 76 0 28 0 55-4 80-6 36-28 48-46 48z"><text:p/></draw:path><draw:path draw:style-name="gr3" draw:text-style-name="P69" svg:width="0.089cm" svg:height="0.385cm" svg:x="5.106cm" svg:y="1.715cm" svg:viewBox="0 0 90 386" svg:d="M90 194c0-31-4-77-25-121-23-48-57-73-61-73-2 0-4 1-4 4 0 1 0 1 8 9 37 38 59 99 59 181 0 66-14 134-61 182-6 5-6 6-6 7 0 2 2 3 4 3 4 0 39-26 62-75 20-43 24-86 24-117z"><text:p/></draw:path><draw:path draw:style-name="gr3" draw:text-style-name="P69" svg:width="0.256cm" svg:height="0.089cm" svg:x="5.364cm" svg:y="1.86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9" svg:width="0.162cm" svg:height="0.264cm" svg:x="5.765cm" svg:y="1.75cm" svg:viewBox="0 0 163 265" svg:d="M163 133c0-31-2-62-16-90-17-38-49-43-66-43-23 0-51 10-67 45-12 28-14 57-14 88 0 29 1 64 18 94 16 30 45 38 63 38 21 0 51-8 68-44 12-27 14-57 14-88zM81 257c-15 0-38-10-45-47-4-23-4-58-4-81 0-26 0-51 3-72 8-46 37-49 46-49 13 0 39 7 46 45 4 22 4 51 4 76 0 28 0 55-4 80-6 36-28 48-46 48z"><text:p/></draw:path></draw:g></text:p>
      <text:p text:style-name="P32">ולכן <draw:g text:anchor-type="as-char" svg:y="-0.288cm" draw:z-index="189" draw:name="Shape203" draw:style-name="gr1"><svg:title>TexMaths</svg:title><svg:desc>11§display§F(n_1) = F(n_2)§svg§600§FALSE§</svg:desc><draw:path draw:style-name="gr2" draw:text-style-name="P68" svg:width="2.452cm" svg:height="0.344cm" svg:x="0.005cm" svg:y="0.018cm" svg:viewBox="0 0 2453 345" svg:d="M0 0c818 0 1635 0 2453 0 0 115 0 230 0 345-818 0-1635 0-2453 0 0-115 0-230 0-345z"><text:p/></draw:path><draw:path draw:style-name="gr3" draw:text-style-name="P69" svg:width="0.274cm" svg:height="0.261cm" svg:x="-0.001cm" svg:y="0.025cm" svg:viewBox="0 0 275 262" svg:d="M102 138c14 0 26 0 39 0 28 0 32 5 32 16 0 3 0 8-4 20 0 1-1 2-1 3 0 4 3 6 5 6 4 0 4-1 6-9 7-29 15-56 21-84 1-3 1-4 1-5s-1-5-4-5c-4 0-4 3-6 8-8 31-17 38-50 38-12 0-23 0-35 0 8-34 16-65 25-98 3-14 3-16 21-16 16 0 34 0 50 0 48 0 57 13 57 43 0 9 0 10-2 21 0 4 0 5 0 7s2 4 5 4c4 0 4-2 5-10 3-22 6-44 8-66 1-11-1-11-11-11-63 0-126 0-189 0-8 0-11 0-11 8 0 4 3 4 10 4 14 0 25 0 25 8 0 1 0 2-1 9-18 67-34 135-52 202-3 16-4 19-35 19-7 0-11 0-11 7 0 4 6 5 7 5 11 0 39-2 50-2 13 0 45 2 57 2 4 0 9-1 9-8 0-3-1-2-2-4-1 0-2 0-11 0s-11 0-21-1c-11-1-12-3-12-8 0-1 0-3 2-9 8-32 16-62 23-94z"><text:p/></draw:path><draw:path draw:style-name="gr3" draw:text-style-name="P69" svg:width="0.089cm" svg:height="0.383cm" svg:x="0.325cm" svg:y="0cm" svg:viewBox="0 0 90 384" svg:d="M90 380c0-1 0-1-6-8-49-48-61-121-61-179 0-67 14-135 62-183 5-4 5-4 5-7 0-2-1-3-4-3s-39 26-61 75c-19 43-25 86-25 118 0 28 4 76 26 119 24 47 57 72 60 72s4-1 4-4z"><text:p/></draw:path><draw:path draw:style-name="gr3" draw:text-style-name="P69" svg:width="0.209cm" svg:height="0.173cm" svg:x="0.448cm" svg:y="0.115cm" svg:viewBox="0 0 210 174" svg:d="M23 148c-1 5-3 14-3 16 0 7 5 10 11 10 4 0 12-2 14-10 1-1 6-20 8-29 3-12 5-24 9-35 2-9 4-16 6-25 1-7 5-18 5-20 5-12 26-47 62-47 18 0 21 14 21 27 0 24-18 73-24 91-4 8-4 13-4 17 0 18 13 31 32 31 36 0 50-56 50-59 0-4-3-4-4-4-5 0-5 1-7 7-8 26-20 48-38 48-7 0-10-4-10-13 0-10 3-19 6-27 8-20 25-63 25-85 0-26-17-41-46-41-34 0-52 24-59 33-2-21-19-33-36-33-19 0-24 14-29 22-6 13-12 35-12 37 0 4 4 4 6 4 3 0 4 0 6-9 7-28 14-46 28-46 7 0 12 5 12 18 0 8-1 13-6 32-7 30-15 60-23 90z"><text:p/></draw:path><draw:path draw:style-name="gr3" draw:text-style-name="P69" svg:width="0.097cm" svg:height="0.178cm" svg:x="0.699cm" svg:y="0.168cm" svg:viewBox="0 0 98 179" svg:d="M62 8c0-7-1-8-9-8-18 18-42 18-53 18 0 3 0 6 0 10 7 0 24 0 40-8 0 45 0 91 0 137 0 9 0 13-28 13-3 0-6 0-10 0 0 3 0 6 0 9 5 0 38-1 48-1 8 0 42 1 48 1 0-3 0-6 0-9-3 0-7 0-10 0-26 0-26-4-26-13 0-50 0-100 0-149z"><text:p/></draw:path><draw:path draw:style-name="gr3" draw:text-style-name="P69" svg:width="0.088cm" svg:height="0.383cm" svg:x="0.865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69" svg:width="0.255cm" svg:height="0.089cm" svg:x="1.123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274cm" svg:height="0.261cm" svg:x="1.522cm" svg:y="0.025cm" svg:viewBox="0 0 275 262" svg:d="M102 138c12 0 26 0 38 0 29 0 32 5 32 16 0 3 0 8-3 20-1 1-1 2-1 3 0 4 3 6 5 6 4 0 4-1 5-9 8-29 15-56 22-84 1-3 1-4 1-5s-1-5-4-5c-4 0-4 3-7 8-7 31-16 38-49 38-12 0-23 0-35 0 7-34 16-65 24-98 4-14 4-16 21-16s34 0 51 0c48 0 57 13 57 43 0 9 0 10-2 21-1 4-1 5-1 7s1 4 6 4c3 0 4-2 4-10 2-22 6-44 8-66 2-11 0-11-10-11-63 0-126 0-189 0-8 0-12 0-12 8 0 4 4 4 11 4 14 0 25 0 25 8 0 1 0 2-2 9-17 67-34 135-51 202-4 16-4 19-35 19-7 0-11 0-11 7 0 4 4 5 6 5 12 0 40-2 51-2 12 0 44 2 57 2 4 0 8-1 8-8 0-3-1-2-2-4-1 0-1 0-11 0-8 0-10 0-20-1-11-1-12-3-12-8 0-1 0-3 1-9 8-32 17-62 24-94z"><text:p/></draw:path><draw:path draw:style-name="gr3" draw:text-style-name="P69" svg:width="0.089cm" svg:height="0.383cm" svg:x="1.848cm" svg:y="0cm" svg:viewBox="0 0 90 384" svg:d="M90 380c0-1 0-1-6-8-49-48-61-121-61-179 0-67 14-135 62-183 5-4 5-4 5-7 0-2-2-3-4-3-3 0-39 26-62 75-20 43-24 86-24 118 0 28 4 76 25 119 23 47 58 72 61 72 2 0 4-1 4-4z"><text:p/></draw:path><draw:path draw:style-name="gr3" draw:text-style-name="P69" svg:width="0.209cm" svg:height="0.173cm" svg:x="1.971cm" svg:y="0.115cm" svg:viewBox="0 0 210 174" svg:d="M23 148c-1 5-3 14-3 16 0 7 5 10 11 10 4 0 12-2 14-10 0-1 6-20 8-29 2-12 5-24 8-35 2-9 5-16 6-25 2-7 6-18 6-20 5-12 26-47 62-47 18 0 21 14 21 27 0 24-18 73-25 91-3 8-3 13-3 17 0 18 13 31 32 31 36 0 50-56 50-59 0-4-4-4-5-4-4 0-4 1-6 7-8 26-20 48-39 48-7 0-9-4-9-13 0-10 3-19 6-27 8-20 25-63 25-85 0-26-17-41-46-41-34 0-53 24-60 33-1-21-18-33-35-33-18 0-26 14-29 22-6 13-12 35-12 37 0 4 3 3 4 4 5 0 5 0 7-9 7-28 14-46 29-46 7 0 12 5 12 18 0 8-1 13-7 32-8 30-14 60-22 90z"><text:p/></draw:path><draw:path draw:style-name="gr3" draw:text-style-name="P69" svg:width="0.119cm" svg:height="0.178cm" svg:x="2.209cm" svg:y="0.168cm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69" svg:width="0.088cm" svg:height="0.383cm" svg:x="2.388cm" svg:y="0cm" svg:viewBox="0 0 89 384" svg:d="M89 193c0-30-4-77-25-120-23-48-56-73-61-73-2 0-3 1-3 3 0 3 0 3 7 10 38 38 60 99 60 180 0 65-14 132-63 181-4 5-4 5-4 6 0 3 1 4 3 4 5 0 39-26 62-75 20-43 24-85 24-116z"><text:p/></draw:path></draw:g><text:s/>וזו <text:span text:style-name="T3">סתירה</text:span>. </text:p>
      <text:p text:style-name="P28"><draw:g text:anchor-type="as-char" svg:y="-0.288cm" draw:z-index="290" draw:name="Shape204" draw:style-name="gr1"><svg:title>TexMaths</svg:title><svg:desc>11§display§\QED§svg§600§FALSE§</svg:desc><draw:path draw:style-name="gr2" draw:text-style-name="P68" svg:width="1.751cm" svg:height="0.247cm" svg:x="0.001cm" svg:y="0.018cm" svg:viewBox="0 0 1752 248" svg:d="M0 0c584 0 1168 0 1752 0 0 83 0 165 0 248-584 0-1168 0-1752 0 0-83 0-165 0-248z"><text:p/></draw:path><draw:path draw:style-name="gr3" draw:text-style-name="P69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3" draw:text-style-name="P69" svg:width="0.04cm" svg:height="0.04cm" svg:x="0.368cm" svg:y="0.235cm" svg:viewBox="0 0 41 41" svg:d="M41 21c0-12-10-21-21-21-12 0-20 9-20 21 0 11 8 20 20 20 11 0 21-9 21-20z"><text:p/></draw:path><draw:path draw:style-name="gr3" draw:text-style-name="P69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9" svg:width="0.04cm" svg:height="0.04cm" svg:x="0.764cm" svg:y="0.235cm" svg:viewBox="0 0 41 41" svg:d="M41 21c0-12-9-21-20-21-12 0-21 9-21 21 0 11 9 20 21 20 11 0 20-9 20-20z"><text:p/></draw:path><draw:path draw:style-name="gr3" draw:text-style-name="P69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9" svg:width="0.041cm" svg:height="0.04cm" svg:x="1.205cm" svg:y="0.235cm" svg:viewBox="0 0 42 41" svg:d="M42 21c0-12-10-21-21-21s-21 9-21 21c0 11 10 20 21 20s21-9 21-20z"><text:p/></draw:path><draw:path draw:style-name="gr3" draw:text-style-name="P69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ו)</text:h>
      <text:p text:style-name="P19">נתון: </text:p>
      <text:p text:style-name="P4"><draw:g text:anchor-type="as-char" svg:y="-0.598cm" draw:z-index="191" draw:name="Shape205" draw:style-name="gr1"><svg:title>TexMaths</svg:title><svg:desc>11§display§G \colon (\N \to \N) \to (\N \to \N), G = \lambda g \in \N \to \N. \lambda n \in \N. \sum^n_{i = 0} g(i)§svg§600§FALSE§</svg:desc><draw:path draw:style-name="gr2" draw:text-style-name="P68" svg:width="9.816cm" svg:height="1.023cm" svg:x="0.001cm" svg:y="0.021cm" svg:viewBox="0 0 9817 1024" svg:d="M4909 1024c-1636 0-3272 0-4909 0 0-342 0-683 0-1024 3273 0 6544 0 9817 0 0 341 0 682 0 1024-1636 0-3272 0-4908 0z"><text:p/></draw:path><draw:path draw:style-name="gr3" draw:text-style-name="P69" svg:width="0.273cm" svg:height="0.28cm" svg:x="0.001cm" svg:y="0.331cm" svg:viewBox="0 0 274 281" svg:d="M274 4c0-2 0-4-4-4-2 0-2 0-6 4-9 10-18 20-26 30-5-5-22-34-65-34-86 0-173 86-173 175 0 62 43 106 106 106 16 0 34-4 48-9 19-8 26-17 33-24 3 10 14 24 18 24 2 0 2-1 3-1 0-1 4-16 5-24 3-10 6-20 8-30 2-7 3-13 6-20 4-17 4-18 26-18 2 0 7-1 7-7 0-4-3-5-6-5-9 0-32 1-41 1-12 0-41-1-53-1-4 0-8 0-8 8 0 4 2 4 11 4 6 0 12 0 21 0 10 1 12 3 12 8 0 3-5 21-9 35-11 43-60 47-75 47-36 0-77-22-77-81 0-12 4-76 44-126 21-27 59-50 97-50 40 0 63 30 63 75 0 15-1 15-1 20 0 3 3 3 5 3 5 0 5-1 7-8 7-33 16-65 24-98z"><text:p/></draw:path><draw:path draw:style-name="gr3" draw:text-style-name="P69" svg:width="0.04cm" svg:height="0.166cm" svg:x="0.362cm" svg:y="0.437cm" svg:viewBox="0 0 41 167" svg:d="M41 21c0-11-10-21-21-21-12 0-20 10-20 21s8 20 20 20c11 0 21-9 21-20zM41 146c0-11-10-21-21-21-12 0-20 10-20 21s8 21 20 21c11 0 21-10 21-21z"><text:p/></draw:path><draw:path draw:style-name="gr3" draw:text-style-name="P69" svg:width="0.089cm" svg:height="0.385cm" svg:x="0.603cm" svg:y="0.314cm" svg:viewBox="0 0 90 386" svg:d="M90 383c0-1 0-2-6-9-49-48-62-122-62-180 0-67 15-135 63-183 5-5 5-5 5-7 0-3-2-4-4-4-3 0-39 26-62 76-20 42-24 85-24 118 0 29 4 77 25 120 23 48 58 72 61 72 2 0 4-1 4-3z"><text:p/></draw:path><draw:path draw:style-name="gr3" draw:text-style-name="P69" svg:width="0.261cm" svg:height="0.271cm" svg:x="0.725cm" svg:y="0.339cm" svg:viewBox="0 0 262 272" svg:d="M33 35c0 63 0 126 0 188 0 21-2 28-22 28-4 0-11 1-11 7 0 7 6 7 13 7 20 0 40 0 60 0 7 0 13 0 13-7 0-6-7-7-12-7-21 0-24-8-24-29 0-59 0-117 0-177 56 74 111 148 167 221 3 5 5 6 7 6 7 0 7-6 7-12 0-74 0-147 0-219 0-21 3-27 22-28 2 0 9 0 9-6 0-7-7-7-13-7-19 0-38 0-56 0-8 0-14 0-14 7 0 6 7 6 11 6 22 1 26 9 26 29 0 41 0 80 0 121-40-53-78-105-118-157-3-6-4-6-13-6-22 0-45 0-67 0-8 0-14 0-14 7 0 6 6 6 8 6 11 1 19 8 22 12-1 4-1 5-1 10zM218 245c-56-73-112-148-168-222-4-4-4-5-8-10 15 0 31 0 46 0 43 59 87 118 130 176 0 19 0 38 0 56z"><text:p/></draw:path><draw:path draw:style-name="gr3" draw:text-style-name="P69" svg:width="0.342cm" svg:height="0.2cm" svg:x="1.123cm" svg:y="0.406cm" svg:viewBox="0 0 343 201" svg:d="M300 109c-21 16-30 32-34 37-17 27-14 34-21 51 0 4 5 4 8 4 7 0 8 0 9-7 9-38 32-71 76-88 4-1 5-3 5-5 0-3-2-4-3-4-17-7-64-27-78-91-1-5-2-6-9-6-3 0-8 0-8 4 0 2 4 26 20 52 8 11 19 25 35 38-95 0-191 0-287 0-6 0-13 0-13 7 0 8 7 8 13 8 96 0 192 0 287 0z"><text:p/></draw:path><draw:path draw:style-name="gr3" draw:text-style-name="P69" svg:width="0.261cm" svg:height="0.271cm" svg:x="1.605cm" svg:y="0.339cm" svg:viewBox="0 0 262 272" svg:d="M34 35c0 63 0 126 0 188 0 21-3 28-23 28-4 0-11 1-11 7 0 7 7 7 13 7 20 0 41 0 61 0 6 0 12 0 12-7 0-6-6-7-11-7-22 0-24-8-24-29 0-59 0-117 0-177 55 74 111 148 166 221 4 5 5 6 9 6 6 0 6-6 6-12 0-74 0-147 0-219 0-21 3-27 21-28 2 0 9 0 9-6 0-7-6-7-12-7-19 0-39 0-57 0-7 0-14 0-14 7 0 6 8 6 11 6 22 1 26 9 26 29 0 41 0 80 0 121-39-53-78-105-117-157-4-6-5-6-14-6-22 0-45 0-67 0-7 0-14 0-14 7 0 6 7 6 9 6 10 1 18 8 21 12 0 4 0 5 0 10zM218 245c-56-73-111-148-167-222-5-4-5-5-9-10 15 0 31 0 46 0 43 59 87 118 130 176 0 19 0 38 0 56z"><text:p/></draw:path><draw:path draw:style-name="gr3" draw:text-style-name="P69" svg:width="0.089cm" svg:height="0.385cm" svg:x="1.896cm" svg:y="0.314cm" svg:viewBox="0 0 90 386" svg:d="M90 194c0-31-4-77-25-121-23-48-57-73-61-73-2 0-4 2-4 4s0 2 8 9c37 39 59 99 59 181 0 66-14 134-61 182-6 5-6 6-6 7 0 2 2 3 4 3 4 0 39-26 62-75 20-42 24-85 24-117z"><text:p/></draw:path><draw:path draw:style-name="gr3" draw:text-style-name="P69" svg:width="0.342cm" svg:height="0.2cm" svg:x="2.154cm" svg:y="0.406cm" svg:viewBox="0 0 343 201" svg:d="M301 109c-22 16-31 32-35 37-17 27-14 34-21 51 0 4 6 4 8 4 7 0 8 0 9-7 9-38 32-71 76-88 4-1 5-3 5-5 0-3-2-4-3-4-17-7-64-27-78-91-1-5-2-6-9-6-2 0-8 0-8 4 0 2 4 26 20 52 8 11 19 25 36 38-95 0-192 0-288 0-6 0-13 0-13 7 0 8 7 8 13 8 96 0 193 0 288 0z"><text:p/></draw:path><draw:path draw:style-name="gr3" draw:text-style-name="P69" svg:width="0.089cm" svg:height="0.385cm" svg:x="2.664cm" svg:y="0.314cm" svg:viewBox="0 0 90 386" svg:d="M90 383c0-1 0-2-6-9-49-48-61-122-61-180 0-67 14-135 62-183 5-5 5-5 5-7 0-3-2-4-4-4-3 0-39 26-62 76-18 42-24 85-24 118 0 29 4 77 26 120 24 48 57 72 60 72 2 0 4-1 4-3z"><text:p/></draw:path><draw:path draw:style-name="gr3" draw:text-style-name="P69" svg:width="0.261cm" svg:height="0.271cm" svg:x="2.786cm" svg:y="0.339cm" svg:viewBox="0 0 262 272" svg:d="M34 35c0 63 0 126 0 188 0 21-3 28-23 28-4 0-11 1-11 7 0 7 7 7 13 7 20 0 40 0 60 0 7 0 13 0 13-7 0-6-7-7-12-7-21 0-24-8-24-29 0-59 0-117 0-177 56 74 111 148 167 221 3 5 5 6 7 6 7 0 7-6 7-12 0-74 0-147 0-219 0-21 4-27 22-28 2 0 9 0 9-6 0-7-6-7-13-7-19 0-38 0-56 0-7 0-14 0-14 7 0 6 7 6 11 6 22 1 26 9 26 29 0 41 0 80 0 121-39-53-78-105-117-157-4-6-5-6-14-6-22 0-45 0-67 0-8 0-14 0-14 7 0 6 6 6 9 6 10 1 18 8 21 12 0 4 0 5 0 10zM218 245c-56-73-112-148-168-222-4-4-4-5-8-10 15 0 31 0 46 0 43 59 87 118 130 176 0 19 0 38 0 56z"><text:p/></draw:path><draw:path draw:style-name="gr3" draw:text-style-name="P69" svg:width="0.342cm" svg:height="0.2cm" svg:x="3.185cm" svg:y="0.406cm" svg:viewBox="0 0 343 201" svg:d="M301 109c-22 16-31 32-35 37-17 27-14 34-21 51 0 4 6 4 8 4 7 0 8 0 9-7 9-38 32-71 76-88 4-1 5-3 5-5 0-3-2-4-3-4-17-7-64-27-78-91-1-5-2-6-9-6-2 0-8 0-8 4 0 2 5 26 20 52 8 11 20 25 36 38-95 0-191 0-287 0-7 0-14 0-14 7 0 8 7 8 14 8 96 0 192 0 287 0z"><text:p/></draw:path><draw:path draw:style-name="gr3" draw:text-style-name="P69" svg:width="0.261cm" svg:height="0.271cm" svg:x="3.666cm" svg:y="0.339cm" svg:viewBox="0 0 262 272" svg:d="M34 35c0 63 0 126 0 188 0 21-3 28-23 28-4 0-11 1-11 7 0 7 7 7 13 7 20 0 41 0 61 0 6 0 12 0 12-7 0-6-6-7-11-7-21 0-24-8-24-29 0-59 0-117 0-177 56 74 111 148 167 221 3 5 4 6 8 6 6 0 6-6 6-12 0-74 0-147 0-219 0-21 3-27 21-28 2 0 9 0 9-6 0-7-6-7-12-7-19 0-39 0-57 0-7 0-14 0-14 7 0 6 8 6 12 6 21 1 25 9 25 29 0 41 0 80 0 121-39-53-78-105-117-157-3-6-5-6-14-6-22 0-45 0-67 0-7 0-12 0-12 7 0 6 5 6 7 6 10 1 18 8 22 12-1 4-1 5-1 10zM219 245c-56-73-112-148-168-222-5-4-5-5-9-10 15 0 31 0 46 0 44 59 87 118 131 176 0 19 0 38 0 56z"><text:p/></draw:path><draw:path draw:style-name="gr3" draw:text-style-name="P69" svg:width="0.089cm" svg:height="0.385cm" svg:x="3.958cm" svg:y="0.314cm" svg:viewBox="0 0 90 386" svg:d="M90 194c0-31-4-77-25-121-23-48-57-73-61-73-2 0-4 2-4 4s0 2 8 9c38 39 60 99 60 181 0 66-14 134-62 182-6 5-6 6-6 7 0 2 2 3 4 3 4 0 39-26 62-75 20-42 24-85 24-117z"><text:p/></draw:path><draw:path draw:style-name="gr3" draw:text-style-name="P69" svg:width="0.044cm" svg:height="0.115cm" svg:x="4.12cm" svg:y="0.561cm" svg:viewBox="0 0 45 116" svg:d="M45 41c0-26-9-41-24-41-13 0-21 10-21 21 0 10 8 21 21 21 4 0 10-2 13-6 1-1 1-1 2-1 0 2 1 0 1 6 0 28-14 51-26 65-4 4-4 4-4 5 0 3 2 5 3 5 4 0 35-30 35-75z"><text:p/></draw:path><draw:path draw:style-name="gr3" draw:text-style-name="P69" svg:width="0.273cm" svg:height="0.28cm" svg:x="4.278cm" svg:y="0.331cm" svg:viewBox="0 0 274 281" svg:d="M274 4c0-2 0-4-4-4-2 0-2 0-6 4-9 10-18 20-26 30-5-5-22-34-65-34-86 0-173 86-173 175 0 62 43 106 106 106 16 0 34-4 48-9 19-8 26-17 33-24 3 10 14 24 18 24 2 0 2-1 3-1 0-1 4-16 7-24 2-10 4-20 6-30 2-7 3-13 6-20 4-17 4-18 26-18 2 0 7-1 7-7 0-4-3-5-6-5-9 0-32 1-41 1-12 0-41-1-53-1-4 0-8 0-8 8 0 4 2 4 11 4 6 0 12 0 21 0 10 1 12 3 12 8 0 3-5 21-9 35-11 43-60 47-75 47-36 0-77-22-77-81 0-12 4-76 44-126 21-27 59-50 97-50 40 0 63 30 63 75 0 15-1 15-1 20 0 3 3 3 5 3 5 0 5-1 7-8 7-33 16-65 24-98z"><text:p/></draw:path><draw:path draw:style-name="gr3" draw:text-style-name="P69" svg:width="0.256cm" svg:height="0.089cm" svg:x="4.692cm" svg:y="0.462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9" svg:width="0.19cm" svg:height="0.272cm" svg:x="5.098cm" svg:y="0.336cm" svg:viewBox="0 0 191 273" svg:d="M118 155c15 41 34 100 39 109 7 8 11 8 21 8 4 0 6 0 9 0s4-2 4-3c0-2-1-3-2-4-4-4-6-10-9-17-26-74-52-147-79-220-7-24-28-28-47-28-1 0-7 0-7 4s3 3 4 4c13 2 15 4 25 31 12 35 25 70 37 105-35 35-71 71-106 106-5 4-7 6-7 12 0 7 4 11 11 11 6 0 10-4 13-8 31-37 63-74 94-110z"><text:p/></draw:path><draw:path draw:style-name="gr3" draw:text-style-name="P69" svg:width="0.177cm" svg:height="0.25cm" svg:x="5.308cm" svg:y="0.433cm" svg:viewBox="0 0 178 251" svg:d="M177 25c0-2 1-4 1-6 0-7-5-11-12-11-3 0-14 3-15 16-7-14-21-24-37-24-44 0-91 55-91 110 0 39 23 62 52 62 22 0 41-19 44-23l1 1c-9 34-13 49-13 50-1 4-15 42-56 42-7 0-20-1-31-4 12-4 16-13 16-20s-4-13-15-13c-8 0-21 6-21 22s14 24 52 24c48 0 76-31 82-54 15-57 29-114 43-172zM127 122c-3 10-11 20-20 27-8 7-20 14-31 14-20 0-25-20-25-35 0-19 11-65 21-85 11-19 27-34 44-34 25 0 30 31 30 33 0 1-1 4-1 6-6 25-12 50-18 74z"><text:p/></draw:path><draw:path draw:style-name="gr3" draw:text-style-name="P69" svg:width="0.193cm" svg:height="0.224cm" svg:x="5.64cm" svg:y="0.395cm" svg:viewBox="0 0 194 225" svg:d="M180 120c6 0 14 0 14-8 0-7-8-7-14-7-55 0-108 0-163 0 4-52 48-90 103-90 20 0 41 0 60 0 6 0 14 0 14-7 0-8-8-8-14-8-20 0-40 0-61 0-66 0-119 51-119 112 0 62 53 113 119 113 21 0 41 0 61 0 6 0 14 0 14-8s-8-8-14-8c-19 0-40 0-60 0-55 0-99-37-103-89 55 0 108 0 163 0z"><text:p/></draw:path><draw:path draw:style-name="gr3" draw:text-style-name="P69" svg:width="0.261cm" svg:height="0.271cm" svg:x="5.983cm" svg:y="0.339cm" svg:viewBox="0 0 262 272" svg:d="M33 35c0 63 0 126 0 188 0 21-3 28-23 28-3 0-10 1-10 7 0 7 6 7 13 7 20 0 40 0 60 0 6 0 13 0 13-7 0-6-7-7-12-7-21 0-24-8-24-29 0-59 0-117 0-177 56 74 111 148 167 221 3 5 5 6 7 6 7 0 7-6 7-12 0-74 0-147 0-219 0-21 3-27 21-28 3 0 10 0 10-6 0-7-7-7-13-7-19 0-38 0-56 0-8 0-14 0-14 7 0 6 7 6 11 6 22 1 25 9 25 29 0 41 0 80 0 121-39-53-79-105-117-157-3-6-4-6-13-6-23 0-45 0-68 0-7 0-13 0-13 7 0 6 6 6 8 6 11 1 18 8 22 12-1 4-1 5-1 10zM218 245c-56-73-112-148-168-222-5-4-5-5-8-10 15 0 30 0 45 0 44 59 87 118 131 176 0 19 0 38 0 56z"><text:p/></draw:path><draw:path draw:style-name="gr3" draw:text-style-name="P69" svg:width="0.342cm" svg:height="0.2cm" svg:x="6.381cm" svg:y="0.406cm" svg:viewBox="0 0 343 201" svg:d="M300 109c-21 16-30 32-34 37-17 27-14 34-21 51 0 4 5 4 8 4 7 0 7 0 9-7 9-38 32-71 75-88 5-1 6-3 6-5 0-3-2-4-3-4-18-7-64-27-79-91-1-5-1-6-8-6-3 0-8 0-8 4 0 2 4 26 20 52 8 11 19 25 35 38-95 0-191 0-287 0-6 0-13 0-13 7 0 8 7 8 13 8 96 0 192 0 287 0z"><text:p/></draw:path><draw:path draw:style-name="gr3" draw:text-style-name="P69" svg:width="0.261cm" svg:height="0.271cm" svg:x="6.863cm" svg:y="0.339cm" svg:viewBox="0 0 262 272" svg:d="M34 35c0 63 0 126 0 188 0 21-3 28-23 28-4 0-11 1-11 7 0 7 7 7 13 7 20 0 40 0 60 0 7 0 13 0 13-7 0-6-7-7-11-7-22 0-25-8-25-29 0-59 0-117 0-177 56 74 111 148 167 221 3 5 5 6 9 6 6 0 6-6 6-12 0-74 0-147 0-219 0-21 3-27 21-28 2 0 9 0 9-6 0-7-6-7-13-7-19 0-38 0-56 0-7 0-14 0-14 7 0 6 7 6 11 6 22 1 26 9 26 29 0 41 0 80 0 121-39-53-78-105-117-157-4-6-5-6-14-6-22 0-45 0-67 0-7 0-14 0-14 7 0 6 7 6 9 6 10 1 18 8 21 12 0 4 0 5 0 10zM218 245c-56-73-112-148-168-222-4-4-4-5-8-10 15 0 31 0 46 0 43 59 87 118 130 176 0 19 0 38 0 56z"><text:p/></draw:path><draw:path draw:style-name="gr3" draw:text-style-name="P69" svg:width="0.041cm" svg:height="0.041cm" svg:x="7.166cm" svg:y="0.561cm" svg:viewBox="0 0 42 42" svg:d="M42 21c0-11-10-21-21-21s-21 10-21 21 10 21 21 21 21-10 21-21z"><text:p/></draw:path><draw:path draw:style-name="gr3" draw:text-style-name="P69" svg:width="0.19cm" svg:height="0.272cm" svg:x="7.26cm" svg:y="0.336cm" svg:viewBox="0 0 191 273" svg:d="M118 155c16 41 34 100 40 109 7 8 10 8 21 8 3 0 6 0 8 0 4 0 4-2 4-3 0-2 0-3-1-4-4-4-6-10-10-17-26-74-51-147-78-220-8-24-29-28-47-28-2 0-7 0-7 4s3 4 4 4c12 2 15 4 25 31 12 35 25 70 37 105-35 35-71 71-106 106-6 4-8 6-8 12 0 7 6 11 12 11s10-4 12-8c31-37 63-74 94-110z"><text:p/></draw:path><draw:path draw:style-name="gr3" draw:text-style-name="P69" svg:width="0.208cm" svg:height="0.174cm" svg:x="7.477cm" svg:y="0.433cm" svg:viewBox="0 0 209 175" svg:d="M23 149c-1 5-4 14-4 16 0 7 5 10 12 10 4 0 11-2 14-10 0-1 5-20 7-29 3-12 5-23 9-35 2-9 4-16 6-26 1-6 5-18 6-19 5-12 25-47 62-47 18 0 21 14 21 27 0 23-18 73-25 89-3 10-4 15-4 19 0 18 14 31 31 31 37 0 51-56 51-59 0-4-3-4-4-4-4 0-4 1-6 7-8 26-21 48-39 48-7 0-9-4-9-13 0-10 3-19 6-27 8-20 23-63 23-85 0-27-16-42-44-42-35 0-53 25-60 34-2-22-18-34-35-34-18 0-26 15-30 22-5 13-11 36-11 37 0 5 3 5 4 5 5 0 5 0 7-9 7-27 14-46 29-46 7 0 12 5 12 17 0 9-1 13-7 33-8 30-14 60-22 90z"><text:p/></draw:path><draw:path draw:style-name="gr3" draw:text-style-name="P69" svg:width="0.193cm" svg:height="0.224cm" svg:x="7.837cm" svg:y="0.395cm" svg:viewBox="0 0 194 225" svg:d="M180 120c7 0 14 0 14-8 0-7-7-7-14-7-55 0-108 0-163 0 4-52 48-90 103-90 20 0 41 0 60 0 7 0 14 0 14-7 0-8-7-8-14-8-20 0-40 0-61 0-66 0-119 51-119 112 0 62 53 113 119 113 21 0 41 0 61 0 7 0 14 0 14-8s-7-8-14-8c-19 0-40 0-60 0-55 0-99-37-103-89 55 0 108 0 163 0z"><text:p/></draw:path><draw:path draw:style-name="gr3" draw:text-style-name="P69" svg:width="0.261cm" svg:height="0.271cm" svg:x="8.18cm" svg:y="0.339cm" svg:viewBox="0 0 262 272" svg:d="M33 35c0 63 0 126 0 188 0 21-2 28-22 28-4 0-11 1-11 7 0 7 7 7 13 7 20 0 40 0 60 0 7 0 13 0 13-7 0-6-7-7-12-7-21 0-24-8-24-29 0-59 0-117 0-177 56 74 111 148 167 221 3 5 5 6 7 6 7 0 7-6 7-12 0-74 0-147 0-219 0-21 4-27 22-28 2 0 9 0 9-6 0-7-6-7-13-7-19 0-38 0-56 0-7 0-14 0-14 7 0 6 7 6 11 6 22 1 26 9 26 29 0 41 0 80 0 121-39-53-78-105-117-157-4-6-5-6-14-6-22 0-45 0-67 0-8 0-14 0-14 7 0 6 6 6 8 6 11 1 19 8 22 12-1 4-1 5-1 10zM218 245c-56-73-112-148-168-222-4-4-4-5-8-10 15 0 31 0 46 0 43 59 87 118 130 176 0 19 0 38 0 56z"><text:p/></draw:path><draw:path draw:style-name="gr3" draw:text-style-name="P69" svg:width="0.04cm" svg:height="0.041cm" svg:x="8.482cm" svg:y="0.561cm" svg:viewBox="0 0 41 42" svg:d="M41 21c0-11-9-21-20-21s-21 10-21 21 10 21 21 21 20-10 20-21z"><text:p/></draw:path><draw:path draw:style-name="gr3" draw:text-style-name="P69" svg:width="0.164cm" svg:height="0.121cm" svg:x="8.818cm" svg:y="0.001cm" svg:viewBox="0 0 165 122" svg:d="M20 102c-1 4-2 10-2 11 0 7 4 9 8 9 5 0 9-3 11-5 3-4 4-11 5-18 1-4 4-18 5-24 3-6 4-12 6-18 2-11 3-13 11-24s20-25 41-25c15 0 15 14 15 18 0 17-11 47-15 59-4 7-5 10-5 14 0 14 12 23 25 23 28 0 40-37 40-42 0-3-3-3-4-3-4 0-5 2-6 4-5 22-17 33-28 33-6 0-7-3-7-8 0-7 1-10 7-22 3-9 14-38 14-53 0-27-21-31-35-31-23 0-38 14-47 25-2-18-17-25-28-25-12 0-18 9-22 14-6 11-9 27-9 28 0 3 3 3 4 3 4 0 4-1 6-8 4-16 10-29 20-29 7 0 9 6 9 13 0 5-4 15-5 23-2 7-4 18-5 24-4 11-6 23-9 34z"><text:p/></draw:path><draw:path draw:style-name="gr3" draw:text-style-name="P69" svg:width="0.514cm" svg:height="0.54cm" svg:x="8.643cm" svg:y="0.237cm" svg:viewBox="0 0 515 541" svg:d="M468 541c15-41 31-83 47-124-3 0-7 0-10 0-15 41-56 67-101 78-8 2-45 12-120 12-78 0-155 0-233 0 66-77 131-154 197-231 2-2 3-3 3-5 0-1 0-2-2-7-61-81-120-164-181-245 71 0 142 0 213 0 51 0 86 5 90 5 21 4 54 10 84 30 10 5 37 23 50 55 3 0 7 0 10 0-16-36-32-73-47-109-152 0-305 0-457 0-9 0-10 0-11 2 0 1 0 9 0 13 68 94 136 186 205 280-67 78-133 156-201 234-4 6-4 7-4 8 0 4 3 4 11 4 152 0 305 0 457 0z"><text:p/></draw:path><draw:path draw:style-name="gr3" draw:text-style-name="P69" svg:width="0.08cm" svg:height="0.181cm" svg:x="8.663cm" svg:y="0.879cm" svg:viewBox="0 0 81 182" svg:d="M75 10c0-4-3-10-11-10s-16 7-16 14c0 6 5 11 11 11 8 0 16-7 16-15zM20 147c-1 4-2 7-2 11 0 14 10 24 25 24 27 0 38-38 38-41s-3-3-4-3c-3 0-3 1-4 4-7 21-19 32-29 32-5 0-7-3-7-9 0-7 2-11 4-18 3-7 6-14 9-22 3-5 12-30 13-34 1-2 2-5 2-8 0-13-11-24-25-24-28 0-40 38-40 42s3 4 4 4c4 0 5-2 5-5 8-23 20-33 30-33 4 0 6 2 6 10 0 7-2 10-9 28-5 14-11 28-16 42z"><text:p/></draw:path><draw:path draw:style-name="gr3" draw:text-style-name="P69" svg:width="0.198cm" svg:height="0.072cm" svg:x="8.778cm" svg:y="0.954cm" svg:viewBox="0 0 199 73" svg:d="M189 13c4 0 10 0 10-6 0-7-6-7-10-7-59 0-120 0-179 0-3 0-10 0-10 7 0 6 7 6 10 6 59 0 120 0 179 0zM189 73c4 0 10 0 10-7s-6-7-10-7c-59 0-120 0-179 0-3 0-10 0-10 7s7 7 10 7c59 0 120 0 179 0z"><text:p/></draw:path><draw:path draw:style-name="gr3" draw:text-style-name="P69" svg:width="0.124cm" svg:height="0.184cm" svg:x="9.01cm" svg:y="0.879cm" svg:viewBox="0 0 125 185" svg:d="M125 92c0-29-3-50-15-69-9-13-25-23-47-23-63 0-63 73-63 92s0 93 63 93c62 0 62-73 62-93zM63 177c-12 0-29-8-34-30-4-15-4-38-4-58s0-39 4-55c5-21 23-26 34-26 15 0 28 9 34 24 4 14 4 34 4 57 0 20 0 41-3 57-6 25-24 31-35 31z"><text:p/></draw:path><draw:path draw:style-name="gr3" draw:text-style-name="P69" svg:width="0.176cm" svg:height="0.25cm" svg:x="9.25cm" svg:y="0.433cm" svg:viewBox="0 0 177 251" svg:d="M176 25c0-2 1-4 1-6 0-7-4-11-11-11-4 0-14 3-16 16-7-14-20-24-36-24-45 0-92 55-92 110 0 39 23 62 52 62 22 0 40-19 44-23l1 1c-9 34-13 49-13 50-1 4-15 42-55 42-8 0-21-1-32-4 12-4 16-13 16-20s-4-13-14-13c-9 0-21 6-21 22s14 24 51 24c48 0 77-31 82-54 14-57 29-114 43-172zM125 122c-2 10-11 20-19 27s-20 14-31 14c-20 0-25-20-25-35 0-19 11-65 22-85 9-19 26-34 42-34 26 0 31 31 31 33 0 1-1 4-1 6-6 25-12 50-19 74z"><text:p/></draw:path><draw:path draw:style-name="gr3" draw:text-style-name="P69" svg:width="0.089cm" svg:height="0.385cm" svg:x="9.48cm" svg:y="0.314cm" svg:viewBox="0 0 90 386" svg:d="M90 383c0-1 0-2-6-9-49-48-61-122-61-180 0-67 14-135 62-183 5-5 5-5 5-7 0-3-2-4-4-4-3 0-39 26-62 76-20 42-24 85-24 118 0 29 4 77 25 120 25 48 58 72 61 72 2 0 4-1 4-3z"><text:p/></draw:path><draw:path draw:style-name="gr3" draw:text-style-name="P69" svg:width="0.101cm" svg:height="0.259cm" svg:x="9.603cm" svg:y="0.346cm" svg:viewBox="0 0 102 260" svg:d="M99 14c0-7-5-14-14-14-11 0-21 11-21 21 0 8 5 14 14 14s21-9 21-21zM69 160c5-11 5-13 9-22 3-8 6-14 6-21 0-18-14-32-32-32-37 0-52 56-52 59 0 5 4 5 6 5 3 0 3-2 5-7 11-36 26-48 40-48 2 0 8 0 8 12 0 8-2 16-3 21-3 9-21 53-27 71-4 10-9 22-9 31 0 18 13 31 32 31 36 0 50-55 50-60 0-3-3-3-4-3-4 0-4 1-6 7-7 24-19 48-39 48-7 0-10-4-10-13 0-10 2-16 12-39 4-14 10-27 14-40z"><text:p/></draw:path><draw:path draw:style-name="gr3" draw:text-style-name="P69" svg:width="0.089cm" svg:height="0.385cm" svg:x="9.747cm" svg:y="0.314cm" svg:viewBox="0 0 90 386" svg:d="M90 194c0-31-4-77-25-121-24-48-57-73-61-73-2 0-4 2-4 4s0 2 8 9c37 39 59 99 59 181 0 66-14 134-61 182-6 5-6 6-6 7 0 2 2 3 4 3 4 0 39-26 62-75 20-42 24-85 24-117z"><text:p/></draw:path></draw:g></text:p>
      <text:h text:style-name="P60" text:outline-level="4"><text:soft-page-break/>לא על</text:h>
      <text:p text:style-name="P34">נניח בשלילה שהפונקציה על. נבחר <draw:g text:anchor-type="as-char" svg:y="-0.288cm" draw:z-index="198" draw:name="Shape206" draw:style-name="gr1"><svg:title>TexMaths</svg:title><svg:desc>11§display§f = \{ \la 0, 1 \ra \} \cup \lambda n \in \N_{\le 1}. 0§svg§600§FALSE§</svg:desc><draw:path draw:style-name="gr2" draw:text-style-name="P68" svg:width="4.289cm" svg:height="0.357cm" svg:x="0.001cm" svg:y="0.018cm" svg:viewBox="0 0 4290 358" svg:d="M2146 358c-716 0-1431 0-2146 0 0-119 0-239 0-358 1430 0 2860 0 4290 0 0 119 0 239 0 358-715 0-1430 0-2144 0z"><text:p/></draw:path><draw:path draw:style-name="gr3" draw:text-style-name="P69" svg:width="0.191cm" svg:height="0.35cm" svg:x="0.002cm" svg:y="0.017cm" svg:viewBox="0 0 192 351" svg:d="M121 118c11 0 22 0 33 0 8 0 12 0 12-8 0-4-4-4-11-4-11 0-21 0-32 0 3-16 6-30 9-44 1-8 7-36 9-40 3-8 10-13 18-13 2 0 11 0 19 6-17 2-21 16-21 21 0 9 7 14 15 14 9 0 20-8 20-24 0-17-17-26-33-26-13 0-37 7-49 45-2 8-3 12-13 61-9 0-18 0-27 0-7 0-11 0-11 8 0 4 4 4 10 4 9 0 18 0 27 0-10 51-20 101-30 152-7 38-13 72-33 72-2 0-11 0-19-7 18-1 21-15 21-21 0-8-6-13-14-13-10 0-21 9-21 23 0 18 16 27 33 27 21 0 36-23 43-38 13-24 22-70 22-74 8-39 15-80 23-121z"><text:p/></draw:path><draw:path draw:style-name="gr3" draw:text-style-name="P69" svg:width="0.256cm" svg:height="0.089cm" svg:x="0.341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36cm" svg:height="0.385cm" svg:x="0.756cm" svg:y="0cm" svg:viewBox="0 0 137 386" svg:d="M81 52c0-16 10-41 52-43 2 0 4-2 4-5 0-4-3-4-7-4-39 0-74 20-75 49 0 28 0 58 0 88 0 15 0 27-15 39-14 13-28 13-37 14-2 0-3 1-3 4s2 3 5 3c27 3 46 16 49 35 1 4 1 4 1 18 0 26 0 51 0 76 0 17 0 29 19 45 15 11 40 15 56 15 4 0 7 0 7-4s-2-4-6-5c-24-1-43-13-49-33-1-3-1-4-1-19 0-26 0-53 0-80 0-19-3-26-15-37-8-7-20-12-30-14 31-9 45-27 45-50 0-30 0-61 0-92z"><text:p/></draw:path><draw:path draw:style-name="gr3" draw:text-style-name="P69" svg:width="0.085cm" svg:height="0.385cm" svg:x="0.964cm" svg:y="0cm" svg:viewBox="0 0 86 386" svg:d="M85 15c1-4 1-5 1-7 0-5-4-8-8-8-3 0-5 2-9 9-22 59-45 118-67 177-1 3-2 5-2 8 0 1 0 1 2 7 22 58 45 118 67 176 2 4 4 9 9 9 4 0 8-3 8-8 0-1 0-2-1-6-23-60-47-119-70-178 23-59 47-119 70-179z"><text:p/></draw:path><draw:path draw:style-name="gr3" draw:text-style-name="P69" svg:width="0.162cm" svg:height="0.264cm" svg:x="1.087cm" svg:y="0.033cm" svg:viewBox="0 0 163 265" svg:d="M163 133c0-30-2-61-17-90-17-37-48-43-65-43-23 0-51 10-67 45-13 28-14 58-14 88 0 29 1 64 16 93 18 31 46 39 64 39 21 0 51-8 68-46 13-25 15-55 15-86zM80 256c-14 0-37-9-44-45-4-24-4-59-4-82 0-25 0-51 3-72 7-45 36-49 45-49 13 0 39 7 46 45 4 22 4 52 4 76 0 29 0 55-4 79-6 37-28 48-46 48z"><text:p/></draw:path><draw:path draw:style-name="gr3" draw:text-style-name="P69" svg:width="0.044cm" svg:height="0.115cm" svg:x="1.298cm" svg:y="0.248cm" svg:viewBox="0 0 45 116" svg:d="M45 41c0-26-10-41-25-41-12 0-20 10-20 21 0 10 8 20 20 20 5 0 10-1 14-5 1-1 1-1 1-1 1 0 1 0 1 6 0 28-13 52-26 64-5 4-5 5-5 6 0 4 3 5 5 5 4 0 35-30 35-75z"><text:p/></draw:path><draw:path draw:style-name="gr3" draw:text-style-name="P69" svg:width="0.127cm" svg:height="0.255cm" svg:x="1.471cm" svg:y="0.033cm" svg:viewBox="0 0 128 256" svg:d="M79 10c0-10 0-10-9-10-24 24-58 24-70 24 0 5 0 8 0 12 8 0 31 0 51-10 0 67 0 134 0 200 0 13-2 18-37 18-4 0-7 0-12 0 0 4 0 9 0 12 13-1 47-1 63-1 15 0 49 0 63 1 0-3 0-8 0-12-5 0-8 0-13 0-35 0-36-4-36-18 0-72 0-144 0-216z"><text:p/></draw:path><draw:path draw:style-name="gr3" draw:text-style-name="P69" svg:width="0.085cm" svg:height="0.385cm" svg:x="1.651cm" svg:y="0cm" svg:viewBox="0 0 86 386" svg:d="M84 201c2-6 2-6 2-7s0-2-2-6c-22-60-46-120-68-179-2-7-4-9-8-9-5 0-8 3-8 8 0 1 0 2 2 6 23 60 45 119 68 180-23 59-45 118-68 178-2 3-2 4-2 6 0 5 3 8 8 8 4 0 6-4 7-8 23-59 45-119 69-177z"><text:p/></draw:path><draw:path draw:style-name="gr3" draw:text-style-name="P69" svg:width="0.136cm" svg:height="0.385cm" svg:x="1.807cm" svg:y="0cm" svg:viewBox="0 0 137 386" svg:d="M56 334c0 16-10 41-52 43-2 1-4 2-4 5 0 4 4 4 8 4 38 0 73-19 74-48 0-29 0-59 0-89 0-15 0-27 16-38 13-12 27-12 36-14 2 0 3-1 3-3 0-4-2-4-5-4-26-2-45-16-48-34-2-5-2-6-2-20 0-26 0-51 0-76 0-17 0-29-18-43-16-13-43-17-56-17-4 0-8 0-8 4 0 5 3 5 7 5 24 1 42 14 48 33 1 4 1 4 1 19 0 26 0 54 0 81 0 18 3 25 15 37 8 7 20 12 30 15-31 9-45 25-45 48 0 30 0 61 0 92z"><text:p/></draw:path><draw:path draw:style-name="gr3" draw:text-style-name="P69" svg:width="0.215cm" svg:height="0.237cm" svg:x="2.08cm" svg:y="0.055cm" svg:viewBox="0 0 216 238" svg:d="M216 13c0-6 0-13-8-13-9 0-9 7-9 13 0 47 0 93 0 140 0 59-63 70-91 70-18 0-42-4-63-16-30-18-30-44-30-54 0-47 0-93 0-140 0-6 0-13-7-13-8 0-8 7-8 13 0 48 0 95 0 143 0 58 59 82 108 82 50 0 108-26 108-82 0-48 0-95 0-143z"><text:p/></draw:path><draw:path draw:style-name="gr3" draw:text-style-name="P69" svg:width="0.19cm" svg:height="0.271cm" svg:x="2.422cm" svg:y="0.018cm" svg:viewBox="0 0 191 272" svg:d="M118 156c15 40 34 98 40 107 6 8 10 8 20 8 3 0 6 0 9 0s4-2 4-3-1-2-2-4c-4-4-6-10-9-18-26-73-52-146-79-218-8-24-28-28-47-28-1 0-7 0-7 4s2 3 4 4c13 2 15 4 25 31 12 35 25 70 37 105-35 36-71 70-106 105-5 5-7 7-7 12 0 7 4 11 11 11 5 0 10-4 13-8 31-37 63-72 94-108z"><text:p/></draw:path><draw:path draw:style-name="gr3" draw:text-style-name="P69" svg:width="0.209cm" svg:height="0.174cm" svg:x="2.638cm" svg:y="0.115cm" svg:viewBox="0 0 210 175" svg:d="M23 149c-1 5-3 14-3 16 0 7 5 10 11 10 4 0 12-3 14-11 2-10 6-18 8-28 3-12 5-24 9-35 2-8 4-17 5-26 2-7 6-18 6-19 5-12 26-47 62-47 18 0 21 14 21 27 0 24-19 73-25 90-3 9-3 14-3 17 0 19 13 32 31 32 37 0 51-56 51-59s-3-3-4-3c-5 0-5 1-7 6-8 27-20 48-40 48-6 0-8-4-8-13 0-10 3-18 6-27 8-21 24-63 24-85 0-27-16-42-45-42-34 0-52 25-59 34-2-22-19-34-36-34-18 0-26 15-29 22-7 13-12 36-12 38 0 4 4 4 5 4 4 0 4-1 7-9 7-27 14-46 28-46 7 0 12 5 12 17 0 8-1 13-7 34-8 29-14 59-22 89z"><text:p/></draw:path><draw:path draw:style-name="gr3" draw:text-style-name="P69" svg:width="0.193cm" svg:height="0.222cm" svg:x="2.999cm" svg:y="0.078cm" svg:viewBox="0 0 194 223" svg:d="M179 120c7 0 15 0 15-7 0-8-8-8-15-8-55 0-109 0-164 0 5-52 50-90 104-90 20 0 40 0 60 0 7 0 15 0 15-7 0-8-8-8-15-8-20 0-40 0-60 0-66 0-119 50-119 113 0 61 53 110 119 110 20 0 40 0 60 0 7 0 15 0 15-8 0-7-8-7-15-7-20 0-40 0-60 0-54 0-99-36-104-88 55 0 109 0 164 0z"><text:p/></draw:path><draw:path draw:style-name="gr3" draw:text-style-name="P69" svg:width="0.261cm" svg:height="0.27cm" svg:x="3.341cm" svg:y="0.025cm" svg:viewBox="0 0 262 271" svg:d="M34 35c0 63 0 126 0 188 0 20-3 27-23 27-4 0-11 0-11 7s7 7 13 7c20 0 41 0 61 0 6 0 12 0 12-7s-6-7-11-7c-22 0-24-8-24-28 0-59 0-118 0-177 55 74 111 148 166 221 4 4 5 5 8 5 7 0 7-6 7-13 0-72 0-144 0-217 0-21 3-27 21-28 2 0 9 0 9-6 0-7-6-7-12-7-19 0-39 0-58 0-6 0-13 0-13 7 0 6 8 6 12 6 21 1 25 9 25 29 0 40 0 80 0 121-39-53-79-105-117-157-4-6-6-6-14-6-22 0-45 0-67 0-7 0-13 0-13 7 0 6 6 6 8 6 10 1 18 8 22 12-1 4-1 5-1 10zM218 244c-56-73-111-147-167-221-5-5-5-5-9-10 15 0 31 0 46 0 43 59 87 117 130 177 0 17 0 36 0 54z"><text:p/></draw:path><draw:path draw:style-name="gr3" draw:text-style-name="P69" svg:width="0.182cm" svg:height="0.234cm" svg:x="3.64cm" svg:y="0.161cm" svg:viewBox="0 0 183 235" svg:d="M177 13c3-1 6-3 6-6 0-5-4-7-7-7-1 0-1 0-4 1-55 27-110 53-165 80-6 2-7 4-7 7 0 2 1 5 7 7 55 26 108 53 163 79 5 2 5 2 6 2 4 0 7-3 7-6 0-5-4-7-6-7-52-25-103-50-155-75 52-25 103-49 155-75zM172 235c4 0 11 0 11-7 0-6-7-6-11-6-54 0-107 0-161 0-4 0-11 0-11 6 0 7 7 7 11 7 54 0 107 0 161 0z"><text:p/></draw:path><draw:path draw:style-name="gr3" draw:text-style-name="P69" svg:width="0.097cm" svg:height="0.179cm" svg:x="3.882cm" svg:y="0.168cm" svg:viewBox="0 0 98 180" svg:d="M60 8c0-8 0-8-7-8-18 17-42 18-53 18 0 3 0 5 0 8 7 0 24 0 38-6 0 46 0 91 0 138 0 9 0 12-26 12-3 0-8 0-11 0 0 3 0 6 0 10 6 0 39-1 48-1s43 1 49 1c0-4 0-7 0-10-3 0-7 0-10 0-28 0-28-3-28-12 0-51 0-101 0-150z"><text:p/></draw:path><draw:path draw:style-name="gr3" draw:text-style-name="P69" svg:width="0.04cm" svg:height="0.04cm" svg:x="4.059cm" svg:y="0.248cm" svg:viewBox="0 0 41 41" svg:d="M41 21c0-11-10-21-21-21-12 0-20 10-20 21s8 20 20 20c11 0 21-9 21-20z"><text:p/></draw:path><draw:path draw:style-name="gr3" draw:text-style-name="P69" svg:width="0.162cm" svg:height="0.264cm" svg:x="4.148cm" svg:y="0.033cm" svg:viewBox="0 0 163 265" svg:d="M163 133c0-30-2-61-16-90-17-37-49-43-66-43-23 0-51 10-67 45-12 28-14 58-14 88 0 29 1 64 18 93 16 31 44 39 63 39 21 0 50-8 67-46 13-25 15-55 15-86zM81 256c-15 0-38-9-45-45-4-24-4-59-4-82 0-25 0-51 3-72 7-45 36-49 46-49 12 0 38 7 45 45 5 22 5 52 5 76 0 29 0 55-5 79-6 37-28 48-45 48z"><text:p/></draw:path></draw:g>. לפי ההנחה קיימת <draw:g text:anchor-type="as-char" svg:y="-0.266cm" draw:z-index="199" draw:name="Shape207" draw:style-name="gr1"><svg:title>TexMaths</svg:title><svg:desc>11§display§g \colon \N \to \N§svg§600§FALSE§</svg:desc><draw:path draw:style-name="gr2" draw:text-style-name="P68" svg:width="1.588cm" svg:height="0.301cm" svg:x="0.015cm" svg:y="0.02cm" svg:viewBox="0 0 1589 302" svg:d="M796 302c-266 0-531 0-796 0 0-101 0-201 0-302 529 0 1060 0 1589 0 0 101 0 201 0 302-264 0-529 0-793 0z"><text:p/></draw:path><draw:path draw:style-name="gr3" draw:text-style-name="P69" svg:width="0.177cm" svg:height="0.247cm" svg:x="0.001cm" svg:y="0.094cm" svg:viewBox="0 0 178 248" svg:d="M177 25c0-2 1-4 1-6 0-7-4-11-11-11-4 0-14 3-16 16-7-14-20-24-37-24-44 0-91 54-91 110 0 37 23 60 52 60 22 0 41-18 44-22h1c-9 34-9 33-13 49-1 4-15 42-55 42-8 0-21 0-32-3 12-5 16-14 16-21 0-6-4-13-15-13-8 0-21 6-21 22s14 24 52 24c48 0 76-30 82-54 15-56 29-113 43-169zM127 121c-3 9-11 19-20 27-8 7-20 13-31 13-20 0-25-20-25-35 0-19 11-63 21-83 11-19 27-34 44-34 25 0 30 30 30 33 0 2-1 4-1 5-6 24-12 48-18 74z"><text:p/></draw:path><draw:path draw:style-name="gr3" draw:text-style-name="P69" svg:width="0.04cm" svg:height="0.165cm" svg:x="0.271cm" svg:y="0.097cm" svg:viewBox="0 0 41 166" svg:d="M41 21c0-11-10-21-21-21s-20 10-20 21 9 20 20 20 21-9 21-20zM41 145c0-11-10-20-21-20s-20 8-20 20c0 11 9 21 20 21s21-9 21-21z"><text:p/></draw:path><draw:path draw:style-name="gr3" draw:text-style-name="P69" svg:width="0.261cm" svg:height="0.269cm" svg:x="0.483cm" svg:y="0cm" svg:viewBox="0 0 262 270" svg:d="M33 35c0 63 0 125 0 187 0 19-2 26-22 27-4 0-11 0-11 7 0 6 6 6 13 6 20 0 40 0 60 0 7 0 13 0 13-6 0-7-7-7-12-7-21-1-24-9-24-29 0-58 0-117 0-175 56 72 111 146 167 218 3 6 5 7 7 7 7 0 7-7 7-13 0-72 0-144 0-216 0-21 3-27 22-28 2 0 9 0 9-6 0-7-7-7-13-7-19 0-38 0-56 0-8 0-14 0-14 7 0 6 7 6 11 6 22 1 26 9 26 29 0 39 0 80 0 120-40-52-78-104-118-157-3-5-4-5-13-5-22 0-45 0-67 0-8 0-14 0-14 7 0 6 6 6 8 6 11 1 19 8 22 12-1 4-1 5-1 10zM218 242c-56-72-112-145-168-219-4-4-4-5-8-10 15 0 31 0 46 0 43 58 87 116 130 175 0 18 0 37 0 54z"><text:p/></draw:path><draw:path draw:style-name="gr3" draw:text-style-name="P69" svg:width="0.342cm" svg:height="0.199cm" svg:x="0.88cm" svg:y="0.067cm" svg:viewBox="0 0 343 200" svg:d="M300 109c-20 15-31 31-34 36-17 26-21 49-21 50 0 5 5 5 8 5 7 0 7-2 9-8 9-36 32-69 75-87 5-1 6-3 6-5 0-4-2-2-3-4-18-6-64-26-79-91-1-4-1-5-8-5-3 0-8 0-8 4 0 1 4 26 20 52 8 11 19 24 35 36-95 0-191 0-287 0-6 0-13-1-13 8 0 7 7 9 13 9 96 0 192 0 287 0z"><text:p/></draw:path><draw:path draw:style-name="gr3" draw:text-style-name="P69" svg:width="0.261cm" svg:height="0.269cm" svg:x="1.362cm" svg:y="0cm" svg:viewBox="0 0 262 270" svg:d="M34 35c0 63 0 125 0 187 0 19-3 26-23 27-4 0-11 0-11 7 0 6 7 6 13 6 20 0 40 0 60 0 7 0 13 0 13-6 0-7-7-7-12-7-21-1-24-9-24-29 0-58 0-117 0-175 56 72 111 146 167 218 3 6 5 7 7 7 7 0 7-7 7-13 0-72 0-144 0-216 0-21 5-27 22-28 2 0 9 0 9-6 0-7-6-7-13-7-19 0-38 0-56 0-7 0-14 0-14 7 0 6 7 6 11 6 22 1 26 9 26 29 0 39 0 80 0 120-39-52-78-104-117-157-4-5-5-5-14-5-22 0-45 0-67 0-8 0-14 0-14 7 0 6 6 6 9 6 10 1 18 8 21 12 0 4 0 5 0 10zM218 242c-56-72-112-145-168-219-4-4-4-5-8-10 15 0 31 0 46 0 43 58 87 116 130 175 0 18 0 37 0 54z"><text:p/></draw:path></draw:g><text:s/>כך ש־<draw:g text:anchor-type="as-char" svg:y="-0.288cm" draw:z-index="193" draw:name="Shape208" draw:style-name="gr1"><svg:title>TexMaths</svg:title><svg:desc>11§display§G(g) = f§svg§600§FALSE§</svg:desc><draw:path draw:style-name="gr2" draw:text-style-name="P68" svg:width="1.488cm" svg:height="0.344cm" svg:x="0.001cm" svg:y="0.018cm" svg:viewBox="0 0 1489 345" svg:d="M0 0c497 0 992 0 1489 0 0 115 0 230 0 345-497 0-992 0-1489 0 0-115 0-230 0-345z"><text:p/></draw:path><draw:path draw:style-name="gr3" draw:text-style-name="P69" svg:width="0.273cm" svg:height="0.278cm" svg:x="0.001cm" svg:y="0.018cm" svg:viewBox="0 0 274 279" svg:d="M274 3c0-1-1-3-5-3-1 0-1 0-5 4-9 10-19 20-28 30-3-5-21-34-63-34-86 0-173 85-173 174 0 61 43 105 104 105 18 0 36-4 49-9 20-8 27-17 34-24 3 9 13 24 17 24 3 0 2 0 3-1s4-16 6-25 6-19 8-29c1-7 3-12 4-19 5-17 6-18 28-18 1 0 5-1 5-7 0-4-1-5-4-5-9 0-32 1-41 1-12 0-42-1-54-1-4 0-8 0-8 8 0 4 3 4 12 4 6 0 11 0 19 0 11 3 13 4 13 8 0 3-5 20-8 34-11 42-62 46-75 46-37 0-77-22-77-79 0-12 3-76 44-125 21-27 58-50 97-50s61 30 61 74c0 15-1 15-1 20 0 3 5 3 7 3 4 0 4 0 6-8 8-33 16-65 25-98z"><text:p/></draw:path><draw:path draw:style-name="gr3" draw:text-style-name="P69" svg:width="0.089cm" svg:height="0.383cm" svg:x="0.323cm" svg:y="0cm" svg:viewBox="0 0 90 384" svg:d="M90 380c0-1 0-1-6-8-49-48-62-121-62-179 0-67 15-135 63-183 5-4 5-4 5-7 0-2-2-3-4-3-5 0-39 26-62 75-20 43-24 86-24 118 0 28 4 76 25 119 23 47 56 72 61 72 2 0 4-1 4-4z"><text:p/></draw:path><draw:path draw:style-name="gr3" draw:text-style-name="P69" svg:width="0.176cm" svg:height="0.247cm" svg:x="0.441cm" svg:y="0.115cm" svg:viewBox="0 0 177 248" svg:d="M176 25c1-3 1-4 1-7 0-7-4-10-11-10-3 0-14 2-15 16-8-14-21-24-37-24-44 0-92 54-92 109 0 39 24 62 52 62 23 0 40-19 45-23v1c-8 34-12 48-12 49-3 3-16 42-56 42-8 0-20-1-31-4 12-4 15-14 15-20 0-7-3-13-14-13-9 0-21 6-21 22 0 15 14 23 52 23 48 0 75-30 81-53 14-56 29-114 43-170zM126 121c-2 10-12 20-19 27-9 6-21 14-32 14-19 0-26-20-26-35 0-19 13-65 22-84 11-20 28-35 43-35 27 0 32 32 32 34 0 1-1 3-1 5-7 25-12 49-19 74z"><text:p/></draw:path><draw:path draw:style-name="gr3" draw:text-style-name="P69" svg:width="0.089cm" svg:height="0.383cm" svg:x="0.655cm" svg:y="0cm" svg:viewBox="0 0 90 384" svg:d="M90 193c0-30-4-77-26-120-23-48-56-73-60-73-3 0-4 1-4 3 0 3 0 3 8 10 37 38 59 99 59 180 0 65-14 132-62 181-5 5-5 5-5 6 0 3 1 4 4 4 4 0 39-26 61-75 20-43 25-85 25-116z"><text:p/></draw:path><draw:path draw:style-name="gr3" draw:text-style-name="P69" svg:width="0.256cm" svg:height="0.089cm" svg:x="0.911cm" svg:y="0.145cm" svg:viewBox="0 0 257 90" svg:d="M244 15c5 0 13 0 13-7 0-8-8-8-13-8-77 0-154 0-231 0-5 0-13 0-13 8 0 7 8 7 13 7 77 0 154 0 231 0zM244 90c5 0 13 0 13-7 0-8-8-8-13-8-77 0-154 0-231 0-5 0-13 0-13 8 0 7 8 7 13 7 77 0 154 0 231 0z"><text:p/></draw:path><draw:path draw:style-name="gr3" draw:text-style-name="P69" svg:width="0.191cm" svg:height="0.348cm" svg:x="1.318cm" svg:y="0.018cm" svg:viewBox="0 0 192 349" svg:d="M121 118c11 0 22 0 33 0 8 0 12 0 12-9 0-3-4-3-11-3-11 0-21 0-32 0 2-16 6-30 8-44 2-9 7-36 10-41 3-7 10-13 17-13 2 0 12 0 20 7-18 2-21 15-21 21 0 9 7 14 14 14 10 0 21-9 21-24 0-17-17-26-34-26-13 0-37 7-48 45-2 8-3 12-13 61-9 0-18 0-27 0-7 0-12 0-12 6s5 6 11 6c9 0 17 0 26 0-10 50-19 100-29 151-7 37-13 72-33 72-2 0-12 0-19-7 18-1 21-15 21-21 0-9-6-14-14-14-10 0-21 9-21 24 0 17 16 26 33 26 21 0 36-22 43-37 12-25 22-71 22-74 8-40 15-81 23-120z"><text:p/></draw:path></draw:g>. לפי כללי <draw:g text:anchor-type="as-char" svg:y="-0.277cm" draw:z-index="194" draw:name="Shape209" draw:style-name="gr1"><svg:title>TexMaths</svg:title><svg:desc>11§display§\beta, \eta§svg§600§FALSE§</svg:desc><draw:path draw:style-name="gr2" draw:text-style-name="P68" svg:width="0.559cm" svg:height="0.314cm" svg:x="0.009cm" svg:y="0.021cm" svg:viewBox="0 0 560 315" svg:d="M281 315c-94 0-188 0-281 0 0-105 0-210 0-315 187 0 374 0 560 0 0 105 0 210 0 315-93 0-186 0-279 0z"><text:p/></draw:path><draw:path draw:style-name="gr3" draw:text-style-name="P69" svg:width="0.209cm" svg:height="0.345cm" svg:x="0.001cm" svg:y="0.001cm" svg:viewBox="0 0 210 346" svg:d="M210 53c0-29-21-53-53-53-22 0-33 7-46 16-22 16-43 53-50 83-20 81-40 162-61 244-1 1 1 3 5 3 3 0 4-1 4-2 10-35 19-71 28-107 6 24 24 38 51 38 29 0 57-14 75-30 19-18 31-43 31-70 0-28-15-48-29-57 23-14 45-37 45-65zM141 118c-6 1-10 2-19 2-5 0-13 0-17-1 1-5 15-4 19-4 8 0 11 0 17 3zM188 44c0 27-14 55-34 67-11-4-19-4-30-4-8 0-29-2-29 12-1 11 20 10 26 10 14 0 20-2 32-6 14 14 17 26 17 44 1 22-9 49-20 65-15 21-41 35-63 35-28 0-44-23-44-51 0-3 0-8 2-16 9-32 17-65 26-97 7-33 35-94 82-94 22 0 35 12 35 35z"><text:p/></draw:path><draw:path draw:style-name="gr3" draw:text-style-name="P69" svg:width="0.044cm" svg:height="0.114cm" svg:x="0.261cm" svg:y="0.232cm" svg:viewBox="0 0 45 115" svg:d="M45 41c0-27-10-41-24-41-13 0-21 10-21 20 0 11 8 21 21 21 4 0 10-1 13-6 1 0 1-1 2-1 0 2 1 1 1 7 0 28-14 51-26 63-4 5-4 6-4 7 0 2 2 4 3 4 4 0 35-29 35-74z"><text:p/></draw:path><draw:path draw:style-name="gr3" draw:text-style-name="P69" svg:width="0.179cm" svg:height="0.252cm" svg:x="0.409cm" svg:y="0.103cm" svg:viewBox="0 0 180 253" svg:d="M177 64c2-8 3-12 3-23 0-25-15-41-45-41-29 0-49 20-59 33-2-22-18-33-35-33-18 0-26 15-29 22-7 13-12 36-12 37 0 4 3 3 4 4 5 0 5 0 7-9 7-28 14-45 29-45 6 0 12 2 12 17 0 8-1 12-7 32-8 30-14 60-22 89-1 7-3 16-3 17 0 7 4 11 11 11 4 0 11-4 14-11 0-1 4-19 7-29 3-12 5-24 8-35 3-8 5-17 7-25 1-3 4-16 4-18 2-3 14-25 27-35 8-7 18-13 36-13 17 0 21 13 21 26 0 2 0 9-3 24-16 60-30 119-44 177-1 5-1 5-1 6 0 6 4 11 11 11 12 0 14-11 15-16 14-57 29-115 44-173z"><text:p/></draw:path></draw:g>: </text:p>
      <text:p text:style-name="P4"><draw:g text:anchor-type="as-char" svg:y="-1.485cm" draw:z-index="195" draw:name="Shape210" draw:style-name="gr1"><svg:title>TexMaths</svg:title><svg:desc>11§latex§\begin{align*}
  &amp;G(g) = f \\
  \iff &amp;\lambda n \in \N. \sum^n_{i = 0} g(i) = f \\
  \iff &amp;\forall n \in \N. \sum^n_{i = 0}. g(n) = f(n)
\end{align}§svg§600§FALSE§</svg:desc><draw:path draw:style-name="gr2" draw:text-style-name="P68" svg:width="4.846cm" svg:height="2.929cm" svg:x="0.001cm" svg:y="0.021cm" svg:viewBox="0 0 4847 2930" svg:d="M2425 2930c-809 0-1616 0-2425 0 0-976 0-1953 0-2930 1616 0 3231 0 4847 0 0 977 0 1954 0 2930-808 0-1615 0-2422 0z"><text:p/></draw:path><draw:path draw:style-name="gr3" draw:text-style-name="P69" svg:width="0.273cm" svg:height="0.279cm" svg:x="0.817cm" svg:y="0.021cm" svg:viewBox="0 0 274 280" svg:d="M274 4c0-2-1-4-4-4-2 0-2 0-6 4-9 10-19 20-27 30-4-5-21-34-64-34-86 0-173 86-173 175 0 62 43 105 105 105 17 0 35-3 48-8 20-8 27-16 34-23 3 8 13 23 18 23 2 0 1-1 2-1 1-2 4-16 6-24 3-9 6-20 8-30 1-6 3-12 5-19 4-18 5-19 27-19 1 0 6-1 6-7 0-4-2-5-5-5-9 0-32 1-41 1-12 0-41-1-53-1-5 0-9 0-9 8 0 4 3 4 12 4 6 0 11 0 20 0 11 1 12 4 12 8 0 3-5 21-8 35-11 43-62 47-75 47-37 0-77-22-77-81 0-12 4-76 44-126 21-27 59-50 97-50 40 0 62 30 62 75 0 15-1 15-1 20 0 3 4 3 6 3 5 0 5-1 7-8 7-33 16-65 24-98z"><text:p/></draw:path><draw:path draw:style-name="gr3" draw:text-style-name="P69" svg:width="0.089cm" svg:height="0.386cm" svg:x="1.14cm" svg:y="0.001cm" svg:viewBox="0 0 90 387" svg:d="M90 383c0-1 0-2-6-9-49-48-62-121-62-180 0-67 15-135 63-183 5-5 5-5 5-7 0-3-2-4-4-4-5 0-39 26-62 76-20 42-24 85-24 118 0 29 4 77 25 121 23 47 56 72 61 72 2 0 4-1 4-4z"><text:p/></draw:path><draw:path draw:style-name="gr3" draw:text-style-name="P69" svg:width="0.176cm" svg:height="0.25cm" svg:x="1.257cm" svg:y="0.12cm" svg:viewBox="0 0 177 251" svg:d="M176 25c1-2 1-4 1-6 0-7-4-11-11-11-3 0-14 3-15 17-8-14-21-25-37-25-44 0-91 55-91 110 0 38 23 62 51 62 23 0 40-19 45-24v2c-8 34-12 49-12 50-2 4-16 42-56 42-8 0-20 0-31-3 12-5 15-15 15-21s-3-13-14-13c-9 0-21 6-21 22s14 24 52 24c48 0 76-31 81-54 14-57 29-114 43-172zM127 122c-3 10-13 20-20 26-9 8-21 15-32 15-19 0-25-20-25-35 0-19 12-65 22-85 11-19 27-34 42-34 27 0 32 31 32 33 0 1-1 4-1 6-6 25-12 50-18 74z"><text:p/></draw:path><draw:path draw:style-name="gr3" draw:text-style-name="P69" svg:width="0.089cm" svg:height="0.386cm" svg:x="1.472cm" svg:y="0.001cm" svg:viewBox="0 0 90 387" svg:d="M90 194c0-31-4-77-26-121-23-48-56-73-60-73-3 0-4 2-4 4s0 2 8 9c37 39 59 99 59 181 0 66-14 134-61 182-6 5-6 6-6 7 0 2 1 4 4 4 4 0 39-26 61-76 20-43 25-85 25-117z"><text:p/></draw:path><draw:path draw:style-name="gr3" draw:text-style-name="P69" svg:width="0.256cm" svg:height="0.089cm" svg:x="1.729cm" svg:y="0.149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92cm" svg:height="0.351cm" svg:x="2.136cm" svg:y="0.021cm" svg:viewBox="0 0 193 352" svg:d="M121 118c11 0 22 0 33 0 8 0 12 0 12-8 0-4-4-4-11-4-11 0-21 0-32 0 4-15 6-30 9-44 1-8 7-36 9-40 3-8 10-13 19-13 1 0 11 0 18 6-17 1-21 16-21 21 0 9 7 13 15 13 10 0 21-7 21-23 0-17-18-26-33-26-14 0-39 7-50 45-2 9-3 12-13 61-9 0-18 0-27 0-7 0-11 0-11 7 0 5 4 5 10 5 9 0 18 0 27 0-10 50-20 102-30 153-7 37-13 72-33 72-2 0-12 0-19-6 18-2 21-16 21-21 0-9-6-15-14-15-10 0-21 9-21 25s17 26 33 26c21 0 36-23 43-37 13-25 22-72 22-74 8-41 15-83 23-123z"><text:p/></draw:path><draw:path draw:style-name="gr3" draw:text-style-name="P69" svg:width="0.342cm" svg:height="0.212cm" svg:x="0.003cm" svg:y="1.022cm" svg:viewBox="0 0 343 213" svg:d="M330 152c7 0 13 0 13-8s-6-8-14-8c-81 0-164 0-245 0-17-13-37-24-49-29 15-7 33-17 49-30 81 0 164 0 245 0 8 0 14 0 14-8 0-7-6-7-13-7-76 0-153 0-229 0 19-18 39-52 39-58 0-4-5-4-8-4-2 0-5 0-7 3-8 16-18 36-44 59-27 23-52 34-72 39-7 2-8 2-8 4-1 0-1 1-1 2s0 1 0 2l1 1c1 0 1 1 9 3 52 16 91 51 112 92 5 7 5 8 10 8 3 0 8 0 8-4 0-5-20-39-39-57 76 0 153 0 229 0z"><text:p/></draw:path><draw:path draw:style-name="gr3" draw:text-style-name="P69" svg:width="0.342cm" svg:height="0.212cm" svg:x="0.325cm" svg:y="1.022cm" svg:viewBox="0 0 343 213" svg:d="M260 77c16 14 36 24 48 30-13 6-32 16-48 29-82 0-164 0-246 0-6 0-14 0-14 8s8 8 14 8c76 0 152 0 228 0-19 17-38 52-38 57 0 4 5 4 7 4 4 0 6 0 8-3 8-14 19-35 44-57 26-24 52-34 73-41 6-2 6-2 7-3 0-1 0-1 0-2s0-1 0-2l-1-2c-1 0-1 0-9-3-51-15-90-51-112-91-4-8-4-9-10-9-2 0-7 0-7 4 0 6 19 39 38 58-76 0-152 0-228 0-6 0-14 0-14 7 0 8 8 8 14 8 82 0 164 0 246 0z"><text:p/></draw:path><draw:path draw:style-name="gr3" draw:text-style-name="P69" svg:width="0.19cm" svg:height="0.273cm" svg:x="0.819cm" svg:y="0.956cm" svg:viewBox="0 0 191 274" svg:d="M117 155c16 41 35 100 40 109 7 9 10 9 21 9 4 0 6 0 9 0 3-1 4-4 4-5s-1-1-2-3c-4-4-6-10-9-17-26-74-52-147-79-221-7-22-28-27-47-27-2 0-7 0-7 4s3 3 4 4c13 3 15 5 25 32 12 35 25 69 37 104-35 35-71 71-106 106-5 5-7 7-7 12 0 6 4 12 11 12 6 0 10-5 13-9 31-36 62-74 93-110z"><text:p/></draw:path><draw:path draw:style-name="gr3" draw:text-style-name="P69" svg:width="0.209cm" svg:height="0.174cm" svg:x="1.034cm" svg:y="1.053cm" svg:viewBox="0 0 210 175" svg:d="M23 147c-1 6-3 16-3 17 0 8 5 11 11 11 4 0 11-3 14-11 0-1 5-19 8-29 2-12 5-23 8-35 2-8 4-16 6-25 2-7 5-18 6-20 5-12 26-47 62-47 18 0 21 14 21 27 0 24-18 74-25 90-3 9-3 14-3 18 0 19 13 32 32 32 36 0 50-56 50-59 0-5-4-5-5-5-4 0-4 1-6 8-8 25-21 47-39 47-7 0-9-3-9-13 0-9 3-19 6-26 8-21 25-64 25-86 0-26-18-41-46-41-34 0-53 24-60 33-1-21-18-33-35-33-18 0-26 14-29 22-6 13-12 35-12 37 0 4 3 3 4 4 5 0 5 0 7-9 7-28 14-46 29-46 7 0 12 5 12 18 0 8-1 13-7 32-8 30-14 60-22 89z"><text:p/></draw:path><draw:path draw:style-name="gr3" draw:text-style-name="P69" svg:width="0.192cm" svg:height="0.223cm" svg:x="1.395cm" svg:y="1.014cm" svg:viewBox="0 0 193 224" svg:d="M179 120c7 0 14 0 14-8 0-7-7-7-14-7-55 0-109 0-164 0 5-52 50-90 104-90 20 0 41 0 60 0 7 0 14 0 14-7 0-8-7-8-14-8-21 0-40 0-61 0-66 0-118 51-118 112 0 62 52 112 118 112 21 0 40 0 61 0 7 0 14 0 14-7 0-8-7-8-14-8-19 0-40 0-60 0-54 0-99-37-104-89 55 0 109 0 164 0z"><text:p/></draw:path><draw:path draw:style-name="gr3" draw:text-style-name="P69" svg:width="0.261cm" svg:height="0.272cm" svg:x="1.737cm" svg:y="0.958cm" svg:viewBox="0 0 262 273" svg:d="M34 35c0 63 0 126 0 188 0 21-3 28-23 29-4 0-11 0-11 6 0 7 7 7 13 7 20 0 40 0 60 0 7 0 13 0 13-7 0-6-7-6-12-6-21-1-24-9-24-29 0-59 0-117 0-177 56 74 111 147 167 220 3 6 5 7 9 7 5 0 5-7 5-13 0-73 0-146 0-218 0-22 4-28 22-28 2 0 9-1 9-6 0-8-6-8-13-8-19 0-38 0-56 0-7 0-14 0-14 8 0 6 7 6 11 6 22 0 26 8 26 29 0 41 0 80 0 121-39-53-78-106-117-159-4-5-5-5-14-5-22 0-45 0-67 0-7 0-14 0-14 8 0 5 7 6 9 6 10 1 18 7 21 11 0 4 0 5 0 10zM218 245c-56-73-112-148-168-222-4-4-4-5-8-9 15 0 31 0 46 0 43 59 87 117 130 175 0 19 0 38 0 56z"><text:p/></draw:path><draw:path draw:style-name="gr3" draw:text-style-name="P69" svg:width="0.04cm" svg:height="0.04cm" svg:x="2.04cm" svg:y="1.182cm" svg:viewBox="0 0 41 41" svg:d="M41 20c0-11-9-20-20-20s-21 8-21 20c0 11 10 21 21 21s20-9 20-21z"><text:p/></draw:path><draw:path draw:style-name="gr3" draw:text-style-name="P69" svg:width="0.164cm" svg:height="0.121cm" svg:x="2.375cm" svg:y="0.62cm" svg:viewBox="0 0 165 122" svg:d="M20 102c-1 4-1 8-2 11 0 7 4 9 8 9 5 0 9-3 11-5 3-3 4-11 5-17 1-5 4-18 5-25 3-6 4-11 6-18 2-11 3-13 11-24s20-25 41-25c15 0 15 14 15 18 0 17-11 47-15 59-4 7-5 10-5 14 0 14 12 23 25 23 28 0 40-37 40-41s-3-4-4-4c-4 0-5 2-6 5-5 21-17 32-28 32-6 0-7-3-7-8 0-7 1-10 7-22 3-9 14-38 14-53 0-27-21-31-35-31-23 0-38 14-47 25-2-18-17-25-28-25-12 0-18 9-22 15-6 10-9 26-9 27 0 3 3 3 4 3 4 0 4-1 6-8 4-16 10-29 20-29 7 0 9 6 9 13 0 5-4 15-5 23-2 7-4 18-5 24-4 11-6 23-9 34z"><text:p/></draw:path><draw:path draw:style-name="gr3" draw:text-style-name="P69" svg:width="0.513cm" svg:height="0.54cm" svg:x="2.2cm" svg:y="0.856cm" svg:viewBox="0 0 514 541" svg:d="M468 541c15-41 30-82 46-123-4 0-6 0-9 0-15 40-56 66-101 78-8 1-45 11-120 11-78 0-155 0-233 0 66-77 131-153 197-230 2-3 3-4 3-6s0-3-2-6c-61-82-120-164-181-246 71 0 142 0 213 0 51 0 86 5 90 6 21 2 54 9 84 29 10 7 37 23 50 55 3 0 5 0 9 0-16-36-31-73-46-109-152 0-305 0-457 0-9 0-10 1-11 3 0 1 0 8 0 12 68 94 136 187 205 281-67 78-133 156-201 234-4 5-3 5-4 7 0 4 3 4 11 4 152 0 305 0 457 0z"><text:p/></draw:path><draw:path draw:style-name="gr3" draw:text-style-name="P69" svg:width="0.08cm" svg:height="0.182cm" svg:x="2.22cm" svg:y="1.5cm" svg:viewBox="0 0 81 183" svg:d="M75 11c0-4-3-11-11-11-7 0-16 8-16 15 0 5 5 10 11 10 8 0 16-7 16-14zM20 148c-1 4-2 7-2 12 0 13 10 23 25 23 27 0 38-38 38-42s-3-3-4-3c-3 0-3 2-4 4-7 22-19 33-29 33-5 0-7-3-7-10 0-6 2-11 5-17 2-7 5-15 8-21 3-7 12-31 13-35 1-3 2-6 2-8 0-14-11-23-25-23-28 0-40 36-40 41 0 4 3 4 4 4 5 0 5-1 5-5 8-23 20-33 30-33 4 0 6 2 6 10 0 6-2 10-9 27-5 14-11 29-16 43z"><text:p/></draw:path><draw:path draw:style-name="gr3" draw:text-style-name="P69" svg:width="0.198cm" svg:height="0.072cm" svg:x="2.336cm" svg:y="1.575cm" svg:viewBox="0 0 199 73" svg:d="M189 13c4 0 10 0 10-6 0-7-6-7-10-7-59 0-120 0-179 0-3 0-10 0-10 7 0 6 7 6 10 6 59 0 120 0 179 0zM189 73c4 0 10 0 10-7s-6-7-10-7c-59 0-120 0-179 0-3 0-10 0-10 7s7 7 10 7c59 0 120 0 179 0z"><text:p/></draw:path><draw:path draw:style-name="gr3" draw:text-style-name="P69" svg:width="0.124cm" svg:height="0.184cm" svg:x="2.567cm" svg:y="1.5cm" svg:viewBox="0 0 125 185" svg:d="M125 93c0-29-3-50-15-70-9-12-25-23-47-23-63 0-63 74-63 93 0 20 0 92 63 92 62 0 62-72 62-92zM63 177c-12 0-29-7-34-29-4-16-4-38-4-58s0-40 4-55c5-22 23-27 34-27 15 0 28 8 34 24 4 15 4 34 4 58 0 20 0 40-3 57-6 25-24 30-35 30z"><text:p/></draw:path><draw:path draw:style-name="gr3" draw:text-style-name="P69" svg:width="0.177cm" svg:height="0.249cm" svg:x="2.805cm" svg:y="1.053cm" svg:viewBox="0 0 178 250" svg:d="M177 24c0-2 1-3 1-6 0-7-4-10-11-10-4 0-14 2-16 16-7-14-20-24-37-24-44 0-91 54-91 109 0 38 23 62 52 62 22 0 41-19 44-22h1c-9 34-9 34-13 50-1 3-15 42-55 42-8 0-21 0-32-3 12-4 16-15 16-21s-4-13-15-13c-8 0-21 6-21 23 0 15 14 23 52 23 48 0 76-30 82-54 15-57 29-115 43-172zM127 121c-3 10-11 20-20 28-8 6-20 13-31 13-20 0-25-20-25-35 0-19 11-64 21-84 11-20 27-35 44-35 25 0 30 32 30 34 0 1-1 3-1 5-6 25-12 50-18 74z"><text:p/></draw:path><draw:path draw:style-name="gr3" draw:text-style-name="P69" svg:width="0.089cm" svg:height="0.386cm" svg:x="3.036cm" svg:y="0.933cm" svg:viewBox="0 0 90 387" svg:d="M90 383c0-1 0-1-6-8-49-49-61-122-61-181 0-68 14-135 62-183 5-4 5-6 5-7 0-3-2-4-4-4-3 0-39 26-62 76-20 43-24 86-24 118 0 30 4 77 25 121 23 47 58 72 61 72 2 0 4-1 4-4z"><text:p/></draw:path><draw:path draw:style-name="gr3" draw:text-style-name="P69" svg:width="0.101cm" svg:height="0.259cm" svg:x="3.159cm" svg:y="0.97cm" svg:viewBox="0 0 102 260" svg:d="M99 13c0-7-5-13-14-13-11 0-21 10-21 20 0 7 5 14 14 14s21-9 21-21zM69 158c5-11 5-11 9-22 3-7 5-13 5-21 0-16-13-30-31-30-37 0-52 56-52 59s3 2 4 3c5 0 5 0 7-6 11-36 26-49 40-49 2 0 8 0 8 14 0 7-2 15-4 19-2 10-20 55-26 72-4 10-9 23-9 31 0 18 13 32 32 32 36 0 50-57 50-60 0-4-3-4-4-4-4 0-4 1-7 8-6 24-18 47-38 47-7 0-10-3-10-13 0-9 2-15 11-39 5-13 10-27 15-41z"><text:p/></draw:path><draw:path draw:style-name="gr3" draw:text-style-name="P69" svg:width="0.089cm" svg:height="0.386cm" svg:x="3.304cm" svg:y="0.933cm" svg:viewBox="0 0 90 387" svg:d="M90 194c0-30-4-77-26-121-23-48-56-73-60-73-2 0-4 2-4 4 0 1 0 3 8 9 37 39 59 100 59 181 0 66-14 134-61 182-6 6-6 6-6 7 0 2 2 4 4 4 4 0 39-26 61-76 20-42 25-84 25-117z"><text:p/></draw:path><draw:path draw:style-name="gr3" draw:text-style-name="P69" svg:width="0.256cm" svg:height="0.089cm" svg:x="3.561cm" svg:y="1.083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9" svg:width="0.192cm" svg:height="0.351cm" svg:x="3.968cm" svg:y="0.95cm" svg:viewBox="0 0 193 352" svg:d="M121 118c11 0 22 0 33 0 8 0 12 0 12-8 0-3-4-3-11-3-11 0-21 0-32 0 4-16 6-30 9-45 1-8 7-36 9-40 3-8 10-13 19-13 1 0 11 0 18 6-17 3-21 16-21 21 0 9 7 15 15 15 10 0 21-9 21-25 0-17-18-26-33-26-14 0-39 8-50 45-2 9-3 12-13 62-9 0-18 0-27 0-7 0-11 0-11 6 0 5 4 5 10 5 9 0 18 0 27 0-10 50-20 102-30 153-7 37-13 72-33 72-2 0-12 0-19-6 18-1 21-16 21-21 0-9-6-13-14-13-10 0-21 7-21 23 0 17 17 26 33 26 21 0 36-23 43-37 13-25 22-72 22-74 8-41 15-83 23-123z"><text:p/></draw:path><draw:path draw:style-name="gr3" draw:text-style-name="P69" svg:width="0.342cm" svg:height="0.211cm" svg:x="0.003cm" svg:y="2.307cm" svg:viewBox="0 0 343 212" svg:d="M330 152c7 0 13 0 13-8s-6-8-14-8c-81 0-164 0-245 0-17-14-37-24-49-30 15-6 33-16 49-30 81 0 164 0 245 0 8 0 14 0 14-8s-6-8-13-8c-76 0-153 0-229 0 19-17 39-51 39-56 0-4-5-4-8-4-2 0-5 0-7 3-8 15-18 35-44 57-27 24-52 35-72 40-7 2-6 2-8 3-1 1-1 2-1 3s0 2 0 3h1c1 1 1 1 9 3 52 16 91 51 112 93 5 7 5 7 10 7 3 0 8 0 8-4 0-5-20-39-39-56 76 0 153 0 229 0z"><text:p/></draw:path><draw:path draw:style-name="gr3" draw:text-style-name="P69" svg:width="0.342cm" svg:height="0.211cm" svg:x="0.325cm" svg:y="2.307cm" svg:viewBox="0 0 343 212" svg:d="M260 76c16 14 36 24 48 30-13 6-32 16-48 30-82 0-164 0-246 0-6 0-14 0-14 8s8 8 14 8c76 0 152 0 228 0-19 17-38 51-38 56 0 4 5 4 7 4 4 0 6 0 8-3 8-14 19-35 44-57 26-23 52-34 73-40 6-2 6-3 7-3 0-1 0-2 0-3s0-2 0-3h-1c-1-1-1-1-9-3-51-15-90-51-112-92-4-8-4-8-10-8-2 0-7 0-7 4 0 5 19 39 38 56-76 0-152 0-228 0-6 0-14 0-14 8s8 8 14 8c82 0 164 0 246 0z"><text:p/></draw:path><draw:path draw:style-name="gr3" draw:text-style-name="P69" svg:width="0.214cm" svg:height="0.275cm" svg:x="0.798cm" svg:y="2.242cm" svg:viewBox="0 0 215 276" svg:d="M213 14c2-4 2-5 2-6 0-5-3-8-8-8s-7 4-9 9c-11 28-21 56-32 84-39 0-78 0-118 0-11-28-20-56-31-84-3-6-4-9-9-9s-8 3-8 8c1 2 0 1 2 6 32 85 65 169 97 253 1 6 3 9 9 9 5 0 6-4 8-8 33-84 64-169 97-254zM55 109c35 0 69 0 105 0-18 46-35 91-52 137-18-46-35-91-53-137z"><text:p/></draw:path><draw:path draw:style-name="gr3" draw:text-style-name="P69" svg:width="0.209cm" svg:height="0.174cm" svg:x="1.023cm" svg:y="2.338cm" svg:viewBox="0 0 210 175" svg:d="M23 148c-1 6-3 15-3 17 0 7 5 10 11 10 4 0 12-3 14-11 2-10 6-19 8-29 3-11 5-23 9-34 2-9 4-17 5-26 2-7 6-18 6-19 5-12 26-47 62-47 18 0 21 14 21 26 0 24-18 74-25 90-3 9-3 15-3 18 0 19 13 32 32 32 36 0 50-56 50-60 0-3-3-3-4-3-5 0-5 1-7 7-8 26-20 47-39 47-7 0-9-3-9-12 0-10 3-19 6-28 8-20 25-62 25-84 0-27-17-42-46-42-34 0-52 25-59 34-2-22-19-34-36-34-18 0-26 15-29 22-6 13-12 36-12 37 0 5 4 5 6 5 3 0 3-1 6-9 7-28 14-46 28-46 7 0 12 4 12 17 0 8-1 12-7 32-8 30-14 61-22 90z"><text:p/></draw:path><draw:path draw:style-name="gr3" draw:text-style-name="P69" svg:width="0.192cm" svg:height="0.222cm" svg:x="1.384cm" svg:y="2.301cm" svg:viewBox="0 0 193 223" svg:d="M179 120c7 0 14-1 14-9 0-9-7-8-14-8-55 0-109 0-164 0 5-51 50-88 104-88 20 0 41 0 60 0 7 0 14 0 14-7 0-8-7-8-14-8-19 0-40 0-60 0-66 0-119 48-119 111 0 62 53 112 119 112 20 0 41 0 60 0 7 0 14 0 14-7 0-8-7-8-14-8-19 0-40 0-60 0-54 0-99-36-104-88 55 0 109 0 164 0z"><text:p/></draw:path><draw:path draw:style-name="gr3" draw:text-style-name="P69" svg:width="0.261cm" svg:height="0.271cm" svg:x="1.726cm" svg:y="2.247cm" svg:viewBox="0 0 262 272" svg:d="M34 34c0 63 0 127 0 189 0 20-3 28-23 28-4 0-11 0-11 6 0 7 7 7 13 7 20 0 41 0 61 0 6 0 12 0 12-7 0-6-6-6-11-6-22 0-24-9-24-29 0-59 0-118 0-177 55 74 111 147 166 221 4 5 5 6 9 6 6 0 6-7 6-14 0-72 0-145 0-217 0-22 3-28 21-28 2 0 9 0 9-6 0-7-6-7-12-7-19 0-39 0-57 0-7 0-14 0-14 7 0 6 8 6 11 6 22 0 26 8 26 29 0 40 0 80 0 121-39-53-78-105-117-157-4-6-5-6-14-6-22 0-45 0-67 0-7 0-14 0-14 7 0 5 7 6 9 6 10 1 18 8 22 12-1 4-1 4-1 9zM218 244c-56-73-111-148-167-222-5-4-5-5-9-9 15 0 31 0 46 0 43 59 87 118 130 176 0 19 0 37 0 55z"><text:p/></draw:path><draw:path draw:style-name="gr3" draw:text-style-name="P69" svg:width="0.041cm" svg:height="0.04cm" svg:x="2.029cm" svg:y="2.47cm" svg:viewBox="0 0 42 41" svg:d="M42 21c0-11-10-21-21-21s-21 10-21 21 10 20 21 20 21-9 21-20z"><text:p/></draw:path><draw:path draw:style-name="gr3" draw:text-style-name="P69" svg:width="0.164cm" svg:height="0.121cm" svg:x="2.364cm" svg:y="1.907cm" svg:viewBox="0 0 165 122" svg:d="M20 102c-1 4-2 10-2 11 0 6 4 9 8 9 6 0 10-4 11-7 2-2 4-10 5-16 1-5 4-18 6-24 2-7 4-12 5-19 3-11 3-13 11-24s21-24 41-24c15 0 16 13 16 18 0 17-12 47-16 58-4 7-5 10-5 14 0 14 12 24 27 24 26 0 38-37 38-42 0-3-3-3-4-3-4 0-4 1-5 4-6 22-18 33-29 33-6 0-7-4-7-9 0-7 2-10 7-22 3-8 14-37 14-52 0-27-21-31-35-31-22 0-38 13-47 24-1-18-17-24-28-24s-18 8-21 14c-7 10-10 26-10 27 0 4 3 4 4 4 4 0 5-1 6-9 4-15 10-28 20-28 7 0 10 5 10 13 0 4-4 14-5 22-2 8-5 19-6 24-4 12-6 23-9 35z"><text:p/></draw:path><draw:path draw:style-name="gr3" draw:text-style-name="P69" svg:width="0.514cm" svg:height="0.539cm" svg:x="2.189cm" svg:y="2.143cm" svg:viewBox="0 0 515 540" svg:d="M468 540c15-41 31-82 47-123-3 0-7 0-10 0-15 41-56 66-100 78-9 2-46 12-121 12-78 0-155 0-233 0 66-77 131-154 197-231 3-3 3-4 3-6-1-3 0-2-2-6-61-83-120-164-181-246 71 0 142 0 213 0 51 0 86 5 90 6 21 4 55 10 84 29 10 6 37 24 50 55 3 0 7 0 10 0-16-36-32-72-47-108-152 0-305 0-457 0-9 0-10 0-11 2 0 1 0 9 0 13 68 94 136 186 205 280-67 78-133 156-201 234-4 5-4 7-4 8 0 3 4 3 11 3 152 0 305 0 457 0z"><text:p/></draw:path><draw:path draw:style-name="gr3" draw:text-style-name="P69" svg:width="0.082cm" svg:height="0.181cm" svg:x="2.209cm" svg:y="2.786cm" svg:viewBox="0 0 83 182" svg:d="M75 10c0-5-3-10-11-10-7 0-14 7-14 14 0 6 3 11 9 11 9 0 16-7 16-15zM20 147c-1 4-2 7-2 11 0 14 11 24 25 24 27 0 40-38 40-41 0-5-4-4-5-5-4 0-4 3-5 6-7 21-18 32-29 32-5 0-7-4-7-9 0-7 3-12 5-18 2-7 5-14 9-22 2-5 12-30 13-34 0-2 1-5 1-9 0-12-11-23-25-23-28 0-40 38-40 42 0 3 3 2 4 3 5 0 5-1 6-4 7-23 19-33 29-33 4 0 6 2 6 10 0 7-1 10-8 26-5 15-12 30-17 44z"><text:p/></draw:path><draw:path draw:style-name="gr3" draw:text-style-name="P69" svg:width="0.198cm" svg:height="0.072cm" svg:x="2.325cm" svg:y="2.861cm" svg:viewBox="0 0 199 73" svg:d="M189 13c5 0 10 0 10-6 0-7-6-7-10-7-59 0-120 0-179 0-3 0-10 0-10 7 0 6 7 6 11 6 59 0 119 0 178 0zM189 73c4 0 10 0 10-7s-5-7-10-7c-59 0-119 0-178 0-4 0-11 0-11 7s7 7 10 7c59 0 120 0 179 0z"><text:p/></draw:path><draw:path draw:style-name="gr3" draw:text-style-name="P69" svg:width="0.126cm" svg:height="0.184cm" svg:x="2.556cm" svg:y="2.786cm" svg:viewBox="0 0 127 185" svg:d="M127 92c0-29-5-50-17-69-9-13-25-23-46-23-64 0-64 73-64 92s0 93 64 93c63 0 63-73 63-93zM64 177c-13 0-30-8-35-30-4-15-4-38-4-58s0-39 5-55c5-21 22-27 34-27 14 0 28 9 33 25 4 14 4 34 4 57 0 20 0 41-3 57-6 25-24 31-34 31z"><text:p/></draw:path><draw:path draw:style-name="gr3" draw:text-style-name="P69" svg:width="0.04cm" svg:height="0.04cm" svg:x="2.823cm" svg:y="2.47cm" svg:viewBox="0 0 41 41" svg:d="M41 21c0-11-10-21-21-21s-20 10-20 21 9 20 20 20 21-9 21-20z"><text:p/></draw:path><draw:path draw:style-name="gr3" draw:text-style-name="P69" svg:width="0.177cm" svg:height="0.249cm" svg:x="2.902cm" svg:y="2.338cm" svg:viewBox="0 0 178 250" svg:d="M177 25c0-2 1-4 1-6 0-7-5-11-12-11-3 0-14 3-15 16-7-14-21-24-37-24-44 0-91 54-91 110 0 38 23 60 51 60 23 0 42-17 45-22h1c-9 36-13 51-13 52-1 3-15 42-56 42-7 0-20-1-31-4 12-4 16-14 16-20 0-7-4-13-15-13-8 0-21 6-21 22 0 15 14 23 52 23 48 0 76-30 82-53 15-57 29-115 43-172zM127 121c-3 10-11 20-20 27-8 7-20 15-32 15-19 0-24-21-24-37 0-18 11-63 21-83 11-19 27-34 44-34 25 0 30 31 30 33s-1 4-1 5c-6 24-12 50-18 74z"><text:p/></draw:path><draw:path draw:style-name="gr3" draw:text-style-name="P69" svg:width="0.089cm" svg:height="0.385cm" svg:x="3.133cm" svg:y="2.22cm" svg:viewBox="0 0 90 386" svg:d="M90 383c0-1 0-2-6-9-49-48-62-122-62-181 0-68 15-135 63-183 5-4 5-6 5-7 0-2-2-3-4-3-3 0-39 26-62 75-20 43-24 86-24 118 0 30 4 77 25 121 23 47 58 72 61 72 2 0 4-1 4-3z"><text:p/></draw:path><draw:path draw:style-name="gr3" draw:text-style-name="P69" svg:width="0.208cm" svg:height="0.174cm" svg:x="3.256cm" svg:y="2.338cm" svg:viewBox="0 0 209 175" svg:d="M23 148c-1 6-3 15-3 17 0 7 5 10 11 10 4 0 11-3 14-11 2-10 5-19 7-29 3-11 5-23 9-34 2-9 4-17 6-26 2-7 5-18 6-19 5-12 26-47 62-47 18 0 21 14 21 26 0 24-18 74-25 90-3 9-3 15-3 18 0 19 13 32 30 32 37 0 51-56 51-60 0-3-3-3-4-3-4 0-4 1-6 7-8 26-21 47-39 47-7 0-9-3-9-12 0-10 3-19 6-28 8-20 23-62 23-84 0-27-16-42-44-42-35 0-53 25-60 34-1-22-18-34-35-34-18 0-26 15-29 22-6 13-12 36-12 37 0 5 3 4 4 5 5 0 5-1 7-9 7-28 14-46 29-46 7 0 12 4 12 17 0 8-1 12-7 32-8 30-14 61-22 90z"><text:p/></draw:path><draw:path draw:style-name="gr3" draw:text-style-name="P69" svg:width="0.088cm" svg:height="0.385cm" svg:x="3.499cm" svg:y="2.22cm" svg:viewBox="0 0 89 386" svg:d="M89 193c0-30-4-76-25-120-23-48-56-73-61-73-2 0-3 1-3 3 0 1 0 2 7 9 38 39 60 100 60 181 0 67-14 134-63 183-4 5-4 6-4 7 0 2 1 3 3 3 5 0 39-26 62-75 20-43 24-85 24-118z"><text:p/></draw:path><draw:path draw:style-name="gr3" draw:text-style-name="P69" svg:width="0.255cm" svg:height="0.09cm" svg:x="3.757cm" svg:y="2.367cm" svg:viewBox="0 0 256 91" svg:d="M243 15c7 0 13 0 13-7 0-8-6-8-12-8-77 0-155 0-232 0-5 0-12 0-12 8 0 7 7 7 13 7 77 0 153 0 230 0zM244 91c6 0 12 0 12-7 0-8-6-8-13-8-77 0-153 0-230 0-6 0-13 0-13 8 0 7 7 7 12 7 77 0 155 0 232 0z"><text:p/></draw:path><draw:path draw:style-name="gr3" draw:text-style-name="P69" svg:width="0.193cm" svg:height="0.35cm" svg:x="4.163cm" svg:y="2.239cm" svg:viewBox="0 0 194 351" svg:d="M122 118c11 0 22 0 33 0 8 0 12 0 12-8 0-4-4-4-11-4-11 0-21 0-32 0 3-15 6-30 8-44 2-9 8-36 10-41 3-7 10-13 18-13 2 0 12 0 18 7-16 2-21 15-21 21 0 9 8 13 15 13 11 0 22-8 22-23 0-17-18-26-34-26-14 0-38 7-49 45-2 8-4 12-13 61-9 0-18 0-26 0s-13 0-13 7c0 5 4 5 11 5 9 0 17 0 26 0-10 50-19 102-29 153-6 37-13 72-34 72-1 0-11 0-19-7 19-2 22-15 22-21 0-9-7-14-14-14-10 0-22 9-22 24 0 17 18 26 33 26 22 0 37-22 44-38 12-24 21-70 22-73 8-41 15-82 23-122z"><text:p/></draw:path><draw:path draw:style-name="gr3" draw:text-style-name="P69" svg:width="0.089cm" svg:height="0.385cm" svg:x="4.411cm" svg:y="2.22cm" svg:viewBox="0 0 90 386" svg:d="M90 383c0-1 0-2-6-9-49-48-61-122-61-181 0-68 14-135 62-183 5-4 5-6 5-7 0-2-1-3-4-3s-39 26-61 75c-19 43-25 86-25 118 0 30 4 77 26 121 24 47 57 72 60 72s4-1 4-3z"><text:p/></draw:path><draw:path draw:style-name="gr3" draw:text-style-name="P69" svg:width="0.208cm" svg:height="0.174cm" svg:x="4.536cm" svg:y="2.338cm" svg:viewBox="0 0 209 175" svg:d="M22 148c-1 6-3 15-3 17 0 7 5 10 11 10 5 0 12-3 14-11 1 0 6-19 8-29 3-11 5-23 9-34 2-9 4-17 6-26 1-7 5-18 5-19 6-12 26-47 63-47 17 0 20 14 20 26 0 24-19 74-24 90-4 9-4 15-4 18 0 19 13 32 31 32 37 0 51-56 51-60 0-3-3-3-4-3-5 0-5 1-7 7-8 26-20 47-38 47-7 0-10-3-10-12 0-10 3-19 7-28 7-20 23-62 23-84 0-27-16-42-44-42-35 0-53 25-60 34-2-22-19-34-36-34-19 0-25 15-29 22-7 13-11 36-11 37 0 5 3 5 4 5 4 0 5-1 7-9 7-28 14-46 28-46 7 0 12 4 12 17 0 8-1 12-6 32-8 30-15 61-23 90z"><text:p/></draw:path><draw:path draw:style-name="gr3" draw:text-style-name="P69" svg:width="0.089cm" svg:height="0.385cm" svg:x="4.778cm" svg:y="2.22cm" svg:viewBox="0 0 90 386" svg:d="M90 193c0-30-4-76-25-120-23-48-57-73-61-73-2 0-4 1-4 3 0 1 0 2 8 9 37 39 59 100 59 181 0 67-14 134-61 183-6 5-6 6-6 7 0 2 2 3 4 3 4 0 39-26 62-75 20-43 24-85 24-118z"><text:p/></draw:path></draw:g></text:p>
      <text:p text:style-name="P34">ובפרט עבור <draw:g text:anchor-type="as-char" svg:y="-0.254cm" draw:z-index="196" draw:name="Shape211" draw:style-name="gr1"><svg:title>TexMaths</svg:title><svg:desc>11§display§n = 1, n = 0§svg§600§FALSE§</svg:desc><draw:path draw:style-name="gr2" draw:text-style-name="P68" svg:width="1.995cm" svg:height="0.289cm" svg:x="0.01cm" svg:y="0.02cm" svg:viewBox="0 0 1996 290" svg:d="M0 0c665 0 1331 0 1996 0 0 97 0 194 0 290-665 0-1331 0-1996 0 0-96 0-193 0-290z"><text:p/></draw:path><draw:path draw:style-name="gr3" draw:text-style-name="P69" svg:width="0.209cm" svg:height="0.173cm" svg:x="0.001cm" svg:y="0.086cm" svg:viewBox="0 0 210 174" svg:d="M23 149c-1 5-3 14-3 16 0 6 5 9 11 9 4 0 11-4 14-10 2-10 6-19 8-29 2-12 5-23 7-34 3-9 6-16 7-26 2-6 6-18 6-19 5-12 26-47 62-47 18 0 21 14 21 27 0 23-19 73-25 89-3 9-3 15-3 18 0 19 13 31 31 31 37 0 51-55 51-58 0-4-4-4-5-4-4 0-4 1-6 7-8 26-21 47-40 47-6 0-8-3-8-12 0-10 3-19 6-27 8-20 24-63 24-85 0-25-17-42-45-42-34 0-54 25-60 34-1-22-18-34-35-34-18 0-26 15-29 22-7 13-12 36-12 37 0 5 3 3 4 5 5 0 5 0 7-9 7-28 14-46 29-46 7 0 12 5 12 17 0 9-1 14-7 33-8 30-14 60-22 90z"><text:p/></draw:path><draw:path draw:style-name="gr3" draw:text-style-name="P69" svg:width="0.256cm" svg:height="0.089cm" svg:x="0.351cm" svg:y="0.11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9" svg:width="0.125cm" svg:height="0.254cm" svg:x="0.772cm" svg:y="0cm" svg:viewBox="0 0 126 255" svg:d="M79 10c0-9 0-10-9-10-24 24-58 24-70 24 0 5 0 8 0 12 8 0 30 0 51-10 0 66 0 133 0 199 0 14-2 19-37 19-4 0-7 0-12 0 0 5 0 8 0 11 13-1 47-1 63-1 15 0 48 0 61 1 0-3 0-6 0-11-4 0-7 0-12 0-34 0-35-4-35-19 0-71 0-144 0-215z"><text:p/></draw:path><draw:path draw:style-name="gr3" draw:text-style-name="P69" svg:width="0.044cm" svg:height="0.115cm" svg:x="0.963cm" svg:y="0.214cm" svg:viewBox="0 0 45 116" svg:d="M45 41c0-26-10-41-24-41-13 0-21 10-21 21 0 10 8 20 21 20 4 0 10-1 13-5 1-1 1-1 2-1 0 2 1 0 1 6 0 28-14 51-26 65-4 3-4 4-4 5 0 3 2 5 3 5 4 0 35-30 35-75z"><text:p/></draw:path><draw:path draw:style-name="gr3" draw:text-style-name="P69" svg:width="0.209cm" svg:height="0.173cm" svg:x="1.112cm" svg:y="0.086cm" svg:viewBox="0 0 210 174" svg:d="M23 149c-1 5-3 14-3 16 0 6 5 9 11 9 4 0 12-4 14-10 2-10 6-19 8-29 2-12 5-23 7-34 4-9 6-16 7-26 2-6 6-18 6-19 5-12 26-47 62-47 18 0 21 14 21 27 0 23-19 73-25 89-3 9-3 15-3 18 0 19 13 31 31 31 37 0 51-55 51-58 0-4-3-4-5-4-4 0-4 1-6 7-8 26-20 47-40 47-6 0-8-3-8-12 0-10 3-19 6-27 8-20 24-63 24-85 0-25-16-42-45-42-34 0-54 25-60 34-1-22-18-34-35-34-18 0-26 15-29 22-7 13-12 36-12 37 0 5 4 5 5 5 4 0 4 0 6-9 7-28 14-46 29-46 7 0 12 5 12 17 0 9-1 14-7 33-8 30-14 60-22 90z"><text:p/></draw:path><draw:path draw:style-name="gr3" draw:text-style-name="P69" svg:width="0.256cm" svg:height="0.089cm" svg:x="1.462cm" svg:y="0.11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9" svg:width="0.162cm" svg:height="0.263cm" svg:x="1.863cm" svg:y="0cm" svg:viewBox="0 0 163 264" svg:d="M163 133c0-31-2-62-16-90-17-36-49-43-66-43-23 0-51 10-67 46-12 27-14 56-14 87 0 30 1 63 18 92 16 31 45 39 63 39 21 0 51-8 67-45 13-26 15-55 15-86zM81 255c-15 0-38-9-45-46-4-23-4-57-4-80 0-25 0-51 3-71 8-46 36-49 46-49 12 0 39 6 45 45 5 21 5 50 5 75 0 28 0 54-5 79-5 36-27 47-45 47z"><text:p/></draw:path></draw:g>. נציב בכלל <draw:g text:anchor-type="as-char" svg:y="-0.27cm" draw:z-index="197" draw:name="Shape212" draw:style-name="gr1"><svg:title>TexMaths</svg:title><svg:desc>11§display§\beta§svg§600§FALSE§</svg:desc><draw:path draw:style-name="gr2" draw:text-style-name="P68" svg:width="0.18cm" svg:height="0.305cm" svg:x="0.01cm" svg:y="0.018cm" svg:viewBox="0 0 181 306" svg:d="M0 0c61 0 120 0 181 0 0 102 0 204 0 306-61 0-120 0-181 0 0-102 0-204 0-306z"><text:p/></draw:path><draw:path draw:style-name="gr3" draw:text-style-name="P69" svg:width="0.209cm" svg:height="0.345cm" svg:x="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, ונקבל: </text:p>
      <text:p text:style-name="P4"><draw:g text:anchor-type="as-char" svg:y="-0.868cm" draw:z-index="200" draw:name="Shape213" draw:style-name="gr1"><svg:title>TexMaths</svg:title><svg:desc>11§latex§\begin{gather*}
\begin{cases}
  \sum^0_{i = 0}. g(i) = f(0) \\
  \sum^1_{i = 0}. g(i) = f(1)
\end{cases} \implies \begin{cases}
  g(0) = f(0) = 1 \\
  g(0) + g(1) = f(1) = 0 \\
\end{cases}\\
\implies
1 + g(1) = 0 \implies g(0) = -1
\end{gather}§svg§600§FALSE§</svg:desc><draw:path draw:style-name="gr2" draw:text-style-name="P68" svg:width="8.83cm" svg:height="1.695cm" svg:x="0.001cm" svg:y="0.018cm" svg:viewBox="0 0 8831 1696" svg:d="M4415 1696c-1471 0-2943 0-4415 0 0-566 0-1130 0-1696 2944 0 5887 0 8831 0 0 566 0 1130 0 1696-1472 0-2944 0-4416 0z"><text:p/></draw:path><draw:path draw:style-name="gr3" draw:text-style-name="P69" svg:width="0.199cm" svg:height="1.158cm" svg:x="0.037cm" svg:y="0.001cm" svg:viewBox="0 0 200 1159" svg:d="M119 722c0-42-30-108-97-142 42-22 91-67 96-140 0-1 1-2 1-2 0-90 0-179 0-268 0-31 0-39 3-53 7-31 25-70 74-98 3-2 4-2 4-10s-1-9-10-9c-6 0-7 0-17 7-87 48-92 121-92 134 0 91 0 183 0 275 0 28 0 59-21 95-17 32-38 47-55 58-5 4-5 4-5 11s0 8 3 9c33 22 68 56 77 120 1 8 1 9 1 13 0 99 0 197 0 296 0 31 19 97 94 136 9 5 10 5 15 5 9 0 10 0 10-9 0-6-1-8-2-9-17-10-67-40-78-107-1-10-1-11-1-16 0-99 0-197 0-296z"><text:p/></draw:path><draw:path draw:style-name="gr3" draw:text-style-name="P69" svg:width="0.363cm" svg:height="0.385cm" svg:x="0.315cm" svg:y="0.123cm" svg:viewBox="0 0 364 386" svg:d="M141 207c-45 56-92 112-137 169-3 4-4 5-4 6 0 4 4 4 11 4 107 0 213 0 320 0 11-32 22-64 33-95-3 0-5 0-9 0-10 28-36 52-69 63-6 3-32 11-89 11-55 0-109 0-164 0 44-56 89-111 133-166 3-3 4-4 4-5 0-2-1-2-3-6-42-57-83-115-125-173 50 0 102 0 153 0 44 0 133 3 160 75 4 0 6 0 9 0-11-29-22-60-33-90-107 0-213 0-320 0-11 0-11 0-11 12 47 65 93 130 141 195z"><text:p/></draw:path><draw:path draw:style-name="gr3" draw:text-style-name="P69" svg:width="0.124cm" svg:height="0.184cm" svg:x="0.715cm" svg:y="0.041cm" svg:viewBox="0 0 125 185" svg:d="M125 92c0-29-3-50-15-69-9-13-25-23-47-23-63 0-63 73-63 92s0 93 63 93c62 0 62-73 62-93zM63 177c-12 0-29-7-34-30-5-15-5-38-5-58s0-39 5-55c5-21 23-27 34-27 14 0 28 10 34 25 4 14 4 34 4 57 0 20 0 41-3 57-6 25-24 31-35 31z"><text:p/></draw:path><draw:path draw:style-name="gr3" draw:text-style-name="P69" svg:width="0.08cm" svg:height="0.181cm" svg:x="0.714cm" svg:y="0.351cm" svg:viewBox="0 0 81 182" svg:d="M75 10c0-4-4-10-11-10s-16 7-16 14c0 6 5 11 11 11 8 0 16-7 16-15zM20 147c-1 4-2 7-2 11 0 14 9 24 25 24 27 0 38-38 38-41s-3-3-4-3c-3 0-3 1-4 4-7 21-19 32-29 32-6 0-7-3-7-9 0-7 1-11 4-18s6-14 8-22c4-5 13-30 14-34 1-2 2-5 2-8 0-13-11-24-25-24-28 0-40 38-40 42s3 4 4 4c4 0 5-2 5-5 7-23 20-33 29-33 5 0 7 2 7 10 0 7-2 10-9 26-5 15-11 30-16 44z"><text:p/></draw:path><draw:path draw:style-name="gr3" draw:text-style-name="P69" svg:width="0.198cm" svg:height="0.072cm" svg:x="0.829cm" svg:y="0.426cm" svg:viewBox="0 0 199 73" svg:d="M189 13c3 0 10 0 10-6 0-7-7-7-10-7-59 0-120 0-179 0-3 0-10 0-10 7 0 6 7 6 10 6 59 0 120 0 179 0zM189 73c3 0 10 0 10-7s-7-7-10-7c-59 0-120 0-179 0-3 0-10 0-10 7s7 7 10 7c59 0 120 0 179 0z"><text:p/></draw:path><draw:path draw:style-name="gr3" draw:text-style-name="P69" svg:width="0.124cm" svg:height="0.184cm" svg:x="1.062cm" svg:y="0.351cm" svg:viewBox="0 0 125 185" svg:d="M125 92c0-29-3-50-15-69-9-13-25-23-47-23-63 0-63 73-63 92s0 93 63 93c62 0 62-73 62-93zM63 177c-12 0-29-7-34-30-4-15-4-38-4-58s0-39 4-55c6-21 23-27 34-27 15 0 28 10 34 25 4 14 4 34 4 57 0 20 0 41-3 57-6 25-24 31-35 31z"><text:p/></draw:path><draw:path draw:style-name="gr3" draw:text-style-name="P69" svg:width="0.04cm" svg:height="0.04cm" svg:x="1.319cm" svg:y="0.37cm" svg:viewBox="0 0 41 41" svg:d="M41 21c0-11-9-21-20-21-12 0-21 10-21 21s9 20 21 20c11 0 20-9 20-20z"><text:p/></draw:path><draw:path draw:style-name="gr3" draw:text-style-name="P69" svg:width="0.176cm" svg:height="0.249cm" svg:x="1.399cm" svg:y="0.242cm" svg:viewBox="0 0 177 250" svg:d="M176 25c0-2 1-4 1-6 0-7-4-11-11-11-4 0-14 3-16 16-7-14-20-24-36-24-44 0-92 54-92 110 0 39 23 61 52 61 22 0 40-18 44-22h1c-9 35-13 50-13 51-2 4-15 42-55 42-8 0-21-1-31-4 11-4 15-13 15-20s-4-13-14-13c-9 0-21 6-21 22 0 15 14 23 51 23 48 0 77-30 82-53 14-57 29-114 43-172zM125 121c-2 11-11 20-19 28-8 6-20 14-31 14-20 0-26-21-26-36 0-18 11-64 22-84 10-19 27-34 43-34 26 0 31 31 31 33s-1 4-1 5c-7 25-12 50-19 74z"><text:p/></draw:path><draw:path draw:style-name="gr3" draw:text-style-name="P69" svg:width="0.089cm" svg:height="0.385cm" svg:x="1.629cm" svg:y="0.123cm" svg:viewBox="0 0 90 386" svg:d="M90 383c0-1 0-2-6-9-49-48-61-122-61-180 0-69 14-136 62-184 5-4 5-4 5-7 0-2-2-3-4-3-4 0-39 26-62 75-19 43-24 86-24 119 0 29 4 77 26 120 23 47 56 72 60 72 2 0 4-1 4-3z"><text:p/></draw:path><draw:path draw:style-name="gr3" draw:text-style-name="P69" svg:width="0.101cm" svg:height="0.259cm" svg:x="1.752cm" svg:y="0.159cm" svg:viewBox="0 0 102 260" svg:d="M99 14c0-7-6-14-14-14-10 0-21 10-21 21 0 8 5 13 14 13s21-9 21-20zM69 160c6-11 6-13 9-22 3-8 6-14 6-21 0-18-14-32-32-32-37 0-52 56-52 59 0 5 4 5 5 5 4 0 4-2 6-8 11-36 26-47 40-47 3 0 9 0 9 12 0 8-3 16-4 19-3 11-21 56-27 72-4 11-9 23-9 32 0 18 13 31 32 31 36 0 50-56 50-60 0-3-3-3-4-3-5 0-5 1-6 7-7 24-19 48-39 48-7 0-10-4-10-13 0-10 3-16 12-39 4-13 10-27 14-40z"><text:p/></draw:path><draw:path draw:style-name="gr3" draw:text-style-name="P69" svg:width="0.089cm" svg:height="0.385cm" svg:x="1.896cm" svg:y="0.123cm" svg:viewBox="0 0 90 386" svg:d="M90 194c0-31-4-77-25-121-23-48-57-73-61-73-2 0-4 1-4 3 0 3 0 3 8 10 37 38 59 99 59 181 0 66-14 134-62 182-5 5-5 6-5 7 0 2 2 3 4 3 4 0 39-26 62-75 20-42 24-85 24-117z"><text:p/></draw:path><draw:path draw:style-name="gr3" draw:text-style-name="P69" svg:width="0.256cm" svg:height="0.089cm" svg:x="2.154cm" svg:y="0.272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93cm" svg:height="0.35cm" svg:x="2.561cm" svg:y="0.139cm" svg:viewBox="0 0 194 351" svg:d="M122 118c11 0 22 0 33 0 8 0 11 0 11-8 0-4-3-4-10-4-11 0-21 0-32 0 2-15 6-30 8-44 1-8 7-36 9-41 4-7 11-13 18-13 2 0 13 0 19 7-16 2-21 16-21 21 0 9 8 14 15 14 9 0 22-9 22-24 0-17-19-26-35-26-13 0-37 7-49 45-2 8-3 12-12 61-9 0-19 0-28 0-6 0-11 0-11 7 0 5 4 5 11 5 9 0 17 0 26 0-10 50-19 102-29 153-8 37-14 72-34 72-1 0-11 0-19-7 18-1 22-15 22-21 0-9-7-13-14-13-11 0-22 8-22 23 0 17 18 26 33 26 21 0 36-22 44-37 12-25 21-71 21-74 8-41 16-82 24-122z"><text:p/></draw:path><draw:path draw:style-name="gr3" draw:text-style-name="P69" svg:width="0.089cm" svg:height="0.385cm" svg:x="2.809cm" svg:y="0.123cm" svg:viewBox="0 0 90 386" svg:d="M90 383c0-1 0-2-6-9-49-48-61-122-61-180 0-69 14-136 62-184 5-4 5-4 5-7 0-2-2-3-4-3-4 0-39 26-62 75-20 43-24 86-24 119 0 29 4 77 25 120 24 47 57 72 61 72 2 0 4-1 4-3z"><text:p/></draw:path><draw:path draw:style-name="gr3" draw:text-style-name="P69" svg:width="0.162cm" svg:height="0.265cm" svg:x="2.937cm" svg:y="0.157cm" svg:viewBox="0 0 163 266" svg:d="M163 134c0-31-2-61-16-90-17-37-49-44-66-44-23 0-51 11-67 46-12 28-14 57-14 88 0 29 1 64 18 94 16 31 44 38 63 38 21 0 50-7 67-45 13-26 15-56 15-87zM81 258c-15 0-38-9-45-47-4-23-4-58-4-81 0-25 0-51 3-72 7-46 36-49 46-49 12 0 38 8 45 45 5 22 5 52 5 76 0 28 0 55-5 80-6 37-28 48-45 48z"><text:p/></draw:path><draw:path draw:style-name="gr3" draw:text-style-name="P69" svg:width="0.088cm" svg:height="0.385cm" svg:x="3.137cm" svg:y="0.123cm" svg:viewBox="0 0 89 386" svg:d="M89 194c0-31-3-77-25-121-23-48-56-73-61-73-2 0-3 1-3 3 0 3 0 3 8 10 37 38 59 99 59 181 0 66-14 134-63 182-4 5-4 6-4 7 0 2 1 3 3 3 5 0 40-26 62-75 20-42 24-85 24-117z"><text:p/></draw:path><draw:path draw:style-name="gr3" draw:text-style-name="P69" svg:width="0.363cm" svg:height="0.385cm" svg:x="0.315cm" svg:y="0.682cm" svg:viewBox="0 0 364 386" svg:d="M141 207c-45 56-92 112-137 169-3 4-4 5-4 6 0 4 4 4 11 4 107 0 213 0 320 0 11-32 22-64 33-95-3 0-5 0-9 0-10 28-36 52-69 63-6 2-32 11-89 11-55 0-109 0-164 0 44-56 89-111 133-166 3-3 4-4 4-5 0-2-1-2-3-6-42-57-83-115-125-173 50 0 102 0 153 0 44 0 133 3 160 75 4 0 6 0 9 0-11-29-22-60-33-90-107 0-213 0-320 0-11 0-11 0-11 12 47 65 93 130 141 195z"><text:p/></draw:path><draw:path draw:style-name="gr3" draw:text-style-name="P69" svg:width="0.098cm" svg:height="0.18cm" svg:x="0.73cm" svg:y="0.594cm" svg:viewBox="0 0 99 181" svg:d="M62 8c0-7-2-8-9-8-17 18-42 18-53 18 0 3 0 6 0 10 7 0 24 0 40-8 0 46 0 92 0 138 0 9 0 13-28 13-3 0-7 0-10 0 0 3 0 6 0 10 5 0 39-2 49-2 7 0 41 2 48 2 0-4 0-7 0-10-3 0-8 0-11 0-26 0-26-4-26-13 0-50 0-100 0-150z"><text:p/></draw:path><draw:path draw:style-name="gr3" draw:text-style-name="P69" svg:width="0.08cm" svg:height="0.181cm" svg:x="0.714cm" svg:y="0.907cm" svg:viewBox="0 0 81 182" svg:d="M75 10c0-4-4-10-11-10s-16 7-16 14c0 5 5 11 11 11 8 0 16-7 16-15zM20 147c-1 4-2 7-2 11 0 14 9 24 25 24 27 0 38-38 38-41 0-5-3-5-4-5-3 0-3 3-4 6-7 21-19 32-29 32-6 0-7-3-7-9 0-7 1-12 4-18 3-7 6-14 8-22 4-6 13-30 14-34 1-2 2-5 2-8 0-13-11-24-25-24-28 0-40 38-40 42s3 4 4 4c4 0 5-2 5-5 7-23 20-33 29-33 5 0 7 2 7 10 0 6-2 10-9 26-5 15-11 30-16 44z"><text:p/></draw:path><draw:path draw:style-name="gr3" draw:text-style-name="P69" svg:width="0.198cm" svg:height="0.072cm" svg:x="0.829cm" svg:y="0.981cm" svg:viewBox="0 0 199 73" svg:d="M189 13c3 0 10 0 10-6 0-7-7-7-10-7-59 0-120 0-179 0-3 0-10 0-10 7 0 6 7 6 10 6 59 0 120 0 179 0zM189 73c3 0 10 0 10-7s-7-7-10-7c-59 0-120 0-179 0-3 0-10 0-10 7s7 7 10 7c59 0 120 0 179 0z"><text:p/></draw:path><draw:path draw:style-name="gr3" draw:text-style-name="P69" svg:width="0.124cm" svg:height="0.184cm" svg:x="1.062cm" svg:y="0.907cm" svg:viewBox="0 0 125 185" svg:d="M125 92c0-29-3-50-15-69-9-13-25-23-47-23-63 0-63 73-63 92s0 93 63 93c62 0 62-73 62-93zM63 177c-12 0-29-7-34-30-4-15-4-38-4-58s0-39 4-55c6-21 23-27 34-27 15 0 28 10 34 25 4 14 4 34 4 57 0 20 0 41-3 57-6 25-24 31-35 31z"><text:p/></draw:path><draw:path draw:style-name="gr3" draw:text-style-name="P69" svg:width="0.04cm" svg:height="0.04cm" svg:x="1.319cm" svg:y="0.929cm" svg:viewBox="0 0 41 41" svg:d="M41 21c0-11-9-21-20-21-12 0-21 10-21 21s9 20 21 20c11 0 20-9 20-20z"><text:p/></draw:path><draw:path draw:style-name="gr3" draw:text-style-name="P69" svg:width="0.176cm" svg:height="0.249cm" svg:x="1.399cm" svg:y="0.8cm" svg:viewBox="0 0 177 250" svg:d="M176 25c0-2 1-4 1-6 0-7-4-11-11-11-4 0-14 3-16 16-7-14-20-24-36-24-44 0-92 54-92 110 0 39 23 61 52 61 22 0 40-18 44-22h1c-9 35-13 50-13 51-2 4-15 42-55 42-8 0-21-1-31-4 11-4 15-13 15-20s-4-13-14-13c-9 0-21 6-21 22 0 15 14 23 51 23 48 0 77-30 82-53 14-57 29-114 43-172zM125 121c-2 11-11 20-19 28-8 6-20 14-31 14-20 0-26-21-26-36 0-19 11-64 22-84 10-19 27-34 43-34 26 0 31 31 31 33s-1 4-1 5c-7 25-12 50-19 74z"><text:p/></draw:path><draw:path draw:style-name="gr3" draw:text-style-name="P69" svg:width="0.089cm" svg:height="0.385cm" svg:x="1.629cm" svg:y="0.682cm" svg:viewBox="0 0 90 386" svg:d="M90 383c0-1 0-2-6-9-49-48-61-122-61-180 0-69 14-136 62-184 5-4 5-6 5-7 0-2-2-3-4-3-4 0-39 26-62 75-19 43-24 86-24 119 0 29 4 76 26 120 23 47 56 72 60 72 2 0 4-1 4-3z"><text:p/></draw:path><draw:path draw:style-name="gr3" draw:text-style-name="P69" svg:width="0.101cm" svg:height="0.259cm" svg:x="1.752cm" svg:y="0.713cm" svg:viewBox="0 0 102 260" svg:d="M99 14c0-7-6-14-14-14-10 0-21 10-21 21 0 7 5 13 14 13s21-9 21-20zM69 160c6-11 6-13 9-22 3-8 6-14 6-21 0-18-14-32-32-32-37 0-52 56-52 59 0 5 4 5 5 5 4 0 4-2 6-8 11-36 26-47 40-47 3 0 9 0 9 12 0 7-3 16-4 19-3 10-21 56-27 72-4 10-9 23-9 31 0 19 13 32 32 32 36 0 50-56 50-60 0-3-3-3-4-3-5 0-5 1-6 7-7 24-19 48-39 48-7 0-10-4-10-13 0-10 3-16 12-39 4-13 10-27 14-40z"><text:p/></draw:path><draw:path draw:style-name="gr3" draw:text-style-name="P69" svg:width="0.089cm" svg:height="0.385cm" svg:x="1.896cm" svg:y="0.682cm" svg:viewBox="0 0 90 386" svg:d="M90 194c0-31-4-77-25-121-23-48-57-73-61-73-2 0-4 1-4 3 0 1 0 3 8 9 37 39 59 100 59 182 0 66-14 133-62 182-5 5-5 6-5 7 0 2 2 3 4 3 4 0 39-26 62-75 20-42 24-85 24-117z"><text:p/></draw:path><draw:path draw:style-name="gr3" draw:text-style-name="P69" svg:width="0.256cm" svg:height="0.09cm" svg:x="2.154cm" svg:y="0.829cm" svg:viewBox="0 0 257 91" svg:d="M244 17c6 0 13-2 13-9 0-8-7-8-13-8-77 0-154 0-231 0-5 0-13 0-13 8 0 7 8 9 13 9 77 0 154 0 231 0zM244 91c6 0 13 0 13-7 0-8-7-8-13-8-77 0-154 0-231 0-5 0-13 0-13 8 0 7 8 7 13 7 77 0 154 0 231 0z"><text:p/></draw:path><draw:path draw:style-name="gr3" draw:text-style-name="P69" svg:width="0.193cm" svg:height="0.35cm" svg:x="2.561cm" svg:y="0.699cm" svg:viewBox="0 0 194 351" svg:d="M122 118c11 0 22 0 33 0 8 0 11 0 11-8 0-4-3-4-10-4-11 0-21 0-32 0 2-15 6-30 8-44 1-8 7-36 9-41 4-7 11-13 18-13 2 0 13 0 19 7-16 2-21 15-21 21 0 9 8 14 15 14 9 0 22-9 22-24 0-17-19-26-35-26-13 0-37 7-49 45-2 8-3 12-12 61-9 0-19 0-28 0-6 0-11 0-11 7 0 5 4 5 11 5 9 0 17 0 26 0-10 50-19 102-29 153-8 37-14 72-34 72-1 0-11 0-19-7 18-1 22-15 22-21 0-9-7-13-14-13-11 0-22 8-22 23 0 17 18 26 33 26 21 0 36-22 44-37 12-25 21-71 21-74 8-41 16-82 24-122z"><text:p/></draw:path><draw:path draw:style-name="gr3" draw:text-style-name="P69" svg:width="0.089cm" svg:height="0.385cm" svg:x="2.809cm" svg:y="0.682cm" svg:viewBox="0 0 90 386" svg:d="M90 383c0-1 0-2-6-9-49-48-61-122-61-180 0-69 14-136 62-184 5-4 5-6 5-7 0-2-2-3-4-3-4 0-39 26-62 75-20 43-24 86-24 119 0 29 4 76 25 120 24 47 57 72 61 72 2 0 4-1 4-3z"><text:p/></draw:path><draw:path draw:style-name="gr3" draw:text-style-name="P69" svg:width="0.127cm" svg:height="0.257cm" svg:x="2.956cm" svg:y="0.713cm" svg:viewBox="0 0 128 258" svg:d="M79 11c0-10 0-11-9-11-23 25-57 25-70 25 0 5 0 8 0 12 8 0 31 0 51-9 0 67 0 133 0 200 0 13-2 19-36 19-4 0-8 0-13 0 0 3 0 7 0 11 14-2 47-2 63-2 15 0 49 0 63 2 0-4 0-8 0-11-5 0-8 0-13 0-35 0-36-5-36-19 0-73 0-144 0-217z"><text:p/></draw:path><draw:path draw:style-name="gr3" draw:text-style-name="P69" svg:width="0.088cm" svg:height="0.385cm" svg:x="3.137cm" svg:y="0.682cm" svg:viewBox="0 0 89 386" svg:d="M89 194c0-31-3-77-25-121-23-48-56-73-61-73-2 0-3 1-3 3 0 1 0 3 8 9 37 39 59 100 59 182 0 66-14 133-63 182-4 5-4 6-4 7 0 2 1 3 3 3 5 0 40-26 62-75 20-42 24-85 24-117z"><text:p/></draw:path><draw:path draw:style-name="gr3" draw:text-style-name="P69" svg:width="0.256cm" svg:height="0.089cm" svg:x="3.935cm" svg:y="0.533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343cm" svg:height="0.211cm" svg:x="4.17cm" svg:y="0.474cm" svg:viewBox="0 0 344 212" svg:d="M260 76c16 14 36 24 49 30-14 6-33 16-49 29-82 0-164 0-246 0-6 0-14 0-14 8s8 8 14 8c76 0 152 0 228 0-18 19-39 52-39 57 0 4 6 4 8 4 3 0 6 0 8-3 8-14 19-35 44-57 26-24 53-34 72-40 7-3 7-3 8-4 1 0 1-1 1-2s0-1-1-3l-1-1c-1 0-1 0-9-2-51-15-90-50-112-92-4-8-4-8-10-8-2 0-8 0-8 3 0 6 20 40 39 58-76 0-152 0-228 0-6 0-14 0-14 7 0 8 8 8 14 8 82 0 164 0 246 0z"><text:p/></draw:path><draw:path draw:style-name="gr3" draw:text-style-name="P69" svg:width="0.199cm" svg:height="1.158cm" svg:x="4.805cm" svg:y="0.001cm" svg:viewBox="0 0 200 1159" svg:d="M119 722c0-42-29-108-97-142 42-22 92-67 97-140 0-1 0-2 0-2 0-90 0-179 0-268 0-31 0-39 3-53 7-31 25-70 75-98 3-2 3-2 3-10s0-9-9-9c-6 0-7 0-18 7-86 48-92 121-92 134 0 91 0 183 0 275 0 28 0 59-19 95-18 32-39 47-55 58-6 4-7 4-7 11s1 8 4 9c32 22 67 56 76 120 1 8 1 9 1 13 0 99 0 197 0 296 0 31 20 97 95 136 9 5 9 5 15 5 9 0 9 0 9-9 0-6 0-8-2-9-17-10-67-40-77-107-2-10-2-11-2-16 0-99 0-197 0-296z"><text:p/></draw:path><draw:path draw:style-name="gr3" draw:text-style-name="P69" svg:width="0.176cm" svg:height="0.249cm" svg:x="5.067cm" svg:y="0.242cm" svg:viewBox="0 0 177 250" svg:d="M176 25c1-2 1-4 1-6 0-7-4-11-11-11-3 0-14 3-15 16-7-14-21-24-37-24-44 0-91 54-91 110 0 39 23 61 51 61 23 0 41-18 45-22-8 35-12 50-12 51-3 4-16 42-56 42-7 0-20-1-31-4 12-4 15-13 15-20s-3-13-14-13c-9 0-21 6-21 22 0 15 14 23 52 23 48 0 76-30 81-53 14-57 29-114 43-172zM126 121c-2 11-11 20-19 28-9 6-20 14-32 14-19 0-26-21-26-36 0-18 13-64 22-84 11-19 28-34 44-34 26 0 31 31 31 33s-1 4-1 5c-6 25-12 50-19 74z"><text:p/></draw:path><draw:path draw:style-name="gr3" draw:text-style-name="P69" svg:width="0.088cm" svg:height="0.385cm" svg:x="5.298cm" svg:y="0.123cm" svg:viewBox="0 0 89 386" svg:d="M89 383c0-1 0-2-7-9-47-48-60-122-60-180 0-69 15-136 63-184 4-4 4-4 4-7 0-2-1-3-3-3-5 0-39 26-62 75-20 43-24 86-24 119 0 29 4 77 25 120 23 47 56 72 61 72 2 0 3-1 3-3z"><text:p/></draw:path><draw:path draw:style-name="gr3" draw:text-style-name="P69" svg:width="0.162cm" svg:height="0.265cm" svg:x="5.424cm" svg:y="0.157cm" svg:viewBox="0 0 163 266" svg:d="M163 134c0-31-1-61-16-90-17-37-49-44-65-44-23 0-51 11-67 46-13 28-15 57-15 88 0 29 2 64 18 94 16 31 45 38 63 38 21 0 51-7 67-45 14-26 15-56 15-87zM81 258c-14 0-37-9-44-47-4-23-4-58-4-81 0-25 0-51 2-72 8-46 38-49 46-49 14 0 39 8 47 45 3 22 3 52 3 76 0 28 0 55-5 80-5 37-27 48-45 48z"><text:p/></draw:path><draw:path draw:style-name="gr3" draw:text-style-name="P69" svg:width="0.088cm" svg:height="0.385cm" svg:x="5.625cm" svg:y="0.123cm" svg:viewBox="0 0 89 386" svg:d="M89 194c0-31-4-77-25-121-23-48-56-73-61-73-2 0-3 1-3 3 0 3 0 3 7 10 38 38 60 99 60 181 0 66-14 134-63 182-4 5-4 6-4 7 0 2 1 3 3 3 5 0 39-26 62-75 20-42 24-85 24-117z"><text:p/></draw:path><draw:path draw:style-name="gr3" draw:text-style-name="P69" svg:width="0.256cm" svg:height="0.089cm" svg:x="5.882cm" svg:y="0.272cm" svg:viewBox="0 0 257 90" svg:d="M244 15c7 0 13 0 13-7 0-8-6-8-12-8-77 0-155 0-232 0-5 0-13 0-13 8 0 7 8 7 13 7 77 0 154 0 231 0zM245 90c6 0 12 0 12-7 0-8-6-8-13-8-77 0-154 0-231 0-5 0-13 0-13 8 0 7 8 7 13 7 77 0 155 0 232 0z"><text:p/></draw:path><draw:path draw:style-name="gr3" draw:text-style-name="P69" svg:width="0.193cm" svg:height="0.35cm" svg:x="6.289cm" svg:y="0.139cm" svg:viewBox="0 0 194 351" svg:d="M122 118c11 0 22 0 33 0 8 0 12 0 12-8 0-4-4-4-11-4-11 0-21 0-32 0 2-15 6-30 8-44 2-8 8-36 10-41 3-7 10-13 17-13 3 0 13 0 19 7-16 2-21 16-21 21 0 9 8 14 15 14 11 0 22-9 22-24 0-17-18-26-35-26-13 0-37 7-48 45-3 8-4 12-13 61-9 0-18 0-27 0-7 0-12 0-12 7 0 5 4 5 11 5 9 0 17 0 26 0-10 50-19 102-29 153-7 37-13 72-34 72-1 0-11 0-19-7 19-1 22-15 22-21 0-9-7-13-14-13-10 0-22 8-22 23 0 17 18 26 33 26 22 0 37-22 44-37 12-25 21-71 22-74 8-41 15-82 23-122z"><text:p/></draw:path><draw:path draw:style-name="gr3" draw:text-style-name="P69" svg:width="0.089cm" svg:height="0.385cm" svg:x="6.537cm" svg:y="0.123cm" svg:viewBox="0 0 90 386" svg:d="M90 383c0-1 0-2-6-9-49-48-61-122-61-180 0-69 14-136 62-184 5-4 5-4 5-7 0-2-1-3-4-3-4 0-39 26-61 75-20 43-25 86-25 119 0 29 4 77 26 120 23 47 56 72 60 72 3 0 4-1 4-3z"><text:p/></draw:path><draw:path draw:style-name="gr3" draw:text-style-name="P69" svg:width="0.162cm" svg:height="0.265cm" svg:x="6.665cm" svg:y="0.157cm" svg:viewBox="0 0 163 266" svg:d="M163 134c0-31-2-61-16-90-17-37-49-44-66-44-23 0-51 11-67 46-12 28-14 57-14 88 0 29 1 64 18 94 16 31 45 38 63 38 21 0 51-7 67-45 13-26 15-56 15-87zM81 258c-15 0-38-9-45-47-4-23-4-58-4-81 0-25 0-51 3-72 8-46 36-49 46-49 12 0 39 8 45 45 5 22 5 52 5 76 0 28 0 55-5 80-5 37-27 48-45 48z"><text:p/></draw:path><draw:path draw:style-name="gr3" draw:text-style-name="P69" svg:width="0.089cm" svg:height="0.385cm" svg:x="6.865cm" svg:y="0.123cm" svg:viewBox="0 0 90 386" svg:d="M90 194c0-31-4-77-26-121-23-48-56-73-60-73-3 0-4 1-4 3 0 3 0 3 8 10 37 38 59 99 59 181 0 66-14 134-62 182-5 5-5 6-5 7 0 2 1 3 4 3 4 0 39-26 61-75 20-42 25-85 25-117z"><text:p/></draw:path><draw:path draw:style-name="gr3" draw:text-style-name="P69" svg:width="0.256cm" svg:height="0.089cm" svg:x="7.122cm" svg:y="0.272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27cm" svg:height="0.257cm" svg:x="7.544cm" svg:y="0.157cm" svg:viewBox="0 0 128 258" svg:d="M79 11c0-10 0-11-9-11-24 25-58 25-70 25 0 5 0 8 0 12 8 0 30 0 51-9 0 67 0 133 0 200 0 13-2 19-37 19-4 0-7 0-12 0 0 3 0 7 0 11 13-2 47-2 63-2 15 0 48 0 63 2 0-4 0-8 0-11-5 0-9 0-14 0-34 0-35-5-35-19 0-73 0-144 0-217z"><text:p/></draw:path><draw:path draw:style-name="gr3" draw:text-style-name="P69" svg:width="0.176cm" svg:height="0.249cm" svg:x="5.067cm" svg:y="0.8cm" svg:viewBox="0 0 177 250" svg:d="M176 25c1-2 1-4 1-6 0-7-4-11-11-11-3 0-14 3-15 16-7-14-21-24-37-24-44 0-91 54-91 110 0 39 23 61 51 61 23 0 41-18 45-22-8 35-12 50-12 51-3 4-16 42-56 42-7 0-20-1-31-4 12-4 15-13 15-20s-3-13-14-13c-9 0-21 6-21 22 0 15 14 23 52 23 48 0 76-30 81-53 14-57 29-114 43-172zM126 121c-2 11-11 20-19 28-9 6-20 14-32 14-19 0-26-21-26-36 0-19 13-64 22-84 11-19 28-34 44-34 26 0 31 31 31 33s-1 4-1 5c-6 25-12 50-19 74z"><text:p/></draw:path><draw:path draw:style-name="gr3" draw:text-style-name="P69" svg:width="0.088cm" svg:height="0.385cm" svg:x="5.298cm" svg:y="0.682cm" svg:viewBox="0 0 89 386" svg:d="M89 383c0-1 0-2-7-9-47-48-60-122-60-180 0-69 15-136 63-184 4-4 4-6 4-7 0-2-1-3-3-3-5 0-39 26-62 75-20 43-24 86-24 119 0 29 4 76 25 120 23 47 56 72 61 72 2 0 3-1 3-3z"><text:p/></draw:path><draw:path draw:style-name="gr3" draw:text-style-name="P69" svg:width="0.162cm" svg:height="0.265cm" svg:x="5.424cm" svg:y="0.713cm" svg:viewBox="0 0 163 266" svg:d="M163 134c0-31-1-61-16-90-17-37-49-44-65-44-23 0-51 11-67 46-13 27-15 57-15 88 0 29 2 64 18 94 16 31 45 38 63 38 21 0 51-7 67-45 14-26 15-56 15-87zM81 258c-14 0-37-9-44-47-4-23-4-59-4-81 0-25 0-51 2-72 8-46 38-49 46-49 14 0 39 6 47 45 3 22 3 52 3 76 0 28 0 55-5 79-5 38-27 49-45 49z"><text:p/></draw:path><draw:path draw:style-name="gr3" draw:text-style-name="P69" svg:width="0.088cm" svg:height="0.385cm" svg:x="5.625cm" svg:y="0.682cm" svg:viewBox="0 0 89 386" svg:d="M89 194c0-31-4-77-25-121-23-48-56-73-61-73-2 0-3 1-3 3 0 1 0 3 7 9 38 39 60 100 60 182 0 66-14 133-63 182-4 5-4 6-4 7 0 2 1 3 3 3 5 0 39-26 62-75 20-42 24-85 24-117z"><text:p/></draw:path><draw:path draw:style-name="gr3" draw:text-style-name="P69" svg:width="0.256cm" svg:height="0.257cm" svg:x="5.861cm" svg:y="0.743cm" svg:viewBox="0 0 257 258" svg:d="M136 136c37 0 72 0 108 0 6 0 13 0 13-7 0-8-7-8-13-8-36 0-71 0-108 0 0-36 0-73 0-109 0-5 0-12-7-12-8 0-8 7-8 12 0 36 0 73 0 109-36 0-72 0-108 0-5 0-13 0-13 8 0 7 8 7 13 7 36 0 72 0 108 0 0 37 0 72 0 108 0 6 0 14 8 14 7 0 7-8 7-14 0-36 0-71 0-108z"><text:p/></draw:path><draw:path draw:style-name="gr3" draw:text-style-name="P69" svg:width="0.176cm" svg:height="0.249cm" svg:x="6.231cm" svg:y="0.8cm" svg:viewBox="0 0 177 250" svg:d="M176 25c1-2 1-4 1-6 0-7-4-11-11-11-3 0-14 3-15 16-8-14-21-24-37-24-44 0-92 54-92 110 0 39 24 61 52 61 23 0 40-18 45-22-8 35-12 50-12 51-3 4-16 42-56 42-8 0-20-1-31-4 11-4 15-13 15-20s-4-13-14-13c-9 0-21 6-21 22 0 15 14 23 52 23 48 0 76-30 81-53 14-57 29-114 43-172zM126 121c-3 11-12 20-19 28-9 6-21 14-32 14-19 0-26-21-26-36 0-19 13-64 22-84 10-19 28-34 43-34 27 0 31 31 31 33s0 4-1 5c-5 25-12 50-18 74z"><text:p/></draw:path><draw:path draw:style-name="gr3" draw:text-style-name="P69" svg:width="0.088cm" svg:height="0.385cm" svg:x="6.462cm" svg:y="0.682cm" svg:viewBox="0 0 89 386" svg:d="M89 383c0-1 0-2-7-9-48-48-60-122-60-180 0-69 14-136 63-184 4-4 4-6 4-7 0-2-1-3-3-3-5 0-39 26-62 75-20 43-24 86-24 119 0 29 4 76 25 120 23 47 56 72 61 72 2 0 3-1 3-3z"><text:p/></draw:path><draw:path draw:style-name="gr3" draw:text-style-name="P69" svg:width="0.127cm" svg:height="0.257cm" svg:x="6.609cm" svg:y="0.713cm" svg:viewBox="0 0 128 258" svg:d="M79 11c0-10 0-11-9-11-24 25-58 25-70 25 0 5 0 8 0 12 8 0 31 0 51-9 0 67 0 133 0 200 0 13-2 19-37 19-4 0-7 0-12 0 0 3 0 7 0 11 13-2 47-2 63-2 15 0 49 0 63 2 0-4 0-8 0-11-5 0-8 0-13 0-35 0-36-5-36-19 0-73 0-144 0-217z"><text:p/></draw:path><draw:path draw:style-name="gr3" draw:text-style-name="P69" svg:width="0.089cm" svg:height="0.385cm" svg:x="6.789cm" svg:y="0.682cm" svg:viewBox="0 0 90 386" svg:d="M90 194c0-31-4-77-25-121-23-48-57-73-61-73-2 0-4 1-4 3 0 1 0 3 8 9 37 39 60 100 60 182 0 66-14 133-63 182-5 5-5 6-5 7 0 2 2 3 4 3 4 0 39-26 62-75 20-42 24-85 24-117z"><text:p/></draw:path><draw:path draw:style-name="gr3" draw:text-style-name="P69" svg:width="0.256cm" svg:height="0.09cm" svg:x="7.047cm" svg:y="0.829cm" svg:viewBox="0 0 257 91" svg:d="M244 17c6 0 13-2 13-9 0-8-7-8-13-8-77 0-154 0-231 0-5 0-13 0-13 8 0 7 8 9 13 9 77 0 154 0 231 0zM244 91c6 0 13 0 13-7 0-8-7-8-13-8-77 0-154 0-231 0-5 0-13 0-13 8 0 7 8 7 13 7 77 0 154 0 231 0z"><text:p/></draw:path><draw:path draw:style-name="gr3" draw:text-style-name="P69" svg:width="0.193cm" svg:height="0.35cm" svg:x="7.454cm" svg:y="0.699cm" svg:viewBox="0 0 194 351" svg:d="M122 118c11 0 22 0 33 0 8 0 11 0 11-8 0-4-3-4-10-4-11 0-21 0-32 0 2-15 6-30 8-44 1-8 7-36 9-41 4-7 11-13 18-13 2 0 13 0 19 7-16 2-21 15-21 21 0 9 8 14 15 14 9 0 22-9 22-24 0-17-19-26-35-26-13 0-37 7-49 45-2 8-3 12-12 61-9 0-18 0-27 0-7 0-12 0-12 7 0 5 4 5 11 5 9 0 17 0 26 0-10 50-19 102-29 153-8 37-14 72-34 72-1 0-11 0-19-7 18-1 22-15 22-21 0-9-7-13-14-13-11 0-22 8-22 23 0 17 18 26 33 26 21 0 36-22 44-37 12-25 21-71 21-74 8-41 16-82 24-122z"><text:p/></draw:path><draw:path draw:style-name="gr3" draw:text-style-name="P69" svg:width="0.089cm" svg:height="0.385cm" svg:x="7.702cm" svg:y="0.682cm" svg:viewBox="0 0 90 386" svg:d="M90 383c0-1 0-2-6-9-49-48-61-122-61-180 0-69 14-136 62-184 5-4 5-6 5-7 0-2-2-3-4-3-4 0-39 26-62 75-20 43-24 86-24 119 0 29 4 76 25 120 24 47 57 72 61 72 2 0 4-1 4-3z"><text:p/></draw:path><draw:path draw:style-name="gr3" draw:text-style-name="P69" svg:width="0.127cm" svg:height="0.257cm" svg:x="7.848cm" svg:y="0.713cm" svg:viewBox="0 0 128 258" svg:d="M79 11c0-10 0-11-9-11-23 25-57 25-70 25 0 5 0 8 0 12 8 0 31 0 51-9 0 67 0 133 0 200 0 13-2 19-36 19-4 0-7 0-12 0 0 3 0 7 0 11 13-2 45-2 62-2 15 0 49 0 63 2 0-4 0-8 0-11-5 0-8 0-13 0-34 0-36-5-36-19 0-73 0-144 0-217z"><text:p/></draw:path><draw:path draw:style-name="gr3" draw:text-style-name="P69" svg:width="0.088cm" svg:height="0.385cm" svg:x="8.03cm" svg:y="0.682cm" svg:viewBox="0 0 89 386" svg:d="M89 194c0-31-3-77-25-121-23-48-56-73-61-73-2 0-3 1-3 3 0 1 0 3 8 9 37 39 59 100 59 182 0 66-14 133-63 182-4 5-4 6-4 7 0 2 1 3 3 3 5 0 40-26 62-75 20-42 24-85 24-117z"><text:p/></draw:path><draw:path draw:style-name="gr3" draw:text-style-name="P69" svg:width="0.256cm" svg:height="0.09cm" svg:x="8.287cm" svg:y="0.829cm" svg:viewBox="0 0 257 91" svg:d="M244 17c6 0 13-2 13-9 0-8-7-8-13-8-77 0-155 0-232 0-4 0-12 0-12 8 0 7 8 9 13 9 77 0 154 0 231 0zM244 91c6 0 13 0 13-7 0-8-7-8-13-8-77 0-154 0-231 0-5 0-13 0-13 8 0 7 8 7 12 7 77 0 155 0 232 0z"><text:p/></draw:path><draw:path draw:style-name="gr3" draw:text-style-name="P69" svg:width="0.162cm" svg:height="0.265cm" svg:x="8.689cm" svg:y="0.713cm" svg:viewBox="0 0 163 266" svg:d="M163 134c0-31-2-61-16-90-17-37-49-44-66-44-23 0-51 11-67 46-12 27-14 57-14 88 0 29 1 64 18 94 16 31 44 38 63 38 21 0 50-7 67-45 13-26 15-56 15-87zM81 258c-15 0-38-9-45-47-4-23-4-59-4-81 0-25 0-51 3-72 7-46 36-49 46-49 12 0 38 6 45 45 5 22 5 52 5 76 0 28 0 55-5 79-6 38-28 49-45 49z"><text:p/></draw:path><draw:path draw:style-name="gr3" draw:text-style-name="P69" svg:width="0.256cm" svg:height="0.089cm" svg:x="1.888cm" svg:y="1.498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9" svg:width="0.342cm" svg:height="0.213cm" svg:x="2.123cm" svg:y="1.437cm" svg:viewBox="0 0 343 214" svg:d="M260 77c16 14 36 24 48 30-13 6-32 16-48 29-82 0-164 0-246 0-6 0-14 0-14 8s8 8 14 8c76 0 152 0 228 0-19 18-39 52-39 57s6 5 8 5c3 0 6 0 8-4 8-14 19-35 44-57 26-24 52-34 72-41 7-2 7-2 8-3 0-1 0-1 0-2s0-1 0-2l-1-2c-1 0-1 0-9-3-51-15-90-50-112-91-4-8-4-9-10-9-2 0-8 0-8 4 0 6 20 39 39 58-76 0-152 0-228 0-6 0-14 0-14 7 0 8 8 8 14 8 82 0 164 0 246 0z"><text:p/></draw:path><draw:path draw:style-name="gr3" draw:text-style-name="P69" svg:width="0.127cm" svg:height="0.257cm" svg:x="2.738cm" svg:y="1.383cm" svg:viewBox="0 0 128 258" svg:d="M79 10c0-9 0-10-9-10-24 24-58 24-70 24 0 5 0 8 0 12 8 0 31 0 51-10 0 68 0 134 0 201 0 14-2 18-37 18-4 0-7 0-12 0 0 5 0 8 0 13 13-2 47-2 63-2 15 0 49 0 63 2 0-5 0-8 0-13-5 0-8 0-13 0-35 0-36-4-36-18 0-73 0-144 0-217z"><text:p/></draw:path><draw:path draw:style-name="gr3" draw:text-style-name="P69" svg:width="0.256cm" svg:height="0.257cm" svg:x="3.004cm" svg:y="1.415cm" svg:viewBox="0 0 257 258" svg:d="M136 136c37 0 72 0 108 0 6 0 13 0 13-7 0-8-7-8-13-8-36 0-71 0-108 0 0-36 0-71 0-108 0-5 0-13-7-13-8 0-8 8-8 13 0 37 0 72 0 108-36 0-72 0-108 0-5 0-13 0-13 8 0 7 8 7 13 7 36 0 72 0 108 0 0 37 0 73 0 109 0 5 0 13 8 13 7 0 7-8 7-13 0-36 0-72 0-109z"><text:p/></draw:path><draw:path draw:style-name="gr3" draw:text-style-name="P69" svg:width="0.176cm" svg:height="0.249cm" svg:x="3.375cm" svg:y="1.47cm" svg:viewBox="0 0 177 250" svg:d="M176 24c1-2 1-3 1-6 0-7-4-10-11-10-3 0-14 2-15 16-7-14-21-24-37-24-44 0-91 54-91 109 0 38 23 62 51 62 23 0 41-19 45-22-8 34-8 34-12 50-3 4-16 42-56 42-7 0-20 0-31-3 12-4 15-15 15-21s-3-13-14-13c-9 0-21 6-21 23 0 15 14 23 52 23 48 0 76-30 81-54 14-57 29-115 43-172zM126 121c-2 10-11 20-19 28-9 6-20 13-32 13-19 0-26-20-26-35 0-19 13-64 22-84 11-20 28-35 44-35 26 0 31 32 31 34 0 1-1 3-1 5-6 25-12 50-19 74z"><text:p/></draw:path><draw:path draw:style-name="gr3" draw:text-style-name="P69" svg:width="0.088cm" svg:height="0.386cm" svg:x="3.606cm" svg:y="1.348cm" svg:viewBox="0 0 89 387" svg:d="M89 383c0-1 0-1-7-8-47-49-60-122-60-181 0-67 15-135 63-183 4-4 4-5 4-7 0-3-1-4-3-4-5 0-39 26-62 76-20 43-24 86-24 118 0 31 4 77 25 121 23 47 56 72 61 72 2 0 3-1 3-4z"><text:p/></draw:path><draw:path draw:style-name="gr3" draw:text-style-name="P69" svg:width="0.127cm" svg:height="0.257cm" svg:x="3.752cm" svg:y="1.383cm" svg:viewBox="0 0 128 258" svg:d="M79 10c0-9 0-10-9-10-24 24-58 24-70 24 0 5 0 8 0 12 8 0 31 0 51-10 0 68 0 134 0 201 0 14-2 18-37 18-4 0-7 0-12 0 0 5 0 8 0 13 13-2 47-2 63-2 15 0 49 0 63 2 0-5 0-8 0-13-5 0-8 0-13 0-35 0-36-4-36-18 0-73 0-144 0-217z"><text:p/></draw:path><draw:path draw:style-name="gr3" draw:text-style-name="P69" svg:width="0.088cm" svg:height="0.386cm" svg:x="3.934cm" svg:y="1.348cm" svg:viewBox="0 0 89 387" svg:d="M89 194c0-30-4-77-25-121-23-48-56-73-61-73-2 0-3 2-3 4s0 3 7 9c38 39 60 100 60 181 0 66-14 134-63 182-4 6-4 6-4 7 0 2 1 4 3 4 5 0 39-26 62-76 20-41 24-84 24-117z"><text:p/></draw:path><draw:path draw:style-name="gr3" draw:text-style-name="P69" svg:width="0.256cm" svg:height="0.089cm" svg:x="4.19cm" svg:y="1.498cm" svg:viewBox="0 0 257 90" svg:d="M244 15c7 0 13 0 13-7 0-8-6-8-12-8-77 0-155 0-232 0-5 0-13 0-13 8 0 7 8 7 13 7 77 0 154 0 231 0zM245 90c6 0 12 0 12-7 0-8-6-8-13-8-77 0-154 0-231 0-5 0-13 0-13 8 0 7 8 7 13 7 77 0 155 0 232 0z"><text:p/></draw:path><draw:path draw:style-name="gr3" draw:text-style-name="P69" svg:width="0.162cm" svg:height="0.265cm" svg:x="4.59cm" svg:y="1.383cm" svg:viewBox="0 0 163 266" svg:d="M163 134c0-32-1-62-16-91-17-36-49-43-65-43-23 0-51 10-68 46-12 27-14 56-14 88 0 29 2 63 18 93 16 32 45 39 63 39 21 0 51-8 67-45 14-26 15-57 15-87zM81 258c-14 0-37-10-44-48-4-23-4-58-4-81 0-24 0-50 2-71 8-46 36-49 46-49 14 0 39 6 47 45 3 21 3 51 3 75 0 29 0 56-5 80-5 36-27 49-45 49z"><text:p/></draw:path><draw:path draw:style-name="gr3" draw:text-style-name="P69" svg:width="0.256cm" svg:height="0.089cm" svg:x="5.005cm" svg:y="1.498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9" svg:width="0.342cm" svg:height="0.213cm" svg:x="5.241cm" svg:y="1.437cm" svg:viewBox="0 0 343 214" svg:d="M260 77c15 14 35 24 48 30-14 6-33 16-48 29-83 0-164 0-247 0-6 0-13 0-13 8s7 8 13 8c76 0 153 0 229 0-19 18-39 52-39 57s5 5 7 5c3 0 7 0 8-4 7-14 18-35 44-57 26-24 53-34 72-41 7-2 7-2 8-3 1 0 1-1 1-2s0-1 0-2c-1 0-1-2-2-2-2-1-1 0-8-3-53-15-91-50-113-91-3-8-4-9-10-9-2 0-7 0-7 4 0 6 20 39 39 58-76 0-153 0-229 0-6 0-13 0-13 7 0 8 7 8 13 8 83 0 164 0 247 0z"><text:p/></draw:path><draw:path draw:style-name="gr3" draw:text-style-name="P69" svg:width="0.177cm" svg:height="0.249cm" svg:x="5.827cm" svg:y="1.47cm" svg:viewBox="0 0 178 250" svg:d="M177 24c0-2 1-3 1-6 0-7-4-10-11-10-4 0-14 2-16 16-7-14-20-24-37-24-44 0-91 54-91 109 0 38 23 62 52 62 22 0 40-19 44-22h1c-9 34-9 34-13 50-1 4-15 42-56 42-7 0-20 0-31-3 12-4 16-15 16-21s-4-13-15-13c-8 0-21 6-21 23 0 15 14 23 52 23 48 0 76-30 82-54 14-57 29-115 43-172zM126 121c-2 10-11 20-19 28-8 6-20 13-31 13-20 0-25-20-25-35 0-19 11-64 20-84 11-20 28-35 44-35 26 0 31 32 31 34 0 1-1 3-1 5-6 25-12 50-19 74z"><text:p/></draw:path><draw:path draw:style-name="gr3" draw:text-style-name="P69" svg:width="0.089cm" svg:height="0.386cm" svg:x="6.058cm" svg:y="1.348cm" svg:viewBox="0 0 90 387" svg:d="M90 383c0-1 0-1-6-8-49-49-61-122-61-181 0-67 14-135 62-183 5-4 5-5 5-7 0-3-2-4-4-4-4 0-39 26-62 76-20 43-24 86-24 118 0 31 4 77 25 121 23 47 57 72 61 72 2 0 4-1 4-4z"><text:p/></draw:path><draw:path draw:style-name="gr3" draw:text-style-name="P69" svg:width="0.162cm" svg:height="0.265cm" svg:x="6.185cm" svg:y="1.383cm" svg:viewBox="0 0 163 266" svg:d="M163 134c0-32-2-62-16-91-17-36-49-43-66-43-23 0-51 10-67 46-12 27-14 56-14 88 0 29 1 63 18 93 16 32 44 39 63 39 21 0 50-8 67-45 13-26 15-57 15-87zM81 258c-15 0-38-10-45-48-4-23-4-58-4-81 0-24 0-50 3-71 7-46 36-49 46-49 12 0 38 6 45 45 5 21 5 51 5 75 0 29 0 56-5 80-6 36-28 49-45 49z"><text:p/></draw:path><draw:path draw:style-name="gr3" draw:text-style-name="P69" svg:width="0.088cm" svg:height="0.386cm" svg:x="6.385cm" svg:y="1.348cm" svg:viewBox="0 0 89 387" svg:d="M89 194c0-30-4-77-25-121-23-48-56-73-61-73-2 0-3 2-3 4s0 3 7 9c38 39 60 100 60 181 0 66-14 134-63 182-4 6-4 6-4 7 0 2 1 4 3 4 5 0 39-26 62-76 20-41 24-84 24-117z"><text:p/></draw:path><draw:path draw:style-name="gr3" draw:text-style-name="P69" svg:width="0.255cm" svg:height="0.089cm" svg:x="6.643cm" svg:y="1.498cm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69" svg:width="0.235cm" svg:height="0.014cm" svg:x="7.061cm" svg:y="1.535cm" svg:viewBox="0 0 236 15" svg:d="M223 15c7 0 13 0 13-7 0-8-6-8-13-8-69 0-139 0-209 0-6 0-14 0-14 8 0 7 8 7 14 7 70 0 140 0 209 0z"><text:p/></draw:path><draw:path draw:style-name="gr3" draw:text-style-name="P69" svg:width="0.127cm" svg:height="0.257cm" svg:x="7.364cm" svg:y="1.383cm" svg:viewBox="0 0 128 258" svg:d="M79 10c0-9 0-10-9-10-24 24-58 24-70 24 0 5 0 8 0 12 8 0 30 0 51-10 0 68 0 134 0 201 0 14-2 18-37 18-4 0-7 0-12 0 0 5 0 8 0 13 13-2 47-2 63-2 15 0 48 0 63 2 0-5 0-8 0-13-5 0-9 0-14 0-34 0-35-4-35-18 0-73 0-144 0-217z"><text:p/></draw:path></draw:g></text:p>
      <text:p text:style-name="P34">וזו <text:span text:style-name="T3">סתירה</text:span> כי <draw:g text:anchor-type="as-char" svg:y="-0.266cm" draw:z-index="201" draw:name="Shape214" draw:style-name="gr1"><svg:title>TexMaths</svg:title><svg:desc>11§display§g \colon \N \to \N§svg§600§FALSE§</svg:desc><draw:path draw:style-name="gr2" draw:text-style-name="P68" svg:width="1.588cm" svg:height="0.301cm" svg:x="0.015cm" svg:y="0.02cm" svg:viewBox="0 0 1589 302" svg:d="M796 302c-266 0-531 0-796 0 0-101 0-201 0-302 529 0 1060 0 1589 0 0 101 0 201 0 302-264 0-529 0-793 0z"><text:p/></draw:path><draw:path draw:style-name="gr3" draw:text-style-name="P69" svg:width="0.177cm" svg:height="0.247cm" svg:x="0.001cm" svg:y="0.094cm" svg:viewBox="0 0 178 248" svg:d="M177 25c0-2 1-4 1-6 0-7-4-11-11-11-4 0-14 3-16 16-7-14-20-24-37-24-44 0-91 54-91 110 0 37 23 60 52 60 22 0 41-18 44-22h1c-9 34-9 33-13 49-1 4-15 42-55 42-8 0-21 0-32-3 12-5 16-14 16-21 0-6-4-13-15-13-8 0-21 6-21 22s14 24 52 24c48 0 76-30 82-54 15-56 29-113 43-169zM127 121c-3 9-11 19-20 27-8 7-20 13-31 13-20 0-25-20-25-35 0-19 11-63 21-83 11-19 27-34 44-34 25 0 30 30 30 33 0 2-1 4-1 5-6 24-12 48-18 74z"><text:p/></draw:path><draw:path draw:style-name="gr3" draw:text-style-name="P69" svg:width="0.04cm" svg:height="0.165cm" svg:x="0.271cm" svg:y="0.097cm" svg:viewBox="0 0 41 166" svg:d="M41 21c0-11-10-21-21-21s-20 10-20 21 9 20 20 20 21-9 21-20zM41 145c0-11-10-20-21-20s-20 8-20 20c0 11 9 21 20 21s21-9 21-21z"><text:p/></draw:path><draw:path draw:style-name="gr3" draw:text-style-name="P69" svg:width="0.261cm" svg:height="0.269cm" svg:x="0.483cm" svg:y="0cm" svg:viewBox="0 0 262 270" svg:d="M33 35c0 63 0 125 0 187 0 19-2 26-22 27-4 0-11 0-11 7 0 6 6 6 13 6 20 0 40 0 60 0 7 0 13 0 13-6 0-7-7-7-12-7-21-1-24-9-24-29 0-58 0-117 0-175 56 72 111 146 167 218 3 6 5 7 7 7 7 0 7-7 7-13 0-72 0-144 0-216 0-21 3-27 22-28 2 0 9 0 9-6 0-7-7-7-13-7-19 0-38 0-56 0-8 0-14 0-14 7 0 6 7 6 11 6 22 1 26 9 26 29 0 39 0 80 0 120-40-52-78-104-118-157-3-5-4-5-13-5-22 0-45 0-67 0-8 0-14 0-14 7 0 6 6 6 8 6 11 1 19 8 22 12-1 4-1 5-1 10zM218 242c-56-72-112-145-168-219-4-4-4-5-8-10 15 0 31 0 46 0 43 58 87 116 130 175 0 18 0 37 0 54z"><text:p/></draw:path><draw:path draw:style-name="gr3" draw:text-style-name="P69" svg:width="0.342cm" svg:height="0.199cm" svg:x="0.88cm" svg:y="0.067cm" svg:viewBox="0 0 343 200" svg:d="M300 109c-20 15-31 31-34 36-17 26-21 49-21 50 0 5 5 5 8 5 7 0 7-2 9-8 9-36 32-69 75-87 5-1 6-3 6-5 0-4-2-2-3-4-18-6-64-26-79-91-1-4-1-5-8-5-3 0-8 0-8 4 0 1 4 26 20 52 8 11 19 24 35 36-95 0-191 0-287 0-6 0-13-1-13 8 0 7 7 9 13 9 96 0 192 0 287 0z"><text:p/></draw:path><draw:path draw:style-name="gr3" draw:text-style-name="P69" svg:width="0.261cm" svg:height="0.269cm" svg:x="1.362cm" svg:y="0cm" svg:viewBox="0 0 262 270" svg:d="M34 35c0 63 0 125 0 187 0 19-3 26-23 27-4 0-11 0-11 7 0 6 7 6 13 6 20 0 40 0 60 0 7 0 13 0 13-6 0-7-7-7-12-7-21-1-24-9-24-29 0-58 0-117 0-175 56 72 111 146 167 218 3 6 5 7 7 7 7 0 7-7 7-13 0-72 0-144 0-216 0-21 5-27 22-28 2 0 9 0 9-6 0-7-6-7-13-7-19 0-38 0-56 0-7 0-14 0-14 7 0 6 7 6 11 6 22 1 26 9 26 29 0 39 0 80 0 120-39-52-78-104-117-157-4-5-5-5-14-5-22 0-45 0-67 0-8 0-14 0-14 7 0 6 6 6 9 6 10 1 18 8 21 12 0 4 0 5 0 10zM218 242c-56-72-112-145-168-219-4-4-4-5-8-10 15 0 31 0 46 0 43 58 87 116 130 175 0 18 0 37 0 54z"><text:p/></draw:path></draw:g><text:s/>אך <draw:g text:anchor-type="as-char" svg:y="-0.288cm" draw:z-index="202" draw:name="Shape215" draw:style-name="gr1"><svg:title>TexMaths</svg:title><svg:desc>11§display§g(0) \not\in \N§svg§600§FALSE§</svg:desc><draw:path draw:style-name="gr2" draw:text-style-name="P68" svg:width="1.394cm" svg:height="0.344cm" svg:x="0.015cm" svg:y="0.018cm" svg:viewBox="0 0 1395 345" svg:d="M0 0c466 0 930 0 1395 0 0 115 0 230 0 345-465 0-929 0-1395 0 0-115 0-230 0-345z"><text:p/></draw:path><draw:path draw:style-name="gr3" draw:text-style-name="P69" svg:width="0.177cm" svg:height="0.247cm" svg:x="0.001cm" svg:y="0.115cm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9 6-20 14-32 14-19 0-24-20-24-35 0-19 11-65 21-84 11-20 27-35 44-35 25 0 30 32 30 34 0 1-1 3-1 5-6 25-12 49-18 74z"><text:p/></draw:path><draw:path draw:style-name="gr3" draw:text-style-name="P69" svg:width="0.088cm" svg:height="0.383cm" svg:x="0.232cm" svg:y="0cm" svg:viewBox="0 0 89 384" svg:d="M89 380c0-1 0-1-6-8-48-48-61-121-61-179 0-67 15-135 63-183 4-4 4-4 4-7 0-2-1-3-3-3-5 0-39 26-62 75-20 43-24 86-24 118 0 28 4 76 25 119 23 47 56 72 61 72 2 0 3-1 3-4z"><text:p/></draw:path><draw:path draw:style-name="gr3" draw:text-style-name="P69" svg:width="0.162cm" svg:height="0.263cm" svg:x="0.359cm" svg:y="0.032cm" svg:viewBox="0 0 163 264" svg:d="M163 133c0-30-1-61-16-89-17-37-49-44-64-44-24 0-52 10-69 46-12 27-14 57-14 87s2 63 18 93c16 31 45 38 63 38 21 0 51-7 68-44 13-27 14-56 14-87zM81 257c-14 0-37-10-45-48-3-22-3-57-3-80 0-24 0-50 2-71 8-46 37-49 46-49 14 0 39 6 47 45 3 22 3 51 3 75 0 30 0 55-4 79-6 36-28 49-46 49z"><text:p/></draw:path><draw:path draw:style-name="gr3" draw:text-style-name="P69" svg:width="0.089cm" svg:height="0.383cm" svg:x="0.559cm" svg:y="0cm" svg:viewBox="0 0 90 384" svg:d="M90 193c0-30-4-77-25-120-23-48-57-73-61-73-2 0-4 1-4 3 0 3 0 3 8 10 38 38 60 99 60 180 0 65-14 132-62 181-6 5-6 5-6 6 0 3 2 4 4 4 4 0 39-26 62-75 20-43 24-85 24-116z"><text:p/></draw:path><draw:path draw:style-name="gr3" draw:text-style-name="P69" svg:width="0.193cm" svg:height="0.357cm" svg:x="0.847cm" svg:y="0.011cm" svg:viewBox="0 0 194 358" svg:d="M190 15c4-5 4-6 4-7 0-4-3-8-8-8-6 0-7 2-9 8-58 111-115 223-174 334-3 6-3 7-3 8 0 3 3 8 8 8s6-2 9-8c58-111 115-223 173-335z"><text:p/></draw:path><draw:path draw:style-name="gr3" draw:text-style-name="P69" svg:width="0.192cm" svg:height="0.221cm" svg:x="0.827cm" svg:y="0.078cm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69" svg:width="0.261cm" svg:height="0.269cm" svg:x="1.169cm" svg:y="0.025cm" svg:viewBox="0 0 262 270" svg:d="M34 34c0 63 0 126 0 187 0 21-3 28-23 28-4 0-11 1-11 6 0 8 7 8 13 8 20 0 41 0 61 0 6 0 12 0 12-8 0-5-6-6-11-6-22 0-25-8-25-29 0-58 0-117 0-175 56 73 111 147 167 219 3 5 5 6 9 6 6 0 6-6 6-12 0-72 0-145 0-217 0-22 4-28 21-28 2 0 9 0 9-6 0-7-6-7-13-7-19 0-38 0-56 0-7 0-14 0-14 7 0 6 7 6 11 6 22 0 26 8 26 29 0 39 0 79 0 120-39-53-78-105-117-156-4-6-5-6-14-6-22 0-45 0-67 0-7 0-14 0-14 7 0 5 7 6 9 6 10 1 18 8 21 12 0 4 0 4 0 9zM218 243c-56-73-112-147-168-221-4-4-4-5-8-9 15 0 31 0 46 0 43 59 87 117 130 175 0 18 0 37 0 55z"><text:p/></draw:path></draw:g>. </text:p>
      <text:p text:style-name="P28"><draw:g text:anchor-type="as-char" svg:y="-0.288cm" draw:z-index="289" draw:name="Shape216" draw:style-name="gr1"><svg:title>TexMaths</svg:title><svg:desc>11§display§\QED§svg§600§FALSE§</svg:desc><draw:path draw:style-name="gr2" draw:text-style-name="P68" svg:width="1.751cm" svg:height="0.247cm" svg:x="0.001cm" svg:y="0.018cm" svg:viewBox="0 0 1752 248" svg:d="M0 0c584 0 1168 0 1752 0 0 83 0 165 0 248-584 0-1168 0-1752 0 0-83 0-165 0-248z"><text:p/></draw:path><draw:path draw:style-name="gr3" draw:text-style-name="P69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3" draw:text-style-name="P69" svg:width="0.04cm" svg:height="0.04cm" svg:x="0.368cm" svg:y="0.235cm" svg:viewBox="0 0 41 41" svg:d="M41 21c0-12-10-21-21-21-12 0-20 9-20 21 0 11 8 20 20 20 11 0 21-9 21-20z"><text:p/></draw:path><draw:path draw:style-name="gr3" draw:text-style-name="P69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9" svg:width="0.04cm" svg:height="0.04cm" svg:x="0.764cm" svg:y="0.235cm" svg:viewBox="0 0 41 41" svg:d="M41 21c0-12-9-21-20-21-12 0-21 9-21 21 0 11 9 20 21 20 11 0 20-9 20-20z"><text:p/></draw:path><draw:path draw:style-name="gr3" draw:text-style-name="P69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9" svg:width="0.041cm" svg:height="0.04cm" svg:x="1.205cm" svg:y="0.235cm" svg:viewBox="0 0 42 41" svg:d="M42 21c0-12-10-21-21-21s-21 9-21 21c0 11 10 20 21 20s21-9 21-20z"><text:p/></draw:path><draw:path draw:style-name="gr3" draw:text-style-name="P69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P60" text:outline-level="4">חח"ע</text:h>
      <text:p text:style-name="P35">יהיו <draw:g text:anchor-type="as-char" svg:y="-0.273cm" draw:z-index="192" draw:name="Shape217" draw:style-name="gr1"><svg:title>TexMaths</svg:title><svg:desc>11§display§f_1, f_2 \colon \N \to \N§svg§600§FALSE§</svg:desc><draw:path draw:style-name="gr2" draw:text-style-name="P68" svg:width="2.286cm" svg:height="0.309cm" svg:x="0.001cm" svg:y="0.019cm" svg:viewBox="0 0 2287 310" svg:d="M0 0c762 0 1525 0 2287 0 0 103 0 207 0 310-762 0-1525 0-2287 0 0-103 0-207 0-310z"><text:p/></draw:path><draw:path draw:style-name="gr3" draw:text-style-name="P69" svg:width="0.192cm" svg:height="0.349cm" svg:x="0.002cm" svg:y="0cm" svg:viewBox="0 0 193 350" svg:d="M121 118c11 0 22 0 33 0 8 0 12 0 12-8 0-4-4-4-11-4-11 0-21 0-32 0 2-16 6-30 8-44 2-8 8-36 10-40 3-8 10-13 17-13 3 0 13 0 20 6-17 2-21 16-21 21 0 9 7 14 15 14 10 0 21-8 21-24 0-17-18-26-35-26-13 0-37 7-48 45-2 8-3 12-13 61-9 0-18 0-27 0-7 0-12 0-12 7 0 5 5 5 11 5 9 0 17 0 26 0-10 50-19 100-29 150-7 38-13 73-34 73-1 0-11 0-18-7 18-1 21-15 21-20 0-9-6-14-14-14-10 0-21 8-21 23 0 18 17 27 32 27 22 0 37-23 44-38 12-24 22-71 22-73 8-41 15-81 23-121z"><text:p/></draw:path><draw:path draw:style-name="gr3" draw:text-style-name="P69" svg:width="0.097cm" svg:height="0.177cm" svg:x="0.2cm" svg:y="0.15cm" svg:viewBox="0 0 98 178" svg:d="M61 8c0-8 0-8-8-8-18 17-42 16-53 16 0 4 0 7 0 10 7 0 24 0 39-7 0 46 0 92 0 138 0 9 0 12-27 12-3 0-6 0-10 0 0 4 0 6 0 9 5-1 38-1 48-1 8 0 42 0 48 1 0-3 0-5 0-9-3 0-7 0-10 0-27 0-27-3-27-12 0-50 0-100 0-149z"><text:p/></draw:path><draw:path draw:style-name="gr3" draw:text-style-name="P69" svg:width="0.044cm" svg:height="0.115cm" svg:x="0.377cm" svg:y="0.229cm" svg:viewBox="0 0 45 116" svg:d="M45 41c0-26-10-41-25-41-12 0-20 10-20 21 0 10 8 20 20 20 5 0 10-1 14-5 1-1 1-1 2-1 0 2 0 0 0 6 0 28-13 51-26 63-4 5-4 6-4 7 0 2 2 5 4 5 4 0 35-30 35-75z"><text:p/></draw:path><draw:path draw:style-name="gr3" draw:text-style-name="P69" svg:width="0.193cm" svg:height="0.349cm" svg:x="0.536cm" svg:y="0cm" svg:viewBox="0 0 194 350" svg:d="M122 118c11 0 22 0 33 0 8 0 11 0 11-8 0-4-3-4-10-4-11 0-21 0-32 0 3-16 6-30 8-44 2-8 8-36 10-40 3-8 10-13 18-13 2 0 12 0 18 6-16 2-21 16-21 21 0 9 8 14 15 14 11 0 22-8 22-24 0-17-18-26-34-26-14 0-38 7-49 45-3 8-4 12-13 61-9 0-18 0-26 0s-13 0-13 7c0 5 4 5 11 5 9 0 17 0 26 0-10 50-19 100-29 150-8 38-13 73-34 73-1 0-11 0-19-7 19-1 22-15 22-20 0-9-7-14-14-14-10 0-22 8-22 23 0 18 18 27 33 27 22 0 37-23 44-38 12-24 21-71 22-73 8-41 15-81 23-121z"><text:p/></draw:path><draw:path draw:style-name="gr3" draw:text-style-name="P69" svg:width="0.119cm" svg:height="0.177cm" svg:x="0.722cm" svg:y="0.15cm" svg:viewBox="0 0 120 178" svg:d="M120 130c-3 0-6 0-9 0-1 5-4 22-8 24-2 2-23 2-26 2-16 0-33 0-49 0 27-25 37-33 53-45 20-16 39-33 39-58 0-33-29-53-64-53-33 0-56 23-56 48 0 14 12 15 14 15 7 0 15-5 15-15 0-4-1-14-16-14 8-19 27-24 40-24 26 0 41 21 41 43 0 23-17 42-26 52-22 20-43 41-65 63-3 2-3 4-3 10 37 0 75 0 112 0 2-15 6-32 8-48z"><text:p/></draw:path><draw:path draw:style-name="gr3" draw:text-style-name="P69" svg:width="0.04cm" svg:height="0.165cm" svg:x="0.955cm" svg:y="0.109cm" svg:viewBox="0 0 41 166" svg:d="M41 21c0-12-10-21-21-21s-20 9-20 21c0 11 9 20 20 20s21-9 21-20zM41 146c0-12-10-21-21-21s-20 9-20 21c0 11 9 20 20 20s21-9 21-20z"><text:p/></draw:path><draw:path draw:style-name="gr3" draw:text-style-name="P69" svg:width="0.261cm" svg:height="0.27cm" svg:x="1.166cm" svg:y="0.007cm" svg:viewBox="0 0 262 271" svg:d="M33 35c0 63 0 126 0 187 0 20-2 28-22 28-4 0-11 0-11 6 0 7 7 7 13 7 20 0 40 0 60 0 7 0 13 0 13-7 0-6-7-6-12-6-21 0-24-9-24-29 0-58 0-118 0-176 56 74 111 146 167 220 3 4 5 6 7 6 7 0 7-7 7-14 0-72 0-144 0-216 0-21 4-27 22-28 2 0 9 0 9-6 0-7-7-7-13-7-19 0-38 0-56 0-7 0-14 0-14 7 0 6 7 6 11 6 22 1 26 9 26 29 0 39 0 80 0 121-40-53-78-105-118-157-3-6-4-6-13-6-22 0-45 0-67 0-8 0-14 0-14 7 0 6 6 6 8 6 11 1 19 8 22 12-1 4-1 5-1 10zM218 243c-56-72-112-146-168-220-4-5-4-5-8-10 15 0 31 0 46 0 43 59 87 117 130 175 0 19 0 38 0 55z"><text:p/></draw:path><draw:path draw:style-name="gr3" draw:text-style-name="P69" svg:width="0.342cm" svg:height="0.199cm" svg:x="1.564cm" svg:y="0.074cm" svg:viewBox="0 0 343 200" svg:d="M300 109c-21 15-30 32-34 36-17 27-21 50-21 51 0 4 5 4 8 4 7 0 8-1 9-7 9-37 32-70 75-87 5-1 6-3 6-5 0-3-2-4-3-4-18-7-64-27-78-91-1-5-2-6-9-6-3 0-8 0-8 4 0 2 4 26 20 51 8 12 19 25 35 37-95 0-191 0-287 0-6 0-13 0-13 9 0 8 7 8 13 8 96 0 192 0 287 0z"><text:p/></draw:path><draw:path draw:style-name="gr3" draw:text-style-name="P69" svg:width="0.261cm" svg:height="0.27cm" svg:x="2.046cm" svg:y="0.007cm" svg:viewBox="0 0 262 271" svg:d="M34 35c0 63 0 126 0 187 0 20-3 28-23 28-4 0-11 0-11 6 0 7 7 7 13 7 20 0 41 0 61 0 6 0 12 0 12-7 0-6-6-6-11-6-22 0-25-9-25-29 0-58 0-118 0-176 56 74 111 146 167 220 3 4 5 6 9 6 6 0 6-7 6-14 0-72 0-144 0-216 0-21 3-27 21-28 2 0 9 0 9-6 0-7-6-7-13-7-19 0-38 0-56 0-7 0-14 0-14 7 0 6 7 6 11 6 22 1 26 9 26 29 0 39 0 80 0 121-39-53-78-105-117-157-4-6-5-6-14-6-22 0-45 0-67 0-7 0-14 0-14 7 0 6 7 6 9 6 10 1 18 8 21 12 0 4 0 5 0 10zM218 243c-56-72-112-146-168-220-4-5-4-5-8-10 15 0 31 0 46 0 43 59 87 117 130 175 0 19 0 38 0 55z"><text:p/></draw:path></draw:g>. <text:span text:style-name="T19">נניח </text:span><text:span text:style-name="T19"><draw:g text:anchor-type="as-char" svg:y="-0.28cm" draw:z-index="203" draw:name="Shape218" draw:style-name="gr1"><svg:title>TexMaths</svg:title><svg:desc>11§display§f_1 \neq f_2§svg§600§FALSE§</svg:desc><draw:path draw:style-name="gr2" draw:text-style-name="P68" svg:width="1.162cm" svg:height="0.319cm" svg:x="0.001cm" svg:y="0.019cm" svg:viewBox="0 0 1163 320" svg:d="M0 0c387 0 776 0 1163 0 0 107 0 213 0 320-387 0-776 0-1163 0 0-107 0-213 0-320z"><text:p/></draw:path><draw:path draw:style-name="gr3" draw:text-style-name="P69" svg:width="0.192cm" svg:height="0.35cm" svg:x="0.002cm" svg:y="0.005cm" svg:viewBox="0 0 193 351" svg:d="M121 118c11 0 22 0 33 0 8 0 12 0 12-8 0-4-4-4-11-4-11 0-21 0-32 0 2-16 6-30 8-44 2-8 8-36 10-40 3-8 10-13 17-13 3 0 13 0 20 6-17 2-21 16-21 21 0 9 7 14 15 14 10 0 21-9 21-24 0-17-18-26-35-26-13 0-37 7-48 45-2 8-3 12-13 61-9 0-18 0-27 0-7 0-12 0-12 8 0 4 5 4 11 4 9 0 17 0 26 0-10 51-19 100-29 151-7 38-13 73-34 73-1 0-11 0-18-7 18-1 21-15 21-21 0-9-6-13-14-13-10 0-21 9-21 23 0 18 17 27 32 27 22 0 37-23 44-38 12-24 21-70 22-74 8-41 15-80 23-121z"><text:p/></draw:path><draw:path draw:style-name="gr3" draw:text-style-name="P69" svg:width="0.097cm" svg:height="0.179cm" svg:x="0.2cm" svg:y="0.155cm" svg:viewBox="0 0 98 180" svg:d="M61 8c0-8 0-8-8-8-18 17-42 17-53 17 0 3 0 6 0 9 7 0 24 0 39-7 0 46 0 92 0 139 0 9 0 12-27 12-3 0-8 0-11 0 0 3 0 6 0 10 6 0 39-1 49-1 8 0 42 1 48 1 0-4 0-7 0-10-3 0-7 0-10 0-27 0-27-3-27-12 0-51 0-101 0-150z"><text:p/></draw:path><draw:path draw:style-name="gr3" draw:text-style-name="P69" svg:width="0.192cm" svg:height="0.358cm" svg:x="0.505cm" svg:y="0cm" svg:viewBox="0 0 193 359" svg:d="M189 15c4-5 4-6 4-7 0-2-3-8-8-8s-6 2-9 8c-57 112-115 224-173 336-3 6-3 7-3 8 0 3 2 7 8 7 4 0 5-2 9-7 57-113 115-224 172-337z"><text:p/></draw:path><draw:path draw:style-name="gr3" draw:text-style-name="P69" svg:width="0.255cm" svg:height="0.091cm" svg:x="0.473cm" svg:y="0.134cm" svg:viewBox="0 0 256 92" svg:d="M243 15c7 0 13 0 13-7 0-8-6-8-12-8-77 0-155 0-232 0-5 0-12 0-12 8 0 7 7 7 13 7 77 0 153 0 230 0zM244 92c6 0 12 0 12-8s-6-8-13-8c-77 0-153 0-230 0-6 0-13 0-13 8s7 8 12 8c77 0 155 0 232 0z"><text:p/></draw:path><draw:path draw:style-name="gr3" draw:text-style-name="P69" svg:width="0.193cm" svg:height="0.35cm" svg:x="0.878cm" svg:y="0.005cm" svg:viewBox="0 0 194 351" svg:d="M122 118c11 0 22 0 33 0 8 0 12 0 12-8 0-4-4-4-11-4-11 0-21 0-32 0 3-16 6-30 8-44 2-8 8-36 10-40 3-8 10-13 18-13 2 0 12 0 18 6-16 2-21 16-21 21 0 9 8 14 15 14 11 0 22-9 22-24 0-17-18-26-34-26-14 0-38 7-49 45-3 8-4 12-13 61-9 0-18 0-26 0s-13 0-13 8c0 4 4 4 11 4 9 0 17 0 26 0-10 51-19 100-29 151-6 38-13 73-34 73-1 0-11 0-19-7 19-1 22-15 22-21 0-9-7-13-14-13-10 0-22 9-22 23 0 18 18 27 33 27 22 0 37-23 44-38 12-24 21-70 22-74 8-41 15-80 23-121z"><text:p/></draw:path><draw:path draw:style-name="gr3" draw:text-style-name="P69" svg:width="0.119cm" svg:height="0.179cm" svg:x="1.064cm" svg:y="0.155cm" svg:viewBox="0 0 120 180" svg:d="M120 130c-3 0-6 0-9 0-1 7-4 22-8 24-2 3-23 3-26 3-16 0-33 0-49 0 27-26 37-33 53-46 20-16 39-33 39-58 0-33-29-53-64-53-33 0-56 23-56 49 0 13 12 14 14 14 7 0 15-5 15-14 0-5-1-15-16-15 9-19 27-24 40-24 26 0 41 21 41 43 0 23-17 42-26 52-22 21-43 42-65 64-3 2-3 3-3 11 37 0 75 0 112 0 2-17 6-33 8-50z"><text:p/></draw:path></draw:g></text:span><text:span text:style-name="T19">. נניח בשלילה שהפונקציה לא חח"ע, ונסיק </text:span><text:span text:style-name="T19"><draw:g text:anchor-type="as-char" svg:y="-0.288cm" draw:z-index="204" draw:name="Shape219" draw:style-name="gr1"><svg:title>TexMaths</svg:title><svg:desc>11§display§G(f_1) = G(f_2)§svg§600§FALSE§</svg:desc><draw:path draw:style-name="gr2" draw:text-style-name="P68" svg:width="2.369cm" svg:height="0.345cm" svg:x="0.001cm" svg:y="0.018cm" svg:viewBox="0 0 2370 346" svg:d="M1186 346c-396 0-791 0-1186 0 0-116 0-230 0-346 790 0 1580 0 2370 0 0 116 0 230 0 346-395 0-790 0-1184 0z"><text:p/></draw:path><draw:path draw:style-name="gr3" draw:text-style-name="P69" svg:width="0.273cm" svg:height="0.279cm" svg:x="0.001cm" svg:y="0.017cm" svg:viewBox="0 0 274 280" svg:d="M274 3c0-1 0-3-5-3-1 0-1 0-5 4-9 10-18 20-26 30-5-5-22-34-65-34-86 0-173 85-173 175 0 61 43 105 106 105 16 0 34-4 48-10 19-8 26-16 33-23 3 10 13 24 18 24 2 0 2-1 2-2 1 0 5-16 6-23 3-10 6-20 8-30 2-7 3-12 6-19 4-18 4-18 26-19 2 0 7 0 7-7 0-3-3-5-6-5-9 0-32 1-41 1-12 0-41-1-54-1-3 0-7 0-7 8 0 4 2 4 11 4 6 0 12 0 21 1 10 2 12 3 12 8 0 3-5 21-9 34-11 42-61 47-75 47-36 0-77-22-77-81 0-12 3-75 44-125 21-27 58-50 97-50 40 0 63 30 63 75 0 15-1 14-1 19 0 3 3 4 5 4 4 0 4-1 7-8 7-33 16-66 24-99z"><text:p/></draw:path><draw:path draw:style-name="gr3" draw:text-style-name="P69" svg:width="0.089cm" svg:height="0.384cm" svg:x="0.323cm" svg:y="0cm" svg:viewBox="0 0 90 385" svg:d="M90 381c0-1 0-1-6-8-49-49-61-122-61-180 0-67 14-135 62-182 5-5 5-5 5-7 0-3-2-4-4-4-4 0-39 26-62 76-20 42-24 85-24 117 0 29 4 76 25 120 24 47 57 72 61 72 2 0 4-1 4-4z"><text:p/></draw:path><draw:path draw:style-name="gr3" draw:text-style-name="P69" svg:width="0.191cm" svg:height="0.349cm" svg:x="0.456cm" svg:y="0.017cm" svg:viewBox="0 0 192 350" svg:d="M121 118c11 0 22 0 33 0 8 0 12 0 12-8 0-4-4-4-11-4-11 0-21 0-32 0 3-16 6-30 9-44 1-8 7-36 9-40 3-8 10-13 17-13 3 0 12 0 20 6-17 2-21 16-21 21 0 9 7 14 15 14 9 0 20-9 20-24 0-17-17-26-34-26-12 0-37 7-48 45-2 8-3 12-13 61-9 0-18 0-27 0-7 0-12 0-12 7 0 5 5 5 11 5 9 0 17 0 26 0-10 50-19 100-29 151-7 37-13 72-33 72-2 0-12 0-19-6 18-1 21-16 21-21 0-9-6-13-14-13-10 0-21 8-21 23 0 17 16 26 33 26 21 0 36-23 43-37 13-25 22-71 22-74 8-40 15-80 23-121z"><text:p/></draw:path><draw:path draw:style-name="gr3" draw:text-style-name="P69" svg:width="0.097cm" svg:height="0.178cm" svg:x="0.654cm" svg:y="0.168cm" svg:viewBox="0 0 98 179" svg:d="M60 8c0-8 0-8-7-8-18 17-42 17-53 17 0 3 0 6 0 9 7 0 24 0 40-7 0 46 0 92 0 138 0 9 0 13-28 13-3 0-7 0-10 0 0 3 0 6 0 9 5-1 38-1 47-1s43 0 49 1c0-3 0-6 0-9-3 0-7 0-10 0-28 0-28-4-28-13 0-50 0-100 0-149z"><text:p/></draw:path><draw:path draw:style-name="gr3" draw:text-style-name="P69" svg:width="0.088cm" svg:height="0.384cm" svg:x="0.821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69" svg:width="0.255cm" svg:height="0.09cm" svg:x="1.078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9" svg:width="0.274cm" svg:height="0.279cm" svg:x="1.482cm" svg:y="0.017cm" svg:viewBox="0 0 275 280" svg:d="M275 3c0-1-1-3-4-3-2 0-2 0-6 4-9 10-19 20-27 30-4-5-21-34-64-34-87 0-174 85-174 175 0 61 43 105 106 105 17 0 35-4 48-10 20-8 26-16 34-23 3 10 13 24 18 24 1 0 2-1 2-2 1 0 4-16 6-23 3-10 6-20 8-30 1-7 3-12 5-19 4-18 4-18 26-19 2 0 7 0 7-7 0-3-3-5-5-5-10 0-32 1-41 1-12 0-42-1-55-1-3 0-7 0-7 8 0 4 3 4 12 4 6 0 11 0 20 1 10 2 12 3 12 8 0 3-5 21-8 34-11 42-62 47-75 47-37 0-78-22-78-81 0-12 5-75 45-125 21-27 59-50 97-50 39 0 62 30 62 75 0 15-1 14-1 19 0 3 4 4 5 4 6 0 6-1 8-8 7-33 16-66 24-99z"><text:p/></draw:path><draw:path draw:style-name="gr3" draw:text-style-name="P69" svg:width="0.088cm" svg:height="0.384cm" svg:x="1.805cm" svg:y="0cm" svg:viewBox="0 0 89 385" svg:d="M89 381c0-1 0-1-7-8-48-49-60-122-60-180 0-67 15-135 63-182 4-5 4-5 4-7 0-3-1-4-3-4-5 0-39 26-62 76-20 42-24 85-24 117 0 29 4 76 25 120 23 47 56 72 61 72 2 0 3-1 3-4z"><text:p/></draw:path><draw:path draw:style-name="gr3" draw:text-style-name="P69" svg:width="0.193cm" svg:height="0.349cm" svg:x="1.937cm" svg:y="0.017cm" svg:viewBox="0 0 194 350" svg:d="M122 118c11 0 22 0 33 0 8 0 11 0 11-8 0-4-3-4-10-4-11 0-21 0-32 0 2-16 6-30 8-44 1-8 7-36 9-40 4-8 11-13 18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6-23 44-37 12-25 21-71 21-74 8-40 16-80 24-121z"><text:p/></draw:path><draw:path draw:style-name="gr3" draw:text-style-name="P69" svg:width="0.119cm" svg:height="0.178cm" svg:x="2.123cm" svg:y="0.168cm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3" draw:text-style-name="P69" svg:width="0.089cm" svg:height="0.384cm" svg:x="2.301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19">, כלומר, לפי כללי </text:span><text:span text:style-name="T19"><draw:g text:anchor-type="as-char" svg:y="-0.277cm" draw:z-index="205" draw:name="Shape220" draw:style-name="gr1"><svg:title>TexMaths</svg:title><svg:desc>11§display§\beta, \eta§svg§600§FALSE§</svg:desc><draw:path draw:style-name="gr2" draw:text-style-name="P68" svg:width="0.559cm" svg:height="0.314cm" svg:x="0.009cm" svg:y="0.021cm" svg:viewBox="0 0 560 315" svg:d="M281 315c-94 0-188 0-281 0 0-105 0-210 0-315 187 0 374 0 560 0 0 105 0 210 0 315-93 0-186 0-279 0z"><text:p/></draw:path><draw:path draw:style-name="gr3" draw:text-style-name="P69" svg:width="0.209cm" svg:height="0.345cm" svg:x="0.001cm" svg:y="0.001cm" svg:viewBox="0 0 210 346" svg:d="M210 53c0-29-21-53-53-53-22 0-33 7-46 16-22 16-43 53-50 83-20 81-40 162-61 244-1 1 1 3 5 3 3 0 4-1 4-2 10-35 19-71 28-107 6 24 24 38 51 38 29 0 57-14 75-30 19-18 31-43 31-70 0-28-15-48-29-57 23-14 45-37 45-65zM141 118c-6 1-10 2-19 2-5 0-13 0-17-1 1-5 15-4 19-4 8 0 11 0 17 3zM188 44c0 27-14 55-34 67-11-4-19-4-30-4-8 0-29-2-29 12-1 11 20 10 26 10 14 0 20-2 32-6 14 14 17 26 17 44 1 22-9 49-20 65-15 21-41 35-63 35-28 0-44-23-44-51 0-3 0-8 2-16 9-32 17-65 26-97 7-33 35-94 82-94 22 0 35 12 35 35z"><text:p/></draw:path><draw:path draw:style-name="gr3" draw:text-style-name="P69" svg:width="0.044cm" svg:height="0.114cm" svg:x="0.261cm" svg:y="0.232cm" svg:viewBox="0 0 45 115" svg:d="M45 41c0-27-10-41-24-41-13 0-21 10-21 20 0 11 8 21 21 21 4 0 10-1 13-6 1 0 1-1 2-1 0 2 1 1 1 7 0 28-14 51-26 63-4 5-4 6-4 7 0 2 2 4 3 4 4 0 35-29 35-74z"><text:p/></draw:path><draw:path draw:style-name="gr3" draw:text-style-name="P69" svg:width="0.179cm" svg:height="0.252cm" svg:x="0.409cm" svg:y="0.103cm" svg:viewBox="0 0 180 253" svg:d="M177 64c2-8 3-12 3-23 0-25-15-41-45-41-29 0-49 20-59 33-2-22-18-33-35-33-18 0-26 15-29 22-7 13-12 36-12 37 0 4 3 3 4 4 5 0 5 0 7-9 7-28 14-45 29-45 6 0 12 2 12 17 0 8-1 12-7 32-8 30-14 60-22 89-1 7-3 16-3 17 0 7 4 11 11 11 4 0 11-4 14-11 0-1 4-19 7-29 3-12 5-24 8-35 3-8 5-17 7-25 1-3 4-16 4-18 2-3 14-25 27-35 8-7 18-13 36-13 17 0 21 13 21 26 0 2 0 9-3 24-16 60-30 119-44 177-1 5-1 5-1 6 0 6 4 11 11 11 12 0 14-11 15-16 14-57 29-115 44-173z"><text:p/></draw:path></draw:g></text:span><text:span text:style-name="T19">: </text:span></text:p>
      <text:p text:style-name="P4"><draw:g text:anchor-type="as-char" svg:y="-0.598cm" draw:z-index="206" draw:name="Shape221" draw:style-name="gr1"><svg:title>TexMaths</svg:title><svg:desc>11§display§\forall n \in \N. \sum^n_{i = 0}. f_1(i) = n \in \N. \sum^n_{i = 0}. f_2(i)§svg§600§FALSE§</svg:desc><draw:path draw:style-name="gr2" draw:text-style-name="P68" svg:width="6.014cm" svg:height="1.021cm" svg:x="0.02cm" svg:y="0.02cm" svg:viewBox="0 0 6015 1022" svg:d="M0 0c2005 0 4009 0 6015 0 0 341 0 681 0 1022-2006 0-4010 0-6015 0 0-341 0-681 0-1022z"><text:p/></draw:path><draw:path draw:style-name="gr3" draw:text-style-name="P69" svg:width="0.213cm" svg:height="0.276cm" svg:x="0cm" svg:y="0.334cm" svg:viewBox="0 0 214 277" svg:d="M213 15c1-4 1-5 1-7 0-4-2-8-7-8s-7 6-9 10c-11 29-21 56-32 85-39 0-78 0-118 0-11-29-21-56-32-85-2-6-3-10-8-10-4 0-8 4-8 8 0 1 0 2 2 7 32 85 65 169 97 254 1 5 3 8 9 8 5 0 6-4 8-8 33-85 64-169 97-254zM55 110c35 0 69 0 105 0-18 46-35 91-52 138-18-47-35-92-53-138z"><text:p/></draw:path><draw:path draw:style-name="gr3" draw:text-style-name="P69" svg:width="0.209cm" svg:height="0.174cm" svg:x="0.226cm" svg:y="0.431cm" svg:viewBox="0 0 210 175" svg:d="M23 147c-1 7-3 16-3 17 0 8 5 11 11 11 4 0 12-3 14-11 1-1 6-19 8-29 3-12 5-23 9-35 2-8 4-16 6-25 1-7 5-18 5-20 5-11 26-46 62-46 18 0 21 14 21 26 0 24-19 74-24 90-4 9-4 14-4 18 0 19 13 32 31 32 37 0 51-56 51-59 0-5-3-5-4-5-5 0-5 1-7 8-8 26-20 47-38 47-7 0-10-3-10-12 0-10 3-20 6-27 8-21 24-64 24-86 0-26-16-41-45-41-34 0-52 24-59 33-2-21-19-33-36-33-18 0-26 15-29 22-7 13-12 36-12 37 0 4 4 4 5 4 4 0 4 0 7-9 7-28 14-45 28-45 7 0 12 4 12 17 0 8-1 13-6 32-8 30-15 60-23 89z"><text:p/></draw:path><draw:path draw:style-name="gr3" draw:text-style-name="P69" svg:width="0.193cm" svg:height="0.222cm" svg:x="0.586cm" svg:y="0.394cm" svg:viewBox="0 0 194 223" svg:d="M179 119c7 0 15 0 15-8s-8-8-15-8c-55 0-109 0-164 0 6-51 50-88 105-88 20 0 39 0 59 0 7 0 15 0 15-7 0-8-8-8-15-8-20 0-40 0-60 0-66 0-119 50-119 111 0 62 53 112 119 112 20 0 40 0 60 0 7 0 15 0 15-7 0-8-8-8-15-8-20 0-39 0-59 0-55 0-99-37-105-89 55 0 109 0 164 0z"><text:p/></draw:path><draw:path draw:style-name="gr3" draw:text-style-name="P69" svg:width="0.261cm" svg:height="0.271cm" svg:x="0.928cm" svg:y="0.338cm" svg:viewBox="0 0 262 272" svg:d="M34 34c0 63 0 126 0 188 0 21-3 28-23 29-4 0-11 0-11 7 0 6 7 6 13 6 20 0 41 0 61 0 6 0 12 0 12-6 0-7-6-7-11-7-21-1-24-9-24-29 0-59 0-117 0-177 56 74 111 146 167 220 3 6 4 7 8 7 6 0 6-7 6-13 0-73 0-146 0-218 0-22 3-28 21-28 2 0 9 0 9-6 0-7-6-7-12-7-19 0-39 0-57 0-7 0-14 0-14 7 0 6 8 6 12 6 21 0 25 8 25 29 0 41 0 80 0 121-39-53-78-105-117-157-3-6-5-6-14-6-22 0-45 0-67 0-7 0-12 0-12 7 0 5 5 6 7 6 10 1 18 8 22 12-1 4-1 4-1 9zM219 244c-56-73-112-148-168-222-5-4-5-5-9-9 15 0 31 0 46 0 44 59 87 118 131 176 0 18 0 37 0 55z"><text:p/></draw:path><draw:path draw:style-name="gr3" draw:text-style-name="P69" svg:width="0.04cm" svg:height="0.04cm" svg:x="1.232cm" svg:y="0.56cm" svg:viewBox="0 0 41 41" svg:d="M41 20c0-11-10-20-21-20s-20 8-20 20c0 11 9 21 20 21s21-9 21-21z"><text:p/></draw:path><draw:path draw:style-name="gr3" draw:text-style-name="P69" svg:width="0.164cm" svg:height="0.121cm" svg:x="1.566cm" svg:y="0cm" svg:viewBox="0 0 165 122" svg:d="M21 102c-1 4-3 10-3 11 0 6 5 9 8 9 6 0 10-4 11-6 1-4 4-11 5-17 2-5 4-18 6-24s4-12 5-18c3-11 3-13 11-25 8-10 21-24 41-24 16 0 16 13 16 18 0 17-12 47-16 58-3 7-4 10-4 15 0 14 11 23 26 23 27 0 38-37 38-42 0-3-3-3-4-3-4 0-4 1-5 4-6 22-17 33-28 33-6 0-7-4-7-9 0-6 1-10 6-22 3-8 14-37 14-52 0-27-21-31-35-31-22 0-38 14-46 24-2-18-18-24-29-24s-18 9-21 14c-6 10-10 26-10 28 0 3 3 2 4 3 5 0 5-1 7-9 3-15 9-28 20-28 6 0 9 5 9 13 0 5-3 14-5 22-2 7-4 19-6 24-3 12-6 23-8 35z"><text:p/></draw:path><draw:path draw:style-name="gr3" draw:text-style-name="P69" svg:width="0.514cm" svg:height="0.538cm" svg:x="1.392cm" svg:y="0.236cm" svg:viewBox="0 0 515 539" svg:d="M467 539c16-40 32-81 48-122-4 0-7 0-10 0-16 40-56 66-100 78-9 1-46 11-120 11-78 0-155 0-233 0 66-77 131-154 197-230 2-3 3-4 3-6-1-3 0-1-3-6-61-82-120-164-181-246 71 0 142 0 212 0 52 0 87 5 91 6 21 4 55 10 85 29 9 6 36 24 49 55 3 0 6 0 10 0-16-36-32-72-48-108-151 0-304 0-456 0-9 0-9 0-10 2-1 1-1 9-1 13 68 94 136 186 205 280-68 78-134 156-201 234-3 4-2 4-3 6 0 4 3 4 10 4 152 0 305 0 456 0z"><text:p/></draw:path><draw:path draw:style-name="gr3" draw:text-style-name="P69" svg:width="0.081cm" svg:height="0.182cm" svg:x="1.411cm" svg:y="0.877cm" svg:viewBox="0 0 82 183" svg:d="M75 11c0-4-2-11-10-11s-16 8-16 15c0 5 4 10 11 10 8 0 15-7 15-14zM20 147c-1 5-2 7-2 13 0 12 11 23 25 23 27 0 39-38 39-42 0-3-3-3-4-3-4 0-4 1-5 4-6 22-18 33-29 33-6 0-7-4-7-10 0-7 3-11 5-18 2-6 5-14 9-20 2-7 12-32 13-36 1-2 1-5 1-7 0-14-10-23-25-23-27 0-40 36-40 40 0 5 4 5 6 5 3 0 3-3 4-5 6-24 19-33 28-33 5 0 7 2 7 9s-1 11-8 28c-5 14-12 28-17 42z"><text:p/></draw:path><draw:path draw:style-name="gr3" draw:text-style-name="P69" svg:width="0.198cm" svg:height="0.072cm" svg:x="1.527cm" svg:y="0.953cm" svg:viewBox="0 0 199 73" svg:d="M189 13c5 0 10 0 10-7 0-6-5-6-10-6-59 0-119 0-178 0-4 0-11 0-11 6 0 7 7 7 11 7 59 0 119 0 178 0zM189 73c5 0 10 0 10-7s-5-7-10-7c-59 0-119 0-178 0-4 0-11 0-11 7s7 7 11 7c59 0 119 0 178 0z"><text:p/></draw:path><draw:path draw:style-name="gr3" draw:text-style-name="P69" svg:width="0.124cm" svg:height="0.184cm" svg:x="1.76cm" svg:y="0.877cm" svg:viewBox="0 0 125 185" svg:d="M125 94c0-30-3-52-16-71-8-12-25-23-46-23-63 0-63 74-63 94 0 18 0 91 63 91 62 0 62-73 62-91zM63 177c-13 0-30-8-34-30-5-15-5-37-5-57s0-40 5-56c5-21 23-26 34-26 14 0 28 9 33 24 4 14 4 34 4 58 0 20 0 40-3 56-6 26-23 31-34 31z"><text:p/></draw:path><draw:path draw:style-name="gr3" draw:text-style-name="P69" svg:width="0.04cm" svg:height="0.04cm" svg:x="2.026cm" svg:y="0.56cm" svg:viewBox="0 0 41 41" svg:d="M41 20c0-11-9-20-20-20-12 0-21 8-21 20 0 11 9 21 21 21 11 0 20-9 20-21z"><text:p/></draw:path><draw:path draw:style-name="gr3" draw:text-style-name="P69" svg:width="0.191cm" svg:height="0.35cm" svg:x="2.121cm" svg:y="0.33cm" svg:viewBox="0 0 192 351" svg:d="M121 118c11 0 23 0 34 0 8 0 11 0 11-8 0-4-3-4-10-4-11 0-22 0-33 0 3-15 6-30 9-44 1-9 7-37 9-41 3-7 10-13 19-13 1 0 11 0 18 7-16 2-21 15-21 21 0 9 7 14 15 14 10 0 20-9 20-24 0-17-17-26-32-26-14 0-38 7-50 45-2 8-3 12-12 61-9 0-19 0-28 0-6 0-11 0-11 6s4 6 11 6c9 0 17 0 26 0-10 50-20 101-30 152-7 37-13 72-33 72-2 0-11 0-19-6 18-1 21-16 21-21 0-9-6-13-14-13-10 0-21 7-21 23 0 17 16 26 33 26 21 0 36-23 44-37 12-25 21-72 21-74 8-41 15-82 23-122z"><text:p/></draw:path><draw:path draw:style-name="gr3" draw:text-style-name="P69" svg:width="0.098cm" svg:height="0.178cm" svg:x="2.319cm" svg:y="0.481cm" svg:viewBox="0 0 99 179" svg:d="M62 7c0-7-1-7-9-7-17 17-42 17-53 17 0 3 0 6 0 9 7 0 24 0 40-7 0 46 0 92 0 138 0 9 0 12-28 12-3 0-6 0-10 0 0 4 0 7 0 10 5-1 39-1 49-1 7 0 41 0 48 1 0-3 0-6 0-10-3 0-8 0-11 0-26 0-26-3-26-12 0-50 0-100 0-150z"><text:p/></draw:path><draw:path draw:style-name="gr3" draw:text-style-name="P69" svg:width="0.088cm" svg:height="0.385cm" svg:x="2.501cm" svg:y="0.313cm" svg:viewBox="0 0 89 386" svg:d="M89 382c0-1 0-2-7-8-48-49-60-122-60-181 0-68 15-135 63-183 4-4 4-6 4-7 0-2-1-3-3-3-5 0-39 26-62 75-20 43-24 86-24 118 0 30 4 77 25 121 23 47 56 72 61 72 2 0 3-1 3-4z"><text:p/></draw:path><draw:path draw:style-name="gr3" draw:text-style-name="P69" svg:width="0.101cm" svg:height="0.259cm" svg:x="2.625cm" svg:y="0.346cm" svg:viewBox="0 0 102 260" svg:d="M98 14c0-7-5-14-14-14-10 0-20 10-20 21 0 7 4 13 14 13 9 0 20-9 20-20zM69 160c5-13 5-13 9-24 2-7 4-13 4-19 0-18-12-32-31-32-37 0-51 56-51 59s3 3 4 3c5 0 5 0 7-6 10-36 25-47 38-47 4 0 10 0 10 12 0 7-2 16-4 19-3 10-21 55-26 72-5 10-9 23-9 31 0 19 13 32 32 32 36 0 50-56 50-60s-4-4-5-4c-4 0-4 1-6 8-6 24-20 47-39 47-7 0-9-3-9-12 0-10 2-16 11-40 5-13 10-26 15-39z"><text:p/></draw:path><draw:path draw:style-name="gr3" draw:text-style-name="P69" svg:width="0.088cm" svg:height="0.385cm" svg:x="2.769cm" svg:y="0.313cm" svg:viewBox="0 0 89 386" svg:d="M89 193c0-30-4-77-25-120-23-48-56-73-61-73-2 0-3 1-3 3 0 1 0 3 7 9 38 39 60 100 60 181 0 66-14 134-63 182-4 5-4 6-4 7 0 2 1 4 3 4 5 0 39-26 62-76 20-41 24-84 24-117z"><text:p/></draw:path><draw:path draw:style-name="gr3" draw:text-style-name="P69" svg:width="0.255cm" svg:height="0.089cm" svg:x="3.026cm" svg:y="0.46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209cm" svg:height="0.174cm" svg:x="3.422cm" svg:y="0.431cm" svg:viewBox="0 0 210 175" svg:d="M23 147c-1 7-3 16-3 17 0 8 5 11 11 11 4 0 11-3 14-11 0-1 5-19 8-29 2-12 5-23 7-35 3-8 6-16 7-25 2-7 4-18 6-20 5-11 26-46 62-46 18 0 21 14 21 26 0 24-18 74-25 90-3 9-3 14-3 18 0 19 13 32 32 32 36 0 50-56 50-59 0-5-4-5-5-5-4 0-4 1-6 8-8 26-21 47-39 47-7 0-9-3-9-12 0-10 3-20 6-27 8-21 25-64 25-86 0-26-18-41-46-41-34 0-54 24-60 33-1-21-18-33-35-33-18 0-26 15-29 22-6 13-12 36-12 37 0 4 3 3 4 4 5 0 5 0 7-9 7-28 14-45 29-45 7 0 12 4 12 17 0 8-1 13-7 32-8 30-14 60-22 89z"><text:p/></draw:path><draw:path draw:style-name="gr3" draw:text-style-name="P69" svg:width="0.191cm" svg:height="0.222cm" svg:x="3.783cm" svg:y="0.394cm" svg:viewBox="0 0 192 223" svg:d="M179 119c7 0 13 0 13-8s-6-8-13-8c-55 0-109 0-164 0 5-51 50-88 104-88 20 0 40 0 60 0 7 0 13 0 13-7 0-8-6-8-13-8-20 0-40 0-60 0-67 0-119 50-119 111 0 62 52 112 119 112 20 0 40 0 60 0 7 0 13 0 13-7 0-8-6-8-13-8-20 0-40 0-60 0-54 0-99-37-104-89 55 0 109 0 164 0z"><text:p/></draw:path><draw:path draw:style-name="gr3" draw:text-style-name="P69" svg:width="0.261cm" svg:height="0.271cm" svg:x="4.125cm" svg:y="0.338cm" svg:viewBox="0 0 262 272" svg:d="M34 34c0 63 0 126 0 188 0 21-3 28-23 29-4 0-11 0-11 7 0 6 7 6 13 6 20 0 41 0 61 0 6 0 12 0 12-6 0-7-6-7-11-7-22-1-26-9-26-29 0-59 0-117 0-177 57 74 112 146 168 220 3 6 5 7 9 7 6 0 6-7 6-13 0-73 0-146 0-218 0-22 3-28 21-28 2 0 9 0 9-6 0-7-6-7-13-7-19 0-38 0-56 0-7 0-14 0-14 7 0 6 7 6 11 6 22 0 26 8 26 29 0 41 0 80 0 121-39-53-78-105-117-157-4-6-5-6-14-6-22 0-45 0-67 0-7 0-14 0-14 7 0 5 7 6 9 6 10 1 18 8 21 12 0 4 0 4 0 9zM218 244c-56-73-112-148-169-222-3-4-3-5-7-9 15 0 31 0 46 0 43 59 87 118 130 176 0 18 0 37 0 55z"><text:p/></draw:path><draw:path draw:style-name="gr3" draw:text-style-name="P69" svg:width="0.041cm" svg:height="0.04cm" svg:x="4.427cm" svg:y="0.56cm" svg:viewBox="0 0 42 41" svg:d="M42 20c0-11-10-20-21-20s-21 8-21 20c0 11 10 21 21 21s21-9 21-21z"><text:p/></draw:path><draw:path draw:style-name="gr3" draw:text-style-name="P69" svg:width="0.164cm" svg:height="0.121cm" svg:x="4.763cm" svg:y="0cm" svg:viewBox="0 0 165 122" svg:d="M20 102c-1 4-2 10-2 11 0 6 4 9 8 9 6 0 10-4 11-6 1-4 4-11 5-17 1-5 4-18 6-24s4-12 5-18c2-11 3-13 11-25 7-10 21-24 41-24 15 0 15 13 15 18 0 17-11 47-15 58-4 7-5 10-5 15 0 14 12 23 27 23 26 0 38-37 38-42 0-3-3-3-4-3-4 0-5 1-6 4-5 22-17 33-28 33-6 0-7-4-7-9 0-6 1-10 7-22 3-8 14-37 14-52 0-27-21-31-35-31-22 0-38 14-47 24-1-18-17-24-28-24s-18 9-21 14c-7 10-10 26-10 28 0 3 3 3 4 3 4 0 5-1 6-9 4-15 10-28 20-28 7 0 8 5 8 13 0 5-2 14-3 22-2 7-5 19-6 24-4 12-6 23-9 35z"><text:p/></draw:path><draw:path draw:style-name="gr3" draw:text-style-name="P69" svg:width="0.514cm" svg:height="0.538cm" svg:x="4.588cm" svg:y="0.236cm" svg:viewBox="0 0 515 539" svg:d="M468 539c15-40 31-81 47-122-3 0-7 0-10 0-15 40-56 66-100 78-9 1-46 11-121 11-78 0-155 0-233 0 66-77 131-154 197-230 3-3 3-4 3-6-1-3 0-1-2-6-61-82-120-164-181-246 71 0 142 0 213 0 51 0 86 5 90 6 21 4 55 10 84 29 10 6 37 24 50 55 3 0 7 0 10 0-16-36-32-72-47-108-152 0-305 0-457 0-9 0-10 0-11 2 0 1 0 9 0 13 68 94 136 186 205 280-67 78-133 156-201 234-4 4-3 4-4 6 0 4 3 4 11 4 152 0 305 0 457 0z"><text:p/></draw:path><draw:path draw:style-name="gr3" draw:text-style-name="P69" svg:width="0.082cm" svg:height="0.182cm" svg:x="4.608cm" svg:y="0.877cm" svg:viewBox="0 0 83 183" svg:d="M75 11c0-4-3-11-11-11-7 0-14 8-14 15 0 5 3 10 9 10 9 0 16-7 16-14zM20 147c-1 5-2 7-2 13 0 12 11 23 25 23 27 0 40-38 40-42 0-3-4-2-5-3-4 0-4 1-5 4-7 22-19 33-29 33-5 0-7-4-7-10 0-7 2-11 5-18 2-6 5-14 9-20 2-7 12-32 13-36 0-2 1-5 1-7 0-14-11-23-25-23-28 0-40 36-40 40 0 5 3 5 4 5 5 0 5-3 6-5 7-24 19-33 29-33 4 0 6 2 6 9s-1 11-9 28c-5 14-11 28-16 42z"><text:p/></draw:path><draw:path draw:style-name="gr3" draw:text-style-name="P69" svg:width="0.198cm" svg:height="0.072cm" svg:x="4.723cm" svg:y="0.953cm" svg:viewBox="0 0 199 73" svg:d="M189 13c4 0 10 0 10-7 0-6-6-6-10-6-59 0-120 0-179 0-3 0-10 0-10 6 0 7 7 7 10 7 59 0 120 0 179 0zM189 73c4 0 10 0 10-7s-6-7-10-7c-59 0-120 0-179 0-3 0-10 0-10 7s7 7 10 7c59 0 120 0 179 0z"><text:p/></draw:path><draw:path draw:style-name="gr3" draw:text-style-name="P69" svg:width="0.126cm" svg:height="0.184cm" svg:x="4.956cm" svg:y="0.877cm" svg:viewBox="0 0 127 185" svg:d="M127 94c0-30-5-52-17-71-9-12-25-23-47-23-63 0-63 74-63 94 0 18 0 91 63 91 62 0 64-73 64-91zM63 177c-12 0-29-8-34-30-4-15-4-37-4-57s0-40 4-56c6-21 23-26 34-26 15 0 29 9 34 24 4 14 4 34 4 58 0 20 0 40-3 56-6 26-24 31-35 31z"><text:p/></draw:path><draw:path draw:style-name="gr3" draw:text-style-name="P69" svg:width="0.04cm" svg:height="0.04cm" svg:x="5.223cm" svg:y="0.56cm" svg:viewBox="0 0 41 41" svg:d="M41 20c0-11-10-20-21-20s-20 8-20 20c0 11 9 21 20 21s21-9 21-21z"><text:p/></draw:path><draw:path draw:style-name="gr3" draw:text-style-name="P69" svg:width="0.192cm" svg:height="0.35cm" svg:x="5.317cm" svg:y="0.33cm" svg:viewBox="0 0 193 351" svg:d="M121 118c11 0 22 0 33 0 8 0 12 0 12-8 0-4-4-4-11-4-11 0-21 0-32 0 2-15 6-30 8-44 2-9 8-37 10-41 3-7 10-13 17-13 3 0 13 0 20 7-17 2-21 15-21 21 0 9 7 14 15 14 10 0 21-9 21-24 0-17-18-26-35-26-12 0-37 7-48 45-2 8-3 12-13 61-9 0-18 0-27 0-7 0-12 0-12 6s5 6 11 6c9 0 17 0 26 0-10 50-19 101-29 152-7 37-13 72-33 72-2 0-12 0-19-6 18-1 21-16 21-21 0-9-6-13-14-13-10 0-21 7-21 23 0 17 17 26 33 26 21 0 36-23 43-37 12-25 22-72 22-74 8-41 15-82 23-122z"><text:p/></draw:path><draw:path draw:style-name="gr3" draw:text-style-name="P69" svg:width="0.118cm" svg:height="0.178cm" svg:x="5.503cm" svg:y="0.481cm" svg:viewBox="0 0 119 179" svg:d="M119 130c-3 0-6 0-9 0-1 5-3 22-7 24-2 2-23 2-27 2-17 0-33 0-50 0 29-25 38-33 54-45 20-16 39-33 39-59 0-32-29-52-63-52s-56 23-56 48c0 14 11 15 14 15 7 0 15-5 15-15 0-4-3-14-17-14 9-19 27-25 40-25 27 0 40 22 40 43 0 24-16 43-25 53-22 20-43 42-65 63-2 3-2 4-2 11 37 0 74 0 111 0 2-16 6-33 8-49z"><text:p/></draw:path><draw:path draw:style-name="gr3" draw:text-style-name="P69" svg:width="0.088cm" svg:height="0.385cm" svg:x="5.698cm" svg:y="0.313cm" svg:viewBox="0 0 89 386" svg:d="M89 382c0-1 0-2-7-8-48-49-60-122-60-181 0-68 14-135 62-183 5-4 5-6 5-7 0-2-1-3-3-3-5 0-40 26-62 75-20 43-24 86-24 118 0 30 3 77 25 121 23 47 56 72 61 72 2 0 3-1 3-4z"><text:p/></draw:path><draw:path draw:style-name="gr3" draw:text-style-name="P69" svg:width="0.1cm" svg:height="0.259cm" svg:x="5.821cm" svg:y="0.346cm" svg:viewBox="0 0 101 260" svg:d="M98 14c0-7-6-14-14-14-10 0-21 10-21 21 0 7 5 13 15 13 9 0 20-9 20-20zM68 160c6-13 6-13 9-24 3-7 5-13 5-19 0-18-12-32-31-32-37 0-51 56-51 59s3 3 4 3c4 0 5 0 6-6 11-36 26-47 39-47 4 0 10 0 10 12 0 7-3 16-4 19-3 10-21 55-26 72-5 10-10 23-10 31 0 19 13 32 32 32 36 0 50-56 50-60s-3-4-4-4c-4 0-4 1-6 8-6 24-20 47-39 47-7 0-9-3-9-12 0-10 2-16 11-40 4-13 10-26 14-39z"><text:p/></draw:path><draw:path draw:style-name="gr3" draw:text-style-name="P69" svg:width="0.089cm" svg:height="0.385cm" svg:x="5.964cm" svg:y="0.313cm" svg:viewBox="0 0 90 386" svg:d="M90 193c0-30-4-77-25-120-23-48-56-73-61-73-2 0-4 1-4 3 0 1 0 3 8 9 38 39 60 100 60 181 0 66-14 134-62 182-6 5-6 6-6 7 0 2 2 4 4 4 5 0 39-26 62-76 20-41 24-84 24-117z"><text:p/></draw:path></draw:g></text:p>
      <text:p text:style-name="P38">לפי כלל <draw:g text:anchor-type="as-char" svg:y="-0.175cm" draw:z-index="207" draw:name="Shape222" draw:style-name="gr1"><svg:title>TexMaths</svg:title><svg:desc>11§display§\eta§svg§600§FALSE§</svg:desc><draw:path draw:style-name="gr2" draw:text-style-name="P68" svg:width="0.148cm" svg:height="0.211cm" svg:x="0.01cm" svg:y="0.018cm" svg:viewBox="0 0 149 212" svg:d="M0 0c49 0 100 0 149 0 0 70 0 142 0 212-49 0-100 0-149 0 0-70 0-142 0-212z"><text:p/></draw:path><draw:path draw:style-name="gr3" draw:text-style-name="P69" svg:width="0.177cm" svg:height="0.251cm" svg:x="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5 15-58 29-116 44-173z"><text:p/></draw:path></draw:g>, <draw:g text:anchor-type="as-char" svg:y="-0.28cm" draw:z-index="208" draw:name="Shape223" draw:style-name="gr1"><svg:title>TexMaths</svg:title><svg:desc>11§display§f_1 \neq f_2§svg§600§FALSE§</svg:desc><draw:path draw:style-name="gr2" draw:text-style-name="P68" svg:width="1.162cm" svg:height="0.319cm" svg:x="0.001cm" svg:y="0.019cm" svg:viewBox="0 0 1163 320" svg:d="M0 0c387 0 776 0 1163 0 0 107 0 213 0 320-387 0-776 0-1163 0 0-107 0-213 0-320z"><text:p/></draw:path><draw:path draw:style-name="gr3" draw:text-style-name="P69" svg:width="0.192cm" svg:height="0.35cm" svg:x="0.002cm" svg:y="0.005cm" svg:viewBox="0 0 193 351" svg:d="M121 118c11 0 22 0 33 0 8 0 12 0 12-8 0-4-4-4-11-4-11 0-21 0-32 0 2-16 6-30 8-44 2-8 8-36 10-40 3-8 10-13 17-13 3 0 13 0 20 6-17 2-21 16-21 21 0 9 7 14 15 14 10 0 21-9 21-24 0-17-18-26-35-26-13 0-37 7-48 45-2 8-3 12-13 61-9 0-18 0-27 0-7 0-12 0-12 8 0 4 5 4 11 4 9 0 17 0 26 0-10 51-19 100-29 151-7 38-13 73-34 73-1 0-11 0-18-7 18-1 21-15 21-21 0-9-6-13-14-13-10 0-21 9-21 23 0 18 17 27 32 27 22 0 37-23 44-38 12-24 21-70 22-74 8-41 15-80 23-121z"><text:p/></draw:path><draw:path draw:style-name="gr3" draw:text-style-name="P69" svg:width="0.097cm" svg:height="0.179cm" svg:x="0.2cm" svg:y="0.155cm" svg:viewBox="0 0 98 180" svg:d="M61 8c0-8 0-8-8-8-18 17-42 17-53 17 0 3 0 6 0 9 7 0 24 0 39-7 0 46 0 92 0 139 0 9 0 12-27 12-3 0-8 0-11 0 0 3 0 6 0 10 6 0 39-1 49-1 8 0 42 1 48 1 0-4 0-7 0-10-3 0-7 0-10 0-27 0-27-3-27-12 0-51 0-101 0-150z"><text:p/></draw:path><draw:path draw:style-name="gr3" draw:text-style-name="P69" svg:width="0.192cm" svg:height="0.358cm" svg:x="0.505cm" svg:y="0cm" svg:viewBox="0 0 193 359" svg:d="M189 15c4-5 4-6 4-7 0-2-3-8-8-8s-6 2-9 8c-57 112-115 224-173 336-3 6-3 7-3 8 0 3 2 7 8 7 4 0 5-2 9-7 57-113 115-224 172-337z"><text:p/></draw:path><draw:path draw:style-name="gr3" draw:text-style-name="P69" svg:width="0.255cm" svg:height="0.091cm" svg:x="0.473cm" svg:y="0.134cm" svg:viewBox="0 0 256 92" svg:d="M243 15c7 0 13 0 13-7 0-8-6-8-12-8-77 0-155 0-232 0-5 0-12 0-12 8 0 7 7 7 13 7 77 0 153 0 230 0zM244 92c6 0 12 0 12-8s-6-8-13-8c-77 0-153 0-230 0-6 0-13 0-13 8s7 8 12 8c77 0 155 0 232 0z"><text:p/></draw:path><draw:path draw:style-name="gr3" draw:text-style-name="P69" svg:width="0.193cm" svg:height="0.35cm" svg:x="0.878cm" svg:y="0.005cm" svg:viewBox="0 0 194 351" svg:d="M122 118c11 0 22 0 33 0 8 0 12 0 12-8 0-4-4-4-11-4-11 0-21 0-32 0 3-16 6-30 8-44 2-8 8-36 10-40 3-8 10-13 18-13 2 0 12 0 18 6-16 2-21 16-21 21 0 9 8 14 15 14 11 0 22-9 22-24 0-17-18-26-34-26-14 0-38 7-49 45-3 8-4 12-13 61-9 0-18 0-26 0s-13 0-13 8c0 4 4 4 11 4 9 0 17 0 26 0-10 51-19 100-29 151-6 38-13 73-34 73-1 0-11 0-19-7 19-1 22-15 22-21 0-9-7-13-14-13-10 0-22 9-22 23 0 18 18 27 33 27 22 0 37-23 44-38 12-24 21-70 22-74 8-41 15-80 23-121z"><text:p/></draw:path><draw:path draw:style-name="gr3" draw:text-style-name="P69" svg:width="0.119cm" svg:height="0.179cm" svg:x="1.064cm" svg:y="0.155cm" svg:viewBox="0 0 120 180" svg:d="M120 130c-3 0-6 0-9 0-1 7-4 22-8 24-2 3-23 3-26 3-16 0-33 0-49 0 27-26 37-33 53-46 20-16 39-33 39-58 0-33-29-53-64-53-33 0-56 23-56 49 0 13 12 14 14 14 7 0 15-5 15-14 0-5-1-15-16-15 9-19 27-24 40-24 26 0 41 21 41 43 0 23-17 42-26 52-22 21-43 42-65 64-3 2-3 3-3 11 37 0 75 0 112 0 2-17 6-33 8-50z"><text:p/></draw:path></draw:g><text:s/>שקול לקיום <draw:g text:anchor-type="as-char" svg:y="-0.263cm" draw:z-index="209" draw:name="Shape224" draw:style-name="gr1"><svg:title>TexMaths</svg:title><svg:desc>11§display§m \in \N§svg§600§FALSE§</svg:desc><draw:path draw:style-name="gr2" draw:text-style-name="P68" svg:width="1.041cm" svg:height="0.237cm" svg:x="0.01cm" svg:y="0.018cm" svg:viewBox="0 0 1042 238" svg:d="M521 238c-173 0-347 0-521 0 0-79 0-159 0-238 348 0 694 0 1042 0 0 79 0 159 0 238-174 0-348 0-521 0z"><text:p/></draw:path><draw:path draw:style-name="gr3" draw:text-style-name="P69" svg:width="0.316cm" svg:height="0.172cm" svg:x="0.001cm" svg:y="0.093cm" svg:viewBox="0 0 317 173" svg:d="M23 147c-1 6-3 13-3 15 0 8 5 11 11 11 4 0 12-3 14-11 0-1 6-17 8-27 2-12 5-23 7-34 4-9 6-18 7-26 2-7 6-18 6-19 5-12 26-47 62-47 18 0 21 14 21 26 0 10-2 21-5 32-4 14-8 30-11 45-3 10-6 20-8 30-1 7-4 18-4 20 0 8 4 11 11 11 12 0 14-9 16-20 6-22 20-78 24-94 1-4 21-50 63-50 18 0 21 13 21 26 0 22-16 66-23 87-5 9-6 13-6 21 0 16 13 30 32 30 36 0 51-54 51-58s-4-4-5-4c-4 0-4 1-6 8-6 19-18 46-39 46-6 0-10-5-10-12 0-9 4-19 7-27 8-21 24-62 24-84 0-26-15-42-44-42-30 0-49 18-64 37 0-4-1-17-12-27-10-8-22-10-32-10-34 0-52 25-59 34-2-22-19-34-36-34-18 0-26 15-29 22-7 13-12 36-12 37 0 5 4 5 5 5 4 0 4-1 7-9 7-28 14-46 28-46 6 0 12 3 12 17 0 8-1 12-7 32-8 30-14 59-22 89z"><text:p/></draw:path><draw:path draw:style-name="gr3" draw:text-style-name="P69" svg:width="0.193cm" svg:height="0.221cm" svg:x="0.469cm" svg:y="0.055cm" svg:viewBox="0 0 194 222" svg:d="M179 119c7 0 15 0 15-8s-8-8-15-8c-55 0-109 0-164 0 6-51 50-88 104-88 20 0 40 0 60 0 7 0 15 0 15-7 0-8-8-8-15-8-20 0-40 0-60 0-66 0-119 49-119 111 0 60 53 111 119 111 20 0 40 0 60 0 7 0 15 0 15-8s-8-8-15-8c-20 0-40 0-60 0-54 0-98-37-104-87 55 0 109 0 164 0z"><text:p/></draw:path><draw:path draw:style-name="gr3" draw:text-style-name="P69" svg:width="0.261cm" svg:height="0.268cm" svg:x="0.81cm" svg:y="0.001cm" svg:viewBox="0 0 262 269" svg:d="M34 35c0 62 0 124 0 186 0 21-3 27-23 28-4 0-11 0-11 7 0 6 7 6 13 6 20 0 41 0 61 0 6 0 12 0 12-6 0-7-7-7-11-7-22-1-26-9-26-28 0-59 0-118 0-176 57 72 112 146 168 218 3 5 5 6 7 6 7 0 7-6 7-12 0-73 0-144 0-216 0-21 4-27 22-28 2 0 9 0 9-6 0-7-6-7-13-7-19 0-38 0-57 0-6 0-13 0-13 7 0 6 7 6 11 6 22 1 26 9 26 29 0 39 0 80 0 119-39-51-79-104-117-156-4-5-6-5-14-5-22 0-45 0-67 0-7 0-14 0-14 7 0 6 7 6 9 6 10 1 18 8 21 12 0 4 0 5 0 10zM218 243c-56-74-112-146-169-220-3-4-3-5-7-10 15 0 31 0 46 0 43 58 87 117 130 175 0 18 0 37 0 55z"><text:p/></draw:path></draw:g><text:s/>כך ש־<draw:g text:anchor-type="as-char" svg:y="-0.288cm" draw:z-index="216" draw:name="Shape225" draw:style-name="gr1"><svg:title>TexMaths</svg:title><svg:desc>11§display§f_1(m) \neq f_2(m)§svg§600§FALSE§</svg:desc><draw:path draw:style-name="gr2" draw:text-style-name="P68" svg:width="2.44cm" svg:height="0.345cm" svg:x="0.001cm" svg:y="0.018cm" svg:viewBox="0 0 2441 346" svg:d="M1221 346c-407 0-814 0-1221 0 0-116 0-230 0-346 814 0 1627 0 2441 0 0 116 0 230 0 346-407 0-814 0-1220 0z"><text:p/></draw:path><draw:path draw:style-name="gr3" draw:text-style-name="P69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9" svg:width="0.097cm" svg:height="0.178cm" svg:x="0.2cm" svg:y="0.168cm" svg:viewBox="0 0 98 179" svg:d="M62 8c0-8-1-8-9-8-18 17-42 17-53 17 0 3 0 6 0 9 7 0 24 0 40-7 0 46 0 92 0 138 0 9 0 13-28 13-3 0-6 0-10 0 0 3 0 6 0 9 5-1 38-1 48-1 8 0 42 0 48 1 0-3 0-6 0-9-3 0-7 0-10 0-26 0-26-4-26-13 0-50 0-100 0-149z"><text:p/></draw:path><draw:path draw:style-name="gr3" draw:text-style-name="P69" svg:width="0.088cm" svg:height="0.384cm" svg:x="0.383cm" svg:y="0cm" svg:viewBox="0 0 89 385" svg:d="M89 381c0-1 0-1-6-8-49-49-61-122-61-180 0-67 14-135 62-182 5-5 5-5 5-7 0-3-1-4-3-4-5 0-40 26-62 76-20 42-24 85-24 117 0 29 3 76 25 120 23 47 56 72 61 72 2 0 3-1 3-4z"><text:p/></draw:path><draw:path draw:style-name="gr3" draw:text-style-name="P69" svg:width="0.315cm" svg:height="0.174cm" svg:x="0.506cm" svg:y="0.115cm" svg:viewBox="0 0 316 175" svg:d="M22 148c-1 6-3 15-3 17 0 7 5 10 11 10 5 0 12-3 14-11 1-1 6-19 8-29 3-12 5-23 9-34 2-9 4-17 6-26 1-7 5-18 5-19 6-12 26-47 62-47 18 0 21 14 21 26 0 10-2 21-5 33-4 15-8 29-11 44-3 10-6 20-8 30-1 8-4 21-4 23 0 7 5 10 11 10 12 0 14-10 17-22 6-22 20-78 23-92 1-6 22-52 64-52 17 0 21 13 21 26 0 22-17 66-24 87-4 9-6 13-6 21 0 19 15 32 32 32 36 0 51-56 51-59 0-4-4-4-5-4-3 0-3 1-5 7-7 20-19 47-40 47-6 0-10-3-10-12 0-10 5-19 8-27 7-20 23-63 23-85 0-25-15-42-44-42-28 0-48 18-63 37-1-4-2-17-13-27-9-8-22-10-31-10-35 0-53 25-60 34-2-22-19-34-36-34-18 0-25 15-29 22-7 13-11 36-11 37 0 5 3 5 4 5 4 0 5-1 7-9 7-27 14-46 28-46 6 0 12 3 12 17 0 8-1 13-6 32-8 30-15 60-23 90z"><text:p/></draw:path><draw:path draw:style-name="gr3" draw:text-style-name="P69" svg:width="0.088cm" svg:height="0.384cm" svg:x="0.856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69" svg:width="0.192cm" svg:height="0.358cm" svg:x="1.145cm" svg:y="0.011cm" svg:viewBox="0 0 193 359" svg:d="M189 15c4-5 4-6 4-7 0-2-3-8-8-8s-6 2-9 8c-57 112-115 223-173 336-3 5-3 6-3 7 0 4 2 8 8 8 4 0 5-2 9-8 57-112 115-223 172-336z"><text:p/></draw:path><draw:path draw:style-name="gr3" draw:text-style-name="P69" svg:width="0.255cm" svg:height="0.09cm" svg:x="1.113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9" svg:width="0.193cm" svg:height="0.349cm" svg:x="1.518cm" svg:y="0.017cm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0 0-22 8-22 23 0 17 18 26 33 26 22 0 37-23 44-37 12-25 21-71 22-74 8-40 15-80 23-121z"><text:p/></draw:path><draw:path draw:style-name="gr3" draw:text-style-name="P69" svg:width="0.119cm" svg:height="0.178cm" svg:x="1.704cm" svg:y="0.168cm" svg:viewBox="0 0 120 179" svg:d="M120 130c-3 0-7 0-10 0 0 5-3 22-7 24-2 2-23 2-26 2-16 0-33 0-49 0 27-25 37-33 53-45 20-16 39-33 39-58 0-33-29-53-64-53-33 0-56 23-56 48 0 14 12 15 14 15 7 0 15-5 15-15 0-4-1-14-16-14 8-19 27-24 40-24 26 0 41 21 41 43 0 23-17 42-26 52-22 21-43 41-65 63-3 3-3 4-3 11 37 0 74 0 111 0 3-16 6-33 9-49z"><text:p/></draw:path><draw:path draw:style-name="gr3" draw:text-style-name="P69" svg:width="0.089cm" svg:height="0.384cm" svg:x="1.899cm" svg:y="0cm" svg:viewBox="0 0 90 385" svg:d="M90 381c0-1 0-1-6-8-49-49-62-122-62-180 0-67 15-135 63-182 5-5 5-5 5-7 0-3-2-4-4-4-5 0-39 26-62 76-20 42-24 85-24 117 0 29 4 76 25 120 23 47 56 72 61 72 2 0 4-1 4-4z"><text:p/></draw:path><draw:path draw:style-name="gr3" draw:text-style-name="P69" svg:width="0.316cm" svg:height="0.174cm" svg:x="2.022cm" svg:y="0.115cm" svg:viewBox="0 0 317 175" svg:d="M23 148c-1 6-3 15-3 17 0 7 5 10 11 10 4 0 11-3 14-11 0-1 5-19 7-29 3-12 5-23 9-34 2-9 4-17 6-26 2-7 5-18 6-19 5-12 26-47 62-47 18 0 21 14 21 26 0 10-3 21-5 33-4 15-8 29-11 44-2 10-6 20-8 30-2 8-5 21-5 23 0 7 5 10 11 10 12 0 14-10 17-22 6-22 20-78 23-92 1-6 22-52 64-52 17 0 21 13 21 26 0 22-17 66-24 87-4 9-5 13-5 21 0 19 14 32 32 32 37 0 51-56 51-59 0-4-3-4-5-4-4 0-4 1-6 7-6 20-18 47-40 47-6 0-9-3-9-12 0-10 4-19 7-27 8-20 24-63 24-85 0-25-16-42-45-42-30 0-48 18-63 37 0-4-1-17-12-27-10-8-22-10-32-10-35 0-53 25-60 34-2-22-18-34-35-34-18 0-26 15-29 22-6 13-12 36-12 37 0 5 3 4 4 5 5 0 5-1 7-9 7-27 14-46 29-46 5 0 12 3 12 17 0 8-1 13-7 32-8 30-14 60-22 90z"><text:p/></draw:path><draw:path draw:style-name="gr3" draw:text-style-name="P69" svg:width="0.089cm" svg:height="0.384cm" svg:x="2.372cm" svg:y="0cm" svg:viewBox="0 0 90 385" svg:d="M90 193c0-30-4-76-25-120-23-48-57-73-61-73-2 0-4 2-4 4s0 2 8 9c37 38 59 99 59 180 0 65-14 133-61 181-6 6-6 6-6 7 0 2 2 4 4 4 4 0 39-26 62-76 20-41 24-84 24-116z"><text:p/></draw:path></draw:g>. נסכום עד <draw:g text:anchor-type="as-char" svg:y="-0.263cm" draw:z-index="210" draw:name="Shape226" draw:style-name="gr1"><svg:title>TexMaths</svg:title><svg:desc>11§display§m \in \N§svg§600§FALSE§</svg:desc><draw:path draw:style-name="gr2" draw:text-style-name="P68" svg:width="1.041cm" svg:height="0.237cm" svg:x="0.01cm" svg:y="0.018cm" svg:viewBox="0 0 1042 238" svg:d="M521 238c-173 0-347 0-521 0 0-79 0-159 0-238 348 0 694 0 1042 0 0 79 0 159 0 238-174 0-348 0-521 0z"><text:p/></draw:path><draw:path draw:style-name="gr3" draw:text-style-name="P69" svg:width="0.316cm" svg:height="0.172cm" svg:x="0.001cm" svg:y="0.093cm" svg:viewBox="0 0 317 173" svg:d="M23 147c-1 6-3 13-3 15 0 8 5 11 11 11 4 0 12-3 14-11 0-1 6-17 8-27 2-12 5-23 7-34 4-9 6-18 7-26 2-7 6-18 6-19 5-12 26-47 62-47 18 0 21 14 21 26 0 10-2 21-5 32-4 14-8 30-11 45-3 10-6 20-8 30-1 7-4 18-4 20 0 8 4 11 11 11 12 0 14-9 16-20 6-22 20-78 24-94 1-4 21-50 63-50 18 0 21 13 21 26 0 22-16 66-23 87-5 9-6 13-6 21 0 16 13 30 32 30 36 0 51-54 51-58s-4-4-5-4c-4 0-4 1-6 8-6 19-18 46-39 46-6 0-10-5-10-12 0-9 4-19 7-27 8-21 24-62 24-84 0-26-15-42-44-42-30 0-49 18-64 37 0-4-1-17-12-27-10-8-22-10-32-10-34 0-52 25-59 34-2-22-19-34-36-34-18 0-26 15-29 22-7 13-12 36-12 37 0 5 4 5 5 5 4 0 4-1 7-9 7-28 14-46 28-46 6 0 12 3 12 17 0 8-1 12-7 32-8 30-14 59-22 89z"><text:p/></draw:path><draw:path draw:style-name="gr3" draw:text-style-name="P69" svg:width="0.193cm" svg:height="0.221cm" svg:x="0.469cm" svg:y="0.055cm" svg:viewBox="0 0 194 222" svg:d="M179 119c7 0 15 0 15-8s-8-8-15-8c-55 0-109 0-164 0 6-51 50-88 104-88 20 0 40 0 60 0 7 0 15 0 15-7 0-8-8-8-15-8-20 0-40 0-60 0-66 0-119 49-119 111 0 60 53 111 119 111 20 0 40 0 60 0 7 0 15 0 15-8s-8-8-15-8c-20 0-40 0-60 0-54 0-98-37-104-87 55 0 109 0 164 0z"><text:p/></draw:path><draw:path draw:style-name="gr3" draw:text-style-name="P69" svg:width="0.261cm" svg:height="0.268cm" svg:x="0.81cm" svg:y="0.001cm" svg:viewBox="0 0 262 269" svg:d="M34 35c0 62 0 124 0 186 0 21-3 27-23 28-4 0-11 0-11 7 0 6 7 6 13 6 20 0 41 0 61 0 6 0 12 0 12-6 0-7-7-7-11-7-22-1-26-9-26-28 0-59 0-118 0-176 57 72 112 146 168 218 3 5 5 6 7 6 7 0 7-6 7-12 0-73 0-144 0-216 0-21 4-27 22-28 2 0 9 0 9-6 0-7-6-7-13-7-19 0-38 0-57 0-6 0-13 0-13 7 0 6 7 6 11 6 22 1 26 9 26 29 0 39 0 80 0 119-39-51-79-104-117-156-4-5-6-5-14-5-22 0-45 0-67 0-7 0-14 0-14 7 0 6 7 6 9 6 10 1 18 8 21 12 0 4 0 5 0 10zM218 243c-56-74-112-146-169-220-3-4-3-5-7-10 15 0 31 0 46 0 43 58 87 117 130 175 0 18 0 37 0 55z"><text:p/></draw:path></draw:g><text:s/>הנמוך ביותר המקיים תכונה זו. משום שהוא הנמוך ביותר, <draw:g text:anchor-type="as-char" svg:y="-0.288cm" draw:z-index="211" draw:name="Shape227" draw:style-name="gr1"><svg:title>TexMaths</svg:title><svg:desc>11§display§\forall t &lt; m \in \N. f_1(t) = f_2(t)§svg§600§FALSE§</svg:desc><draw:path draw:style-name="gr2" draw:text-style-name="P68" svg:width="4.109cm" svg:height="0.345cm" svg:x="0.021cm" svg:y="0.018cm" svg:viewBox="0 0 4110 346" svg:d="M2056 346c-685 0-1371 0-2056 0 0-116 0-230 0-346 1370 0 2740 0 4110 0 0 116 0 230 0 346-684 0-1370 0-2054 0z"><text:p/></draw:path><draw:path draw:style-name="gr3" draw:text-style-name="P69" svg:width="0.215cm" svg:height="0.274cm" svg:x="0.001cm" svg:y="0.018cm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69" svg:width="0.118cm" svg:height="0.243cm" svg:x="0.224cm" svg:y="0.048cm" svg:viewBox="0 0 119 244" svg:d="M72 87c12 0 24 0 36 0 8 0 11 0 11-8 0-4-3-4-10-4-11 0-23 0-34 0 13-55 15-63 15-65 0-7-4-10-11-10-1 0-12 0-15 13-6 21-10 41-16 62-12 0-24 0-36 0-8 0-12 0-12 8 0 4 3 4 11 4 11 0 23 0 34 0-27 109-28 116-28 122 0 21 14 35 35 35 39 0 61-55 61-58s-3-3-4-3c-4 0-4 1-7 4-16 40-36 49-49 49-9 0-12-5-12-18 0-9 0-11 2-18 10-38 19-76 29-113z"><text:p/></draw:path><draw:path draw:style-name="gr3" draw:text-style-name="P69" svg:width="0.236cm" svg:height="0.221cm" svg:x="0.495cm" svg:y="0.078cm" svg:viewBox="0 0 237 222" svg:d="M229 17c4-4 8-5 8-9 0-5-4-8-8-8-1 0-2 0-8 2-71 34-142 67-213 101-5 3-8 3-8 8s3 7 8 9c71 33 142 67 213 100 6 2 7 2 8 2 4 0 8-3 8-7 0-5-4-6-8-8-67-32-135-64-203-96 68-32 136-63 203-94z"><text:p/></draw:path><draw:path draw:style-name="gr3" draw:text-style-name="P69" svg:width="0.316cm" svg:height="0.174cm" svg:x="0.882cm" svg:y="0.115cm" svg:viewBox="0 0 317 175" svg:d="M23 148c-1 6-4 15-4 17 0 7 5 10 12 10 4 0 11-3 14-11 0-1 5-19 7-29 3-12 5-23 9-34 2-9 4-17 6-26 1-7 5-18 6-19 5-12 25-47 62-47 18 0 21 14 21 26 0 10-3 21-5 33-4 15-8 29-11 44-2 10-6 20-8 30-2 8-5 21-5 23 0 7 5 10 11 10 12 0 14-10 17-22 6-22 20-78 23-92 1-6 22-52 64-52 17 0 21 13 21 26 0 22-17 66-24 87-4 9-5 13-5 21 0 19 14 32 32 32 37 0 51-56 51-59 0-4-5-4-6-4-3 0-3 1-5 7-6 20-18 47-40 47-6 0-9-3-9-12 0-10 4-19 7-27 8-20 24-63 24-85 0-25-16-42-45-42-30 0-48 18-63 37 0-4-1-17-12-27-10-8-22-10-32-10-35 0-53 25-60 34-2-22-18-34-35-34-18 0-26 15-29 22-8 13-12 36-12 37 0 5 3 5 4 5 5 0 5-1 7-9 7-27 14-46 29-46 5 0 12 3 12 17 0 8-1 13-7 32-8 30-14 60-22 90z"><text:p/></draw:path><draw:path draw:style-name="gr3" draw:text-style-name="P69" svg:width="0.193cm" svg:height="0.221cm" svg:x="1.35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9" svg:width="0.261cm" svg:height="0.27cm" svg:x="1.692cm" svg:y="0.025cm" svg:viewBox="0 0 262 271" svg:d="M34 35c0 63 0 126 0 187 0 20-3 28-23 28-4 0-11 0-11 7 0 6 7 6 13 6 20 0 41 0 61 0 6 0 12 0 12-6 0-7-6-7-11-7-21 0-24-9-24-29 0-58 0-118 0-176 55 74 111 148 166 220 4 5 5 6 9 6 6 0 6-7 6-13 0-72 0-145 0-217 0-21 3-27 21-28 2 0 9 0 9-6 0-7-6-7-12-7-19 0-39 0-57 0-7 0-14 0-14 7 0 6 8 6 12 6 21 1 25 9 25 29 0 39 0 80 0 121-39-53-78-105-117-157-4-6-5-6-14-6-22 0-45 0-67 0-7 0-12 0-12 7 0 6 5 6 7 6 10 1 18 8 22 12-1 4-1 5-1 10zM219 243c-56-72-112-146-168-220-5-5-5-5-9-10 15 0 31 0 46 0 44 59 87 117 131 176 0 18 0 37 0 54z"><text:p/></draw:path><draw:path draw:style-name="gr3" draw:text-style-name="P69" svg:width="0.04cm" svg:height="0.04cm" svg:x="1.996cm" svg:y="0.247cm" svg:viewBox="0 0 41 41" svg:d="M41 21c0-12-10-21-21-21s-20 9-20 21c0 11 9 20 20 20s21-9 21-20z"><text:p/></draw:path><draw:path draw:style-name="gr3" draw:text-style-name="P69" svg:width="0.192cm" svg:height="0.349cm" svg:x="2.089cm" svg:y="0.017cm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3" draw:text-style-name="P69" svg:width="0.097cm" svg:height="0.178cm" svg:x="2.287cm" svg:y="0.168cm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69" svg:width="0.089cm" svg:height="0.384cm" svg:x="2.469cm" svg:y="0cm" svg:viewBox="0 0 90 385" svg:d="M90 381c0-1 0-1-6-8-49-49-61-122-61-180 0-67 14-135 62-182 5-5 5-5 5-7 0-3-2-4-4-4-3 0-39 26-62 76-18 42-24 85-24 117 0 29 4 76 26 120 24 47 57 72 60 72 2 0 4-1 4-4z"><text:p/></draw:path><draw:path draw:style-name="gr3" draw:text-style-name="P69" svg:width="0.118cm" svg:height="0.243cm" svg:x="2.59cm" svg:y="0.048cm" svg:viewBox="0 0 119 244" svg:d="M72 87c12 0 24 0 36 0 8 0 11 0 11-8 0-4-3-4-11-4-11 0-23 0-34 0 14-55 16-63 16-65 0-7-4-10-11-10-1 0-12 0-15 13-6 21-10 41-16 62-12 0-24 0-36 0-8 0-12 0-12 8 0 4 3 4 11 4 11 0 23 0 34 0-27 109-30 116-30 122 0 21 16 35 37 35 38 0 60-55 60-58s-2-3-4-3c-3 0-3 1-6 4-16 40-37 49-50 49-8 0-12-5-12-18 0-9 1-11 3-18 10-38 19-76 29-113z"><text:p/></draw:path><draw:path draw:style-name="gr3" draw:text-style-name="P69" svg:width="0.089cm" svg:height="0.384cm" svg:x="2.743cm" svg:y="0cm" svg:viewBox="0 0 90 385" svg:d="M90 193c0-30-4-76-26-120-23-48-56-73-60-73-3 0-4 2-4 4s0 2 8 9c37 38 59 99 59 180 0 65-14 133-61 181-6 6-6 6-6 7 0 2 1 4 4 4 4 0 39-26 61-76 20-41 25-84 25-116z"><text:p/></draw:path><draw:path draw:style-name="gr3" draw:text-style-name="P69" svg:width="0.256cm" svg:height="0.09cm" svg:x="3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192cm" svg:height="0.349cm" svg:x="3.407cm" svg:y="0.017cm" svg:viewBox="0 0 193 350" svg:d="M121 118c11 0 22 0 33 0 8 0 12 0 12-8 0-4-4-4-11-4-11 0-21 0-32 0 4-16 6-30 9-44 1-8 7-36 9-40 3-8 10-13 17-13 3 0 13 0 20 6-17 2-21 16-21 21 0 9 7 14 15 14 10 0 21-9 21-24 0-17-18-26-35-26-12 0-37 7-48 45-2 8-3 12-13 61-9 0-18 0-27 0-7 0-12 0-12 7 0 5 5 5 11 5 9 0 18 0 27 0-10 50-20 100-30 151-7 37-13 72-33 72-2 0-12 0-19-6 18-1 21-16 21-21 0-9-6-13-14-13-10 0-21 8-21 23 0 17 17 26 33 26 21 0 36-23 43-37 13-25 22-71 22-74 8-40 15-80 23-121z"><text:p/></draw:path><draw:path draw:style-name="gr3" draw:text-style-name="P69" svg:width="0.118cm" svg:height="0.178cm" svg:x="3.593cm" svg:y="0.168cm" svg:viewBox="0 0 119 179" svg:d="M119 130c-3 0-6 0-9 0-1 5-3 22-7 24-2 2-23 2-27 2-17 0-33 0-50 0 29-25 38-33 54-45 20-16 39-33 39-58 0-33-29-53-63-53s-56 23-56 48c0 14 11 15 14 15 7 0 15-5 15-15 0-4-3-14-17-14 9-19 28-24 40-24 27 0 40 21 40 43 0 23-16 42-25 52-22 21-43 41-65 63-2 3-2 4-2 11 37 0 74 0 111 0 2-16 6-33 8-49z"><text:p/></draw:path><draw:path draw:style-name="gr3" draw:text-style-name="P69" svg:width="0.088cm" svg:height="0.384cm" svg:x="3.788cm" svg:y="0cm" svg:viewBox="0 0 89 385" svg:d="M89 381c0-1 0-1-6-8-49-49-61-122-61-180 0-67 14-135 62-182 5-5 5-5 5-7 0-3-1-4-3-4-5 0-40 26-62 76-20 42-24 85-24 117 0 29 3 76 25 120 23 47 56 72 61 72 2 0 3-1 3-4z"><text:p/></draw:path><draw:path draw:style-name="gr3" draw:text-style-name="P69" svg:width="0.118cm" svg:height="0.243cm" svg:x="3.908cm" svg:y="0.048cm" svg:viewBox="0 0 119 244" svg:d="M72 87c12 0 24 0 36 0 8 0 11 0 11-8 0-4-3-4-11-4-11 0-22 0-33 0 13-55 15-63 15-65 0-7-4-10-11-10-1 0-12 0-15 13-6 21-10 41-16 62-12 0-24 0-36 0-8 0-12 0-12 8 0 4 3 4 11 4 11 0 23 0 34 0-27 109-28 116-28 122 0 21 14 35 35 35 39 0 61-55 61-58s-3-3-5-3c-3 0-3 1-6 4-16 40-37 49-49 49-9 0-12-5-12-18 0-9 0-11 2-18 10-38 19-76 29-113z"><text:p/></draw:path><draw:path draw:style-name="gr3" draw:text-style-name="P69" svg:width="0.089cm" svg:height="0.384cm" svg:x="4.061cm" svg:y="0cm" svg:viewBox="0 0 90 385" svg:d="M90 193c0-30-4-76-25-120-23-48-57-73-61-73-2 0-4 2-4 4s0 2 8 9c37 38 59 99 59 180 0 65-14 133-61 181-6 6-6 6-6 7 0 2 2 4 4 4 4 0 39-26 62-76 20-41 24-84 24-116z"><text:p/></draw:path></draw:g><text:s/>ולכן, עבור <draw:g text:anchor-type="as-char" svg:y="-0.229cm" draw:z-index="214" draw:name="Shape228" draw:style-name="gr1"><svg:title>TexMaths</svg:title><svg:desc>11§display§t = m - 1§svg§600§FALSE§</svg:desc><draw:path draw:style-name="gr2" draw:text-style-name="P68" svg:width="1.586cm" svg:height="0.218cm" svg:x="0.012cm" svg:y="0.019cm" svg:viewBox="0 0 1587 219" svg:d="M0 0c529 0 1058 0 1587 0 0 73 0 146 0 219-529 0-1058 0-1587 0 0-73 0-146 0-219z"><text:p/></draw:path><draw:path draw:style-name="gr3" draw:text-style-name="P69" svg:width="0.118cm" svg:height="0.243cm" svg:x="0.001cm" svg:y="0.015cm" svg:viewBox="0 0 119 244" svg:d="M70 87c12 0 25 0 37 0 7 0 12 0 12-8 0-4-5-4-11-4-11 0-23 0-34 0 14-54 16-62 16-65 0-6-5-10-12-10-1 0-12 0-15 14-5 20-10 40-15 61-12 0-24 0-36 0-8 0-12 0-12 7 0 5 3 5 11 5 11 0 23 0 34 0-27 108-30 114-30 121 0 21 15 36 36 36 39 0 61-56 61-60 0-3-3-3-4-3-4 0-4 1-6 4-16 41-37 50-50 50-8 0-12-5-12-18 0-9 1-12 2-18 10-38 18-75 28-112z"><text:p/></draw:path><draw:path draw:style-name="gr3" draw:text-style-name="P69" svg:width="0.256cm" svg:height="0.089cm" svg:x="0.261cm" svg:y="0.11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9" svg:width="0.316cm" svg:height="0.172cm" svg:x="0.658cm" svg:y="0.086cm" svg:viewBox="0 0 317 173" svg:d="M23 146c-1 6-3 15-3 17 0 7 5 10 11 10 4 0 12-3 14-11 0-1 6-18 8-28 2-11 5-22 7-33 4-9 6-18 7-26 2-7 6-18 6-19 5-12 26-47 62-47 18 0 21 14 21 27 0 9-2 20-5 32-4 14-8 29-11 44-3 10-6 19-8 28-1 8-4 21-4 23 0 7 4 10 11 10 12 0 14-10 17-22 5-20 19-76 23-91 1-5 21-51 64-51 16 0 21 13 21 27 0 22-17 65-24 86-4 9-6 12-6 20 0 18 13 31 32 31 36 0 51-55 51-58s-4-3-5-3c-4 0-4 1-5 6-7 19-19 47-40 47-6 0-10-4-10-13s4-18 8-26c7-20 23-62 23-84 0-26-15-42-44-42-30 0-49 18-64 37 0-4-1-17-12-26-10-9-22-11-32-11-34 0-52 25-59 34-2-22-19-34-36-34-18 0-26 15-29 22-7 14-12 36-12 37 0 5 4 5 5 5 4 0 4-1 7-9 6-28 14-46 28-46 6 0 12 3 12 17 0 9-1 12-7 33-8 29-14 58-22 87z"><text:p/></draw:path><draw:path draw:style-name="gr3" draw:text-style-name="P69" svg:width="0.234cm" svg:height="0.014cm" svg:x="1.103cm" svg:y="0.153cm" svg:viewBox="0 0 235 15" svg:d="M222 15c7 0 13 0 13-7 0-8-6-8-13-8-69 0-140 0-209 0-6 0-13 0-13 8 0 7 7 7 13 7 69 0 140 0 209 0z"><text:p/></draw:path><draw:path draw:style-name="gr3" draw:text-style-name="P69" svg:width="0.127cm" svg:height="0.254cm" svg:x="1.491cm" svg:y="0cm" svg:viewBox="0 0 128 255" svg:d="M79 10c0-9 0-10-9-10-24 24-58 24-70 24 0 5 0 8 0 12 8 0 31 0 51-10 0 66 0 132 0 198 0 14-2 18-37 18-4 0-7 0-12 0 0 5 0 8 0 13 13-2 47-2 63-2 15 0 49 0 63 2 0-5 0-8 0-13-5 0-8 0-13 0-35 0-36-4-36-18 0-72 0-143 0-214z"><text:p/></draw:path></draw:g>, הסכומים להלן שווים: </text:p>
      <text:p text:style-name="P6"><draw:g text:anchor-type="as-char" svg:y="-0.647cm" draw:z-index="212" draw:name="Shape229" draw:style-name="gr1"><svg:title>TexMaths</svg:title><svg:desc>11§display§\sum^t_{i = 0} f_1(i) = \sum^t_{i = 0} f_2(i)§svg§600§FALSE§</svg:desc><draw:path draw:style-name="gr2" draw:text-style-name="P68" svg:width="3.274cm" svg:height="1.071cm" svg:x="0.001cm" svg:y="0.02cm" svg:viewBox="0 0 3275 1072" svg:d="M1638 1072c-547 0-1092 0-1638 0 0-357 0-715 0-1072 1091 0 2184 0 3275 0 0 357 0 715 0 1072-546 0-1091 0-1637 0z"><text:p/></draw:path><draw:path draw:style-name="gr3" draw:text-style-name="P69" svg:width="0.09cm" svg:height="0.171cm" svg:x="0.213cm" svg:y="0cm" svg:viewBox="0 0 91 172" svg:d="M55 63c10 0 19 0 29 0 4 0 7 0 7-7 0-3-3-3-7-3-9 0-17 0-26 0 4-13 7-27 10-40 0-2 0-3 0-4 0-5-3-9-9-9s-11 4-12 12c-2 7 1-7-11 41-8 0-18 0-27 0-6 0-9 0-9 5s3 5 9 5c9 0 16 0 25 0-5 21-11 43-16 63-1 7-4 17-4 20 0 16 14 26 29 26 30 0 47-38 47-41 0-5-3-5-4-5-3 0-3 2-6 6-7 18-22 32-36 32-5 0-10-3-10-13 0-3 1-8 2-11 7-26 12-52 19-77z"><text:p/></draw:path><draw:path draw:style-name="gr3" draw:text-style-name="P69" svg:width="0.514cm" svg:height="0.54cm" svg:x="0.003cm" svg:y="0.288cm" svg:viewBox="0 0 515 541" svg:d="M468 541c15-42 31-84 47-124-3 0-7 0-10 0-15 40-56 67-101 78-8 2-45 12-120 12-78 0-155 0-233 0 66-77 131-154 197-231 3-2 3-3 3-6 0-1 0-2-2-5-61-82-120-164-181-246 71 0 142 0 213 0 51 0 86 5 90 6 21 2 54 9 84 29 10 6 37 23 50 55 3 0 7 0 10 0-16-36-32-73-47-109-152 0-305 0-457 0-9 0-10 0-11 3 0 1 0 8 0 12 68 94 136 186 205 280-67 78-133 156-201 234-4 5-4 6-4 8 0 4 3 4 11 4 152 0 305 0 457 0z"><text:p/></draw:path><draw:path draw:style-name="gr3" draw:text-style-name="P69" svg:width="0.08cm" svg:height="0.18cm" svg:x="0.023cm" svg:y="0.93cm" svg:viewBox="0 0 81 181" svg:d="M75 10c0-5-3-10-11-10-7 0-16 7-16 14 0 6 5 11 11 11 8 0 16-7 16-15zM20 147c-1 4-2 7-2 11 0 14 11 23 25 23 27 0 38-37 38-40 0-4-2-2-3-4-4 0-4 2-5 5-7 21-19 32-29 32-5 0-7-4-7-9 0-7 2-11 5-18 2-7 5-14 8-22 3-5 13-30 14-34 0-2 1-5 1-9 0-12-11-23-25-23-28 0-40 38-40 42 0 3 3 3 4 3 5 0 5-1 6-4 7-23 19-33 29-33 4 0 6 2 6 10 0 7-1 10-9 27-5 15-11 29-16 43z"><text:p/></draw:path><draw:path draw:style-name="gr3" draw:text-style-name="P69" svg:width="0.198cm" svg:height="0.072cm" svg:x="0.139cm" svg:y="1.001cm" svg:viewBox="0 0 199 73" svg:d="M189 13c4 0 10 0 10-6 0-7-6-7-10-7-59 0-120 0-179 0-3 0-10 0-10 7 0 6 7 6 10 6 59 0 120 0 179 0zM189 73c4 0 10 0 10-7s-6-7-10-7c-59 0-120 0-179 0-3 0-10 0-10 7s7 7 10 7c59 0 120 0 179 0z"><text:p/></draw:path><draw:path draw:style-name="gr3" draw:text-style-name="P69" svg:width="0.124cm" svg:height="0.184cm" svg:x="0.371cm" svg:y="0.93cm" svg:viewBox="0 0 125 185" svg:d="M125 92c0-29-3-50-15-69-9-12-25-23-47-23-63 0-63 73-63 92s0 93 63 93c62 0 62-73 62-93zM63 177c-12 0-29-8-34-30-4-15-4-38-4-58s0-40 4-55c6-21 23-26 34-26 15 0 28 8 34 24 4 14 4 34 4 57 0 20 0 41-3 57-6 24-24 31-35 31z"><text:p/></draw:path><draw:path draw:style-name="gr3" draw:text-style-name="P69" svg:width="0.192cm" svg:height="0.351cm" svg:x="0.625cm" svg:y="0.379cm" svg:viewBox="0 0 193 352" svg:d="M121 118c11 0 22 0 33 0 9 0 12 0 12-8 0-4-3-4-10-4-11 0-22 0-33 0 4-15 6-30 9-44 1-8 7-36 9-40 3-8 10-13 19-13 1 0 11 0 18 6-17 3-21 16-21 21 0 9 7 13 15 13 10 0 21-7 21-23 0-17-18-26-33-26-14 0-38 7-50 45-2 9-3 12-13 61-9 0-18 0-27 0-6 0-11 0-11 7 0 5 4 5 11 5 9 0 17 0 26 0-10 50-20 101-30 152-7 38-13 73-33 73-2 0-11 0-19-7 18-1 21-15 21-20 0-9-6-15-14-15-10 0-21 9-21 23 0 18 17 28 33 28 21 0 36-23 44-38 12-25 21-71 21-73 8-42 15-83 23-123z"><text:p/></draw:path><draw:path draw:style-name="gr3" draw:text-style-name="P69" svg:width="0.098cm" svg:height="0.178cm" svg:x="0.823cm" svg:y="0.53cm" svg:viewBox="0 0 99 179" svg:d="M62 8c0-8-1-8-9-8-17 18-42 18-53 18 0 3 0 6 0 9 7 0 24 0 40-7 0 46 0 91 0 137 0 9 0 12-28 12-3 0-6 0-10 0 0 4 0 7 0 10 5 0 39-1 49-1 7 0 41 1 48 1 0-3 0-6 0-10-3 0-8 0-11 0-26 0-26-3-26-12 0-49 0-100 0-149z"><text:p/></draw:path><draw:path draw:style-name="gr3" draw:text-style-name="P69" svg:width="0.088cm" svg:height="0.385cm" svg:x="1.006cm" svg:y="0.363cm" svg:viewBox="0 0 89 386" svg:d="M89 383c0-1 0-3-6-9-49-49-61-121-61-180 0-68 14-135 63-183 4-4 4-6 4-7 0-3-1-4-3-4-5 0-39 26-62 76-20 42-24 85-24 118 0 29 4 76 25 119 23 49 56 73 61 73 2 0 3-1 3-3z"><text:p/></draw:path><draw:path draw:style-name="gr3" draw:text-style-name="P69" svg:width="0.101cm" svg:height="0.258cm" svg:x="1.129cm" svg:y="0.4cm" svg:viewBox="0 0 102 259" svg:d="M98 13c0-8-6-13-14-13-10 0-21 10-21 20 0 7 5 14 15 14 9 0 20-9 20-21zM69 158c5-11 5-12 8-22 3-7 6-13 6-21 0-17-13-31-32-31-37 0-51 56-51 60 0 3 3 3 4 3 5 0 5-1 7-6 10-37 25-49 39-49 3 0 9 0 9 12 0 9-3 17-4 21-3 10-21 55-26 72-5 10-9 22-9 31 0 17 13 31 32 31 36 0 50-56 50-60 0-3-4-3-5-3-3 0-3 1-6 6-6 24-19 49-39 49-7 0-9-5-9-14s2-14 11-38c5-13 10-27 15-41z"><text:p/></draw:path><draw:path draw:style-name="gr3" draw:text-style-name="P69" svg:width="0.088cm" svg:height="0.385cm" svg:x="1.273cm" svg:y="0.363cm" svg:viewBox="0 0 89 386" svg:d="M89 194c0-31-4-77-25-121-23-48-56-73-61-73-2 0-3 2-3 4 0 1 0 3 7 9 38 39 60 100 60 181 0 65-14 134-63 182-4 4-4 6-4 7 0 2 1 3 3 3 5 0 39-25 62-75 20-43 24-86 24-117z"><text:p/></draw:path><draw:path draw:style-name="gr3" draw:text-style-name="P69" svg:width="0.255cm" svg:height="0.089cm" svg:x="1.53cm" svg:y="0.513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9" svg:width="0.09cm" svg:height="0.171cm" svg:x="2.147cm" svg:y="0cm" svg:viewBox="0 0 91 172" svg:d="M55 63c9 0 19 0 28 0 5 0 8 0 8-7 0-3-3-3-7-3-9 0-18 0-27 0 4-13 7-27 10-40 1-2 1-3 1-4 0-5-3-9-9-9s-11 4-13 12c-2 7 2-7-10 41-8 0-18 0-27 0-6 0-9 0-9 5s3 5 8 5c9 0 17 0 26 0-5 21-11 43-16 63-1 7-5 17-5 20 0 16 15 26 30 26 30 0 46-38 46-41 0-5-2-3-3-5-3 0-5 2-7 6-7 18-21 32-36 32-6 0-9-3-9-13 0-3 1-8 1-11 7-26 13-52 20-77z"><text:p/></draw:path><draw:path draw:style-name="gr3" draw:text-style-name="P69" svg:width="0.514cm" svg:height="0.54cm" svg:x="1.936cm" svg:y="0.288cm" svg:viewBox="0 0 515 541" svg:d="M469 541c15-42 30-84 46-124-3 0-7 0-10 0-14 40-56 67-100 78-8 2-46 12-120 12-78 0-155 0-233 0 66-77 131-154 197-231 2-2 3-3 3-6 0-1 0-2-3-5-60-82-120-164-180-246 71 0 141 0 212 0 51 0 86 5 90 6 21 2 55 9 86 29 9 6 35 23 48 55 3 0 7 0 10 0-16-36-31-73-46-109-153 0-305 0-458 0-9 0-9 0-10 3-1 1-1 8-1 12 68 94 136 186 205 280-67 78-133 156-201 234-3 5-3 6-3 8 0 4 3 4 10 4 153 0 305 0 458 0z"><text:p/></draw:path><draw:path draw:style-name="gr3" draw:text-style-name="P69" svg:width="0.08cm" svg:height="0.18cm" svg:x="1.957cm" svg:y="0.93cm" svg:viewBox="0 0 81 181" svg:d="M75 10c0-5-3-10-11-10s-16 7-16 14c0 6 4 11 11 11 8 0 16-7 16-15zM19 147c0 4-2 7-2 11 0 14 11 23 26 23 26 0 38-37 38-40 0-4-3-4-4-4-3 0-4 2-5 5-6 21-18 32-29 32-6 0-7-4-7-9 0-7 3-11 5-18 3-7 5-14 9-22 2-5 12-30 13-34 1-2 2-5 2-9 0-12-11-23-26-23-27 0-39 38-39 42 0 3 3 3 4 3 4 0 4-1 5-4 8-23 19-33 28-33 5 0 8 2 8 10 0 7-2 10-9 27-5 15-12 29-17 43z"><text:p/></draw:path><draw:path draw:style-name="gr3" draw:text-style-name="P69" svg:width="0.198cm" svg:height="0.072cm" svg:x="2.073cm" svg:y="1.001cm" svg:viewBox="0 0 199 73" svg:d="M188 13c5 0 11 0 11-6 0-7-6-7-10-7-59 0-120 0-179 0-3 0-10 0-10 7 0 6 6 6 10 6 59 0 119 0 178 0zM189 73c4 0 10 0 10-7s-6-7-11-7c-59 0-119 0-178 0-4 0-10 0-10 7s7 7 10 7c59 0 120 0 179 0z"><text:p/></draw:path><draw:path draw:style-name="gr3" draw:text-style-name="P69" svg:width="0.124cm" svg:height="0.184cm" svg:x="2.305cm" svg:y="0.93cm" svg:viewBox="0 0 125 185" svg:d="M125 92c0-29-3-50-16-69-8-12-24-23-46-23-63 0-63 73-63 92s0 93 63 93c62 0 62-73 62-93zM63 177c-12 0-29-8-34-30-5-15-5-38-5-58s0-40 5-55c5-21 23-26 34-26 14 0 28 8 33 24 4 14 5 34 5 57 0 20 0 41-4 57-5 24-23 31-34 31z"><text:p/></draw:path><draw:path draw:style-name="gr3" draw:text-style-name="P69" svg:width="0.192cm" svg:height="0.351cm" svg:x="2.559cm" svg:y="0.379cm" svg:viewBox="0 0 193 352" svg:d="M121 118c11 0 22 0 33 0 8 0 12 0 12-8 0-4-4-4-11-4-11 0-21 0-32 0 2-15 6-30 8-44 2-8 8-36 10-40 3-8 10-13 17-13 3 0 13 0 19 6-16 3-20 16-20 21 0 9 7 13 15 13 10 0 21-7 21-23 0-17-18-26-35-26-13 0-37 7-48 45-2 9-4 12-13 61-9 0-18 0-27 0-7 0-12 0-12 7 0 5 4 5 11 5 9 0 17 0 26 0-10 50-19 101-29 152-7 38-13 73-34 73-1 0-11 0-18-7 18-1 21-15 21-20 0-9-6-15-14-15-10 0-21 9-21 23 0 18 17 28 32 28 22 0 37-23 44-38 12-25 21-71 22-73 8-42 15-83 23-123z"><text:p/></draw:path><draw:path draw:style-name="gr3" draw:text-style-name="P69" svg:width="0.119cm" svg:height="0.178cm" svg:x="2.744cm" svg:y="0.53cm" svg:viewBox="0 0 120 179" svg:d="M120 131c-3 0-6 0-9 0-1 5-3 21-8 24-2 1-23 1-26 1-16 0-33 0-49 0 28-24 37-32 53-45 20-15 39-33 39-58 0-33-29-53-63-53s-57 24-57 48c0 15 12 16 14 16 7 0 15-5 15-15 0-5-1-14-16-14 9-20 27-25 40-25 26 0 41 21 41 43 0 23-17 42-26 51-22 22-43 43-65 65-3 3-3 3-3 10 37 0 75 0 112 0 2-16 6-32 8-48z"><text:p/></draw:path><draw:path draw:style-name="gr3" draw:text-style-name="P69" svg:width="0.089cm" svg:height="0.385cm" svg:x="2.938cm" svg:y="0.363cm" svg:viewBox="0 0 90 386" svg:d="M90 383c0-1 0-3-6-9-49-49-61-121-61-180 0-68 14-135 62-183 5-4 5-6 5-7 0-3-2-4-4-4-3 0-39 26-62 76-18 42-24 85-24 118 0 29 4 76 26 119 24 49 57 73 60 73 2 0 4-1 4-3z"><text:p/></draw:path><draw:path draw:style-name="gr3" draw:text-style-name="P69" svg:width="0.101cm" svg:height="0.258cm" svg:x="3.062cm" svg:y="0.4cm" svg:viewBox="0 0 102 259" svg:d="M99 13c0-8-5-13-14-13-11 0-21 10-21 20 0 7 5 14 14 14s21-9 21-21zM69 158c5-11 5-12 9-22 3-7 6-13 6-21 0-17-14-31-32-31-37 0-52 56-52 60 0 3 4 3 6 3 3 0 3-1 5-6 11-37 26-49 40-49 3 0 8 0 8 12 0 9-2 17-3 21-3 10-21 55-27 72-4 10-9 22-9 31 0 17 13 31 32 31 36 0 50-56 50-60 0-3-3-3-4-3-4 0-4 1-6 6-7 24-19 49-39 49-7 0-10-5-10-14s2-14 12-38c4-13 10-27 14-41z"><text:p/></draw:path><draw:path draw:style-name="gr3" draw:text-style-name="P69" svg:width="0.089cm" svg:height="0.385cm" svg:x="3.206cm" svg:y="0.363cm" svg:viewBox="0 0 90 386" svg:d="M90 194c0-31-4-77-25-121-23-48-57-73-61-73-2 0-4 2-4 4 0 1 0 3 8 9 37 39 59 100 59 181 0 65-14 134-61 182-6 4-6 6-6 7 0 2 2 3 4 3 4 0 39-25 62-75 20-43 24-86 24-117z"><text:p/></draw:path></draw:g></text:p>
      <text:p text:style-name="P37">(אפשר להוכיח את זה באינדוקציה קטנה). עתה, נתבונן בסכום עד <draw:g text:anchor-type="as-char" svg:y="-0.173cm" draw:z-index="213" draw:name="Shape230" draw:style-name="gr1"><svg:title>TexMaths</svg:title><svg:desc>11§display§m§svg§600§FALSE§</svg:desc><draw:path draw:style-name="gr2" draw:text-style-name="P68" svg:width="0.286cm" svg:height="0.132cm" svg:x="0.01cm" svg:y="0.018cm" svg:viewBox="0 0 287 133" svg:d="M0 0c96 0 191 0 287 0 0 44 0 89 0 133-96 0-191 0-287 0 0-44 0-89 0-133z"><text:p/></draw:path><draw:path draw:style-name="gr3" draw:text-style-name="P69" svg:width="0.315cm" svg:height="0.172cm" svg:x="0.001cm" svg:y="0cm" svg:viewBox="0 0 316 173" svg:d="M23 146c-1 6-3 15-3 17 0 7 5 10 11 10 4 0 11-3 14-11 3-10 5-19 7-29 3-11 5-22 9-34 2-9 4-15 6-24 2-7 5-18 6-20 5-12 25-46 63-46 16 0 21 14 21 26 0 10-3 21-7 32-3 14-6 29-10 43-3 10-5 20-7 30-3 8-6 21-6 23 0 7 6 10 11 10 12 0 14-10 18-22 5-21 19-76 22-92 1-4 22-50 64-50 17 0 21 13 21 26 0 22-17 65-24 85-4 10-6 13-6 21 0 19 15 32 32 32 37 0 51-56 51-60 0-3-3-3-4-3-5 0-5 1-6 7-7 21-19 47-40 47-6 0-10-3-10-12 0-10 5-19 8-28 7-19 23-61 23-83 0-24-15-41-44-41s-49 17-63 37c-1-5-2-18-12-27-9-8-21-10-31-10-35 0-54 24-61 33-2-22-17-33-35-33s-26 15-29 22c-6 13-12 36-12 37 0 4 3 3 4 4 5 0 5 0 7-9 7-28 14-45 29-45 5 0 12 2 12 17 0 8-1 13-7 32-7 29-14 59-22 88z"><text:p/></draw:path></draw:g>, ונכיל את הנחת השלילה שלנו: </text:p>
      <text:p text:style-name="P4"><draw:g text:anchor-type="as-char" svg:y="-1.505cm" draw:z-index="215" draw:name="Shape231" draw:style-name="gr1"><svg:title>TexMaths</svg:title><svg:desc>11§latex§\begin{align*}
  \sum^m_{i = 0} f_1(i) &amp;= \sum^m_{i = 0} f_2(i) \\
  \sum^t_{i = 0} f_1(i) + f_1(m) &amp;= \sum^t_{i = 0} f_2(i) + f_2(m) \\
  f_1(m) &amp;= f_2(m)
\end{align}§svg§600§FALSE§</svg:desc><draw:path draw:style-name="gr2" draw:text-style-name="P68" svg:width="6.224cm" svg:height="2.969cm" svg:x="0.001cm" svg:y="0.018cm" svg:viewBox="0 0 6225 2970" svg:d="M0 0c2075 0 4151 0 6225 0 0 990 0 1980 0 2970-2074 0-4150 0-6225 0 0-990 0-1980 0-2970z"><text:p/></draw:path><draw:path draw:style-name="gr3" draw:text-style-name="P69" svg:width="0.248cm" svg:height="0.121cm" svg:x="1.612cm" svg:y="0cm" svg:viewBox="0 0 249 122" svg:d="M105 98c-2 4-5 14-5 15 0 6 6 9 10 9s8-3 10-5c1-4 4-13 5-18 2-4 5-18 6-24 2-6 3-12 4-18 4-12 4-12 9-21 9-13 22-28 43-28 15 0 17 12 17 18 0 17-13 47-17 58-2 7-3 11-3 15 0 14 12 23 25 23 28 0 40-37 40-42 0-3-4-2-5-3-4 0-4 2-5 4-7 22-18 33-29 33-5 0-6-3-6-10 0-5 1-8 5-20 3-9 14-38 14-53 0-5 0-16-10-23-4-5-12-8-25-8-24 0-38 16-47 27-2-23-22-27-35-27-23 0-38 14-47 24-1-19-17-24-28-24-12 0-18 9-21 14-7 10-10 26-10 28 0 3 3 3 4 3 4 0 5-1 6-9 4-15 10-28 20-28 7 0 9 5 9 13 0 5-3 14-5 22s-4 19-5 24c-4 12-6 23-9 35-1 4-2 10-2 11 0 6 4 9 8 9 6 0 9-2 11-5 3-4 4-13 5-18 1-4 4-18 6-24s3-12 5-18c2-11 3-13 11-24s20-25 41-25c15 0 15 13 15 18 0 7 0 10-4 26-4 15-8 30-11 46z"><text:p/></draw:path><draw:path draw:style-name="gr3" draw:text-style-name="P69" svg:width="0.513cm" svg:height="0.54cm" svg:x="1.479cm" svg:y="0.235cm" svg:viewBox="0 0 514 541" svg:d="M468 541c15-42 30-82 46-124-4 0-6 0-9 0-15 41-56 67-101 78-8 2-46 12-120 12-78 0-155 0-233 0 66-77 131-154 197-231 2-2 3-3 3-5s0-3-2-6c-61-82-120-164-181-246 71 0 141 0 211 0 53 0 88 5 92 5 21 3 54 10 84 30 10 5 37 23 50 55 3 0 5 0 9 0-16-36-31-73-46-109-152 0-305 0-457 0-10 0-10 0-11 2 0 1 0 9 0 13 68 94 136 186 205 280-67 78-133 157-201 235-4 5-3 5-4 7 0 4 3 4 11 4 152 0 305 0 457 0z"><text:p/></draw:path><draw:path draw:style-name="gr3" draw:text-style-name="P69" svg:width="0.08cm" svg:height="0.182cm" svg:x="1.498cm" svg:y="0.877cm" svg:viewBox="0 0 81 183" svg:d="M75 11c0-4-3-11-11-11s-16 8-16 15c0 5 5 10 11 10 8 0 16-7 16-14zM20 148c-1 4-2 7-2 11 0 13 10 24 25 24 27 0 38-38 38-42s-3-4-4-4c-3 0-3 2-4 5-7 22-19 33-29 33-5 0-8-3-8-10 0-6 3-11 5-17 3-7 6-15 9-22 3-6 12-30 13-34 1-3 2-6 2-8 0-14-11-24-26-24-27 0-39 37-39 41 0 5 3 5 4 5 4 0 5-3 5-5 8-23 20-33 30-33 4 0 6 2 6 9s-2 11-9 27c-5 15-11 30-16 44z"><text:p/></draw:path><draw:path draw:style-name="gr3" draw:text-style-name="P69" svg:width="0.198cm" svg:height="0.072cm" svg:x="1.614cm" svg:y="0.953cm" svg:viewBox="0 0 199 73" svg:d="M189 13c4 0 10 0 10-6 0-7-6-7-10-7-59 0-120 0-179 0-3 0-10 0-10 7 0 6 7 6 10 6 59 0 120 0 179 0zM189 73c4 0 10 0 10-7s-6-7-10-7c-59 0-120 0-179 0-3 0-10 0-10 7s7 7 10 7c59 0 120 0 179 0z"><text:p/></draw:path><draw:path draw:style-name="gr3" draw:text-style-name="P69" svg:width="0.124cm" svg:height="0.184cm" svg:x="1.846cm" svg:y="0.877cm" svg:viewBox="0 0 125 185" svg:d="M125 93c0-29-3-51-15-70-9-12-25-23-47-23-63 0-63 74-63 93 0 20 0 92 63 92 62 0 62-72 62-92zM63 177c-12 0-29-7-34-29-4-16-4-38-4-58s0-41 4-56c5-21 23-26 34-26 15 0 28 8 34 24 4 15 4 34 4 58 0 20 0 40-3 57-6 25-24 30-35 30z"><text:p/></draw:path><draw:path draw:style-name="gr3" draw:text-style-name="P69" svg:width="0.192cm" svg:height="0.351cm" svg:x="2.1cm" svg:y="0.33cm" svg:viewBox="0 0 193 352" svg:d="M121 118c11 0 22 0 33 0 8 0 12 0 12-8 0-4-4-4-11-4-11 0-21 0-32 0 4-15 6-30 9-44 1-8 7-36 9-40 3-8 10-13 19-13 1 0 11 0 18 6-17 1-21 16-21 21 0 9 7 13 15 13 10 0 21-7 21-23 0-17-18-26-33-26-14 0-38 7-50 45-2 8-3 12-13 61-9 0-18 0-27 0-7 0-11 0-11 7 0 5 4 5 10 5 9 0 18 0 27 0-10 50-20 102-30 153-7 37-13 72-33 72-2 0-11 0-19-6 18-2 21-16 21-21 0-9-6-15-14-15-10 0-21 9-21 25s17 26 33 26c21 0 36-23 43-37 13-25 22-72 22-74 8-41 15-83 23-123z"><text:p/></draw:path><draw:path draw:style-name="gr3" draw:text-style-name="P69" svg:width="0.098cm" svg:height="0.178cm" svg:x="2.298cm" svg:y="0.481cm" svg:viewBox="0 0 99 179" svg:d="M62 8c0-8-1-8-9-8-17 18-42 18-53 18 0 3 0 6 0 9 7 0 24 0 40-7 0 46 0 91 0 137 0 9 0 13-28 13-3 0-6 0-10 0 0 4 0 6 0 9 5 0 38-1 49-1 7 0 41 1 48 1 0-3 0-5 0-9-3 0-8 0-11 0-26 0-26-4-26-13 0-49 0-100 0-149z"><text:p/></draw:path><draw:path draw:style-name="gr3" draw:text-style-name="P69" svg:width="0.088cm" svg:height="0.386cm" svg:x="2.481cm" svg:y="0.309cm" svg:viewBox="0 0 89 387" svg:d="M89 383c0-1 0-2-6-9-49-48-61-121-61-180 0-68 14-135 63-183 4-6 4-6 4-7 0-3-1-4-3-4-5 0-39 26-62 76-20 42-24 85-24 118 0 29 4 77 25 121 23 47 56 72 61 72 2 0 3-1 3-4z"><text:p/></draw:path><draw:path draw:style-name="gr3" draw:text-style-name="P69" svg:width="0.101cm" svg:height="0.26cm" svg:x="2.604cm" svg:y="0.346cm" svg:viewBox="0 0 102 261" svg:d="M98 14c0-7-6-14-14-14-10 0-21 11-21 21 0 8 5 14 15 14 9 0 20-9 20-21zM69 159c5-11 5-12 8-22 3-7 6-13 6-20 0-18-13-32-32-32-37 0-51 56-51 60 0 3 3 3 4 3 4 0 5-1 7-6 10-36 25-49 39-49 3 0 9 0 9 13 0 8-3 16-4 20-3 10-21 55-26 72-5 10-9 22-9 31 0 17 13 32 31 32 37 0 51-56 51-61 0-3-4-3-5-3-3 0-3 1-6 6-6 25-19 49-39 49-7 0-9-5-9-13 0-10 2-15 11-39 5-13 10-27 15-41z"><text:p/></draw:path><draw:path draw:style-name="gr3" draw:text-style-name="P69" svg:width="0.088cm" svg:height="0.386cm" svg:x="2.748cm" svg:y="0.309cm" svg:viewBox="0 0 89 387" svg:d="M89 194c0-31-4-77-25-121-23-48-56-73-61-73-2 0-3 2-3 4 0 1 0 1 7 9 38 39 60 99 60 181 0 66-14 134-63 182-4 5-4 6-4 7 0 2 1 4 3 4 5 0 39-26 62-76 20-43 24-86 24-117z"><text:p/></draw:path><draw:path draw:style-name="gr3" draw:text-style-name="P69" svg:width="0.255cm" svg:height="0.089cm" svg:x="3.005cm" svg:y="0.459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9" svg:width="0.248cm" svg:height="0.121cm" svg:x="3.544cm" svg:y="0cm" svg:viewBox="0 0 249 122" svg:d="M106 98c-3 4-5 14-5 15 0 6 6 9 10 9 5 0 9-3 10-5 1-4 3-13 6-18 1-4 4-18 5-24 2-6 3-12 4-18 4-12 4-12 9-21 9-13 22-28 43-28 16 0 17 12 17 18 0 17-12 47-17 58-2 7-3 11-3 15 0 14 11 23 25 23 27 0 39-37 39-42 0-3-4-3-5-3-3 0-3 2-4 4-7 22-19 33-29 33-6 0-7-3-7-10 0-5 2-8 6-20 3-9 14-38 14-53 0-5 0-16-9-23-5-5-13-8-26-8-24 0-38 16-47 27-2-23-22-27-35-27-23 0-39 14-46 24-3-19-18-24-29-24-12 0-18 9-22 14-6 10-10 26-10 28 0 3 4 3 6 3 3 0 3-1 5-9 4-15 9-28 20-28 6 0 9 5 9 13 0 5-3 14-5 22s-4 19-5 24c-4 12-6 23-9 35-1 4-3 10-3 11 0 6 5 9 10 9 4 0 7-3 9-5 2-4 5-13 6-18 1-4 4-18 5-24 3-6 4-12 5-18 3-11 4-13 12-24s20-25 41-25c15 0 15 13 15 18 0 7-1 10-4 26-4 15-8 30-11 46z"><text:p/></draw:path><draw:path draw:style-name="gr3" draw:text-style-name="P69" svg:width="0.513cm" svg:height="0.54cm" svg:x="3.412cm" svg:y="0.235cm" svg:viewBox="0 0 514 541" svg:d="M468 541c15-42 30-82 46-124-4 0-7 0-10 0-14 41-56 67-100 78-8 2-46 12-120 12-78 0-155 0-233 0 66-77 131-154 197-231 2-2 3-3 3-5s0-3-3-6c-60-82-120-164-180-246 71 0 141 0 211 0 52 0 87 5 92 5 20 3 54 10 84 30 10 5 36 23 49 55 3 0 6 0 10 0-16-36-31-73-46-109-153 0-305 0-458 0-9 0-9 0-10 2 0 1 0 9 0 13 68 94 135 186 204 280-68 78-134 157-201 235-3 5-2 5-3 7 0 4 3 4 10 4 153 0 305 0 458 0z"><text:p/></draw:path><draw:path draw:style-name="gr3" draw:text-style-name="P69" svg:width="0.08cm" svg:height="0.182cm" svg:x="3.432cm" svg:y="0.877cm" svg:viewBox="0 0 81 183" svg:d="M75 11c0-4-3-11-11-11s-16 8-16 15c0 5 4 10 11 10 8 0 16-7 16-14zM20 148c-1 4-3 7-3 11 0 13 11 24 26 24 26 0 38-38 38-42s-3-4-4-4c-3 0-4 2-5 5-6 22-18 33-29 33-6 0-7-3-7-10 0-6 3-11 5-17 3-7 5-15 9-22 2-6 12-30 13-34 1-3 2-6 2-8 0-14-11-24-26-24-27 0-39 37-39 41 0 5 3 5 4 5 4 0 4-3 5-5 8-23 19-33 28-33 5 0 8 2 8 9s-2 11-9 27c-5 15-11 30-16 44z"><text:p/></draw:path><draw:path draw:style-name="gr3" draw:text-style-name="P69" svg:width="0.198cm" svg:height="0.072cm" svg:x="3.548cm" svg:y="0.953cm" svg:viewBox="0 0 199 73" svg:d="M188 13c5 0 11 0 11-6 0-7-6-7-10-7-59 0-120 0-179 0-3 0-10 0-10 7 0 6 6 6 10 6 59 0 119 0 178 0zM189 73c4 0 10 0 10-7s-6-7-11-7c-59 0-119 0-178 0-4 0-10 0-10 7s7 7 10 7c59 0 120 0 179 0z"><text:p/></draw:path><draw:path draw:style-name="gr3" draw:text-style-name="P69" svg:width="0.124cm" svg:height="0.184cm" svg:x="3.78cm" svg:y="0.877cm" svg:viewBox="0 0 125 185" svg:d="M125 93c0-29-3-51-15-70-9-12-25-23-47-23-63 0-63 74-63 93 0 20 0 92 63 92 62 0 62-72 62-92zM63 177c-12 0-29-7-34-29-5-16-5-38-5-58s0-41 5-56c5-21 23-26 34-26 14 0 28 8 34 24 3 15 4 34 4 58 0 20 0 40-3 57-6 25-24 30-35 30z"><text:p/></draw:path><draw:path draw:style-name="gr3" draw:text-style-name="P69" svg:width="0.192cm" svg:height="0.351cm" svg:x="4.034cm" svg:y="0.33cm" svg:viewBox="0 0 193 352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2-29 153-7 37-13 72-34 72-1 0-11 0-18-6 18-2 21-16 21-21 0-9-6-15-14-15-10 0-21 9-21 25s17 26 32 26c22 0 37-23 44-37 12-25 22-72 22-74 8-41 15-83 23-123z"><text:p/></draw:path><draw:path draw:style-name="gr3" draw:text-style-name="P69" svg:width="0.118cm" svg:height="0.178cm" svg:x="4.22cm" svg:y="0.481cm" svg:viewBox="0 0 119 179" svg:d="M119 131c-3 0-6 0-9 0-1 5-3 22-8 24-1 2-22 2-26 2-17 0-33 0-50 0 29-25 38-33 54-46 20-15 39-33 39-58 0-33-29-53-63-53s-56 23-56 48c0 15 11 16 14 16 6 0 15-5 15-15 0-5-3-14-17-14 9-20 27-25 40-25 27 0 40 21 40 43 0 23-16 42-25 51-22 22-43 43-65 65-2 3-2 4-2 10 37 0 74 0 111 0 2-16 6-32 8-48z"><text:p/></draw:path><draw:path draw:style-name="gr3" draw:text-style-name="P69" svg:width="0.089cm" svg:height="0.386cm" svg:x="4.414cm" svg:y="0.309cm" svg:viewBox="0 0 90 387" svg:d="M90 383c0-1 0-2-6-9-49-48-61-121-61-180 0-68 14-135 62-183 5-6 5-6 5-7 0-3-1-4-4-4s-39 26-61 76c-19 42-25 85-25 118 0 29 4 77 26 121 24 47 57 72 60 72s4-1 4-4z"><text:p/></draw:path><draw:path draw:style-name="gr3" draw:text-style-name="P69" svg:width="0.1cm" svg:height="0.26cm" svg:x="4.538cm" svg:y="0.346cm" svg:viewBox="0 0 101 261" svg:d="M98 14c0-7-6-14-14-14-10 0-21 11-21 21 0 8 5 14 15 14 9 0 20-9 20-21zM68 159c6-11 6-12 9-22 3-7 6-13 6-20 0-18-14-32-32-32-37 0-51 56-51 60 0 3 3 3 4 3 4 0 5-1 6-6 11-36 26-49 40-49 3 0 9 0 9 13 0 8-3 16-4 20-3 10-21 55-26 72-5 10-10 22-10 31 0 17 13 32 32 32 36 0 50-56 50-61 0-3-3-3-4-3-3 0-3 1-6 6-7 25-19 49-39 49-7 0-9-5-9-13 0-10 2-15 11-39 4-13 10-27 14-41z"><text:p/></draw:path><draw:path draw:style-name="gr3" draw:text-style-name="P69" svg:width="0.089cm" svg:height="0.386cm" svg:x="4.681cm" svg:y="0.309cm" svg:viewBox="0 0 90 387" svg:d="M90 194c0-31-4-77-25-121-23-48-57-73-61-73-2 0-4 2-4 4 0 1 0 1 8 9 38 39 60 99 60 181 0 66-14 134-62 182-6 5-6 6-6 7 0 2 2 4 4 4 4 0 39-26 62-76 20-43 24-86 24-117z"><text:p/></draw:path><draw:path draw:style-name="gr3" draw:text-style-name="P69" svg:width="0.09cm" svg:height="0.171cm" svg:x="0.213cm" svg:y="1.288cm" svg:viewBox="0 0 91 172" svg:d="M55 62c9 0 19 0 28 0 5 0 8 0 8-6 0-4-3-4-7-4-9 0-18 0-27 0 4-14 8-27 11-40 0-1 0-2 0-3 0-6-3-9-9-9s-11 4-13 11c-1 7 2-6-10 41-8 0-18 0-27 0-6 0-9 0-9 6 0 4 3 4 8 4 9 0 17 0 26 0-5 20-11 42-16 63-1 7-4 17-4 21 0 16 14 26 29 26 30 0 47-39 47-42 0-4-3-4-4-4-3 0-3 2-6 6-7 16-22 32-36 32-7 0-10-3-10-13 0-3 1-9 2-11 7-27 12-52 19-78z"><text:p/></draw:path><draw:path draw:style-name="gr3" draw:text-style-name="P69" svg:width="0.513cm" svg:height="0.54cm" svg:x="0.003cm" svg:y="1.572cm" svg:viewBox="0 0 514 541" svg:d="M468 541c15-42 30-82 46-124-4 0-6 0-9 0-15 41-56 67-101 78-8 2-46 12-120 12-78 0-155 0-233 0 66-77 131-154 197-231 2-2 3-3 3-5s0-3-2-6c-61-82-120-164-181-246 71 0 141 0 211 0 53 0 88 5 92 5 21 3 54 10 84 30 10 5 37 23 50 55 3 0 5 0 9 0-16-36-31-73-46-109-152 0-305 0-457 0-10 0-10 0-11 2 0 1 0 9 0 13 68 94 136 186 205 280-67 78-133 157-201 235-4 5-3 5-4 7 0 4 3 4 11 4 152 0 305 0 457 0z"><text:p/></draw:path><draw:path draw:style-name="gr3" draw:text-style-name="P69" svg:width="0.08cm" svg:height="0.182cm" svg:x="0.023cm" svg:y="2.214cm" svg:viewBox="0 0 81 183" svg:d="M75 11c0-4-3-11-11-11s-16 8-16 15c0 5 4 10 11 10 8 0 16-7 16-14zM20 148c-1 4-3 7-3 11 0 13 11 24 26 24 26 0 38-38 38-42s-3-4-4-4c-3 0-3 2-4 5-7 22-19 33-29 33-5 0-8-3-8-10 0-6 3-11 5-17 3-7 6-15 9-22 2-6 12-30 13-34 1-3 2-6 2-8 0-14-11-24-26-24-27 0-39 37-39 41 0 5 3 5 4 5 4 0 5-3 5-5 8-23 20-33 30-33 4 0 6 2 6 9s-2 11-9 27c-5 15-11 30-16 44z"><text:p/></draw:path><draw:path draw:style-name="gr3" draw:text-style-name="P69" svg:width="0.198cm" svg:height="0.072cm" svg:x="0.139cm" svg:y="2.29cm" svg:viewBox="0 0 199 73" svg:d="M189 13c4 0 10 0 10-8 0-5-6-5-10-5-59 0-120 0-179 0-3 0-10 0-10 5 0 8 6 8 10 8 59 0 120 0 179 0zM189 73c4 0 10 0 10-7s-6-7-10-7c-59 0-120 0-179 0-4 0-10 0-10 7s7 7 10 7c59 0 120 0 179 0z"><text:p/></draw:path><draw:path draw:style-name="gr3" draw:text-style-name="P69" svg:width="0.124cm" svg:height="0.184cm" svg:x="0.371cm" svg:y="2.214cm" svg:viewBox="0 0 125 185" svg:d="M125 93c0-29-3-51-15-70-9-12-25-23-47-23-63 0-63 74-63 93 0 20 0 92 63 92 62 0 62-72 62-92zM63 177c-12 0-29-7-34-29-4-16-4-38-4-58s0-41 4-56c5-21 23-26 34-26 14 0 28 8 34 24 4 15 4 34 4 58 0 20 0 40-3 57-6 25-24 30-35 30z"><text:p/></draw:path><draw:path draw:style-name="gr3" draw:text-style-name="P69" svg:width="0.192cm" svg:height="0.351cm" svg:x="0.625cm" svg:y="1.667cm" svg:viewBox="0 0 193 352" svg:d="M121 118c11 0 22 0 33 0 8 0 12 0 12-8 0-4-4-4-11-4-11 0-21 0-32 0 4-15 6-30 9-44 1-8 7-36 9-40 3-8 10-13 19-13 1 0 11 0 18 6-17 1-21 16-21 21 0 9 7 13 15 13 10 0 21-7 21-23 0-17-18-26-33-26-14 0-39 7-50 45-2 8-3 12-13 61-9 0-18 0-27 0-7 0-11 0-11 7 0 5 4 5 10 5 9 0 18 0 27 0-10 50-20 102-30 153-7 37-13 72-33 72-2 0-12 0-19-6 18-2 21-16 21-21 0-9-6-15-14-15-10 0-21 9-21 23 0 18 17 28 33 28 21 0 36-23 43-37 13-25 22-72 22-74 8-41 15-83 23-123z"><text:p/></draw:path><draw:path draw:style-name="gr3" draw:text-style-name="P69" svg:width="0.098cm" svg:height="0.178cm" svg:x="0.823cm" svg:y="1.817cm" svg:viewBox="0 0 99 179" svg:d="M62 8c0-8-1-8-9-8-18 18-42 18-53 18 0 3 0 6 0 9 7 0 24 0 40-7 0 46 0 91 0 137 0 9 0 13-28 13-3 0-6 0-10 0 0 4 0 6 0 9 5 0 38-1 49-1 7 0 41 1 48 1 0-3 0-5 0-9-3 0-8 0-11 0-26 0-26-4-26-13 0-49 0-100 0-149z"><text:p/></draw:path><draw:path draw:style-name="gr3" draw:text-style-name="P69" svg:width="0.088cm" svg:height="0.386cm" svg:x="1.006cm" svg:y="1.646cm" svg:viewBox="0 0 89 387" svg:d="M89 383c0-1 0-2-6-9-49-48-61-121-61-180 0-68 14-135 63-183 4-6 4-6 4-7 0-3-1-4-3-4-5 0-39 26-62 76-20 42-24 85-24 118 0 29 4 77 25 119 23 49 56 74 61 74 2 0 3-2 3-4z"><text:p/></draw:path><draw:path draw:style-name="gr3" draw:text-style-name="P69" svg:width="0.1cm" svg:height="0.26cm" svg:x="1.129cm" svg:y="1.683cm" svg:viewBox="0 0 101 261" svg:d="M98 14c0-7-6-14-14-14-10 0-21 11-21 21 0 8 5 14 15 14 9 0 20-9 20-21zM69 159c5-11 5-12 8-22 3-7 6-13 6-20 0-18-13-32-32-32-37 0-51 56-51 59 0 4 3 4 4 4 4 0 5-1 7-6 10-36 25-49 39-49 3 0 9 0 9 13 0 8-3 16-4 20-3 10-21 55-26 72-5 10-9 22-9 31 0 17 13 32 31 32 36 0 50-56 50-61 0-3-3-3-4-3-3 0-3 1-6 6-6 25-19 49-39 49-7 0-9-5-9-13 0-10 2-15 11-39 5-13 10-27 15-41z"><text:p/></draw:path><draw:path draw:style-name="gr3" draw:text-style-name="P69" svg:width="0.088cm" svg:height="0.386cm" svg:x="1.273cm" svg:y="1.646cm" svg:viewBox="0 0 89 387" svg:d="M89 194c0-31-4-77-25-121-23-48-56-73-61-73-2 0-3 2-3 4 0 1 0 1 7 9 38 39 60 99 60 181 0 66-14 134-63 182-4 5-4 6-4 7 0 2 1 4 3 4 5 0 39-26 62-76 20-43 24-86 24-117z"><text:p/></draw:path><draw:path draw:style-name="gr3" draw:text-style-name="P69" svg:width="0.256cm" svg:height="0.256cm" svg:x="1.508cm" svg:y="1.714cm" svg:viewBox="0 0 257 257" svg:d="M136 136c37 0 72 0 108 0 6 0 13 0 13-7 0-8-7-8-13-8-36 0-71 0-108 0 0-36 0-73 0-109 0-4 0-12-7-12-8 0-8 8-8 12 0 36 0 73 0 109-36 0-71 0-108 0-5 0-13 0-13 8 0 7 8 7 13 7 37 0 72 0 108 0 0 37 0 72 0 108 0 6 0 13 8 13 7 0 7-7 7-13 0-36 0-71 0-108z"><text:p/></draw:path><draw:path draw:style-name="gr3" draw:text-style-name="P69" svg:width="0.193cm" svg:height="0.351cm" svg:x="1.893cm" svg:y="1.667cm" svg:viewBox="0 0 194 352" svg:d="M122 118c11 0 22 0 33 0 8 0 11 0 11-8 0-4-3-4-10-4-11 0-21 0-32 0 3-15 6-30 8-44 2-8 8-36 10-40 3-8 10-13 18-13 2 0 12 0 18 6-16 1-21 16-21 21 0 9 8 13 15 13 11 0 22-7 22-23 0-17-18-26-34-26-14 0-38 7-49 45-3 8-4 12-13 61-9 0-18 0-26 0s-13 0-13 7c0 5 4 5 11 5 9 0 17 0 26 0-10 50-19 102-29 153-8 37-14 72-34 72-1 0-11 0-19-6 19-2 22-16 22-21 0-9-7-15-14-15-10 0-22 9-22 23 0 18 18 28 33 28 22 0 37-23 44-37 12-25 21-72 22-74 8-41 15-83 23-123z"><text:p/></draw:path><draw:path draw:style-name="gr3" draw:text-style-name="P69" svg:width="0.097cm" svg:height="0.178cm" svg:x="2.092cm" svg:y="1.817cm" svg:viewBox="0 0 98 179" svg:d="M61 8c0-8 0-8-8-8-18 18-42 18-53 18 0 3 0 6 0 9 6 0 24 0 39-7 0 46 0 91 0 137 0 9 0 13-27 13-3 0-8 0-11 0 0 4 0 6 0 9 6 0 39-1 49-1 8 0 42 1 48 1 0-3 0-5 0-9-3 0-7 0-10 0-27 0-27-4-27-13 0-49 0-100 0-149z"><text:p/></draw:path><draw:path draw:style-name="gr3" draw:text-style-name="P69" svg:width="0.089cm" svg:height="0.386cm" svg:x="2.274cm" svg:y="1.646cm" svg:viewBox="0 0 90 387" svg:d="M90 383c0-1 0-2-6-9-49-48-61-121-61-180 0-68 14-135 62-183 5-6 5-6 5-7 0-3-2-4-4-4-3 0-39 26-62 76-20 42-24 85-24 118 0 29 4 77 25 119 23 49 58 74 61 74 2 0 4-2 4-4z"><text:p/></draw:path><draw:path draw:style-name="gr3" draw:text-style-name="P69" svg:width="0.316cm" svg:height="0.175cm" svg:x="2.397cm" svg:y="1.766cm" svg:viewBox="0 0 317 176" svg:d="M23 148c-1 6-3 15-3 17 0 7 5 11 11 11 4 0 12-3 14-11 0-1 6-20 8-29 2-12 5-23 8-35 3-9 5-16 6-25 2-7 6-19 6-20 5-12 26-47 62-47 18 0 21 14 21 27 0 9-2 20-5 32-4 16-8 30-11 45-2 10-6 19-8 29-1 8-4 21-4 23 0 7 4 11 11 11 12 0 14-10 17-22 5-22 19-78 23-94 1-5 21-51 64-51 17 0 21 13 21 27 0 22-16 66-24 86-3 10-6 14-6 22 0 18 15 32 32 32 37 0 51-57 51-61 0-3-3-3-5-3-4 0-4 1-5 7-7 21-19 48-40 48-6 0-10-4-10-13 0-10 4-19 8-28 7-19 23-62 23-84 0-26-15-42-44-42s-49 18-64 37c0-4-1-17-12-26-10-9-22-11-32-11-34 0-53 25-60 34-1-22-18-34-35-34-18 0-26 15-29 22-6 14-12 36-12 37 0 5 3 4 4 5 5 0 5 0 7-9 7-28 14-46 29-46 6 0 12 3 12 17 0 9-1 14-7 33-8 30-14 60-22 89z"><text:p/></draw:path><draw:path draw:style-name="gr3" draw:text-style-name="P69" svg:width="0.088cm" svg:height="0.386cm" svg:x="2.748cm" svg:y="1.646cm" svg:viewBox="0 0 89 387" svg:d="M89 194c0-31-4-77-25-121-23-48-56-73-61-73-2 0-3 2-3 4 0 1 0 1 7 9 38 39 60 99 60 181 0 66-14 134-63 182-4 5-4 6-4 7 0 2 1 4 3 4 5 0 39-26 62-76 20-43 24-86 24-117z"><text:p/></draw:path><draw:path draw:style-name="gr3" draw:text-style-name="P69" svg:width="0.255cm" svg:height="0.089cm" svg:x="3.005cm" svg:y="1.796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9" svg:width="0.09cm" svg:height="0.171cm" svg:x="3.623cm" svg:y="1.288cm" svg:viewBox="0 0 91 172" svg:d="M55 62c9 0 19 0 28 0 5 0 8 0 8-6 0-4-3-4-7-4-9 0-18 0-27 0 4-14 7-27 10-40 1-1 1-2 1-3 0-6-3-9-9-9s-11 4-13 11 2-6-10 41c-8 0-18 0-27 0-6 0-9 0-9 6 0 4 3 4 8 4 9 0 17 0 26 0-5 20-11 42-16 63-1 7-5 17-5 21 0 16 15 26 30 26 30 0 47-39 47-42 0-4-3-2-4-4-3 0-5 2-7 6-6 16-21 32-36 32-6 0-9-3-9-13 0-3 1-9 1-11 7-27 13-52 20-78z"><text:p/></draw:path><draw:path draw:style-name="gr3" draw:text-style-name="P69" svg:width="0.513cm" svg:height="0.54cm" svg:x="3.412cm" svg:y="1.572cm" svg:viewBox="0 0 514 541" svg:d="M468 541c15-42 30-82 46-124-4 0-7 0-10 0-14 41-56 67-100 78-8 2-46 12-120 12-78 0-155 0-233 0 66-77 131-154 197-231 2-2 3-3 3-5s0-3-3-6c-60-82-120-164-180-246 71 0 141 0 211 0 52 0 87 5 92 5 20 3 54 10 84 30 10 5 36 23 49 55 3 0 6 0 10 0-16-36-31-73-46-109-153 0-305 0-458 0-9 0-9 0-10 2 0 1 0 9 0 13 68 94 135 186 204 280-68 78-134 157-201 235-3 5-2 5-3 7 0 4 3 4 10 4 153 0 305 0 458 0z"><text:p/></draw:path><draw:path draw:style-name="gr3" draw:text-style-name="P69" svg:width="0.08cm" svg:height="0.182cm" svg:x="3.432cm" svg:y="2.214cm" svg:viewBox="0 0 81 183" svg:d="M75 11c0-4-3-11-11-11s-16 8-16 15c0 5 4 10 11 10 8 0 16-7 16-14zM20 148c-1 4-3 7-3 11 0 13 11 24 26 24 26 0 38-38 38-42s-3-4-4-4c-3 0-4 2-5 5-6 22-18 33-29 33-6 0-7-3-7-10 0-6 3-11 5-17 3-7 5-15 9-22 2-6 12-30 13-34 1-3 2-6 2-8 0-14-11-24-26-24-27 0-39 37-39 41 0 5 3 5 4 5 4 0 4-3 5-5 8-23 19-33 28-33 5 0 8 2 8 9s-2 11-9 27c-5 15-11 30-16 44z"><text:p/></draw:path><draw:path draw:style-name="gr3" draw:text-style-name="P69" svg:width="0.198cm" svg:height="0.072cm" svg:x="3.548cm" svg:y="2.29cm" svg:viewBox="0 0 199 73" svg:d="M188 13c5 0 11 0 11-8 0-5-6-5-10-5-59 0-120 0-179 0-3 0-10 0-10 5 0 8 6 8 10 8 59 0 119 0 178 0zM189 73c4 0 10 0 10-7s-6-7-11-7c-59 0-119 0-178 0-4 0-10 0-10 7s7 7 10 7c59 0 120 0 179 0z"><text:p/></draw:path><draw:path draw:style-name="gr3" draw:text-style-name="P69" svg:width="0.124cm" svg:height="0.184cm" svg:x="3.78cm" svg:y="2.214cm" svg:viewBox="0 0 125 185" svg:d="M125 93c0-29-3-51-15-70-9-12-25-23-47-23-63 0-63 74-63 93 0 20 0 92 63 92 62 0 62-72 62-92zM63 177c-12 0-29-7-34-29-5-16-5-38-5-58s0-41 5-56c5-21 23-26 34-26 14 0 28 8 34 24 3 15 4 34 4 58 0 20 0 40-3 57-6 25-24 30-35 30z"><text:p/></draw:path><draw:path draw:style-name="gr3" draw:text-style-name="P69" svg:width="0.192cm" svg:height="0.351cm" svg:x="4.034cm" svg:y="1.667cm" svg:viewBox="0 0 193 352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2-29 153-7 37-13 72-34 72-1 0-11 0-18-6 18-2 21-16 21-21 0-9-6-15-14-15-10 0-21 9-21 23 0 18 17 28 32 28 22 0 37-23 44-37 12-25 22-72 22-74 8-41 15-83 23-123z"><text:p/></draw:path><draw:path draw:style-name="gr3" draw:text-style-name="P69" svg:width="0.118cm" svg:height="0.178cm" svg:x="4.22cm" svg:y="1.817cm" svg:viewBox="0 0 119 179" svg:d="M119 131c-3 0-6 0-9 0-1 5-3 22-8 24-1 1-22 1-26 1-17 0-33 0-50 0 29-24 38-32 54-45 20-15 39-33 39-58 0-33-29-53-63-53s-56 23-56 48c0 15 11 16 14 16 6 0 15-5 15-15 0-5-3-14-17-14 9-20 27-25 40-25 27 0 40 21 40 43 0 23-16 42-25 51-22 22-43 43-65 65-2 3-2 4-2 10 37 0 74 0 111 0 2-16 6-32 8-48z"><text:p/></draw:path><draw:path draw:style-name="gr3" draw:text-style-name="P69" svg:width="0.089cm" svg:height="0.386cm" svg:x="4.414cm" svg:y="1.646cm" svg:viewBox="0 0 90 387" svg:d="M90 383c0-1 0-2-6-9-49-48-61-121-61-180 0-68 14-135 62-183 5-6 5-6 5-7 0-3-1-4-4-4s-39 26-61 76c-19 42-25 85-25 118 0 29 4 77 26 119 24 49 57 74 60 74s4-2 4-4z"><text:p/></draw:path><draw:path draw:style-name="gr3" draw:text-style-name="P69" svg:width="0.1cm" svg:height="0.26cm" svg:x="4.538cm" svg:y="1.683cm" svg:viewBox="0 0 101 261" svg:d="M98 14c0-7-6-14-14-14-10 0-21 11-21 21 0 8 5 14 15 14 9 0 20-9 20-21zM68 159c6-11 6-12 9-22 3-7 6-13 6-20 0-18-14-32-32-32-37 0-51 56-51 59 0 4 3 4 4 4 4 0 5-1 6-6 11-36 26-49 40-49 3 0 9 0 9 13 0 8-3 16-4 20-3 10-21 55-26 72-5 10-10 22-10 31 0 17 13 32 32 32 36 0 50-56 50-61 0-3-3-3-4-3-3 0-3 1-6 6-7 25-19 49-39 49-7 0-9-5-9-13 0-10 2-15 11-39 4-13 10-27 14-41z"><text:p/></draw:path><draw:path draw:style-name="gr3" draw:text-style-name="P69" svg:width="0.089cm" svg:height="0.386cm" svg:x="4.681cm" svg:y="1.646cm" svg:viewBox="0 0 90 387" svg:d="M90 194c0-31-4-77-25-121-23-48-57-73-61-73-2 0-4 2-4 4 0 1 0 1 8 9 38 39 60 99 60 181 0 66-14 134-62 182-6 5-6 6-6 7 0 2 2 4 4 4 4 0 39-26 62-76 20-43 24-86 24-117z"><text:p/></draw:path><draw:path draw:style-name="gr3" draw:text-style-name="P69" svg:width="0.256cm" svg:height="0.256cm" svg:x="4.917cm" svg:y="1.714cm" svg:viewBox="0 0 257 257" svg:d="M136 136c37 0 72 0 108 0 6 0 13 0 13-7 0-8-7-8-13-8-36 0-71 0-108 0 0-36 0-73 0-109 0-4 0-12-7-12-8 0-8 8-8 12 0 36 0 73 0 109-36 0-73 0-109 0-5 0-12 0-12 8 0 7 7 7 12 7 36 0 73 0 109 0 0 37 0 72 0 108 0 6 0 13 8 13 7 0 7-7 7-13 0-36 0-71 0-108z"><text:p/></draw:path><draw:path draw:style-name="gr3" draw:text-style-name="P69" svg:width="0.193cm" svg:height="0.351cm" svg:x="5.302cm" svg:y="1.667cm" svg:viewBox="0 0 194 352" svg:d="M122 118c11 0 22 0 33 0 8 0 11 0 11-8 0-4-3-4-10-4-11 0-21 0-32 0 3-15 6-30 8-44 1-8 7-36 9-40 4-8 11-13 19-13 1 0 11 0 18 6-16 1-21 16-21 21 0 9 8 13 15 13 10 0 22-7 22-23 0-17-19-26-34-26-14 0-38 7-50 45-2 8-3 12-12 61-9 0-19 0-28 0-6 0-11 0-11 7 0 5 4 5 11 5 9 0 17 0 26 0-10 50-19 102-29 153-8 37-14 72-34 72-1 0-11 0-19-6 18-2 22-16 22-21 0-9-7-15-14-15-11 0-22 9-22 23 0 18 18 28 33 28 21 0 36-23 44-37 12-25 21-72 21-74 8-41 16-83 24-123z"><text:p/></draw:path><draw:path draw:style-name="gr3" draw:text-style-name="P69" svg:width="0.119cm" svg:height="0.178cm" svg:x="5.488cm" svg:y="1.817cm" svg:viewBox="0 0 120 179" svg:d="M120 131c-3 0-7 0-10 0 0 5-3 22-7 24-2 1-23 1-26 1-16 0-34 0-51 0 29-24 39-32 55-45 20-15 39-33 39-58 0-33-29-53-64-53-33 0-56 23-56 48 0 15 12 16 14 16 7 0 15-5 15-15 0-5-3-14-16-14 8-20 27-25 40-25 26 0 41 21 41 43 0 23-17 42-26 51-22 22-43 43-65 65-3 3-3 4-3 10 37 0 74 0 111 0 3-16 6-32 9-48z"><text:p/></draw:path><draw:path draw:style-name="gr3" draw:text-style-name="P69" svg:width="0.089cm" svg:height="0.386cm" svg:x="5.683cm" svg:y="1.646cm" svg:viewBox="0 0 90 387" svg:d="M90 383c0-1 0-2-6-9-49-48-62-121-62-180 0-68 15-135 63-183 5-6 5-6 5-7 0-3-2-4-4-4-3 0-39 26-62 76-20 42-24 85-24 118 0 29 4 77 25 119 23 49 58 74 61 74 2 0 4-2 4-4z"><text:p/></draw:path><draw:path draw:style-name="gr3" draw:text-style-name="P69" svg:width="0.316cm" svg:height="0.175cm" svg:x="5.806cm" svg:y="1.766cm" svg:viewBox="0 0 317 176" svg:d="M23 148c-1 6-3 15-3 17 0 7 5 11 11 11 4 0 11-3 14-11 0-1 5-20 8-29 2-12 5-23 8-35 2-9 4-16 6-25 2-7 5-19 6-20 5-12 26-47 62-47 18 0 21 14 21 27 0 9-2 20-5 32-4 16-8 30-11 45-2 10-6 19-8 29-1 8-5 21-5 23 0 7 5 11 12 11 11 0 14-10 16-22 6-22 20-78 23-94 1-5 22-51 64-51 18 0 21 13 21 27 0 22-15 66-23 86-5 10-6 14-6 22 0 18 14 32 32 32 37 0 51-57 51-61 0-3-3-3-5-3-4 0-4 1-6 7-6 21-18 48-39 48-6 0-10-4-10-13 0-10 4-19 7-28 8-19 24-62 24-84 0-26-16-42-45-42-30 0-48 18-63 37 0-4-1-17-12-26-10-9-22-11-32-11-34 0-53 25-60 34-1-22-18-34-35-34-18 0-26 15-29 22-6 14-12 36-12 37 0 5 3 4 4 5 5 0 5 0 7-9 7-28 14-46 29-46 6 0 12 3 12 17 0 9-1 14-7 33-8 30-14 60-22 89z"><text:p/></draw:path><draw:path draw:style-name="gr3" draw:text-style-name="P69" svg:width="0.089cm" svg:height="0.386cm" svg:x="6.156cm" svg:y="1.646cm" svg:viewBox="0 0 90 387" svg:d="M90 194c0-31-4-77-25-121-23-48-56-73-61-73-2 0-4 2-4 4 0 1 0 1 8 9 38 39 60 99 60 181 0 66-14 134-62 182-6 5-6 6-6 7 0 2 2 4 4 4 5 0 39-26 62-76 20-43 24-86 24-117z"><text:p/></draw:path><draw:path draw:style-name="gr3" draw:text-style-name="P69" svg:width="0.193cm" svg:height="0.351cm" svg:x="1.893cm" svg:y="2.64cm" svg:viewBox="0 0 194 352" svg:d="M122 119c11 0 22 0 33 0 8 0 11 0 11-8 0-4-3-4-10-4-11 0-21 0-32 0 3-15 6-30 8-44 2-9 8-37 10-41 3-8 10-13 18-13 2 0 12 0 18 6-16 3-21 16-21 21 0 10 8 15 15 15 11 0 22-9 22-24 0-17-18-27-34-27-14 0-38 8-49 46-3 8-4 11-13 61-9 0-18 0-26 0s-13 0-13 6 4 6 11 6c9 0 17 0 26 0-10 50-19 101-29 152-8 37-14 72-34 72-1 0-11 0-19-6 19-2 22-16 22-21 0-9-7-14-14-14-10 0-22 9-22 24 0 17 18 26 33 26 22 0 37-23 44-37 12-25 21-72 22-74 8-41 15-82 23-122z"><text:p/></draw:path><draw:path draw:style-name="gr3" draw:text-style-name="P69" svg:width="0.097cm" svg:height="0.178cm" svg:x="2.092cm" svg:y="2.789cm" svg:viewBox="0 0 98 179" svg:d="M61 7c0-7 0-7-8-7-18 16-42 16-53 16 0 4 0 7 0 10 6 0 24 0 39-7 0 46 0 92 0 138 0 9 0 12-27 12-3 0-8 0-11 0 0 4 0 7 0 10 6 0 39-1 49-1 8 0 42 1 48 1 0-3 0-6 0-10-3 0-7 0-10 0-27 0-27-3-27-12 0-50 0-100 0-150z"><text:p/></draw:path><draw:path draw:style-name="gr3" draw:text-style-name="P69" svg:width="0.089cm" svg:height="0.385cm" svg:x="2.274cm" svg:y="2.624cm" svg:viewBox="0 0 90 386" svg:d="M90 382c0-1 0-1-6-8-49-50-61-122-61-182 0-67 14-134 62-182 5-5 5-6 5-7 0-2-2-3-4-3-3 0-39 26-62 75-20 43-24 86-24 117s4 77 25 121c23 48 58 73 61 73 2 0 4-1 4-4z"><text:p/></draw:path><draw:path draw:style-name="gr3" draw:text-style-name="P69" svg:width="0.316cm" svg:height="0.174cm" svg:x="2.397cm" svg:y="2.743cm" svg:viewBox="0 0 317 175" svg:d="M23 147c-1 7-3 16-3 18 0 7 5 10 11 10 4 0 12-3 14-11 0-1 6-19 8-29 2-11 5-23 8-34 3-9 5-17 6-26 2-7 6-18 6-20 5-11 26-46 62-46 18 0 21 14 21 26 0 10-2 21-5 32-4 15-8 30-11 45-2 10-6 20-8 30-1 8-4 21-4 23 0 7 4 10 11 10 12 0 14-10 17-22 5-22 19-78 23-94 1-4 21-50 64-50 17 0 21 13 21 26 0 22-16 66-24 87-3 9-6 13-6 21 0 19 15 32 32 32 37 0 51-56 51-60s-3-4-5-4c-4 0-4 1-5 8-7 20-19 47-40 47-6 0-10-3-10-12 0-10 4-20 8-28 7-20 23-63 23-85 0-25-15-41-44-41s-49 16-64 37c0-5-1-18-12-27-10-8-22-10-32-10-34 0-53 24-60 33-1-22-18-33-35-33-18 0-26 15-29 22-6 13-12 36-12 37 0 4 3 3 4 4 5 0 5 0 7-9 7-28 14-45 29-45 6 0 12 2 12 17 0 8-1 12-7 32-8 30-14 60-22 89z"><text:p/></draw:path><draw:path draw:style-name="gr3" draw:text-style-name="P69" svg:width="0.088cm" svg:height="0.385cm" svg:x="2.748cm" svg:y="2.624cm" svg:viewBox="0 0 89 386" svg:d="M89 192c0-29-4-77-25-119-23-49-56-73-61-73-2 0-3 1-3 3 0 1 0 2 7 9 38 39 60 100 60 180 0 66-14 135-63 184-4 5-4 5-4 6 0 3 1 4 3 4 5 0 39-26 62-76 20-42 24-85 24-118z"><text:p/></draw:path><draw:path draw:style-name="gr3" draw:text-style-name="P69" svg:width="0.255cm" svg:height="0.089cm" svg:x="3.005cm" svg:y="2.771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9" svg:width="0.193cm" svg:height="0.351cm" svg:x="3.41cm" svg:y="2.64cm" svg:viewBox="0 0 194 352" svg:d="M122 119c11 0 22 0 33 0 8 0 12 0 12-8 0-4-4-4-11-4-11 0-21 0-32 0 3-15 6-30 8-44 2-9 8-37 10-41 3-8 10-13 18-13 2 0 12 0 18 6-16 3-21 16-21 21 0 10 8 15 15 15 11 0 22-9 22-24 0-17-18-27-34-27-14 0-38 8-49 46-3 8-4 11-13 61-9 0-18 0-26 0s-13 0-13 6 4 6 11 6c9 0 17 0 26 0-10 50-19 101-29 152-6 37-13 72-34 72-1 0-11 0-19-6 19-2 22-16 22-21 0-9-7-14-14-14-10 0-22 9-22 24 0 17 18 26 33 26 22 0 37-23 44-37 12-25 21-72 22-74 8-41 15-82 23-122z"><text:p/></draw:path><draw:path draw:style-name="gr3" draw:text-style-name="P69" svg:width="0.119cm" svg:height="0.178cm" svg:x="3.596cm" svg:y="2.789cm" svg:viewBox="0 0 120 179" svg:d="M120 130c-3 0-6 0-9 0-1 6-3 22-8 24-2 2-23 2-26 2-16 0-33 0-49 0 28-25 37-33 53-45 20-16 39-33 39-59 0-32-29-52-63-52s-57 23-57 48c0 14 12 15 14 15 7 0 15-5 15-15 0-4-1-14-16-14 9-19 27-25 40-25 26 0 41 22 41 43 0 24-17 43-26 52-22 21-43 43-65 64-3 2-3 4-3 11 37 0 75 0 112 0 2-16 6-33 8-49z"><text:p/></draw:path><draw:path draw:style-name="gr3" draw:text-style-name="P69" svg:width="0.089cm" svg:height="0.385cm" svg:x="3.791cm" svg:y="2.624cm" svg:viewBox="0 0 90 386" svg:d="M90 382c0-1 0-1-6-8-49-50-61-122-61-182 0-67 14-134 62-182 5-5 5-6 5-7 0-2-2-3-4-3-3 0-39 26-62 75-18 43-24 86-24 117s4 77 25 121c25 48 58 73 61 73 2 0 4-1 4-4z"><text:p/></draw:path><draw:path draw:style-name="gr3" draw:text-style-name="P69" svg:width="0.316cm" svg:height="0.174cm" svg:x="3.914cm" svg:y="2.743cm" svg:viewBox="0 0 317 175" svg:d="M23 147c-1 7-3 16-3 18 0 7 5 10 11 10 4 0 12-3 14-11 0-1 6-19 8-29 3-11 5-23 9-34 2-9 4-17 6-26 1-7 5-18 5-20 5-11 26-46 62-46 18 0 21 14 21 26 0 10-2 21-5 32-4 15-8 30-11 45-2 10-6 20-8 30-1 8-4 21-4 23 0 7 5 10 11 10 12 0 14-10 17-22 6-22 20-78 23-94 1-4 21-50 64-50 17 0 21 13 21 26 0 22-16 66-24 87-3 9-6 13-6 21 0 19 15 32 32 32 37 0 51-56 51-60s-3-4-5-4c-4 0-4 1-5 8-7 20-19 47-40 47-6 0-10-3-10-12 0-10 5-20 8-28 7-20 23-63 23-85 0-25-15-41-44-41s-49 16-64 37c0-5-1-18-12-27-10-8-22-10-32-10-34 0-52 24-59 33-2-22-19-33-36-33-18 0-26 15-29 22-6 13-12 36-12 37 0 4 4 4 6 4 3 0 3 0 6-9 7-28 14-45 28-45 6 0 12 2 12 17 0 8-1 12-7 32-8 30-14 60-22 89z"><text:p/></draw:path><draw:path draw:style-name="gr3" draw:text-style-name="P69" svg:width="0.088cm" svg:height="0.385cm" svg:x="4.265cm" svg:y="2.624cm" svg:viewBox="0 0 89 386" svg:d="M89 192c0-29-4-77-25-119-23-49-56-73-61-73-2 0-3 1-3 3 0 1 0 2 7 9 38 39 60 100 60 180 0 66-14 135-63 184-4 5-4 5-4 6 0 3 1 4 3 4 5 0 39-26 62-76 20-42 24-85 24-118z"><text:p/></draw:path></draw:g></text:p>
      <text:p text:style-name="P37">וזו <text:span text:style-name="T3">סתירה</text:span>. </text:p>
      <text:p text:style-name="P28"><draw:g text:anchor-type="as-char" svg:y="-0.288cm" draw:z-index="288" draw:name="Shape232" draw:style-name="gr1"><svg:title>TexMaths</svg:title><svg:desc>11§display§\QED§svg§600§FALSE§</svg:desc><draw:path draw:style-name="gr2" draw:text-style-name="P68" svg:width="1.751cm" svg:height="0.247cm" svg:x="0.001cm" svg:y="0.018cm" svg:viewBox="0 0 1752 248" svg:d="M0 0c584 0 1168 0 1752 0 0 83 0 165 0 248-584 0-1168 0-1752 0 0-83 0-165 0-248z"><text:p/></draw:path><draw:path draw:style-name="gr3" draw:text-style-name="P69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69" svg:width="0.04cm" svg:height="0.04cm" svg:x="0.368cm" svg:y="0.235cm" svg:viewBox="0 0 41 41" svg:d="M41 21c0-12-10-21-21-21-12 0-20 9-20 21 0 11 8 20 20 20 11 0 21-9 21-20z"><text:p/></draw:path><draw:path draw:style-name="gr3" draw:text-style-name="P69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9" svg:width="0.04cm" svg:height="0.04cm" svg:x="0.764cm" svg:y="0.235cm" svg:viewBox="0 0 41 41" svg:d="M41 21c0-12-9-21-20-21-12 0-21 9-21 21 0 11 9 20 21 20 11 0 20-9 20-20z"><text:p/></draw:path><draw:path draw:style-name="gr3" draw:text-style-name="P69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9" svg:width="0.041cm" svg:height="0.04cm" svg:x="1.205cm" svg:y="0.235cm" svg:viewBox="0 0 42 41" svg:d="M42 21c0-12-10-21-21-21s-21 9-21 21c0 11 10 20 21 20s21-9 21-20z"><text:p/></draw:path><draw:path draw:style-name="gr3" draw:text-style-name="P69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<text:soft-page-break/>שאלה 4</text:h>
      <text:h text:style-name="P53" text:outline-level="3">נתון</text:h>
      <text:p text:style-name="P20">נתון: </text:p>
      <text:p text:style-name="P4"><draw:g text:anchor-type="as-char" svg:y="-0.288cm" draw:z-index="217" draw:name="Shape233" draw:style-name="gr1"><svg:title>TexMaths</svg:title><svg:desc>11§display§H = \lambda f \in \N \to \N, g \in \N \to \N. \Im(f) \trio \Im(g)§svg§600§FALSE§</svg:desc><draw:path draw:style-name="gr2" draw:text-style-name="P68" svg:width="7.284cm" svg:height="0.344cm" svg:x="0.006cm" svg:y="0.018cm" svg:viewBox="0 0 7285 345" svg:d="M0 0c2428 0 4857 0 7285 0 0 115 0 230 0 345-2428 0-4857 0-7285 0 0-115 0-230 0-345z"><text:p/></draw:path><draw:path draw:style-name="gr3" draw:text-style-name="P69" svg:width="0.325cm" svg:height="0.262cm" svg:x="0.001cm" svg:y="0.025cm" svg:viewBox="0 0 326 263" svg:d="M279 30c4-13 5-18 33-18 10 0 14 0 14-8 0-4-5-4-6-4-11 0-38 1-49 1s-39-1-51-1c-2 0-7 0-7 8 0 4 4 4 11 4 5 0 8 0 15 1 6 1 10 1 10 7 0 1 0 2-1 6-8 32-16 63-24 95-39 0-78 0-117 0 7-31 14-60 22-91 4-13 5-18 33-18 10 0 13 0 13-8 0-4-4-4-6-4-11 0-38 1-49 1s-39-1-50-1c-3 0-7 0-7 8 0 4 3 4 11 4 1 0 7 0 14 1 8 1 11 1 11 7 0 1-1 2-2 6-18 69-34 138-52 206-3 16-4 19-35 19-7 0-10 0-10 8 0 4 4 4 6 4 9 0 37-2 48-2 9 0 16 1 25 1 8 0 17 1 26 1 2 0 7 0 7-9 0-3-4-3-11-3-14 0-25 0-25-8 0-2 1-4 1-6 9-36 18-70 26-105 40 0 79 0 118 0-16 64-25 100-26 106-5 12-11 13-35 13-6 0-10 0-10 8 0 4 3 3 5 4 11 0 39-2 50-2 7 0 16 1 24 1 9 0 17 1 25 1 3 0 8 0 8-9 0-3-3-3-11-3-14 0-24 0-24-8 0-2 0-4 1-6 17-69 34-138 51-207z"><text:p/></draw:path><draw:path draw:style-name="gr3" draw:text-style-name="P69" svg:width="0.256cm" svg:height="0.089cm" svg:x="0.468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9cm" svg:height="0.27cm" svg:x="0.875cm" svg:y="0.019cm" svg:viewBox="0 0 191 271" svg:d="M118 154c15 40 34 99 40 108 6 8 10 8 20 8 4 0 6 0 9 0s4-2 4-4c0-1-1-2-2-3-3-4-6-10-9-17-26-73-52-147-79-220-7-22-28-26-47-26-1 0-7 0-7 3 0 4 3 4 4 5 13 2 15 4 25 31 12 34 25 69 37 104-35 35-71 69-106 105-5 4-7 6-7 12s4 11 11 11c6 0 10-5 13-8 31-36 63-73 94-109z"><text:p/></draw:path><draw:path draw:style-name="gr3" draw:text-style-name="P69" svg:width="0.192cm" svg:height="0.348cm" svg:x="1.1cm" svg:y="0.018cm" svg:viewBox="0 0 193 349" svg:d="M121 118c11 0 22 0 33 0 8 0 12 0 12-9 0-3-4-3-11-3-11 0-21 0-32 0 4-16 6-30 9-44 1-9 7-36 9-41 3-7 10-13 19-13 1 0 11 0 18 7-17 2-21 15-21 21 0 9 7 14 15 14 10 0 21-9 21-24 0-17-18-26-33-26-14 0-38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" draw:text-style-name="P69" svg:width="0.193cm" svg:height="0.221cm" svg:x="1.45cm" svg:y="0.078cm" svg:viewBox="0 0 194 222" svg:d="M179 120c7 0 15 0 15-8 0-7-8-7-15-7-55 0-109 0-164 0 5-52 50-88 104-88 20 0 41 0 60 0 7 0 15-2 15-9 0-8-8-8-15-8-19 0-40 0-60 0-66 0-119 51-119 112 0 62 53 110 119 110 20 0 41 0 60 0 7 0 15 0 15-7 0-8-8-7-15-7-19 0-40 0-60 0-54 0-99-36-104-88 55 0 109 0 164 0z"><text:p/></draw:path><draw:path draw:style-name="gr3" draw:text-style-name="P69" svg:width="0.261cm" svg:height="0.269cm" svg:x="1.792cm" svg:y="0.025cm" svg:viewBox="0 0 262 270" svg:d="M34 34c0 63 0 126 0 187 0 21-3 28-23 28-4 0-11 1-11 6 0 8 7 8 13 8 20 0 41 0 61 0 6 0 12 0 12-8 0-5-6-6-11-6-22 0-24-8-24-29 0-58 0-117 0-175 55 73 111 147 166 219 4 5 5 6 9 6 6 0 6-6 6-12 0-72 0-145 0-217 0-22 3-28 21-28 2 0 9 0 9-6 0-7-6-7-12-7-19 0-39 0-57 0-7 0-14 0-14 7 0 6 8 6 12 6 21 0 25 8 25 29 0 39 0 79 0 120-39-53-78-105-117-156-4-6-5-6-14-6-22 0-45 0-67 0-7 0-12 0-12 7 0 5 5 6 7 6 10 1 18 8 22 12-1 4-1 4-1 9zM219 243c-56-73-112-147-168-221-5-4-5-5-9-9 15 0 31 0 46 0 44 59 87 117 131 175 0 18 0 37 0 55z"><text:p/></draw:path><draw:path draw:style-name="gr3" draw:text-style-name="P69" svg:width="0.342cm" svg:height="0.198cm" svg:x="2.19cm" svg:y="0.092cm" svg:viewBox="0 0 343 199" svg:d="M301 108c-20 16-31 32-35 37-16 27-13 33-20 50 0 4 5 4 8 4 7 0 7 0 9-6 9-38 31-70 75-87 4-3 5-4 5-6s-1-3-2-4c-18-7-64-26-79-90-1-5-1-6-8-6-3 0-8 0-8 4 0 2 4 26 20 51 8 12 19 25 35 37-95 0-191 0-287 0-6 0-14 0-14 8s8 8 14 8c96 0 192 0 287 0z"><text:p/></draw:path><draw:path draw:style-name="gr3" draw:text-style-name="P69" svg:width="0.261cm" svg:height="0.269cm" svg:x="2.673cm" svg:y="0.025cm" svg:viewBox="0 0 262 270" svg:d="M33 34c0 63 0 126 0 187 0 21-2 28-22 28-4 0-11 1-11 6 0 8 6 8 13 8 20 0 40 0 60 0 7 0 13 0 13-8 0-5-7-6-12-6-21 0-24-8-24-29 0-58 0-117 0-175 56 73 111 147 167 219 3 5 5 6 7 6 7 0 7-6 7-12 0-72 0-145 0-217 0-22 3-28 22-28 2 0 9 0 9-6 0-7-7-7-13-7-19 0-38 0-56 0-8 0-14 0-14 7 0 6 7 6 11 6 22 0 26 8 26 29 0 39 0 79 0 120-40-53-78-105-118-156-3-6-4-6-13-6-22 0-45 0-67 0-8 0-14 0-14 7 0 5 6 6 8 6 11 1 19 8 22 12-1 4-1 4-1 9zM218 243c-56-73-112-147-168-221-4-4-4-5-8-9 15 0 31 0 46 0 43 59 87 117 130 175 0 18 0 37 0 55z"><text:p/></draw:path><draw:path draw:style-name="gr3" draw:text-style-name="P69" svg:width="0.044cm" svg:height="0.115cm" svg:x="2.976cm" svg:y="0.247cm" svg:viewBox="0 0 45 116" svg:d="M45 41c0-26-10-41-24-41-13 0-21 10-21 21 0 10 8 21 21 21 4 0 9-2 13-6 1-1 1-1 2-1 0 2 0 0 0 6 0 28-13 51-26 65-3 3-3 4-3 5 0 4 1 5 3 5 4 0 35-30 35-75z"><text:p/></draw:path><draw:path draw:style-name="gr3" draw:text-style-name="P69" svg:width="0.177cm" svg:height="0.247cm" svg:x="3.12cm" svg:y="0.115cm" svg:viewBox="0 0 178 248" svg:d="M176 25c1-3 2-4 2-7 0-7-5-10-12-10-3 0-14 2-15 16-7-14-21-24-37-24-44 0-91 54-91 109 0 39 23 62 51 62 23 0 42-19 45-23v1c-8 34-12 48-12 49-2 3-15 42-56 42-7 0-20-1-31-4 12-4 16-14 16-20 0-7-4-13-15-13-9 0-21 6-21 22 0 15 14 23 52 23 48 0 76-30 81-53 14-56 29-114 43-170zM127 121c-3 10-11 20-20 27-9 6-20 14-32 14-19 0-24-20-24-35 0-19 11-65 21-84 11-20 27-35 44-35 25 0 30 32 30 34 0 1-1 3-1 5-6 25-12 49-18 74z"><text:p/></draw:path><draw:path draw:style-name="gr3" draw:text-style-name="P69" svg:width="0.193cm" svg:height="0.221cm" svg:x="3.452cm" svg:y="0.078cm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69" svg:width="0.261cm" svg:height="0.269cm" svg:x="3.793cm" svg:y="0.025cm" svg:viewBox="0 0 262 270" svg:d="M34 34c0 63 0 126 0 187 0 21-3 28-23 28-4 0-11 1-11 6 0 8 7 8 13 8 20 0 41 0 61 0 6 0 12 0 12-8 0-5-6-6-11-6-21 0-24-8-24-29 0-58 0-117 0-175 56 73 111 147 167 219 3 5 5 6 8 6 6 0 6-6 6-12 0-72 0-145 0-217 0-22 3-28 21-28 2 0 9 0 9-6 0-7-6-7-12-7-19 0-39 0-57 0-7 0-13 0-13 7 0 6 7 6 11 6 21 0 25 8 25 29 0 39 0 79 0 120-39-53-78-105-117-156-3-6-4-6-14-6-22 0-45 0-67 0-7 0-12 0-12 7 0 5 5 6 7 6 11 1 18 8 22 12-1 4-1 4-1 9zM219 243c-56-73-112-147-168-221-5-4-5-5-9-9 15 0 31 0 46 0 44 59 87 117 131 175 0 18 0 37 0 55z"><text:p/></draw:path><draw:path draw:style-name="gr3" draw:text-style-name="P69" svg:width="0.342cm" svg:height="0.198cm" svg:x="4.191cm" svg:y="0.092cm" svg:viewBox="0 0 343 199" svg:d="M301 108c-20 16-31 32-34 37-17 27-14 33-21 50 0 4 5 4 8 4 7 0 7 0 9-6 9-38 31-70 75-87 4-3 5-4 5-6s-1-3-2-4c-18-7-64-26-79-90-1-5-1-6-8-6-3 0-8 0-8 4 0 2 4 26 20 51 8 12 19 25 35 37-95 0-191 0-287 0-6 0-14 0-14 8s8 8 14 8c96 0 192 0 287 0z"><text:p/></draw:path><draw:path draw:style-name="gr3" draw:text-style-name="P69" svg:width="0.261cm" svg:height="0.269cm" svg:x="4.674cm" svg:y="0.025cm" svg:viewBox="0 0 262 270" svg:d="M33 34c0 63 0 126 0 187 0 21-2 28-22 28-4 0-11 1-11 6 0 8 7 8 13 8 20 0 40 0 60 0 7 0 13 0 13-8 0-5-7-6-12-6-21 0-24-8-24-29 0-58 0-117 0-175 56 73 111 147 167 219 3 5 5 6 7 6 7 0 7-6 7-12 0-72 0-145 0-217 0-22 4-28 22-28 2 0 9 0 9-6 0-7-6-7-13-7-19 0-38 0-56 0-7 0-14 0-14 7 0 6 7 6 11 6 22 0 26 8 26 29 0 39 0 79 0 120-39-53-78-105-117-156-4-6-5-6-14-6-22 0-45 0-67 0-8 0-14 0-14 7 0 5 6 6 8 6 11 1 19 8 22 12-1 4-1 4-1 9zM218 243c-56-73-112-147-168-221-4-4-4-5-8-9 15 0 31 0 46 0 43 59 87 117 130 175 0 18 0 37 0 55z"><text:p/></draw:path><draw:path draw:style-name="gr3" draw:text-style-name="P69" svg:width="0.04cm" svg:height="0.041cm" svg:x="4.977cm" svg:y="0.247cm" svg:viewBox="0 0 41 42" svg:d="M41 21c0-11-9-21-20-21s-21 10-21 21 10 21 21 21 20-10 20-21z"><text:p/></draw:path><draw:path draw:style-name="gr3" draw:text-style-name="P69" svg:width="0.118cm" svg:height="0.262cm" svg:x="5.062cm" svg:y="0.025cm" svg:viewBox="0 0 119 263" svg:d="M77 31c0-14 1-19 31-19 3 0 8 0 11 0 0-4 0-8 0-12-14 1-45 1-60 1s-45 0-59-1c0 4 0 8 0 12 3 0 8 0 11 0 30 0 31 5 31 19 0 67 0 134 0 201 0 15-1 19-31 19-3 0-8 0-11 0 0 4 0 9 0 12 14-2 44-2 59-2s46 0 60 2c0-3 0-8 0-12-3 0-8 0-11 0-30 0-31-4-31-19 0-67 0-134 0-201z"><text:p/></draw:path><draw:path draw:style-name="gr3" draw:text-style-name="P69" svg:width="0.3cm" svg:height="0.17cm" svg:x="5.204cm" svg:y="0.115cm" svg:viewBox="0 0 301 171" svg:d="M30 37c0 35 0 69 0 104 0 18-5 18-30 18 0 3 0 7 0 12 13-1 33-3 43-3 11 0 31 2 44 3 0-5 0-9 0-12-26 0-31 0-31-18 0-24 0-49 0-72 0-39 28-61 53-61 24 0 29 21 29 43 0 29 0 59 0 90 0 18-5 18-31 18 0 3 0 7 0 12 14-1 34-3 44-3s29 2 43 3c0-5 0-9 0-12-26 0-30 0-30-18 0-24 0-49 0-72 0-39 27-61 52-61s28 21 28 43c0 29 0 59 0 90 0 18-3 18-29 18 0 3 0 7 0 12 13-1 33-3 44-3 9 0 29 2 42 3 0-5 0-9 0-12-19 0-29 0-29-13 0-25 0-49 0-73 0-33 0-45-12-59-6-6-19-14-41-14-33 0-50 23-56 37-6-33-34-37-52-37-27 0-46 17-57 41 0-13 0-28 0-41-18 1-36 3-54 4 0 5 0 8 0 13 26 0 30 2 30 20z"><text:p/></draw:path><draw:path draw:style-name="gr3" draw:text-style-name="P69" svg:width="0.089cm" svg:height="0.383cm" svg:x="5.551cm" svg:y="0cm" svg:viewBox="0 0 90 384" svg:d="M90 380c0-1 0-1-6-8-49-48-62-121-62-179 0-67 15-135 63-183 5-4 5-4 5-7 0-2-2-3-4-3-3 0-39 26-62 75-20 43-24 86-24 118 0 28 4 76 25 119 23 47 58 72 61 72 2 0 4-1 4-4z"><text:p/></draw:path><draw:path draw:style-name="gr3" draw:text-style-name="P69" svg:width="0.192cm" svg:height="0.348cm" svg:x="5.684cm" svg:y="0.018cm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69" svg:width="0.088cm" svg:height="0.383cm" svg:x="5.916cm" svg:y="0cm" svg:viewBox="0 0 89 384" svg:d="M89 193c0-30-4-77-25-120-23-48-56-73-61-73-2 0-3 1-3 3 0 3 0 3 8 10 37 38 59 99 59 180 0 65-14 132-63 181-4 5-4 5-4 6 0 3 1 4 3 4 5 0 39-26 62-75 20-43 24-85 24-116z"><text:p/></draw:path><draw:path draw:style-name="gr3" draw:text-style-name="P69" svg:width="0.297cm" svg:height="0.274cm" svg:x="6.067cm" svg:y="0.011cm" svg:viewBox="0 0 298 275" svg:d="M157 8c-2-6-3-8-8-8-4 0-5 1-8 8-46 83-91 168-138 252-3 4-3 5-3 6 0 9 9 9 14 9 91 0 180 0 270 0 6 0 14 0 14-9 0-1-1-2-2-5-46-84-92-169-139-253zM149 24c42 78 85 157 128 235-86 0-170 0-256 0 43-78 85-157 128-235z"><text:p/></draw:path><draw:path draw:style-name="gr3" draw:text-style-name="P69" svg:width="0.117cm" svg:height="0.262cm" svg:x="6.399cm" svg:y="0.025cm" svg:viewBox="0 0 118 263" svg:d="M76 31c0-14 1-19 32-19 3 0 6 0 10 0 0-4 0-8 0-12-13 1-44 1-60 1-14 0-45 0-58-1 0 4 0 8 0 12 3 0 7 0 10 0 31 0 32 5 32 19 0 67 0 134 0 201 0 15-1 19-32 19-3 0-7 0-10 0 0 4 0 9 0 12 13-2 44-2 58-2 16 0 47 0 60 2 0-3 0-8 0-12-4 0-7 0-10 0-31 0-32-4-32-19 0-67 0-134 0-201z"><text:p/></draw:path><draw:path draw:style-name="gr3" draw:text-style-name="P69" svg:width="0.3cm" svg:height="0.17cm" svg:x="6.54cm" svg:y="0.115cm" svg:viewBox="0 0 301 171" svg:d="M30 37c0 35 0 69 0 104 0 18-4 18-30 18 0 3 0 7 0 12 13-1 33-3 44-3 10 0 30 2 43 3 0-5 0-9 0-12-26 0-30 0-30-18 0-24 0-49 0-72 0-39 28-61 52-61s29 21 29 43c0 29 0 59 0 90 0 18-5 18-30 18 0 3 0 7 0 12 13-1 33-3 43-3 11 0 31 2 44 3 0-5 0-9 0-12-27 0-31 0-31-18 0-24 0-49 0-72 0-39 27-61 53-61 24 0 28 21 28 43 0 29 0 59 0 90 0 18-4 18-30 18 0 3 0 7 0 12 14-1 34-3 44-3 9 0 29 2 42 3 0-5 0-9 0-12-19 0-29 0-29-13 0-25 0-49 0-73 0-33 0-45-12-59-6-6-18-14-41-14-32 0-50 23-56 37-6-33-34-37-51-37-28 0-47 17-57 41 0-13 0-28 0-41-19 1-36 3-55 4 0 5 0 8 0 13 28 0 30 2 30 20z"><text:p/></draw:path><draw:path draw:style-name="gr3" draw:text-style-name="P69" svg:width="0.089cm" svg:height="0.383cm" svg:x="6.888cm" svg:y="0cm" svg:viewBox="0 0 90 384" svg:d="M90 380c0-1 0-1-6-8-49-48-61-121-61-179 0-67 14-135 62-183 5-4 5-4 5-7 0-2-2-3-4-3-3 0-39 26-62 75-18 43-24 86-24 118 0 28 4 76 26 119 24 47 57 72 60 72 2 0 4-1 4-4z"><text:p/></draw:path><draw:path draw:style-name="gr3" draw:text-style-name="P69" svg:width="0.177cm" svg:height="0.247cm" svg:x="7.006cm" svg:y="0.115cm" svg:viewBox="0 0 178 248" svg:d="M177 25c0-3 1-4 1-7 0-7-4-10-11-10-4 0-14 2-16 16-7-14-20-24-35-24-46 0-93 54-93 109 0 39 23 62 52 62 22 0 41-19 44-23 0 0 1 0 1 1-9 34-13 48-13 49-1 3-15 42-55 42-8 0-21-1-32-4 12-4 16-14 16-20 0-7-4-13-15-13-8 0-21 6-21 22 0 15 14 23 52 23 48 0 76-30 82-53 15-56 29-114 43-170zM127 121c-3 10-11 20-20 27-8 6-20 14-31 14-20 0-25-20-25-35 0-19 11-65 22-84 10-20 26-35 43-35 25 0 30 32 30 34 0 1-1 3-1 5-6 25-12 49-18 74z"><text:p/></draw:path><draw:path draw:style-name="gr3" draw:text-style-name="P69" svg:width="0.089cm" svg:height="0.383cm" svg:x="7.22cm" svg:y="0cm" svg:viewBox="0 0 90 384" svg:d="M90 193c0-30-4-77-25-120-23-48-56-73-61-73-2 0-4 1-4 3 0 3 0 3 8 10 38 38 60 99 60 180 0 65-14 132-62 181-6 5-6 5-6 6 0 3 2 4 4 4 5 0 39-26 62-75 20-43 24-85 24-116z"><text:p/></draw:path></draw:g></text:p>
      <text:p text:style-name="P4"><draw:g text:anchor-type="as-char" svg:y="-0.337cm" draw:z-index="218" draw:name="Shape234" draw:style-name="gr1"><svg:title>TexMaths</svg:title><svg:desc>11§display§H \colon (\N \to \N)^2 \to \ps(\N)§svg§600§FALSE§</svg:desc><draw:path draw:style-name="gr2" draw:text-style-name="P68" svg:width="3.669cm" svg:height="0.395cm" svg:x="0.006cm" svg:y="0.021cm" svg:viewBox="0 0 3670 396" svg:d="M1835 396c-611 0-1223 0-1835 0 0-132 0-264 0-396 1224 0 2446 0 3670 0 0 132 0 264 0 396-612 0-1224 0-1835 0z"><text:p/></draw:path><draw:path draw:style-name="gr3" draw:text-style-name="P69" svg:width="0.325cm" svg:height="0.261cm" svg:x="0.001cm" svg:y="0.077cm" svg:viewBox="0 0 326 262" svg:d="M279 30c5-15 5-19 34-19 9 0 13 0 13-8 0-3-5-3-6-3-11 0-38 1-49 1s-39-1-50-1c-3 0-8 0-8 8 0 3 4 3 11 3 5 0 8 0 15 1 6 1 11 1 11 7 0 1-1 2-2 6-8 32-16 63-24 95-39 0-78 0-117 0 7-31 15-60 23-90 3-15 4-19 32-19 10 0 13 0 13-8 0-3-4-3-6-3-11 0-38 1-49 1s-39-1-50-1c-3 0-7 0-7 8 0 3 3 3 11 3 1 0 7 0 14 1 8 1 11 1 11 7 0 1 0 2-2 6-18 70-34 139-52 208-3 14-4 17-35 17-7 0-10 0-10 8 0 4 4 4 6 4 11 0 38-1 48-1 9 0 18 0 25 0 9 0 17 1 26 1 3 0 7 0 7-7 0-5-3-5-11-5-14 0-25 0-25-6 0-3 1-5 1-7 9-34 18-69 26-105 40 0 79 0 118 0-15 64-25 101-26 106-4 12-11 12-35 12-6 0-9 0-9 8 0 4 4 4 5 4 10 0 38-1 49-1 8 0 16 0 25 0 8 0 16 1 25 1 2 0 8 0 8-7 0-5-4-5-11-5-14 0-25 0-25-6 0-3 1-5 1-7 17-68 34-138 51-207z"><text:p/></draw:path><draw:path draw:style-name="gr3" draw:text-style-name="P69" svg:width="0.04cm" svg:height="0.166cm" svg:x="0.415cm" svg:y="0.174cm" svg:viewBox="0 0 41 167" svg:d="M41 20c0-11-9-20-20-20s-21 8-21 20c0 11 10 21 21 21s20-9 20-21zM41 147c0-12-9-21-20-21s-21 9-21 21c0 11 10 20 21 20s20-9 20-20z"><text:p/></draw:path><draw:path draw:style-name="gr3" draw:text-style-name="P69" svg:width="0.089cm" svg:height="0.385cm" svg:x="0.656cm" svg:y="0.051cm" svg:viewBox="0 0 90 386" svg:d="M90 382c0-2 0-2-6-8-49-50-61-123-61-181 0-67 14-135 62-183 5-4 5-4 5-6 0-3-1-4-4-4s-39 26-61 75c-19 43-25 86-25 118 0 31 4 76 26 120 24 48 57 73 60 73s4-1 4-4z"><text:p/></draw:path><draw:path draw:style-name="gr3" draw:text-style-name="P69" svg:width="0.261cm" svg:height="0.27cm" svg:x="0.778cm" svg:y="0.076cm" svg:viewBox="0 0 262 271" svg:d="M34 34c0 63 0 126 0 190 0 19-3 25-23 26-4 0-11 0-11 7s7 7 13 7c20 0 41 0 61 0 6 0 12 0 12-7s-7-7-11-7c-22-1-25-9-25-27 0-60 0-119 0-178 56 73 111 147 167 220 3 5 5 6 9 6 6 0 6-6 6-13 0-72 0-144 0-217 0-22 3-28 21-28 2 0 9 0 9-6 0-7-6-7-13-7-19 0-38 0-56 0-7 0-14 0-14 7 0 6 7 6 11 6 22 0 26 8 26 29 0 40 0 80 0 121-39-53-78-105-117-157-4-6-5-6-14-6-22 0-45 0-67 0-7 0-14 0-14 7 0 5 7 6 9 6 10 1 18 8 21 12 0 4 0 4 0 9zM218 244c-56-74-112-148-168-222-4-4-4-4-8-9 15 0 31 0 46 0 43 59 87 117 130 177 0 17 0 36 0 54z"><text:p/></draw:path><draw:path draw:style-name="gr3" draw:text-style-name="P69" svg:width="0.342cm" svg:height="0.201cm" svg:x="1.176cm" svg:y="0.144cm" svg:viewBox="0 0 343 202" svg:d="M302 108c-23 17-32 33-36 38-17 26-20 50-20 51 0 5 5 5 8 5 7 0 7-1 8-8 9-37 32-71 76-88 4-1 5-3 5-6s-2-3-3-3c-16-7-64-26-78-91-1-5-1-6-8-6-3 0-8 0-8 4 0 2 4 26 19 51 8 12 20 25 37 38-96 0-192 0-288 0-7 0-14 0-14 7 0 8 7 8 14 8 96 0 192 0 288 0z"><text:p/></draw:path><draw:path draw:style-name="gr3" draw:text-style-name="P69" svg:width="0.26cm" svg:height="0.27cm" svg:x="1.659cm" svg:y="0.076cm" svg:viewBox="0 0 261 271" svg:d="M33 34c0 63 0 126 0 190 0 19-3 25-23 26-4 0-10 0-10 7s6 7 12 7c20 0 41 0 61 0 6 0 13 0 13-7s-7-7-12-7c-21-1-24-9-24-27 0-60 0-119 0-178 56 73 111 147 167 220 3 5 5 6 7 6 7 0 7-6 7-13 0-72 0-144 0-217 0-22 3-28 21-28 2 0 9 0 9-6 0-7-6-7-12-7-19 0-38 0-56 0-8 0-14 0-14 7 0 6 7 6 11 6 21 0 25 8 25 29 0 40 0 80 0 121-39-53-79-105-117-157-3-6-4-6-14-6-22 0-45 0-67 0-7 0-13 0-13 7 0 5 6 6 8 6 11 1 18 8 22 12-1 4-1 4-1 9zM218 244c-56-74-112-148-168-222-5-4-5-4-9-9 15 0 31 0 46 0 44 59 87 117 131 177 0 17 0 36 0 54z"><text:p/></draw:path><draw:path draw:style-name="gr3" draw:text-style-name="P69" svg:width="0.088cm" svg:height="0.385cm" svg:x="1.95cm" svg:y="0.051cm" svg:viewBox="0 0 89 386" svg:d="M89 193c0-30-4-76-25-120-23-48-56-73-61-73-2 0-3 1-3 4 0 2 0 2 7 9 38 38 60 99 60 180 0 65-14 133-63 182-4 5-4 5-4 7s1 4 3 4c5 0 39-27 62-76 20-42 24-84 24-117z"><text:p/></draw:path><draw:path draw:style-name="gr3" draw:text-style-name="P69" svg:width="0.118cm" svg:height="0.179cm" svg:x="2.095cm" svg:y="0.001cm" svg:viewBox="0 0 119 180" svg:d="M119 131c-3 0-6 0-9 0-1 6-3 21-7 24-2 2-23 2-27 2-17 0-33 0-50 0 29-25 38-32 54-46 20-15 39-33 39-58 0-33-29-53-63-53s-56 24-56 49c0 14 11 15 14 15 7 0 15-4 15-14 0-6-3-15-17-15 9-20 28-25 40-25 27 0 42 21 42 43 0 23-18 42-27 52-22 21-43 43-65 65-2 2-2 2-2 10 37 0 74 0 111 0 2-17 6-33 8-49z"><text:p/></draw:path><draw:path draw:style-name="gr3" draw:text-style-name="P69" svg:width="0.342cm" svg:height="0.201cm" svg:x="2.38cm" svg:y="0.144cm" svg:viewBox="0 0 343 202" svg:d="M302 108c-23 17-32 33-36 38-17 26-21 50-21 51 0 5 5 5 8 5 7 0 8-1 9-8 9-37 32-71 76-88 4-1 5-3 5-6s-2-3-3-3c-16-7-64-26-78-91-1-5-2-6-9-6-3 0-8 0-8 4 0 2 4 26 20 51 8 12 19 25 37 38-96 0-193 0-289 0-6 0-13 0-13 7 0 8 7 8 13 8 96 0 193 0 289 0z"><text:p/></draw:path><draw:path draw:style-name="gr3" draw:text-style-name="P69" svg:width="0.274cm" svg:height="0.281cm" svg:x="2.861cm" svg:y="0.077cm" svg:viewBox="0 0 275 282" svg:d="M127 0c-55 0-96 25-113 44-13 16-14 27-14 28 0 2 1 3 3 3 7 0 16-6 19-8 8-5 9-7 11-15 6-16 17-29 65-31-7 87-30 172-62 251-3 6-2 5-3 7 0 1 1 3 4 3 7 0 25-9 29-18 21-47 52-136 64-243 6 0 13 0 20 0 47 0 92 18 92 56 0 30-27 84-102 86-9 0-13 0-23 8-8 4-11 9-11 11s3 2 7 2c71 0 162-59 162-123 0-44-52-61-97-61-17 0-34 0-51 0z"><text:p/></draw:path><draw:path draw:style-name="gr3" draw:text-style-name="P69" svg:width="0.088cm" svg:height="0.385cm" svg:x="3.192cm" svg:y="0.051cm" svg:viewBox="0 0 89 386" svg:d="M89 382c0-2 0-2-6-8-49-50-61-123-61-181 0-67 14-135 63-183 4-4 4-4 4-6 0-3-1-4-3-4-5 0-40 26-62 75-20 43-24 86-24 118 0 31 3 76 25 120 23 48 56 73 61 73 2 0 3-1 3-4z"><text:p/></draw:path><draw:path draw:style-name="gr3" draw:text-style-name="P69" svg:width="0.261cm" svg:height="0.27cm" svg:x="3.313cm" svg:y="0.076cm" svg:viewBox="0 0 262 271" svg:d="M34 34c0 63 0 126 0 190 0 19-3 25-23 26-4 0-11 0-11 7s7 7 13 7c20 0 41 0 61 0 6 0 12 0 12-7s-6-7-11-7c-22-1-24-9-24-27 0-60 0-119 0-178 55 73 111 147 166 220 4 5 5 6 9 6 6 0 6-6 6-13 0-72 0-144 0-217 0-22 3-28 21-28 2 0 9 0 9-6 0-7-6-7-12-7-19 0-39 0-57 0-7 0-14 0-14 7 0 6 8 6 11 6 22 0 26 8 26 29 0 40 0 80 0 121-39-53-78-105-117-157-4-6-5-6-14-6-22 0-45 0-67 0-7 0-14 0-14 7 0 5 7 6 9 6 10 1 18 8 21 12 0 4 0 4 0 9zM218 244c-56-74-111-148-167-222-5-4-5-4-9-9 15 0 31 0 46 0 43 59 87 117 130 177 0 17 0 36 0 54z"><text:p/></draw:path><draw:path draw:style-name="gr3" draw:text-style-name="P69" svg:width="0.089cm" svg:height="0.385cm" svg:x="3.605cm" svg:y="0.051cm" svg:viewBox="0 0 90 386" svg:d="M90 193c0-30-4-76-25-120-24-48-57-73-61-73-2 0-4 1-4 4 0 2 0 2 8 9 37 38 59 99 59 180 0 65-14 133-61 182-6 5-6 5-6 7s2 4 4 4c4 0 39-27 62-76 20-42 24-84 24-117z"><text:p/></draw:path></draw:g></text:p>
      <text:h text:style-name="Heading_20_3" text:outline-level="3">סעיף (א)</text:h>
      <text:p text:style-name="P21">צ.ל.: <text:span text:style-name="T6"><draw:g text:anchor-type="as-char" svg:y="-0.263cm" draw:z-index="219" draw:name="Shape235" draw:style-name="gr1"><svg:title>TexMaths</svg:title><svg:desc>11§display§H§svg§600§FALSE§</svg:desc><draw:path draw:style-name="gr2" draw:text-style-name="P68" svg:width="0.299cm" svg:height="0.222cm" svg:x="0.006cm" svg:y="0.018cm" svg:viewBox="0 0 300 223" svg:d="M0 0c100 0 200 0 300 0 0 74 0 149 0 223-100 0-200 0-300 0 0-74 0-149 0-223z"><text:p/></draw:path><draw:path draw:style-name="gr3" draw:text-style-name="P69" svg:width="0.323cm" svg:height="0.262cm" svg:x="0.001cm" svg:y="0cm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6"><text:s/>לא חח"ע</text:span></text:p>
      <text:p text:style-name="P21">הוכחה: <text:span text:style-name="T6">נניח בשלילה ש־</text:span><text:span text:style-name="T6"><draw:g text:anchor-type="as-char" svg:y="-0.263cm" draw:z-index="220" draw:name="Shape236" draw:style-name="gr1"><svg:title>TexMaths</svg:title><svg:desc>11§display§H§svg§600§FALSE§</svg:desc><draw:path draw:style-name="gr2" draw:text-style-name="P68" svg:width="0.299cm" svg:height="0.222cm" svg:x="0.006cm" svg:y="0.018cm" svg:viewBox="0 0 300 223" svg:d="M0 0c100 0 200 0 300 0 0 74 0 149 0 223-100 0-200 0-300 0 0-74 0-149 0-223z"><text:p/></draw:path><draw:path draw:style-name="gr3" draw:text-style-name="P69" svg:width="0.323cm" svg:height="0.262cm" svg:x="0.001cm" svg:y="0cm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6"> חח"ע ונראה דוגמה נגדית. נבחר: </text:span></text:p>
      <text:p text:style-name="P4"><draw:g text:anchor-type="as-char" svg:y="-0.531cm" draw:z-index="221" draw:name="Shape237" draw:style-name="gr1"><svg:title>TexMaths</svg:title><svg:desc>11§latex§\begin{gather*}
  n_1 := \la f_1 := \lambda n \in \N. 0, f_2 := \lambda n \in \N. 1 \ra \in (\N \to \N)^2 \\
  n_2 := \la g_1 := \lambda n \in \N. 1, g_2 := \lambda n \in \N. 0 \ra \in (\N \to \N)^2
\end{gather}§svg§600§FALSE§</svg:desc><draw:path draw:style-name="gr2" draw:text-style-name="P68" svg:width="8.52cm" svg:height="1.023cm" svg:x="0.01cm" svg:y="0.021cm" svg:viewBox="0 0 8521 1024" svg:d="M4261 1024c-1421 0-2841 0-4261 0 0-342 0-683 0-1024 2840 0 5681 0 8521 0 0 341 0 682 0 1024-1420 0-2840 0-4260 0z"><text:p/></draw:path><draw:path draw:style-name="gr3" draw:text-style-name="P69" svg:width="0.209cm" svg:height="0.174cm" svg:x="0.001cm" svg:y="0.17cm" svg:viewBox="0 0 210 175" svg:d="M23 149c-1 5-3 14-3 16 0 7 5 10 11 10 4 0 12-2 14-10 1-1 6-20 8-29 3-12 5-23 9-35 2-9 4-17 6-26 1-7 5-18 5-19 5-12 26-47 62-47 18 0 21 14 21 27 0 23-18 73-24 89-4 9-4 15-4 19 0 18 13 31 32 31 36 0 50-56 50-59 0-4-3-4-4-4-5 0-5 1-7 7-8 26-20 48-38 48-7 0-10-4-10-13 0-10 3-19 6-27 8-20 25-63 25-85 0-27-17-42-46-42-34 0-52 25-59 34-2-22-19-34-36-34-18 0-26 15-29 22-6 13-12 36-12 37 0 5 4 5 6 5 3 0 4 0 6-9 7-27 14-46 28-46 7 0 12 5 12 17 0 9-1 13-6 33-7 30-15 60-23 90z"><text:p/></draw:path><draw:path draw:style-name="gr3" draw:text-style-name="P69" svg:width="0.098cm" svg:height="0.178cm" svg:x="0.252cm" svg:y="0.219cm" svg:viewBox="0 0 99 179" svg:d="M62 8c0-8-1-8-9-8-18 17-42 18-53 18 0 3 0 6 0 10 7 0 24 0 40-8 0 46 0 91 0 137 0 9 0 12-28 12-3 0-6 0-10 0 0 4 0 7 0 10 5 0 38-1 48-1 8 0 42 1 49 1 0-3 0-6 0-10-3 0-8 0-11 0-26 0-26-3-26-12 0-49 0-100 0-149z"><text:p/></draw:path><draw:path draw:style-name="gr3" draw:text-style-name="P69" svg:width="0.04cm" svg:height="0.166cm" svg:x="0.537cm" svg:y="0.174cm" svg:viewBox="0 0 41 167" svg:d="M41 21c0-11-10-21-21-21s-20 10-20 21 9 20 20 20 21-9 21-20zM41 146c0-11-10-21-21-21s-20 10-20 21 9 21 20 21 21-10 21-21z"><text:p/></draw:path><draw:path draw:style-name="gr3" draw:text-style-name="P69" svg:width="0.255cm" svg:height="0.089cm" svg:x="0.633cm" svg:y="0.199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085cm" svg:height="0.385cm" svg:x="1.062cm" svg:y="0.051cm" svg:viewBox="0 0 86 386" svg:d="M84 14c2-3 2-4 2-6 0-5-3-8-8-8-3 0-6 2-9 9-23 59-45 118-68 177 0 2-1 5-1 8 0 1 0 1 1 6 23 59 45 118 68 177 1 5 4 9 9 9s8-3 8-7c0-2 0-2-2-6-23-60-45-120-69-179 24-60 46-120 69-180z"><text:p/></draw:path><draw:path draw:style-name="gr3" draw:text-style-name="P69" svg:width="0.193cm" svg:height="0.351cm" svg:x="1.189cm" svg:y="0.068cm" svg:viewBox="0 0 194 352" svg:d="M122 118c11 0 22 0 33 0 8 0 11 0 11-8 0-4-3-4-10-4-11 0-21 0-32 0 3-15 6-30 8-44 2-8 7-36 10-40 3-8 10-13 18-13 1 0 12 0 18 6-16 2-21 16-21 21 0 9 8 14 15 14 10 0 22-9 22-24 0-17-19-26-34-26-14 0-38 7-50 45-2 8-3 12-12 61-9 0-18 0-26 0s-13 0-13 7c0 5 4 5 11 5 9 0 17 0 26 0-10 50-19 101-29 153-8 37-14 72-34 72-1 0-11 0-19-7 18-1 22-15 22-20 0-10-7-14-14-14-11 0-22 8-22 23 0 17 18 27 33 27 21 0 37-23 44-38 12-25 21-71 22-74 8-41 15-82 23-122z"><text:p/></draw:path><draw:path draw:style-name="gr3" draw:text-style-name="P69" svg:width="0.097cm" svg:height="0.178cm" svg:x="1.388cm" svg:y="0.219cm" svg:viewBox="0 0 98 179" svg:d="M61 8c0-8 0-8-8-8-18 17-42 18-53 18 0 3 0 6 0 10 6 0 24 0 39-8 0 46 0 91 0 137 0 9 0 12-27 12-3 0-8 0-11 0 0 4 0 7 0 10 6 0 39-1 49-1 8 0 42 1 48 1 0-3 0-6 0-10-3 0-7 0-10 0-27 0-27-3-27-12 0-49 0-100 0-149z"><text:p/></draw:path><draw:path draw:style-name="gr3" draw:text-style-name="P69" svg:width="0.04cm" svg:height="0.166cm" svg:x="1.672cm" svg:y="0.174cm" svg:viewBox="0 0 41 167" svg:d="M41 21c0-11-9-21-20-21s-21 10-21 21 10 20 21 20 20-9 20-20zM41 146c0-11-9-21-20-21s-21 10-21 21 10 21 21 21 20-10 20-21z"><text:p/></draw:path><draw:path draw:style-name="gr3" draw:text-style-name="P69" svg:width="0.256cm" svg:height="0.089cm" svg:x="1.768cm" svg:y="0.199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9cm" svg:height="0.272cm" svg:x="2.175cm" svg:y="0.073cm" svg:viewBox="0 0 191 273" svg:d="M118 155c15 41 34 100 40 109 7 8 10 8 21 8 3 0 6 0 8 0 4 0 4-2 4-3 0-2-1-3-2-4-3-4-5-10-9-17-26-74-51-147-78-220-8-24-29-28-47-28-2 0-8 0-8 4 0 3 4 4 5 4 12 2 15 4 24 31 12 35 25 70 37 105-35 35-71 71-106 106-5 4-7 6-7 12 0 7 6 11 12 11s9-4 12-8c31-37 63-74 94-110z"><text:p/></draw:path><draw:path draw:style-name="gr3" draw:text-style-name="P69" svg:width="0.208cm" svg:height="0.174cm" svg:x="2.392cm" svg:y="0.17cm" svg:viewBox="0 0 209 175" svg:d="M22 149c-1 5-3 14-3 16 0 7 5 10 11 10 5 0 12-2 14-10 1-1 6-20 8-29 3-12 5-23 9-35 2-9 4-17 6-26 1-7 5-18 5-19 6-12 26-47 63-47 18 0 21 14 21 27 0 23-20 73-25 89-3 9-4 15-4 19 0 18 14 31 31 31 37 0 51-56 51-59 0-4-3-4-4-4-5 0-5 1-6 7-8 26-21 48-39 48-7 0-10-4-10-13 0-10 4-19 7-27 7-20 23-63 23-85 0-27-16-42-44-42-35 0-53 25-60 34-2-22-18-34-35-34-19 0-26 15-30 22-5 13-11 36-11 37 0 5 3 5 4 5 4 0 5 0 7-9 7-27 14-46 29-46 7 0 11 5 11 17 0 9-1 13-6 33-8 30-15 60-23 90z"><text:p/></draw:path><draw:path draw:style-name="gr3" draw:text-style-name="P69" svg:width="0.193cm" svg:height="0.224cm" svg:x="2.751cm" svg:y="0.132cm" svg:viewBox="0 0 194 225" svg:d="M180 120c7 0 14 0 14-8 0-7-7-7-14-7-55 0-108 0-163 0 4-52 48-90 103-90 20 0 41 0 60 0 7 0 14 0 14-7 0-8-7-8-14-8-20 0-40 0-61 0-66 0-119 51-119 112 0 62 53 113 119 113 21 0 41 0 61 0 7 0 14 0 14-8s-7-8-14-8c-19 0-40 0-60 0-55 0-99-37-103-89 55 0 108 0 163 0z"><text:p/></draw:path><draw:path draw:style-name="gr3" draw:text-style-name="P69" svg:width="0.261cm" svg:height="0.271cm" svg:x="3.095cm" svg:y="0.076cm" svg:viewBox="0 0 262 272" svg:d="M33 35c0 63 0 126 0 188 0 21-2 28-22 28-4 0-11 1-11 7 0 7 6 7 13 7 20 0 40 0 60 0 7 0 13 0 13-7 0-6-7-7-12-7-21 0-24-9-24-29 0-59 0-117 0-177 56 74 111 148 167 221 3 5 5 6 7 6 7 0 7-6 7-12 0-74 0-147 0-219 0-22 3-27 22-28 2 0 9 0 9-6 0-7-7-7-13-7-19 0-38 0-56 0-8 0-14 0-14 7 0 6 7 6 11 6 22 1 26 9 26 29 0 41 0 80 0 121-40-53-78-105-118-157-3-6-4-6-13-6-22 0-45 0-67 0-8 0-14 0-14 7 0 5 6 6 8 6 11 1 19 8 22 12-1 4-1 5-1 10zM218 245c-56-73-112-148-168-222-4-5-4-5-8-10 15 0 31 0 46 0 43 59 87 118 130 176 0 19 0 38 0 56z"><text:p/></draw:path><draw:path draw:style-name="gr3" draw:text-style-name="P69" svg:width="0.04cm" svg:height="0.041cm" svg:x="3.397cm" svg:y="0.299cm" svg:viewBox="0 0 41 42" svg:d="M41 21c0-11-9-21-20-21-12 0-21 10-21 21s9 21 21 21c11 0 20-10 20-21z"><text:p/></draw:path><draw:path draw:style-name="gr3" draw:text-style-name="P69" svg:width="0.162cm" svg:height="0.264cm" svg:x="3.486cm" svg:y="0.084cm" svg:viewBox="0 0 163 265" svg:d="M163 133c0-31-2-61-16-90-17-37-49-43-66-43-23 0-50 10-67 45-12 28-14 57-14 88 0 29 2 64 18 94 16 31 45 38 63 38 21 0 51-7 68-45 12-26 14-56 14-87zM81 258c-15 0-38-10-45-48-4-23-4-58-4-81 0-26 0-51 3-72 8-46 37-49 46-49 14 0 39 7 46 45 4 22 4 52 4 76 0 28 0 55-4 80-6 36-28 49-46 49z"><text:p/></draw:path><draw:path draw:style-name="gr3" draw:text-style-name="P69" svg:width="0.044cm" svg:height="0.115cm" svg:x="3.697cm" svg:y="0.299cm" svg:viewBox="0 0 45 116" svg:d="M45 41c0-26-9-41-24-41-13 0-21 10-21 21 0 10 8 21 21 21 4 0 10-2 13-6 1-1 1-1 2-1 0 2 1 0 1 6 0 28-14 51-26 65-4 4-4 4-4 5 0 3 2 5 3 5 4 0 35-30 35-75z"><text:p/></draw:path><draw:path draw:style-name="gr3" draw:text-style-name="P69" svg:width="0.192cm" svg:height="0.351cm" svg:x="3.857cm" svg:y="0.068cm" svg:viewBox="0 0 193 352" svg:d="M121 118c11 0 23 0 34 0 8 0 11 0 11-8 0-4-3-4-10-4-11 0-22 0-33 0 4-15 6-30 9-44 1-8 7-36 9-40 3-8 10-13 19-13 1 0 11 0 18 6-17 2-21 16-21 21 0 9 7 14 15 14 10 0 21-9 21-24 0-17-18-26-33-26-14 0-38 7-50 45-2 8-3 12-13 61-9 0-18 0-27 0-6 0-11 0-11 7 0 5 4 5 11 5 9 0 17 0 26 0-10 50-20 101-30 153-7 37-13 72-33 72-2 0-11 0-19-7 18-1 21-15 21-20 0-10-6-14-14-14-10 0-21 8-21 23 0 17 17 27 33 27 21 0 36-23 44-38 12-25 21-71 21-74 8-41 15-82 23-122z"><text:p/></draw:path><draw:path draw:style-name="gr3" draw:text-style-name="P69" svg:width="0.119cm" svg:height="0.178cm" svg:x="4.043cm" svg:y="0.219cm" svg:viewBox="0 0 120 179" svg:d="M120 130c-3 0-7 0-10 0-1 6-3 22-7 25-2 1-23 1-27 1-17 0-33 0-50 0 29-25 39-32 54-45 21-16 40-33 40-58 0-33-29-53-64-53-33 0-56 23-56 48 0 14 11 16 14 16 7 0 15-5 15-14 0-6-3-15-17-15 9-20 28-25 40-25 27 0 42 21 42 43 0 23-18 42-26 52-22 22-44 42-66 64-2 3-2 3-2 10 37 0 74 0 111 0 3-16 6-33 9-49z"><text:p/></draw:path><draw:path draw:style-name="gr3" draw:text-style-name="P69" svg:width="0.04cm" svg:height="0.166cm" svg:x="4.339cm" svg:y="0.174cm" svg:viewBox="0 0 41 167" svg:d="M41 21c0-11-10-21-21-21-12 0-20 10-20 21s8 20 20 20c11 0 21-9 21-20zM41 146c0-11-10-21-21-21-12 0-20 10-20 21s8 21 20 21c11 0 21-10 21-21z"><text:p/></draw:path><draw:path draw:style-name="gr3" draw:text-style-name="P69" svg:width="0.256cm" svg:height="0.089cm" svg:x="4.435cm" svg:y="0.199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9cm" svg:height="0.272cm" svg:x="4.842cm" svg:y="0.073cm" svg:viewBox="0 0 191 273" svg:d="M118 155c15 41 34 100 40 109 6 8 10 8 20 8 4 0 6 0 9 0s4-2 4-3c0-2-1-3-2-4-4-4-6-10-9-17-26-74-52-147-79-220-7-24-28-28-47-28-1 0-7 0-7 4 0 3 3 3 4 4 13 2 15 4 25 31 12 35 25 70 37 105-35 35-71 71-106 106-5 4-7 6-7 12 0 7 4 11 11 11 6 0 10-4 13-8 31-37 63-74 94-110z"><text:p/></draw:path><draw:path draw:style-name="gr3" draw:text-style-name="P69" svg:width="0.209cm" svg:height="0.174cm" svg:x="5.057cm" svg:y="0.17cm" svg:viewBox="0 0 210 175" svg:d="M23 149c-1 5-3 14-3 16 0 7 5 10 11 10 4 0 12-2 14-10 0-1 6-20 8-29 3-12 5-23 9-35 2-9 4-17 6-26 1-7 5-18 5-19 5-12 26-47 62-47 18 0 21 14 21 27 0 23-18 73-24 89-4 9-4 15-4 19 0 18 13 31 32 31 36 0 50-56 50-59 0-4-3-4-4-4-5 0-5 1-7 7-8 26-20 48-38 48-7 0-10-4-10-13 0-10 3-19 6-27 8-20 25-63 25-85 0-27-17-42-46-42-34 0-52 25-59 34-2-22-19-34-36-34-18 0-26 15-29 22-6 13-12 36-12 37 0 5 4 5 6 5 3 0 3 0 6-9 7-27 14-46 28-46 7 0 12 5 12 17 0 9-1 13-7 33-8 30-14 60-22 90z"><text:p/></draw:path><draw:path draw:style-name="gr3" draw:text-style-name="P69" svg:width="0.193cm" svg:height="0.224cm" svg:x="5.418cm" svg:y="0.132cm" svg:viewBox="0 0 194 225" svg:d="M179 120c7 0 15 0 15-8 0-7-8-7-15-7-55 0-109 0-164 0 6-52 50-90 104-90 20 0 41 0 60 0 7 0 15 0 15-7 0-8-8-8-15-8-19 0-40 0-60 0-66 0-119 51-119 112 0 62 53 113 119 113 20 0 41 0 60 0 7 0 15 0 15-8s-8-8-15-8c-19 0-40 0-60 0-54 0-98-37-104-89 55 0 109 0 164 0z"><text:p/></draw:path><draw:path draw:style-name="gr3" draw:text-style-name="P69" svg:width="0.261cm" svg:height="0.271cm" svg:x="5.76cm" svg:y="0.076cm" svg:viewBox="0 0 262 272" svg:d="M34 35c0 63 0 126 0 188 0 21-3 28-23 28-4 0-11 1-11 7 0 7 7 7 13 7 20 0 41 0 61 0 6 0 12 0 12-7 0-6-6-7-11-7-21 0-24-9-24-29 0-59 0-117 0-177 56 74 111 148 167 221 3 5 4 6 8 6 6 0 6-6 6-12 0-74 0-147 0-219 0-22 3-27 21-28 2 0 9 0 9-6 0-7-6-7-12-7-19 0-39 0-57 0-7 0-14 0-14 7 0 6 8 6 12 6 21 1 25 9 25 29 0 41 0 80 0 121-39-53-78-105-117-157-3-6-5-6-14-6-22 0-45 0-67 0-7 0-12 0-12 7 0 5 5 6 7 6 11 1 18 8 22 12-1 4-1 5-1 10zM219 245c-56-73-112-148-168-222-5-5-5-5-9-10 15 0 31 0 46 0 44 59 87 118 131 176 0 19 0 38 0 56z"><text:p/></draw:path><draw:path draw:style-name="gr3" draw:text-style-name="P69" svg:width="0.04cm" svg:height="0.041cm" svg:x="6.064cm" svg:y="0.299cm" svg:viewBox="0 0 41 42" svg:d="M41 21c0-11-10-21-21-21s-20 10-20 21 9 21 20 21 21-10 21-21z"><text:p/></draw:path><draw:path draw:style-name="gr3" draw:text-style-name="P69" svg:width="0.127cm" svg:height="0.257cm" svg:x="6.172cm" svg:y="0.084cm" svg:viewBox="0 0 128 258" svg:d="M79 10c0-10 0-10-9-10-23 24-57 24-70 24 0 5 0 8 0 12 8 0 31 0 51-10 0 68 0 134 0 201 0 13-1 18-36 18-4 0-8 0-13 0 0 4 0 8 0 13 15-3 48-3 63-3s49 0 63 3c0-5 0-9 0-13-5 0-8 0-12 0-36 0-37-4-37-18 0-73 0-144 0-217z"><text:p/></draw:path><draw:path draw:style-name="gr3" draw:text-style-name="P69" svg:width="0.085cm" svg:height="0.385cm" svg:x="6.352cm" svg:y="0.051cm" svg:viewBox="0 0 86 386" svg:d="M85 200c1-5 1-5 1-6s0-3-1-7c-23-59-45-119-68-178-3-7-5-9-9-9-5 0-8 3-8 8 0 1 0 2 2 6 23 60 45 120 68 180-23 59-45 119-68 178-2 4-2 5-2 7 0 4 3 7 8 7s6-3 9-7c23-60 45-119 68-179z"><text:p/></draw:path><draw:path draw:style-name="gr3" draw:text-style-name="P69" svg:width="0.193cm" svg:height="0.224cm" svg:x="6.62cm" svg:y="0.132cm" svg:viewBox="0 0 194 225" svg:d="M180 120c7 0 14 0 14-8 0-7-7-7-14-7-55 0-108 0-163 0 4-52 48-90 103-90 20 0 41 0 60 0 7 0 14 0 14-7 0-8-7-8-14-8-20 0-40 0-61 0-66 0-119 51-119 112 0 62 53 113 119 113 21 0 41 0 61 0 7 0 14 0 14-8s-7-8-14-8c-19 0-40 0-60 0-55 0-99-37-103-89 55 0 108 0 163 0z"><text:p/></draw:path><draw:path draw:style-name="gr3" draw:text-style-name="P69" svg:width="0.088cm" svg:height="0.385cm" svg:x="6.992cm" svg:y="0.051cm" svg:viewBox="0 0 89 386" svg:d="M89 383c0-1 0-2-6-9-49-48-61-122-61-180 0-67 14-136 63-183 4-5 4-5 4-7 0-3-1-4-3-4-5 0-39 26-62 76-20 42-24 85-24 118 0 29 4 77 25 120 23 48 56 72 61 72 2 0 3-1 3-3z"><text:p/></draw:path><draw:path draw:style-name="gr3" draw:text-style-name="P69" svg:width="0.261cm" svg:height="0.271cm" svg:x="7.113cm" svg:y="0.076cm" svg:viewBox="0 0 262 272" svg:d="M34 35c0 63 0 126 0 188 0 21-3 28-23 28-4 0-11 1-11 7 0 7 7 7 13 7 20 0 41 0 61 0 6 0 12 0 12-7 0-6-6-7-11-7-21 0-24-9-24-29 0-59 0-117 0-177 56 74 111 148 167 221 3 5 4 6 8 6 6 0 6-6 6-12 0-74 0-147 0-219 0-22 3-27 21-28 2 0 9 0 9-6 0-7-6-7-12-7-19 0-39 0-57 0-7 0-14 0-14 7 0 6 8 6 12 6 21 1 25 9 25 29 0 41 0 80 0 121-39-53-78-105-117-157-4-6-5-6-14-6-22 0-45 0-67 0-7 0-12 0-12 7 0 5 5 6 7 6 10 1 18 8 22 12-1 4-1 5-1 10zM219 245c-56-73-112-148-168-222-5-5-5-5-9-10 15 0 31 0 46 0 44 59 87 118 131 176 0 19 0 38 0 56z"><text:p/></draw:path><draw:path draw:style-name="gr3" draw:text-style-name="P69" svg:width="0.342cm" svg:height="0.2cm" svg:x="7.511cm" svg:y="0.143cm" svg:viewBox="0 0 343 201" svg:d="M301 109c-20 15-31 32-35 36-16 28-13 34-20 52 0 4 5 4 8 4 7 0 7 0 9-7 9-38 31-71 75-88 4-1 5-3 5-5 0-3-1-3-2-4-18-7-64-27-79-91-1-5-1-6-8-6-3 0-8 0-8 4 0 2 4 26 20 52 8 11 19 24 35 38-95 0-191 0-287 0-6 0-14 0-14 7 0 8 8 8 14 8 96 0 192 0 287 0z"><text:p/></draw:path><draw:path draw:style-name="gr3" draw:text-style-name="P69" svg:width="0.261cm" svg:height="0.271cm" svg:x="7.994cm" svg:y="0.076cm" svg:viewBox="0 0 262 272" svg:d="M33 35c0 63 0 126 0 188 0 21-2 28-22 28-4 0-11 1-11 7 0 7 6 7 13 7 20 0 40 0 60 0 7 0 13 0 13-7 0-6-7-7-12-7-21 0-24-9-24-29 0-59 0-117 0-177 56 74 111 148 167 221 3 5 5 6 7 6 7 0 7-6 7-12 0-74 0-147 0-219 0-22 4-27 22-28 2 0 9 0 9-6 0-7-6-7-13-7-19 0-38 0-56 0-7 0-14 0-14 7 0 6 7 6 11 6 22 1 26 9 26 29 0 41 0 80 0 121-40-53-78-105-118-157-3-6-4-6-13-6-22 0-45 0-67 0-8 0-14 0-14 7 0 5 6 6 8 6 11 1 19 8 22 12-1 4-1 5-1 10zM218 245c-56-73-112-148-168-222-4-5-4-5-8-10 15 0 31 0 46 0 43 59 87 118 130 176 0 19 0 38 0 56z"><text:p/></draw:path><draw:path draw:style-name="gr3" draw:text-style-name="P69" svg:width="0.088cm" svg:height="0.385cm" svg:x="8.286cm" svg:y="0.051cm" svg:viewBox="0 0 89 386" svg:d="M89 194c0-31-3-77-25-121-23-48-56-73-61-73-2 0-3 1-3 4 0 2 0 2 8 9 37 38 59 99 59 181 0 66-14 134-63 182-4 5-4 6-4 7 0 2 1 3 3 3 5 0 40-26 62-75 20-42 24-85 24-117z"><text:p/></draw:path><draw:path draw:style-name="gr3" draw:text-style-name="P69" svg:width="0.119cm" svg:height="0.178cm" svg:x="8.431cm" svg:y="0.001cm" svg:viewBox="0 0 120 179" svg:d="M120 131c-3 0-7 0-10 0 0 5-3 22-7 24-2 2-23 2-26 2-16 0-34 0-51 0 29-25 39-33 55-46 20-15 39-32 39-58 0-33-29-53-64-53-33 0-56 24-56 48 0 15 12 16 14 16 7 0 15-5 15-14 0-5-3-15-16-15 8-20 27-25 40-25 26 0 41 21 41 43 0 24-17 43-26 52-22 22-43 42-65 64-3 3-3 4-3 10 37 0 74 0 111 0 3-16 6-32 9-48z"><text:p/></draw:path><draw:path draw:style-name="gr3" draw:text-style-name="P69" svg:width="0.208cm" svg:height="0.174cm" svg:x="0.007cm" svg:y="0.797cm" svg:viewBox="0 0 209 175" svg:d="M23 147c-1 7-4 16-4 17 0 8 5 11 12 11 4 0 11-3 14-11 0-1 5-19 7-29 3-12 5-23 9-35 2-8 4-16 6-25 1-7 5-18 6-20 5-12 25-47 62-47 18 0 21 14 21 27 0 24-18 74-25 90-3 9-4 14-4 18 0 19 14 32 31 32 37 0 51-56 51-59 0-5-3-5-4-5-4 0-4 1-6 8-8 25-21 47-39 47-7 0-9-3-9-12 0-10 3-20 6-27 8-21 23-64 23-86 0-26-16-41-44-41-35 0-53 24-60 33-2-21-18-33-35-33-18 0-26 14-30 22-5 13-11 35-11 37 0 4 3 4 4 4 5 0 5 0 7-9 7-28 14-46 29-46 7 0 12 5 12 18 0 8-1 13-7 32-8 30-14 60-22 89z"><text:p/></draw:path><draw:path draw:style-name="gr3" draw:text-style-name="P69" svg:width="0.119cm" svg:height="0.179cm" svg:x="0.244cm" svg:y="0.845cm" svg:viewBox="0 0 120 180" svg:d="M120 131c-3 0-7 0-10 0 0 5-3 22-7 24-2 2-23 2-26 2-16 0-34 0-51 0 29-25 39-33 55-46 20-15 39-32 39-58 0-32-29-53-64-53-33 0-56 24-56 48 0 15 12 16 14 16 7 0 15-5 15-14 0-5-3-15-16-15 8-18 27-25 40-25 26 0 41 21 41 43 0 24-17 43-26 53-22 21-43 43-65 63-3 3-3 4-3 11 37 0 74 0 111 0 3-16 6-33 9-49z"><text:p/></draw:path><draw:path draw:style-name="gr3" draw:text-style-name="P69" svg:width="0.04cm" svg:height="0.165cm" svg:x="0.541cm" svg:y="0.801cm" svg:viewBox="0 0 41 166" svg:d="M41 20c0-11-9-20-20-20s-21 9-21 20 10 21 21 21 20-10 20-21zM41 145c0-11-9-20-20-20s-21 8-21 20c0 11 10 21 21 21s20-9 20-21z"><text:p/></draw:path><draw:path draw:style-name="gr3" draw:text-style-name="P69" svg:width="0.256cm" svg:height="0.089cm" svg:x="0.637cm" svg:y="0.82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085cm" svg:height="0.385cm" svg:x="1.066cm" svg:y="0.678cm" svg:viewBox="0 0 86 386" svg:d="M85 14c1-4 1-5 1-6 0-5-3-8-8-8-3 0-5 1-9 9-22 59-45 118-67 177-1 2-2 4-2 7 0 1 0 2 2 6 22 59 45 118 67 177 3 5 5 10 9 10 5 0 8-3 8-7 0-2 0-3-1-7-23-61-46-120-70-179 24-60 47-119 70-179z"><text:p/></draw:path><draw:path draw:style-name="gr3" draw:text-style-name="P69" svg:width="0.177cm" svg:height="0.249cm" svg:x="1.179cm" svg:y="0.797cm" svg:viewBox="0 0 178 250" svg:d="M177 25c0-3 1-4 1-7 0-7-5-10-12-10-3 0-14 2-15 16-7-14-21-24-37-24-44 0-91 54-91 109 0 38 23 62 51 62 23 0 42-19 45-22h1c-9 34-9 34-13 50-1 4-15 42-56 42-7 0-20 0-31-3 12-4 16-15 16-21s-4-13-15-13c-8 0-21 6-21 23 0 15 14 23 52 23 48 0 76-30 82-54 15-57 29-113 43-171zM127 121c-3 10-11 20-20 28-8 6-20 13-31 13-20 0-25-20-25-35 0-19 11-64 21-84 11-20 27-35 44-35 25 0 30 32 30 34 0 1-1 4-1 5-6 25-12 50-18 74z"><text:p/></draw:path><draw:path draw:style-name="gr3" draw:text-style-name="P69" svg:width="0.097cm" svg:height="0.179cm" svg:x="1.388cm" svg:y="0.845cm" svg:viewBox="0 0 98 180" svg:d="M61 8c0-7 0-8-8-8-18 18-42 18-53 18 0 3 0 6 0 10 6 0 24 0 39-8 0 46 0 91 0 137 0 10 0 14-27 14-3 0-8 0-11 0 0 3 0 6 0 9 6-1 39-1 49-1 8 0 42 0 48 1 0-3 0-6 0-9-3 0-7 0-10 0-27 0-27-4-27-14 0-49 0-100 0-149z"><text:p/></draw:path><draw:path draw:style-name="gr3" draw:text-style-name="P69" svg:width="0.04cm" svg:height="0.165cm" svg:x="1.672cm" svg:y="0.801cm" svg:viewBox="0 0 41 166" svg:d="M41 20c0-11-9-20-20-20s-21 9-21 20 10 21 21 21 20-10 20-21zM41 145c0-11-9-20-20-20s-21 8-21 20c0 11 10 21 21 21s20-9 20-21z"><text:p/></draw:path><draw:path draw:style-name="gr3" draw:text-style-name="P69" svg:width="0.256cm" svg:height="0.089cm" svg:x="1.768cm" svg:y="0.82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9cm" svg:height="0.273cm" svg:x="2.175cm" svg:y="0.699cm" svg:viewBox="0 0 191 274" svg:d="M118 155c15 41 34 100 40 109 7 9 10 9 21 9 3 0 6 0 8 0 4-1 4-3 4-4 0-2-1-2-2-4-3-4-5-10-9-17-26-74-51-147-78-220-8-22-29-28-47-28-2 0-8 0-8 4s4 5 5 5c12 2 15 4 24 31 12 35 25 69 37 104-35 35-71 71-106 106-5 5-7 8-7 12 0 7 6 12 12 12s9-4 12-9c31-37 63-74 94-110z"><text:p/></draw:path><draw:path draw:style-name="gr3" draw:text-style-name="P69" svg:width="0.208cm" svg:height="0.174cm" svg:x="2.392cm" svg:y="0.797cm" svg:viewBox="0 0 209 175" svg:d="M22 147c-1 7-3 16-3 17 0 8 5 11 11 11 5 0 12-3 14-11 1-1 6-19 8-29 3-12 5-23 9-35 2-8 4-16 6-25 1-7 5-18 5-20 6-12 26-47 63-47 18 0 21 14 21 27 0 24-20 74-25 90-3 9-4 14-4 18 0 19 14 32 31 32 37 0 51-56 51-59 0-5-3-5-4-5-5 0-5 1-6 8-8 25-21 47-39 47-7 0-10-3-10-12 0-10 4-20 7-27 7-21 23-64 23-86 0-26-16-41-44-41-35 0-53 24-60 33-2-21-18-33-35-33-19 0-26 14-30 22-5 13-11 35-11 37 0 4 3 4 4 4 4 0 5 0 7-9 7-28 14-46 29-46 7 0 11 5 11 18 0 8-1 13-6 32-8 30-15 60-23 89z"><text:p/></draw:path><draw:path draw:style-name="gr3" draw:text-style-name="P69" svg:width="0.193cm" svg:height="0.224cm" svg:x="2.751cm" svg:y="0.757cm" svg:viewBox="0 0 194 225" svg:d="M180 120c7 0 14 0 14-8 0-7-7-7-14-7-55 0-108 0-163 0 4-52 48-90 103-90 20 0 41 0 60 0 7 0 14 0 14-7 0-8-7-8-14-8-20 0-40 0-61 0-66 0-119 51-119 112 0 62 53 113 119 113 21 0 41 0 61 0 7 0 14 0 14-8s-7-8-14-8c-19 0-40 0-60 0-55 0-99-37-103-89 55 0 108 0 163 0z"><text:p/></draw:path><draw:path draw:style-name="gr3" draw:text-style-name="P69" svg:width="0.261cm" svg:height="0.272cm" svg:x="3.095cm" svg:y="0.702cm" svg:viewBox="0 0 262 273" svg:d="M33 35c0 63 0 126 0 188 0 21-2 28-22 29-4 0-11 0-11 7 0 6 6 6 13 6 20 0 40 0 60 0 7 0 13 0 13-6 0-7-7-7-12-7-21-1-24-9-24-29 0-59 0-117 0-177 56 74 111 147 167 220 3 6 5 7 7 7 7 0 7-7 7-13 0-73 0-146 0-218 0-22 3-28 22-28 2 0 9-1 9-6 0-8-7-8-13-8-19 0-38 0-56 0-8 0-14 0-14 8 0 6 7 6 11 6 22 0 26 8 26 29 0 41 0 80 0 121-40-53-78-106-118-158-3-6-4-6-13-6-22 0-45 0-67 0-8 0-14 0-14 8 0 5 6 6 8 6 11 1 19 7 22 12-1 3-1 4-1 9zM218 245c-56-73-112-148-168-222-4-4-4-5-8-9 15 0 31 0 46 0 43 59 87 117 130 175 0 19 0 38 0 56z"><text:p/></draw:path><draw:path draw:style-name="gr3" draw:text-style-name="P69" svg:width="0.04cm" svg:height="0.04cm" svg:x="3.397cm" svg:y="0.927cm" svg:viewBox="0 0 41 41" svg:d="M41 20c0-11-9-20-20-20-12 0-21 8-21 20 0 11 9 21 21 21 11 0 20-9 20-21z"><text:p/></draw:path><draw:path draw:style-name="gr3" draw:text-style-name="P69" svg:width="0.127cm" svg:height="0.257cm" svg:x="3.506cm" svg:y="0.71cm" svg:viewBox="0 0 128 258" svg:d="M79 10c0-9 0-10-9-10-24 25-58 25-70 25 0 4 0 8 0 11 8 0 30 0 51-10 0 68 0 134 0 201 0 14-1 18-37 18-4 0-7 0-12 0 0 4 0 8 0 13 13-2 48-2 63-2s48 0 63 2c0-5 0-9 0-13-5 0-9 0-14 0-34 0-35-4-35-18 0-73 0-144 0-217z"><text:p/></draw:path><draw:path draw:style-name="gr3" draw:text-style-name="P69" svg:width="0.044cm" svg:height="0.115cm" svg:x="3.697cm" svg:y="0.927cm" svg:viewBox="0 0 45 116" svg:d="M45 41c0-27-9-41-24-41-13 0-21 10-21 20 0 11 8 21 21 21 4 0 10-1 13-6 1 0 1-1 2-1 0 2 1 1 1 7 0 28-14 51-26 64-4 4-4 5-4 6 0 2 2 5 3 5 4 0 35-30 35-75z"><text:p/></draw:path><draw:path draw:style-name="gr3" draw:text-style-name="P69" svg:width="0.176cm" svg:height="0.249cm" svg:x="3.843cm" svg:y="0.797cm" svg:viewBox="0 0 177 250" svg:d="M176 25c0-3 1-4 1-7 0-7-4-10-11-10-4 0-14 2-16 16-7-14-20-24-36-24-44 0-92 54-92 109 0 38 23 62 52 62 22 0 40-19 44-22h1c-9 34-9 34-13 50-1 4-15 42-55 42-8 0-21 0-31-3 11-4 15-15 15-21s-4-13-14-13c-9 0-21 6-21 23 0 15 14 23 51 23 48 0 77-30 82-54 14-57 29-113 43-171zM125 121c-2 10-11 20-19 28-8 6-20 13-31 13-20 0-25-20-25-35 0-19 11-64 22-84 9-20 26-35 42-35 26 0 31 32 31 34 0 1-1 4-1 5-6 25-12 50-19 74z"><text:p/></draw:path><draw:path draw:style-name="gr3" draw:text-style-name="P69" svg:width="0.119cm" svg:height="0.179cm" svg:x="4.037cm" svg:y="0.845cm" svg:viewBox="0 0 120 180" svg:d="M120 131c-3 0-6 0-9 0-1 5-3 22-8 24-2 2-23 2-26 2-16 0-33 0-49 0 28-25 37-33 53-46 20-15 39-32 39-58 0-32-29-53-63-53s-57 24-57 48c0 15 12 16 14 16 7 0 15-5 15-14 0-5-1-15-16-15 9-18 27-25 40-25 27 0 41 21 41 43 0 24-17 43-26 53-22 21-43 43-65 63-3 3-3 4-3 11 37 0 75 0 112 0 2-16 6-33 8-49z"><text:p/></draw:path><draw:path draw:style-name="gr3" draw:text-style-name="P69" svg:width="0.041cm" svg:height="0.165cm" svg:x="4.333cm" svg:y="0.801cm" svg:viewBox="0 0 42 166" svg:d="M42 20c0-11-10-20-21-20s-21 9-21 20 10 21 21 21 21-10 21-21zM42 145c0-11-10-20-21-20s-21 8-21 20c0 11 10 21 21 21s21-9 21-21z"><text:p/></draw:path><draw:path draw:style-name="gr3" draw:text-style-name="P69" svg:width="0.256cm" svg:height="0.089cm" svg:x="4.429cm" svg:y="0.826cm" svg:viewBox="0 0 257 90" svg:d="M244 15c7 0 13 0 13-7 0-8-6-8-12-8-77 0-155 0-232 0-5 0-13 0-13 8 0 7 8 7 13 7 77 0 154 0 231 0zM245 90c6 0 12 0 12-7 0-8-6-8-13-8-77 0-154 0-231 0-5 0-13 0-13 8 0 7 8 7 13 7 77 0 155 0 232 0z"><text:p/></draw:path><draw:path draw:style-name="gr3" draw:text-style-name="P69" svg:width="0.19cm" svg:height="0.273cm" svg:x="4.836cm" svg:y="0.699cm" svg:viewBox="0 0 191 274" svg:d="M118 155c16 41 34 100 40 109 7 9 10 9 21 9 3 0 6 0 8 0 4-1 4-3 4-4 0-2 0-2-1-4-4-4-6-10-10-17-26-74-51-147-78-220-8-22-29-28-47-28-2 0-7 0-7 4s3 5 4 5c12 2 15 4 25 31 12 35 25 69 37 104-35 35-71 71-106 106-6 5-8 8-8 12 0 7 6 12 12 12 7 0 10-4 13-9 31-37 62-74 93-110z"><text:p/></draw:path><draw:path draw:style-name="gr3" draw:text-style-name="P69" svg:width="0.208cm" svg:height="0.174cm" svg:x="5.053cm" svg:y="0.797cm" svg:viewBox="0 0 209 175" svg:d="M23 147c-1 7-3 16-3 17 0 8 4 11 11 11 4 0 11-3 14-11 0-1 5-19 7-29 3-12 5-23 9-35 2-8 4-16 6-25 1-7 5-18 6-20 5-12 26-47 62-47 18 0 21 14 21 27 0 24-18 74-25 90-3 9-3 14-3 18 0 19 13 32 30 32 37 0 51-56 51-59 0-5-3-5-4-5-4 0-4 1-6 8-8 25-21 47-39 47-7 0-9-3-9-12 0-10 3-20 6-27 8-21 23-64 23-86 0-26-16-41-44-41-35 0-53 24-60 33-2-21-18-33-35-33-18 0-26 14-30 22-5 13-11 35-11 37 0 4 3 4 4 4 5 0 5 0 7-9 7-28 14-46 29-46 7 0 12 5 12 18 0 8-1 13-7 32-8 30-14 60-22 89z"><text:p/></draw:path><draw:path draw:style-name="gr3" draw:text-style-name="P69" svg:width="0.193cm" svg:height="0.224cm" svg:x="5.413cm" svg:y="0.757cm" svg:viewBox="0 0 194 225" svg:d="M180 120c7 0 14 0 14-8 0-7-7-7-14-7-55 0-108 0-163 0 4-52 49-90 103-90 20 0 41 0 60 0 7 0 14 0 14-7 0-8-7-8-14-8-20 0-40 0-61 0-66 0-119 51-119 112 0 62 53 113 119 113 21 0 41 0 61 0 7 0 14 0 14-8s-7-8-14-8c-19 0-40 0-60 0-54 0-99-37-103-89 55 0 108 0 163 0z"><text:p/></draw:path><draw:path draw:style-name="gr3" draw:text-style-name="P69" svg:width="0.261cm" svg:height="0.272cm" svg:x="5.756cm" svg:y="0.702cm" svg:viewBox="0 0 262 273" svg:d="M34 35c0 63 0 126 0 188 0 21-3 28-23 29-4 0-11 0-11 7 0 6 7 6 13 6 20 0 40 0 60 0 7 0 13 0 13-6 0-7-7-7-12-7-21-1-24-9-24-29 0-59 0-117 0-177 56 74 111 147 167 220 3 6 5 7 9 7 5 0 5-7 5-13 0-73 0-146 0-218 0-22 4-28 22-28 2 0 9-1 9-6 0-8-6-8-13-8-19 0-38 0-56 0-7 0-14 0-14 8 0 6 7 6 11 6 22 0 26 8 26 29 0 41 0 80 0 121-39-53-78-106-117-158-4-6-5-6-14-6-22 0-45 0-67 0-8 0-14 0-14 8 0 5 6 6 9 6 10 1 18 7 21 12 0 3 0 4 0 9zM218 245c-56-73-112-148-168-222-4-4-4-5-8-9 15 0 31 0 46 0 43 59 87 117 130 175 0 19 0 38 0 56z"><text:p/></draw:path><draw:path draw:style-name="gr3" draw:text-style-name="P69" svg:width="0.04cm" svg:height="0.04cm" svg:x="6.058cm" svg:y="0.927cm" svg:viewBox="0 0 41 41" svg:d="M41 20c0-11-9-20-20-20s-21 8-21 20c0 11 10 21 21 21s20-9 20-21z"><text:p/></draw:path><draw:path draw:style-name="gr3" draw:text-style-name="P69" svg:width="0.162cm" svg:height="0.265cm" svg:x="6.147cm" svg:y="0.71cm" svg:viewBox="0 0 163 266" svg:d="M163 134c0-32-1-62-16-91-17-36-49-43-66-43-23 0-50 10-67 46-12 27-14 56-14 88 0 29 2 64 18 93 16 32 45 39 63 39 21 0 51-8 68-45 13-26 14-57 14-87zM81 258c-15 0-37-10-45-48-4-23-4-58-4-81 0-24 0-50 3-71 8-46 37-49 46-49 14 0 39 6 47 45 3 22 3 51 3 75 0 29 0 56-4 80-6 36-28 49-46 49z"><text:p/></draw:path><draw:path draw:style-name="gr3" draw:text-style-name="P69" svg:width="0.085cm" svg:height="0.385cm" svg:x="6.348cm" svg:y="0.678cm" svg:viewBox="0 0 86 386" svg:d="M84 199c2-4 2-5 2-6 0-2 0-3-2-7-22-59-45-118-67-177-3-7-5-9-9-9-5 0-8 3-8 8 0 1 0 1 1 5 23 60 46 120 69 180-23 59-46 118-69 178-1 4-1 5-1 8 0 4 3 7 8 7 4 0 6-4 7-7 24-61 46-120 69-180z"><text:p/></draw:path><draw:path draw:style-name="gr3" draw:text-style-name="P69" svg:width="0.192cm" svg:height="0.224cm" svg:x="6.616cm" svg:y="0.757cm" svg:viewBox="0 0 193 225" svg:d="M179 120c7 0 14 0 14-8 0-7-7-7-14-7-55 0-109 0-164 0 5-52 50-90 104-90 20 0 41 0 60 0 7 0 14 0 14-7 0-8-7-8-14-8-19 0-40 0-60 0-66 0-119 51-119 112 0 62 53 113 119 113 20 0 41 0 60 0 7 0 14 0 14-8s-7-8-14-8c-19 0-40 0-60 0-54 0-99-37-104-89 55 0 109 0 164 0z"><text:p/></draw:path><draw:path draw:style-name="gr3" draw:text-style-name="P69" svg:width="0.089cm" svg:height="0.385cm" svg:x="6.987cm" svg:y="0.678cm" svg:viewBox="0 0 90 386" svg:d="M90 382c0-1 0-1-6-8-49-49-61-122-61-181 0-68 14-135 62-183 5-4 5-6 5-7 0-2-2-3-4-3-3 0-39 25-62 75-18 43-24 86-24 118 0 30 4 77 26 121 24 47 57 72 60 72 2 0 4-1 4-4z"><text:p/></draw:path><draw:path draw:style-name="gr3" draw:text-style-name="P69" svg:width="0.261cm" svg:height="0.272cm" svg:x="7.109cm" svg:y="0.702cm" svg:viewBox="0 0 262 273" svg:d="M34 35c0 63 0 126 0 188 0 21-3 28-23 29-4 0-11 0-11 7 0 6 7 6 13 6 20 0 40 0 60 0 7 0 13 0 13-6 0-7-7-7-12-7-21-1-24-9-24-29 0-59 0-117 0-177 56 74 111 147 167 220 3 6 5 7 7 7 7 0 7-7 7-13 0-73 0-146 0-218 0-22 4-28 22-28 2 0 9-1 9-6 0-8-6-8-13-8-19 0-38 0-56 0-7 0-14 0-14 8 0 6 7 6 11 6 22 0 26 8 26 29 0 41 0 80 0 121-39-53-78-106-117-158-4-6-5-6-14-6-22 0-45 0-67 0-8 0-14 0-14 8 0 5 6 6 9 6 10 1 18 7 21 12 0 3 0 4 0 9zM218 245c-56-73-112-148-168-222-4-4-4-5-8-9 15 0 31 0 46 0 43 59 87 117 130 175 0 19 0 38 0 56z"><text:p/></draw:path><draw:path draw:style-name="gr3" draw:text-style-name="P69" svg:width="0.342cm" svg:height="0.202cm" svg:x="7.507cm" svg:y="0.769cm" svg:viewBox="0 0 343 203" svg:d="M301 109c-22 16-31 32-35 37-17 27-21 51-21 52 0 5 6 5 8 5 7 0 8-2 9-8 9-39 32-71 76-88 4-2 5-4 5-6 0-3-2-3-3-4-17-7-64-25-78-90-1-5-2-7-9-7-2 0-8 0-8 6 7 16 5 25 20 50 8 12 20 25 36 38-95 0-191 0-287 0-7 0-14 0-14 7 0 8 7 8 14 8 96 0 192 0 287 0z"><text:p/></draw:path><draw:path draw:style-name="gr3" draw:text-style-name="P69" svg:width="0.261cm" svg:height="0.272cm" svg:x="7.989cm" svg:y="0.702cm" svg:viewBox="0 0 262 273" svg:d="M34 35c0 63 0 126 0 188 0 21-3 28-23 29-4 0-11 0-11 7 0 6 7 6 13 6 20 0 41 0 61 0 6 0 12 0 12-6 0-7-6-7-11-7-21-1-24-9-24-29 0-59 0-117 0-177 56 74 111 147 167 220 3 6 4 7 8 7 6 0 6-7 6-13 0-73 0-146 0-218 0-22 3-28 21-28 2 0 9-1 9-6 0-8-6-8-12-8-19 0-39 0-57 0-7 0-14 0-14 8 0 6 8 6 12 6 21 0 25 8 25 29 0 41 0 80 0 121-39-53-78-106-117-158-3-6-5-6-14-6-22 0-45 0-67 0-7 0-12 0-12 8 0 5 5 6 7 6 11 1 18 7 22 12-1 3-1 4-1 9zM219 245c-56-73-112-148-168-222-5-4-5-5-9-9 15 0 31 0 46 0 44 59 87 117 131 175 0 19 0 38 0 56z"><text:p/></draw:path><draw:path draw:style-name="gr3" draw:text-style-name="P69" svg:width="0.089cm" svg:height="0.385cm" svg:x="8.28cm" svg:y="0.678cm" svg:viewBox="0 0 90 386" svg:d="M90 193c0-30-4-77-25-120-23-49-56-73-61-73-2 0-4 1-4 3 0 1 0 3 8 9 38 39 60 100 60 181 0 66-14 134-62 182-6 6-6 6-6 7 0 2 2 4 4 4 5 0 39-26 62-76 20-41 24-84 24-117z"><text:p/></draw:path><draw:path draw:style-name="gr3" draw:text-style-name="P69" svg:width="0.118cm" svg:height="0.178cm" svg:x="8.427cm" svg:y="0.629cm" svg:viewBox="0 0 119 179" svg:d="M119 130c-3 0-6 0-9 0-1 6-3 22-7 25-2 1-23 1-27 1-17 0-33 0-50 0 29-25 38-33 54-45 20-16 39-33 39-58 0-33-29-53-63-53s-56 23-56 48c0 14 11 15 14 15 7 0 15-5 15-15 0-4-3-14-17-14 9-19 28-24 40-24 27 0 40 21 40 43 0 23-16 42-25 52-22 20-43 42-65 63-2 4-2 4-2 11 37 0 74 0 111 0 2-16 6-33 8-49z"><text:p/></draw:path></draw:g></text:p>
      <text:p text:style-name="P39">לפי התכונה המרכזית של זוגות סדורים ולפי כלל <draw:g text:anchor-type="as-char" svg:y="-0.175cm" draw:z-index="222" draw:name="Shape238" draw:style-name="gr1"><svg:title>TexMaths</svg:title><svg:desc>11§display§\eta§svg§600§FALSE§</svg:desc><draw:path draw:style-name="gr2" draw:text-style-name="P68" svg:width="0.148cm" svg:height="0.211cm" svg:x="0.01cm" svg:y="0.018cm" svg:viewBox="0 0 149 212" svg:d="M0 0c49 0 100 0 149 0 0 70 0 142 0 212-49 0-100 0-149 0 0-70 0-142 0-212z"><text:p/></draw:path><draw:path draw:style-name="gr3" draw:text-style-name="P69" svg:width="0.177cm" svg:height="0.251cm" svg:x="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, משום ש־<draw:g text:anchor-type="as-char" svg:y="-0.288cm" draw:z-index="223" draw:name="Shape239" draw:style-name="gr1"><svg:title>TexMaths</svg:title><svg:desc>11§display§f_1(0) = 0 \neq g_1(0) = 1§svg§600§FALSE§</svg:desc><draw:path draw:style-name="gr2" draw:text-style-name="P68" svg:width="3.569cm" svg:height="0.345cm" svg:x="0.001cm" svg:y="0.018cm" svg:viewBox="0 0 3570 346" svg:d="M1785 346c-595 0-1190 0-1785 0 0-116 0-230 0-346 1190 0 2379 0 3570 0 0 116 0 230 0 346-595 0-1191 0-1785 0z"><text:p/></draw:path><draw:path draw:style-name="gr3" draw:text-style-name="P69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9" svg:width="0.098cm" svg:height="0.178cm" svg:x="0.2cm" svg:y="0.168cm" svg:viewBox="0 0 99 179" svg:d="M62 8c0-8-1-8-9-8-17 17-42 17-53 17 0 3 0 6 0 9 7 0 24 0 40-7 0 46 0 92 0 138 0 9 0 13-28 13-3 0-6 0-10 0 0 3 0 6 0 9 5-1 38-1 49-1 7 0 41 0 48 1 0-3 0-6 0-9-3 0-8 0-11 0-26 0-26-4-26-13 0-50 0-100 0-149z"><text:p/></draw:path><draw:path draw:style-name="gr3" draw:text-style-name="P69" svg:width="0.088cm" svg:height="0.384cm" svg:x="0.383cm" svg:y="0cm" svg:viewBox="0 0 89 385" svg:d="M89 381c0-1 0-1-6-8-49-49-61-122-61-180 0-67 14-135 63-182 4-5 4-5 4-7 0-3-1-4-3-4-5 0-39 26-62 76-20 42-24 85-24 117 0 29 4 76 25 120 23 47 56 72 61 72 2 0 3-1 3-4z"><text:p/></draw:path><draw:path draw:style-name="gr3" draw:text-style-name="P69" svg:width="0.162cm" svg:height="0.263cm" svg:x="0.509cm" svg:y="0.033cm" svg:viewBox="0 0 163 264" svg:d="M163 133c0-31-2-61-16-90-17-37-49-43-66-43-23 0-50 10-67 45-12 28-14 57-14 88 0 29 2 64 18 92 16 32 45 39 63 39 21 0 51-7 68-45 12-25 14-55 14-86zM81 255c-15 0-37-9-45-46-4-22-4-58-4-80 0-26 0-51 3-72 8-45 37-49 46-49 14 0 39 7 47 45 3 22 3 52 3 76 0 28 0 55-4 79-6 36-28 47-46 47z"><text:p/></draw:path><draw:path draw:style-name="gr3" draw:text-style-name="P69" svg:width="0.089cm" svg:height="0.384cm" svg:x="0.71cm" svg:y="0cm" svg:viewBox="0 0 90 385" svg:d="M90 193c0-30-4-76-25-120-23-48-57-73-61-73-2 0-4 2-4 4s0 2 8 9c37 38 59 99 59 180 0 65-14 133-61 181-6 6-6 6-6 7 0 2 2 4 4 4 4 0 39-26 62-76 20-41 24-84 24-116z"><text:p/></draw:path><draw:path draw:style-name="gr3" draw:text-style-name="P69" svg:width="0.256cm" svg:height="0.09cm" svg:x="0.967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162cm" svg:height="0.263cm" svg:x="1.369cm" svg:y="0.033cm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69" svg:width="0.192cm" svg:height="0.358cm" svg:x="1.708cm" svg:y="0.011cm" svg:viewBox="0 0 193 359" svg:d="M189 15c4-5 4-6 4-7 0-2-3-8-8-8s-6 2-9 8c-58 112-115 223-174 336-2 5-2 6-2 7 0 4 2 8 8 8 4 0 5-2 7-8 59-112 116-223 174-336z"><text:p/></draw:path><draw:path draw:style-name="gr3" draw:text-style-name="P69" svg:width="0.256cm" svg:height="0.09cm" svg:x="1.675cm" svg:y="0.145cm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69" svg:width="0.176cm" svg:height="0.248cm" svg:x="2.067cm" svg:y="0.115cm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7 121c-4 10-13 20-20 28-9 6-21 13-32 13-19 0-25-20-25-35 0-19 12-64 22-84 9-19 27-34 42-34 27 0 31 31 31 33s0 4-1 5c-5 25-12 49-17 74z"><text:p/></draw:path><draw:path draw:style-name="gr3" draw:text-style-name="P69" svg:width="0.098cm" svg:height="0.178cm" svg:x="2.275cm" svg:y="0.168cm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3" draw:text-style-name="P69" svg:width="0.088cm" svg:height="0.384cm" svg:x="2.458cm" svg:y="0cm" svg:viewBox="0 0 89 385" svg:d="M89 381c0-1 0-1-6-8-49-49-61-122-61-180 0-67 14-135 63-182 4-5 4-5 4-7 0-3-1-4-3-4-5 0-39 26-62 76-20 42-24 85-24 117 0 29 4 76 25 120 23 47 56 72 61 72 2 0 3-1 3-4z"><text:p/></draw:path><draw:path draw:style-name="gr3" draw:text-style-name="P69" svg:width="0.162cm" svg:height="0.263cm" svg:x="2.584cm" svg:y="0.033cm" svg:viewBox="0 0 163 264" svg:d="M163 133c0-31-1-61-16-90-17-37-49-43-66-43-23 0-50 10-67 45-12 28-14 57-14 88 0 29 2 64 18 92 16 32 45 39 63 39 21 0 51-7 68-45 13-25 14-55 14-86zM81 255c-15 0-37-9-45-46-3-22-3-58-3-80 0-26 0-51 2-72 8-45 37-49 46-49 14 0 39 7 47 45 3 22 3 52 3 76 0 28 0 55-4 79-6 36-28 47-46 47z"><text:p/></draw:path><draw:path draw:style-name="gr3" draw:text-style-name="P69" svg:width="0.089cm" svg:height="0.384cm" svg:x="2.784cm" svg:y="0cm" svg:viewBox="0 0 90 385" svg:d="M90 193c0-30-4-76-25-120-23-48-57-73-61-73-2 0-4 2-4 4s0 2 8 9c37 38 60 99 60 180 0 65-14 133-62 181-6 6-6 6-6 7 0 2 2 4 4 4 4 0 39-26 62-76 20-41 24-84 24-116z"><text:p/></draw:path><draw:path draw:style-name="gr3" draw:text-style-name="P69" svg:width="0.256cm" svg:height="0.09cm" svg:x="3.04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127cm" svg:height="0.254cm" svg:x="3.463cm" svg:y="0.033cm" svg:viewBox="0 0 128 255" svg:d="M79 10c0-10 0-10-9-10-24 24-58 24-70 24 0 5 0 8 0 12 8 0 31 0 51-10 0 66 0 133 0 199 0 14-1 18-37 18-4 0-7 0-12 0 0 5 0 9 0 12 13-1 48-1 63-1s48 0 63 1c0-3 0-7 0-12-5 0-8 0-12 0-36 0-37-4-37-18 0-72 0-144 0-215z"><text:p/></draw:path></draw:g> אז <draw:g text:anchor-type="as-char" svg:y="-0.28cm" draw:z-index="224" draw:name="Shape240" draw:style-name="gr1"><svg:title>TexMaths</svg:title><svg:desc>11§display§f_1 \neq g_1§svg§600§FALSE§</svg:desc><draw:path draw:style-name="gr2" draw:text-style-name="P68" svg:width="1.148cm" svg:height="0.319cm" svg:x="0.001cm" svg:y="0.02cm" svg:viewBox="0 0 1149 320" svg:d="M575 320c-192 0-384 0-575 0 0-107 0-213 0-320 383 0 766 0 1149 0 0 107 0 213 0 320-191 0-383 0-574 0z"><text:p/></draw:path><draw:path draw:style-name="gr3" draw:text-style-name="P69" svg:width="0.191cm" svg:height="0.35cm" svg:x="0.002cm" svg:y="0.005cm" svg:viewBox="0 0 192 351" svg:d="M121 118c11 0 22 0 33 0 8 0 12 0 12-8 0-4-4-4-11-4-11 0-21 0-32 0 3-16 6-30 9-44 1-8 7-36 9-40 3-8 10-13 18-13 2 0 11 0 19 6-17 2-21 16-21 21 0 9 7 14 15 14 9 0 20-8 20-24 0-17-17-26-33-26-13 0-38 7-49 45-2 8-3 12-13 61-9 0-18 0-27 0-7 0-11 0-11 8 0 4 4 4 10 4 9 0 18 0 27 0-10 51-20 100-30 151-7 38-13 73-33 73-2 0-11 0-19-7 18-1 21-15 21-21 0-8-6-13-14-13-10 0-21 8-21 23 0 18 16 27 33 27 21 0 36-23 43-38 13-24 22-71 22-74 8-40 15-80 23-121z"><text:p/></draw:path><draw:path draw:style-name="gr3" draw:text-style-name="P69" svg:width="0.097cm" svg:height="0.179cm" svg:x="0.2cm" svg:y="0.155cm" svg:viewBox="0 0 98 180" svg:d="M62 8c0-8-2-8-9-8-18 17-42 17-53 17 0 3 0 6 0 9 7 0 24 0 40-7 0 46 0 92 0 139 0 9 0 12-28 12-3 0-7 0-10 0 0 3 0 7 0 10 5-1 38-1 47-1s43 0 49 1c0-3 0-7 0-10-3 0-7 0-10 0-26 0-26-3-26-12 0-51 0-101 0-150z"><text:p/></draw:path><draw:path draw:style-name="gr3" draw:text-style-name="P69" svg:width="0.191cm" svg:height="0.359cm" svg:x="0.505cm" svg:y="0cm" svg:viewBox="0 0 192 360" svg:d="M190 15c2-5 2-6 2-7 0-2-2-8-7-8s-6 2-8 8c-58 112-115 224-174 336-3 6-3 7-3 8 0 3 3 8 8 8 4 0 5-3 8-8 59-113 116-224 174-337z"><text:p/></draw:path><draw:path draw:style-name="gr3" draw:text-style-name="P69" svg:width="0.255cm" svg:height="0.091cm" svg:x="0.473cm" svg:y="0.134cm" svg:viewBox="0 0 256 92" svg:d="M244 17c6 0 12 0 12-8 0-9-6-9-12-9-77 0-154 0-231 0-5 0-13 0-13 9 0 8 8 8 13 8 77 0 154 0 231 0zM244 92c6 0 12-2 12-9 0-9-6-8-12-8-77 0-154 0-231 0-5 0-13-1-13 8 0 7 8 9 13 9 77 0 154 0 231 0z"><text:p/></draw:path><draw:path draw:style-name="gr3" draw:text-style-name="P69" svg:width="0.176cm" svg:height="0.248cm" svg:x="0.863cm" svg:y="0.109cm" svg:viewBox="0 0 177 249" svg:d="M176 25c1-2 1-4 1-6 0-7-4-11-11-11-3 0-14 3-15 16-7-14-21-24-37-24-44 0-91 54-91 110 0 38 23 61 51 61 23 0 41-18 45-22-8 34-8 33-12 50-3 4-16 42-56 42-7 0-20 0-31-4 12-3 16-14 16-20s-4-14-15-14c-9 0-21 8-21 23 0 16 14 23 52 23 48 0 76-29 81-53 14-56 29-113 43-171zM126 121c-2 10-11 20-19 28-9 7-20 13-32 13-19 0-24-20-24-35 0-19 11-64 20-84 11-19 28-34 44-34 26 0 31 31 31 33s-1 4-1 5c-6 25-12 49-19 74z"><text:p/></draw:path><draw:path draw:style-name="gr3" draw:text-style-name="P69" svg:width="0.098cm" svg:height="0.179cm" svg:x="1.071cm" svg:y="0.155cm" svg:viewBox="0 0 99 180" svg:d="M62 8c0-8-2-8-9-8-17 17-42 17-53 17 0 3 0 6 0 9 7 0 24 0 40-7 0 46 0 92 0 139 0 9 0 12-28 12-3 0-7 0-10 0 0 3 0 7 0 10 5-1 39-1 49-1 7 0 41 0 48 1 0-3 0-7 0-10-3 0-8 0-11 0-26 0-26-3-26-12 0-51 0-101 0-150z"><text:p/></draw:path></draw:g><text:s/>ולכן <draw:g text:anchor-type="as-char" svg:y="-0.28cm" draw:z-index="225" draw:name="Shape241" draw:style-name="gr1"><svg:title>TexMaths</svg:title><svg:desc>11§display§n_1 \neq n_2§svg§600§FALSE§</svg:desc><draw:path draw:style-name="gr2" draw:text-style-name="P68" svg:width="1.248cm" svg:height="0.319cm" svg:x="0.01cm" svg:y="0.02cm" svg:viewBox="0 0 1249 320" svg:d="M625 320c-209 0-417 0-625 0 0-107 0-213 0-320 416 0 833 0 1249 0 0 107 0 213 0 320-208 0-416 0-624 0z"><text:p/></draw:path><draw:path draw:style-name="gr3" draw:text-style-name="P69" svg:width="0.209cm" svg:height="0.174cm" svg:x="0.001cm" svg:y="0.109cm" svg:viewBox="0 0 210 175" svg:d="M23 148c-1 6-3 15-3 17 0 7 5 10 11 10 4 0 12-3 14-11 0-1 6-18 8-28 3-12 5-23 9-35 2-8 4-17 6-26 1-7 5-18 5-19 5-12 26-47 62-47 18 0 21 14 21 26 0 25-18 74-25 91-3 9-3 13-3 17 0 19 13 32 32 32 36 0 50-56 50-59 0-5-3-5-4-5-5 0-5 3-7 8-8 27-20 48-39 48-7 0-9-4-9-13s3-18 6-27c8-21 25-63 25-85 0-27-17-42-46-42-34 0-52 25-59 34-2-22-19-34-36-34-18 0-26 15-29 22-6 13-12 36-12 38 0 4 4 4 6 4 3 0 3-1 6-9 7-27 14-46 28-46 7 0 12 4 12 17 0 8-1 13-7 32-8 30-14 60-22 90z"><text:p/></draw:path><draw:path draw:style-name="gr3" draw:text-style-name="P69" svg:width="0.097cm" svg:height="0.179cm" svg:x="0.252cm" svg:y="0.155cm" svg:viewBox="0 0 98 180" svg:d="M61 8c0-8 0-8-8-8-18 17-42 17-53 17 0 3 0 6 0 9 7 0 24 0 39-7 0 46 0 92 0 139 0 9 0 12-27 12-3 0-6 0-10 0 0 3 0 7 0 10 5-1 38-1 48-1 8 0 42 0 48 1 0-3 0-7 0-10-3 0-7 0-10 0-27 0-27-3-27-12 0-51 0-101 0-150z"><text:p/></draw:path><draw:path draw:style-name="gr3" draw:text-style-name="P69" svg:width="0.192cm" svg:height="0.359cm" svg:x="0.557cm" svg:y="0cm" svg:viewBox="0 0 193 360" svg:d="M189 15c4-5 4-6 4-7 0-2-3-8-8-8s-6 2-9 8c-57 112-115 224-173 336-3 6-3 7-3 8 0 3 2 8 8 8 4 0 5-3 9-8 57-113 115-224 172-337z"><text:p/></draw:path><draw:path draw:style-name="gr3" draw:text-style-name="P69" svg:width="0.255cm" svg:height="0.091cm" svg:x="0.525cm" svg:y="0.134cm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69" svg:width="0.208cm" svg:height="0.174cm" svg:x="0.921cm" svg:y="0.109cm" svg:viewBox="0 0 209 175" svg:d="M23 148c-1 6-3 15-3 17 0 7 4 10 11 10 4 0 11-3 14-11 0-1 5-18 7-28 3-12 5-23 9-35 2-8 4-17 6-26 2-7 5-18 6-19 5-12 26-47 62-47 18 0 21 14 21 26 0 25-18 74-25 91-3 9-3 13-3 17 0 19 13 32 30 32 37 0 51-56 51-59 0-5-3-5-4-5-4 0-4 3-6 8-8 27-21 48-39 48-7 0-9-4-9-13s3-18 6-27c8-21 23-63 23-85 0-27-16-42-44-42-35 0-53 25-60 34-2-22-18-34-35-34-18 0-26 15-29 22-6 13-12 36-12 38 0 4 3 3 4 4 5 0 5-1 7-9 7-27 14-46 29-46 7 0 12 4 12 17 0 8-1 13-7 32-8 30-14 60-22 90z"><text:p/></draw:path><draw:path draw:style-name="gr3" draw:text-style-name="P69" svg:width="0.119cm" svg:height="0.179cm" svg:x="1.159cm" svg:y="0.155cm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. <text:span text:style-name="T20">לפי הנחת השלילה, </text:span><text:span text:style-name="T20"><draw:g text:anchor-type="as-char" svg:y="-0.288cm" draw:z-index="226" draw:name="Shape242" draw:style-name="gr1"><svg:title>TexMaths</svg:title><svg:desc>11§display§H(n_1) \neq H(n_2)§svg§600§FALSE§</svg:desc><draw:path draw:style-name="gr2" draw:text-style-name="P68" svg:width="2.551cm" svg:height="0.345cm" svg:x="0.006cm" svg:y="0.018cm" svg:viewBox="0 0 2552 346" svg:d="M1276 346c-425 0-851 0-1276 0 0-116 0-230 0-346 851 0 1701 0 2552 0 0 116 0 230 0 346-426 0-851 0-1276 0z"><text:p/></draw:path><draw:path draw:style-name="gr3" draw:text-style-name="P69" svg:width="0.324cm" svg:height="0.261cm" svg:x="0.001cm" svg:y="0.025cm" svg:viewBox="0 0 325 262" svg:d="M279 30c4-15 5-18 33-18 10 0 13 0 13-8 0-4-4-4-5-4-11 0-39 1-50 1s-38-1-50-1c-2 0-7 0-7 8 0 4 4 4 11 4 5 0 8 0 15 0 6 1 9 1 9 7 0 1 0 2-1 7-7 31-15 62-23 94-39 0-78 0-117 0 7-31 15-61 23-90 3-15 4-18 32-18 10 0 13 0 13-8 0-4-5-4-6-4-11 0-38 1-49 1s-39-1-50-1c-3 0-7 0-7 8 0 4 3 4 11 4 1 0 7 0 14 0 8 1 11 1 11 7 0 1-1 2-2 7-18 69-34 138-52 206-3 15-4 18-35 18-7 0-10 0-10 8 0 4 4 4 5 4 11 0 39-1 49-1 9 0 17 0 25 0 9 0 17 1 25 1 4 0 8 0 8-8 0-4-3-4-11-4-14 0-25 0-25-7 0-2 1-4 1-6 9-34 18-70 26-105 40 0 78 0 118 0-17 64-25 99-26 106-5 12-11 12-36 12-5 0-8 0-8 8 0 4 3 3 4 4 11 0 38-1 49-1 8 0 17 0 26 0 7 0 16 1 24 1 3 0 8 0 8-8 0-4-4-4-10-4-15 0-26 0-26-7 0-2 0-4 2-6 17-69 34-138 51-207z"><text:p/></draw:path><draw:path draw:style-name="gr3" draw:text-style-name="P69" svg:width="0.088cm" svg:height="0.384cm" svg:x="0.377cm" svg:y="0cm" svg:viewBox="0 0 89 385" svg:d="M89 381c0-1 0-1-7-8-48-49-60-122-60-180 0-67 14-135 62-182 5-5 5-5 5-7 0-3-1-4-3-4-5 0-40 26-62 76-20 42-24 85-24 117 0 29 3 76 25 120 23 47 56 72 61 72 2 0 3-1 3-4z"><text:p/></draw:path><draw:path draw:style-name="gr3" draw:text-style-name="P69" svg:width="0.208cm" svg:height="0.174cm" svg:x="0.5cm" svg:y="0.115cm" svg:viewBox="0 0 209 175" svg:d="M22 148c-1 6-3 15-3 17 0 7 5 10 11 10 5 0 12-3 14-11 1-1 5-19 8-29 3-12 5-23 8-34 3-9 5-17 7-26 1-7 4-18 4-19 6-12 27-47 63-47 18 0 21 14 21 26 0 24-19 74-24 91-5 8-5 13-5 17 0 19 14 32 32 32 37 0 51-56 51-59 0-4-3-4-5-4-4 0-4 1-6 7-8 26-20 47-39 47-6 0-9-3-9-12 0-10 3-19 6-27 8-21 24-63 24-85 0-27-16-42-44-42-35 0-54 25-60 34-2-22-19-34-36-34-19 0-25 15-29 22-7 13-11 36-11 37 0 5 3 5 4 5 4 0 5-1 7-9 7-27 14-46 27-46 8 0 13 4 13 17 0 8-2 13-6 32-8 30-15 60-23 90z"><text:p/></draw:path><draw:path draw:style-name="gr3" draw:text-style-name="P69" svg:width="0.097cm" svg:height="0.178cm" svg:x="0.75cm" svg:y="0.168cm" svg:viewBox="0 0 98 179" svg:d="M62 8c0-8-2-8-9-8-18 17-42 17-53 17 0 3 0 6 0 9 7 0 24 0 40-7 0 46 0 92 0 138 0 9 0 13-28 13-3 0-7 0-10 0 0 3 0 6 0 9 5-1 38-1 47-1s43 0 49 1c0-3 0-6 0-9-3 0-7 0-10 0-26 0-26-4-26-13 0-50 0-100 0-149z"><text:p/></draw:path><draw:path draw:style-name="gr3" draw:text-style-name="P69" svg:width="0.088cm" svg:height="0.384cm" svg:x="0.916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69" svg:width="0.191cm" svg:height="0.358cm" svg:x="1.205cm" svg:y="0.011cm" svg:viewBox="0 0 192 359" svg:d="M189 15c3-5 3-6 3-7 0-2-2-8-7-8s-6 2-9 8c-57 112-116 223-173 336-3 5-3 6-3 7 0 4 2 8 8 8 4 0 5-2 8-8 58-112 116-223 173-336z"><text:p/></draw:path><draw:path draw:style-name="gr3" draw:text-style-name="P69" svg:width="0.255cm" svg:height="0.09cm" svg:x="1.173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9" svg:width="0.324cm" svg:height="0.261cm" svg:x="1.572cm" svg:y="0.025cm" svg:viewBox="0 0 325 262" svg:d="M280 30c4-15 5-18 32-18 10 0 13 0 13-8 0-4-4-4-5-4-11 0-39 1-50 1s-38-1-49-1c-3 0-8 0-8 8 0 4 4 4 11 4 1 0 9 0 15 0 7 1 11 1 11 7 0 1 0 2-2 7-7 31-16 62-24 94-39 0-78 0-117 0 7-31 15-61 23-90 3-15 4-18 33-18 10 0 13 0 13-8 0-4-4-4-6-4-11 0-39 1-49 1-12 0-39-1-51-1-2 0-6 0-6 8 0 4 3 4 11 4 4 0 7 0 14 0 7 1 10 1 10 7 0 1 0 2-1 7-18 69-34 138-52 206-4 15-4 18-35 18-7 0-11 0-11 8 0 4 3 3 5 4 11 0 39-1 50-1 8 0 16 0 24 0 9 0 18 1 25 1 4 0 8 0 8-8 0-4-3-4-11-4-14 0-24 0-24-7 0-2 0-4 1-6 9-34 18-70 26-105 40 0 78 0 118 0-16 64-25 99-27 106-4 12-11 12-36 12-5 0-8 0-8 8 0 4 4 4 5 4 11 0 39-1 50-1 7 0 16 0 24 0 9 0 17 1 25 1 3 0 8 0 8-8 0-4-4-4-11-4-15 0-26 0-26-7 0-2 2-4 2-6 17-69 35-138 52-207z"><text:p/></draw:path><draw:path draw:style-name="gr3" draw:text-style-name="P69" svg:width="0.089cm" svg:height="0.384cm" svg:x="1.948cm" svg:y="0cm" svg:viewBox="0 0 90 385" svg:d="M90 381c0-1 0-1-6-8-49-49-62-122-62-180 0-67 15-135 63-182 5-5 5-5 5-7 0-3-2-4-4-4-5 0-39 26-62 76-20 42-24 85-24 117 0 29 4 76 25 120 23 47 56 72 61 72 2 0 4-1 4-4z"><text:p/></draw:path><draw:path draw:style-name="gr3" draw:text-style-name="P69" svg:width="0.208cm" svg:height="0.174cm" svg:x="2.071cm" svg:y="0.115cm" svg:viewBox="0 0 209 175" svg:d="M23 148c-1 6-3 15-3 17 0 7 5 10 11 10 4 0 11-3 14-11 0-1 4-19 7-29 3-12 5-23 8-34 3-9 5-17 7-26 2-7 4-18 6-19 5-12 26-47 62-47 18 0 21 14 21 26 0 24-19 74-25 91-3 8-3 13-3 17 0 19 13 32 30 32 37 0 51-56 51-59 0-4-3-4-5-4-3 0-3 1-5 7-8 26-21 47-40 47-6 0-8-3-8-12 0-10 3-19 6-27 8-21 23-63 23-85 0-27-16-42-44-42-35 0-54 25-60 34-2-22-18-34-35-34-18 0-26 15-29 22-7 13-12 36-12 37 0 5 3 4 4 5 5 0 5-1 7-9 7-27 14-46 29-46 7 0 12 4 12 17 0 8-1 13-7 32-8 30-14 60-22 90z"><text:p/></draw:path><draw:path draw:style-name="gr3" draw:text-style-name="P69" svg:width="0.119cm" svg:height="0.178cm" svg:x="2.309cm" svg:y="0.168cm" svg:viewBox="0 0 120 179" svg:d="M120 130c-3 0-7 0-10 0 0 5-3 22-7 24-2 2-23 2-26 2-17 0-33 0-50 0 28-25 38-33 54-45 20-16 39-33 39-58 0-33-29-53-64-53-33 0-56 23-56 48 0 14 12 15 14 15 7 0 15-5 15-15 0-4-2-14-16-14 8-19 27-24 40-24 26 0 40 21 40 43 0 23-16 42-25 52-22 21-43 41-65 63-3 3-3 4-3 11 37 0 74 0 111 0 3-16 6-33 9-49z"><text:p/></draw:path><draw:path draw:style-name="gr3" draw:text-style-name="P69" svg:width="0.089cm" svg:height="0.384cm" svg:x="2.487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20">, ולכן לפי כלל </text:span><text:span text:style-name="T20"><draw:g text:anchor-type="as-char" svg:y="-0.27cm" draw:z-index="227" draw:name="Shape243" draw:style-name="gr1"><svg:title>TexMaths</svg:title><svg:desc>11§display§\beta§svg§600§FALSE§</svg:desc><draw:path draw:style-name="gr2" draw:text-style-name="P68" svg:width="0.18cm" svg:height="0.305cm" svg:x="0.01cm" svg:y="0.018cm" svg:viewBox="0 0 181 306" svg:d="M0 0c61 0 120 0 181 0 0 102 0 204 0 306-61 0-120 0-181 0 0-102 0-204 0-306z"><text:p/></draw:path><draw:path draw:style-name="gr3" draw:text-style-name="P69" svg:width="0.209cm" svg:height="0.345cm" svg:x="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20">: </text:span></text:p>
      <text:p text:style-name="P4"><draw:g text:anchor-type="as-char" svg:y="-0.288cm" draw:z-index="228" draw:name="Shape244" draw:style-name="gr1"><svg:title>TexMaths</svg:title><svg:desc>11§display§\Im(f_1) \trio \Im(f_2) \neq \Im(g_1) \trio \Im(g_2)§svg§600§FALSE§</svg:desc><draw:path draw:style-name="gr2" draw:text-style-name="P68" svg:width="5.613cm" svg:height="0.344cm" svg:x="0.01cm" svg:y="0.018cm" svg:viewBox="0 0 5614 345" svg:d="M0 0c1871 0 3743 0 5614 0 0 115 0 230 0 345-1871 0-3743 0-5614 0 0-115 0-230 0-345z"><text:p/></draw:path><draw:path draw:style-name="gr3" draw:text-style-name="P69" svg:width="0.117cm" svg:height="0.262cm" svg:x="0.001cm" svg:y="0.025cm" svg:viewBox="0 0 118 263" svg:d="M76 31c0-14 1-19 32-19 3 0 6 0 10 0 0-4 0-8 0-12-13 1-44 1-59 1s-46 0-59-1c0 4 0 8 0 12 3 0 7 0 10 0 31 0 32 5 32 19 0 67 0 134 0 201 0 15-1 19-32 19-3 0-7 0-10 0 0 4 0 9 0 12 13-2 44-2 58-2 16 0 47 0 60 2 0-3 0-8 0-12-4 0-7 0-10 0-31 0-32-4-32-19 0-67 0-134 0-201z"><text:p/></draw:path><draw:path draw:style-name="gr3" draw:text-style-name="P69" svg:width="0.302cm" svg:height="0.17cm" svg:x="0.142cm" svg:y="0.115cm" svg:viewBox="0 0 303 171" svg:d="M31 37c0 35 0 69 0 104 0 18-5 18-31 18 0 3 0 7 0 12 13-1 33-3 44-3 10 0 30 2 43 3 0-5 0-9 0-12-25 0-30 0-30-18 0-24 0-49 0-72 0-39 28-61 52-61s29 21 29 43c0 29 0 59 0 90 0 18-5 18-30 18 0 3 0 7 0 12 13-1 33-3 44-3 10 0 30 2 43 3 0-5 0-9 0-12-27 0-31 0-31-18 0-24 0-49 0-72 0-39 27-61 53-61 24 0 28 21 28 43 0 29 0 59 0 90 0 18-4 18-29 18 0 3 0 7 0 12 13-1 33-3 43-3 9 0 30 2 44 3 0-5 0-9 0-12-21 0-30 0-31-13 0-25 0-49 0-73 0-33 0-45-12-59-6-6-18-14-41-14-32 0-50 23-56 37-5-33-34-37-51-37-28 0-46 17-57 41 0-13 0-28 0-41-19 1-36 3-55 4 0 5 0 8 0 13 28 0 31 2 31 20z"><text:p/></draw:path><draw:path draw:style-name="gr3" draw:text-style-name="P69" svg:width="0.088cm" svg:height="0.383cm" svg:x="0.491cm" svg:y="0cm" svg:viewBox="0 0 89 384" svg:d="M89 380c0-1 0-1-6-8-49-48-61-121-61-179 0-67 14-135 62-183 5-4 5-4 5-7 0-2-1-3-3-3-5 0-40 26-62 75-20 43-24 86-24 118 0 28 3 76 25 119 23 47 56 72 61 72 2 0 3-1 3-4z"><text:p/></draw:path><draw:path draw:style-name="gr3" draw:text-style-name="P69" svg:width="0.192cm" svg:height="0.348cm" svg:x="0.623cm" svg:y="0.018cm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69" svg:width="0.098cm" svg:height="0.178cm" svg:x="0.821cm" svg:y="0.168cm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" draw:text-style-name="P69" svg:width="0.089cm" svg:height="0.383cm" svg:x="0.987cm" svg:y="0cm" svg:viewBox="0 0 90 384" svg:d="M90 193c0-30-4-77-26-120-23-48-56-73-60-73-3 0-4 1-4 3 0 3 0 3 8 10 37 38 59 99 59 180 0 65-14 132-61 181-6 5-6 5-6 6 0 3 1 4 4 4 4 0 39-26 61-75 20-43 25-85 25-116z"><text:p/></draw:path><draw:path draw:style-name="gr3" draw:text-style-name="P69" svg:width="0.297cm" svg:height="0.274cm" svg:x="1.138cm" svg:y="0.011cm" svg:viewBox="0 0 298 275" svg:d="M157 8c-2-6-3-8-7-8-5 0-6 1-9 8-46 83-91 168-138 252-3 4-3 5-3 6 0 9 9 9 14 9 91 0 181 0 271 0 7 0 13 0 13-9 0-1-1-2-2-5-46-84-92-169-139-253zM150 24c43 78 84 157 127 235-86 0-170 0-256 0 43-78 86-157 129-235z"><text:p/></draw:path><draw:path draw:style-name="gr3" draw:text-style-name="P69" svg:width="0.117cm" svg:height="0.262cm" svg:x="1.47cm" svg:y="0.025cm" svg:viewBox="0 0 118 263" svg:d="M76 31c0-14 1-19 32-19 3 0 6 0 10 0 0-4 0-8 0-12-13 1-44 1-59 1s-46 0-59-1c0 4 0 8 0 12 3 0 7 0 10 0 31 0 32 5 32 19 0 67 0 134 0 201 0 15-1 19-32 19-3 0-7 0-10 0 0 4 0 9 0 12 13-2 44-2 58-2 16 0 47 0 60 2 0-3 0-8 0-12-4 0-7 0-10 0-31 0-32-4-32-19 0-67 0-134 0-201z"><text:p/></draw:path><draw:path draw:style-name="gr3" draw:text-style-name="P69" svg:width="0.302cm" svg:height="0.17cm" svg:x="1.611cm" svg:y="0.115cm" svg:viewBox="0 0 303 171" svg:d="M31 37c0 35 0 69 0 104 0 18-5 18-31 18 0 3 0 7 0 12 13-1 33-3 44-3 10 0 30 2 43 3 0-5 0-9 0-12-25 0-30 0-30-18 0-24 0-49 0-72 0-39 28-61 52-61s29 21 29 43c0 29 0 59 0 90 0 18-5 18-30 18 0 3 0 7 0 12 13-1 33-3 44-3 10 0 30 2 43 3 0-5 0-9 0-12-27 0-30 0-30-18 0-24 0-49 0-72 0-39 26-61 52-61 24 0 28 21 28 43 0 29 0 59 0 90 0 18-4 18-29 18 0 3 0 7 0 12 13-1 33-3 43-3 9 0 30 2 44 3 0-5 0-9 0-12-21 0-30 0-31-13 0-25 0-49 0-73 0-33 0-45-12-59-6-6-18-14-41-14-32 0-50 23-56 37-5-33-33-37-51-37-28 0-46 17-57 41 0-13 0-28 0-41-19 1-36 3-55 4 0 5 0 8 0 13 28 0 31 2 31 20z"><text:p/></draw:path><draw:path draw:style-name="gr3" draw:text-style-name="P69" svg:width="0.088cm" svg:height="0.383cm" svg:x="1.959cm" svg:y="0cm" svg:viewBox="0 0 89 384" svg:d="M89 380c0-1 0-1-6-8-49-48-61-121-61-179 0-67 14-135 62-183 5-4 5-4 5-7 0-2-1-3-3-3-5 0-40 26-62 75-20 43-24 86-24 118 0 28 3 76 25 119 23 47 56 72 61 72 2 0 3-1 3-4z"><text:p/></draw:path><draw:path draw:style-name="gr3" draw:text-style-name="P69" svg:width="0.192cm" svg:height="0.348cm" svg:x="2.091cm" svg:y="0.018cm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69" svg:width="0.119cm" svg:height="0.178cm" svg:x="2.277cm" svg:y="0.168cm" svg:viewBox="0 0 120 179" svg:d="M120 130c-3 0-7 0-10 0 0 7-3 22-7 25-2 1-23 1-26 1-16 0-34 0-51 0 29-25 39-32 54-45 21-15 40-33 40-58 0-33-29-53-64-53-33 0-56 24-56 48 0 15 12 16 14 16 7 0 15-5 15-14 0-6-3-15-17-15 9-18 28-25 40-25 27 0 42 21 42 43 0 23-17 42-26 52-22 21-44 41-66 63-2 4-2 4-2 11 37 0 74 0 111 0 3-16 6-33 9-49z"><text:p/></draw:path><draw:path draw:style-name="gr3" draw:text-style-name="P69" svg:width="0.089cm" svg:height="0.383cm" svg:x="2.455cm" svg:y="0cm" svg:viewBox="0 0 90 384" svg:d="M90 193c0-30-4-77-26-120-23-48-56-73-60-73-2 0-4 1-4 3 0 3 0 3 8 10 37 38 59 99 59 180 0 65-14 132-61 181-6 5-6 5-6 6 0 3 2 4 4 4 4 0 39-26 61-75 20-43 25-85 25-116z"><text:p/></draw:path><draw:path draw:style-name="gr3" draw:text-style-name="P69" svg:width="0.193cm" svg:height="0.357cm" svg:x="2.745cm" svg:y="0.011cm" svg:viewBox="0 0 194 358" svg:d="M190 15c4-5 4-6 4-7 0-4-4-8-9-8s-6 2-8 8c-58 111-115 223-174 334-3 6-3 7-3 8 0 3 3 8 8 8 4 0 5-2 9-8 58-111 115-223 173-335z"><text:p/></draw:path><draw:path draw:style-name="gr3" draw:text-style-name="P69" svg:width="0.256cm" svg:height="0.089cm" svg:x="2.713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17cm" svg:height="0.262cm" svg:x="3.109cm" svg:y="0.025cm" svg:viewBox="0 0 118 263" svg:d="M76 31c0-14 1-19 32-19 3 0 6 0 10 0 0-4 0-8 0-12-13 1-44 1-59 1s-46 0-59-1c0 4 0 8 0 12 3 0 7 0 10 0 31 0 32 5 32 19 0 67 0 134 0 201 0 15-1 19-32 19-3 0-7 0-10 0 0 4 0 9 0 12 13-2 44-2 58-2 16 0 47 0 60 2 0-3 0-8 0-12-4 0-7 0-10 0-31 0-32-4-32-19 0-67 0-134 0-201z"><text:p/></draw:path><draw:path draw:style-name="gr3" draw:text-style-name="P69" svg:width="0.302cm" svg:height="0.17cm" svg:x="3.25cm" svg:y="0.115cm" svg:viewBox="0 0 303 171" svg:d="M31 37c0 35 0 69 0 104 0 18-5 18-31 18 0 3 0 7 0 12 14-1 34-3 44-3s30 2 43 3c0-5 0-9 0-12-25 0-30 0-30-18 0-24 0-49 0-72 0-39 28-61 52-61 25 0 29 21 29 43 0 29 0 59 0 90 0 18-4 18-30 18 0 3 0 7 0 12 13-1 33-3 44-3 10 0 30 2 43 3 0-5 0-9 0-12-26 0-30 0-30-18 0-24 0-49 0-72 0-39 28-61 52-61s28 21 28 43c0 29 0 59 0 90 0 18-4 18-29 18 0 3 0 7 0 12 13-1 33-3 43-3 11 0 30 2 44 3 0-5 0-9 0-12-20 0-30 0-31-13 0-25 0-49 0-73 0-33 0-45-11-59-6-6-19-14-41-14-33 0-49 23-56 37-6-33-34-37-52-37-28 0-46 17-57 41 0-13 0-28 0-41-19 1-36 3-55 4 0 5 0 8 0 13 28 0 31 2 31 20z"><text:p/></draw:path><draw:path draw:style-name="gr3" draw:text-style-name="P69" svg:width="0.088cm" svg:height="0.383cm" svg:x="3.598cm" svg:y="0cm" svg:viewBox="0 0 89 384" svg:d="M89 380c0-1 0-1-6-8-49-48-61-121-61-179 0-67 14-135 63-183 4-4 4-4 4-7 0-2-1-3-3-3-5 0-39 26-62 75-20 43-24 86-24 118 0 28 4 76 25 119 23 47 56 72 61 72 2 0 3-1 3-4z"><text:p/></draw:path><draw:path draw:style-name="gr3" draw:text-style-name="P69" svg:width="0.176cm" svg:height="0.247cm" svg:x="3.716cm" svg:y="0.115cm" svg:viewBox="0 0 177 248" svg:d="M176 25c0-3 1-4 1-7 0-7-4-10-11-10-4 0-14 2-15 16-8-14-21-24-37-24-44 0-92 54-92 109 0 39 24 62 52 62 23 0 40-19 45-23v1c-8 34-12 48-12 49-2 3-16 42-56 42-8 0-20-1-31-4 11-4 15-14 15-20 0-7-4-13-14-13-9 0-21 6-21 22 0 15 14 23 52 23 48 0 76-30 81-53 14-56 29-114 43-170zM125 121c-2 10-11 20-18 27-9 6-21 14-32 14-20 0-25-20-25-35 0-19 11-65 22-84 9-20 26-35 42-35 26 0 31 32 31 34 0 1 0 3-1 5-6 25-12 49-19 74z"><text:p/></draw:path><draw:path draw:style-name="gr3" draw:text-style-name="P69" svg:width="0.098cm" svg:height="0.178cm" svg:x="3.924cm" svg:y="0.168cm" svg:viewBox="0 0 99 179" svg:d="M62 8c0-7-1-8-9-8-18 18-42 18-53 18 0 3 0 6 0 10 7 0 24 0 40-8 0 45 0 91 0 137 0 9 0 13-28 13-3 0-6 0-10 0 0 3 0 6 0 9 5 0 38-1 49-1 7 0 41 1 48 1 0-3 0-6 0-9-3 0-8 0-11 0-26 0-26-4-26-13 0-50 0-100 0-149z"><text:p/></draw:path><draw:path draw:style-name="gr3" draw:text-style-name="P69" svg:width="0.088cm" svg:height="0.383cm" svg:x="4.09cm" svg:y="0cm" svg:viewBox="0 0 89 384" svg:d="M89 193c0-30-3-77-25-120-23-48-56-73-61-73-2 0-3 1-3 3 0 3 0 3 8 10 37 38 59 99 59 180 0 65-14 132-63 181-4 5-4 5-4 6 0 3 1 4 3 4 5 0 40-26 62-75 20-43 24-85 24-116z"><text:p/></draw:path><draw:path draw:style-name="gr3" draw:text-style-name="P69" svg:width="0.297cm" svg:height="0.274cm" svg:x="4.241cm" svg:y="0.011cm" svg:viewBox="0 0 298 275" svg:d="M157 8c-2-6-3-8-7-8-5 0-6 1-9 8-46 83-91 168-138 252-3 4-3 5-3 6 0 9 9 9 14 9 91 0 180 0 270 0 6 0 14 0 14-9 0-1-1-2-2-5-46-84-92-169-139-253zM150 24c43 78 84 157 127 235-86 0-170 0-256 0 43-78 86-157 129-235z"><text:p/></draw:path><draw:path draw:style-name="gr3" draw:text-style-name="P69" svg:width="0.117cm" svg:height="0.262cm" svg:x="4.573cm" svg:y="0.025cm" svg:viewBox="0 0 118 263" svg:d="M76 31c0-14 1-19 32-19 3 0 6 0 10 0 0-4 0-8 0-12-13 1-44 1-60 1-14 0-45 0-58-1 0 4 0 8 0 12 3 0 7 0 10 0 31 0 32 5 32 19 0 67 0 134 0 201 0 15-1 19-32 19-3 0-7 0-10 0 0 4 0 9 0 12 13-2 44-2 58-2 16 0 47 0 60 2 0-3 0-8 0-12-4 0-7 0-10 0-31 0-32-4-32-19 0-67 0-134 0-201z"><text:p/></draw:path><draw:path draw:style-name="gr3" draw:text-style-name="P69" svg:width="0.3cm" svg:height="0.17cm" svg:x="4.714cm" svg:y="0.115cm" svg:viewBox="0 0 301 171" svg:d="M30 37c0 35 0 69 0 104 0 18-4 18-30 18 0 3 0 7 0 12 13-1 33-3 44-3 10 0 30 2 43 3 0-5 0-9 0-12-26 0-30 0-30-18 0-24 0-49 0-72 0-39 28-61 52-61s29 21 29 43c0 29 0 59 0 90 0 18-5 18-30 18 0 3 0 7 0 12 13-1 33-3 43-3 11 0 31 2 44 3 0-5 0-9 0-12-27 0-31 0-31-18 0-24 0-49 0-72 0-39 27-61 53-61 24 0 28 21 28 43 0 29 0 59 0 90 0 18-4 18-30 18 0 3 0 7 0 12 14-1 34-3 44-3 9 0 29 2 42 3 0-5 0-9 0-12-19 0-29 0-29-13 0-25 0-49 0-73 0-33 0-45-12-59-6-6-18-14-41-14-32 0-50 23-56 37-6-33-34-37-51-37-28 0-47 17-57 41 0-13 0-28 0-41-19 1-36 3-55 4 0 5 0 8 0 13 28 0 30 2 30 20z"><text:p/></draw:path><draw:path draw:style-name="gr3" draw:text-style-name="P69" svg:width="0.089cm" svg:height="0.383cm" svg:x="5.062cm" svg:y="0cm" svg:viewBox="0 0 90 384" svg:d="M90 380c0-1 0-1-6-8-49-48-61-121-61-179 0-67 14-135 62-183 5-4 5-4 5-7 0-2-2-3-4-3-3 0-39 26-62 75-18 43-24 86-24 118 0 28 4 76 26 119 24 47 57 72 60 72 2 0 4-1 4-4z"><text:p/></draw:path><draw:path draw:style-name="gr3" draw:text-style-name="P69" svg:width="0.177cm" svg:height="0.247cm" svg:x="5.179cm" svg:y="0.115cm" svg:viewBox="0 0 178 248" svg:d="M177 25c0-3 1-4 1-7 0-7-4-10-11-10-4 0-14 2-16 16-7-14-20-24-37-24-44 0-91 54-91 109 0 39 23 62 52 62 22 0 41-19 44-23 0 0 1 0 1 1-9 34-13 48-13 49-1 3-15 42-55 42-8 0-21-1-32-4 12-4 16-14 16-20 0-7-4-13-15-13-8 0-21 6-21 22 0 15 14 23 52 23 48 0 76-30 82-53 15-56 29-114 43-170zM127 121c-3 10-11 20-20 27-8 6-20 14-31 14-20 0-25-20-25-35 0-19 11-65 21-84 11-20 27-35 44-35 25 0 30 32 30 34 0 1-1 3-1 5-6 25-12 49-18 74z"><text:p/></draw:path><draw:path draw:style-name="gr3" draw:text-style-name="P69" svg:width="0.119cm" svg:height="0.178cm" svg:x="5.375cm" svg:y="0.168cm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draw:path draw:style-name="gr3" draw:text-style-name="P69" svg:width="0.089cm" svg:height="0.383cm" svg:x="5.553cm" svg:y="0cm" svg:viewBox="0 0 90 384" svg:d="M90 193c0-30-4-77-25-120-23-48-56-73-61-73-2 0-4 1-4 3 0 3 0 3 8 10 38 38 60 99 60 180 0 65-14 132-62 181-6 5-6 5-6 6 0 3 2 4 4 4 5 0 39-26 62-75 20-43 24-85 24-116z"><text:p/></draw:path></draw:g></text:p>
      <text:p text:style-name="P41"><text:span text:style-name="T21">ידוע ש־</text:span><draw:g text:anchor-type="as-char" svg:y="-0.288cm" draw:z-index="229" draw:name="Shape245" draw:style-name="gr1"><svg:title>TexMaths</svg:title><svg:desc>11§display§\Im(f_1) = \{0\}, \Im(f_2) = \{1\}, \Im(g_1) = \{1\}, \Im(g_2) = \{0\}§svg§600§FALSE§</svg:desc><draw:path draw:style-name="gr2" draw:text-style-name="P68" svg:width="9.318cm" svg:height="0.345cm" svg:x="0.091cm" svg:y="0.018cm" svg:viewBox="0 0 9319 346" svg:d="M4660 346c-1553 0-3107 0-4660 0 0-116 0-230 0-346 3107 0 6212 0 9319 0 0 116 0 230 0 346-1554 0-3107 0-4659 0z"><text:p/></draw:path><draw:path draw:style-name="gr3" draw:text-style-name="P69" svg:width="0.117cm" svg:height="0.261cm" svg:x="-0.001cm" svg:y="0.025cm" svg:viewBox="0 0 118 262" svg:d="M76 30c0-15 1-18 32-18 3 0 6 0 10 0 0-4 0-8 0-12-13 1-44 1-59 1s-46 0-59-1c0 4 0 8 0 12 3 0 7 0 10 0 31 0 32 3 32 18 0 67 0 135 0 202 0 14-1 18-32 18-3 0-7 0-10 0 0 4 0 9 0 12 13-1 44-1 58-1 16 0 47 0 60 1 0-3 0-8 0-12-4 0-7 0-10 0-31 0-32-4-32-18 0-67 0-135 0-202z"><text:p/></draw:path><draw:path draw:style-name="gr3" draw:text-style-name="P69" svg:width="0.302cm" svg:height="0.17cm" svg:x="0.14cm" svg:y="0.115cm" svg:viewBox="0 0 303 171" svg:d="M31 39c0 34 0 68 0 103 0 17-5 17-31 17 0 3 0 7 0 12 14 0 34-1 44-1s30 1 43 1c0-5 0-9 0-12-25 0-30 0-30-17 0-24 0-48 0-72 0-39 28-61 52-61 25 0 29 21 29 43 0 29 0 59 0 90 0 17-4 17-30 17 0 3 0 7 0 12 13 0 33-1 44-1 10 0 30 1 43 1 0-5 0-9 0-12-26 0-30 0-30-17 0-24 0-48 0-72 0-39 28-61 52-61s28 21 28 43c0 29 0 59 0 90 0 17-4 17-29 17 0 3 0 7 0 12 13 0 33-1 43-1 11 0 30 1 44 1 0-5 0-9 0-12-20 0-30 0-31-11 0-26 0-50 0-74 0-33 0-45-11-60-6-6-19-14-41-14-33 0-49 23-56 39-6-35-34-39-52-39-28 0-46 17-57 41 0-13 0-28 0-41-19 1-36 3-55 4 0 5 0 8 0 13 28 0 31 2 31 22z"><text:p/></draw:path><draw:path draw:style-name="gr3" draw:text-style-name="P69" svg:width="0.088cm" svg:height="0.384cm" svg:x="0.488cm" svg:y="0cm" svg:viewBox="0 0 89 385" svg:d="M89 381c0-1 0-1-6-8-49-49-61-122-61-179 0-68 14-136 63-183 4-5 4-5 4-7 0-3-1-4-3-4-5 0-39 26-62 76-20 42-24 85-24 118 0 28 4 75 25 119 23 47 56 72 61 72 2 0 3-1 3-4z"><text:p/></draw:path><draw:path draw:style-name="gr3" draw:text-style-name="P69" svg:width="0.193cm" svg:height="0.349cm" svg:x="0.62cm" svg:y="0.017cm" svg:viewBox="0 0 194 350" svg:d="M122 118c11 0 22 0 33 0 8 0 11 0 11-8 0-4-3-4-10-4-11 0-21 0-32 0 3-16 6-30 8-44 1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2-74 8-40 15-80 23-121z"><text:p/></draw:path><draw:path draw:style-name="gr3" draw:text-style-name="P69" svg:width="0.098cm" svg:height="0.178cm" svg:x="0.818cm" svg:y="0.168cm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3" draw:text-style-name="P69" svg:width="0.089cm" svg:height="0.384cm" svg:x="0.984cm" svg:y="0cm" svg:viewBox="0 0 90 385" svg:d="M90 194c0-31-4-77-25-121-23-48-57-73-61-73-2 0-4 2-4 4s0 2 8 9c37 38 59 99 59 181 0 64-14 132-61 180-6 6-6 6-6 7 0 2 2 4 4 4 4 0 39-26 62-76 20-41 24-84 24-115z"><text:p/></draw:path><draw:path draw:style-name="gr3" draw:text-style-name="P69" svg:width="0.256cm" svg:height="0.09cm" svg:x="1.24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137cm" svg:height="0.384cm" svg:x="1.656cm" svg:y="0cm" svg:viewBox="0 0 138 385" svg:d="M81 52c0-16 10-41 52-43 2 0 5-2 5-5 0-4-4-4-8-4-39 0-74 20-75 48 0 29 0 59 0 89 0 15 0 27-15 39-14 12-28 12-37 13-2 0-3 1-3 5 0 3 2 3 6 3 26 2 44 14 48 34 1 4 1 5 1 19 0 25 0 51 0 76 0 16 0 29 19 43 15 12 40 16 56 16 4 0 8 0 8-4s-4-4-7-4c-24-2-43-15-48-33-2-5-2-5-2-19 0-27 0-54 0-82 0-17-3-24-15-35-8-8-20-12-31-14 32-10 46-28 46-50 0-31 0-61 0-92z"><text:p/></draw:path><draw:path draw:style-name="gr3" draw:text-style-name="P69" svg:width="0.162cm" svg:height="0.263cm" svg:x="1.837cm" svg:y="0.033cm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6 36-28 47-46 47z"><text:p/></draw:path><draw:path draw:style-name="gr3" draw:text-style-name="P69" svg:width="0.137cm" svg:height="0.384cm" svg:x="2.043cm" svg:y="0cm" svg:viewBox="0 0 138 385" svg:d="M56 334c0 15-10 40-53 43-1 0-3 2-3 4 0 4 4 4 8 4 37 0 73-18 73-48 0-29 0-58 0-88 0-16 0-28 16-40 14-11 28-11 37-12 2 0 4-1 4-3 0-5-3-5-7-5-25-2-44-15-48-35-2-3-2-4-2-19 0-25 0-50 0-76 0-16 0-28-18-42-16-13-42-17-55-17-4 0-8 0-8 4 0 5 2 5 7 5 24 1 43 14 48 33 1 4 1 4 1 19 0 26 0 54 0 81 0 18 3 24 16 36 7 8 18 12 29 16-32 9-45 25-45 47 0 31 0 62 0 93z"><text:p/></draw:path><draw:path draw:style-name="gr3" draw:text-style-name="P69" svg:width="0.044cm" svg:height="0.115cm" svg:x="2.242cm" svg:y="0.247cm" svg:viewBox="0 0 45 116" svg:d="M45 41c0-26-10-41-25-41-12 0-20 10-20 21 0 10 8 20 20 20 5 0 10-1 14-5 1-1 1-1 2-1 0 2 0 0 0 6 0 28-13 51-26 64-4 4-4 5-4 6 0 2 2 5 4 5 4 0 35-30 35-75z"><text:p/></draw:path><draw:path draw:style-name="gr3" draw:text-style-name="P69" svg:width="0.117cm" svg:height="0.261cm" svg:x="2.391cm" svg:y="0.025cm" svg:viewBox="0 0 118 262" svg:d="M76 30c0-15 1-18 32-18 3 0 6 0 10 0 0-4 0-8 0-12-13 1-44 1-60 1-14 0-45 0-58-1 0 4 0 8 0 12 3 0 7 0 10 0 31 0 32 3 32 18 0 67 0 135 0 202 0 14-1 18-32 18-3 0-7 0-10 0 0 4 0 9 0 12 13-1 44-1 58-1 16 0 47 0 60 1 0-3 0-8 0-12-4 0-7 0-10 0-31 0-32-4-32-18 0-67 0-135 0-202z"><text:p/></draw:path><draw:path draw:style-name="gr3" draw:text-style-name="P69" svg:width="0.3cm" svg:height="0.17cm" svg:x="2.532cm" svg:y="0.115cm" svg:viewBox="0 0 301 171" svg:d="M30 39c0 34 0 68 0 103 0 17-5 17-30 17 0 3 0 7 0 12 13 0 33-1 44-1 10 0 30 1 43 1 0-5 0-9 0-12-26 0-30 0-30-17 0-24 0-48 0-72 0-39 28-61 52-61s29 21 29 43c0 29 0 59 0 90 0 17-5 17-30 17 0 3 0 7 0 12 13 0 33-1 43-1s31 1 44 1c0-5 0-9 0-12-27 0-31 0-31-17 0-24 0-48 0-72 0-39 27-61 53-61 24 0 28 21 28 43 0 29 0 59 0 90 0 17-4 17-30 17 0 3 0 7 0 12 14 0 34-1 44-1 9 0 29 1 42 1 0-5 0-9 0-12-19 0-29 0-29-11 0-26 0-50 0-74 0-33 0-45-12-60-6-6-18-14-41-14-32 0-50 23-56 39-6-35-34-39-52-39-27 0-46 17-57 41 0-13 0-28 0-41-18 1-36 3-54 4 0 5 0 8 0 13 28 0 30 2 30 22z"><text:p/></draw:path><draw:path draw:style-name="gr3" draw:text-style-name="P69" svg:width="0.089cm" svg:height="0.384cm" svg:x="2.88cm" svg:y="0cm" svg:viewBox="0 0 90 385" svg:d="M90 381c0-1 0-1-6-8-49-49-61-122-61-179 0-68 14-136 62-183 5-5 5-5 5-7 0-3-2-4-4-4-3 0-39 26-62 76-18 42-24 85-24 118 0 28 4 75 26 119 24 47 57 72 60 72 2 0 4-1 4-4z"><text:p/></draw:path><draw:path draw:style-name="gr3" draw:text-style-name="P69" svg:width="0.192cm" svg:height="0.349cm" svg:x="3.013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69" svg:width="0.118cm" svg:height="0.178cm" svg:x="3.199cm" svg:y="0.168cm" svg:viewBox="0 0 119 179" svg:d="M119 130c-3 0-6 0-9 0-1 5-3 22-7 24-2 2-23 2-27 2-17 0-33 0-50 0 29-25 39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69" svg:width="0.088cm" svg:height="0.384cm" svg:x="3.377cm" svg:y="0cm" svg:viewBox="0 0 89 385" svg:d="M89 194c0-31-3-77-25-121-23-48-56-73-61-73-2 0-3 2-3 4s0 2 8 9c37 38 59 99 59 181 0 64-14 132-63 180-4 6-4 6-4 7 0 2 1 4 3 4 5 0 40-26 62-76 20-41 24-84 24-115z"><text:p/></draw:path><draw:path draw:style-name="gr3" draw:text-style-name="P69" svg:width="0.255cm" svg:height="0.09cm" svg:x="3.634cm" svg:y="0.145cm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" draw:text-style-name="P69" svg:width="0.137cm" svg:height="0.384cm" svg:x="4.048cm" svg:y="0cm" svg:viewBox="0 0 138 385" svg:d="M83 52c0-16 9-41 51-43 2 0 4-2 4-5 0-4-4-4-8-4-39 0-74 20-74 48 0 29 0 59 0 89 0 15 0 27-15 39-13 12-29 12-37 13-2 0-4 1-4 5 0 3 2 3 7 3 25 2 44 14 48 34 1 4 1 5 1 19 0 25 0 51 0 76 0 16 0 29 19 43 15 12 41 16 55 16 4 0 8 0 8-4s-3-4-7-4c-24-2-43-15-47-33-1-5-1-5-1-19 0-27 0-54 0-82 0-17-4-24-17-35-8-8-19-12-30-14 32-10 47-28 47-50 0-31 0-61 0-92z"><text:p/></draw:path><draw:path draw:style-name="gr3" draw:text-style-name="P69" svg:width="0.127cm" svg:height="0.254cm" svg:x="4.248cm" svg:y="0.033cm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69" svg:width="0.137cm" svg:height="0.384cm" svg:x="4.435cm" svg:y="0cm" svg:viewBox="0 0 138 385" svg:d="M55 334c0 15-10 40-52 43-2 0-3 2-3 4 0 4 4 4 8 4 37 0 73-18 73-48 0-29 0-58 0-88 0-16 0-28 16-40 13-11 28-11 36-12 2 0 5-1 5-3 0-5-4-5-7-5-25-2-44-15-48-35-2-3-2-4-2-19 0-25 0-50 0-76 0-16 0-28-18-42-16-13-42-17-55-17-4 0-8 0-8 4 0 5 2 5 6 5 25 1 44 14 48 33 1 4 1 4 1 19 0 26 0 54 0 81 0 18 3 24 15 36 9 8 20 12 31 16-32 9-46 25-46 47 0 31 0 62 0 93z"><text:p/></draw:path><draw:path draw:style-name="gr3" draw:text-style-name="P69" svg:width="0.045cm" svg:height="0.115cm" svg:x="4.633cm" svg:y="0.247cm" svg:viewBox="0 0 46 116" svg:d="M46 41c0-26-10-41-25-41-13 0-21 10-21 21 0 10 8 20 21 20 4 0 10-1 13-5 1-1 1-1 2-1 0 2 1 0 1 6 0 28-14 51-26 64-4 4-4 5-4 6 0 2 2 5 4 5 3 0 35-30 35-75z"><text:p/></draw:path><draw:path draw:style-name="gr3" draw:text-style-name="P69" svg:width="0.117cm" svg:height="0.261cm" svg:x="4.782cm" svg:y="0.025cm" svg:viewBox="0 0 118 262" svg:d="M76 30c0-15 1-18 32-18 3 0 6 0 10 0 0-4 0-8 0-12-13 1-44 1-59 1s-46 0-59-1c0 4 0 8 0 12 3 0 7 0 10 0 31 0 32 3 32 18 0 67 0 135 0 202 0 14-1 18-32 18-3 0-7 0-10 0 0 4 0 9 0 12 13-1 44-1 59-1s46 0 59 1c0-3 0-8 0-12-4 0-7 0-10 0-31 0-32-4-32-18 0-67 0-135 0-202z"><text:p/></draw:path><draw:path draw:style-name="gr3" draw:text-style-name="P69" svg:width="0.302cm" svg:height="0.17cm" svg:x="4.923cm" svg:y="0.115cm" svg:viewBox="0 0 303 171" svg:d="M31 39c0 34 0 68 0 103 0 17-5 17-31 17 0 3 0 7 0 12 14 0 34-1 44-1s31 1 44 1c0-5 0-9 0-12-26 0-31 0-31-17 0-24 0-48 0-72 0-39 28-61 53-61 24 0 29 21 29 43 0 29 0 59 0 90 0 17-5 17-31 17 0 3 0 7 0 12 13 0 33-1 44-1 10 0 30 1 43 1 0-5 0-9 0-12-26 0-30 0-30-17 0-24 0-48 0-72 0-39 28-61 52-61s28 21 28 43c0 29 0 59 0 90 0 17-4 17-29 17 0 3 0 7 0 12 13 0 33-1 44-1 10 0 29 1 43 1 0-5 0-9 0-12-20 0-30 0-30-11 0-26 0-50 0-74 0-33 0-45-12-60-6-6-19-14-41-14-33 0-49 23-56 39-6-35-34-39-52-39-28 0-46 17-57 41 0-13 0-28 0-41-19 1-36 3-55 4 0 5 0 8 0 13 28 0 31 2 31 22z"><text:p/></draw:path><draw:path draw:style-name="gr3" draw:text-style-name="P69" svg:width="0.088cm" svg:height="0.384cm" svg:x="5.271cm" svg:y="0cm" svg:viewBox="0 0 89 385" svg:d="M89 381c0-1 0-1-6-8-49-49-61-122-61-179 0-68 15-136 63-183 4-5 4-5 4-7 0-3-1-4-3-4-5 0-39 26-62 76-20 42-24 85-24 118 0 28 4 75 25 119 23 47 56 72 61 72 2 0 3-1 3-4z"><text:p/></draw:path><draw:path draw:style-name="gr3" draw:text-style-name="P69" svg:width="0.176cm" svg:height="0.248cm" svg:x="5.389cm" svg:y="0.115cm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7 121c-4 10-13 20-20 28-9 6-21 13-32 13-19 0-25-20-25-35 0-19 12-64 22-84 11-19 27-34 42-34 27 0 31 31 31 33s0 4-1 5c-5 25-12 49-17 74z"><text:p/></draw:path><draw:path draw:style-name="gr3" draw:text-style-name="P69" svg:width="0.098cm" svg:height="0.178cm" svg:x="5.597cm" svg:y="0.168cm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3" draw:text-style-name="P69" svg:width="0.089cm" svg:height="0.384cm" svg:x="5.763cm" svg:y="0cm" svg:viewBox="0 0 90 385" svg:d="M90 194c0-31-4-77-26-121-23-48-56-73-60-73-3 0-4 2-4 4s0 2 8 9c37 38 59 99 59 181 0 64-14 132-61 180-6 6-6 6-6 7 0 2 1 4 4 4 4 0 39-26 61-76 20-41 25-84 25-115z"><text:p/></draw:path><draw:path draw:style-name="gr3" draw:text-style-name="P69" svg:width="0.256cm" svg:height="0.09cm" svg:x="6.0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137cm" svg:height="0.384cm" svg:x="6.434cm" svg:y="0cm" svg:viewBox="0 0 138 385" svg:d="M83 52c0-16 9-41 51-43 2 0 4-2 4-5 0-4-4-4-7-4-40 0-75 20-75 48 0 29 0 59 0 89 0 15 0 27-15 39-13 12-29 12-37 13-2 0-4 1-4 5 0 3 3 3 7 3 25 2 44 14 48 34 1 4 1 5 1 19 0 25 0 51 0 76 0 16 0 29 19 43 15 12 41 16 56 16 3 0 7 0 7-4s-3-4-6-4c-25-2-44-15-48-33-1-5-1-5-1-19 0-27 0-54 0-82 0-17-4-24-16-35-9-9-20-12-31-14 32-10 47-28 47-50 0-31 0-61 0-92z"><text:p/></draw:path><draw:path draw:style-name="gr3" draw:text-style-name="P69" svg:width="0.127cm" svg:height="0.254cm" svg:x="6.634cm" svg:y="0.033cm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3" draw:text-style-name="P69" svg:width="0.137cm" svg:height="0.384cm" svg:x="6.821cm" svg:y="0cm" svg:viewBox="0 0 138 385" svg:d="M55 334c0 15-10 40-52 43-2 0-3 2-3 4 0 4 4 4 8 4 37 0 73-18 73-48 0-29 0-58 0-88 0-16 0-28 16-40 13-11 28-11 36-12 2 0 5-1 5-3 0-5-3-5-7-5-25-2-44-15-48-35-2-3-2-4-2-19 0-25 0-50 0-76 0-16 0-28-18-42-16-13-42-17-55-17-4 0-8 0-8 4 0 5 2 5 7 5 24 1 43 14 47 33 1 4 1 4 1 19 0 26 0 54 0 81 0 18 3 24 17 36 7 8 18 12 29 16-32 9-46 25-46 47 0 31 0 62 0 93z"><text:p/></draw:path><draw:path draw:style-name="gr3" draw:text-style-name="P69" svg:width="0.044cm" svg:height="0.115cm" svg:x="7.02cm" svg:y="0.247cm" svg:viewBox="0 0 45 116" svg:d="M45 41c0-26-10-41-25-41-12 0-20 10-20 21 0 10 8 20 20 20 4 0 10-1 13-5 1-1 1-1 2-1s1 0 1 6c0 28-13 51-26 64-4 4-4 5-4 6 0 2 2 5 4 5 4 0 35-30 35-75z"><text:p/></draw:path><draw:path draw:style-name="gr3" draw:text-style-name="P69" svg:width="0.117cm" svg:height="0.261cm" svg:x="7.169cm" svg:y="0.025cm" svg:viewBox="0 0 118 262" svg:d="M77 30c0-15 1-18 31-18 3 0 6 0 10 0 0-4 0-8 0-12-13 1-44 1-59 1s-45 0-59-1c0 4 0 8 0 12 3 0 7 0 10 0 31 0 32 3 32 18 0 67 0 135 0 202 0 14-1 18-32 18-3 0-7 0-10 0 0 4 0 9 0 12 14-1 44-1 59-1s46 0 59 1c0-3 0-8 0-12-4 0-7 0-10 0-30 0-31-4-31-18 0-67 0-135 0-202z"><text:p/></draw:path><draw:path draw:style-name="gr3" draw:text-style-name="P69" svg:width="0.3cm" svg:height="0.17cm" svg:x="7.311cm" svg:y="0.115cm" svg:viewBox="0 0 301 171" svg:d="M30 39c0 34 0 68 0 103 0 17-5 17-30 17 0 3 0 7 0 12 13 0 33-1 43-1s31 1 44 1c0-5 0-9 0-12-26 0-31 0-31-17 0-24 0-48 0-72 0-39 28-61 53-61 24 0 29 21 29 43 0 29 0 59 0 90 0 17-5 17-31 17 0 3 0 7 0 12 14 0 34-1 44-1s29 1 43 1c0-5 0-9 0-12-26 0-30 0-30-17 0-24 0-48 0-72 0-39 27-61 52-61s28 21 28 43c0 29 0 59 0 90 0 17-3 17-29 17 0 3 0 7 0 12 13 0 33-1 44-1 9 0 29 1 42 1 0-5 0-9 0-12-19 0-29 0-29-11 0-26 0-50 0-74 0-33 0-45-12-60-6-6-19-14-41-14-33 0-50 23-56 39-6-35-34-39-52-39-27 0-46 17-57 41 0-13 0-28 0-41-18 1-36 3-54 4 0 5 0 8 0 13 26 0 30 2 30 22z"><text:p/></draw:path><draw:path draw:style-name="gr3" draw:text-style-name="P69" svg:width="0.089cm" svg:height="0.384cm" svg:x="7.658cm" svg:y="0cm" svg:viewBox="0 0 90 385" svg:d="M90 381c0-1 0-1-6-8-49-49-62-122-62-179 0-68 15-136 63-183 5-5 5-5 5-7 0-3-2-4-4-4-5 0-39 26-62 76-20 42-24 85-24 118 0 28 4 75 25 119 23 47 56 72 61 72 2 0 4-1 4-4z"><text:p/></draw:path><draw:path draw:style-name="gr3" draw:text-style-name="P69" svg:width="0.176cm" svg:height="0.248cm" svg:x="7.776cm" svg:y="0.115cm" svg:viewBox="0 0 177 249" svg:d="M176 25c1-2 1-4 1-6 0-7-4-11-11-11-3 0-14 3-15 16-7-14-21-24-37-24-44 0-91 54-91 110 0 38 23 61 51 61 23 0 42-18 45-22-8 34-8 33-12 50-2 5-16 41-56 41-8 0-20 0-31-3 12-4 15-13 15-20s-3-13-14-13c-9 0-21 6-21 22 0 15 14 23 52 23 48 0 76-30 81-52 14-57 29-114 43-172zM127 121c-3 10-11 20-20 28-9 6-20 13-32 13-19 0-25-20-25-35 0-19 12-64 22-84 11-19 27-34 44-34 25 0 30 31 30 33s-1 4-1 5c-6 25-12 49-18 74z"><text:p/></draw:path><draw:path draw:style-name="gr3" draw:text-style-name="P69" svg:width="0.119cm" svg:height="0.178cm" svg:x="7.972cm" svg:y="0.168cm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3" draw:text-style-name="P69" svg:width="0.089cm" svg:height="0.384cm" svg:x="8.15cm" svg:y="0cm" svg:viewBox="0 0 90 385" svg:d="M90 194c0-31-4-77-26-121-23-48-56-73-60-73-2 0-4 2-4 4s0 2 8 9c37 38 59 99 59 181 0 64-14 132-61 180-6 6-6 6-6 7 0 2 2 4 4 4 4 0 39-26 62-76 19-41 24-84 24-115z"><text:p/></draw:path><draw:path draw:style-name="gr3" draw:text-style-name="P69" svg:width="0.256cm" svg:height="0.09cm" svg:x="8.408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135cm" svg:height="0.384cm" svg:x="8.822cm" svg:y="0cm" svg:viewBox="0 0 136 385" svg:d="M81 52c0-16 10-41 52-43 2 0 3-2 3-5 0-4-2-4-6-4-39 0-74 20-75 48 0 29 0 59 0 89 0 15 0 27-15 39-14 12-28 12-37 13-2 0-3 1-3 5 0 3 2 3 6 3 25 2 44 14 48 34 1 4 1 5 1 19 0 25 0 51 0 76 0 16 0 29 19 43 15 12 40 16 56 16 4 0 6 0 6-4s-2-4-5-4c-24-2-44-15-48-33-2-5-2-5-2-19 0-27 0-54 0-82 0-17-3-24-15-35-9-8-20-12-31-14 32-10 46-28 46-50 0-31 0-61 0-92z"><text:p/></draw:path><draw:path draw:style-name="gr3" draw:text-style-name="P69" svg:width="0.162cm" svg:height="0.263cm" svg:x="9.003cm" svg:y="0.033cm" svg:viewBox="0 0 163 264" svg:d="M163 133c0-31-2-61-16-90-18-37-49-43-66-43-23 0-51 10-67 45-13 28-14 57-14 88 0 29 1 64 18 92 16 32 44 39 63 39 20 0 50-7 68-45 12-25 14-55 14-86zM81 255c-15 0-38-9-45-46-4-22-4-58-4-80 0-26 0-51 3-72 7-45 37-49 46-49 13 0 38 7 46 45 3 22 3 52 3 76 0 28 0 55-3 79-7 36-29 47-46 47z"><text:p/></draw:path><draw:path draw:style-name="gr3" draw:text-style-name="P69" svg:width="0.137cm" svg:height="0.384cm" svg:x="9.208cm" svg:y="0cm" svg:viewBox="0 0 138 385" svg:d="M56 334c0 15-11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4 16 36 7 8 18 12 29 16-32 9-45 25-45 47 0 31 0 62 0 93z"><text:p/></draw:path></draw:g> <text:span text:style-name="T21">(בה"כ </text:span><text:span text:style-name="T21"><draw:g text:anchor-type="as-char" svg:y="-0.288cm" draw:z-index="233" draw:name="Shape246" draw:style-name="gr1"><svg:title>TexMaths</svg:title><svg:desc>11§display§\Im(f := \lambda n \in \N. t) = \{t\}§svg§600§FALSE§</svg:desc><draw:path draw:style-name="gr2" draw:text-style-name="P68" svg:width="4.044cm" svg:height="0.345cm" svg:x="0.01cm" svg:y="0.018cm" svg:viewBox="0 0 4045 346" svg:d="M2023 346c-674 0-1349 0-2023 0 0-116 0-230 0-346 1349 0 2696 0 4045 0 0 116 0 230 0 346-674 0-1349 0-2022 0z"><text:p/></draw:path><draw:path draw:style-name="gr3" draw:text-style-name="P69" svg:width="0.117cm" svg:height="0.261cm" svg:x="0.001cm" svg:y="0.025cm" svg:viewBox="0 0 118 262" svg:d="M76 30c0-15 1-18 32-18 3 0 6 0 10 0 0-4 0-8 0-12-13 1-44 1-59 1s-46 0-59-1c0 4 0 8 0 12 3 0 7 0 10 0 31 0 32 3 32 18 0 67 0 135 0 202 0 14-1 18-32 18-3 0-7 0-10 0 0 4 0 9 0 12 13-1 44-1 58-1 16 0 47 0 60 1 0-3 0-8 0-12-4 0-7 0-10 0-31 0-32-4-32-18 0-67 0-135 0-202z"><text:p/></draw:path><draw:path draw:style-name="gr3" draw:text-style-name="P69" svg:width="0.302cm" svg:height="0.17cm" svg:x="0.142cm" svg:y="0.115cm" svg:viewBox="0 0 303 171" svg:d="M31 39c0 34 0 68 0 103 0 17-5 17-31 17 0 3 0 7 0 12 14 0 34-1 44-1s30 1 43 1c0-5 0-9 0-12-25 0-30 0-30-17 0-24 0-48 0-72 0-39 28-61 52-61 25 0 29 21 29 43 0 29 0 59 0 90 0 17-4 17-30 17 0 3 0 7 0 12 13 0 33-1 44-1 10 0 30 1 43 1 0-5 0-9 0-12-26 0-30 0-30-17 0-24 0-48 0-72 0-39 28-61 52-61s28 21 28 43c0 29 0 59 0 90 0 17-4 17-29 17 0 3 0 7 0 12 13 0 33-1 43-1 11 0 30 1 44 1 0-5 0-9 0-12-21 0-30 0-31-11 0-26 0-50 0-74 0-33 0-45-12-60-5-6-18-14-40-14-33 0-49 23-56 39-6-35-34-39-52-39-28 0-46 17-57 41 0-13 0-28 0-41-19 1-36 3-55 4 0 5 0 8 0 13 28 0 31 2 31 22z"><text:p/></draw:path><draw:path draw:style-name="gr3" draw:text-style-name="P69" svg:width="0.088cm" svg:height="0.384cm" svg:x="0.491cm" svg:y="0cm" svg:viewBox="0 0 89 385" svg:d="M89 381c0-1 0-1-6-8-49-49-61-122-61-180 0-67 14-135 63-182 4-5 4-5 4-7 0-3-1-4-3-4-5 0-39 26-62 76-20 42-24 85-24 117 0 29 4 76 25 120 23 47 56 72 61 72 2 0 3-1 3-4z"><text:p/></draw:path><draw:path draw:style-name="gr3" draw:text-style-name="P69" svg:width="0.193cm" svg:height="0.349cm" svg:x="0.623cm" svg:y="0.017cm" svg:viewBox="0 0 194 350" svg:d="M122 118c11 0 22 0 33 0 8 0 11 0 11-8 0-4-3-4-10-4-11 0-21 0-32 0 3-16 6-30 8-44 1-8 7-36 9-40 4-8 11-13 19-13 1 0 11 0 18 6-16 2-21 16-21 21 0 9 8 14 15 14 10 0 22-9 22-24 0-17-19-26-34-26-14 0-38 7-50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3" draw:text-style-name="P69" svg:width="0.04cm" svg:height="0.165cm" svg:x="0.974cm" svg:y="0.122cm" svg:viewBox="0 0 41 166" svg:d="M41 21c0-12-9-21-20-21s-21 9-21 21c0 11 10 20 21 20s20-9 20-20zM41 146c0-12-9-20-20-20s-21 8-21 20c0 11 10 20 21 20s20-9 20-20z"><text:p/></draw:path><draw:path draw:style-name="gr3" draw:text-style-name="P69" svg:width="0.256cm" svg:height="0.09cm" svg:x="1.069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19cm" svg:height="0.271cm" svg:x="1.476cm" svg:y="0.018cm" svg:viewBox="0 0 191 272" svg:d="M118 155c15 41 34 98 40 107s10 9 20 9c4 0 6 0 9 0 4 0 4-1 4-3s-1-3-2-5c-3-4-5-10-9-17-26-73-51-146-78-218-8-24-29-28-47-28-2 0-8 0-8 4 0 3 3 3 4 4 13 2 16 4 25 31 12 35 25 70 37 105-35 35-71 70-106 105-5 4-7 6-7 12 0 7 6 11 12 11s9-4 12-9c31-36 63-71 94-108z"><text:p/></draw:path><draw:path draw:style-name="gr3" draw:text-style-name="P69" svg:width="0.208cm" svg:height="0.174cm" svg:x="1.693cm" svg:y="0.115cm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3-19 7-27 7-21 23-63 23-85 0-27-16-42-44-42-35 0-53 25-60 34-2-22-18-34-35-34-19 0-26 15-30 22-5 13-11 36-11 37 0 5 3 5 4 5 4 0 5-1 7-9 7-27 14-46 28-46 8 0 12 4 12 17 0 8-1 13-6 32-8 30-15 60-23 90z"><text:p/></draw:path><draw:path draw:style-name="gr3" draw:text-style-name="P69" svg:width="0.193cm" svg:height="0.221cm" svg:x="2.052cm" svg:y="0.078cm" svg:viewBox="0 0 194 222" svg:d="M180 120c6 0 14-1 14-9 0-9-8-8-14-8-55 0-108 0-163 0 4-50 48-88 103-88 20 0 41 0 60 0 6 0 14 0 14-7 0-8-8-8-14-8-20 0-40 0-61 0-66 0-119 48-119 111 0 62 53 111 119 111 21 0 41 0 61 0 6 0 14 0 14-7s-8-7-14-7c-19 0-40 0-60 0-55 0-99-37-103-88 55 0 108 0 163 0z"><text:p/></draw:path><draw:path draw:style-name="gr3" draw:text-style-name="P69" svg:width="0.26cm" svg:height="0.27cm" svg:x="2.395cm" svg:y="0.025cm" svg:viewBox="0 0 261 271" svg:d="M33 35c0 63 0 126 0 187 0 20-3 28-23 28-3 0-10 0-10 7 0 6 6 6 13 6 20 0 40 0 60 0 6 0 13 0 13-6 0-7-7-7-12-7-21 0-24-9-24-29 0-58 0-118 0-176 56 74 111 148 167 220 3 5 5 6 7 6 7 0 7-7 7-13 0-72 0-145 0-217 0-21 3-27 21-28 2 0 9 0 9-6 0-7-6-7-12-7-19 0-38 0-56 0-8 0-14 0-14 7 0 6 7 6 11 6 21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3" draw:text-style-name="P69" svg:width="0.04cm" svg:height="0.04cm" svg:x="2.697cm" svg:y="0.247cm" svg:viewBox="0 0 41 41" svg:d="M41 21c0-12-10-21-21-21-12 0-20 9-20 21 0 11 8 20 20 20 11 0 21-9 21-20z"><text:p/></draw:path><draw:path draw:style-name="gr3" draw:text-style-name="P69" svg:width="0.118cm" svg:height="0.243cm" svg:x="2.78cm" svg:y="0.048cm" svg:viewBox="0 0 119 244" svg:d="M72 87c12 0 24 0 36 0 8 0 11 0 11-8 0-4-3-4-11-4-11 0-23 0-34 0 14-55 16-63 16-65 0-7-4-10-11-10-1 0-12 0-15 13-6 21-10 41-16 62-12 0-24 0-36 0-8 0-12 0-12 8 0 4 3 4 11 4 11 0 23 0 34 0-27 109-30 116-30 122 0 21 16 35 37 35 38 0 60-55 60-58s-2-3-4-3c-3 0-3 1-6 4-16 40-37 49-50 49-8 0-12-5-12-18 0-9 1-11 3-18 10-38 19-76 29-113z"><text:p/></draw:path><draw:path draw:style-name="gr3" draw:text-style-name="P69" svg:width="0.089cm" svg:height="0.384cm" svg:x="2.933cm" svg:y="0cm" svg:viewBox="0 0 90 385" svg:d="M90 193c0-30-4-76-26-120-23-48-56-73-60-73-3 0-4 2-4 4s0 2 8 9c37 38 59 99 59 180 0 65-14 133-61 181-6 6-6 6-6 7 0 2 1 4 4 4 4 0 39-26 61-76 20-41 25-84 25-116z"><text:p/></draw:path><draw:path draw:style-name="gr3" draw:text-style-name="P69" svg:width="0.256cm" svg:height="0.09cm" svg:x="3.19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137cm" svg:height="0.384cm" svg:x="3.604cm" svg:y="0cm" svg:viewBox="0 0 138 385" svg:d="M83 52c0-16 9-41 51-43 2 0 4-2 4-5 0-4-4-4-7-4-40 0-75 20-75 48 0 29 0 59 0 89 0 15 0 27-15 39-13 12-29 12-37 13-2 0-4 1-4 4 0 4 3 4 7 4 25 2 44 14 48 34 1 4 1 5 1 19 0 25 0 51 0 76 0 16 0 29 19 43 15 12 41 16 56 16 3 0 7 0 7-4s-3-4-6-4c-25-2-44-15-48-33-1-5-1-5-1-19 0-27 0-54 0-82 0-17-4-24-16-35-9-8-20-12-31-15 32-9 47-27 47-49 0-31 0-61 0-92z"><text:p/></draw:path><draw:path draw:style-name="gr3" draw:text-style-name="P69" svg:width="0.118cm" svg:height="0.243cm" svg:x="3.779cm" svg:y="0.048cm" svg:viewBox="0 0 119 244" svg:d="M70 87c13 0 25 0 37 0 7 0 12 0 12-8 0-4-5-4-11-4-11 0-23 0-34 0 14-55 15-63 15-65 0-7-4-10-11-10-1 0-12 0-15 13-5 21-10 41-15 62-12 0-25 0-37 0-8 0-11 0-11 8 0 4 3 4 11 4 11 0 23 0 34 0-28 109-30 116-30 122 0 21 15 35 36 35 39 0 61-55 61-58s-3-3-4-3c-3 0-5 1-6 4-16 40-37 49-50 49-8 0-12-5-12-18 0-9 1-11 2-18 10-38 19-76 28-113z"><text:p/></draw:path><draw:path draw:style-name="gr3" draw:text-style-name="P69" svg:width="0.137cm" svg:height="0.384cm" svg:x="3.937cm" svg:y="0cm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21">, נניח בשלילה שלא כן, לפיכך קיים </text:span><text:span text:style-name="T21"><draw:g text:anchor-type="as-char" svg:y="-0.28cm" draw:z-index="232" draw:name="Shape247" draw:style-name="gr1"><svg:title>TexMaths</svg:title><svg:desc>11§display§m \neq t§svg§600§FALSE§</svg:desc><draw:path draw:style-name="gr2" draw:text-style-name="P68" svg:width="0.94cm" svg:height="0.319cm" svg:x="0.01cm" svg:y="0.019cm" svg:viewBox="0 0 941 320" svg:d="M0 0c314 0 627 0 941 0 0 107 0 213 0 320-314 0-627 0-941 0 0-107 0-213 0-320z"><text:p/></draw:path><draw:path draw:style-name="gr3" draw:text-style-name="P69" svg:width="0.316cm" svg:height="0.174cm" svg:x="0.001cm" svg:y="0.109cm" svg:viewBox="0 0 317 175" svg:d="M23 149c-1 5-3 14-3 16 0 7 5 10 11 10 4 0 11-3 14-11 2-10 5-18 8-28 2-12 5-24 8-35 2-8 4-17 6-26 2-7 5-18 6-19 5-12 26-47 62-47 18 0 21 14 21 26 0 10-2 21-5 33-4 15-8 29-11 44-2 10-6 20-8 30-2 8-5 21-5 23 0 7 5 10 11 10 12 0 14-10 17-22 6-22 20-78 23-92 1-6 22-52 64-52 17 0 21 13 21 26 0 22-17 66-24 87-4 9-5 14-5 21 0 19 14 32 32 32 37 0 51-56 51-59 0-4-5-4-6-4-3 0-3 2-5 7-6 20-18 48-40 48-6 0-9-4-9-13 0-10 4-18 7-27 8-20 24-63 24-85 0-25-16-42-45-42-30 0-48 18-63 37 0-4-1-17-12-27-10-8-22-10-32-10-35 0-53 25-60 34-1-22-18-34-35-34-18 0-26 15-29 22-6 13-12 36-12 38 0 4 3 2 4 4 5 0 5-1 7-9 7-27 14-46 29-46 6 0 12 3 12 17 0 8-1 13-7 32-8 30-14 60-22 91z"><text:p/></draw:path><draw:path draw:style-name="gr3" draw:text-style-name="P69" svg:width="0.193cm" svg:height="0.358cm" svg:x="0.489cm" svg:y="0cm" svg:viewBox="0 0 194 359" svg:d="M190 15c4-5 4-6 4-7 0-2-3-8-8-8-6 0-7 2-9 8-58 112-115 224-174 336-3 6-3 7-3 8 0 3 3 7 8 7s6-2 9-7c58-113 115-224 173-337z"><text:p/></draw:path><draw:path draw:style-name="gr3" draw:text-style-name="P69" svg:width="0.256cm" svg:height="0.091cm" svg:x="0.458cm" svg:y="0.134cm" svg:viewBox="0 0 257 92" svg:d="M244 15c6 0 13 0 13-7 0-8-7-8-13-8-77 0-154 0-231 0-5 0-13 0-13 8 0 7 8 7 13 7 77 0 154 0 231 0zM244 92c6 0 13 0 13-8s-7-8-13-8c-77 0-154 0-231 0-5 0-13 0-13 8s8 8 13 8c77 0 154 0 231 0z"><text:p/></draw:path><draw:path draw:style-name="gr3" draw:text-style-name="P69" svg:width="0.118cm" svg:height="0.244cm" svg:x="0.852cm" svg:y="0.035cm" svg:viewBox="0 0 119 245" svg:d="M70 87c13 0 25 0 37 0 7 0 12 0 12-8 0-4-5-4-11-4-11 0-23 0-34 0 14-55 16-63 16-65 0-7-5-10-12-10-1 0-11 0-15 13-5 21-10 41-15 62-12 0-24 0-36 0-8 0-12 0-12 8 0 4 3 4 11 4 11 0 23 0 34 0-27 109-30 115-30 123 0 20 16 35 37 35 38 0 60-56 60-60 0-3-2-3-4-3-3 0-3 1-6 4-16 41-37 50-50 50-8 0-12-4-12-18 0-8 1-12 3-18 9-38 19-75 27-113z"><text:p/></draw:path></draw:g></text:span><text:span text:style-name="T21"><text:s/>עבורו </text:span><text:span text:style-name="T21"><draw:g text:anchor-type="as-char" svg:y="-0.288cm" draw:z-index="234" draw:name="Shape248" draw:style-name="gr1"><svg:title>TexMaths</svg:title><svg:desc>11§display§\exists n \in \N. f(n) = m§svg§600§FALSE§</svg:desc><draw:path draw:style-name="gr2" draw:text-style-name="P68" svg:width="2.871cm" svg:height="0.345cm" svg:x="0.001cm" svg:y="0.018cm" svg:viewBox="0 0 2872 346" svg:d="M1437 346c-480 0-958 0-1437 0 0-116 0-230 0-346 957 0 1915 0 2872 0 0 116 0 230 0 346-478 0-957 0-1435 0z"><text:p/></draw:path><draw:path draw:style-name="gr3" draw:text-style-name="P69" svg:width="0.171cm" svg:height="0.265cm" svg:x="0.003cm" svg:y="0.018cm" svg:viewBox="0 0 172 266" svg:d="M172 13c0-12-2-13-14-13-48 0-96 0-145 0-6 0-13 0-13 8 0 7 7 7 13 7 47 0 96 0 143 0 0 37 0 73 0 111-46 0-91 0-137 0-7 0-15-2-15 7 0 8 8 9 15 9 46 0 91 0 137 0 0 36 0 73 0 109-47 0-96 0-143 0-6 0-13 0-13 8 0 7 7 7 13 7 49 0 97 0 145 0 12 0 14-1 14-13 0-79 0-159 0-240z"><text:p/></draw:path><draw:path draw:style-name="gr3" draw:text-style-name="P69" svg:width="0.208cm" svg:height="0.174cm" svg:x="0.208cm" svg:y="0.115cm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3-19 7-27 7-21 23-63 23-85 0-27-16-42-44-42-35 0-54 25-60 34-2-22-18-34-35-34-19 0-26 15-30 22-6 13-11 36-11 37 0 5 3 5 4 5 4 0 5-1 7-9 7-27 14-46 27-46 9 0 13 4 13 17 0 8-2 13-6 32-8 30-15 60-23 90z"><text:p/></draw:path><draw:path draw:style-name="gr3" draw:text-style-name="P69" svg:width="0.193cm" svg:height="0.221cm" svg:x="0.568cm" svg:y="0.078cm" svg:viewBox="0 0 194 222" svg:d="M180 120c6 0 14-1 14-9 0-9-8-8-14-8-55 0-109 0-164 0 5-50 49-88 104-88 20 0 41 0 60 0 6 0 14 0 14-7 0-8-8-8-14-8-21 0-40 0-61 0-66 0-119 48-119 111 0 62 53 111 119 111 21 0 40 0 61 0 6 0 14 0 14-7s-8-7-14-7c-19 0-40 0-60 0-55 0-99-37-104-88 55 0 109 0 164 0z"><text:p/></draw:path><draw:path draw:style-name="gr3" draw:text-style-name="P69" svg:width="0.26cm" svg:height="0.27cm" svg:x="0.911cm" svg:y="0.025cm" svg:viewBox="0 0 261 271" svg:d="M33 35c0 63 0 126 0 187 0 20-3 28-23 28-3 0-10 0-10 7 0 6 5 6 13 6 20 0 40 0 60 0 6 0 13 0 13-6 0-7-7-7-12-7-21 0-25-9-25-29 0-58 0-118 0-176 57 74 112 148 168 220 3 5 5 6 7 6 7 0 7-7 7-13 0-72 0-145 0-217 0-21 3-27 21-28 3 0 9 0 9-6 0-7-6-7-12-7-19 0-38 0-57 0-7 0-13 0-13 7 0 6 7 6 11 6 22 1 24 9 24 29 0 39 0 80 0 121-38-53-78-105-116-157-3-6-5-6-13-6-23 0-45 0-69 0-6 0-12 0-12 7 0 6 6 6 8 6 11 1 18 8 22 12-1 4-1 5-1 10zM218 243c-56-72-112-146-169-220-4-5-4-5-7-10 15 0 29 0 45 0 44 59 87 117 131 176 0 18 0 37 0 54z"><text:p/></draw:path><draw:path draw:style-name="gr3" draw:text-style-name="P69" svg:width="0.04cm" svg:height="0.04cm" svg:x="1.213cm" svg:y="0.247cm" svg:viewBox="0 0 41 41" svg:d="M41 21c0-12-10-21-21-21-12 0-20 9-20 21 0 11 8 20 20 20 11 0 21-9 21-20z"><text:p/></draw:path><draw:path draw:style-name="gr3" draw:text-style-name="P69" svg:width="0.191cm" svg:height="0.349cm" svg:x="1.308cm" svg:y="0.017cm" svg:viewBox="0 0 192 350" svg:d="M121 118c11 0 22 0 33 0 8 0 12 0 12-8 0-4-4-4-11-4-11 0-21 0-32 0 4-16 6-30 9-44 1-8 7-36 9-40 3-8 10-13 19-13 1 0 11 0 18 6-17 2-21 16-21 21 0 9 7 14 15 14 10 0 20-9 20-24 0-17-17-26-32-26-14 0-38 7-50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9" svg:width="0.088cm" svg:height="0.384cm" svg:x="1.555cm" svg:y="0cm" svg:viewBox="0 0 89 385" svg:d="M89 381c0-1 0-1-7-8-48-49-60-122-60-180 0-67 15-135 63-182 4-5 4-5 4-7 0-3-1-4-3-4-5 0-39 26-62 76-20 42-24 85-24 117 0 29 4 76 25 120 23 47 56 72 61 72 2 0 3-1 3-4z"><text:p/></draw:path><draw:path draw:style-name="gr3" draw:text-style-name="P69" svg:width="0.208cm" svg:height="0.174cm" svg:x="1.679cm" svg:y="0.115cm" svg:viewBox="0 0 209 175" svg:d="M23 148c-1 6-4 15-4 17 0 7 5 10 12 10 4 0 11-3 14-11 0-1 5-19 7-29 3-12 5-23 8-34 3-9 5-17 7-26 1-7 5-18 6-19 5-12 26-47 62-47 18 0 21 14 21 26 0 24-19 74-25 91-3 8-3 13-3 17 0 19 13 32 30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3" draw:text-style-name="P69" svg:width="0.088cm" svg:height="0.384cm" svg:x="1.922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69" svg:width="0.255cm" svg:height="0.09cm" svg:x="2.179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9" svg:width="0.316cm" svg:height="0.174cm" svg:x="2.576cm" svg:y="0.115cm" svg:viewBox="0 0 317 175" svg:d="M23 148c-1 6-3 15-3 17 0 7 4 10 11 10 4 0 11-3 14-11 0-1 5-19 7-29 3-12 5-23 8-34 3-9 5-17 7-26 2-7 4-18 6-19 5-12 26-47 62-47 18 0 21 14 21 26 0 10-3 21-5 33-4 15-8 29-11 44-3 10-6 20-8 30-2 8-5 21-5 23 0 7 5 10 10 10 13 0 15-10 18-22 6-22 20-78 23-92 1-6 22-52 64-52 17 0 21 13 21 26 0 22-16 66-24 87-4 9-5 13-5 21 0 19 13 32 32 32 36 0 51-56 51-59 0-4-4-4-5-4-4 0-4 1-6 7-6 20-18 47-40 47-6 0-9-3-9-12 0-10 4-19 7-27 8-20 24-63 24-85 0-25-16-42-45-42-30 0-48 18-63 37 0-4-1-17-12-27-10-8-22-10-32-10-35 0-53 25-60 34-2-22-18-34-35-34-18 0-26 15-29 22-7 13-12 36-12 37 0 5 3 4 4 5 5 0 5-1 7-9 7-27 14-46 29-46 5 0 12 3 12 17 0 8-1 13-7 32-8 30-14 60-22 90z"><text:p/></draw:path></draw:g></text:span><text:span text:style-name="T21"><text:s/>אך </text:span><text:span text:style-name="T21"><draw:g text:anchor-type="as-char" svg:y="-0.288cm" draw:z-index="235" draw:name="Shape249" draw:style-name="gr1"><svg:title>TexMaths</svg:title><svg:desc>11§display§f(n) = t§svg§600§FALSE§</svg:desc><draw:path draw:style-name="gr2" draw:text-style-name="P68" svg:width="1.365cm" svg:height="0.345cm" svg:x="0.001cm" svg:y="0.018cm" svg:viewBox="0 0 1366 346" svg:d="M684 346c-228 0-456 0-684 0 0-116 0-230 0-346 456 0 911 0 1366 0 0 116 0 230 0 346-228 0-455 0-682 0z"><text:p/></draw:path><draw:path draw:style-name="gr3" draw:text-style-name="P69" svg:width="0.192cm" svg:height="0.349cm" svg:x="0.002cm" svg:y="0.017cm" svg:viewBox="0 0 193 350" svg:d="M121 118c11 0 22 0 33 0 8 0 12 0 12-8 0-4-4-4-11-4-11 0-21 0-32 0 4-16 6-30 9-44 1-8 7-36 9-40 3-8 10-13 18-13 2 0 12 0 19 6-17 2-21 16-21 21 0 9 7 14 15 14 10 0 21-9 21-24 0-17-18-26-34-26-13 0-38 7-49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69" svg:width="0.088cm" svg:height="0.384cm" svg:x="0.251cm" svg:y="0cm" svg:viewBox="0 0 89 385" svg:d="M89 381c0-1 0-1-6-8-49-49-61-122-61-179 0-68 14-136 63-183 4-5 4-5 4-7 0-3-1-4-3-4-5 0-39 26-62 76-20 42-24 85-24 118 0 28 4 75 25 119 23 47 56 72 61 72 2 0 3-1 3-4z"><text:p/></draw:path><draw:path draw:style-name="gr3" draw:text-style-name="P69" svg:width="0.208cm" svg:height="0.174cm" svg:x="0.374cm" svg:y="0.115cm" svg:viewBox="0 0 209 175" svg:d="M22 148c-1 6-3 15-3 17 0 7 5 10 11 10 5 0 12-3 14-11 1-1 6-19 8-29 3-12 5-23 9-34 2-9 4-17 6-26 1-7 5-18 5-19 6-12 26-47 63-47 17 0 20 14 20 26 0 24-18 74-24 91-3 8-4 13-4 17 0 19 13 32 32 32 36 0 50-56 50-59 0-4-3-4-4-4-5 0-5 1-7 7-8 26-20 47-38 47-7 0-10-3-10-12 0-10 3-19 7-27 7-21 24-63 24-85 0-27-17-42-44-42-36 0-54 25-61 34-2-22-18-34-35-34-19 0-26 15-30 22-5 13-11 36-11 37 0 5 3 5 4 5 4 0 5-1 7-9 7-27 14-46 28-46 7 0 12 4 12 17 0 8-1 13-6 32-8 30-15 60-23 90z"><text:p/></draw:path><draw:path draw:style-name="gr3" draw:text-style-name="P69" svg:width="0.089cm" svg:height="0.384cm" svg:x="0.617cm" svg:y="0cm" svg:viewBox="0 0 90 385" svg:d="M90 194c0-31-4-77-25-121-24-48-57-73-61-73-2 0-4 2-4 4s0 2 8 9c37 38 59 99 59 181 0 64-14 132-61 180-6 6-6 6-6 7 0 2 2 4 4 4 4 0 39-26 62-76 19-41 24-84 24-115z"><text:p/></draw:path><draw:path draw:style-name="gr3" draw:text-style-name="P69" svg:width="0.256cm" svg:height="0.09cm" svg:x="0.873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118cm" svg:height="0.243cm" svg:x="1.268cm" svg:y="0.048cm" svg:viewBox="0 0 119 244" svg:d="M70 87c13 0 25 0 37 0 8 0 12 0 12-8 0-4-4-4-11-4-11 0-23 0-34 0 14-55 15-63 15-65 0-7-4-10-11-10-1 0-12 0-15 13-5 21-10 41-15 62-12 0-24 0-36 0-8 0-12 0-12 8 0 4 3 4 11 4 11 0 23 0 34 0-28 109-30 116-30 122 0 21 15 35 36 35 39 0 61-55 61-58s-3-3-4-3c-3 0-5 1-6 4-16 40-37 49-50 49-8 0-12-5-12-18 0-9 1-11 2-18 10-38 19-76 28-113z"><text:p/></draw:path></draw:g></text:span><text:span text:style-name="T21"><text:s/>ולכן </text:span><text:span text:style-name="T21"><draw:g text:anchor-type="as-char" svg:y="-0.243cm" draw:z-index="236" draw:name="Shape250" draw:style-name="gr1"><svg:title>TexMaths</svg:title><svg:desc>11§display§m = t§svg§600§FALSE§</svg:desc><draw:path draw:style-name="gr2" draw:text-style-name="P68" svg:width="0.94cm" svg:height="0.203cm" svg:x="0.01cm" svg:y="0.019cm" svg:viewBox="0 0 941 204" svg:d="M0 0c314 0 627 0 941 0 0 68 0 136 0 204-314 0-627 0-941 0 0-68 0-136 0-204z"><text:p/></draw:path><draw:path draw:style-name="gr3" draw:text-style-name="P69" svg:width="0.316cm" svg:height="0.172cm" svg:x="0.001cm" svg:y="0.072cm" svg:viewBox="0 0 317 173" svg:d="M23 146c-1 6-3 15-3 17 0 7 5 10 11 10 4 0 11-3 14-11 0-1 5-19 8-28 2-11 5-22 8-33 2-9 4-18 6-27 2-6 5-17 6-18 5-12 26-47 62-47 18 0 21 14 21 27 0 9-2 20-5 32-4 14-8 28-11 44-2 10-6 18-8 28-2 8-5 21-5 23 0 7 5 10 11 10 12 0 14-10 17-22 6-22 20-77 23-91 1-5 22-51 64-51 17 0 21 13 21 27 0 22-17 65-24 86-4 7-5 12-5 19 0 19 14 32 32 32 37 0 51-55 51-58s-5-3-6-3c-3 0-3 1-5 6-6 19-18 46-40 46-6 0-9-3-9-12 0-10 4-18 7-27 8-19 24-61 24-83 0-26-16-42-45-42-30 0-48 18-63 37 0-4-1-17-12-26-10-9-22-11-32-11-35 0-53 25-60 34-1-22-18-34-35-34-18 0-26 15-29 22-6 14-12 36-12 37 0 5 3 2 4 5 5 0 5-2 7-9 7-28 14-46 29-46 6 0 12 3 12 17 0 9-1 12-7 33-8 29-14 58-22 87z"><text:p/></draw:path><draw:path draw:style-name="gr3" draw:text-style-name="P69" svg:width="0.256cm" svg:height="0.089cm" svg:x="0.458cm" svg:y="0.102cm" svg:viewBox="0 0 257 90" svg:d="M244 15c6 0 13 0 13-7 0-8-7-8-13-8-77 0-154 0-231 0-5 0-13 0-13 8 0 7 8 7 13 7 77 0 154 0 231 0zM244 90c6 0 13 0 13-8s-7-8-13-8c-77 0-154 0-231 0-5 0-13 0-13 8s8 8 13 8c77 0 154 0 231 0z"><text:p/></draw:path><draw:path draw:style-name="gr3" draw:text-style-name="P69" svg:width="0.118cm" svg:height="0.242cm" svg:x="0.852cm" svg:y="0cm" svg:viewBox="0 0 119 243" svg:d="M70 87c13 0 25 0 37 0 7 0 12 0 12-8 0-5-5-5-11-5-11 0-23 0-34 0 14-53 16-61 16-64 0-6-5-10-12-10-1 0-11 0-15 14-5 20-10 40-15 60-12 0-24 0-36 0-8 0-12 0-12 8 0 5 3 5 11 5 11 0 23 0 34 0-27 108-30 113-30 121 0 21 16 35 37 35 38 0 60-56 60-59s-2-3-4-3c-3 0-3 1-6 4-16 41-37 49-50 49-8 0-12-4-12-17 0-9 1-12 3-19 9-37 19-74 27-111z"><text:p/></draw:path></draw:g></text:span><text:span text:style-name="T21">)</text:span>. לכן: </text:p>
      <text:p text:style-name="P4"><draw:g text:anchor-type="as-char" svg:y="-0.288cm" draw:z-index="230" draw:name="Shape251" draw:style-name="gr1"><svg:title>TexMaths</svg:title><svg:desc>11§display§\{0\} \trio \{1\} \neq \{1\} \trio \{0\}§svg§600§FALSE§</svg:desc><draw:path draw:style-name="gr2" draw:text-style-name="P68" svg:width="3.452cm" svg:height="0.344cm" svg:x="0.001cm" svg:y="0.018cm" svg:viewBox="0 0 3453 345" svg:d="M0 0c1151 0 2302 0 3453 0 0 115 0 230 0 345-1151 0-2302 0-3453 0 0-115 0-230 0-345z"><text:p/></draw:path><draw:path draw:style-name="gr3" draw:text-style-name="P69" svg:width="0.137cm" svg:height="0.383cm" svg:x="0.009cm" svg:y="0cm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7-33-3-3-3-4-3-18 0-27 0-53 0-81 0-17-2-24-15-36-8-9-19-12-30-14 32-9 45-27 45-49 0-31 0-61 0-92z"><text:p/></draw:path><draw:path draw:style-name="gr3" draw:text-style-name="P69" svg:width="0.162cm" svg:height="0.263cm" svg:x="0.189cm" svg:y="0.032cm" svg:viewBox="0 0 163 264" svg:d="M163 133c0-30-1-61-16-89-17-37-49-44-64-44-25 0-52 10-69 46-12 27-14 57-14 87s2 63 18 93c16 31 45 38 63 38 21 0 51-7 68-44 13-27 14-56 14-87zM81 257c-15 0-37-10-45-48-3-22-3-57-3-80 0-24 0-50 2-71 8-46 37-49 46-49 14 0 39 6 47 45 3 22 3 51 3 75 0 30 0 55-4 79-6 36-28 49-46 49z"><text:p/></draw:path><draw:path draw:style-name="gr3" draw:text-style-name="P69" svg:width="0.135cm" svg:height="0.383cm" svg:x="0.396cm" svg:y="0cm" svg:viewBox="0 0 136 384" svg:d="M55 333c0 15-10 40-52 42-2 2-3 3-3 5 0 4 4 4 8 4 37 0 72-18 73-48 0-29 0-59 0-88 0-15 0-27 16-40 13-11 28-12 36-12 2-1 3-2 3-3 0-5-2-5-5-5-25-1-44-15-48-34-2-4-2-5-2-19 0-25 0-50 0-76 0-16 0-28-18-44-16-12-42-15-55-15-4 0-8 0-8 4s2 4 6 5c24 1 44 13 48 33 1 3 1 4 1 19 0 26 0 52 0 80 0 18 3 24 15 36 9 9 20 12 31 16-32 7-46 25-46 47 0 31 0 62 0 93z"><text:p/></draw:path><draw:path draw:style-name="gr3" draw:text-style-name="P69" svg:width="0.296cm" svg:height="0.274cm" svg:x="0.584cm" svg:y="0.011cm" svg:viewBox="0 0 297 275" svg:d="M157 8c-3-6-4-8-8-8-5 0-6 1-9 8-45 83-92 168-137 252-3 4-3 5-3 6 0 9 8 9 13 9 90 0 181 0 271 0 6 0 13 0 13-9 0-1 0-2-2-5-46-84-91-169-138-253zM149 24c42 78 85 157 128 235-86 0-171 0-257 0 43-78 86-157 129-235z"><text:p/></draw:path><draw:path draw:style-name="gr3" draw:text-style-name="P69" svg:width="0.137cm" svg:height="0.383cm" svg:x="0.933cm" svg:y="0cm" svg:viewBox="0 0 138 384" svg:d="M81 52c0-16 10-41 52-43 2-1 5-2 5-5 0-4-4-4-8-4-39 0-74 20-75 48 0 29 0 59 0 89 0 14 0 26-15 39-14 11-28 12-37 12-2 0-3 2-3 5 0 2 2 2 6 3 26 1 44 15 48 34 1 5 1 6 1 19 0 25 0 50 0 76 0 16 0 28 19 44 15 11 40 15 56 15 4 0 8 0 8-4 0-3-4-3-7-5-24-1-43-13-48-33-2-3-2-4-2-18 0-27 0-53 0-81 0-17-3-24-15-36-9-9-20-12-31-14 32-9 46-27 46-49 0-31 0-61 0-92z"><text:p/></draw:path><draw:path draw:style-name="gr3" draw:text-style-name="P69" svg:width="0.127cm" svg:height="0.256cm" svg:x="1.132cm" svg:y="0.032cm" svg:viewBox="0 0 128 257" svg:d="M79 10c0-9 0-10-9-10-23 25-57 25-70 25 0 5 0 8 0 12 8 0 31 0 51-9 0 66 0 132 0 198 0 13-1 18-36 18-4 0-7 0-12 0 0 5 0 9 0 13 14-3 45-3 62-3 15 0 49 0 63 3 0-4 0-8 0-13-5 0-8 0-12 0-35 0-37-4-37-18 0-72 0-145 0-216z"><text:p/></draw:path><draw:path draw:style-name="gr3" draw:text-style-name="P69" svg:width="0.137cm" svg:height="0.383cm" svg:x="1.319cm" svg:y="0cm" svg:viewBox="0 0 138 384" svg:d="M56 333c0 15-10 40-53 42-1 2-3 3-3 5 0 4 4 4 8 4 37 0 73-18 73-48 0-29 0-59 0-88 0-15 0-27 16-40 14-11 28-12 37-12 2-1 4-2 4-3 0-5-3-5-7-5-25-1-44-15-48-34-2-4-2-5-2-19 0-25 0-50 0-76 0-16 0-28-18-44-16-12-42-15-55-15-4 0-8 0-8 4s2 4 7 5c24 1 43 13 48 33 1 3 1 4 1 19 0 26 0 52 0 80 0 18 3 24 16 36 7 9 18 12 29 16-32 7-45 25-45 47 0 31 0 62 0 93z"><text:p/></draw:path><draw:path draw:style-name="gr3" draw:text-style-name="P69" svg:width="0.192cm" svg:height="0.357cm" svg:x="1.646cm" svg:y="0.011cm" svg:viewBox="0 0 193 358" svg:d="M190 15c3-5 3-6 3-7 0-4-3-8-8-8s-6 2-8 8c-58 111-115 223-174 334-3 6-3 7-3 8 0 3 2 8 8 8 4 0 5-2 9-8 58-111 115-223 173-335z"><text:p/></draw:path><draw:path draw:style-name="gr3" draw:text-style-name="P69" svg:width="0.256cm" svg:height="0.089cm" svg:x="1.614cm" svg:y="0.145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9" svg:width="0.137cm" svg:height="0.383cm" svg:x="2.026cm" svg:y="0cm" svg:viewBox="0 0 138 384" svg:d="M83 52c0-16 9-41 51-43 2-1 4-2 4-5 0-4-4-4-8-4-39 0-74 20-74 48 0 29 0 59 0 89 0 14 0 26-15 39-13 11-29 12-37 12-2 0-4 2-4 5 0 2 3 2 7 3 25 1 44 15 48 34 1 5 1 6 1 19 0 25 0 50 0 76 0 16 0 28 19 44 15 11 41 15 55 15 4 0 8 0 8-4 0-3-3-3-6-5-25-1-44-13-48-33-1-3-1-4-1-18 0-27 0-53 0-81 0-17-4-24-17-36-8-9-19-12-30-14 32-9 47-27 47-49 0-31 0-61 0-92z"><text:p/></draw:path><draw:path draw:style-name="gr3" draw:text-style-name="P69" svg:width="0.127cm" svg:height="0.256cm" svg:x="2.227cm" svg:y="0.032cm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69" svg:width="0.137cm" svg:height="0.383cm" svg:x="2.414cm" svg:y="0cm" svg:viewBox="0 0 138 384" svg:d="M55 333c0 15-10 40-52 42-2 2-3 3-3 5 0 4 4 4 8 4 37 0 73-18 73-48 0-29 0-59 0-88 0-15 0-27 16-40 13-11 28-12 36-12 2-1 5-2 5-3 0-5-4-5-7-5-25-1-44-15-48-34-2-4-2-5-2-19 0-25 0-50 0-76 0-16 0-28-18-44-16-12-42-15-55-15-4 0-8 0-8 4s2 4 6 5c25 1 44 13 48 33 1 3 1 4 1 19 0 26 0 52 0 80 0 18 3 24 15 36 9 9 20 12 31 16-32 7-46 25-46 47 0 31 0 62 0 93z"><text:p/></draw:path><draw:path draw:style-name="gr3" draw:text-style-name="P69" svg:width="0.297cm" svg:height="0.274cm" svg:x="2.602cm" svg:y="0.011cm" svg:viewBox="0 0 298 275" svg:d="M157 8c-3-6-4-8-8-8-5 0-6 1-9 8-45 83-92 168-137 252-3 4-3 5-3 6 0 9 8 9 14 9 91 0 180 0 270 0 6 0 14 0 14-9 0-1-1-2-3-5-46-84-91-169-138-253zM149 24c42 78 85 157 128 235-86 0-170 0-256 0 43-78 85-157 128-235z"><text:p/></draw:path><draw:path draw:style-name="gr3" draw:text-style-name="P69" svg:width="0.137cm" svg:height="0.383cm" svg:x="2.95cm" svg:y="0cm" svg:viewBox="0 0 138 384" svg:d="M81 52c0-16 10-41 52-43 2-1 5-2 5-5 0-4-4-4-8-4-39 0-74 20-75 48 0 29 0 59 0 89 0 14 0 26-15 39-14 11-28 12-37 12-2 0-3 2-3 5 0 2 2 2 6 3 26 1 45 15 48 34 1 5 1 6 1 19 0 25 0 50 0 76 0 16 0 28 19 44 15 11 40 15 56 15 4 0 8 0 8-4 0-3-4-3-7-5-24-1-43-13-48-33-2-3-2-4-2-18 0-27 0-53 0-81 0-17-3-23-15-36-8-8-20-12-30-14 31-9 45-27 45-49 0-31 0-61 0-92z"><text:p/></draw:path><draw:path draw:style-name="gr3" draw:text-style-name="P69" svg:width="0.162cm" svg:height="0.263cm" svg:x="3.131cm" svg:y="0.032cm" svg:viewBox="0 0 163 264" svg:d="M163 133c0-30-2-61-16-89-17-37-49-44-66-44-23 0-51 10-67 46-12 27-14 57-14 87s1 63 18 93c16 31 45 38 63 38 21 0 50-7 68-44 12-27 14-56 14-87zM81 257c-15 0-38-10-45-48-4-22-4-57-4-80 0-24 0-50 3-71 8-46 37-49 46-49 13 0 39 6 46 45 4 22 4 51 4 75 0 30 0 55-4 79-6 36-28 49-46 49z"><text:p/></draw:path><draw:path draw:style-name="gr3" draw:text-style-name="P69" svg:width="0.137cm" svg:height="0.383cm" svg:x="3.337cm" svg:y="0cm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p>
      <text:p text:style-name="P40">ולפי קומוטטיביות הפעולה <draw:g text:anchor-type="as-char" svg:y="-0.215cm" draw:z-index="231" draw:name="Shape252" draw:style-name="gr1"><svg:title>TexMaths</svg:title><svg:desc>11§display§\trio
§svg§600§FALSE§</svg:desc><draw:path draw:style-name="gr2" draw:text-style-name="P68" svg:width="0.277cm" svg:height="0.234cm" svg:x="0.001cm" svg:y="0.02cm" svg:viewBox="0 0 278 235" svg:d="M0 0c92 0 186 0 278 0 0 78 0 157 0 235-92 0-186 0-278 0 0-78 0-157 0-235z"><text:p/></draw:path><draw:path draw:style-name="gr3" draw:text-style-name="P69" svg:width="0.293cm" svg:height="0.274cm" svg:x="0.004cm" svg:y="0cm" svg:viewBox="0 0 294 275" svg:d="M156 8c-2-6-3-8-9-8-4 0-5 1-8 8-46 83-91 168-137 251-2 6-2 7-2 8 0 8 8 8 13 8 89 0 179 0 268 0 7 0 13 0 13-8 0-2-1-3-2-7-45-84-91-168-136-252zM147 24c42 78 85 157 126 235-84 0-169 0-253 0 41-78 84-157 127-235z"><text:p/></draw:path></draw:g>, זו <text:span text:style-name="T3">סתירה</text:span>. </text:p>
      <text:p text:style-name="P28"><draw:g text:anchor-type="as-char" svg:y="-0.288cm" draw:z-index="287" draw:name="Shape253" draw:style-name="gr1"><svg:title>TexMaths</svg:title><svg:desc>11§display§\QED§svg§600§FALSE§</svg:desc><draw:path draw:style-name="gr2" draw:text-style-name="P68" svg:width="1.751cm" svg:height="0.247cm" svg:x="0.001cm" svg:y="0.018cm" svg:viewBox="0 0 1752 248" svg:d="M0 0c584 0 1168 0 1752 0 0 83 0 165 0 248-584 0-1168 0-1752 0 0-83 0-165 0-248z"><text:p/></draw:path><draw:path draw:style-name="gr3" draw:text-style-name="P69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3" draw:text-style-name="P69" svg:width="0.04cm" svg:height="0.04cm" svg:x="0.368cm" svg:y="0.235cm" svg:viewBox="0 0 41 41" svg:d="M41 21c0-12-10-21-21-21-12 0-20 9-20 21 0 11 8 20 20 20 11 0 21-9 21-20z"><text:p/></draw:path><draw:path draw:style-name="gr3" draw:text-style-name="P69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9" svg:width="0.04cm" svg:height="0.04cm" svg:x="0.764cm" svg:y="0.235cm" svg:viewBox="0 0 41 41" svg:d="M41 21c0-12-9-21-20-21-12 0-21 9-21 21 0 11 9 20 21 20 11 0 20-9 20-20z"><text:p/></draw:path><draw:path draw:style-name="gr3" draw:text-style-name="P69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9" svg:width="0.041cm" svg:height="0.04cm" svg:x="1.205cm" svg:y="0.235cm" svg:viewBox="0 0 42 41" svg:d="M42 21c0-12-10-21-21-21s-21 9-21 21c0 11 10 20 21 20s21-9 21-20z"><text:p/></draw:path><draw:path draw:style-name="gr3" draw:text-style-name="P69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ב)</text:h>
      <text:p text:style-name="P22">צ.ל.: <text:span text:style-name="T6"><draw:g text:anchor-type="as-char" svg:y="-0.263cm" draw:z-index="237" draw:name="Shape254" draw:style-name="gr1"><svg:title>TexMaths</svg:title><svg:desc>11§display§H§svg§600§FALSE§</svg:desc><draw:path draw:style-name="gr2" draw:text-style-name="P68" svg:width="0.299cm" svg:height="0.222cm" svg:x="0.006cm" svg:y="0.018cm" svg:viewBox="0 0 300 223" svg:d="M0 0c100 0 200 0 300 0 0 74 0 149 0 223-100 0-200 0-300 0 0-74 0-149 0-223z"><text:p/></draw:path><draw:path draw:style-name="gr3" draw:text-style-name="P69" svg:width="0.323cm" svg:height="0.262cm" svg:x="0.001cm" svg:y="0cm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6"><text:s/>על</text:span></text:p>
      <text:p text:style-name="P42"><text:span text:style-name="T2">הוכחה: </text:span><text:span text:style-name="T9">יהי </text:span><text:span text:style-name="T9"><draw:g text:anchor-type="as-char" svg:y="-0.288cm" draw:z-index="238" draw:name="Shape255" draw:style-name="gr1"><svg:title>TexMaths</svg:title><svg:desc>11§display§N \in \ps(\N)§svg§600§FALSE§</svg:desc><draw:path draw:style-name="gr2" draw:text-style-name="P68" svg:width="1.625cm" svg:height="0.344cm" svg:x="0.006cm" svg:y="0.018cm" svg:viewBox="0 0 1626 345" svg:d="M0 0c542 0 1083 0 1626 0 0 115 0 230 0 345-543 0-1084 0-1626 0 0-115 0-230 0-345z"><text:p/></draw:path><draw:path draw:style-name="gr3" draw:text-style-name="P69" svg:width="0.324cm" svg:height="0.262cm" svg:x="0.001cm" svg:y="0.025cm" svg:viewBox="0 0 325 263" svg:d="M277 41c4-16 10-28 42-29 1 0 6 0 6-8-3-1 0-4-5-4-13 0-26 1-40 1-13 0-26-1-38-1-2 0-8 0-8 8 0 4 5 4 8 4 22 1 25 9 25 18 0 1 0 6-1 7-14 58-28 115-43 171-28-66-57-133-85-200-3-7-4-8-13-8-17 0-34 0-51 0-8 0-11 0-11 8 0 4 3 4 11 4 2 0 26 0 26 3-17 69-34 138-52 206-4 16-11 29-41 30-3 0-7 0-7 8 0 2 1 4 4 4 14 0 27-2 39-2 13 0 27 2 41 2 1 0 6 0 6-9 0-3-3-3-8-3-22-1-25-10-25-18 0-2 0-4 1-8 17-68 34-136 51-203 2 2 2 3 4 8 32 75 64 151 96 225 3 7 4 8 8 8s4-2 5-9c19-70 37-142 55-213z"><text:p/></draw:path><draw:path draw:style-name="gr3" draw:text-style-name="P69" svg:width="0.193cm" svg:height="0.221cm" svg:x="0.477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9" svg:width="0.274cm" svg:height="0.281cm" svg:x="0.818cm" svg:y="0.025cm" svg:viewBox="0 0 275 282" svg:d="M127 0c-54 0-96 26-112 45-14 16-15 27-15 28 0 2 2 2 4 2 6 0 16-6 18-7 9-5 10-7 12-15 6-16 17-29 65-31-7 86-31 171-63 250-2 5-2 7-2 8s1 2 3 2c7 0 26-9 30-19 20-47 52-134 63-241 6 0 14 0 21 0 46 0 92 18 92 56 0 29-29 83-103 85-8 1-12 1-23 8-7 4-10 8-10 11s2 3 7 3c71 0 161-59 161-123 0-44-52-62-97-62-17 0-34 0-51 0z"><text:p/></draw:path><draw:path draw:style-name="gr3" draw:text-style-name="P69" svg:width="0.088cm" svg:height="0.383cm" svg:x="1.148cm" svg:y="0cm" svg:viewBox="0 0 89 384" svg:d="M89 380c0-1 0-1-7-8-47-48-60-121-60-179 0-67 15-135 63-183 4-4 4-4 4-7 0-2-1-3-3-3-5 0-39 26-62 75-20 43-24 86-24 118 0 28 4 76 25 119 23 47 56 72 61 72 2 0 3-1 3-4z"><text:p/></draw:path><draw:path draw:style-name="gr3" draw:text-style-name="P69" svg:width="0.26cm" svg:height="0.269cm" svg:x="1.271cm" svg:y="0.025cm" svg:viewBox="0 0 261 270" svg:d="M33 34c0 63 0 126 0 187 0 21-3 28-23 28-3 0-10 1-10 6 0 8 5 8 12 8 20 0 41 0 61 0 6 0 13 0 13-8 0-5-7-6-12-6-21 0-24-8-24-29 0-58 0-117 0-175 56 73 111 147 167 219 3 5 5 6 7 6 7 0 7-6 7-12 0-72 0-145 0-217 0-22 3-28 21-28 2 0 9 0 9-6 0-7-6-7-12-7-19 0-39 0-58 0-6 0-12 0-12 7 0 6 7 6 11 6 21 0 25 8 25 29 0 39 0 79 0 120-39-53-79-105-117-156-3-6-4-6-14-6-22 0-45 0-67 0-7 0-13 0-13 7 0 5 6 6 8 6 11 1 18 8 22 12-1 4-1 4-1 9zM218 243c-56-73-112-147-168-221-5-4-5-5-9-9 15 0 30 0 46 0 44 59 87 117 131 175 0 18 0 37 0 55z"><text:p/></draw:path><draw:path draw:style-name="gr3" draw:text-style-name="P69" svg:width="0.089cm" svg:height="0.383cm" svg:x="1.561cm" svg:y="0cm" svg:viewBox="0 0 90 384" svg:d="M90 193c0-30-4-77-25-120-23-48-56-73-61-73-2 0-4 1-4 3 0 3 0 3 8 10 38 38 60 99 60 180 0 65-14 132-63 181-5 5-5 5-5 6 0 3 2 4 4 4 5 0 39-26 62-75 20-43 24-85 24-116z"><text:p/></draw:path></draw:g></text:span><text:span text:style-name="T9">. נוכיח קיום </text:span><text:span text:style-name="T9"><draw:g text:anchor-type="as-char" svg:y="-0.335cm" draw:z-index="239" draw:name="Shape256" draw:style-name="gr1"><svg:title>TexMaths</svg:title><svg:desc>11§display§\la f_1, f_2 \ra \in (\N \to \N)^2§svg§600§FALSE§</svg:desc><draw:path draw:style-name="gr2" draw:text-style-name="P68" svg:width="3.225cm" svg:height="0.392cm" svg:x="0.001cm" svg:y="0.02cm" svg:viewBox="0 0 3226 393" svg:d="M0 0c1076 0 2150 0 3226 0 0 131 0 263 0 393-1076 0-2150 0-3226 0 0-130 0-262 0-393z"><text:p/></draw:path><draw:path draw:style-name="gr3" draw:text-style-name="P69" svg:width="0.085cm" svg:height="0.382cm" svg:x="0.024cm" svg:y="0.049cm" svg:viewBox="0 0 86 383" svg:d="M84 14c2-4 2-5 2-6 0-5-4-8-8-8-3 0-7 1-9 9-23 59-45 117-68 177 0 2-1 4-1 6 0 1 0 2 1 7 23 58 45 117 68 176 1 3 4 8 9 8 4 0 8-3 8-7 0-1 0-2-2-7-24-59-46-119-69-177 23-59 45-118 69-178z"><text:p/></draw:path><draw:path draw:style-name="gr3" draw:text-style-name="P69" svg:width="0.193cm" svg:height="0.348cm" svg:x="0.152cm" svg:y="0.066cm" svg:viewBox="0 0 194 349" svg:d="M122 118c11 0 22 0 33 0 8 0 11 0 11-8 0-5-3-5-10-5-11 0-21 0-32 0 2-14 6-28 8-42 2-9 7-37 10-41 3-8 10-13 17-13 2 0 13 0 19 7-16 2-21 15-21 20 0 9 8 15 15 15 9 0 22-9 22-24 0-17-19-27-35-27-13 0-37 8-49 45-2 9-3 12-12 60-9 0-18 0-27 0-7 0-12 0-12 8 0 5 4 5 11 5 9 0 17 0 26 0-10 50-19 101-29 151-8 38-14 73-34 73-1 0-11 0-19-8 18-1 22-14 22-21 0-9-7-13-14-13-11 0-22 9-22 23 0 18 18 26 33 26 21 0 37-22 44-37 12-24 21-70 22-74 8-39 15-80 23-120z"><text:p/></draw:path><draw:path draw:style-name="gr3" draw:text-style-name="P69" svg:width="0.097cm" svg:height="0.178cm" svg:x="0.351cm" svg:y="0.216cm" svg:viewBox="0 0 98 179" svg:d="M60 8c0-8 0-8-7-8-18 18-42 18-53 18 0 3 0 6 0 9 5 0 24 0 38-7 0 46 0 91 0 137 0 9 0 12-26 12-3 0-8 0-11 0 0 3 0 7 0 10 6 0 39-1 48-1s43 1 49 1c0-3 0-7 0-10-3 0-7 0-10 0-28 0-28-3-28-12 0-50 0-100 0-149z"><text:p/></draw:path><draw:path draw:style-name="gr3" draw:text-style-name="P69" svg:width="0.044cm" svg:height="0.114cm" svg:x="0.528cm" svg:y="0.296cm" svg:viewBox="0 0 45 115" svg:d="M45 41c0-26-10-41-25-41-12 0-20 10-20 21 0 10 8 20 20 20 4 0 10-1 13-5 2-1 1-1 2-1s1 0 1 6c0 28-13 51-26 64-5 4-5 5-5 6 0 3 3 4 5 4 4 0 35-29 35-74z"><text:p/></draw:path><draw:path draw:style-name="gr3" draw:text-style-name="P69" svg:width="0.191cm" svg:height="0.348cm" svg:x="0.686cm" svg:y="0.066cm" svg:viewBox="0 0 192 349" svg:d="M121 118c11 0 23 0 34 0 8 0 11 0 11-8 0-5-3-5-10-5-11 0-21 0-32 0 2-14 6-28 8-42 1-9 7-37 9-41 4-8 11-13 18-13 2 0 11 0 19 7-16 2-21 15-21 20 0 9 7 15 15 15 9 0 20-9 20-24 0-17-17-27-33-27-13 0-37 8-49 45-2 9-3 12-12 60-9 0-19 0-28 0-6 0-11 0-11 8 0 5 4 5 11 5 9 0 17 0 26 0-10 50-19 101-29 151-8 38-14 73-34 73-1 0-11 0-19-8 18-1 21-14 21-21 0-9-6-13-14-13-10 0-21 9-21 23 0 18 18 26 33 26 21 0 36-22 44-37 12-24 21-70 21-74 8-39 15-80 23-120z"><text:p/></draw:path><draw:path draw:style-name="gr3" draw:text-style-name="P69" svg:width="0.119cm" svg:height="0.178cm" svg:x="0.872cm" svg:y="0.216cm" svg:viewBox="0 0 120 179" svg:d="M120 130c-3 0-7 0-10 0 0 6-3 22-7 25-2 1-23 1-26 1-17 0-34 0-51 0 29-25 39-33 55-45 20-17 39-33 39-58 0-33-29-53-64-53-33 0-56 23-56 48 0 15 12 16 14 16 7 0 15-5 15-15 0-5-3-14-16-14 8-20 27-25 40-25 26 0 40 21 40 43 0 23-16 41-25 51-22 21-44 42-66 64-2 3-2 3-2 11 37 0 74 0 111 0 3-16 6-33 9-49z"><text:p/></draw:path><draw:path draw:style-name="gr3" draw:text-style-name="P69" svg:width="0.085cm" svg:height="0.382cm" svg:x="1.05cm" svg:y="0.049cm" svg:viewBox="0 0 86 383" svg:d="M84 199c2-5 2-6 2-7s0-2-2-6c-22-60-46-118-68-177-2-7-5-9-8-9-5 0-8 3-8 8 0 1 0 1 1 5 23 60 45 119 68 179-23 58-45 118-68 177-1 5-1 5-1 7 0 4 3 7 8 7 4 0 6-4 7-7 23-60 45-119 69-177z"><text:p/></draw:path><draw:path draw:style-name="gr3" draw:text-style-name="P69" svg:width="0.191cm" svg:height="0.221cm" svg:x="1.319cm" svg:y="0.132cm" svg:viewBox="0 0 192 222" svg:d="M179 120c7 0 13 0 13-8s-6-8-13-8c-55 0-109 0-164 0 5-51 50-89 104-89 20 0 40 0 60 0 7 0 13 0 13-7 0-8-6-8-13-8-21 0-40 0-61 0-66 0-118 51-118 112 0 62 52 110 118 110 21 0 40 0 61 0 7 0 13 0 13-7s-6-7-13-7c-20 0-40 0-60 0-54 0-99-37-104-88 55 0 109 0 164 0z"><text:p/></draw:path><draw:path draw:style-name="gr3" draw:text-style-name="P69" svg:width="0.089cm" svg:height="0.382cm" svg:x="1.688cm" svg:y="0.049cm" svg:viewBox="0 0 90 383" svg:d="M90 379c0-1 0-1-6-8-49-48-62-122-62-179 0-67 15-134 63-182 5-5 5-6 5-7 0-2-2-3-4-3-4 0-39 26-62 75-20 43-24 84-24 117 0 29 4 76 25 119 23 47 57 72 61 72 2 0 4-1 4-4z"><text:p/></draw:path><draw:path draw:style-name="gr3" draw:text-style-name="P69" svg:width="0.261cm" svg:height="0.269cm" svg:x="1.81cm" svg:y="0.073cm" svg:viewBox="0 0 262 270" svg:d="M33 35c0 63 0 125 0 187 0 21-2 27-22 27-4 0-11 1-11 7 0 7 5 7 13 7 20 0 40 0 60 0 6 0 13 0 13-7 0-6-7-7-12-7-21 0-25-8-25-28 0-58 0-117 0-175 57 73 112 146 168 219 3 4 5 5 7 5 7 0 7-6 7-12 0-71 0-144 0-216 0-22 3-28 22-28 2 0 9-1 9-6 0-8-7-8-13-8-19 0-38 0-57 0-7 0-13 0-13 8 0 6 7 6 11 6 22 0 24 8 24 29 0 39 0 79 0 120-38-53-78-105-116-158-3-5-5-5-13-5-22 0-45 0-67 0-8 0-14 0-14 8 0 5 6 6 8 6 11 1 19 7 22 12-1 3-1 4-1 9zM218 244c-56-74-112-147-169-221-3-4-3-5-7-9 15 0 31 0 46 0 43 59 87 117 130 175 0 19 0 36 0 55z"><text:p/></draw:path><draw:path draw:style-name="gr3" draw:text-style-name="P69" svg:width="0.342cm" svg:height="0.2cm" svg:x="2.208cm" svg:y="0.14cm" svg:viewBox="0 0 343 201" svg:d="M300 109c-21 16-31 32-34 36-17 27-14 34-21 52 0 4 5 4 8 4 7 0 8 0 9-8 9-37 32-69 75-88 5-1 6-2 6-4 0-3-2-4-3-4-18-7-64-26-78-90-1-6-2-7-9-7-3 0-8 0-8 5 7 17 4 25 20 51 8 11 19 25 35 37-95 0-191 0-287 0-6 0-13 0-13 8s7 8 13 8c96 0 192 0 287 0z"><text:p/></draw:path><draw:path draw:style-name="gr3" draw:text-style-name="P69" svg:width="0.261cm" svg:height="0.269cm" svg:x="2.69cm" svg:y="0.073cm" svg:viewBox="0 0 262 270" svg:d="M34 35c0 63 0 125 0 187 0 21-3 27-23 27-4 0-11 1-11 7 0 7 7 7 13 7 20 0 41 0 61 0 6 0 12 0 12-7 0-6-6-7-11-7-22 0-26-8-26-28 0-58 0-117 0-175 57 73 112 146 168 219 3 4 5 5 8 5 7 0 7-6 7-12 0-71 0-144 0-216 0-22 3-28 21-28 2 0 9-1 9-6 0-8-6-8-13-8-19 0-38 0-57 0-6 0-13 0-13 8 0 6 8 6 11 6 22 0 26 8 26 29 0 39 0 79 0 120-39-53-79-105-117-158-4-5-6-5-14-5-22 0-45 0-67 0-7 0-14 0-14 8 0 5 7 6 9 6 10 1 18 7 21 12 0 3 0 4 0 9zM218 244c-56-74-112-147-169-221-3-4-3-5-7-9 15 0 31 0 46 0 43 59 87 117 130 175 0 19 0 36 0 55z"><text:p/></draw:path><draw:path draw:style-name="gr3" draw:text-style-name="P69" svg:width="0.089cm" svg:height="0.382cm" svg:x="2.982cm" svg:y="0.049cm" svg:viewBox="0 0 90 383" svg:d="M90 192c0-29-4-77-26-119-23-49-56-73-60-73-2 0-4 1-4 3 0 1 0 2 8 9 37 39 59 100 59 180 0 65-14 132-62 182-5 4-5 4-5 5 0 3 2 4 4 4 4 0 39-26 62-74 19-43 24-86 24-117z"><text:p/></draw:path><draw:path draw:style-name="gr3" draw:text-style-name="P69" svg:width="0.119cm" svg:height="0.178cm" svg:x="3.127cm" svg:y="0cm" svg:viewBox="0 0 120 179" svg:d="M120 130c-3 0-6 0-9 0-1 6-4 22-8 24-2 2-23 2-26 2-17 0-33 0-50 0 28-25 38-33 54-45 20-17 39-33 39-58 0-33-29-53-64-53-33 0-56 23-56 48 0 14 12 16 14 16 7 0 15-6 15-15 0-5-2-14-16-14 8-20 27-25 40-25 26 0 40 21 40 43 0 23-16 41-25 51-22 21-43 42-65 64-3 2-3 3-3 11 37 0 75 0 112 0 2-16 6-33 8-49z"><text:p/></draw:path></draw:g></text:span><text:span text:style-name="T9"><text:s/>כך ש־</text:span><text:span text:style-name="T9"><draw:g text:anchor-type="as-char" svg:y="-0.288cm" draw:z-index="240" draw:name="Shape257" draw:style-name="gr1"><svg:title>TexMaths</svg:title><svg:desc>11§display§H(\la f_1, f_2 \ra) = N§svg§600§FALSE§</svg:desc><draw:path draw:style-name="gr2" draw:text-style-name="P68" svg:width="2.665cm" svg:height="0.344cm" svg:x="0.006cm" svg:y="0.018cm" svg:viewBox="0 0 2666 345" svg:d="M0 0c889 0 1777 0 2666 0 0 115 0 230 0 345-889 0-1777 0-2666 0 0-115 0-230 0-345z"><text:p/></draw:path><draw:path draw:style-name="gr3" draw:text-style-name="P69" svg:width="0.324cm" svg:height="0.262cm" svg:x="0.001cm" svg:y="0.025cm" svg:viewBox="0 0 325 263" svg:d="M279 30c4-13 5-18 33-18 10 0 13 0 13-8 0-4-4-4-5-4-11 0-39 1-49 1-12 0-40-1-51-1-3 0-7 0-7 8 0 4 4 4 10 4 1 0 9 0 16 1 6 1 10 1 10 7 0 1 0 2-1 6-8 32-16 63-24 95-39 0-78 0-117 0 7-31 14-60 22-91 4-13 5-18 33-18 10 0 13 0 13-8 0-4-4-4-6-4-11 0-38 1-49 1s-39-1-50-1c-3 0-7 0-7 8 0 4 3 4 11 4 4 0 7 0 14 1s11 1 11 7c0 1-1 2-2 6-18 69-34 138-52 206-3 16-4 19-35 19-7 0-10 0-10 8 0 3 4 4 6 4 9 0 37-2 48-2 9 0 16 1 25 1 8 0 17 1 26 1 2 0 7 0 7-9 0-3-4-3-11-3-14 0-25 0-25-8 0-2 1-4 1-6 9-36 18-70 26-105 40 0 79 0 118 0-16 64-25 100-26 106-5 12-11 13-35 13-6 0-10 0-10 8 0 3 3 3 5 4 11 0 39-2 50-2 7 0 16 1 24 1 9 0 17 1 25 1 3 0 8 0 8-9 0-3-3-3-11-3-14 0-24 0-24-8 0-2 0-4 1-6 17-69 34-138 51-207z"><text:p/></draw:path><draw:path draw:style-name="gr3" draw:text-style-name="P69" svg:width="0.089cm" svg:height="0.383cm" svg:x="0.376cm" svg:y="0cm" svg:viewBox="0 0 90 384" svg:d="M90 380c0-1 0-1-6-8-49-48-61-121-61-179 0-67 14-135 62-183 5-4 5-4 5-7 0-2-2-3-4-3-3 0-39 26-62 75-18 43-24 86-24 118 0 28 4 76 25 119 25 47 58 72 61 72 2 0 4-1 4-4z"><text:p/></draw:path><draw:path draw:style-name="gr3" draw:text-style-name="P69" svg:width="0.085cm" svg:height="0.383cm" svg:x="0.531cm" svg:y="0cm" svg:viewBox="0 0 86 384" svg:d="M84 14c2-4 2-4 2-6 0-5-3-8-8-8-3 0-6 2-9 9-22 58-45 118-67 177-1 2-2 4-2 7 0 0 0 1 2 5 22 60 45 119 67 177 1 4 4 9 9 9s8-3 8-7c0-2 0-3-2-7-23-60-45-119-69-177 24-60 46-119 69-179z"><text:p/></draw:path><draw:path draw:style-name="gr3" draw:text-style-name="P69" svg:width="0.193cm" svg:height="0.348cm" svg:x="0.659cm" svg:y="0.018cm" svg:viewBox="0 0 194 349" svg:d="M122 118c11 0 22 0 33 0 8 0 11 0 11-9 0-3-3-3-10-3-11 0-21 0-32 0 3-16 6-30 8-44 2-9 7-36 10-41 3-7 10-13 18-13 1 0 12 0 18 7-16 2-21 15-21 21 0 9 8 14 15 14 10 0 22-9 22-24 0-17-19-26-34-26-14 0-38 7-50 45-2 8-3 12-12 61-9 0-18 0-26 0s-13 0-13 6 4 6 11 6c9 0 17 0 26 0-10 50-19 100-29 151-8 37-14 72-34 72-1 0-11 0-19-7 19-1 22-15 22-21 0-9-7-14-14-14-10 0-22 9-22 24 0 17 18 26 33 26 22 0 37-22 44-37 12-25 21-71 22-74 8-40 15-81 23-120z"><text:p/></draw:path><draw:path draw:style-name="gr3" draw:text-style-name="P69" svg:width="0.097cm" svg:height="0.178cm" svg:x="0.858cm" svg:y="0.168cm" svg:viewBox="0 0 98 179" svg:d="M61 8c0-7 0-8-8-8-18 18-42 18-53 18 0 3 0 6 0 10 6 0 24 0 39-8 0 45 0 91 0 137 0 9 0 13-27 13-3 0-8 0-11 0 0 3 0 6 0 9 6 0 39-1 49-1 8 0 42 1 48 1 0-3 0-6 0-9-3 0-7 0-10 0-27 0-27-4-27-13 0-50 0-100 0-149z"><text:p/></draw:path><draw:path draw:style-name="gr3" draw:text-style-name="P69" svg:width="0.044cm" svg:height="0.115cm" svg:x="1.035cm" svg:y="0.247cm" svg:viewBox="0 0 45 116" svg:d="M45 41c0-26-10-41-25-41-12 0-20 10-20 21 0 10 8 21 20 21 4 0 10-2 13-6 1-1 1-1 2-1s1 0 1 6c0 28-13 51-26 65-4 3-4 4-4 5 0 4 2 5 4 5 4 0 35-30 35-75z"><text:p/></draw:path><draw:path draw:style-name="gr3" draw:text-style-name="P69" svg:width="0.192cm" svg:height="0.348cm" svg:x="1.194cm" svg:y="0.018cm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69" svg:width="0.119cm" svg:height="0.178cm" svg:x="1.379cm" svg:y="0.168cm" svg:viewBox="0 0 120 179" svg:d="M120 130c-3 0-7 0-10 0-1 7-3 22-7 25-2 1-23 1-27 1-17 0-33 0-50 0 29-25 39-32 54-45 21-15 40-33 40-58 0-33-30-53-64-53-33 0-56 24-56 48 0 15 11 16 14 16 7 0 15-5 15-14 0-6-3-15-17-15 9-18 28-25 40-25 27 0 42 21 42 43 0 23-18 42-26 52-22 21-44 41-66 63-2 4-2 4-2 11 37 0 74 0 111 0 3-16 6-33 9-49z"><text:p/></draw:path><draw:path draw:style-name="gr3" draw:text-style-name="P69" svg:width="0.086cm" svg:height="0.383cm" svg:x="1.556cm" svg:y="0cm" svg:viewBox="0 0 87 384" svg:d="M85 198c2-4 2-5 2-5 0-1 0-3-2-7-23-59-45-119-68-177-3-7-5-9-9-9-5 0-8 3-8 8 0 1 0 2 2 6 23 60 45 119 68 179-23 58-45 117-68 177-2 4-2 4-2 7 0 4 3 7 8 7s6-4 9-7c23-60 45-119 68-179z"><text:p/></draw:path><draw:path draw:style-name="gr3" draw:text-style-name="P69" svg:width="0.088cm" svg:height="0.383cm" svg:x="1.708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69" svg:width="0.256cm" svg:height="0.089cm" svg:x="1.964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325cm" svg:height="0.262cm" svg:x="2.366cm" svg:y="0.025cm" svg:viewBox="0 0 326 263" svg:d="M277 41c5-16 11-28 42-29 2 0 7 0 7-8-3-1 0-4-6-4-12 0-25 1-38 1-14 0-27-1-40-1-2 0-7 0-7 8 0 4 4 4 7 4 22 1 26 9 26 18 0 1-1 6-1 7-14 58-28 115-43 171-28-66-57-133-85-200-4-7-4-8-12-8-18 0-35 0-52 0-8 0-12 0-12 8 0 4 4 4 11 4 2 0 26 0 26 3-17 69-34 138-52 206-3 16-9 29-41 30-3 0-7 0-7 8 0 2 2 4 6 4 12 0 25-2 38-2s28 2 40 2c2 0 6 0 6-9 0-3-3-3-7-3-22-1-26-10-26-18 0-2 1-4 2-8 17-68 35-136 51-203 1 2 1 3 3 8 32 75 65 151 97 225 2 7 3 8 7 8s4-2 6-9c18-70 37-142 54-213z"><text:p/></draw:path></draw:g></text:span><text:span text:style-name="T9">. לפי הטענה שהוכחה בכיתה, לכל </text:span><text:span text:style-name="T9"><draw:g text:anchor-type="as-char" svg:y="-0.288cm" draw:z-index="241" draw:name="Shape258" draw:style-name="gr1"><svg:title>TexMaths</svg:title><svg:desc>11§display§A \in \ps(\N)§svg§600§FALSE§</svg:desc><draw:path draw:style-name="gr2" draw:text-style-name="P68" svg:width="1.562cm" svg:height="0.344cm" svg:x="0.008cm" svg:y="0.018cm" svg:viewBox="0 0 1563 345" svg:d="M0 0c521 0 1042 0 1563 0 0 115 0 230 0 345-521 0-1042 0-1563 0 0-115 0-230 0-345z"><text:p/></draw:path><draw:path draw:style-name="gr3" draw:text-style-name="P69" svg:width="0.264cm" svg:height="0.274cm" svg:x="0.001cm" svg:y="0.011cm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69" svg:width="0.193cm" svg:height="0.221cm" svg:x="0.417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9" svg:width="0.274cm" svg:height="0.281cm" svg:x="0.758cm" svg:y="0.025cm" svg:viewBox="0 0 275 282" svg:d="M127 0c-54 0-96 26-112 45-14 16-15 27-15 28 0 2 2 2 4 2 6 0 15-6 18-7 9-5 10-7 12-15 6-16 17-29 65-31-7 86-31 171-63 250-2 5-2 7-2 8s1 2 3 2c7 0 26-9 30-19 20-47 52-134 63-241 6 0 14 0 21 0 46 0 92 18 92 56 0 29-28 83-103 85-8 1-12 1-23 8-7 4-10 8-10 11s2 3 7 3c70 0 161-59 161-123 0-44-52-62-97-62-17 0-34 0-51 0z"><text:p/></draw:path><draw:path draw:style-name="gr3" draw:text-style-name="P69" svg:width="0.088cm" svg:height="0.383cm" svg:x="1.088cm" svg:y="0cm" svg:viewBox="0 0 89 384" svg:d="M89 380c0-1 0-1-6-8-48-48-61-121-61-179 0-67 15-135 63-183 4-4 4-4 4-7 0-2-1-3-3-3-5 0-39 26-62 75-20 43-24 86-24 118 0 28 4 76 25 119 23 47 56 72 61 72 2 0 3-1 3-4z"><text:p/></draw:path><draw:path draw:style-name="gr3" draw:text-style-name="P69" svg:width="0.26cm" svg:height="0.269cm" svg:x="1.21cm" svg:y="0.025cm" svg:viewBox="0 0 261 270" svg:d="M33 34c0 63 0 126 0 187 0 21-3 28-23 28-4 0-10 1-10 6 0 8 6 8 12 8 20 0 41 0 61 0 6 0 13 0 13-8 0-5-7-6-12-6-21 0-24-8-24-29 0-58 0-117 0-175 56 73 111 147 167 219 3 5 5 6 7 6 7 0 7-6 7-12 0-72 0-145 0-217 0-22 3-28 21-28 2 0 9 0 9-6 0-7-6-7-12-7-19 0-39 0-58 0-6 0-12 0-12 7 0 6 7 6 11 6 21 0 25 8 25 29 0 39 0 79 0 120-39-53-79-105-117-156-3-6-4-6-14-6-22 0-45 0-67 0-7 0-13 0-13 7 0 5 6 6 8 6 11 1 18 8 22 12-1 4-1 4-1 9zM218 243c-56-73-112-147-168-221-5-4-5-5-9-9 15 0 31 0 46 0 44 59 87 117 131 175 0 18 0 37 0 55z"><text:p/></draw:path><draw:path draw:style-name="gr3" draw:text-style-name="P69" svg:width="0.089cm" svg:height="0.383cm" svg:x="1.501cm" svg:y="0cm" svg:viewBox="0 0 90 384" svg:d="M90 193c0-30-4-77-25-120-23-48-56-73-61-73-2 0-4 1-4 3 0 3 0 3 8 10 38 38 60 99 60 180 0 65-14 132-62 181-6 5-6 5-6 6 0 3 2 4 4 4 5 0 39-26 62-75 20-43 24-85 24-116z"><text:p/></draw:path></draw:g></text:span><text:span text:style-name="T9"><text:s/>קיימות </text:span><text:span text:style-name="T9"><draw:g text:anchor-type="as-char" svg:y="-0.27cm" draw:z-index="242" draw:name="Shape259" draw:style-name="gr1"><svg:title>TexMaths</svg:title><svg:desc>11§display§B, C \subseteq \N§svg§600§FALSE§</svg:desc><draw:path draw:style-name="gr2" draw:text-style-name="P68" svg:width="1.535cm" svg:height="0.305cm" svg:x="0.004cm" svg:y="0.018cm" svg:viewBox="0 0 1536 306" svg:d="M768 306c-256 0-511 0-768 0 0-102 0-204 0-306 512 0 1024 0 1536 0 0 102 0 204 0 306-256 0-512 0-768 0z"><text:p/></draw:path><draw:path draw:style-name="gr3" draw:text-style-name="P69" svg:width="0.275cm" svg:height="0.261cm" svg:x="0.001cm" svg:y="0.01cm" svg:viewBox="0 0 276 262" svg:d="M45 232c-3 16-4 18-35 18-7 0-10 0-10 8 0 4 3 4 10 4 46 0 92 0 139 0 60 0 106-45 106-81 0-29-23-51-60-55 41-8 81-36 81-73 0-29-25-53-72-53-43 0-87 0-130 0-7 0-11 0-11 8 0 4 3 4 11 4 1 0 7 0 14 0 8 1 11 2 11 7 0 1 0 3-1 7-18 69-35 138-53 206zM103 122c8-32 17-64 25-96 3-13 4-14 21-14 16 0 34 0 50 0 33 0 42 22 42 40 0 34-33 70-80 70-19 0-39 0-58 0zM87 250c-6 0-7 0-9 0-4 0-5-1-5-4 0-2 0-2 2-9 9-35 17-71 26-106 25 0 50 0 74 0 37 0 44 29 44 45 0 37-34 74-80 74-18 0-34 0-52 0z"><text:p/></draw:path><draw:path draw:style-name="gr3" draw:text-style-name="P69" svg:width="0.044cm" svg:height="0.115cm" svg:x="0.331cm" svg:y="0.231cm" svg:viewBox="0 0 45 116" svg:d="M45 41c0-26-10-41-25-41-12 0-20 10-20 21 0 10 8 20 20 20 4 0 10-1 13-5 2-1 1-1 2-1s1 0 1 6c0 28-13 51-26 64-4 4-4 5-4 6 0 2 2 5 4 5 4 0 35-30 35-75z"><text:p/></draw:path><draw:path draw:style-name="gr3" draw:text-style-name="P69" svg:width="0.273cm" svg:height="0.279cm" svg:x="0.489cm" svg:y="0.001cm" svg:viewBox="0 0 274 280" svg:d="M274 4c0-1 0-4-3-4-1 0-2 1-7 4-9 10-17 20-26 30-3-5-22-34-65-34-86 0-173 86-173 175 0 63 46 105 105 105 34 0 63-16 83-33 37-32 43-66 43-68 0-3-3-2-4-3-3 0-5 0-6 3-3 10-12 38-38 60-28 22-52 29-72 29-35 0-76-20-76-80 0-22 8-84 48-130 23-26 59-46 93-46 40 0 63 30 63 75 0 15-1 15-1 20 0 3 4 3 5 3 6 0 6-1 7-8 8-33 16-65 24-98z"><text:p/></draw:path><draw:path draw:style-name="gr3" draw:text-style-name="P69" svg:width="0.236cm" svg:height="0.296cm" svg:x="0.912cm" svg:y="0.025cm" svg:viewBox="0 0 237 297" svg:d="M224 15c6 0 13 0 13-7 0-8-7-8-13-8-36 0-70 0-105 0-66 0-119 51-119 112 0 62 54 110 119 110 35 0 69 0 105 0 6 0 13 0 13-7 0-8-7-8-13-8-35 0-70 0-104 0-61 0-103-44-103-95 0-53 44-97 103-97 34 0 69 0 104 0zM22 282c-7 0-14 0-14 8 0 7 7 7 14 7 67 0 134 0 202 0 6 0 13 0 13-7 0-8-7-8-13-8-68 0-135 0-202 0z"><text:p/></draw:path><draw:path draw:style-name="gr3" draw:text-style-name="P69" svg:width="0.261cm" svg:height="0.27cm" svg:x="1.298cm" svg:y="0.009cm" svg:viewBox="0 0 262 271" svg:d="M33 35c0 63 0 126 0 187 0 20-2 28-22 28-4 0-11 0-11 7 0 6 7 6 13 6 20 0 40 0 60 0 7 0 13 0 13-6 0-7-7-7-12-7-21 0-24-9-24-29 0-58 0-116 0-175 56 73 111 147 167 219 3 5 5 6 8 6 6 0 6-7 6-13 0-72 0-145 0-217 0-21 5-27 22-28 2 0 9 0 9-5 0-8-5-8-13-8-19 0-38 0-56 0-7 0-14 0-14 8 0 5 7 5 11 5 22 1 26 9 26 29 0 39 0 80 0 121-39-53-78-105-117-157-4-6-5-6-14-6-22 0-45 0-67 0-8 0-14 0-14 8 0 5 6 5 9 5 10 2 18 8 21 12-1 4-1 5-1 10zM218 243c-56-72-112-146-168-220-4-4-4-5-8-10 15 0 31 0 46 0 43 59 87 117 130 175 0 19 0 38 0 55z"><text:p/></draw:path></draw:g></text:span><text:span text:style-name="T9"><text:s/>לא ריקות כך ש־</text:span><text:span text:style-name="T9"><draw:g text:anchor-type="as-char" svg:y="-0.222cm" draw:z-index="243" draw:name="Shape260" draw:style-name="gr1"><svg:title>TexMaths</svg:title><svg:desc>11§display§B \trio C = A§svg§600§FALSE§</svg:desc><draw:path draw:style-name="gr2" draw:text-style-name="P68" svg:width="1.713cm" svg:height="0.243cm" svg:x="0.004cm" svg:y="0.02cm" svg:viewBox="0 0 1714 244" svg:d="M0 0c571 0 1142 0 1714 0 0 82 0 162 0 244-572 0-1143 0-1714 0 0-82 0-162 0-244z"><text:p/></draw:path><draw:path draw:style-name="gr3" draw:text-style-name="P69" svg:width="0.275cm" svg:height="0.26cm" svg:x="0.001cm" svg:y="0.013cm" svg:viewBox="0 0 276 261" svg:d="M45 232c-3 15-4 17-35 17-7 0-10 0-10 8 0 4 3 4 10 4 46 0 92 0 139 0 60 0 106-45 106-82 0-28-23-50-60-53 41-8 81-37 81-73 0-29-26-53-72-53-43 0-87 0-130 0-7 0-11 0-11 8 0 3 3 3 11 3 1 0 7 0 14 1 8 1 11 1 11 7 0 1-1 2-2 6-18 69-34 138-52 207zM103 121c8-32 17-64 25-95 3-14 4-15 21-15 16 0 33 0 49 0 34 0 43 23 43 40 0 34-34 70-80 70-19 0-39 0-58 0zM86 249c-5 0-6 0-8 0-4 0-5-1-5-3 0-1 0-2 2-9 9-35 17-72 26-107 24 0 50 0 74 0 36 0 44 28 44 44 0 39-34 75-80 75-18 0-36 0-53 0z"><text:p/></draw:path><draw:path draw:style-name="gr3" draw:text-style-name="P69" svg:width="0.296cm" svg:height="0.274cm" svg:x="0.32cm" svg:y="0cm" svg:viewBox="0 0 297 275" svg:d="M157 8c-3-6-4-8-8-8-5 0-6 1-9 8-45 84-92 168-137 252-3 5-3 6-3 7 0 8 8 8 13 8 90 0 181 0 271 0 7 0 13 0 13-8 0-1 0-2-2-6-46-85-91-168-138-253zM149 24c43 79 85 157 128 235-85 0-171 0-257 0 43-78 86-156 129-235z"><text:p/></draw:path><draw:path draw:style-name="gr3" draw:text-style-name="P69" svg:width="0.273cm" svg:height="0.278cm" svg:x="0.66cm" svg:y="0.005cm" svg:viewBox="0 0 274 279" svg:d="M274 3c0-1 0-3-4-3-1 0-1 0-6 4-9 10-19 20-27 30-4-5-21-34-64-34-86 0-173 85-173 173 0 64 45 106 105 106 34 0 62-15 83-33 37-32 43-67 43-68 0-4-4-4-5-4-3 0-5 1-5 4-3 12-13 38-39 61-27 21-51 28-71 28-35 0-76-20-76-81 0-21 8-82 46-128 25-27 61-46 95-46 40 0 63 30 63 74 0 15-2 15-2 20 0 3 4 3 6 3 5 0 5 0 7-8 8-33 16-65 24-98z"><text:p/></draw:path><draw:path draw:style-name="gr3" draw:text-style-name="P69" svg:width="0.255cm" svg:height="0.089cm" svg:x="1.073cm" svg:y="0.134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264cm" svg:height="0.274cm" svg:x="1.473cm" svg:y="0cm" svg:viewBox="0 0 265 275" svg:d="M56 230c-15 27-31 31-48 32-5 2-8 2-8 8 0 3 2 5 6 5 9 0 22-2 33-2 12 0 26 2 38 2 2 0 8 0 8-7 0-4-5-6-7-6-9 0-19-3-19-13 0-4 4-9 6-14 10-16 20-32 30-49 32 0 65 0 97 0 1 8 6 60 6 64 0 11-20 12-27 12-6 0-10 0-10 8 0 5 4 5 5 5 16 0 33-2 49-2 10 0 34 2 44 2 2 0 6 0 6-8 0-5-4-5-9-5-24 0-24-2-25-13-8-80-15-160-23-240-1-8-1-9-8-9-6 0-7 2-10 7-45 75-89 148-134 223zM102 174c26-42 51-85 76-127 5 42 8 85 12 127-29 0-58 0-88 0z"><text:p/></draw:path></draw:g></text:span><text:span text:style-name="T9">, ובפרט עבור </text:span><text:span text:style-name="T9"><draw:g text:anchor-type="as-char" svg:y="-0.275cm" draw:z-index="244" draw:name="Shape261" draw:style-name="gr1"><svg:title>TexMaths</svg:title><svg:desc>11§display§A = N§svg§600§FALSE§</svg:desc><draw:path draw:style-name="gr2" draw:text-style-name="P68" svg:width="1.105cm" svg:height="0.234cm" svg:x="0.008cm" svg:y="0.02cm" svg:viewBox="0 0 1106 235" svg:d="M0 0c369 0 737 0 1106 0 0 78 0 157 0 235-369 0-737 0-1106 0 0-78 0-157 0-235z"><text:p/></draw:path><draw:path draw:style-name="gr3" draw:text-style-name="P69" svg:width="0.264cm" svg:height="0.274cm" svg:x="0.001cm" svg:y="0cm" svg:viewBox="0 0 265 275" svg:d="M56 231c-15 25-31 30-47 32-6 0-9 0-9 7 0 2 2 5 6 5 9 0 22-1 33-1 13 0 26 1 38 1 2 0 8 0 8-8 0-4-3-4-7-4-9-2-17-4-17-14 0-4 2-8 5-14 10-16 19-33 29-49 32 0 65 0 97 0 1 7 6 60 6 64 0 11-20 13-27 13-6 0-10 0-10 7 0 5 3 4 5 5 17 0 33-1 49-1 10 0 34 1 44 1 2 0 6 0 6-8 0-4-3-4-8-4-25 0-25-3-26-14-7-80-15-160-23-240-1-8-1-9-8-9-5 0-7 2-9 7-46 74-90 149-135 224zM102 174c26-42 51-85 76-127 5 42 8 85 13 127-30 0-59 0-89 0z"><text:p/></draw:path><draw:path draw:style-name="gr3" draw:text-style-name="P69" svg:width="0.256cm" svg:height="0.089cm" svg:x="0.408cm" svg:y="0.134cm" svg:viewBox="0 0 257 90" svg:d="M243 15c6 0 14 0 14-7 0-8-8-8-12-8-78 0-156 0-233 0-5 0-12 0-12 8 0 7 7 7 13 7 77 0 153 0 230 0zM245 90c4 0 12 0 12-8 0-7-8-7-14-7-77 0-153 0-230 0-6 0-13 0-13 7 0 8 7 8 12 8 77 0 155 0 233 0z"><text:p/></draw:path><draw:path draw:style-name="gr3" draw:text-style-name="P69" svg:width="0.325cm" svg:height="0.26cm" svg:x="0.807cm" svg:y="0.013cm" svg:viewBox="0 0 326 261" svg:d="M278 40c4-16 11-28 41-29 3 0 7 0 7-8-2-1 0-3-5-3-13 0-26 1-39 1s-26-1-40-1c-2 0-6 0-6 8 0 3 3 3 6 3 22 1 27 9 27 18 0 1-1 6-1 7-15 57-29 113-43 171-29-67-58-133-86-200-4-7-4-7-12-7-18 0-34 0-52 0-8 0-11 0-11 8 0 3 3 3 10 3 2 0 26 0 26 4-17 68-34 138-52 206-3 15-9 27-41 28-3 0-7 0-7 8 0 3 2 4 6 4 12 0 25-1 38-1s28 1 40 1c2 0 6 0 6-7 0-5-3-5-7-5-22-1-26-8-26-16 0-3 1-4 2-9 17-67 35-135 51-202 1 2 1 2 3 7 32 74 65 150 97 225 3 6 4 7 7 7 4 0 4-1 7-7 17-72 35-143 54-214z"><text:p/></draw:path></draw:g></text:span><text:span text:style-name="T9">. נתבונן ב־</text:span><text:span text:style-name="T9"><draw:g text:anchor-type="as-char" svg:y="-0.27cm" draw:z-index="245" draw:name="Shape262" draw:style-name="gr1"><svg:title>TexMaths</svg:title><svg:desc>11§display§B, C§svg§600§FALSE§</svg:desc><draw:path draw:style-name="gr2" draw:text-style-name="P68" svg:width="0.736cm" svg:height="0.305cm" svg:x="0.004cm" svg:y="0.018cm" svg:viewBox="0 0 737 306" svg:d="M0 0c245 0 492 0 737 0 0 102 0 204 0 306-245 0-492 0-737 0 0-102 0-204 0-306z"><text:p/></draw:path><draw:path draw:style-name="gr3" draw:text-style-name="P69" svg:width="0.275cm" svg:height="0.261cm" svg:x="0.001cm" svg:y="0.009cm" svg:viewBox="0 0 276 262" svg:d="M45 232c-3 16-4 18-35 18-7 0-10 0-10 8 0 4 3 4 10 4 46 0 92 0 138 0 61 0 107-45 107-83 0-27-23-49-60-53 40-8 81-37 81-73 0-29-26-53-73-53-44 0-86 0-129 0-7 0-11 0-11 8 0 4 3 4 11 4 1 0 7 0 14 0 7 1 11 1 11 7 0 1-1 2-2 7-18 69-34 138-52 206zM103 122c8-32 17-64 25-96 3-13 4-14 20-14 17 0 33 0 50 0 34 0 43 22 43 40 0 34-34 70-82 70-18 0-37 0-56 0zM86 250c-5 0-6 0-8 0-4 0-5-1-5-3 0-1 0-3 2-10 9-35 17-71 26-106 24 0 49 0 73 0 37 0 45 29 45 44 0 38-34 75-80 75-18 0-36 0-53 0z"><text:p/></draw:path><draw:path draw:style-name="gr3" draw:text-style-name="P69" svg:width="0.044cm" svg:height="0.115cm" svg:x="0.33cm" svg:y="0.23cm" svg:viewBox="0 0 45 116" svg:d="M45 41c0-26-9-41-24-41-13 0-21 10-21 21 0 10 8 20 21 20 4 0 10-1 13-5 1-1 1-1 2-1 0 2 1 0 1 6 0 28-14 51-26 65-4 3-4 4-4 5 0 4 2 5 3 5 4 0 35-30 35-75z"><text:p/></draw:path><draw:path draw:style-name="gr3" draw:text-style-name="P69" svg:width="0.273cm" svg:height="0.279cm" svg:x="0.487cm" svg:y="0cm" svg:viewBox="0 0 274 280" svg:d="M274 4c0-2-1-4-5-4-1 0-1 0-5 4-10 10-19 20-28 30-3-5-20-34-63-34-86 0-173 86-173 174 0 64 45 106 104 106 33 0 63-16 84-33 35-32 42-68 42-69 0-3-3-3-5-3s-4 0-4 3c-4 11-13 39-40 62-26 21-50 28-71 28-34 0-75-20-75-81 0-21 8-83 46-129 25-27 61-46 95-46 40 0 62 30 62 75 0 15-2 14-2 19 0 3 5 4 7 4 4 0 4-1 7-8 7-33 15-65 24-98z"><text:p/></draw:path></draw:g></text:span><text:span text:style-name="T9"> המתאימות ל־</text:span><text:span text:style-name="T9"><draw:g text:anchor-type="as-char" svg:y="-0.263cm" draw:z-index="246" draw:name="Shape263" draw:style-name="gr1"><svg:title>TexMaths</svg:title><svg:desc>11§display§N§svg§600§FALSE§</svg:desc><draw:path draw:style-name="gr2" draw:text-style-name="P68" svg:width="0.299cm" svg:height="0.222cm" svg:x="0.006cm" svg:y="0.018cm" svg:viewBox="0 0 300 223" svg:d="M0 0c100 0 200 0 300 0 0 74 0 149 0 223-100 0-200 0-300 0 0-74 0-149 0-223z"><text:p/></draw:path><draw:path draw:style-name="gr3" draw:text-style-name="P69" svg:width="0.323cm" svg:height="0.262cm" svg:x="0.001cm" svg:y="0cm" svg:viewBox="0 0 324 263" svg:d="M276 41c4-16 11-28 41-29 3 0 7-1 7-8 0-1 0-4-5-4-13 0-26 1-39 1s-26-1-40-1c-2 0-6 0-6 8 0 4 3 4 6 4 22 0 27 9 27 17 0 1-1 7-1 9-15 56-29 113-43 169-29-66-57-133-85-199-4-8-4-8-12-8-18 0-36 0-52 0-8 0-11 0-11 8 0 4 3 4 11 4 1 0 26 0 26 3-17 69-35 138-51 207-5 15-12 27-42 29-3 0-7 1-7 7 0 4 1 5 4 5 13 0 27-1 39-1 13 0 28 1 40 1 2 0 7 0 7-8 0-3-3-4-7-4-23-2-26-9-26-17 0-3 0-4 1-9 17-67 34-136 51-203 2 2 2 3 3 7 32 75 64 151 96 226 3 7 4 8 7 8 4 0 4-1 7-8 18-72 36-142 54-214z"><text:p/></draw:path></draw:g></text:span><text:span text:style-name="T9">. נתבונן ב־</text:span><text:span text:style-name="T9"><draw:g text:anchor-type="as-char" svg:y="-0.173cm" draw:z-index="247" draw:name="Shape264" draw:style-name="gr1"><svg:title>TexMaths</svg:title><svg:desc>11§display§n§svg§600§FALSE§</svg:desc><draw:path draw:style-name="gr2" draw:text-style-name="P68" svg:width="0.179cm" svg:height="0.132cm" svg:x="0.01cm" svg:y="0.018cm" svg:viewBox="0 0 180 133" svg:d="M0 0c60 0 120 0 180 0 0 44 0 89 0 133-60 0-120 0-180 0 0-44 0-89 0-133z"><text:p/></draw:path><draw:path draw:style-name="gr3" draw:text-style-name="P69" svg:width="0.207cm" svg:height="0.172cm" svg:x="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9">־יות הסדורות </text:span><text:span text:style-name="T9"><draw:g text:anchor-type="as-char" svg:y="-0.27cm" draw:z-index="248" draw:name="Shape265" draw:style-name="gr1"><svg:title>TexMaths</svg:title><svg:desc>11§display§\mathcal{B}, \mathcal{C}§svg§600§FALSE§</svg:desc><draw:path draw:style-name="gr2" draw:text-style-name="P68" svg:width="0.602cm" svg:height="0.305cm" svg:x="0.009cm" svg:y="0.018cm" svg:viewBox="0 0 603 306" svg:d="M0 0c201 0 402 0 603 0 0 102 0 204 0 306-201 0-402 0-603 0 0-102 0-204 0-306z"><text:p/></draw:path><draw:path draw:style-name="gr3" draw:text-style-name="P69" svg:width="0.244cm" svg:height="0.279cm" svg:x="0.001cm" svg:y="0cm" svg:viewBox="0 0 245 280" svg:d="M96 10c1-3 1-4 1-6 0-3-1-4-4-4-5 0-16 7-24 10-17 9-33 16-33 23 0 2 4 2 5 2 4 0 14-5 22-9-5 39-15 87-21 120-14 65-22 89-41 126-1 4-1 4-1 5 0 3 2 3 3 3 7 0 22-7 29-18 5-9 20-37 31-81 9-32 23-83 50-123 18-25 35-37 59-37 21 0 40 14 40 34 0 34-37 46-76 60-6 2-32 11-32 20 0 3 3 3 4 3s10-1 19-1c38 0 70 23 70 58 0 48-41 64-76 64-30 0-44-17-49-22-1-2-3-2-5-2-9 0-28 12-28 18 0 1 15 27 56 27 55 0 134-39 134-101 0-31-21-56-60-63 30-12 76-41 76-77 0-22-19-39-48-39-13 0-61 3-109 62 2-18 6-34 8-52z"><text:p/></draw:path><draw:path draw:style-name="gr3" draw:text-style-name="P69" svg:width="0.044cm" svg:height="0.115cm" svg:x="0.288cm" svg:y="0.23cm" svg:viewBox="0 0 45 116" svg:d="M45 41c0-26-10-41-24-41-13 0-21 10-21 21 0 10 8 20 21 20 4 0 9-1 13-5 1-1 1-1 2-1 0 2 0 0 0 6 0 28-13 51-25 65-4 3-4 4-4 5 0 4 1 5 3 5 4 0 35-30 35-75z"><text:p/></draw:path><draw:path draw:style-name="gr3" draw:text-style-name="P69" svg:width="0.201cm" svg:height="0.28cm" svg:x="0.43cm" svg:y="0cm" svg:viewBox="0 0 202 281" svg:d="M187 210c0-2-2-2-4-2-7 0-16 6-17 6-7 5-8 7-13 14-12 19-28 32-54 32-35 0-66-25-66-84 0-33 13-79 34-110 17-24 38-44 77-44 16 0 25 6 25 19 0 14-15 42-19 49-2 4-2 5-2 6 0 2 2 2 4 2 8 0 22-8 27-14 1-1 23-40 23-60 0-21-18-24-31-24-56 0-103 37-120 58-47 57-51 116-51 135 0 56 29 88 74 88 62 0 113-61 113-71z"><text:p/></draw:path></draw:g></text:span><text:span text:style-name="T9"><text:s/>המקיימות </text:span><text:span text:style-name="T9"><draw:g text:anchor-type="as-char" svg:y="-0.288cm" draw:z-index="249" draw:name="Shape266" draw:style-name="gr1"><svg:title>TexMaths</svg:title><svg:desc>11§display§(\forall i \in \N. \mathcal{B}_i \in B) \land (\forall i \in \N. \mathcal{C}_i \in C)§svg§600§FALSE§</svg:desc><draw:path draw:style-name="gr2" draw:text-style-name="P68" svg:width="5.64cm" svg:height="0.344cm" svg:x="0.001cm" svg:y="0.018cm" svg:viewBox="0 0 5641 345" svg:d="M0 0c1880 0 3761 0 5641 0 0 115 0 230 0 345-1880 0-3761 0-5641 0 0-115 0-230 0-345z"><text:p/></draw:path><draw:path draw:style-name="gr3" draw:text-style-name="P69" svg:width="0.088cm" svg:height="0.383cm" svg:x="0.02cm" svg:y="0cm" svg:viewBox="0 0 89 384" svg:d="M89 380c0-1 0-1-6-8-49-48-61-121-61-179 0-67 15-135 63-183 4-4 4-4 4-7 0-2-1-3-3-3-5 0-39 26-62 75-20 43-24 86-24 118 0 28 4 76 25 119 23 47 56 72 61 72 2 0 3-1 3-4z"><text:p/></draw:path><draw:path draw:style-name="gr3" draw:text-style-name="P69" svg:width="0.214cm" svg:height="0.273cm" svg:x="0.132cm" svg:y="0.019cm" svg:viewBox="0 0 215 274" svg:d="M212 14c3-4 3-5 3-6 0-5-4-8-8-8-6 0-8 4-9 9-11 28-21 56-32 85-39 0-78 0-118 0-11-29-20-57-31-85-3-6-5-9-9-9-5 0-8 3-8 8 1 2 0 1 2 6 32 84 64 168 96 251 2 6 4 9 9 9s7-4 9-8c31-83 64-168 96-252zM55 109c35 0 69 0 105 0-18 45-36 90-53 135-18-45-34-90-52-135z"><text:p/></draw:path><draw:path draw:style-name="gr3" draw:text-style-name="P69" svg:width="0.101cm" svg:height="0.257cm" svg:x="0.358cm" svg:y="0.034cm" svg:viewBox="0 0 102 258" svg:d="M99 14c0-7-5-14-14-14-11 0-21 10-21 21 0 7 5 13 14 13s21-9 21-20zM69 159c5-11 5-13 9-22 2-8 5-14 5-21 0-17-13-31-32-31-37 0-51 56-51 59 0 4 3 2 4 4 5 0 5-2 7-7 10-36 25-49 39-49 3 0 9 0 9 14 0 7-2 15-4 20-3 9-20 55-26 70-4 10-9 22-9 31 0 17 13 31 32 31 36 0 50-55 50-60 0-3-3-3-4-3-4 0-4 1-7 6-6 25-19 49-39 49-7 0-9-4-9-13 0-10 2-16 11-39 5-13 10-26 15-39z"><text:p/></draw:path><draw:path draw:style-name="gr3" draw:text-style-name="P69" svg:width="0.192cm" svg:height="0.221cm" svg:x="0.619cm" svg:y="0.078cm" svg:viewBox="0 0 193 222" svg:d="M179 120c7 0 14 0 14-8 0-7-7-7-14-7-55 0-109 0-164 0 5-52 50-88 104-88 20 0 41 0 60 0 7 0 14-2 14-9 0-8-7-8-14-8-19 0-40 0-60 0-67 0-119 51-119 112 0 62 52 110 119 110 20 0 41 0 60 0 7 0 14 0 14-7 0-8-7-7-14-7-19 0-40 0-60 0-54 0-99-36-104-88 55 0 109 0 164 0z"><text:p/></draw:path><draw:path draw:style-name="gr3" draw:text-style-name="P69" svg:width="0.261cm" svg:height="0.269cm" svg:x="0.962cm" svg:y="0.025cm" svg:viewBox="0 0 262 270" svg:d="M34 34c0 63 0 126 0 187 0 21-3 28-23 28-4 0-11 1-11 6 0 8 7 8 13 8 20 0 41 0 61 0 6 0 12 0 12-8 0-5-7-6-11-6-22 0-25-8-25-29 0-58 0-117 0-175 56 73 111 147 167 219 3 5 5 6 9 6 6 0 6-6 6-12 0-72 0-145 0-217 0-22 3-28 21-28 2 0 9 0 9-6 0-7-6-7-13-7-19 0-38 0-56 0-7 0-14 0-14 7 0 6 7 6 11 6 22 0 26 8 26 29 0 39 0 79 0 120-39-53-78-105-117-156-4-6-5-6-14-6-22 0-45 0-67 0-7 0-14 0-14 7 0 5 7 6 9 6 10 1 18 8 21 12 0 4 0 4 0 9zM218 243c-56-73-112-147-168-221-4-4-4-5-8-9 15 0 31 0 46 0 43 59 87 117 130 175 0 18 0 37 0 55z"><text:p/></draw:path><draw:path draw:style-name="gr3" draw:text-style-name="P69" svg:width="0.041cm" svg:height="0.041cm" svg:x="1.264cm" svg:y="0.247cm" svg:viewBox="0 0 42 42" svg:d="M42 21c0-11-10-21-21-21s-21 10-21 21 10 21 21 21 21-10 21-21z"><text:p/></draw:path><draw:path draw:style-name="gr3" draw:text-style-name="P69" svg:width="0.244cm" svg:height="0.279cm" svg:x="1.35cm" svg:y="0.017cm" svg:viewBox="0 0 245 280" svg:d="M97 11c1-4 1-5 1-7s-1-3-4-3c-5 0-16 6-25 9-17 10-32 16-32 23 0 3 3 3 5 3 4 0 14-5 22-8-5 37-14 87-21 120-14 63-22 88-41 125-2 3-2 3-2 4 0 3 3 3 4 3 6 0 22-7 29-18 4-9 20-37 31-80 9-33 23-84 50-124 18-25 35-36 59-36 21 0 39 13 39 33 0 34-36 46-76 61-5 1-31 10-31 19 0 3 3 4 4 4s10-2 18-2c39 0 71 23 71 59 0 47-41 63-76 63-30 0-44-17-49-22-1-1-3-2-6-2-8 0-27 12-27 18 0 1 14 27 56 27 55 0 135-39 135-99 0-33-22-58-62-64 31-14 76-41 76-77 0-23-18-40-47-40-12 0-62 4-109 62 2-17 6-34 8-51z"><text:p/></draw:path><draw:path draw:style-name="gr3" draw:text-style-name="P69" svg:width="0.082cm" svg:height="0.18cm" svg:x="1.605cm" svg:y="0.168cm" svg:viewBox="0 0 83 181" svg:d="M75 10c0-4-3-10-11-10-7 0-14 7-14 14 0 5 3 10 9 10 9 0 16-7 16-14zM20 146c-1 5-2 7-2 13 0 12 11 22 25 22 27 0 40-37 40-41 0-3-4-2-5-3-4 0-4 1-5 4-7 22-19 33-29 33-5 0-7-4-7-10 0-7 2-11 5-18 2-6 5-14 9-20 2-7 12-31 13-35 0-3 1-6 1-8 0-14-11-24-25-24-28 0-40 37-40 41 0 5 3 5 4 5 5 0 5-3 6-5 7-23 19-33 29-33 4 0 6 2 6 9s-1 11-9 27c-5 15-11 29-16 43z"><text:p/></draw:path><draw:path draw:style-name="gr3" draw:text-style-name="P69" svg:width="0.193cm" svg:height="0.221cm" svg:x="1.86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9" svg:width="0.275cm" svg:height="0.262cm" svg:x="2.21cm" svg:y="0.025cm" svg:viewBox="0 0 276 263" svg:d="M45 232c-3 16-4 19-35 19-7 0-10 0-10 8 0 4 3 4 10 4 46 0 92 0 139 0 60 0 106-46 106-82 0-28-23-51-60-54 40-8 81-37 81-73 0-29-26-54-72-54-43 0-87 0-130 0-8 0-11 0-11 8 0 4 3 4 11 4 4 0 7 0 14 1s11 1 11 7c0 1-1 2-2 6-18 69-34 138-52 206zM103 122c8-32 17-63 25-94 3-15 4-16 21-16 16 0 33 0 49 0 34 0 43 23 43 40 0 34-34 70-81 70-19 0-38 0-57 0zM86 251c-6 0-6 0-8-1-4 0-5 0-5-3 0-1 0-3 2-9 9-35 17-72 26-107 24 0 49 0 73 0 37 0 45 29 45 45 0 38-34 75-80 75-18 0-36 0-53 0z"><text:p/></draw:path><draw:path draw:style-name="gr3" draw:text-style-name="P69" svg:width="0.089cm" svg:height="0.383cm" svg:x="2.528cm" svg:y="0cm" svg:viewBox="0 0 90 384" svg:d="M90 193c0-30-4-77-26-120-23-48-56-73-60-73-3 0-4 1-4 3 0 3 0 3 8 10 37 38 59 99 59 180 0 65-14 132-61 181-6 5-6 5-6 6 0 3 1 4 4 4 4 0 39-26 61-75 20-43 25-85 25-116z"><text:p/></draw:path><draw:path draw:style-name="gr3" draw:text-style-name="P69" svg:width="0.214cm" svg:height="0.237cm" svg:x="2.764cm" svg:y="0.055cm" svg:viewBox="0 0 215 238" svg:d="M117 9c-4-7-6-9-9-9-6 0-7 3-9 9-32 71-64 143-96 213-3 6-3 6-3 8 0 5 3 8 8 8 3 0 5-1 9-8 30-67 60-135 91-204 30 69 60 137 90 204 3 8 8 8 9 8 4 0 8-3 8-8-2-1 0-1-3-5-32-72-63-145-95-216z"><text:p/></draw:path><draw:path draw:style-name="gr3" draw:text-style-name="P69" svg:width="0.088cm" svg:height="0.383cm" svg:x="3.123cm" svg:y="0cm" svg:viewBox="0 0 89 384" svg:d="M89 380c0-1 0-1-6-8-49-48-61-121-61-179 0-67 15-135 63-183 4-4 4-4 4-7 0-2-1-3-3-3-5 0-39 26-62 75-20 43-24 86-24 118 0 28 4 76 25 119 23 47 56 72 61 72 2 0 3-1 3-4z"><text:p/></draw:path><draw:path draw:style-name="gr3" draw:text-style-name="P69" svg:width="0.214cm" svg:height="0.273cm" svg:x="3.235cm" svg:y="0.019cm" svg:viewBox="0 0 215 274" svg:d="M212 14c3-4 3-5 3-6 0-5-4-8-8-8-6 0-8 4-9 9-11 28-21 56-32 85-39 0-78 0-118 0-11-29-20-57-31-85-3-6-5-9-9-9-5 0-8 3-8 8 1 2 0 1 2 6 32 84 64 168 96 251 2 6 4 9 9 9s7-4 9-8c31-83 64-168 96-252zM55 109c35 0 69 0 105 0-18 45-36 90-53 135-18-45-34-90-52-135z"><text:p/></draw:path><draw:path draw:style-name="gr3" draw:text-style-name="P69" svg:width="0.101cm" svg:height="0.257cm" svg:x="3.461cm" svg:y="0.034cm" svg:viewBox="0 0 102 258" svg:d="M99 14c0-7-5-14-14-14-11 0-21 10-21 21 0 7 5 13 14 13s21-9 21-20zM69 159c5-11 5-13 9-22 3-8 5-14 5-21 0-17-13-31-32-31-37 0-51 56-51 59 0 4 3 2 4 4 5 0 5-2 7-7 10-36 25-49 39-49 3 0 9 0 9 14 0 7-2 15-4 20-2 9-20 55-26 70-4 10-9 22-9 31 0 17 13 31 32 31 36 0 50-55 50-60 0-3-3-3-4-3-4 0-4 1-7 6-6 25-19 49-38 49-7 0-10-4-10-13 0-10 2-16 11-39 5-13 10-26 15-39z"><text:p/></draw:path><draw:path draw:style-name="gr3" draw:text-style-name="P69" svg:width="0.192cm" svg:height="0.221cm" svg:x="3.723cm" svg:y="0.078cm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" draw:text-style-name="P69" svg:width="0.261cm" svg:height="0.269cm" svg:x="4.065cm" svg:y="0.025cm" svg:viewBox="0 0 262 270" svg:d="M34 34c0 63 0 126 0 187 0 21-3 28-23 28-4 0-11 1-11 6 0 8 7 8 13 8 20 0 41 0 61 0 6 0 12 0 12-8 0-5-6-6-11-6-22 0-24-8-24-29 0-58 0-117 0-175 55 73 111 147 166 219 3 5 5 6 9 6 6 0 6-6 6-12 0-72 0-145 0-217 0-22 3-28 21-28 2 0 9 0 9-6 0-7-6-7-13-7-19 0-38 0-56 0-7 0-14 0-14 7 0 6 8 6 11 6 22 0 26 8 26 29 0 39 0 79 0 120-39-53-78-105-117-156-4-6-5-6-14-6-22 0-45 0-67 0-7 0-14 0-14 7 0 5 7 6 9 6 10 1 18 8 21 12 0 4 0 4 0 9zM218 243c-56-73-111-147-167-221-5-4-5-5-9-9 15 0 31 0 46 0 43 59 87 117 130 175 0 18 0 37 0 55z"><text:p/></draw:path><draw:path draw:style-name="gr3" draw:text-style-name="P69" svg:width="0.041cm" svg:height="0.041cm" svg:x="4.367cm" svg:y="0.247cm" svg:viewBox="0 0 42 42" svg:d="M42 21c0-11-10-21-21-21s-21 10-21 21 10 21 21 21 21-10 21-21z"><text:p/></draw:path><draw:path draw:style-name="gr3" draw:text-style-name="P69" svg:width="0.2cm" svg:height="0.279cm" svg:x="4.447cm" svg:y="0.018cm" svg:viewBox="0 0 201 280" svg:d="M187 210c0-3-2-3-3-3-7 0-11 4-17 5-7 6-10 8-14 15-12 19-29 32-54 32-35 0-66-26-66-83 0-34 14-80 34-110 18-25 39-45 78-45 15 0 24 5 24 20 0 13-14 40-19 48-3 5-3 5-3 6 0 3 3 3 5 3 8 0 22-9 26-15 1-2 23-39 23-59 0-21-16-24-30-24-57 0-103 36-120 58-47 55-51 115-51 135 0 56 29 87 74 87 61 0 113-61 113-70z"><text:p/></draw:path><draw:path draw:style-name="gr3" draw:text-style-name="P69" svg:width="0.082cm" svg:height="0.18cm" svg:x="4.658cm" svg:y="0.168cm" svg:viewBox="0 0 83 181" svg:d="M75 10c0-4-2-10-10-10s-15 7-15 14c0 5 3 10 11 10 7 0 14-7 14-14zM20 146c-1 5-2 7-2 13 0 12 11 22 25 22 27 0 40-37 40-41 0-3-4-3-5-3-4 0-4 1-5 4-6 22-18 33-29 33-5 0-7-4-7-10 0-7 3-11 5-18 2-6 5-14 9-20 2-7 12-31 13-35 1-3 1-6 1-8 0-14-10-24-25-24-27 0-40 37-40 41 0 5 4 5 6 5 3 0 3-3 4-5 7-23 19-33 29-33 4 0 6 2 6 9s-1 11-8 27c-5 15-12 29-17 43z"><text:p/></draw:path><draw:path draw:style-name="gr3" draw:text-style-name="P69" svg:width="0.192cm" svg:height="0.221cm" svg:x="4.914cm" svg:y="0.078cm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69" svg:width="0.273cm" svg:height="0.278cm" svg:x="5.266cm" svg:y="0.018cm" svg:viewBox="0 0 274 279" svg:d="M274 3c0-1 0-3-4-3-2 0-2 0-6 4-9 10-18 20-26 30-5-5-22-34-65-34-86 0-173 85-173 174 0 63 45 105 105 105 34 0 62-16 83-33 36-32 43-65 43-68s-4-3-5-3c-3 0-5 1-5 3-3 12-12 38-39 61-27 21-51 27-71 27-35 0-76-19-76-78 0-22 8-85 46-130 25-27 61-46 95-46 40 0 63 30 63 74 0 15-1 15-1 20 0 3 3 3 5 3 5 0 5 0 7-8 7-33 16-65 24-98z"><text:p/></draw:path><draw:path draw:style-name="gr3" draw:text-style-name="P69" svg:width="0.089cm" svg:height="0.383cm" svg:x="5.572cm" svg:y="0cm" svg:viewBox="0 0 90 384" svg:d="M90 193c0-30-4-77-25-120-23-48-56-73-61-73-2 0-4 1-4 3 0 3 0 3 8 10 38 38 60 99 60 180 0 65-14 132-62 181-6 5-6 5-6 6 0 3 2 4 4 4 5 0 39-26 62-75 20-43 24-85 24-116z"><text:p/></draw:path></draw:g></text:span><text:span text:style-name="T9"><text:s/>בהן אין חזרות, ונבחר: </text:span></text:p>
      <text:p text:style-name="P4"><draw:g text:anchor-type="as-char" svg:y="-0.288cm" draw:z-index="252" draw:name="Shape267" draw:style-name="gr1"><svg:title>TexMaths</svg:title><svg:desc>11§display§f_1 = (\lambda i \in \N_{\le |\mathcal{B}|}. \mathcal{B}_i) \cup (\lambda n \in \N_{&gt; |\mathcal{B}|}. \mathcal{B}_0), f_2 = (\lambda i \in \N_{\le |\mathcal{C}|}. \mathcal{C}_i) \cup (\lambda n \in \N_{&gt; |\mathcal{C}|}. \mathcal{C}_0)§svg§600§FALSE§</svg:desc><draw:path draw:style-name="gr2" draw:text-style-name="P68" svg:width="13.059cm" svg:height="0.385cm" svg:x="0.001cm" svg:y="0.018cm" svg:viewBox="0 0 13060 386" svg:d="M0 0c4354 0 8706 0 13060 0 0 129 0 258 0 386-4354 0-8706 0-13060 0 0-128 0-257 0-386z"><text:p/></draw:path><draw:path draw:style-name="gr3" draw:text-style-name="P69" svg:width="0.191cm" svg:height="0.349cm" svg:x="0.002cm" svg:y="0.018cm" svg:viewBox="0 0 192 350" svg:d="M121 118c11 0 22 0 33 0 8 0 12 0 12-8 0-4-4-4-11-4-11 0-21 0-32 0 2-16 6-30 8-44 2-8 8-36 10-41 3-7 10-12 17-12 3 0 12 0 20 6-17 2-21 16-21 21 0 9 7 14 15 14 9 0 20-9 20-24 0-17-17-26-34-26-13 0-37 7-48 45-2 8-3 12-13 61-9 0-18 0-27 0-7 0-12 0-12 7 0 5 5 5 11 5 9 0 17 0 26 0-10 50-19 100-29 151-7 38-13 72-34 72-1 0-11 0-18-6 18-2 21-16 21-21 0-9-6-14-14-14-10 0-21 9-21 24 0 17 16 26 32 26 22 0 37-23 44-37 12-25 22-71 22-74 8-40 15-81 23-121z"><text:p/></draw:path><draw:path draw:style-name="gr3" draw:text-style-name="P69" svg:width="0.097cm" svg:height="0.178cm" svg:x="0.2cm" svg:y="0.168cm" svg:viewBox="0 0 98 179" svg:d="M60 8c0-8 0-8-7-8-18 17-42 17-53 17 0 3 0 6 0 9 7 0 24 0 40-7 0 46 0 92 0 138 0 9 0 12-28 12-3 0-7 0-10 0 0 4 0 7 0 10 5 0 38-1 47-1s43 1 49 1c0-3 0-6 0-10-3 0-7 0-10 0-28 0-28-3-28-12 0-50 0-100 0-149z"><text:p/></draw:path><draw:path draw:style-name="gr3" draw:text-style-name="P69" svg:width="0.256cm" svg:height="0.09cm" svg:x="0.473cm" svg:y="0.145cm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69" svg:width="0.089cm" svg:height="0.384cm" svg:x="0.898cm" svg:y="0cm" svg:viewBox="0 0 90 385" svg:d="M90 381c0-1 0-1-6-8-49-48-62-122-62-180 0-68 15-135 63-183 5-4 5-4 5-6 0-3-2-4-4-4-4 0-39 26-62 75-20 43-24 86-24 118 0 29 4 76 25 120 23 47 57 72 61 72 2 0 4-1 4-4z"><text:p/></draw:path><draw:path draw:style-name="gr3" draw:text-style-name="P69" svg:width="0.19cm" svg:height="0.271cm" svg:x="1.031cm" svg:y="0.018cm" svg:viewBox="0 0 191 272" svg:d="M117 155c16 41 35 98 40 107 7 9 10 9 21 9 3 0 6 0 9 0s4-2 4-4c0-1-1-2-2-4-4-3-6-10-9-18-26-72-52-145-79-217-8-24-28-28-47-28-2 0-7 0-7 4 0 3 2 3 4 4 13 2 15 4 25 31 12 35 25 70 37 105-35 35-71 69-106 105-5 4-7 6-7 12s4 11 11 11c5 0 10-5 13-9 31-36 62-72 93-108z"><text:p/></draw:path><draw:path draw:style-name="gr3" draw:text-style-name="P69" svg:width="0.101cm" svg:height="0.258cm" svg:x="1.246cm" svg:y="0.034cm" svg:viewBox="0 0 102 259" svg:d="M99 14c0-7-6-14-14-14-11 0-21 10-21 21 0 8 5 13 14 13s21-9 21-20zM69 160c5-11 5-13 9-24 3-7 4-12 4-19 0-18-12-32-30-32-37 0-52 56-52 59 0 5 3 2 4 5 5 0 5-2 7-8 10-36 26-47 38-47 4 0 10 0 10 12 0 7-2 16-4 19-2 10-20 55-26 72-4 10-9 22-9 30 0 18 13 32 32 32 36 0 50-55 50-59 0-3-3-3-4-3-5 0-5 1-7 7-6 23-18 46-38 46-7 0-10-3-10-12 0-10 2-16 11-38 5-14 10-27 15-40z"><text:p/></draw:path><draw:path draw:style-name="gr3" draw:text-style-name="P69" svg:width="0.193cm" svg:height="0.221cm" svg:x="1.508cm" svg:y="0.078cm" svg:viewBox="0 0 194 222" svg:d="M179 119c7 0 15 0 15-8s-8-8-15-8c-55 0-109 0-164 0 5-51 50-88 104-88 20 0 40 0 60 0 7 0 15 0 15-7 0-8-8-8-15-8-20 0-40 0-60 0-66 0-119 48-119 111 0 62 53 111 119 111 20 0 40 0 60 0 7 0 15 0 15-7s-8-7-15-7c-20 0-40 0-60 0-54 0-99-36-104-89 55 0 109 0 164 0z"><text:p/></draw:path><draw:path draw:style-name="gr3" draw:text-style-name="P69" svg:width="0.261cm" svg:height="0.27cm" svg:x="1.85cm" svg:y="0.025cm" svg:viewBox="0 0 262 271" svg:d="M34 34c0 63 0 126 0 188 0 20-3 28-23 28-4 0-11 0-11 6 0 7 7 7 13 7 20 0 41 0 61 0 6 0 12 0 12-7 0-6-6-6-11-6-22 0-24-9-24-29 0-58 0-118 0-176 56 74 111 148 167 220 3 5 4 6 7 6 7 0 7-7 7-13 0-72 0-145 0-217 0-22 3-28 21-28 2 0 9 0 9-6 0-7-6-7-12-7-19 0-39 0-58 0-6 0-13 0-13 7 0 6 8 6 12 6 21 0 25 8 25 29 0 39 0 80 0 121-39-53-79-105-117-157-4-6-6-6-14-6-22 0-45 0-67 0-7 0-13 0-13 7 0 5 6 6 8 6 10 1 18 8 22 12-1 4-1 4-1 9zM219 243c-56-72-112-146-168-220-5-5-5-5-9-10 15 0 31 0 46 0 44 59 87 117 131 176 0 18 0 37 0 54z"><text:p/></draw:path><draw:path draw:style-name="gr3" draw:text-style-name="P69" svg:width="0.182cm" svg:height="0.234cm" svg:x="2.149cm" svg:y="0.174cm" svg:viewBox="0 0 183 235" svg:d="M177 14c3-2 6-4 6-7 0-4-3-7-7-7-1 1-1 0-4 2-55 27-110 53-165 79-6 3-7 4-7 7 0 2 1 6 7 8 55 26 108 53 163 79 5 1 4 0 6 1 4 0 7-3 7-5 0-5-4-7-6-8-52-25-103-51-155-75 52-24 103-49 155-74zM172 235c4 0 11 0 11-6 0-8-6-8-11-8-54 0-107 0-161 0-4 0-11 0-11 8 0 6 7 6 11 6 54 0 107 0 161 0z"><text:p/></draw:path><draw:path draw:style-name="gr3" draw:text-style-name="P69" svg:width="0.012cm" svg:height="0.269cm" svg:x="2.401cm" svg:y="0.157cm" svg:viewBox="0 0 13 270" svg:d="M13 11c0-4 0-11-6-11-7 0-7 7-7 11 0 83 0 165 0 248 0 4 0 11 7 11 6 0 6-7 6-11 0-83 0-165 0-248z"><text:p/></draw:path><draw:path draw:style-name="gr3" draw:text-style-name="P69" svg:width="0.185cm" svg:height="0.195cm" svg:x="2.467cm" svg:y="0.168cm" svg:viewBox="0 0 186 196" svg:d="M69 8c0-1 0-4 0-5 0-2-2-2-3-2-3 0-7 1-17 7-15 7-26 13-26 17 0 3 3 3 4 3 4 0 7-2 17-6-7 46-15 86-18 97-4 21-10 44-23 68-3 6-3 7-3 8s2 1 3 1c2 0 12-1 20-10 0-1 4-7 12-24 7-15 10-27 12-34 11-43 39-111 84-111 15 0 30 8 30 24 0 12-8 17-19 23s-33 13-42 16c-9 4-11 4-15 7-7 5-7 8-7 9s1 2 3 2c1 0 1 0 3 0 1 0 6-2 14-2 27 0 54 14 54 42 0 8-4 25-19 34-11 5-27 8-40 8-11 0-25-2-38-13-2-2-2-3-4-3-8 0-22 10-22 14 0 2 8 9 17 13 12 5 22 5 28 5 47 0 103-28 103-71 0-26-23-40-46-45 19-8 55-26 55-52 0-15-13-28-35-28-26 0-62 15-88 50 2-15 4-28 6-42z"><text:p/></draw:path><draw:path draw:style-name="gr3" draw:text-style-name="P69" svg:width="0.012cm" svg:height="0.269cm" svg:x="2.704cm" svg:y="0.157cm" svg:viewBox="0 0 13 270" svg:d="M13 11c0-4 0-11-6-11-7 0-7 7-7 11 0 83 0 165 0 248 0 4 0 11 5 11 8 0 8-7 8-11 0-83 0-165 0-248z"><text:p/></draw:path><draw:path draw:style-name="gr3" draw:text-style-name="P69" svg:width="0.04cm" svg:height="0.04cm" svg:x="2.808cm" svg:y="0.248cm" svg:viewBox="0 0 41 41" svg:d="M41 21c0-12-9-21-20-21s-21 9-21 21c0 11 10 20 21 20s20-9 20-20z"><text:p/></draw:path><draw:path draw:style-name="gr3" draw:text-style-name="P69" svg:width="0.244cm" svg:height="0.28cm" svg:x="2.894cm" svg:y="0.017cm" svg:viewBox="0 0 245 281" svg:d="M97 11c1-4 1-5 1-7s-1-3-5-3-16 6-24 10c-17 9-32 15-32 23 0 2 3 2 5 2 4 0 14-5 22-8-6 37-15 86-21 119-14 66-22 88-41 126-2 3-1 3-2 4 0 4 3 4 4 4 6 0 22-7 29-18 4-9 20-37 31-81 9-33 23-84 50-124 18-25 34-36 59-36 21 0 39 13 39 34 0 34-36 46-77 60-4 1-31 11-31 20 0 3 3 3 4 3 2 0 11-1 18-1 40 0 72 23 72 59 0 47-42 63-77 63-30 0-44-17-48-22-3-3-3-3-6-3-9 0-27 12-27 19 0 1 14 27 56 27 55 0 135-39 135-101 0-31-22-56-62-63 31-14 76-41 76-77 0-22-18-40-47-40-13 0-63 4-109 62 2-17 6-34 8-51z"><text:p/></draw:path><draw:path draw:style-name="gr3" draw:text-style-name="P69" svg:width="0.08cm" svg:height="0.181cm" svg:x="3.149cm" svg:y="0.168cm" svg:viewBox="0 0 81 182" svg:d="M75 10c0-4-4-10-11-10s-16 7-16 14c0 6 5 11 11 11 8 0 16-7 16-15zM20 147c-1 4-2 7-2 11 0 14 11 24 25 24 27 0 38-38 38-41s-2-2-3-3c-4 0-4 1-5 4-7 21-19 32-29 32-6 0-7-3-7-9 0-7 1-11 5-18 2-7 5-14 7-22 4-5 13-30 14-34 1-2 2-5 2-8 0-13-11-22-25-22-28 0-40 36-40 40s3 4 4 4c5 0 5-2 6-5 6-23 19-33 28-33 5 0 7 2 7 10 0 7-1 10-9 28-5 14-11 28-16 42z"><text:p/></draw:path><draw:path draw:style-name="gr3" draw:text-style-name="P69" svg:width="0.089cm" svg:height="0.384cm" svg:x="3.287cm" svg:y="0cm" svg:viewBox="0 0 90 385" svg:d="M90 193c0-30-4-76-25-120-23-48-57-73-61-73-2 0-4 1-4 4 0 2 0 2 8 9 38 38 60 99 60 180 0 65-14 133-63 181-5 6-5 6-5 7 0 3 2 4 4 4 4 0 39-26 62-75 20-43 24-86 24-117z"><text:p/></draw:path><draw:path draw:style-name="gr3" draw:text-style-name="P69" svg:width="0.215cm" svg:height="0.238cm" svg:x="3.522cm" svg:y="0.055cm" svg:viewBox="0 0 216 239" svg:d="M216 14c0-6 0-14-8-14s-8 8-8 14c0 47 0 93 0 140 0 58-63 69-92 69-18 0-42-3-62-15-30-19-30-44-30-54 0-47 0-93 0-140 0-6 0-14-8-14s-8 8-8 14c0 48 0 94 0 141 0 58 59 84 108 84 50 0 108-27 108-83 0-47 0-94 0-142z"><text:p/></draw:path><draw:path draw:style-name="gr3" draw:text-style-name="P69" svg:width="0.089cm" svg:height="0.384cm" svg:x="3.883cm" svg:y="0cm" svg:viewBox="0 0 90 385" svg:d="M90 381c0-1 0-1-6-8-49-48-61-122-61-180 0-68 14-135 62-183 5-4 5-4 5-6 0-3-2-4-4-4-4 0-39 26-62 75-19 43-24 86-24 118 0 29 4 76 25 120 24 47 57 72 61 72 2 0 4-1 4-4z"><text:p/></draw:path><draw:path draw:style-name="gr3" draw:text-style-name="P69" svg:width="0.19cm" svg:height="0.271cm" svg:x="4.016cm" svg:y="0.018cm" svg:viewBox="0 0 191 272" svg:d="M118 155c15 41 34 98 40 107s10 9 20 9c3 0 6 0 9 0s4-2 4-4c0-1-1-2-2-4-4-3-6-10-9-18-26-72-52-145-79-217-8-24-28-28-47-28-1 0-7 0-7 4 0 3 2 3 4 4 13 2 15 4 25 31 12 35 25 70 37 105-35 35-71 69-106 105-5 4-7 6-7 12s4 11 11 11c5 0 10-5 13-9 31-36 63-72 94-108z"><text:p/></draw:path><draw:path draw:style-name="gr3" draw:text-style-name="P69" svg:width="0.209cm" svg:height="0.174cm" svg:x="4.232cm" svg:y="0.115cm" svg:viewBox="0 0 210 175" svg:d="M23 149c-1 5-3 14-3 16 0 7 5 10 11 10 4 0 12-3 14-11 2-10 6-19 8-29 3-12 5-23 9-34 2-9 4-17 6-26 1-7 5-18 5-19 5-12 26-47 62-47 18 0 21 14 21 26 0 24-19 74-24 90-4 9-4 14-4 18 0 19 13 32 31 32 37 0 51-56 51-59 0-4-3-4-4-4-5 0-5 1-7 7-8 26-20 47-38 47-7 0-10-3-10-12 0-10 3-19 6-27 8-21 24-63 24-85 0-27-16-42-45-42-34 0-52 25-59 34-2-22-19-34-36-34-18 0-26 15-29 22-7 13-12 36-12 37 0 5 4 5 5 5 4 0 4-1 7-9 7-27 14-46 28-46 7 0 12 4 12 17 0 8-1 13-7 32-8 30-14 60-22 91z"><text:p/></draw:path><draw:path draw:style-name="gr3" draw:text-style-name="P69" svg:width="0.193cm" svg:height="0.221cm" svg:x="4.592cm" svg:y="0.078cm" svg:viewBox="0 0 194 222" svg:d="M179 119c7 0 15 0 15-8s-8-8-15-8c-55 0-109 0-164 0 6-51 50-88 105-88 20 0 39 0 59 0 7 0 15 0 15-7 0-8-8-8-15-8-20 0-40 0-60 0-66 0-119 48-119 111 0 62 53 111 119 111 20 0 40 0 60 0 7 0 15 0 15-7s-8-7-15-7c-20 0-39 0-59 0-55 0-99-36-105-89 55 0 109 0 164 0z"><text:p/></draw:path><draw:path draw:style-name="gr3" draw:text-style-name="P69" svg:width="0.261cm" svg:height="0.27cm" svg:x="4.935cm" svg:y="0.025cm" svg:viewBox="0 0 262 271" svg:d="M34 34c0 63 0 126 0 188 0 20-3 28-23 28-4 0-11 0-11 6 0 7 7 7 13 7 20 0 41 0 61 0 6 0 12 0 12-7 0-6-6-6-11-6-21 0-24-9-24-29 0-58 0-118 0-176 56 74 111 148 167 220 3 5 5 6 7 6 7 0 7-7 7-13 0-72 0-145 0-217 0-22 3-28 21-28 2 0 9 0 9-6 0-7-6-7-12-7-19 0-39 0-58 0-6 0-12 0-12 7 0 6 7 6 11 6 21 0 25 8 25 29 0 39 0 80 0 121-39-53-79-105-117-157-3-6-6-6-14-6-22 0-45 0-67 0-7 0-13 0-13 7 0 5 6 6 8 6 11 1 18 8 22 12-1 4-1 4-1 9zM219 243c-56-72-112-146-168-220-5-5-5-5-9-10 15 0 31 0 46 0 44 59 87 117 131 176 0 18 0 37 0 54z"><text:p/></draw:path><draw:path draw:style-name="gr3" draw:text-style-name="P69" svg:width="0.182cm" svg:height="0.175cm" svg:x="5.234cm" svg:y="0.204cm" svg:viewBox="0 0 183 176" svg:d="M177 96c3-2 6-5 6-8 0-4-3-5-6-7-55-26-110-52-165-79-3-2-4-2-5-2-4 0-7 3-7 7s3 5 5 6c52 26 104 50 156 75-52 24-104 50-156 75-3 1-5 3-5 6 0 5 3 7 7 7 2-1 2 0 5-1 55-26 110-53 165-79z"><text:p/></draw:path><draw:path draw:style-name="gr3" draw:text-style-name="P69" svg:width="0.012cm" svg:height="0.269cm" svg:x="5.486cm" svg:y="0.157cm" svg:viewBox="0 0 13 270" svg:d="M13 11c0-4 0-11-6-11-7 0-7 7-7 11 0 83 0 165 0 248 0 4 0 11 7 11 6 0 6-7 6-11 0-83 0-165 0-248z"><text:p/></draw:path><draw:path draw:style-name="gr3" draw:text-style-name="P69" svg:width="0.185cm" svg:height="0.195cm" svg:x="5.552cm" svg:y="0.168cm" svg:viewBox="0 0 186 196" svg:d="M69 8c0-1 0-4 0-5 0-2-2-2-3-2-3 0-7 1-17 7-15 7-25 13-25 17 0 3 2 3 3 3 4 0 7-2 17-6-6 46-15 86-18 97-4 21-10 44-23 68-3 6-3 7-3 8s2 1 3 1c4 0 12-1 20-10 0-1 4-7 12-24 7-15 10-27 12-34 11-43 39-111 84-111 15 0 30 8 30 24 0 12-8 17-18 23-12 6-34 13-43 16-9 4-11 4-15 7-7 5-7 8-7 9s1 2 3 2c1 0 1 0 3 0 1 0 7-2 14-2 27 0 54 14 54 42 0 8-4 25-19 34-10 5-27 8-40 8-11 0-25-2-38-13-2-2-2-3-4-3-8 0-22 10-22 14 0 2 9 9 17 13 12 5 22 5 29 5 46 0 102-28 102-71 0-26-23-40-46-45 19-8 55-26 55-52 0-15-13-28-35-28-25 0-61 15-88 50 2-15 4-28 6-42z"><text:p/></draw:path><draw:path draw:style-name="gr3" draw:text-style-name="P69" svg:width="0.012cm" svg:height="0.269cm" svg:x="5.788cm" svg:y="0.157cm" svg:viewBox="0 0 13 270" svg:d="M13 11c0-4 0-11-6-11-7 0-7 7-7 11 0 83 0 165 0 248 0 4 0 11 7 11 6 0 6-7 6-11 0-83 0-165 0-248z"><text:p/></draw:path><draw:path draw:style-name="gr3" draw:text-style-name="P69" svg:width="0.04cm" svg:height="0.04cm" svg:x="5.893cm" svg:y="0.248cm" svg:viewBox="0 0 41 41" svg:d="M41 21c0-12-9-21-20-21s-21 9-21 21c0 11 10 20 21 20s20-9 20-20z"><text:p/></draw:path><draw:path draw:style-name="gr3" draw:text-style-name="P69" svg:width="0.244cm" svg:height="0.28cm" svg:x="5.978cm" svg:y="0.017cm" svg:viewBox="0 0 245 281" svg:d="M97 11c1-4 1-5 1-7s-1-3-5-3-16 6-24 10c-17 9-32 15-32 23 0 2 3 2 5 2 4 0 14-5 22-8-5 37-15 86-21 119-14 66-22 88-41 126-2 3-1 3-2 4 0 4 3 4 4 4 6 0 22-7 29-18 4-9 20-37 31-81 9-33 23-84 50-124 18-25 34-36 59-36 21 0 39 13 39 34 0 34-36 46-76 60-5 1-32 11-32 20 0 3 4 3 5 3s10-1 17-1c40 0 72 23 72 59 0 47-42 63-76 63-31 0-45-17-49-22-3-3-3-3-6-3-8 0-27 12-27 19 0 1 14 27 56 27 55 0 135-39 135-101 0-31-22-56-62-63 31-14 76-41 76-77 0-22-18-40-47-40-13 0-62 4-109 62 2-17 6-34 8-51z"><text:p/></draw:path><draw:path draw:style-name="gr3" draw:text-style-name="P69" svg:width="0.124cm" svg:height="0.184cm" svg:x="6.235cm" svg:y="0.168cm" svg:viewBox="0 0 125 185" svg:d="M125 92c0-29-3-50-15-69-9-12-25-23-47-23-63 0-63 73-63 92s0 93 63 93c62 0 62-73 62-93zM63 177c-12 0-29-8-34-30-4-15-4-38-4-58s0-39 4-55c5-21 23-26 34-26 15 0 28 9 34 24 4 14 4 34 4 57 0 20 0 41-3 57-6 25-24 31-35 31z"><text:p/></draw:path><draw:path draw:style-name="gr3" draw:text-style-name="P69" svg:width="0.089cm" svg:height="0.384cm" svg:x="6.416cm" svg:y="0cm" svg:viewBox="0 0 90 385" svg:d="M90 193c0-30-4-76-26-120-23-48-56-73-60-73-2 0-4 1-4 4 0 2 0 2 8 9 37 38 59 99 59 180 0 65-14 133-62 181-5 6-5 6-5 7 0 3 2 4 4 4 4 0 39-26 62-75 19-43 24-86 24-117z"><text:p/></draw:path><draw:path draw:style-name="gr3" draw:text-style-name="P69" svg:width="0.044cm" svg:height="0.115cm" svg:x="6.577cm" svg:y="0.248cm" svg:viewBox="0 0 45 116" svg:d="M45 41c0-26-10-41-24-41-13 0-21 10-21 21 0 10 8 20 21 20 4 0 9-1 13-5 1-1 1-1 2-1 0 2 0 0 0 6 0 28-13 50-26 64-5 3-3 5-3 6 0 3 1 5 3 5 4 0 35-30 35-75z"><text:p/></draw:path><draw:path draw:style-name="gr3" draw:text-style-name="P69" svg:width="0.191cm" svg:height="0.349cm" svg:x="6.736cm" svg:y="0.018cm" svg:viewBox="0 0 192 350" svg:d="M121 118c11 0 22 0 33 0 8 0 12 0 12-8 0-4-4-4-11-4-11 0-21 0-32 0 2-16 6-30 8-44 2-8 8-36 10-41 3-7 10-12 17-12 3 0 12 0 20 6-17 2-21 16-21 21 0 9 7 14 15 14 9 0 20-9 20-24 0-17-17-26-34-26-13 0-37 7-48 45-2 8-3 12-13 61-9 0-18 0-27 0-7 0-12 0-12 7 0 5 5 5 11 5 9 0 17 0 26 0-10 50-19 100-29 151-7 38-13 72-34 72-1 0-11 0-18-6 18-2 21-16 21-21 0-9-6-14-14-14-10 0-21 9-21 24 0 17 16 26 32 26 22 0 37-23 44-37 12-25 21-71 22-74 8-40 15-81 23-121z"><text:p/></draw:path><draw:path draw:style-name="gr3" draw:text-style-name="P69" svg:width="0.118cm" svg:height="0.178cm" svg:x="6.922cm" svg:y="0.168cm" svg:viewBox="0 0 119 179" svg:d="M119 130c-4 0-6 0-9 0-1 6-3 22-8 25-1 1-22 1-26 1-17 0-33 0-50 0 29-25 38-33 54-45 20-16 39-33 39-58 0-33-29-53-63-53s-56 23-56 48c0 14 11 15 14 15 6 0 15-5 15-15 0-4-3-14-17-14 9-19 26-24 40-24 27 0 40 21 40 43 0 23-16 42-25 52-22 20-43 41-65 63-2 3-2 4-2 11 37 0 74 0 111 0 2-16 6-33 8-49z"><text:p/></draw:path><draw:path draw:style-name="gr3" draw:text-style-name="P69" svg:width="0.256cm" svg:height="0.09cm" svg:x="7.207cm" svg:y="0.145cm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69" svg:width="0.089cm" svg:height="0.384cm" svg:x="7.632cm" svg:y="0cm" svg:viewBox="0 0 90 385" svg:d="M90 381c0-1 0-1-6-8-49-48-62-122-62-180 0-68 15-135 63-183 5-4 5-4 5-6 0-3-2-4-4-4-4 0-39 26-62 75-20 43-24 86-24 118 0 29 4 76 25 120 23 47 57 72 61 72 2 0 4-1 4-4z"><text:p/></draw:path><draw:path draw:style-name="gr3" draw:text-style-name="P69" svg:width="0.19cm" svg:height="0.271cm" svg:x="7.765cm" svg:y="0.018cm" svg:viewBox="0 0 191 272" svg:d="M117 155c16 41 35 98 40 107 7 9 10 9 21 9 3 0 6 0 9 0s4-2 4-4c0-1-1-2-2-4-4-3-6-10-9-18-26-72-52-145-79-217-8-24-28-28-47-28-2 0-7 0-7 4 0 3 2 3 4 4 13 2 15 4 25 31 12 35 25 70 37 105-35 35-71 69-106 105-5 4-7 6-7 12s4 11 11 11 10-5 13-9c31-36 62-72 93-108z"><text:p/></draw:path><draw:path draw:style-name="gr3" draw:text-style-name="P69" svg:width="0.101cm" svg:height="0.258cm" svg:x="7.98cm" svg:y="0.034cm" svg:viewBox="0 0 102 259" svg:d="M99 14c0-7-6-14-14-14-11 0-21 10-21 21 0 8 5 13 14 13s21-9 21-20zM69 160c5-11 5-13 9-24 3-7 4-12 4-19 0-18-12-32-30-32-38 0-52 56-52 59 0 5 3 2 4 5 5 0 5-2 7-8 10-36 26-47 38-47 4 0 10 0 10 12 0 7-2 16-4 19-2 10-20 55-26 72-4 10-9 22-9 30 0 18 13 32 32 32 36 0 50-55 50-59 0-3-3-3-4-3-5 0-5 1-7 7-6 23-20 46-38 46-7 0-10-3-10-12 0-10 2-16 11-38 5-14 10-27 15-40z"><text:p/></draw:path><draw:path draw:style-name="gr3" draw:text-style-name="P69" svg:width="0.193cm" svg:height="0.221cm" svg:x="8.242cm" svg:y="0.078cm" svg:viewBox="0 0 194 222" svg:d="M179 119c7 0 15 0 15-8s-8-8-15-8c-55 0-109 0-164 0 5-51 50-88 104-88 20 0 40 0 60 0 7 0 15 0 15-7 0-8-8-8-15-8-20 0-40 0-60 0-66 0-119 48-119 111 0 62 53 111 119 111 20 0 40 0 60 0 7 0 15 0 15-7s-8-7-15-7c-20 0-40 0-60 0-54 0-99-36-104-89 55 0 109 0 164 0z"><text:p/></draw:path><draw:path draw:style-name="gr3" draw:text-style-name="P69" svg:width="0.261cm" svg:height="0.27cm" svg:x="8.584cm" svg:y="0.025cm" svg:viewBox="0 0 262 271" svg:d="M34 34c0 63 0 126 0 188 0 20-3 28-23 28-4 0-11 0-11 6 0 7 7 7 13 7 20 0 41 0 61 0 6 0 12 0 12-7 0-6-6-6-11-6-22 0-24-9-24-29 0-58 0-118 0-176 55 74 111 148 166 220 4 5 5 6 8 6 7 0 7-7 7-13 0-72 0-145 0-217 0-22 3-28 21-28 2 0 9 0 9-6 0-7-6-7-12-7-19 0-39 0-58 0-6 0-13 0-13 7 0 6 8 6 12 6 21 0 25 8 25 29 0 39 0 80 0 121-39-53-79-105-117-157-4-6-6-6-14-6-22 0-45 0-67 0-7 0-13 0-13 7 0 5 6 6 8 6 10 1 18 8 22 12-1 4-1 4-1 9zM219 243c-56-72-112-146-168-220-5-5-5-5-9-10 15 0 31 0 46 0 44 59 87 117 131 176 0 18 0 37 0 54z"><text:p/></draw:path><draw:path draw:style-name="gr3" draw:text-style-name="P69" svg:width="0.182cm" svg:height="0.234cm" svg:x="8.884cm" svg:y="0.174cm" svg:viewBox="0 0 183 235" svg:d="M177 14c3-2 6-4 6-7 0-4-4-7-7-7-1 1-1 0-4 2-55 27-110 53-165 79-6 3-7 4-7 7 0 2 1 6 7 8 55 26 108 53 163 79 5 1 4 0 6 1 4 0 7-3 7-5 0-5-4-7-6-8-52-25-103-51-155-75 52-24 103-49 155-74zM172 235c4 0 11 0 11-6 0-8-6-8-11-8-54 0-107 0-161 0-4 0-11 0-11 8 0 6 7 6 11 6 54 0 107 0 161 0z"><text:p/></draw:path><draw:path draw:style-name="gr3" draw:text-style-name="P69" svg:width="0.012cm" svg:height="0.269cm" svg:x="9.135cm" svg:y="0.157cm" svg:viewBox="0 0 13 270" svg:d="M13 11c0-4 0-11-6-11-7 0-7 7-7 11 0 83 0 165 0 248 0 4 0 11 7 11 6 0 6-7 6-11 0-83 0-165 0-248z"><text:p/></draw:path><draw:path draw:style-name="gr3" draw:text-style-name="P69" svg:width="0.152cm" svg:height="0.195cm" svg:x="9.197cm" svg:y="0.168cm" svg:viewBox="0 0 153 196" svg:d="M145 147c0-2-2-2-3-2s-12 1-22 13c-12 16-28 21-42 21-29 0-53-21-53-61 0-20 7-51 28-76 12-14 28-25 56-25 13 0 19 5 19 14 0 10-13 28-14 32-1 2-2 3-2 4 0 2 2 2 3 2 6 0 16-5 20-11 1-1 18-26 18-39 0-19-19-19-25-19-35 0-66 17-91 41-21 20-37 57-37 90 0 38 23 65 58 65 48 0 87-43 87-49z"><text:p/></draw:path><draw:path draw:style-name="gr3" draw:text-style-name="P69" svg:width="0.012cm" svg:height="0.269cm" svg:x="9.408cm" svg:y="0.157cm" svg:viewBox="0 0 13 270" svg:d="M13 11c0-4 0-11-6-11-7 0-7 7-7 11 0 83 0 165 0 248 0 4 0 11 7 11 6 0 6-7 6-11 0-83 0-165 0-248z"><text:p/></draw:path><draw:path draw:style-name="gr3" draw:text-style-name="P69" svg:width="0.04cm" svg:height="0.04cm" svg:x="9.514cm" svg:y="0.248cm" svg:viewBox="0 0 41 41" svg:d="M41 21c0-12-10-21-21-21s-20 9-20 21c0 11 9 20 20 20s21-9 21-20z"><text:p/></draw:path><draw:path draw:style-name="gr3" draw:text-style-name="P69" svg:width="0.201cm" svg:height="0.28cm" svg:x="9.592cm" svg:y="0.018cm" svg:viewBox="0 0 202 281" svg:d="M187 211c0-2-1-2-3-2-7 0-11 3-17 4-8 5-9 8-14 15-12 17-29 31-54 31-34 0-66-25-66-82 0-35 14-80 34-111 18-25 39-45 78-45 14 0 24 5 24 20 0 13-14 40-18 48-4 5-3 3-4 6 0 3 3 3 5 3 7 0 22-9 27-14 0-3 23-40 23-60 0-21-17-24-32-24-56 0-102 36-119 58-47 55-51 116-51 136 0 55 29 87 74 87 62 0 113-61 113-70z"><text:p/></draw:path><draw:path draw:style-name="gr3" draw:text-style-name="P69" svg:width="0.08cm" svg:height="0.181cm" svg:x="9.804cm" svg:y="0.168cm" svg:viewBox="0 0 81 182" svg:d="M75 10c0-4-4-10-11-10-8 0-16 7-16 14 0 6 4 11 11 11 8 0 16-7 16-15zM20 147c-1 4-4 7-4 11 0 14 11 24 27 24 26 0 38-38 38-41s-3-3-4-3c-3 0-4 1-6 4-5 21-17 32-28 32-6 0-7-3-7-9 0-7 2-11 5-18s5-14 8-22c3-5 13-30 14-34 1-2 2-5 2-8 0-13-11-22-27-22-26 0-38 36-38 40s3 4 4 4c4 0 4-2 5-5 7-23 18-33 28-33 5 0 8 2 8 10 0 7-2 10-9 28-5 14-11 28-16 42z"><text:p/></draw:path><draw:path draw:style-name="gr3" draw:text-style-name="P69" svg:width="0.089cm" svg:height="0.384cm" svg:x="9.942cm" svg:y="0cm" svg:viewBox="0 0 90 385" svg:d="M90 193c0-30-4-76-26-120-23-48-56-73-60-73-3 0-4 1-4 4 0 2 0 2 8 9 37 38 59 99 59 180 0 65-14 133-62 181-5 6-5 6-5 7 0 3 1 4 4 4 4 0 39-26 61-75 20-43 25-86 25-117z"><text:p/></draw:path><draw:path draw:style-name="gr3" draw:text-style-name="P69" svg:width="0.213cm" svg:height="0.238cm" svg:x="10.177cm" svg:y="0.055cm" svg:viewBox="0 0 214 239" svg:d="M214 14c0-6 0-14-7-14-8 0-8 8-8 14 0 47 0 93 0 140 0 58-63 69-91 69-18 0-42-3-63-15-30-19-30-44-30-54 0-47 0-93 0-140 0-6 0-14-7-14-8 0-8 8-8 14 0 48 0 94 0 141 0 58 59 84 108 84s106-27 106-83c0-47 0-94 0-142z"><text:p/></draw:path><draw:path draw:style-name="gr3" draw:text-style-name="P69" svg:width="0.088cm" svg:height="0.384cm" svg:x="10.538cm" svg:y="0cm" svg:viewBox="0 0 89 385" svg:d="M89 381c0-1 0-1-5-8-49-48-62-122-62-180 0-68 15-135 63-183 4-4 4-4 4-6 0-3-1-4-3-4-5 0-39 26-62 75-20 43-24 86-24 118 0 29 4 76 25 120 23 47 56 72 61 72 2 0 3-1 3-4z"><text:p/></draw:path><draw:path draw:style-name="gr3" draw:text-style-name="P69" svg:width="0.19cm" svg:height="0.271cm" svg:x="10.67cm" svg:y="0.018cm" svg:viewBox="0 0 191 272" svg:d="M118 155c16 41 35 98 40 107 7 9 10 9 21 9 4 0 6 0 9 0s3-2 3-4c0-1 0-2-1-4-4-3-6-10-9-18-26-72-52-145-79-217-9-24-28-28-47-28-2 0-7 0-7 4 0 3 3 4 4 4 12 2 15 4 25 31 12 35 25 70 37 105-35 35-71 69-106 105-5 4-8 6-8 12s5 11 12 11 10-5 13-9c31-36 62-72 93-108z"><text:p/></draw:path><draw:path draw:style-name="gr3" draw:text-style-name="P69" svg:width="0.208cm" svg:height="0.174cm" svg:x="10.887cm" svg:y="0.115cm" svg:viewBox="0 0 209 175" svg:d="M23 149c-1 5-3 14-3 16 0 7 5 10 11 10 4 0 11-3 14-11 2-10 4-19 7-29 3-12 5-23 8-34 3-9 5-17 7-26 2-7 4-18 6-19 5-12 26-47 62-47 18 0 21 14 21 26 0 24-19 74-25 90-3 9-3 14-3 18 0 19 13 32 30 32 37 0 51-56 51-59 0-4-3-4-4-4-4 0-4 1-6 7-8 26-21 47-40 47-6 0-8-3-8-12 0-10 3-19 6-27 8-21 23-63 23-85 0-27-16-42-44-42-35 0-54 25-60 34-2-22-18-34-35-34-18 0-26 15-29 22-7 13-12 36-12 37 0 5 3 4 4 5 5 0 5-1 7-9 7-27 14-46 29-46 7 0 12 4 12 17 0 8-1 13-7 32-8 30-14 60-22 91z"><text:p/></draw:path><draw:path draw:style-name="gr3" draw:text-style-name="P69" svg:width="0.191cm" svg:height="0.221cm" svg:x="11.247cm" svg:y="0.078cm" svg:viewBox="0 0 192 222" svg:d="M179 119c7 0 13 0 13-8s-6-8-13-8c-55 0-109 0-164 0 5-51 50-88 104-88 20 0 40 0 60 0 7 0 13 0 13-7 0-8-6-8-13-8-21 0-40 0-61 0-66 0-118 48-118 111 0 62 52 111 118 111 21 0 40 0 61 0 7 0 13 0 13-7s-6-7-13-7c-20 0-40 0-60 0-54 0-99-36-104-89 55 0 109 0 164 0z"><text:p/></draw:path><draw:path draw:style-name="gr3" draw:text-style-name="P69" svg:width="0.261cm" svg:height="0.27cm" svg:x="11.59cm" svg:y="0.025cm" svg:viewBox="0 0 262 271" svg:d="M34 34c0 63 0 126 0 188 0 20-3 28-23 28-4 0-11 0-11 6 0 7 7 7 13 7 20 0 41 0 61 0 6 0 12 0 12-7 0-6-7-6-11-6-22 0-26-9-26-29 0-58 0-118 0-176 57 74 112 148 168 220 3 5 5 6 8 6 7 0 7-7 7-13 0-72 0-145 0-217 0-22 3-28 21-28 2 0 9 0 9-6 0-7-6-7-13-7-19 0-38 0-57 0-6 0-13 0-13 7 0 6 7 6 11 6 22 0 26 8 26 29 0 39 0 80 0 121-39-53-79-105-117-157-4-6-6-6-14-6-22 0-45 0-67 0-7 0-14 0-14 7 0 5 7 6 9 6 10 1 18 8 21 12 0 4 0 4 0 9zM218 243c-56-72-112-146-169-220-3-5-3-5-7-10 15 0 31 0 46 0 43 59 87 117 130 176 0 18 0 37 0 54z"><text:p/></draw:path><draw:path draw:style-name="gr3" draw:text-style-name="P69" svg:width="0.182cm" svg:height="0.175cm" svg:x="11.889cm" svg:y="0.204cm" svg:viewBox="0 0 183 176" svg:d="M177 96c3-2 6-5 6-8 0-4-4-5-6-7-55-26-110-52-165-79-4-2-3-1-5-2-5 0-7 3-7 7s3 5 5 6c52 26 104 50 156 75-52 24-104 50-156 75-3 1-5 3-5 6 0 5 2 7 7 7 1-1 1 0 4-1 55-26 111-53 166-79z"><text:p/></draw:path><draw:path draw:style-name="gr3" draw:text-style-name="P69" svg:width="0.012cm" svg:height="0.269cm" svg:x="12.139cm" svg:y="0.157cm" svg:viewBox="0 0 13 270" svg:d="M13 11c0-4 0-11-5-11-8 0-8 7-8 11 0 83 0 165 0 248 0 4 0 11 7 11 6 0 6-7 6-11 0-83 0-165 0-248z"><text:p/></draw:path><draw:path draw:style-name="gr3" draw:text-style-name="P69" svg:width="0.151cm" svg:height="0.195cm" svg:x="12.202cm" svg:y="0.168cm" svg:viewBox="0 0 152 196" svg:d="M145 147c0-2-2-2-3-2s-12 1-22 13c-12 16-28 21-43 21-29 0-53-21-53-61 0-20 8-51 29-76 11-14 28-25 55-25 14 0 18 5 18 14 0 10-11 28-13 32-1 2-1 3-1 4 0 2 2 2 3 2 6 0 16-5 20-11 1-1 17-26 17-39 0-19-18-19-24-19-35 0-68 17-92 41-20 20-36 57-36 90 0 38 23 65 58 65 48 0 87-43 87-49z"><text:p/></draw:path><draw:path draw:style-name="gr3" draw:text-style-name="P69" svg:width="0.012cm" svg:height="0.269cm" svg:x="12.413cm" svg:y="0.157cm" svg:viewBox="0 0 13 270" svg:d="M13 11c0-4 0-11-6-11-7 0-7 7-7 11 0 83 0 165 0 248 0 4 0 11 7 11 6 0 6-7 6-11 0-83 0-165 0-248z"><text:p/></draw:path><draw:path draw:style-name="gr3" draw:text-style-name="P69" svg:width="0.041cm" svg:height="0.04cm" svg:x="12.518cm" svg:y="0.248cm" svg:viewBox="0 0 42 41" svg:d="M42 21c0-12-10-21-21-21s-21 9-21 21c0 11 10 20 21 20s21-9 21-20z"><text:p/></draw:path><draw:path draw:style-name="gr3" draw:text-style-name="P69" svg:width="0.2cm" svg:height="0.28cm" svg:x="12.597cm" svg:y="0.018cm" svg:viewBox="0 0 201 281" svg:d="M187 211c0-2-2-2-3-2-7 0-11 3-17 4-8 5-10 8-14 15-12 17-29 31-54 31-35 0-66-25-66-82 0-35 13-80 34-111 18-25 39-45 78-45 14 0 24 5 24 20 0 13-14 40-19 48-3 5-2 3-3 6 0 3 3 3 5 3 7 0 22-9 26-14 1-3 23-40 23-60 0-21-16-24-31-24-56 0-102 36-119 58-47 55-51 116-51 136 0 55 29 87 74 87 61 0 113-61 113-70z"><text:p/></draw:path><draw:path draw:style-name="gr3" draw:text-style-name="P69" svg:width="0.124cm" svg:height="0.184cm" svg:x="12.81cm" svg:y="0.168cm" svg:viewBox="0 0 125 185" svg:d="M125 92c0-29-3-50-16-69-8-12-25-23-46-23-63 0-63 73-63 92s0 93 63 93c62 0 62-73 62-93zM63 177c-14 0-30-8-36-30-3-15-3-38-3-58s0-39 5-55c5-21 23-26 34-26 14 0 28 9 33 24 4 14 4 34 4 57 0 20 0 41-3 57-6 25-24 31-34 31z"><text:p/></draw:path><draw:path draw:style-name="gr3" draw:text-style-name="P69" svg:width="0.089cm" svg:height="0.384cm" svg:x="12.991cm" svg:y="0cm" svg:viewBox="0 0 90 385" svg:d="M90 193c0-30-4-76-25-120-23-48-57-73-61-73-2 0-4 1-4 4 0 2 0 2 8 9 38 38 60 99 60 180 0 65-14 133-63 181-5 6-5 6-5 7 0 3 2 4 4 4 4 0 39-26 62-75 20-43 24-86 24-117z"><text:p/></draw:path></draw:g></text:p>
      <text:p text:style-name="P43">נוכל לדעת ש־<draw:g text:anchor-type="as-char" svg:y="-0.273cm" draw:z-index="250" draw:name="Shape268" draw:style-name="gr1"><svg:title>TexMaths</svg:title><svg:desc>11§display§f_1, f_2§svg§600§FALSE§</svg:desc><draw:path draw:style-name="gr2" draw:text-style-name="P68" svg:width="0.817cm" svg:height="0.309cm" svg:x="0.001cm" svg:y="0.019cm" svg:viewBox="0 0 818 310" svg:d="M0 0c273 0 545 0 818 0 0 103 0 207 0 310-273 0-545 0-818 0 0-103 0-207 0-310z"><text:p/></draw:path><draw:path draw:style-name="gr3" draw:text-style-name="P69" svg:width="0.191cm" svg:height="0.349cm" svg:x="0.002cm" svg:y="0cm" svg:viewBox="0 0 192 350" svg:d="M121 118c11 0 22 0 33 0 8 0 11 0 11-8 0-4-3-4-10-4-11 0-21 0-32 0 2-16 6-30 8-44 2-8 8-36 10-40 3-8 10-13 17-13 3 0 12 0 19 6-16 1-21 16-21 21 0 9 8 14 14 14 11 0 22-8 22-24 0-17-17-26-34-26-13 0-37 7-48 45-3 8-4 12-13 61-9 0-18 0-27 0-7 0-12 0-12 7 0 5 4 5 11 5 9 0 17 0 26 0-10 50-19 100-29 150-7 38-13 73-34 73-1 0-11 0-18-7 18-1 21-15 21-20 0-9-6-14-14-14-10 0-21 8-21 23 0 18 16 27 32 27 22 0 37-23 44-38 12-24 21-71 22-73 8-41 15-81 23-121z"><text:p/></draw:path><draw:path draw:style-name="gr3" draw:text-style-name="P69" svg:width="0.097cm" svg:height="0.177cm" svg:x="0.2cm" svg:y="0.15cm" svg:viewBox="0 0 98 178" svg:d="M60 8c0-8 0-8-7-8-18 17-42 16-53 16 0 4 0 7 0 10 5 0 24 0 38-7 0 46 0 92 0 138 0 9 0 12-26 12-3 0-8 0-11 0 0 4 0 6 0 9 6-1 39-1 48-1s43 0 49 1c0-3 0-5 0-9-3 0-7 0-10 0-28 0-28-3-28-12 0-50 0-100 0-149z"><text:p/></draw:path><draw:path draw:style-name="gr3" draw:text-style-name="P69" svg:width="0.044cm" svg:height="0.115cm" svg:x="0.376cm" svg:y="0.229cm" svg:viewBox="0 0 45 116" svg:d="M45 41c0-26-9-41-24-41-13 0-21 10-21 21 0 10 8 20 21 20 4 0 10-1 13-5 1-1 1-1 2-1 0 2 1 0 1 6 0 28-14 51-26 64-4 4-4 5-4 6 0 2 2 5 4 5 3 0 34-30 34-75z"><text:p/></draw:path><draw:path draw:style-name="gr3" draw:text-style-name="P69" svg:width="0.191cm" svg:height="0.349cm" svg:x="0.534cm" svg:y="0cm" svg:viewBox="0 0 192 350" svg:d="M121 118c11 0 22 0 33 0 8 0 12 0 12-8 0-4-4-4-11-4-11 0-21 0-32 0 2-16 6-30 8-44 2-8 8-36 10-40 3-8 10-13 17-13 3 0 12 0 20 6-17 1-21 16-21 21 0 9 7 14 15 14 9 0 20-8 20-24 0-17-17-26-34-26-13 0-37 7-48 45-2 8-3 12-13 61-9 0-18 0-27 0-7 0-12 0-12 7 0 5 5 5 11 5 9 0 17 0 26 0-10 50-19 100-29 150-7 38-13 73-33 73-2 0-12 0-19-7 18-1 21-15 21-20 0-9-6-14-14-14-10 0-21 8-21 23 0 18 16 27 33 27 21 0 36-23 43-38 12-24 22-71 22-73 8-41 15-81 23-121z"><text:p/></draw:path><draw:path draw:style-name="gr3" draw:text-style-name="P69" svg:width="0.119cm" svg:height="0.177cm" svg:x="0.719cm" svg:y="0.15cm" svg:viewBox="0 0 120 178" svg:d="M120 130c-3 0-6 0-9 0-1 5-4 22-8 24-2 2-23 2-26 2-17 0-33 0-50 0 29-25 38-33 54-45 20-16 39-33 39-58 0-33-29-53-63-53s-57 23-57 48c0 14 12 15 14 15 7 0 15-5 15-15 0-4-2-14-16-14 9-19 27-24 40-24 26 0 40 21 40 43 0 23-16 42-25 52-22 20-43 41-65 63-3 2-3 4-3 10 37 0 75 0 112 0 2-15 6-32 8-48z"><text:p/></draw:path></draw:g> פונקציות על <draw:g text:anchor-type="as-char" svg:y="-0.27cm" draw:z-index="251" draw:name="Shape269" draw:style-name="gr1"><svg:title>TexMaths</svg:title><svg:desc>11§display§\N§svg§600§FALSE§</svg:desc><draw:path draw:style-name="gr2" draw:text-style-name="P68" svg:width="0.23cm" svg:height="0.23cm" svg:x="0.011cm" svg:y="0.018cm" svg:viewBox="0 0 231 231" svg:d="M116 231c-39 0-77 0-116 0 0-77 0-154 0-231 77 0 154 0 231 0 0 77 0 154 0 231-39 0-77 0-115 0z"><text:p/></draw:path><draw:path draw:style-name="gr3" draw:text-style-name="P69" svg:width="0.26cm" svg:height="0.27cm" svg:x="0.001cm" svg:y="0.001cm" svg:viewBox="0 0 261 271" svg:d="M33 35c0 63 0 125 0 187 0 20-2 28-22 28-4 0-11 0-11 6 0 7 7 7 13 7 20 0 40 0 60 0 7 0 13 0 13-7 0-6-6-6-12-6-21 0-24-9-24-29 0-58 0-116 0-175 55 73 110 147 166 219 3 5 5 6 8 6 7 0 7-7 7-13 0-73 0-145 0-217 0-21 3-27 21-28 2 0 9 0 9-6 0-7-6-7-13-7-19 0-38 0-57 0-6 0-13 0-13 7 0 6 8 6 11 6 22 1 25 9 25 29 0 39 0 80 0 120-38-52-77-105-116-156-3-6-4-6-13-6-23 0-45 0-67 0-8 0-14 0-14 7 0 6 6 6 8 6 11 1 19 8 22 12-1 4-1 5-1 10zM217 243c-56-73-112-146-167-220-4-4-4-5-8-10 14 0 30 0 45 0 43 59 87 117 130 175 0 19 0 38 0 55z"><text:p/></draw:path></draw:g><text:s/>כי הן איחוד של שתי פונקציות שהתחום שלהן זר (המשפטים הדרושים כדי להגיד את זה כבר הוכחו בשיעורי הבית הקודמים). בה"כ תהיה קבוצה <draw:g text:anchor-type="as-char" svg:y="-0.275cm" draw:z-index="259" draw:name="Shape270" draw:style-name="gr1"><svg:title>TexMaths</svg:title><svg:desc>11§display§A§svg§600§FALSE§</svg:desc><draw:path draw:style-name="gr2" draw:text-style-name="P68" svg:width="0.236cm" svg:height="0.234cm" svg:x="0.008cm" svg:y="0.02cm" svg:viewBox="0 0 237 235" svg:d="M0 0c79 0 158 0 237 0 0 78 0 157 0 235-79 0-158 0-237 0 0-78 0-157 0-235z"><text:p/></draw:path><draw:path draw:style-name="gr3" draw:text-style-name="P69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, ו־<draw:g text:anchor-type="as-char" svg:y="-0.173cm" draw:z-index="258" draw:name="Shape271" draw:style-name="gr1"><svg:title>TexMaths</svg:title><svg:desc>11§display§n§svg§600§FALSE§</svg:desc><draw:path draw:style-name="gr2" draw:text-style-name="P68" svg:width="0.179cm" svg:height="0.132cm" svg:x="0.01cm" svg:y="0.018cm" svg:viewBox="0 0 180 133" svg:d="M0 0c60 0 120 0 180 0 0 44 0 89 0 133-60 0-120 0-180 0 0-44 0-89 0-133z"><text:p/></draw:path><draw:path draw:style-name="gr3" draw:text-style-name="P69" svg:width="0.207cm" svg:height="0.172cm" svg:x="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־יה <draw:g text:anchor-type="as-char" svg:y="-0.296cm" draw:z-index="254" draw:name="Shape272" draw:style-name="gr1"><svg:title>TexMaths</svg:title><svg:desc>11§display§\mathcal{A}§svg§600§FALSE§</svg:desc><draw:path draw:style-name="gr2" draw:text-style-name="P68" svg:width="0.265cm" svg:height="0.255cm" svg:x="0.011cm" svg:y="0.019cm" svg:viewBox="0 0 266 256" svg:d="M0 0c89 0 177 0 266 0 0 86 0 170 0 256-89 0-177 0-266 0 0-86 0-170 0-256z"><text:p/></draw:path><draw:path draw:style-name="gr3" draw:text-style-name="P69" svg:width="0.295cm" svg:height="0.294cm" svg:x="0.001cm" svg:y="0cm" svg:viewBox="0 0 296 295" svg:d="M218 213c2 24 6 42 8 49 5 17 6 26 22 26 18 0 48-18 48-26 0-1-2-2-4-2-5 0-13 5-14 5-3 2-3 2-4 2-11 0-14-11-18-34-2-12-7-28-9-80-3-39-4-77-4-117 0-10 0-20 0-28 0-7 0-8-5-8s-20 7-27 16c-1 2-2 4-3 5-30 65-57 112-77 142-23 35-63 97-84 97-14 0-26-10-29-23-2-1-2-3-4-3-5 0-14 19-14 30 0 15 16 31 35 31 27 0 70-69 79-82 34 0 69 0 104 0zM210 47c0 7 0 14 0 22 0 23 1 45 2 67 0 8 2 35 3 56-23 0-46 0-69 0-5 0-12 0-22 6 28-42 48-81 51-85 19-34 29-56 35-66z"><text:p/></draw:path></draw:g><text:s/>המקיימת <draw:g text:anchor-type="as-char" svg:y="-0.28cm" draw:z-index="257" draw:name="Shape273" draw:style-name="gr1"><svg:title>TexMaths</svg:title><svg:desc>11§display§\forall i \in \N. \mathcal{A}_i \in A§svg§600§FALSE§</svg:desc><draw:path draw:style-name="gr2" draw:text-style-name="P68" svg:width="2.355cm" svg:height="0.299cm" svg:x="0.02cm" svg:y="0.019cm" svg:viewBox="0 0 2356 300" svg:d="M0 0c786 0 1570 0 2356 0 0 100 0 200 0 300-786 0-1570 0-2356 0 0-100 0-200 0-300z"><text:p/></draw:path><draw:path draw:style-name="gr3" draw:text-style-name="P69" svg:width="0.214cm" svg:height="0.276cm" svg:x="0cm" svg:y="0.012cm" svg:viewBox="0 0 215 277" svg:d="M213 14c2-4 2-4 2-6 0-5-3-8-8-8s-7 4-9 9c-11 28-21 56-32 85-39 0-78 0-118 0-11-29-20-57-31-85-3-6-4-9-9-9-4 0-8 3-8 8 0 1 0 1 2 6 32 85 65 169 97 254 1 6 3 9 9 9 5 0 6-5 8-9 33-85 64-169 97-254zM55 109c35 0 69 0 105 0-18 47-35 92-52 138-18-46-35-91-53-138z"><text:p/></draw:path><draw:path draw:style-name="gr3" draw:text-style-name="P69" svg:width="0.101cm" svg:height="0.259cm" svg:x="0.226cm" svg:y="0.026cm" svg:viewBox="0 0 102 260" svg:d="M99 14c0-7-5-14-14-14-11 0-21 10-21 21 0 8 5 14 14 14s21-9 21-21zM69 160c5-11 5-12 9-23 3-8 6-12 6-20 0-18-14-32-32-32-37 0-52 56-52 59 0 5 4 5 6 5 3 0 3-1 5-8 11-36 26-47 40-47 2 0 8 0 8 12 0 8-2 16-3 20-3 10-21 55-27 71-4 10-9 24-9 31 0 19 13 32 32 32 36 0 50-56 50-59 0-5-3-5-4-5-4 0-4 1-6 8-7 24-19 47-39 47-7 0-10-3-10-12 0-10 2-15 12-38 4-14 10-28 14-41z"><text:p/></draw:path><draw:path draw:style-name="gr3" draw:text-style-name="P69" svg:width="0.193cm" svg:height="0.223cm" svg:x="0.488cm" svg:y="0.072cm" svg:viewBox="0 0 194 224" svg:d="M179 119c7 0 15 0 15-8 0-7-8-7-15-7-55 0-109 0-164 0 6-52 50-89 104-89 20 0 41 0 60 0 7 0 15 0 15-7 0-8-8-8-15-8-19 0-40 0-60 0-66 0-119 50-119 111 0 62 53 113 119 113 20 0 41 0 60 0 7 0 15 0 15-8s-8-8-15-8c-19 0-40 0-60 0-54 0-98-37-104-89 55 0 109 0 164 0z"><text:p/></draw:path><draw:path draw:style-name="gr3" draw:text-style-name="P69" svg:width="0.261cm" svg:height="0.271cm" svg:x="0.83cm" svg:y="0.014cm" svg:viewBox="0 0 262 272" svg:d="M34 35c0 63 0 125 0 188 0 21-3 27-23 28-4 0-11 0-11 7s7 7 13 7c20 0 41 0 61 0 6 0 12 0 12-7s-6-7-11-7c-22-1-24-8-24-28 0-60 0-118 0-178 55 74 111 147 166 221 4 5 5 6 9 6 6 0 6-6 6-13 0-73 0-145 0-218 0-22 4-27 21-28 2 0 9 0 9-6 0-7-6-7-12-7-19 0-39 0-57 0-7 0-14 0-14 7 0 6 8 6 12 6 21 1 25 9 25 29 0 41 0 80 0 121-39-53-78-105-117-157-4-6-5-6-14-6-22 0-45 0-67 0-7 0-12 0-12 7 0 6 5 6 7 6 10 1 18 8 22 12-1 4-1 5-1 10zM218 245c-56-74-111-148-167-222-5-5-5-5-9-10 15 0 31 0 46 0 43 59 87 118 130 177 0 18 0 36 0 55z"><text:p/></draw:path><draw:path draw:style-name="gr3" draw:text-style-name="P69" svg:width="0.04cm" svg:height="0.04cm" svg:x="1.134cm" svg:y="0.238cm" svg:viewBox="0 0 41 41" svg:d="M41 20c0-11-10-20-21-20s-20 9-20 20c0 12 9 21 20 21s21-9 21-21z"><text:p/></draw:path><draw:path draw:style-name="gr3" draw:text-style-name="P69" svg:width="0.297cm" svg:height="0.298cm" svg:x="1.217cm" svg:y="0cm" svg:viewBox="0 0 298 299" svg:d="M220 215c2 24 7 42 9 50 3 17 5 25 22 25 18 0 47-16 47-24 0-2-1-4-3-4-6 0-13 5-14 6-3 1-4 1-5 1-11 0-13-10-17-33-3-13-7-29-9-82-3-39-5-78-5-118 0-8 0-19 0-28 0-7 0-8-4-8-5 0-21 7-28 17-1 1-2 3-3 4-31 65-59 112-79 143-23 36-63 98-84 98-14 0-26-8-29-23-1 0-1-3-4-3-5 0-14 19-14 30 0 15 17 33 35 33 27 0 72-71 79-84 36 0 71 0 106 0zM212 47c0 8 0 15 0 22 0 24 1 46 3 68 0 7 1 37 3 57-23 0-47 0-71 0-6 0-12 0-22 7 27-42 50-83 52-87 19-35 30-57 35-67z"><text:p/></draw:path><draw:path draw:style-name="gr3" draw:text-style-name="P69" svg:width="0.08cm" svg:height="0.181cm" svg:x="1.529cm" svg:y="0.157cm" svg:viewBox="0 0 81 182" svg:d="M75 10c0-4-3-10-11-10-7 0-16 7-16 14 0 6 5 11 11 11 8 0 16-7 16-15zM20 148c-1 3-2 6-2 11 0 13 11 23 25 23 27 0 38-38 38-42 0-3-2-2-3-3-4 0-4 2-5 4-7 22-19 33-29 33-5 0-7-3-7-9s2-12 5-17c2-8 5-15 8-22s12-31 13-34 2-6 2-9c0-12-11-23-25-23-28 0-40 37-40 41s3 4 4 4c5 0 5-1 6-5 7-23 19-33 29-33 4 0 6 2 6 10 0 6-1 10-9 27-5 14-11 29-16 44z"><text:p/></draw:path><draw:path draw:style-name="gr3" draw:text-style-name="P69" svg:width="0.193cm" svg:height="0.223cm" svg:x="1.784cm" svg:y="0.072cm" svg:viewBox="0 0 194 224" svg:d="M179 119c7 0 15 0 15-8 0-7-8-7-15-7-55 0-109 0-164 0 6-52 50-89 105-89 20 0 40 0 59 0 7 0 15 0 15-7 0-8-8-8-15-8-19 0-40 0-60 0-66 0-119 50-119 111 0 62 53 113 119 113 20 0 41 0 60 0 7 0 15 0 15-8s-8-8-15-8c-19 0-39 0-59 0-55 0-99-37-105-89 55 0 109 0 164 0z"><text:p/></draw:path><draw:path draw:style-name="gr3" draw:text-style-name="P69" svg:width="0.264cm" svg:height="0.276cm" svg:x="2.131cm" svg:y="0.005cm" svg:viewBox="0 0 265 277" svg:d="M56 233c-15 25-31 31-48 32-5 0-8 0-8 7 0 3 2 5 6 5 9 0 22-1 33-1 12 0 26 1 38 1 2 0 8 0 8-8 0-4-5-4-7-4-9-1-19-4-19-14 0-4 4-8 6-14 10-16 20-33 30-50 32 0 65 0 96 0 2 8 7 61 7 66 0 11-20 12-27 12-6 0-10 0-10 7 0 5 4 5 5 5 16 0 33-1 49-1 9 0 34 1 44 1 2 0 6 0 6-8 0-4-4-4-9-4-24 0-24-3-25-14-8-80-15-161-23-241-1-8-1-10-8-10-6 0-7 3-10 7-45 75-89 151-134 226zM102 175c26-42 51-85 76-126 5 41 8 84 12 126-29 0-58 0-88 0z"><text:p/></draw:path></draw:g><text:s/>בלי חזרות, ופונקציה <draw:g text:anchor-type="as-char" svg:y="-0.273cm" draw:z-index="253" draw:name="Shape274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text:s/>מהצורה <draw:g text:anchor-type="as-char" svg:y="-0.288cm" draw:z-index="255" draw:name="Shape275" draw:style-name="gr1"><svg:title>TexMaths</svg:title><svg:desc>11§display§f = (\lambda i \in \N_{\le |\mathcal{A}|}. \mathcal{A}_i) \cup (\lambda n \in \N_{&gt; |\mathcal{A}|}. \mathcal{A}_0)§svg§600§FALSE§</svg:desc><draw:path draw:style-name="gr2" draw:text-style-name="P68" svg:width="6.536cm" svg:height="0.385cm" svg:x="0.001cm" svg:y="0.018cm" svg:viewBox="0 0 6537 386" svg:d="M0 0c2179 0 4358 0 6537 0 0 129 0 258 0 386-2179 0-4358 0-6537 0 0-128 0-257 0-386z"><text:p/></draw:path><draw:path draw:style-name="gr3" draw:text-style-name="P69" svg:width="0.192cm" svg:height="0.349cm" svg:x="0.002cm" svg:y="0.018cm" svg:viewBox="0 0 193 350" svg:d="M121 118c11 0 22 0 33 0 8 0 12 0 12-8 0-4-4-4-11-4-11 0-21 0-32 0 2-16 6-30 8-44 2-8 8-36 10-41 3-7 10-12 17-12 3 0 13 0 20 6-17 2-21 16-21 21 0 9 7 14 15 14 10 0 21-9 21-24 0-17-18-26-35-26-13 0-37 7-48 45-2 8-3 12-13 61-9 0-18 0-27 0-7 0-12 0-12 7 0 5 5 5 11 5 9 0 17 0 26 0-10 50-19 100-29 151-7 38-13 72-34 72-1 0-11 0-18-6 18-2 21-16 21-21 0-9-6-14-14-14-10 0-21 9-21 24 0 17 17 26 32 26 22 0 37-23 44-37 12-25 22-71 22-74 8-40 15-81 23-121z"><text:p/></draw:path><draw:path draw:style-name="gr3" draw:text-style-name="P69" svg:width="0.256cm" svg:height="0.09cm" svg:x="0.341cm" svg:y="0.145cm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69" svg:width="0.089cm" svg:height="0.384cm" svg:x="0.766cm" svg:y="0cm" svg:viewBox="0 0 90 385" svg:d="M90 381c0-1 0-1-6-8-49-48-61-122-61-180 0-68 14-135 62-183 5-4 5-4 5-6 0-3-2-4-4-4-3 0-39 26-62 75-20 43-24 86-24 118 0 29 4 76 25 120 25 47 58 72 61 72 2 0 4-1 4-4z"><text:p/></draw:path><draw:path draw:style-name="gr3" draw:text-style-name="P69" svg:width="0.19cm" svg:height="0.271cm" svg:x="0.899cm" svg:y="0.018cm" svg:viewBox="0 0 191 272" svg:d="M118 155c15 41 34 98 39 107 7 9 11 9 21 9 4 0 6 0 9 0s4-2 4-4c0-1-1-2-2-4-4-3-6-10-9-18-26-72-52-145-79-217-7-24-28-28-47-28-1 0-7 0-7 4 0 3 3 3 4 4 13 2 15 4 25 31 12 35 25 70 37 105-35 35-71 69-106 105-5 4-7 6-7 12s4 11 11 11c6 0 10-5 13-9 31-36 63-72 94-108z"><text:p/></draw:path><draw:path draw:style-name="gr3" draw:text-style-name="P69" svg:width="0.101cm" svg:height="0.258cm" svg:x="1.114cm" svg:y="0.034cm" svg:viewBox="0 0 102 259" svg:d="M99 14c0-7-5-14-14-14-11 0-21 10-21 21 0 8 5 13 14 13s21-9 21-20zM69 160c5-11 5-13 9-24 3-7 6-12 6-19 0-18-14-32-32-32-37 0-52 56-52 59 0 5 4 5 6 5 3 0 3-2 5-8 11-36 26-47 40-47 2 0 8 0 8 12 0 7-2 16-3 19-3 10-21 55-27 72-4 10-9 22-9 30 0 18 13 32 32 32 36 0 50-55 50-59 0-3-3-3-4-3-4 0-4 1-6 7-7 23-19 46-39 46-7 0-10-3-10-12 0-10 2-16 12-38 4-14 10-27 14-40z"><text:p/></draw:path><draw:path draw:style-name="gr3" draw:text-style-name="P69" svg:width="0.193cm" svg:height="0.221cm" svg:x="1.376cm" svg:y="0.078cm" svg:viewBox="0 0 194 222" svg:d="M179 119c7 0 15 0 15-8s-8-8-15-8c-55 0-109 0-164 0 6-51 50-88 105-88 20 0 40 0 59 0 7 0 15 0 15-7 0-8-8-8-15-8-19 0-40 0-60 0-66 0-119 48-119 111 0 62 53 111 119 111 20 0 41 0 60 0 7 0 15 0 15-7s-8-7-15-7c-19 0-39 0-59 0-55 0-99-36-105-89 55 0 109 0 164 0z"><text:p/></draw:path><draw:path draw:style-name="gr3" draw:text-style-name="P69" svg:width="0.261cm" svg:height="0.27cm" svg:x="1.718cm" svg:y="0.025cm" svg:viewBox="0 0 262 271" svg:d="M34 34c0 63 0 126 0 188 0 20-3 28-23 28-4 0-11 0-11 6 0 7 7 7 13 7 20 0 41 0 61 0 6 0 13 0 13-7 0-6-7-6-12-6-21 0-24-9-24-29 0-58 0-118 0-176 56 74 111 148 167 220 3 5 5 6 8 6 6 0 6-7 6-13 0-72 0-145 0-217 0-22 3-28 21-28 2 0 9 0 9-6 0-7-6-7-12-7-19 0-38 0-56 0-8 0-14 0-14 7 0 6 7 6 11 6 21 0 25 8 25 29 0 39 0 80 0 121-39-53-78-105-117-157-3-6-4-6-14-6-22 0-45 0-67 0-7 0-12 0-12 7 0 5 5 6 7 6 11 1 18 8 22 12-1 4-1 4-1 9zM219 243c-56-72-112-146-168-220-5-5-5-5-9-10 15 0 31 0 46 0 44 59 87 117 131 176 0 18 0 37 0 54z"><text:p/></draw:path><draw:path draw:style-name="gr3" draw:text-style-name="P69" svg:width="0.182cm" svg:height="0.234cm" svg:x="2.018cm" svg:y="0.174cm" svg:viewBox="0 0 183 235" svg:d="M177 14c3-2 6-4 6-7 0-4-3-7-7-7-1 1-1 0-4 2-55 27-110 53-165 79-5 3-7 4-7 7 0 2 2 6 7 8 55 26 109 53 164 79 4 1 3 0 5 1 4 0 7-3 7-5 0-5-4-7-6-8-52-25-103-51-155-75 52-24 103-49 155-74zM173 235c3 0 10 0 10-6 0-8-6-8-10-8-54 0-108 0-162 0-4 0-11 0-11 8 0 6 7 6 11 6 54 0 108 0 162 0z"><text:p/></draw:path><draw:path draw:style-name="gr3" draw:text-style-name="P69" svg:width="0.012cm" svg:height="0.269cm" svg:x="2.269cm" svg:y="0.157cm" svg:viewBox="0 0 13 270" svg:d="M13 11c0-4 0-11-6-11-7 0-7 7-7 11 0 83 0 165 0 248 0 4 0 11 7 11 6 0 6-7 6-11 0-83 0-165 0-248z"><text:p/></draw:path><draw:path draw:style-name="gr3" draw:text-style-name="P69" svg:width="0.23cm" svg:height="0.209cm" svg:x="2.334cm" svg:y="0.161cm" svg:viewBox="0 0 231 210" svg:d="M169 152c3 14 4 22 8 33 3 12 6 20 18 20 14 0 36-14 36-19 0-2-1-3-3-3-4 0-7 2-9 3-3 2-3 1-4 2-6 0-9-3-10-5-16-33-20-148-20-169 0-3 0-10 0-12 0-1-1-2-3-2-4 0-16 4-21 13-1 1-3 2-4 4-38 78-85 137-95 149-5 5-16 18-26 18-5 0-18-5-23-16 0-2-1-3-2-3-4 0-11 13-11 21 0 12 13 24 29 24 15 0 35-24 56-53 3-4 2-3 3-4 0-1 1-1 6-1 25 0 50 0 75 0zM161 35c0 24 2 56 6 100-18 0-36 0-55 0-3 0-9 0-15 5 23-33 43-66 63-105z"><text:p/></draw:path><draw:path draw:style-name="gr3" draw:text-style-name="P69" svg:width="0.012cm" svg:height="0.269cm" svg:x="2.609cm" svg:y="0.157cm" svg:viewBox="0 0 13 270" svg:d="M13 11c0-4 0-11-6-11-7 0-7 7-7 11 0 83 0 165 0 248 0 4 0 11 7 11 6 0 6-7 6-11 0-83 0-165 0-248z"><text:p/></draw:path><draw:path draw:style-name="gr3" draw:text-style-name="P69" svg:width="0.04cm" svg:height="0.04cm" svg:x="2.715cm" svg:y="0.248cm" svg:viewBox="0 0 41 41" svg:d="M41 21c0-12-10-21-21-21s-20 9-20 21c0 11 9 20 20 20s21-9 21-20z"><text:p/></draw:path><draw:path draw:style-name="gr3" draw:text-style-name="P69" svg:width="0.297cm" svg:height="0.296cm" svg:x="2.799cm" svg:y="0.011cm" svg:viewBox="0 0 298 297" svg:d="M220 213c2 25 7 43 9 50 4 18 5 26 23 26 16 0 46-17 46-25 0-2-1-3-3-3-5 0-13 4-14 5-3 1-4 1-5 1-10 0-13-9-17-33-3-13-6-27-9-80-4-40-5-78-5-118 0-10 0-19 0-28 0-7 0-8-4-8s-21 7-28 17c-1 1-2 3-3 4-30 65-58 112-79 143-22 35-63 97-84 97-14 0-26-9-29-23-1 0-1-3-4-3-5 0-14 18-14 29 0 16 18 33 35 33 27 0 72-69 81-84 35 0 69 0 104 0zM212 47c0 8 0 15 0 22 0 23 1 45 3 67 0 8 2 38 3 58-23 0-47 0-71 0-6 0-12 0-22 6 28-42 50-82 52-87 20-34 30-56 35-66z"><text:p/></draw:path><draw:path draw:style-name="gr3" draw:text-style-name="P69" svg:width="0.082cm" svg:height="0.181cm" svg:x="3.11cm" svg:y="0.168cm" svg:viewBox="0 0 83 182" svg:d="M75 10c0-4-3-10-11-10-7 0-14 7-14 14 0 6 3 11 11 11 7 0 14-7 14-15zM20 147c-1 4-2 7-2 11 0 14 11 24 25 24 27 0 40-38 40-41s-4-3-5-3c-4 0-4 1-5 4-7 21-18 32-29 32-5 0-7-3-7-9 0-7 3-11 5-18s5-14 9-22c2-5 12-30 13-34 0-2 1-5 1-8 0-13-11-22-25-22-28 0-40 36-40 40s3 2 4 4c5 0 5-2 6-5 7-23 19-33 29-33 4 0 6 2 6 10 0 7-1 10-8 28-5 14-12 28-17 42z"><text:p/></draw:path><draw:path draw:style-name="gr3" draw:text-style-name="P69" svg:width="0.088cm" svg:height="0.384cm" svg:x="3.248cm" svg:y="0cm" svg:viewBox="0 0 89 385" svg:d="M89 193c0-30-4-76-25-120-23-48-56-73-61-73-2 0-3 1-3 4 0 2 0 2 7 9 38 38 60 99 60 180 0 65-14 133-63 181-4 6-4 6-4 7 0 3 1 4 3 4 5 0 39-26 62-75 20-43 24-86 24-117z"><text:p/></draw:path><draw:path draw:style-name="gr3" draw:text-style-name="P69" svg:width="0.214cm" svg:height="0.238cm" svg:x="3.483cm" svg:y="0.055cm" svg:viewBox="0 0 215 239" svg:d="M215 14c0-6 0-14-8-14s-8 8-8 14c0 47 0 93 0 140 0 58-63 69-92 69-17 0-42-3-62-15-30-19-30-44-30-54 0-47 0-93 0-140 0-6 0-14-7-14-8 0-8 8-8 14 0 48 0 94 0 141 0 58 58 84 107 84 50 0 108-27 108-83 0-47 0-94 0-142z"><text:p/></draw:path><draw:path draw:style-name="gr3" draw:text-style-name="P69" svg:width="0.088cm" svg:height="0.384cm" svg:x="3.844cm" svg:y="0cm" svg:viewBox="0 0 89 385" svg:d="M89 381c0-1 0-1-6-8-49-48-61-122-61-180 0-68 14-135 63-183 4-4 4-4 4-6 0-3-1-4-3-4-5 0-40 26-62 75-20 43-24 86-24 118 0 29 3 76 25 120 23 47 56 72 61 72 2 0 3-1 3-4z"><text:p/></draw:path><draw:path draw:style-name="gr3" draw:text-style-name="P69" svg:width="0.19cm" svg:height="0.271cm" svg:x="3.976cm" svg:y="0.018cm" svg:viewBox="0 0 191 272" svg:d="M118 155c15 41 34 98 40 107s10 9 20 9c4 0 6 0 9 0 4 0 4-2 4-4 0-1-1-2-2-4-3-3-5-10-9-18-26-72-52-145-79-217-7-24-28-28-46-28-2 0-8 0-8 4 0 3 3 3 4 4 13 2 15 4 25 31 12 35 25 70 37 105-35 35-71 69-106 105-5 4-7 6-7 12s6 11 12 11 9-5 12-9c31-36 63-72 94-108z"><text:p/></draw:path><draw:path draw:style-name="gr3" draw:text-style-name="P69" svg:width="0.208cm" svg:height="0.174cm" svg:x="4.192cm" svg:y="0.115cm" svg:viewBox="0 0 209 175" svg:d="M22 149c-1 5-3 14-3 16 0 7 5 10 11 10 5 0 12-3 14-11 1 0 6-19 8-29 3-12 5-23 9-34 2-9 4-17 6-26 1-7 5-18 5-19 6-12 26-47 63-47 17 0 21 14 21 26 0 24-20 74-25 90-3 9-4 14-4 18 0 19 14 32 31 32 37 0 51-56 51-59 0-4-3-4-4-4-5 0-5 1-6 7-8 26-21 47-39 47-7 0-10-3-10-12 0-10 3-19 7-27 7-21 23-63 23-85 0-27-16-42-44-42-35 0-53 25-60 34-2-22-18-34-35-34-19 0-26 15-30 22-5 13-11 36-11 37 0 5 3 5 4 5 4 0 5-1 7-9 7-27 14-46 28-46 7 0 12 4 12 17 0 8-1 13-6 32-8 30-15 60-23 91z"><text:p/></draw:path><draw:path draw:style-name="gr3" draw:text-style-name="P69" svg:width="0.193cm" svg:height="0.221cm" svg:x="4.552cm" svg:y="0.078cm" svg:viewBox="0 0 194 222" svg:d="M180 119c7 0 14 0 14-8s-7-8-14-8c-55 0-108 0-163 0 4-51 48-88 103-88 20 0 41 0 60 0 7 0 14 0 14-7 0-8-7-8-14-8-20 0-40 0-61 0-66 0-119 48-119 111 0 62 53 111 119 111 21 0 41 0 61 0 7 0 14 0 14-7s-7-7-14-7c-19 0-40 0-60 0-55 0-99-36-103-89 55 0 108 0 163 0z"><text:p/></draw:path><draw:path draw:style-name="gr3" draw:text-style-name="P69" svg:width="0.261cm" svg:height="0.27cm" svg:x="4.895cm" svg:y="0.025cm" svg:viewBox="0 0 262 271" svg:d="M33 34c0 63 0 126 0 188 0 20-3 28-22 28-4 0-11 0-11 6 0 7 6 7 13 7 20 0 40 0 60 0 6 0 13 0 13-7 0-6-7-6-12-6-21 0-24-9-24-29 0-58 0-118 0-176 56 74 111 148 167 220 3 5 5 6 7 6 7 0 7-7 7-13 0-72 0-145 0-217 0-22 3-28 21-28 3 0 10 0 10-6 0-7-7-7-13-7-19 0-38 0-56 0-8 0-14 0-14 7 0 6 7 6 11 6 22 0 25 8 25 29 0 39 0 80 0 121-39-53-79-105-117-157-3-6-4-6-13-6-23 0-45 0-68 0-7 0-13 0-13 7 0 5 6 6 8 6 11 1 18 8 22 12-1 4-1 4-1 9zM218 243c-56-72-112-146-168-220-5-5-5-5-8-10 15 0 30 0 45 0 44 59 87 117 131 176 0 18 0 37 0 54z"><text:p/></draw:path><draw:path draw:style-name="gr3" draw:text-style-name="P69" svg:width="0.183cm" svg:height="0.175cm" svg:x="5.193cm" svg:y="0.204cm" svg:viewBox="0 0 184 176" svg:d="M177 96c3-2 7-5 7-8 0-4-4-5-7-7-55-26-110-52-165-79-3-2-4-2-5-2-4 0-7 3-7 7s3 5 6 6c51 26 104 50 156 75-52 24-104 50-155 75-4 1-7 3-7 6 0 5 3 7 7 7 1 0 2 0 5-1 55-26 110-53 165-79z"><text:p/></draw:path><draw:path draw:style-name="gr3" draw:text-style-name="P69" svg:width="0.012cm" svg:height="0.269cm" svg:x="5.445cm" svg:y="0.157cm" svg:viewBox="0 0 13 270" svg:d="M13 11c0-4 0-11-6-11-7 0-7 7-7 11 0 83 0 165 0 248 0 4 0 11 7 11 6 0 6-7 6-11 0-83 0-165 0-248z"><text:p/></draw:path><draw:path draw:style-name="gr3" draw:text-style-name="P69" svg:width="0.23cm" svg:height="0.209cm" svg:x="5.51cm" svg:y="0.161cm" svg:viewBox="0 0 231 210" svg:d="M169 152c3 14 5 22 8 33 3 12 6 20 18 20 14 0 36-14 36-19 0-2-1-3-3-3s-6 2-9 3c-3 2-3 1-4 2-5 0-8-3-9-5-16-33-20-148-20-169 0-3 0-10-1-12 0-1-1-2-3-2-4 0-15 4-21 13-1 1-3 2-4 4-38 78-84 137-95 149-4 5-16 18-25 18-5 0-19-5-24-16 0-2-1-3-2-3-4 0-11 13-11 21 0 12 13 24 29 24 15 0 35-24 56-53 3-4 2-3 3-4s1-1 6-1c25 0 50 0 75 0zM161 35c0 24 2 56 6 100-18 0-36 0-55 0-3 0-9 0-14 5 22-33 42-66 62-105z"><text:p/></draw:path><draw:path draw:style-name="gr3" draw:text-style-name="P69" svg:width="0.012cm" svg:height="0.269cm" svg:x="5.785cm" svg:y="0.157cm" svg:viewBox="0 0 13 270" svg:d="M13 11c0-4 0-11-6-11-7 0-7 7-7 11 0 83 0 165 0 248 0 4 0 11 7 11 6 0 6-7 6-11 0-83 0-165 0-248z"><text:p/></draw:path><draw:path draw:style-name="gr3" draw:text-style-name="P69" svg:width="0.04cm" svg:height="0.04cm" svg:x="5.891cm" svg:y="0.248cm" svg:viewBox="0 0 41 41" svg:d="M41 21c0-12-10-21-21-21-12 0-20 9-20 21 0 11 8 20 20 20 11 0 21-9 21-20z"><text:p/></draw:path><draw:path draw:style-name="gr3" draw:text-style-name="P69" svg:width="0.297cm" svg:height="0.296cm" svg:x="5.975cm" svg:y="0.011cm" svg:viewBox="0 0 298 297" svg:d="M219 213c2 25 7 43 9 50 4 18 6 26 23 26s47-17 47-25c0-2-2-3-4-3-5 0-12 4-15 5-2 1-2 1-3 1-11 0-13-9-19-33-2-13-5-27-8-80-3-40-5-78-5-118 0-10 0-19 0-28 0-7 0-8-3-8-6 0-22 7-29 17-1 1-2 3-3 4-30 65-58 112-79 143-22 35-63 97-84 97-14 0-26-9-29-23-2 0-2-3-3-3-6 0-14 18-14 29 0 16 17 33 34 33 28 0 72-69 80-84 36 0 70 0 105 0zM211 47c0 8 0 15 0 22 0 23 1 45 2 67 0 8 3 38 5 58-24 0-47 0-72 0-5 0-12 0-22 6 28-42 50-82 52-87 20-34 30-56 35-66z"><text:p/></draw:path><draw:path draw:style-name="gr3" draw:text-style-name="P69" svg:width="0.124cm" svg:height="0.184cm" svg:x="6.288cm" svg:y="0.168cm" svg:viewBox="0 0 125 185" svg:d="M125 92c0-29-3-50-16-69-8-12-25-23-46-23-63 0-63 73-63 92s0 93 63 93c62 0 62-73 62-93zM63 177c-13 0-30-8-35-30-4-15-4-38-4-58s0-39 5-55c5-21 23-26 34-26 14 0 28 9 33 24 4 14 4 34 4 57 0 20 0 41-3 57-6 25-24 31-34 31z"><text:p/></draw:path><draw:path draw:style-name="gr3" draw:text-style-name="P69" svg:width="0.089cm" svg:height="0.384cm" svg:x="6.468cm" svg:y="0cm" svg:viewBox="0 0 90 385" svg:d="M90 193c0-30-4-76-25-120-23-48-57-73-61-73-2 0-4 1-4 4 0 2 0 2 8 9 38 38 60 99 60 180 0 65-14 133-62 181-6 6-6 6-6 7 0 3 2 4 4 4 4 0 39-26 62-75 20-43 24-86 24-117z"><text:p/></draw:path></draw:g>, ויהי <draw:g text:anchor-type="as-char" svg:y="-0.173cm" draw:z-index="260" draw:name="Shape276" draw:style-name="gr1"><svg:title>TexMaths</svg:title><svg:desc>11§display§n§svg§600§FALSE§</svg:desc><draw:path draw:style-name="gr2" draw:text-style-name="P68" svg:width="0.179cm" svg:height="0.132cm" svg:x="0.01cm" svg:y="0.018cm" svg:viewBox="0 0 180 133" svg:d="M0 0c60 0 120 0 180 0 0 44 0 89 0 133-60 0-120 0-180 0 0-44 0-89 0-133z"><text:p/></draw:path><draw:path draw:style-name="gr3" draw:text-style-name="P69" svg:width="0.207cm" svg:height="0.172cm" svg:x="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, נוכיח <draw:g text:anchor-type="as-char" svg:y="-0.273cm" draw:z-index="261" draw:name="Shape277" draw:style-name="gr1"><svg:title>TexMaths</svg:title><svg:desc>11§display§a \in A§svg§600§FALSE§</svg:desc><draw:path draw:style-name="gr2" draw:text-style-name="P68" svg:width="0.913cm" svg:height="0.25cm" svg:x="0.006cm" svg:y="0.02cm" svg:viewBox="0 0 914 251" svg:d="M457 251c-152 0-304 0-457 0 0-84 0-167 0-251 305 0 609 0 914 0 0 84 0 167 0 251-152 0-305 0-457 0z"><text:p/></draw:path><draw:path draw:style-name="gr3" draw:text-style-name="P69" svg:width="0.176cm" svg:height="0.173cm" svg:x="0.001cm" svg:y="0.108cm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69" svg:width="0.192cm" svg:height="0.221cm" svg:x="0.329cm" svg:y="0.071cm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69" svg:width="0.264cm" svg:height="0.274cm" svg:x="0.674cm" svg:y="0cm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text:s/>אמ"מ <draw:g text:anchor-type="as-char" svg:y="-0.288cm" draw:z-index="262" draw:name="Shape278" draw:style-name="gr1"><svg:title>TexMaths</svg:title><svg:desc>11§display§\exists n \in \N. f(n) = a§svg§600§FALSE§</svg:desc><draw:path draw:style-name="gr2" draw:text-style-name="P68" svg:width="2.736cm" svg:height="0.345cm" svg:x="0.001cm" svg:y="0.018cm" svg:viewBox="0 0 2737 346" svg:d="M1368 346c-456 0-912 0-1368 0 0-116 0-230 0-346 912 0 1825 0 2737 0 0 116 0 230 0 346-457 0-913 0-1369 0z"><text:p/></draw:path><draw:path draw:style-name="gr3" draw:text-style-name="P69" svg:width="0.171cm" svg:height="0.265cm" svg:x="0.003cm" svg:y="0.018cm" svg:viewBox="0 0 172 266" svg:d="M172 13c0-12-2-13-14-13-48 0-96 0-145 0-6 0-13 0-13 8 0 7 7 7 13 7 47 0 96 0 143 0 0 37 0 73 0 111-46 0-91 0-137 0-7 0-15-2-15 7 0 8 8 9 15 9 46 0 91 0 137 0 0 36 0 73 0 109-47 0-96 0-143 0-6 0-13 0-13 8 0 7 7 7 13 7 49 0 97 0 145 0 12 0 14-1 14-13 0-79 0-159 0-240z"><text:p/></draw:path><draw:path draw:style-name="gr3" draw:text-style-name="P69" svg:width="0.208cm" svg:height="0.174cm" svg:x="0.208cm" svg:y="0.115cm" svg:viewBox="0 0 209 175" svg:d="M22 148c-1 6-3 15-3 17 0 7 5 10 11 10 5 0 12-3 14-11 1-1 5-19 8-29 3-12 5-23 9-34 2-9 4-17 6-26 1-7 4-18 4-19 7-12 27-47 64-47 17 0 21 14 21 26 0 24-20 74-25 91-3 8-4 13-4 17 0 19 14 32 31 32 37 0 51-56 51-59 0-4-3-4-4-4-5 0-5 1-6 7-8 26-21 47-39 47-7 0-10-3-10-12 0-10 3-19 7-27 7-21 23-63 23-85 0-27-16-42-44-42-35 0-54 25-60 34-2-22-18-34-35-34-19 0-26 15-30 22-6 13-11 36-11 37 0 5 3 5 4 5 4 0 5-1 7-9 7-27 14-46 28-46 7 0 12 4 12 17 0 8-2 13-6 32-8 30-15 60-23 90z"><text:p/></draw:path><draw:path draw:style-name="gr3" draw:text-style-name="P69" svg:width="0.193cm" svg:height="0.221cm" svg:x="0.568cm" svg:y="0.078cm" svg:viewBox="0 0 194 222" svg:d="M180 120c6 0 14-1 14-9 0-9-8-8-14-8-55 0-108 0-163 0 4-50 48-88 103-88 20 0 41 0 60 0 6 0 14 0 14-7 0-8-8-8-14-8-20 0-40 0-61 0-66 0-119 48-119 111 0 62 53 111 119 111 21 0 41 0 61 0 6 0 14 0 14-7s-8-7-14-7c-19 0-40 0-60 0-55 0-99-37-103-88 55 0 108 0 163 0z"><text:p/></draw:path><draw:path draw:style-name="gr3" draw:text-style-name="P69" svg:width="0.26cm" svg:height="0.27cm" svg:x="0.911cm" svg:y="0.025cm" svg:viewBox="0 0 261 271" svg:d="M33 35c0 63 0 126 0 187 0 20-3 28-23 28-3 0-10 0-10 7 0 6 6 6 13 6 20 0 40 0 60 0 6 0 13 0 13-6 0-7-7-7-12-7-21 0-24-9-24-29 0-58 0-118 0-176 56 74 111 148 167 220 3 5 5 6 7 6 7 0 7-7 7-13 0-72 0-145 0-217 0-21 3-27 21-28 3 0 9 0 9-6 0-7-6-7-12-7-19 0-38 0-57 0-7 0-13 0-13 7 0 6 7 6 11 6 22 1 25 9 25 29 0 39 0 80 0 121-39-53-79-105-117-157-3-6-5-6-13-6-23 0-45 0-68 0-7 0-13 0-13 7 0 6 6 6 8 6 11 1 18 8 22 12-1 4-1 5-1 10zM218 243c-56-72-112-146-168-220-5-5-5-5-8-10 15 0 30 0 45 0 44 59 87 117 131 176 0 18 0 37 0 54z"><text:p/></draw:path><draw:path draw:style-name="gr3" draw:text-style-name="P69" svg:width="0.04cm" svg:height="0.04cm" svg:x="1.213cm" svg:y="0.247cm" svg:viewBox="0 0 41 41" svg:d="M41 21c0-12-10-21-21-21-12 0-20 9-20 21 0 11 8 20 20 20 11 0 21-9 21-20z"><text:p/></draw:path><draw:path draw:style-name="gr3" draw:text-style-name="P69" svg:width="0.192cm" svg:height="0.349cm" svg:x="1.308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9" svg:width="0.088cm" svg:height="0.384cm" svg:x="1.555cm" svg:y="0cm" svg:viewBox="0 0 89 385" svg:d="M89 381c0-1 0-1-7-8-48-49-60-122-60-180 0-67 15-135 63-182 4-5 4-5 4-7 0-3-1-4-3-4-5 0-39 26-62 76-20 42-24 85-24 117 0 29 4 76 25 120 23 47 56 72 61 72 2 0 3-1 3-4z"><text:p/></draw:path><draw:path draw:style-name="gr3" draw:text-style-name="P69" svg:width="0.208cm" svg:height="0.174cm" svg:x="1.679cm" svg:y="0.115cm" svg:viewBox="0 0 209 175" svg:d="M23 148c-1 6-4 15-4 17 0 7 5 10 12 10 4 0 11-3 14-11 0-1 5-19 7-29 3-12 5-23 8-34 3-9 5-17 7-26 1-7 5-18 6-19 5-12 26-47 62-47 18 0 21 14 21 26 0 24-18 74-25 91-3 8-3 13-3 17 0 19 13 32 30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3" draw:text-style-name="P69" svg:width="0.088cm" svg:height="0.384cm" svg:x="1.922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69" svg:width="0.255cm" svg:height="0.09cm" svg:x="2.179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9" svg:width="0.176cm" svg:height="0.174cm" svg:x="2.581cm" svg:y="0.115cm" svg:viewBox="0 0 177 175" svg:d="M129 25c-7-14-19-25-35-25-47 0-94 57-94 113 0 37 21 62 52 62 7 0 26-1 49-29 4 16 17 29 35 29 15 0 23-9 29-21 7-14 12-37 12-38 0-4-3-4-4-4-5 0-5 1-6 7-6 25-14 47-30 47-11 0-12-10-12-17 0-9 1-11 6-29 4-17 5-20 9-34 4-18 8-36 13-54 3-11 3-12 3-13 0-7-4-11-11-11-10 0-15 9-16 17zM103 124c-2 8-2 8-7 15-17 22-33 27-44 27-19 0-24-21-24-36 0-19 12-66 20-84 13-23 30-37 46-37 25 0 30 32 30 34s-1 4-1 7c-6 24-13 49-20 74z"><text:p/></draw:path></draw:g>. נוכיח שתי גרירות: </text:p>
      <text:list text:style-name="L4">
        <text:list-item>
          <text:p text:style-name="P65">יהי <draw:g text:anchor-type="as-char" svg:y="-0.273cm" draw:z-index="263" draw:name="Shape279" draw:style-name="gr1"><svg:title>TexMaths</svg:title><svg:desc>11§display§a \in A§svg§600§FALSE§</svg:desc><draw:path draw:style-name="gr2" draw:text-style-name="P68" svg:width="0.913cm" svg:height="0.25cm" svg:x="0.006cm" svg:y="0.02cm" svg:viewBox="0 0 914 251" svg:d="M457 251c-152 0-304 0-457 0 0-84 0-167 0-251 305 0 609 0 914 0 0 84 0 167 0 251-152 0-305 0-457 0z"><text:p/></draw:path><draw:path draw:style-name="gr3" draw:text-style-name="P69" svg:width="0.176cm" svg:height="0.173cm" svg:x="0.001cm" svg:y="0.108cm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69" svg:width="0.192cm" svg:height="0.221cm" svg:x="0.329cm" svg:y="0.071cm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69" svg:width="0.264cm" svg:height="0.274cm" svg:x="0.674cm" svg:y="0cm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. ע"פ הגדרת <draw:g text:anchor-type="as-char" svg:y="-0.296cm" draw:z-index="264" draw:name="Shape280" draw:style-name="gr1"><svg:title>TexMaths</svg:title><svg:desc>11§display§\mathcal{A}§svg§600§FALSE§</svg:desc><draw:path draw:style-name="gr2" draw:text-style-name="P68" svg:width="0.265cm" svg:height="0.255cm" svg:x="0.011cm" svg:y="0.019cm" svg:viewBox="0 0 266 256" svg:d="M0 0c89 0 177 0 266 0 0 86 0 170 0 256-89 0-177 0-266 0 0-86 0-170 0-256z"><text:p/></draw:path><draw:path draw:style-name="gr3" draw:text-style-name="P69" svg:width="0.295cm" svg:height="0.294cm" svg:x="0.001cm" svg:y="0cm" svg:viewBox="0 0 296 295" svg:d="M218 213c2 24 6 42 8 49 5 17 6 26 22 26 18 0 48-18 48-26 0-1-2-2-4-2-5 0-13 5-14 5-3 2-3 2-4 2-11 0-14-11-18-34-2-12-7-28-9-80-3-39-4-77-4-117 0-10 0-20 0-28 0-7 0-8-5-8s-20 7-27 16c-1 2-2 4-3 5-30 65-57 112-77 142-23 35-63 97-84 97-14 0-26-10-29-23-2-1-2-3-4-3-5 0-14 19-14 30 0 15 16 31 35 31 27 0 70-69 79-82 34 0 69 0 104 0zM210 47c0 7 0 14 0 22 0 23 1 45 2 67 0 8 2 35 3 56-23 0-46 0-69 0-5 0-12 0-22 6 28-42 48-81 51-85 19-34 29-56 35-66z"><text:p/></draw:path></draw:g>, קיים אינדקס <draw:g text:anchor-type="as-char" svg:y="-0.263cm" draw:z-index="265" draw:name="Shape281" draw:style-name="gr1"><svg:title>TexMaths</svg:title><svg:desc>11§display§i \in \N§svg§600§FALSE§</svg:desc><draw:path draw:style-name="gr2" draw:text-style-name="P68" svg:width="0.836cm" svg:height="0.237cm" svg:x="0.01cm" svg:y="0.018cm" svg:viewBox="0 0 837 238" svg:d="M420 238c-140 0-280 0-420 0 0-79 0-159 0-238 279 0 558 0 837 0 0 79 0 159 0 238-139 0-279 0-417 0z"><text:p/></draw:path><draw:path draw:style-name="gr3" draw:text-style-name="P69" svg:width="0.101cm" svg:height="0.256cm" svg:x="0.001cm" svg:y="0.011cm" svg:viewBox="0 0 102 257" svg:d="M99 13c0-8-5-13-14-13-11 0-21 10-21 20 0 7 5 14 14 14s21-9 21-21zM69 157c5-10 5-11 9-22 3-8 6-12 6-20 0-17-14-32-32-32-37 0-52 56-52 60s4 4 6 4c3 0 3-1 5-8 11-36 26-47 40-47 2 0 8 0 8 12 0 8-2 17-3 20-3 10-21 54-27 70-4 10-9 23-9 31 0 18 13 32 32 32 36 0 50-56 50-59 0-5-3-5-4-5-4 0-4 1-6 8-7 24-19 47-39 47-7 0-10-4-10-13s2-14 12-38c4-14 10-27 14-40z"><text:p/></draw:path><draw:path draw:style-name="gr3" draw:text-style-name="P69" svg:width="0.192cm" svg:height="0.221cm" svg:x="0.263cm" svg:y="0.055cm" svg:viewBox="0 0 193 222" svg:d="M179 119c7 0 14 0 14-8s-7-8-14-8c-55 0-109 0-164 0 5-51 50-88 104-88 20 0 40 0 60 0 7 0 14 0 14-7 0-8-7-8-14-8-20 0-40 0-60 0-66 0-119 49-119 111 0 60 53 111 119 111 20 0 40 0 60 0 7 0 14 0 14-8s-7-8-14-8c-20 0-40 0-60 0-54 0-99-37-104-87 55 0 109 0 164 0z"><text:p/></draw:path><draw:path draw:style-name="gr3" draw:text-style-name="P69" svg:width="0.261cm" svg:height="0.268cm" svg:x="0.605cm" svg:y="0.001cm" svg:viewBox="0 0 262 269" svg:d="M34 35c0 62 0 124 0 186 0 21-3 27-23 28-4 0-11 0-11 7 0 6 7 6 13 6 20 0 40 0 60 0 7 0 13 0 13-6 0-7-7-7-12-7-21-1-24-9-24-28 0-59 0-118 0-176 56 72 111 146 167 218 3 5 5 6 8 6 6 0 6-6 6-12 0-73 0-144 0-216 0-21 5-27 22-28 2 0 9 0 9-6 0-7-5-7-13-7-19 0-38 0-56 0-7 0-14 0-14 7 0 6 7 6 11 6 23 1 26 9 26 29 0 39 0 80 0 119-40-51-78-104-117-156-4-5-5-5-14-5-22 0-45 0-67 0-7 0-14 0-14 7 0 6 7 6 9 6 10 1 18 8 21 12 0 4 0 5 0 10zM218 243c-56-74-112-146-168-220-4-4-4-5-8-10 15 0 31 0 46 0 43 58 86 117 130 175 0 18 0 37 0 55z"><text:p/></draw:path></draw:g><text:s/>עבורו <draw:g text:anchor-type="as-char" svg:y="-0.277cm" draw:z-index="266" draw:name="Shape282" draw:style-name="gr1"><svg:title>TexMaths</svg:title><svg:desc>11§display§\mathcal{A}_i = a§svg§600§FALSE§</svg:desc><draw:path draw:style-name="gr2" draw:text-style-name="P68" svg:width="1.102cm" svg:height="0.298cm" svg:x="0.011cm" svg:y="0.02cm" svg:viewBox="0 0 1103 299" svg:d="M0 0c367 0 735 0 1103 0 0 99 0 200 0 299-368 0-736 0-1103 0 0-99 0-200 0-299z"><text:p/></draw:path><draw:path draw:style-name="gr3" draw:text-style-name="P69" svg:width="0.297cm" svg:height="0.297cm" svg:x="0.001cm" svg:y="0cm" svg:viewBox="0 0 298 298" svg:d="M220 214c2 24 6 42 9 50 3 17 5 25 22 25s47-16 47-24c0-2-1-3-3-3-6 0-14 4-15 5-2 1-3 1-4 1-11 0-13-10-18-33-2-13-6-29-8-81-4-39-5-78-5-118 0-8 0-19 0-28 0-7 0-8-4-8-6 0-21 7-28 17-1 1-2 3-3 4-31 65-59 113-79 143-23 35-63 98-84 98-14 0-26-9-29-24-2-1-2-3-4-3-5 0-14 19-14 30 0 15 18 33 35 33 27 0 72-71 79-84 36 0 71 0 106 0zM212 47c0 8 0 15 0 23 0 23 1 45 2 67 0 8 1 36 4 56-25 0-48 0-71 0-6 0-12 0-22 7 27-41 50-82 52-86 19-35 30-57 34-67z"><text:p/></draw:path><draw:path draw:style-name="gr3" draw:text-style-name="P69" svg:width="0.08cm" svg:height="0.18cm" svg:x="0.312cm" svg:y="0.158cm" svg:viewBox="0 0 81 181" svg:d="M75 10c0-4-4-10-11-10-8 0-16 7-16 14 0 6 5 11 11 11 8 0 16-7 16-15zM20 148c-1 3-2 6-2 11 0 12 9 22 25 22 26 0 38-36 38-41 0-3-3-3-4-3-3 0-3 2-4 4-7 22-19 32-29 32-6 0-8-3-8-7 0-7 2-13 5-18 3-8 6-14 8-22 4-7 13-31 14-34s2-6 2-9c0-12-11-23-27-23-26 0-38 37-38 42 0 3 3 3 4 3 4 0 5-1 5-5 7-23 20-33 29-33 5 0 7 3 7 10 0 6-2 10-9 27-5 14-11 28-16 44z"><text:p/></draw:path><draw:path draw:style-name="gr3" draw:text-style-name="P69" svg:width="0.256cm" svg:height="0.089cm" svg:x="0.556cm" svg:y="0.13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76cm" svg:height="0.173cm" svg:x="0.956cm" svg:y="0.108cm" svg:viewBox="0 0 177 174" svg:d="M129 25c-7-14-18-25-36-25-45 0-93 57-93 114 0 36 22 60 52 60 7 0 26-2 50-27 2 15 17 27 34 27 15 0 23-7 29-20 6-14 12-37 12-38 0-5-3-5-4-5-5 0-5 3-6 8-7 24-13 48-30 48-9 0-11-10-11-18 0-9 0-11 5-29 4-16 5-20 9-34 4-19 10-36 14-55 2-10 2-11 2-12 0-7-4-11-11-11-10 0-15 9-16 17zM103 125c-1 7-1 7-7 14-17 22-33 28-43 28-20 0-26-21-26-37 0-19 13-66 21-85 12-22 30-36 45-36 26 0 31 32 31 34s-1 4-1 7c-6 24-13 49-20 75z"><text:p/></draw:path></draw:g>. נבחר <draw:g text:anchor-type="as-char" svg:y="-0.259cm" draw:z-index="267" draw:name="Shape283" draw:style-name="gr1"><svg:title>TexMaths</svg:title><svg:desc>11§display§i = n§svg§600§FALSE§</svg:desc><draw:path draw:style-name="gr2" draw:text-style-name="P68" svg:width="0.826cm" svg:height="0.218cm" svg:x="0.01cm" svg:y="0.02cm" svg:viewBox="0 0 827 219" svg:d="M0 0c276 0 551 0 827 0 0 73 0 146 0 219-276 0-551 0-827 0 0-73 0-146 0-219z"><text:p/></draw:path><draw:path draw:style-name="gr3" draw:text-style-name="P69" svg:width="0.101cm" svg:height="0.258cm" svg:x="0.001cm" svg:y="0cm" svg:viewBox="0 0 102 259" svg:d="M99 14c0-7-6-14-14-14-11 0-21 10-21 21 0 7 5 13 14 13s21-9 21-20zM69 158c5-11 5-12 9-22 3-7 4-12 4-20 0-17-12-31-31-31-36 0-51 54-51 58s3 3 4 4c5 0 5-1 7-7 10-35 26-47 38-47 4 0 10 0 10 12 0 9-2 17-4 21-2 9-20 53-26 70-4 10-9 23-9 31 0 18 13 32 32 32 36 0 50-57 50-60s-3-3-4-3c-5 0-5 1-7 6-6 25-20 48-38 48-7 0-10-4-10-12 0-10 2-16 11-39 5-13 10-27 15-41z"><text:p/></draw:path><draw:path draw:style-name="gr3" draw:text-style-name="P69" svg:width="0.255cm" svg:height="0.09cm" svg:x="0.252cm" svg:y="0.116cm" svg:viewBox="0 0 256 91" svg:d="M243 15c7 0 13 0 13-7 0-8-6-8-12-8-77 0-154 0-231 0-5 0-13 0-13 8 0 7 8 7 13 7 77 0 153 0 230 0zM244 91c6 0 12 0 12-8s-6-8-13-8c-77 0-153 0-230 0-5 0-13 0-13 8s8 8 13 8c77 0 154 0 231 0z"><text:p/></draw:path><draw:path draw:style-name="gr3" draw:text-style-name="P69" svg:width="0.208cm" svg:height="0.173cm" svg:x="0.648cm" svg:y="0.086cm" svg:viewBox="0 0 209 174" svg:d="M23 147c-2 6-4 14-4 17 0 6 5 10 12 10 4 0 11-4 14-12 2-8 4-18 7-28 3-11 5-22 8-33 3-9 5-18 7-27 1-7 4-18 4-19 7-12 27-47 64-47 17 0 21 14 21 27 0 24-20 73-25 90-3 8-5 12-5 16 0 19 15 33 32 33 37 0 51-56 51-59s-3-3-4-3c-5 0-5 1-6 6-8 26-21 47-40 47-6 0-9-4-9-12 0-10 3-19 7-27 7-21 23-63 23-85 0-26-16-41-44-41-35 0-54 24-60 33-2-22-18-33-35-33-18 0-26 14-30 22-6 12-11 35-11 37 0 4 3 4 4 4 5 0 5 0 7-9 7-27 14-46 29-46 7 0 12 5 12 17 0 9-3 14-7 34-8 29-14 59-22 88z"><text:p/></draw:path></draw:g>, וע"פ הגדרתה <draw:g text:anchor-type="as-char" svg:y="-0.288cm" draw:z-index="268" draw:name="Shape284" draw:style-name="gr1"><svg:title>TexMaths</svg:title><svg:desc>11§display§f(n)=  a§svg§600§FALSE§</svg:desc><draw:path draw:style-name="gr2" draw:text-style-name="P68" svg:width="1.43cm" svg:height="0.344cm" svg:x="0.001cm" svg:y="0.018cm" svg:viewBox="0 0 1431 345" svg:d="M0 0c476 0 954 0 1431 0 0 115 0 230 0 345-477 0-955 0-1431 0 0-115 0-230 0-345z"><text:p/></draw:path><draw:path draw:style-name="gr3" draw:text-style-name="P69" svg:width="0.192cm" svg:height="0.348cm" svg:x="0.002cm" svg:y="0.018cm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1-71 22-74 8-40 15-81 23-120z"><text:p/></draw:path><draw:path draw:style-name="gr3" draw:text-style-name="P69" svg:width="0.088cm" svg:height="0.383cm" svg:x="0.251cm" svg:y="0cm" svg:viewBox="0 0 89 384" svg:d="M89 380c0-1 0-1-6-8-49-48-61-121-61-179 0-67 14-135 62-183 5-4 5-4 5-7 0-2-1-3-3-3-5 0-40 26-62 75-20 43-24 86-24 118 0 28 3 76 25 119 23 47 56 72 61 72 2 0 3-1 3-4z"><text:p/></draw:path><draw:path draw:style-name="gr3" draw:text-style-name="P69" svg:width="0.208cm" svg:height="0.173cm" svg:x="0.374cm" svg:y="0.115cm" svg:viewBox="0 0 209 174" svg:d="M22 148c-1 5-3 14-3 16 0 7 5 10 11 10 5 0 12-2 14-10 1-1 6-20 8-29 3-12 5-24 9-35 2-9 4-16 6-25 1-7 5-18 5-20 5-12 26-47 62-47 18 0 21 14 21 27 0 24-19 73-24 91-4 8-4 13-4 17 0 18 13 31 31 31 37 0 51-56 51-59 0-4-3-4-4-4-5 0-5 1-7 7-8 26-20 48-38 48-7 0-10-4-10-13 0-10 3-19 6-27 8-20 24-63 24-85 0-26-16-41-44-41-35 0-53 24-60 33-2-21-19-33-36-33-19 0-25 14-29 22-7 13-11 35-11 37 0 4 3 4 4 4 4 0 5 0 7-9 7-28 14-46 28-46 7 0 12 5 12 18 0 8-1 13-6 32-8 30-15 60-23 90z"><text:p/></draw:path><draw:path draw:style-name="gr3" draw:text-style-name="P69" svg:width="0.089cm" svg:height="0.383cm" svg:x="0.616cm" svg:y="0cm" svg:viewBox="0 0 90 384" svg:d="M90 193c0-30-4-77-25-120-24-48-57-73-61-73-2 0-4 1-4 3 0 3 0 3 8 10 37 38 59 99 59 180 0 65-14 132-61 181-6 5-6 5-6 6 0 3 2 4 4 4 4 0 39-26 62-75 19-43 24-85 24-116z"><text:p/></draw:path><draw:path draw:style-name="gr3" draw:text-style-name="P69" svg:width="0.256cm" svg:height="0.089cm" svg:x="0.873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76cm" svg:height="0.173cm" svg:x="1.274cm" svg:y="0.115cm" svg:viewBox="0 0 177 174" svg:d="M129 24c-7-14-18-24-35-24-46 0-94 56-94 112 0 37 21 62 52 62 7 0 26-1 50-29 3 17 17 29 34 29 15 0 24-9 29-21 7-14 12-37 12-38 0-4-3-4-4-4-5 0-5 1-6 7-6 25-13 48-29 48-10 0-11-10-11-17 0-9 0-12 4-29s5-21 9-35c4-19 10-37 14-54 2-11 2-11 2-13 0-7-4-10-11-10-10 0-15 9-16 16zM103 124c-1 7-1 8-7 15-17 21-33 27-43 27-20 0-25-22-25-36 0-20 12-67 20-85 13-23 30-37 46-37 25 0 30 32 30 34s-1 4-1 6c-6 26-13 51-20 76z"><text:p/></draw:path></draw:g>. </text:p>
        </text:list-item>
        <text:list-item>
          <text:p text:style-name="P65"><text:soft-page-break/>יהי <draw:g text:anchor-type="as-char" svg:y="-0.263cm" draw:z-index="269" draw:name="Shape285" draw:style-name="gr1"><svg:title>TexMaths</svg:title><svg:desc>11§display§n \in \N§svg§600§FALSE§</svg:desc><draw:path draw:style-name="gr2" draw:text-style-name="P68" svg:width="0.935cm" svg:height="0.237cm" svg:x="0.01cm" svg:y="0.018cm" svg:viewBox="0 0 936 238" svg:d="M468 238c-156 0-312 0-468 0 0-79 0-159 0-238 312 0 624 0 936 0 0 79 0 159 0 238-157 0-313 0-468 0z"><text:p/></draw:path><draw:path draw:style-name="gr3" draw:text-style-name="P69" svg:width="0.209cm" svg:height="0.172cm" svg:x="0.001cm" svg:y="0.093cm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69" svg:width="0.192cm" svg:height="0.221cm" svg:x="0.362cm" svg:y="0.055cm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69" svg:width="0.261cm" svg:height="0.268cm" svg:x="0.703cm" svg:y="0.001cm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, נניח <draw:g text:anchor-type="as-char" svg:y="-0.288cm" draw:z-index="270" draw:name="Shape286" draw:style-name="gr1"><svg:title>TexMaths</svg:title><svg:desc>11§display§f(n) = a§svg§600§FALSE§</svg:desc><draw:path draw:style-name="gr2" draw:text-style-name="P68" svg:width="1.43cm" svg:height="0.344cm" svg:x="0.001cm" svg:y="0.018cm" svg:viewBox="0 0 1431 345" svg:d="M0 0c476 0 954 0 1431 0 0 115 0 230 0 345-477 0-955 0-1431 0 0-115 0-230 0-345z"><text:p/></draw:path><draw:path draw:style-name="gr3" draw:text-style-name="P69" svg:width="0.192cm" svg:height="0.348cm" svg:x="0.002cm" svg:y="0.018cm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1-71 22-74 8-40 15-81 23-120z"><text:p/></draw:path><draw:path draw:style-name="gr3" draw:text-style-name="P69" svg:width="0.088cm" svg:height="0.383cm" svg:x="0.251cm" svg:y="0cm" svg:viewBox="0 0 89 384" svg:d="M89 380c0-1 0-1-6-8-49-48-61-121-61-179 0-67 14-135 62-183 5-4 5-4 5-7 0-2-1-3-3-3-5 0-40 26-62 75-20 43-24 86-24 118 0 28 3 76 25 119 23 47 56 72 61 72 2 0 3-1 3-4z"><text:p/></draw:path><draw:path draw:style-name="gr3" draw:text-style-name="P69" svg:width="0.208cm" svg:height="0.173cm" svg:x="0.374cm" svg:y="0.115cm" svg:viewBox="0 0 209 174" svg:d="M22 148c-1 5-3 14-3 16 0 7 5 10 11 10 5 0 12-2 14-10 1-1 6-20 8-29 3-12 5-24 9-35 2-9 4-16 6-25 1-7 5-18 5-20 5-12 26-47 62-47 18 0 21 14 21 27 0 24-19 73-24 91-4 8-4 13-4 17 0 18 13 31 31 31 37 0 51-56 51-59 0-4-3-4-4-4-5 0-5 1-7 7-8 26-20 48-38 48-7 0-10-4-10-13 0-10 3-19 6-27 8-20 24-63 24-85 0-26-16-41-44-41-35 0-53 24-60 33-2-21-19-33-36-33-19 0-25 14-29 22-7 13-11 35-11 37 0 4 3 4 4 4 4 0 5 0 7-9 7-28 14-46 28-46 7 0 12 5 12 18 0 8-1 13-6 32-8 30-15 60-23 90z"><text:p/></draw:path><draw:path draw:style-name="gr3" draw:text-style-name="P69" svg:width="0.089cm" svg:height="0.383cm" svg:x="0.616cm" svg:y="0cm" svg:viewBox="0 0 90 384" svg:d="M90 193c0-30-4-77-25-120-24-48-57-73-61-73-2 0-4 1-4 3 0 3 0 3 8 10 37 38 59 99 59 180 0 65-14 132-61 181-6 5-6 5-6 6 0 3 2 4 4 4 4 0 39-26 62-75 19-43 24-85 24-116z"><text:p/></draw:path><draw:path draw:style-name="gr3" draw:text-style-name="P69" svg:width="0.256cm" svg:height="0.089cm" svg:x="0.873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76cm" svg:height="0.173cm" svg:x="1.274cm" svg:y="0.115cm" svg:viewBox="0 0 177 174" svg:d="M129 24c-7-14-18-24-35-24-46 0-94 56-94 112 0 37 21 62 52 62 7 0 26-1 50-29 3 17 17 29 34 29 15 0 24-9 29-21 7-14 12-37 12-38 0-4-3-4-4-4-5 0-5 1-6 7-6 25-13 48-29 48-10 0-11-10-11-17 0-9 0-12 4-29s5-21 9-35c4-19 10-37 14-54 2-11 2-11 2-13 0-7-4-10-11-10-10 0-15 9-16 16zM103 124c-1 7-1 8-7 15-17 21-33 27-43 27-20 0-25-22-25-36 0-20 12-67 20-85 13-23 30-37 46-37 25 0 30 32 30 34s-1 4-1 6c-6 26-13 51-20 76z"><text:p/></draw:path></draw:g>, נוכיח <draw:g text:anchor-type="as-char" svg:y="-0.273cm" draw:z-index="271" draw:name="Shape287" draw:style-name="gr1"><svg:title>TexMaths</svg:title><svg:desc>11§display§a \in A§svg§600§FALSE§</svg:desc><draw:path draw:style-name="gr2" draw:text-style-name="P68" svg:width="0.913cm" svg:height="0.25cm" svg:x="0.006cm" svg:y="0.02cm" svg:viewBox="0 0 914 251" svg:d="M457 251c-152 0-304 0-457 0 0-84 0-167 0-251 305 0 609 0 914 0 0 84 0 167 0 251-152 0-305 0-457 0z"><text:p/></draw:path><draw:path draw:style-name="gr3" draw:text-style-name="P69" svg:width="0.176cm" svg:height="0.173cm" svg:x="0.001cm" svg:y="0.108cm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69" svg:width="0.192cm" svg:height="0.221cm" svg:x="0.329cm" svg:y="0.071cm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69" svg:width="0.264cm" svg:height="0.274cm" svg:x="0.674cm" svg:y="0cm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. נפלג למקרים;</text:p>
          <text:list>
            <text:list-item>
              <text:p text:style-name="P65">אם <draw:g text:anchor-type="as-char" svg:y="-0.288cm" draw:z-index="272" draw:name="Shape288" draw:style-name="gr1"><svg:title>TexMaths</svg:title><svg:desc>11§display§n \le |\mathcal{A}|§svg§600§FALSE§</svg:desc><draw:path draw:style-name="gr2" draw:text-style-name="P68" svg:width="1.184cm" svg:height="0.345cm" svg:x="0.01cm" svg:y="0.018cm" svg:viewBox="0 0 1185 346" svg:d="M593 346c-198 0-395 0-593 0 0-116 0-230 0-346 395 0 789 0 1185 0 0 116 0 230 0 346-197 0-395 0-592 0z"><text:p/></draw:path><draw:path draw:style-name="gr3" draw:text-style-name="P69" svg:width="0.209cm" svg:height="0.174cm" svg:x="0.001cm" svg:y="0.115cm" svg:viewBox="0 0 210 175" svg:d="M23 148c-1 6-3 15-3 17 0 7 5 10 11 10 4 0 12-3 14-11 0-1 6-19 8-29 3-12 5-23 9-34 2-9 4-17 5-26 2-7 6-18 6-19 5-12 26-47 62-47 18 0 21 14 21 26 0 24-18 74-25 91-3 8-3 13-3 17 0 19 13 32 32 32 36 0 50-56 50-59 0-4-3-4-5-4-4 0-4 1-6 7-7 26-20 47-39 47-7 0-9-3-9-12 0-10 3-19 6-27 8-21 25-63 25-85 0-27-17-42-45-42-35 0-53 25-60 34-2-22-19-34-36-34-18 0-26 15-29 22-6 13-12 36-12 37 0 5 4 5 6 5 3 0 3-1 6-9 7-27 14-46 28-46 7 0 12 4 12 17 0 8-1 13-7 32-8 30-14 60-22 90z"><text:p/></draw:path><draw:path draw:style-name="gr3" draw:text-style-name="P69" svg:width="0.235cm" svg:height="0.296cm" svg:x="0.362cm" svg:y="0.041cm" svg:viewBox="0 0 236 297" svg:d="M228 17c4-3 8-5 8-9 0-5-4-8-8-8-2 0-6 2-7 2-71 34-142 67-213 101-7 4-8 6-8 9 0 4 2 6 8 9 71 33 142 66 213 99 5 2 6 2 7 2 4 0 8-3 8-7s-1-6-8-8c-67-32-136-64-203-95 67-32 136-64 203-95zM222 297c7 0 14 0 14-7 0-8-8-8-14-8-69 0-139 0-209 0-5 0-13 0-13 8 0 7 7 7 13 7 70 0 140 0 209 0z"><text:p/></draw:path><draw:path draw:style-name="gr3" draw:text-style-name="P69" svg:width="0.014cm" svg:height="0.384cm" svg:x="0.783cm" svg:y="0cm" svg:viewBox="0 0 15 385" svg:d="M15 14c0-6 0-14-7-14-8 0-8 8-8 14 0 119 0 238 0 357 0 7 0 14 8 14 7 0 7-7 7-14 0-119 0-238 0-357z"><text:p/></draw:path><draw:path draw:style-name="gr3" draw:text-style-name="P69" svg:width="0.297cm" svg:height="0.296cm" svg:x="0.854cm" svg:y="0.011cm" svg:viewBox="0 0 298 297" svg:d="M220 214c1 24 6 43 8 49 4 18 7 27 23 27 18 0 47-18 47-26 0-2-2-3-3-3-5 0-13 4-14 5-4 2-4 2-5 2-11 0-13-10-17-33-4-14-7-28-10-81-2-39-5-78-5-118 0-8 2-19 2-28 0-7 0-8-5-8s-21 7-29 17c-1 1-2 3-2 4-31 66-59 112-79 143-23 35-63 97-84 97-14 0-26-9-29-23-1 0-3-2-4-2-5 0-14 17-14 28 0 16 17 33 35 33 27 0 71-69 79-83 36 0 71 0 106 0zM211 47c0 8 0 15 0 22 0 23 1 46 3 68 1 7 2 37 4 57-23 0-47 0-70 0-7 0-13 0-22 6 26-41 48-82 51-87 19-34 30-56 34-66z"><text:p/></draw:path><draw:path draw:style-name="gr3" draw:text-style-name="P69" svg:width="0.014cm" svg:height="0.384cm" svg:x="1.199cm" svg:y="0cm" svg:viewBox="0 0 15 385" svg:d="M15 14c0-6 0-14-7-14-8 0-8 8-8 14 0 119 0 238 0 357 0 7 0 14 8 14 7 0 7-7 7-14 0-119 0-238 0-357z"><text:p/></draw:path></draw:g>, אז <draw:g text:anchor-type="as-char" svg:y="-0.288cm" draw:z-index="273" draw:name="Shape289" draw:style-name="gr1"><svg:title>TexMaths</svg:title><svg:desc>11§display§f(n) = \mathcal{A}_i§svg§600§FALSE§</svg:desc><draw:path draw:style-name="gr2" draw:text-style-name="P68" svg:width="1.641cm" svg:height="0.344cm" svg:x="0.001cm" svg:y="0.018cm" svg:viewBox="0 0 1642 345" svg:d="M0 0c547 0 1095 0 1642 0 0 115 0 230 0 345-547 0-1095 0-1642 0 0-115 0-230 0-345z"><text:p/></draw:path><draw:path draw:style-name="gr3" draw:text-style-name="P69" svg:width="0.192cm" svg:height="0.348cm" svg:x="0.002cm" svg:y="0.018cm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69" svg:width="0.088cm" svg:height="0.383cm" svg:x="0.251cm" svg:y="0cm" svg:viewBox="0 0 89 384" svg:d="M89 380c0-1 0-1-6-8-49-48-61-121-61-179 0-67 14-135 63-183 4-4 4-4 4-7 0-2-1-3-3-3-5 0-40 26-62 75-20 43-24 86-24 118 0 28 3 76 25 119 23 47 56 72 61 72 2 0 3-1 3-4z"><text:p/></draw:path><draw:path draw:style-name="gr3" draw:text-style-name="P69" svg:width="0.208cm" svg:height="0.173cm" svg:x="0.374cm" svg:y="0.115cm" svg:viewBox="0 0 209 174" svg:d="M22 148c-1 5-3 14-3 16 0 7 5 10 11 10 5 0 12-2 14-10 1-1 6-20 8-29 3-12 5-24 9-35 2-9 4-16 6-25 1-7 5-18 5-20 6-12 26-47 63-47 17 0 21 14 21 27 0 24-20 73-25 91-3 8-4 13-4 17 0 18 14 31 31 31 37 0 51-56 51-59 0-4-3-4-4-4-5 0-5 1-6 7-8 26-21 48-39 48-7 0-10-4-10-13 0-10 3-19 7-27 7-20 23-63 23-85 0-26-16-41-44-41-35 0-53 24-60 33-2-21-18-33-35-33-19 0-26 14-30 22-5 13-11 35-11 37 0 4 3 4 4 4 4 0 5 0 7-9 7-28 14-46 28-46 8 0 12 5 12 18 0 8-1 13-6 32-8 30-15 60-23 90z"><text:p/></draw:path><draw:path draw:style-name="gr3" draw:text-style-name="P69" svg:width="0.089cm" svg:height="0.383cm" svg:x="0.616cm" svg:y="0cm" svg:viewBox="0 0 90 384" svg:d="M90 193c0-30-4-77-25-120-23-48-57-73-61-73-2 0-4 1-4 3 0 3 0 3 8 10 37 38 59 99 59 180 0 65-14 132-61 181-6 5-6 5-6 6 0 3 2 4 4 4 4 0 39-26 62-75 20-43 24-85 24-116z"><text:p/></draw:path><draw:path draw:style-name="gr3" draw:text-style-name="P69" svg:width="0.257cm" svg:height="0.089cm" svg:x="0.873cm" svg:y="0.145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69" svg:width="0.297cm" svg:height="0.295cm" svg:x="1.27cm" svg:y="0.011cm" svg:viewBox="0 0 298 296" svg:d="M219 214c2 24 7 41 9 49 4 17 6 25 23 25 18 0 47-17 47-25 0-2-2-2-3-2-6 0-13 4-14 4-4 3-4 3-5 3-11 0-13-11-17-35-4-12-7-27-10-79-2-39-5-79-5-118 0-10 1-19 1-28 0-7 0-8-4-8-6 0-22 7-29 17-1 1-1 3-2 4-31 65-59 112-79 143-23 34-64 97-85 97-14 0-25-10-29-23 0-1-2-3-3-3-5 0-14 18-14 29 0 16 17 32 35 32 27 0 71-69 79-82 36 0 70 0 105 0zM211 47c0 8 0 15 0 22 0 22 1 46 2 68 2 7 3 36 5 56-24 0-47 0-72 0-5 0-12 0-22 5 28-41 50-80 52-85 20-34 30-56 35-66z"><text:p/></draw:path><draw:path draw:style-name="gr3" draw:text-style-name="P69" svg:width="0.082cm" svg:height="0.18cm" svg:x="1.58cm" svg:y="0.168cm" svg:viewBox="0 0 83 181" svg:d="M76 10c0-4-3-10-11-10s-15 7-15 14c0 5 3 10 11 10 7 0 15-7 15-14zM20 146c-1 5-2 7-2 13 0 12 11 22 26 22 26 0 39-37 39-41 0-3-4-3-5-3-3 0-4 1-5 4-6 22-18 33-29 33-5 0-7-4-7-10 0-7 3-11 5-18 3-6 5-14 9-20 2-7 12-31 13-35 1-3 2-6 2-8 0-14-11-24-26-24-27 0-40 37-40 41 0 5 4 5 6 5 3 0 3-3 4-5 7-23 19-33 29-33 4 0 7 2 7 9s-2 11-9 27c-5 15-12 29-17 43z"><text:p/></draw:path></draw:g><text:s/>וע"פ בניית <draw:g text:anchor-type="as-char" svg:y="-0.296cm" draw:z-index="274" draw:name="Shape290" draw:style-name="gr1"><svg:title>TexMaths</svg:title><svg:desc>11§display§\mathcal{A}§svg§600§FALSE§</svg:desc><draw:path draw:style-name="gr2" draw:text-style-name="P68" svg:width="0.265cm" svg:height="0.255cm" svg:x="0.011cm" svg:y="0.019cm" svg:viewBox="0 0 266 256" svg:d="M0 0c89 0 177 0 266 0 0 86 0 170 0 256-89 0-177 0-266 0 0-86 0-170 0-256z"><text:p/></draw:path><draw:path draw:style-name="gr3" draw:text-style-name="P69" svg:width="0.295cm" svg:height="0.294cm" svg:x="0.001cm" svg:y="0cm" svg:viewBox="0 0 296 295" svg:d="M218 213c2 24 6 42 8 49 5 17 6 26 22 26 18 0 48-18 48-26 0-1-2-2-4-2-5 0-13 5-14 5-3 2-3 2-4 2-11 0-14-11-18-34-2-12-7-28-9-80-3-39-4-77-4-117 0-10 0-20 0-28 0-7 0-8-5-8s-20 7-27 16c-1 2-2 4-3 5-30 65-57 112-77 142-23 35-63 97-84 97-14 0-26-10-29-23-2-1-2-3-4-3-5 0-14 19-14 30 0 15 16 31 35 31 27 0 70-69 79-82 34 0 69 0 104 0zM210 47c0 7 0 14 0 22 0 23 1 45 2 67 0 8 2 35 3 56-23 0-46 0-69 0-5 0-12 0-22 6 28-42 48-81 51-85 19-34 29-56 35-66z"><text:p/></draw:path></draw:g><text:s/>ידוע <draw:g text:anchor-type="as-char" svg:y="-0.277cm" draw:z-index="275" draw:name="Shape291" draw:style-name="gr1"><svg:title>TexMaths</svg:title><svg:desc>11§display§\mathcal{A}_i \in A§svg§600§FALSE§</svg:desc><draw:path draw:style-name="gr2" draw:text-style-name="P68" svg:width="1.147cm" svg:height="0.298cm" svg:x="0.011cm" svg:y="0.02cm" svg:viewBox="0 0 1148 299" svg:d="M0 0c383 0 765 0 1148 0 0 99 0 200 0 299-383 0-765 0-1148 0 0-99 0-200 0-299z"><text:p/></draw:path><draw:path draw:style-name="gr3" draw:text-style-name="P69" svg:width="0.297cm" svg:height="0.297cm" svg:x="0.001cm" svg:y="0cm" svg:viewBox="0 0 298 298" svg:d="M220 214c2 24 7 42 9 50 4 17 5 25 22 25 18 0 47-16 47-24 0-2-1-3-3-3-4 0-13 4-14 5-3 1-4 1-5 1-11 0-13-10-17-33-3-13-6-29-9-81-3-39-5-78-5-118 0-8 0-19 0-28 0-7 0-8-4-8-5 0-21 7-27 17-2 1-3 3-4 4-31 65-59 113-79 143-23 35-63 98-84 98-14 0-26-9-29-24-1-1-1-3-4-3-5 0-14 19-14 30 0 15 18 33 35 33 27 0 72-71 79-84 36 0 71 0 106 0zM212 47c0 8 0 15 0 23 0 23 2 45 3 67 0 8 1 36 3 56-23 0-47 0-71 0-6 0-12 0-22 7 28-41 50-82 52-86 20-35 30-57 35-67z"><text:p/></draw:path><draw:path draw:style-name="gr3" draw:text-style-name="P69" svg:width="0.082cm" svg:height="0.18cm" svg:x="0.313cm" svg:y="0.158cm" svg:viewBox="0 0 83 181" svg:d="M75 10c0-4-3-10-11-10-7 0-14 7-14 14 0 6 3 11 9 11 9 0 16-7 16-15zM20 148c-1 3-2 6-2 11 0 12 11 22 25 22 27 0 40-36 40-41 0-3-4-2-5-3-4 0-4 2-5 4-7 22-19 32-29 32-5 0-7-3-7-7 0-7 2-13 5-18 2-8 5-14 9-22 2-7 12-31 13-34 0-3 1-6 1-9 0-12-11-23-25-23-28 0-40 37-40 42 0 3 3 3 4 3 5 0 5-1 6-5 7-23 19-33 29-33 4 0 6 3 6 10 0 6-1 10-9 27-5 14-11 28-16 44z"><text:p/></draw:path><draw:path draw:style-name="gr3" draw:text-style-name="P69" svg:width="0.193cm" svg:height="0.222cm" svg:x="0.568cm" svg:y="0.071cm" svg:viewBox="0 0 194 223" svg:d="M179 119c7 0 15 0 15-8 0-7-8-7-15-7-54 0-109 0-162 0 4-52 48-89 103-89 20 0 40 0 59 0 7 0 15 0 15-7 0-8-8-8-15-8-19 0-40 0-60 0-66 0-119 50-119 111s53 112 119 112c20 0 41 0 60 0 7 0 15 0 15-8s-8-8-15-8c-19 0-39 0-59 0-55 0-99-37-103-88 53 0 108 0 162 0z"><text:p/></draw:path><draw:path draw:style-name="gr3" draw:text-style-name="P69" svg:width="0.264cm" svg:height="0.275cm" svg:x="0.914cm" svg:y="0.002cm" svg:viewBox="0 0 265 276" svg:d="M56 232c-15 25-31 31-48 32-5 0-8 0-8 7 0 3 2 5 6 5 9 0 22-1 33-1 12 0 26 1 38 1 2 0 8 0 8-8 0-4-5-4-7-4-9-1-19-4-19-14 0-4 4-8 6-14 10-16 20-33 30-50 32 0 65 0 97 0 1 8 6 61 6 66 0 11-20 12-27 12-6 0-10 0-10 7 0 5 4 5 5 5 16 0 33-1 49-1 10 0 34 1 44 1 2 0 6 0 6-8 0-4-4-4-9-4-24 0-24-2-25-14-8-80-15-160-23-240-1-8-1-10-8-10-6 0-7 3-10 7-45 75-89 150-134 225zM102 174c26-42 51-84 76-125 5 41 8 83 12 125-29 0-58 0-88 0z"><text:p/></draw:path></draw:g><text:s/>ולכן <draw:g text:anchor-type="as-char" svg:y="-0.288cm" draw:z-index="276" draw:name="Shape292" draw:style-name="gr1"><svg:title>TexMaths</svg:title><svg:desc>11§display§f(n) \in A§svg§600§FALSE§</svg:desc><draw:path draw:style-name="gr2" draw:text-style-name="P68" svg:width="1.473cm" svg:height="0.345cm" svg:x="0.001cm" svg:y="0.018cm" svg:viewBox="0 0 1474 346" svg:d="M737 346c-246 0-492 0-737 0 0-116 0-230 0-346 492 0 982 0 1474 0 0 116 0 230 0 346-245 0-492 0-737 0z"><text:p/></draw:path><draw:path draw:style-name="gr3" draw:text-style-name="P69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9" svg:width="0.088cm" svg:height="0.384cm" svg:x="0.251cm" svg:y="0cm" svg:viewBox="0 0 89 385" svg:d="M89 381c0-1 0-1-6-8-49-49-61-122-61-180 0-67 15-135 63-182 4-5 4-5 4-7 0-3-1-4-3-4-5 0-39 26-62 76-20 42-24 85-24 117 0 29 4 76 25 120 23 47 56 72 61 72 2 0 3-1 3-4z"><text:p/></draw:path><draw:path draw:style-name="gr3" draw:text-style-name="P69" svg:width="0.208cm" svg:height="0.174cm" svg:x="0.374cm" svg:y="0.115cm" svg:viewBox="0 0 209 175" svg:d="M23 148c-1 6-4 15-4 17 0 7 5 10 12 10 4 0 11-3 14-11 0-1 5-19 7-29 3-12 5-23 9-34 2-9 4-17 6-26 1-7 5-18 6-19 5-12 25-47 62-47 18 0 21 14 21 26 0 24-18 74-25 91-3 8-4 13-4 17 0 19 14 32 31 32 37 0 51-56 51-59 0-4-3-4-4-4-4 0-4 1-6 7-8 26-21 47-39 47-7 0-10-3-10-12 0-10 4-19 7-27 7-21 23-63 23-85 0-27-16-42-44-42-35 0-53 25-60 34-2-22-18-34-35-34-18 0-26 15-30 22-5 13-11 36-11 37 0 5 3 5 4 5 5 0 5-1 7-9 7-27 14-46 29-46 7 0 12 4 12 17 0 8-1 13-7 32-8 30-14 60-22 90z"><text:p/></draw:path><draw:path draw:style-name="gr3" draw:text-style-name="P69" svg:width="0.088cm" svg:height="0.384cm" svg:x="0.617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69" svg:width="0.193cm" svg:height="0.221cm" svg:x="0.883cm" svg:y="0.078cm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69" svg:width="0.264cm" svg:height="0.274cm" svg:x="1.23cm" svg:y="0.011cm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/draw:g><text:s/>כדרוש. </text:p>
            </text:list-item>
            <text:list-item>
              <text:p text:style-name="P65">אם <draw:g text:anchor-type="as-char" svg:y="-0.288cm" draw:z-index="280" draw:name="Shape293" draw:style-name="gr1"><svg:title>TexMaths</svg:title><svg:desc>11§display§n &gt; |\mathcal{A}|§svg§600§FALSE§</svg:desc><draw:path draw:style-name="gr2" draw:text-style-name="P68" svg:width="1.184cm" svg:height="0.345cm" svg:x="0.01cm" svg:y="0.018cm" svg:viewBox="0 0 1185 346" svg:d="M593 346c-198 0-395 0-593 0 0-116 0-230 0-346 395 0 789 0 1185 0 0 116 0 230 0 346-197 0-395 0-592 0z"><text:p/></draw:path><draw:path draw:style-name="gr3" draw:text-style-name="P69" svg:width="0.209cm" svg:height="0.174cm" svg:x="0.001cm" svg:y="0.115cm" svg:viewBox="0 0 210 175" svg:d="M23 148c-1 6-3 15-3 17 0 7 5 10 11 10 4 0 12-3 14-11 0-1 6-19 8-29 3-12 5-23 9-34 2-9 4-17 5-26 2-7 6-18 6-19 5-12 26-47 62-47 18 0 21 14 21 26 0 24-18 74-25 91-3 8-3 13-3 17 0 19 13 32 32 32 36 0 50-56 50-59 0-4-3-4-5-4-4 0-4 1-6 7-7 26-20 47-39 47-7 0-9-3-9-12 0-10 3-19 6-27 8-21 25-63 25-85 0-27-17-42-45-42-35 0-53 25-60 34-2-22-19-34-36-34-18 0-26 15-29 22-6 13-12 36-12 37 0 5 4 5 6 5 3 0 3-1 6-9 7-27 14-46 28-46 7 0 12 4 12 17 0 8-1 13-7 32-8 30-14 60-22 90z"><text:p/></draw:path><draw:path draw:style-name="gr3" draw:text-style-name="P69" svg:width="0.235cm" svg:height="0.221cm" svg:x="0.362cm" svg:y="0.078cm" svg:viewBox="0 0 236 222" svg:d="M228 120c4-2 8-3 8-8s-4-6-8-9c-72-34-142-67-214-101-5-2-5-2-6-2-5 0-8 3-8 8 0 3 1 5 7 9 68 31 135 63 203 95-68 31-135 63-203 95-6 2-7 4-7 8s3 7 8 7c1 0 1 0 6-2 72-33 142-67 214-100z"><text:p/></draw:path><draw:path draw:style-name="gr3" draw:text-style-name="P69" svg:width="0.014cm" svg:height="0.384cm" svg:x="0.783cm" svg:y="0cm" svg:viewBox="0 0 15 385" svg:d="M15 14c0-6 0-14-7-14-8 0-8 8-8 14 0 119 0 238 0 357 0 7 0 14 8 14 7 0 7-7 7-14 0-119 0-238 0-357z"><text:p/></draw:path><draw:path draw:style-name="gr3" draw:text-style-name="P69" svg:width="0.297cm" svg:height="0.296cm" svg:x="0.854cm" svg:y="0.011cm" svg:viewBox="0 0 298 297" svg:d="M220 214c1 24 6 43 8 49 4 18 7 27 23 27 18 0 47-18 47-26 0-2-2-3-3-3-5 0-13 4-14 5-4 2-4 2-5 2-11 0-13-10-17-33-4-14-7-28-10-81-2-39-5-78-5-118 0-8 2-19 2-28 0-7 0-8-5-8s-21 7-29 17c-1 1-2 3-2 4-31 66-59 112-79 143-23 35-63 97-84 97-14 0-26-9-29-23-1 0-3-2-4-2-5 0-14 17-14 28 0 16 17 33 35 33 27 0 71-69 79-83 36 0 71 0 106 0zM211 47c0 8 0 15 0 22 0 23 1 46 3 68 1 7 2 37 4 57-23 0-47 0-70 0-7 0-13 0-22 6 26-41 48-82 51-87 19-34 30-56 34-66z"><text:p/></draw:path><draw:path draw:style-name="gr3" draw:text-style-name="P69" svg:width="0.014cm" svg:height="0.384cm" svg:x="1.199cm" svg:y="0cm" svg:viewBox="0 0 15 385" svg:d="M15 14c0-6 0-14-7-14-8 0-8 8-8 14 0 119 0 238 0 357 0 7 0 14 8 14 7 0 7-7 7-14 0-119 0-238 0-357z"><text:p/></draw:path></draw:g>, אז <draw:g text:anchor-type="as-char" svg:y="-0.288cm" draw:z-index="281" draw:name="Shape294" draw:style-name="gr1"><svg:title>TexMaths</svg:title><svg:desc>11§display§f(n) = \mathcal{A}_0§svg§600§FALSE§</svg:desc><draw:path draw:style-name="gr2" draw:text-style-name="P68" svg:width="1.685cm" svg:height="0.345cm" svg:x="0.001cm" svg:y="0.018cm" svg:viewBox="0 0 1686 346" svg:d="M844 346c-282 0-562 0-844 0 0-116 0-230 0-346 562 0 1124 0 1686 0 0 116 0 230 0 346-280 0-562 0-842 0z"><text:p/></draw:path><draw:path draw:style-name="gr3" draw:text-style-name="P69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9" svg:width="0.088cm" svg:height="0.384cm" svg:x="0.251cm" svg:y="0cm" svg:viewBox="0 0 89 385" svg:d="M89 381c0-1 0-1-6-8-49-49-61-122-61-180 0-67 15-135 63-182 4-5 4-5 4-7 0-3-1-4-3-4-5 0-39 26-62 76-20 42-24 85-24 117 0 29 4 76 25 120 23 47 56 72 61 72 2 0 3-1 3-4z"><text:p/></draw:path><draw:path draw:style-name="gr3" draw:text-style-name="P69" svg:width="0.208cm" svg:height="0.174cm" svg:x="0.374cm" svg:y="0.115cm" svg:viewBox="0 0 209 175" svg:d="M23 148c-2 6-4 15-4 17 0 7 5 10 12 10 4 0 11-3 14-11 0-1 5-19 7-29 3-12 5-23 9-34 2-9 4-17 6-26 1-7 5-18 5-19 6-12 26-47 63-47 18 0 21 14 21 26 0 24-18 74-25 91-3 8-4 13-4 17 0 19 14 32 31 32 37 0 51-56 51-59 0-4-3-4-4-4-5 0-5 1-6 7-8 26-21 47-39 47-7 0-10-3-10-12 0-10 4-19 7-27 7-21 23-63 23-85 0-27-16-42-44-42-35 0-53 25-60 34-2-22-18-34-35-34-18 0-26 15-30 22-5 13-11 36-11 37 0 5 3 5 4 5 5 0 5-1 7-9 7-27 14-46 29-46 7 0 12 4 12 17 0 8-2 13-7 32-8 30-14 60-22 90z"><text:p/></draw:path><draw:path draw:style-name="gr3" draw:text-style-name="P69" svg:width="0.089cm" svg:height="0.384cm" svg:x="0.616cm" svg:y="0cm" svg:viewBox="0 0 90 385" svg:d="M90 193c0-30-4-76-25-120-23-48-56-73-61-73-2 0-4 2-4 4s0 2 8 9c38 38 60 99 60 180 0 65-14 133-62 181-6 6-6 6-6 7 0 2 2 4 4 4 5 0 39-26 62-76 20-41 24-84 24-116z"><text:p/></draw:path><draw:path draw:style-name="gr3" draw:text-style-name="P69" svg:width="0.256cm" svg:height="0.09cm" svg:x="0.87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297cm" svg:height="0.296cm" svg:x="1.27cm" svg:y="0.011cm" svg:viewBox="0 0 298 297" svg:d="M219 214c2 24 7 43 9 49 4 18 6 27 23 27s47-18 47-26c0-2-2-3-3-3-6 0-13 4-14 5-4 2-4 2-5 2-11 0-13-10-17-33-4-14-7-28-10-81-3-39-5-78-5-118 0-8 1-19 1-28 0-7 0-8-4-8-6 0-22 7-29 17-1 1-1 3-2 4-31 66-59 112-79 143-23 35-64 97-85 97-14 0-25-9-29-23-2 0-2-2-3-2-5 0-14 17-14 28 0 16 17 33 35 33 27 0 71-69 79-83 36 0 70 0 105 0zM211 47c0 8 0 15 0 22 0 23 1 46 2 68 2 7 3 37 5 57-24 0-47 0-72 0-5 0-12 0-22 6 28-41 50-82 52-87 20-34 30-56 35-66z"><text:p/></draw:path><draw:path draw:style-name="gr3" draw:text-style-name="P69" svg:width="0.124cm" svg:height="0.184cm" svg:x="1.582cm" svg:y="0.168cm" svg:viewBox="0 0 125 185" svg:d="M125 92c0-29-3-50-16-69-8-12-25-23-46-23-63 0-63 73-63 92s0 93 63 93c62 0 62-73 62-93zM63 177c-13 0-30-7-34-29-5-16-5-39-5-59s0-39 5-55c5-21 23-26 34-26 14 0 28 9 33 24 4 14 4 34 4 57 0 20 0 41-3 57-6 25-23 31-34 31z"><text:p/></draw:path></draw:g><text:s/>וע"פ בניית <draw:g text:anchor-type="as-char" svg:y="-0.296cm" draw:z-index="277" draw:name="Shape295" draw:style-name="gr1"><svg:title>TexMaths</svg:title><svg:desc>11§display§\mathcal{A}§svg§600§FALSE§</svg:desc><draw:path draw:style-name="gr2" draw:text-style-name="P68" svg:width="0.265cm" svg:height="0.255cm" svg:x="0.011cm" svg:y="0.019cm" svg:viewBox="0 0 266 256" svg:d="M0 0c89 0 177 0 266 0 0 86 0 170 0 256-89 0-177 0-266 0 0-86 0-170 0-256z"><text:p/></draw:path><draw:path draw:style-name="gr3" draw:text-style-name="P69" svg:width="0.295cm" svg:height="0.294cm" svg:x="0.001cm" svg:y="0cm" svg:viewBox="0 0 296 295" svg:d="M218 213c2 24 6 42 8 49 5 17 6 26 22 26 18 0 48-18 48-26 0-1-2-2-4-2-5 0-13 5-14 5-3 2-3 2-4 2-11 0-14-11-18-34-2-12-7-28-9-80-3-39-4-77-4-117 0-10 0-20 0-28 0-7 0-8-5-8s-20 7-27 16c-1 2-2 4-3 5-30 65-57 112-77 142-23 35-63 97-84 97-14 0-26-10-29-23-2-1-2-3-4-3-5 0-14 19-14 30 0 15 16 31 35 31 27 0 70-69 79-82 34 0 69 0 104 0zM210 47c0 7 0 14 0 22 0 23 1 45 2 67 0 8 2 35 3 56-23 0-46 0-69 0-5 0-12 0-22 6 28-42 48-81 51-85 19-34 29-56 35-66z"><text:p/></draw:path></draw:g><text:s/>ידוע לכל <draw:g text:anchor-type="as-char" svg:y="-0.263cm" draw:z-index="282" draw:name="Shape296" draw:style-name="gr1"><svg:title>TexMaths</svg:title><svg:desc>11§display§i \in \N§svg§600§FALSE§</svg:desc><draw:path draw:style-name="gr2" draw:text-style-name="P68" svg:width="0.836cm" svg:height="0.237cm" svg:x="0.01cm" svg:y="0.018cm" svg:viewBox="0 0 837 238" svg:d="M420 238c-140 0-280 0-420 0 0-79 0-159 0-238 279 0 558 0 837 0 0 79 0 159 0 238-139 0-279 0-417 0z"><text:p/></draw:path><draw:path draw:style-name="gr3" draw:text-style-name="P69" svg:width="0.101cm" svg:height="0.256cm" svg:x="0.001cm" svg:y="0.011cm" svg:viewBox="0 0 102 257" svg:d="M99 13c0-8-5-13-14-13-11 0-21 10-21 20 0 7 5 14 14 14s21-9 21-21zM69 157c5-10 5-11 9-22 3-8 6-12 6-20 0-17-14-32-32-32-37 0-52 56-52 60s4 4 6 4c3 0 3-1 5-8 11-36 26-47 40-47 2 0 8 0 8 12 0 8-2 17-3 20-3 10-21 54-27 70-4 10-9 23-9 31 0 18 13 32 32 32 36 0 50-56 50-59 0-5-3-5-4-5-4 0-4 1-6 8-7 24-19 47-39 47-7 0-10-4-10-13s2-14 12-38c4-14 10-27 14-40z"><text:p/></draw:path><draw:path draw:style-name="gr3" draw:text-style-name="P69" svg:width="0.192cm" svg:height="0.221cm" svg:x="0.263cm" svg:y="0.055cm" svg:viewBox="0 0 193 222" svg:d="M179 119c7 0 14 0 14-8s-7-8-14-8c-55 0-109 0-164 0 5-51 50-88 104-88 20 0 40 0 60 0 7 0 14 0 14-7 0-8-7-8-14-8-20 0-40 0-60 0-66 0-119 49-119 111 0 60 53 111 119 111 20 0 40 0 60 0 7 0 14 0 14-8s-7-8-14-8c-20 0-40 0-60 0-54 0-99-37-104-87 55 0 109 0 164 0z"><text:p/></draw:path><draw:path draw:style-name="gr3" draw:text-style-name="P69" svg:width="0.261cm" svg:height="0.268cm" svg:x="0.605cm" svg:y="0.001cm" svg:viewBox="0 0 262 269" svg:d="M34 35c0 62 0 124 0 186 0 21-3 27-23 28-4 0-11 0-11 7 0 6 7 6 13 6 20 0 40 0 60 0 7 0 13 0 13-6 0-7-7-7-12-7-21-1-24-9-24-28 0-59 0-118 0-176 56 72 111 146 167 218 3 5 5 6 8 6 6 0 6-6 6-12 0-73 0-144 0-216 0-21 5-27 22-28 2 0 9 0 9-6 0-7-5-7-13-7-19 0-38 0-56 0-7 0-14 0-14 7 0 6 7 6 11 6 23 1 26 9 26 29 0 39 0 80 0 119-40-51-78-104-117-156-4-5-5-5-14-5-22 0-45 0-67 0-7 0-14 0-14 7 0 6 7 6 9 6 10 1 18 8 21 12 0 4 0 5 0 10zM218 243c-56-74-112-146-168-220-4-4-4-5-8-10 15 0 31 0 46 0 43 58 86 117 130 175 0 18 0 37 0 55z"><text:p/></draw:path></draw:g><text:s/>מתקיים <draw:g text:anchor-type="as-char" svg:y="-0.277cm" draw:z-index="278" draw:name="Shape297" draw:style-name="gr1"><svg:title>TexMaths</svg:title><svg:desc>11§display§\mathcal{A}_i \in A§svg§600§FALSE§</svg:desc><draw:path draw:style-name="gr2" draw:text-style-name="P68" svg:width="1.147cm" svg:height="0.298cm" svg:x="0.011cm" svg:y="0.02cm" svg:viewBox="0 0 1148 299" svg:d="M0 0c383 0 765 0 1148 0 0 99 0 200 0 299-383 0-765 0-1148 0 0-99 0-200 0-299z"><text:p/></draw:path><draw:path draw:style-name="gr3" draw:text-style-name="P69" svg:width="0.297cm" svg:height="0.297cm" svg:x="0.001cm" svg:y="0cm" svg:viewBox="0 0 298 298" svg:d="M220 214c2 24 7 42 9 50 4 17 5 25 22 25 18 0 47-16 47-24 0-2-1-3-3-3-4 0-13 4-14 5-3 1-4 1-5 1-11 0-13-10-17-33-3-13-6-29-9-81-3-39-5-78-5-118 0-8 0-19 0-28 0-7 0-8-4-8-5 0-21 7-27 17-2 1-3 3-4 4-31 65-59 113-79 143-23 35-63 98-84 98-14 0-26-9-29-24-1-1-1-3-4-3-5 0-14 19-14 30 0 15 18 33 35 33 27 0 72-71 79-84 36 0 71 0 106 0zM212 47c0 8 0 15 0 23 0 23 2 45 3 67 0 8 1 36 3 56-23 0-47 0-71 0-6 0-12 0-22 7 28-41 50-82 52-86 20-35 30-57 35-67z"><text:p/></draw:path><draw:path draw:style-name="gr3" draw:text-style-name="P69" svg:width="0.082cm" svg:height="0.18cm" svg:x="0.313cm" svg:y="0.158cm" svg:viewBox="0 0 83 181" svg:d="M75 10c0-4-3-10-11-10-7 0-14 7-14 14 0 6 3 11 9 11 9 0 16-7 16-15zM20 148c-1 3-2 6-2 11 0 12 11 22 25 22 27 0 40-36 40-41 0-3-4-2-5-3-4 0-4 2-5 4-7 22-19 32-29 32-5 0-7-3-7-7 0-7 2-13 5-18 2-8 5-14 9-22 2-7 12-31 13-34 0-3 1-6 1-9 0-12-11-23-25-23-28 0-40 37-40 42 0 3 3 3 4 3 5 0 5-1 6-5 7-23 19-33 29-33 4 0 6 3 6 10 0 6-1 10-9 27-5 14-11 28-16 44z"><text:p/></draw:path><draw:path draw:style-name="gr3" draw:text-style-name="P69" svg:width="0.193cm" svg:height="0.222cm" svg:x="0.568cm" svg:y="0.071cm" svg:viewBox="0 0 194 223" svg:d="M179 119c7 0 15 0 15-8 0-7-8-7-15-7-54 0-109 0-162 0 4-52 48-89 103-89 20 0 40 0 59 0 7 0 15 0 15-7 0-8-8-8-15-8-19 0-40 0-60 0-66 0-119 50-119 111s53 112 119 112c20 0 41 0 60 0 7 0 15 0 15-8s-8-8-15-8c-19 0-39 0-59 0-55 0-99-37-103-88 53 0 108 0 162 0z"><text:p/></draw:path><draw:path draw:style-name="gr3" draw:text-style-name="P69" svg:width="0.264cm" svg:height="0.275cm" svg:x="0.914cm" svg:y="0.002cm" svg:viewBox="0 0 265 276" svg:d="M56 232c-15 25-31 31-48 32-5 0-8 0-8 7 0 3 2 5 6 5 9 0 22-1 33-1 12 0 26 1 38 1 2 0 8 0 8-8 0-4-5-4-7-4-9-1-19-4-19-14 0-4 4-8 6-14 10-16 20-33 30-50 32 0 65 0 97 0 1 8 6 61 6 66 0 11-20 12-27 12-6 0-10 0-10 7 0 5 4 5 5 5 16 0 33-1 49-1 10 0 34 1 44 1 2 0 6 0 6-8 0-4-4-4-9-4-24 0-24-2-25-14-8-80-15-160-23-240-1-8-1-10-8-10-6 0-7 3-10 7-45 75-89 150-134 225zM102 174c26-42 51-84 76-125 5 41 8 83 12 125-29 0-58 0-88 0z"><text:p/></draw:path></draw:g><text:s/>ובפרט עבור <draw:g text:anchor-type="as-char" svg:y="-0.265cm" draw:z-index="283" draw:name="Shape298" draw:style-name="gr1"><svg:title>TexMaths</svg:title><svg:desc>11§display§i = 0§svg§600§FALSE§</svg:desc><draw:path draw:style-name="gr2" draw:text-style-name="P68" svg:width="0.783cm" svg:height="0.224cm" svg:x="0.01cm" svg:y="0.018cm" svg:viewBox="0 0 784 225" svg:d="M0 0c262 0 523 0 784 0 0 75 0 150 0 225-261 0-522 0-784 0 0-75 0-150 0-225z"><text:p/></draw:path><draw:path draw:style-name="gr3" draw:text-style-name="P69" svg:width="0.101cm" svg:height="0.257cm" svg:x="0.001cm" svg:y="0.003cm" svg:viewBox="0 0 102 258" svg:d="M99 13c0-7-5-13-14-13-11 0-21 10-21 20 0 8 5 14 14 14s21-9 21-21zM69 158c5-11 5-12 9-22 2-7 5-12 5-20 0-18-13-32-32-32-36 0-51 55-51 58 0 5 3 4 4 5 5 0 5-1 7-7 10-35 26-47 39-47 3 0 9 0 9 12 0 9-2 16-4 21-2 9-20 53-26 69-4 11-9 23-9 31 0 19 13 32 32 32 36 0 50-56 50-59 0-4-3-4-4-4-4 0-4 1-7 7-6 24-19 47-38 47-7 0-10-3-10-12 0-10 2-15 11-38 5-14 10-27 15-41z"><text:p/></draw:path><draw:path draw:style-name="gr3" draw:text-style-name="P69" svg:width="0.255cm" svg:height="0.089cm" svg:x="0.252cm" svg:y="0.115cm" svg:viewBox="0 0 256 90" svg:d="M243 15c7 0 13 0 13-7 0-8-6-8-12-8-77 0-154 0-231 0-5 0-13 0-13 8 0 7 8 7 13 7 77 0 153 0 230 0zM244 90c6 0 12 0 12-7 0-8-6-8-13-8-77 0-153 0-230 0-5 0-13 0-13 8 0 7 8 7 13 7 77 0 154 0 231 0z"><text:p/></draw:path><draw:path draw:style-name="gr3" draw:text-style-name="P69" svg:width="0.162cm" svg:height="0.264cm" svg:x="0.651cm" svg:y="0cm" svg:viewBox="0 0 163 265" svg:d="M163 133c0-30-2-61-16-90-17-36-49-43-66-43-23 0-50 10-67 46-12 27-14 57-14 87 0 28 2 63 18 93 16 31 45 39 63 39 21 0 51-8 68-46 12-26 14-56 14-86zM81 256c-15 0-37-9-45-46-4-24-4-59-4-81 0-24 0-51 3-71 8-46 37-49 46-49 14 0 39 6 46 45 4 21 4 51 4 75 0 28 0 54-4 79-6 37-28 48-46 48z"><text:p/></draw:path></draw:g>, ולכן <draw:g text:anchor-type="as-char" svg:y="-0.288cm" draw:z-index="279" draw:name="Shape299" draw:style-name="gr1"><svg:title>TexMaths</svg:title><svg:desc>11§display§f(n) \in A§svg§600§FALSE§</svg:desc><draw:path draw:style-name="gr2" draw:text-style-name="P68" svg:width="1.473cm" svg:height="0.345cm" svg:x="0.001cm" svg:y="0.018cm" svg:viewBox="0 0 1474 346" svg:d="M737 346c-246 0-492 0-737 0 0-116 0-230 0-346 492 0 982 0 1474 0 0 116 0 230 0 346-245 0-492 0-737 0z"><text:p/></draw:path><draw:path draw:style-name="gr3" draw:text-style-name="P69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9" svg:width="0.088cm" svg:height="0.384cm" svg:x="0.251cm" svg:y="0cm" svg:viewBox="0 0 89 385" svg:d="M89 381c0-1 0-1-6-8-49-49-61-122-61-180 0-67 15-135 63-182 4-5 4-5 4-7 0-3-1-4-3-4-5 0-39 26-62 76-20 42-24 85-24 117 0 29 4 76 25 120 23 47 56 72 61 72 2 0 3-1 3-4z"><text:p/></draw:path><draw:path draw:style-name="gr3" draw:text-style-name="P69" svg:width="0.208cm" svg:height="0.174cm" svg:x="0.374cm" svg:y="0.115cm" svg:viewBox="0 0 209 175" svg:d="M23 148c-1 6-4 15-4 17 0 7 5 10 12 10 4 0 11-3 14-11 0-1 5-19 7-29 3-12 5-23 9-34 2-9 4-17 6-26 1-7 5-18 6-19 5-12 25-47 62-47 18 0 21 14 21 26 0 24-18 74-25 91-3 8-4 13-4 17 0 19 14 32 31 32 37 0 51-56 51-59 0-4-3-4-4-4-4 0-4 1-6 7-8 26-21 47-39 47-7 0-10-3-10-12 0-10 4-19 7-27 7-21 23-63 23-85 0-27-16-42-44-42-35 0-53 25-60 34-2-22-18-34-35-34-18 0-26 15-30 22-5 13-11 36-11 37 0 5 3 5 4 5 5 0 5-1 7-9 7-27 14-46 29-46 7 0 12 4 12 17 0 8-1 13-7 32-8 30-14 60-22 90z"><text:p/></draw:path><draw:path draw:style-name="gr3" draw:text-style-name="P69" svg:width="0.088cm" svg:height="0.384cm" svg:x="0.617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69" svg:width="0.193cm" svg:height="0.221cm" svg:x="0.883cm" svg:y="0.078cm" svg:viewBox="0 0 194 222" svg:d="M179 120c7 0 15-1 15-9 0-9-8-8-15-8-55 0-109 0-164 0 5-50 50-88 104-88 20 0 41 0 60 0 7 0 15 0 15-7 0-8-8-8-15-8-19 0-40 0-60 0-66 0-119 48-119 111 0 62 53 111 119 111 20 0 41 0 60 0 7 0 15 0 15-7s-8-7-15-7c-19 0-40 0-60 0-54 0-99-37-104-88 55 0 109 0 164 0z"><text:p/></draw:path><draw:path draw:style-name="gr3" draw:text-style-name="P69" svg:width="0.264cm" svg:height="0.274cm" svg:x="1.23cm" svg:y="0.011cm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/draw:g><text:s/>כדרוש. </text:p>
            </text:list-item>
          </text:list>
        </text:list-item>
      </text:list>
      <text:p text:style-name="P44">עתה, נוכל להגיד <draw:g text:anchor-type="as-char" svg:y="-0.288cm" draw:z-index="256" draw:name="Shape300" draw:style-name="gr1"><svg:title>TexMaths</svg:title><svg:desc>11§display§\Im(f_1) = B, \Im(f_2) = C§svg§600§FALSE§</svg:desc><draw:path draw:style-name="gr2" draw:text-style-name="P68" svg:width="4.018cm" svg:height="0.344cm" svg:x="0.01cm" svg:y="0.018cm" svg:viewBox="0 0 4019 345" svg:d="M0 0c1340 0 2679 0 4019 0 0 115 0 230 0 345-1340 0-2679 0-4019 0 0-115 0-230 0-345z"><text:p/></draw:path><draw:path draw:style-name="gr3" draw:text-style-name="P69" svg:width="0.117cm" svg:height="0.262cm" svg:x="0.001cm" svg:y="0.025cm" svg:viewBox="0 0 118 263" svg:d="M76 31c0-14 1-19 32-19 3 0 6 0 10 0 0-4 0-8 0-12-13 1-44 1-59 1s-46 0-59-1c0 4 0 8 0 12 3 0 7 0 10 0 31 0 32 5 32 19 0 67 0 134 0 201 0 15-1 19-32 19-3 0-7 0-10 0 0 4 0 9 0 12 13-2 44-2 58-2 16 0 47 0 60 2 0-3 0-8 0-12-4 0-7 0-10 0-31 0-32-4-32-19 0-67 0-134 0-201z"><text:p/></draw:path><draw:path draw:style-name="gr3" draw:text-style-name="P69" svg:width="0.302cm" svg:height="0.17cm" svg:x="0.142cm" svg:y="0.115cm" svg:viewBox="0 0 303 171" svg:d="M31 37c0 35 0 69 0 104 0 18-5 18-31 18 0 3 0 7 0 12 13-1 33-3 44-3 10 0 30 2 43 3 0-5 0-9 0-12-25 0-30 0-30-18 0-24 0-49 0-72 0-39 28-61 52-61s29 21 29 43c0 29 0 59 0 90 0 18-5 18-30 18 0 3 0 7 0 12 13-1 33-3 44-3 10 0 30 2 43 3 0-5 0-9 0-12-27 0-31 0-31-18 0-24 0-49 0-72 0-39 27-61 53-61 24 0 28 21 28 43 0 29 0 59 0 90 0 18-4 18-29 18 0 3 0 7 0 12 13-1 33-3 43-3 9 0 30 2 44 3 0-5 0-9 0-12-21 0-30 0-31-13 0-25 0-49 0-73 0-33 0-45-12-59-6-6-18-14-41-14-32 0-50 23-56 37-5-33-33-37-51-37-28 0-46 17-57 41 0-13 0-28 0-41-19 1-36 3-55 4 0 5 0 8 0 13 28 0 31 2 31 20z"><text:p/></draw:path><draw:path draw:style-name="gr3" draw:text-style-name="P69" svg:width="0.088cm" svg:height="0.383cm" svg:x="0.491cm" svg:y="0cm" svg:viewBox="0 0 89 384" svg:d="M89 380c0-1 0-1-6-8-49-48-61-121-61-179 0-67 14-135 62-183 5-4 5-4 5-7 0-2-1-3-3-3-5 0-40 26-62 75-20 43-24 86-24 118 0 28 3 76 25 119 23 47 56 72 61 72 2 0 3-1 3-4z"><text:p/></draw:path><draw:path draw:style-name="gr3" draw:text-style-name="P69" svg:width="0.192cm" svg:height="0.348cm" svg:x="0.623cm" svg:y="0.018cm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69" svg:width="0.098cm" svg:height="0.178cm" svg:x="0.821cm" svg:y="0.168cm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" draw:text-style-name="P69" svg:width="0.089cm" svg:height="0.383cm" svg:x="0.987cm" svg:y="0cm" svg:viewBox="0 0 90 384" svg:d="M90 193c0-30-4-77-26-120-23-48-56-73-60-73-2 0-4 1-4 3 0 3 0 3 8 10 37 38 59 99 59 180 0 65-14 132-61 181-6 5-6 5-6 6 0 3 2 4 4 4 4 0 39-26 62-75 19-43 24-85 24-116z"><text:p/></draw:path><draw:path draw:style-name="gr3" draw:text-style-name="P69" svg:width="0.256cm" svg:height="0.089cm" svg:x="1.244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275cm" svg:height="0.262cm" svg:x="1.647cm" svg:y="0.025cm" svg:viewBox="0 0 276 263" svg:d="M46 232c-4 16-5 19-35 19-7 0-11 0-11 8 0 4 3 4 11 4 46 0 91 0 138 0 61 0 106-46 106-82 0-28-22-51-59-54 39-8 80-37 80-73 0-29-25-54-71-54-43 0-87 0-130 0-8 0-12 0-12 8 0 4 3 4 11 4 1 0 9 0 15 1 7 1 10 1 10 7 0 1 0 2-1 6-18 69-34 138-52 206zM105 122c7-32 15-63 23-94 4-15 4-16 21-16 16 0 34 0 50 0 34 0 42 23 42 40 0 34-33 70-80 70-19 0-38 0-56 0zM87 251c-6 0-7 0-9-1-3 0-5 0-5-3 0-1 0-3 2-9 9-35 17-72 26-107 24 0 50 0 74 0 37 0 44 29 44 45 0 38-34 75-79 75-18 0-35 0-53 0z"><text:p/></draw:path><draw:path draw:style-name="gr3" draw:text-style-name="P69" svg:width="0.044cm" svg:height="0.115cm" svg:x="1.977cm" svg:y="0.247cm" svg:viewBox="0 0 45 116" svg:d="M45 41c0-26-10-41-25-41-12 0-20 10-20 21 0 10 8 21 20 21 5 0 10-2 14-6 1-1 1-1 1-1 1 0 1 0 1 6 0 28-13 51-26 65-4 3-4 4-4 5 0 4 2 5 4 5 4 0 35-30 35-75z"><text:p/></draw:path><draw:path draw:style-name="gr3" draw:text-style-name="P69" svg:width="0.118cm" svg:height="0.262cm" svg:x="2.125cm" svg:y="0.025cm" svg:viewBox="0 0 119 263" svg:d="M77 31c0-14 1-19 32-19 3 0 7 0 10 0 0-4 0-8 0-12-14 1-44 1-60 1-14 0-45 0-59-1 0 4 0 8 0 12 3 0 8 0 11 0 30 0 31 5 31 19 0 67 0 134 0 201 0 15-1 19-31 19-3 0-8 0-11 0 0 4 0 9 0 12 14-2 45-2 59-2 16 0 46 0 60 2 0-3 0-8 0-12-3 0-7 0-10 0-31 0-32-4-32-19 0-67 0-134 0-201z"><text:p/></draw:path><draw:path draw:style-name="gr3" draw:text-style-name="P69" svg:width="0.3cm" svg:height="0.17cm" svg:x="2.267cm" svg:y="0.115cm" svg:viewBox="0 0 301 171" svg:d="M30 37c0 35 0 69 0 104 0 18-5 18-30 18 0 3 0 7 0 12 13-1 33-3 43-3 11 0 31 2 44 3 0-5 0-9 0-12-26 0-31 0-31-18 0-24 0-49 0-72 0-39 28-61 53-61 24 0 29 21 29 43 0 29 0 59 0 90 0 18-5 18-31 18 0 3 0 7 0 12 14-1 34-3 44-3s31 2 44 3c0-5 0-9 0-12-27 0-31 0-31-18 0-24 0-49 0-72 0-39 27-61 53-61 24 0 28 21 28 43 0 29 0 59 0 90 0 18-4 18-30 18 0 3 0 7 0 12 13-1 33-3 44-3 9 0 29 2 42 3 0-5 0-9 0-12-19 0-29 0-29-13 0-25 0-49 0-73 0-33 0-45-12-59-6-6-19-14-41-14-32 0-50 23-56 37-6-33-34-37-52-37-27 0-46 17-57 41 0-13 0-28 0-41-18 1-36 3-54 4 0 5 0 8 0 13 26 0 30 2 30 20z"><text:p/></draw:path><draw:path draw:style-name="gr3" draw:text-style-name="P69" svg:width="0.089cm" svg:height="0.383cm" svg:x="2.614cm" svg:y="0cm" svg:viewBox="0 0 90 384" svg:d="M90 380c0-1 0-1-6-8-49-48-61-121-61-179 0-67 14-135 62-183 5-4 5-4 5-7 0-2-2-3-4-3-3 0-39 26-62 75-20 43-24 86-24 118 0 28 4 76 25 119 23 47 58 72 61 72 2 0 4-1 4-4z"><text:p/></draw:path><draw:path draw:style-name="gr3" draw:text-style-name="P69" svg:width="0.192cm" svg:height="0.348cm" svg:x="2.747cm" svg:y="0.018cm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3 72-2 0-12 0-19-7 18-1 21-15 21-21 0-9-6-14-14-14-10 0-21 9-21 24 0 17 17 26 33 26 21 0 36-22 43-37 12-25 22-71 22-74 8-40 15-81 23-120z"><text:p/></draw:path><draw:path draw:style-name="gr3" draw:text-style-name="P69" svg:width="0.118cm" svg:height="0.178cm" svg:x="2.933cm" svg:y="0.168cm" svg:viewBox="0 0 119 179" svg:d="M119 130c-3 0-6 0-9 0-1 7-3 22-7 25-2 1-23 1-27 1-17 0-33 0-50 0 29-25 38-32 54-45 20-15 39-33 39-58 0-33-29-53-63-53s-56 24-56 48c0 15 11 16 14 16 7 0 15-5 15-14 0-6-3-15-17-15 9-18 27-25 40-25 27 0 40 21 40 43 0 23-16 42-25 52-22 21-43 41-65 63-2 4-2 4-2 11 37 0 74 0 111 0 2-16 6-33 8-49z"><text:p/></draw:path><draw:path draw:style-name="gr3" draw:text-style-name="P69" svg:width="0.088cm" svg:height="0.383cm" svg:x="3.112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69" svg:width="0.255cm" svg:height="0.089cm" svg:x="3.369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273cm" svg:height="0.278cm" svg:x="3.775cm" svg:y="0.018cm" svg:viewBox="0 0 274 279" svg:d="M274 3c0-1-1-3-4-3-2 0-2 0-6 4-9 10-19 20-27 30-4-5-21-34-64-34-86 0-173 85-173 174 0 63 45 105 105 105 33 0 62-16 83-33 35-32 42-65 42-68s-3-3-4-3c-3 0-5 1-5 3-4 12-13 38-39 61-27 21-51 27-72 27-34 0-76-19-76-78 0-22 9-85 47-130 24-27 60-46 95-46 40 0 62 30 62 74 0 15-1 15-1 20 0 3 4 3 6 3 5 0 5 0 7-8 7-33 16-65 24-98z"><text:p/></draw:path></draw:g>. <text:span text:style-name="T22">נתבונן ב־</text:span><text:span text:style-name="T22"><draw:g text:anchor-type="as-char" svg:y="-0.288cm" draw:z-index="284" draw:name="Shape301" draw:style-name="gr1"><svg:title>TexMaths</svg:title><svg:desc>11§display§H(\la f_1, f_2 \ra)§svg§600§FALSE§</svg:desc><draw:path draw:style-name="gr2" draw:text-style-name="P68" svg:width="1.771cm" svg:height="0.344cm" svg:x="0.006cm" svg:y="0.018cm" svg:viewBox="0 0 1772 345" svg:d="M0 0c591 0 1181 0 1772 0 0 115 0 230 0 345-591 0-1181 0-1772 0 0-115 0-230 0-345z"><text:p/></draw:path><draw:path draw:style-name="gr3" draw:text-style-name="P69" svg:width="0.324cm" svg:height="0.262cm" svg:x="0.001cm" svg:y="0.025cm" svg:viewBox="0 0 325 263" svg:d="M280 30c3-13 4-18 33-18 9 0 12 0 12-8 0-4-4-4-5-4-11 0-39 1-49 1-12 0-40-1-51-1-3 0-6 0-6 8 0 4 3 4 9 4 2 0 9 0 16 1 6 1 10 1 10 7 0 1 0 2-1 6-8 32-16 63-23 95-40 0-79 0-118 0 7-31 14-60 22-91 4-13 5-18 33-18 10 0 13 0 13-8 0-4-4-4-6-4-11 0-38 1-49 1s-39-1-50-1c-3 0-7 0-7 8 0 4 3 4 11 4 4 0 7 0 14 1s11 1 11 7c0 1-1 2-2 6-18 69-34 138-52 206-3 16-4 19-35 19-7 0-10 0-10 8 0 4 4 4 6 4 9 0 37-2 48-2 9 0 16 1 25 1 8 0 17 1 26 1 2 0 7 0 7-9 0-3-4-3-11-3-14 0-25 0-25-8 0-2 1-4 1-6 9-36 18-70 26-105 40 0 79 0 118 0-16 64-25 100-26 106-5 12-11 13-35 13-7 0-10 0-10 8 0 4 3 3 5 4 11 0 39-2 50-2 7 0 16 1 24 1 9 0 18 1 25 1 4 0 8 0 8-9 0-3-3-3-11-3-14 0-24 0-24-8 0-2 0-4 1-6 17-69 34-138 52-207z"><text:p/></draw:path><draw:path draw:style-name="gr3" draw:text-style-name="P69" svg:width="0.089cm" svg:height="0.383cm" svg:x="0.376cm" svg:y="0cm" svg:viewBox="0 0 90 384" svg:d="M90 380c0-1 0-1-6-8-49-48-61-121-61-179 0-67 14-135 62-183 5-4 5-4 5-7 0-2-2-3-4-3-3 0-39 26-62 75-18 43-24 86-24 118 0 28 4 76 25 119 25 47 58 72 61 72 2 0 4-1 4-4z"><text:p/></draw:path><draw:path draw:style-name="gr3" draw:text-style-name="P69" svg:width="0.085cm" svg:height="0.383cm" svg:x="0.532cm" svg:y="0cm" svg:viewBox="0 0 86 384" svg:d="M84 14c2-4 2-4 2-6 0-5-3-8-8-8-3 0-6 2-9 9-22 58-45 118-67 177-1 2-2 4-2 7 0 0 0 1 2 5 22 60 45 119 67 177 1 4 4 9 9 9s8-3 8-7c0-2 0-3-2-7-23-60-45-119-69-177 24-60 46-119 69-179z"><text:p/></draw:path><draw:path draw:style-name="gr3" draw:text-style-name="P69" svg:width="0.193cm" svg:height="0.348cm" svg:x="0.659cm" svg:y="0.018cm" svg:viewBox="0 0 194 349" svg:d="M122 118c11 0 22 0 33 0 8 0 11 0 11-9 0-3-3-3-10-3-11 0-21 0-32 0 3-16 6-30 8-44 2-9 7-36 10-41 3-7 10-13 18-13 1 0 12 0 18 7-16 2-21 15-21 21 0 9 8 14 15 14 10 0 22-9 22-24 0-17-19-26-34-26-14 0-38 7-50 45-2 8-3 12-12 61-9 0-18 0-26 0s-13 0-13 6 4 6 11 6c9 0 17 0 26 0-10 50-19 100-29 151-8 37-14 72-34 72-1 0-11 0-19-7 18-1 22-15 22-21 0-9-7-14-14-14-10 0-22 9-22 24 0 17 18 26 33 26 21 0 37-22 44-37 12-25 21-71 22-74 8-40 15-81 23-120z"><text:p/></draw:path><draw:path draw:style-name="gr3" draw:text-style-name="P69" svg:width="0.098cm" svg:height="0.178cm" svg:x="0.857cm" svg:y="0.168cm" svg:viewBox="0 0 99 179" svg:d="M62 8c0-7 0-8-8-8-18 18-42 18-54 18 0 3 0 6 0 10 7 0 25 0 40-8 0 45 0 91 0 137 0 9 0 13-27 13-3 0-7 0-11 0 0 3 0 6 0 9 6 0 39-1 49-1 8 0 43 1 48 1 0-3 0-6 0-9-3 0-7 0-10 0-27 0-27-4-27-13 0-50 0-100 0-149z"><text:p/></draw:path><draw:path draw:style-name="gr3" draw:text-style-name="P69" svg:width="0.045cm" svg:height="0.115cm" svg:x="1.033cm" svg:y="0.247cm" svg:viewBox="0 0 46 116" svg:d="M46 41c0-26-10-41-25-41-13 0-21 10-21 21 0 10 8 21 21 21 4 0 10-2 13-6 1-1 1-1 2-1 0 2 1 0 1 6 0 28-13 51-26 65-4 3-4 4-4 5 0 4 2 5 4 5 3 0 35-30 35-75z"><text:p/></draw:path><draw:path draw:style-name="gr3" draw:text-style-name="P69" svg:width="0.192cm" svg:height="0.348cm" svg:x="1.193cm" svg:y="0.018cm" svg:viewBox="0 0 193 349" svg:d="M121 118c11 0 22 0 33 0 8 0 12 0 12-9 0-3-4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69" svg:width="0.118cm" svg:height="0.178cm" svg:x="1.379cm" svg:y="0.168cm" svg:viewBox="0 0 119 179" svg:d="M119 130c-3 0-6 0-9 0-1 7-3 22-7 25-2 1-23 1-27 1-17 0-33 0-50 0 29-25 39-32 54-45 21-15 39-33 39-58 0-33-29-53-63-53s-56 24-56 48c0 15 11 16 14 16 7 0 15-5 15-14 0-6-3-15-17-15 9-18 28-25 40-25 27 0 42 21 42 43 0 23-18 42-26 52-22 21-44 41-66 63-2 4-2 4-2 11 37 0 74 0 111 0 2-16 6-33 8-49z"><text:p/></draw:path><draw:path draw:style-name="gr3" draw:text-style-name="P69" svg:width="0.086cm" svg:height="0.383cm" svg:x="1.556cm" svg:y="0cm" svg:viewBox="0 0 87 384" svg:d="M85 198c2-4 2-5 2-5 0-1 0-3-2-7-23-59-45-119-68-177-3-7-5-9-9-9-5 0-8 3-8 8 0 1 0 2 2 6 23 60 45 119 68 179-23 58-45 117-68 177-2 4-2 4-2 7 0 4 3 7 8 7s6-4 9-7c23-60 45-119 68-179z"><text:p/></draw:path><draw:path draw:style-name="gr3" draw:text-style-name="P69" svg:width="0.088cm" svg:height="0.383cm" svg:x="1.708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22">, ולפי תחשיב למדא: </text:span></text:p>
      <text:p text:style-name="P4"><draw:g text:anchor-type="as-char" svg:y="-0.289cm" draw:z-index="285" draw:name="Shape302" draw:style-name="gr1"><svg:title>TexMaths</svg:title><svg:desc>11§display§H( \la f_1, f_2 \ra ) = \Im(f_1) \trio \Im(f_2) = B \trio C = N§svg§600§FALSE§</svg:desc><draw:path draw:style-name="gr2" draw:text-style-name="P68" svg:width="7.253cm" svg:height="0.346cm" svg:x="0.004cm" svg:y="0.02cm" svg:viewBox="0 0 7254 347" svg:d="M3628 347c-1210 0-2419 0-3628 0 0-116 0-231 0-347 2418 0 4836 0 7254 0 0 116 0 231 0 347-1209 0-2417 0-3626 0z"><text:p/></draw:path><draw:path draw:style-name="gr3" draw:text-style-name="P69" svg:width="0.325cm" svg:height="0.262cm" svg:x="0cm" svg:y="0.026cm" svg:viewBox="0 0 326 263" svg:d="M279 30c5-15 5-18 33-18 10 0 14 0 14-8 0-4-5-4-6-4-11 0-38 1-49 1s-39-1-50-1c-3 0-8 0-8 8 0 4 4 4 11 4 5 0 8 0 15 0 6 1 11 1 11 7 0 1-1 2-2 7-8 31-16 63-24 94-39 0-78 0-117 0 7-30 15-61 23-90 3-15 4-18 32-18 10 0 13 0 13-8 0-4-4-4-6-4-11 0-38 1-49 1s-39-1-50-1c-3 0-7 0-7 8 0 4 3 4 11 4 1 0 7 0 14 0 8 1 11 1 11 7 0 1 0 2-2 7-18 70-34 138-52 207-3 15-4 18-35 18-7 0-10 0-10 8 0 4 4 4 6 4 11 0 38-1 48-1 9 0 18 0 25 0 9 0 17 1 26 1 3 0 7 0 7-8 0-4-3-4-11-4-14 0-25 0-25-7 0-2 1-4 1-6 9-36 18-71 26-106 40 0 79 0 118 0-15 64-25 100-26 107-4 12-11 12-35 12-6 0-9 0-9 8 0 4 4 4 5 4 10 0 38-1 49-1 8 0 16 0 25 0 8 0 16 1 25 1 2 0 8 0 8-8 0-4-4-4-11-4-14 0-25 0-25-7 0-2 1-4 1-6 17-70 34-139 51-208z"><text:p/></draw:path><draw:path draw:style-name="gr3" draw:text-style-name="P69" svg:width="0.088cm" svg:height="0.385cm" svg:x="0.376cm" svg:y="0cm" svg:viewBox="0 0 89 386" svg:d="M89 382c0-1 0-1-6-8-49-49-61-122-61-180 0-69 14-136 63-183 4-5 4-5 4-7 0-3-1-4-3-4-5 0-39 26-62 76-20 42-24 85-24 118 0 29 4 76 25 120 23 47 56 72 61 72 2 0 3-1 3-4z"><text:p/></draw:path><draw:path draw:style-name="gr3" draw:text-style-name="P69" svg:width="0.086cm" svg:height="0.385cm" svg:x="0.53cm" svg:y="0cm" svg:viewBox="0 0 87 386" svg:d="M85 15c2-4 2-5 2-7 0-5-4-8-8-8s-6 2-10 9c-22 59-45 118-67 177-1 2-2 4-2 8 0 1 0 1 2 5 22 60 45 118 67 177 3 5 5 10 10 10 4 0 8-3 8-7 0-2 0-3-2-7-23-59-45-119-68-178 23-60 45-119 68-179z"><text:p/></draw:path><draw:path draw:style-name="gr3" draw:text-style-name="P69" svg:width="0.192cm" svg:height="0.35cm" svg:x="0.659cm" svg:y="0.019cm" svg:viewBox="0 0 193 351" svg:d="M121 118c11 0 22 0 33 0 8 0 12 0 12-8 0-4-4-4-11-4-11 0-21 0-32 0 4-15 6-30 9-44 1-8 7-36 9-40 3-8 10-13 19-13 1 0 11 0 18 6-17 2-21 16-21 21 0 9 7 14 15 14 10 0 21-9 21-24 0-17-18-26-33-26-14 0-39 7-50 45-2 8-3 12-13 61-9 0-18 0-27 0-7 0-11 0-11 7 0 5 4 5 10 5 9 0 18 0 27 0-10 50-20 101-30 152-7 37-13 72-33 72-2 0-12 0-19-6 18-1 21-16 21-21 0-9-6-13-14-13-10 0-21 8-21 23 0 17 17 26 33 26 21 0 36-23 43-37 13-25 22-71 22-74 8-41 15-82 23-122z"><text:p/></draw:path><draw:path draw:style-name="gr3" draw:text-style-name="P69" svg:width="0.098cm" svg:height="0.178cm" svg:x="0.857cm" svg:y="0.169cm" svg:viewBox="0 0 99 179" svg:d="M62 8c0-8-1-8-9-8-17 17-42 17-53 17 0 3 0 6 0 9 7 0 24 0 40-7 0 46 0 92 0 138 0 9 0 12-28 12-3 0-6 0-10 0 0 4 0 7 0 10 5-1 38-1 49-1 7 0 41 0 48 1 0-3 0-6 0-10-3 0-8 0-11 0-26 0-26-3-26-12 0-49 0-100 0-149z"><text:p/></draw:path><draw:path draw:style-name="gr3" draw:text-style-name="P69" svg:width="0.044cm" svg:height="0.115cm" svg:x="1.034cm" svg:y="0.25cm" svg:viewBox="0 0 45 116" svg:d="M45 41c0-26-10-41-24-41-13 0-21 10-21 21 0 10 8 20 21 20 4 0 9-1 13-5 1-1 1-1 2-1 0 2 0 0 0 6 0 28-13 51-25 64-4 4-4 5-4 6 0 2 1 5 3 5 4 0 35-30 35-75z"><text:p/></draw:path><draw:path draw:style-name="gr3" draw:text-style-name="P69" svg:width="0.192cm" svg:height="0.35cm" svg:x="1.194cm" svg:y="0.019cm" svg:viewBox="0 0 193 351" svg:d="M121 118c11 0 22 0 33 0 8 0 12 0 12-8 0-4-4-4-11-4-11 0-21 0-32 0 2-15 6-30 8-44 2-8 8-36 10-40 3-8 10-13 17-13 3 0 13 0 20 6-17 2-21 16-21 21 0 9 7 14 15 14 10 0 21-9 21-24 0-17-18-26-35-26-13 0-37 7-48 45-2 8-3 12-13 61-9 0-18 0-27 0-7 0-12 0-12 7 0 5 5 5 11 5 9 0 17 0 26 0-10 50-19 101-29 152-7 37-13 72-33 72-2 0-12 0-19-6 18-1 21-16 21-21 0-9-6-13-14-13-10 0-21 8-21 23 0 17 17 26 33 26 21 0 36-23 43-37 12-25 22-71 22-74 8-41 15-82 23-122z"><text:p/></draw:path><draw:path draw:style-name="gr3" draw:text-style-name="P69" svg:width="0.118cm" svg:height="0.178cm" svg:x="1.38cm" svg:y="0.169cm" svg:viewBox="0 0 119 179" svg:d="M119 130c-3 0-6 0-9 0-1 5-3 22-7 24-2 2-23 2-27 2-17 0-33 0-50 0 29-25 38-33 54-45 20-16 39-33 39-58 0-33-29-53-63-53s-56 23-56 48c0 14 11 15 14 15 7 0 15-5 15-15 0-4-3-14-17-14 9-19 27-24 40-24 27 0 40 21 40 43 0 23-16 42-25 52-22 20-43 42-65 63-2 3-2 4-2 11 37 0 74 0 111 0 2-16 6-33 8-49z"><text:p/></draw:path><draw:path draw:style-name="gr3" draw:text-style-name="P69" svg:width="0.085cm" svg:height="0.385cm" svg:x="1.557cm" svg:y="0cm" svg:viewBox="0 0 86 386" svg:d="M85 199c1-4 1-3 1-5 0-1 0-3-1-7-23-59-45-119-68-178-3-7-5-9-9-9-5 0-8 3-8 8 0 1 0 2 2 6 23 60 45 120 68 180-23 59-45 117-68 177-2 4-2 5-2 8 0 4 3 7 8 7s6-4 7-7c24-60 47-120 70-180z"><text:p/></draw:path><draw:path draw:style-name="gr3" draw:text-style-name="P69" svg:width="0.089cm" svg:height="0.385cm" svg:x="1.708cm" svg:y="0cm" svg:viewBox="0 0 90 386" svg:d="M90 194c0-31-4-77-25-121-23-48-57-73-61-73-2 0-4 2-4 4s0 2 8 9c38 38 60 99 60 181 0 65-14 133-62 181-6 6-6 6-6 7 0 2 2 4 4 4 4 0 39-26 62-76 20-41 24-84 24-116z"><text:p/></draw:path><draw:path draw:style-name="gr3" draw:text-style-name="P69" svg:width="0.256cm" svg:height="0.09cm" svg:x="1.965cm" svg:y="0.147cm" svg:viewBox="0 0 257 91" svg:d="M244 17c6 0 13 0 13-9 0-8-7-8-13-8-77 0-154 0-231 0-5 0-13 0-13 8 0 9 8 9 13 9 77 0 154 0 231 0zM244 91c6 0 13 1 13-7s-7-9-13-9c-77 0-154 0-231 0-5 0-13 1-13 9s8 7 13 7c77 0 154 0 231 0z"><text:p/></draw:path><draw:path draw:style-name="gr3" draw:text-style-name="P69" svg:width="0.118cm" svg:height="0.262cm" svg:x="2.362cm" svg:y="0.026cm" svg:viewBox="0 0 119 263" svg:d="M77 30c0-15 1-18 31-18 3 0 8 0 11 0 0-4 0-8 0-12-14 1-44 1-60 1-15 0-45 0-59-1 0 4 0 8 0 12 3 0 8 0 11 0 30 0 31 3 31 18 0 68 0 135 0 203 0 14-1 18-31 18-3 0-8 0-11 0 0 4 0 8 0 12 14-1 44-1 59-1 16 0 46 0 60 1 0-4 0-8 0-12-3 0-8 0-11 0-30 0-31-4-31-18 0-68 0-135 0-203z"><text:p/></draw:path><draw:path draw:style-name="gr3" draw:text-style-name="P69" svg:width="0.3cm" svg:height="0.17cm" svg:x="2.504cm" svg:y="0.119cm" svg:viewBox="0 0 301 171" svg:d="M30 39c0 34 0 69 0 103 0 16-5 16-30 16 0 5 0 8 0 13 13 0 33-2 43-2 11 0 31 2 44 2 0-5 0-8 0-13-26 0-31 0-31-16 0-24 0-47 0-72 0-39 28-61 53-61 24 0 29 21 29 43 0 29 0 60 0 90 0 16-5 16-31 16 0 5 0 8 0 13 14 0 34-2 44-2s29 2 43 2c0-5 0-8 0-13-26 0-30 0-30-16 0-24 0-47 0-72 0-39 27-61 52-61s28 21 28 43c0 29 0 60 0 90 0 16-3 16-29 16 0 5 0 8 0 13 13 0 33-2 44-2 9 0 29 2 42 2 0-5 0-8 0-13-19 0-29 0-29-11 0-24 0-49 0-73 0-33 0-45-12-60-6-6-19-14-41-14-33 0-50 23-56 39-6-35-34-39-52-39-27 0-46 17-57 41 0-13 0-28 0-41-18 1-36 3-54 4 0 5 0 8 0 13 26 0 30 2 30 22z"><text:p/></draw:path><draw:path draw:style-name="gr3" draw:text-style-name="P69" svg:width="0.089cm" svg:height="0.385cm" svg:x="2.852cm" svg:y="0cm" svg:viewBox="0 0 90 386" svg:d="M90 382c0-1 0-1-6-8-49-49-62-122-62-180 0-69 15-136 63-183 5-5 5-5 5-7 0-3-2-4-4-4-3 0-39 26-62 76-20 42-24 85-24 118 0 29 4 76 25 120 23 47 58 72 61 72 2 0 4-1 4-4z"><text:p/></draw:path><draw:path draw:style-name="gr3" draw:text-style-name="P69" svg:width="0.192cm" svg:height="0.35cm" svg:x="2.985cm" svg:y="0.019cm" svg:viewBox="0 0 193 351" svg:d="M121 118c11 0 22 0 33 0 8 0 12 0 12-8 0-4-4-4-11-4-11 0-21 0-32 0 2-15 6-30 8-44 2-8 8-36 10-40 3-8 10-13 17-13 3 0 13 0 20 6-17 2-21 16-21 21 0 9 7 14 15 14 10 0 21-9 21-24 0-17-18-26-35-26-13 0-37 7-48 45-2 8-3 12-13 61-9 0-18 0-27 0-7 0-12 0-12 7 0 5 4 5 11 5 9 0 17 0 26 0-10 50-19 101-29 152-7 37-13 72-34 72-1 0-11 0-18-6 18-1 21-16 21-21 0-9-6-13-14-13-10 0-21 8-21 23 0 17 17 26 32 26 22 0 37-23 44-37 12-25 21-71 22-74 8-41 15-82 23-122z"><text:p/></draw:path><draw:path draw:style-name="gr3" draw:text-style-name="P69" svg:width="0.097cm" svg:height="0.178cm" svg:x="3.183cm" svg:y="0.169cm" svg:viewBox="0 0 98 179" svg:d="M61 8c0-8 0-8-8-8-18 17-42 17-53 17 0 3 0 6 0 9 7 0 24 0 39-7 0 46 0 92 0 138 0 9 0 12-27 12-3 0-6 0-10 0 0 4 0 7 0 10 5-1 38-1 48-1 8 0 42 0 48 1 0-3 0-6 0-10-3 0-7 0-10 0-27 0-27-3-27-12 0-49 0-100 0-149z"><text:p/></draw:path><draw:path draw:style-name="gr3" draw:text-style-name="P69" svg:width="0.088cm" svg:height="0.385cm" svg:x="3.349cm" svg:y="0cm" svg:viewBox="0 0 89 386" svg:d="M89 194c0-31-4-77-25-121-23-48-56-73-61-73-2 0-3 2-3 4s0 2 7 9c38 38 60 99 60 181 0 65-14 133-63 181-4 6-4 6-4 7 0 2 1 4 3 4 5 0 39-26 62-76 20-41 24-84 24-116z"><text:p/></draw:path><draw:path draw:style-name="gr3" draw:text-style-name="P69" svg:width="0.297cm" svg:height="0.275cm" svg:x="3.5cm" svg:y="0.013cm" svg:viewBox="0 0 298 276" svg:d="M157 8c-2-5-3-8-8-8s-6 2-8 8c-46 84-91 168-138 253-3 5-3 6-3 8 0 7 8 7 14 7 91 0 180 0 270 0 6 0 14 0 14-7 0-3-1-4-3-6-46-85-91-171-138-255zM149 24c42 79 85 158 128 237-86 0-170 0-256 0 43-79 85-158 128-237z"><text:p/></draw:path><draw:path draw:style-name="gr3" draw:text-style-name="P69" svg:width="0.118cm" svg:height="0.262cm" svg:x="3.831cm" svg:y="0.026cm" svg:viewBox="0 0 119 263" svg:d="M77 30c0-15 1-18 32-18 3 0 7 0 10 0 0-4 0-8 0-12-14 1-44 1-60 1-14 0-45 0-59-1 0 4 0 8 0 12 3 0 8 0 11 0 30 0 31 3 31 18 0 68 0 135 0 203 0 14-1 18-31 18-3 0-8 0-11 0 0 4 0 8 0 12 14-1 45-1 59-1 16 0 46 0 60 1 0-4 0-8 0-12-3 0-7 0-10 0-31 0-32-4-32-18 0-68 0-135 0-203z"><text:p/></draw:path><draw:path draw:style-name="gr3" draw:text-style-name="P69" svg:width="0.3cm" svg:height="0.17cm" svg:x="3.973cm" svg:y="0.119cm" svg:viewBox="0 0 301 171" svg:d="M30 39c0 34 0 69 0 103 0 16-5 16-30 16 0 5 0 8 0 13 13 0 33-2 43-2 11 0 31 2 44 2 0-5 0-8 0-13-26 0-31 0-31-16 0-24 0-47 0-72 0-39 28-61 53-61 24 0 29 21 29 43 0 29 0 60 0 90 0 16-5 16-31 16 0 5 0 8 0 13 14 0 34-2 44-2s31 2 44 2c0-5 0-8 0-13-27 0-31 0-31-16 0-24 0-47 0-72 0-39 27-61 53-61 24 0 28 21 28 43 0 29 0 60 0 90 0 16-4 16-30 16 0 5 0 8 0 13 13 0 33-2 44-2 9 0 29 2 42 2 0-5 0-8 0-13-19 0-29 0-29-11 0-24 0-49 0-73 0-33 0-45-12-60-6-6-19-14-41-14-33 0-50 23-56 39-6-35-34-39-52-39-27 0-46 17-57 41 0-13 0-28 0-41-18 1-36 3-54 4 0 5 0 8 0 13 26 0 30 2 30 22z"><text:p/></draw:path><draw:path draw:style-name="gr3" draw:text-style-name="P69" svg:width="0.089cm" svg:height="0.385cm" svg:x="4.321cm" svg:y="0cm" svg:viewBox="0 0 90 386" svg:d="M90 382c0-1 0-1-6-8-49-49-61-122-61-180 0-69 14-136 62-183 5-5 5-5 5-7 0-3-2-4-4-4-3 0-39 26-62 76-20 42-24 85-24 118 0 29 4 76 25 120 23 47 58 72 61 72 2 0 4-1 4-4z"><text:p/></draw:path><draw:path draw:style-name="gr3" draw:text-style-name="P69" svg:width="0.192cm" svg:height="0.35cm" svg:x="4.454cm" svg:y="0.019cm" svg:viewBox="0 0 193 351" svg:d="M121 118c11 0 22 0 33 0 8 0 12 0 12-8 0-4-4-4-11-4-11 0-21 0-32 0 2-15 6-30 8-44 2-8 8-36 10-40 3-8 10-13 17-13 3 0 13 0 20 6-17 2-21 16-21 21 0 9 7 14 15 14 10 0 21-9 21-24 0-17-18-26-35-26-13 0-37 7-48 45-2 8-3 12-13 61-9 0-18 0-27 0-7 0-12 0-12 7 0 5 5 5 11 5 9 0 17 0 26 0-10 50-19 101-29 152-7 37-13 72-34 72-1 0-11 0-18-6 18-1 21-16 21-21 0-9-6-13-14-13-10 0-21 8-21 23 0 17 17 26 32 26 22 0 37-23 44-37 12-25 22-71 22-74 8-41 15-82 23-122z"><text:p/></draw:path><draw:path draw:style-name="gr3" draw:text-style-name="P69" svg:width="0.118cm" svg:height="0.178cm" svg:x="4.64cm" svg:y="0.169cm" svg:viewBox="0 0 119 179" svg:d="M119 130c-3 0-6 0-9 0-1 5-3 22-7 24-2 2-23 2-27 2-17 0-33 0-50 0 29-25 38-33 54-45 20-16 39-33 39-58 0-33-29-53-63-53s-56 23-56 48c0 14 11 15 14 15 6 0 15-5 15-15 0-4-3-14-17-14 9-19 27-24 40-24 27 0 40 21 40 43 0 23-16 42-25 52-22 20-43 42-65 63-2 3-2 4-2 11 37 0 74 0 111 0 2-16 6-33 8-49z"><text:p/></draw:path><draw:path draw:style-name="gr3" draw:text-style-name="P69" svg:width="0.088cm" svg:height="0.385cm" svg:x="4.818cm" svg:y="0cm" svg:viewBox="0 0 89 386" svg:d="M89 194c0-31-4-77-25-121-23-48-56-73-61-73-2 0-3 2-3 4s0 2 7 9c38 38 60 99 60 181 0 65-14 133-63 181-4 6-4 6-4 7 0 2 1 4 3 4 5 0 39-26 62-76 20-41 24-84 24-116z"><text:p/></draw:path><draw:path draw:style-name="gr3" draw:text-style-name="P69" svg:width="0.255cm" svg:height="0.09cm" svg:x="5.076cm" svg:y="0.147cm" svg:viewBox="0 0 256 91" svg:d="M243 17c7 0 13 0 13-9 0-8-6-8-12-8-77 0-155 0-232 0-5 0-12 0-12 8 0 9 7 9 13 9 77 0 153 0 230 0zM244 91c6 0 12 1 12-7s-6-9-13-9c-77 0-153 0-230 0-6 0-13 1-13 9s7 7 12 7c77 0 155 0 232 0z"><text:p/></draw:path><draw:path draw:style-name="gr3" draw:text-style-name="P69" svg:width="0.275cm" svg:height="0.262cm" svg:x="5.478cm" svg:y="0.026cm" svg:viewBox="0 0 276 263" svg:d="M45 233c-3 15-4 18-35 18-7 0-10 0-10 8 0 4 3 4 10 4 46 0 92 0 139 0 60 0 106-45 106-84 0-27-23-49-60-54 40-7 81-36 81-72 0-29-26-53-72-53-43 0-87 0-130 0-8 0-11 0-11 8 0 4 3 4 11 4 4 0 7 0 14 0 7 1 11 1 11 7 0 1-1 2-2 7-18 70-34 138-52 207zM103 122c8-32 17-64 25-96 3-13 4-14 21-14 16 0 33 0 49 0 34 0 43 22 43 40 0 34-34 70-81 70-19 0-38 0-57 0zM86 251c-6 0-6 0-8 0-4 0-5-1-5-4 0-2 0-2 2-9 9-36 17-72 26-107 24 0 49 0 73 0 37 0 45 27 45 45 0 37-34 75-80 75-18 0-36 0-53 0z"><text:p/></draw:path><draw:path draw:style-name="gr3" draw:text-style-name="P69" svg:width="0.296cm" svg:height="0.275cm" svg:x="5.797cm" svg:y="0.013cm" svg:viewBox="0 0 297 276" svg:d="M157 8c-3-5-4-8-8-8-5 0-6 2-9 8-45 84-92 168-137 253-3 5-3 6-3 8 0 7 8 7 13 7 90 0 181 0 271 0 6 0 13 0 13-7 0-3 0-4-2-6-46-85-91-171-138-255zM149 24c42 79 85 158 128 237-86 0-171 0-257 0 43-79 86-158 129-237z"><text:p/></draw:path><draw:path draw:style-name="gr3" draw:text-style-name="P69" svg:width="0.273cm" svg:height="0.28cm" svg:x="6.137cm" svg:y="0.019cm" svg:viewBox="0 0 274 281" svg:d="M274 3c0-1 0-3-3-3-1 0-3 0-7 4-9 10-18 20-26 30-4-5-22-34-65-34-86 0-173 85-173 175 0 64 45 106 105 106 34 0 62-16 83-33 36-32 43-68 43-69 0-3-3-2-4-3-4 0-5 0-6 3-3 11-12 39-39 61s-51 29-71 29c-35 0-76-20-76-81 0-22 8-85 46-130 25-27 61-46 95-46 40 0 63 30 63 75 0 15-1 15-1 19s4 4 5 4c6 0 6-1 7-8 7-33 16-66 24-99z"><text:p/></draw:path><draw:path draw:style-name="gr3" draw:text-style-name="P69" svg:width="0.256cm" svg:height="0.09cm" svg:x="6.551cm" svg:y="0.147cm" svg:viewBox="0 0 257 91" svg:d="M244 17c6 0 13 0 13-9 0-8-7-8-13-8-77 0-154 0-231 0-5 0-13 0-13 8 0 9 8 9 13 9 77 0 154 0 231 0zM244 91c6 0 13 1 13-7s-7-9-13-9c-77 0-154 0-231 0-5 0-13 1-13 9s8 7 13 7c77 0 154 0 231 0z"><text:p/></draw:path><draw:path draw:style-name="gr3" draw:text-style-name="P69" svg:width="0.325cm" svg:height="0.262cm" svg:x="6.953cm" svg:y="0.026cm" svg:viewBox="0 0 326 263" svg:d="M277 41c4-17 11-28 42-29 2 0 7-1 7-8 0-1 0-4-6-4-12 0-26 1-38 1-14 0-28-1-40-1-2 0-7 0-7 8 0 4 4 4 7 4 22 0 26 8 26 17 0 1-1 6-1 7-14 58-29 115-44 172-28-67-56-134-84-201-4-7-4-7-14-7-17 0-34 0-51 0-8 0-11 0-11 8 0 4 3 4 11 4 2 0 26 0 26 3-17 70-34 138-52 207-4 16-11 28-41 29-3 0-7 1-7 8 0 3 2 4 4 4 14 0 27-1 40-1s26 1 40 1c2 0 6 0 6-8 0-3-3-4-7-4-22 0-26-9-26-17 0-3 0-4 1-8 18-69 34-136 52-204 1 2 1 2 3 7 32 76 64 150 96 226 3 7 4 8 8 8s4-1 6-8c18-71 37-143 54-214z"><text:p/></draw:path></draw:g></text:p>
      <text:p text:style-name="P45">כדרוש. </text:p>
      <text:p text:style-name="P28"><draw:g text:anchor-type="as-char" svg:y="-0.288cm" draw:z-index="286" draw:name="Shape303" draw:style-name="gr1"><svg:title>TexMaths</svg:title><svg:desc>11§display§\QED§svg§600§FALSE§</svg:desc><draw:path draw:style-name="gr2" draw:text-style-name="P68" svg:width="1.751cm" svg:height="0.247cm" svg:x="0.001cm" svg:y="0.018cm" svg:viewBox="0 0 1752 248" svg:d="M0 0c584 0 1168 0 1752 0 0 83 0 165 0 248-584 0-1168 0-1752 0 0-83 0-165 0-248z"><text:p/></draw:path><draw:path draw:style-name="gr3" draw:text-style-name="P69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69" svg:width="0.04cm" svg:height="0.04cm" svg:x="0.368cm" svg:y="0.235cm" svg:viewBox="0 0 41 41" svg:d="M41 21c0-12-10-21-21-21-12 0-20 9-20 21 0 11 8 20 20 20 11 0 21-9 21-20z"><text:p/></draw:path><draw:path draw:style-name="gr3" draw:text-style-name="P69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9" svg:width="0.04cm" svg:height="0.04cm" svg:x="0.764cm" svg:y="0.235cm" svg:viewBox="0 0 41 41" svg:d="M41 21c0-12-9-21-20-21-12 0-21 9-21 21 0 11 9 20 21 20 11 0 20-9 20-20z"><text:p/></draw:path><draw:path draw:style-name="gr3" draw:text-style-name="P69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9" svg:width="0.041cm" svg:height="0.04cm" svg:x="1.205cm" svg:y="0.235cm" svg:viewBox="0 0 42 41" svg:d="M42 21c0-12-10-21-21-21s-21 9-21 21c0 11 10 20 21 20s21-9 21-20z"><text:p/></draw:path><draw:path draw:style-name="gr3" draw:text-style-name="P69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5</text:h>
      <text:h text:style-name="P54" text:outline-level="3">נתון</text:h>
      <text:p text:style-name="P33">יהיו <draw:g text:anchor-type="as-char" svg:y="-0.272cm" draw:z-index="300" draw:name="Shape304" draw:style-name="gr1"><svg:title>TexMaths</svg:title><svg:desc>11§display§A, B, C§svg§600§FALSE§</svg:desc><draw:path draw:style-name="gr2" draw:text-style-name="P68" svg:width="1.198cm" svg:height="0.309cm" svg:x="0.007cm" svg:y="0.018cm" svg:viewBox="0 0 1199 310" svg:d="M599 310c-200 0-399 0-599 0 0-103 0-207 0-310 399 0 800 0 1199 0 0 103 0 207 0 310-200 0-401 0-600 0z"><text:p/></draw:path><draw:path draw:style-name="gr3" draw:text-style-name="P69" svg:width="0.263cm" svg:height="0.274cm" svg:x="0.001cm" svg:y="0cm" svg:viewBox="0 0 264 275" svg:d="M55 231c-15 25-31 31-47 32-5 1-8 1-8 8 0 2 1 4 4 4 11 0 22-1 33-1 14 0 27 1 39 1 3 0 8 0 8-8 0-3-4-4-7-4-9 0-18-3-18-13 0-5 3-9 6-15 10-16 20-33 30-48 31 0 64 0 96 0 0 8 6 59 6 64 0 11-20 12-28 12-5 0-8 0-8 8 0 4 4 4 5 4 15 0 32-1 47-1 10 0 34 1 44 1 3 0 7 0 7-8 0-4-3-4-9-4-23 0-23-2-24-13-9-79-17-160-24-240-1-8-1-10-8-10-5 0-8 3-10 7-45 74-89 149-134 224zM101 175c25-43 51-85 76-127 4 42 9 84 13 127-29 0-59 0-89 0z"><text:p/></draw:path><draw:path draw:style-name="gr3" draw:text-style-name="P69" svg:width="0.044cm" svg:height="0.114cm" svg:x="0.31cm" svg:y="0.234cm" svg:viewBox="0 0 45 115" svg:d="M45 41c0-26-10-41-25-41-12 0-20 10-20 21 0 10 8 20 20 20 5 0 10-1 14-5 1-1 1-1 2-1 0 2 0 0 0 6 0 28-13 51-26 63-5 5-5 6-5 7 0 2 3 4 5 4 4 0 35-29 35-74z"><text:p/></draw:path><draw:path draw:style-name="gr3" draw:text-style-name="P69" svg:width="0.275cm" svg:height="0.261cm" svg:x="0.464cm" svg:y="0.011cm" svg:viewBox="0 0 276 262" svg:d="M46 232c-4 14-4 18-35 18-7 0-11 0-11 7 0 5 4 5 11 5 46 0 91 0 137 0 62 0 107-45 107-83 0-27-22-49-59-54 39-7 80-36 80-72 0-29-25-53-71-53-43 0-87 0-130 0-8 0-11 0-11 8 0 4 3 4 11 4 4 0 7 0 14 0 7 1 10 1 10 7 0 1 0 2-1 7-18 69-34 138-52 206zM104 122c8-32 17-64 25-96 3-13 4-14 21-14 16 0 33 0 49 0 34 0 42 22 42 40 0 34-33 70-80 70-19 0-38 0-57 0zM87 250c-6 0-6 0-9 0s-4-1-4-5c0-1 0-1 2-9 9-35 17-70 26-105 24 0 49 0 73 0 37 0 45 28 45 45 0 36-35 74-80 74-18 0-36 0-53 0z"><text:p/></draw:path><draw:path draw:style-name="gr3" draw:text-style-name="P69" svg:width="0.044cm" svg:height="0.114cm" svg:x="0.793cm" svg:y="0.234cm" svg:viewBox="0 0 45 115" svg:d="M45 41c0-26-10-41-24-41-13 0-21 10-21 21 0 10 8 20 21 20 4 0 9-1 13-5 1-1 1-1 2-1 0 2 0 0 0 6 0 28-13 51-26 63-3 5-3 6-3 7 0 2 1 4 3 4 4 0 35-29 35-74z"><text:p/></draw:path><draw:path draw:style-name="gr3" draw:text-style-name="P69" svg:width="0.274cm" svg:height="0.278cm" svg:x="0.95cm" svg:y="0.004cm" svg:viewBox="0 0 275 279" svg:d="M275 4c0-1-1-4-4-4-2 0-2 0-6 4-10 10-19 20-27 30-4-5-21-34-64-34-87 0-174 86-174 175 0 63 46 104 106 104 33 0 62-15 82-33 36-31 43-66 43-67 0-3-3-3-4-3-3 0-5 0-6 3-3 11-12 38-38 60-27 22-52 28-72 28-34 0-76-19-76-79 0-22 9-85 47-130 24-27 60-46 95-46 39 0 62 30 62 75 0 15-1 14-1 19 0 3 4 4 5 4 6 0 6-1 8-8 7-33 15-65 24-98z"><text:p/></draw:path></draw:g><text:s/>קבוצות לא ריקות, נגדיר: </text:p>
      <text:p text:style-name="P4"><draw:g text:anchor-type="as-char" svg:y="-0.483cm" draw:z-index="301" draw:name="Shape305" draw:style-name="gr1"><svg:title>TexMaths</svg:title><svg:desc>11§latex§\begin{gather*}
  Cu \colon ((A \times B ) \to C) \to (A \to (B \to C)) \\
  Cu = \lambda f \in (A \times B) \to C. \lambda a \in A. \lambda b \in B. f(\la a, b \ra)
\end{gather}§svg§600§FALSE§</svg:desc><draw:path draw:style-name="gr2" draw:text-style-name="P68" svg:width="8.215cm" svg:height="0.925cm" svg:x="0.001cm" svg:y="0.02cm" svg:viewBox="0 0 8216 926" svg:d="M0 0c2738 0 5478 0 8216 0 0 308 0 617 0 926-2738 0-5478 0-8216 0 0-309 0-618 0-926z"><text:p/></draw:path><draw:path draw:style-name="gr3" draw:text-style-name="P69" svg:width="0.274cm" svg:height="0.28cm" svg:x="0.799cm" svg:y="0.019cm" svg:viewBox="0 0 275 281" svg:d="M275 3c0-1-1-3-4-3-1 0-3 0-6 4-9 10-19 20-27 30-4-5-21-34-64-34-87 0-174 85-174 175 0 64 46 106 105 106 34 0 63-16 83-33 36-32 43-68 43-69 0-3-3-2-4-3-3 0-5 0-6 3-3 11-12 39-38 62-28 21-52 28-72 28-35 0-76-20-76-81 0-22 9-85 48-130 23-27 59-46 93-46 40 0 63 30 63 74 0 16-1 15-1 20 0 3 4 4 5 4 6 0 6-1 8-8 8-33 16-66 24-99z"><text:p/></draw:path><draw:path draw:style-name="gr3" draw:text-style-name="P69" svg:width="0.198cm" svg:height="0.174cm" svg:x="1.095cm" svg:y="0.119cm" svg:viewBox="0 0 199 175" svg:d="M124 150c5 15 18 25 34 25 14 0 24-9 29-21 7-14 12-37 12-38 0-4-3-4-5-4-4 0-4 1-5 7-5 22-13 48-29 48-8 0-13-5-13-18 0-8 6-27 8-40 3-14 8-28 11-42 1-5 6-21 7-26 2-9 5-23 5-26 0-7-4-11-11-11-2 0-12 0-14 14-8 28-25 95-30 116 0 1-15 33-44 33-20 0-24-17-24-32 0-22 11-52 21-79 5-11 7-16 7-24 0-18-13-32-32-32-37 0-51 56-51 59 0 5 3 4 4 5 5 0 5-1 7-8 10-33 24-47 39-47 4 0 9 0 9 12 0 10-4 21-6 26-14 39-22 63-22 82 0 36 26 46 47 46 25 0 40-18 46-25z"><text:p/></draw:path><draw:path draw:style-name="gr3" draw:text-style-name="P69" svg:width="0.041cm" svg:height="0.165cm" svg:x="1.381cm" svg:y="0.123cm" svg:viewBox="0 0 42 166" svg:d="M42 21c0-12-10-21-21-21s-21 9-21 21c0 11 10 20 21 20s21-9 21-20zM42 146c0-11-10-21-21-21s-21 10-21 21 10 20 21 20 21-9 21-20z"><text:p/></draw:path><draw:path draw:style-name="gr3" draw:text-style-name="P69" svg:width="0.088cm" svg:height="0.385cm" svg:x="1.623cm" svg:y="0cm" svg:viewBox="0 0 89 386" svg:d="M89 383c0-1 0-2-6-9-49-48-61-122-61-180 0-69 14-136 63-184 4-4 4-4 4-6 0-3-1-4-3-4-5 0-39 26-62 75-20 43-24 86-24 119 0 29 4 76 25 120 23 47 56 72 61 72 2 0 3-1 3-3z"><text:p/></draw:path><draw:path draw:style-name="gr3" draw:text-style-name="P69" svg:width="0.089cm" svg:height="0.385cm" svg:x="1.772cm" svg:y="0cm" svg:viewBox="0 0 90 386" svg:d="M90 383c0-1 0-2-6-9-49-48-61-122-61-180 0-69 14-136 62-184 5-4 5-4 5-6 0-3-2-4-4-4-3 0-39 26-62 75-18 43-24 86-24 119 0 29 4 76 26 120 24 47 57 72 60 72 2 0 4-1 4-3z"><text:p/></draw:path><draw:path draw:style-name="gr3" draw:text-style-name="P69" svg:width="0.264cm" svg:height="0.275cm" svg:x="1.899cm" svg:y="0.013cm" svg:viewBox="0 0 265 276" svg:d="M55 232c-15 27-31 31-47 33-5 0-8 0-8 8 0 2 1 3 4 3 11 0 22-1 33-1 14 0 27 1 39 1 3 0 8 0 8-6 0-5-4-5-7-5-9-1-18-4-18-14 0-4 3-9 6-14 10-17 20-33 30-50 32 0 65 0 96 0 2 9 6 61 6 65 0 11-20 13-28 13-5 0-8 0-8 8 0 3 4 3 5 3 16 0 32-1 49-1 8 0 33 1 42 1 3 0 8 0 8-7 0-4-4-4-10-4-23 0-23-3-24-14-8-82-16-162-24-242 0-8 0-9-7-9-6 0-7 2-11 7-45 74-89 150-134 225zM101 175c26-43 52-85 77-128 5 43 8 85 12 128-29 0-59 0-89 0z"><text:p/></draw:path><draw:path draw:style-name="gr3" draw:text-style-name="P69" svg:width="0.185cm" svg:height="0.185cm" svg:x="2.318cm" svg:y="0.102cm" svg:viewBox="0 0 186 186" svg:d="M94 83c-27-26-52-52-79-77-4-5-5-6-7-6-5 0-8 3-8 8 0 2 0 3 4 7 26 27 52 52 77 79-25 25-51 51-77 77-4 4-4 5-4 7 0 5 3 8 8 8 2 0 3 0 7-6 26-25 52-51 77-77 27 27 54 54 81 81 1 0 3 2 5 2 5 0 8-3 8-8 0-2 0-2-1-4-28-27-62-61-82-80 25-25 48-48 72-72 1-2 8-7 10-9 0-1 1-3 1-5 0-5-3-8-8-8-3 0-4 1-9 6-25 25-50 51-75 77z"><text:p/></draw:path><draw:path draw:style-name="gr3" draw:text-style-name="P69" svg:width="0.275cm" svg:height="0.262cm" svg:x="2.664cm" svg:y="0.026cm" svg:viewBox="0 0 276 263" svg:d="M46 233c-4 16-5 19-35 19-7 0-11 0-11 8 0 3 3 3 11 3 46 0 91 0 138 0 61 0 106-45 106-83 0-28-22-50-59-55 39-7 80-36 80-72 0-29-25-53-71-53-43 0-87 0-130 0-8 0-12 0-12 8 0 3 4 3 11 3 1 0 9 0 15 1 7 1 10 1 10 7 0 1 0 2-1 6-18 70-34 139-52 208zM105 122c7-32 15-64 23-96 4-14 4-15 21-15 16 0 34 0 50 0 34 0 42 23 42 41 0 33-33 70-80 70-19 0-38 0-56 0zM87 252c-6 0-7 0-9-1-3 0-5-1-5-3 0-1 0-3 2-9 9-36 17-73 26-108 24 0 50 0 74 0 37 0 44 29 44 45 0 38-34 76-79 76-18 0-35 0-53 0z"><text:p/></draw:path><draw:path draw:style-name="gr3" draw:text-style-name="P69" svg:width="0.088cm" svg:height="0.385cm" svg:x="2.983cm" svg:y="0cm" svg:viewBox="0 0 89 386" svg:d="M89 194c0-31-4-77-25-121-23-48-56-73-61-73-2 0-3 1-3 4 0 2 0 2 7 9 38 38 60 99 60 181 0 66-14 133-63 182-4 5-4 6-4 7 0 2 1 3 3 3 5 0 39-26 62-75 20-42 24-85 24-117z"><text:p/></draw:path><draw:path draw:style-name="gr3" draw:text-style-name="P69" svg:width="0.342cm" svg:height="0.2cm" svg:x="3.239cm" svg:y="0.093cm" svg:viewBox="0 0 343 201" svg:d="M301 109c-20 15-31 32-35 36-17 28-13 34-20 52 0 4 5 4 8 4 7 0 7 0 8-7 9-38 32-71 76-88 4-1 5-3 5-5 0-3-2-4-3-4-17-7-64-27-78-91-1-5-1-6-8-6-3 0-8 0-8 4 0 2 4 26 20 52 8 11 19 24 35 38-95 0-191 0-287 0-7 0-14 0-14 7 0 8 7 8 14 8 96 0 192 0 287 0z"><text:p/></draw:path><draw:path draw:style-name="gr3" draw:text-style-name="P69" svg:width="0.274cm" svg:height="0.28cm" svg:x="3.731cm" svg:y="0.019cm" svg:viewBox="0 0 275 281" svg:d="M275 3c0-1-1-3-4-3-1 0-1 0-6 4-9 10-19 20-27 30-4-5-21-34-64-34-87 0-174 85-174 175 0 64 46 106 106 106 33 0 62-16 83-33 35-32 42-68 42-69 0-3-3-3-4-3-3 0-5 0-6 3-3 11-12 39-38 62-27 21-51 28-72 28-34 0-76-20-76-81 0-22 9-85 48-130 23-27 59-46 94-46 39 0 62 30 62 74 0 16-1 15-1 20 0 3 4 4 5 4 6 0 6-1 8-8 8-33 16-66 24-99z"><text:p/></draw:path><draw:path draw:style-name="gr3" draw:text-style-name="P69" svg:width="0.089cm" svg:height="0.385cm" svg:x="4.038cm" svg:y="0cm" svg:viewBox="0 0 90 386" svg:d="M90 194c0-31-4-77-26-121-23-48-56-73-60-73-2 0-4 1-4 4 0 2 0 2 8 9 37 38 59 99 59 181 0 66-14 133-61 182-6 5-6 6-6 7 0 2 2 3 4 3 4 0 39-26 62-75 19-42 24-85 24-117z"><text:p/></draw:path><draw:path draw:style-name="gr3" draw:text-style-name="P69" svg:width="0.342cm" svg:height="0.2cm" svg:x="4.294cm" svg:y="0.093cm" svg:viewBox="0 0 343 201" svg:d="M301 109c-22 15-31 32-35 36-17 28-14 34-21 52 0 4 5 4 8 4 7 0 8 0 9-7 9-38 32-71 76-88 4-1 5-3 5-5 0-3-2-4-3-4-17-7-64-27-78-91-1-5-2-6-9-6-3 0-8 0-8 4 0 2 4 26 20 52 8 11 19 24 36 38-95 0-192 0-288 0-6 0-13 0-13 7 0 8 7 8 13 8 96 0 193 0 288 0z"><text:p/></draw:path><draw:path draw:style-name="gr3" draw:text-style-name="P69" svg:width="0.089cm" svg:height="0.385cm" svg:x="4.804cm" svg:y="0cm" svg:viewBox="0 0 90 386" svg:d="M90 383c0-1 0-2-6-9-49-48-61-122-61-180 0-69 14-136 62-184 5-4 5-4 5-6 0-3-2-4-4-4-3 0-39 26-62 75-20 43-24 86-24 119 0 29 4 76 25 120 25 47 58 72 61 72 2 0 4-1 4-3z"><text:p/></draw:path><draw:path draw:style-name="gr3" draw:text-style-name="P69" svg:width="0.265cm" svg:height="0.275cm" svg:x="4.93cm" svg:y="0.013cm" svg:viewBox="0 0 266 276" svg:d="M56 232c-15 27-31 31-47 33-5 0-9 0-9 8 0 2 2 3 6 3 9 0 22-1 33-1 13 0 26 1 38 1 2 0 8 0 8-6 0-5-4-5-7-5-9-1-17-4-17-14 0-4 2-9 5-14 10-17 20-33 30-50 32 0 65 0 97 0 0 9 5 61 5 65 0 11-20 13-27 13-6 0-9 0-9 8 0 3 4 3 5 3 16 0 32-1 48-1 9 0 34 1 44 1 2 0 7 0 7-7 0-4-4-4-10-4-23 0-23-3-24-14-8-82-16-162-24-242-1-8-1-9-8-9-5 0-7 2-10 7-45 74-89 150-134 225zM102 175c26-43 51-85 76-128 5 43 9 85 13 128-29 0-59 0-89 0z"><text:p/></draw:path><draw:path draw:style-name="gr3" draw:text-style-name="P69" svg:width="0.342cm" svg:height="0.2cm" svg:x="5.336cm" svg:y="0.093cm" svg:viewBox="0 0 343 201" svg:d="M300 109c-21 15-30 32-34 36-17 28-14 34-21 52 0 4 5 4 8 4 7 0 8 0 9-7 9-38 32-71 75-88 5-1 6-3 6-5 0-3-2-4-3-4-18-7-64-27-78-91-1-5-2-6-9-6-3 0-8 0-8 4 0 2 4 26 20 52 8 11 19 24 35 38-95 0-191 0-287 0-6 0-13 0-13 7 0 8 7 8 13 8 96 0 192 0 287 0z"><text:p/></draw:path><draw:path draw:style-name="gr3" draw:text-style-name="P69" svg:width="0.089cm" svg:height="0.385cm" svg:x="5.846cm" svg:y="0cm" svg:viewBox="0 0 90 386" svg:d="M90 383c0-1 0-2-6-9-49-48-61-122-61-180 0-69 14-136 62-184 5-4 5-4 5-6 0-3-2-4-4-4-3 0-39 26-62 75-20 43-24 86-24 119 0 29 4 76 25 120 23 47 58 72 61 72 2 0 4-1 4-3z"><text:p/></draw:path><draw:path draw:style-name="gr3" draw:text-style-name="P69" svg:width="0.275cm" svg:height="0.262cm" svg:x="5.975cm" svg:y="0.026cm" svg:viewBox="0 0 276 263" svg:d="M45 233c-3 16-4 19-35 19-7 0-10 0-10 8 0 3 3 3 10 3 46 0 92 0 139 0 60 0 106-45 106-83 0-28-23-50-60-55 40-7 81-36 81-72 0-29-25-53-72-53-43 0-87 0-130 0-7 0-11 0-11 8 0 3 3 3 11 3 1 0 7 0 14 1 8 1 11 1 11 7 0 1-1 2-2 6-18 70-34 139-52 208zM103 122c8-32 17-64 25-96 3-14 4-15 21-15 16 0 33 0 49 0 34 0 43 23 43 41 0 33-33 70-80 70-19 0-39 0-58 0zM87 252c-6 0-7 0-9-1-4 0-5-1-5-3 0-1 0-3 2-9 9-36 17-73 26-108 24 0 50 0 74 0 36 0 44 29 44 45 0 38-34 76-80 76-18 0-34 0-52 0z"><text:p/></draw:path><draw:path draw:style-name="gr3" draw:text-style-name="P69" svg:width="0.342cm" svg:height="0.2cm" svg:x="6.4cm" svg:y="0.093cm" svg:viewBox="0 0 343 201" svg:d="M301 109c-20 15-31 32-35 36-17 28-13 34-20 52 0 4 5 4 8 4 7 0 7 0 8-7 10-38 32-71 76-88 4-1 5-3 5-5 0-3-2-4-3-4-17-7-64-27-78-91-1-5-1-6-8-6-3 0-8 0-8 4 0 2 4 26 20 52 8 11 19 24 35 38-95 0-191 0-287 0-7 0-14 0-14 7 0 8 7 8 14 8 96 0 192 0 287 0z"><text:p/></draw:path><draw:path draw:style-name="gr3" draw:text-style-name="P69" svg:width="0.274cm" svg:height="0.28cm" svg:x="6.891cm" svg:y="0.019cm" svg:viewBox="0 0 275 281" svg:d="M275 3c0-1-1-3-4-3-1 0-1 0-6 4-9 10-19 20-27 30-4-5-21-34-64-34-86 0-174 85-174 175 0 64 46 106 106 106 33 0 62-16 83-33 35-32 42-68 42-69 0-3-3-3-4-3-3 0-5 0-6 3-3 11-12 39-38 62-27 21-51 28-72 28-34 0-76-20-76-81 0-22 9-85 48-130 23-27 59-46 94-46 40 0 62 30 62 74 0 16-1 15-1 20 0 3 4 4 6 4 5 0 5-1 7-8 8-33 16-66 24-99z"><text:p/></draw:path><draw:path draw:style-name="gr3" draw:text-style-name="P69" svg:width="0.089cm" svg:height="0.385cm" svg:x="7.198cm" svg:y="0cm" svg:viewBox="0 0 90 386" svg:d="M90 194c0-31-4-77-25-121-24-48-57-73-61-73-2 0-4 1-4 4 0 2 0 2 8 9 37 38 59 99 59 181 0 66-14 133-61 182-6 5-6 6-6 7 0 2 2 3 4 3 4 0 39-26 62-75 20-42 24-85 24-117z"><text:p/></draw:path><draw:path draw:style-name="gr3" draw:text-style-name="P69" svg:width="0.088cm" svg:height="0.385cm" svg:x="7.349cm" svg:y="0cm" svg:viewBox="0 0 89 386" svg:d="M89 194c0-31-3-77-25-121-23-48-56-73-61-73-2 0-3 1-3 4 0 2 0 2 8 9 37 38 59 99 59 181 0 66-14 133-63 182-4 5-4 6-4 7 0 2 1 3 3 3 5 0 40-26 62-75 20-42 24-85 24-117z"><text:p/></draw:path><draw:path draw:style-name="gr3" draw:text-style-name="P69" svg:width="0.273cm" svg:height="0.28cm" svg:x="0.001cm" svg:y="0.596cm" svg:viewBox="0 0 274 281" svg:d="M274 3c0-1-1-3-4-3-2 0-2 0-6 4-9 10-19 20-27 30-4-5-21-34-64-34-86 0-173 85-173 175 0 64 45 106 105 106 33 0 62-16 83-33 35-32 42-68 42-69 0-4-3-4-4-4-3 0-5 1-5 4-4 11-13 39-39 61-27 22-51 29-72 29-34 0-75-20-75-81 0-22 8-85 46-130 25-27 61-47 95-47 40 0 62 31 62 75 0 15-1 15-1 20 0 3 4 4 6 4 5 0 5-1 7-8 7-33 16-66 24-99z"><text:p/></draw:path><draw:path draw:style-name="gr3" draw:text-style-name="P69" svg:width="0.197cm" svg:height="0.174cm" svg:x="0.297cm" svg:y="0.7cm" svg:viewBox="0 0 198 175" svg:d="M123 150c5 15 18 25 35 25 14 0 22-9 29-21 7-14 11-37 11-38 0-5-3-5-4-5-5 0-5 2-6 8-5 21-13 47-28 47-9 0-13-4-13-17 0-9 5-27 8-40 3-14 8-28 11-42 1-6 5-21 7-26 1-9 5-24 5-27 0-6-5-10-11-10-2 0-12 0-15 14-8 28-24 95-29 116-1 1-16 32-44 32-21 0-24-16-24-31 0-22 11-52 21-79 4-12 7-17 7-24 0-18-14-32-32-32-37 0-51 56-51 59 0 5 3 5 4 5 4 0 5-1 6-8 10-33 24-47 40-47 3 0 9 0 9 12 0 10-4 21-6 26-14 39-23 63-23 82 0 36 27 46 47 46 26 0 40-18 46-25z"><text:p/></draw:path><draw:path draw:style-name="gr3" draw:text-style-name="P69" svg:width="0.255cm" svg:height="0.089cm" svg:x="0.636cm" svg:y="0.728cm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69" svg:width="0.19cm" svg:height="0.273cm" svg:x="1.043cm" svg:y="0.601cm" svg:viewBox="0 0 191 274" svg:d="M118 156c15 41 34 99 39 108 7 9 11 9 21 9 4 0 6 0 9 0s4-2 4-3c0-3-1-3-2-5-4-3-6-10-9-17-26-74-52-147-79-220-7-22-28-28-47-28-2 0-7 0-7 4s3 4 4 5c13 2 15 4 25 31 12 35 25 69 37 104-35 35-71 71-106 107-5 4-7 7-7 12 0 7 4 11 11 11 6 0 10-4 13-9 31-36 63-72 94-109z"><text:p/></draw:path><draw:path draw:style-name="gr3" draw:text-style-name="P69" svg:width="0.192cm" svg:height="0.35cm" svg:x="1.269cm" svg:y="0.596cm" svg:viewBox="0 0 193 351" svg:d="M121 118c11 0 22 0 33 0 8 0 12 0 12-8 0-4-4-4-11-4-11 0-21 0-32 0 4-15 6-30 9-44 1-9 7-37 9-41 3-7 10-13 17-13 3 0 13 0 20 7-17 2-21 15-21 21 0 9 7 14 15 14 10 0 21-9 21-24 0-17-18-26-35-26-12 0-37 7-48 45-2 8-3 12-13 61-9 0-18 0-27 0-7 0-12 0-12 7 0 5 5 5 11 5 9 0 17 0 26 0-10 50-19 101-29 152-7 38-13 72-33 72-2 0-12 0-19-6 18-1 21-16 21-21 0-9-6-13-14-13-10 0-21 8-21 23 0 17 17 26 33 26 21 0 36-23 43-37 13-25 22-71 22-74 8-41 15-82 23-122z"><text:p/></draw:path><draw:path draw:style-name="gr3" draw:text-style-name="P69" svg:width="0.192cm" svg:height="0.222cm" svg:x="1.618cm" svg:y="0.661cm" svg:viewBox="0 0 193 223" svg:d="M179 119c7 0 14 0 14-8s-7-8-14-8c-55 0-109 0-164 0 5-51 50-88 104-88 20 0 41 0 60 0 7 0 14 0 14-7 0-8-7-8-14-8-19 0-40 0-60 0-66 0-119 48-119 111 0 62 53 112 119 112 20 0 41 0 60 0 7 0 14 0 14-7 0-8-7-8-14-8-19 0-40 0-60 0-54 0-99-37-104-89 55 0 109 0 164 0z"><text:p/></draw:path><draw:path draw:style-name="gr3" draw:text-style-name="P69" svg:width="0.089cm" svg:height="0.385cm" svg:x="1.989cm" svg:y="0.58cm" svg:viewBox="0 0 90 386" svg:d="M90 382c0-1 0-1-6-8-49-48-61-122-61-181 0-68 14-135 62-183 5-4 5-6 5-7 0-2-2-3-4-3-3 0-39 26-62 75-20 43-24 86-24 118 0 30 4 77 25 121 25 47 58 72 61 72 2 0 4-1 4-4z"><text:p/></draw:path><draw:path draw:style-name="gr3" draw:text-style-name="P69" svg:width="0.265cm" svg:height="0.275cm" svg:x="2.115cm" svg:y="0.594cm" svg:viewBox="0 0 266 276" svg:d="M56 232c-15 26-31 31-47 32-5 1-9 1-9 8 0 2 2 4 6 4 9 0 22-1 33-1 13 0 26 1 38 1 2 0 8 0 8-6 0-5-4-6-7-6-9 0-17-3-17-13 0-4 2-9 5-14 10-17 20-33 30-50 32 0 65 0 97 0 0 8 5 61 5 65 0 11-20 12-27 12-6 0-9 0-9 8 0 4 4 4 5 4 16 0 32-1 48-1 9 0 34 1 44 1 2 0 7 0 7-7 0-5-4-5-10-5-23 0-23-2-24-13-8-82-16-162-24-242-1-8-1-9-8-9-5 0-7 2-10 7-45 74-89 150-134 225zM102 175c26-43 51-85 76-128 5 43 9 85 13 128-29 0-59 0-89 0z"><text:p/></draw:path><draw:path draw:style-name="gr3" draw:text-style-name="P69" svg:width="0.186cm" svg:height="0.185cm" svg:x="2.534cm" svg:y="0.679cm" svg:viewBox="0 0 187 186" svg:d="M94 83c-26-26-52-52-77-77-5-6-6-6-9-6-4 0-8 3-8 8 0 2 1 3 6 7 25 26 51 52 77 77-26 27-52 52-77 79-5 4-6 5-6 7 0 5 4 8 8 8 3 0 4-1 9-6 25-25 51-51 77-77 26 27 53 54 80 81 1 0 3 2 5 2 5 0 8-3 8-8 0-1 0-2-1-4 0-1-62-62-81-82 24-23 47-47 71-70 1-2 8-8 9-10 1 0 2-2 2-4 0-5-3-8-8-8-3 0-4 1-8 6-26 25-52 51-77 77z"><text:p/></draw:path><draw:path draw:style-name="gr3" draw:text-style-name="P69" svg:width="0.275cm" svg:height="0.263cm" svg:x="2.88cm" svg:y="0.604cm" svg:viewBox="0 0 276 264" svg:d="M45 234c-3 16-4 18-35 18-7 0-10 0-10 8 0 4 3 4 10 4 46 0 92 0 139 0 60 0 106-45 106-84 0-27-22-49-60-53 40-8 81-37 81-73 0-29-25-54-71-54-44 0-87 0-131 0-7 0-11 0-11 8 0 4 3 4 11 4 1 0 7 0 14 1 8 1 11 1 11 7 0 1 0 2-1 6-18 70-35 139-53 208zM105 123c7-32 15-64 23-95 3-15 4-16 21-16 16 0 34 0 50 0 34 0 42 23 42 40 0 34-33 71-80 71-19 0-38 0-56 0zM87 252c-6 0-7 0-9 0-4 0-5-1-5-4 0-1 0-1 2-9 9-36 17-73 26-108 24 0 50 0 74 0 37 0 44 29 44 45 0 39-34 76-80 76-18 0-34 0-52 0z"><text:p/></draw:path><draw:path draw:style-name="gr3" draw:text-style-name="P69" svg:width="0.089cm" svg:height="0.385cm" svg:x="3.198cm" svg:y="0.58cm" svg:viewBox="0 0 90 386" svg:d="M90 193c0-30-4-76-25-120-23-48-57-73-61-73-2 0-4 1-4 3 0 1 0 3 8 9 38 39 60 100 60 181 0 66-14 134-62 183-6 5-6 5-6 6 0 3 2 4 4 4 4 0 39-26 62-75 20-42 24-85 24-118z"><text:p/></draw:path><draw:path draw:style-name="gr3" draw:text-style-name="P69" svg:width="0.342cm" svg:height="0.2cm" svg:x="3.456cm" svg:y="0.671cm" svg:viewBox="0 0 343 201" svg:d="M301 108c-22 16-31 33-35 37-17 27-20 51-20 52 0 4 5 4 8 4 7 0 7-1 8-7 9-38 32-71 76-88 4-1 5-4 5-6 0-3-2-3-3-3-17-7-64-27-78-91-1-5-1-6-8-6-3 0-8 0-8 4 0 2 4 26 19 51 8 12 20 25 36 37-95 0-191 0-287 0-7 0-14 0-14 8s7 8 14 8c96 0 192 0 287 0z"><text:p/></draw:path><draw:path draw:style-name="gr3" draw:text-style-name="P69" svg:width="0.274cm" svg:height="0.28cm" svg:x="3.947cm" svg:y="0.596cm" svg:viewBox="0 0 275 281" svg:d="M275 3c0-1-1-3-4-3-1 0-1 0-6 4-9 10-19 20-27 30-4-5-21-34-64-34-87 0-174 85-174 175 0 64 46 106 106 106 33 0 62-16 82-33 36-32 43-68 43-69 0-4-3-4-4-4-3 0-5 1-6 4-3 11-12 39-38 61-27 22-52 29-72 29-34 0-76-20-76-81 0-22 9-85 48-130 23-27 59-47 94-47 39 0 62 31 62 75 0 15-1 15-1 20 0 3 4 4 5 4 6 0 6-1 8-8 8-33 16-66 24-99z"><text:p/></draw:path><draw:path draw:style-name="gr3" draw:text-style-name="P69" svg:width="0.04cm" svg:height="0.04cm" svg:x="4.243cm" svg:y="0.827cm" svg:viewBox="0 0 41 41" svg:d="M41 21c0-12-10-21-21-21-12 0-20 9-20 21 0 11 8 20 20 20 11 0 21-9 21-20z"><text:p/></draw:path><draw:path draw:style-name="gr3" draw:text-style-name="P69" svg:width="0.19cm" svg:height="0.273cm" svg:x="4.338cm" svg:y="0.601cm" svg:viewBox="0 0 191 274" svg:d="M118 156c15 41 34 99 40 108s10 9 20 9c4 0 6 0 9 0s4-2 4-3c0-3-1-3-2-5-4-3-6-10-9-17-26-74-52-147-79-220-7-22-28-28-47-28-1 0-7 0-7 4s3 4 4 5c13 2 15 4 25 31 12 35 25 69 37 104-35 35-71 71-106 107-5 4-7 7-7 12 0 7 4 11 11 11 6 0 10-4 13-9 31-36 63-72 94-109z"><text:p/></draw:path><draw:path draw:style-name="gr3" draw:text-style-name="P69" svg:width="0.176cm" svg:height="0.174cm" svg:x="4.558cm" svg:y="0.7cm" svg:viewBox="0 0 177 175" svg:d="M129 24c-7-14-18-24-35-24-46 0-94 57-94 113 0 37 22 62 52 62 7 0 27-1 50-29 3 16 17 29 36 29 13 0 22-9 28-21 7-14 11-37 11-38 0-5-3-5-4-5-5 0-5 2-6 8-6 25-13 47-29 47-10 0-11-10-11-17 0-9 0-11 4-29 4-17 5-20 9-34 4-19 10-36 14-55 2-10 2-11 2-13 0-6-4-10-11-10-9 0-15 9-16 16zM103 124c-1 8-1 8-7 15-17 22-33 27-43 27-20 0-25-21-25-36 0-19 12-66 20-85 13-22 30-36 46-36 25 0 30 31 30 34 0 2-1 4-1 7-6 25-13 49-20 74z"><text:p/></draw:path><draw:path draw:style-name="gr3" draw:text-style-name="P69" svg:width="0.192cm" svg:height="0.222cm" svg:x="4.887cm" svg:y="0.661cm" svg:viewBox="0 0 193 223" svg:d="M179 119c7 0 14 0 14-8s-7-8-14-8c-55 0-109 0-164 0 5-51 50-88 104-88 20 0 41 0 60 0 7 0 14 0 14-7 0-8-7-8-14-8-19 0-40 0-60 0-67 0-119 48-119 111 0 62 52 112 119 112 20 0 41 0 60 0 7 0 14 0 14-7 0-8-7-8-14-8-19 0-40 0-60 0-54 0-99-37-104-89 55 0 109 0 164 0z"><text:p/></draw:path><draw:path draw:style-name="gr3" draw:text-style-name="P69" svg:width="0.264cm" svg:height="0.275cm" svg:x="5.233cm" svg:y="0.594cm" svg:viewBox="0 0 265 276" svg:d="M55 232c-15 26-30 31-47 32-5 1-8 1-8 8 0 2 1 4 4 4 11 0 24-1 35-1 12 0 25 1 38 1 2 0 7 0 7-6 0-5-4-6-6-6-9 0-19-3-19-13 0-4 3-9 6-14 10-17 20-33 30-50 32 0 65 0 96 0 2 8 7 61 7 65 0 11-21 12-29 12-5 0-8 0-8 8 0 4 4 4 5 4 16 0 32-1 49-1 9 0 34 1 42 1 4 0 8 0 8-7 0-5-4-5-9-5-24 0-24-2-25-13-8-82-16-162-24-242 0-8 0-9-7-9-6 0-7 2-10 7-45 74-90 150-135 225zM102 175c26-43 51-85 76-128 5 43 8 85 12 128-29 0-58 0-88 0z"><text:p/></draw:path><draw:path draw:style-name="gr3" draw:text-style-name="P69" svg:width="0.04cm" svg:height="0.04cm" svg:x="5.543cm" svg:y="0.827cm" svg:viewBox="0 0 41 41" svg:d="M41 21c0-12-9-21-20-21s-21 9-21 21c0 11 10 20 21 20s20-9 20-20z"><text:p/></draw:path><draw:path draw:style-name="gr3" draw:text-style-name="P69" svg:width="0.19cm" svg:height="0.273cm" svg:x="5.637cm" svg:y="0.601cm" svg:viewBox="0 0 191 274" svg:d="M118 156c15 41 34 99 40 108 7 9 10 9 21 9 3 0 6 0 8 0 4 0 4-2 4-3 0-3 0-3-2-5-3-3-5-10-9-17-26-74-51-147-78-220-8-22-29-28-47-28-2 0-8 0-8 4s4 5 5 5c12 2 15 4 24 31 13 35 25 69 38 104-35 35-71 71-106 107-6 4-8 7-8 12 0 7 6 11 12 11s10-4 12-9c31-36 63-72 94-109z"><text:p/></draw:path><draw:path draw:style-name="gr3" draw:text-style-name="P69" svg:width="0.141cm" svg:height="0.272cm" svg:x="5.861cm" svg:y="0.601cm" svg:viewBox="0 0 142 273" svg:d="M75 4c-2-1 0-4-6-4-8 0-37 3-47 4-3 0-8 2-8 8 0 5 5 5 10 5 19 0 20 3 20 6s-4 17-5 24c-11 42-21 84-32 126-5 20-7 26-7 39 0 37 21 61 50 61 45 0 92-57 92-113 0-36-20-62-51-62-17 0-34 11-45 23 10-38 19-78 29-117zM39 151c2-9 2-9 5-13 19-26 36-31 46-31 15 0 24 11 24 36 0 22-12 67-19 82-12 26-31 39-45 39s-27-10-27-38c0-8 0-15 7-40 3-12 5-24 9-35z"><text:p/></draw:path><draw:path draw:style-name="gr3" draw:text-style-name="P69" svg:width="0.193cm" svg:height="0.222cm" svg:x="6.148cm" svg:y="0.661cm" svg:viewBox="0 0 194 223" svg:d="M180 119c7 0 14 0 14-8s-7-8-14-8c-55 0-108 0-163 0 4-51 48-88 103-88 20 0 41 0 60 0 7 0 14 0 14-7 0-8-7-8-14-8-20 0-40 0-61 0-66 0-119 48-119 111 0 62 53 112 119 112 21 0 41 0 61 0 7 0 14 0 14-7 0-8-7-8-14-8-19 0-40 0-60 0-55 0-99-37-103-89 55 0 108 0 163 0z"><text:p/></draw:path><draw:path draw:style-name="gr3" draw:text-style-name="P69" svg:width="0.275cm" svg:height="0.263cm" svg:x="6.497cm" svg:y="0.604cm" svg:viewBox="0 0 276 264" svg:d="M45 234c-3 16-4 18-35 18-7 0-10 0-10 8 0 4 3 4 10 4 46 0 92 0 139 0 60 0 106-45 106-84 0-27-23-49-60-53 40-8 81-37 81-73 0-29-26-54-72-54-43 0-87 0-130 0-7 0-11 0-11 8 0 4 3 4 11 4 1 0 7 0 14 1 8 1 11 1 11 7 0 1-1 2-2 6-18 70-34 139-52 208zM103 123c8-32 17-64 25-95 3-15 4-16 21-16 16 0 33 0 49 0 34 0 43 23 43 40 0 34-34 71-80 71-19 0-39 0-58 0zM86 252c-5 0-6 0-8 0-4 0-5-1-5-4 0-1 0-1 2-9 9-36 17-73 26-108 24 0 50 0 74 0 36 0 44 29 44 45 0 39-34 76-80 76-18 0-36 0-53 0z"><text:p/></draw:path><draw:path draw:style-name="gr3" draw:text-style-name="P69" svg:width="0.041cm" svg:height="0.04cm" svg:x="6.826cm" svg:y="0.827cm" svg:viewBox="0 0 42 41" svg:d="M42 21c0-12-10-21-21-21s-21 9-21 21c0 11 10 20 21 20s21-9 21-20z"><text:p/></draw:path><draw:path draw:style-name="gr3" draw:text-style-name="P69" svg:width="0.193cm" svg:height="0.35cm" svg:x="6.921cm" svg:y="0.596cm" svg:viewBox="0 0 194 351" svg:d="M122 118c11 0 22 0 33 0 8 0 12 0 12-8 0-4-4-4-11-4-11 0-21 0-32 0 3-15 6-30 8-44 2-9 8-37 10-41 3-7 10-13 18-13 2 0 12 0 18 7-16 2-21 15-21 21 0 9 8 14 15 14 11 0 22-9 22-24 0-17-18-26-34-26-14 0-38 7-49 45-3 8-4 12-13 61-9 0-18 0-26 0s-13 0-13 7c0 5 4 5 11 5 9 0 17 0 26 0-10 50-19 101-29 152-6 38-13 72-34 72-1 0-11 0-19-6 19-1 22-16 22-21 0-9-7-13-14-13-10 0-22 8-22 23 0 17 18 26 33 26 22 0 37-23 44-37 12-25 21-71 22-74 8-41 15-82 23-122z"><text:p/></draw:path><draw:path draw:style-name="gr3" draw:text-style-name="P69" svg:width="0.089cm" svg:height="0.385cm" svg:x="7.17cm" svg:y="0.58cm" svg:viewBox="0 0 90 386" svg:d="M90 382c0-1 0-1-6-8-49-48-61-122-61-181 0-68 14-135 62-183 5-4 5-6 5-7 0-2-1-3-4-3s-39 26-61 75c-19 43-25 86-25 118 0 30 4 77 26 121 24 47 57 72 60 72s4-1 4-4z"><text:p/></draw:path><draw:path draw:style-name="gr3" draw:text-style-name="P69" svg:width="0.085cm" svg:height="0.385cm" svg:x="7.325cm" svg:y="0.58cm" svg:viewBox="0 0 86 386" svg:d="M85 14c1-4 1-4 1-6 0-5-3-8-8-8-3 0-5 2-9 9-22 59-45 118-67 177-1 2-2 4-2 7 0 1 0 2 2 6 22 60 45 119 67 179 3 3 4 8 9 8s8-3 8-7c0-1 0-3-1-7-23-61-46-120-70-179 24-60 47-119 70-179z"><text:p/></draw:path><draw:path draw:style-name="gr3" draw:text-style-name="P69" svg:width="0.176cm" svg:height="0.174cm" svg:x="7.448cm" svg:y="0.7cm" svg:viewBox="0 0 177 175" svg:d="M129 24c-7-14-18-24-35-24-46 0-94 57-94 113 0 37 21 62 52 62 7 0 26-1 49-29 4 16 18 29 35 29 15 0 24-9 29-21 7-14 12-37 12-38 0-5-3-5-4-5-5 0-5 2-6 8-6 25-13 47-29 47-10 0-11-10-11-17 0-9 0-11 4-29 4-17 5-20 9-34 4-19 10-36 14-55 2-10 2-11 2-13 0-6-4-10-11-10-10 0-15 9-16 16zM103 124c-2 8-2 8-7 15-17 22-33 27-44 27-19 0-24-21-24-36 0-19 12-66 20-85 13-22 30-36 46-36 25 0 30 31 30 34 0 2-1 4-1 7-6 25-13 49-20 74z"><text:p/></draw:path><draw:path draw:style-name="gr3" draw:text-style-name="P69" svg:width="0.044cm" svg:height="0.115cm" svg:x="7.67cm" svg:y="0.827cm" svg:viewBox="0 0 45 116" svg:d="M45 41c0-26-10-41-24-41-13 0-21 10-21 21 0 10 8 20 21 20 4 0 9-1 13-5 1-1 1-1 2-1 0 2 0 0 0 6 0 28-13 51-26 64-3 4-3 5-3 6 0 3 1 5 3 5 4 0 35-30 35-75z"><text:p/></draw:path><draw:path draw:style-name="gr3" draw:text-style-name="P69" svg:width="0.142cm" svg:height="0.272cm" svg:x="7.826cm" svg:y="0.601cm" svg:viewBox="0 0 143 273" svg:d="M75 4c-2-1 0-4-6-4-8 0-36 3-47 4-2 0-7 2-7 8 0 5 4 5 9 5 19 0 20 3 20 6s-3 17-5 24c-11 42-21 84-32 126-5 20-7 26-7 39 0 37 21 61 50 61 46 0 93-57 93-113 0-36-21-62-52-62-17 0-34 11-45 23 10-38 19-78 29-117zM39 151c2-9 2-9 5-13 19-26 36-31 46-31 15 0 24 11 24 36 0 22-12 67-18 82-13 26-31 39-46 39-14 0-26-10-26-38 0-8 0-15 6-40 3-12 5-24 9-35z"><text:p/></draw:path><draw:path draw:style-name="gr3" draw:text-style-name="P69" svg:width="0.085cm" svg:height="0.385cm" svg:x="7.996cm" svg:y="0.58cm" svg:viewBox="0 0 86 386" svg:d="M85 199c1-4 1-5 1-6s0-1-1-7c-23-59-45-118-68-177-3-7-5-9-9-9-5 0-8 3-8 8 0 1 0 2 2 5 23 60 45 120 68 180-23 59-45 118-68 179-2 4-2 4-2 7 0 4 3 7 8 7s6-4 9-7c23-61 45-120 68-180z"><text:p/></draw:path><draw:path draw:style-name="gr3" draw:text-style-name="P69" svg:width="0.089cm" svg:height="0.385cm" svg:x="8.147cm" svg:y="0.58cm" svg:viewBox="0 0 90 386" svg:d="M90 193c0-30-4-76-25-120-23-48-57-73-61-73-2 0-4 1-4 3 0 1 0 3 8 9 38 39 60 100 60 181 0 66-14 134-62 183-6 5-6 5-6 6 0 3 2 4 4 4 4 0 39-26 62-75 20-42 24-85 24-118z"><text:p/></draw:path></draw:g></text:p>
      <text:h text:style-name="Heading_20_3" text:outline-level="3">סעיף (א)</text:h>
      <text:p text:style-name="P23">צ.ל.: <text:span text:style-name="T6">יהי </text:span><text:span text:style-name="T6"><draw:g text:anchor-type="as-char" svg:y="-0.288cm" draw:z-index="302" draw:name="Shape306" draw:style-name="gr1"><svg:title>TexMaths</svg:title><svg:desc>11§display§f \in (A \times B) \to C§svg§600§FALSE§</svg:desc><draw:path draw:style-name="gr2" draw:text-style-name="P68" svg:width="2.931cm" svg:height="0.344cm" svg:x="0.001cm" svg:y="0.018cm" svg:viewBox="0 0 2932 345" svg:d="M0 0c978 0 1955 0 2932 0 0 115 0 230 0 345-977 0-1954 0-2932 0 0-115 0-230 0-345z"><text:p/></draw:path><draw:path draw:style-name="gr3" draw:text-style-name="P69" svg:width="0.191cm" svg:height="0.348cm" svg:x="0.002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9" svg:width="0.191cm" svg:height="0.221cm" svg:x="0.352cm" svg:y="0.078cm" svg:viewBox="0 0 192 222" svg:d="M179 120c7 0 13 0 13-8 0-7-6-7-13-7-55 0-109 0-164 0 5-52 50-90 104-90 20 0 40 0 60 0 7 0 13 0 13-7 0-8-6-8-13-8-21 0-40 0-61 0-66 0-118 51-118 112 0 62 52 110 118 110 21 0 40 0 61 0 7 0 13 0 13-7 0-8-6-7-13-7-20 0-40 0-60 0-54 0-99-36-104-88 55 0 109 0 164 0z"><text:p/></draw:path><draw:path draw:style-name="gr3" draw:text-style-name="P69" svg:width="0.089cm" svg:height="0.383cm" svg:x="0.723cm" svg:y="0cm" svg:viewBox="0 0 90 384" svg:d="M90 380c0-1 0-1-6-8-49-48-62-121-62-179 0-67 15-135 63-183 5-4 5-4 5-7 0-2-2-3-4-3-5 0-39 26-62 75-20 43-24 86-24 118 0 28 4 76 25 119 23 47 56 72 61 72 2 0 4-1 4-4z"><text:p/></draw:path><draw:path draw:style-name="gr3" draw:text-style-name="P69" svg:width="0.264cm" svg:height="0.274cm" svg:x="0.848cm" svg:y="0.011cm" svg:viewBox="0 0 265 275" svg:d="M56 230c-15 27-31 32-47 33-6 0-9 0-9 8 0 2 2 4 5 4 10 0 22-2 33-2 14 0 27 2 39 2 2 0 8 0 8-7 0-5-4-5-7-5-9-1-18-4-18-14 0-5 3-9 6-14 10-16 19-32 29-48 31 0 64 0 96 0 1 7 7 60 7 63 0 12-20 13-28 13-5 0-9 0-9 8 0 3 3 3 5 4 17 0 33-2 48-2 10 0 35 2 44 2 3 0 7 0 7-9 0-3-3-3-9-3-24 0-24-3-25-14-8-79-15-160-23-240-1-8-1-9-8-9-5 0-8 2-10 7-45 74-89 149-134 223zM102 175c26-43 51-86 76-128 5 42 8 85 12 128-29 0-58 0-88 0z"><text:p/></draw:path><draw:path draw:style-name="gr3" draw:text-style-name="P69" svg:width="0.186cm" svg:height="0.184cm" svg:x="1.267cm" svg:y="0.101cm" svg:viewBox="0 0 187 185" svg:d="M93 81c-25-25-51-50-77-75-4-6-5-6-8-6-4 0-8 3-8 8 0 2 1 3 5 7 26 26 52 51 77 77-25 26-51 51-77 78-4 4-5 5-5 7 0 5 4 8 8 8 3 0 4 0 8-6 26-25 52-50 77-76 27 27 53 53 80 80 1 1 4 2 6 2 5 0 8-3 8-8 0-2 0-2-1-4-1 0-63-61-82-81 24-24 48-47 71-70 2-2 8-8 10-10 0-1 2-2 2-4 0-5-3-8-8-8-3 0-4 1-9 6-25 25-51 50-77 75z"><text:p/></draw:path><draw:path draw:style-name="gr3" draw:text-style-name="P69" svg:width="0.275cm" svg:height="0.262cm" svg:x="1.611cm" svg:y="0.025cm" svg:viewBox="0 0 276 263" svg:d="M46 232c-4 16-4 19-35 19-7 0-11 0-11 8 0 3 4 4 11 4 46 0 91 0 137 0 62 0 107-46 107-82 0-28-22-51-59-54 39-8 80-37 80-73 0-29-25-54-71-54-43 0-87 0-130 0-8 0-11 0-11 8 0 4 3 4 11 4 4 0 7 0 14 1s10 1 10 7c0 1 0 2-1 6-18 69-34 138-52 206zM104 122c8-32 17-63 25-94 3-15 4-16 21-16 16 0 33 0 49 0 34 0 42 23 42 40 0 34-33 70-80 70-19 0-38 0-57 0zM87 251c-6 0-6 0-9-1-3 0-4 0-4-3 0-1 0-3 2-9 9-35 17-72 26-107 24 0 49 0 73 0 37 0 45 29 45 45 0 38-35 75-80 75-18 0-36 0-53 0z"><text:p/></draw:path><draw:path draw:style-name="gr3" draw:text-style-name="P69" svg:width="0.088cm" svg:height="0.383cm" svg:x="1.93cm" svg:y="0cm" svg:viewBox="0 0 89 384" svg:d="M89 193c0-30-3-77-25-120-23-48-56-73-61-73-2 0-3 1-3 3 0 3 0 3 8 10 37 38 59 99 59 180 0 65-14 132-63 181-4 5-4 5-4 6 0 3 1 4 3 4 5 0 40-26 62-75 20-43 24-85 24-116z"><text:p/></draw:path><draw:path draw:style-name="gr3" draw:text-style-name="P69" svg:width="0.342cm" svg:height="0.198cm" svg:x="2.187cm" svg:y="0.092cm" svg:viewBox="0 0 343 199" svg:d="M301 108c-21 16-32 32-35 37-16 27-13 33-20 50 0 4 5 4 8 4 7 0 7 0 9-6 9-38 31-70 75-87 4-3 5-4 5-6s-1-3-2-4c-18-7-64-26-79-90-1-5-1-6-8-6-3 0-8 0-8 4 0 2 4 26 20 51 8 12 19 25 35 37-95 0-191 0-287 0-6 0-14 0-14 8s8 8 14 8c96 0 192 0 287 0z"><text:p/></draw:path><draw:path draw:style-name="gr3" draw:text-style-name="P69" svg:width="0.273cm" svg:height="0.278cm" svg:x="2.679cm" svg:y="0.018cm" svg:viewBox="0 0 274 279" svg:d="M274 3c0-1-1-3-5-3-1 0-1 0-5 4-9 10-19 20-28 30-3-5-20-34-63-34-86 0-173 85-173 174 0 63 45 105 104 105 33 0 63-16 84-33 35-32 42-65 42-68s-3-3-5-3-4 1-4 3c-4 12-13 38-40 61-26 21-50 27-71 27-34 0-75-19-75-78 0-22 8-85 46-130 23-27 60-46 95-46 40 0 62 30 62 74 0 15-2 15-2 20 0 3 5 3 7 3 4 0 4 0 7-8 7-33 16-65 24-98z"><text:p/></draw:path></draw:g></text:span><text:span text:style-name="T6">, נניח </text:span><text:span text:style-name="T6"><draw:g text:anchor-type="as-char" svg:y="-0.273cm" draw:z-index="303" draw:name="Shape307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6"><text:s/>חח"ע, נוכיח </text:span><text:span text:style-name="T6"><draw:g text:anchor-type="as-char" svg:y="-0.288cm" draw:z-index="304" draw:name="Shape308" draw:style-name="gr1"><svg:title>TexMaths</svg:title><svg:desc>11§display§Cu(f)§svg§600§FALSE§</svg:desc><draw:path draw:style-name="gr2" draw:text-style-name="P68" svg:width="0.977cm" svg:height="0.344cm" svg:x="0.001cm" svg:y="0.018cm" svg:viewBox="0 0 978 345" svg:d="M0 0c326 0 652 0 978 0 0 115 0 230 0 345-326 0-652 0-978 0 0-115 0-230 0-345z"><text:p/></draw:path><draw:path draw:style-name="gr3" draw:text-style-name="P69" svg:width="0.273cm" svg:height="0.278cm" svg:x="0.001cm" svg:y="0.018cm" svg:viewBox="0 0 274 279" svg:d="M274 3c0-1-1-3-4-3-1 0-1 0-6 4-10 10-18 20-27 30-4-5-21-34-64-34-86 0-173 85-173 174 0 63 45 105 105 105 33 0 62-16 83-33 36-32 42-65 42-68s-3-3-4-3c-2 0-5 1-6 3-3 12-12 38-38 61-27 21-51 27-72 27-34 0-75-19-75-78 0-22 8-85 47-130 23-27 59-46 94-46 40 0 62 30 62 74 0 15-1 15-1 20 0 3 4 3 5 3 6 0 6 0 8-8 8-33 15-65 24-98z"><text:p/></draw:path><draw:path draw:style-name="gr3" draw:text-style-name="P69" svg:width="0.198cm" svg:height="0.173cm" svg:x="0.296cm" svg:y="0.115cm" svg:viewBox="0 0 199 174" svg:d="M124 149c5 15 18 25 35 25 14 0 23-9 28-21 7-14 12-37 12-38 0-4-3-4-4-4-4 0-4 1-6 7-5 22-13 48-29 48-8 0-12-5-12-17 0-9 5-28 7-41 4-14 8-29 11-42 1-5 6-20 7-25 2-10 7-24 7-27 0-6-6-10-13-10-1 0-12 0-14 14-8 27-24 95-30 115 0 2-15 33-44 33-20 0-23-17-23-32 0-22 10-51 21-78 5-12 6-17 6-25 0-17-13-31-31-31-38 0-52 56-52 59 0 4 4 4 6 4 3 0 3-1 5-7 10-34 24-48 40-48 3 0 8 1 8 13 0 9-3 21-6 26-14 38-22 62-22 81 0 37 26 46 47 46 26 0 40-17 46-25z"><text:p/></draw:path><draw:path draw:style-name="gr3" draw:text-style-name="P69" svg:width="0.088cm" svg:height="0.383cm" svg:x="0.544cm" svg:y="0cm" svg:viewBox="0 0 89 384" svg:d="M89 380c0-1 0-1-6-8-48-48-61-121-61-179 0-67 15-135 63-183 4-4 4-4 4-7 0-2-1-3-3-3-4 0-39 26-62 75-20 43-24 86-24 118 0 28 4 76 25 119 23 47 57 72 61 72 2 0 3-1 3-4z"><text:p/></draw:path><draw:path draw:style-name="gr3" draw:text-style-name="P69" svg:width="0.193cm" svg:height="0.348cm" svg:x="0.676cm" svg:y="0.018cm" svg:viewBox="0 0 194 349" svg:d="M122 118c11 0 22 0 33 0 8 0 11-1 11-9 0-3-3-3-10-3-11 0-21 0-32 0 3-16 6-30 8-44 2-9 7-36 10-41 3-7 10-13 18-13 1 0 12 0 18 7-16 2-21 15-21 21 0 9 8 14 15 14 10 0 22-9 22-24 0-17-19-26-34-26-14 0-38 7-50 45-2 8-3 12-12 61-9 0-18 0-26 0s-13 0-13 6c0 5 4 6 11 6 9 0 17 0 26 0-10 50-19 100-29 151-8 37-14 72-34 72-1 0-11 0-19-7 19-1 22-15 22-21 0-9-7-14-14-14-10 0-22 9-22 24 0 17 18 26 33 26 22 0 37-22 44-37 12-25 21-71 22-74 8-40 16-81 23-120z"><text:p/></draw:path><draw:path draw:style-name="gr3" draw:text-style-name="P69" svg:width="0.088cm" svg:height="0.383cm" svg:x="0.91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6"><text:s/>חח"ע. </text:span></text:p>
      <text:p text:style-name="P23">הוכחה: <text:span text:style-name="T6">יהי </text:span><text:span text:style-name="T6"><draw:g text:anchor-type="as-char" svg:y="-0.272cm" draw:z-index="305" draw:name="Shape309" draw:style-name="gr1"><svg:title>TexMaths</svg:title><svg:desc>11§display§a_1, a_2 \in A§svg§600§FALSE§</svg:desc><draw:path draw:style-name="gr2" draw:text-style-name="P68" svg:width="1.638cm" svg:height="0.309cm" svg:x="0.006cm" svg:y="0.018cm" svg:viewBox="0 0 1639 310" svg:d="M820 310c-274 0-547 0-820 0 0-103 0-207 0-310 546 0 1093 0 1639 0 0 103 0 207 0 310-273 0-546 0-819 0z"><text:p/></draw:path><draw:path draw:style-name="gr3" draw:text-style-name="P69" svg:width="0.176cm" svg:height="0.174cm" svg:x="0.001cm" svg:y="0.105cm" svg:viewBox="0 0 177 175" svg:d="M129 25c-7-14-18-25-35-25-46 0-94 57-94 113 0 37 22 62 52 62 7 0 27-1 50-29 3 16 17 29 36 29 13 0 22-9 28-21 7-14 11-37 11-39 0-3-3-3-4-3-5 0-5 1-6 7-6 25-13 47-29 47-10 0-11-10-11-17 0-9 1-11 4-29 4-15 5-20 9-34 4-19 10-36 14-54 2-11 2-12 2-13 0-7-4-11-11-11-9 0-15 9-16 17zM103 124c-1 8-1 8-7 15-17 22-32 27-43 27-20 0-25-21-25-36 0-19 12-66 22-84 11-23 28-37 44-37 25 0 30 32 30 34s-1 4-1 6c-6 25-13 50-20 75z"><text:p/></draw:path><draw:path draw:style-name="gr3" draw:text-style-name="P69" svg:width="0.097cm" svg:height="0.178cm" svg:x="0.22cm" svg:y="0.152cm" svg:viewBox="0 0 98 179" svg:d="M61 8c0-8 0-8-8-8-18 17-42 18-53 18 0 3 0 5 0 8 7 0 24 0 39-7 0 46 0 92 0 138 0 9 0 12-27 12-3 0-8 0-11 0 0 4 0 7 0 10 6-1 39-1 49-1 8 0 42 0 48 1 0-3 0-6 0-10-3 0-7 0-10 0-27 0-27-3-27-12 0-50 0-100 0-149z"><text:p/></draw:path><draw:path draw:style-name="gr3" draw:text-style-name="P69" svg:width="0.044cm" svg:height="0.114cm" svg:x="0.397cm" svg:y="0.234cm" svg:viewBox="0 0 45 115" svg:d="M45 41c0-26-10-41-25-41-12 0-20 10-20 21 0 10 8 20 20 20 5 0 10-1 14-5 1-1 1-1 1-1 1 0 1 0 1 6 0 28-13 51-26 63-4 5-4 6-4 7 0 2 2 4 4 4 4 0 35-29 35-74z"><text:p/></draw:path><draw:path draw:style-name="gr3" draw:text-style-name="P69" svg:width="0.176cm" svg:height="0.174cm" svg:x="0.551cm" svg:y="0.105cm" svg:viewBox="0 0 177 175" svg:d="M129 25c-8-14-19-25-37-25-45 0-92 57-92 113 0 37 21 62 51 62 8 0 27-1 50-29 4 16 17 29 35 29 14 0 24-9 29-21 7-14 12-37 12-39 0-3-3-3-5-3-4 0-4 1-5 7-6 25-14 47-29 47-11 0-13-10-13-17 0-9 2-11 6-29 4-15 4-20 9-34 4-19 9-36 13-54 3-11 3-12 3-13 0-7-5-11-11-11-10 0-15 9-16 17zM103 124c-2 8-2 8-7 15-18 22-33 27-44 27-19 0-24-21-24-36 0-19 12-66 20-84 13-23 30-37 46-37 25 0 30 32 30 34s-1 4-2 6c-6 25-12 50-19 75z"><text:p/></draw:path><draw:path draw:style-name="gr3" draw:text-style-name="P69" svg:width="0.119cm" svg:height="0.178cm" svg:x="0.757cm" svg:y="0.152cm" svg:viewBox="0 0 120 179" svg:d="M120 130c-3 0-7 0-10 0 0 5-3 22-7 24-2 2-23 2-26 2-16 0-34 0-51 0 29-25 39-33 54-45 21-16 40-33 40-58 0-33-29-53-64-53-33 0-56 23-56 48 0 14 11 15 14 15 7 0 15-5 15-15 0-4-3-14-17-14 9-19 28-24 40-24 27 0 42 21 42 43 0 23-17 42-26 51-22 21-44 42-66 64-2 2-2 4-2 11 37 0 74 0 111 0 3-16 6-33 9-49z"><text:p/></draw:path><draw:path draw:style-name="gr3" draw:text-style-name="P69" svg:width="0.192cm" svg:height="0.221cm" svg:x="1.052cm" svg:y="0.068cm" svg:viewBox="0 0 193 222" svg:d="M179 120c7 0 14 0 14-8s-7-8-14-8c-55 0-109 0-164 0 5-51 50-89 104-89 20 0 41 0 60 0 7 0 14 0 14-7 0-8-7-8-14-8-19 0-40 0-60 0-66 0-119 49-119 112 0 62 53 110 119 110 20 0 41 0 60 0 7 0 14 0 14-8 0-7-7-7-14-7-19 0-40 0-60 0-54 0-99-35-104-87 55 0 109 0 164 0z"><text:p/></draw:path><draw:path draw:style-name="gr3" draw:text-style-name="P69" svg:width="0.264cm" svg:height="0.274cm" svg:x="1.399cm" svg:y="0cm" svg:viewBox="0 0 265 275" svg:d="M55 231c-15 25-30 31-47 32-5 1-8 1-8 8 0 2 2 4 4 4 11 0 24-1 35-1 12 0 25 1 38 1 2 0 7 0 7-8 0-3-4-4-6-4-9 0-19-3-19-13 0-5 3-9 6-15 10-16 20-33 30-48 32 0 65 0 96 0 2 8 7 59 7 64 0 11-21 12-29 12-5 0-8 0-8 8 0 4 4 4 5 4 16 0 32-1 49-1 9 0 34 1 43 1 3 0 7 0 7-8 0-4-4-4-9-4-24 0-24-2-25-13-8-79-16-160-24-240 0-8 0-10-7-10-6 0-7 3-10 7-45 74-90 149-135 224zM102 175c26-43 51-85 76-127 5 42 8 84 12 127-29 0-58 0-88 0z"><text:p/></draw:path></draw:g></text:span><text:span text:style-name="T6">, נניח </text:span><text:span text:style-name="T6"><draw:g text:anchor-type="as-char" svg:y="-0.288cm" draw:z-index="306" draw:name="Shape310" draw:style-name="gr1"><svg:title>TexMaths</svg:title><svg:desc>11§display§Cu(f)(a_1) = Cu(f)(a_2)§svg§600§FALSE§</svg:desc><draw:path draw:style-name="gr2" draw:text-style-name="P68" svg:width="3.905cm" svg:height="0.345cm" svg:x="0.001cm" svg:y="0.018cm" svg:viewBox="0 0 3906 346" svg:d="M1953 346c-651 0-1302 0-1953 0 0-116 0-230 0-346 1302 0 2603 0 3906 0 0 116 0 230 0 346-652 0-1303 0-1953 0z"><text:p/></draw:path><draw:path draw:style-name="gr3" draw:text-style-name="P69" svg:width="0.273cm" svg:height="0.279cm" svg:x="0.001cm" svg:y="0.017cm" svg:viewBox="0 0 274 280" svg:d="M274 3c0-1 0-3-5-3-1 0-1 0-5 4-9 10-18 20-26 30-5-5-22-34-65-34-86 0-173 85-173 175 0 63 45 105 104 105 35 0 63-16 84-33 36-32 43-66 43-68 0-4-4-4-6-4s-4 1-4 4c-3 11-12 38-40 60-26 22-50 29-70 29-35 0-76-20-76-80 0-22 8-85 46-130 25-27 61-46 95-46 40 0 63 30 63 75 0 15-1 14-1 19 0 3 3 4 5 4 4 0 4-1 7-8 7-33 16-66 24-99z"><text:p/></draw:path><draw:path draw:style-name="gr3" draw:text-style-name="P69" svg:width="0.197cm" svg:height="0.174cm" svg:x="0.297cm" svg:y="0.115cm" svg:viewBox="0 0 198 175" svg:d="M123 150c5 15 19 25 35 25 14 0 22-9 29-21 7-14 11-37 11-38 0-4-3-4-4-4-4 0-5 1-6 7-5 21-12 47-29 47-8 0-12-4-12-17 0-9 5-27 8-40 3-14 8-29 11-42 1-5 4-21 7-26 1-9 5-23 5-26 0-7-5-11-11-11-2 0-12 0-15 14-8 28-24 95-29 116-1 1-16 32-44 32-21 0-24-16-24-31 0-22 11-52 21-79 4-11 6-16 6-24 0-18-12-32-31-32-37 0-51 56-51 59 0 5 3 5 4 5 4 0 5-1 6-8 10-33 25-47 39-47 4 0 10 0 10 12 0 10-4 21-6 26-15 39-23 63-23 82 0 36 27 46 48 46 25 0 39-18 45-25z"><text:p/></draw:path><draw:path draw:style-name="gr3" draw:text-style-name="P69" svg:width="0.089cm" svg:height="0.384cm" svg:x="0.544cm" svg:y="0cm" svg:viewBox="0 0 90 385" svg:d="M90 381c0-1 0-1-6-8-49-49-61-122-61-180 0-67 14-135 62-182 5-5 5-5 5-7 0-3-2-4-4-4-4 0-39 26-61 76-20 42-25 85-25 117 0 29 4 76 26 120 23 47 56 72 60 72 2 0 4-1 4-4z"><text:p/></draw:path><draw:path draw:style-name="gr3" draw:text-style-name="P69" svg:width="0.191cm" svg:height="0.349cm" svg:x="0.678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9" svg:width="0.089cm" svg:height="0.384cm" svg:x="0.91cm" svg:y="0cm" svg:viewBox="0 0 90 385" svg:d="M90 193c0-30-4-76-26-120-23-48-56-73-60-73-2 0-4 2-4 4s0 2 8 9c37 38 59 99 59 180 0 65-14 133-62 181-5 6-5 6-5 7 0 2 2 4 4 4 4 0 39-26 61-76 20-41 25-84 25-116z"><text:p/></draw:path><draw:path draw:style-name="gr3" draw:text-style-name="P69" svg:width="0.089cm" svg:height="0.384cm" svg:x="1.076cm" svg:y="0cm" svg:viewBox="0 0 90 385" svg:d="M90 381c0-1 0-1-6-8-49-49-61-122-61-180 0-67 14-135 62-182 5-5 5-5 5-7 0-3-1-4-4-4-4 0-39 26-61 76-20 42-25 85-25 117 0 29 4 76 26 120 23 47 56 72 60 72 3 0 4-1 4-4z"><text:p/></draw:path><draw:path draw:style-name="gr3" draw:text-style-name="P69" svg:width="0.176cm" svg:height="0.174cm" svg:x="1.203cm" svg:y="0.115cm" svg:viewBox="0 0 177 175" svg:d="M129 25c-7-14-18-25-36-25-45 0-93 57-93 113 0 37 22 62 52 62 7 0 27-1 50-29 4 16 17 29 35 29 14 0 22-9 29-21 7-14 11-37 11-38 0-4-3-4-4-4-4 0-5 1-6 7-6 25-13 47-30 47-9 0-11-10-11-17 0-9 2-11 6-29 3-17 4-20 8-34 4-18 10-36 14-54 2-11 2-12 2-13 0-7-4-11-11-11-9 0-15 9-16 17zM104 124c-2 8-2 8-7 15-18 22-33 27-44 27-20 0-26-21-26-36 0-19 14-66 22-84 13-23 29-37 44-37 26 0 31 32 31 34s-1 4-1 7c-6 24-12 49-19 74z"><text:p/></draw:path><draw:path draw:style-name="gr3" draw:text-style-name="P69" svg:width="0.097cm" svg:height="0.178cm" svg:x="1.422cm" svg:y="0.168cm" svg:viewBox="0 0 98 179" svg:d="M60 8c0-8 0-8-7-8-18 17-42 17-53 17 0 3 0 6 0 9 7 0 24 0 40-7 0 46 0 92 0 138 0 9 0 13-28 13-3 0-7 0-10 0 0 3 0 6 0 9 5-1 38-1 47-1s43 0 49 1c0-3 0-6 0-9-3 0-7 0-10 0-28 0-28-4-28-13 0-50 0-100 0-149z"><text:p/></draw:path><draw:path draw:style-name="gr3" draw:text-style-name="P69" svg:width="0.088cm" svg:height="0.384cm" svg:x="1.588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69" svg:width="0.255cm" svg:height="0.09cm" svg:x="1.846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9" svg:width="0.274cm" svg:height="0.279cm" svg:x="2.249cm" svg:y="0.017cm" svg:viewBox="0 0 275 280" svg:d="M275 3c0-1-1-3-4-3-2 0-2 0-6 4-9 10-19 20-27 30-4-5-21-34-64-34-87 0-174 85-174 175 0 63 46 105 106 105 33 0 62-16 82-33 36-32 43-66 43-68 0-4-3-4-4-4-3 0-5 1-6 4-3 11-12 38-38 60-27 22-52 29-72 29-34 0-76-20-76-80 0-22 9-85 47-130 24-27 60-46 95-46 39 0 62 30 62 75 0 15-1 14-1 19 0 3 4 4 5 4 6 0 6-1 8-8 7-33 16-66 24-99z"><text:p/></draw:path><draw:path draw:style-name="gr3" draw:text-style-name="P69" svg:width="0.198cm" svg:height="0.174cm" svg:x="2.545cm" svg:y="0.115cm" svg:viewBox="0 0 199 175" svg:d="M124 150c5 15 18 25 34 25 15 0 23-9 29-21 7-14 12-37 12-38 0-4-3-4-4-4-5 0-5 1-6 7-5 21-13 47-30 47-7 0-12-4-12-17 0-9 6-27 8-40 3-14 8-29 11-42 1-5 6-21 7-26 2-9 6-23 6-26 0-7-5-11-12-11-1 0-12 0-14 14-8 28-24 95-30 116 0 1-15 32-44 32-20 0-24-16-24-31 0-22 11-52 21-79 5-11 6-16 6-24 0-18-12-32-30-32-38 0-52 56-52 59 0 5 3 4 4 5 5 0 5-1 7-8 10-33 24-47 40-47 3 0 8 0 8 12 0 10-4 21-6 26-15 39-22 63-22 82 0 36 26 46 47 46 25 0 40-18 46-25z"><text:p/></draw:path><draw:path draw:style-name="gr3" draw:text-style-name="P69" svg:width="0.088cm" svg:height="0.384cm" svg:x="2.794cm" svg:y="0cm" svg:viewBox="0 0 89 385" svg:d="M89 381c0-1 0-1-7-8-47-49-60-122-60-180 0-67 15-135 63-182 4-5 4-5 4-7 0-3-1-4-3-4-5 0-39 26-62 76-20 42-24 85-24 117 0 29 4 76 25 120 23 47 56 72 61 72 2 0 3-1 3-4z"><text:p/></draw:path><draw:path draw:style-name="gr3" draw:text-style-name="P69" svg:width="0.193cm" svg:height="0.349cm" svg:x="2.926cm" svg:y="0.017cm" svg:viewBox="0 0 194 350" svg:d="M122 118c11 0 22 0 33 0 8 0 11 0 11-8 0-4-3-4-10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69" svg:width="0.088cm" svg:height="0.384cm" svg:x="3.159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69" svg:width="0.089cm" svg:height="0.384cm" svg:x="3.325cm" svg:y="0cm" svg:viewBox="0 0 90 385" svg:d="M90 381c0-1 0-1-6-8-49-49-62-122-62-180 0-67 15-135 63-182 5-5 5-5 5-7 0-3-2-4-4-4-4 0-39 26-62 76-20 42-24 85-24 117 0 29 4 76 25 120 23 47 57 72 61 72 2 0 4-1 4-4z"><text:p/></draw:path><draw:path draw:style-name="gr3" draw:text-style-name="P69" svg:width="0.176cm" svg:height="0.174cm" svg:x="3.452cm" svg:y="0.115cm" svg:viewBox="0 0 177 175" svg:d="M129 25c-7-14-19-25-36-25-45 0-93 57-93 113 0 37 21 62 52 62 7 0 26-1 49-29 3 16 17 29 35 29 15 0 23-9 29-21 7-14 12-37 12-38 0-4-3-4-4-4-5 0-5 1-6 7-6 25-14 47-30 47-9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9" svg:width="0.119cm" svg:height="0.178cm" svg:x="3.658cm" svg:y="0.168cm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3" draw:text-style-name="P69" svg:width="0.089cm" svg:height="0.384cm" svg:x="3.836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6">, נוכיח </text:span><text:span text:style-name="T6"><draw:g text:anchor-type="as-char" svg:y="-0.168cm" draw:z-index="307" draw:name="Shape311" draw:style-name="gr1"><svg:title>TexMaths</svg:title><svg:desc>11§display§a_1 = a_2§svg§600§FALSE§</svg:desc><draw:path draw:style-name="gr2" draw:text-style-name="P68" svg:width="1.193cm" svg:height="0.188cm" svg:x="0.006cm" svg:y="0.018cm" svg:viewBox="0 0 1194 189" svg:d="M598 189c-200 0-399 0-598 0 0-63 0-126 0-189 398 0 796 0 1194 0 0 63 0 126 0 189-199 0-398 0-596 0z"><text:p/></draw:path><draw:path draw:style-name="gr3" draw:text-style-name="P69" svg:width="0.176cm" svg:height="0.173cm" svg:x="0.001cm" svg:y="0cm" svg:viewBox="0 0 177 174" svg:d="M129 25c-7-14-18-25-35-25-46 0-94 57-94 114 0 35 22 60 52 60 7 0 27-1 50-28 3 15 17 28 36 28 13 0 22-9 28-21 7-14 11-36 11-37 0-4-3-4-4-4-5 0-5 2-6 7-6 24-13 46-29 46-10 0-11-10-11-17 0-9 1-11 4-28 4-15 5-20 9-34 4-19 10-36 14-54 2-11 2-12 2-13 0-7-4-11-11-11-9 0-15 9-16 17zM103 125c-1 6-1 6-7 13-17 22-32 27-43 27-20 0-25-21-25-36 0-18 12-65 22-83 11-23 28-37 44-37 25 0 30 32 30 34s-1 4-1 7c-6 24-13 49-20 75z"><text:p/></draw:path><draw:path draw:style-name="gr3" draw:text-style-name="P69" svg:width="0.097cm" svg:height="0.178cm" svg:x="0.22cm" svg:y="0.048cm" svg:viewBox="0 0 98 179" svg:d="M61 8c0-8 0-8-8-8-18 17-42 18-53 18 0 3 0 5 0 8 7 0 24 0 39-7 0 46 0 92 0 138 0 8 0 12-27 12-3 0-8 0-11 0 0 3 0 6 0 10 6 0 39-1 49-1 8 0 42 1 48 1 0-4 0-7 0-10-3 0-7 0-10 0-27 0-27-4-27-12 0-50 0-100 0-149z"><text:p/></draw:path><draw:path draw:style-name="gr3" draw:text-style-name="P69" svg:width="0.255cm" svg:height="0.089cm" svg:x="0.493cm" svg:y="0.02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176cm" svg:height="0.173cm" svg:x="0.894cm" svg:y="0cm" svg:viewBox="0 0 177 174" svg:d="M129 25c-7-14-19-25-35-25-46 0-94 57-94 114 0 35 21 60 52 60 7 0 26-1 49-28 4 15 17 28 35 28 15 0 24-9 29-21 7-14 12-36 12-37 0-4-3-4-4-4-5 0-5 2-6 7-6 24-14 46-29 46-10 0-13-10-13-17 0-9 2-11 6-28 4-15 5-20 9-34 4-19 9-36 13-54 3-11 3-12 3-13 0-7-4-11-11-11-10 0-15 9-16 17zM103 125c-2 6-2 6-7 13-17 22-33 27-44 27-19 0-24-21-24-36 0-18 12-65 20-83 13-23 30-37 46-37 25 0 30 32 30 34s-1 4-1 7c-6 24-13 49-20 75z"><text:p/></draw:path><draw:path draw:style-name="gr3" draw:text-style-name="P69" svg:width="0.119cm" svg:height="0.178cm" svg:x="1.099cm" svg:y="0.048cm" svg:viewBox="0 0 120 179" svg:d="M120 129c-3 0-7 0-10 0 0 7-3 22-7 24-2 2-23 2-26 2-16 0-34 0-51 0 29-25 39-32 55-44 20-16 39-33 39-58 0-33-29-53-64-53-33 0-56 23-56 49 0 13 12 14 14 14 7 0 15-5 15-14 0-5-3-15-16-15 8-19 27-24 40-24 26 0 41 21 41 43 0 23-17 42-26 52-22 21-43 42-65 63-3 2-3 3-3 11 37 0 74 0 111 0 3-17 6-33 9-50z"><text:p/></draw:path></draw:g></text:span><text:span text:style-name="T6">. נפרק את הנתון: </text:span></text:p>
      <text:p text:style-name="P4"><draw:g text:anchor-type="as-char" svg:y="-1.145cm" draw:z-index="308" draw:name="Shape312" draw:style-name="gr1"><svg:title>TexMaths</svg:title><svg:desc>11§latex§\begin{align*}
  &amp;Cu(f)(a_1) = Cu(f)(a_2) \\
  \iff &amp;(\lambda a \in A. \lambda b \in B. f(\la a, b \ra))(a_1) = (\lambda a \in A. \lambda b \in B. f(\la a, b \ra))(a_2)
&amp;&amp;\open \beta \rule \close \\
  \iff &amp;\lambda b \in B. f(\la a_1, b \ra) = \lambda b \in B. f(\la a_2, b \ra)
&amp;&amp;\open \beta \rule \close \\
  \iff &amp;f(\la a_1, b\ra) = f(\la a_2, b\ra)
&amp;&amp;\open \eta \rule \close
\end{align}§svg§600§FALSE§</svg:desc><draw:path draw:style-name="gr2" draw:text-style-name="P68" svg:width="12.859cm" svg:height="2.25cm" svg:x="0.001cm" svg:y="0.018cm" svg:viewBox="0 0 12860 2251" svg:d="M6431 2251c-2144 0-4287 0-6431 0 0-751 0-1501 0-2251 4287 0 8574 0 12860 0 0 750 0 1500 0 2251-2142 0-4286 0-6429 0z"><text:p/></draw:path><draw:path draw:style-name="gr3" draw:text-style-name="P69" svg:width="0.273cm" svg:height="0.279cm" svg:x="0.817cm" svg:y="0.018cm" svg:viewBox="0 0 274 280" svg:d="M274 4c0-2 0-4-4-4-2 0-2 0-6 4-9 10-19 20-27 30-4-5-21-34-64-34-86 0-173 86-173 175 0 64 45 105 105 105 34 0 62-15 83-33 36-31 43-67 43-68 0-3-4-3-5-3-3 0-5 1-5 3-3 12-13 39-39 62-27 22-51 27-71 27-35 0-76-19-76-80 0-22 8-83 46-130 25-27 61-46 95-46 40 0 63 30 63 75 0 15-2 15-2 20 0 3 4 3 6 3 5 0 5-1 7-8 7-33 16-65 24-98z"><text:p/></draw:path><draw:path draw:style-name="gr3" draw:text-style-name="P69" svg:width="0.197cm" svg:height="0.175cm" svg:x="1.113cm" svg:y="0.12cm" svg:viewBox="0 0 198 176" svg:d="M123 150c5 15 19 26 35 26 14 0 22-10 29-22 7-13 11-37 11-38 0-4-3-4-4-4-4 0-5 1-6 7-5 22-12 48-28 48-9 0-13-5-13-17 0-9 5-28 8-41 3-14 8-28 11-42 1-5 5-20 7-26 1-9 5-23 5-26 0-7-5-11-11-11-2 0-12 1-15 15-8 27-24 95-29 115-1 2-16 33-44 33-21 0-24-17-24-32 0-22 11-51 21-79 4-11 7-16 7-24 0-18-13-32-32-32-37 0-51 56-51 59 0 5 3 5 4 5 4 0 5-1 6-7 10-34 25-48 40-48 3 0 9 0 9 13 0 9-4 20-6 26-14 38-23 62-23 81 0 37 27 47 48 47 25 0 39-18 45-26z"><text:p/></draw:path><draw:path draw:style-name="gr3" draw:text-style-name="P69" svg:width="0.089cm" svg:height="0.385cm" svg:x="1.361cm" svg:y="0.001cm" svg:viewBox="0 0 90 386" svg:d="M90 383c0-1 0-2-6-9-49-48-61-121-61-180 0-67 14-135 62-183 5-5 5-5 5-7 0-3-1-4-4-4s-39 26-61 76c-19 42-25 85-25 118 0 29 4 77 26 120 24 48 57 72 60 72s4-1 4-3z"><text:p/></draw:path><draw:path draw:style-name="gr3" draw:text-style-name="P69" svg:width="0.192cm" svg:height="0.351cm" svg:x="1.494cm" svg:y="0.018cm" svg:viewBox="0 0 193 352" svg:d="M121 118c11 0 23 0 34 0 8 0 11 0 11-8 0-4-3-4-10-4-11 0-22 0-33 0 4-15 6-30 9-44 1-8 7-36 9-40 3-8 10-13 19-13 1 0 11 0 18 6-17 2-21 16-21 21 0 9 7 13 15 13 10 0 21-7 21-23 0-17-18-26-33-26-14 0-38 7-50 45-2 8-3 12-13 61-9 0-18 0-27 0-6 0-11 0-11 7 0 5 4 5 11 5 9 0 17 0 26 0-10 50-20 102-30 153-7 37-13 72-33 72-2 0-11 0-19-6 18-2 21-16 21-21 0-9-6-15-14-15-10 0-21 9-21 24 0 17 17 27 33 27 21 0 36-23 44-37 12-26 21-72 21-74 8-41 15-83 23-123z"><text:p/></draw:path><draw:path draw:style-name="gr3" draw:text-style-name="P69" svg:width="0.089cm" svg:height="0.385cm" svg:x="1.726cm" svg:y="0.001cm" svg:viewBox="0 0 90 386" svg:d="M90 194c0-31-4-77-25-121-24-48-57-73-61-73-2 0-4 2-4 4s0 2 8 9c37 39 59 99 59 181 0 66-14 134-61 182-6 5-6 6-6 7 0 2 2 3 4 3 4 0 39-25 62-75 20-43 24-85 24-117z"><text:p/></draw:path><draw:path draw:style-name="gr3" draw:text-style-name="P69" svg:width="0.088cm" svg:height="0.385cm" svg:x="1.893cm" svg:y="0.001cm" svg:viewBox="0 0 89 386" svg:d="M89 383c0-1 0-2-6-9-49-48-61-121-61-180 0-67 14-135 63-183 4-5 4-5 4-7 0-3-1-4-3-4-5 0-39 26-62 76-20 42-24 85-24 118 0 29 4 77 25 120 23 48 56 72 61 72 2 0 3-1 3-3z"><text:p/></draw:path><draw:path draw:style-name="gr3" draw:text-style-name="P69" svg:width="0.176cm" svg:height="0.175cm" svg:x="2.021cm" svg:y="0.12cm" svg:viewBox="0 0 177 176" svg:d="M129 25c-8-14-19-25-37-25-45 0-92 57-92 113 0 37 21 63 51 63 7 0 27-2 50-30 4 17 17 30 35 30 14 0 22-10 29-22 7-13 12-37 12-38 0-4-4-4-5-4-4 0-5 1-6 7-6 25-13 48-28 48-11 0-13-10-13-17 0-9 2-13 6-29 4-17 4-21 8-35 4-18 10-37 14-54 3-11 3-12 3-13 0-7-5-11-12-11-9 0-14 9-15 17zM103 125c-2 7-2 8-7 15-18 21-33 27-44 27-20 0-24-22-24-36 0-20 12-67 20-85 13-23 30-37 46-37 24 0 29 32 29 34s0 4-1 6c-6 26-12 51-19 76z"><text:p/></draw:path><draw:path draw:style-name="gr3" draw:text-style-name="P69" svg:width="0.098cm" svg:height="0.178cm" svg:x="2.239cm" svg:y="0.168cm" svg:viewBox="0 0 99 179" svg:d="M62 8c0-8-1-8-9-8-17 18-42 18-53 18 0 3 0 6 0 10 7 0 24 0 40-8 0 46 0 91 0 137 0 9 0 12-28 12-3 0-6 0-10 0 0 4 0 7 0 10 5 0 39-1 49-1 7 0 41 1 48 1 0-3 0-6 0-10-3 0-8 0-11 0-26 0-26-3-26-12 0-49 0-100 0-149z"><text:p/></draw:path><draw:path draw:style-name="gr3" draw:text-style-name="P69" svg:width="0.089cm" svg:height="0.385cm" svg:x="2.405cm" svg:y="0.001cm" svg:viewBox="0 0 90 386" svg:d="M90 194c0-31-4-77-26-121-23-48-56-73-61-73-2 0-3 2-3 4s0 2 8 9c37 39 59 99 59 181 0 66-14 134-61 182-6 5-6 6-6 7 0 2 1 3 3 3 5 0 40-25 62-75 20-43 25-85 25-117z"><text:p/></draw:path><draw:path draw:style-name="gr3" draw:text-style-name="P69" svg:width="0.256cm" svg:height="0.089cm" svg:x="2.662cm" svg:y="0.1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273cm" svg:height="0.279cm" svg:x="3.068cm" svg:y="0.018cm" svg:viewBox="0 0 274 280" svg:d="M274 4c0-2 0-4-4-4-2 0-2 0-6 4-9 10-18 20-26 30-5-5-22-34-65-34-86 0-173 86-173 175 0 64 45 105 105 105 34 0 62-15 83-33 36-31 43-67 43-68 0-3-4-3-5-3-3 0-5 1-5 3-3 12-12 39-39 62-27 22-51 27-71 27-35 0-76-19-76-80 0-22 8-83 46-130 25-27 61-46 95-46 40 0 63 30 63 75 0 15-1 15-1 20 0 3 3 3 5 3 5 0 5-1 7-8 7-33 16-65 24-98z"><text:p/></draw:path><draw:path draw:style-name="gr3" draw:text-style-name="P69" svg:width="0.197cm" svg:height="0.175cm" svg:x="3.364cm" svg:y="0.12cm" svg:viewBox="0 0 198 176" svg:d="M124 150c4 15 18 26 34 26 14 0 22-10 29-22 7-13 11-37 11-38 0-4-3-4-4-4-4 0-5 1-6 7-5 22-12 48-28 48-9 0-13-5-13-17 0-9 5-28 8-41 3-14 8-28 11-42 1-5 5-20 7-26 2-9 5-23 5-26 0-7-5-11-11-11-2 0-12 1-15 15-8 27-24 95-29 115-1 2-16 33-44 33-21 0-24-17-24-32 0-22 11-51 21-79 4-11 7-16 7-24 0-18-13-32-32-32-37 0-51 56-51 59 0 5 3 5 4 5 4 0 5-1 7-7 9-34 24-48 39-48 3 0 9 0 9 13 0 9-4 20-6 26-14 38-23 62-23 81 0 37 27 47 48 47 25 0 40-18 46-26z"><text:p/></draw:path><draw:path draw:style-name="gr3" draw:text-style-name="P69" svg:width="0.089cm" svg:height="0.385cm" svg:x="3.611cm" svg:y="0.001cm" svg:viewBox="0 0 90 386" svg:d="M90 383c0-1 0-2-6-9-49-48-61-121-61-180 0-67 14-135 62-183 5-5 5-5 5-7 0-3-1-4-4-4s-39 26-61 76c-19 42-25 85-25 118 0 29 4 77 26 120 24 48 57 72 60 72s4-1 4-3z"><text:p/></draw:path><draw:path draw:style-name="gr3" draw:text-style-name="P69" svg:width="0.192cm" svg:height="0.351cm" svg:x="3.745cm" svg:y="0.018cm" svg:viewBox="0 0 193 352" svg:d="M121 118c11 0 23 0 34 0 8 0 11 0 11-8 0-4-3-4-10-4-11 0-22 0-33 0 4-15 6-30 9-44 1-8 7-36 9-40 3-8 10-13 19-13 1 0 11 0 18 6-16 2-21 16-21 21 0 9 7 13 15 13 10 0 21-7 21-23 0-17-18-26-33-26-14 0-38 7-50 45-2 8-3 12-12 61-9 0-19 0-28 0-6 0-11 0-11 7 0 5 4 5 11 5 9 0 17 0 26 0-10 50-20 102-30 153-7 37-13 72-33 72-2 0-11 0-19-6 18-2 21-16 21-21 0-9-6-15-14-15-10 0-21 9-21 24 0 17 17 27 33 27 21 0 36-23 44-37 12-26 21-72 21-74 8-41 15-83 23-123z"><text:p/></draw:path><draw:path draw:style-name="gr3" draw:text-style-name="P69" svg:width="0.089cm" svg:height="0.385cm" svg:x="3.977cm" svg:y="0.001cm" svg:viewBox="0 0 90 386" svg:d="M90 194c0-31-4-77-25-121-23-48-57-73-61-73-2 0-4 2-4 4s0 2 8 9c37 39 59 99 59 181 0 66-14 134-61 182-6 5-6 6-6 7 0 2 2 3 4 3 4 0 39-25 62-75 20-43 24-85 24-117z"><text:p/></draw:path><draw:path draw:style-name="gr3" draw:text-style-name="P69" svg:width="0.088cm" svg:height="0.385cm" svg:x="4.144cm" svg:y="0.001cm" svg:viewBox="0 0 89 386" svg:d="M89 383c0-1 0-2-6-9-49-48-61-121-61-180 0-67 14-135 63-183 4-5 4-5 4-7 0-3-1-4-3-4-5 0-39 26-62 76-20 42-24 85-24 118 0 29 4 77 25 120 23 48 56 72 61 72 2 0 3-1 3-3z"><text:p/></draw:path><draw:path draw:style-name="gr3" draw:text-style-name="P69" svg:width="0.176cm" svg:height="0.175cm" svg:x="4.271cm" svg:y="0.12cm" svg:viewBox="0 0 177 176" svg:d="M129 25c-8-14-19-25-37-25-45 0-92 57-92 113 0 37 21 63 51 63 7 0 27-2 50-30 4 17 17 30 35 30 14 0 22-10 29-22 7-13 12-37 12-38 0-4-4-4-5-4-4 0-4 1-6 7-6 25-13 48-28 48-11 0-13-10-13-17 0-9 2-13 6-29 4-17 4-21 9-35 4-18 9-37 13-54 3-11 3-12 3-13 0-7-5-11-12-11-9 0-14 9-15 17zM103 125c-2 7-2 8-7 15-18 21-33 27-44 27-19 0-24-22-24-36 0-20 12-67 20-85 13-23 30-37 46-37 25 0 29 32 29 34s0 4-1 6c-6 26-12 51-19 76z"><text:p/></draw:path><draw:path draw:style-name="gr3" draw:text-style-name="P69" svg:width="0.119cm" svg:height="0.178cm" svg:x="4.477cm" svg:y="0.168cm" svg:viewBox="0 0 120 179" svg:d="M120 131c-3 0-7 0-10 0-1 5-3 22-7 24-2 1-23 1-27 1-17 0-33 0-50 0 29-24 39-32 54-45 21-15 40-33 40-58 0-33-29-53-64-53-33 0-56 23-56 48 0 15 11 16 14 16 7 0 15-5 15-15 0-5-3-14-17-14 9-20 28-25 40-25 27 0 42 21 42 43 0 23-18 42-26 51-22 22-44 43-66 65-2 3-2 3-2 10 37 0 74 0 111 0 3-16 6-32 9-48z"><text:p/></draw:path><draw:path draw:style-name="gr3" draw:text-style-name="P69" svg:width="0.089cm" svg:height="0.385cm" svg:x="4.655cm" svg:y="0.001cm" svg:viewBox="0 0 90 386" svg:d="M90 194c0-31-4-77-26-121-23-48-56-73-60-73-3 0-4 2-4 4s0 2 8 9c37 39 59 99 59 181 0 66-14 134-61 182-6 5-6 6-6 7 0 2 1 3 4 3 4 0 39-25 61-75 20-43 25-85 25-117z"><text:p/></draw:path><draw:path draw:style-name="gr3" draw:text-style-name="P69" svg:width="0.342cm" svg:height="0.211cm" svg:x="0.003cm" svg:y="0.711cm" svg:viewBox="0 0 343 212" svg:d="M330 151c7 0 13 0 13-8s-6-8-14-8c-81 0-164 0-245 0-17-13-37-23-49-29 15-6 33-16 49-30 81 0 164 0 245 0 8 0 14 0 14-8 0-7-6-7-13-7-76 0-153 0-229 0 19-18 39-52 39-57 0-4-5-4-8-4-2 0-5 0-7 3-8 15-18 36-44 58-27 23-52 34-72 39-7 2-6 2-8 3-1 2-1 1-1 3 0 1 0 1 0 2l1 1c1 1 1 1 9 3 52 16 91 51 112 93 5 7 6 7 10 7 3 0 8 0 8-4s-20-39-39-57c76 0 153 0 229 0z"><text:p/></draw:path><draw:path draw:style-name="gr3" draw:text-style-name="P69" svg:width="0.342cm" svg:height="0.211cm" svg:x="0.325cm" svg:y="0.711cm" svg:viewBox="0 0 343 212" svg:d="M260 76c16 14 36 24 49 30-14 6-33 16-49 29-82 0-164 0-246 0-6 0-14 0-14 8s8 8 14 8c76 0 152 0 228 0-18 18-38 53-38 57s5 4 7 4c4 0 6 0 8-3 8-14 19-35 44-57 26-24 52-34 73-40 6-2 6-3 7-4 0-1 0-1 0-2 0-2 0-1 0-3h-1c-1-1-1-1-9-3-51-15-90-51-112-92-4-8-4-8-10-8-2 0-7 0-7 4 0 5 19 39 38 57-76 0-152 0-228 0-6 0-14 0-14 7 0 8 8 8 14 8 82 0 164 0 246 0z"><text:p/></draw:path><draw:path draw:style-name="gr3" draw:text-style-name="P69" svg:width="0.088cm" svg:height="0.385cm" svg:x="0.836cm" svg:y="0.623cm" svg:viewBox="0 0 89 386" svg:d="M89 382c0-1 0-1-6-8-48-50-61-122-61-182 0-67 15-134 63-182 4-5 4-6 4-7 0-2-1-3-3-3-5 0-39 26-62 75-20 43-24 86-24 117s4 77 25 121c23 48 56 73 61 73 2 0 3-1 3-4z"><text:p/></draw:path><draw:path draw:style-name="gr3" draw:text-style-name="P69" svg:width="0.19cm" svg:height="0.273cm" svg:x="0.968cm" svg:y="0.645cm" svg:viewBox="0 0 191 274" svg:d="M118 156c16 40 35 99 40 108 7 9 10 9 21 9 4 0 6 0 9 0s3-2 3-3c0-3 0-3-1-5-4-4-6-10-8-17-27-74-53-147-80-220-8-22-28-28-47-28-2 0-7 0-7 4s3 5 4 5c12 2 15 4 25 31 12 35 25 69 37 104-35 35-71 72-106 107-5 4-8 6-8 12 0 7 6 11 12 11 7 0 10-4 13-9 31-36 62-72 93-109z"><text:p/></draw:path><draw:path draw:style-name="gr3" draw:text-style-name="P69" svg:width="0.176cm" svg:height="0.174cm" svg:x="1.189cm" svg:y="0.743cm" svg:viewBox="0 0 177 175" svg:d="M129 24c-7-14-19-24-35-24-47 0-94 57-94 113 0 37 21 62 52 62 7 0 26-1 49-29 4 16 17 29 35 29 15 0 24-9 29-21 7-14 12-37 12-38 0-5-3-5-4-5-5 0-5 2-6 8-6 25-14 47-29 47-11 0-13-10-13-17 0-9 2-11 6-29 4-17 5-20 9-34 4-19 9-37 13-55 3-10 3-11 3-13 0-7-4-10-11-10-10 0-15 9-16 16zM103 124c-2 8-2 8-7 15-17 22-33 27-44 27-19 0-24-21-24-36 0-19 12-66 20-85 13-22 30-36 46-36 25 0 30 31 30 34 0 2-1 4-1 7-6 25-13 49-20 74z"><text:p/></draw:path><draw:path draw:style-name="gr3" draw:text-style-name="P69" svg:width="0.193cm" svg:height="0.223cm" svg:x="1.517cm" svg:y="0.704cm" svg:viewBox="0 0 194 224" svg:d="M180 120c7 0 14 0 14-8s-7-8-14-8c-55 0-108 0-163 0 4-51 48-87 103-87 20 0 41 0 60 0 7 0 14 0 14-8 0-9-7-9-14-9-20 0-40 0-61 0-66 0-119 49-119 112 0 62 53 112 119 112 21 0 41 0 61 0 7 0 14 0 14-7 0-8-7-8-14-8-19 0-40 0-60 0-55 0-99-37-103-89 55 0 108 0 163 0z"><text:p/></draw:path><draw:path draw:style-name="gr3" draw:text-style-name="P69" svg:width="0.264cm" svg:height="0.275cm" svg:x="1.864cm" svg:y="0.637cm" svg:viewBox="0 0 265 276" svg:d="M56 232c-15 25-31 31-47 32-5 1-9 1-9 8 0 2 2 4 6 4 9 0 22-1 33-1 13 0 26 1 38 1 2 0 8 0 8-8 0-3-4-4-7-4-9 0-17-3-17-13 0-5 2-9 5-14 10-17 20-34 30-50 32 0 65 0 97 0 0 8 5 61 5 65 0 11-20 12-27 12-6 0-9 0-9 8 0 4 4 4 5 4 16 0 32-1 48-1 9 0 34 1 44 1 2 0 6 0 6-8 0-4-3-4-9-4-23 0-23-2-24-13-8-80-16-162-24-242-1-8-1-9-8-9-5 0-7 2-10 7-45 74-89 150-134 225zM102 175c26-43 51-85 76-128 5 43 9 85 13 128-29 0-59 0-89 0z"><text:p/></draw:path><draw:path draw:style-name="gr3" draw:text-style-name="P69" svg:width="0.04cm" svg:height="0.04cm" svg:x="2.174cm" svg:y="0.871cm" svg:viewBox="0 0 41 41" svg:d="M41 21c0-12-9-21-20-21-12 0-21 9-21 21 0 11 9 20 21 20 11 0 20-9 20-20z"><text:p/></draw:path><draw:path draw:style-name="gr3" draw:text-style-name="P69" svg:width="0.19cm" svg:height="0.273cm" svg:x="2.268cm" svg:y="0.645cm" svg:viewBox="0 0 191 274" svg:d="M118 156c15 40 34 99 40 108s10 9 20 9c4 0 6 0 9 0 4 0 4-2 4-3 0-3-1-3-2-5-3-4-5-10-9-17-26-74-52-147-79-220-7-22-28-28-47-28-1 0-7 0-7 4s3 4 4 5c13 2 15 4 25 31 12 35 25 69 37 104-35 35-71 72-106 107-5 4-7 6-7 12 0 7 4 11 11 11 6 0 10-4 13-9 31-36 63-72 94-109z"><text:p/></draw:path><draw:path draw:style-name="gr3" draw:text-style-name="P69" svg:width="0.141cm" svg:height="0.272cm" svg:x="2.492cm" svg:y="0.645cm" svg:viewBox="0 0 142 273" svg:d="M74 4c-1-1 0-4-5-4-8 0-37 3-47 4-3 0-8 1-8 8 0 4 4 4 10 4 18 0 19 4 19 7s-3 17-6 24c-11 42-20 84-31 126-5 19-6 26-6 39 0 37 20 61 48 61 47 0 94-57 94-114 0-35-20-61-52-61-17 0-33 11-45 23 10-39 19-78 29-117zM37 151c3-9 3-9 7-13 19-26 36-31 46-31 13 0 24 11 24 36 0 22-13 67-19 81-14 27-31 40-47 40-12 0-25-10-25-38 0-8 0-16 7-40 2-12 5-23 7-35z"><text:p/></draw:path><draw:path draw:style-name="gr3" draw:text-style-name="P69" svg:width="0.193cm" svg:height="0.223cm" svg:x="2.779cm" svg:y="0.704cm" svg:viewBox="0 0 194 224" svg:d="M179 120c7 0 15 0 15-8s-8-8-15-8c-55 0-109 0-164 0 6-51 50-87 105-87 20 0 40 0 59 0 7 0 15 0 15-8 0-9-8-9-15-9-19 0-40 0-60 0-66 0-119 49-119 112 0 62 53 112 119 112 20 0 41 0 60 0 7 0 15 0 15-7 0-8-8-8-15-8-19 0-39 0-59 0-55 0-99-37-105-89 55 0 109 0 164 0z"><text:p/></draw:path><draw:path draw:style-name="gr3" draw:text-style-name="P69" svg:width="0.275cm" svg:height="0.263cm" svg:x="3.127cm" svg:y="0.646cm" svg:viewBox="0 0 276 264" svg:d="M46 234c-4 15-4 18-35 18-7 0-11 0-11 8 0 4 4 4 11 4 46 0 91 0 138 0 61 0 106-45 106-84 0-27-22-49-59-53 39-8 80-37 80-73 0-29-25-54-71-54-43 0-87 0-130 0-8 0-11 0-11 8 0 4 3 4 11 4 4 0 8 0 14 1 7 1 10 1 10 6 0 2 0 3-1 7-18 70-34 139-52 208zM105 123c7-32 16-64 24-95 3-15 4-16 21-16 16 0 33 0 49 0 34 0 42 23 42 40 0 34-33 71-80 71-19 0-38 0-56 0zM87 252c-6 0-6 0-9 0s-4-1-4-4c0-2 0-2 2-9 9-37 18-72 26-108 25 0 49 0 73 0 37 0 45 29 45 45 0 39-35 76-80 76-18 0-35 0-53 0z"><text:p/></draw:path><draw:path draw:style-name="gr3" draw:text-style-name="P69" svg:width="0.04cm" svg:height="0.04cm" svg:x="3.457cm" svg:y="0.871cm" svg:viewBox="0 0 41 41" svg:d="M41 21c0-12-9-21-20-21s-21 9-21 21c0 11 10 20 21 20s20-9 20-20z"><text:p/></draw:path><draw:path draw:style-name="gr3" draw:text-style-name="P69" svg:width="0.192cm" svg:height="0.35cm" svg:x="3.552cm" svg:y="0.64cm" svg:viewBox="0 0 193 351" svg:d="M121 118c11 0 23 0 34 0 8 0 11 0 11-8 0-4-3-4-10-4-11 0-21 0-32 0 3-15 6-30 8-44 1-9 7-37 9-41 4-7 11-13 19-13 1 0 11 0 18 7-16 2-21 15-21 21 0 9 7 14 15 14 10 0 21-9 21-24 0-17-18-26-33-26-14 0-38 7-50 45-2 8-3 12-12 61-9 0-19 0-28 0-6 0-11 0-11 6s4 6 11 6c9 0 17 0 26 0-10 50-19 101-29 152-8 37-14 72-34 72-1 0-11 0-19-6 18-2 21-16 21-21 0-9-6-14-14-14-10 0-21 9-21 24 0 17 18 26 33 26 21 0 36-23 44-37 12-25 21-72 21-74 8-41 15-82 23-122z"><text:p/></draw:path><draw:path draw:style-name="gr3" draw:text-style-name="P69" svg:width="0.089cm" svg:height="0.385cm" svg:x="3.801cm" svg:y="0.623cm" svg:viewBox="0 0 90 386" svg:d="M90 382c0-1 0-1-6-8-49-50-61-122-61-182 0-67 14-134 62-182 5-5 5-6 5-7 0-2-2-3-4-3-3 0-39 26-62 75-20 43-24 86-24 117s4 77 25 121c23 48 58 73 61 73 2 0 4-1 4-4z"><text:p/></draw:path><draw:path draw:style-name="gr3" draw:text-style-name="P69" svg:width="0.085cm" svg:height="0.385cm" svg:x="3.956cm" svg:y="0.623cm" svg:viewBox="0 0 86 386" svg:d="M84 14c2-4 2-4 2-6 0-5-3-8-8-8-3 0-6 1-9 9-23 59-45 118-68 177 0 2-1 4-1 6s0 3 1 7c23 59 45 119 68 178 1 4 4 9 9 9s8-3 8-8c0-1 0-2-2-6-23-60-45-120-69-180 24-59 46-118 69-178z"><text:p/></draw:path><draw:path draw:style-name="gr3" draw:text-style-name="P69" svg:width="0.176cm" svg:height="0.174cm" svg:x="4.079cm" svg:y="0.743cm" svg:viewBox="0 0 177 175" svg:d="M129 24c-8-14-19-24-37-24-45 0-92 57-92 113 0 37 21 62 51 62 8 0 27-1 50-29 4 16 17 29 35 29 14 0 24-9 29-21 7-14 12-37 12-38 0-5-3-5-5-5-4 0-4 2-5 8-6 25-14 47-29 47-11 0-13-10-13-17 0-9 2-11 6-29 4-17 4-20 9-34 4-19 9-37 13-55 3-10 3-11 3-13 0-7-4-10-11-10-10 0-15 9-16 16zM103 124c-2 8-2 8-7 15-18 22-33 27-44 27-19 0-24-21-24-36 0-19 12-66 20-85 13-22 30-36 46-36 25 0 30 31 30 34 0 2-1 4-1 7-6 25-13 49-20 74z"><text:p/></draw:path><draw:path draw:style-name="gr3" draw:text-style-name="P69" svg:width="0.044cm" svg:height="0.114cm" svg:x="4.301cm" svg:y="0.871cm" svg:viewBox="0 0 45 115" svg:d="M45 41c0-26-10-41-25-41-12 0-20 10-20 21 0 10 8 20 20 20 5 0 10-1 14-5 1-1 1-1 1-1 1 0 1 0 1 6 0 28-13 51-26 64-4 4-4 5-4 6 0 3 2 4 4 4 4 0 35-29 35-74z"><text:p/></draw:path><draw:path draw:style-name="gr3" draw:text-style-name="P69" svg:width="0.141cm" svg:height="0.272cm" svg:x="4.457cm" svg:y="0.645cm" svg:viewBox="0 0 142 273" svg:d="M75 4c-2-1 0-4-6-4-8 0-37 3-47 4-3 0-7 1-7 8 0 4 4 4 9 4 19 0 20 4 20 7s-4 17-5 24c-11 42-21 84-32 126-5 19-7 26-7 39 0 37 21 61 50 61 45 0 92-57 92-114 0-35-20-61-51-61-17 0-34 11-45 23 10-39 19-78 29-117zM39 151c2-9 2-9 5-13 19-26 36-31 46-31 15 0 24 11 24 36 0 22-12 67-19 81-12 27-30 40-45 40-14 0-27-10-27-38 0-8 0-16 7-40 3-12 5-23 9-35z"><text:p/></draw:path><draw:path draw:style-name="gr3" draw:text-style-name="P69" svg:width="0.085cm" svg:height="0.385cm" svg:x="4.627cm" svg:y="0.623cm" svg:viewBox="0 0 86 386" svg:d="M84 199c2-4 2-5 2-7 0-1 0-1-2-6-22-59-45-118-67-177-3-7-5-9-9-9-5 0-8 3-8 8 0 1 0 2 2 5 23 60 45 120 68 179-23 60-45 120-68 180-2 3-2 4-2 6 0 5 3 8 8 8 4 0 6-4 7-8 24-59 46-120 69-179z"><text:p/></draw:path><draw:path draw:style-name="gr3" draw:text-style-name="P69" svg:width="0.089cm" svg:height="0.385cm" svg:x="4.777cm" svg:y="0.623cm" svg:viewBox="0 0 90 386" svg:d="M90 192c0-29-4-77-25-119-24-48-57-73-61-73-2 0-4 1-4 3 0 1 0 2 8 9 37 39 59 100 59 180 0 66-14 135-61 183-6 6-6 6-6 7 0 3 2 4 4 4 4 0 39-26 62-76 19-42 24-85 24-118z"><text:p/></draw:path><draw:path draw:style-name="gr3" draw:text-style-name="P69" svg:width="0.088cm" svg:height="0.385cm" svg:x="4.928cm" svg:y="0.623cm" svg:viewBox="0 0 89 386" svg:d="M89 192c0-29-3-77-25-119-23-48-56-73-61-73-2 0-3 1-3 3 0 1 0 2 8 9 37 39 59 100 59 180 0 66-14 135-63 183-4 6-4 6-4 7 0 3 1 4 3 4 5 0 40-26 62-76 20-42 24-85 24-118z"><text:p/></draw:path><draw:path draw:style-name="gr3" draw:text-style-name="P69" svg:width="0.089cm" svg:height="0.385cm" svg:x="5.094cm" svg:y="0.623cm" svg:viewBox="0 0 90 386" svg:d="M90 382c0-1 0-1-6-8-49-50-61-122-61-182 0-67 14-134 62-182 5-5 5-6 5-7 0-2-2-3-4-3-3 0-39 26-62 75-20 43-24 86-24 117s4 77 25 121c25 48 58 73 61 73 2 0 4-1 4-4z"><text:p/></draw:path><draw:path draw:style-name="gr3" draw:text-style-name="P69" svg:width="0.176cm" svg:height="0.174cm" svg:x="5.222cm" svg:y="0.743cm" svg:viewBox="0 0 177 175" svg:d="M129 24c-7-14-18-24-35-24-46 0-94 57-94 113 0 37 22 62 52 62 7 0 27-1 50-29 3 16 17 29 36 29 13 0 22-9 28-21 7-14 11-37 11-38 0-5-3-5-4-5-5 0-5 2-6 8-6 25-13 47-29 47-10 0-11-10-11-17 0-9 0-11 4-29 4-17 5-20 9-34 4-19 10-37 14-55 2-10 2-11 2-13 0-7-4-10-11-10-9 0-15 9-16 16zM103 124c-1 8-1 8-7 15-17 22-33 27-43 27-20 0-25-21-25-36 0-19 12-66 20-85 13-22 30-36 46-36 25 0 30 31 30 34 0 2-1 4-1 7-6 25-13 49-20 74z"><text:p/></draw:path><draw:path draw:style-name="gr3" draw:text-style-name="P69" svg:width="0.097cm" svg:height="0.178cm" svg:x="5.441cm" svg:y="0.792cm" svg:viewBox="0 0 98 179" svg:d="M61 7c0-7 0-7-8-7-18 17-42 16-53 16 0 4 0 7 0 10 7 0 24 0 39-7 0 46 0 92 0 138 0 9 0 12-27 12-3 0-8 0-11 0 0 4 0 7 0 10 6 0 39-1 49-1 8 0 42 1 48 1 0-3 0-6 0-10-3 0-7 0-10 0-27 0-27-3-27-12 0-50 0-100 0-150z"><text:p/></draw:path><draw:path draw:style-name="gr3" draw:text-style-name="P69" svg:width="0.088cm" svg:height="0.385cm" svg:x="5.607cm" svg:y="0.623cm" svg:viewBox="0 0 89 386" svg:d="M89 192c0-29-4-77-25-119-23-48-56-73-61-73-2 0-3 1-3 3 0 1 0 2 7 9 38 39 60 100 60 180 0 66-14 135-63 183-4 6-4 6-4 7 0 3 1 4 3 4 5 0 39-26 62-76 20-42 24-85 24-118z"><text:p/></draw:path><draw:path draw:style-name="gr3" draw:text-style-name="P69" svg:width="0.255cm" svg:height="0.089cm" svg:x="5.864cm" svg:y="0.771cm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69" svg:width="0.088cm" svg:height="0.385cm" svg:x="6.289cm" svg:y="0.623cm" svg:viewBox="0 0 89 386" svg:d="M89 382c0-1 0-1-6-8-49-50-61-122-61-182 0-67 14-134 63-182 4-5 4-6 4-7 0-2-1-3-3-3-5 0-40 26-62 75-20 43-24 86-24 117s3 77 25 121c23 48 56 73 61 73 2 0 3-1 3-4z"><text:p/></draw:path><draw:path draw:style-name="gr3" draw:text-style-name="P69" svg:width="0.19cm" svg:height="0.273cm" svg:x="6.421cm" svg:y="0.645cm" svg:viewBox="0 0 191 274" svg:d="M118 156c15 40 34 99 40 108s10 9 20 9c4 0 6 0 9 0 4 0 4-2 4-3 0-3-1-3-2-5-3-4-5-10-9-17-26-74-51-147-78-220-8-22-29-28-47-28-2 0-8 0-8 4s3 4 4 5c13 2 16 4 25 31 12 35 25 69 37 104-35 35-71 72-106 107-5 4-7 6-7 12 0 7 6 11 12 11s9-4 12-9c31-36 63-72 94-109z"><text:p/></draw:path><draw:path draw:style-name="gr3" draw:text-style-name="P69" svg:width="0.176cm" svg:height="0.174cm" svg:x="6.641cm" svg:y="0.743cm" svg:viewBox="0 0 177 175" svg:d="M129 24c-8-14-19-24-37-24-45 0-92 57-92 113 0 37 21 62 51 62 7 0 27-1 50-29 4 16 17 29 35 29 14 0 22-9 29-21 7-14 12-37 12-38 0-5-4-5-5-5-4 0-5 2-6 8-6 25-13 47-28 47-11 0-13-10-13-17 0-9 2-11 6-29 4-17 4-20 8-34 4-19 10-37 14-55 3-10 3-11 3-13 0-7-5-10-12-10-9 0-14 9-15 16zM103 124c-2 8-2 8-7 15-18 22-33 27-44 27-20 0-26-21-26-36 0-19 14-66 22-85 13-22 30-36 46-36 24 0 29 31 29 34 0 2 0 4-1 7-6 25-12 49-19 74z"><text:p/></draw:path><draw:path draw:style-name="gr3" draw:text-style-name="P69" svg:width="0.193cm" svg:height="0.223cm" svg:x="6.969cm" svg:y="0.704cm" svg:viewBox="0 0 194 224" svg:d="M179 120c7 0 15 0 15-8s-8-8-15-8c-55 0-109 0-164 0 6-51 50-87 105-87 20 0 40 0 59 0 7 0 15 0 15-8 0-9-8-9-15-9-19 0-40 0-60 0-66 0-119 49-119 112 0 62 53 112 119 112 20 0 41 0 60 0 7 0 15 0 15-7 0-8-8-8-15-8-19 0-39 0-59 0-55 0-99-37-105-89 55 0 109 0 164 0z"><text:p/></draw:path><draw:path draw:style-name="gr3" draw:text-style-name="P69" svg:width="0.264cm" svg:height="0.275cm" svg:x="7.315cm" svg:y="0.637cm" svg:viewBox="0 0 265 276" svg:d="M56 232c-15 25-31 31-48 32-5 1-8 1-8 8 0 2 2 4 6 4 9 0 22-1 33-1 12 0 26 1 38 1 2 0 8 0 8-8 0-3-4-4-7-4-9 0-17-3-17-13 0-5 2-9 4-14 10-17 20-34 30-50 32 0 65 0 96 0 2 8 7 61 7 65 0 11-20 12-27 12-6 0-10 0-10 8 0 4 4 4 5 4 17 0 33-1 49-1 9 0 34 1 44 1 2 0 6 0 6-8 0-4-3-4-9-4-24 0-24-2-25-13-8-80-15-162-23-242-1-8-1-9-8-9-6 0-7 2-10 7-45 74-89 150-134 225zM102 175c26-43 51-85 76-128 5 43 8 85 12 128-29 0-58 0-88 0z"><text:p/></draw:path><draw:path draw:style-name="gr3" draw:text-style-name="P69" svg:width="0.04cm" svg:height="0.04cm" svg:x="7.625cm" svg:y="0.871cm" svg:viewBox="0 0 41 41" svg:d="M41 21c0-12-10-21-21-21s-20 9-20 21c0 11 9 20 20 20s21-9 21-20z"><text:p/></draw:path><draw:path draw:style-name="gr3" draw:text-style-name="P69" svg:width="0.19cm" svg:height="0.273cm" svg:x="7.72cm" svg:y="0.645cm" svg:viewBox="0 0 191 274" svg:d="M117 156c16 40 35 99 40 108 7 9 10 9 21 9 4 0 6 0 9 0s4-2 4-3c0-3-1-3-2-5-4-4-6-10-9-17-26-74-52-147-79-220-7-22-28-28-47-28-2 0-7 0-7 4s3 4 4 5c13 2 15 4 25 31 12 35 25 69 37 104-35 35-71 72-106 107-5 4-7 6-7 12 0 7 4 11 11 11 6 0 10-4 13-9 31-36 62-72 93-109z"><text:p/></draw:path><draw:path draw:style-name="gr3" draw:text-style-name="P69" svg:width="0.142cm" svg:height="0.272cm" svg:x="7.942cm" svg:y="0.645cm" svg:viewBox="0 0 143 273" svg:d="M75 4c-2-1 0-4-6-4-8 0-36 3-46 4-3 0-8 1-8 8 0 4 4 4 9 4 19 0 20 4 20 7s-3 17-5 24c-11 42-21 84-32 126-5 19-7 26-7 39 0 37 21 61 50 61 46 0 93-57 93-114 0-35-21-61-52-61-17 0-33 11-45 23 10-39 19-78 29-117zM39 151c2-9 2-9 5-13 19-26 36-31 46-31 15 0 26 11 26 36 0 22-14 67-20 81-13 27-31 40-46 40-14 0-26-10-26-38 0-8 0-16 6-40 3-12 5-23 9-35z"><text:p/></draw:path><draw:path draw:style-name="gr3" draw:text-style-name="P69" svg:width="0.192cm" svg:height="0.223cm" svg:x="8.23cm" svg:y="0.704cm" svg:viewBox="0 0 193 224" svg:d="M179 120c7 0 14 0 14-8s-7-8-14-8c-55 0-109 0-164 0 5-51 50-87 104-87 20 0 41 0 60 0 7 0 14 0 14-8 0-9-7-9-14-9-21 0-40 0-61 0-66 0-118 49-118 112 0 62 52 112 118 112 21 0 40 0 61 0 7 0 14 0 14-7 0-8-7-8-14-8-19 0-40 0-60 0-54 0-99-37-104-89 55 0 109 0 164 0z"><text:p/></draw:path><draw:path draw:style-name="gr3" draw:text-style-name="P69" svg:width="0.275cm" svg:height="0.263cm" svg:x="8.579cm" svg:y="0.646cm" svg:viewBox="0 0 276 264" svg:d="M46 234c-4 15-5 18-35 18-7 0-11 0-11 8 0 4 3 4 11 4 46 0 91 0 138 0 61 0 106-45 106-84 0-27-22-49-59-53 39-8 80-37 80-73 0-29-25-54-71-54-43 0-87 0-130 0-8 0-12 0-12 8 0 4 4 4 11 4 1 0 9 0 15 1 7 1 10 1 10 6 0 2 0 3-1 7-18 70-34 139-52 208zM105 123c7-32 15-64 23-95 4-15 4-16 21-16 16 0 34 0 50 0 34 0 42 23 42 40 0 34-33 71-80 71-19 0-38 0-56 0zM87 252c-6 0-7 0-9 0-3 0-4-1-4-4 0-2 0-2 1-9 9-37 19-72 27-108 25 0 49 0 73 0 37 0 44 29 44 45 0 39-34 76-79 76-18 0-35 0-53 0z"><text:p/></draw:path><draw:path draw:style-name="gr3" draw:text-style-name="P69" svg:width="0.04cm" svg:height="0.04cm" svg:x="8.909cm" svg:y="0.871cm" svg:viewBox="0 0 41 41" svg:d="M41 21c0-12-10-21-21-21-12 0-20 9-20 21 0 11 8 20 20 20 11 0 21-9 21-20z"><text:p/></draw:path><draw:path draw:style-name="gr3" draw:text-style-name="P69" svg:width="0.192cm" svg:height="0.35cm" svg:x="9.004cm" svg:y="0.64cm" svg:viewBox="0 0 193 351" svg:d="M121 118c11 0 22 0 33 0 8 0 12 0 12-8 0-4-4-4-11-4-11 0-21 0-32 0 4-15 6-30 9-44 1-9 7-37 9-41 3-7 10-13 19-13 1 0 11 0 18 7-17 2-21 15-21 21 0 9 7 14 15 14 10 0 21-9 21-24 0-17-18-26-33-26-14 0-39 7-50 45-2 8-3 12-13 61-9 0-18 0-27 0-7 0-11 0-11 6s4 6 10 6c9 0 18 0 27 0-10 50-20 101-30 152-7 37-13 72-33 72-2 0-12 0-19-6 18-2 21-16 21-21 0-9-6-14-14-14-10 0-21 9-21 24 0 17 17 26 33 26 21 0 36-23 43-37 13-25 22-72 22-74 8-41 15-82 23-122z"><text:p/></draw:path><draw:path draw:style-name="gr3" draw:text-style-name="P69" svg:width="0.088cm" svg:height="0.385cm" svg:x="9.252cm" svg:y="0.623cm" svg:viewBox="0 0 89 386" svg:d="M89 382c0-1 0-1-6-8-49-50-61-122-61-182 0-67 15-134 63-182 4-5 4-6 4-7 0-2-1-3-3-3-5 0-39 26-62 75-20 43-24 86-24 117s4 77 25 121c23 48 56 73 61 73 2 0 3-1 3-4z"><text:p/></draw:path><draw:path draw:style-name="gr3" draw:text-style-name="P69" svg:width="0.086cm" svg:height="0.385cm" svg:x="9.406cm" svg:y="0.623cm" svg:viewBox="0 0 87 386" svg:d="M85 14c2-4 2-4 2-6 0-5-3-8-8-8-3 0-6 1-9 9-23 59-45 118-68 177-1 2-2 4-2 6s0 3 2 7c23 59 45 119 68 178 2 4 4 9 9 9s8-3 8-8c0-1 0-2-2-6-23-60-45-120-68-180 23-59 45-118 68-178z"><text:p/></draw:path><draw:path draw:style-name="gr3" draw:text-style-name="P69" svg:width="0.176cm" svg:height="0.174cm" svg:x="9.53cm" svg:y="0.743cm" svg:viewBox="0 0 177 175" svg:d="M129 24c-7-14-18-24-35-24-46 0-94 57-94 113 0 37 22 62 52 62 7 0 27-1 50-29 4 16 17 29 36 29 13 0 22-9 28-21 7-14 11-37 11-38 0-5-3-5-4-5-4 0-5 2-6 8-6 25-13 47-28 47-11 0-12-10-12-17 0-9 1-11 5-29 3-17 4-20 8-34 4-19 10-37 14-55 2-10 2-11 2-13 0-7-4-10-11-10-9 0-14 9-16 16zM105 124c-3 8-3 8-8 15-18 22-33 27-44 27-20 0-25-21-25-36 0-19 13-66 22-85 12-22 28-36 44-36 25 0 30 31 30 34 0 2 0 4-1 7-6 25-12 49-18 74z"><text:p/></draw:path><draw:path draw:style-name="gr3" draw:text-style-name="P69" svg:width="0.044cm" svg:height="0.114cm" svg:x="9.752cm" svg:y="0.871cm" svg:viewBox="0 0 45 115" svg:d="M45 41c0-26-9-41-24-41-13 0-21 10-21 21 0 10 8 20 21 20 4 0 10-1 13-5 1-1 1-1 2-1 0 2 1 0 1 6 0 28-14 51-26 64-4 4-4 5-4 6 0 3 2 4 3 4 4 0 35-29 35-74z"><text:p/></draw:path><draw:path draw:style-name="gr3" draw:text-style-name="P69" svg:width="0.141cm" svg:height="0.272cm" svg:x="9.909cm" svg:y="0.645cm" svg:viewBox="0 0 142 273" svg:d="M74 4c-1-1 0-4-5-4-8 0-37 3-47 4-3 0-8 1-8 8 0 4 4 4 10 4 18 0 19 4 19 7s-3 17-6 24c-11 42-20 84-31 126-5 19-6 26-6 39 0 37 20 61 48 61 47 0 94-57 94-114 0-35-20-61-52-61-17 0-33 11-45 23 10-39 19-78 29-117zM37 151c3-9 3-9 7-13 19-26 36-31 46-31 13 0 24 11 24 36 0 22-13 67-19 81-14 27-31 40-47 40-12 0-25-10-25-38 0-8 0-16 7-40 2-12 5-23 7-35z"><text:p/></draw:path><draw:path draw:style-name="gr3" draw:text-style-name="P69" svg:width="0.086cm" svg:height="0.385cm" svg:x="10.077cm" svg:y="0.623cm" svg:viewBox="0 0 87 386" svg:d="M85 199c2-4 2-5 2-7 0-1 0-1-2-6-22-59-45-118-67-177-4-7-6-9-9-9-5 0-9 3-9 8 0 1 0 2 2 5 23 60 45 120 68 179-23 60-45 120-68 180-2 3-2 4-2 6 0 5 4 8 9 8 4 0 5-4 8-8 23-59 45-120 68-179z"><text:p/></draw:path><draw:path draw:style-name="gr3" draw:text-style-name="P69" svg:width="0.088cm" svg:height="0.385cm" svg:x="10.229cm" svg:y="0.623cm" svg:viewBox="0 0 89 386" svg:d="M89 192c0-29-3-77-25-119-23-48-56-73-61-73-2 0-3 1-3 3 0 1 0 2 8 9 37 39 59 100 59 180 0 66-14 135-63 183-4 6-4 6-4 7 0 3 1 4 3 4 5 0 40-26 62-76 20-42 24-85 24-118z"><text:p/></draw:path><draw:path draw:style-name="gr3" draw:text-style-name="P69" svg:width="0.088cm" svg:height="0.385cm" svg:x="10.38cm" svg:y="0.623cm" svg:viewBox="0 0 89 386" svg:d="M89 192c0-29-4-77-25-119-23-48-56-73-61-73-2 0-3 1-3 3 0 1 0 2 7 9 38 39 60 100 60 180 0 66-14 135-63 183-4 6-4 6-4 7 0 3 1 4 3 4 5 0 39-26 62-76 20-42 24-85 24-118z"><text:p/></draw:path><draw:path draw:style-name="gr3" draw:text-style-name="P69" svg:width="0.088cm" svg:height="0.385cm" svg:x="10.546cm" svg:y="0.623cm" svg:viewBox="0 0 89 386" svg:d="M89 382c0-1 0-1-5-8-49-50-62-122-62-182 0-67 15-134 63-182 4-5 4-6 4-7 0-2-1-3-3-3-5 0-39 26-62 75-20 43-24 86-24 117s4 77 25 121c23 48 56 73 61 73 2 0 3-1 3-4z"><text:p/></draw:path><draw:path draw:style-name="gr3" draw:text-style-name="P69" svg:width="0.176cm" svg:height="0.174cm" svg:x="10.674cm" svg:y="0.743cm" svg:viewBox="0 0 177 175" svg:d="M129 24c-7-14-19-24-35-24-47 0-94 57-94 113 0 37 21 62 52 62 7 0 26-1 49-29 4 16 17 29 35 29 15 0 24-9 29-21 7-14 12-37 12-38 0-5-3-5-4-5-5 0-5 2-6 8-6 25-14 47-29 47-10 0-13-10-13-17 0-9 2-11 6-29 4-17 5-20 9-34 4-19 9-37 13-55 3-10 3-11 3-13 0-7-4-10-11-10-10 0-15 9-16 16zM103 124c-2 8-2 8-7 15-17 22-33 27-44 27-19 0-24-21-24-36 0-19 12-66 20-85 13-22 30-36 46-36 25 0 30 31 30 34 0 2-1 4-1 7-6 25-13 49-20 74z"><text:p/></draw:path><draw:path draw:style-name="gr3" draw:text-style-name="P69" svg:width="0.119cm" svg:height="0.178cm" svg:x="10.879cm" svg:y="0.792cm" svg:viewBox="0 0 120 179" svg:d="M120 130c-3 0-7 0-10 0 0 6-3 22-7 24-2 2-23 2-26 2-16 0-34 0-51 0 29-25 39-33 55-45 20-16 39-33 39-58 0-33-29-53-64-53-33 0-56 23-56 48 0 14 12 15 14 15 7 0 15-5 15-15 0-4-3-14-16-14 8-19 27-25 40-25 26 0 41 22 41 44 0 23-17 42-26 51-22 21-43 43-65 64-3 2-3 4-3 11 37 0 74 0 111 0 3-16 6-33 9-49z"><text:p/></draw:path><draw:path draw:style-name="gr3" draw:text-style-name="P69" svg:width="0.089cm" svg:height="0.385cm" svg:x="11.058cm" svg:y="0.623cm" svg:viewBox="0 0 90 386" svg:d="M90 192c0-29-4-77-25-119-23-48-57-73-61-73-2 0-4 1-4 3 0 1 0 2 8 9 37 39 59 100 59 180 0 66-14 135-61 183-6 6-6 6-6 7 0 3 2 4 4 4 4 0 39-26 62-76 20-42 24-85 24-118z"><text:p/></draw:path><draw:path draw:style-name="gr3" draw:text-style-name="P69" svg:width="0.099cm" svg:height="0.462cm" svg:x="11.632cm" svg:y="0.585cm" svg:viewBox="0 0 100 463" svg:d="M100 459c0-1 0-2-1-4-18-18-44-50-60-113-9-35-13-75-13-111 0-101 25-173 71-222 3-4 3-5 3-6 0-3-2-3-4-3-6 0-27 23-32 29-39 46-64 116-64 202 0 55 10 132 61 198 3 4 28 34 35 34 2 0 4 0 4-4z"><text:p/></draw:path><draw:path draw:style-name="gr3" draw:text-style-name="P69" svg:width="0.209cm" svg:height="0.347cm" svg:x="11.762cm" svg:y="0.639cm" svg:viewBox="0 0 210 348" svg:d="M210 53c0-29-21-53-52-53-23 0-34 7-47 16-21 16-42 53-49 83-21 81-41 164-62 245 0 1 1 4 4 4 4 0 5 0 5-2 9-35 19-71 27-106 8 23 25 37 53 37s57-14 75-31 31-42 31-71c0-28-15-47-29-57 22-14 44-37 44-65zM141 118c-5 1-9 2-19 2-5 0-13 0-16-1 1-5 14-3 18-3 8 0 12-1 17 2zM189 44c0 27-15 55-35 67-10-4-18-4-30-4-7 0-29-1-29 12 0 11 19 10 26 10 14 0 21-1 32-6 14 15 16 27 18 44 0 22-9 52-20 66-16 21-41 35-63 35-30 0-44-22-44-49 0-4 0-10 1-18 9-33 17-65 25-98 9-33 37-94 83-94 23 0 36 12 36 35z"><text:p/></draw:path><draw:path draw:style-name="gr3" draw:text-style-name="P69" svg:width="0.129cm" svg:height="0.17cm" svg:x="12.129cm" svg:y="0.743cm" svg:viewBox="0 0 130 171" svg:d="M54 43c0-14 0-29 0-43-18 1-36 3-54 4 0 5 0 8 0 13 26 0 30 2 30 20 0 35 0 70 0 104 0 17-5 17-30 17 0 5 0 8 0 13 14 0 33-2 44-2 15 0 33 0 48 2 0-5 0-8 0-13-2 0-5 0-7 0-29 0-30-4-30-17 0-20 0-40 0-60 0-38 17-72 46-72 2 0 4 0 5 0-1 0-9 5-9 15 0 11 8 17 16 17 7 0 17-6 17-18 0-13-12-23-29-23-28 0-43 25-47 43z"><text:p/></draw:path><draw:path draw:style-name="gr3" draw:text-style-name="P69" svg:width="0.194cm" svg:height="0.174cm" svg:x="12.282cm" svg:y="0.743cm" svg:viewBox="0 0 195 175" svg:d="M139 140c0 12 0 23 0 35 18-1 37-3 56-4 0-5 0-8 0-13-28 0-31-2-31-20 0-47 0-92 0-138-19 1-39 3-57 4 0 5 0 8 0 13 27 0 31 2 31 20 0 24 0 47 0 70 0 33-19 59-48 59-32 0-34-17-34-37 0-43 0-86 0-129-19 1-37 3-56 4 0 5 0 8 0 13 30 0 30 1 30 35 0 20 0 38 0 58 0 30 0 65 59 65 21 0 39-11 50-35z"><text:p/></draw:path><draw:path draw:style-name="gr3" draw:text-style-name="P69" svg:width="0.085cm" svg:height="0.267cm" svg:x="12.496cm" svg:y="0.645cm" svg:viewBox="0 0 86 268" svg:d="M56 0c-19 1-37 3-56 4 0 5 0 8 0 12 28 0 31 4 31 23 0 67 0 133 0 200 0 17-5 17-31 17 0 5 0 8 0 12 13 0 33-1 43-1 9 0 29 1 43 1 0-4 0-7 0-12-25 0-30 0-30-17 0-79 0-160 0-239z"><text:p/></draw:path><draw:path draw:style-name="gr3" draw:text-style-name="P69" svg:width="0.149cm" svg:height="0.176cm" svg:x="12.602cm" svg:y="0.741cm" svg:viewBox="0 0 150 177" svg:d="M33 76c2-58 34-67 47-67 41 0 44 51 44 67-30 0-60 0-91 0zM32 84c36 0 71 0 108 0 9 0 10 0 10-8 0-39-21-76-70-76-44 0-80 40-80 88 0 52 41 89 86 89 46 0 64-43 64-51 0-3-4-4-5-4-3 0-4 2-5 6-13 39-49 39-52 39-20 0-35-11-44-25-12-19-12-44-12-58z"><text:p/></draw:path><draw:path draw:style-name="gr3" draw:text-style-name="P69" svg:width="0.1cm" svg:height="0.462cm" svg:x="12.78cm" svg:y="0.585cm" svg:viewBox="0 0 101 463" svg:d="M101 231c0-55-10-132-60-197-5-5-29-34-37-34-1 0-4 0-4 3s1 4 2 5c19 20 44 50 60 112 8 35 13 75 13 111 0 38-5 78-14 117-15 53-38 84-58 106-3 4-2 2-3 5 0 3 3 4 4 4 7 0 28-24 32-30 40-46 65-115 65-202z"><text:p/></draw:path><draw:path draw:style-name="gr3" draw:text-style-name="P69" svg:width="0.342cm" svg:height="0.211cm" svg:x="0.003cm" svg:y="1.331cm" svg:viewBox="0 0 343 212" svg:d="M330 152c7 0 13 0 13-8s-6-8-14-8c-81 0-164 0-245 0-17-14-37-24-49-29 15-7 33-17 49-30 81 0 164 0 245 0 8 0 14 0 14-8 0-7-6-7-13-7-76 0-153 0-229 0 19-18 39-52 39-58 0-4-5-4-8-4-2 0-5 0-7 3-8 15-18 35-44 57-27 25-52 35-72 41-7 2-8 2-8 4-1 0-1 1-1 2s0 1 0 2l1 1c1 0 1 0 9 2 52 17 91 52 112 93 5 7 6 7 10 7 3 0 8 0 8-3 0-5-20-40-39-57 76 0 153 0 229 0z"><text:p/></draw:path><draw:path draw:style-name="gr3" draw:text-style-name="P69" svg:width="0.342cm" svg:height="0.211cm" svg:x="0.325cm" svg:y="1.331cm" svg:viewBox="0 0 343 212" svg:d="M260 77c16 13 36 24 49 30-14 5-33 16-49 29-82 0-164 0-246 0-6 0-14 0-14 8s8 8 14 8c76 0 152 0 228 0-18 17-38 52-38 57 0 3 5 3 7 3 4 0 6 0 8-2 8-15 19-35 44-58 26-23 52-34 73-40 6-2 6-2 7-3 0-1 0-1 0-2s0-1 0-2l-1-2c-1 0-1-1-9-3-51-15-90-51-112-91-4-8-4-9-10-9-2 0-7 0-7 4 0 6 19 39 38 58-76 0-152 0-228 0-6 0-14 0-14 7 0 8 8 8 14 8 82 0 164 0 246 0z"><text:p/></draw:path><draw:path draw:style-name="gr3" draw:text-style-name="P69" svg:width="0.19cm" svg:height="0.272cm" svg:x="0.818cm" svg:y="1.265cm" svg:viewBox="0 0 191 273" svg:d="M118 155c15 41 34 100 40 109s10 9 20 9c4 0 6 0 9 0 3-1 4-3 4-5 0-1-1-2-2-3-4-4-6-10-9-17-26-74-52-147-79-220-7-24-28-28-47-28-1 0-7 0-7 4s3 3 4 4c13 2 15 5 25 31 12 35 25 70 37 105-35 35-71 71-106 106-5 4-7 6-7 12s4 11 11 11c6 0 10-5 13-8 31-36 63-74 94-110z"><text:p/></draw:path><draw:path draw:style-name="gr3" draw:text-style-name="P69" svg:width="0.141cm" svg:height="0.272cm" svg:x="1.042cm" svg:y="1.265cm" svg:viewBox="0 0 142 273" svg:d="M74 4c0-1 0-4-5-4-10 0-37 3-47 3-3 1-8 1-8 8 0 6 4 6 9 6 19 0 20 2 20 6 0 2-3 16-6 23-11 42-20 85-31 127-5 18-6 25-6 38 0 38 20 62 48 62 47 0 94-59 94-114 0-35-21-62-52-62-17 0-33 12-45 24 10-38 19-78 29-117zM37 151c3-9 3-10 6-15 20-25 36-30 47-30 13 0 24 12 24 36 0 23-13 67-19 82-14 26-31 40-47 40-13 0-25-11-25-40 0-6 0-14 6-38 3-12 5-23 8-35z"><text:p/></draw:path><draw:path draw:style-name="gr3" draw:text-style-name="P69" svg:width="0.192cm" svg:height="0.223cm" svg:x="1.329cm" svg:y="1.325cm" svg:viewBox="0 0 193 224" svg:d="M179 120c7 0 14 0 14-8s-7-8-14-8c-55 0-109 0-164 0 5-51 50-89 104-89 20 0 41 0 60 0 7 0 14 0 14-7 0-8-7-8-14-8-19 0-40 0-60 0-66 0-119 51-119 112 0 62 53 112 119 112 20 0 41 0 60 0 7 0 14 0 14-7 0-8-7-8-14-8-19 0-40 0-60 0-54 0-99-37-104-89 55 0 109 0 164 0z"><text:p/></draw:path><draw:path draw:style-name="gr3" draw:text-style-name="P69" svg:width="0.275cm" svg:height="0.263cm" svg:x="1.678cm" svg:y="1.271cm" svg:viewBox="0 0 276 264" svg:d="M46 233c-4 16-4 19-35 19-7 0-11 0-11 8 0 4 3 4 11 4 46 0 91 0 138 0 61 0 106-46 106-84 0-27-22-50-59-55 39-6 80-35 80-72 0-29-25-53-71-53-43 0-87 0-130 0-8 0-11 0-11 8 0 4 3 4 10 4 1 0 9 0 15 0 7 1 10 1 10 7 0 1 0 2-1 7-18 70-34 138-52 207zM105 122c7-32 16-64 24-96 3-13 3-14 21-14 16 0 33 0 49 0 34 0 42 22 42 40 0 34-33 70-80 70-19 0-38 0-56 0zM87 252c-6 0-7 0-9-1-3 0-4 0-4-4 0-1 0-2 1-8 9-37 19-72 27-108 25 0 49 0 73 0 37 0 45 29 45 45 0 39-35 76-80 76-18 0-35 0-53 0z"><text:p/></draw:path><draw:path draw:style-name="gr3" draw:text-style-name="P69" svg:width="0.04cm" svg:height="0.041cm" svg:x="2.008cm" svg:y="1.49cm" svg:viewBox="0 0 41 42" svg:d="M41 21c0-11-9-21-20-21-12 0-21 10-21 21s9 21 21 21c11 0 20-10 20-21z"><text:p/></draw:path><draw:path draw:style-name="gr3" draw:text-style-name="P69" svg:width="0.192cm" svg:height="0.351cm" svg:x="2.102cm" svg:y="1.259cm" svg:viewBox="0 0 193 352" svg:d="M121 118c11 0 23 0 34 0 8 0 11 0 11-8 0-4-3-4-10-4-11 0-22 0-33 0 4-15 6-30 9-44 1-8 7-36 9-40 3-8 10-13 19-13 1 0 11 0 18 6-17 3-21 16-21 21 0 9 7 14 15 14 10 0 21-8 21-24 0-17-18-26-33-26-14 0-38 7-50 45-2 9-3 12-12 61-9 0-19 0-28 0-6 0-11 0-11 7 0 5 4 5 11 5 9 0 17 0 26 0-10 50-20 102-30 153-7 37-13 72-33 72-2 0-11 0-19-6 18-1 21-16 21-21 0-9-6-15-14-15-10 0-21 9-21 24 0 17 17 27 33 27 21 0 36-23 44-37 12-26 21-72 21-74 8-41 15-83 23-123z"><text:p/></draw:path><draw:path draw:style-name="gr3" draw:text-style-name="P69" svg:width="0.089cm" svg:height="0.385cm" svg:x="2.351cm" svg:y="1.244cm" svg:viewBox="0 0 90 386" svg:d="M90 383c0-1 0-2-6-9-49-48-62-121-62-180 0-67 15-135 63-183 5-4 5-5 5-7 0-3-2-4-4-4-5 0-39 26-62 76-20 42-24 85-24 118 0 29 4 77 25 120 23 48 56 72 61 72 2 0 4-1 4-3z"><text:p/></draw:path><draw:path draw:style-name="gr3" draw:text-style-name="P69" svg:width="0.085cm" svg:height="0.385cm" svg:x="2.506cm" svg:y="1.244cm" svg:viewBox="0 0 86 386" svg:d="M84 15c2-4 2-5 2-7 0-5-3-8-8-8-3 0-6 2-9 9-23 59-45 119-68 178 0 2-1 4-1 7 0 1 0 2 1 6 23 60 45 118 68 177 1 5 4 9 9 9s8-3 8-8c0-1 0-1-2-5-23-59-45-120-69-179 24-60 46-119 69-179z"><text:p/></draw:path><draw:path draw:style-name="gr3" draw:text-style-name="P69" svg:width="0.176cm" svg:height="0.175cm" svg:x="2.629cm" svg:y="1.362cm" svg:viewBox="0 0 177 176" svg:d="M129 25c-8-14-19-25-37-25-45 0-92 57-92 113 0 37 21 63 51 63 7 0 27-2 50-30 4 17 17 30 35 30 14 0 22-10 29-22 7-13 12-37 12-38 0-4-4-4-5-4-4 0-5 1-6 7-6 25-13 48-28 48-11 0-13-10-13-17 0-9 2-12 6-29 4-16 4-21 8-35 4-18 10-36 14-54 3-11 3-12 3-13 0-7-5-11-12-11-9 0-14 9-15 17zM103 125c-2 7-2 8-7 15-18 21-33 27-44 27-20 0-24-21-24-36 0-20 12-67 20-85 13-23 30-37 46-37 24 0 29 32 29 34s0 4-1 6c-6 26-12 51-19 76z"><text:p/></draw:path><draw:path draw:style-name="gr3" draw:text-style-name="P69" svg:width="0.098cm" svg:height="0.178cm" svg:x="2.847cm" svg:y="1.413cm" svg:viewBox="0 0 99 179" svg:d="M62 8c0-8-1-8-9-8-17 18-42 18-53 18 0 3 0 6 0 10 7 0 24 0 40-8 0 46 0 91 0 137 0 9 0 14-28 14-3 0-6 0-10 0 0 3 0 5 0 8 5 0 39-1 49-1 7 0 41 1 48 1 0-3 0-5 0-8-3 0-8 0-11 0-26 0-26-5-26-14 0-49 0-100 0-149z"><text:p/></draw:path><draw:path draw:style-name="gr3" draw:text-style-name="P69" svg:width="0.044cm" svg:height="0.114cm" svg:x="3.024cm" svg:y="1.49cm" svg:viewBox="0 0 45 115" svg:d="M45 41c0-26-9-41-24-41-13 0-21 10-21 21s8 21 21 21c4 0 10-2 13-6 1-1 1-1 2-1 0 2 1 0 1 6 0 28-14 51-26 65-4 4-4 5-4 6 0 2 2 3 3 3 4 0 35-29 35-74z"><text:p/></draw:path><draw:path draw:style-name="gr3" draw:text-style-name="P69" svg:width="0.141cm" svg:height="0.272cm" svg:x="3.181cm" svg:y="1.265cm" svg:viewBox="0 0 142 273" svg:d="M74 4c0-1 0-4-5-4-10 0-37 3-47 3-3 1-8 1-8 8 0 6 4 6 9 6 19 0 20 2 20 6 0 2-3 16-6 23-11 42-20 85-31 127-5 18-6 25-6 38 0 38 20 62 48 62 47 0 94-59 94-114 0-35-21-62-52-62-17 0-33 12-45 24 10-38 19-78 29-117zM37 151c3-9 3-10 6-15 20-25 36-30 47-30 13 0 24 12 24 36 0 23-13 67-19 82-14 26-31 40-47 40-13 0-25-11-25-40 0-6 0-14 6-38 3-12 5-23 8-35z"><text:p/></draw:path><draw:path draw:style-name="gr3" draw:text-style-name="P69" svg:width="0.086cm" svg:height="0.385cm" svg:x="3.35cm" svg:y="1.244cm" svg:viewBox="0 0 87 386" svg:d="M85 200c2-4 2-5 2-6s0-3-2-7c-23-59-45-119-68-178-3-7-5-9-9-9-5 0-8 3-8 8 0 1 0 2 2 6 23 60 45 120 68 180-23 59-45 118-68 178-2 4-2 5-2 6 0 5 3 8 8 8s6-3 9-8c23-59 45-118 68-178z"><text:p/></draw:path><draw:path draw:style-name="gr3" draw:text-style-name="P69" svg:width="0.088cm" svg:height="0.385cm" svg:x="3.501cm" svg:y="1.244cm" svg:viewBox="0 0 89 386" svg:d="M89 194c0-31-4-77-25-121-23-48-56-73-61-73-2 0-3 2-3 4s0 3 7 9c38 39 60 99 60 181 0 66-14 134-63 182-4 5-4 6-4 7 0 2 1 3 3 3 5 0 39-25 62-75 20-43 24-85 24-117z"><text:p/></draw:path><draw:path draw:style-name="gr3" draw:text-style-name="P69" svg:width="0.255cm" svg:height="0.089cm" svg:x="3.759cm" svg:y="1.392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9" svg:width="0.189cm" svg:height="0.272cm" svg:x="4.166cm" svg:y="1.265cm" svg:viewBox="0 0 190 273" svg:d="M117 155c16 41 35 100 40 109 7 9 10 9 21 9 4 0 6 0 9 0 3-1 3-3 3-5 0-1 0-2-1-3-4-4-6-10-9-17-26-74-52-147-79-220-7-24-28-28-47-28-2 0-7 0-7 4s3 3 4 4c12 2 15 5 25 31 12 35 25 70 37 105-35 35-71 71-106 106-5 4-7 6-7 12s4 11 11 11 10-5 13-8c31-36 62-74 93-110z"><text:p/></draw:path><draw:path draw:style-name="gr3" draw:text-style-name="P69" svg:width="0.142cm" svg:height="0.272cm" svg:x="4.388cm" svg:y="1.265cm" svg:viewBox="0 0 143 273" svg:d="M75 4c0-1 0-4-6-4-8 0-36 3-47 3-2 1-7 1-7 8 0 6 4 6 9 6 19 0 20 2 20 6 0 2-3 16-5 23-11 42-21 85-32 127-5 18-7 25-7 38 0 38 21 62 50 62 46 0 93-59 93-114 0-35-21-62-52-62-17 0-34 12-45 24 10-38 19-78 29-117zM39 151c2-9 2-10 5-15 19-25 36-30 46-30 15 0 24 12 24 36 0 23-12 67-18 82-13 26-31 40-46 40-14 0-27-11-27-40 0-6 0-14 7-38 3-12 5-23 9-35z"><text:p/></draw:path><draw:path draw:style-name="gr3" draw:text-style-name="P69" svg:width="0.193cm" svg:height="0.223cm" svg:x="4.675cm" svg:y="1.325cm" svg:viewBox="0 0 194 224" svg:d="M180 120c7 0 14 0 14-8s-7-8-14-8c-55 0-108 0-163 0 4-51 49-89 103-89 20 0 41 0 60 0 7 0 14 0 14-7 0-8-7-8-14-8-20 0-40 0-61 0-66 0-119 51-119 112 0 62 53 112 119 112 21 0 41 0 61 0 7 0 14 0 14-7 0-8-7-8-14-8-19 0-40 0-60 0-54 0-99-37-103-89 55 0 108 0 163 0z"><text:p/></draw:path><draw:path draw:style-name="gr3" draw:text-style-name="P69" svg:width="0.275cm" svg:height="0.263cm" svg:x="5.025cm" svg:y="1.271cm" svg:viewBox="0 0 276 264" svg:d="M45 233c-3 16-4 19-35 19-6 0-10 0-10 8 0 4 3 4 10 4 46 0 92 0 139 0 60 0 106-46 106-84 0-27-22-50-60-55 40-6 81-35 81-72 0-29-25-53-71-53-44 0-87 0-131 0-7 0-11 0-11 8 0 4 3 4 11 4 1 0 9 0 14 0 8 1 11 1 11 7 0 1 0 2-1 7-18 70-35 138-53 207zM105 122c7-32 15-64 23-96 3-13 4-14 21-14 16 0 34 0 50 0 34 0 42 22 42 40 0 34-33 70-80 70-19 0-38 0-56 0zM87 252c-6 0-7 0-9-1-4 0-5 0-5-4 0-1 0-2 2-8 9-37 17-72 26-108 24 0 50 0 74 0 37 0 44 29 44 45 0 39-34 76-79 76-18 0-35 0-53 0z"><text:p/></draw:path><draw:path draw:style-name="gr3" draw:text-style-name="P69" svg:width="0.04cm" svg:height="0.041cm" svg:x="5.355cm" svg:y="1.49cm" svg:viewBox="0 0 41 42" svg:d="M41 21c0-11-10-21-21-21s-20 10-20 21 9 21 20 21 21-10 21-21z"><text:p/></draw:path><draw:path draw:style-name="gr3" draw:text-style-name="P69" svg:width="0.192cm" svg:height="0.351cm" svg:x="5.45cm" svg:y="1.259cm" svg:viewBox="0 0 193 352" svg:d="M121 118c11 0 22 0 33 0 8 0 12 0 12-8 0-4-4-4-11-4-11 0-21 0-32 0 4-15 6-30 9-44 1-8 7-36 9-40 3-8 10-13 17-13 3 0 13 0 20 6-17 3-21 16-21 21 0 9 7 14 15 14 10 0 21-8 21-24 0-17-18-26-35-26-12 0-37 7-48 45-2 9-3 12-13 61-9 0-18 0-27 0-7 0-12 0-12 7 0 5 5 5 11 5 9 0 17 0 26 0-10 50-19 102-29 153-7 37-13 72-33 72-2 0-12 0-19-6 18-1 21-16 21-21 0-9-6-15-14-15-10 0-21 9-21 24 0 17 17 27 33 27 21 0 36-23 43-37 13-26 22-72 22-74 8-41 15-83 23-123z"><text:p/></draw:path><draw:path draw:style-name="gr3" draw:text-style-name="P69" svg:width="0.088cm" svg:height="0.385cm" svg:x="5.698cm" svg:y="1.244cm" svg:viewBox="0 0 89 386" svg:d="M89 383c0-1 0-2-6-9-49-48-61-121-61-180 0-67 14-135 63-183 4-4 4-5 4-7 0-3-1-4-3-4-5 0-39 26-62 76-20 42-24 85-24 118 0 29 4 77 25 120 23 48 56 72 61 72 2 0 3-1 3-3z"><text:p/></draw:path><draw:path draw:style-name="gr3" draw:text-style-name="P69" svg:width="0.086cm" svg:height="0.385cm" svg:x="5.852cm" svg:y="1.244cm" svg:viewBox="0 0 87 386" svg:d="M85 15c2-4 2-5 2-7 0-5-4-8-8-8s-6 2-9 9c-23 59-45 119-68 178-1 2-2 4-2 7 0 1 0 2 2 6 23 60 45 118 68 177 2 5 4 9 9 9 4 0 8-3 8-8 0-1 0-1-2-5-23-59-45-120-68-179 23-60 45-119 68-179z"><text:p/></draw:path><draw:path draw:style-name="gr3" draw:text-style-name="P69" svg:width="0.176cm" svg:height="0.175cm" svg:x="5.975cm" svg:y="1.362cm" svg:viewBox="0 0 177 176" svg:d="M129 25c-7-14-18-25-35-25-46 0-94 57-94 113 0 37 22 63 52 63 7 0 27-2 50-30 4 17 17 30 36 30 13 0 22-10 28-22 7-13 11-37 11-38 0-4-3-4-4-4-4 0-5 1-6 7-6 25-13 48-29 48-10 0-11-10-11-17 0-9 1-12 4-29 4-16 5-21 9-35 4-18 10-36 14-54 2-11 2-12 2-13 0-7-4-11-11-11-9 0-15 9-16 17zM105 125c-3 7-3 8-9 15-17 21-32 27-43 27-20 0-25-21-25-36 0-20 13-67 22-85 12-23 28-37 44-37 25 0 30 32 30 34s-1 4-1 6c-6 26-12 51-18 76z"><text:p/></draw:path><draw:path draw:style-name="gr3" draw:text-style-name="P69" svg:width="0.118cm" svg:height="0.178cm" svg:x="6.182cm" svg:y="1.413cm" svg:viewBox="0 0 119 179" svg:d="M119 131c-3 0-6 0-9 0-1 5-3 22-7 24-2 1-23 1-27 1-17 0-33 0-50 0 29-24 38-32 54-45 20-15 39-33 39-58 0-33-29-53-63-53s-56 24-56 48c0 15 11 16 14 16 6 0 15-5 15-14 0-6-3-15-17-15 9-20 27-25 40-25 27 0 40 21 40 43 0 23-16 42-25 52-22 22-43 42-65 64-2 3-2 3-2 10 37 0 74 0 111 0 2-16 6-32 8-48z"><text:p/></draw:path><draw:path draw:style-name="gr3" draw:text-style-name="P69" svg:width="0.044cm" svg:height="0.114cm" svg:x="6.371cm" svg:y="1.49cm" svg:viewBox="0 0 45 115" svg:d="M45 41c0-26-10-41-24-41-13 0-21 10-21 21s8 21 21 21c4 0 9-2 13-6 1-1 1-1 2-1 0 2 0 0 0 6 0 28-13 51-26 65-3 4-3 5-3 6 0 2 1 3 3 3 4 0 35-29 35-74z"><text:p/></draw:path><draw:path draw:style-name="gr3" draw:text-style-name="P69" svg:width="0.142cm" svg:height="0.272cm" svg:x="6.527cm" svg:y="1.265cm" svg:viewBox="0 0 143 273" svg:d="M75 4c0-1 0-4-6-4-8 0-36 3-47 3-2 1-7 1-7 8 0 6 4 6 9 6 19 0 20 2 20 6 0 2-3 16-5 23-11 42-21 85-32 127-5 18-7 25-7 38 0 38 21 62 50 62 46 0 93-59 93-114 0-35-21-62-52-62-17 0-34 12-45 24 10-38 19-78 29-117zM39 151c2-9 2-10 5-15 19-25 36-30 46-30 15 0 24 12 24 36 0 23-12 67-18 82-13 26-31 40-46 40-14 0-27-11-27-40 0-6 0-14 7-38 3-12 5-23 9-35z"><text:p/></draw:path><draw:path draw:style-name="gr3" draw:text-style-name="P69" svg:width="0.085cm" svg:height="0.385cm" svg:x="6.696cm" svg:y="1.244cm" svg:viewBox="0 0 86 386" svg:d="M85 200c1-4 1-5 1-6s0-3-1-7c-23-59-45-119-68-178-3-7-5-9-9-9-5 0-8 3-8 8 0 1 0 2 2 6 23 60 45 120 68 180-23 59-45 118-68 178-2 4-2 5-2 6 0 5 3 8 8 8s6-3 7-8c24-59 47-118 70-178z"><text:p/></draw:path><draw:path draw:style-name="gr3" draw:text-style-name="P69" svg:width="0.089cm" svg:height="0.385cm" svg:x="6.847cm" svg:y="1.244cm" svg:viewBox="0 0 90 386" svg:d="M90 194c0-31-4-77-25-121-23-48-57-73-61-73-2 0-4 2-4 4s0 3 8 9c38 39 60 99 60 181 0 66-14 134-62 182-6 5-6 6-6 7 0 2 2 3 4 3 4 0 39-25 62-75 20-43 24-85 24-117z"><text:p/></draw:path><draw:path draw:style-name="gr3" draw:text-style-name="P69" svg:width="0.099cm" svg:height="0.462cm" svg:x="11.632cm" svg:y="1.206cm" svg:viewBox="0 0 100 463" svg:d="M100 460c0-2 0-2-1-4-18-19-44-50-60-113-9-35-13-75-13-111 0-102 25-173 71-223 3-4 2-4 3-5 0-4-2-4-4-4-6 0-27 23-32 29-39 47-64 116-64 203 0 54 10 132 61 197 3 5 28 34 35 34 2 0 4 0 4-3z"><text:p/></draw:path><draw:path draw:style-name="gr3" draw:text-style-name="P69" svg:width="0.209cm" svg:height="0.347cm" svg:x="11.762cm" svg:y="1.259cm" svg:viewBox="0 0 210 348" svg:d="M210 53c0-30-21-53-52-53-23 0-34 6-47 15-21 17-42 54-49 83-21 81-41 164-62 245 0 2 1 5 4 5 4 0 5-1 5-3 9-35 19-71 27-106 8 23 25 37 53 37s57-13 75-31c18-17 31-41 31-70 0-28-15-49-29-58 22-13 44-37 44-64zM141 117c-5 2-9 3-19 3-5 0-13 0-16-2 1-4 14-4 18-4 8 0 12 0 17 3zM189 44c0 26-15 55-35 67-10-4-18-5-30-5-7 0-29 0-29 13 0 10 19 9 26 9 14 0 21 0 32-5 14 13 16 26 18 43 0 23-9 52-20 67-16 21-41 34-63 34-30 0-44-22-44-49 0-4 0-10 1-17 9-33 17-65 25-98 9-33 37-94 83-94 23 0 36 12 36 35z"><text:p/></draw:path><draw:path draw:style-name="gr3" draw:text-style-name="P69" svg:width="0.129cm" svg:height="0.171cm" svg:x="12.129cm" svg:y="1.362cm" svg:viewBox="0 0 130 172" svg:d="M54 43c0-14 0-29 0-43-18 1-36 3-54 4 0 5 0 8 0 13 26 0 30 3 30 22 0 34 0 69 0 103 0 18-5 17-30 17 0 5 0 8 0 13 14-1 33-1 44-1 15 0 33 0 48 1 0-5 0-8 0-13-2 0-5 0-7 0-29 0-30-4-30-18 0-20 0-40 0-60 0-38 17-72 46-72 2 0 4 0 5 1-1 0-9 4-9 14 0 11 8 17 16 17 7 0 17-5 17-17s-12-24-29-24c-28 0-43 26-47 43z"><text:p/></draw:path><draw:path draw:style-name="gr3" draw:text-style-name="P69" svg:width="0.194cm" svg:height="0.175cm" svg:x="12.282cm" svg:y="1.362cm" svg:viewBox="0 0 195 176" svg:d="M139 141c0 12 0 23 0 35 18-1 37-3 56-4 0-5 0-8 0-13-28 0-31-3-31-21 0-47 0-92 0-138-19 1-39 3-57 4 0 5 0 8 0 13 27 0 31 3 31 22 0 23 0 45 0 68 0 34-19 60-48 60-32 0-34-18-34-38 0-43 0-86 0-129-19 1-37 3-56 4 0 5 0 8 0 13 30 0 30 1 30 35 0 20 0 38 0 58 0 31 0 66 59 66 21 0 39-11 50-35z"><text:p/></draw:path><draw:path draw:style-name="gr3" draw:text-style-name="P69" svg:width="0.085cm" svg:height="0.267cm" svg:x="12.496cm" svg:y="1.265cm" svg:viewBox="0 0 86 268" svg:d="M56 0c-19 1-37 3-56 4 0 5 0 8 0 13 28 0 31 2 31 20 0 68 0 135 0 202 0 17-5 17-31 17 0 5 0 8 0 12 13-1 33-1 43-1 9 0 29 0 43 1 0-4 0-7 0-12-25 0-30 0-30-17 0-79 0-160 0-239z"><text:p/></draw:path><draw:path draw:style-name="gr3" draw:text-style-name="P69" svg:width="0.149cm" svg:height="0.177cm" svg:x="12.602cm" svg:y="1.361cm" svg:viewBox="0 0 150 178" svg:d="M33 76c2-57 34-67 47-67 41 0 44 51 44 67-30 0-60 0-91 0zM32 85c36 0 71 0 108 0 9 0 10 0 10-9 0-39-21-76-70-76-44 0-80 41-80 88 0 52 41 90 86 90 46 0 64-43 64-50 0-5-4-5-5-5-3 0-4 2-5 6-13 39-49 39-52 39-20 0-35-12-44-26-12-19-12-44-12-57z"><text:p/></draw:path><draw:path draw:style-name="gr3" draw:text-style-name="P69" svg:width="0.1cm" svg:height="0.462cm" svg:x="12.78cm" svg:y="1.206cm" svg:viewBox="0 0 101 463" svg:d="M101 232c0-55-10-133-60-198-5-4-29-34-37-34-1 0-4 1-4 4 0 1 1 3 2 4 19 20 44 51 60 113 8 35 13 75 13 111 0 39-5 78-14 116-15 53-38 85-58 106-3 4-3 5-3 6 0 3 3 3 4 3 7 0 28-23 32-28 40-48 65-117 65-203z"><text:p/></draw:path><draw:path draw:style-name="gr3" draw:text-style-name="P69" svg:width="0.342cm" svg:height="0.211cm" svg:x="0.003cm" svg:y="1.953cm" svg:viewBox="0 0 343 212" svg:d="M330 151c7 0 13 0 13-8s-6-8-14-8c-81 0-164 0-245 0-17-13-37-23-49-29 15-6 33-16 49-30 81 0 164 0 245 0 8 0 14 0 14-8s-6-8-13-8c-76 0-153 0-229 0 19-17 39-51 39-56 0-4-5-4-8-4-2 0-5 0-7 3-8 15-18 35-44 57-27 24-52 35-72 40-7 2-6 2-8 3-1 1-1 1-1 3 0 1 0 1 0 2l1 1c1 1 1 1 9 3 52 16 91 51 112 93 5 7 6 7 10 7 3 0 8 0 8-4 0-5-20-39-39-57 76 0 153 0 229 0z"><text:p/></draw:path><draw:path draw:style-name="gr3" draw:text-style-name="P69" svg:width="0.342cm" svg:height="0.211cm" svg:x="0.325cm" svg:y="1.953cm" svg:viewBox="0 0 343 212" svg:d="M260 76c16 14 36 24 49 30-14 6-33 16-49 29-82 0-164 0-246 0-6 0-14 0-14 8s8 8 14 8c76 0 152 0 228 0-18 18-38 52-38 57 0 4 5 4 7 4 4 0 6 0 8-3 8-14 19-35 44-57 26-24 52-34 73-40 6-2 6-3 7-4 0-1 0-1 0-2 0-2 0-2 0-3h-1c-1-1-1-1-9-3-51-15-90-51-112-92-4-8-4-8-10-8-2 0-7 0-7 4 0 5 19 39 38 56-76 0-152 0-228 0-6 0-14 0-14 8s8 8 14 8c82 0 164 0 246 0z"><text:p/></draw:path><draw:path draw:style-name="gr3" draw:text-style-name="P69" svg:width="0.192cm" svg:height="0.35cm" svg:x="0.818cm" svg:y="1.885cm" svg:viewBox="0 0 193 351" svg:d="M121 118c11 0 22 0 33 0 8 0 12 0 12-8 0-4-4-4-11-4-11 0-21 0-32 0 4-15 6-30 9-44 1-9 7-37 9-41 3-7 10-13 19-13 1 0 11 0 18 7-17 2-21 15-21 21 0 9 7 13 15 13 10 0 21-8 21-23 0-17-18-26-33-26-14 0-39 7-50 45-2 8-3 12-13 61-9 0-18 0-27 0-7 0-11 0-11 6s4 6 10 6c9 0 18 0 27 0-10 50-20 101-30 152-7 38-13 72-33 72-2 0-12 0-19-6 18-2 21-16 21-21 0-9-6-14-14-14-10 0-21 9-21 24 0 17 17 26 33 26 21 0 36-23 43-37 13-25 22-71 22-74 8-41 15-82 23-122z"><text:p/></draw:path><draw:path draw:style-name="gr3" draw:text-style-name="P69" svg:width="0.088cm" svg:height="0.385cm" svg:x="1.067cm" svg:y="1.864cm" svg:viewBox="0 0 89 386" svg:d="M89 382c0-1 0-1-6-8-49-48-61-122-61-181 0-68 15-135 63-183 4-4 4-6 4-7 0-2-1-3-3-3-5 0-39 26-62 75-20 43-24 86-24 118 0 30 4 77 25 121 23 47 56 72 61 72 2 0 3-1 3-4z"><text:p/></draw:path><draw:path draw:style-name="gr3" draw:text-style-name="P69" svg:width="0.086cm" svg:height="0.385cm" svg:x="1.221cm" svg:y="1.864cm" svg:viewBox="0 0 87 386" svg:d="M85 14c2-4 2-4 2-6 0-5-3-8-8-8-3 0-6 2-9 9-23 59-45 118-68 177-1 2-2 4-2 7 0 1 0 2 2 6 23 59 45 119 68 178 2 4 4 9 9 9s8-3 8-8c0-1 0-2-2-6-23-60-45-120-68-179 23-60 45-119 68-179z"><text:p/></draw:path><draw:path draw:style-name="gr3" draw:text-style-name="P69" svg:width="0.176cm" svg:height="0.174cm" svg:x="1.344cm" svg:y="1.983cm" svg:viewBox="0 0 177 175" svg:d="M129 24c-7-14-18-24-35-24-46 0-94 57-94 113 0 37 22 62 52 62 7 0 27-1 50-29 4 16 17 29 36 29 13 0 22-9 28-21 7-14 11-37 11-39 0-4-3-4-4-4-4 0-5 2-6 8-6 25-13 47-28 47-11 0-12-10-12-18s1-11 5-28c3-17 4-20 8-34 4-19 10-37 14-55 2-10 2-11 2-13 0-7-4-10-11-10-9 0-14 8-16 16zM105 124c-3 8-3 8-8 15-18 22-33 27-44 27-20 0-25-21-25-36 0-19 13-66 22-85 12-22 28-36 44-36 25 0 30 31 30 34 0 2 0 4-1 6-6 26-12 50-18 75z"><text:p/></draw:path><draw:path draw:style-name="gr3" draw:text-style-name="P69" svg:width="0.097cm" svg:height="0.178cm" svg:x="1.563cm" svg:y="2.035cm" svg:viewBox="0 0 98 179" svg:d="M62 8c0-8-1-8-9-8-18 17-42 17-53 17 0 3 0 6 0 9 7 0 24 0 40-7 0 46 0 92 0 138 0 9 0 12-28 12-3 0-6 0-10 0 0 4 0 7 0 10 5 0 38-1 48-1 8 0 42 1 48 1 0-3 0-6 0-10-3 0-7 0-10 0-26 0-26-3-26-12 0-49 0-100 0-149z"><text:p/></draw:path><draw:path draw:style-name="gr3" draw:text-style-name="P69" svg:width="0.044cm" svg:height="0.115cm" svg:x="1.74cm" svg:y="2.116cm" svg:viewBox="0 0 45 116" svg:d="M45 41c0-26-10-41-24-41-13 0-21 10-21 21 0 10 8 20 21 20 4 0 9-1 13-5 1-1 1-1 2-1 0 2 0 0 0 6 0 28-13 51-26 65-3 3-3 4-3 5 0 3 1 5 3 5 4 0 35-30 35-75z"><text:p/></draw:path><draw:path draw:style-name="gr3" draw:text-style-name="P69" svg:width="0.142cm" svg:height="0.272cm" svg:x="1.897cm" svg:y="1.886cm" svg:viewBox="0 0 143 273" svg:d="M75 4c-2-1 0-4-6-4-8 0-36 3-46 4-3 0-8 1-8 8 0 4 4 5 9 5 19 0 20 3 20 6s-3 17-5 24c-11 42-21 84-32 126-5 20-7 26-7 39 0 37 21 61 50 61 46 0 93-57 93-114 0-35-21-61-52-61-17 0-33 11-45 23 10-39 19-78 29-117zM39 151c2-9 2-9 5-13 19-26 36-31 46-31 15 0 26 11 26 36 0 22-14 67-20 81-13 27-31 40-46 40-14 0-26-10-26-38 0-8 0-15 6-40 3-12 5-23 9-35z"><text:p/></draw:path><draw:path draw:style-name="gr3" draw:text-style-name="P69" svg:width="0.086cm" svg:height="0.385cm" svg:x="2.066cm" svg:y="1.864cm" svg:viewBox="0 0 87 386" svg:d="M85 199c2-4 2-5 2-6 0-2 0-2-2-7-23-59-45-118-68-177-3-7-5-9-9-9-5 0-8 3-8 8 0 1 0 2 2 5 23 60 45 120 68 180-23 59-45 119-68 179-2 4-2 4-2 6 0 5 3 8 8 8s6-4 9-8c23-59 45-120 68-179z"><text:p/></draw:path><draw:path draw:style-name="gr3" draw:text-style-name="P69" svg:width="0.088cm" svg:height="0.385cm" svg:x="2.218cm" svg:y="1.864cm" svg:viewBox="0 0 89 386" svg:d="M89 193c0-30-4-77-25-120-23-48-56-73-61-73-2 0-3 1-3 3 0 1 0 2 7 9 38 39 60 100 60 181 0 66-14 134-63 183-4 5-4 5-4 6 0 3 1 4 3 4 5 0 39-26 62-75 20-43 24-85 24-118z"><text:p/></draw:path><draw:path draw:style-name="gr3" draw:text-style-name="P69" svg:width="0.256cm" svg:height="0.089cm" svg:x="2.474cm" svg:y="2.013cm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" draw:text-style-name="P69" svg:width="0.193cm" svg:height="0.35cm" svg:x="2.881cm" svg:y="1.885cm" svg:viewBox="0 0 194 351" svg:d="M122 118c11 0 22 0 33 0 8 0 11 0 11-8 0-4-3-4-10-4-11 0-21 0-32 0 3-15 6-30 8-44 2-9 8-37 10-41 3-7 10-13 18-13 2 0 12 0 18 7-16 2-21 15-21 21 0 9 8 13 15 13 11 0 22-8 22-23 0-17-18-26-34-26-14 0-38 7-50 45-2 8-3 12-12 61-9 0-18 0-26 0s-13 0-13 6 4 6 11 6c9 0 17 0 26 0-10 50-19 101-29 152-8 38-14 72-34 72-1 0-11 0-19-6 19-2 22-16 22-21 0-9-7-14-14-14-10 0-22 9-22 24 0 17 18 26 33 26 22 0 37-23 44-37 12-25 21-71 22-74 8-41 15-82 23-122z"><text:p/></draw:path><draw:path draw:style-name="gr3" draw:text-style-name="P69" svg:width="0.089cm" svg:height="0.385cm" svg:x="3.13cm" svg:y="1.864cm" svg:viewBox="0 0 90 386" svg:d="M90 382c0-1 0-1-6-8-49-48-61-122-61-181 0-68 14-135 62-183 5-4 5-6 5-7 0-2-1-3-4-3s-39 26-61 75c-19 43-25 86-25 118 0 30 4 77 26 121 24 47 57 72 60 72s4-1 4-4z"><text:p/></draw:path><draw:path draw:style-name="gr3" draw:text-style-name="P69" svg:width="0.085cm" svg:height="0.385cm" svg:x="3.285cm" svg:y="1.864cm" svg:viewBox="0 0 86 386" svg:d="M85 14c1-4 1-4 1-6 0-5-3-8-8-8-3 0-5 2-9 9-22 59-45 118-67 177-1 2-2 4-2 7 0 1 0 2 2 6 22 59 45 119 67 178 3 4 4 9 9 9s8-3 8-8c0-1 0-2-1-6-23-60-46-120-70-179 24-60 47-119 70-179z"><text:p/></draw:path><draw:path draw:style-name="gr3" draw:text-style-name="P69" svg:width="0.176cm" svg:height="0.174cm" svg:x="3.408cm" svg:y="1.983cm" svg:viewBox="0 0 177 175" svg:d="M129 24c-7-14-18-24-35-24-46 0-94 57-94 113 0 37 21 62 52 62 7 0 26-1 49-29 4 16 18 29 35 29 15 0 24-9 29-21 7-14 12-37 12-39 0-4-3-4-4-4-5 0-5 2-6 8-6 25-13 47-29 47-10 0-11-10-11-18s0-11 4-28 5-20 9-34c4-19 10-37 14-55 2-10 2-11 2-13 0-7-4-10-11-10-10 0-15 8-16 16zM103 124c-2 8-2 8-7 15-17 22-33 27-44 27-19 0-24-21-24-36 0-19 12-66 20-85 13-22 30-36 46-36 25 0 30 31 30 34 0 2-1 4-1 6-6 26-13 50-20 75z"><text:p/></draw:path><draw:path draw:style-name="gr3" draw:text-style-name="P69" svg:width="0.119cm" svg:height="0.178cm" svg:x="3.614cm" svg:y="2.035cm" svg:viewBox="0 0 120 179" svg:d="M120 130c-3 0-6 0-9 0-1 6-4 22-8 25-2 1-23 1-26 1-16 0-33 0-49 0 27-25 37-33 53-45 20-16 39-33 39-58 0-33-29-53-64-53-33 0-56 23-56 48 0 14 12 15 14 15 7 0 15-5 15-15 0-4-1-14-16-14 8-19 27-25 40-25 26 0 41 22 41 44 0 23-17 42-26 51-22 21-43 43-65 64-3 4-3 4-3 11 37 0 75 0 112 0 2-16 6-33 8-49z"><text:p/></draw:path><draw:path draw:style-name="gr3" draw:text-style-name="P69" svg:width="0.044cm" svg:height="0.115cm" svg:x="3.804cm" svg:y="2.116cm" svg:viewBox="0 0 45 116" svg:d="M45 41c0-26-10-41-25-41-12 0-20 10-20 21 0 10 8 20 20 20 4 0 10-1 14-5 1-1 1-1 1-1 1 0 1 0 1 6 0 28-13 51-26 65-4 3-4 4-4 5 0 3 2 5 4 5 4 0 35-30 35-75z"><text:p/></draw:path><draw:path draw:style-name="gr3" draw:text-style-name="P69" svg:width="0.141cm" svg:height="0.272cm" svg:x="3.96cm" svg:y="1.886cm" svg:viewBox="0 0 142 273" svg:d="M75 4c-2-1 0-4-6-4-8 0-37 3-47 4-3 0-8 1-8 8 0 4 5 5 10 5 19 0 19 3 19 6s-3 17-4 24c-11 42-21 84-32 126-6 20-7 26-7 39 0 37 21 61 50 61 45 0 92-57 92-114 0-35-20-61-51-61-18 0-34 11-45 23 10-39 19-78 29-117zM39 151c2-9 2-9 5-13 19-26 36-31 46-31 15 0 24 11 24 36 0 22-13 67-19 81-12 27-31 40-45 40s-27-10-27-38c0-8 0-15 7-40 3-12 5-23 9-35z"><text:p/></draw:path><draw:path draw:style-name="gr3" draw:text-style-name="P69" svg:width="0.085cm" svg:height="0.385cm" svg:x="4.13cm" svg:y="1.864cm" svg:viewBox="0 0 86 386" svg:d="M84 199c2-4 2-5 2-6 0-2 0-2-2-7-22-59-45-118-67-177-3-7-5-9-9-9-5 0-8 3-8 8 0 1 0 2 1 5 23 60 46 120 69 180-23 59-46 119-69 179-1 4-1 4-1 6 0 5 3 8 8 8 4 0 6-4 7-8 24-59 46-120 69-179z"><text:p/></draw:path><draw:path draw:style-name="gr3" draw:text-style-name="P69" svg:width="0.089cm" svg:height="0.385cm" svg:x="4.28cm" svg:y="1.864cm" svg:viewBox="0 0 90 386" svg:d="M90 193c0-30-4-77-26-120-23-48-56-73-60-73-3 0-4 1-4 3 0 1 0 2 8 9 37 39 59 100 59 181 0 66-14 134-61 183-6 5-6 5-6 6 0 3 1 4 4 4 4 0 39-26 61-75 20-43 25-85 25-118z"><text:p/></draw:path><draw:path draw:style-name="gr3" draw:text-style-name="P69" svg:width="0.099cm" svg:height="0.462cm" svg:x="11.632cm" svg:y="1.826cm" svg:viewBox="0 0 100 463" svg:d="M100 459c0-1 0-2-1-4-18-18-44-50-60-113-9-35-13-75-13-111 0-101 25-173 71-222 3-3 3-5 3-6 0-3-2-3-4-3-6 0-27 23-32 29-39 46-64 116-64 202 0 55 10 133 61 198 3 4 28 34 35 34 2 0 4 0 4-4z"><text:p/></draw:path><draw:path draw:style-name="gr3" draw:text-style-name="P69" svg:width="0.179cm" svg:height="0.253cm" svg:x="11.762cm" svg:y="1.983cm" svg:viewBox="0 0 180 254" svg:d="M177 64c2-7 3-12 3-22 0-26-15-42-45-42-29 0-50 20-59 34-2-23-19-34-35-34-19 0-26 15-30 22-7 13-11 36-11 37 0 5 3 5 4 5 4 0 5-1 7-10 7-27 14-45 28-45 6 0 12 2 12 17 0 8-1 13-6 32-8 30-15 60-23 89-1 7-3 16-3 18 0 7 5 10 11 10 5 0 12-3 14-11 1 0 6-19 8-29 3-11 5-23 9-34 2-9 4-17 6-26 0-2 3-16 5-18 1-3 13-25 26-35 8-7 20-13 36-13 17 0 21 13 21 26 0 2 0 9-3 24-14 60-30 119-44 179-1 4-1 5-1 6 0 6 3 10 10 10 12 0 15-11 16-15 14-59 30-117 44-175z"><text:p/></draw:path><draw:path draw:style-name="gr3" draw:text-style-name="P69" svg:width="0.129cm" svg:height="0.169cm" svg:x="12.096cm" svg:y="1.983cm" svg:viewBox="0 0 130 170" svg:d="M53 43c0-14 0-29 0-43-18 1-35 3-53 4 0 5 0 8 0 12 26 0 30 3 30 21 0 36 0 70 0 105 0 16-5 16-30 16 0 5 0 8 0 12 14 0 33-1 44-1 15 0 33 0 48 1 0-4 0-7 0-12-2 0-5 0-7 0-29 0-30-4-30-17 0-20 0-40 0-60 0-38 17-72 46-72 2 0 2 0 4 0-2 0-9 5-9 15 0 11 9 17 16 17 8 0 18-6 18-18 0-13-12-23-29-23-28 0-43 25-48 43z"><text:p/></draw:path><draw:path draw:style-name="gr3" draw:text-style-name="P69" svg:width="0.193cm" svg:height="0.174cm" svg:x="12.249cm" svg:y="1.983cm" svg:viewBox="0 0 194 175" svg:d="M139 140c0 12 0 23 0 35 18-1 36-3 55-5 0-4 0-7 0-12-27 0-30-2-30-21 0-46 0-91 0-137-19 1-39 3-57 4 0 5 0 8 0 12 27 0 31 3 31 21 0 23 0 47 0 70 0 33-19 59-48 59-32 0-34-18-34-37 0-43 0-86 0-129-19 1-37 3-56 4 0 5 0 8 0 12 30 0 30 2 30 36 0 19 0 38 0 58 0 30 0 65 58 65 22 0 40-11 51-35z"><text:p/></draw:path><draw:path draw:style-name="gr3" draw:text-style-name="P69" svg:width="0.085cm" svg:height="0.267cm" svg:x="12.463cm" svg:y="1.886cm" svg:viewBox="0 0 86 268" svg:d="M56 0c-19 1-37 3-56 4 0 5 0 8 0 13 28 0 31 3 31 21 0 68 0 135 0 202 0 16-5 16-31 16 0 5 0 8 0 12 13 0 33-1 43-1s29 1 43 1c0-4 0-7 0-12-25 0-30 0-30-16 0-81 0-160 0-240z"><text:p/></draw:path><draw:path draw:style-name="gr3" draw:text-style-name="P69" svg:width="0.149cm" svg:height="0.176cm" svg:x="12.569cm" svg:y="1.983cm" svg:viewBox="0 0 150 177" svg:d="M33 76c2-58 34-67 47-67 40 0 44 52 44 67-30 0-60 0-91 0zM32 84c36 0 71 0 108 0 9 0 10 0 10-8 0-39-21-76-70-76-45 0-80 40-80 88 0 52 41 89 85 89 47 0 65-43 65-50 0-4-4-5-6-5-3 0-3 2-4 6-13 39-49 39-53 39-19 0-34-11-43-25-12-19-12-44-12-58z"><text:p/></draw:path><draw:path draw:style-name="gr3" draw:text-style-name="P69" svg:width="0.1cm" svg:height="0.462cm" svg:x="12.747cm" svg:y="1.826cm" svg:viewBox="0 0 101 463" svg:d="M101 231c0-54-10-132-60-197-5-5-30-34-37-34-2 0-4 0-4 3s1 4 2 5c19 20 44 50 60 112 8 35 12 75 12 111 0 40-4 78-13 117-15 54-38 84-58 106-3 4-2 2-3 5 0 3 2 4 4 4 6 0 28-24 32-30 40-46 65-115 65-202z"><text:p/></draw:path></draw:g></text:p>
      <text:p text:style-name="P47">כלומר, נתון <draw:g text:anchor-type="as-char" svg:y="-0.288cm" draw:z-index="309" draw:name="Shape313" draw:style-name="gr1"><svg:title>TexMaths</svg:title><svg:desc>11§display§f(\la a_1, b\ra) = f(\la a_2, b\ra)§svg§600§FALSE§</svg:desc><draw:path draw:style-name="gr2" draw:text-style-name="P68" svg:width="3.53cm" svg:height="0.345cm" svg:x="0.001cm" svg:y="0.018cm" svg:viewBox="0 0 3531 346" svg:d="M1767 346c-590 0-1178 0-1767 0 0-116 0-230 0-346 1177 0 2354 0 3531 0 0 116 0 230 0 346-588 0-1177 0-1764 0z"><text:p/></draw:path><draw:path draw:style-name="gr3" draw:text-style-name="P69" svg:width="0.192cm" svg:height="0.349cm" svg:x="0.002cm" svg:y="0.017cm" svg:viewBox="0 0 193 350" svg:d="M121 118c11 0 22 0 33 0 8 0 12 0 12-8 0-4-4-4-11-4-11 0-21 0-32 0 4-16 6-30 9-44 1-8 7-36 9-40 3-8 10-13 18-13 2 0 12 0 19 6-17 2-21 16-21 21 0 9 7 14 15 14 9 0 21-9 21-24 0-17-18-26-34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9" svg:width="0.088cm" svg:height="0.384cm" svg:x="0.251cm" svg:y="0cm" svg:viewBox="0 0 89 385" svg:d="M89 381c0-1 0-1-7-8-48-49-60-122-60-180 0-67 15-135 63-182 4-5 4-5 4-7 0-3-1-4-3-4-5 0-39 26-62 76-20 42-24 85-24 117 0 29 4 76 25 120 23 47 56 72 61 72 2 0 3-1 3-4z"><text:p/></draw:path><draw:path draw:style-name="gr3" draw:text-style-name="P69" svg:width="0.086cm" svg:height="0.384cm" svg:x="0.405cm" svg:y="0cm" svg:viewBox="0 0 87 385" svg:d="M85 15c2-4 2-5 2-7 0-5-3-8-8-8-4 0-6 2-9 9-23 59-45 118-68 177-1 2-2 4-2 7 0 2 0 2 2 6 23 59 45 118 68 176 2 5 4 10 9 10s8-3 8-7c0-1 0-3-2-7-23-59-45-119-68-178 23-60 45-119 68-178z"><text:p/></draw:path><draw:path draw:style-name="gr3" draw:text-style-name="P69" svg:width="0.176cm" svg:height="0.174cm" svg:x="0.528cm" svg:y="0.115cm" svg:viewBox="0 0 177 175" svg:d="M129 25c-7-14-18-25-36-25-45 0-93 57-93 113 0 37 22 62 52 62 7 0 27-1 50-29 4 16 17 29 36 29 13 0 22-9 28-21 7-14 11-37 11-38 0-4-3-4-4-4-4 0-5 1-6 7-6 25-13 47-29 47-10 0-12-10-12-17 0-9 2-11 5-29 4-17 5-20 9-34 4-18 10-36 14-54 2-11 2-12 2-13 0-7-4-11-11-11-9 0-15 9-16 17zM105 124c-3 8-3 8-9 15-17 22-32 27-43 27-20 0-26-21-26-36 0-19 14-66 22-84 13-23 29-37 44-37 26 0 31 32 31 34s-1 4-1 7c-6 24-12 49-18 74z"><text:p/></draw:path><draw:path draw:style-name="gr3" draw:text-style-name="P69" svg:width="0.097cm" svg:height="0.178cm" svg:x="0.747cm" svg:y="0.168cm" svg:viewBox="0 0 98 179" svg:d="M60 8c0-8 1-8-7-8-18 17-42 17-53 17 0 3 0 6 0 9 7 0 24 0 38-7 0 46 0 92 0 138 0 9 1 13-26 13-3 0-7 0-10 0 0 3 0 6 0 9 5-1 38-1 47-1s43 0 49 1c0-3 0-6 0-9-3 0-7 0-10 0-28 0-28-4-28-13 0-50 0-100 0-149z"><text:p/></draw:path><draw:path draw:style-name="gr3" draw:text-style-name="P69" svg:width="0.044cm" svg:height="0.115cm" svg:x="0.924cm" svg:y="0.247cm" svg:viewBox="0 0 45 116" svg:d="M45 41c0-26-10-41-25-41-12 0-20 10-20 21 0 10 8 20 20 20 5 0 10-1 14-5 1-1 1-1 2-1 0 2 0 0 0 6 0 28-13 51-26 64-5 4-5 5-5 6 0 2 3 5 5 5 4 0 35-30 35-75z"><text:p/></draw:path><draw:path draw:style-name="gr3" draw:text-style-name="P69" svg:width="0.142cm" svg:height="0.27cm" svg:x="1.08cm" svg:y="0.018cm" svg:viewBox="0 0 143 271" svg:d="M75 4c0-1 0-4-6-4-8 0-37 3-47 3-2 1-7 1-7 8 0 6 4 6 9 6 19 0 20 2 20 6 0 2-4 16-6 23-11 42-20 84-31 127-5 19-7 25-7 37 0 37 21 61 49 61 46 0 94-57 94-112 0-36-21-62-52-62-17 0-34 11-45 23 10-39 19-77 29-116zM38 150c3-8 3-9 6-13 19-26 36-31 46-31 15 0 24 11 24 36 0 23-12 66-19 80-13 27-30 40-46 40-13 0-26-10-26-38 0-8 0-15 7-39 3-12 5-24 8-35z"><text:p/></draw:path><draw:path draw:style-name="gr3" draw:text-style-name="P69" svg:width="0.085cm" svg:height="0.384cm" svg:x="1.25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9" svg:width="0.089cm" svg:height="0.384cm" svg:x="1.4cm" svg:y="0cm" svg:viewBox="0 0 90 385" svg:d="M90 193c0-30-4-76-25-120-24-48-57-73-61-73-2 0-4 2-4 4s0 2 8 9c37 38 59 99 59 180 0 65-14 133-62 181-5 6-5 6-5 7 0 2 2 4 4 4 4 0 39-26 62-76 20-41 24-84 24-116z"><text:p/></draw:path><draw:path draw:style-name="gr3" draw:text-style-name="P69" svg:width="0.256cm" svg:height="0.09cm" svg:x="1.658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191cm" svg:height="0.349cm" svg:x="2.064cm" svg:y="0.017cm" svg:viewBox="0 0 192 350" svg:d="M121 118c11 0 22 0 33 0 8 0 12 0 12-8 0-4-4-4-11-4-11 0-21 0-32 0 4-16 6-30 9-44 1-8 7-36 9-40 3-8 10-13 19-13 1 0 11 0 18 6-17 2-21 16-21 21 0 9 7 14 15 14 10 0 20-9 20-24 0-17-17-26-32-26-14 0-38 7-50 45-2 8-3 12-13 61-9 0-18 0-27 0-6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9" svg:width="0.088cm" svg:height="0.384cm" svg:x="2.312cm" svg:y="0cm" svg:viewBox="0 0 89 385" svg:d="M89 381c0-1 0-1-7-8-48-49-60-122-60-180 0-67 15-135 63-182 4-5 4-5 4-7 0-3-1-4-3-4-5 0-39 26-62 76-20 42-24 85-24 117 0 29 4 76 25 120 23 47 56 72 61 72 2 0 3-1 3-4z"><text:p/></draw:path><draw:path draw:style-name="gr3" draw:text-style-name="P69" svg:width="0.086cm" svg:height="0.384cm" svg:x="2.466cm" svg:y="0cm" svg:viewBox="0 0 87 385" svg:d="M85 15c2-4 2-5 2-7 0-5-3-8-8-8-3 0-6 2-9 9-23 59-45 118-68 177-1 2-2 4-2 7 0 2 0 2 2 6 23 59 45 118 68 176 1 5 4 10 9 10s8-3 8-7c0-1 0-3-2-7-23-59-45-119-69-178 24-60 46-119 69-178z"><text:p/></draw:path><draw:path draw:style-name="gr3" draw:text-style-name="P69" svg:width="0.176cm" svg:height="0.174cm" svg:x="2.589cm" svg:y="0.115cm" svg:viewBox="0 0 177 175" svg:d="M129 25c-7-14-18-25-35-25-46 0-94 57-94 113 0 37 22 62 52 62 7 0 27-1 50-29 4 16 17 29 36 29 13 0 22-9 28-21 7-14 11-37 11-38 0-4-3-4-4-4-4 0-5 1-6 7-6 25-13 47-29 47-10 0-11-10-11-17 0-9 1-11 5-29 3-17 4-20 8-34 4-18 10-36 14-54 2-11 2-12 2-13 0-7-4-11-11-11-9 0-15 9-16 17zM105 124c-3 8-3 8-8 15-18 22-33 27-44 27-20 0-25-21-25-36 0-19 13-66 21-84 13-23 29-37 45-37 25 0 30 32 30 34s-1 4-1 7c-6 24-12 49-18 74z"><text:p/></draw:path><draw:path draw:style-name="gr3" draw:text-style-name="P69" svg:width="0.118cm" svg:height="0.178cm" svg:x="2.796cm" svg:y="0.168cm" svg:viewBox="0 0 119 179" svg:d="M119 130c-3 0-6 0-9 0-1 5-3 22-7 24-2 2-23 2-27 2-17 0-33 0-50 0 29-25 38-33 54-45 20-16 39-33 39-58 0-33-29-53-63-53s-56 23-56 48c0 14 11 15 14 15 6 0 15-5 15-15 0-4-3-14-17-14 9-19 26-24 40-24 27 0 40 21 40 43 0 23-16 42-25 52-22 21-43 41-65 63-2 3-2 4-2 11 37 0 74 0 111 0 2-16 6-33 8-49z"><text:p/></draw:path><draw:path draw:style-name="gr3" draw:text-style-name="P69" svg:width="0.044cm" svg:height="0.115cm" svg:x="2.985cm" svg:y="0.247cm" svg:viewBox="0 0 45 116" svg:d="M45 41c0-26-10-41-24-41-13 0-21 10-21 21 0 10 8 20 21 20 4 0 9-1 13-5 1-1 1-1 2-1 0 2 0 0 0 6 0 28-13 50-26 64-4 3-3 5-3 6 0 2 1 5 3 5 4 0 35-30 35-75z"><text:p/></draw:path><draw:path draw:style-name="gr3" draw:text-style-name="P69" svg:width="0.142cm" svg:height="0.27cm" svg:x="3.142cm" svg:y="0.018cm" svg:viewBox="0 0 143 271" svg:d="M75 4c0-1 0-4-6-4-8 0-36 3-47 3-2 1-7 1-7 8 0 6 4 6 9 6 19 0 20 2 20 6 0 2-3 16-5 23-11 42-21 84-32 127-5 19-7 25-7 37 0 37 21 61 50 61 45 0 93-57 93-112 0-36-21-62-52-62-17 0-34 11-45 23 10-39 19-77 29-116zM39 150c2-8 2-9 5-13 19-26 36-31 46-31 15 0 24 11 24 36 0 23-12 66-19 80-13 27-30 40-45 40-14 0-27-10-27-38 0-8 0-15 7-39 3-12 5-24 9-35z"><text:p/></draw:path><draw:path draw:style-name="gr3" draw:text-style-name="P69" svg:width="0.085cm" svg:height="0.384cm" svg:x="3.311cm" svg:y="0cm" svg:viewBox="0 0 86 385" svg:d="M85 199c1-4 1-5 1-6 0-3 0-1-1-6-23-59-45-119-68-178-3-7-5-9-9-9-5 0-8 3-8 8 0 1 0 2 2 6 23 60 45 119 68 179-23 58-45 117-68 177-2 4-2 5-2 8 0 4 3 7 8 7s6-4 7-7c23-60 47-119 70-179z"><text:p/></draw:path><draw:path draw:style-name="gr3" draw:text-style-name="P69" svg:width="0.089cm" svg:height="0.384cm" svg:x="3.462cm" svg:y="0cm" svg:viewBox="0 0 90 385" svg:d="M90 193c0-30-4-76-25-120-23-48-57-73-61-73-2 0-4 2-4 4s0 2 8 9c37 38 59 99 59 180 0 65-14 133-61 181-6 6-6 6-6 7 0 2 2 4 4 4 4 0 39-26 62-76 20-41 24-84 24-116z"><text:p/></draw:path></draw:g>. לפי הנתון <draw:g text:anchor-type="as-char" svg:y="-0.273cm" draw:z-index="310" draw:name="Shape314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text:s/>חח"ע, נגרר <draw:g text:anchor-type="as-char" svg:y="-0.168cm" draw:z-index="311" draw:name="Shape315" draw:style-name="gr1"><svg:title>TexMaths</svg:title><svg:desc>11§display§a_1 = a_2§svg§600§FALSE§</svg:desc><draw:path draw:style-name="gr2" draw:text-style-name="P68" svg:width="1.193cm" svg:height="0.188cm" svg:x="0.006cm" svg:y="0.018cm" svg:viewBox="0 0 1194 189" svg:d="M598 189c-200 0-399 0-598 0 0-63 0-126 0-189 398 0 796 0 1194 0 0 63 0 126 0 189-199 0-398 0-596 0z"><text:p/></draw:path><draw:path draw:style-name="gr3" draw:text-style-name="P69" svg:width="0.176cm" svg:height="0.173cm" svg:x="0.001cm" svg:y="0cm" svg:viewBox="0 0 177 174" svg:d="M129 25c-7-14-18-25-35-25-46 0-94 57-94 114 0 35 22 60 52 60 7 0 27-1 50-28 3 15 17 28 36 28 13 0 22-9 28-21 7-14 11-36 11-37 0-4-3-4-4-4-5 0-5 2-6 7-6 24-13 46-29 46-10 0-11-10-11-17 0-9 1-11 4-28 4-15 5-20 9-34 4-19 10-36 14-54 2-11 2-12 2-13 0-7-4-11-11-11-9 0-15 9-16 17zM103 125c-1 6-1 6-7 13-17 22-32 27-43 27-20 0-25-21-25-36 0-18 12-65 22-83 11-23 28-37 44-37 25 0 30 32 30 34s-1 4-1 7c-6 24-13 49-20 75z"><text:p/></draw:path><draw:path draw:style-name="gr3" draw:text-style-name="P69" svg:width="0.097cm" svg:height="0.178cm" svg:x="0.22cm" svg:y="0.048cm" svg:viewBox="0 0 98 179" svg:d="M61 8c0-8 0-8-8-8-18 17-42 18-53 18 0 3 0 5 0 8 7 0 24 0 39-7 0 46 0 92 0 138 0 8 0 12-27 12-3 0-8 0-11 0 0 3 0 6 0 10 6 0 39-1 49-1 8 0 42 1 48 1 0-4 0-7 0-10-3 0-7 0-10 0-27 0-27-4-27-12 0-50 0-100 0-149z"><text:p/></draw:path><draw:path draw:style-name="gr3" draw:text-style-name="P69" svg:width="0.255cm" svg:height="0.089cm" svg:x="0.493cm" svg:y="0.02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176cm" svg:height="0.173cm" svg:x="0.894cm" svg:y="0cm" svg:viewBox="0 0 177 174" svg:d="M129 25c-7-14-19-25-35-25-46 0-94 57-94 114 0 35 21 60 52 60 7 0 26-1 49-28 4 15 17 28 35 28 15 0 24-9 29-21 7-14 12-36 12-37 0-4-3-4-4-4-5 0-5 2-6 7-6 24-14 46-29 46-10 0-13-10-13-17 0-9 2-11 6-28 4-15 5-20 9-34 4-19 9-36 13-54 3-11 3-12 3-13 0-7-4-11-11-11-10 0-15 9-16 17zM103 125c-2 6-2 6-7 13-17 22-33 27-44 27-19 0-24-21-24-36 0-18 12-65 20-83 13-23 30-37 46-37 25 0 30 32 30 34s-1 4-1 7c-6 24-13 49-20 75z"><text:p/></draw:path><draw:path draw:style-name="gr3" draw:text-style-name="P69" svg:width="0.119cm" svg:height="0.178cm" svg:x="1.099cm" svg:y="0.048cm" svg:viewBox="0 0 120 179" svg:d="M120 129c-3 0-7 0-10 0 0 7-3 22-7 24-2 2-23 2-26 2-16 0-34 0-51 0 29-25 39-32 55-44 20-16 39-33 39-58 0-33-29-53-64-53-33 0-56 23-56 49 0 13 12 14 14 14 7 0 15-5 15-14 0-5-3-15-16-15 8-19 27-24 40-24 26 0 41 21 41 43 0 23-17 42-26 52-22 21-43 42-65 63-3 2-3 3-3 11 37 0 74 0 111 0 3-17 6-33 9-50z"><text:p/></draw:path></draw:g>, כדרוש. </text:p>
      <text:p text:style-name="P28"><draw:g text:anchor-type="as-char" svg:y="-0.288cm" draw:z-index="312" draw:name="Shape316" draw:style-name="gr1"><svg:title>TexMaths</svg:title><svg:desc>11§display§\QED§svg§600§FALSE§</svg:desc><draw:path draw:style-name="gr2" draw:text-style-name="P68" svg:width="1.751cm" svg:height="0.247cm" svg:x="0.001cm" svg:y="0.018cm" svg:viewBox="0 0 1752 248" svg:d="M0 0c584 0 1168 0 1752 0 0 83 0 165 0 248-584 0-1168 0-1752 0 0-83 0-165 0-248z"><text:p/></draw:path><draw:path draw:style-name="gr3" draw:text-style-name="P69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69" svg:width="0.04cm" svg:height="0.04cm" svg:x="0.368cm" svg:y="0.235cm" svg:viewBox="0 0 41 41" svg:d="M41 21c0-12-10-21-21-21-12 0-20 9-20 21 0 11 8 20 20 20 11 0 21-9 21-20z"><text:p/></draw:path><draw:path draw:style-name="gr3" draw:text-style-name="P69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9" svg:width="0.04cm" svg:height="0.04cm" svg:x="0.764cm" svg:y="0.235cm" svg:viewBox="0 0 41 41" svg:d="M41 21c0-12-9-21-20-21-12 0-21 9-21 21 0 11 9 20 21 20 11 0 20-9 20-20z"><text:p/></draw:path><draw:path draw:style-name="gr3" draw:text-style-name="P69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9" svg:width="0.041cm" svg:height="0.04cm" svg:x="1.205cm" svg:y="0.235cm" svg:viewBox="0 0 42 41" svg:d="M42 21c0-12-10-21-21-21s-21 9-21 21c0 11 10 20 21 20s21-9 21-20z"><text:p/></draw:path><draw:path draw:style-name="gr3" draw:text-style-name="P69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ב)</text:h>
      <text:p text:style-name="P24">צ.ל.: <text:span text:style-name="T11">נשלול </text:span><text:span text:style-name="T6">יהי </text:span><text:span text:style-name="T6"><draw:g text:anchor-type="as-char" svg:y="-0.288cm" draw:z-index="313" draw:name="Shape317" draw:style-name="gr1"><svg:title>TexMaths</svg:title><svg:desc>11§display§f \in (A \times B) \to C§svg§600§FALSE§</svg:desc><draw:path draw:style-name="gr2" draw:text-style-name="P68" svg:width="2.931cm" svg:height="0.344cm" svg:x="0.001cm" svg:y="0.018cm" svg:viewBox="0 0 2932 345" svg:d="M0 0c978 0 1955 0 2932 0 0 115 0 230 0 345-977 0-1954 0-2932 0 0-115 0-230 0-345z"><text:p/></draw:path><draw:path draw:style-name="gr3" draw:text-style-name="P69" svg:width="0.191cm" svg:height="0.348cm" svg:x="0.002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9" svg:width="0.191cm" svg:height="0.221cm" svg:x="0.352cm" svg:y="0.078cm" svg:viewBox="0 0 192 222" svg:d="M179 120c7 0 13 0 13-8 0-7-6-7-13-7-55 0-109 0-164 0 5-52 50-90 104-90 20 0 40 0 60 0 7 0 13 0 13-7 0-8-6-8-13-8-21 0-40 0-61 0-66 0-118 51-118 112 0 62 52 110 118 110 21 0 40 0 61 0 7 0 13 0 13-7 0-8-6-7-13-7-20 0-40 0-60 0-54 0-99-36-104-88 55 0 109 0 164 0z"><text:p/></draw:path><draw:path draw:style-name="gr3" draw:text-style-name="P69" svg:width="0.089cm" svg:height="0.383cm" svg:x="0.723cm" svg:y="0cm" svg:viewBox="0 0 90 384" svg:d="M90 380c0-1 0-1-6-8-49-48-62-121-62-179 0-67 15-135 63-183 5-4 5-4 5-7 0-2-2-3-4-3-5 0-39 26-62 75-20 43-24 86-24 118 0 28 4 76 25 119 23 47 56 72 61 72 2 0 4-1 4-4z"><text:p/></draw:path><draw:path draw:style-name="gr3" draw:text-style-name="P69" svg:width="0.264cm" svg:height="0.274cm" svg:x="0.848cm" svg:y="0.011cm" svg:viewBox="0 0 265 275" svg:d="M56 230c-15 27-31 32-47 33-6 0-9 0-9 8 0 2 2 4 5 4 10 0 22-2 33-2 14 0 27 2 39 2 2 0 8 0 8-7 0-5-4-5-7-5-9-1-18-4-18-14 0-5 3-9 6-14 10-16 19-32 29-48 31 0 64 0 96 0 1 7 7 60 7 63 0 12-20 13-28 13-5 0-9 0-9 8 0 3 3 3 5 4 17 0 33-2 48-2 10 0 35 2 44 2 3 0 7 0 7-9 0-3-3-3-9-3-24 0-24-3-25-14-8-79-15-160-23-240-1-8-1-9-8-9-5 0-8 2-10 7-45 74-89 149-134 223zM102 175c26-43 51-86 76-128 5 42 8 85 12 128-29 0-58 0-88 0z"><text:p/></draw:path><draw:path draw:style-name="gr3" draw:text-style-name="P69" svg:width="0.186cm" svg:height="0.184cm" svg:x="1.267cm" svg:y="0.101cm" svg:viewBox="0 0 187 185" svg:d="M93 81c-25-25-51-50-77-75-4-6-5-6-8-6-4 0-8 3-8 8 0 2 1 3 5 7 26 26 52 51 77 77-25 26-51 51-77 78-4 4-5 5-5 7 0 5 4 8 8 8 3 0 4 0 8-6 26-25 52-50 77-76 27 27 53 53 80 80 1 1 4 2 6 2 5 0 8-3 8-8 0-2 0-2-1-4-1 0-63-61-82-81 24-24 48-47 71-70 2-2 8-8 10-10 0-1 2-2 2-4 0-5-3-8-8-8-3 0-4 1-9 6-25 25-51 50-77 75z"><text:p/></draw:path><draw:path draw:style-name="gr3" draw:text-style-name="P69" svg:width="0.275cm" svg:height="0.262cm" svg:x="1.611cm" svg:y="0.025cm" svg:viewBox="0 0 276 263" svg:d="M46 232c-4 16-4 19-35 19-7 0-11 0-11 8 0 3 4 4 11 4 46 0 91 0 137 0 62 0 107-46 107-82 0-28-22-51-59-54 39-8 80-37 80-73 0-29-25-54-71-54-43 0-87 0-130 0-8 0-11 0-11 8 0 4 3 4 11 4 4 0 7 0 14 1s10 1 10 7c0 1 0 2-1 6-18 69-34 138-52 206zM104 122c8-32 17-63 25-94 3-15 4-16 21-16 16 0 33 0 49 0 34 0 42 23 42 40 0 34-33 70-80 70-19 0-38 0-57 0zM87 251c-6 0-6 0-9-1-3 0-4 0-4-3 0-1 0-3 2-9 9-35 17-72 26-107 24 0 49 0 73 0 37 0 45 29 45 45 0 38-35 75-80 75-18 0-36 0-53 0z"><text:p/></draw:path><draw:path draw:style-name="gr3" draw:text-style-name="P69" svg:width="0.088cm" svg:height="0.383cm" svg:x="1.93cm" svg:y="0cm" svg:viewBox="0 0 89 384" svg:d="M89 193c0-30-3-77-25-120-23-48-56-73-61-73-2 0-3 1-3 3 0 3 0 3 8 10 37 38 59 99 59 180 0 65-14 132-63 181-4 5-4 5-4 6 0 3 1 4 3 4 5 0 40-26 62-75 20-43 24-85 24-116z"><text:p/></draw:path><draw:path draw:style-name="gr3" draw:text-style-name="P69" svg:width="0.342cm" svg:height="0.198cm" svg:x="2.187cm" svg:y="0.092cm" svg:viewBox="0 0 343 199" svg:d="M301 108c-21 16-32 32-35 37-16 27-13 33-20 50 0 4 5 4 8 4 7 0 7 0 9-6 9-38 31-70 75-87 4-3 5-4 5-6s-1-3-2-4c-18-7-64-26-79-90-1-5-1-6-8-6-3 0-8 0-8 4 0 2 4 26 20 51 8 12 19 25 35 37-95 0-191 0-287 0-6 0-14 0-14 8s8 8 14 8c96 0 192 0 287 0z"><text:p/></draw:path><draw:path draw:style-name="gr3" draw:text-style-name="P69" svg:width="0.273cm" svg:height="0.278cm" svg:x="2.679cm" svg:y="0.018cm" svg:viewBox="0 0 274 279" svg:d="M274 3c0-1-1-3-5-3-1 0-1 0-5 4-9 10-19 20-28 30-3-5-20-34-63-34-86 0-173 85-173 174 0 63 45 105 104 105 33 0 63-16 84-33 35-32 42-65 42-68s-3-3-5-3-4 1-4 3c-4 12-13 38-40 61-26 21-50 27-71 27-34 0-75-19-75-78 0-22 8-85 46-130 23-27 60-46 95-46 40 0 62 30 62 74 0 15-2 15-2 20 0 3 5 3 7 3 4 0 4 0 7-8 7-33 16-65 24-98z"><text:p/></draw:path></draw:g></text:span><text:span text:style-name="T6">, </text:span><text:span text:style-name="T10">נניח </text:span><text:span text:style-name="T10"><draw:g text:anchor-type="as-char" svg:y="-0.273cm" draw:z-index="314" draw:name="Shape318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10"><text:s/>על, נוכיח </text:span><text:span text:style-name="T10"><draw:g text:anchor-type="as-char" svg:y="-0.288cm" draw:z-index="315" draw:name="Shape319" draw:style-name="gr1"><svg:title>TexMaths</svg:title><svg:desc>11§display§Cu(f)§svg§600§FALSE§</svg:desc><draw:path draw:style-name="gr2" draw:text-style-name="P68" svg:width="0.977cm" svg:height="0.344cm" svg:x="0.001cm" svg:y="0.018cm" svg:viewBox="0 0 978 345" svg:d="M0 0c326 0 652 0 978 0 0 115 0 230 0 345-326 0-652 0-978 0 0-115 0-230 0-345z"><text:p/></draw:path><draw:path draw:style-name="gr3" draw:text-style-name="P69" svg:width="0.273cm" svg:height="0.278cm" svg:x="0.001cm" svg:y="0.018cm" svg:viewBox="0 0 274 279" svg:d="M274 3c0-1-1-3-4-3-1 0-1 0-6 4-10 10-18 20-27 30-4-5-21-34-64-34-86 0-173 85-173 174 0 63 45 105 105 105 33 0 62-16 83-33 36-32 42-65 42-68s-3-3-4-3c-2 0-5 1-6 3-3 12-12 38-38 61-27 21-51 27-72 27-34 0-75-19-75-78 0-22 8-85 47-130 23-27 59-46 94-46 40 0 62 30 62 74 0 15-1 15-1 20 0 3 4 3 5 3 6 0 6 0 8-8 8-33 15-65 24-98z"><text:p/></draw:path><draw:path draw:style-name="gr3" draw:text-style-name="P69" svg:width="0.198cm" svg:height="0.173cm" svg:x="0.296cm" svg:y="0.115cm" svg:viewBox="0 0 199 174" svg:d="M124 149c5 15 18 25 35 25 14 0 23-9 28-21 7-14 12-37 12-38 0-4-3-4-4-4-4 0-4 1-6 7-5 22-13 48-29 48-8 0-12-5-12-17 0-9 5-28 7-41 4-14 8-29 11-42 1-5 6-20 7-25 2-10 7-24 7-27 0-6-6-10-13-10-1 0-12 0-14 14-8 27-24 95-30 115 0 2-15 33-44 33-20 0-23-17-23-32 0-22 10-51 21-78 5-12 6-17 6-25 0-17-13-31-31-31-38 0-52 56-52 59 0 4 4 4 6 4 3 0 3-1 5-7 10-34 24-48 40-48 3 0 8 1 8 13 0 9-3 21-6 26-14 38-22 62-22 81 0 37 26 46 47 46 26 0 40-17 46-25z"><text:p/></draw:path><draw:path draw:style-name="gr3" draw:text-style-name="P69" svg:width="0.088cm" svg:height="0.383cm" svg:x="0.544cm" svg:y="0cm" svg:viewBox="0 0 89 384" svg:d="M89 380c0-1 0-1-6-8-48-48-61-121-61-179 0-67 15-135 63-183 4-4 4-4 4-7 0-2-1-3-3-3-4 0-39 26-62 75-20 43-24 86-24 118 0 28 4 76 25 119 23 47 57 72 61 72 2 0 3-1 3-4z"><text:p/></draw:path><draw:path draw:style-name="gr3" draw:text-style-name="P69" svg:width="0.193cm" svg:height="0.348cm" svg:x="0.676cm" svg:y="0.018cm" svg:viewBox="0 0 194 349" svg:d="M122 118c11 0 22 0 33 0 8 0 11-1 11-9 0-3-3-3-10-3-11 0-21 0-32 0 3-16 6-30 8-44 2-9 7-36 10-41 3-7 10-13 18-13 1 0 12 0 18 7-16 2-21 15-21 21 0 9 8 14 15 14 10 0 22-9 22-24 0-17-19-26-34-26-14 0-38 7-50 45-2 8-3 12-12 61-9 0-18 0-26 0s-13 0-13 6c0 5 4 6 11 6 9 0 17 0 26 0-10 50-19 100-29 151-8 37-14 72-34 72-1 0-11 0-19-7 19-1 22-15 22-21 0-9-7-14-14-14-10 0-22 9-22 24 0 17 18 26 33 26 22 0 37-22 44-37 12-25 21-71 22-74 8-40 16-81 23-120z"><text:p/></draw:path><draw:path draw:style-name="gr3" draw:text-style-name="P69" svg:width="0.088cm" svg:height="0.383cm" svg:x="0.91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10"><text:s/>על. </text:span></text:p>
      <text:p text:style-name="P25">הוכחה: <text:span text:style-name="T11">נבחר:</text:span></text:p>
      <text:p text:style-name="P4"><draw:g text:anchor-type="as-char" svg:y="-0.288cm" draw:z-index="333" draw:name="Shape320" draw:style-name="gr1"><svg:title>TexMaths</svg:title><svg:desc>11§display§g = \{ \la 0, 0 \ra, \la 1, 1 \ra \} \in B \to C§svg§600§FALSE§</svg:desc><draw:path draw:style-name="gr2" draw:text-style-name="P68" svg:width="4.629cm" svg:height="0.344cm" svg:x="0.015cm" svg:y="0.018cm" svg:viewBox="0 0 4630 345" svg:d="M0 0c1544 0 3086 0 4630 0 0 115 0 230 0 345-1544 0-3086 0-4630 0 0-115 0-230 0-345z"><text:p/></draw:path><draw:path draw:style-name="gr3" draw:text-style-name="P69" svg:width="0.177cm" svg:height="0.247cm" svg:x="0.001cm" svg:y="0.115cm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8 6-20 14-32 14-19 0-24-20-24-35 0-19 11-65 21-84 11-20 27-35 44-35 25 0 30 32 30 34 0 1-1 3-1 5-6 25-12 49-18 74z"><text:p/></draw:path><draw:path draw:style-name="gr3" draw:text-style-name="P69" svg:width="0.256cm" svg:height="0.089cm" svg:x="0.322cm" svg:y="0.145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9" svg:width="0.137cm" svg:height="0.383cm" svg:x="0.737cm" svg:y="0cm" svg:viewBox="0 0 138 384" svg:d="M81 52c0-16 10-41 53-43 1-1 4-2 4-5 0-4-4-4-8-4-39 0-74 20-74 48 0 29 0 59 0 89 0 14 0 26-15 39-15 11-29 12-38 12-2 0-3 2-3 5 0 2 2 2 7 3 25 1 44 15 48 34 1 5 1 6 1 19 0 25 0 50 0 76 0 16 0 28 18 44 15 11 40 15 56 15 4 0 8 0 8-4 0-3-3-3-7-5-24-1-43-13-48-33-2-3-2-4-2-18 0-27 0-53 0-81 0-17-3-24-15-36-8-9-20-12-30-14 31-9 45-27 45-49 0-31 0-61 0-92z"><text:p/></draw:path><draw:path draw:style-name="gr3" draw:text-style-name="P69" svg:width="0.085cm" svg:height="0.383cm" svg:x="0.945cm" svg:y="0cm" svg:viewBox="0 0 86 384" svg:d="M85 14c1-4 1-4 1-6 0-5-3-8-8-8-3 0-5 2-9 9-22 58-45 118-67 177-1 2-2 4-2 7 0 0 0 1 2 5 22 60 45 119 67 177 3 4 4 9 9 9s8-3 8-7c0-2 0-3-1-7-23-60-46-119-70-177 24-60 47-119 70-179z"><text:p/></draw:path><draw:path draw:style-name="gr3" draw:text-style-name="P69" svg:width="0.162cm" svg:height="0.263cm" svg:x="1.068cm" svg:y="0.032cm" svg:viewBox="0 0 163 264" svg:d="M163 133c0-30-2-61-16-89-18-37-49-44-66-44-23 0-51 10-67 46-13 27-14 57-14 87s1 63 18 93c16 31 44 38 62 38 21 0 51-7 69-44 12-27 14-56 14-87zM80 257c-14 0-37-10-44-48-4-22-4-57-4-80 0-24 0-50 3-71 7-46 37-49 45-49 14 0 39 6 47 45 3 22 3 51 3 75 0 30 0 55-3 79-7 36-29 49-47 49z"><text:p/></draw:path><draw:path draw:style-name="gr3" draw:text-style-name="P69" svg:width="0.044cm" svg:height="0.115cm" svg:x="1.28cm" svg:y="0.247cm" svg:viewBox="0 0 45 116" svg:d="M45 41c0-26-10-41-24-41-13 0-21 10-21 21 0 10 8 21 21 21 4 0 9-2 13-6 1-1 1-1 2-1 0 2 0 0 0 6 0 28-13 51-26 65-3 3-3 4-3 5 0 4 1 5 3 5 4 0 35-30 35-75z"><text:p/></draw:path><draw:path draw:style-name="gr3" draw:text-style-name="P69" svg:width="0.161cm" svg:height="0.263cm" svg:x="1.434cm" svg:y="0.032cm" svg:viewBox="0 0 162 264" svg:d="M162 133c0-30-1-61-16-89-17-37-49-44-65-44-23 0-51 10-67 46-13 27-14 57-14 87s1 63 17 93c16 31 45 38 63 38 21 0 51-7 67-44 14-27 15-56 15-87zM80 257c-14 0-37-10-44-48-4-22-4-57-4-80 0-24 0-50 3-71 7-46 37-49 45-49 14 0 39 6 47 45 3 22 3 51 3 75 0 30 0 55-5 79-5 36-27 49-45 49z"><text:p/></draw:path><draw:path draw:style-name="gr3" draw:text-style-name="P69" svg:width="0.085cm" svg:height="0.383cm" svg:x="1.633cm" svg:y="0cm" svg:viewBox="0 0 86 384" svg:d="M84 198c2-4 2-5 2-5 0-1 0-3-2-7-22-59-45-119-67-177-3-7-5-9-9-9-5 0-8 3-8 8 0 1 0 2 2 6 23 60 45 119 68 179-23 58-45 117-68 177-2 4-2 4-2 7 0 4 3 7 8 7 4 0 6-4 7-7 24-60 46-119 69-179z"><text:p/></draw:path><draw:path draw:style-name="gr3" draw:text-style-name="P69" svg:width="0.044cm" svg:height="0.115cm" svg:x="1.795cm" svg:y="0.247cm" svg:viewBox="0 0 45 116" svg:d="M45 41c0-26-9-41-24-41-13 0-21 10-21 21 0 10 8 21 21 21 4 0 10-2 13-6 1-1 1-1 2-1 0 2 1 0 1 6 0 28-13 51-26 65-4 3-4 4-4 5 0 4 2 5 4 5 3 0 34-30 34-75z"><text:p/></draw:path><draw:path draw:style-name="gr3" draw:text-style-name="P69" svg:width="0.085cm" svg:height="0.383cm" svg:x="1.976cm" svg:y="0cm" svg:viewBox="0 0 86 384" svg:d="M85 14c1-4 1-4 1-6 0-5-3-8-8-8-3 0-5 2-9 9-22 58-45 118-67 177-1 2-2 4-2 7 0 0 0 1 2 5 22 60 45 119 67 177 3 4 4 9 9 9s8-3 8-7c0-2 0-3-1-7-23-60-46-119-70-177 24-60 47-119 70-179z"><text:p/></draw:path><draw:path draw:style-name="gr3" draw:text-style-name="P69" svg:width="0.127cm" svg:height="0.256cm" svg:x="2.118cm" svg:y="0.032cm" svg:viewBox="0 0 128 257" svg:d="M79 10c0-9 0-10-9-10-24 25-58 25-70 25 0 5 0 8 0 12 8 0 31 0 51-9 0 66 0 132 0 198 0 13-1 18-36 18-4 0-8 0-13 0 0 5 0 9 0 13 15-3 48-3 63-3s49 0 63 3c0-4 0-8 0-13-5 0-8 0-12 0-36 0-37-4-37-18 0-72 0-145 0-216z"><text:p/></draw:path><draw:path draw:style-name="gr3" draw:text-style-name="P69" svg:width="0.044cm" svg:height="0.115cm" svg:x="2.311cm" svg:y="0.247cm" svg:viewBox="0 0 45 116" svg:d="M45 41c0-26-10-41-25-41-12 0-20 10-20 21 0 10 8 21 20 21 5 0 10-2 14-6 1-1 1-1 2-1 0 2 0 0 0 6 0 28-13 51-26 65-4 3-4 4-4 5 0 4 2 5 4 5 4 0 35-30 35-75z"><text:p/></draw:path><draw:path draw:style-name="gr3" draw:text-style-name="P69" svg:width="0.127cm" svg:height="0.256cm" svg:x="2.482cm" svg:y="0.032cm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69" svg:width="0.085cm" svg:height="0.383cm" svg:x="2.663cm" svg:y="0cm" svg:viewBox="0 0 86 384" svg:d="M84 198c2-4 2-5 2-5 0-1 0-3-2-7-22-59-45-119-67-177-3-7-5-9-9-9-5 0-8 3-8 8 0 1 0 2 2 6 23 60 45 119 68 179-23 58-45 117-68 177-2 4-2 4-2 7 0 4 3 7 8 7 4 0 6-4 7-7 24-60 46-119 69-179z"><text:p/></draw:path><draw:path draw:style-name="gr3" draw:text-style-name="P69" svg:width="0.137cm" svg:height="0.383cm" svg:x="2.819cm" svg:y="0cm" svg:viewBox="0 0 138 384" svg:d="M56 333c0 15-10 40-52 42-2 2-4 3-4 5 0 4 4 4 8 4 38 0 73-18 75-48 0-29 0-59 0-88 0-15 0-27 15-40 13-11 27-12 36-12 2-1 4-2 4-3 0-5-3-5-6-5-26-1-45-15-48-34-1-4-1-5-1-19 0-25 0-50 0-76 0-16 0-28-19-44-16-12-43-15-56-15-4 0-8 0-8 4s3 4 7 5c24 1 43 13 48 33 1 3 1 4 1 19 0 26 0 52 0 80 0 18 3 23 16 36 7 8 19 12 29 16-31 7-45 25-45 47 0 31 0 62 0 93z"><text:p/></draw:path><draw:path draw:style-name="gr3" draw:text-style-name="P69" svg:width="0.192cm" svg:height="0.221cm" svg:x="3.125cm" svg:y="0.078cm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3" draw:text-style-name="P69" svg:width="0.275cm" svg:height="0.262cm" svg:x="3.474cm" svg:y="0.025cm" svg:viewBox="0 0 276 263" svg:d="M45 232c-3 16-4 19-34 19-7 0-11 0-11 8 0 4 3 4 11 4 46 0 91 0 138 0 60 0 106-46 106-82 0-28-22-51-60-54 40-8 81-37 81-73 0-29-25-54-71-54-44 0-87 0-131 0-7 0-11 0-11 8 0 4 3 4 11 4 1 0 9 0 14 1 8 1 11 1 11 7 0 1 0 2-1 6-18 69-35 138-53 206zM105 122c7-32 15-63 23-94 3-15 4-16 21-16 16 0 34 0 50 0 34 0 42 23 42 40 0 34-33 70-80 70-19 0-38 0-56 0zM87 251c-6 0-7 0-9-1-4 0-5 0-5-3 0-1 0-3 2-9 9-35 17-72 26-107 24 0 50 0 74 0 37 0 44 29 44 45 0 38-34 75-79 75-18 0-35 0-53 0z"><text:p/></draw:path><draw:path draw:style-name="gr3" draw:text-style-name="P69" svg:width="0.342cm" svg:height="0.198cm" svg:x="3.898cm" svg:y="0.092cm" svg:viewBox="0 0 343 199" svg:d="M301 108c-20 16-31 32-35 37-16 27-13 33-20 50 0 4 5 4 8 4 7 0 7 0 9-6 9-38 31-70 75-87 4-3 5-4 5-6s-1-3-2-4c-18-7-64-26-79-90-1-5-1-6-8-6-3 0-8 0-8 4 0 2 4 26 20 51 8 12 19 25 35 37-95 0-191 0-287 0-6 0-14 0-14 8s8 8 14 8c96 0 192 0 287 0z"><text:p/></draw:path><draw:path draw:style-name="gr3" draw:text-style-name="P69" svg:width="0.273cm" svg:height="0.278cm" svg:x="4.391cm" svg:y="0.018cm" svg:viewBox="0 0 274 279" svg:d="M274 3c0-1-1-3-4-3-2 0-2 0-6 4-9 10-19 20-27 30-4-5-21-34-64-34-86 0-173 85-173 174 0 63 45 105 105 105 33 0 62-16 83-33 35-32 42-65 42-68s-3-3-4-3c-3 0-5 1-5 3-4 12-13 38-39 61-27 21-51 27-72 27-34 0-75-19-75-78 0-22 8-85 46-130 24-27 60-46 95-46 40 0 62 30 62 74 0 15-1 15-1 20 0 3 4 3 6 3 5 0 5 0 7-8 7-33 16-65 24-98z"><text:p/></draw:path></draw:g></text:p>
      <text:p text:style-name="P36"><draw:g text:anchor-type="as-char" svg:y="-0.288cm" draw:z-index="323" draw:name="Shape321" draw:style-name="gr1"><svg:title>TexMaths</svg:title><svg:desc>11§display§f = ((A \times B) \times \{0\} \setminus \{\la 0, 0 \ra, 0\})\cup \{\la \la 0, 0 \ra, 1 \ra\} \in (A \times B) \to C§svg§600§FALSE§</svg:desc><draw:path draw:style-name="gr2" draw:text-style-name="P68" svg:width="10.493cm" svg:height="0.344cm" svg:x="0.001cm" svg:y="0.018cm" svg:viewBox="0 0 10494 345" svg:d="M0 0c3498 0 6996 0 10494 0 0 115 0 230 0 345-3498 0-6996 0-10494 0 0-115 0-230 0-345z"><text:p/></draw:path><draw:path draw:style-name="gr3" draw:text-style-name="P69" svg:width="0.192cm" svg:height="0.348cm" svg:x="0.002cm" svg:y="0.018cm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69" svg:width="0.256cm" svg:height="0.089cm" svg:x="0.341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089cm" svg:height="0.383cm" svg:x="0.766cm" svg:y="0cm" svg:viewBox="0 0 90 384" svg:d="M90 380c0-1 0-1-6-8-49-48-61-121-61-179 0-67 14-135 62-183 5-4 5-4 5-7 0-2-2-3-4-3-3 0-39 26-62 75-20 43-24 86-24 118 0 28 4 76 25 119 25 47 58 72 61 72 2 0 4-1 4-4z"><text:p/></draw:path><draw:path draw:style-name="gr3" draw:text-style-name="P69" svg:width="0.088cm" svg:height="0.383cm" svg:x="0.916cm" svg:y="0cm" svg:viewBox="0 0 89 384" svg:d="M89 380c0-1 0-1-6-8-48-48-61-121-61-179 0-67 15-135 63-183 4-4 4-4 4-7 0-2-1-3-3-3-5 0-39 26-62 75-20 43-24 86-24 118 0 28 4 76 25 119 23 47 56 72 61 72 2 0 3-1 3-4z"><text:p/></draw:path><draw:path draw:style-name="gr3" draw:text-style-name="P69" svg:width="0.264cm" svg:height="0.274cm" svg:x="1.042cm" svg:y="0.011cm" svg:viewBox="0 0 265 275" svg:d="M56 230c-15 27-31 32-48 33-5 0-8 0-8 8 0 2 2 4 6 4 9 0 22-2 33-2 12 0 26 2 38 2 2 0 8 0 8-7 0-5-4-5-7-5-9-1-17-4-17-14 0-5 2-9 4-14 10-16 20-32 30-48 32 0 65 0 96 0 2 7 7 60 7 63 0 12-20 13-27 13-6 0-10 0-10 8 0 4 4 4 5 4 17 0 33-2 49-2 9 0 34 2 44 2 2 0 6 0 6-9 0-3-3-3-9-3-24 0-24-3-25-14-8-79-15-160-23-240-1-8-1-9-8-9-6 0-7 2-10 7-45 74-89 149-134 223zM102 175c26-43 51-86 76-128 5 42 8 85 12 128-29 0-58 0-88 0z"><text:p/></draw:path><draw:path draw:style-name="gr3" draw:text-style-name="P69" svg:width="0.186cm" svg:height="0.184cm" svg:x="1.461cm" svg:y="0.101cm" svg:viewBox="0 0 187 185" svg:d="M94 81c-26-25-52-50-77-75-5-6-6-6-9-6-4 0-8 3-8 8 0 2 1 3 6 7 25 26 51 51 77 77-26 26-52 51-77 78-5 4-6 5-6 7 0 5 4 8 8 8 3 0 4 0 9-6 25-25 51-50 77-76 26 27 53 53 80 80 0 1 3 2 5 2 5 0 8-3 8-8 0-2 0-2-1-4-1 0-62-61-81-81 23-24 47-47 70-70 2-2 8-8 10-10 0-1 2-2 2-4 0-5-3-8-8-8-3 0-4 1-8 6-26 25-52 50-77 75z"><text:p/></draw:path><draw:path draw:style-name="gr3" draw:text-style-name="P69" svg:width="0.275cm" svg:height="0.262cm" svg:x="1.807cm" svg:y="0.025cm" svg:viewBox="0 0 276 263" svg:d="M45 232c-3 16-4 19-35 19-7 0-10 0-10 8 0 4 3 4 10 4 46 0 92 0 139 0 60 0 106-46 106-82 0-28-23-51-60-54 40-8 81-37 81-73 0-29-26-54-72-54-43 0-87 0-130 0-8 0-11 0-11 8 0 4 3 4 11 4 4 0 7 0 14 1s11 1 11 7c0 1-1 2-2 6-18 69-34 138-52 206zM103 122c8-32 17-63 25-94 3-15 4-16 21-16 16 0 33 0 49 0 34 0 43 23 43 40 0 34-34 70-81 70-19 0-38 0-57 0zM86 251c-6 0-6 0-8-1-4 0-5 0-5-3 0-1 0-3 2-9 9-35 17-72 26-107 24 0 49 0 73 0 37 0 45 29 45 45 0 38-34 75-80 75-18 0-36 0-53 0z"><text:p/></draw:path><draw:path draw:style-name="gr3" draw:text-style-name="P69" svg:width="0.089cm" svg:height="0.383cm" svg:x="2.125cm" svg:y="0cm" svg:viewBox="0 0 90 384" svg:d="M90 193c0-30-4-77-26-120-23-48-56-73-60-73-3 0-4 1-4 3 0 3 0 3 8 10 37 38 59 99 59 180 0 65-14 132-61 181-6 5-6 5-6 6 0 3 1 4 4 4 4 0 39-26 61-75 20-43 25-85 25-116z"><text:p/></draw:path><draw:path draw:style-name="gr3" draw:text-style-name="P69" svg:width="0.186cm" svg:height="0.184cm" svg:x="2.396cm" svg:y="0.101cm" svg:viewBox="0 0 187 185" svg:d="M94 81c-26-25-52-50-77-75-5-6-6-6-9-6-4 0-8 3-8 8 0 2 1 3 6 7 25 26 51 51 77 77-26 26-52 51-77 78-5 4-6 5-6 7 0 5 4 8 8 8 3 0 4 0 9-6 25-25 51-50 77-76 26 27 53 53 80 80 1 1 3 2 5 2 5 0 8-3 8-8 0-2 0-2-1-4-28-28-62-61-81-81 24-24 47-47 71-70 1-2 8-8 9-10 1-1 2-2 2-4 0-5-3-8-8-8-3 0-4 1-8 6-26 25-52 50-77 75z"><text:p/></draw:path><draw:path draw:style-name="gr3" draw:text-style-name="P69" svg:width="0.137cm" svg:height="0.383cm" svg:x="2.753cm" svg:y="0cm" svg:viewBox="0 0 138 384" svg:d="M83 52c0-16 9-41 51-43 2-1 4-2 4-5 0-4-4-4-7-4-40 0-75 20-75 48 0 29 0 59 0 89 0 14 0 26-15 39-13 11-29 12-37 12-2 0-4 2-4 5 0 2 3 2 7 3 25 1 44 15 48 34 1 5 1 6 1 19 0 25 0 50 0 76 0 16 0 28 19 44 15 11 41 15 56 15 3 0 7 0 7-4 0-3-3-3-6-5-25-1-44-13-48-33-1-3-1-4-1-18 0-27 0-53 0-81 0-17-4-24-16-36-9-9-20-12-31-14 32-9 47-27 47-49 0-31 0-61 0-92z"><text:p/></draw:path><draw:path draw:style-name="gr3" draw:text-style-name="P69" svg:width="0.162cm" svg:height="0.263cm" svg:x="2.935cm" svg:y="0.032cm" svg:viewBox="0 0 163 264" svg:d="M163 133c0-30-2-61-16-89-18-37-49-44-66-44-23 0-51 10-67 46-13 27-14 57-14 87s1 63 17 93c17 31 45 38 63 38 21 0 51-7 69-44 12-27 14-56 14-87zM80 257c-14 0-37-10-44-48-4-22-4-57-4-80 0-24 0-50 3-71 7-46 37-49 45-49 14 0 39 6 47 45 3 22 3 51 3 75 0 30 0 55-3 79-7 36-29 49-47 49z"><text:p/></draw:path><draw:path draw:style-name="gr3" draw:text-style-name="P69" svg:width="0.137cm" svg:height="0.383cm" svg:x="3.141cm" svg:y="0cm" svg:viewBox="0 0 138 384" svg:d="M56 333c0 15-11 40-53 42-2 2-3 3-3 5 0 4 4 4 8 4 37 0 73-18 73-48 0-29 0-59 0-88 0-15 0-27 16-40 13-11 28-12 37-12 1-1 4-2 4-3 0-5-3-5-7-5-25-1-44-15-48-34-2-4-2-5-2-19 0-25 0-50 0-76 0-16 0-28-18-44-16-12-42-15-55-15-4 0-8 0-8 4s2 4 7 5c24 1 43 13 47 33 2 3 2 4 2 19 0 26 0 52 0 80 0 18 2 24 16 36 7 9 18 12 29 16-32 7-45 25-45 47 0 31 0 62 0 93z"><text:p/></draw:path><draw:path draw:style-name="gr3" draw:text-style-name="P69" svg:width="0.149cm" svg:height="0.383cm" svg:x="3.413cm" svg:y="0cm" svg:viewBox="0 0 150 384" svg:d="M133 375c2 5 5 9 9 9s8-3 8-7c0-2 0-2-1-7-44-120-88-241-132-361-4-7-5-9-9-9-5 0-8 3-8 8 0 1 0 1 2 6 44 120 87 241 131 361z"><text:p/></draw:path><draw:path draw:style-name="gr3" draw:text-style-name="P69" svg:width="0.135cm" svg:height="0.383cm" svg:x="3.699cm" svg:y="0cm" svg:viewBox="0 0 136 384" svg:d="M81 52c0-16 10-41 52-43 2-1 3-2 3-5 0-4-3-4-6-4-40 0-75 20-75 48 0 29 0 59 0 89 0 14 0 26-15 39-14 11-29 12-37 12-2 0-3 2-3 5 0 2 2 2 6 3 25 1 44 15 48 34 1 5 1 6 1 19 0 25 0 50 0 76 0 16 0 28 19 44 15 11 40 15 56 15 3 0 6 0 6-4 0-3-2-3-5-5-24-1-44-13-48-33-2-3-2-4-2-18 0-27 0-53 0-81 0-17-3-24-15-36-9-9-20-12-31-14 32-9 46-27 46-49 0-31 0-61 0-92z"><text:p/></draw:path><draw:path draw:style-name="gr3" draw:text-style-name="P69" svg:width="0.085cm" svg:height="0.383cm" svg:x="3.907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9" svg:width="0.162cm" svg:height="0.263cm" svg:x="4.029cm" svg:y="0.032cm" svg:viewBox="0 0 163 264" svg:d="M163 133c0-30-2-61-16-89-17-37-49-44-66-44-23 0-50 10-67 46-12 27-14 57-14 87s2 63 18 93c16 31 45 38 63 38 21 0 51-7 68-44 12-27 14-56 14-87zM81 257c-15 0-37-10-45-48-4-22-4-57-4-80 0-24 0-50 3-71 8-46 37-49 46-49 14 0 39 6 47 45 3 22 3 51 3 75 0 30 0 55-4 79-6 36-28 49-46 49z"><text:p/></draw:path><draw:path draw:style-name="gr3" draw:text-style-name="P69" svg:width="0.044cm" svg:height="0.115cm" svg:x="4.242cm" svg:y="0.247cm" svg:viewBox="0 0 45 116" svg:d="M45 41c0-26-10-41-25-41-12 0-20 10-20 21 0 10 8 21 20 21 4 0 10-2 13-6 2-1 1-1 2-1s1 0 1 6c0 28-13 51-26 65-4 3-4 4-4 5 0 4 2 5 4 5 4 0 35-30 35-75z"><text:p/></draw:path><draw:path draw:style-name="gr3" draw:text-style-name="P69" svg:width="0.162cm" svg:height="0.263cm" svg:x="4.395cm" svg:y="0.032cm" svg:viewBox="0 0 163 264" svg:d="M163 133c0-30-2-61-16-89-17-37-49-44-66-44-23 0-50 10-67 46-12 27-14 57-14 87s2 63 18 93c16 31 45 38 63 38 21 0 51-7 68-44 12-27 14-56 14-87zM81 257c-15 0-37-10-45-48-4-22-4-57-4-80 0-24 0-50 3-71 8-46 37-49 46-49 14 0 39 6 46 45 4 22 4 51 4 75 0 30 0 55-4 79-6 36-28 49-46 49z"><text:p/></draw:path><draw:path draw:style-name="gr3" draw:text-style-name="P69" svg:width="0.085cm" svg:height="0.383cm" svg:x="4.595cm" svg:y="0cm" svg:viewBox="0 0 86 384" svg:d="M84 198c2-4 2-5 2-5 0-1 0-3-2-7-22-59-45-119-67-177-3-7-6-9-9-9-5 0-8 3-8 8 0 1 0 2 1 6 23 60 45 119 68 179-23 58-45 117-68 177-1 4-1 4-1 7 0 4 3 7 8 7 4 0 6-4 7-7 24-60 46-119 69-179z"><text:p/></draw:path><draw:path draw:style-name="gr3" draw:text-style-name="P69" svg:width="0.044cm" svg:height="0.115cm" svg:x="4.757cm" svg:y="0.247cm" svg:viewBox="0 0 45 116" svg:d="M45 41c0-26-10-41-24-41-13 0-21 10-21 21 0 10 8 21 21 21 4 0 9-2 13-6 1-1 1-1 2-1 0 2 0 0 0 6 0 28-12 51-25 65-4 3-4 4-4 5 0 4 1 5 3 5 4 0 35-30 35-75z"><text:p/></draw:path><draw:path draw:style-name="gr3" draw:text-style-name="P69" svg:width="0.162cm" svg:height="0.263cm" svg:x="4.911cm" svg:y="0.032cm" svg:viewBox="0 0 163 264" svg:d="M163 133c0-30-2-61-16-89-18-37-49-44-66-44-23 0-51 10-67 46-12 27-14 57-14 87s1 63 18 93c16 31 44 38 63 38 21 0 50-7 68-44 12-27 14-56 14-87zM81 257c-15 0-38-10-45-48-4-22-4-57-4-80 0-24 0-50 3-71 7-46 37-49 46-49 13 0 38 6 46 45 4 22 4 51 4 75 0 30 0 55-4 79-7 36-29 49-46 49z"><text:p/></draw:path><draw:path draw:style-name="gr3" draw:text-style-name="P69" svg:width="0.137cm" svg:height="0.383cm" svg:x="5.116cm" svg:y="0cm" svg:viewBox="0 0 138 384" svg:d="M56 333c0 15-10 40-53 42-2 2-3 3-3 5 0 4 4 4 8 4 37 0 73-18 73-48 0-29 0-59 0-88 0-15 0-27 16-40 14-11 28-12 37-12 1-1 4-2 4-3 0-5-3-5-7-5-25-1-44-15-48-34-2-4-2-5-2-19 0-25 0-50 0-76 0-16 0-28-18-44-16-12-42-15-55-15-4 0-8 0-8 4s2 4 7 5c24 1 43 13 48 33 1 3 1 4 1 19 0 26 0 52 0 80 0 18 2 23 16 36 8 8 18 12 29 16-32 7-45 25-45 47 0 31 0 62 0 93z"><text:p/></draw:path><draw:path draw:style-name="gr3" draw:text-style-name="P69" svg:width="0.088cm" svg:height="0.383cm" svg:x="5.303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69" svg:width="0.214cm" svg:height="0.237cm" svg:x="5.539cm" svg:y="0.055cm" svg:viewBox="0 0 215 238" svg:d="M215 14c0-7 0-14-8-14s-8 7-8 14c0 47 0 93 0 140 0 56-63 68-92 68-18 0-42-3-62-16-30-18-30-42-30-53 0-46 0-92 0-139 0-7 0-14-7-14-8 0-8 7-8 14 0 48 0 94 0 141 0 57 58 83 107 83 50 0 108-27 108-83 0-47 0-93 0-141z"><text:p/></draw:path><draw:path draw:style-name="gr3" draw:text-style-name="P69" svg:width="0.137cm" svg:height="0.383cm" svg:x="5.889cm" svg:y="0cm" svg:viewBox="0 0 138 384" svg:d="M81 52c0-16 10-41 52-43 2-1 5-2 5-5 0-4-4-4-8-4-39 0-74 20-74 48 0 29 0 59 0 89 0 14 0 26-16 39-14 11-28 12-37 12-2 0-3 2-3 5 0 2 2 2 7 3 25 1 44 15 47 34 2 5 2 6 2 19 0 25 0 50 0 76 0 16 0 28 18 44 15 11 40 15 56 15 4 0 8 0 8-4 0-3-3-3-7-5-24-1-43-13-48-33-2-3-2-4-2-18 0-27 0-53 0-81 0-17-3-24-15-36-8-9-20-12-30-14 31-9 45-27 45-49 0-31 0-61 0-92z"><text:p/></draw:path><draw:path draw:style-name="gr3" draw:text-style-name="P69" svg:width="0.085cm" svg:height="0.383cm" svg:x="6.096cm" svg:y="0cm" svg:viewBox="0 0 86 384" svg:d="M85 14c1-4 1-4 1-6 0-5-3-8-8-8-3 0-5 2-9 9-22 58-45 118-67 177-1 2-2 4-2 7 0 0 0 1 2 5 22 60 45 119 67 177 3 4 4 9 9 9s8-3 8-7c0-2 0-3-1-7-23-60-46-119-70-177 24-60 47-119 70-179z"><text:p/></draw:path><draw:path draw:style-name="gr3" draw:text-style-name="P69" svg:width="0.085cm" svg:height="0.383cm" svg:x="6.247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9" svg:width="0.162cm" svg:height="0.263cm" svg:x="6.369cm" svg:y="0.032cm" svg:viewBox="0 0 163 264" svg:d="M163 133c0-30-1-61-16-89-17-37-49-44-66-44-23 0-50 10-67 46-12 27-14 57-14 87s2 63 18 93c16 31 45 38 63 38 21 0 51-7 68-44 13-27 14-56 14-87zM81 257c-15 0-37-10-45-48-3-22-3-57-3-80 0-24 0-50 2-71 8-46 37-49 46-49 14 0 39 6 47 45 3 22 3 51 3 75 0 30 0 55-4 79-6 36-28 49-46 49z"><text:p/></draw:path><draw:path draw:style-name="gr3" draw:text-style-name="P69" svg:width="0.044cm" svg:height="0.115cm" svg:x="6.582cm" svg:y="0.247cm" svg:viewBox="0 0 45 116" svg:d="M45 41c0-26-10-41-25-41-12 0-20 10-20 21 0 10 8 21 20 21 4 0 10-2 13-6 2-1 1-1 2-1s1 0 1 6c0 28-13 51-26 65-4 3-4 4-4 5 0 4 2 5 4 5 4 0 35-30 35-75z"><text:p/></draw:path><draw:path draw:style-name="gr3" draw:text-style-name="P69" svg:width="0.162cm" svg:height="0.263cm" svg:x="6.734cm" svg:y="0.032cm" svg:viewBox="0 0 163 264" svg:d="M163 133c0-30-2-61-16-89-17-37-49-44-66-44-23 0-50 10-67 46-12 27-14 57-14 87s2 63 18 93c16 31 45 38 63 38 21 0 51-7 68-44 12-27 14-56 14-87zM81 257c-15 0-37-10-45-48-4-22-4-57-4-80 0-24 0-50 3-71 8-46 37-49 46-49 14 0 39 6 47 45 3 22 3 51 3 75 0 30 0 55-4 79-6 36-28 49-46 49z"><text:p/></draw:path><draw:path draw:style-name="gr3" draw:text-style-name="P69" svg:width="0.085cm" svg:height="0.383cm" svg:x="6.935cm" svg:y="0cm" svg:viewBox="0 0 86 384" svg:d="M84 198c2-4 2-5 2-5 0-1 0-3-2-7-22-59-45-119-67-177-3-7-6-9-9-9-5 0-8 3-8 8 0 1 0 2 1 6 23 60 46 119 69 179-23 58-46 117-69 177-1 4-1 4-1 7 0 4 3 7 8 7 4 0 6-4 7-7 24-60 46-119 69-179z"><text:p/></draw:path><draw:path draw:style-name="gr3" draw:text-style-name="P69" svg:width="0.044cm" svg:height="0.115cm" svg:x="7.096cm" svg:y="0.247cm" svg:viewBox="0 0 45 116" svg:d="M45 41c0-26-10-41-24-41-13 0-21 10-21 21 0 10 8 21 21 21 4 0 10-2 13-6 1-1 1-1 2-1 0 2 1 0 1 6 0 28-14 51-26 65-4 3-4 4-4 5 0 4 2 5 3 5 4 0 35-30 35-75z"><text:p/></draw:path><draw:path draw:style-name="gr3" draw:text-style-name="P69" svg:width="0.127cm" svg:height="0.256cm" svg:x="7.269cm" svg:y="0.032cm" svg:viewBox="0 0 128 257" svg:d="M79 10c0-9 0-10-9-10-23 25-57 25-70 25 0 5 0 8 0 12 8 0 31 0 51-9 0 66 0 132 0 198 0 13-1 18-36 18-4 0-8 0-13 0 0 5 0 9 0 13 15-3 48-3 63-3s49 0 63 3c0-4 0-8 0-13-5 0-8 0-12 0-36 0-37-4-37-18 0-72 0-145 0-216z"><text:p/></draw:path><draw:path draw:style-name="gr3" draw:text-style-name="P69" svg:width="0.085cm" svg:height="0.383cm" svg:x="7.45cm" svg:y="0cm" svg:viewBox="0 0 86 384" svg:d="M85 198c1-4 1-5 1-5 0-1 0-3-1-7-23-59-45-119-68-177-3-7-5-9-9-9-5 0-8 3-8 8 0 1 0 2 2 6 23 60 45 119 68 179-23 58-45 117-68 177-2 4-2 4-2 7 0 4 3 7 8 7s6-4 9-7c23-60 45-119 68-179z"><text:p/></draw:path><draw:path draw:style-name="gr3" draw:text-style-name="P69" svg:width="0.137cm" svg:height="0.383cm" svg:x="7.607cm" svg:y="0cm" svg:viewBox="0 0 138 384" svg:d="M55 333c0 15-10 40-52 42-2 2-3 3-3 5 0 4 4 4 8 4 37 0 73-18 73-48 0-29 0-59 0-88 0-15 0-27 16-40 13-11 28-12 36-12 2-1 5-2 5-3 0-5-4-5-7-5-25-1-44-15-48-34-2-4-2-5-2-19 0-25 0-50 0-76 0-16 0-28-18-44-16-12-42-15-55-15-4 0-8 0-8 4s2 4 6 5c25 1 44 13 48 33 1 3 1 4 1 19 0 26 0 52 0 80 0 18 3 24 15 36 9 9 20 12 31 16-32 7-46 25-46 47 0 31 0 62 0 93z"><text:p/></draw:path><draw:path draw:style-name="gr3" draw:text-style-name="P69" svg:width="0.193cm" svg:height="0.221cm" svg:x="7.912cm" svg:y="0.078cm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" draw:text-style-name="P69" svg:width="0.089cm" svg:height="0.383cm" svg:x="8.282cm" svg:y="0cm" svg:viewBox="0 0 90 384" svg:d="M90 380c0-1 0-1-6-8-49-48-61-121-61-179 0-67 14-135 62-183 5-4 5-4 5-7 0-2-1-3-4-3s-39 26-61 75c-19 43-25 86-25 118 0 28 4 76 26 119 24 47 57 72 60 72s4-1 4-4z"><text:p/></draw:path><draw:path draw:style-name="gr3" draw:text-style-name="P69" svg:width="0.264cm" svg:height="0.274cm" svg:x="8.409cm" svg:y="0.011cm" svg:viewBox="0 0 265 275" svg:d="M55 230c-15 27-31 32-47 33-5 0-8 0-8 8 0 2 1 4 4 4 11 0 24-2 33-2 14 0 27 2 40 2 2 0 7 0 7-7 0-5-4-5-6-5-9-1-19-4-19-14 0-5 3-9 6-14 10-16 20-32 30-48 32 0 65 0 96 0 2 7 7 60 7 63 0 12-21 13-29 13-5 0-8 0-8 8 0 4 4 4 5 4 16 0 32-2 49-2 8 0 34 2 42 2 4 0 8 0 8-9 0-3-4-3-9-3-24 0-24-3-25-14-8-79-16-160-24-240 0-8 0-9-7-9-6 0-7 2-10 7-45 74-90 149-135 223zM101 175c26-43 52-86 77-128 5 42 8 85 12 128-29 0-59 0-89 0z"><text:p/></draw:path><draw:path draw:style-name="gr3" draw:text-style-name="P69" svg:width="0.185cm" svg:height="0.184cm" svg:x="8.828cm" svg:y="0.101cm" svg:viewBox="0 0 186 185" svg:d="M94 81c-27-25-52-50-79-75-4-6-4-6-7-6-5 0-8 3-8 8 0 2 0 3 4 7 27 26 52 51 79 77-27 26-52 51-79 78-4 4-4 5-4 7 0 5 3 8 8 8 3 0 3 0 7-6 26-25 52-50 77-76 27 27 54 53 81 80 1 1 3 2 5 2 6 0 8-3 8-8 0-2 0-2-1-4-27-28-62-61-80-81 23-24 47-47 70-70 2-2 8-8 10-10 0-1 1-2 1-4 0-5-2-8-8-8-2 0-4 1-9 6-25 25-50 50-75 75z"><text:p/></draw:path><draw:path draw:style-name="gr3" draw:text-style-name="P69" svg:width="0.275cm" svg:height="0.262cm" svg:x="9.173cm" svg:y="0.025cm" svg:viewBox="0 0 276 263" svg:d="M46 232c-4 16-5 19-35 19-7 0-11 0-11 8 0 4 3 4 11 4 46 0 91 0 138 0 61 0 106-46 106-82 0-28-22-51-59-54 39-8 80-37 80-73 0-29-25-54-71-54-43 0-87 0-130 0-8 0-12 0-12 8 0 4 4 4 11 4 1 0 9 0 15 1 7 1 10 1 10 7 0 1 0 2-1 6-18 69-34 138-52 206zM105 122c7-32 16-63 24-94 3-15 3-16 20-16 16 0 34 0 50 0 34 0 42 23 42 40 0 34-33 70-80 70-19 0-38 0-56 0zM87 251c-6 0-7 0-9-1-3 0-4 0-4-3 0-1 0-3 1-9 9-35 19-72 27-107 25 0 49 0 73 0 37 0 44 29 44 45 0 38-34 75-79 75-18 0-35 0-53 0z"><text:p/></draw:path><draw:path draw:style-name="gr3" draw:text-style-name="P69" svg:width="0.088cm" svg:height="0.383cm" svg:x="9.492cm" svg:y="0cm" svg:viewBox="0 0 89 384" svg:d="M89 193c0-30-4-77-25-120-23-48-56-73-61-73-2 0-3 1-3 3 0 3 0 3 7 10 38 38 60 99 60 180 0 65-14 132-63 181-4 5-4 5-4 6 0 3 1 4 3 4 5 0 39-26 62-75 20-43 24-85 24-116z"><text:p/></draw:path><draw:path draw:style-name="gr3" draw:text-style-name="P69" svg:width="0.342cm" svg:height="0.198cm" svg:x="9.749cm" svg:y="0.092cm" svg:viewBox="0 0 343 199" svg:d="M301 108c-20 16-31 32-35 37-16 27-13 33-20 50 0 4 5 4 8 4 7 0 7 0 8-6 10-38 32-70 76-87 4-3 5-4 5-6s-2-4-3-4c-17-7-64-26-78-90-1-5-1-6-8-6-3 0-8 0-8 4 0 2 4 26 20 51 8 12 19 25 35 37-95 0-191 0-287 0-6 0-14 0-14 8s8 8 14 8c96 0 192 0 287 0z"><text:p/></draw:path><draw:path draw:style-name="gr3" draw:text-style-name="P69" svg:width="0.274cm" svg:height="0.278cm" svg:x="10.24cm" svg:y="0.018cm" svg:viewBox="0 0 275 279" svg:d="M275 3c0-1-1-3-4-3-1 0-1 0-6 4-9 10-19 20-27 30-4-5-21-34-64-34-86 0-174 85-174 174 0 63 46 105 106 105 33 0 62-16 83-33 35-32 42-65 42-68s-3-3-4-3c-3 0-5 1-5 3-4 12-13 38-39 61-27 21-51 27-72 27-34 0-76-19-76-78 0-22 9-85 48-130 23-27 59-46 94-46 40 0 62 30 62 74 0 15-1 15-1 20 0 3 4 3 6 3 5 0 5 0 7-8 8-33 16-65 24-98z"><text:p/></draw:path></draw:g>. </text:p>
      <text:p text:style-name="P4"><draw:g text:anchor-type="as-char" svg:y="-0.288cm" draw:z-index="321" draw:name="Shape322" draw:style-name="gr1"><svg:title>TexMaths</svg:title><svg:desc>11§display§A = \{1, 0\}, B = \{0, 1\}, C = \{0\}§svg§600§FALSE§</svg:desc><draw:path draw:style-name="gr2" draw:text-style-name="P68" svg:width="5.197cm" svg:height="0.344cm" svg:x="0.008cm" svg:y="0.018cm" svg:viewBox="0 0 5198 345" svg:d="M0 0c1733 0 3465 0 5198 0 0 115 0 230 0 345-1733 0-3465 0-5198 0 0-115 0-230 0-345z"><text:p/></draw:path><draw:path draw:style-name="gr3" draw:text-style-name="P69" svg:width="0.264cm" svg:height="0.274cm" svg:x="0.001cm" svg:y="0.011cm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9 85 13 128-29 0-59 0-89 0z"><text:p/></draw:path><draw:path draw:style-name="gr3" draw:text-style-name="P69" svg:width="0.255cm" svg:height="0.089cm" svg:x="0.407cm" svg:y="0.145cm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69" svg:width="0.137cm" svg:height="0.383cm" svg:x="0.821cm" svg:y="0cm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7-33-3-3-3-4-3-18 0-27 0-53 0-81 0-17-3-23-15-36-9-8-19-12-30-14 32-9 45-27 45-49 0-31 0-61 0-92z"><text:p/></draw:path><draw:path draw:style-name="gr3" draw:text-style-name="P69" svg:width="0.127cm" svg:height="0.256cm" svg:x="1.021cm" svg:y="0.032cm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69" svg:width="0.044cm" svg:height="0.115cm" svg:x="1.214cm" svg:y="0.247cm" svg:viewBox="0 0 45 116" svg:d="M45 41c0-26-10-41-25-41-12 0-20 10-20 21 0 10 8 21 20 21 4 0 10-2 14-6 1-1 1-1 1-1 1 0 1 0 1 6 0 28-13 51-26 65-4 3-4 4-4 5 0 4 2 5 4 5 4 0 35-30 35-75z"><text:p/></draw:path><draw:path draw:style-name="gr3" draw:text-style-name="P69" svg:width="0.162cm" svg:height="0.263cm" svg:x="1.367cm" svg:y="0.032cm" svg:viewBox="0 0 163 264" svg:d="M163 133c0-30-2-61-16-89-17-37-49-44-66-44-23 0-50 10-67 46-12 27-14 57-14 87s2 63 18 93c16 31 45 38 63 38 21 0 51-7 68-44 12-27 14-56 14-87zM81 257c-15 0-37-10-45-48-4-22-4-57-4-80 0-24 0-50 3-71 8-46 37-49 46-49 14 0 39 6 47 45 3 22 3 51 3 75 0 30 0 55-4 79-6 36-28 49-46 49z"><text:p/></draw:path><draw:path draw:style-name="gr3" draw:text-style-name="P69" svg:width="0.135cm" svg:height="0.383cm" svg:x="1.574cm" svg:y="0cm" svg:viewBox="0 0 136 384" svg:d="M55 333c0 15-10 40-52 42-2 2-3 3-3 5 0 4 3 4 8 4 37 0 72-18 73-48 0-29 0-59 0-88 0-15 0-27 16-40 13-11 27-12 36-12 2-1 3-2 3-3 0-5-2-5-5-5-26-1-44-15-48-34-2-4-2-5-2-19 0-25 0-50 0-76 0-16 0-28-18-44-16-12-42-15-55-15-5 0-8 0-8 4s2 4 6 5c24 1 44 13 48 33 1 3 1 4 1 19 0 26 0 52 0 80 0 18 3 24 15 36 9 9 20 12 31 16-32 7-46 25-46 47 0 31 0 62 0 93z"><text:p/></draw:path><draw:path draw:style-name="gr3" draw:text-style-name="P69" svg:width="0.044cm" svg:height="0.115cm" svg:x="1.772cm" svg:y="0.247cm" svg:viewBox="0 0 45 116" svg:d="M45 41c0-26-10-41-24-41-13 0-21 10-21 21 0 10 8 21 21 21 4 0 10-2 13-6 1-1 1-1 2-1 0 2 1 0 1 6 0 28-14 51-26 65-4 3-4 4-4 5 0 4 2 5 3 5 4 0 35-30 35-75z"><text:p/></draw:path><draw:path draw:style-name="gr3" draw:text-style-name="P69" svg:width="0.275cm" svg:height="0.262cm" svg:x="1.927cm" svg:y="0.025cm" svg:viewBox="0 0 276 263" svg:d="M45 232c-3 16-4 19-35 19-7 0-10 0-10 8 0 4 3 4 10 4 46 0 92 0 139 0 60 0 106-46 106-82 0-28-23-51-60-54 40-8 81-37 81-73 0-29-25-54-72-54-43 0-87 0-130 0-7 0-11 0-11 8 0 4 3 4 11 4 1 0 7 0 14 1 8 1 11 1 11 7 0 1-1 2-2 6-18 69-34 138-52 206zM103 122c8-32 17-63 25-94 3-15 4-16 21-16 16 0 33 0 49 0 34 0 43 23 43 40 0 34-33 70-80 70-19 0-39 0-58 0zM87 251c-6 0-7 0-9-1-4 0-5 0-5-3 0-1 0-3 2-9 9-35 17-72 26-107 24 0 50 0 74 0 36 0 44 29 44 45 0 38-34 75-80 75-18 0-34 0-52 0z"><text:p/></draw:path><draw:path draw:style-name="gr3" draw:text-style-name="P69" svg:width="0.255cm" svg:height="0.089cm" svg:x="2.353cm" svg:y="0.145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69" svg:width="0.137cm" svg:height="0.383cm" svg:x="2.765cm" svg:y="0cm" svg:viewBox="0 0 138 384" svg:d="M81 52c0-16 10-41 53-43 1-1 4-2 4-5 0-4-4-4-8-4-39 0-74 20-74 48 0 29 0 59 0 89 0 14 0 26-15 39-15 11-29 12-38 12-2 0-3 2-3 5 0 2 2 2 7 3 25 1 44 15 48 34 1 5 1 6 1 19 0 25 0 50 0 76 0 16 0 28 19 44 14 11 39 15 55 15 4 0 8 0 8-4 0-3-3-3-7-5-24-1-43-13-48-33-2-3-2-4-2-18 0-27 0-53 0-81 0-17-3-23-15-36-8-8-19-12-30-14 32-9 45-27 45-49 0-31 0-61 0-92z"><text:p/></draw:path><draw:path draw:style-name="gr3" draw:text-style-name="P69" svg:width="0.162cm" svg:height="0.263cm" svg:x="2.946cm" svg:y="0.032cm" svg:viewBox="0 0 163 264" svg:d="M163 133c0-30-2-61-16-89-17-37-49-44-66-44-23 0-50 10-67 46-12 27-14 57-14 87s2 63 18 93c16 31 45 38 63 38 21 0 51-7 68-44 12-27 14-56 14-87zM81 257c-15 0-38-10-45-48-4-22-4-57-4-80 0-24 0-50 3-71 8-46 37-49 46-49 14 0 39 6 46 45 4 22 4 51 4 75 0 30 0 55-4 79-6 36-28 49-46 49z"><text:p/></draw:path><draw:path draw:style-name="gr3" draw:text-style-name="P69" svg:width="0.044cm" svg:height="0.115cm" svg:x="3.157cm" svg:y="0.247cm" svg:viewBox="0 0 45 116" svg:d="M45 41c0-26-9-41-24-41-13 0-21 10-21 21 0 10 8 21 21 21 4 0 10-2 13-6 1-1 1-1 2-1 0 2 1 0 1 6 0 28-13 51-26 65-4 3-4 4-4 5 0 4 2 5 3 5 4 0 35-30 35-75z"><text:p/></draw:path><draw:path draw:style-name="gr3" draw:text-style-name="P69" svg:width="0.127cm" svg:height="0.256cm" svg:x="3.331cm" svg:y="0.032cm" svg:viewBox="0 0 128 257" svg:d="M79 10c0-9 0-10-9-10-24 25-58 25-70 25 0 5 0 8 0 12 8 0 30 0 51-9 0 66 0 132 0 198 0 13-1 18-37 18-4 0-7 0-12 0 0 5 0 9 0 13 13-3 48-3 63-3s48 0 63 3c0-4 0-8 0-13-5 0-9 0-14 0-34 0-35-4-35-18 0-72 0-145 0-216z"><text:p/></draw:path><draw:path draw:style-name="gr3" draw:text-style-name="P69" svg:width="0.137cm" svg:height="0.383cm" svg:x="3.517cm" svg:y="0cm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draw:path draw:style-name="gr3" draw:text-style-name="P69" svg:width="0.044cm" svg:height="0.115cm" svg:x="3.716cm" svg:y="0.247cm" svg:viewBox="0 0 45 116" svg:d="M45 41c0-26-10-41-24-41-13 0-21 10-21 21 0 10 8 21 21 21 4 0 9-2 13-6 1-1 1-1 2-1 0 2 0 0 0 6 0 28-13 51-26 65-3 3-3 4-3 5 0 4 1 5 3 5 4 0 35-30 35-75z"><text:p/></draw:path><draw:path draw:style-name="gr3" draw:text-style-name="P69" svg:width="0.274cm" svg:height="0.278cm" svg:x="3.873cm" svg:y="0.018cm" svg:viewBox="0 0 275 279" svg:d="M275 3c0-1-1-3-4-3-1 0-1 0-6 4-9 10-19 20-27 30-4-5-21-34-64-34-87 0-174 85-174 174 0 63 46 105 106 105 33 0 62-16 83-33 35-32 42-65 42-68s-3-3-4-3c-3 0-5 1-6 3-3 12-12 38-38 61-27 21-51 27-72 27-34 0-76-19-76-78 0-22 9-85 48-130 23-27 59-46 94-46 39 0 62 30 62 74 0 15-1 15-1 20 0 3 4 3 5 3 6 0 6 0 8-8 8-33 16-65 24-98z"><text:p/></draw:path><draw:path draw:style-name="gr3" draw:text-style-name="P69" svg:width="0.256cm" svg:height="0.089cm" svg:x="4.287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37cm" svg:height="0.383cm" svg:x="4.702cm" svg:y="0cm" svg:viewBox="0 0 138 384" svg:d="M81 52c0-16 10-41 52-43 2-1 5-2 5-5 0-4-4-4-8-4-39 0-74 20-75 48 0 29 0 59 0 89 0 14 0 26-15 39-14 11-28 12-37 12-2 0-3 2-3 5 0 2 2 2 7 3 25 1 44 15 47 34 1 5 1 6 1 19 0 25 0 50 0 76 0 16 0 28 19 44 15 11 40 15 56 15 4 0 8 0 8-4 0-3-3-3-7-5-24-1-43-13-48-33-2-3-2-4-2-18 0-27 0-53 0-81 0-17-3-23-15-36-8-8-20-12-30-14 31-9 45-27 45-49 0-31 0-61 0-92z"><text:p/></draw:path><draw:path draw:style-name="gr3" draw:text-style-name="P69" svg:width="0.162cm" svg:height="0.263cm" svg:x="4.882cm" svg:y="0.032cm" svg:viewBox="0 0 163 264" svg:d="M163 133c0-30-2-61-16-89-17-37-49-44-66-44-23 0-51 10-67 46-12 27-14 57-14 87s1 63 18 93c16 31 45 38 63 38 21 0 50-7 68-44 12-27 14-56 14-87zM81 257c-15 0-38-10-45-48-4-22-4-57-4-80 0-24 0-50 3-71 8-46 37-49 46-49 13 0 39 6 46 45 4 22 4 51 4 75 0 30 0 55-4 79-6 36-28 49-46 49z"><text:p/></draw:path><draw:path draw:style-name="gr3" draw:text-style-name="P69" svg:width="0.137cm" svg:height="0.383cm" svg:x="5.088cm" svg:y="0cm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p>
      <text:p text:style-name="P26"><text:soft-page-break/><text:span text:style-name="T12"><draw:g text:anchor-type="as-char" svg:y="-0.273cm" draw:z-index="325" draw:name="Shape323" draw:style-name="gr1"><svg:title>TexMaths</svg:title><svg:desc>11§display§f§svg§600§FALSE§</svg:desc><draw:path draw:style-name="gr2" draw:text-style-name="P68" svg:width="0.171cm" svg:height="0.309cm" svg:x="0.001cm" svg:y="0.019cm" svg:viewBox="0 0 172 310" svg:d="M0 0c57 0 115 0 172 0 0 103 0 207 0 310-57 0-115 0-172 0 0-103 0-207 0-310z"><text:p/></draw:path><draw:path draw:style-name="gr3" draw:text-style-name="P69" svg:width="0.19cm" svg:height="0.349cm" svg:x="0.002cm" svg:y="0cm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12"><text:s/></text:span><text:span text:style-name="T13">על כי עבור </text:span><text:span text:style-name="T13"><draw:g text:anchor-type="as-char" svg:y="-0.27cm" draw:z-index="326" draw:name="Shape324" draw:style-name="gr1"><svg:title>TexMaths</svg:title><svg:desc>11§display§1 \in C§svg§600§FALSE§</svg:desc><draw:path draw:style-name="gr2" draw:text-style-name="P68" svg:width="0.917cm" svg:height="0.246cm" svg:x="0.001cm" svg:y="0.018cm" svg:viewBox="0 0 918 247" svg:d="M460 247c-154 0-307 0-460 0 0-83 0-164 0-247 306 0 612 0 918 0 0 83 0 164 0 247-153 0-306 0-458 0z"><text:p/></draw:path><draw:path draw:style-name="gr3" draw:text-style-name="P69" svg:width="0.127cm" svg:height="0.255cm" svg:x="0.015cm" svg:y="0.017cm" svg:viewBox="0 0 128 256" svg:d="M79 10c0-9 0-10-9-10-23 24-57 24-70 24 0 5 0 8 0 12 8 0 31 0 51-10 0 67 0 133 0 199 0 14-2 19-36 19-4 0-7 0-12 0 0 4 0 8 0 12 13-1 45-1 62-1 15 0 49 0 63 1 0-4 0-8 0-12-5 0-8 0-13 0-34 0-36-5-36-19 0-72 0-143 0-215z"><text:p/></draw:path><draw:path draw:style-name="gr3" draw:text-style-name="P69" svg:width="0.192cm" svg:height="0.222cm" svg:x="0.313cm" svg:y="0.065cm" svg:viewBox="0 0 193 223" svg:d="M180 119c7 0 13 0 13-8 0-7-6-7-13-7-55 0-109 0-164 0 5-52 49-89 104-89 20 0 41 0 60 0 7 0 13 0 13-7 0-8-6-8-13-8-21 0-40 0-61 0-66 0-119 50-119 111s53 112 119 112c21 0 40 0 61 0 7 0 13 0 13-8s-6-8-13-8c-19 0-40 0-60 0-55 0-99-37-104-88 55 0 109 0 164 0z"><text:p/></draw:path><draw:path draw:style-name="gr3" draw:text-style-name="P69" svg:width="0.274cm" svg:height="0.279cm" svg:x="0.664cm" svg:y="0.001cm" svg:viewBox="0 0 275 280" svg:d="M275 4c0-1-1-4-5-4-1 0-1 1-5 4-10 10-19 20-28 30-3-5-20-34-63-34-87 0-174 85-174 174 0 63 46 106 106 106 33 0 62-16 82-34 36-31 43-66 43-67 0-5-3-5-5-5s-4 1-5 5c-3 11-12 38-39 60-26 22-50 29-71 29-34 0-76-21-76-81 0-22 9-83 47-129 24-26 60-46 95-46 38 0 62 30 62 75 0 15-2 14-2 19 0 3 5 4 6 4 5 0 5-1 8-8 7-33 15-65 24-98z"><text:p/></draw:path></draw:g></text:span><text:span text:style-name="T13"><text:s/>נבחר </text:span><text:span text:style-name="T13"><draw:g text:anchor-type="as-char" svg:y="-0.288cm" draw:z-index="327" draw:name="Shape325" draw:style-name="gr1"><svg:title>TexMaths</svg:title><svg:desc>11§display§f(\la 0, 0 \ra) = 1§svg§600§FALSE§</svg:desc><draw:path draw:style-name="gr2" draw:text-style-name="P68" svg:width="2.025cm" svg:height="0.344cm" svg:x="0.001cm" svg:y="0.018cm" svg:viewBox="0 0 2026 345" svg:d="M0 0c675 0 1350 0 2026 0 0 115 0 230 0 345-676 0-1351 0-2026 0 0-115 0-230 0-345z"><text:p/></draw:path><draw:path draw:style-name="gr3" draw:text-style-name="P69" svg:width="0.191cm" svg:height="0.348cm" svg:x="0.002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69" svg:width="0.088cm" svg:height="0.383cm" svg:x="0.251cm" svg:y="0cm" svg:viewBox="0 0 89 384" svg:d="M89 380c0-1 0-1-7-8-48-48-60-121-60-179 0-67 14-135 62-183 5-4 5-4 5-7 0-2-1-3-3-3-5 0-40 26-62 75-20 43-24 86-24 118 0 28 3 76 25 119 23 47 56 72 61 72 2 0 3-1 3-4z"><text:p/></draw:path><draw:path draw:style-name="gr3" draw:text-style-name="P69" svg:width="0.085cm" svg:height="0.383cm" svg:x="0.405cm" svg:y="0cm" svg:viewBox="0 0 86 384" svg:d="M85 14c1-4 1-4 1-6 0-5-4-8-8-8-3 0-5 2-9 9-22 58-45 118-67 177-1 2-2 4-2 7 0 0 0 1 2 5 22 60 45 119 67 177 2 4 4 9 9 9 4 0 8-3 8-7 0-2 0-3-1-7-23-60-47-119-70-177 23-60 47-119 70-179z"><text:p/></draw:path><draw:path draw:style-name="gr3" draw:text-style-name="P69" svg:width="0.162cm" svg:height="0.263cm" svg:x="0.528cm" svg:y="0.032cm" svg:viewBox="0 0 163 264" svg:d="M163 133c0-30-2-61-17-89-17-37-48-44-65-44-23 0-51 10-67 46-13 27-14 57-14 87s1 63 16 93c18 31 46 38 64 38 21 0 51-7 68-44 13-27 15-56 15-87zM80 257c-14 0-37-10-44-48-4-22-4-57-4-80 0-24 0-50 3-71 7-46 36-49 45-49 13 0 39 6 46 45 4 22 4 51 4 75 0 30 0 55-4 79-6 36-28 49-46 49z"><text:p/></draw:path><draw:path draw:style-name="gr3" draw:text-style-name="P69" svg:width="0.044cm" svg:height="0.115cm" svg:x="0.739cm" svg:y="0.247cm" svg:viewBox="0 0 45 116" svg:d="M45 41c0-26-10-41-25-41-12 0-20 10-20 21 0 10 8 21 20 21 5 0 10-2 14-6 1-1 1-1 1-1 1 0 1 0 1 6 0 28-13 51-26 65-5 3-5 4-5 5 0 4 3 5 5 5 4 0 35-30 35-75z"><text:p/></draw:path><draw:path draw:style-name="gr3" draw:text-style-name="P69" svg:width="0.162cm" svg:height="0.263cm" svg:x="0.892cm" svg:y="0.032cm" svg:viewBox="0 0 163 264" svg:d="M163 133c0-30-1-61-16-89-17-37-49-44-65-44-24 0-51 10-68 46-12 27-14 57-14 87s2 63 18 93c16 31 45 38 63 38 21 0 51-7 67-44 14-27 15-56 15-87zM81 257c-15 0-37-10-45-48-3-22-3-57-3-80 0-24 0-50 2-71 8-46 36-49 46-49 14 0 39 6 47 45 3 22 3 51 3 75 0 30 0 55-5 79-5 36-27 49-45 49z"><text:p/></draw:path><draw:path draw:style-name="gr3" draw:text-style-name="P69" svg:width="0.085cm" svg:height="0.383cm" svg:x="1.091cm" svg:y="0cm" svg:viewBox="0 0 86 384" svg:d="M84 198c2-4 2-5 2-5 0-1 0-3-2-7-22-59-46-119-68-177-2-7-4-9-8-9-5 0-8 3-8 8 0 1 0 2 1 6 23 60 46 119 69 179-23 58-46 117-69 177-1 4-1 4-1 7 0 4 3 7 8 7 4 0 6-4 7-7 23-60 45-119 69-179z"><text:p/></draw:path><draw:path draw:style-name="gr3" draw:text-style-name="P69" svg:width="0.088cm" svg:height="0.383cm" svg:x="1.242cm" svg:y="0cm" svg:viewBox="0 0 89 384" svg:d="M89 193c0-30-3-77-25-120-23-48-56-73-61-73-2 0-3 1-3 3 0 3 0 3 8 10 37 38 59 99 59 180 0 65-14 132-63 181-4 5-4 5-4 6 0 3 1 4 3 4 5 0 40-26 62-75 20-43 24-85 24-116z"><text:p/></draw:path><draw:path draw:style-name="gr3" draw:text-style-name="P69" svg:width="0.255cm" svg:height="0.089cm" svg:x="1.499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127cm" svg:height="0.256cm" svg:x="1.919cm" svg:y="0.032cm" svg:viewBox="0 0 128 257" svg:d="M79 10c0-9 0-10-9-10-24 25-58 25-70 25 0 5 0 8 0 12 8 0 31 0 51-9 0 66 0 132 0 198 0 13-2 18-37 18-4 0-7 0-12 0 0 5 0 9 0 13 13-3 47-3 63-3 15 0 49 0 63 3 0-4 0-8 0-13-5 0-8 0-13 0-35 0-36-4-36-18 0-72 0-145 0-216z"><text:p/></draw:path></draw:g></text:span><text:span text:style-name="T13">, עבור </text:span><text:span text:style-name="T13"><draw:g text:anchor-type="as-char" svg:y="-0.27cm" draw:z-index="328" draw:name="Shape326" draw:style-name="gr1"><svg:title>TexMaths</svg:title><svg:desc>11§display§0 \in C§svg§600§FALSE§</svg:desc><draw:path draw:style-name="gr2" draw:text-style-name="P68" svg:width="0.917cm" svg:height="0.246cm" svg:x="0.006cm" svg:y="0.018cm" svg:viewBox="0 0 918 247" svg:d="M459 247c-153 0-306 0-459 0 0-83 0-164 0-247 306 0 612 0 918 0 0 83 0 164 0 247-153 0-306 0-459 0z"><text:p/></draw:path><draw:path draw:style-name="gr3" draw:text-style-name="P69" svg:width="0.162cm" svg:height="0.263cm" svg:x="0.001cm" svg:y="0.017cm" svg:viewBox="0 0 163 264" svg:d="M163 133c0-31-3-61-16-90-17-37-49-43-66-43-23 0-51 10-67 45-12 28-14 57-14 88 0 28 1 63 18 92 16 32 44 39 63 39 21 0 50-8 67-45 12-26 15-56 15-86zM81 256c-15 0-38-10-45-48-4-22-4-57-4-79 0-25 0-51 3-72 8-45 36-48 46-48 12 0 38 6 45 44 5 22 5 52 5 76 0 29 0 54-5 78-6 37-28 49-45 49z"><text:p/></draw:path><draw:path draw:style-name="gr3" draw:text-style-name="P69" svg:width="0.192cm" svg:height="0.222cm" svg:x="0.318cm" svg:y="0.065cm" svg:viewBox="0 0 193 223" svg:d="M180 119c7 0 13 0 13-8 0-7-6-7-13-7-55 0-109 0-164 0 5-52 49-89 104-89 20 0 40 0 60 0 7 0 13 0 13-7 0-8-6-8-13-8-21 0-40 0-61 0-66 0-119 50-119 111s53 112 119 112c21 0 40 0 61 0 7 0 13 0 13-8s-6-8-13-8c-20 0-40 0-60 0-55 0-99-37-104-88 55 0 109 0 164 0z"><text:p/></draw:path><draw:path draw:style-name="gr3" draw:text-style-name="P69" svg:width="0.274cm" svg:height="0.279cm" svg:x="0.668cm" svg:y="0.001cm" svg:viewBox="0 0 275 280" svg:d="M275 4c0-1-1-4-5-4-1 0-1 1-5 4-10 10-19 20-28 30-3-5-21-34-63-34-87 0-174 85-174 174 0 63 46 106 106 106 32 0 62-16 82-34 36-31 43-66 43-67 0-5-4-5-5-5-2 0-4 1-5 5-3 11-12 38-39 60-26 22-50 29-71 29-34 0-76-21-76-81 0-22 9-83 47-129 24-26 60-46 95-46 38 0 61 30 61 75 0 15-1 14-1 19 0 3 5 4 6 4 5 0 5-1 8-8 7-33 15-65 24-98z"><text:p/></draw:path></draw:g></text:span><text:span text:style-name="T13"><text:s/>נבחר </text:span><text:span text:style-name="T13"><draw:g text:anchor-type="as-char" svg:y="-0.288cm" draw:z-index="329" draw:name="Shape327" draw:style-name="gr1"><svg:title>TexMaths</svg:title><svg:desc>11§display§f(\la 0, 1 \ra) = 0§svg§600§FALSE§</svg:desc><draw:path draw:style-name="gr2" draw:text-style-name="P68" svg:width="2.043cm" svg:height="0.345cm" svg:x="0.001cm" svg:y="0.018cm" svg:viewBox="0 0 2044 346" svg:d="M1023 346c-342 0-682 0-1023 0 0-116 0-230 0-346 681 0 1363 0 2044 0 0 116 0 230 0 346-340 0-681 0-1021 0z"><text:p/></draw:path><draw:path draw:style-name="gr3" draw:text-style-name="P69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9" svg:width="0.088cm" svg:height="0.384cm" svg:x="0.251cm" svg:y="0cm" svg:viewBox="0 0 89 385" svg:d="M89 381c0-1 0-1-6-8-49-49-61-122-61-180 0-67 15-135 63-182 4-5 4-5 4-7 0-3-1-4-3-4-5 0-39 26-62 76-20 42-24 85-24 117 0 29 4 76 25 120 23 47 56 72 61 72 2 0 3-1 3-4z"><text:p/></draw:path><draw:path draw:style-name="gr3" draw:text-style-name="P69" svg:width="0.086cm" svg:height="0.384cm" svg:x="0.405cm" svg:y="0cm" svg:viewBox="0 0 87 385" svg:d="M85 15c2-4 2-5 2-7 0-5-4-8-8-8s-6 2-10 9c-22 59-45 118-67 177-1 2-2 4-2 7 0 2 0 2 2 6 22 59 45 118 67 176 3 5 5 10 10 10 4 0 8-3 8-7 0-1 0-3-2-7-23-59-45-119-68-178 23-60 45-119 68-178z"><text:p/></draw:path><draw:path draw:style-name="gr3" draw:text-style-name="P69" svg:width="0.162cm" svg:height="0.263cm" svg:x="0.528cm" svg:y="0.033cm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6 36-29 47-46 47z"><text:p/></draw:path><draw:path draw:style-name="gr3" draw:text-style-name="P69" svg:width="0.044cm" svg:height="0.115cm" svg:x="0.74cm" svg:y="0.247cm" svg:viewBox="0 0 45 116" svg:d="M45 41c0-26-10-41-24-41-13 0-21 10-21 21 0 10 8 20 21 20 4 0 9-1 13-5 1-1 1-1 2-1 0 2 0 0 0 6 0 28-13 51-25 64-4 4-4 5-4 6 0 2 1 5 3 5 4 0 35-30 35-75z"><text:p/></draw:path><draw:path draw:style-name="gr3" draw:text-style-name="P69" svg:width="0.127cm" svg:height="0.254cm" svg:x="0.913cm" svg:y="0.033cm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3" draw:text-style-name="P69" svg:width="0.085cm" svg:height="0.384cm" svg:x="1.092cm" svg:y="0cm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69" svg:width="0.089cm" svg:height="0.384cm" svg:x="1.243cm" svg:y="0cm" svg:viewBox="0 0 90 385" svg:d="M90 193c0-30-4-76-25-120-24-48-57-73-61-73-2 0-4 2-4 4s0 2 8 9c37 38 59 99 59 180 0 65-14 133-61 181-6 6-6 6-6 7 0 2 2 4 4 4 4 0 39-26 62-76 20-41 24-84 24-116z"><text:p/></draw:path><draw:path draw:style-name="gr3" draw:text-style-name="P69" svg:width="0.257cm" svg:height="0.09cm" svg:x="1.5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9" svg:width="0.162cm" svg:height="0.263cm" svg:x="1.902cm" svg:y="0.033cm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13">. </text:span><text:span text:style-name="T11">נניח בשלילה</text:span><text:span text:style-name="T6"> קיום </text:span><text:span text:style-name="T6"><draw:g text:anchor-type="as-char" svg:y="-0.273cm" draw:z-index="316" draw:name="Shape328" draw:style-name="gr1"><svg:title>TexMaths</svg:title><svg:desc>11§display§a \in A§svg§600§FALSE§</svg:desc><draw:path draw:style-name="gr2" draw:text-style-name="P68" svg:width="0.913cm" svg:height="0.25cm" svg:x="0.006cm" svg:y="0.02cm" svg:viewBox="0 0 914 251" svg:d="M457 251c-152 0-304 0-457 0 0-84 0-167 0-251 305 0 609 0 914 0 0 84 0 167 0 251-152 0-305 0-457 0z"><text:p/></draw:path><draw:path draw:style-name="gr3" draw:text-style-name="P69" svg:width="0.176cm" svg:height="0.173cm" svg:x="0.001cm" svg:y="0.108cm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69" svg:width="0.192cm" svg:height="0.221cm" svg:x="0.329cm" svg:y="0.071cm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69" svg:width="0.264cm" svg:height="0.274cm" svg:x="0.674cm" svg:y="0cm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6"><text:s/>עבורו </text:span><text:span text:style-name="T6"><draw:g text:anchor-type="as-char" svg:y="-0.288cm" draw:z-index="318" draw:name="Shape329" draw:style-name="gr1"><svg:title>TexMaths</svg:title><svg:desc>11§display§Cu(f)(a) = g§svg§600§FALSE§</svg:desc><draw:path draw:style-name="gr2" draw:text-style-name="P68" svg:width="2.22cm" svg:height="0.345cm" svg:x="0.001cm" svg:y="0.018cm" svg:viewBox="0 0 2221 346" svg:d="M1112 346c-371 0-741 0-1112 0 0-116 0-230 0-346 741 0 1480 0 2221 0 0 116 0 230 0 346-370 0-740 0-1109 0z"><text:p/></draw:path><draw:path draw:style-name="gr3" draw:text-style-name="P69" svg:width="0.273cm" svg:height="0.279cm" svg:x="0.001cm" svg:y="0.017cm" svg:viewBox="0 0 274 280" svg:d="M274 3c0-1 0-3-4-3-1 0-1 0-6 4-9 10-17 20-26 30-5-5-22-34-65-34-86 0-173 85-173 175 0 63 45 105 105 105 34 0 62-16 83-33 37-32 43-66 43-68 0-4-4-4-5-4-3 0-5 1-5 4-3 11-12 38-39 60s-51 29-71 29c-35 0-76-20-76-80 0-22 8-85 46-130 25-27 61-46 95-46 40 0 63 30 63 75 0 15-1 14-1 19 0 3 3 4 5 4 5 0 5-1 7-8 8-33 16-66 24-99z"><text:p/></draw:path><draw:path draw:style-name="gr3" draw:text-style-name="P69" svg:width="0.197cm" svg:height="0.174cm" svg:x="0.297cm" svg:y="0.115cm" svg:viewBox="0 0 198 175" svg:d="M123 150c5 15 19 25 35 25 14 0 22-9 29-21 7-14 11-37 11-38 0-4-3-4-4-4-4 0-5 1-6 7-5 21-12 47-28 47-9 0-13-4-13-17 0-9 5-27 8-40 3-14 8-29 11-42 1-5 5-21 7-26 1-9 5-23 5-26 0-7-5-11-11-11-2 0-12 0-15 14-8 28-24 95-29 116-1 1-16 32-44 32-21 0-24-16-24-31 0-22 11-52 21-79 4-11 7-16 7-24 0-18-13-32-32-32-37 0-51 56-51 59 0 5 3 5 4 5 4 0 5-1 7-8 9-33 24-47 39-47 3 0 9 0 9 12 0 10-4 21-6 26-14 39-23 63-23 82 0 36 27 46 48 46 25 0 39-18 45-25z"><text:p/></draw:path><draw:path draw:style-name="gr3" draw:text-style-name="P69" svg:width="0.089cm" svg:height="0.384cm" svg:x="0.545cm" svg:y="0cm" svg:viewBox="0 0 90 385" svg:d="M90 381c0-1 0-1-6-8-49-49-61-122-61-180 0-67 14-135 62-182 5-5 5-5 5-7 0-3-1-4-4-4s-39 26-61 76c-19 42-25 85-25 117 0 29 4 76 26 120 24 47 57 72 60 72s4-1 4-4z"><text:p/></draw:path><draw:path draw:style-name="gr3" draw:text-style-name="P69" svg:width="0.192cm" svg:height="0.349cm" svg:x="0.678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6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9" svg:width="0.089cm" svg:height="0.384cm" svg:x="0.91cm" svg:y="0cm" svg:viewBox="0 0 90 385" svg:d="M90 193c0-30-4-76-26-120-23-48-56-73-60-73-2 0-4 2-4 4s0 2 8 9c37 38 59 99 59 180 0 65-14 133-61 181-6 6-6 6-6 7 0 2 2 4 4 4 4 0 39-26 62-76 19-41 24-84 24-116z"><text:p/></draw:path><draw:path draw:style-name="gr3" draw:text-style-name="P69" svg:width="0.088cm" svg:height="0.384cm" svg:x="1.077cm" svg:y="0cm" svg:viewBox="0 0 89 385" svg:d="M89 381c0-1 0-1-6-8-49-49-61-122-61-180 0-67 14-135 62-182 5-5 5-5 5-7 0-3-1-4-3-4-5 0-40 26-62 76-20 42-24 85-24 117 0 29 3 76 25 120 23 47 56 72 61 72 2 0 3-1 3-4z"><text:p/></draw:path><draw:path draw:style-name="gr3" draw:text-style-name="P69" svg:width="0.176cm" svg:height="0.174cm" svg:x="1.203cm" svg:y="0.115cm" svg:viewBox="0 0 177 175" svg:d="M129 25c-7-14-18-25-35-25-46 0-94 57-94 113 0 37 22 62 52 62 7 0 27-1 50-29 4 16 17 29 36 29 13 0 22-9 28-21 7-14 11-37 11-38 0-4-3-4-4-4-4 0-5 1-6 7-6 25-13 47-28 47-11 0-12-10-12-17 0-9 1-11 5-29 3-17 4-20 8-34 4-18 10-36 14-54 2-11 2-12 2-13 0-7-4-11-11-11-9 0-15 9-16 17zM105 124c-3 8-3 8-8 15-18 22-33 27-44 27-20 0-25-21-25-36 0-19 13-66 22-84 12-23 28-37 44-37 25 0 30 32 30 34s0 4-1 7c-6 24-12 49-18 74z"><text:p/></draw:path><draw:path draw:style-name="gr3" draw:text-style-name="P69" svg:width="0.089cm" svg:height="0.384cm" svg:x="1.414cm" svg:y="0cm" svg:viewBox="0 0 90 385" svg:d="M90 193c0-30-4-76-26-120-23-48-56-73-60-73-2 0-4 2-4 4s0 2 8 9c37 38 59 99 59 180 0 65-14 133-61 181-6 6-6 6-6 7 0 2 2 4 4 4 4 0 39-26 62-76 19-41 24-84 24-116z"><text:p/></draw:path><draw:path draw:style-name="gr3" draw:text-style-name="P69" svg:width="0.257cm" svg:height="0.09cm" svg:x="1.672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9" svg:width="0.177cm" svg:height="0.248cm" svg:x="2.064cm" svg:y="0.115cm" svg:viewBox="0 0 178 249" svg:d="M177 25c0-2 1-4 1-6 0-7-4-11-11-11-4 0-14 3-16 16-7-14-20-24-35-24-46 0-93 54-93 110 0 38 23 61 52 61 22 0 41-18 44-22h1c-9 34-9 33-13 50-1 5-15 41-55 41-8 0-21 0-32-3 12-4 16-13 16-20s-4-13-15-13c-8 0-21 6-21 22 0 15 15 23 52 23 48 0 76-30 82-52 15-57 29-114 43-172zM127 121c-3 10-11 20-20 28-8 6-20 13-31 13-20 0-25-20-25-35 0-19 11-64 22-84 10-19 26-34 43-34 25 0 30 31 30 33s-1 4-1 5c-6 25-12 49-18 74z"><text:p/></draw:path></draw:g></text:span><text:span text:style-name="T6">, </text:span><text:span text:style-name="T11">או במילים אחרות, צריך נשלול קיום </text:span><text:span text:style-name="T11"><draw:g text:anchor-type="as-char" svg:y="-0.273cm" draw:z-index="317" draw:name="Shape330" draw:style-name="gr1"><svg:title>TexMaths</svg:title><svg:desc>11§display§a \in A§svg§600§FALSE§</svg:desc><draw:path draw:style-name="gr2" draw:text-style-name="P68" svg:width="0.913cm" svg:height="0.25cm" svg:x="0.006cm" svg:y="0.02cm" svg:viewBox="0 0 914 251" svg:d="M457 251c-152 0-304 0-457 0 0-84 0-167 0-251 305 0 609 0 914 0 0 84 0 167 0 251-152 0-305 0-457 0z"><text:p/></draw:path><draw:path draw:style-name="gr3" draw:text-style-name="P69" svg:width="0.176cm" svg:height="0.173cm" svg:x="0.001cm" svg:y="0.108cm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69" svg:width="0.192cm" svg:height="0.221cm" svg:x="0.329cm" svg:y="0.071cm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69" svg:width="0.264cm" svg:height="0.274cm" svg:x="0.674cm" svg:y="0cm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11"><text:s/>עבורו: </text:span></text:p>
      <text:p text:style-name="P4"><draw:g text:anchor-type="as-char" svg:y="-0.834cm" draw:z-index="319" draw:name="Shape331" draw:style-name="gr1"><svg:title>TexMaths</svg:title><svg:desc>11§latex§\begin{align*}
  &amp;Cu(f)(a) = g \\
  \iff &amp;\lambda b \in B. f(\la a, b \ra) = g
&amp;&amp;\open \beta \rule \close \\
  \iff &amp;\forall b \in B. f(\la a, b\ra) = g(b)
&amp;&amp;\open \eta \rule \close
\end{align}§svg§600§FALSE§</svg:desc><draw:path draw:style-name="gr2" draw:text-style-name="P68" svg:width="8.317cm" svg:height="1.627cm" svg:x="0.001cm" svg:y="0.019cm" svg:viewBox="0 0 8318 1628" svg:d="M0 0c2772 0 5546 0 8318 0 0 542 0 1086 0 1628-2772 0-5546 0-8318 0 0-542 0-1086 0-1628z"><text:p/></draw:path><draw:path draw:style-name="gr3" draw:text-style-name="P69" svg:width="0.274cm" svg:height="0.28cm" svg:x="0.816cm" svg:y="0.019cm" svg:viewBox="0 0 275 281" svg:d="M275 3c0-1-1-3-4-3-1 0-1 0-6 4-9 10-19 20-27 30-4-5-21-34-64-34-86 0-174 85-174 175 0 64 46 106 106 106 33 0 62-16 83-33 35-32 42-68 42-69 0-3-3-3-4-3-3 0-5 0-6 3-3 11-12 39-38 62-27 21-51 27-72 27-34 0-76-19-76-80 0-22 9-85 48-130 23-27 59-46 94-46 40 0 62 30 62 74 0 16-1 15-1 20 0 3 4 4 5 4 6 0 6-1 8-8 8-33 16-66 24-99z"><text:p/></draw:path><draw:path draw:style-name="gr3" draw:text-style-name="P69" svg:width="0.198cm" svg:height="0.174cm" svg:x="1.112cm" svg:y="0.118cm" svg:viewBox="0 0 199 175" svg:d="M124 150c5 15 18 25 34 25 15 0 24-9 29-21 7-14 12-37 12-38 0-4-3-4-4-4-5 0-5 1-6 7-5 22-13 48-28 48-9 0-12-5-12-18 0-8 4-27 7-40 4-14 7-28 10-42 2-5 6-21 7-26 2-9 6-23 6-26 0-7-5-11-11-11-2 0-12 0-15 14-8 28-24 95-30 116 0 1-15 33-44 33-20 0-23-17-23-32 0-22 10-52 21-79 4-11 7-16 7-24 0-18-14-32-32-32-38 0-52 56-52 59 0 5 4 5 6 5 3 0 3-1 5-8 10-33 24-47 40-47 3 0 8 0 8 12 0 10-3 21-5 26-14 39-23 63-23 82 0 37 26 46 47 46 27 0 40-18 46-25z"><text:p/></draw:path><draw:path draw:style-name="gr3" draw:text-style-name="P69" svg:width="0.089cm" svg:height="0.385cm" svg:x="1.361cm" svg:y="0cm" svg:viewBox="0 0 90 386" svg:d="M90 383c0-1 0-2-6-9-49-48-61-122-61-180 0-67 14-136 62-184 5-4 5-4 5-6 0-3-2-4-4-4-3 0-39 26-62 75-20 43-24 86-24 119 0 29 4 77 25 120 23 47 58 72 61 72 2 0 4-1 4-3z"><text:p/></draw:path><draw:path draw:style-name="gr3" draw:text-style-name="P69" svg:width="0.192cm" svg:height="0.35cm" svg:x="1.494cm" svg:y="0.019cm" svg:viewBox="0 0 193 351" svg:d="M121 118c11 0 22 0 33 0 8 0 12 0 12-8 0-4-4-4-11-4-11 0-21 0-32 0 2-15 6-30 8-44 2-8 8-36 10-41 3-7 10-12 17-12 3 0 13 0 20 6-17 2-21 16-21 21 0 9 7 14 15 14 10 0 21-9 21-24 0-17-18-26-35-26-13 0-37 7-48 45-2 8-3 12-13 61-9 0-18 0-27 0-7 0-12 0-12 7 0 5 5 5 11 5 9 0 17 0 26 0-10 50-19 102-29 153-7 37-13 72-33 72-2 0-12 0-19-7 18-2 21-15 21-21 0-9-6-14-14-14-10 0-21 9-21 24 0 17 17 26 33 26 21 0 36-22 43-37 12-25 22-71 22-74 8-41 15-82 23-122z"><text:p/></draw:path><draw:path draw:style-name="gr3" draw:text-style-name="P69" svg:width="0.088cm" svg:height="0.385cm" svg:x="1.726cm" svg:y="0cm" svg:viewBox="0 0 89 386" svg:d="M89 194c0-31-3-77-25-121-23-48-56-73-61-73-2 0-3 1-3 4 0 2 0 2 8 9 37 38 59 99 59 181 0 66-14 133-63 182-4 5-4 6-4 7 0 2 1 3 3 3 5 0 40-26 62-75 20-43 24-85 24-117z"><text:p/></draw:path><draw:path draw:style-name="gr3" draw:text-style-name="P69" svg:width="0.089cm" svg:height="0.385cm" svg:x="1.892cm" svg:y="0cm" svg:viewBox="0 0 90 386" svg:d="M90 383c0-1 0-2-6-9-49-48-61-122-61-180 0-67 14-136 62-184 5-4 5-4 5-6 0-3-2-4-4-4-3 0-39 26-62 75-18 43-24 86-24 119 0 29 4 77 26 120 24 47 57 72 60 72 2 0 4-1 4-3z"><text:p/></draw:path><draw:path draw:style-name="gr3" draw:text-style-name="P69" svg:width="0.176cm" svg:height="0.174cm" svg:x="2.02cm" svg:y="0.118cm" svg:viewBox="0 0 177 175" svg:d="M129 25c-7-14-18-25-35-25-46 0-94 57-94 113 0 37 22 62 52 62 7 0 27-1 50-29 4 17 17 29 36 29 13 0 22-9 28-21 7-14 11-37 11-38 0-4-3-4-4-4-5 0-5 1-6 7-6 25-13 48-29 48-10 0-11-11-11-18 0-8 1-11 4-29 4-15 5-20 9-34 4-18 10-36 14-54 2-11 2-12 2-13 0-7-4-11-11-11-9 0-15 9-16 17zM103 125c-1 7-1 8-7 15-17 21-32 27-43 27-20 0-25-22-25-36 0-20 12-67 22-85 11-23 28-37 44-37 25 0 30 32 30 34s-1 4-1 7c-6 25-13 50-20 75z"><text:p/></draw:path><draw:path draw:style-name="gr3" draw:text-style-name="P69" svg:width="0.089cm" svg:height="0.385cm" svg:x="2.231cm" svg:y="0cm" svg:viewBox="0 0 90 386" svg:d="M90 194c0-31-4-77-26-121-23-48-56-73-60-73-3 0-4 1-4 4 0 2 0 2 8 9 37 38 59 99 59 181 0 66-14 133-61 182-6 5-6 6-6 7 0 2 1 3 4 3 4 0 39-26 61-75 20-43 25-85 25-117z"><text:p/></draw:path><draw:path draw:style-name="gr3" draw:text-style-name="P69" svg:width="0.256cm" svg:height="0.089cm" svg:x="2.488cm" svg:y="0.14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77cm" svg:height="0.249cm" svg:x="2.88cm" svg:y="0.118cm" svg:viewBox="0 0 178 250" svg:d="M177 25c0-2 1-4 1-6 0-7-4-11-11-11-4 0-14 3-16 16-7-14-20-24-37-24-44 0-91 54-91 110 0 39 23 61 52 61 22 0 41-18 44-22h1c-9 35-13 50-13 51-1 4-15 42-56 42-7 0-20-1-31-4 12-4 16-14 16-20 0-7-4-13-15-13-8 0-21 6-21 22 0 15 14 23 52 23 48 0 76-30 82-53 15-57 29-114 43-172zM127 121c-3 11-11 20-20 28-8 6-20 14-31 14-20 0-25-21-25-36 0-18 11-64 21-84 11-19 27-34 44-34 25 0 30 31 30 33s-1 4-1 5c-6 25-12 50-18 74z"><text:p/></draw:path><draw:path draw:style-name="gr3" draw:text-style-name="P69" svg:width="0.342cm" svg:height="0.211cm" svg:x="0.003cm" svg:y="0.709cm" svg:viewBox="0 0 343 212" svg:d="M329 151c7 0 14 0 14-8s-7-8-14-8c-81 0-164 0-245 0-17-13-37-24-49-29 13-7 33-17 49-30 81 0 164 0 245 0 7 0 14 0 14-8 0-7-7-7-14-7-76 0-152 0-228 0 19-18 39-52 39-58 0-3-6-3-8-3-3 0-5 0-7 2-8 16-19 35-45 59-26 23-51 34-72 39-7 2-7 2-8 3 0 2 0 2 0 3s0 1 0 2l1 1c1 0 1 1 9 3 52 16 90 51 112 92 5 7 5 8 10 8 2 0 8 0 8-4 0-6-20-39-39-57 76 0 152 0 228 0z"><text:p/></draw:path><draw:path draw:style-name="gr3" draw:text-style-name="P69" svg:width="0.342cm" svg:height="0.211cm" svg:x="0.325cm" svg:y="0.709cm" svg:viewBox="0 0 343 212" svg:d="M260 76c16 14 36 24 48 30-13 6-33 16-48 29-82 0-164 0-246 0-6 0-14 0-14 8s8 8 13 8c76 0 153 0 229 0-19 17-38 51-38 57 0 4 5 4 7 4 4 0 6 0 7-3 9-14 20-35 44-57 27-24 53-34 74-41 5-2 6-2 7-3 0-1 0-1 0-2s0-1 0-3l-1-1c-1 0-1 0-9-3-51-15-90-51-112-91-4-8-4-8-10-8-2 0-7 0-7 3 0 6 19 40 38 58-76 0-153 0-229 0-5 0-13 0-13 7 0 8 8 8 14 8 82 0 164 0 246 0z"><text:p/></draw:path><draw:path draw:style-name="gr3" draw:text-style-name="P69" svg:width="0.189cm" svg:height="0.272cm" svg:x="0.819cm" svg:y="0.647cm" svg:viewBox="0 0 190 273" svg:d="M117 155c16 41 35 100 40 109 7 9 10 9 21 9 4 0 6 0 9 0 3-1 3-3 3-5 0-1 0-1-1-3-4-4-6-10-9-17-26-74-52-147-79-220-7-22-28-28-47-28-2 0-7 0-7 4s3 4 4 5c12 2 15 4 25 31 12 35 25 69 37 104-35 35-71 71-106 106-5 5-7 7-7 12 0 6 4 11 11 11s10-3 13-8c31-36 62-74 93-110z"><text:p/></draw:path><draw:path draw:style-name="gr3" draw:text-style-name="P69" svg:width="0.142cm" svg:height="0.272cm" svg:x="1.041cm" svg:y="0.647cm" svg:viewBox="0 0 143 273" svg:d="M75 4c-2-1 0-4-6-4-8 0-36 3-47 4-2 0-7 0-7 8 0 5 4 5 9 5 19 0 20 2 20 6 0 2-3 16-5 24-11 42-21 84-32 126-5 20-7 25-7 39 0 37 21 61 50 61 45 0 93-58 93-113 0-36-21-62-52-62-17 0-34 11-45 23 10-38 19-78 29-117zM39 151c2-9 2-10 5-13 19-26 36-32 46-32 15 0 24 12 24 36 0 23-12 68-19 82-12 26-30 40-45 40-14 0-27-10-27-38 0-8 0-16 7-40 3-12 5-23 9-35z"><text:p/></draw:path><draw:path draw:style-name="gr3" draw:text-style-name="P69" svg:width="0.193cm" svg:height="0.223cm" svg:x="1.328cm" svg:y="0.707cm" svg:viewBox="0 0 194 224" svg:d="M180 120c7 0 14 0 14-8 0-7-7-7-14-7-55 0-108 0-163 0 4-52 49-90 103-90 20 0 41 0 60 0 7 0 14 0 14-7 0-8-7-8-14-8-20 0-40 0-61 0-66 0-119 51-119 112 0 62 53 112 119 112 21 0 41 0 61 0 7 0 14 0 14-7 0-8-7-8-14-8-19 0-40 0-60 0-54 0-99-37-103-89 55 0 108 0 163 0z"><text:p/></draw:path><draw:path draw:style-name="gr3" draw:text-style-name="P69" svg:width="0.275cm" svg:height="0.263cm" svg:x="1.678cm" svg:y="0.648cm" svg:viewBox="0 0 276 264" svg:d="M45 234c-3 15-4 18-35 18-7 0-10 0-10 8 0 4 3 4 10 4 46 0 92 0 139 0 60 0 106-46 106-84 0-27-22-50-60-53 40-8 81-37 81-74 0-28-25-53-71-53-44 0-87 0-131 0-7 0-11 0-11 8 0 4 3 4 11 4 1 0 7 0 14 1 8 0 11 1 11 6 0 2 0 3-1 7-18 70-35 139-53 208zM103 122c8-32 17-64 25-96 3-13 4-14 21-14 16 0 34 0 50 0 34 0 42 23 42 40 0 34-33 70-80 70-19 0-39 0-58 0zM87 252c-6 0-7 0-9 0-4-1-5-1-5-4 0-2 0-3 2-9 9-37 17-72 26-108 24 0 50 0 74 0 37 0 44 29 44 45 0 39-34 76-80 76-18 0-34 0-52 0z"><text:p/></draw:path><draw:path draw:style-name="gr3" draw:text-style-name="P69" svg:width="0.04cm" svg:height="0.04cm" svg:x="2.008cm" svg:y="0.871cm" svg:viewBox="0 0 41 41" svg:d="M41 20c0-11-10-20-21-20s-20 9-20 20 9 21 20 21 21-10 21-21z"><text:p/></draw:path><draw:path draw:style-name="gr3" draw:text-style-name="P69" svg:width="0.192cm" svg:height="0.351cm" svg:x="2.102cm" svg:y="0.64cm" svg:viewBox="0 0 193 352" svg:d="M121 118c11 0 22 0 33 0 8 0 12 0 12-8 0-3-4-3-11-3-11 0-21 0-32 0 2-16 6-30 8-45 2-8 8-36 10-40 3-8 10-13 17-13 3 0 13 0 20 6-17 3-21 16-21 21 0 9 7 15 15 15 10 0 21-9 21-23 0-19-18-28-35-28-13 0-37 8-48 45-2 9-3 12-13 62-9 0-18 0-27 0-7 0-12 0-12 6 0 5 5 5 11 5 9 0 17 0 26 0-10 50-19 102-29 153-7 37-13 72-34 72-1 0-11 0-18-6 18-1 21-16 21-21 0-9-6-13-14-13-10 0-21 7-21 23s17 26 32 26c22 0 37-23 44-37 12-25 22-72 22-74 8-41 15-83 23-123z"><text:p/></draw:path><draw:path draw:style-name="gr3" draw:text-style-name="P69" svg:width="0.088cm" svg:height="0.386cm" svg:x="2.351cm" svg:y="0.621cm" svg:viewBox="0 0 89 387" svg:d="M89 383c0-1 0-2-6-9-49-48-61-121-61-180 0-67 14-135 63-183 4-4 4-5 4-7s-1-4-3-4c-5 0-39 26-62 76-20 43-24 86-24 118 0 30 4 77 25 121 23 47 56 72 61 72 2 0 3-1 3-4z"><text:p/></draw:path><draw:path draw:style-name="gr3" draw:text-style-name="P69" svg:width="0.086cm" svg:height="0.386cm" svg:x="2.505cm" svg:y="0.621cm" svg:viewBox="0 0 87 387" svg:d="M85 15c2-4 2-5 2-6 0-5-4-9-8-9s-6 2-10 10c-22 59-45 118-67 177-1 2-2 4-2 7 0 1 0 2 2 6 22 60 45 118 67 177 3 5 5 10 10 10 4 0 8-3 8-7 0-2 0-3-2-7-23-61-45-120-68-179 23-60 45-119 68-179z"><text:p/></draw:path><draw:path draw:style-name="gr3" draw:text-style-name="P69" svg:width="0.176cm" svg:height="0.174cm" svg:x="2.628cm" svg:y="0.741cm" svg:viewBox="0 0 177 175" svg:d="M129 24c-7-14-18-24-35-24-46 0-94 56-94 113 0 37 22 62 52 62 7 0 27-2 50-30 3 17 17 30 36 30 13 0 22-9 28-22 7-13 8-25 11-37 0-5-3-5-4-5-5 0-5 2-6 8-6 24-13 47-29 47-10 0-11-10-11-17 0-9 1-13 4-29 4-17 5-20 9-35 4-18 10-37 14-54 2-11 2-11 2-13 0-7-4-10-11-10-9 0-15 7-16 16zM103 124c-1 7-1 8-7 15-17 21-32 27-43 27-20 0-25-21-25-36 0-20 12-67 22-85 11-23 28-37 44-37 25 0 30 32 30 34s-1 5-1 6c-6 26-13 51-20 76z"><text:p/></draw:path><draw:path draw:style-name="gr3" draw:text-style-name="P69" svg:width="0.044cm" svg:height="0.115cm" svg:x="2.85cm" svg:y="0.871cm" svg:viewBox="0 0 45 116" svg:d="M45 41c0-27-9-41-24-41-13 0-21 9-21 20s8 21 21 21c4 0 10-1 13-6 1 0 1-1 2-1 0 2 1 1 1 7 0 28-14 51-26 64-4 4-4 5-4 6 0 2 2 5 3 5 4 0 35-30 35-75z"><text:p/></draw:path><draw:path draw:style-name="gr3" draw:text-style-name="P69" svg:width="0.141cm" svg:height="0.272cm" svg:x="3.008cm" svg:y="0.647cm" svg:viewBox="0 0 142 273" svg:d="M74 4c-1-1 0-4-5-4-10 0-37 3-47 4-3 0-8 0-8 8 0 5 4 5 9 5 19 0 20 2 20 6 0 2-3 16-6 24-11 42-20 84-31 126-5 20-6 25-6 39 0 37 20 61 48 61 47 0 94-58 94-113 0-36-21-62-52-62-17 0-33 11-45 23 10-38 19-78 29-117zM37 151c3-9 3-10 6-13 20-26 36-32 47-32 13 0 24 12 24 36 0 23-13 68-19 82-14 26-31 40-47 40-13 0-25-10-25-38 0-8 0-16 6-40 3-12 5-23 8-35z"><text:p/></draw:path><draw:path draw:style-name="gr3" draw:text-style-name="P69" svg:width="0.086cm" svg:height="0.386cm" svg:x="3.176cm" svg:y="0.621cm" svg:viewBox="0 0 87 387" svg:d="M85 200c2-4 2-5 2-6s0-3-2-7c-23-59-45-118-68-177-3-7-5-10-9-10-5 0-8 4-8 9 0 1 0 1 2 5 23 60 45 120 68 180-23 59-45 118-68 178-2 4-2 5-2 8 0 4 3 7 8 7s6-4 9-7c23-61 45-120 68-180z"><text:p/></draw:path><draw:path draw:style-name="gr3" draw:text-style-name="P69" svg:width="0.088cm" svg:height="0.386cm" svg:x="3.328cm" svg:y="0.621cm" svg:viewBox="0 0 89 387" svg:d="M89 194c0-30-4-77-25-120-23-49-56-74-61-74-2 0-3 2-3 4s0 3 7 9c38 39 60 100 60 181 0 66-14 134-63 182-4 5-4 6-4 7 0 2 1 4 3 4 5 0 39-26 62-76 20-41 24-84 24-117z"><text:p/></draw:path><draw:path draw:style-name="gr3" draw:text-style-name="P69" svg:width="0.255cm" svg:height="0.089cm" svg:x="3.585cm" svg:y="0.774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9" svg:width="0.176cm" svg:height="0.249cm" svg:x="3.977cm" svg:y="0.741cm" svg:viewBox="0 0 177 250" svg:d="M176 25c1-3 1-4 1-7 0-7-4-10-11-10-3 0-14 2-15 16-8-14-21-24-37-24-44 0-92 54-92 109 0 38 24 62 52 62 23 0 40-19 45-22-8 34-8 34-12 50-2 3-16 42-56 42-8 0-20 0-31-3 12-4 15-15 15-21s-3-13-14-13c-9 0-21 6-21 23 0 15 14 23 52 23 48 0 76-30 81-54 14-57 29-113 43-171zM127 121c-3 10-13 20-20 28-9 6-21 13-32 13-19 0-25-20-25-35 0-19 12-64 22-84 11-20 27-35 42-35 27 0 32 32 32 34 0 1-1 3-1 5-6 25-12 50-18 74z"><text:p/></draw:path><draw:path draw:style-name="gr3" draw:text-style-name="P69" svg:width="0.1cm" svg:height="0.463cm" svg:x="7.089cm" svg:y="0.583cm" svg:viewBox="0 0 101 464" svg:d="M101 460c0-1-1-2-2-3-18-19-44-51-59-114-10-35-14-75-14-111 0-101 25-173 72-223 3-3 3-3 3-5 0-4-3-4-4-4-7 0-28 23-32 30-40 46-65 115-65 202 0 55 10 132 61 198 3 5 28 34 36 34 1 0 4 0 4-4z"><text:p/></draw:path><draw:path draw:style-name="gr3" draw:text-style-name="P69" svg:width="0.21cm" svg:height="0.347cm" svg:x="7.219cm" svg:y="0.64cm" svg:viewBox="0 0 211 348" svg:d="M211 53c0-29-22-53-53-53-22 0-33 7-47 17-21 15-42 52-49 82-21 81-41 164-62 245 0 1 1 4 4 4s5-1 6-3c9-36 18-71 26-106 8 23 25 37 53 37 29 0 57-13 75-30 19-17 31-42 31-71 0-28-15-47-29-57 23-13 45-38 45-65zM141 117c-5 2-9 3-18 3-5 0-13 0-17-2 1-4 15-2 18-2 9 0 12 0 17 1zM189 44c0 28-14 55-35 67-10-4-18-4-30-4-7 0-29-1-29 12 0 11 19 10 27 10 14 0 20-1 31-6 15 15 18 27 18 44 1 22-9 51-20 66-15 21-41 35-63 35-30 0-44-23-44-50 0-3 0-9 2-17 8-33 17-65 24-98 9-33 37-94 83-94 23 0 36 12 36 35z"><text:p/></draw:path><draw:path draw:style-name="gr3" draw:text-style-name="P69" svg:width="0.129cm" svg:height="0.17cm" svg:x="7.586cm" svg:y="0.741cm" svg:viewBox="0 0 130 171" svg:d="M54 42c0-14 0-28 0-42-18 1-36 3-54 4 0 4 0 8 0 11 28 0 30 4 30 22 0 35 0 70 0 104 0 17-4 17-30 17 0 5 0 8 0 13 15 0 33-2 44-2 15 0 34 0 50 2 0-5 0-8 0-13-4 0-6 0-9 0-29 0-29-4-29-17 0-20 0-41 0-61 0-37 16-72 45-72 4 0 4 0 5 1-1 0-9 4-9 14 0 11 8 18 16 18 7 0 17-6 17-18s-12-23-29-23c-28 0-42 25-47 42z"><text:p/></draw:path><draw:path draw:style-name="gr3" draw:text-style-name="P69" svg:width="0.194cm" svg:height="0.174cm" svg:x="7.739cm" svg:y="0.741cm" svg:viewBox="0 0 195 175" svg:d="M139 140c0 12 0 23 0 35 18-1 37-3 56-4 0-5 0-8 0-13-28 0-31-2-31-22 0-45 0-91 0-136-19 1-37 3-56 4 0 4 0 8 0 11 26 0 30 4 30 22 0 24 0 47 0 70 0 33-19 59-47 59-33 0-34-17-34-38 0-43 0-85 0-128-18 1-38 3-57 4 0 4 0 8 0 11 30 0 30 2 30 37 0 18 0 38 0 57 0 31 0 66 59 66 22 0 39-11 50-35z"><text:p/></draw:path><draw:path draw:style-name="gr3" draw:text-style-name="P69" svg:width="0.085cm" svg:height="0.267cm" svg:x="7.955cm" svg:y="0.647cm" svg:viewBox="0 0 86 268" svg:d="M55 0c-19 1-36 3-55 4 0 5 0 8 0 13 26 0 30 2 30 22 0 67 0 133 0 200 0 17-5 17-30 17 0 5 0 8 0 12 12 0 33-1 43-1 9 0 29 1 43 1 0-4 0-7 0-12-27 0-31 0-31-17 0-79 0-160 0-239z"><text:p/></draw:path><draw:path draw:style-name="gr3" draw:text-style-name="P69" svg:width="0.149cm" svg:height="0.176cm" svg:x="8.059cm" svg:y="0.739cm" svg:viewBox="0 0 150 177" svg:d="M33 75c2-57 35-67 48-67 40 0 43 53 43 67-30 0-60 0-91 0zM33 84c36 0 72 0 108 0 8 0 9 0 9-9 0-38-21-75-69-75-45 0-81 40-81 88 0 52 41 89 86 89 47 0 64-43 64-50 0-4-3-5-5-5-3 0-4 2-5 6-13 39-49 39-52 39-20 0-35-12-44-26-11-18-11-44-11-57z"><text:p/></draw:path><draw:path draw:style-name="gr3" draw:text-style-name="P69" svg:width="0.1cm" svg:height="0.463cm" svg:x="8.238cm" svg:y="0.583cm" svg:viewBox="0 0 101 464" svg:d="M101 232c0-55-10-132-60-198-4-4-29-34-37-34-1 0-4 1-4 4 0 2 1 3 2 4 19 21 44 51 61 113 9 35 12 75 12 111 0 39-3 78-14 116-15 55-38 85-58 106-3 5-3 5-3 6 0 3 3 4 4 4 7 0 28-24 32-29 40-47 65-117 65-203z"><text:p/></draw:path><draw:path draw:style-name="gr3" draw:text-style-name="P69" svg:width="0.342cm" svg:height="0.211cm" svg:x="0.003cm" svg:y="1.33cm" svg:viewBox="0 0 343 212" svg:d="M329 152c7 0 14 0 14-8s-7-8-14-8c-81 0-164 0-245 0-17-14-37-24-49-29 13-7 33-17 49-30 81 0 164 0 245 0 7 0 14 0 14-8 0-7-7-7-14-7-76 0-152 0-228 0 19-19 39-53 39-58 0-4-6-4-8-4-3 0-5 0-7 3-8 15-19 36-45 58-26 24-51 34-72 39-7 2-7 3-8 5 0 1 0 1 0 2s0 1 0 2h1c1 1 1 1 9 3 52 16 90 51 112 93 5 7 5 7 10 7 2 0 8 0 8-4s-20-39-39-56c76 0 152 0 228 0z"><text:p/></draw:path><draw:path draw:style-name="gr3" draw:text-style-name="P69" svg:width="0.342cm" svg:height="0.211cm" svg:x="0.325cm" svg:y="1.33cm" svg:viewBox="0 0 343 212" svg:d="M260 77c16 13 36 23 48 30-13 5-33 15-48 29-82 0-164 0-246 0-6 0-14 0-14 8s8 8 13 8c76 0 153 0 229 0-19 17-38 52-38 56s5 4 7 4c4 0 6 0 7-3 9-14 20-35 44-57 27-23 53-34 74-40 5-2 6-3 7-3 0-1 0-1 0-2s0-1 0-2l-1-2c-1-1-1-1-9-3-51-15-90-50-112-92-4-8-4-8-10-8-2 0-7 0-7 4 0 5 19 39 38 58-76 0-153 0-229 0-5 0-13 0-13 7 0 8 8 8 14 8 82 0 164 0 246 0z"><text:p/></draw:path><draw:path draw:style-name="gr3" draw:text-style-name="P69" svg:width="0.214cm" svg:height="0.275cm" svg:x="0.798cm" svg:y="1.266cm" svg:viewBox="0 0 215 276" svg:d="M213 14c2-4 2-5 2-6 0-5-4-8-8-8-5 0-7 4-9 9-11 28-21 56-32 85-39 0-78 0-118 0-11-29-20-57-31-85-3-6-5-9-9-9-5 0-8 3-8 8 1 2 0 1 2 6 32 85 64 169 96 253 2 6 4 9 10 9 4 0 6-4 8-8 33-84 64-169 97-254zM55 109c35 0 69 0 105 0-18 46-35 91-52 137-18-46-35-91-53-137z"><text:p/></draw:path><draw:path draw:style-name="gr3" draw:text-style-name="P69" svg:width="0.141cm" svg:height="0.271cm" svg:x="1.031cm" svg:y="1.266cm" svg:viewBox="0 0 142 272" svg:d="M74 4c0-1 0-4-5-4-10 0-37 2-47 3-3 1-8 1-8 8 0 4 4 4 9 4 19 0 20 4 20 7s-3 17-6 24c-11 42-20 85-31 127-5 18-6 25-6 38 0 38 20 61 48 61 47 0 94-57 94-114 0-35-21-61-52-61-17 0-33 11-45 23 10-39 19-77 29-116zM37 150c3-8 3-9 6-14 20-25 36-30 47-30 13 0 24 11 24 36 0 23-13 67-19 81-14 27-31 41-47 41-13 0-25-11-25-40 0-7 0-14 6-38 3-12 5-24 8-36z"><text:p/></draw:path><draw:path draw:style-name="gr3" draw:text-style-name="P69" svg:width="0.192cm" svg:height="0.222cm" svg:x="1.318cm" svg:y="1.326cm" svg:viewBox="0 0 193 223" svg:d="M179 120c7 0 14 0 14-8 0-7-7-7-14-7-55 0-109 0-164 0 5-52 50-90 104-90 20 0 41 0 60 0 7 0 14 0 14-7 0-8-7-8-14-8-19 0-40 0-60 0-66 0-119 50-119 112s53 111 119 111c20 0 41 0 60 0 7 0 14 0 14-7 0-8-7-8-14-8-19 0-40 0-60 0-54 0-99-36-104-88 55 0 109 0 164 0z"><text:p/></draw:path><draw:path draw:style-name="gr3" draw:text-style-name="P69" svg:width="0.275cm" svg:height="0.262cm" svg:x="1.667cm" svg:y="1.269cm" svg:viewBox="0 0 276 263" svg:d="M46 233c-4 16-5 19-35 19-7 0-11 0-11 8 0 3 3 3 11 3 46 0 91 0 138 0 61 0 106-45 106-83 0-28-22-50-59-55 39-7 80-36 80-72 0-29-25-53-71-53-43 0-87 0-130 0-8 0-12 0-12 8 0 3 4 3 11 3 1 0 9 0 15 1 7 1 10 1 10 7 0 1 0 2-1 6-18 70-34 139-52 208zM105 122c7-32 16-64 24-96 3-14 3-15 20-15 16 0 34 0 50 0 34 0 42 23 42 41 0 33-33 70-80 70-19 0-38 0-56 0zM87 252c-6 0-7 0-9-1-3 0-4-1-4-3s0-3 1-9c9-37 19-72 27-108 25 0 49 0 73 0 37 0 44 29 44 45 0 37-34 76-79 76-18 0-35 0-53 0z"><text:p/></draw:path><draw:path draw:style-name="gr3" draw:text-style-name="P69" svg:width="0.04cm" svg:height="0.04cm" svg:x="1.997cm" svg:y="1.491cm" svg:viewBox="0 0 41 41" svg:d="M41 21c0-11-10-21-21-21-12 0-20 10-20 21s8 20 20 20c11 0 21-9 21-20z"><text:p/></draw:path><draw:path draw:style-name="gr3" draw:text-style-name="P69" svg:width="0.192cm" svg:height="0.35cm" svg:x="2.091cm" svg:y="1.26cm" svg:viewBox="0 0 193 351" svg:d="M121 118c11 0 22 0 33 0 8 0 12 0 12-8 0-4-4-4-11-4-11 0-21 0-32 0 4-15 6-30 9-44 1-8 7-36 9-41 3-7 10-12 19-12 1 0 11 0 18 6-17 2-21 16-21 21 0 9 7 14 15 14 10 0 21-9 21-24 0-17-18-26-33-26-14 0-38 7-50 45-2 8-3 12-13 61-9 0-18 0-27 0-7 0-11 0-11 7 0 5 4 5 10 5 9 0 18 0 27 0-10 50-20 102-30 153-7 37-13 72-33 72-2 0-11 0-19-7 18-2 21-15 21-21 0-9-6-14-14-14-10 0-21 9-21 24 0 17 17 26 33 26 21 0 36-22 43-37 13-25 22-71 22-74 8-41 15-82 23-122z"><text:p/></draw:path><draw:path draw:style-name="gr3" draw:text-style-name="P69" svg:width="0.088cm" svg:height="0.385cm" svg:x="2.34cm" svg:y="1.245cm" svg:viewBox="0 0 89 386" svg:d="M89 383c0-1 0-2-6-9-48-48-61-122-61-180 0-69 15-136 63-184 4-4 4-4 4-6 0-3-1-4-3-4-5 0-39 26-62 75-20 43-24 86-24 119 0 29 4 77 25 120 23 47 56 72 61 72 2 0 3-1 3-3z"><text:p/></draw:path><draw:path draw:style-name="gr3" draw:text-style-name="P69" svg:width="0.086cm" svg:height="0.385cm" svg:x="2.494cm" svg:y="1.245cm" svg:viewBox="0 0 87 386" svg:d="M85 14c2-4 2-4 2-6 0-5-3-8-8-8-3 0-6 2-9 9-23 59-45 118-68 177-1 2-2 5-2 8 0 1 0 1 2 6 23 60 45 118 68 177 2 5 4 9 9 9s8-3 8-8c0-1 0-2-2-5-23-61-45-120-68-179 23-60 45-120 68-180z"><text:p/></draw:path><draw:path draw:style-name="gr3" draw:text-style-name="P69" svg:width="0.176cm" svg:height="0.174cm" svg:x="2.617cm" svg:y="1.363cm" svg:viewBox="0 0 177 175" svg:d="M130 25c-8-14-19-25-36-25-46 0-94 57-94 113 0 37 22 62 52 62 7 0 27-1 50-29 4 17 17 29 36 29 13 0 22-9 28-21 7-14 11-37 11-38 0-4-3-4-4-4-4 0-5 1-6 7-6 25-13 48-28 48-11 0-12-11-12-18 0-8 1-11 5-29 3-15 4-20 8-34 4-18 10-36 14-54 2-11 2-12 2-13 0-7-4-11-11-11-9 0-14 9-15 17zM105 125c-3 7-3 8-8 15-18 21-33 27-44 27-20 0-25-22-25-36 0-20 13-67 22-85 12-23 28-37 45-37 24 0 29 32 29 34s0 4-1 7c-6 25-12 50-18 75z"><text:p/></draw:path><draw:path draw:style-name="gr3" draw:text-style-name="P69" svg:width="0.045cm" svg:height="0.115cm" svg:x="2.839cm" svg:y="1.491cm" svg:viewBox="0 0 46 116" svg:d="M46 41c0-26-10-41-25-41-13 0-21 10-21 21 0 10 8 20 21 20 4 0 10-1 13-5 1-1 1-1 2-1 0 2 1 0 1 6 0 28-14 51-26 65-4 4-4 4-4 5 0 3 2 5 4 5 3 0 35-30 35-75z"><text:p/></draw:path><draw:path draw:style-name="gr3" draw:text-style-name="P69" svg:width="0.141cm" svg:height="0.271cm" svg:x="2.997cm" svg:y="1.266cm" svg:viewBox="0 0 142 272" svg:d="M74 4c0-1 0-4-5-4-8 0-37 2-47 3-3 1-8 1-8 8 0 4 4 4 10 4 19 0 19 4 19 7s-3 17-6 24c-9 42-20 85-30 127-6 18-7 25-7 38 0 38 21 61 50 61 45 0 92-57 92-114 0-35-20-61-52-61-17 0-33 11-45 23 10-39 19-77 29-116zM37 150c3-8 3-9 7-14 19-25 36-30 46-30 13 0 24 11 24 36 0 23-13 67-19 81-14 27-31 41-45 41s-27-11-27-40c0-7 0-14 7-38 2-12 5-24 7-36z"><text:p/></draw:path><draw:path draw:style-name="gr3" draw:text-style-name="P69" svg:width="0.085cm" svg:height="0.385cm" svg:x="3.166cm" svg:y="1.245cm" svg:viewBox="0 0 86 386" svg:d="M84 200c2-5 2-5 2-6s0-3-2-7c-22-59-45-119-67-178-3-7-6-9-9-9-5 0-8 3-8 8 0 1 0 2 1 6 23 60 45 120 68 180-23 59-45 118-68 178-1 4-1 4-1 6 0 5 3 8 8 8 4 0 6-3 7-8 24-59 46-118 69-178z"><text:p/></draw:path><draw:path draw:style-name="gr3" draw:text-style-name="P69" svg:width="0.088cm" svg:height="0.385cm" svg:x="3.317cm" svg:y="1.245cm" svg:viewBox="0 0 89 386" svg:d="M89 194c0-31-3-77-25-121-23-48-56-73-61-73-2 0-3 1-3 4 0 2 0 2 8 9 37 38 59 99 59 181 0 66-14 133-63 182-4 5-4 6-4 7 0 2 1 3 3 3 5 0 40-26 62-75 20-43 24-85 24-117z"><text:p/></draw:path><draw:path draw:style-name="gr3" draw:text-style-name="P69" svg:width="0.256cm" svg:height="0.089cm" svg:x="3.574cm" svg:y="1.393cm" svg:viewBox="0 0 257 90" svg:d="M244 15c6 0 13 0 13-7 0-8-7-8-13-8-77 0-155 0-232 0-5 0-12 0-12 8 0 7 7 7 13 7 77 0 154 0 231 0zM244 90c6 0 13 0 13-7 0-8-7-8-13-8-77 0-154 0-231 0-6 0-13 0-13 8 0 7 7 7 12 7 77 0 155 0 232 0z"><text:p/></draw:path><draw:path draw:style-name="gr3" draw:text-style-name="P69" svg:width="0.177cm" svg:height="0.249cm" svg:x="3.966cm" svg:y="1.363cm" svg:viewBox="0 0 178 250" svg:d="M177 25c0-2 1-4 1-6 0-7-5-11-12-11-3 0-14 3-15 16-7-14-21-24-37-24-44 0-91 54-91 110 0 39 23 61 51 61 23 0 42-18 45-22h1c-9 35-13 50-13 51-1 4-15 42-56 42-7 0-20-1-31-4 12-4 16-14 16-20 0-7-4-13-15-13-8 0-21 6-21 22 0 15 14 23 52 23 48 0 76-30 82-53 15-57 29-114 43-172zM127 121c-3 11-11 20-20 28-8 6-20 14-31 14-20 0-25-21-25-36 0-18 11-64 21-84 11-19 27-34 44-34 25 0 30 31 30 33s-1 4-1 5c-6 25-12 50-18 74z"><text:p/></draw:path><draw:path draw:style-name="gr3" draw:text-style-name="P69" svg:width="0.089cm" svg:height="0.385cm" svg:x="4.196cm" svg:y="1.245cm" svg:viewBox="0 0 90 386" svg:d="M90 383c0-1 0-2-6-9-49-48-62-122-62-180 0-69 15-136 63-184 5-4 5-4 5-6 0-3-2-4-4-4-3 0-39 26-62 75-20 43-24 86-24 119 0 29 4 77 25 120 23 47 58 72 61 72 2 0 4-1 4-3z"><text:p/></draw:path><draw:path draw:style-name="gr3" draw:text-style-name="P69" svg:width="0.142cm" svg:height="0.271cm" svg:x="4.326cm" svg:y="1.266cm" svg:viewBox="0 0 143 272" svg:d="M75 4c0-1 0-4-6-4-8 0-36 2-46 3-3 1-8 1-8 8 0 4 4 4 9 4 19 0 20 4 20 7s-3 17-5 24c-11 42-21 85-32 127-5 18-7 25-7 38 0 38 21 61 50 61 46 0 93-57 93-114 0-35-21-61-52-61-17 0-34 11-45 23 10-39 19-77 29-116zM39 150c2-8 2-9 5-14 19-25 36-30 46-30 15 0 24 11 24 36 0 23-12 67-18 81-13 27-31 41-46 41-14 0-26-11-26-40 0-7 0-14 6-38 3-12 5-24 9-36z"><text:p/></draw:path><draw:path draw:style-name="gr3" draw:text-style-name="P69" svg:width="0.088cm" svg:height="0.385cm" svg:x="4.496cm" svg:y="1.245cm" svg:viewBox="0 0 89 386" svg:d="M89 194c0-31-4-77-25-121-23-48-56-73-61-73-2 0-3 1-3 4 0 2 0 2 7 9 38 38 60 99 60 181 0 66-14 133-63 182-4 5-4 6-4 7 0 2 1 3 3 3 5 0 39-26 62-75 20-43 24-85 24-117z"><text:p/></draw:path><draw:path draw:style-name="gr3" draw:text-style-name="P69" svg:width="0.1cm" svg:height="0.462cm" svg:x="7.089cm" svg:y="1.208cm" svg:viewBox="0 0 101 463" svg:d="M101 459c0-1-1-2-2-4-18-18-44-49-59-113-10-35-14-75-14-110 0-102 25-173 72-223 3-3 3-5 3-6 0-3-3-3-4-3-7 0-28 23-32 29-40 47-65 116-65 202 0 55 10 133 61 198 3 4 28 34 36 34 1 0 4 0 4-4z"><text:p/></draw:path><draw:path draw:style-name="gr3" draw:text-style-name="P69" svg:width="0.179cm" svg:height="0.253cm" svg:x="7.219cm" svg:y="1.363cm" svg:viewBox="0 0 180 254" svg:d="M177 64c2-7 3-12 3-22 0-25-15-42-44-42-30 0-50 20-60 34-2-22-18-34-35-34-18 0-26 15-29 22-8 13-12 36-12 37 0 5 3 5 4 5 5 0 5-1 7-9 7-27 14-46 29-46 6 0 12 3 12 17 0 8-1 13-7 33-8 30-14 60-22 90-1 5-4 14-4 16 0 7 5 10 12 10 4 0 11-3 14-11 2-10 5-19 7-29 3-11 5-23 9-34 2-9 4-17 6-26 1-2 5-14 5-17 1-4 13-25 26-36 9-5 20-13 37-13s21 13 21 26c0 2 0 10-4 26-14 59-30 117-44 177-1 4-1 5-1 6 0 6 4 10 11 10 12 0 14-11 15-15 14-59 30-117 44-175z"><text:p/></draw:path><draw:path draw:style-name="gr3" draw:text-style-name="P69" svg:width="0.129cm" svg:height="0.17cm" svg:x="7.553cm" svg:y="1.363cm" svg:viewBox="0 0 130 171" svg:d="M54 43c0-14 0-29 0-43-18 1-36 3-54 4 0 5 0 8 0 13 26 0 30 2 30 22 0 34 0 69 0 103 0 18-5 18-30 18 0 3 0 7 0 11 14 0 33-2 44-2 15 0 33 0 48 2 0-4 0-8 0-11-2 0-5 0-7 0-29 0-30-5-30-19 0-20 0-40 0-60 0-38 17-72 46-72 2 0 4 0 5 0-1 1-9 5-9 15 0 11 8 17 16 17 7 0 17-5 17-17 0-13-12-24-29-24-28 0-42 26-47 43z"><text:p/></draw:path><draw:path draw:style-name="gr3" draw:text-style-name="P69" svg:width="0.194cm" svg:height="0.174cm" svg:x="7.706cm" svg:y="1.363cm" svg:viewBox="0 0 195 175" svg:d="M139 141c0 11 0 23 0 34 18-1 37-3 56-4 0-4 0-8 0-11-28 0-31-4-31-22 0-47 0-92 0-138-19 1-37 3-56 4 0 5 0 8 0 13 26 0 30 2 30 22 0 23 0 45 0 68 0 34-19 60-48 60-32 0-34-18-34-38 0-43 0-86 0-129-19 1-37 3-56 4 0 5 0 8 0 13 30 0 30 1 30 35 0 20 0 38 0 58 0 30 0 65 59 65 21 0 39-11 50-34z"><text:p/></draw:path><draw:path draw:style-name="gr3" draw:text-style-name="P69" svg:width="0.085cm" svg:height="0.266cm" svg:x="7.921cm" svg:y="1.266cm" svg:viewBox="0 0 86 267" svg:d="M56 0c-19 1-37 3-56 4 0 4 0 8 0 11 28 0 31 4 31 22 0 68 0 135 0 202 0 17-5 17-31 17 0 4 0 8 0 11 13 0 33-1 43-1 9 0 29 1 43 1 0-3 0-7 0-11-25 0-30 0-30-17 0-79 0-160 0-239z"><text:p/></draw:path><draw:path draw:style-name="gr3" draw:text-style-name="P69" svg:width="0.149cm" svg:height="0.176cm" svg:x="8.026cm" svg:y="1.359cm" svg:viewBox="0 0 150 177" svg:d="M33 76c2-57 34-67 47-67 41 0 44 52 44 67-30 0-60 0-91 0zM32 84c36 0 71 0 108 0 9 0 10 0 10-8 0-39-21-76-70-76-44 0-80 40-80 88 0 52 41 89 86 89 46 0 64-43 64-49 0-5-4-6-5-6-3 0-4 3-5 6-13 40-49 40-52 40-20 0-35-12-44-26-12-19-12-44-12-58z"><text:p/></draw:path><draw:path draw:style-name="gr3" draw:text-style-name="P69" svg:width="0.1cm" svg:height="0.462cm" svg:x="8.205cm" svg:y="1.208cm" svg:viewBox="0 0 101 463" svg:d="M101 232c0-55-10-133-60-198-5-4-29-34-37-34-1 0-4 1-4 3 0 3 1 4 2 5 19 20 44 51 60 112 8 35 13 76 13 111 0 40-5 79-14 117-15 54-38 84-58 106-3 4-2 3-3 5 0 3 3 4 4 4 7 0 28-23 32-28 40-48 65-117 65-203z"><text:p/></draw:path></draw:g></text:p>
      <text:p text:style-name="P48">לסיכום, <draw:g text:anchor-type="as-char" svg:y="-0.288cm" draw:z-index="320" draw:name="Shape332" draw:style-name="gr1"><svg:title>TexMaths</svg:title><svg:desc>11§display§\exists a \in A. \forall b \in B. f(\la a, b \ra) = g(b)§svg§600§FALSE§</svg:desc><draw:path draw:style-name="gr2" draw:text-style-name="P68" svg:width="5.037cm" svg:height="0.345cm" svg:x="0.041cm" svg:y="0.018cm" svg:viewBox="0 0 5038 346" svg:d="M2519 346c-840 0-1680 0-2519 0 0-116 0-230 0-346 1679 0 3359 0 5038 0 0 116 0 230 0 346-840 0-1679 0-2519 0z"><text:p/></draw:path><draw:path draw:style-name="gr3" draw:text-style-name="P69" svg:width="0.171cm" svg:height="0.265cm" svg:x="0cm" svg:y="0.018cm" svg:viewBox="0 0 172 266" svg:d="M172 13c0-12-1-13-14-13-48 0-96 0-145 0-6 0-13 0-13 8 0 7 7 7 13 7 48 0 96 0 143 0 0 37 0 73 0 111-46 0-91 0-137 0-7 0-15-2-15 7 0 8 8 9 15 9 46 0 91 0 137 0 0 36 0 73 0 109-47 0-95 0-143 0-6 0-13 0-13 8 0 7 7 7 13 7 49 0 97 0 145 0 13 0 14-1 14-13 0-79 0-159 0-240z"><text:p/></draw:path><draw:path draw:style-name="gr3" draw:text-style-name="P69" svg:width="0.176cm" svg:height="0.174cm" svg:x="0.208cm" svg:y="0.115cm" svg:viewBox="0 0 177 175" svg:d="M129 25c-7-14-18-25-35-25-46 0-94 57-94 113 0 37 22 62 52 62 7 0 27-1 50-29 4 16 17 29 36 29 13 0 22-9 28-21 7-14 11-37 11-38 0-4-3-4-4-4-4 0-5 1-6 7-6 25-13 47-28 47-11 0-12-10-12-17 0-9 1-11 5-29 3-17 4-20 8-34 4-18 10-36 14-54 2-11 2-12 2-13 0-7-4-11-11-11-9 0-14 9-16 17zM105 124c-3 8-3 8-8 15-18 22-33 27-44 27-20 0-25-21-25-36 0-19 13-66 22-84 12-23 28-37 45-37 24 0 29 32 29 34s0 4-1 7c-6 24-12 49-18 74z"><text:p/></draw:path><draw:path draw:style-name="gr3" draw:text-style-name="P69" svg:width="0.193cm" svg:height="0.221cm" svg:x="0.537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9" svg:width="0.264cm" svg:height="0.274cm" svg:x="0.883cm" svg:y="0.011cm" svg:viewBox="0 0 265 275" svg:d="M56 231c-16 26-31 31-48 32-5 1-8 1-8 8 0 2 2 4 4 4 11 0 24-1 35-1 12 0 26 1 38 1 2 0 8 0 8-7 0-4-5-5-7-5-9 0-19-3-19-13 0-4 3-9 6-14 10-17 20-32 30-49 32 0 65 0 96 0 2 9 7 60 7 64 0 11-20 12-27 12-6 0-10 0-10 8 0 4 4 4 5 4 16 0 33-1 49-1 9 0 34 1 44 1 2 0 6 0 6-7 0-5-4-5-9-5-24 0-24-2-25-13-8-79-15-160-23-240-1-8-1-10-8-10-6 0-7 3-10 7-45 74-89 149-134 224zM102 175c26-43 51-85 76-127 5 42 8 84 12 127-29 0-58 0-88 0z"><text:p/></draw:path><draw:path draw:style-name="gr3" draw:text-style-name="P69" svg:width="0.041cm" svg:height="0.04cm" svg:x="1.192cm" svg:y="0.247cm" svg:viewBox="0 0 42 41" svg:d="M42 21c0-12-10-21-21-21s-21 9-21 21c0 11 10 20 21 20s21-9 21-20z"><text:p/></draw:path><draw:path draw:style-name="gr3" draw:text-style-name="P69" svg:width="0.214cm" svg:height="0.274cm" svg:x="1.267cm" svg:y="0.018cm" svg:viewBox="0 0 215 275" svg:d="M212 14c3-4 3-4 3-6 0-5-4-8-8-8-5 0-8 4-9 9-11 28-21 56-32 85-39 0-78 0-118 0-11-29-20-57-31-85-3-6-5-9-9-9-5 0-8 3-8 8 0 1 0 1 2 6 32 84 64 169 96 252 2 6 4 9 9 9s7-4 9-7c31-84 64-169 96-254zM55 109c35 0 69 0 105 0-18 45-36 91-53 137-18-46-34-92-52-137z"><text:p/></draw:path><draw:path draw:style-name="gr3" draw:text-style-name="P69" svg:width="0.142cm" svg:height="0.27cm" svg:x="1.499cm" svg:y="0.018cm" svg:viewBox="0 0 143 271" svg:d="M75 4c0-1 0-4-6-4-8 0-36 3-46 3-3 1-8 1-8 8 0 6 4 6 9 6 19 0 20 2 20 6 0 2-3 16-5 23-11 42-21 84-32 127-5 19-7 25-7 37 0 37 21 61 50 61 46 0 93-57 93-112 0-36-21-62-52-62-17 0-34 11-45 23 10-39 19-77 29-116zM39 150c2-8 2-9 5-13 19-26 36-31 46-31 15 0 24 11 24 36 0 23-12 66-18 80-13 27-31 40-46 40-14 0-26-10-26-38 0-8 0-15 6-39 3-12 5-24 9-35z"><text:p/></draw:path><draw:path draw:style-name="gr3" draw:text-style-name="P69" svg:width="0.192cm" svg:height="0.221cm" svg:x="1.787cm" svg:y="0.078cm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" draw:text-style-name="P69" svg:width="0.275cm" svg:height="0.261cm" svg:x="2.136cm" svg:y="0.025cm" svg:viewBox="0 0 276 262" svg:d="M45 232c-3 15-4 18-35 18-7 0-10 0-10 8 0 4 3 4 10 4 46 0 92 0 139 0 60 0 106-45 106-83 0-27-23-49-60-53 40-8 81-37 81-73 0-29-25-53-72-53-43 0-87 0-130 0-7 0-11 0-11 8 0 4 3 4 11 4 1 0 7 0 14 0 8 1 11 1 11 7 0 1 0 2-1 7-18 69-35 138-53 206zM103 122c8-32 17-64 25-96 3-13 4-14 21-14 16 0 34 0 50 0 33 0 42 22 42 40 0 34-33 70-80 70-19 0-39 0-58 0zM87 250c-6 0-7 0-9 0-4 0-5-1-5-4 0-2 0-2 2-9 9-36 17-71 26-106 24 0 50 0 74 0 37 0 44 28 44 45 0 36-34 74-80 74-18 0-34 0-52 0z"><text:p/></draw:path><draw:path draw:style-name="gr3" draw:text-style-name="P69" svg:width="0.04cm" svg:height="0.04cm" svg:x="2.466cm" svg:y="0.247cm" svg:viewBox="0 0 41 41" svg:d="M41 21c0-12-10-21-21-21s-20 9-20 21c0 11 9 20 20 20s21-9 21-20z"><text:p/></draw:path><draw:path draw:style-name="gr3" draw:text-style-name="P69" svg:width="0.192cm" svg:height="0.349cm" svg:x="2.56cm" svg:y="0.017cm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4 72-1 0-11 0-18-6 18-1 21-16 21-21 0-9-6-13-14-13-10 0-21 8-21 23 0 17 17 26 32 26 22 0 37-23 44-37 12-25 21-71 22-74 8-40 15-80 23-121z"><text:p/></draw:path><draw:path draw:style-name="gr3" draw:text-style-name="P69" svg:width="0.088cm" svg:height="0.384cm" svg:x="2.808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69" svg:width="0.085cm" svg:height="0.384cm" svg:x="2.962cm" svg:y="0cm" svg:viewBox="0 0 86 385" svg:d="M85 15c1-4 1-5 1-7 0-5-3-8-8-8-3 0-5 2-9 9-22 59-45 118-67 177-1 2-2 4-2 7 0 2 0 2 2 6 22 59 45 118 67 176 3 5 5 10 9 10 5 0 8-3 8-7 0-1 0-3-1-7-23-59-45-119-68-178 23-60 45-119 68-178z"><text:p/></draw:path><draw:path draw:style-name="gr3" draw:text-style-name="P69" svg:width="0.176cm" svg:height="0.174cm" svg:x="3.086cm" svg:y="0.115cm" svg:viewBox="0 0 177 175" svg:d="M129 25c-7-14-18-25-35-25-46 0-94 57-94 113 0 37 21 62 52 62 7 0 26-1 50-29 3 16 17 29 36 29 13 0 22-9 28-21 7-14 11-37 11-38 0-4-3-4-4-4-5 0-5 1-6 7-6 25-13 47-29 47-10 0-11-10-11-17 0-9 0-11 4-29 4-17 5-20 9-34 4-18 10-36 14-54 2-11 2-12 2-13 0-7-4-11-11-11-10 0-15 9-16 17zM103 124c-1 8-1 8-7 15-17 22-33 27-43 27-20 0-25-21-25-36 0-19 12-66 20-84 13-23 30-37 46-37 25 0 30 32 30 34s-1 4-1 7c-6 24-13 49-20 74z"><text:p/></draw:path><draw:path draw:style-name="gr3" draw:text-style-name="P69" svg:width="0.044cm" svg:height="0.115cm" svg:x="3.308cm" svg:y="0.247cm" svg:viewBox="0 0 45 116" svg:d="M45 41c0-26-10-41-24-41-13 0-21 10-21 21 0 10 8 20 21 20 4 0 9-1 13-5 1-1 1-1 2-1 0 2 0 0 0 6 0 28-13 51-25 64-4 4-4 5-4 6 0 2 1 5 3 5 4 0 35-30 35-75z"><text:p/></draw:path><draw:path draw:style-name="gr3" draw:text-style-name="P69" svg:width="0.141cm" svg:height="0.27cm" svg:x="3.465cm" svg:y="0.018cm" svg:viewBox="0 0 142 271" svg:d="M74 4c0-1 0-4-6-4-9 0-36 3-46 3-3 1-8 1-8 8 0 6 4 6 9 6 19 0 20 2 20 6 0 2-3 16-6 23-11 42-20 84-31 127-5 19-6 25-6 37 0 37 20 61 48 61 47 0 94-57 94-112 0-36-21-62-52-62-17 0-33 11-45 23 10-39 19-77 29-116zM37 150c3-8 3-9 6-13 19-26 36-31 46-31 14 0 25 11 25 36 0 23-13 66-19 80-14 27-31 40-47 40-13 0-25-10-25-38 0-8 0-15 6-39 3-12 5-24 8-35z"><text:p/></draw:path><draw:path draw:style-name="gr3" draw:text-style-name="P69" svg:width="0.085cm" svg:height="0.384cm" svg:x="3.634cm" svg:y="0cm" svg:viewBox="0 0 86 385" svg:d="M85 199c1-4 1-5 1-6 0-3 0-1-1-6-23-59-45-119-68-178-3-7-5-9-9-9-5 0-8 3-8 8 0 1 0 2 2 6 23 60 45 119 68 179-23 58-45 117-68 177-2 4-2 5-2 8 0 4 3 7 8 7s6-4 9-7c23-60 45-119 68-179z"><text:p/></draw:path><draw:path draw:style-name="gr3" draw:text-style-name="P69" svg:width="0.089cm" svg:height="0.384cm" svg:x="3.784cm" svg:y="0cm" svg:viewBox="0 0 90 385" svg:d="M90 193c0-30-4-76-25-120-23-48-57-73-61-73-2 0-4 2-4 4s0 2 8 9c38 38 60 99 60 180 0 65-14 133-62 181-6 6-6 6-6 7 0 2 2 4 4 4 4 0 39-26 62-76 20-41 24-84 24-116z"><text:p/></draw:path><draw:path draw:style-name="gr3" draw:text-style-name="P69" svg:width="0.256cm" svg:height="0.09cm" svg:x="4.04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176cm" svg:height="0.248cm" svg:x="4.434cm" svg:y="0.115cm" svg:viewBox="0 0 177 249" svg:d="M176 25c0-2 1-4 1-6 0-7-4-11-11-11-4 0-14 3-15 16-8-14-21-24-37-24-44 0-92 54-92 110 0 38 24 61 52 61 23 0 40-18 45-22-8 34-9 33-13 50-1 5-15 41-55 41-8 0-20 0-31-3 11-4 15-13 15-20s-4-13-14-13c-9 0-21 6-21 22 0 15 14 23 52 23 48 0 76-30 81-52 14-57 29-114 43-172zM125 121c-2 10-11 20-19 28-8 6-20 13-31 13-20 0-25-20-25-35 0-19 11-64 22-84 9-19 26-34 42-34 26 0 31 31 31 33s0 4-1 5c-6 25-12 49-19 74z"><text:p/></draw:path><draw:path draw:style-name="gr3" draw:text-style-name="P69" svg:width="0.088cm" svg:height="0.384cm" svg:x="4.665cm" svg:y="0cm" svg:viewBox="0 0 89 385" svg:d="M89 381c0-1 0-1-6-8-49-49-61-122-61-180 0-67 14-135 63-182 4-5 4-5 4-7 0-3-1-4-3-4-5 0-40 26-62 76-20 42-24 85-24 117 0 29 3 76 25 120 23 47 56 72 61 72 2 0 3-1 3-4z"><text:p/></draw:path><draw:path draw:style-name="gr3" draw:text-style-name="P69" svg:width="0.141cm" svg:height="0.27cm" svg:x="4.795cm" svg:y="0.018cm" svg:viewBox="0 0 142 271" svg:d="M74 4c0-1 0-4-5-4-8 0-37 3-47 3-3 1-8 1-8 8 0 6 4 6 10 6 19 0 19 2 19 6 0 2-3 16-6 23-9 42-20 84-30 127-6 19-7 25-7 37 0 37 21 61 50 61 45 0 92-57 92-112 0-36-20-62-51-62-18 0-34 11-46 23 10-39 19-77 29-116zM37 150c3-8 3-9 7-13 19-26 36-31 46-31 13 0 24 11 24 36 0 23-13 66-19 80-14 27-31 40-45 40s-27-10-27-38c0-8 0-15 7-39 2-12 5-24 7-35z"><text:p/></draw:path><draw:path draw:style-name="gr3" draw:text-style-name="P69" svg:width="0.089cm" svg:height="0.384cm" svg:x="4.965cm" svg:y="0cm" svg:viewBox="0 0 90 385" svg:d="M90 193c0-30-4-76-25-120-23-48-57-73-61-73-2 0-4 2-4 4s0 2 8 9c37 38 59 99 59 180 0 65-14 133-61 181-6 6-6 6-6 7 0 2 2 4 4 4 4 0 39-26 62-76 20-41 24-84 24-116z"><text:p/></draw:path></draw:g>. <text:span text:style-name="T23">נפלג למקרים: </text:span></text:p>
      <text:list text:style-name="L5">
        <text:list-item>
          <text:p text:style-name="P66">אם <draw:g text:anchor-type="as-char" svg:y="-0.265cm" draw:z-index="322" draw:name="Shape333" draw:style-name="gr1"><svg:title>TexMaths</svg:title><svg:desc>11§display§a = 0§svg§600§FALSE§</svg:desc><draw:path draw:style-name="gr2" draw:text-style-name="P68" svg:width="0.854cm" svg:height="0.224cm" svg:x="0.006cm" svg:y="0.018cm" svg:viewBox="0 0 855 225" svg:d="M0 0c285 0 571 0 855 0 0 75 0 150 0 225-284 0-570 0-855 0 0-75 0-150 0-225z"><text:p/></draw:path><draw:path draw:style-name="gr3" draw:text-style-name="P69" svg:width="0.176cm" svg:height="0.173cm" svg:x="0.001cm" svg:y="0.085cm" svg:viewBox="0 0 177 174" svg:d="M129 25c-7-14-19-25-36-25-45 0-93 57-93 114 0 35 21 60 52 60 7 0 26-1 49-28 3 16 17 28 35 28 15 0 23-9 29-21 6-14 12-36 12-37 0-3-3-3-4-3-5 0-5 1-6 6-6 24-14 46-30 46-9 0-12-9-12-17s1-11 6-28c4-15 5-20 9-34 4-19 8-36 13-54 3-11 3-12 3-13 0-7-4-11-11-11-10 0-15 9-16 17zM103 126c-2 6-2 7-7 13-17 21-33 26-44 26-19 0-25-21-25-34 0-20 13-67 21-85 12-23 30-37 45-37 26 0 31 32 31 34s-1 4-1 7c-6 25-13 50-20 76z"><text:p/></draw:path><draw:path draw:style-name="gr3" draw:text-style-name="P69" svg:width="0.255cm" svg:height="0.089cm" svg:x="0.319cm" svg:y="0.115cm" svg:viewBox="0 0 256 90" svg:d="M243 15c5 0 13 0 13-7 0-8-8-8-12-8-78 0-155 0-232 0-5 0-12 0-12 8 0 7 7 7 13 7 77 0 153 0 230 0zM244 90c4 0 12 0 12-7 0-8-8-8-13-8-77 0-153 0-230 0-6 0-13 0-13 8 0 7 7 7 12 7 77 0 154 0 232 0z"><text:p/></draw:path><draw:path draw:style-name="gr3" draw:text-style-name="P69" svg:width="0.162cm" svg:height="0.264cm" svg:x="0.718cm" svg:y="0cm" svg:viewBox="0 0 163 265" svg:d="M163 133c0-30-2-61-16-90-17-36-49-43-66-43-23 0-50 10-67 46-12 27-14 57-14 87 0 28 2 63 18 93 16 31 45 39 63 39 21 0 51-8 67-46 13-26 15-56 15-86zM81 256c-15 0-37-9-45-46-4-24-4-59-4-81 0-24 0-51 3-71 8-46 36-49 46-49 14 0 39 6 45 45 5 21 5 51 5 75 0 28 0 54-5 79-5 37-27 48-45 48z"><text:p/></draw:path></draw:g>, אז עבור <draw:g text:anchor-type="as-char" svg:y="-0.275cm" draw:z-index="324" draw:name="Shape334" draw:style-name="gr1"><svg:title>TexMaths</svg:title><svg:desc>11§display§b = 0§svg§600§FALSE§</svg:desc><draw:path draw:style-name="gr2" draw:text-style-name="P68" svg:width="0.816cm" svg:height="0.234cm" svg:x="0.003cm" svg:y="0.02cm" svg:viewBox="0 0 817 235" svg:d="M0 0c273 0 544 0 817 0 0 78 0 157 0 235-273 0-544 0-817 0 0-78 0-157 0-235z"><text:p/></draw:path><draw:path draw:style-name="gr3" draw:text-style-name="P69" svg:width="0.142cm" svg:height="0.269cm" svg:x="0.001cm" svg:y="0cm" svg:viewBox="0 0 143 270" svg:d="M75 4c-2-1 0-4-6-4-9 0-36 3-47 4-2 0-7 0-7 8 0 4 4 4 9 4 19 0 20 3 20 7 0 2-3 15-6 23-11 42-20 84-31 125-5 19-7 26-7 39 0 36 21 60 49 60 46 0 94-57 94-113 0-33-21-60-52-60-17 0-34 12-45 23 10-39 19-77 29-116zM38 148c3-7 3-8 6-12 19-25 36-31 46-31 14 0 24 13 24 36s-12 67-19 81c-13 26-30 39-46 39-13 0-25-9-25-38 0-8 0-14 6-38 3-13 5-25 8-37z"><text:p/></draw:path><draw:path draw:style-name="gr3" draw:text-style-name="P69" svg:width="0.255cm" svg:height="0.089cm" svg:x="0.278cm" svg:y="0.126cm" svg:viewBox="0 0 256 90" svg:d="M243 15c5 0 13 0 13-7 0-8-8-8-12-8-78 0-155 0-232 0-5 0-12 0-12 8 0 7 7 7 13 7 77 0 153 0 230 0zM244 90c4 0 12 0 12-8 0-7-8-7-13-7-77 0-153 0-230 0-6 0-13 0-13 7 0 8 7 8 12 8 77 0 154 0 232 0z"><text:p/></draw:path><draw:path draw:style-name="gr3" draw:text-style-name="P69" svg:width="0.162cm" svg:height="0.263cm" svg:x="0.677cm" svg:y="0.012cm" svg:viewBox="0 0 163 264" svg:d="M163 133c0-31-2-62-16-90-17-38-49-43-66-43-23 0-50 10-67 46-12 27-14 56-14 87 0 27 2 63 18 92 16 31 45 39 63 39 21 0 51-8 67-45 13-27 15-56 15-86zM81 255c-15 0-37-9-45-46-4-23-4-58-4-80 0-26 0-51 3-72 8-45 36-48 46-48 14 0 39 6 45 45 5 21 5 50 5 75 0 27 0 53-5 78-5 37-27 48-45 48z"><text:p/></draw:path></draw:g><text:s/><text:span text:style-name="T24">מתקיים </text:span><text:span text:style-name="T24"><draw:g text:anchor-type="as-char" svg:y="-0.288cm" draw:z-index="330" draw:name="Shape335" draw:style-name="gr1"><svg:title>TexMaths</svg:title><svg:desc>11§display§f(\la 0, 0 \ra) = 1 \neq g(0) = 0§svg§600§FALSE§</svg:desc><draw:path draw:style-name="gr2" draw:text-style-name="P68" svg:width="3.958cm" svg:height="0.344cm" svg:x="0.001cm" svg:y="0.018cm" svg:viewBox="0 0 3959 345" svg:d="M0 0c1320 0 2639 0 3959 0 0 115 0 230 0 345-1320 0-2639 0-3959 0 0-115 0-230 0-345z"><text:p/></draw:path><draw:path draw:style-name="gr3" draw:text-style-name="P69" svg:width="0.192cm" svg:height="0.348cm" svg:x="0.002cm" svg:y="0.018cm" svg:viewBox="0 0 193 349" svg:d="M121 118c11 0 22 0 33 0 8 0 12 0 12-9 0-3-4-3-11-3-11 0-21 0-32 0 2-16 6-30 8-44 2-9 8-36 10-41 3-7 10-13 17-13 3 0 13 0 20 7-17 2-21 15-21 21 0 9 7 14 15 14 9 0 21-9 21-24 0-17-18-26-35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9" svg:width="0.088cm" svg:height="0.383cm" svg:x="0.251cm" svg:y="0cm" svg:viewBox="0 0 89 384" svg:d="M89 380c0-1 0-1-7-8-48-48-60-121-60-179 0-67 14-135 63-183 4-4 4-4 4-7 0-2-1-3-3-3-5 0-39 26-62 75-20 43-24 86-24 118 0 28 4 76 25 119 23 47 56 72 61 72 2 0 3-1 3-4z"><text:p/></draw:path><draw:path draw:style-name="gr3" draw:text-style-name="P69" svg:width="0.086cm" svg:height="0.383cm" svg:x="0.405cm" svg:y="0cm" svg:viewBox="0 0 87 384" svg:d="M85 14c2-4 2-4 2-6 0-5-4-8-9-8-3 0-5 2-9 9-22 58-45 118-67 177-1 2-2 4-2 7 0 0 0 1 2 5 22 60 45 119 67 177 3 4 5 9 9 9 5 0 9-3 9-7 0-2 0-3-2-7-23-60-45-119-68-177 23-60 45-119 68-179z"><text:p/></draw:path><draw:path draw:style-name="gr3" draw:text-style-name="P69" svg:width="0.162cm" svg:height="0.263cm" svg:x="0.528cm" svg:y="0.032cm" svg:viewBox="0 0 163 264" svg:d="M163 133c0-30-2-61-16-89-17-37-49-44-66-44-23 0-51 10-67 46-12 27-14 57-14 87s1 63 18 93c16 31 44 38 63 38 21 0 50-7 68-44 12-27 14-56 14-87zM81 257c-15 0-38-10-45-48-4-22-4-57-4-80 0-24 0-50 3-71 8-46 36-49 46-49 12 0 38 6 45 45 5 22 5 51 5 75 0 30 0 55-5 79-6 36-28 49-45 49z"><text:p/></draw:path><draw:path draw:style-name="gr3" draw:text-style-name="P69" svg:width="0.044cm" svg:height="0.115cm" svg:x="0.739cm" svg:y="0.247cm" svg:viewBox="0 0 45 116" svg:d="M45 41c0-26-10-41-24-41-13 0-21 10-21 21 0 10 8 21 21 21 4 0 9-2 13-6 1-1 1-1 2-1 0 2 0 0 0 6 0 28-12 51-25 65-4 3-4 4-4 5 0 4 1 5 3 5 4 0 35-30 35-75z"><text:p/></draw:path><draw:path draw:style-name="gr3" draw:text-style-name="P69" svg:width="0.162cm" svg:height="0.263cm" svg:x="0.893cm" svg:y="0.032cm" svg:viewBox="0 0 163 264" svg:d="M163 133c0-30-2-61-16-89-18-37-49-44-66-44-23 0-51 10-67 46-13 27-14 57-14 87s1 63 18 93c16 31 44 38 62 38 21 0 51-7 68-44 13-27 15-56 15-87zM80 257c-14 0-37-10-44-48-4-22-4-57-4-80 0-24 0-50 3-71 7-46 37-49 45-49 14 0 39 6 46 45 4 22 4 51 4 75 0 30 0 55-4 79-6 36-28 49-46 49z"><text:p/></draw:path><draw:path draw:style-name="gr3" draw:text-style-name="P69" svg:width="0.085cm" svg:height="0.383cm" svg:x="1.092cm" svg:y="0cm" svg:viewBox="0 0 86 384" svg:d="M85 198c1-4 1-5 1-5 0-1 0-3-1-7-23-59-45-119-68-177-3-7-5-9-9-9-5 0-8 3-8 8 0 1 0 2 2 6 23 60 45 119 68 179-23 58-45 117-68 177-2 4-2 4-2 7 0 4 3 7 8 7s6-4 7-7c23-60 47-119 70-179z"><text:p/></draw:path><draw:path draw:style-name="gr3" draw:text-style-name="P69" svg:width="0.089cm" svg:height="0.383cm" svg:x="1.243cm" svg:y="0cm" svg:viewBox="0 0 90 384" svg:d="M90 193c0-30-4-77-25-120-23-48-57-73-61-73-2 0-4 1-4 3 0 3 0 3 8 10 37 38 60 99 60 180 0 65-14 132-62 181-6 5-6 5-6 6 0 3 2 4 4 4 4 0 39-26 62-75 20-43 24-85 24-116z"><text:p/></draw:path><draw:path draw:style-name="gr3" draw:text-style-name="P69" svg:width="0.256cm" svg:height="0.089cm" svg:x="1.5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27cm" svg:height="0.256cm" svg:x="1.922cm" svg:y="0.032cm" svg:viewBox="0 0 128 257" svg:d="M79 10c0-9 0-10-9-10-24 25-58 25-70 25 0 5 0 8 0 12 8 0 31 0 51-9 0 66 0 132 0 198 0 13-2 18-37 18-4 0-7 0-12 0 0 5 0 9 0 13 13-3 47-3 63-3 15 0 48 0 63 3 0-4 0-8 0-13-5 0-9 0-14 0-34 0-35-4-35-18 0-72 0-145 0-216z"><text:p/></draw:path><draw:path draw:style-name="gr3" draw:text-style-name="P69" svg:width="0.192cm" svg:height="0.357cm" svg:x="2.241cm" svg:y="0.011cm" svg:viewBox="0 0 193 358" svg:d="M189 15c4-5 4-6 4-7 0-4-3-8-8-8s-6 2-9 8c-58 111-115 223-174 334-2 6-2 7-2 8 0 3 2 8 8 8 4 0 5-2 7-8 59-111 116-223 174-335z"><text:p/></draw:path><draw:path draw:style-name="gr3" draw:text-style-name="P69" svg:width="0.256cm" svg:height="0.089cm" svg:x="2.208cm" svg:y="0.145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9" svg:width="0.176cm" svg:height="0.247cm" svg:x="2.6cm" svg:y="0.115cm" svg:viewBox="0 0 177 248" svg:d="M176 25c1-3 1-4 1-7 0-7-4-10-11-10-3 0-14 2-15 16-8-14-21-24-37-24-44 0-92 54-92 109 0 39 24 62 52 62 23 0 40-19 45-23v1c-8 34-12 48-12 49-2 3-16 42-56 42-8 0-20-1-31-4 11-4 15-14 15-20 0-7-4-13-14-13-9 0-21 6-21 22 0 15 14 23 52 23 48 0 76-30 81-53 14-56 29-114 43-170zM125 121c-2 10-11 20-18 27-9 6-21 14-32 14-19 0-26-20-26-35 0-19 11-65 22-84 10-20 28-35 43-35 26 0 31 32 31 34 0 1 0 3-1 5-7 25-12 49-19 74z"><text:p/></draw:path><draw:path draw:style-name="gr3" draw:text-style-name="P69" svg:width="0.088cm" svg:height="0.383cm" svg:x="2.831cm" svg:y="0cm" svg:viewBox="0 0 89 384" svg:d="M89 380c0-1 0-1-7-8-48-48-60-121-60-179 0-67 14-135 63-183 4-4 4-4 4-7 0-2-1-3-3-3-5 0-39 26-62 75-20 43-24 86-24 118 0 28 4 76 25 119 23 47 56 72 61 72 2 0 3-1 3-4z"><text:p/></draw:path><draw:path draw:style-name="gr3" draw:text-style-name="P69" svg:width="0.162cm" svg:height="0.263cm" svg:x="2.958cm" svg:y="0.032cm" svg:viewBox="0 0 163 264" svg:d="M163 133c0-30-2-61-16-89-17-37-49-44-66-44-23 0-50 10-67 46-12 27-14 57-14 87s2 63 18 93c16 31 45 38 63 38 21 0 51-7 67-44 13-27 15-56 15-87zM81 257c-15 0-37-10-45-48-4-22-4-57-4-80 0-24 0-50 3-71 8-46 37-49 46-49 14 0 39 6 46 45 4 22 4 51 4 75 0 30 0 55-4 79-6 36-28 49-46 49z"><text:p/></draw:path><draw:path draw:style-name="gr3" draw:text-style-name="P69" svg:width="0.089cm" svg:height="0.383cm" svg:x="3.158cm" svg:y="0cm" svg:viewBox="0 0 90 384" svg:d="M90 193c0-30-4-77-25-120-24-48-57-73-61-73-2 0-4 1-4 3 0 3 0 3 8 10 37 38 59 99 59 180 0 65-14 132-61 181-6 5-6 5-6 6 0 3 2 4 4 4 4 0 39-26 62-75 20-43 24-85 24-116z"><text:p/></draw:path><draw:path draw:style-name="gr3" draw:text-style-name="P69" svg:width="0.256cm" svg:height="0.089cm" svg:x="3.416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9" svg:width="0.162cm" svg:height="0.263cm" svg:x="3.817cm" svg:y="0.032cm" svg:viewBox="0 0 163 264" svg:d="M163 133c0-30-2-61-16-89-17-37-49-44-66-44-23 0-51 10-67 46-12 27-14 57-14 87s1 63 18 93c16 31 45 38 63 38 21 0 51-7 67-44 13-27 15-56 15-87zM81 257c-15 0-38-10-45-48-4-22-4-57-4-80 0-24 0-50 3-71 8-46 37-49 46-49 13 0 39 6 46 45 4 22 4 51 4 75 0 30 0 55-4 79-6 36-28 49-46 49z"><text:p/></draw:path></draw:g></text:span><text:span text:style-name="T24"><text:s/>וזו </text:span><text:span text:style-name="T4">סתירה</text:span><text:span text:style-name="T24">. </text:span></text:p>
        </text:list-item>
        <text:list-item>
          <text:p text:style-name="P67">אם <draw:g text:anchor-type="as-char" svg:y="-0.259cm" draw:z-index="331" draw:name="Shape336" draw:style-name="gr1"><svg:title>TexMaths</svg:title><svg:desc>11§display§a = 1§svg§600§FALSE§</svg:desc><draw:path draw:style-name="gr2" draw:text-style-name="P68" svg:width="0.84cm" svg:height="0.218cm" svg:x="0.006cm" svg:y="0.019cm" svg:viewBox="0 0 841 219" svg:d="M0 0c281 0 560 0 841 0 0 73 0 146 0 219-281 0-560 0-841 0 0-73 0-146 0-219z"><text:p/></draw:path><draw:path draw:style-name="gr3" draw:text-style-name="P69" svg:width="0.176cm" svg:height="0.172cm" svg:x="0.001cm" svg:y="0.086cm" svg:viewBox="0 0 177 173" svg:d="M129 25c-7-14-19-25-35-25-46 0-94 57-94 113 0 35 21 60 52 60 7 0 26-1 49-28 4 15 18 28 36 28 14 0 23-8 28-21 7-14 12-36 12-37 0-3-3-3-4-3-5 0-5 1-6 6-6 25-14 47-29 47-10 0-11-10-11-18 0-9 0-11 4-27s6-20 9-34c4-19 9-37 13-54 3-11 3-12 3-13 0-7-4-11-11-11-10 0-15 8-16 17zM104 124c-3 7-3 7-8 13-17 22-33 28-44 28-19 0-24-21-24-36 0-18 12-65 20-83 13-23 30-37 46-37 25 0 30 32 30 34s-1 4-1 6c-6 25-13 50-19 75z"><text:p/></draw:path><draw:path draw:style-name="gr3" draw:text-style-name="P69" svg:width="0.256cm" svg:height="0.089cm" svg:x="0.319cm" svg:y="0.116cm" svg:viewBox="0 0 257 90" svg:d="M243 15c7 0 14 0 14-7 0-8-7-8-13-8-78 0-155 0-232 0-4 0-12 0-12 8 0 7 8 7 13 7 77 0 153 0 230 0zM244 90c6 0 13 0 13-8 0-7-7-7-14-7-77 0-153 0-230 0-5 0-13 0-13 7 0 8 8 8 12 8 77 0 154 0 232 0z"><text:p/></draw:path><draw:path draw:style-name="gr3" draw:text-style-name="P69" svg:width="0.127cm" svg:height="0.254cm" svg:x="0.739cm" svg:y="0cm" svg:viewBox="0 0 128 255" svg:d="M79 10c0-9 0-10-9-10-24 24-58 24-70 24 0 5 0 8 0 12 8 0 31 0 51-10 0 66 0 132 0 198 0 14-1 18-37 18-4 0-7 0-12 0 0 5 0 8 0 13 15-2 48-2 63-2s50 0 63 2c0-5 0-8 0-13-5 0-8 0-12 0-36 0-37-4-37-18 0-72 0-143 0-214z"><text:p/></draw:path></draw:g>, אז עבור <draw:g text:anchor-type="as-char" svg:y="-0.27cm" draw:z-index="332" draw:name="Shape337" draw:style-name="gr1"><svg:title>TexMaths</svg:title><svg:desc>11§display§b = 1§svg§600§FALSE§</svg:desc><draw:path draw:style-name="gr2" draw:text-style-name="P68" svg:width="0.802cm" svg:height="0.23cm" svg:x="0.002cm" svg:y="0.018cm" svg:viewBox="0 0 803 231" svg:d="M0 0c268 0 535 0 803 0 0 77 0 154 0 231-268 0-535 0-803 0 0-77 0-154 0-231z"><text:p/></draw:path><draw:path draw:style-name="gr3" draw:text-style-name="P69" svg:width="0.141cm" svg:height="0.27cm" svg:x="0.001cm" svg:y="0cm" svg:viewBox="0 0 142 271" svg:d="M74 4c-2-1 0-4-6-4-9 0-36 3-46 4-3 0-8 0-8 8 0 5 4 5 9 5 19 0 20 2 20 6 0 2-3 16-6 23-11 42-20 84-31 126-5 18-6 25-6 38 0 37 20 61 48 61 47 0 94-57 94-114 0-34-21-60-52-60-17 0-34 11-45 23 10-39 19-77 29-116zM37 149c3-8 3-9 6-13 19-25 36-30 46-30 15 0 24 12 24 35s-12 67-18 81c-13 27-31 40-47 40-13 0-25-10-25-39 0-7 0-14 6-38 3-12 5-24 8-36z"><text:p/></draw:path><draw:path draw:style-name="gr3" draw:text-style-name="P69" svg:width="0.256cm" svg:height="0.089cm" svg:x="0.278cm" svg:y="0.127cm" svg:viewBox="0 0 257 90" svg:d="M243 15c7 0 14 0 14-7 0-8-7-8-12-8-79 0-156 0-233 0-4 0-12 0-12 8 0 7 8 7 13 7 77 0 153 0 230 0zM245 90c5 0 12 0 12-7 0-8-7-8-14-8-77 0-153 0-230 0-5 0-13 0-13 8 0 7 8 7 12 7 77 0 154 0 233 0z"><text:p/></draw:path><draw:path draw:style-name="gr3" draw:text-style-name="P69" svg:width="0.127cm" svg:height="0.254cm" svg:x="0.697cm" svg:y="0.011cm" svg:viewBox="0 0 128 255" svg:d="M79 10c0-9 0-10-9-10-24 24-58 24-70 24 0 5 0 8 0 12 8 0 31 0 51-10 0 66 0 133 0 199 0 14-1 18-37 18-4 0-7 0-12 0 0 5 0 8 0 12 15-1 48-1 63-1s50 0 63 1c0-4 0-7 0-12-5 0-8 0-12 0-36 0-37-4-37-18 0-72 0-144 0-215z"><text:p/></draw:path></draw:g><text:s/>מתקיים <draw:g text:anchor-type="as-char" svg:y="-0.288cm" draw:z-index="334" draw:name="Shape338" draw:style-name="gr1"><svg:title>TexMaths</svg:title><svg:desc>11§display§f(\la 1, 1 \ra) = 0 \neq g(1) = 1§svg§600§FALSE§</svg:desc><draw:path draw:style-name="gr2" draw:text-style-name="P68" svg:width="3.942cm" svg:height="0.345cm" svg:x="0.001cm" svg:y="0.018cm" svg:viewBox="0 0 3943 346" svg:d="M1972 346c-658 0-1314 0-1972 0 0-116 0-230 0-346 1314 0 2629 0 3943 0 0 116 0 230 0 346-656 0-1314 0-1971 0z"><text:p/></draw:path><draw:path draw:style-name="gr3" draw:text-style-name="P69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9" svg:width="0.088cm" svg:height="0.384cm" svg:x="0.251cm" svg:y="0cm" svg:viewBox="0 0 89 385" svg:d="M89 381c0-1 0-1-7-8-48-49-60-122-60-180 0-67 15-135 63-182 4-5 4-5 4-7 0-3-1-4-3-4-5 0-39 26-62 76-20 42-24 85-24 117 0 29 4 76 25 120 23 47 56 72 61 72 2 0 3-1 3-4z"><text:p/></draw:path><draw:path draw:style-name="gr3" draw:text-style-name="P69" svg:width="0.086cm" svg:height="0.384cm" svg:x="0.405cm" svg:y="0cm" svg:viewBox="0 0 87 385" svg:d="M85 15c2-4 2-5 2-7 0-5-3-8-8-8-3 0-6 2-9 9-23 59-45 118-68 177-1 2-2 4-2 7 0 2 0 2 2 6 23 59 45 118 68 176 1 5 4 10 9 10s8-3 8-7c0-1 0-3-2-7-23-59-45-119-69-178 24-60 46-119 69-178z"><text:p/></draw:path><draw:path draw:style-name="gr3" draw:text-style-name="P69" svg:width="0.127cm" svg:height="0.254cm" svg:x="0.548cm" svg:y="0.033cm" svg:viewBox="0 0 128 255" svg:d="M79 10c0-10 0-10-9-10-24 24-58 24-70 24 0 5 0 8 0 12 8 0 30 0 51-10 0 66 0 133 0 199 0 14-2 18-37 18-4 0-7 0-12 0 0 5 0 9 0 12 13-1 47-1 63-1 15 0 48 0 63 1 0-3 0-7 0-12-5 0-9 0-14 0-34 0-35-4-35-18 0-72 0-144 0-215z"><text:p/></draw:path><draw:path draw:style-name="gr3" draw:text-style-name="P69" svg:width="0.044cm" svg:height="0.115cm" svg:x="0.739cm" svg:y="0.247cm" svg:viewBox="0 0 45 116" svg:d="M45 41c0-26-9-41-24-41-13 0-21 10-21 21 0 10 8 20 21 20 4 0 10-1 13-5 1-1 1-1 2-1 0 2 1 0 1 6 0 28-14 51-26 64-4 4-4 5-4 6 0 2 2 5 3 5 4 0 35-30 35-75z"><text:p/></draw:path><draw:path draw:style-name="gr3" draw:text-style-name="P69" svg:width="0.127cm" svg:height="0.254cm" svg:x="0.912cm" svg:y="0.033cm" svg:viewBox="0 0 128 255" svg:d="M80 10c0-10 0-10-10-10-23 24-57 24-70 24 0 5 0 8 0 12 9 0 31 0 52-10 0 66 0 133 0 199 0 14-3 18-37 18-4 0-7 0-12 0 0 5 0 9 0 12 13-1 46-1 63-1 15 0 48 0 62 1 0-3 0-7 0-12-5 0-8 0-13 0-34 0-35-4-35-18 0-72 0-144 0-215z"><text:p/></draw:path><draw:path draw:style-name="gr3" draw:text-style-name="P69" svg:width="0.086cm" svg:height="0.384cm" svg:x="1.092cm" svg:y="0cm" svg:viewBox="0 0 87 385" svg:d="M85 199c2-4 2-5 2-6 0-3 0-1-2-6-23-59-45-119-69-178-2-7-4-9-8-9-5 0-8 3-8 8 0 1 0 2 2 6 23 60 45 119 68 179-23 58-45 117-68 177-2 4-2 5-2 8 0 4 3 7 8 7s6-4 8-7c24-60 46-119 69-179z"><text:p/></draw:path><draw:path draw:style-name="gr3" draw:text-style-name="P69" svg:width="0.088cm" svg:height="0.384cm" svg:x="1.244cm" svg:y="0cm" svg:viewBox="0 0 89 385" svg:d="M89 193c0-30-4-76-25-120-23-48-56-73-61-73-2 0-3 2-3 4s0 2 7 9c38 38 60 99 60 180 0 65-14 133-63 181-4 6-4 6-4 7 0 2 1 4 3 4 5 0 39-26 62-76 20-41 24-84 24-116z"><text:p/></draw:path><draw:path draw:style-name="gr3" draw:text-style-name="P69" svg:width="0.256cm" svg:height="0.09cm" svg:x="1.5cm" svg:y="0.145cm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69" svg:width="0.162cm" svg:height="0.263cm" svg:x="1.902cm" svg:y="0.033cm" svg:viewBox="0 0 163 264" svg:d="M163 133c0-31-1-61-16-90-17-37-49-43-65-43-24 0-51 10-68 45-12 28-14 57-14 88 0 29 2 64 18 92 16 32 45 39 63 39 21 0 51-7 67-45 14-25 15-55 15-86zM81 255c-15 0-37-9-45-46-3-22-3-58-3-80 0-26 0-51 2-72 8-45 36-49 46-49 14 0 39 7 47 45 3 22 3 52 3 76 0 28 0 55-5 79-5 36-27 47-45 47z"><text:p/></draw:path><draw:path draw:style-name="gr3" draw:text-style-name="P69" svg:width="0.191cm" svg:height="0.358cm" svg:x="2.241cm" svg:y="0.011cm" svg:viewBox="0 0 192 359" svg:d="M189 15c3-5 3-6 3-7 0-2-2-8-7-8s-6 2-9 8c-57 112-116 223-173 336-3 5-3 6-3 7 0 4 2 8 8 8 4 0 5-2 8-8 58-112 116-223 173-336z"><text:p/></draw:path><draw:path draw:style-name="gr3" draw:text-style-name="P69" svg:width="0.255cm" svg:height="0.09cm" svg:x="2.209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9" svg:width="0.176cm" svg:height="0.248cm" svg:x="2.6cm" svg:y="0.115cm" svg:viewBox="0 0 177 249" svg:d="M176 25c1-2 1-4 1-6 0-7-4-11-11-11-3 0-14 3-15 16-7-14-21-24-37-24-44 0-91 54-91 110 0 38 23 61 51 61 23 0 41-18 45-22-8 34-8 33-12 50-3 5-16 41-56 41-8 0-20 0-31-3 12-4 15-13 15-20s-3-13-14-13c-9 0-21 6-21 22 0 15 14 23 52 23 48 0 76-30 81-52 14-57 29-114 43-172zM126 121c-2 10-11 20-19 28-9 6-20 13-32 13-19 0-26-20-26-35 0-19 13-64 22-84 11-19 28-34 44-34 26 0 31 31 31 33s-1 4-1 5c-6 25-12 49-19 74z"><text:p/></draw:path><draw:path draw:style-name="gr3" draw:text-style-name="P69" svg:width="0.088cm" svg:height="0.384cm" svg:x="2.831cm" svg:y="0cm" svg:viewBox="0 0 89 385" svg:d="M89 381c0-1 0-1-7-8-48-49-60-122-60-180 0-67 15-135 63-182 4-5 4-5 4-7 0-3-1-4-3-4-5 0-39 26-62 76-20 42-24 85-24 117 0 29 4 76 25 120 23 47 56 72 61 72 2 0 3-1 3-4z"><text:p/></draw:path><draw:path draw:style-name="gr3" draw:text-style-name="P69" svg:width="0.127cm" svg:height="0.254cm" svg:x="2.977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69" svg:width="0.089cm" svg:height="0.384cm" svg:x="3.158cm" svg:y="0cm" svg:viewBox="0 0 90 385" svg:d="M90 193c0-30-4-76-25-120-23-48-57-73-61-73-2 0-4 2-4 4s0 2 8 9c38 38 60 99 60 180 0 65-14 133-63 181-5 6-5 6-5 7 0 2 2 4 4 4 4 0 39-26 62-76 20-41 24-84 24-116z"><text:p/></draw:path><draw:path draw:style-name="gr3" draw:text-style-name="P69" svg:width="0.256cm" svg:height="0.09cm" svg:x="3.415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9" svg:width="0.127cm" svg:height="0.254cm" svg:x="3.837cm" svg:y="0.033cm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text:s/>וזו <text:span text:style-name="T3">סתירה</text:span>. </text:p>
        </text:list-item>
      </text:list>
      <text:p text:style-name="P49">סה"כ כל המקרים מובילים לסתירה ולכן <draw:g text:anchor-type="as-char" svg:y="-0.288cm" draw:z-index="335" draw:name="Shape339" draw:style-name="gr1"><svg:title>TexMaths</svg:title><svg:desc>11§display§Cu(f)§svg§600§FALSE§</svg:desc><draw:path draw:style-name="gr2" draw:text-style-name="P68" svg:width="0.977cm" svg:height="0.344cm" svg:x="0.001cm" svg:y="0.018cm" svg:viewBox="0 0 978 345" svg:d="M0 0c326 0 652 0 978 0 0 115 0 230 0 345-326 0-652 0-978 0 0-115 0-230 0-345z"><text:p/></draw:path><draw:path draw:style-name="gr3" draw:text-style-name="P69" svg:width="0.273cm" svg:height="0.278cm" svg:x="0.001cm" svg:y="0.018cm" svg:viewBox="0 0 274 279" svg:d="M274 3c0-1-1-3-4-3-1 0-1 0-6 4-10 10-18 20-27 30-4-5-21-34-64-34-86 0-173 85-173 174 0 63 45 105 105 105 33 0 62-16 83-33 36-32 42-65 42-68s-3-3-4-3c-2 0-5 1-6 3-3 12-12 38-38 61-27 21-51 27-72 27-34 0-75-19-75-78 0-22 8-85 47-130 23-27 59-46 94-46 40 0 62 30 62 74 0 15-1 15-1 20 0 3 4 3 5 3 6 0 6 0 8-8 8-33 15-65 24-98z"><text:p/></draw:path><draw:path draw:style-name="gr3" draw:text-style-name="P69" svg:width="0.198cm" svg:height="0.173cm" svg:x="0.296cm" svg:y="0.115cm" svg:viewBox="0 0 199 174" svg:d="M124 149c5 15 18 25 35 25 14 0 23-9 28-21 7-14 12-37 12-38 0-4-3-4-4-4-4 0-4 1-6 7-5 22-13 48-29 48-8 0-12-5-12-17 0-9 5-28 7-41 4-14 8-29 11-42 1-5 6-20 7-25 2-10 7-24 7-27 0-6-6-10-13-10-1 0-12 0-14 14-8 27-24 95-30 115 0 2-15 33-44 33-20 0-23-17-23-32 0-22 10-51 21-78 5-12 6-17 6-25 0-17-13-31-31-31-38 0-52 56-52 59 0 4 4 4 6 4 3 0 3-1 5-7 10-34 24-48 40-48 3 0 8 1 8 13 0 9-3 21-6 26-14 38-22 62-22 81 0 37 26 46 47 46 26 0 40-17 46-25z"><text:p/></draw:path><draw:path draw:style-name="gr3" draw:text-style-name="P69" svg:width="0.088cm" svg:height="0.383cm" svg:x="0.544cm" svg:y="0cm" svg:viewBox="0 0 89 384" svg:d="M89 380c0-1 0-1-6-8-48-48-61-121-61-179 0-67 15-135 63-183 4-4 4-4 4-7 0-2-1-3-3-3-4 0-39 26-62 75-20 43-24 86-24 118 0 28 4 76 25 119 23 47 57 72 61 72 2 0 3-1 3-4z"><text:p/></draw:path><draw:path draw:style-name="gr3" draw:text-style-name="P69" svg:width="0.193cm" svg:height="0.348cm" svg:x="0.676cm" svg:y="0.018cm" svg:viewBox="0 0 194 349" svg:d="M122 118c11 0 22 0 33 0 8 0 11-1 11-9 0-3-3-3-10-3-11 0-21 0-32 0 3-16 6-30 8-44 2-9 7-36 10-41 3-7 10-13 18-13 1 0 12 0 18 7-16 2-21 15-21 21 0 9 8 14 15 14 10 0 22-9 22-24 0-17-19-26-34-26-14 0-38 7-50 45-2 8-3 12-12 61-9 0-18 0-26 0s-13 0-13 6c0 5 4 6 11 6 9 0 17 0 26 0-10 50-19 100-29 151-8 37-14 72-34 72-1 0-11 0-19-7 19-1 22-15 22-21 0-9-7-14-14-14-10 0-22 9-22 24 0 17 18 26 33 26 22 0 37-22 44-37 12-25 21-71 22-74 8-40 16-81 23-120z"><text:p/></draw:path><draw:path draw:style-name="gr3" draw:text-style-name="P69" svg:width="0.088cm" svg:height="0.383cm" svg:x="0.91cm" svg:y="0cm" svg:viewBox="0 0 89 384" svg:d="M89 193c0-30-4-77-25-120-23-48-56-73-61-73-2 0-3 1-3 3 0 3 0 3 7 10 38 38 60 99 60 180 0 65-14 132-63 181-4 5-4 5-4 6 0 3 1 4 3 4 5 0 39-26 62-75 20-43 24-85 24-116z"><text:p/></draw:path></draw:g><text:s/>לא על. </text:p>
      <text:p text:style-name="P28"><draw:g text:anchor-type="as-char" svg:y="-0.288cm" draw:z-index="336" draw:name="Shape340" draw:style-name="gr1"><svg:title>TexMaths</svg:title><svg:desc>11§display§\QED§svg§600§FALSE§</svg:desc><draw:path draw:style-name="gr2" draw:text-style-name="P68" svg:width="1.751cm" svg:height="0.247cm" svg:x="0.001cm" svg:y="0.018cm" svg:viewBox="0 0 1752 248" svg:d="M0 0c584 0 1168 0 1752 0 0 83 0 165 0 248-584 0-1168 0-1752 0 0-83 0-165 0-248z"><text:p/></draw:path><draw:path draw:style-name="gr3" draw:text-style-name="P69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9" svg:width="0.04cm" svg:height="0.04cm" svg:x="0.368cm" svg:y="0.235cm" svg:viewBox="0 0 41 41" svg:d="M41 21c0-12-10-21-21-21-12 0-20 9-20 21 0 11 8 20 20 20 11 0 21-9 21-20z"><text:p/></draw:path><draw:path draw:style-name="gr3" draw:text-style-name="P69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9" svg:width="0.04cm" svg:height="0.04cm" svg:x="0.764cm" svg:y="0.235cm" svg:viewBox="0 0 41 41" svg:d="M41 21c0-12-9-21-20-21-12 0-21 9-21 21 0 11 9 20 21 20 11 0 20-9 20-20z"><text:p/></draw:path><draw:path draw:style-name="gr3" draw:text-style-name="P69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9" svg:width="0.041cm" svg:height="0.04cm" svg:x="1.205cm" svg:y="0.235cm" svg:viewBox="0 0 42 41" svg:d="M42 21c0-12-10-21-21-21s-21 9-21 21c0 11 10 20 21 20s21-9 21-20z"><text:p/></draw:path><draw:path draw:style-name="gr3" draw:text-style-name="P69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p text:style-name="P27">~ סוף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049cm" style:contextual-spacing="false" fo:line-height="150%" fo:text-align="justify" style:justify-single-word="false" fo:text-indent="0cm" style:auto-text-indent="false" style:page-number="auto" style:writing-mode="rl-tb">
        <style:tab-stops/>
      </style:paragraph-properties>
      <style:text-properties style:font-name="Quicksand" fo:font-family="Quicksand" style:font-style-name="Regular" style:font-pitch="variable" fo:font-size="11pt" fo:font-weight="normal" style:font-name-complex="Rubik" style:font-family-complex="Rubik" style:font-style-name-complex="Light" style:font-pitch-complex="variable" style:font-size-complex="11pt" style:language-complex="he" style:country-complex="IL" style:font-weight-complex="250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 style:border-line-width-bottom="0.026cm 0.026cm 0.026cm" fo:padding="0.049cm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4cm" fo:margin-bottom="0.18cm" style:contextual-spacing="false" style:page-number="auto" fo:padding="0.049cm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padding="0.049cm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6cm" fo:margin-right="0cm" fo:text-indent="-0.6cm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cm" fo:margin-right="0cm" fo:margin-top="0.101cm" fo:margin-bottom="0cm" style:contextual-spacing="true" fo:line-height="100%" fo:text-indent="0cm" style:auto-text-indent="false" style:page-number="auto" fo:background-color="#dddddd" fo:padding="0.101cm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18cm 0.044cm 0.018cm" fo:padding="0.049cm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6" style:display-name="User Index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1cm" fo:margin-right="1cm" fo:margin-top="0.101cm" fo:margin-bottom="0.499cm" style:contextual-spacing="false" fo:text-indent="0cm" style:auto-text-indent="false" style:page-number="auto" fo:background-color="#eeeeee" fo:padding-left="0.049cm" fo:padding-right="0.3cm" fo:padding-top="0.049cm" fo:padding-bottom="0.049cm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th" style:family="paragraph" style:parent-style-name="Standard" style:master-page-name="">
      <style:paragraph-properties fo:margin-left="0.101cm" fo:margin-right="0.101cm" fo:line-height="150%" fo:text-align="center" style:justify-single-word="false" fo:text-indent="0cm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User_20_Index_20_7" style:display-name="User Index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X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21:47:48.623286622</meta:creation-date>
    <meta:editing-duration>PT6H28M2S</meta:editing-duration>
    <meta:editing-cycles>38</meta:editing-cycles>
    <meta:generator>LibreOffice/7.4.7.2$Linux_X86_64 LibreOffice_project/40$Build-2</meta:generator>
    <dc:title>Math</dc:title>
    <dc:date>2024-01-09T23:21:00.011569252</dc:date>
    <meta:document-statistic meta:table-count="0" meta:image-count="0" meta:object-count="0" meta:page-count="10" meta:paragraph-count="167" meta:word-count="1085" meta:character-count="5354" meta:non-whitespace-character-count="4204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\def\N     {\mathbb{N}}§\def\Z     {\mathbb{Z}}§\def\R     {\mathbb{R}}§\def\Q     {\mathbb{Q}}§§\def\powerset {\mathcal{P}}§\def\ps       {\mathcal{P}}§§\def\siff  {\longleftrightarrow}§\def\ssiff {\leftrightarrow}§\def\so    {\longrightarrow}§\def\sso   {\rightarrow}§§\def\epsi  {\epsilon}§\def\vepsi {\varepsilon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given {\text{given }}§\def\case  {\text{if }}§\def\syx   {\text{ syntax}}§\def\rule  {\text{ rule}}§§\def\ra    {\rangle}§\def\la    {\langle}§§\def\oto   {\leftarrow}§§\def\QED   {\quad\quad\mathscr{Q.E.D.}\;\;\blacksquare}§\def\QEF   {\quad\quad\mathscr{Q.E.F.}\;\;\blacksquare}§\def\eQED  {\mathscr{Q.E.D.}\;\;\blacksquare}§\def\eQEF  {\mathscr{Q.E.F.}\;\;\blacksquare}§\def\jQED  {\mathscr{Q.E.D.}}§\def\jQEF  {\mathscr{Q.E.F.}}§§\def\dom   {\text{dom}}§\def\Im    {\text{Im}}§\def\range {\text{range}}§§\def\trio {\triangle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Math" xlink:href="../../../.config/libreoffice/4/user/template/Math.ott" meta:date="2024-01-04T21:47:48.124489797"/>
  </office:meta>
</office:document-meta>
</file>